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color="#000000" fo:font-weight="bold" style:font-weight-asian="bold" style:font-weight-complex="bold"/>
    </style:style>
    <style:style style:name="ce3" style:family="table-cell" style:parent-style-name="Default" style:data-style-name="N0">
      <style:text-properties fo:color="#000000"/>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ackground-color="#DCE6F1"/>
    </style:style>
    <style:style style:name="ce6" style:family="table-cell" style:parent-style-name="Default" style:data-style-name="N0">
      <style:table-cell-properties fo:background-color="#DCE6F1"/>
      <style:text-properties fo:color="#FF0000"/>
    </style:style>
    <style:style style:name="ce7" style:family="table-cell" style:parent-style-name="Default" style:data-style-name="N0">
      <style:text-properties fo:color="#FF0000"/>
    </style:style>
    <style:style style:name="ce8" style:family="table-cell" style:parent-style-name="Default" style:data-style-name="N0">
      <style:table-cell-properties fo:background-color="transparent"/>
      <style:text-properties fo:color="#FF0000"/>
    </style:style>
    <style:style style:name="ce9" style:family="table-cell" style:parent-style-name="Default" style:data-style-name="N0">
      <style:table-cell-properties fo:background-color="#FFFF00"/>
    </style:style>
    <style:style style:name="ce10" style:family="table-cell" style:parent-style-name="Default" style:data-style-name="N0">
      <style:table-cell-properties fo:background-color="#FFFF00"/>
      <style:text-properties fo:color="#FF0000"/>
    </style:style>
    <style:style style:name="ce11" style:family="table-cell" style:parent-style-name="Default" style:data-style-name="N0">
      <style:table-cell-properties fo:background-color="transparent"/>
    </style:style>
    <style:style style:name="ce12" style:family="table-cell" style:parent-style-name="Default" style:data-style-name="N15"/>
    <style:style style:name="ce13" style:family="table-cell" style:parent-style-name="Default" style:data-style-name="N0">
      <style:table-cell-properties fo:background-color="transparent"/>
      <style:text-properties style:text-line-through-style="solid"/>
    </style:style>
    <style:style style:name="ce14" style:family="table-cell" style:parent-style-name="Default" style:data-style-name="N0">
      <style:text-properties style:text-line-through-style="solid"/>
    </style:style>
    <style:style style:name="ce15" style:family="table-cell" style:parent-style-name="Default" style:data-style-name="N0">
      <style:table-cell-properties fo:background-color="transparent"/>
    </style:style>
    <style:style style:name="ce16" style:family="table-cell" style:parent-style-name="Default" style:data-style-name="N0"/>
    <style:style style:name="ce17" style:family="table-cell" style:parent-style-name="Default" style:data-style-name="N15">
      <style:table-cell-properties fo:background-color="#FFFF00"/>
    </style:style>
    <style:style style:name="ce18" style:family="table-cell" style:parent-style-name="Default" style:data-style-name="N0">
      <style:table-cell-properties style:vertical-align="automatic" fo:background-color="transparent"/>
      <style:text-properties fo:color="#000000"/>
    </style:style>
    <style:style style:name="ce19" style:family="table-cell" style:parent-style-name="Default" style:data-style-name="N0">
      <style:table-cell-properties style:vertical-align="automatic" fo:background-color="transparent"/>
      <style:text-properties fo:color="#FF0000"/>
    </style:style>
    <style:style style:name="ce20" style:family="table-cell" style:parent-style-name="Default" style:data-style-name="N0">
      <style:table-cell-properties fo:background-color="#FFFF00"/>
      <style:text-properties fo:color="#000000"/>
    </style:style>
    <style:style style:name="ce21" style:family="table-cell" style:parent-style-name="Default" style:data-style-name="N0">
      <style:table-cell-properties fo:background-color="#DCE6F1"/>
      <style:text-properties fo:color="#000000"/>
    </style:style>
    <style:style style:name="ce22" style:family="table-cell" style:parent-style-name="Default" style:data-style-name="N0">
      <style:text-properties fo:color="#C00000"/>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o1" style:family="table-column">
      <style:table-column-properties fo:break-before="auto" style:column-width="0.873125cm"/>
    </style:style>
    <style:style style:name="co2" style:family="table-column">
      <style:table-column-properties fo:break-before="auto" style:column-width="0.3175cm"/>
    </style:style>
    <style:style style:name="co3" style:family="table-column">
      <style:table-column-properties fo:break-before="auto" style:column-width="7.83166666666667cm" style:use-optimal-column-width="true"/>
    </style:style>
    <style:style style:name="co4" style:family="table-column">
      <style:table-column-properties fo:break-before="auto" style:column-width="15.5839583333333cm"/>
    </style:style>
    <style:style style:name="co5" style:family="table-column">
      <style:table-column-properties fo:break-before="auto" style:column-width="7.35541666666667cm" style:use-optimal-column-width="true"/>
    </style:style>
    <style:style style:name="co6" style:family="table-column">
      <style:table-column-properties fo:break-before="auto" style:column-width="8.016875cm"/>
    </style:style>
    <style:style style:name="co7" style:family="table-column">
      <style:table-column-properties fo:break-before="auto" style:column-width="4.7625cm"/>
    </style:style>
    <style:style style:name="co8" style:family="table-column">
      <style:table-column-properties fo:break-before="auto" style:column-width="8.175625cm" style:use-optimal-column-width="true"/>
    </style:style>
    <style:style style:name="co9"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hange_Log" table:style-name="ta1">
        <table:table-column table:style-name="co1" table:number-columns-repeated="9"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7"/>
        <table:table-column table:style-name="co9" table:number-columns-repeated="16367" table:default-cell-style-name="ce1"/>
        <table:table-row table:style-name="ro1">
          <table:table-cell office:value-type="string" table:style-name="ce1">
            <text:p>CRITERION ID</text:p>
          </table:table-cell>
          <table:table-cell office:value-type="string" table:style-name="ce1">
            <text:p>GROUP LEVEL 1</text:p>
          </table:table-cell>
          <table:table-cell office:value-type="string" table:style-name="ce1">
            <text:p>REQUIREMENTS LEVEL 1</text:p>
          </table:table-cell>
          <table:table-cell office:value-type="string" table:style-name="ce1">
            <text:p>SUBGROUP LEVEL 2</text:p>
          </table:table-cell>
          <table:table-cell office:value-type="string" table:style-name="ce1">
            <text:p>REQUIREMENTS LEVEL 2</text:p>
          </table:table-cell>
          <table:table-cell office:value-type="string" table:style-name="ce1">
            <text:p>SUBGROUP LEVEL 3</text:p>
          </table:table-cell>
          <table:table-cell office:value-type="string" table:style-name="ce1">
            <text:p>REQUIREMENTS LEVEL 3</text:p>
          </table:table-cell>
          <table:table-cell office:value-type="string" table:style-name="ce1">
            <text:p>SUBGROUP LEVEL 4</text:p>
          </table:table-cell>
          <table:table-cell office:value-type="string" table:style-name="ce1">
            <text:p>REQUIREMENTS LEVEL 4</text:p>
          </table:table-cell>
          <table:table-cell office:value-type="string" table:style-name="ce1">
            <text:p><text:s/></text:p>
          </table:table-cell>
          <table:table-cell table:style-name="ce1"/>
          <table:table-cell office:value-type="string" table:style-name="ce4">
            <text:p>ITEM ID</text:p>
          </table:table-cell>
          <table:table-cell office:value-type="string" table:style-name="ce4">
            <text:p>Criterion Code</text:p>
          </table:table-cell>
          <table:table-cell office:value-type="string" table:style-name="ce4">
            <text:p>Element UUID</text:p>
          </table:table-cell>
          <table:table-cell office:value-type="string" table:style-name="ce4">
            <text:p>Criterion/Requirement description</text:p>
          </table:table-cell>
          <table:table-cell office:value-type="string" table:style-name="ce4">
            <text:p>PI</text:p>
          </table:table-cell>
          <table:table-cell office:value-type="string" table:style-name="ce2">
            <text:p>Comment (regarding alignment with implementations)</text:p>
          </table:table-cell>
          <table:table-cell office:value-type="string" table:style-name="ce4">
            <text:p>Multiple instances possible?</text:p>
          </table:table-cell>
          <table:table-cell table:number-columns-repeated="16366"/>
        </table:table-row>
        <table:table-row table:style-name="ro1">
          <table:table-cell office:value-type="float" office:value="1" table:style-name="ce5">
            <text:p>1</text:p>
          </table:table-cell>
          <table:table-cell table:number-columns-repeated="10" table:style-name="ce5"/>
          <table:table-cell office:value-type="string" office:string-value="C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5">
            <text:p>C1</text:p>
          </table:table-cell>
          <table:table-cell office:value-type="string" table:style-name="ce5">
            <text:p>CRITERION.EXCLUSION.CONVICTIONS.PARTICIPATION_IN_CRIMINAL_ORGANISATION</text:p>
          </table:table-cell>
          <table:table-cell office:value-type="string" table:style-name="ce5">
            <text:p>005eb9ed-1347-4ca3-bb29-9bc0db64e1ab</text:p>
          </table:table-cell>
          <table:table-cell office:value-type="string" table:style-name="ce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5">
            <text:p><text:s/></text:p>
          </table:table-cell>
          <table:table-cell office:value-type="string" table:style-name="ce6">
            <text:p>description changed</text:p>
          </table:table-cell>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number-columns-repeated="9" table:style-name="ce1"/>
          <table:table-cell office:value-type="string" office:string-value="C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1">
            <text:p>C1/G1</text:p>
          </table:table-cell>
          <table:table-cell office:value-type="string" table:style-name="ce1">
            <text:p>CRITERION.EXCLUSION.CONVICTIONS.PARTICIPATION_IN_CRIMINAL_ORGANISATION</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1">
            <text:p>C1/G1/R1</text:p>
          </table:table-cell>
          <table:table-cell office:value-type="string" table:style-name="ce1">
            <text:p>CRITERION.EXCLUSION.CONVICTIONS.PARTICIPATION_IN_CRIMINAL_ORGANIS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1">
            <text:p>C1/G1/G1.1</text:p>
          </table:table-cell>
          <table:table-cell office:value-type="string" table:style-name="ce1">
            <text:p>CRITERION.EXCLUSION.CONVICTIONS.PARTICIPATION_IN_CRIMINAL_ORGANISATION</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1">
            <text:p>C1/G1/G1.1/R1</text:p>
          </table:table-cell>
          <table:table-cell office:value-type="string" table:style-name="ce1">
            <text:p>CRITERION.EXCLUSION.CONVICTIONS.PARTICIPATION_IN_CRIMINAL_ORGANISATION</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1">
            <text:p>C1/G1/G1.1/R2</text:p>
          </table:table-cell>
          <table:table-cell office:value-type="string" table:style-name="ce1">
            <text:p>CRITERION.EXCLUSION.CONVICTIONS.PARTICIPATION_IN_CRIMINAL_ORGANISATION</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1/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1">
            <text:p>C1/G1/G1.1/R3</text:p>
          </table:table-cell>
          <table:table-cell office:value-type="string" table:style-name="ce1">
            <text:p>CRITERION.EXCLUSION.CONVICTIONS.PARTICIPATION_IN_CRIMINAL_ORGANISATION</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1/G1/G1.1/R4"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1">
            <text:p>C1/G1/G1.1/R4</text:p>
          </table:table-cell>
          <table:table-cell office:value-type="string" table:style-name="ce1">
            <text:p>CRITERION.EXCLUSION.CONVICTIONS.PARTICIPATION_IN_CRIMINAL_ORGANISATION</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G1/G1.1/G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1">
            <text:p>C1/G1/G1.1/G1.1.1</text:p>
          </table:table-cell>
          <table:table-cell office:value-type="string" table:style-name="ce1">
            <text:p>CRITERION.EXCLUSION.CONVICTIONS.PARTICIPATION_IN_CRIMINAL_ORGANISATION</text:p>
          </table:table-cell>
          <table:table-cell office:value-type="string" table:style-name="ce23">
            <text:p>f4978772-3126-4ded-bc30-f50da8c3a038</text:p>
          </table:table-cell>
          <table:table-cell table:style-name="ce1"/>
          <table:table-cell office:value-type="string" table:style-name="ce22">
            <text:p>GROUP_FULFILLED.ON_TRUE</text:p>
          </table:table-cell>
          <table:table-cell office:value-type="string" table:style-name="ce23">
            <text:p>Need to distinguish this subgroup from those other containing the same questions but different PI.</text:p>
          </table:table-cell>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G1/G1.1/G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
            <text:p>C1/G1/G1.1/G1.1.1/R1</text:p>
          </table:table-cell>
          <table:table-cell office:value-type="string" table:style-name="ce1">
            <text:p>CRITERION.EXCLUSION.CONVICTIONS.PARTICIPATION_IN_CRIMINAL_ORGANISA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G1/G1.1/G1.1.1/G1.1.1.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1">
            <text:p>C1/G1/G1.1/G1.1.1/G1.1.1.1</text:p>
          </table:table-cell>
          <table:table-cell office:value-type="string" table:style-name="ce1">
            <text:p>CRITERION.EXCLUSION.CONVICTIONS.PARTICIPATION_IN_CRIMINAL_ORGANISA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1/G1/G1.1/G1.1.1/G1.1.1.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
            <text:p>C1/G1/G1.1/G1.1.1/G1.1.1.1/R1</text:p>
          </table:table-cell>
          <table:table-cell office:value-type="string" table:style-name="ce1">
            <text:p>CRITERION.EXCLUSION.CONVICTIONS.PARTICIPATION_IN_CRIMINAL_ORGANISA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number-columns-repeated="9" table:style-name="ce1"/>
          <table:table-cell office:value-type="string" office:string-value="C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1">
            <text:p>C1/G2</text:p>
          </table:table-cell>
          <table:table-cell office:value-type="string" table:style-name="ce1">
            <text:p>CRITERION.EXCLUSION.CONVICTIONS.PARTICIPATION_IN_CRIMINAL_ORGANISATION</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1">
            <text:p>C1/G2/R1</text:p>
          </table:table-cell>
          <table:table-cell office:value-type="string" table:style-name="ce1">
            <text:p>CRITERION.EXCLUSION.CONVICTIONS.PARTICIPATION_IN_CRIMINAL_ORGANISATION</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1">
            <text:p>C1/G2/G2.1</text:p>
          </table:table-cell>
          <table:table-cell office:value-type="string" table:style-name="ce1">
            <text:p>CRITERION.EXCLUSION.CONVICTIONS.PARTICIPATION_IN_CRIMINAL_ORGANISATION</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1">
            <text:p>C1/G2/G2.1/R1</text:p>
          </table:table-cell>
          <table:table-cell office:value-type="string" table:style-name="ce1">
            <text:p>CRITERION.EXCLUSION.CONVICTIONS.PARTICIPATION_IN_CRIMINAL_ORGANISATION</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1">
            <text:p>C1/G2/G2.1/R2</text:p>
          </table:table-cell>
          <table:table-cell office:value-type="string" table:style-name="ce1">
            <text:p>CRITERION.EXCLUSION.CONVICTIONS.PARTICIPATION_IN_CRIMINAL_ORGANISATION</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1" table:style-name="ce8">
            <text:p>1</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7">
            <text:p>C1/G2/G2.1/R3</text:p>
          </table:table-cell>
          <table:table-cell office:value-type="string" table:style-name="ce7">
            <text:p>CRITERION.EXCLUSION.CONVICTIONS.PARTICIPATION_IN_CRIMINAL_ORGANISATION</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 table:style-name="ce9">
            <text:p>2</text:p>
          </table:table-cell>
          <table:table-cell table:number-columns-repeated="10" table:style-name="ce9"/>
          <table:table-cell office:value-type="string" office:string-value="C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9">
            <text:p>C2</text:p>
          </table:table-cell>
          <table:table-cell office:value-type="string" table:style-name="ce9">
            <text:p>CRITERION.EXCLUSION.CONVICTIONS.CORRUPTION</text:p>
          </table:table-cell>
          <table:table-cell office:value-type="string" table:style-name="ce9">
            <text:p>c27b7c4e-c837-4529-b867-ed55ce639db5</text:p>
          </table:table-cell>
          <table:table-cell office:value-type="string" table:style-name="ce9">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number-columns-repeated="9" table:style-name="ce1"/>
          <table:table-cell office:value-type="string" office:string-value="C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1">
            <text:p>C2/G1</text:p>
          </table:table-cell>
          <table:table-cell office:value-type="string" table:style-name="ce1">
            <text:p>CRITERION.EXCLUSION.CONVICTIONS.CORRUPTION</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1">
            <text:p>C2/G1/R1</text:p>
          </table:table-cell>
          <table:table-cell office:value-type="string" table:style-name="ce1">
            <text:p>CRITERION.EXCLUSION.CONVICTIONS.CORRUP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1">
            <text:p>C2/G1/G1.1</text:p>
          </table:table-cell>
          <table:table-cell office:value-type="string" table:style-name="ce1">
            <text:p>CRITERION.EXCLUSION.CONVICTIONS.CORRUPTION</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1">
            <text:p>C2/G1/G1.1/R1</text:p>
          </table:table-cell>
          <table:table-cell office:value-type="string" table:style-name="ce1">
            <text:p>CRITERION.EXCLUSION.CONVICTIONS.CORRUPTION</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G1/G1.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1">
            <text:p>C2/G1/G1.1/R2</text:p>
          </table:table-cell>
          <table:table-cell office:value-type="string" table:style-name="ce1">
            <text:p>CRITERION.EXCLUSION.CONVICTIONS.CORRUPTION</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2/G1/G1.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1">
            <text:p>C2/G1/G1.1/R3</text:p>
          </table:table-cell>
          <table:table-cell office:value-type="string" table:style-name="ce1">
            <text:p>CRITERION.EXCLUSION.CONVICTIONS.CORRUPTION</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2/G1/G1.1/R4"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1">
            <text:p>C2/G1/G1.1/R4</text:p>
          </table:table-cell>
          <table:table-cell office:value-type="string" table:style-name="ce1">
            <text:p>CRITERION.EXCLUSION.CONVICTIONS.CORRUPTION</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2/G1/G1.1/G1.1.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1">
            <text:p>C2/G1/G1.1/G1.1.1</text:p>
          </table:table-cell>
          <table:table-cell office:value-type="string" table:style-name="ce1">
            <text:p>CRITERION.EXCLUSION.CONVICTIONS.CORRUPTION</text:p>
          </table:table-cell>
          <table:table-cell office:value-type="string" table:style-name="ce23">
            <text:p>f4978772-3126-4ded-bc30-f50da8c3a038</text:p>
          </table:table-cell>
          <table:table-cell table:style-name="ce1"/>
          <table:table-cell office:value-type="string" table:style-name="ce22">
            <text:p>GROUP_FULFILLED.ON_TRUE</text:p>
          </table:table-cell>
          <table:table-cell office:value-type="string" table:style-name="ce23">
            <text:p>Need to distinguish this subgroup from those other containing the same questions but different PI.</text:p>
          </table:table-cell>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2/G1/G1.1/G1.1.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1">
            <text:p>C2/G1/G1.1/G1.1.1/R1</text:p>
          </table:table-cell>
          <table:table-cell office:value-type="string" table:style-name="ce1">
            <text:p>CRITERION.EXCLUSION.CONVICTIONS.CORRUP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2/G1/G1.1/G1.1.1/G1.1.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1">
            <text:p>C2/G1/G1.1/G1.1.1/G1.1.1.1</text:p>
          </table:table-cell>
          <table:table-cell office:value-type="string" table:style-name="ce1">
            <text:p>CRITERION.EXCLUSION.CONVICTIONS.CORRUP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2/G1/G1.1/G1.1.1/G1.1.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1">
            <text:p>C2/G1/G1.1/G1.1.1/G1.1.1.1/R1</text:p>
          </table:table-cell>
          <table:table-cell office:value-type="string" table:style-name="ce1">
            <text:p>CRITERION.EXCLUSION.CONVICTIONS.CORRUP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number-columns-repeated="9" table:style-name="ce1"/>
          <table:table-cell office:value-type="string" office:string-value="C2/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1">
            <text:p>C2/G2</text:p>
          </table:table-cell>
          <table:table-cell office:value-type="string" table:style-name="ce1">
            <text:p>CRITERION.EXCLUSION.CONVICTIONS.CORRUPTION</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1">
            <text:p>C2/G2/R1</text:p>
          </table:table-cell>
          <table:table-cell office:value-type="string" table:style-name="ce1">
            <text:p>CRITERION.EXCLUSION.CONVICTIONS.CORRUPTION</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1">
            <text:p>C2/G2/G2.1</text:p>
          </table:table-cell>
          <table:table-cell office:value-type="string" table:style-name="ce1">
            <text:p>CRITERION.EXCLUSION.CONVICTIONS.CORRUPTION</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1">
            <text:p>C2/G2/G2.1/R1</text:p>
          </table:table-cell>
          <table:table-cell office:value-type="string" table:style-name="ce1">
            <text:p>CRITERION.EXCLUSION.CONVICTIONS.CORRUPTION</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1">
            <text:p>C2/G2/G2.1/R2</text:p>
          </table:table-cell>
          <table:table-cell office:value-type="string" table:style-name="ce1">
            <text:p>CRITERION.EXCLUSION.CONVICTIONS.CORRUPTION</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2" table:style-name="ce8">
            <text:p>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7">
            <text:p>C2/G2/G2.1/R3</text:p>
          </table:table-cell>
          <table:table-cell office:value-type="string" table:style-name="ce7">
            <text:p>CRITERION.EXCLUSION.CONVICTIONS.CORRUPTION</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 table:style-name="ce9">
            <text:p>3</text:p>
          </table:table-cell>
          <table:table-cell table:number-columns-repeated="10" table:style-name="ce9"/>
          <table:table-cell office:value-type="string" office:string-value="C3"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9">
            <text:p>C3</text:p>
          </table:table-cell>
          <table:table-cell office:value-type="string" table:style-name="ce9">
            <text:p>CRITERION.EXCLUSION.CONVICTIONS.FRAUD</text:p>
          </table:table-cell>
          <table:table-cell office:value-type="string" table:style-name="ce9">
            <text:p>297d2323-3ede-424e-94bc-a91561e6f320</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9">
            <text:p><text:s/></text:p>
          </table:table-cell>
          <table:table-cell office:value-type="string" table:style-name="ce10">
            <text:p>description added</text:p>
          </table:table-cell>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number-columns-repeated="9" table:style-name="ce1"/>
          <table:table-cell office:value-type="string" office:string-value="C3/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1">
            <text:p>C3/G1</text:p>
          </table:table-cell>
          <table:table-cell office:value-type="string" table:style-name="ce1">
            <text:p>CRITERION.EXCLUSION.CONVICTIONS.FRAUD</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1">
            <text:p>C3/G1/R1</text:p>
          </table:table-cell>
          <table:table-cell office:value-type="string" table:style-name="ce1">
            <text:p>CRITERION.EXCLUSION.CONVICTIONS.FRAUD</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3/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1">
            <text:p>C3/G1/G1.1</text:p>
          </table:table-cell>
          <table:table-cell office:value-type="string" table:style-name="ce1">
            <text:p>CRITERION.EXCLUSION.CONVICTIONS.FRAUD</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1">
            <text:p>C3/G1/G1.1/R1</text:p>
          </table:table-cell>
          <table:table-cell office:value-type="string" table:style-name="ce1">
            <text:p>CRITERION.EXCLUSION.CONVICTIONS.FRAUD</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1">
            <text:p>C3/G1/G1.1/R2</text:p>
          </table:table-cell>
          <table:table-cell office:value-type="string" table:style-name="ce1">
            <text:p>CRITERION.EXCLUSION.CONVICTIONS.FRAUD</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3/G1/G1.1/R3"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1">
            <text:p>C3/G1/G1.1/R3</text:p>
          </table:table-cell>
          <table:table-cell office:value-type="string" table:style-name="ce1">
            <text:p>CRITERION.EXCLUSION.CONVICTIONS.FRAUD</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3/G1/G1.1/R4"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1">
            <text:p>C3/G1/G1.1/R4</text:p>
          </table:table-cell>
          <table:table-cell office:value-type="string" table:style-name="ce1">
            <text:p>CRITERION.EXCLUSION.CONVICTIONS.FRAUD</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3/G1/G1.1/G1.1.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1">
            <text:p>C3/G1/G1.1/G1.1.1</text:p>
          </table:table-cell>
          <table:table-cell office:value-type="string" table:style-name="ce1">
            <text:p>CRITERION.EXCLUSION.CONVICTIONS.FRAUD</text:p>
          </table:table-cell>
          <table:table-cell office:value-type="string" table:style-name="ce23">
            <text:p>f4978772-3126-4ded-bc30-f50da8c3a038</text:p>
          </table:table-cell>
          <table:table-cell table:style-name="ce1"/>
          <table:table-cell office:value-type="string" table:style-name="ce22">
            <text:p>GROUP_FULFILLED.ON_TRUE</text:p>
          </table:table-cell>
          <table:table-cell office:value-type="string" table:style-name="ce23">
            <text:p>Need to distinguish this subgroup from those other containing the same questions but different PI.</text:p>
          </table:table-cell>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3/G1/G1.1/G1.1.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1">
            <text:p>C3/G1/G1.1/G1.1.1/R1</text:p>
          </table:table-cell>
          <table:table-cell office:value-type="string" table:style-name="ce1">
            <text:p>CRITERION.EXCLUSION.CONVICTIONS.FRAUD</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3/G1/G1.1/G1.1.1/G1.1.1.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1">
            <text:p>C3/G1/G1.1/G1.1.1/G1.1.1.1</text:p>
          </table:table-cell>
          <table:table-cell office:value-type="string" table:style-name="ce1">
            <text:p>CRITERION.EXCLUSION.CONVICTIONS.FRAUD</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3/G1/G1.1/G1.1.1/G1.1.1.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1">
            <text:p>C3/G1/G1.1/G1.1.1/G1.1.1.1/R1</text:p>
          </table:table-cell>
          <table:table-cell office:value-type="string" table:style-name="ce1">
            <text:p>CRITERION.EXCLUSION.CONVICTIONS.FRAUD</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number-columns-repeated="9" table:style-name="ce1"/>
          <table:table-cell office:value-type="string" office:string-value="C3/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1">
            <text:p>C3/G2</text:p>
          </table:table-cell>
          <table:table-cell office:value-type="string" table:style-name="ce1">
            <text:p>CRITERION.EXCLUSION.CONVICTIONS.FRAUD</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1">
            <text:p>C3/G2/R1</text:p>
          </table:table-cell>
          <table:table-cell office:value-type="string" table:style-name="ce1">
            <text:p>CRITERION.EXCLUSION.CONVICTIONS.FRAUD</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1">
            <text:p>C3/G2/G2.1</text:p>
          </table:table-cell>
          <table:table-cell office:value-type="string" table:style-name="ce1">
            <text:p>CRITERION.EXCLUSION.CONVICTIONS.FRAUD</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1">
            <text:p>C3/G2/G2.1/R1</text:p>
          </table:table-cell>
          <table:table-cell office:value-type="string" table:style-name="ce1">
            <text:p>CRITERION.EXCLUSION.CONVICTIONS.FRAUD</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1">
            <text:p>C3/G2/G2.1/R2</text:p>
          </table:table-cell>
          <table:table-cell office:value-type="string" table:style-name="ce1">
            <text:p>CRITERION.EXCLUSION.CONVICTIONS.FRAUD</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 table:style-name="ce8">
            <text:p>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7">
            <text:p>C3/G2/G2.1/R3</text:p>
          </table:table-cell>
          <table:table-cell office:value-type="string" table:style-name="ce7">
            <text:p>CRITERION.EXCLUSION.CONVICTIONS.FRAUD</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 table:style-name="ce9">
            <text:p>4</text:p>
          </table:table-cell>
          <table:table-cell table:number-columns-repeated="10" table:style-name="ce9"/>
          <table:table-cell office:value-type="string" office:string-value="C4"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9">
            <text:p>C4</text:p>
          </table:table-cell>
          <table:table-cell office:value-type="string" table:style-name="ce9">
            <text:p>CRITERION.EXCLUSION.CONVICTIONS.TERRORIST_OFFENCES</text:p>
          </table:table-cell>
          <table:table-cell office:value-type="string" table:style-name="ce9">
            <text:p>d486fb70-86b3-4e75-97f2-0d71b5697c7d</text:p>
          </table:table-cell>
          <table:table-cell office:value-type="string" table:style-name="ce9">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number-columns-repeated="9" table:style-name="ce1"/>
          <table:table-cell office:value-type="string" office:string-value="C4/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1">
            <text:p>C4/G1</text:p>
          </table:table-cell>
          <table:table-cell office:value-type="string" table:style-name="ce1">
            <text:p>CRITERION.EXCLUSION.CONVICTIONS.TERRORIST_OFFENCES</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1">
            <text:p>C4/G1/R1</text:p>
          </table:table-cell>
          <table:table-cell office:value-type="string" table:style-name="ce1">
            <text:p>CRITERION.EXCLUSION.CONVICTIONS.TERRORIST_OFFENCES</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4/G1/G1.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1">
            <text:p>C4/G1/G1.1</text:p>
          </table:table-cell>
          <table:table-cell office:value-type="string" table:style-name="ce1">
            <text:p>CRITERION.EXCLUSION.CONVICTIONS.TERRORIST_OFFENCES</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G1/G1.1/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1">
            <text:p>C4/G1/G1.1/R1</text:p>
          </table:table-cell>
          <table:table-cell office:value-type="string" table:style-name="ce1">
            <text:p>CRITERION.EXCLUSION.CONVICTIONS.TERRORIST_OFFENCES</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G1/G1.1/R2"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1">
            <text:p>C4/G1/G1.1/R2</text:p>
          </table:table-cell>
          <table:table-cell office:value-type="string" table:style-name="ce1">
            <text:p>CRITERION.EXCLUSION.CONVICTIONS.TERRORIST_OFFENCES</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4/G1/G1.1/R3"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1">
            <text:p>C4/G1/G1.1/R3</text:p>
          </table:table-cell>
          <table:table-cell office:value-type="string" table:style-name="ce1">
            <text:p>CRITERION.EXCLUSION.CONVICTIONS.TERRORIST_OFFENCES</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4/G1/G1.1/R4"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1">
            <text:p>C4/G1/G1.1/R4</text:p>
          </table:table-cell>
          <table:table-cell office:value-type="string" table:style-name="ce1">
            <text:p>CRITERION.EXCLUSION.CONVICTIONS.TERRORIST_OFFENCES</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4/G1/G1.1/G1.1.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1">
            <text:p>C4/G1/G1.1/G1.1.1</text:p>
          </table:table-cell>
          <table:table-cell office:value-type="string" table:style-name="ce1">
            <text:p>CRITERION.EXCLUSION.CONVICTIONS.TERRORIST_OFFENCES</text:p>
          </table:table-cell>
          <table:table-cell office:value-type="string" table:style-name="ce23">
            <text:p>f4978772-3126-4ded-bc30-f50da8c3a038</text:p>
          </table:table-cell>
          <table:table-cell table:style-name="ce1"/>
          <table:table-cell office:value-type="string" table:style-name="ce22">
            <text:p>GROUP_FULFILLED.ON_TRUE</text:p>
          </table:table-cell>
          <table:table-cell office:value-type="string" table:style-name="ce23">
            <text:p>Need to distinguish this subgroup from those other containing the same questions but different PI.</text:p>
          </table:table-cell>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4/G1/G1.1/G1.1.1/R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1">
            <text:p>C4/G1/G1.1/G1.1.1/R1</text:p>
          </table:table-cell>
          <table:table-cell office:value-type="string" table:style-name="ce1">
            <text:p>CRITERION.EXCLUSION.CONVICTIONS.TERRORIST_OFFENCES</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4/G1/G1.1/G1.1.1/G1.1.1.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1">
            <text:p>C4/G1/G1.1/G1.1.1/G1.1.1.1</text:p>
          </table:table-cell>
          <table:table-cell office:value-type="string" table:style-name="ce1">
            <text:p>CRITERION.EXCLUSION.CONVICTIONS.TERRORIST_OFFENCES</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4/G1/G1.1/G1.1.1/G1.1.1.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1">
            <text:p>C4/G1/G1.1/G1.1.1/G1.1.1.1/R1</text:p>
          </table:table-cell>
          <table:table-cell office:value-type="string" table:style-name="ce1">
            <text:p>CRITERION.EXCLUSION.CONVICTIONS.TERRORIST_OFFENCES</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number-columns-repeated="9" table:style-name="ce1"/>
          <table:table-cell office:value-type="string" office:string-value="C4/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1">
            <text:p>C4/G2</text:p>
          </table:table-cell>
          <table:table-cell office:value-type="string" table:style-name="ce1">
            <text:p>CRITERION.EXCLUSION.CONVICTIONS.TERRORIST_OFFENCES</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1">
            <text:p>C4/G2/R1</text:p>
          </table:table-cell>
          <table:table-cell office:value-type="string" table:style-name="ce1">
            <text:p>CRITERION.EXCLUSION.CONVICTIONS.TERRORIST_OFFENCES</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1">
            <text:p>C4/G2/G2.1</text:p>
          </table:table-cell>
          <table:table-cell office:value-type="string" table:style-name="ce1">
            <text:p>CRITERION.EXCLUSION.CONVICTIONS.TERRORIST_OFFENCES</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1">
            <text:p>C4/G2/G2.1/R1</text:p>
          </table:table-cell>
          <table:table-cell office:value-type="string" table:style-name="ce1">
            <text:p>CRITERION.EXCLUSION.CONVICTIONS.TERRORIST_OFFENCES</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1">
            <text:p>C4/G2/G2.1/R2</text:p>
          </table:table-cell>
          <table:table-cell office:value-type="string" table:style-name="ce1">
            <text:p>CRITERION.EXCLUSION.CONVICTIONS.TERRORIST_OFFENCES</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4" table:style-name="ce8">
            <text:p>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7">
            <text:p>C4/G2/G2.1/R3</text:p>
          </table:table-cell>
          <table:table-cell office:value-type="string" table:style-name="ce7">
            <text:p>CRITERION.EXCLUSION.CONVICTIONS.TERRORIST_OFFENCE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 table:style-name="ce9">
            <text:p>5</text:p>
          </table:table-cell>
          <table:table-cell table:number-columns-repeated="10" table:style-name="ce9"/>
          <table:table-cell office:value-type="string" office:string-value="C5" table:formula="of:=CONCATENATE(IF([.A74]=&quot;&quot;;&quot;&quot;;CONCATENATE(&quot;C&quot;; [.A74]));IF([.B74]=&quot;&quot;;&quot;&quot;;CONCATENATE(&quot;/G&quot;;[.B74]));IF([.C74]=&quot;&quot;;&quot;&quot;;CONCATENATE(&quot;/R&quot;;[.C74])); IF([.D74]=&quot;&quot;;&quot;&quot;;CONCATENATE(&quot;/G&quot;;[.B74];&quot;.&quot;;[.D74])); IF([.E74]=&quot;&quot;;&quot;&quot;;CONCATENATE(&quot;/R&quot;;[.E74])); IF([.F74]=&quot;&quot;;&quot;&quot;;CONCATENATE(&quot;/G&quot;;[.B74];&quot;.&quot;;[.D74];&quot;.&quot;;[.F74])); IF([.G74]=&quot;&quot;;&quot;&quot;;CONCATENATE(&quot;/R&quot;;[.G74])); IF([.H74]=&quot;&quot;;&quot;&quot;;CONCATENATE(&quot;/G&quot;;[.B74];&quot;.&quot;;[.D74];&quot;.&quot;;[.F74];&quot;.&quot;;[.H74])); IF([.I74]=&quot;&quot;;&quot;&quot;;CONCATENATE(&quot;/R&quot;;[.I74]));IF([.J74]=&quot;&quot;;&quot;&quot;;CONCATENATE(&quot;/G&quot;;[.B74];&quot;.&quot;;[.D74];&quot;.&quot;;[.F74];&quot;.&quot;;[.H74]; &quot;.&quot;;[.J74])); IF([.K74]=&quot;&quot;;&quot;&quot;;CONCATENATE(&quot;/R&quot;;[.K74])))" table:style-name="ce9">
            <text:p>C5</text:p>
          </table:table-cell>
          <table:table-cell office:value-type="string" table:style-name="ce9">
            <text:p>CRITERION.EXCLUSION.CONVICTIONS.MONEY_LAUNDERING</text:p>
          </table:table-cell>
          <table:table-cell office:value-type="string" table:style-name="ce10">
            <text:p>47112079-6fec-47a3-988f-e561668c3aef</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number-columns-repeated="9" table:style-name="ce1"/>
          <table:table-cell office:value-type="string" office:string-value="C5/G1" table:formula="of:=CONCATENATE(IF([.A75]=&quot;&quot;;&quot;&quot;;CONCATENATE(&quot;C&quot;; [.A75]));IF([.B75]=&quot;&quot;;&quot;&quot;;CONCATENATE(&quot;/G&quot;;[.B75]));IF([.C75]=&quot;&quot;;&quot;&quot;;CONCATENATE(&quot;/R&quot;;[.C75])); IF([.D75]=&quot;&quot;;&quot;&quot;;CONCATENATE(&quot;/G&quot;;[.B75];&quot;.&quot;;[.D75])); IF([.E75]=&quot;&quot;;&quot;&quot;;CONCATENATE(&quot;/R&quot;;[.E75])); IF([.F75]=&quot;&quot;;&quot;&quot;;CONCATENATE(&quot;/G&quot;;[.B75];&quot;.&quot;;[.D75];&quot;.&quot;;[.F75])); IF([.G75]=&quot;&quot;;&quot;&quot;;CONCATENATE(&quot;/R&quot;;[.G75])); IF([.H75]=&quot;&quot;;&quot;&quot;;CONCATENATE(&quot;/G&quot;;[.B75];&quot;.&quot;;[.D75];&quot;.&quot;;[.F75];&quot;.&quot;;[.H75])); IF([.I75]=&quot;&quot;;&quot;&quot;;CONCATENATE(&quot;/R&quot;;[.I75]));IF([.J75]=&quot;&quot;;&quot;&quot;;CONCATENATE(&quot;/G&quot;;[.B75];&quot;.&quot;;[.D75];&quot;.&quot;;[.F75];&quot;.&quot;;[.H75]; &quot;.&quot;;[.J75])); IF([.K75]=&quot;&quot;;&quot;&quot;;CONCATENATE(&quot;/R&quot;;[.K75])))" table:style-name="ce1">
            <text:p>C5/G1</text:p>
          </table:table-cell>
          <table:table-cell office:value-type="string" table:style-name="ce1">
            <text:p>CRITERION.EXCLUSION.CONVICTIONS.MONEY_LAUNDERING</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G1/R1" table:formula="of:=CONCATENATE(IF([.A76]=&quot;&quot;;&quot;&quot;;CONCATENATE(&quot;C&quot;; [.A76]));IF([.B76]=&quot;&quot;;&quot;&quot;;CONCATENATE(&quot;/G&quot;;[.B76]));IF([.C76]=&quot;&quot;;&quot;&quot;;CONCATENATE(&quot;/R&quot;;[.C76])); IF([.D76]=&quot;&quot;;&quot;&quot;;CONCATENATE(&quot;/G&quot;;[.B76];&quot;.&quot;;[.D76])); IF([.E76]=&quot;&quot;;&quot;&quot;;CONCATENATE(&quot;/R&quot;;[.E76])); IF([.F76]=&quot;&quot;;&quot;&quot;;CONCATENATE(&quot;/G&quot;;[.B76];&quot;.&quot;;[.D76];&quot;.&quot;;[.F76])); IF([.G76]=&quot;&quot;;&quot;&quot;;CONCATENATE(&quot;/R&quot;;[.G76])); IF([.H76]=&quot;&quot;;&quot;&quot;;CONCATENATE(&quot;/G&quot;;[.B76];&quot;.&quot;;[.D76];&quot;.&quot;;[.F76];&quot;.&quot;;[.H76])); IF([.I76]=&quot;&quot;;&quot;&quot;;CONCATENATE(&quot;/R&quot;;[.I76]));IF([.J76]=&quot;&quot;;&quot;&quot;;CONCATENATE(&quot;/G&quot;;[.B76];&quot;.&quot;;[.D76];&quot;.&quot;;[.F76];&quot;.&quot;;[.H76]; &quot;.&quot;;[.J76])); IF([.K76]=&quot;&quot;;&quot;&quot;;CONCATENATE(&quot;/R&quot;;[.K76])))" table:style-name="ce1">
            <text:p>C5/G1/R1</text:p>
          </table:table-cell>
          <table:table-cell office:value-type="string" table:style-name="ce1">
            <text:p>CRITERION.EXCLUSION.CONVICTIONS.MONEY_LAUNDERING</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5/G1/G1.1" table:formula="of:=CONCATENATE(IF([.A77]=&quot;&quot;;&quot;&quot;;CONCATENATE(&quot;C&quot;; [.A77]));IF([.B77]=&quot;&quot;;&quot;&quot;;CONCATENATE(&quot;/G&quot;;[.B77]));IF([.C77]=&quot;&quot;;&quot;&quot;;CONCATENATE(&quot;/R&quot;;[.C77])); IF([.D77]=&quot;&quot;;&quot;&quot;;CONCATENATE(&quot;/G&quot;;[.B77];&quot;.&quot;;[.D77])); IF([.E77]=&quot;&quot;;&quot;&quot;;CONCATENATE(&quot;/R&quot;;[.E77])); IF([.F77]=&quot;&quot;;&quot;&quot;;CONCATENATE(&quot;/G&quot;;[.B77];&quot;.&quot;;[.D77];&quot;.&quot;;[.F77])); IF([.G77]=&quot;&quot;;&quot;&quot;;CONCATENATE(&quot;/R&quot;;[.G77])); IF([.H77]=&quot;&quot;;&quot;&quot;;CONCATENATE(&quot;/G&quot;;[.B77];&quot;.&quot;;[.D77];&quot;.&quot;;[.F77];&quot;.&quot;;[.H77])); IF([.I77]=&quot;&quot;;&quot;&quot;;CONCATENATE(&quot;/R&quot;;[.I77]));IF([.J77]=&quot;&quot;;&quot;&quot;;CONCATENATE(&quot;/G&quot;;[.B77];&quot;.&quot;;[.D77];&quot;.&quot;;[.F77];&quot;.&quot;;[.H77]; &quot;.&quot;;[.J77])); IF([.K77]=&quot;&quot;;&quot;&quot;;CONCATENATE(&quot;/R&quot;;[.K77])))" table:style-name="ce1">
            <text:p>C5/G1/G1.1</text:p>
          </table:table-cell>
          <table:table-cell office:value-type="string" table:style-name="ce1">
            <text:p>CRITERION.EXCLUSION.CONVICTIONS.MONEY_LAUNDERING</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G1/G1.1/R1" table:formula="of:=CONCATENATE(IF([.A78]=&quot;&quot;;&quot;&quot;;CONCATENATE(&quot;C&quot;; [.A78]));IF([.B78]=&quot;&quot;;&quot;&quot;;CONCATENATE(&quot;/G&quot;;[.B78]));IF([.C78]=&quot;&quot;;&quot;&quot;;CONCATENATE(&quot;/R&quot;;[.C78])); IF([.D78]=&quot;&quot;;&quot;&quot;;CONCATENATE(&quot;/G&quot;;[.B78];&quot;.&quot;;[.D78])); IF([.E78]=&quot;&quot;;&quot;&quot;;CONCATENATE(&quot;/R&quot;;[.E78])); IF([.F78]=&quot;&quot;;&quot;&quot;;CONCATENATE(&quot;/G&quot;;[.B78];&quot;.&quot;;[.D78];&quot;.&quot;;[.F78])); IF([.G78]=&quot;&quot;;&quot;&quot;;CONCATENATE(&quot;/R&quot;;[.G78])); IF([.H78]=&quot;&quot;;&quot;&quot;;CONCATENATE(&quot;/G&quot;;[.B78];&quot;.&quot;;[.D78];&quot;.&quot;;[.F78];&quot;.&quot;;[.H78])); IF([.I78]=&quot;&quot;;&quot;&quot;;CONCATENATE(&quot;/R&quot;;[.I78]));IF([.J78]=&quot;&quot;;&quot;&quot;;CONCATENATE(&quot;/G&quot;;[.B78];&quot;.&quot;;[.D78];&quot;.&quot;;[.F78];&quot;.&quot;;[.H78]; &quot;.&quot;;[.J78])); IF([.K78]=&quot;&quot;;&quot;&quot;;CONCATENATE(&quot;/R&quot;;[.K78])))" table:style-name="ce1">
            <text:p>C5/G1/G1.1/R1</text:p>
          </table:table-cell>
          <table:table-cell office:value-type="string" table:style-name="ce1">
            <text:p>CRITERION.EXCLUSION.CONVICTIONS.MONEY_LAUNDERING</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G1/G1.1/R2" table:formula="of:=CONCATENATE(IF([.A79]=&quot;&quot;;&quot;&quot;;CONCATENATE(&quot;C&quot;; [.A79]));IF([.B79]=&quot;&quot;;&quot;&quot;;CONCATENATE(&quot;/G&quot;;[.B79]));IF([.C79]=&quot;&quot;;&quot;&quot;;CONCATENATE(&quot;/R&quot;;[.C79])); IF([.D79]=&quot;&quot;;&quot;&quot;;CONCATENATE(&quot;/G&quot;;[.B79];&quot;.&quot;;[.D79])); IF([.E79]=&quot;&quot;;&quot;&quot;;CONCATENATE(&quot;/R&quot;;[.E79])); IF([.F79]=&quot;&quot;;&quot;&quot;;CONCATENATE(&quot;/G&quot;;[.B79];&quot;.&quot;;[.D79];&quot;.&quot;;[.F79])); IF([.G79]=&quot;&quot;;&quot;&quot;;CONCATENATE(&quot;/R&quot;;[.G79])); IF([.H79]=&quot;&quot;;&quot;&quot;;CONCATENATE(&quot;/G&quot;;[.B79];&quot;.&quot;;[.D79];&quot;.&quot;;[.F79];&quot;.&quot;;[.H79])); IF([.I79]=&quot;&quot;;&quot;&quot;;CONCATENATE(&quot;/R&quot;;[.I79]));IF([.J79]=&quot;&quot;;&quot;&quot;;CONCATENATE(&quot;/G&quot;;[.B79];&quot;.&quot;;[.D79];&quot;.&quot;;[.F79];&quot;.&quot;;[.H79]; &quot;.&quot;;[.J79])); IF([.K79]=&quot;&quot;;&quot;&quot;;CONCATENATE(&quot;/R&quot;;[.K79])))" table:style-name="ce1">
            <text:p>C5/G1/G1.1/R2</text:p>
          </table:table-cell>
          <table:table-cell office:value-type="string" table:style-name="ce1">
            <text:p>CRITERION.EXCLUSION.CONVICTIONS.MONEY_LAUNDERING</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5/G1/G1.1/R3" table:formula="of:=CONCATENATE(IF([.A80]=&quot;&quot;;&quot;&quot;;CONCATENATE(&quot;C&quot;; [.A80]));IF([.B80]=&quot;&quot;;&quot;&quot;;CONCATENATE(&quot;/G&quot;;[.B80]));IF([.C80]=&quot;&quot;;&quot;&quot;;CONCATENATE(&quot;/R&quot;;[.C80])); IF([.D80]=&quot;&quot;;&quot;&quot;;CONCATENATE(&quot;/G&quot;;[.B80];&quot;.&quot;;[.D80])); IF([.E80]=&quot;&quot;;&quot;&quot;;CONCATENATE(&quot;/R&quot;;[.E80])); IF([.F80]=&quot;&quot;;&quot;&quot;;CONCATENATE(&quot;/G&quot;;[.B80];&quot;.&quot;;[.D80];&quot;.&quot;;[.F80])); IF([.G80]=&quot;&quot;;&quot;&quot;;CONCATENATE(&quot;/R&quot;;[.G80])); IF([.H80]=&quot;&quot;;&quot;&quot;;CONCATENATE(&quot;/G&quot;;[.B80];&quot;.&quot;;[.D80];&quot;.&quot;;[.F80];&quot;.&quot;;[.H80])); IF([.I80]=&quot;&quot;;&quot;&quot;;CONCATENATE(&quot;/R&quot;;[.I80]));IF([.J80]=&quot;&quot;;&quot;&quot;;CONCATENATE(&quot;/G&quot;;[.B80];&quot;.&quot;;[.D80];&quot;.&quot;;[.F80];&quot;.&quot;;[.H80]; &quot;.&quot;;[.J80])); IF([.K80]=&quot;&quot;;&quot;&quot;;CONCATENATE(&quot;/R&quot;;[.K80])))" table:style-name="ce1">
            <text:p>C5/G1/G1.1/R3</text:p>
          </table:table-cell>
          <table:table-cell office:value-type="string" table:style-name="ce1">
            <text:p>CRITERION.EXCLUSION.CONVICTIONS.MONEY_LAUNDERING</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5/G1/G1.1/R4" table:formula="of:=CONCATENATE(IF([.A81]=&quot;&quot;;&quot;&quot;;CONCATENATE(&quot;C&quot;; [.A81]));IF([.B81]=&quot;&quot;;&quot;&quot;;CONCATENATE(&quot;/G&quot;;[.B81]));IF([.C81]=&quot;&quot;;&quot;&quot;;CONCATENATE(&quot;/R&quot;;[.C81])); IF([.D81]=&quot;&quot;;&quot;&quot;;CONCATENATE(&quot;/G&quot;;[.B81];&quot;.&quot;;[.D81])); IF([.E81]=&quot;&quot;;&quot;&quot;;CONCATENATE(&quot;/R&quot;;[.E81])); IF([.F81]=&quot;&quot;;&quot;&quot;;CONCATENATE(&quot;/G&quot;;[.B81];&quot;.&quot;;[.D81];&quot;.&quot;;[.F81])); IF([.G81]=&quot;&quot;;&quot;&quot;;CONCATENATE(&quot;/R&quot;;[.G81])); IF([.H81]=&quot;&quot;;&quot;&quot;;CONCATENATE(&quot;/G&quot;;[.B81];&quot;.&quot;;[.D81];&quot;.&quot;;[.F81];&quot;.&quot;;[.H81])); IF([.I81]=&quot;&quot;;&quot;&quot;;CONCATENATE(&quot;/R&quot;;[.I81]));IF([.J81]=&quot;&quot;;&quot;&quot;;CONCATENATE(&quot;/G&quot;;[.B81];&quot;.&quot;;[.D81];&quot;.&quot;;[.F81];&quot;.&quot;;[.H81]; &quot;.&quot;;[.J81])); IF([.K81]=&quot;&quot;;&quot;&quot;;CONCATENATE(&quot;/R&quot;;[.K81])))" table:style-name="ce1">
            <text:p>C5/G1/G1.1/R4</text:p>
          </table:table-cell>
          <table:table-cell office:value-type="string" table:style-name="ce1">
            <text:p>CRITERION.EXCLUSION.CONVICTIONS.MONEY_LAUNDERING</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5/G1/G1.1/G1.1.1" table:formula="of:=CONCATENATE(IF([.A82]=&quot;&quot;;&quot;&quot;;CONCATENATE(&quot;C&quot;; [.A82]));IF([.B82]=&quot;&quot;;&quot;&quot;;CONCATENATE(&quot;/G&quot;;[.B82]));IF([.C82]=&quot;&quot;;&quot;&quot;;CONCATENATE(&quot;/R&quot;;[.C82])); IF([.D82]=&quot;&quot;;&quot;&quot;;CONCATENATE(&quot;/G&quot;;[.B82];&quot;.&quot;;[.D82])); IF([.E82]=&quot;&quot;;&quot;&quot;;CONCATENATE(&quot;/R&quot;;[.E82])); IF([.F82]=&quot;&quot;;&quot;&quot;;CONCATENATE(&quot;/G&quot;;[.B82];&quot;.&quot;;[.D82];&quot;.&quot;;[.F82])); IF([.G82]=&quot;&quot;;&quot;&quot;;CONCATENATE(&quot;/R&quot;;[.G82])); IF([.H82]=&quot;&quot;;&quot;&quot;;CONCATENATE(&quot;/G&quot;;[.B82];&quot;.&quot;;[.D82];&quot;.&quot;;[.F82];&quot;.&quot;;[.H82])); IF([.I82]=&quot;&quot;;&quot;&quot;;CONCATENATE(&quot;/R&quot;;[.I82]));IF([.J82]=&quot;&quot;;&quot;&quot;;CONCATENATE(&quot;/G&quot;;[.B82];&quot;.&quot;;[.D82];&quot;.&quot;;[.F82];&quot;.&quot;;[.H82]; &quot;.&quot;;[.J82])); IF([.K82]=&quot;&quot;;&quot;&quot;;CONCATENATE(&quot;/R&quot;;[.K82])))" table:style-name="ce1">
            <text:p>C5/G1/G1.1/G1.1.1</text:p>
          </table:table-cell>
          <table:table-cell office:value-type="string" table:style-name="ce1">
            <text:p>CRITERION.EXCLUSION.CONVICTIONS.MONEY_LAUNDERING</text:p>
          </table:table-cell>
          <table:table-cell office:value-type="string" table:style-name="ce23">
            <text:p>f4978772-3126-4ded-bc30-f50da8c3a038</text:p>
          </table:table-cell>
          <table:table-cell table:style-name="ce1"/>
          <table:table-cell office:value-type="string" table:style-name="ce22">
            <text:p>GROUP_FULFILLED.ON_TRUE</text:p>
          </table:table-cell>
          <table:table-cell office:value-type="string" table:style-name="ce23">
            <text:p>Need to distinguish this subgroup from those other containing the same questions but different PI.</text:p>
          </table:table-cell>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5/G1/G1.1/G1.1.1/R1" table:formula="of:=CONCATENATE(IF([.A83]=&quot;&quot;;&quot;&quot;;CONCATENATE(&quot;C&quot;; [.A83]));IF([.B83]=&quot;&quot;;&quot;&quot;;CONCATENATE(&quot;/G&quot;;[.B83]));IF([.C83]=&quot;&quot;;&quot;&quot;;CONCATENATE(&quot;/R&quot;;[.C83])); IF([.D83]=&quot;&quot;;&quot;&quot;;CONCATENATE(&quot;/G&quot;;[.B83];&quot;.&quot;;[.D83])); IF([.E83]=&quot;&quot;;&quot;&quot;;CONCATENATE(&quot;/R&quot;;[.E83])); IF([.F83]=&quot;&quot;;&quot;&quot;;CONCATENATE(&quot;/G&quot;;[.B83];&quot;.&quot;;[.D83];&quot;.&quot;;[.F83])); IF([.G83]=&quot;&quot;;&quot;&quot;;CONCATENATE(&quot;/R&quot;;[.G83])); IF([.H83]=&quot;&quot;;&quot;&quot;;CONCATENATE(&quot;/G&quot;;[.B83];&quot;.&quot;;[.D83];&quot;.&quot;;[.F83];&quot;.&quot;;[.H83])); IF([.I83]=&quot;&quot;;&quot;&quot;;CONCATENATE(&quot;/R&quot;;[.I83]));IF([.J83]=&quot;&quot;;&quot;&quot;;CONCATENATE(&quot;/G&quot;;[.B83];&quot;.&quot;;[.D83];&quot;.&quot;;[.F83];&quot;.&quot;;[.H83]; &quot;.&quot;;[.J83])); IF([.K83]=&quot;&quot;;&quot;&quot;;CONCATENATE(&quot;/R&quot;;[.K83])))" table:style-name="ce1">
            <text:p>C5/G1/G1.1/G1.1.1/R1</text:p>
          </table:table-cell>
          <table:table-cell office:value-type="string" table:style-name="ce1">
            <text:p>CRITERION.EXCLUSION.CONVICTIONS.MONEY_LAUNDERING</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5/G1/G1.1/G1.1.1/G1.1.1.1" table:formula="of:=CONCATENATE(IF([.A84]=&quot;&quot;;&quot;&quot;;CONCATENATE(&quot;C&quot;; [.A84]));IF([.B84]=&quot;&quot;;&quot;&quot;;CONCATENATE(&quot;/G&quot;;[.B84]));IF([.C84]=&quot;&quot;;&quot;&quot;;CONCATENATE(&quot;/R&quot;;[.C84])); IF([.D84]=&quot;&quot;;&quot;&quot;;CONCATENATE(&quot;/G&quot;;[.B84];&quot;.&quot;;[.D84])); IF([.E84]=&quot;&quot;;&quot;&quot;;CONCATENATE(&quot;/R&quot;;[.E84])); IF([.F84]=&quot;&quot;;&quot;&quot;;CONCATENATE(&quot;/G&quot;;[.B84];&quot;.&quot;;[.D84];&quot;.&quot;;[.F84])); IF([.G84]=&quot;&quot;;&quot;&quot;;CONCATENATE(&quot;/R&quot;;[.G84])); IF([.H84]=&quot;&quot;;&quot;&quot;;CONCATENATE(&quot;/G&quot;;[.B84];&quot;.&quot;;[.D84];&quot;.&quot;;[.F84];&quot;.&quot;;[.H84])); IF([.I84]=&quot;&quot;;&quot;&quot;;CONCATENATE(&quot;/R&quot;;[.I84]));IF([.J84]=&quot;&quot;;&quot;&quot;;CONCATENATE(&quot;/G&quot;;[.B84];&quot;.&quot;;[.D84];&quot;.&quot;;[.F84];&quot;.&quot;;[.H84]; &quot;.&quot;;[.J84])); IF([.K84]=&quot;&quot;;&quot;&quot;;CONCATENATE(&quot;/R&quot;;[.K84])))" table:style-name="ce1">
            <text:p>C5/G1/G1.1/G1.1.1/G1.1.1.1</text:p>
          </table:table-cell>
          <table:table-cell office:value-type="string" table:style-name="ce1">
            <text:p>CRITERION.EXCLUSION.CONVICTIONS.MONEY_LAUNDERING</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5/G1/G1.1/G1.1.1/G1.1.1.1/R1" table:formula="of:=CONCATENATE(IF([.A85]=&quot;&quot;;&quot;&quot;;CONCATENATE(&quot;C&quot;; [.A85]));IF([.B85]=&quot;&quot;;&quot;&quot;;CONCATENATE(&quot;/G&quot;;[.B85]));IF([.C85]=&quot;&quot;;&quot;&quot;;CONCATENATE(&quot;/R&quot;;[.C85])); IF([.D85]=&quot;&quot;;&quot;&quot;;CONCATENATE(&quot;/G&quot;;[.B85];&quot;.&quot;;[.D85])); IF([.E85]=&quot;&quot;;&quot;&quot;;CONCATENATE(&quot;/R&quot;;[.E85])); IF([.F85]=&quot;&quot;;&quot;&quot;;CONCATENATE(&quot;/G&quot;;[.B85];&quot;.&quot;;[.D85];&quot;.&quot;;[.F85])); IF([.G85]=&quot;&quot;;&quot;&quot;;CONCATENATE(&quot;/R&quot;;[.G85])); IF([.H85]=&quot;&quot;;&quot;&quot;;CONCATENATE(&quot;/G&quot;;[.B85];&quot;.&quot;;[.D85];&quot;.&quot;;[.F85];&quot;.&quot;;[.H85])); IF([.I85]=&quot;&quot;;&quot;&quot;;CONCATENATE(&quot;/R&quot;;[.I85]));IF([.J85]=&quot;&quot;;&quot;&quot;;CONCATENATE(&quot;/G&quot;;[.B85];&quot;.&quot;;[.D85];&quot;.&quot;;[.F85];&quot;.&quot;;[.H85]; &quot;.&quot;;[.J85])); IF([.K85]=&quot;&quot;;&quot;&quot;;CONCATENATE(&quot;/R&quot;;[.K85])))" table:style-name="ce1">
            <text:p>C5/G1/G1.1/G1.1.1/G1.1.1.1/R1</text:p>
          </table:table-cell>
          <table:table-cell office:value-type="string" table:style-name="ce1">
            <text:p>CRITERION.EXCLUSION.CONVICTIONS.MONEY_LAUNDERING</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number-columns-repeated="9" table:style-name="ce1"/>
          <table:table-cell office:value-type="string" office:string-value="C5/G2" table:formula="of:=CONCATENATE(IF([.A86]=&quot;&quot;;&quot;&quot;;CONCATENATE(&quot;C&quot;; [.A86]));IF([.B86]=&quot;&quot;;&quot;&quot;;CONCATENATE(&quot;/G&quot;;[.B86]));IF([.C86]=&quot;&quot;;&quot;&quot;;CONCATENATE(&quot;/R&quot;;[.C86])); IF([.D86]=&quot;&quot;;&quot;&quot;;CONCATENATE(&quot;/G&quot;;[.B86];&quot;.&quot;;[.D86])); IF([.E86]=&quot;&quot;;&quot;&quot;;CONCATENATE(&quot;/R&quot;;[.E86])); IF([.F86]=&quot;&quot;;&quot;&quot;;CONCATENATE(&quot;/G&quot;;[.B86];&quot;.&quot;;[.D86];&quot;.&quot;;[.F86])); IF([.G86]=&quot;&quot;;&quot;&quot;;CONCATENATE(&quot;/R&quot;;[.G86])); IF([.H86]=&quot;&quot;;&quot;&quot;;CONCATENATE(&quot;/G&quot;;[.B86];&quot;.&quot;;[.D86];&quot;.&quot;;[.F86];&quot;.&quot;;[.H86])); IF([.I86]=&quot;&quot;;&quot;&quot;;CONCATENATE(&quot;/R&quot;;[.I86]));IF([.J86]=&quot;&quot;;&quot;&quot;;CONCATENATE(&quot;/G&quot;;[.B86];&quot;.&quot;;[.D86];&quot;.&quot;;[.F86];&quot;.&quot;;[.H86]; &quot;.&quot;;[.J86])); IF([.K86]=&quot;&quot;;&quot;&quot;;CONCATENATE(&quot;/R&quot;;[.K86])))" table:style-name="ce1">
            <text:p>C5/G2</text:p>
          </table:table-cell>
          <table:table-cell office:value-type="string" table:style-name="ce1">
            <text:p>CRITERION.EXCLUSION.CONVICTIONS.MONEY_LAUNDERING</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G2/R1" table:formula="of:=CONCATENATE(IF([.A87]=&quot;&quot;;&quot;&quot;;CONCATENATE(&quot;C&quot;; [.A87]));IF([.B87]=&quot;&quot;;&quot;&quot;;CONCATENATE(&quot;/G&quot;;[.B87]));IF([.C87]=&quot;&quot;;&quot;&quot;;CONCATENATE(&quot;/R&quot;;[.C87])); IF([.D87]=&quot;&quot;;&quot;&quot;;CONCATENATE(&quot;/G&quot;;[.B87];&quot;.&quot;;[.D87])); IF([.E87]=&quot;&quot;;&quot;&quot;;CONCATENATE(&quot;/R&quot;;[.E87])); IF([.F87]=&quot;&quot;;&quot;&quot;;CONCATENATE(&quot;/G&quot;;[.B87];&quot;.&quot;;[.D87];&quot;.&quot;;[.F87])); IF([.G87]=&quot;&quot;;&quot;&quot;;CONCATENATE(&quot;/R&quot;;[.G87])); IF([.H87]=&quot;&quot;;&quot;&quot;;CONCATENATE(&quot;/G&quot;;[.B87];&quot;.&quot;;[.D87];&quot;.&quot;;[.F87];&quot;.&quot;;[.H87])); IF([.I87]=&quot;&quot;;&quot;&quot;;CONCATENATE(&quot;/R&quot;;[.I87]));IF([.J87]=&quot;&quot;;&quot;&quot;;CONCATENATE(&quot;/G&quot;;[.B87];&quot;.&quot;;[.D87];&quot;.&quot;;[.F87];&quot;.&quot;;[.H87]; &quot;.&quot;;[.J87])); IF([.K87]=&quot;&quot;;&quot;&quot;;CONCATENATE(&quot;/R&quot;;[.K87])))" table:style-name="ce1">
            <text:p>C5/G2/R1</text:p>
          </table:table-cell>
          <table:table-cell office:value-type="string" table:style-name="ce1">
            <text:p>CRITERION.EXCLUSION.CONVICTIONS.MONEY_LAUNDERING</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G2/G2.1" table:formula="of:=CONCATENATE(IF([.A88]=&quot;&quot;;&quot;&quot;;CONCATENATE(&quot;C&quot;; [.A88]));IF([.B88]=&quot;&quot;;&quot;&quot;;CONCATENATE(&quot;/G&quot;;[.B88]));IF([.C88]=&quot;&quot;;&quot;&quot;;CONCATENATE(&quot;/R&quot;;[.C88])); IF([.D88]=&quot;&quot;;&quot;&quot;;CONCATENATE(&quot;/G&quot;;[.B88];&quot;.&quot;;[.D88])); IF([.E88]=&quot;&quot;;&quot;&quot;;CONCATENATE(&quot;/R&quot;;[.E88])); IF([.F88]=&quot;&quot;;&quot;&quot;;CONCATENATE(&quot;/G&quot;;[.B88];&quot;.&quot;;[.D88];&quot;.&quot;;[.F88])); IF([.G88]=&quot;&quot;;&quot;&quot;;CONCATENATE(&quot;/R&quot;;[.G88])); IF([.H88]=&quot;&quot;;&quot;&quot;;CONCATENATE(&quot;/G&quot;;[.B88];&quot;.&quot;;[.D88];&quot;.&quot;;[.F88];&quot;.&quot;;[.H88])); IF([.I88]=&quot;&quot;;&quot;&quot;;CONCATENATE(&quot;/R&quot;;[.I88]));IF([.J88]=&quot;&quot;;&quot;&quot;;CONCATENATE(&quot;/G&quot;;[.B88];&quot;.&quot;;[.D88];&quot;.&quot;;[.F88];&quot;.&quot;;[.H88]; &quot;.&quot;;[.J88])); IF([.K88]=&quot;&quot;;&quot;&quot;;CONCATENATE(&quot;/R&quot;;[.K88])))" table:style-name="ce1">
            <text:p>C5/G2/G2.1</text:p>
          </table:table-cell>
          <table:table-cell office:value-type="string" table:style-name="ce1">
            <text:p>CRITERION.EXCLUSION.CONVICTIONS.MONEY_LAUNDERING</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G2/G2.1/R1" table:formula="of:=CONCATENATE(IF([.A89]=&quot;&quot;;&quot;&quot;;CONCATENATE(&quot;C&quot;; [.A89]));IF([.B89]=&quot;&quot;;&quot;&quot;;CONCATENATE(&quot;/G&quot;;[.B89]));IF([.C89]=&quot;&quot;;&quot;&quot;;CONCATENATE(&quot;/R&quot;;[.C89])); IF([.D89]=&quot;&quot;;&quot;&quot;;CONCATENATE(&quot;/G&quot;;[.B89];&quot;.&quot;;[.D89])); IF([.E89]=&quot;&quot;;&quot;&quot;;CONCATENATE(&quot;/R&quot;;[.E89])); IF([.F89]=&quot;&quot;;&quot;&quot;;CONCATENATE(&quot;/G&quot;;[.B89];&quot;.&quot;;[.D89];&quot;.&quot;;[.F89])); IF([.G89]=&quot;&quot;;&quot;&quot;;CONCATENATE(&quot;/R&quot;;[.G89])); IF([.H89]=&quot;&quot;;&quot;&quot;;CONCATENATE(&quot;/G&quot;;[.B89];&quot;.&quot;;[.D89];&quot;.&quot;;[.F89];&quot;.&quot;;[.H89])); IF([.I89]=&quot;&quot;;&quot;&quot;;CONCATENATE(&quot;/R&quot;;[.I89]));IF([.J89]=&quot;&quot;;&quot;&quot;;CONCATENATE(&quot;/G&quot;;[.B89];&quot;.&quot;;[.D89];&quot;.&quot;;[.F89];&quot;.&quot;;[.H89]; &quot;.&quot;;[.J89])); IF([.K89]=&quot;&quot;;&quot;&quot;;CONCATENATE(&quot;/R&quot;;[.K89])))" table:style-name="ce1">
            <text:p>C5/G2/G2.1/R1</text:p>
          </table:table-cell>
          <table:table-cell office:value-type="string" table:style-name="ce1">
            <text:p>CRITERION.EXCLUSION.CONVICTIONS.MONEY_LAUNDERING</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G2/G2.1/R2" table:formula="of:=CONCATENATE(IF([.A90]=&quot;&quot;;&quot;&quot;;CONCATENATE(&quot;C&quot;; [.A90]));IF([.B90]=&quot;&quot;;&quot;&quot;;CONCATENATE(&quot;/G&quot;;[.B90]));IF([.C90]=&quot;&quot;;&quot;&quot;;CONCATENATE(&quot;/R&quot;;[.C90])); IF([.D90]=&quot;&quot;;&quot;&quot;;CONCATENATE(&quot;/G&quot;;[.B90];&quot;.&quot;;[.D90])); IF([.E90]=&quot;&quot;;&quot;&quot;;CONCATENATE(&quot;/R&quot;;[.E90])); IF([.F90]=&quot;&quot;;&quot;&quot;;CONCATENATE(&quot;/G&quot;;[.B90];&quot;.&quot;;[.D90];&quot;.&quot;;[.F90])); IF([.G90]=&quot;&quot;;&quot;&quot;;CONCATENATE(&quot;/R&quot;;[.G90])); IF([.H90]=&quot;&quot;;&quot;&quot;;CONCATENATE(&quot;/G&quot;;[.B90];&quot;.&quot;;[.D90];&quot;.&quot;;[.F90];&quot;.&quot;;[.H90])); IF([.I90]=&quot;&quot;;&quot;&quot;;CONCATENATE(&quot;/R&quot;;[.I90]));IF([.J90]=&quot;&quot;;&quot;&quot;;CONCATENATE(&quot;/G&quot;;[.B90];&quot;.&quot;;[.D90];&quot;.&quot;;[.F90];&quot;.&quot;;[.H90]; &quot;.&quot;;[.J90])); IF([.K90]=&quot;&quot;;&quot;&quot;;CONCATENATE(&quot;/R&quot;;[.K90])))" table:style-name="ce1">
            <text:p>C5/G2/G2.1/R2</text:p>
          </table:table-cell>
          <table:table-cell office:value-type="string" table:style-name="ce1">
            <text:p>CRITERION.EXCLUSION.CONVICTIONS.MONEY_LAUNDERING</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5" table:style-name="ce8">
            <text:p>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G2/G2.1/R3" table:formula="of:=CONCATENATE(IF([.A91]=&quot;&quot;;&quot;&quot;;CONCATENATE(&quot;C&quot;; [.A91]));IF([.B91]=&quot;&quot;;&quot;&quot;;CONCATENATE(&quot;/G&quot;;[.B91]));IF([.C91]=&quot;&quot;;&quot;&quot;;CONCATENATE(&quot;/R&quot;;[.C91])); IF([.D91]=&quot;&quot;;&quot;&quot;;CONCATENATE(&quot;/G&quot;;[.B91];&quot;.&quot;;[.D91])); IF([.E91]=&quot;&quot;;&quot;&quot;;CONCATENATE(&quot;/R&quot;;[.E91])); IF([.F91]=&quot;&quot;;&quot;&quot;;CONCATENATE(&quot;/G&quot;;[.B91];&quot;.&quot;;[.D91];&quot;.&quot;;[.F91])); IF([.G91]=&quot;&quot;;&quot;&quot;;CONCATENATE(&quot;/R&quot;;[.G91])); IF([.H91]=&quot;&quot;;&quot;&quot;;CONCATENATE(&quot;/G&quot;;[.B91];&quot;.&quot;;[.D91];&quot;.&quot;;[.F91];&quot;.&quot;;[.H91])); IF([.I91]=&quot;&quot;;&quot;&quot;;CONCATENATE(&quot;/R&quot;;[.I91]));IF([.J91]=&quot;&quot;;&quot;&quot;;CONCATENATE(&quot;/G&quot;;[.B91];&quot;.&quot;;[.D91];&quot;.&quot;;[.F91];&quot;.&quot;;[.H91]; &quot;.&quot;;[.J91])); IF([.K91]=&quot;&quot;;&quot;&quot;;CONCATENATE(&quot;/R&quot;;[.K91])))" table:style-name="ce7">
            <text:p>C5/G2/G2.1/R3</text:p>
          </table:table-cell>
          <table:table-cell office:value-type="string" table:style-name="ce7">
            <text:p>CRITERION.EXCLUSION.CONVICTIONS.MONEY_LAUNDERING</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6" table:style-name="ce20">
            <text:p>6</text:p>
          </table:table-cell>
          <table:table-cell table:number-columns-repeated="10" table:style-name="ce9"/>
          <table:table-cell office:value-type="string" office:string-value="C6" table:formula="of:=CONCATENATE(IF([.A92]=&quot;&quot;;&quot;&quot;;CONCATENATE(&quot;C&quot;; [.A92]));IF([.B92]=&quot;&quot;;&quot;&quot;;CONCATENATE(&quot;/G&quot;;[.B92]));IF([.C92]=&quot;&quot;;&quot;&quot;;CONCATENATE(&quot;/R&quot;;[.C92])); IF([.D92]=&quot;&quot;;&quot;&quot;;CONCATENATE(&quot;/G&quot;;[.B92];&quot;.&quot;;[.D92])); IF([.E92]=&quot;&quot;;&quot;&quot;;CONCATENATE(&quot;/R&quot;;[.E92])); IF([.F92]=&quot;&quot;;&quot;&quot;;CONCATENATE(&quot;/G&quot;;[.B92];&quot;.&quot;;[.D92];&quot;.&quot;;[.F92])); IF([.G92]=&quot;&quot;;&quot;&quot;;CONCATENATE(&quot;/R&quot;;[.G92])); IF([.H92]=&quot;&quot;;&quot;&quot;;CONCATENATE(&quot;/G&quot;;[.B92];&quot;.&quot;;[.D92];&quot;.&quot;;[.F92];&quot;.&quot;;[.H92])); IF([.I92]=&quot;&quot;;&quot;&quot;;CONCATENATE(&quot;/R&quot;;[.I92]));IF([.J92]=&quot;&quot;;&quot;&quot;;CONCATENATE(&quot;/G&quot;;[.B92];&quot;.&quot;;[.D92];&quot;.&quot;;[.F92];&quot;.&quot;;[.H92]; &quot;.&quot;;[.J92])); IF([.K92]=&quot;&quot;;&quot;&quot;;CONCATENATE(&quot;/R&quot;;[.K92])))" table:style-name="ce9">
            <text:p>C6</text:p>
          </table:table-cell>
          <table:table-cell office:value-type="string" table:style-name="ce9">
            <text:p>CRITERION.EXCLUSION.CONVICTIONS.CHILD_LABOUR-HUMAN_TRAFFICKING</text:p>
          </table:table-cell>
          <table:table-cell office:value-type="string" table:style-name="ce10">
            <text:p>d789d01a-fe03-4ccd-9898-73f9cfa080d1</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table:number-columns-repeated="9" table:style-name="ce1"/>
          <table:table-cell office:value-type="string" office:string-value="C6/G1" table:formula="of:=CONCATENATE(IF([.A93]=&quot;&quot;;&quot;&quot;;CONCATENATE(&quot;C&quot;; [.A93]));IF([.B93]=&quot;&quot;;&quot;&quot;;CONCATENATE(&quot;/G&quot;;[.B93]));IF([.C93]=&quot;&quot;;&quot;&quot;;CONCATENATE(&quot;/R&quot;;[.C93])); IF([.D93]=&quot;&quot;;&quot;&quot;;CONCATENATE(&quot;/G&quot;;[.B93];&quot;.&quot;;[.D93])); IF([.E93]=&quot;&quot;;&quot;&quot;;CONCATENATE(&quot;/R&quot;;[.E93])); IF([.F93]=&quot;&quot;;&quot;&quot;;CONCATENATE(&quot;/G&quot;;[.B93];&quot;.&quot;;[.D93];&quot;.&quot;;[.F93])); IF([.G93]=&quot;&quot;;&quot;&quot;;CONCATENATE(&quot;/R&quot;;[.G93])); IF([.H93]=&quot;&quot;;&quot;&quot;;CONCATENATE(&quot;/G&quot;;[.B93];&quot;.&quot;;[.D93];&quot;.&quot;;[.F93];&quot;.&quot;;[.H93])); IF([.I93]=&quot;&quot;;&quot;&quot;;CONCATENATE(&quot;/R&quot;;[.I93]));IF([.J93]=&quot;&quot;;&quot;&quot;;CONCATENATE(&quot;/G&quot;;[.B93];&quot;.&quot;;[.D93];&quot;.&quot;;[.F93];&quot;.&quot;;[.H93]; &quot;.&quot;;[.J93])); IF([.K93]=&quot;&quot;;&quot;&quot;;CONCATENATE(&quot;/R&quot;;[.K93])))" table:style-name="ce1">
            <text:p>C6/G1</text:p>
          </table:table-cell>
          <table:table-cell office:value-type="string" table:style-name="ce1">
            <text:p>CRITERION.EXCLUSION.CONVICTIONS.CHILD_LABOUR-HUMAN_TRAFFICKING</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G1/R1" table:formula="of:=CONCATENATE(IF([.A94]=&quot;&quot;;&quot;&quot;;CONCATENATE(&quot;C&quot;; [.A94]));IF([.B94]=&quot;&quot;;&quot;&quot;;CONCATENATE(&quot;/G&quot;;[.B94]));IF([.C94]=&quot;&quot;;&quot;&quot;;CONCATENATE(&quot;/R&quot;;[.C94])); IF([.D94]=&quot;&quot;;&quot;&quot;;CONCATENATE(&quot;/G&quot;;[.B94];&quot;.&quot;;[.D94])); IF([.E94]=&quot;&quot;;&quot;&quot;;CONCATENATE(&quot;/R&quot;;[.E94])); IF([.F94]=&quot;&quot;;&quot;&quot;;CONCATENATE(&quot;/G&quot;;[.B94];&quot;.&quot;;[.D94];&quot;.&quot;;[.F94])); IF([.G94]=&quot;&quot;;&quot;&quot;;CONCATENATE(&quot;/R&quot;;[.G94])); IF([.H94]=&quot;&quot;;&quot;&quot;;CONCATENATE(&quot;/G&quot;;[.B94];&quot;.&quot;;[.D94];&quot;.&quot;;[.F94];&quot;.&quot;;[.H94])); IF([.I94]=&quot;&quot;;&quot;&quot;;CONCATENATE(&quot;/R&quot;;[.I94]));IF([.J94]=&quot;&quot;;&quot;&quot;;CONCATENATE(&quot;/G&quot;;[.B94];&quot;.&quot;;[.D94];&quot;.&quot;;[.F94];&quot;.&quot;;[.H94]; &quot;.&quot;;[.J94])); IF([.K94]=&quot;&quot;;&quot;&quot;;CONCATENATE(&quot;/R&quot;;[.K94])))" table:style-name="ce1">
            <text:p>C6/G1/R1</text:p>
          </table:table-cell>
          <table:table-cell office:value-type="string" table:style-name="ce1">
            <text:p>CRITERION.EXCLUSION.CONVICTIONS.CHILD_LABOUR-HUMAN_TRAFFICKING</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6/G1/G1.1" table:formula="of:=CONCATENATE(IF([.A95]=&quot;&quot;;&quot;&quot;;CONCATENATE(&quot;C&quot;; [.A95]));IF([.B95]=&quot;&quot;;&quot;&quot;;CONCATENATE(&quot;/G&quot;;[.B95]));IF([.C95]=&quot;&quot;;&quot;&quot;;CONCATENATE(&quot;/R&quot;;[.C95])); IF([.D95]=&quot;&quot;;&quot;&quot;;CONCATENATE(&quot;/G&quot;;[.B95];&quot;.&quot;;[.D95])); IF([.E95]=&quot;&quot;;&quot;&quot;;CONCATENATE(&quot;/R&quot;;[.E95])); IF([.F95]=&quot;&quot;;&quot;&quot;;CONCATENATE(&quot;/G&quot;;[.B95];&quot;.&quot;;[.D95];&quot;.&quot;;[.F95])); IF([.G95]=&quot;&quot;;&quot;&quot;;CONCATENATE(&quot;/R&quot;;[.G95])); IF([.H95]=&quot;&quot;;&quot;&quot;;CONCATENATE(&quot;/G&quot;;[.B95];&quot;.&quot;;[.D95];&quot;.&quot;;[.F95];&quot;.&quot;;[.H95])); IF([.I95]=&quot;&quot;;&quot;&quot;;CONCATENATE(&quot;/R&quot;;[.I95]));IF([.J95]=&quot;&quot;;&quot;&quot;;CONCATENATE(&quot;/G&quot;;[.B95];&quot;.&quot;;[.D95];&quot;.&quot;;[.F95];&quot;.&quot;;[.H95]; &quot;.&quot;;[.J95])); IF([.K95]=&quot;&quot;;&quot;&quot;;CONCATENATE(&quot;/R&quot;;[.K95])))" table:style-name="ce1">
            <text:p>C6/G1/G1.1</text:p>
          </table:table-cell>
          <table:table-cell office:value-type="string" table:style-name="ce1">
            <text:p>CRITERION.EXCLUSION.CONVICTIONS.CHILD_LABOUR-HUMAN_TRAFFICKING</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G1/G1.1/R1" table:formula="of:=CONCATENATE(IF([.A96]=&quot;&quot;;&quot;&quot;;CONCATENATE(&quot;C&quot;; [.A96]));IF([.B96]=&quot;&quot;;&quot;&quot;;CONCATENATE(&quot;/G&quot;;[.B96]));IF([.C96]=&quot;&quot;;&quot;&quot;;CONCATENATE(&quot;/R&quot;;[.C96])); IF([.D96]=&quot;&quot;;&quot;&quot;;CONCATENATE(&quot;/G&quot;;[.B96];&quot;.&quot;;[.D96])); IF([.E96]=&quot;&quot;;&quot;&quot;;CONCATENATE(&quot;/R&quot;;[.E96])); IF([.F96]=&quot;&quot;;&quot;&quot;;CONCATENATE(&quot;/G&quot;;[.B96];&quot;.&quot;;[.D96];&quot;.&quot;;[.F96])); IF([.G96]=&quot;&quot;;&quot;&quot;;CONCATENATE(&quot;/R&quot;;[.G96])); IF([.H96]=&quot;&quot;;&quot;&quot;;CONCATENATE(&quot;/G&quot;;[.B96];&quot;.&quot;;[.D96];&quot;.&quot;;[.F96];&quot;.&quot;;[.H96])); IF([.I96]=&quot;&quot;;&quot;&quot;;CONCATENATE(&quot;/R&quot;;[.I96]));IF([.J96]=&quot;&quot;;&quot;&quot;;CONCATENATE(&quot;/G&quot;;[.B96];&quot;.&quot;;[.D96];&quot;.&quot;;[.F96];&quot;.&quot;;[.H96]; &quot;.&quot;;[.J96])); IF([.K96]=&quot;&quot;;&quot;&quot;;CONCATENATE(&quot;/R&quot;;[.K96])))" table:style-name="ce1">
            <text:p>C6/G1/G1.1/R1</text:p>
          </table:table-cell>
          <table:table-cell office:value-type="string" table:style-name="ce1">
            <text:p>CRITERION.EXCLUSION.CONVICTIONS.CHILD_LABOUR-HUMAN_TRAFFICKING</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6/G1/G1.1/R2" table:formula="of:=CONCATENATE(IF([.A97]=&quot;&quot;;&quot;&quot;;CONCATENATE(&quot;C&quot;; [.A97]));IF([.B97]=&quot;&quot;;&quot;&quot;;CONCATENATE(&quot;/G&quot;;[.B97]));IF([.C97]=&quot;&quot;;&quot;&quot;;CONCATENATE(&quot;/R&quot;;[.C97])); IF([.D97]=&quot;&quot;;&quot;&quot;;CONCATENATE(&quot;/G&quot;;[.B97];&quot;.&quot;;[.D97])); IF([.E97]=&quot;&quot;;&quot;&quot;;CONCATENATE(&quot;/R&quot;;[.E97])); IF([.F97]=&quot;&quot;;&quot;&quot;;CONCATENATE(&quot;/G&quot;;[.B97];&quot;.&quot;;[.D97];&quot;.&quot;;[.F97])); IF([.G97]=&quot;&quot;;&quot;&quot;;CONCATENATE(&quot;/R&quot;;[.G97])); IF([.H97]=&quot;&quot;;&quot;&quot;;CONCATENATE(&quot;/G&quot;;[.B97];&quot;.&quot;;[.D97];&quot;.&quot;;[.F97];&quot;.&quot;;[.H97])); IF([.I97]=&quot;&quot;;&quot;&quot;;CONCATENATE(&quot;/R&quot;;[.I97]));IF([.J97]=&quot;&quot;;&quot;&quot;;CONCATENATE(&quot;/G&quot;;[.B97];&quot;.&quot;;[.D97];&quot;.&quot;;[.F97];&quot;.&quot;;[.H97]; &quot;.&quot;;[.J97])); IF([.K97]=&quot;&quot;;&quot;&quot;;CONCATENATE(&quot;/R&quot;;[.K97])))" table:style-name="ce1">
            <text:p>C6/G1/G1.1/R2</text:p>
          </table:table-cell>
          <table:table-cell office:value-type="string" table:style-name="ce1">
            <text:p>CRITERION.EXCLUSION.CONVICTIONS.CHILD_LABOUR-HUMAN_TRAFFICKING</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6/G1/G1.1/R3" table:formula="of:=CONCATENATE(IF([.A98]=&quot;&quot;;&quot;&quot;;CONCATENATE(&quot;C&quot;; [.A98]));IF([.B98]=&quot;&quot;;&quot;&quot;;CONCATENATE(&quot;/G&quot;;[.B98]));IF([.C98]=&quot;&quot;;&quot;&quot;;CONCATENATE(&quot;/R&quot;;[.C98])); IF([.D98]=&quot;&quot;;&quot;&quot;;CONCATENATE(&quot;/G&quot;;[.B98];&quot;.&quot;;[.D98])); IF([.E98]=&quot;&quot;;&quot;&quot;;CONCATENATE(&quot;/R&quot;;[.E98])); IF([.F98]=&quot;&quot;;&quot;&quot;;CONCATENATE(&quot;/G&quot;;[.B98];&quot;.&quot;;[.D98];&quot;.&quot;;[.F98])); IF([.G98]=&quot;&quot;;&quot;&quot;;CONCATENATE(&quot;/R&quot;;[.G98])); IF([.H98]=&quot;&quot;;&quot;&quot;;CONCATENATE(&quot;/G&quot;;[.B98];&quot;.&quot;;[.D98];&quot;.&quot;;[.F98];&quot;.&quot;;[.H98])); IF([.I98]=&quot;&quot;;&quot;&quot;;CONCATENATE(&quot;/R&quot;;[.I98]));IF([.J98]=&quot;&quot;;&quot;&quot;;CONCATENATE(&quot;/G&quot;;[.B98];&quot;.&quot;;[.D98];&quot;.&quot;;[.F98];&quot;.&quot;;[.H98]; &quot;.&quot;;[.J98])); IF([.K98]=&quot;&quot;;&quot;&quot;;CONCATENATE(&quot;/R&quot;;[.K98])))" table:style-name="ce1">
            <text:p>C6/G1/G1.1/R3</text:p>
          </table:table-cell>
          <table:table-cell office:value-type="string" table:style-name="ce1">
            <text:p>CRITERION.EXCLUSION.CONVICTIONS.CHILD_LABOUR-HUMAN_TRAFFICKING</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6/G1/G1.1/R4" table:formula="of:=CONCATENATE(IF([.A99]=&quot;&quot;;&quot;&quot;;CONCATENATE(&quot;C&quot;; [.A99]));IF([.B99]=&quot;&quot;;&quot;&quot;;CONCATENATE(&quot;/G&quot;;[.B99]));IF([.C99]=&quot;&quot;;&quot;&quot;;CONCATENATE(&quot;/R&quot;;[.C99])); IF([.D99]=&quot;&quot;;&quot;&quot;;CONCATENATE(&quot;/G&quot;;[.B99];&quot;.&quot;;[.D99])); IF([.E99]=&quot;&quot;;&quot;&quot;;CONCATENATE(&quot;/R&quot;;[.E99])); IF([.F99]=&quot;&quot;;&quot;&quot;;CONCATENATE(&quot;/G&quot;;[.B99];&quot;.&quot;;[.D99];&quot;.&quot;;[.F99])); IF([.G99]=&quot;&quot;;&quot;&quot;;CONCATENATE(&quot;/R&quot;;[.G99])); IF([.H99]=&quot;&quot;;&quot;&quot;;CONCATENATE(&quot;/G&quot;;[.B99];&quot;.&quot;;[.D99];&quot;.&quot;;[.F99];&quot;.&quot;;[.H99])); IF([.I99]=&quot;&quot;;&quot;&quot;;CONCATENATE(&quot;/R&quot;;[.I99]));IF([.J99]=&quot;&quot;;&quot;&quot;;CONCATENATE(&quot;/G&quot;;[.B99];&quot;.&quot;;[.D99];&quot;.&quot;;[.F99];&quot;.&quot;;[.H99]; &quot;.&quot;;[.J99])); IF([.K99]=&quot;&quot;;&quot;&quot;;CONCATENATE(&quot;/R&quot;;[.K99])))" table:style-name="ce1">
            <text:p>C6/G1/G1.1/R4</text:p>
          </table:table-cell>
          <table:table-cell office:value-type="string" table:style-name="ce1">
            <text:p>CRITERION.EXCLUSION.CONVICTIONS.CHILD_LABOUR-HUMAN_TRAFFICKING</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6/G1/G1.1/G1.1.1" table:formula="of:=CONCATENATE(IF([.A100]=&quot;&quot;;&quot;&quot;;CONCATENATE(&quot;C&quot;; [.A100]));IF([.B100]=&quot;&quot;;&quot;&quot;;CONCATENATE(&quot;/G&quot;;[.B100]));IF([.C100]=&quot;&quot;;&quot;&quot;;CONCATENATE(&quot;/R&quot;;[.C100])); IF([.D100]=&quot;&quot;;&quot;&quot;;CONCATENATE(&quot;/G&quot;;[.B100];&quot;.&quot;;[.D100])); IF([.E100]=&quot;&quot;;&quot;&quot;;CONCATENATE(&quot;/R&quot;;[.E100])); IF([.F100]=&quot;&quot;;&quot;&quot;;CONCATENATE(&quot;/G&quot;;[.B100];&quot;.&quot;;[.D100];&quot;.&quot;;[.F100])); IF([.G100]=&quot;&quot;;&quot;&quot;;CONCATENATE(&quot;/R&quot;;[.G100])); IF([.H100]=&quot;&quot;;&quot;&quot;;CONCATENATE(&quot;/G&quot;;[.B100];&quot;.&quot;;[.D100];&quot;.&quot;;[.F100];&quot;.&quot;;[.H100])); IF([.I100]=&quot;&quot;;&quot;&quot;;CONCATENATE(&quot;/R&quot;;[.I100]));IF([.J100]=&quot;&quot;;&quot;&quot;;CONCATENATE(&quot;/G&quot;;[.B100];&quot;.&quot;;[.D100];&quot;.&quot;;[.F100];&quot;.&quot;;[.H100]; &quot;.&quot;;[.J100])); IF([.K100]=&quot;&quot;;&quot;&quot;;CONCATENATE(&quot;/R&quot;;[.K100])))" table:style-name="ce1">
            <text:p>C6/G1/G1.1/G1.1.1</text:p>
          </table:table-cell>
          <table:table-cell office:value-type="string" table:style-name="ce1">
            <text:p>CRITERION.EXCLUSION.CONVICTIONS.CHILD_LABOUR-HUMAN_TRAFFICKING</text:p>
          </table:table-cell>
          <table:table-cell office:value-type="string" table:style-name="ce23">
            <text:p>f4978772-3126-4ded-bc30-f50da8c3a038</text:p>
          </table:table-cell>
          <table:table-cell table:style-name="ce1"/>
          <table:table-cell office:value-type="string" table:style-name="ce22">
            <text:p>GROUP_FULFILLED.ON_TRUE</text:p>
          </table:table-cell>
          <table:table-cell office:value-type="string" table:style-name="ce23">
            <text:p>Need to distinguish this subgroup from those other containing the same questions but different PI.</text:p>
          </table:table-cell>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6/G1/G1.1/G1.1.1/R1" table:formula="of:=CONCATENATE(IF([.A101]=&quot;&quot;;&quot;&quot;;CONCATENATE(&quot;C&quot;; [.A101]));IF([.B101]=&quot;&quot;;&quot;&quot;;CONCATENATE(&quot;/G&quot;;[.B101]));IF([.C101]=&quot;&quot;;&quot;&quot;;CONCATENATE(&quot;/R&quot;;[.C101])); IF([.D101]=&quot;&quot;;&quot;&quot;;CONCATENATE(&quot;/G&quot;;[.B101];&quot;.&quot;;[.D101])); IF([.E101]=&quot;&quot;;&quot;&quot;;CONCATENATE(&quot;/R&quot;;[.E101])); IF([.F101]=&quot;&quot;;&quot;&quot;;CONCATENATE(&quot;/G&quot;;[.B101];&quot;.&quot;;[.D101];&quot;.&quot;;[.F101])); IF([.G101]=&quot;&quot;;&quot;&quot;;CONCATENATE(&quot;/R&quot;;[.G101])); IF([.H101]=&quot;&quot;;&quot;&quot;;CONCATENATE(&quot;/G&quot;;[.B101];&quot;.&quot;;[.D101];&quot;.&quot;;[.F101];&quot;.&quot;;[.H101])); IF([.I101]=&quot;&quot;;&quot;&quot;;CONCATENATE(&quot;/R&quot;;[.I101]));IF([.J101]=&quot;&quot;;&quot;&quot;;CONCATENATE(&quot;/G&quot;;[.B101];&quot;.&quot;;[.D101];&quot;.&quot;;[.F101];&quot;.&quot;;[.H101]; &quot;.&quot;;[.J101])); IF([.K101]=&quot;&quot;;&quot;&quot;;CONCATENATE(&quot;/R&quot;;[.K101])))" table:style-name="ce1">
            <text:p>C6/G1/G1.1/G1.1.1/R1</text:p>
          </table:table-cell>
          <table:table-cell office:value-type="string" table:style-name="ce1">
            <text:p>CRITERION.EXCLUSION.CONVICTIONS.CHILD_LABOUR-HUMAN_TRAFFICKING</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6/G1/G1.1/G1.1.1/G1.1.1.1" table:formula="of:=CONCATENATE(IF([.A102]=&quot;&quot;;&quot;&quot;;CONCATENATE(&quot;C&quot;; [.A102]));IF([.B102]=&quot;&quot;;&quot;&quot;;CONCATENATE(&quot;/G&quot;;[.B102]));IF([.C102]=&quot;&quot;;&quot;&quot;;CONCATENATE(&quot;/R&quot;;[.C102])); IF([.D102]=&quot;&quot;;&quot;&quot;;CONCATENATE(&quot;/G&quot;;[.B102];&quot;.&quot;;[.D102])); IF([.E102]=&quot;&quot;;&quot;&quot;;CONCATENATE(&quot;/R&quot;;[.E102])); IF([.F102]=&quot;&quot;;&quot;&quot;;CONCATENATE(&quot;/G&quot;;[.B102];&quot;.&quot;;[.D102];&quot;.&quot;;[.F102])); IF([.G102]=&quot;&quot;;&quot;&quot;;CONCATENATE(&quot;/R&quot;;[.G102])); IF([.H102]=&quot;&quot;;&quot;&quot;;CONCATENATE(&quot;/G&quot;;[.B102];&quot;.&quot;;[.D102];&quot;.&quot;;[.F102];&quot;.&quot;;[.H102])); IF([.I102]=&quot;&quot;;&quot;&quot;;CONCATENATE(&quot;/R&quot;;[.I102]));IF([.J102]=&quot;&quot;;&quot;&quot;;CONCATENATE(&quot;/G&quot;;[.B102];&quot;.&quot;;[.D102];&quot;.&quot;;[.F102];&quot;.&quot;;[.H102]; &quot;.&quot;;[.J102])); IF([.K102]=&quot;&quot;;&quot;&quot;;CONCATENATE(&quot;/R&quot;;[.K102])))" table:style-name="ce1">
            <text:p>C6/G1/G1.1/G1.1.1/G1.1.1.1</text:p>
          </table:table-cell>
          <table:table-cell office:value-type="string" table:style-name="ce1">
            <text:p>CRITERION.EXCLUSION.CONVICTIONS.CHILD_LABOUR-HUMAN_TRAFFICKING</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6/G1/G1.1/G1.1.1/G1.1.1.1/R1" table:formula="of:=CONCATENATE(IF([.A103]=&quot;&quot;;&quot;&quot;;CONCATENATE(&quot;C&quot;; [.A103]));IF([.B103]=&quot;&quot;;&quot;&quot;;CONCATENATE(&quot;/G&quot;;[.B103]));IF([.C103]=&quot;&quot;;&quot;&quot;;CONCATENATE(&quot;/R&quot;;[.C103])); IF([.D103]=&quot;&quot;;&quot;&quot;;CONCATENATE(&quot;/G&quot;;[.B103];&quot;.&quot;;[.D103])); IF([.E103]=&quot;&quot;;&quot;&quot;;CONCATENATE(&quot;/R&quot;;[.E103])); IF([.F103]=&quot;&quot;;&quot;&quot;;CONCATENATE(&quot;/G&quot;;[.B103];&quot;.&quot;;[.D103];&quot;.&quot;;[.F103])); IF([.G103]=&quot;&quot;;&quot;&quot;;CONCATENATE(&quot;/R&quot;;[.G103])); IF([.H103]=&quot;&quot;;&quot;&quot;;CONCATENATE(&quot;/G&quot;;[.B103];&quot;.&quot;;[.D103];&quot;.&quot;;[.F103];&quot;.&quot;;[.H103])); IF([.I103]=&quot;&quot;;&quot;&quot;;CONCATENATE(&quot;/R&quot;;[.I103]));IF([.J103]=&quot;&quot;;&quot;&quot;;CONCATENATE(&quot;/G&quot;;[.B103];&quot;.&quot;;[.D103];&quot;.&quot;;[.F103];&quot;.&quot;;[.H103]; &quot;.&quot;;[.J103])); IF([.K103]=&quot;&quot;;&quot;&quot;;CONCATENATE(&quot;/R&quot;;[.K103])))" table:style-name="ce1">
            <text:p>C6/G1/G1.1/G1.1.1/G1.1.1.1/R1</text:p>
          </table:table-cell>
          <table:table-cell office:value-type="string" table:style-name="ce1">
            <text:p>CRITERION.EXCLUSION.CONVICTIONS.CHILD_LABOUR-HUMAN_TRAFFICKING</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number-columns-repeated="9" table:style-name="ce1"/>
          <table:table-cell office:value-type="string" office:string-value="C6/G2" table:formula="of:=CONCATENATE(IF([.A104]=&quot;&quot;;&quot;&quot;;CONCATENATE(&quot;C&quot;; [.A104]));IF([.B104]=&quot;&quot;;&quot;&quot;;CONCATENATE(&quot;/G&quot;;[.B104]));IF([.C104]=&quot;&quot;;&quot;&quot;;CONCATENATE(&quot;/R&quot;;[.C104])); IF([.D104]=&quot;&quot;;&quot;&quot;;CONCATENATE(&quot;/G&quot;;[.B104];&quot;.&quot;;[.D104])); IF([.E104]=&quot;&quot;;&quot;&quot;;CONCATENATE(&quot;/R&quot;;[.E104])); IF([.F104]=&quot;&quot;;&quot;&quot;;CONCATENATE(&quot;/G&quot;;[.B104];&quot;.&quot;;[.D104];&quot;.&quot;;[.F104])); IF([.G104]=&quot;&quot;;&quot;&quot;;CONCATENATE(&quot;/R&quot;;[.G104])); IF([.H104]=&quot;&quot;;&quot;&quot;;CONCATENATE(&quot;/G&quot;;[.B104];&quot;.&quot;;[.D104];&quot;.&quot;;[.F104];&quot;.&quot;;[.H104])); IF([.I104]=&quot;&quot;;&quot;&quot;;CONCATENATE(&quot;/R&quot;;[.I104]));IF([.J104]=&quot;&quot;;&quot;&quot;;CONCATENATE(&quot;/G&quot;;[.B104];&quot;.&quot;;[.D104];&quot;.&quot;;[.F104];&quot;.&quot;;[.H104]; &quot;.&quot;;[.J104])); IF([.K104]=&quot;&quot;;&quot;&quot;;CONCATENATE(&quot;/R&quot;;[.K104])))" table:style-name="ce1">
            <text:p>C6/G2</text:p>
          </table:table-cell>
          <table:table-cell office:value-type="string" table:style-name="ce1">
            <text:p>CRITERION.EXCLUSION.CONVICTIONS.CHILD_LABOUR-HUMAN_TRAFFICKING</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6/G2/R1" table:formula="of:=CONCATENATE(IF([.A105]=&quot;&quot;;&quot;&quot;;CONCATENATE(&quot;C&quot;; [.A105]));IF([.B105]=&quot;&quot;;&quot;&quot;;CONCATENATE(&quot;/G&quot;;[.B105]));IF([.C105]=&quot;&quot;;&quot;&quot;;CONCATENATE(&quot;/R&quot;;[.C105])); IF([.D105]=&quot;&quot;;&quot;&quot;;CONCATENATE(&quot;/G&quot;;[.B105];&quot;.&quot;;[.D105])); IF([.E105]=&quot;&quot;;&quot;&quot;;CONCATENATE(&quot;/R&quot;;[.E105])); IF([.F105]=&quot;&quot;;&quot;&quot;;CONCATENATE(&quot;/G&quot;;[.B105];&quot;.&quot;;[.D105];&quot;.&quot;;[.F105])); IF([.G105]=&quot;&quot;;&quot;&quot;;CONCATENATE(&quot;/R&quot;;[.G105])); IF([.H105]=&quot;&quot;;&quot;&quot;;CONCATENATE(&quot;/G&quot;;[.B105];&quot;.&quot;;[.D105];&quot;.&quot;;[.F105];&quot;.&quot;;[.H105])); IF([.I105]=&quot;&quot;;&quot;&quot;;CONCATENATE(&quot;/R&quot;;[.I105]));IF([.J105]=&quot;&quot;;&quot;&quot;;CONCATENATE(&quot;/G&quot;;[.B105];&quot;.&quot;;[.D105];&quot;.&quot;;[.F105];&quot;.&quot;;[.H105]; &quot;.&quot;;[.J105])); IF([.K105]=&quot;&quot;;&quot;&quot;;CONCATENATE(&quot;/R&quot;;[.K105])))" table:style-name="ce1">
            <text:p>C6/G2/R1</text:p>
          </table:table-cell>
          <table:table-cell office:value-type="string" table:style-name="ce1">
            <text:p>CRITERION.EXCLUSION.CONVICTIONS.CHILD_LABOUR-HUMAN_TRAFFICKING</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6/G2/G2.1" table:formula="of:=CONCATENATE(IF([.A106]=&quot;&quot;;&quot;&quot;;CONCATENATE(&quot;C&quot;; [.A106]));IF([.B106]=&quot;&quot;;&quot;&quot;;CONCATENATE(&quot;/G&quot;;[.B106]));IF([.C106]=&quot;&quot;;&quot;&quot;;CONCATENATE(&quot;/R&quot;;[.C106])); IF([.D106]=&quot;&quot;;&quot;&quot;;CONCATENATE(&quot;/G&quot;;[.B106];&quot;.&quot;;[.D106])); IF([.E106]=&quot;&quot;;&quot;&quot;;CONCATENATE(&quot;/R&quot;;[.E106])); IF([.F106]=&quot;&quot;;&quot;&quot;;CONCATENATE(&quot;/G&quot;;[.B106];&quot;.&quot;;[.D106];&quot;.&quot;;[.F106])); IF([.G106]=&quot;&quot;;&quot;&quot;;CONCATENATE(&quot;/R&quot;;[.G106])); IF([.H106]=&quot;&quot;;&quot;&quot;;CONCATENATE(&quot;/G&quot;;[.B106];&quot;.&quot;;[.D106];&quot;.&quot;;[.F106];&quot;.&quot;;[.H106])); IF([.I106]=&quot;&quot;;&quot;&quot;;CONCATENATE(&quot;/R&quot;;[.I106]));IF([.J106]=&quot;&quot;;&quot;&quot;;CONCATENATE(&quot;/G&quot;;[.B106];&quot;.&quot;;[.D106];&quot;.&quot;;[.F106];&quot;.&quot;;[.H106]; &quot;.&quot;;[.J106])); IF([.K106]=&quot;&quot;;&quot;&quot;;CONCATENATE(&quot;/R&quot;;[.K106])))" table:style-name="ce1">
            <text:p>C6/G2/G2.1</text:p>
          </table:table-cell>
          <table:table-cell office:value-type="string" table:style-name="ce1">
            <text:p>CRITERION.EXCLUSION.CONVICTIONS.CHILD_LABOUR-HUMAN_TRAFFICKING</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G2/G2.1/R1" table:formula="of:=CONCATENATE(IF([.A107]=&quot;&quot;;&quot;&quot;;CONCATENATE(&quot;C&quot;; [.A107]));IF([.B107]=&quot;&quot;;&quot;&quot;;CONCATENATE(&quot;/G&quot;;[.B107]));IF([.C107]=&quot;&quot;;&quot;&quot;;CONCATENATE(&quot;/R&quot;;[.C107])); IF([.D107]=&quot;&quot;;&quot;&quot;;CONCATENATE(&quot;/G&quot;;[.B107];&quot;.&quot;;[.D107])); IF([.E107]=&quot;&quot;;&quot;&quot;;CONCATENATE(&quot;/R&quot;;[.E107])); IF([.F107]=&quot;&quot;;&quot;&quot;;CONCATENATE(&quot;/G&quot;;[.B107];&quot;.&quot;;[.D107];&quot;.&quot;;[.F107])); IF([.G107]=&quot;&quot;;&quot;&quot;;CONCATENATE(&quot;/R&quot;;[.G107])); IF([.H107]=&quot;&quot;;&quot;&quot;;CONCATENATE(&quot;/G&quot;;[.B107];&quot;.&quot;;[.D107];&quot;.&quot;;[.F107];&quot;.&quot;;[.H107])); IF([.I107]=&quot;&quot;;&quot;&quot;;CONCATENATE(&quot;/R&quot;;[.I107]));IF([.J107]=&quot;&quot;;&quot;&quot;;CONCATENATE(&quot;/G&quot;;[.B107];&quot;.&quot;;[.D107];&quot;.&quot;;[.F107];&quot;.&quot;;[.H107]; &quot;.&quot;;[.J107])); IF([.K107]=&quot;&quot;;&quot;&quot;;CONCATENATE(&quot;/R&quot;;[.K107])))" table:style-name="ce1">
            <text:p>C6/G2/G2.1/R1</text:p>
          </table:table-cell>
          <table:table-cell office:value-type="string" table:style-name="ce1">
            <text:p>CRITERION.EXCLUSION.CONVICTIONS.CHILD_LABOUR-HUMAN_TRAFFICKING</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6/G2/G2.1/R2" table:formula="of:=CONCATENATE(IF([.A108]=&quot;&quot;;&quot;&quot;;CONCATENATE(&quot;C&quot;; [.A108]));IF([.B108]=&quot;&quot;;&quot;&quot;;CONCATENATE(&quot;/G&quot;;[.B108]));IF([.C108]=&quot;&quot;;&quot;&quot;;CONCATENATE(&quot;/R&quot;;[.C108])); IF([.D108]=&quot;&quot;;&quot;&quot;;CONCATENATE(&quot;/G&quot;;[.B108];&quot;.&quot;;[.D108])); IF([.E108]=&quot;&quot;;&quot;&quot;;CONCATENATE(&quot;/R&quot;;[.E108])); IF([.F108]=&quot;&quot;;&quot;&quot;;CONCATENATE(&quot;/G&quot;;[.B108];&quot;.&quot;;[.D108];&quot;.&quot;;[.F108])); IF([.G108]=&quot;&quot;;&quot;&quot;;CONCATENATE(&quot;/R&quot;;[.G108])); IF([.H108]=&quot;&quot;;&quot;&quot;;CONCATENATE(&quot;/G&quot;;[.B108];&quot;.&quot;;[.D108];&quot;.&quot;;[.F108];&quot;.&quot;;[.H108])); IF([.I108]=&quot;&quot;;&quot;&quot;;CONCATENATE(&quot;/R&quot;;[.I108]));IF([.J108]=&quot;&quot;;&quot;&quot;;CONCATENATE(&quot;/G&quot;;[.B108];&quot;.&quot;;[.D108];&quot;.&quot;;[.F108];&quot;.&quot;;[.H108]; &quot;.&quot;;[.J108])); IF([.K108]=&quot;&quot;;&quot;&quot;;CONCATENATE(&quot;/R&quot;;[.K108])))" table:style-name="ce1">
            <text:p>C6/G2/G2.1/R2</text:p>
          </table:table-cell>
          <table:table-cell office:value-type="string" table:style-name="ce1">
            <text:p>CRITERION.EXCLUSION.CONVICTIONS.CHILD_LABOUR-HUMAN_TRAFFICKING</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6" table:style-name="ce19">
            <text:p>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6/G2/G2.1/R3" table:formula="of:=CONCATENATE(IF([.A109]=&quot;&quot;;&quot;&quot;;CONCATENATE(&quot;C&quot;; [.A109]));IF([.B109]=&quot;&quot;;&quot;&quot;;CONCATENATE(&quot;/G&quot;;[.B109]));IF([.C109]=&quot;&quot;;&quot;&quot;;CONCATENATE(&quot;/R&quot;;[.C109])); IF([.D109]=&quot;&quot;;&quot;&quot;;CONCATENATE(&quot;/G&quot;;[.B109];&quot;.&quot;;[.D109])); IF([.E109]=&quot;&quot;;&quot;&quot;;CONCATENATE(&quot;/R&quot;;[.E109])); IF([.F109]=&quot;&quot;;&quot;&quot;;CONCATENATE(&quot;/G&quot;;[.B109];&quot;.&quot;;[.D109];&quot;.&quot;;[.F109])); IF([.G109]=&quot;&quot;;&quot;&quot;;CONCATENATE(&quot;/R&quot;;[.G109])); IF([.H109]=&quot;&quot;;&quot;&quot;;CONCATENATE(&quot;/G&quot;;[.B109];&quot;.&quot;;[.D109];&quot;.&quot;;[.F109];&quot;.&quot;;[.H109])); IF([.I109]=&quot;&quot;;&quot;&quot;;CONCATENATE(&quot;/R&quot;;[.I109]));IF([.J109]=&quot;&quot;;&quot;&quot;;CONCATENATE(&quot;/G&quot;;[.B109];&quot;.&quot;;[.D109];&quot;.&quot;;[.F109];&quot;.&quot;;[.H109]; &quot;.&quot;;[.J109])); IF([.K109]=&quot;&quot;;&quot;&quot;;CONCATENATE(&quot;/R&quot;;[.K109])))" table:style-name="ce7">
            <text:p>C6/G2/G2.1/R3</text:p>
          </table:table-cell>
          <table:table-cell office:value-type="string" table:style-name="ce7">
            <text:p>CRITERION.EXCLUSION.CONVICTIONS.CHILD_LABOUR-HUMAN_TRAFFICKING</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7" table:style-name="ce21">
            <text:p>7</text:p>
          </table:table-cell>
          <table:table-cell table:number-columns-repeated="10" table:style-name="ce5"/>
          <table:table-cell office:value-type="string" office:string-value="C7" table:formula="of:=CONCATENATE(IF([.A110]=&quot;&quot;;&quot;&quot;;CONCATENATE(&quot;C&quot;; [.A110]));IF([.B110]=&quot;&quot;;&quot;&quot;;CONCATENATE(&quot;/G&quot;;[.B110]));IF([.C110]=&quot;&quot;;&quot;&quot;;CONCATENATE(&quot;/R&quot;;[.C110])); IF([.D110]=&quot;&quot;;&quot;&quot;;CONCATENATE(&quot;/G&quot;;[.B110];&quot;.&quot;;[.D110])); IF([.E110]=&quot;&quot;;&quot;&quot;;CONCATENATE(&quot;/R&quot;;[.E110])); IF([.F110]=&quot;&quot;;&quot;&quot;;CONCATENATE(&quot;/G&quot;;[.B110];&quot;.&quot;;[.D110];&quot;.&quot;;[.F110])); IF([.G110]=&quot;&quot;;&quot;&quot;;CONCATENATE(&quot;/R&quot;;[.G110])); IF([.H110]=&quot;&quot;;&quot;&quot;;CONCATENATE(&quot;/G&quot;;[.B110];&quot;.&quot;;[.D110];&quot;.&quot;;[.F110];&quot;.&quot;;[.H110])); IF([.I110]=&quot;&quot;;&quot;&quot;;CONCATENATE(&quot;/R&quot;;[.I110]));IF([.J110]=&quot;&quot;;&quot;&quot;;CONCATENATE(&quot;/G&quot;;[.B110];&quot;.&quot;;[.D110];&quot;.&quot;;[.F110];&quot;.&quot;;[.H110]; &quot;.&quot;;[.J110])); IF([.K110]=&quot;&quot;;&quot;&quot;;CONCATENATE(&quot;/R&quot;;[.K110])))" table:style-name="ce5">
            <text:p>C7</text:p>
          </table:table-cell>
          <table:table-cell office:value-type="string" table:style-name="ce5">
            <text:p>CRITERION.EXCLUSION.CONTRIBUTIONS.PAYMENT_OF_TAXES</text:p>
          </table:table-cell>
          <table:table-cell office:value-type="string" table:style-name="ce5">
            <text:p>b61bbeb7-690e-4a40-bc68-d6d4ecfaa3d4</text:p>
          </table:table-cell>
          <table:table-cell office:value-type="string" table:style-name="ce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5"/>
          <table:table-cell table:style-name="ce6"/>
          <table:table-cell table:number-columns-repeated="16367"/>
        </table:table-row>
        <table:table-row table:style-name="ro1">
          <table:table-cell office:value-type="float" office:value="7" table:style-name="ce18">
            <text:p>7</text:p>
          </table:table-cell>
          <table:table-cell office:value-type="float" office:value="1" table:style-name="ce1">
            <text:p>1</text:p>
          </table:table-cell>
          <table:table-cell table:number-columns-repeated="9" table:style-name="ce1"/>
          <table:table-cell office:value-type="string" office:string-value="C7/G1" table:formula="of:=CONCATENATE(IF([.A111]=&quot;&quot;;&quot;&quot;;CONCATENATE(&quot;C&quot;; [.A111]));IF([.B111]=&quot;&quot;;&quot;&quot;;CONCATENATE(&quot;/G&quot;;[.B111]));IF([.C111]=&quot;&quot;;&quot;&quot;;CONCATENATE(&quot;/R&quot;;[.C111])); IF([.D111]=&quot;&quot;;&quot;&quot;;CONCATENATE(&quot;/G&quot;;[.B111];&quot;.&quot;;[.D111])); IF([.E111]=&quot;&quot;;&quot;&quot;;CONCATENATE(&quot;/R&quot;;[.E111])); IF([.F111]=&quot;&quot;;&quot;&quot;;CONCATENATE(&quot;/G&quot;;[.B111];&quot;.&quot;;[.D111];&quot;.&quot;;[.F111])); IF([.G111]=&quot;&quot;;&quot;&quot;;CONCATENATE(&quot;/R&quot;;[.G111])); IF([.H111]=&quot;&quot;;&quot;&quot;;CONCATENATE(&quot;/G&quot;;[.B111];&quot;.&quot;;[.D111];&quot;.&quot;;[.F111];&quot;.&quot;;[.H111])); IF([.I111]=&quot;&quot;;&quot;&quot;;CONCATENATE(&quot;/R&quot;;[.I111]));IF([.J111]=&quot;&quot;;&quot;&quot;;CONCATENATE(&quot;/G&quot;;[.B111];&quot;.&quot;;[.D111];&quot;.&quot;;[.F111];&quot;.&quot;;[.H111]; &quot;.&quot;;[.J111])); IF([.K111]=&quot;&quot;;&quot;&quot;;CONCATENATE(&quot;/R&quot;;[.K111])))" table:style-name="ce1">
            <text:p>C7/G1</text:p>
          </table:table-cell>
          <table:table-cell office:value-type="string" table:style-name="ce1">
            <text:p>CRITERION.EXCLUSION.CONTRIBUTIONS.PAYMENT_OF_TAXES</text:p>
          </table:table-cell>
          <table:table-cell office:value-type="string" table:style-name="ce1">
            <text:p>098fd3cc-466e-4233-af1a-affe09471bce</text:p>
          </table:table-cell>
          <table:table-cell table:number-columns-repeated="2"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7/G1/R1" table:formula="of:=CONCATENATE(IF([.A112]=&quot;&quot;;&quot;&quot;;CONCATENATE(&quot;C&quot;; [.A112]));IF([.B112]=&quot;&quot;;&quot;&quot;;CONCATENATE(&quot;/G&quot;;[.B112]));IF([.C112]=&quot;&quot;;&quot;&quot;;CONCATENATE(&quot;/R&quot;;[.C112])); IF([.D112]=&quot;&quot;;&quot;&quot;;CONCATENATE(&quot;/G&quot;;[.B112];&quot;.&quot;;[.D112])); IF([.E112]=&quot;&quot;;&quot;&quot;;CONCATENATE(&quot;/R&quot;;[.E112])); IF([.F112]=&quot;&quot;;&quot;&quot;;CONCATENATE(&quot;/G&quot;;[.B112];&quot;.&quot;;[.D112];&quot;.&quot;;[.F112])); IF([.G112]=&quot;&quot;;&quot;&quot;;CONCATENATE(&quot;/R&quot;;[.G112])); IF([.H112]=&quot;&quot;;&quot;&quot;;CONCATENATE(&quot;/G&quot;;[.B112];&quot;.&quot;;[.D112];&quot;.&quot;;[.F112];&quot;.&quot;;[.H112])); IF([.I112]=&quot;&quot;;&quot;&quot;;CONCATENATE(&quot;/R&quot;;[.I112]));IF([.J112]=&quot;&quot;;&quot;&quot;;CONCATENATE(&quot;/G&quot;;[.B112];&quot;.&quot;;[.D112];&quot;.&quot;;[.F112];&quot;.&quot;;[.H112]; &quot;.&quot;;[.J112])); IF([.K112]=&quot;&quot;;&quot;&quot;;CONCATENATE(&quot;/R&quot;;[.K112])))" table:style-name="ce1">
            <text:p>C7/G1/R1</text:p>
          </table:table-cell>
          <table:table-cell office:value-type="string" table:style-name="ce1">
            <text:p>CRITERION.EXCLUSION.CONTRIBUTIONS.PAYMENT_OF_TAXES</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7/G1/G1.1" table:formula="of:=CONCATENATE(IF([.A113]=&quot;&quot;;&quot;&quot;;CONCATENATE(&quot;C&quot;; [.A113]));IF([.B113]=&quot;&quot;;&quot;&quot;;CONCATENATE(&quot;/G&quot;;[.B113]));IF([.C113]=&quot;&quot;;&quot;&quot;;CONCATENATE(&quot;/R&quot;;[.C113])); IF([.D113]=&quot;&quot;;&quot;&quot;;CONCATENATE(&quot;/G&quot;;[.B113];&quot;.&quot;;[.D113])); IF([.E113]=&quot;&quot;;&quot;&quot;;CONCATENATE(&quot;/R&quot;;[.E113])); IF([.F113]=&quot;&quot;;&quot;&quot;;CONCATENATE(&quot;/G&quot;;[.B113];&quot;.&quot;;[.D113];&quot;.&quot;;[.F113])); IF([.G113]=&quot;&quot;;&quot;&quot;;CONCATENATE(&quot;/R&quot;;[.G113])); IF([.H113]=&quot;&quot;;&quot;&quot;;CONCATENATE(&quot;/G&quot;;[.B113];&quot;.&quot;;[.D113];&quot;.&quot;;[.F113];&quot;.&quot;;[.H113])); IF([.I113]=&quot;&quot;;&quot;&quot;;CONCATENATE(&quot;/R&quot;;[.I113]));IF([.J113]=&quot;&quot;;&quot;&quot;;CONCATENATE(&quot;/G&quot;;[.B113];&quot;.&quot;;[.D113];&quot;.&quot;;[.F113];&quot;.&quot;;[.H113]; &quot;.&quot;;[.J113])); IF([.K113]=&quot;&quot;;&quot;&quot;;CONCATENATE(&quot;/R&quot;;[.K113])))" table:style-name="ce1">
            <text:p>C7/G1/G1.1</text:p>
          </table:table-cell>
          <table:table-cell office:value-type="string" table:style-name="ce1">
            <text:p>CRITERION.EXCLUSION.CONTRIBUTIONS.PAYMENT_OF_TAXES</text:p>
          </table:table-cell>
          <table:table-cell office:value-type="string" table:style-name="ce1">
            <text:p>f8499787-f9f8-4355-95e2-9784426f4d7b</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7/G1/G1.1/R1" table:formula="of:=CONCATENATE(IF([.A114]=&quot;&quot;;&quot;&quot;;CONCATENATE(&quot;C&quot;; [.A114]));IF([.B114]=&quot;&quot;;&quot;&quot;;CONCATENATE(&quot;/G&quot;;[.B114]));IF([.C114]=&quot;&quot;;&quot;&quot;;CONCATENATE(&quot;/R&quot;;[.C114])); IF([.D114]=&quot;&quot;;&quot;&quot;;CONCATENATE(&quot;/G&quot;;[.B114];&quot;.&quot;;[.D114])); IF([.E114]=&quot;&quot;;&quot;&quot;;CONCATENATE(&quot;/R&quot;;[.E114])); IF([.F114]=&quot;&quot;;&quot;&quot;;CONCATENATE(&quot;/G&quot;;[.B114];&quot;.&quot;;[.D114];&quot;.&quot;;[.F114])); IF([.G114]=&quot;&quot;;&quot;&quot;;CONCATENATE(&quot;/R&quot;;[.G114])); IF([.H114]=&quot;&quot;;&quot;&quot;;CONCATENATE(&quot;/G&quot;;[.B114];&quot;.&quot;;[.D114];&quot;.&quot;;[.F114];&quot;.&quot;;[.H114])); IF([.I114]=&quot;&quot;;&quot;&quot;;CONCATENATE(&quot;/R&quot;;[.I114]));IF([.J114]=&quot;&quot;;&quot;&quot;;CONCATENATE(&quot;/G&quot;;[.B114];&quot;.&quot;;[.D114];&quot;.&quot;;[.F114];&quot;.&quot;;[.H114]; &quot;.&quot;;[.J114])); IF([.K114]=&quot;&quot;;&quot;&quot;;CONCATENATE(&quot;/R&quot;;[.K114])))" table:style-name="ce1">
            <text:p>C7/G1/G1.1/R1</text:p>
          </table:table-cell>
          <table:table-cell office:value-type="string" table:style-name="ce1">
            <text:p>CRITERION.EXCLUSION.CONTRIBUTIONS.PAYMENT_OF_TAXES</text:p>
          </table:table-cell>
          <table:table-cell office:value-type="string" table:style-name="ce1">
            <text:p>6c87d3d4-e8eb-4253-b385-6373020ab886</text:p>
          </table:table-cell>
          <table:table-cell office:value-type="string" table:style-name="ce1">
            <text:p>Country or member state concerned</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7/G1/G1.1/R2" table:formula="of:=CONCATENATE(IF([.A115]=&quot;&quot;;&quot;&quot;;CONCATENATE(&quot;C&quot;; [.A115]));IF([.B115]=&quot;&quot;;&quot;&quot;;CONCATENATE(&quot;/G&quot;;[.B115]));IF([.C115]=&quot;&quot;;&quot;&quot;;CONCATENATE(&quot;/R&quot;;[.C115])); IF([.D115]=&quot;&quot;;&quot;&quot;;CONCATENATE(&quot;/G&quot;;[.B115];&quot;.&quot;;[.D115])); IF([.E115]=&quot;&quot;;&quot;&quot;;CONCATENATE(&quot;/R&quot;;[.E115])); IF([.F115]=&quot;&quot;;&quot;&quot;;CONCATENATE(&quot;/G&quot;;[.B115];&quot;.&quot;;[.D115];&quot;.&quot;;[.F115])); IF([.G115]=&quot;&quot;;&quot;&quot;;CONCATENATE(&quot;/R&quot;;[.G115])); IF([.H115]=&quot;&quot;;&quot;&quot;;CONCATENATE(&quot;/G&quot;;[.B115];&quot;.&quot;;[.D115];&quot;.&quot;;[.F115];&quot;.&quot;;[.H115])); IF([.I115]=&quot;&quot;;&quot;&quot;;CONCATENATE(&quot;/R&quot;;[.I115]));IF([.J115]=&quot;&quot;;&quot;&quot;;CONCATENATE(&quot;/G&quot;;[.B115];&quot;.&quot;;[.D115];&quot;.&quot;;[.F115];&quot;.&quot;;[.H115]; &quot;.&quot;;[.J115])); IF([.K115]=&quot;&quot;;&quot;&quot;;CONCATENATE(&quot;/R&quot;;[.K115])))" table:style-name="ce1">
            <text:p>C7/G1/G1.1/R2</text:p>
          </table:table-cell>
          <table:table-cell office:value-type="string" table:style-name="ce1">
            <text:p>CRITERION.EXCLUSION.CONTRIBUTIONS.PAYMENT_OF_TAXES</text:p>
          </table:table-cell>
          <table:table-cell office:value-type="string" table:style-name="ce1">
            <text:p>9052cc59-cfe5-41c6-a314-02a7f378ffe8</text:p>
          </table:table-cell>
          <table:table-cell office:value-type="string" table:style-name="ce1">
            <text:p>Amount concerned</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7/G1/G1.1/G1.1.1" table:formula="of:=CONCATENATE(IF([.A116]=&quot;&quot;;&quot;&quot;;CONCATENATE(&quot;C&quot;; [.A116]));IF([.B116]=&quot;&quot;;&quot;&quot;;CONCATENATE(&quot;/G&quot;;[.B116]));IF([.C116]=&quot;&quot;;&quot;&quot;;CONCATENATE(&quot;/R&quot;;[.C116])); IF([.D116]=&quot;&quot;;&quot;&quot;;CONCATENATE(&quot;/G&quot;;[.B116];&quot;.&quot;;[.D116])); IF([.E116]=&quot;&quot;;&quot;&quot;;CONCATENATE(&quot;/R&quot;;[.E116])); IF([.F116]=&quot;&quot;;&quot;&quot;;CONCATENATE(&quot;/G&quot;;[.B116];&quot;.&quot;;[.D116];&quot;.&quot;;[.F116])); IF([.G116]=&quot;&quot;;&quot;&quot;;CONCATENATE(&quot;/R&quot;;[.G116])); IF([.H116]=&quot;&quot;;&quot;&quot;;CONCATENATE(&quot;/G&quot;;[.B116];&quot;.&quot;;[.D116];&quot;.&quot;;[.F116];&quot;.&quot;;[.H116])); IF([.I116]=&quot;&quot;;&quot;&quot;;CONCATENATE(&quot;/R&quot;;[.I116]));IF([.J116]=&quot;&quot;;&quot;&quot;;CONCATENATE(&quot;/G&quot;;[.B116];&quot;.&quot;;[.D116];&quot;.&quot;;[.F116];&quot;.&quot;;[.H116]; &quot;.&quot;;[.J116])); IF([.K116]=&quot;&quot;;&quot;&quot;;CONCATENATE(&quot;/R&quot;;[.K116])))" table:style-name="ce1">
            <text:p>C7/G1/G1.1/G1.1.1</text:p>
          </table:table-cell>
          <table:table-cell office:value-type="string" table:style-name="ce1">
            <text:p>CRITERION.EXCLUSION.CONTRIBUTIONS.PAYMENT_OF_TAXES</text:p>
          </table:table-cell>
          <table:table-cell office:value-type="string" table:style-name="ce1">
            <text:p>7c2aec9f-4876-4c33-89e6-2ab6d6cf5d02</text:p>
          </table:table-cell>
          <table:table-cell table:number-columns-repeated="2"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7/G1/G1.1/G1.1.1/R1" table:formula="of:=CONCATENATE(IF([.A117]=&quot;&quot;;&quot;&quot;;CONCATENATE(&quot;C&quot;; [.A117]));IF([.B117]=&quot;&quot;;&quot;&quot;;CONCATENATE(&quot;/G&quot;;[.B117]));IF([.C117]=&quot;&quot;;&quot;&quot;;CONCATENATE(&quot;/R&quot;;[.C117])); IF([.D117]=&quot;&quot;;&quot;&quot;;CONCATENATE(&quot;/G&quot;;[.B117];&quot;.&quot;;[.D117])); IF([.E117]=&quot;&quot;;&quot;&quot;;CONCATENATE(&quot;/R&quot;;[.E117])); IF([.F117]=&quot;&quot;;&quot;&quot;;CONCATENATE(&quot;/G&quot;;[.B117];&quot;.&quot;;[.D117];&quot;.&quot;;[.F117])); IF([.G117]=&quot;&quot;;&quot;&quot;;CONCATENATE(&quot;/R&quot;;[.G117])); IF([.H117]=&quot;&quot;;&quot;&quot;;CONCATENATE(&quot;/G&quot;;[.B117];&quot;.&quot;;[.D117];&quot;.&quot;;[.F117];&quot;.&quot;;[.H117])); IF([.I117]=&quot;&quot;;&quot;&quot;;CONCATENATE(&quot;/R&quot;;[.I117]));IF([.J117]=&quot;&quot;;&quot;&quot;;CONCATENATE(&quot;/G&quot;;[.B117];&quot;.&quot;;[.D117];&quot;.&quot;;[.F117];&quot;.&quot;;[.H117]; &quot;.&quot;;[.J117])); IF([.K117]=&quot;&quot;;&quot;&quot;;CONCATENATE(&quot;/R&quot;;[.K117])))" table:style-name="ce1">
            <text:p>C7/G1/G1.1/G1.1.1/R1</text:p>
          </table:table-cell>
          <table:table-cell office:value-type="string" table:style-name="ce1">
            <text:p>CRITERION.EXCLUSION.CONTRIBUTIONS.PAYMENT_OF_TAXES</text:p>
          </table:table-cell>
          <table:table-cell office:value-type="string" table:style-name="ce1">
            <text:p>9b4497e6-a166-46f9-8581-7fc39ff975c4</text:p>
          </table:table-cell>
          <table:table-cell office:value-type="string" table:style-name="ce1">
            <text:p>Has this breach of obligations been established by means other than a judicial or administrative decision?</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7/G1/G1.1/G1.1.1/G1.1.1.1" table:formula="of:=CONCATENATE(IF([.A118]=&quot;&quot;;&quot;&quot;;CONCATENATE(&quot;C&quot;; [.A118]));IF([.B118]=&quot;&quot;;&quot;&quot;;CONCATENATE(&quot;/G&quot;;[.B118]));IF([.C118]=&quot;&quot;;&quot;&quot;;CONCATENATE(&quot;/R&quot;;[.C118])); IF([.D118]=&quot;&quot;;&quot;&quot;;CONCATENATE(&quot;/G&quot;;[.B118];&quot;.&quot;;[.D118])); IF([.E118]=&quot;&quot;;&quot;&quot;;CONCATENATE(&quot;/R&quot;;[.E118])); IF([.F118]=&quot;&quot;;&quot;&quot;;CONCATENATE(&quot;/G&quot;;[.B118];&quot;.&quot;;[.D118];&quot;.&quot;;[.F118])); IF([.G118]=&quot;&quot;;&quot;&quot;;CONCATENATE(&quot;/R&quot;;[.G118])); IF([.H118]=&quot;&quot;;&quot;&quot;;CONCATENATE(&quot;/G&quot;;[.B118];&quot;.&quot;;[.D118];&quot;.&quot;;[.F118];&quot;.&quot;;[.H118])); IF([.I118]=&quot;&quot;;&quot;&quot;;CONCATENATE(&quot;/R&quot;;[.I118]));IF([.J118]=&quot;&quot;;&quot;&quot;;CONCATENATE(&quot;/G&quot;;[.B118];&quot;.&quot;;[.D118];&quot;.&quot;;[.F118];&quot;.&quot;;[.H118]; &quot;.&quot;;[.J118])); IF([.K118]=&quot;&quot;;&quot;&quot;;CONCATENATE(&quot;/R&quot;;[.K118])))" table:style-name="ce1">
            <text:p>C7/G1/G1.1/G1.1.1/G1.1.1.1</text:p>
          </table:table-cell>
          <table:table-cell office:value-type="string" table:style-name="ce1">
            <text:p>CRITERION.EXCLUSION.CONTRIBUTIONS.PAYMENT_OF_TAXES</text:p>
          </table:table-cell>
          <table:table-cell office:value-type="string" table:style-name="ce1">
            <text:p>3cb7abf1-662a-4756-b61c-7bc716c1fafc</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7/G1/G1.1/G1.1.1/G1.1.1.1/R1" table:formula="of:=CONCATENATE(IF([.A119]=&quot;&quot;;&quot;&quot;;CONCATENATE(&quot;C&quot;; [.A119]));IF([.B119]=&quot;&quot;;&quot;&quot;;CONCATENATE(&quot;/G&quot;;[.B119]));IF([.C119]=&quot;&quot;;&quot;&quot;;CONCATENATE(&quot;/R&quot;;[.C119])); IF([.D119]=&quot;&quot;;&quot;&quot;;CONCATENATE(&quot;/G&quot;;[.B119];&quot;.&quot;;[.D119])); IF([.E119]=&quot;&quot;;&quot;&quot;;CONCATENATE(&quot;/R&quot;;[.E119])); IF([.F119]=&quot;&quot;;&quot;&quot;;CONCATENATE(&quot;/G&quot;;[.B119];&quot;.&quot;;[.D119];&quot;.&quot;;[.F119])); IF([.G119]=&quot;&quot;;&quot;&quot;;CONCATENATE(&quot;/R&quot;;[.G119])); IF([.H119]=&quot;&quot;;&quot;&quot;;CONCATENATE(&quot;/G&quot;;[.B119];&quot;.&quot;;[.D119];&quot;.&quot;;[.F119];&quot;.&quot;;[.H119])); IF([.I119]=&quot;&quot;;&quot;&quot;;CONCATENATE(&quot;/R&quot;;[.I119]));IF([.J119]=&quot;&quot;;&quot;&quot;;CONCATENATE(&quot;/G&quot;;[.B119];&quot;.&quot;;[.D119];&quot;.&quot;;[.F119];&quot;.&quot;;[.H119]; &quot;.&quot;;[.J119])); IF([.K119]=&quot;&quot;;&quot;&quot;;CONCATENATE(&quot;/R&quot;;[.K119])))" table:style-name="ce1">
            <text:p>C7/G1/G1.1/G1.1.1/G1.1.1.1/R1</text:p>
          </table:table-cell>
          <table:table-cell office:value-type="string" table:style-name="ce1">
            <text:p>CRITERION.EXCLUSION.CONTRIBUTIONS.PAYMENT_OF_TAXES</text:p>
          </table:table-cell>
          <table:table-cell office:value-type="string" table:style-name="ce1">
            <text:p>201f11c3-1fa2-4464-acc0-f021266fd881</text:p>
          </table:table-cell>
          <table:table-cell office:value-type="string" table:style-name="ce1">
            <text:p>Please describe which means were used</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number-columns-repeated="5" table:style-name="ce1"/>
          <table:table-cell office:value-type="string" office:string-value="C7/G1/G1.1/G1.1.2" table:formula="of:=CONCATENATE(IF([.A120]=&quot;&quot;;&quot;&quot;;CONCATENATE(&quot;C&quot;; [.A120]));IF([.B120]=&quot;&quot;;&quot;&quot;;CONCATENATE(&quot;/G&quot;;[.B120]));IF([.C120]=&quot;&quot;;&quot;&quot;;CONCATENATE(&quot;/R&quot;;[.C120])); IF([.D120]=&quot;&quot;;&quot;&quot;;CONCATENATE(&quot;/G&quot;;[.B120];&quot;.&quot;;[.D120])); IF([.E120]=&quot;&quot;;&quot;&quot;;CONCATENATE(&quot;/R&quot;;[.E120])); IF([.F120]=&quot;&quot;;&quot;&quot;;CONCATENATE(&quot;/G&quot;;[.B120];&quot;.&quot;;[.D120];&quot;.&quot;;[.F120])); IF([.G120]=&quot;&quot;;&quot;&quot;;CONCATENATE(&quot;/R&quot;;[.G120])); IF([.H120]=&quot;&quot;;&quot;&quot;;CONCATENATE(&quot;/G&quot;;[.B120];&quot;.&quot;;[.D120];&quot;.&quot;;[.F120];&quot;.&quot;;[.H120])); IF([.I120]=&quot;&quot;;&quot;&quot;;CONCATENATE(&quot;/R&quot;;[.I120]));IF([.J120]=&quot;&quot;;&quot;&quot;;CONCATENATE(&quot;/G&quot;;[.B120];&quot;.&quot;;[.D120];&quot;.&quot;;[.F120];&quot;.&quot;;[.H120]; &quot;.&quot;;[.J120])); IF([.K120]=&quot;&quot;;&quot;&quot;;CONCATENATE(&quot;/R&quot;;[.K120])))" table:style-name="ce1">
            <text:p>C7/G1/G1.1/G1.1.2</text:p>
          </table:table-cell>
          <table:table-cell office:value-type="string" table:style-name="ce1">
            <text:p>CRITERION.EXCLUSION.CONTRIBUTIONS.PAYMENT_OF_TAXES</text:p>
          </table:table-cell>
          <table:table-cell office:value-type="string" table:style-name="ce1">
            <text:p>c882afa4-6971-4b00-8970-0c283eb122cc</text:p>
          </table:table-cell>
          <table:table-cell table:number-columns-repeated="2"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table:number-columns-repeated="4" table:style-name="ce1"/>
          <table:table-cell office:value-type="string" office:string-value="C7/G1/G1.1/G1.1.2/R1" table:formula="of:=CONCATENATE(IF([.A121]=&quot;&quot;;&quot;&quot;;CONCATENATE(&quot;C&quot;; [.A121]));IF([.B121]=&quot;&quot;;&quot;&quot;;CONCATENATE(&quot;/G&quot;;[.B121]));IF([.C121]=&quot;&quot;;&quot;&quot;;CONCATENATE(&quot;/R&quot;;[.C121])); IF([.D121]=&quot;&quot;;&quot;&quot;;CONCATENATE(&quot;/G&quot;;[.B121];&quot;.&quot;;[.D121])); IF([.E121]=&quot;&quot;;&quot;&quot;;CONCATENATE(&quot;/R&quot;;[.E121])); IF([.F121]=&quot;&quot;;&quot;&quot;;CONCATENATE(&quot;/G&quot;;[.B121];&quot;.&quot;;[.D121];&quot;.&quot;;[.F121])); IF([.G121]=&quot;&quot;;&quot;&quot;;CONCATENATE(&quot;/R&quot;;[.G121])); IF([.H121]=&quot;&quot;;&quot;&quot;;CONCATENATE(&quot;/G&quot;;[.B121];&quot;.&quot;;[.D121];&quot;.&quot;;[.F121];&quot;.&quot;;[.H121])); IF([.I121]=&quot;&quot;;&quot;&quot;;CONCATENATE(&quot;/R&quot;;[.I121]));IF([.J121]=&quot;&quot;;&quot;&quot;;CONCATENATE(&quot;/G&quot;;[.B121];&quot;.&quot;;[.D121];&quot;.&quot;;[.F121];&quot;.&quot;;[.H121]; &quot;.&quot;;[.J121])); IF([.K121]=&quot;&quot;;&quot;&quot;;CONCATENATE(&quot;/R&quot;;[.K121])))" table:style-name="ce1">
            <text:p>C7/G1/G1.1/G1.1.2/R1</text:p>
          </table:table-cell>
          <table:table-cell office:value-type="string" table:style-name="ce1">
            <text:p>CRITERION.EXCLUSION.CONTRIBUTIONS.PAYMENT_OF_TAXES</text:p>
          </table:table-cell>
          <table:table-cell office:value-type="string" table:style-name="ce1">
            <text:p>08b0c984-c5e6-4143-8493-868c39745637</text:p>
          </table:table-cell>
          <table:table-cell office:value-type="string" table:style-name="ce1">
            <text:p>If this breach of obligations was established through a judicial or administrative decision, was this decision final and binding?</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table:number-columns-repeated="3" table:style-name="ce1"/>
          <table:table-cell office:value-type="string" office:string-value="C7/G1/G1.1/G1.1.2/G1.1.2.1" table:formula="of:=CONCATENATE(IF([.A122]=&quot;&quot;;&quot;&quot;;CONCATENATE(&quot;C&quot;; [.A122]));IF([.B122]=&quot;&quot;;&quot;&quot;;CONCATENATE(&quot;/G&quot;;[.B122]));IF([.C122]=&quot;&quot;;&quot;&quot;;CONCATENATE(&quot;/R&quot;;[.C122])); IF([.D122]=&quot;&quot;;&quot;&quot;;CONCATENATE(&quot;/G&quot;;[.B122];&quot;.&quot;;[.D122])); IF([.E122]=&quot;&quot;;&quot;&quot;;CONCATENATE(&quot;/R&quot;;[.E122])); IF([.F122]=&quot;&quot;;&quot;&quot;;CONCATENATE(&quot;/G&quot;;[.B122];&quot;.&quot;;[.D122];&quot;.&quot;;[.F122])); IF([.G122]=&quot;&quot;;&quot;&quot;;CONCATENATE(&quot;/R&quot;;[.G122])); IF([.H122]=&quot;&quot;;&quot;&quot;;CONCATENATE(&quot;/G&quot;;[.B122];&quot;.&quot;;[.D122];&quot;.&quot;;[.F122];&quot;.&quot;;[.H122])); IF([.I122]=&quot;&quot;;&quot;&quot;;CONCATENATE(&quot;/R&quot;;[.I122]));IF([.J122]=&quot;&quot;;&quot;&quot;;CONCATENATE(&quot;/G&quot;;[.B122];&quot;.&quot;;[.D122];&quot;.&quot;;[.F122];&quot;.&quot;;[.H122]; &quot;.&quot;;[.J122])); IF([.K122]=&quot;&quot;;&quot;&quot;;CONCATENATE(&quot;/R&quot;;[.K122])))" table:style-name="ce1">
            <text:p>C7/G1/G1.1/G1.1.2/G1.1.2.1</text:p>
          </table:table-cell>
          <table:table-cell office:value-type="string" table:style-name="ce1">
            <text:p>CRITERION.EXCLUSION.CONTRIBUTIONS.PAYMENT_OF_TAXES</text:p>
          </table:table-cell>
          <table:table-cell office:value-type="string" table:style-name="ce1">
            <text:p>815422d6-f8a1-418a-8bf0-3524f7c8f721</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7/G1/G1.1/G1.1.2/G1.1.2.1/R1" table:formula="of:=CONCATENATE(IF([.A123]=&quot;&quot;;&quot;&quot;;CONCATENATE(&quot;C&quot;; [.A123]));IF([.B123]=&quot;&quot;;&quot;&quot;;CONCATENATE(&quot;/G&quot;;[.B123]));IF([.C123]=&quot;&quot;;&quot;&quot;;CONCATENATE(&quot;/R&quot;;[.C123])); IF([.D123]=&quot;&quot;;&quot;&quot;;CONCATENATE(&quot;/G&quot;;[.B123];&quot;.&quot;;[.D123])); IF([.E123]=&quot;&quot;;&quot;&quot;;CONCATENATE(&quot;/R&quot;;[.E123])); IF([.F123]=&quot;&quot;;&quot;&quot;;CONCATENATE(&quot;/G&quot;;[.B123];&quot;.&quot;;[.D123];&quot;.&quot;;[.F123])); IF([.G123]=&quot;&quot;;&quot;&quot;;CONCATENATE(&quot;/R&quot;;[.G123])); IF([.H123]=&quot;&quot;;&quot;&quot;;CONCATENATE(&quot;/G&quot;;[.B123];&quot;.&quot;;[.D123];&quot;.&quot;;[.F123];&quot;.&quot;;[.H123])); IF([.I123]=&quot;&quot;;&quot;&quot;;CONCATENATE(&quot;/R&quot;;[.I123]));IF([.J123]=&quot;&quot;;&quot;&quot;;CONCATENATE(&quot;/G&quot;;[.B123];&quot;.&quot;;[.D123];&quot;.&quot;;[.F123];&quot;.&quot;;[.H123]; &quot;.&quot;;[.J123])); IF([.K123]=&quot;&quot;;&quot;&quot;;CONCATENATE(&quot;/R&quot;;[.K123])))" table:style-name="ce1">
            <text:p>C7/G1/G1.1/G1.1.2/G1.1.2.1/R1</text:p>
          </table:table-cell>
          <table:table-cell office:value-type="string" table:style-name="ce1">
            <text:p>CRITERION.EXCLUSION.CONTRIBUTIONS.PAYMENT_OF_TAXES</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office:string-value="C7/G1/G1.1/G1.1.2/G1.1.2.1/R2" table:formula="of:=CONCATENATE(IF([.A124]=&quot;&quot;;&quot;&quot;;CONCATENATE(&quot;C&quot;; [.A124]));IF([.B124]=&quot;&quot;;&quot;&quot;;CONCATENATE(&quot;/G&quot;;[.B124]));IF([.C124]=&quot;&quot;;&quot;&quot;;CONCATENATE(&quot;/R&quot;;[.C124])); IF([.D124]=&quot;&quot;;&quot;&quot;;CONCATENATE(&quot;/G&quot;;[.B124];&quot;.&quot;;[.D124])); IF([.E124]=&quot;&quot;;&quot;&quot;;CONCATENATE(&quot;/R&quot;;[.E124])); IF([.F124]=&quot;&quot;;&quot;&quot;;CONCATENATE(&quot;/G&quot;;[.B124];&quot;.&quot;;[.D124];&quot;.&quot;;[.F124])); IF([.G124]=&quot;&quot;;&quot;&quot;;CONCATENATE(&quot;/R&quot;;[.G124])); IF([.H124]=&quot;&quot;;&quot;&quot;;CONCATENATE(&quot;/G&quot;;[.B124];&quot;.&quot;;[.D124];&quot;.&quot;;[.F124];&quot;.&quot;;[.H124])); IF([.I124]=&quot;&quot;;&quot;&quot;;CONCATENATE(&quot;/R&quot;;[.I124]));IF([.J124]=&quot;&quot;;&quot;&quot;;CONCATENATE(&quot;/G&quot;;[.B124];&quot;.&quot;;[.D124];&quot;.&quot;;[.F124];&quot;.&quot;;[.H124]; &quot;.&quot;;[.J124])); IF([.K124]=&quot;&quot;;&quot;&quot;;CONCATENATE(&quot;/R&quot;;[.K124])))" table:style-name="ce1">
            <text:p>C7/G1/G1.1/G1.1.2/G1.1.2.1/R2</text:p>
          </table:table-cell>
          <table:table-cell office:value-type="string" table:style-name="ce1">
            <text:p>CRITERION.EXCLUSION.CONTRIBUTIONS.PAYMENT_OF_TAXES</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number-columns-repeated="5" table:style-name="ce1"/>
          <table:table-cell office:value-type="string" office:string-value="C7/G1/G1.1/G1.1.3" table:formula="of:=CONCATENATE(IF([.A125]=&quot;&quot;;&quot;&quot;;CONCATENATE(&quot;C&quot;; [.A125]));IF([.B125]=&quot;&quot;;&quot;&quot;;CONCATENATE(&quot;/G&quot;;[.B125]));IF([.C125]=&quot;&quot;;&quot;&quot;;CONCATENATE(&quot;/R&quot;;[.C125])); IF([.D125]=&quot;&quot;;&quot;&quot;;CONCATENATE(&quot;/G&quot;;[.B125];&quot;.&quot;;[.D125])); IF([.E125]=&quot;&quot;;&quot;&quot;;CONCATENATE(&quot;/R&quot;;[.E125])); IF([.F125]=&quot;&quot;;&quot;&quot;;CONCATENATE(&quot;/G&quot;;[.B125];&quot;.&quot;;[.D125];&quot;.&quot;;[.F125])); IF([.G125]=&quot;&quot;;&quot;&quot;;CONCATENATE(&quot;/R&quot;;[.G125])); IF([.H125]=&quot;&quot;;&quot;&quot;;CONCATENATE(&quot;/G&quot;;[.B125];&quot;.&quot;;[.D125];&quot;.&quot;;[.F125];&quot;.&quot;;[.H125])); IF([.I125]=&quot;&quot;;&quot;&quot;;CONCATENATE(&quot;/R&quot;;[.I125]));IF([.J125]=&quot;&quot;;&quot;&quot;;CONCATENATE(&quot;/G&quot;;[.B125];&quot;.&quot;;[.D125];&quot;.&quot;;[.F125];&quot;.&quot;;[.H125]; &quot;.&quot;;[.J125])); IF([.K125]=&quot;&quot;;&quot;&quot;;CONCATENATE(&quot;/R&quot;;[.K125])))" table:style-name="ce1">
            <text:p>C7/G1/G1.1/G1.1.3</text:p>
          </table:table-cell>
          <table:table-cell office:value-type="string" table:style-name="ce1">
            <text:p>CRITERION.EXCLUSION.CONTRIBUTIONS.PAYMENT_OF_TAXES</text:p>
          </table:table-cell>
          <table:table-cell office:value-type="string" table:style-name="ce1">
            <text:p>fc57e473-d63e-4a04-b589-dcf81cab8052</text:p>
          </table:table-cell>
          <table:table-cell table:number-columns-repeated="2"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table:number-columns-repeated="4" table:style-name="ce1"/>
          <table:table-cell office:value-type="string" office:string-value="C7/G1/G1.1/G1.1.3/R1" table:formula="of:=CONCATENATE(IF([.A126]=&quot;&quot;;&quot;&quot;;CONCATENATE(&quot;C&quot;; [.A126]));IF([.B126]=&quot;&quot;;&quot;&quot;;CONCATENATE(&quot;/G&quot;;[.B126]));IF([.C126]=&quot;&quot;;&quot;&quot;;CONCATENATE(&quot;/R&quot;;[.C126])); IF([.D126]=&quot;&quot;;&quot;&quot;;CONCATENATE(&quot;/G&quot;;[.B126];&quot;.&quot;;[.D126])); IF([.E126]=&quot;&quot;;&quot;&quot;;CONCATENATE(&quot;/R&quot;;[.E126])); IF([.F126]=&quot;&quot;;&quot;&quot;;CONCATENATE(&quot;/G&quot;;[.B126];&quot;.&quot;;[.D126];&quot;.&quot;;[.F126])); IF([.G126]=&quot;&quot;;&quot;&quot;;CONCATENATE(&quot;/R&quot;;[.G126])); IF([.H126]=&quot;&quot;;&quot;&quot;;CONCATENATE(&quot;/G&quot;;[.B126];&quot;.&quot;;[.D126];&quot;.&quot;;[.F126];&quot;.&quot;;[.H126])); IF([.I126]=&quot;&quot;;&quot;&quot;;CONCATENATE(&quot;/R&quot;;[.I126]));IF([.J126]=&quot;&quot;;&quot;&quot;;CONCATENATE(&quot;/G&quot;;[.B126];&quot;.&quot;;[.D126];&quot;.&quot;;[.F126];&quot;.&quot;;[.H126]; &quot;.&quot;;[.J126])); IF([.K126]=&quot;&quot;;&quot;&quot;;CONCATENATE(&quot;/R&quot;;[.K126])))" table:style-name="ce1">
            <text:p>C7/G1/G1.1/G1.1.3/R1</text:p>
          </table:table-cell>
          <table:table-cell office:value-type="string" table:style-name="ce1">
            <text:p>CRITERION.EXCLUSION.CONTRIBUTIONS.PAYMENT_OF_TAXES</text:p>
          </table:table-cell>
          <table:table-cell office:value-type="string" table:style-name="ce1">
            <text:p>70f8697b-8953-411a-a489-4ff62e5250d2</text:p>
          </table:table-cell>
          <table:table-cell office:value-type="string" table:style-name="ce1">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table:number-columns-repeated="3" table:style-name="ce1"/>
          <table:table-cell office:value-type="string" office:string-value="C7/G1/G1.1/G1.1.3/G1.1.3.1" table:formula="of:=CONCATENATE(IF([.A127]=&quot;&quot;;&quot;&quot;;CONCATENATE(&quot;C&quot;; [.A127]));IF([.B127]=&quot;&quot;;&quot;&quot;;CONCATENATE(&quot;/G&quot;;[.B127]));IF([.C127]=&quot;&quot;;&quot;&quot;;CONCATENATE(&quot;/R&quot;;[.C127])); IF([.D127]=&quot;&quot;;&quot;&quot;;CONCATENATE(&quot;/G&quot;;[.B127];&quot;.&quot;;[.D127])); IF([.E127]=&quot;&quot;;&quot;&quot;;CONCATENATE(&quot;/R&quot;;[.E127])); IF([.F127]=&quot;&quot;;&quot;&quot;;CONCATENATE(&quot;/G&quot;;[.B127];&quot;.&quot;;[.D127];&quot;.&quot;;[.F127])); IF([.G127]=&quot;&quot;;&quot;&quot;;CONCATENATE(&quot;/R&quot;;[.G127])); IF([.H127]=&quot;&quot;;&quot;&quot;;CONCATENATE(&quot;/G&quot;;[.B127];&quot;.&quot;;[.D127];&quot;.&quot;;[.F127];&quot;.&quot;;[.H127])); IF([.I127]=&quot;&quot;;&quot;&quot;;CONCATENATE(&quot;/R&quot;;[.I127]));IF([.J127]=&quot;&quot;;&quot;&quot;;CONCATENATE(&quot;/G&quot;;[.B127];&quot;.&quot;;[.D127];&quot;.&quot;;[.F127];&quot;.&quot;;[.H127]; &quot;.&quot;;[.J127])); IF([.K127]=&quot;&quot;;&quot;&quot;;CONCATENATE(&quot;/R&quot;;[.K127])))" table:style-name="ce1">
            <text:p>C7/G1/G1.1/G1.1.3/G1.1.3.1</text:p>
          </table:table-cell>
          <table:table-cell office:value-type="string" table:style-name="ce1">
            <text:p>CRITERION.EXCLUSION.CONTRIBUTIONS.PAYMENT_OF_TAXES</text:p>
          </table:table-cell>
          <table:table-cell office:value-type="string" table:style-name="ce1">
            <text:p>6c3609e1-9add-4fa9-9409-62ce72ae4548</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7/G1/G1.1/G1.1.3/G1.1.3.1/R1" table:formula="of:=CONCATENATE(IF([.A128]=&quot;&quot;;&quot;&quot;;CONCATENATE(&quot;C&quot;; [.A128]));IF([.B128]=&quot;&quot;;&quot;&quot;;CONCATENATE(&quot;/G&quot;;[.B128]));IF([.C128]=&quot;&quot;;&quot;&quot;;CONCATENATE(&quot;/R&quot;;[.C128])); IF([.D128]=&quot;&quot;;&quot;&quot;;CONCATENATE(&quot;/G&quot;;[.B128];&quot;.&quot;;[.D128])); IF([.E128]=&quot;&quot;;&quot;&quot;;CONCATENATE(&quot;/R&quot;;[.E128])); IF([.F128]=&quot;&quot;;&quot;&quot;;CONCATENATE(&quot;/G&quot;;[.B128];&quot;.&quot;;[.D128];&quot;.&quot;;[.F128])); IF([.G128]=&quot;&quot;;&quot;&quot;;CONCATENATE(&quot;/R&quot;;[.G128])); IF([.H128]=&quot;&quot;;&quot;&quot;;CONCATENATE(&quot;/G&quot;;[.B128];&quot;.&quot;;[.D128];&quot;.&quot;;[.F128];&quot;.&quot;;[.H128])); IF([.I128]=&quot;&quot;;&quot;&quot;;CONCATENATE(&quot;/R&quot;;[.I128]));IF([.J128]=&quot;&quot;;&quot;&quot;;CONCATENATE(&quot;/G&quot;;[.B128];&quot;.&quot;;[.D128];&quot;.&quot;;[.F128];&quot;.&quot;;[.H128]; &quot;.&quot;;[.J128])); IF([.K128]=&quot;&quot;;&quot;&quot;;CONCATENATE(&quot;/R&quot;;[.K128])))" table:style-name="ce1">
            <text:p>C7/G1/G1.1/G1.1.3/G1.1.3.1/R1</text:p>
          </table:table-cell>
          <table:table-cell office:value-type="string" table:style-name="ce1">
            <text:p>CRITERION.EXCLUSION.CONTRIBUTIONS.PAYMENT_OF_TAXES</text:p>
          </table:table-cell>
          <table:table-cell office:value-type="string" table:style-name="ce1">
            <text:p>55905dd0-38f0-4f93-8c74-5ae05a21afc5</text:p>
          </table:table-cell>
          <table:table-cell office:value-type="string" table:style-name="ce1">
            <text:p>Please describe them</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2" table:style-name="ce1">
            <text:p>2</text:p>
          </table:table-cell>
          <table:table-cell table:number-columns-repeated="9" table:style-name="ce1"/>
          <table:table-cell office:value-type="string" office:string-value="C7/G2" table:formula="of:=CONCATENATE(IF([.A129]=&quot;&quot;;&quot;&quot;;CONCATENATE(&quot;C&quot;; [.A129]));IF([.B129]=&quot;&quot;;&quot;&quot;;CONCATENATE(&quot;/G&quot;;[.B129]));IF([.C129]=&quot;&quot;;&quot;&quot;;CONCATENATE(&quot;/R&quot;;[.C129])); IF([.D129]=&quot;&quot;;&quot;&quot;;CONCATENATE(&quot;/G&quot;;[.B129];&quot;.&quot;;[.D129])); IF([.E129]=&quot;&quot;;&quot;&quot;;CONCATENATE(&quot;/R&quot;;[.E129])); IF([.F129]=&quot;&quot;;&quot;&quot;;CONCATENATE(&quot;/G&quot;;[.B129];&quot;.&quot;;[.D129];&quot;.&quot;;[.F129])); IF([.G129]=&quot;&quot;;&quot;&quot;;CONCATENATE(&quot;/R&quot;;[.G129])); IF([.H129]=&quot;&quot;;&quot;&quot;;CONCATENATE(&quot;/G&quot;;[.B129];&quot;.&quot;;[.D129];&quot;.&quot;;[.F129];&quot;.&quot;;[.H129])); IF([.I129]=&quot;&quot;;&quot;&quot;;CONCATENATE(&quot;/R&quot;;[.I129]));IF([.J129]=&quot;&quot;;&quot;&quot;;CONCATENATE(&quot;/G&quot;;[.B129];&quot;.&quot;;[.D129];&quot;.&quot;;[.F129];&quot;.&quot;;[.H129]; &quot;.&quot;;[.J129])); IF([.K129]=&quot;&quot;;&quot;&quot;;CONCATENATE(&quot;/R&quot;;[.K129])))" table:style-name="ce1">
            <text:p>C7/G2</text:p>
          </table:table-cell>
          <table:table-cell office:value-type="string" table:style-name="ce1">
            <text:p>CRITERION.EXCLUSION.CONTRIBUTIONS.PAYMENT_OF_TAXES</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7/G2/R1" table:formula="of:=CONCATENATE(IF([.A130]=&quot;&quot;;&quot;&quot;;CONCATENATE(&quot;C&quot;; [.A130]));IF([.B130]=&quot;&quot;;&quot;&quot;;CONCATENATE(&quot;/G&quot;;[.B130]));IF([.C130]=&quot;&quot;;&quot;&quot;;CONCATENATE(&quot;/R&quot;;[.C130])); IF([.D130]=&quot;&quot;;&quot;&quot;;CONCATENATE(&quot;/G&quot;;[.B130];&quot;.&quot;;[.D130])); IF([.E130]=&quot;&quot;;&quot;&quot;;CONCATENATE(&quot;/R&quot;;[.E130])); IF([.F130]=&quot;&quot;;&quot;&quot;;CONCATENATE(&quot;/G&quot;;[.B130];&quot;.&quot;;[.D130];&quot;.&quot;;[.F130])); IF([.G130]=&quot;&quot;;&quot;&quot;;CONCATENATE(&quot;/R&quot;;[.G130])); IF([.H130]=&quot;&quot;;&quot;&quot;;CONCATENATE(&quot;/G&quot;;[.B130];&quot;.&quot;;[.D130];&quot;.&quot;;[.F130];&quot;.&quot;;[.H130])); IF([.I130]=&quot;&quot;;&quot;&quot;;CONCATENATE(&quot;/R&quot;;[.I130]));IF([.J130]=&quot;&quot;;&quot;&quot;;CONCATENATE(&quot;/G&quot;;[.B130];&quot;.&quot;;[.D130];&quot;.&quot;;[.F130];&quot;.&quot;;[.H130]; &quot;.&quot;;[.J130])); IF([.K130]=&quot;&quot;;&quot;&quot;;CONCATENATE(&quot;/R&quot;;[.K130])))" table:style-name="ce1">
            <text:p>C7/G2/R1</text:p>
          </table:table-cell>
          <table:table-cell office:value-type="string" table:style-name="ce1">
            <text:p>CRITERION.EXCLUSION.CONTRIBUTIONS.PAYMENT_OF_TAXES</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7/G2/G2.1" table:formula="of:=CONCATENATE(IF([.A131]=&quot;&quot;;&quot;&quot;;CONCATENATE(&quot;C&quot;; [.A131]));IF([.B131]=&quot;&quot;;&quot;&quot;;CONCATENATE(&quot;/G&quot;;[.B131]));IF([.C131]=&quot;&quot;;&quot;&quot;;CONCATENATE(&quot;/R&quot;;[.C131])); IF([.D131]=&quot;&quot;;&quot;&quot;;CONCATENATE(&quot;/G&quot;;[.B131];&quot;.&quot;;[.D131])); IF([.E131]=&quot;&quot;;&quot;&quot;;CONCATENATE(&quot;/R&quot;;[.E131])); IF([.F131]=&quot;&quot;;&quot;&quot;;CONCATENATE(&quot;/G&quot;;[.B131];&quot;.&quot;;[.D131];&quot;.&quot;;[.F131])); IF([.G131]=&quot;&quot;;&quot;&quot;;CONCATENATE(&quot;/R&quot;;[.G131])); IF([.H131]=&quot;&quot;;&quot;&quot;;CONCATENATE(&quot;/G&quot;;[.B131];&quot;.&quot;;[.D131];&quot;.&quot;;[.F131];&quot;.&quot;;[.H131])); IF([.I131]=&quot;&quot;;&quot;&quot;;CONCATENATE(&quot;/R&quot;;[.I131]));IF([.J131]=&quot;&quot;;&quot;&quot;;CONCATENATE(&quot;/G&quot;;[.B131];&quot;.&quot;;[.D131];&quot;.&quot;;[.F131];&quot;.&quot;;[.H131]; &quot;.&quot;;[.J131])); IF([.K131]=&quot;&quot;;&quot;&quot;;CONCATENATE(&quot;/R&quot;;[.K131])))" table:style-name="ce1">
            <text:p>C7/G2/G2.1</text:p>
          </table:table-cell>
          <table:table-cell office:value-type="string" table:style-name="ce1">
            <text:p>CRITERION.EXCLUSION.CONTRIBUTIONS.PAYMENT_OF_TAXES</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7/G2/G2.1/R1" table:formula="of:=CONCATENATE(IF([.A132]=&quot;&quot;;&quot;&quot;;CONCATENATE(&quot;C&quot;; [.A132]));IF([.B132]=&quot;&quot;;&quot;&quot;;CONCATENATE(&quot;/G&quot;;[.B132]));IF([.C132]=&quot;&quot;;&quot;&quot;;CONCATENATE(&quot;/R&quot;;[.C132])); IF([.D132]=&quot;&quot;;&quot;&quot;;CONCATENATE(&quot;/G&quot;;[.B132];&quot;.&quot;;[.D132])); IF([.E132]=&quot;&quot;;&quot;&quot;;CONCATENATE(&quot;/R&quot;;[.E132])); IF([.F132]=&quot;&quot;;&quot;&quot;;CONCATENATE(&quot;/G&quot;;[.B132];&quot;.&quot;;[.D132];&quot;.&quot;;[.F132])); IF([.G132]=&quot;&quot;;&quot;&quot;;CONCATENATE(&quot;/R&quot;;[.G132])); IF([.H132]=&quot;&quot;;&quot;&quot;;CONCATENATE(&quot;/G&quot;;[.B132];&quot;.&quot;;[.D132];&quot;.&quot;;[.F132];&quot;.&quot;;[.H132])); IF([.I132]=&quot;&quot;;&quot;&quot;;CONCATENATE(&quot;/R&quot;;[.I132]));IF([.J132]=&quot;&quot;;&quot;&quot;;CONCATENATE(&quot;/G&quot;;[.B132];&quot;.&quot;;[.D132];&quot;.&quot;;[.F132];&quot;.&quot;;[.H132]; &quot;.&quot;;[.J132])); IF([.K132]=&quot;&quot;;&quot;&quot;;CONCATENATE(&quot;/R&quot;;[.K132])))" table:style-name="ce1">
            <text:p>C7/G2/G2.1/R1</text:p>
          </table:table-cell>
          <table:table-cell office:value-type="string" table:style-name="ce1">
            <text:p>CRITERION.EXCLUSION.CONTRIBUTIONS.PAYMENT_OF_TAXES</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7/G2/G2.1/R2" table:formula="of:=CONCATENATE(IF([.A133]=&quot;&quot;;&quot;&quot;;CONCATENATE(&quot;C&quot;; [.A133]));IF([.B133]=&quot;&quot;;&quot;&quot;;CONCATENATE(&quot;/G&quot;;[.B133]));IF([.C133]=&quot;&quot;;&quot;&quot;;CONCATENATE(&quot;/R&quot;;[.C133])); IF([.D133]=&quot;&quot;;&quot;&quot;;CONCATENATE(&quot;/G&quot;;[.B133];&quot;.&quot;;[.D133])); IF([.E133]=&quot;&quot;;&quot;&quot;;CONCATENATE(&quot;/R&quot;;[.E133])); IF([.F133]=&quot;&quot;;&quot;&quot;;CONCATENATE(&quot;/G&quot;;[.B133];&quot;.&quot;;[.D133];&quot;.&quot;;[.F133])); IF([.G133]=&quot;&quot;;&quot;&quot;;CONCATENATE(&quot;/R&quot;;[.G133])); IF([.H133]=&quot;&quot;;&quot;&quot;;CONCATENATE(&quot;/G&quot;;[.B133];&quot;.&quot;;[.D133];&quot;.&quot;;[.F133];&quot;.&quot;;[.H133])); IF([.I133]=&quot;&quot;;&quot;&quot;;CONCATENATE(&quot;/R&quot;;[.I133]));IF([.J133]=&quot;&quot;;&quot;&quot;;CONCATENATE(&quot;/G&quot;;[.B133];&quot;.&quot;;[.D133];&quot;.&quot;;[.F133];&quot;.&quot;;[.H133]; &quot;.&quot;;[.J133])); IF([.K133]=&quot;&quot;;&quot;&quot;;CONCATENATE(&quot;/R&quot;;[.K133])))" table:style-name="ce1">
            <text:p>C7/G2/G2.1/R2</text:p>
          </table:table-cell>
          <table:table-cell office:value-type="string" table:style-name="ce1">
            <text:p>CRITERION.EXCLUSION.CONTRIBUTIONS.PAYMENT_OF_TAXES</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7" table:style-name="ce19">
            <text:p>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7/G2/G2.1/R3" table:formula="of:=CONCATENATE(IF([.A134]=&quot;&quot;;&quot;&quot;;CONCATENATE(&quot;C&quot;; [.A134]));IF([.B134]=&quot;&quot;;&quot;&quot;;CONCATENATE(&quot;/G&quot;;[.B134]));IF([.C134]=&quot;&quot;;&quot;&quot;;CONCATENATE(&quot;/R&quot;;[.C134])); IF([.D134]=&quot;&quot;;&quot;&quot;;CONCATENATE(&quot;/G&quot;;[.B134];&quot;.&quot;;[.D134])); IF([.E134]=&quot;&quot;;&quot;&quot;;CONCATENATE(&quot;/R&quot;;[.E134])); IF([.F134]=&quot;&quot;;&quot;&quot;;CONCATENATE(&quot;/G&quot;;[.B134];&quot;.&quot;;[.D134];&quot;.&quot;;[.F134])); IF([.G134]=&quot;&quot;;&quot;&quot;;CONCATENATE(&quot;/R&quot;;[.G134])); IF([.H134]=&quot;&quot;;&quot;&quot;;CONCATENATE(&quot;/G&quot;;[.B134];&quot;.&quot;;[.D134];&quot;.&quot;;[.F134];&quot;.&quot;;[.H134])); IF([.I134]=&quot;&quot;;&quot;&quot;;CONCATENATE(&quot;/R&quot;;[.I134]));IF([.J134]=&quot;&quot;;&quot;&quot;;CONCATENATE(&quot;/G&quot;;[.B134];&quot;.&quot;;[.D134];&quot;.&quot;;[.F134];&quot;.&quot;;[.H134]; &quot;.&quot;;[.J134])); IF([.K134]=&quot;&quot;;&quot;&quot;;CONCATENATE(&quot;/R&quot;;[.K134])))" table:style-name="ce7">
            <text:p>C7/G2/G2.1/R3</text:p>
          </table:table-cell>
          <table:table-cell office:value-type="string" table:style-name="ce7">
            <text:p>CRITERION.EXCLUSION.CONTRIBUTIONS.PAYMENT_OF_TAXE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8" table:style-name="ce20">
            <text:p>8</text:p>
          </table:table-cell>
          <table:table-cell table:number-columns-repeated="10" table:style-name="ce9"/>
          <table:table-cell office:value-type="string" office:string-value="C8" table:formula="of:=CONCATENATE(IF([.A135]=&quot;&quot;;&quot;&quot;;CONCATENATE(&quot;C&quot;; [.A135]));IF([.B135]=&quot;&quot;;&quot;&quot;;CONCATENATE(&quot;/G&quot;;[.B135]));IF([.C135]=&quot;&quot;;&quot;&quot;;CONCATENATE(&quot;/R&quot;;[.C135])); IF([.D135]=&quot;&quot;;&quot;&quot;;CONCATENATE(&quot;/G&quot;;[.B135];&quot;.&quot;;[.D135])); IF([.E135]=&quot;&quot;;&quot;&quot;;CONCATENATE(&quot;/R&quot;;[.E135])); IF([.F135]=&quot;&quot;;&quot;&quot;;CONCATENATE(&quot;/G&quot;;[.B135];&quot;.&quot;;[.D135];&quot;.&quot;;[.F135])); IF([.G135]=&quot;&quot;;&quot;&quot;;CONCATENATE(&quot;/R&quot;;[.G135])); IF([.H135]=&quot;&quot;;&quot;&quot;;CONCATENATE(&quot;/G&quot;;[.B135];&quot;.&quot;;[.D135];&quot;.&quot;;[.F135];&quot;.&quot;;[.H135])); IF([.I135]=&quot;&quot;;&quot;&quot;;CONCATENATE(&quot;/R&quot;;[.I135]));IF([.J135]=&quot;&quot;;&quot;&quot;;CONCATENATE(&quot;/G&quot;;[.B135];&quot;.&quot;;[.D135];&quot;.&quot;;[.F135];&quot;.&quot;;[.H135]; &quot;.&quot;;[.J135])); IF([.K135]=&quot;&quot;;&quot;&quot;;CONCATENATE(&quot;/R&quot;;[.K135])))" table:style-name="ce9">
            <text:p>C8</text:p>
          </table:table-cell>
          <table:table-cell office:value-type="string" table:style-name="ce9">
            <text:p>CRITERION.EXCLUSION.CONTRIBUTIONS.PAYMENT_OF_SOCIAL_SECURITY</text:p>
          </table:table-cell>
          <table:table-cell office:value-type="string" table:style-name="ce9">
            <text:p>7d85e333-bbab-49c0-be8d-c36d71a72f5e</text:p>
          </table:table-cell>
          <table:table-cell office:value-type="string" table:style-name="ce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9"/>
          <table:table-cell table:style-name="ce10"/>
          <table:table-cell table:number-columns-repeated="16367" table:style-name="ce9"/>
        </table:table-row>
        <table:table-row table:style-name="ro1">
          <table:table-cell office:value-type="float" office:value="8" table:style-name="ce18">
            <text:p>8</text:p>
          </table:table-cell>
          <table:table-cell office:value-type="float" office:value="1" table:style-name="ce1">
            <text:p>1</text:p>
          </table:table-cell>
          <table:table-cell table:number-columns-repeated="9" table:style-name="ce1"/>
          <table:table-cell office:value-type="string" office:string-value="C8/G1" table:formula="of:=CONCATENATE(IF([.A136]=&quot;&quot;;&quot;&quot;;CONCATENATE(&quot;C&quot;; [.A136]));IF([.B136]=&quot;&quot;;&quot;&quot;;CONCATENATE(&quot;/G&quot;;[.B136]));IF([.C136]=&quot;&quot;;&quot;&quot;;CONCATENATE(&quot;/R&quot;;[.C136])); IF([.D136]=&quot;&quot;;&quot;&quot;;CONCATENATE(&quot;/G&quot;;[.B136];&quot;.&quot;;[.D136])); IF([.E136]=&quot;&quot;;&quot;&quot;;CONCATENATE(&quot;/R&quot;;[.E136])); IF([.F136]=&quot;&quot;;&quot;&quot;;CONCATENATE(&quot;/G&quot;;[.B136];&quot;.&quot;;[.D136];&quot;.&quot;;[.F136])); IF([.G136]=&quot;&quot;;&quot;&quot;;CONCATENATE(&quot;/R&quot;;[.G136])); IF([.H136]=&quot;&quot;;&quot;&quot;;CONCATENATE(&quot;/G&quot;;[.B136];&quot;.&quot;;[.D136];&quot;.&quot;;[.F136];&quot;.&quot;;[.H136])); IF([.I136]=&quot;&quot;;&quot;&quot;;CONCATENATE(&quot;/R&quot;;[.I136]));IF([.J136]=&quot;&quot;;&quot;&quot;;CONCATENATE(&quot;/G&quot;;[.B136];&quot;.&quot;;[.D136];&quot;.&quot;;[.F136];&quot;.&quot;;[.H136]; &quot;.&quot;;[.J136])); IF([.K136]=&quot;&quot;;&quot;&quot;;CONCATENATE(&quot;/R&quot;;[.K136])))" table:style-name="ce1">
            <text:p>C8/G1</text:p>
          </table:table-cell>
          <table:table-cell office:value-type="string" table:style-name="ce1">
            <text:p>CRITERION.EXCLUSION.CONTRIBUTIONS.PAYMENT_OF_SOCIAL_SECURITY</text:p>
          </table:table-cell>
          <table:table-cell office:value-type="string" table:style-name="ce1">
            <text:p>098fd3cc-466e-4233-af1a-affe09471bce</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8/G1/R1" table:formula="of:=CONCATENATE(IF([.A137]=&quot;&quot;;&quot;&quot;;CONCATENATE(&quot;C&quot;; [.A137]));IF([.B137]=&quot;&quot;;&quot;&quot;;CONCATENATE(&quot;/G&quot;;[.B137]));IF([.C137]=&quot;&quot;;&quot;&quot;;CONCATENATE(&quot;/R&quot;;[.C137])); IF([.D137]=&quot;&quot;;&quot;&quot;;CONCATENATE(&quot;/G&quot;;[.B137];&quot;.&quot;;[.D137])); IF([.E137]=&quot;&quot;;&quot;&quot;;CONCATENATE(&quot;/R&quot;;[.E137])); IF([.F137]=&quot;&quot;;&quot;&quot;;CONCATENATE(&quot;/G&quot;;[.B137];&quot;.&quot;;[.D137];&quot;.&quot;;[.F137])); IF([.G137]=&quot;&quot;;&quot;&quot;;CONCATENATE(&quot;/R&quot;;[.G137])); IF([.H137]=&quot;&quot;;&quot;&quot;;CONCATENATE(&quot;/G&quot;;[.B137];&quot;.&quot;;[.D137];&quot;.&quot;;[.F137];&quot;.&quot;;[.H137])); IF([.I137]=&quot;&quot;;&quot;&quot;;CONCATENATE(&quot;/R&quot;;[.I137]));IF([.J137]=&quot;&quot;;&quot;&quot;;CONCATENATE(&quot;/G&quot;;[.B137];&quot;.&quot;;[.D137];&quot;.&quot;;[.F137];&quot;.&quot;;[.H137]; &quot;.&quot;;[.J137])); IF([.K137]=&quot;&quot;;&quot;&quot;;CONCATENATE(&quot;/R&quot;;[.K137])))" table:style-name="ce1">
            <text:p>C8/G1/R1</text:p>
          </table:table-cell>
          <table:table-cell office:value-type="string" table:style-name="ce1">
            <text:p>CRITERION.EXCLUSION.CONTRIBUTIONS.PAYMENT_OF_SOCIAL_SECURITY</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8/G1/G1.1" table:formula="of:=CONCATENATE(IF([.A138]=&quot;&quot;;&quot;&quot;;CONCATENATE(&quot;C&quot;; [.A138]));IF([.B138]=&quot;&quot;;&quot;&quot;;CONCATENATE(&quot;/G&quot;;[.B138]));IF([.C138]=&quot;&quot;;&quot;&quot;;CONCATENATE(&quot;/R&quot;;[.C138])); IF([.D138]=&quot;&quot;;&quot;&quot;;CONCATENATE(&quot;/G&quot;;[.B138];&quot;.&quot;;[.D138])); IF([.E138]=&quot;&quot;;&quot;&quot;;CONCATENATE(&quot;/R&quot;;[.E138])); IF([.F138]=&quot;&quot;;&quot;&quot;;CONCATENATE(&quot;/G&quot;;[.B138];&quot;.&quot;;[.D138];&quot;.&quot;;[.F138])); IF([.G138]=&quot;&quot;;&quot;&quot;;CONCATENATE(&quot;/R&quot;;[.G138])); IF([.H138]=&quot;&quot;;&quot;&quot;;CONCATENATE(&quot;/G&quot;;[.B138];&quot;.&quot;;[.D138];&quot;.&quot;;[.F138];&quot;.&quot;;[.H138])); IF([.I138]=&quot;&quot;;&quot;&quot;;CONCATENATE(&quot;/R&quot;;[.I138]));IF([.J138]=&quot;&quot;;&quot;&quot;;CONCATENATE(&quot;/G&quot;;[.B138];&quot;.&quot;;[.D138];&quot;.&quot;;[.F138];&quot;.&quot;;[.H138]; &quot;.&quot;;[.J138])); IF([.K138]=&quot;&quot;;&quot;&quot;;CONCATENATE(&quot;/R&quot;;[.K138])))" table:style-name="ce1">
            <text:p>C8/G1/G1.1</text:p>
          </table:table-cell>
          <table:table-cell office:value-type="string" table:style-name="ce1">
            <text:p>CRITERION.EXCLUSION.CONTRIBUTIONS.PAYMENT_OF_SOCIAL_SECURITY</text:p>
          </table:table-cell>
          <table:table-cell office:value-type="string" table:style-name="ce1">
            <text:p>f8499787-f9f8-4355-95e2-9784426f4d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8/G1/G1.1/R1" table:formula="of:=CONCATENATE(IF([.A139]=&quot;&quot;;&quot;&quot;;CONCATENATE(&quot;C&quot;; [.A139]));IF([.B139]=&quot;&quot;;&quot;&quot;;CONCATENATE(&quot;/G&quot;;[.B139]));IF([.C139]=&quot;&quot;;&quot;&quot;;CONCATENATE(&quot;/R&quot;;[.C139])); IF([.D139]=&quot;&quot;;&quot;&quot;;CONCATENATE(&quot;/G&quot;;[.B139];&quot;.&quot;;[.D139])); IF([.E139]=&quot;&quot;;&quot;&quot;;CONCATENATE(&quot;/R&quot;;[.E139])); IF([.F139]=&quot;&quot;;&quot;&quot;;CONCATENATE(&quot;/G&quot;;[.B139];&quot;.&quot;;[.D139];&quot;.&quot;;[.F139])); IF([.G139]=&quot;&quot;;&quot;&quot;;CONCATENATE(&quot;/R&quot;;[.G139])); IF([.H139]=&quot;&quot;;&quot;&quot;;CONCATENATE(&quot;/G&quot;;[.B139];&quot;.&quot;;[.D139];&quot;.&quot;;[.F139];&quot;.&quot;;[.H139])); IF([.I139]=&quot;&quot;;&quot;&quot;;CONCATENATE(&quot;/R&quot;;[.I139]));IF([.J139]=&quot;&quot;;&quot;&quot;;CONCATENATE(&quot;/G&quot;;[.B139];&quot;.&quot;;[.D139];&quot;.&quot;;[.F139];&quot;.&quot;;[.H139]; &quot;.&quot;;[.J139])); IF([.K139]=&quot;&quot;;&quot;&quot;;CONCATENATE(&quot;/R&quot;;[.K139])))" table:style-name="ce1">
            <text:p>C8/G1/G1.1/R1</text:p>
          </table:table-cell>
          <table:table-cell office:value-type="string" table:style-name="ce1">
            <text:p>CRITERION.EXCLUSION.CONTRIBUTIONS.PAYMENT_OF_SOCIAL_SECURITY</text:p>
          </table:table-cell>
          <table:table-cell office:value-type="string" table:style-name="ce1">
            <text:p>6c87d3d4-e8eb-4253-b385-6373020ab886</text:p>
          </table:table-cell>
          <table:table-cell office:value-type="string" table:style-name="ce1">
            <text:p>Country or member state concerned</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8/G1/G1.1/R2" table:formula="of:=CONCATENATE(IF([.A140]=&quot;&quot;;&quot;&quot;;CONCATENATE(&quot;C&quot;; [.A140]));IF([.B140]=&quot;&quot;;&quot;&quot;;CONCATENATE(&quot;/G&quot;;[.B140]));IF([.C140]=&quot;&quot;;&quot;&quot;;CONCATENATE(&quot;/R&quot;;[.C140])); IF([.D140]=&quot;&quot;;&quot;&quot;;CONCATENATE(&quot;/G&quot;;[.B140];&quot;.&quot;;[.D140])); IF([.E140]=&quot;&quot;;&quot;&quot;;CONCATENATE(&quot;/R&quot;;[.E140])); IF([.F140]=&quot;&quot;;&quot;&quot;;CONCATENATE(&quot;/G&quot;;[.B140];&quot;.&quot;;[.D140];&quot;.&quot;;[.F140])); IF([.G140]=&quot;&quot;;&quot;&quot;;CONCATENATE(&quot;/R&quot;;[.G140])); IF([.H140]=&quot;&quot;;&quot;&quot;;CONCATENATE(&quot;/G&quot;;[.B140];&quot;.&quot;;[.D140];&quot;.&quot;;[.F140];&quot;.&quot;;[.H140])); IF([.I140]=&quot;&quot;;&quot;&quot;;CONCATENATE(&quot;/R&quot;;[.I140]));IF([.J140]=&quot;&quot;;&quot;&quot;;CONCATENATE(&quot;/G&quot;;[.B140];&quot;.&quot;;[.D140];&quot;.&quot;;[.F140];&quot;.&quot;;[.H140]; &quot;.&quot;;[.J140])); IF([.K140]=&quot;&quot;;&quot;&quot;;CONCATENATE(&quot;/R&quot;;[.K140])))" table:style-name="ce1">
            <text:p>C8/G1/G1.1/R2</text:p>
          </table:table-cell>
          <table:table-cell office:value-type="string" table:style-name="ce1">
            <text:p>CRITERION.EXCLUSION.CONTRIBUTIONS.PAYMENT_OF_SOCIAL_SECURITY</text:p>
          </table:table-cell>
          <table:table-cell office:value-type="string" table:style-name="ce1">
            <text:p>9052cc59-cfe5-41c6-a314-02a7f378ffe8</text:p>
          </table:table-cell>
          <table:table-cell office:value-type="string" table:style-name="ce1">
            <text:p>Amount concerned</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8/G1/G1.1/G1.1.1" table:formula="of:=CONCATENATE(IF([.A141]=&quot;&quot;;&quot;&quot;;CONCATENATE(&quot;C&quot;; [.A141]));IF([.B141]=&quot;&quot;;&quot;&quot;;CONCATENATE(&quot;/G&quot;;[.B141]));IF([.C141]=&quot;&quot;;&quot;&quot;;CONCATENATE(&quot;/R&quot;;[.C141])); IF([.D141]=&quot;&quot;;&quot;&quot;;CONCATENATE(&quot;/G&quot;;[.B141];&quot;.&quot;;[.D141])); IF([.E141]=&quot;&quot;;&quot;&quot;;CONCATENATE(&quot;/R&quot;;[.E141])); IF([.F141]=&quot;&quot;;&quot;&quot;;CONCATENATE(&quot;/G&quot;;[.B141];&quot;.&quot;;[.D141];&quot;.&quot;;[.F141])); IF([.G141]=&quot;&quot;;&quot;&quot;;CONCATENATE(&quot;/R&quot;;[.G141])); IF([.H141]=&quot;&quot;;&quot;&quot;;CONCATENATE(&quot;/G&quot;;[.B141];&quot;.&quot;;[.D141];&quot;.&quot;;[.F141];&quot;.&quot;;[.H141])); IF([.I141]=&quot;&quot;;&quot;&quot;;CONCATENATE(&quot;/R&quot;;[.I141]));IF([.J141]=&quot;&quot;;&quot;&quot;;CONCATENATE(&quot;/G&quot;;[.B141];&quot;.&quot;;[.D141];&quot;.&quot;;[.F141];&quot;.&quot;;[.H141]; &quot;.&quot;;[.J141])); IF([.K141]=&quot;&quot;;&quot;&quot;;CONCATENATE(&quot;/R&quot;;[.K141])))" table:style-name="ce1">
            <text:p>C8/G1/G1.1/G1.1.1</text:p>
          </table:table-cell>
          <table:table-cell office:value-type="string" table:style-name="ce1">
            <text:p>CRITERION.EXCLUSION.CONTRIBUTIONS.PAYMENT_OF_SOCIAL_SECURITY</text:p>
          </table:table-cell>
          <table:table-cell office:value-type="string" table:style-name="ce1">
            <text:p>7c2aec9f-4876-4c33-89e6-2ab6d6cf5d02</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8/G1/G1.1/G1.1.1/R1" table:formula="of:=CONCATENATE(IF([.A142]=&quot;&quot;;&quot;&quot;;CONCATENATE(&quot;C&quot;; [.A142]));IF([.B142]=&quot;&quot;;&quot;&quot;;CONCATENATE(&quot;/G&quot;;[.B142]));IF([.C142]=&quot;&quot;;&quot;&quot;;CONCATENATE(&quot;/R&quot;;[.C142])); IF([.D142]=&quot;&quot;;&quot;&quot;;CONCATENATE(&quot;/G&quot;;[.B142];&quot;.&quot;;[.D142])); IF([.E142]=&quot;&quot;;&quot;&quot;;CONCATENATE(&quot;/R&quot;;[.E142])); IF([.F142]=&quot;&quot;;&quot;&quot;;CONCATENATE(&quot;/G&quot;;[.B142];&quot;.&quot;;[.D142];&quot;.&quot;;[.F142])); IF([.G142]=&quot;&quot;;&quot;&quot;;CONCATENATE(&quot;/R&quot;;[.G142])); IF([.H142]=&quot;&quot;;&quot;&quot;;CONCATENATE(&quot;/G&quot;;[.B142];&quot;.&quot;;[.D142];&quot;.&quot;;[.F142];&quot;.&quot;;[.H142])); IF([.I142]=&quot;&quot;;&quot;&quot;;CONCATENATE(&quot;/R&quot;;[.I142]));IF([.J142]=&quot;&quot;;&quot;&quot;;CONCATENATE(&quot;/G&quot;;[.B142];&quot;.&quot;;[.D142];&quot;.&quot;;[.F142];&quot;.&quot;;[.H142]; &quot;.&quot;;[.J142])); IF([.K142]=&quot;&quot;;&quot;&quot;;CONCATENATE(&quot;/R&quot;;[.K142])))" table:style-name="ce1">
            <text:p>C8/G1/G1.1/G1.1.1/R1</text:p>
          </table:table-cell>
          <table:table-cell office:value-type="string" table:style-name="ce1">
            <text:p>CRITERION.EXCLUSION.CONTRIBUTIONS.PAYMENT_OF_SOCIAL_SECURITY</text:p>
          </table:table-cell>
          <table:table-cell office:value-type="string" table:style-name="ce1">
            <text:p>9b4497e6-a166-46f9-8581-7fc39ff975c4</text:p>
          </table:table-cell>
          <table:table-cell office:value-type="string" table:style-name="ce1">
            <text:p>Has this breach of obligations been established by means other than a judicial or administrative decision?</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8/G1/G1.1/G1.1.1/G1.1.1.1" table:formula="of:=CONCATENATE(IF([.A143]=&quot;&quot;;&quot;&quot;;CONCATENATE(&quot;C&quot;; [.A143]));IF([.B143]=&quot;&quot;;&quot;&quot;;CONCATENATE(&quot;/G&quot;;[.B143]));IF([.C143]=&quot;&quot;;&quot;&quot;;CONCATENATE(&quot;/R&quot;;[.C143])); IF([.D143]=&quot;&quot;;&quot;&quot;;CONCATENATE(&quot;/G&quot;;[.B143];&quot;.&quot;;[.D143])); IF([.E143]=&quot;&quot;;&quot;&quot;;CONCATENATE(&quot;/R&quot;;[.E143])); IF([.F143]=&quot;&quot;;&quot;&quot;;CONCATENATE(&quot;/G&quot;;[.B143];&quot;.&quot;;[.D143];&quot;.&quot;;[.F143])); IF([.G143]=&quot;&quot;;&quot;&quot;;CONCATENATE(&quot;/R&quot;;[.G143])); IF([.H143]=&quot;&quot;;&quot;&quot;;CONCATENATE(&quot;/G&quot;;[.B143];&quot;.&quot;;[.D143];&quot;.&quot;;[.F143];&quot;.&quot;;[.H143])); IF([.I143]=&quot;&quot;;&quot;&quot;;CONCATENATE(&quot;/R&quot;;[.I143]));IF([.J143]=&quot;&quot;;&quot;&quot;;CONCATENATE(&quot;/G&quot;;[.B143];&quot;.&quot;;[.D143];&quot;.&quot;;[.F143];&quot;.&quot;;[.H143]; &quot;.&quot;;[.J143])); IF([.K143]=&quot;&quot;;&quot;&quot;;CONCATENATE(&quot;/R&quot;;[.K143])))" table:style-name="ce1">
            <text:p>C8/G1/G1.1/G1.1.1/G1.1.1.1</text:p>
          </table:table-cell>
          <table:table-cell office:value-type="string" table:style-name="ce1">
            <text:p>CRITERION.EXCLUSION.CONTRIBUTIONS.PAYMENT_OF_SOCIAL_SECURITY</text:p>
          </table:table-cell>
          <table:table-cell office:value-type="string" table:style-name="ce1">
            <text:p>3cb7abf1-662a-4756-b61c-7bc716c1fafc</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8/G1/G1.1/G1.1.1/G1.1.1.1/R1" table:formula="of:=CONCATENATE(IF([.A144]=&quot;&quot;;&quot;&quot;;CONCATENATE(&quot;C&quot;; [.A144]));IF([.B144]=&quot;&quot;;&quot;&quot;;CONCATENATE(&quot;/G&quot;;[.B144]));IF([.C144]=&quot;&quot;;&quot;&quot;;CONCATENATE(&quot;/R&quot;;[.C144])); IF([.D144]=&quot;&quot;;&quot;&quot;;CONCATENATE(&quot;/G&quot;;[.B144];&quot;.&quot;;[.D144])); IF([.E144]=&quot;&quot;;&quot;&quot;;CONCATENATE(&quot;/R&quot;;[.E144])); IF([.F144]=&quot;&quot;;&quot;&quot;;CONCATENATE(&quot;/G&quot;;[.B144];&quot;.&quot;;[.D144];&quot;.&quot;;[.F144])); IF([.G144]=&quot;&quot;;&quot;&quot;;CONCATENATE(&quot;/R&quot;;[.G144])); IF([.H144]=&quot;&quot;;&quot;&quot;;CONCATENATE(&quot;/G&quot;;[.B144];&quot;.&quot;;[.D144];&quot;.&quot;;[.F144];&quot;.&quot;;[.H144])); IF([.I144]=&quot;&quot;;&quot;&quot;;CONCATENATE(&quot;/R&quot;;[.I144]));IF([.J144]=&quot;&quot;;&quot;&quot;;CONCATENATE(&quot;/G&quot;;[.B144];&quot;.&quot;;[.D144];&quot;.&quot;;[.F144];&quot;.&quot;;[.H144]; &quot;.&quot;;[.J144])); IF([.K144]=&quot;&quot;;&quot;&quot;;CONCATENATE(&quot;/R&quot;;[.K144])))" table:style-name="ce1">
            <text:p>C8/G1/G1.1/G1.1.1/G1.1.1.1/R1</text:p>
          </table:table-cell>
          <table:table-cell office:value-type="string" table:style-name="ce1">
            <text:p>CRITERION.EXCLUSION.CONTRIBUTIONS.PAYMENT_OF_SOCIAL_SECURITY</text:p>
          </table:table-cell>
          <table:table-cell office:value-type="string" table:style-name="ce1">
            <text:p>201f11c3-1fa2-4464-acc0-f021266fd881</text:p>
          </table:table-cell>
          <table:table-cell office:value-type="string" table:style-name="ce1">
            <text:p>Please describe which means were used</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number-columns-repeated="5" table:style-name="ce1"/>
          <table:table-cell office:value-type="string" office:string-value="C8/G1/G1.1/G1.1.2" table:formula="of:=CONCATENATE(IF([.A145]=&quot;&quot;;&quot;&quot;;CONCATENATE(&quot;C&quot;; [.A145]));IF([.B145]=&quot;&quot;;&quot;&quot;;CONCATENATE(&quot;/G&quot;;[.B145]));IF([.C145]=&quot;&quot;;&quot;&quot;;CONCATENATE(&quot;/R&quot;;[.C145])); IF([.D145]=&quot;&quot;;&quot;&quot;;CONCATENATE(&quot;/G&quot;;[.B145];&quot;.&quot;;[.D145])); IF([.E145]=&quot;&quot;;&quot;&quot;;CONCATENATE(&quot;/R&quot;;[.E145])); IF([.F145]=&quot;&quot;;&quot;&quot;;CONCATENATE(&quot;/G&quot;;[.B145];&quot;.&quot;;[.D145];&quot;.&quot;;[.F145])); IF([.G145]=&quot;&quot;;&quot;&quot;;CONCATENATE(&quot;/R&quot;;[.G145])); IF([.H145]=&quot;&quot;;&quot;&quot;;CONCATENATE(&quot;/G&quot;;[.B145];&quot;.&quot;;[.D145];&quot;.&quot;;[.F145];&quot;.&quot;;[.H145])); IF([.I145]=&quot;&quot;;&quot;&quot;;CONCATENATE(&quot;/R&quot;;[.I145]));IF([.J145]=&quot;&quot;;&quot;&quot;;CONCATENATE(&quot;/G&quot;;[.B145];&quot;.&quot;;[.D145];&quot;.&quot;;[.F145];&quot;.&quot;;[.H145]; &quot;.&quot;;[.J145])); IF([.K145]=&quot;&quot;;&quot;&quot;;CONCATENATE(&quot;/R&quot;;[.K145])))" table:style-name="ce1">
            <text:p>C8/G1/G1.1/G1.1.2</text:p>
          </table:table-cell>
          <table:table-cell office:value-type="string" table:style-name="ce1">
            <text:p>CRITERION.EXCLUSION.CONTRIBUTIONS.PAYMENT_OF_SOCIAL_SECURITY</text:p>
          </table:table-cell>
          <table:table-cell office:value-type="string" table:style-name="ce1">
            <text:p>c882afa4-6971-4b00-8970-0c283eb122cc</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table:number-columns-repeated="4" table:style-name="ce1"/>
          <table:table-cell office:value-type="string" office:string-value="C8/G1/G1.1/G1.1.2/R1" table:formula="of:=CONCATENATE(IF([.A146]=&quot;&quot;;&quot;&quot;;CONCATENATE(&quot;C&quot;; [.A146]));IF([.B146]=&quot;&quot;;&quot;&quot;;CONCATENATE(&quot;/G&quot;;[.B146]));IF([.C146]=&quot;&quot;;&quot;&quot;;CONCATENATE(&quot;/R&quot;;[.C146])); IF([.D146]=&quot;&quot;;&quot;&quot;;CONCATENATE(&quot;/G&quot;;[.B146];&quot;.&quot;;[.D146])); IF([.E146]=&quot;&quot;;&quot;&quot;;CONCATENATE(&quot;/R&quot;;[.E146])); IF([.F146]=&quot;&quot;;&quot;&quot;;CONCATENATE(&quot;/G&quot;;[.B146];&quot;.&quot;;[.D146];&quot;.&quot;;[.F146])); IF([.G146]=&quot;&quot;;&quot;&quot;;CONCATENATE(&quot;/R&quot;;[.G146])); IF([.H146]=&quot;&quot;;&quot;&quot;;CONCATENATE(&quot;/G&quot;;[.B146];&quot;.&quot;;[.D146];&quot;.&quot;;[.F146];&quot;.&quot;;[.H146])); IF([.I146]=&quot;&quot;;&quot;&quot;;CONCATENATE(&quot;/R&quot;;[.I146]));IF([.J146]=&quot;&quot;;&quot;&quot;;CONCATENATE(&quot;/G&quot;;[.B146];&quot;.&quot;;[.D146];&quot;.&quot;;[.F146];&quot;.&quot;;[.H146]; &quot;.&quot;;[.J146])); IF([.K146]=&quot;&quot;;&quot;&quot;;CONCATENATE(&quot;/R&quot;;[.K146])))" table:style-name="ce1">
            <text:p>C8/G1/G1.1/G1.1.2/R1</text:p>
          </table:table-cell>
          <table:table-cell office:value-type="string" table:style-name="ce1">
            <text:p>CRITERION.EXCLUSION.CONTRIBUTIONS.PAYMENT_OF_SOCIAL_SECURITY</text:p>
          </table:table-cell>
          <table:table-cell office:value-type="string" table:style-name="ce1">
            <text:p>08b0c984-c5e6-4143-8493-868c39745637</text:p>
          </table:table-cell>
          <table:table-cell office:value-type="string" table:style-name="ce1">
            <text:p>If this breach of obligations was established through a judicial or administrative decision, was this decision final and binding?</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table:number-columns-repeated="3" table:style-name="ce1"/>
          <table:table-cell office:value-type="string" office:string-value="C8/G1/G1.1/G1.1.2/G1.1.2.1" table:formula="of:=CONCATENATE(IF([.A147]=&quot;&quot;;&quot;&quot;;CONCATENATE(&quot;C&quot;; [.A147]));IF([.B147]=&quot;&quot;;&quot;&quot;;CONCATENATE(&quot;/G&quot;;[.B147]));IF([.C147]=&quot;&quot;;&quot;&quot;;CONCATENATE(&quot;/R&quot;;[.C147])); IF([.D147]=&quot;&quot;;&quot;&quot;;CONCATENATE(&quot;/G&quot;;[.B147];&quot;.&quot;;[.D147])); IF([.E147]=&quot;&quot;;&quot;&quot;;CONCATENATE(&quot;/R&quot;;[.E147])); IF([.F147]=&quot;&quot;;&quot;&quot;;CONCATENATE(&quot;/G&quot;;[.B147];&quot;.&quot;;[.D147];&quot;.&quot;;[.F147])); IF([.G147]=&quot;&quot;;&quot;&quot;;CONCATENATE(&quot;/R&quot;;[.G147])); IF([.H147]=&quot;&quot;;&quot;&quot;;CONCATENATE(&quot;/G&quot;;[.B147];&quot;.&quot;;[.D147];&quot;.&quot;;[.F147];&quot;.&quot;;[.H147])); IF([.I147]=&quot;&quot;;&quot;&quot;;CONCATENATE(&quot;/R&quot;;[.I147]));IF([.J147]=&quot;&quot;;&quot;&quot;;CONCATENATE(&quot;/G&quot;;[.B147];&quot;.&quot;;[.D147];&quot;.&quot;;[.F147];&quot;.&quot;;[.H147]; &quot;.&quot;;[.J147])); IF([.K147]=&quot;&quot;;&quot;&quot;;CONCATENATE(&quot;/R&quot;;[.K147])))" table:style-name="ce1">
            <text:p>C8/G1/G1.1/G1.1.2/G1.1.2.1</text:p>
          </table:table-cell>
          <table:table-cell office:value-type="string" table:style-name="ce1">
            <text:p>CRITERION.EXCLUSION.CONTRIBUTIONS.PAYMENT_OF_SOCIAL_SECURITY</text:p>
          </table:table-cell>
          <table:table-cell office:value-type="string" table:style-name="ce1">
            <text:p>815422d6-f8a1-418a-8bf0-3524f7c8f721</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8/G1/G1.1/G1.1.2/G1.1.2.1/R1" table:formula="of:=CONCATENATE(IF([.A148]=&quot;&quot;;&quot;&quot;;CONCATENATE(&quot;C&quot;; [.A148]));IF([.B148]=&quot;&quot;;&quot;&quot;;CONCATENATE(&quot;/G&quot;;[.B148]));IF([.C148]=&quot;&quot;;&quot;&quot;;CONCATENATE(&quot;/R&quot;;[.C148])); IF([.D148]=&quot;&quot;;&quot;&quot;;CONCATENATE(&quot;/G&quot;;[.B148];&quot;.&quot;;[.D148])); IF([.E148]=&quot;&quot;;&quot;&quot;;CONCATENATE(&quot;/R&quot;;[.E148])); IF([.F148]=&quot;&quot;;&quot;&quot;;CONCATENATE(&quot;/G&quot;;[.B148];&quot;.&quot;;[.D148];&quot;.&quot;;[.F148])); IF([.G148]=&quot;&quot;;&quot;&quot;;CONCATENATE(&quot;/R&quot;;[.G148])); IF([.H148]=&quot;&quot;;&quot;&quot;;CONCATENATE(&quot;/G&quot;;[.B148];&quot;.&quot;;[.D148];&quot;.&quot;;[.F148];&quot;.&quot;;[.H148])); IF([.I148]=&quot;&quot;;&quot;&quot;;CONCATENATE(&quot;/R&quot;;[.I148]));IF([.J148]=&quot;&quot;;&quot;&quot;;CONCATENATE(&quot;/G&quot;;[.B148];&quot;.&quot;;[.D148];&quot;.&quot;;[.F148];&quot;.&quot;;[.H148]; &quot;.&quot;;[.J148])); IF([.K148]=&quot;&quot;;&quot;&quot;;CONCATENATE(&quot;/R&quot;;[.K148])))" table:style-name="ce1">
            <text:p>C8/G1/G1.1/G1.1.2/G1.1.2.1/R1</text:p>
          </table:table-cell>
          <table:table-cell office:value-type="string" table:style-name="ce1">
            <text:p>CRITERION.EXCLUSION.CONTRIBUTIONS.PAYMENT_OF_SOCIAL_SECURITY</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office:string-value="C8/G1/G1.1/G1.1.2/G1.1.2.1/R2" table:formula="of:=CONCATENATE(IF([.A149]=&quot;&quot;;&quot;&quot;;CONCATENATE(&quot;C&quot;; [.A149]));IF([.B149]=&quot;&quot;;&quot;&quot;;CONCATENATE(&quot;/G&quot;;[.B149]));IF([.C149]=&quot;&quot;;&quot;&quot;;CONCATENATE(&quot;/R&quot;;[.C149])); IF([.D149]=&quot;&quot;;&quot;&quot;;CONCATENATE(&quot;/G&quot;;[.B149];&quot;.&quot;;[.D149])); IF([.E149]=&quot;&quot;;&quot;&quot;;CONCATENATE(&quot;/R&quot;;[.E149])); IF([.F149]=&quot;&quot;;&quot;&quot;;CONCATENATE(&quot;/G&quot;;[.B149];&quot;.&quot;;[.D149];&quot;.&quot;;[.F149])); IF([.G149]=&quot;&quot;;&quot;&quot;;CONCATENATE(&quot;/R&quot;;[.G149])); IF([.H149]=&quot;&quot;;&quot;&quot;;CONCATENATE(&quot;/G&quot;;[.B149];&quot;.&quot;;[.D149];&quot;.&quot;;[.F149];&quot;.&quot;;[.H149])); IF([.I149]=&quot;&quot;;&quot;&quot;;CONCATENATE(&quot;/R&quot;;[.I149]));IF([.J149]=&quot;&quot;;&quot;&quot;;CONCATENATE(&quot;/G&quot;;[.B149];&quot;.&quot;;[.D149];&quot;.&quot;;[.F149];&quot;.&quot;;[.H149]; &quot;.&quot;;[.J149])); IF([.K149]=&quot;&quot;;&quot;&quot;;CONCATENATE(&quot;/R&quot;;[.K149])))" table:style-name="ce1">
            <text:p>C8/G1/G1.1/G1.1.2/G1.1.2.1/R2</text:p>
          </table:table-cell>
          <table:table-cell office:value-type="string" table:style-name="ce1">
            <text:p>CRITERION.EXCLUSION.CONTRIBUTIONS.PAYMENT_OF_SOCIAL_SECURITY</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number-columns-repeated="5" table:style-name="ce1"/>
          <table:table-cell office:value-type="string" office:string-value="C8/G1/G1.1/G1.1.3" table:formula="of:=CONCATENATE(IF([.A150]=&quot;&quot;;&quot;&quot;;CONCATENATE(&quot;C&quot;; [.A150]));IF([.B150]=&quot;&quot;;&quot;&quot;;CONCATENATE(&quot;/G&quot;;[.B150]));IF([.C150]=&quot;&quot;;&quot;&quot;;CONCATENATE(&quot;/R&quot;;[.C150])); IF([.D150]=&quot;&quot;;&quot;&quot;;CONCATENATE(&quot;/G&quot;;[.B150];&quot;.&quot;;[.D150])); IF([.E150]=&quot;&quot;;&quot;&quot;;CONCATENATE(&quot;/R&quot;;[.E150])); IF([.F150]=&quot;&quot;;&quot;&quot;;CONCATENATE(&quot;/G&quot;;[.B150];&quot;.&quot;;[.D150];&quot;.&quot;;[.F150])); IF([.G150]=&quot;&quot;;&quot;&quot;;CONCATENATE(&quot;/R&quot;;[.G150])); IF([.H150]=&quot;&quot;;&quot;&quot;;CONCATENATE(&quot;/G&quot;;[.B150];&quot;.&quot;;[.D150];&quot;.&quot;;[.F150];&quot;.&quot;;[.H150])); IF([.I150]=&quot;&quot;;&quot;&quot;;CONCATENATE(&quot;/R&quot;;[.I150]));IF([.J150]=&quot;&quot;;&quot;&quot;;CONCATENATE(&quot;/G&quot;;[.B150];&quot;.&quot;;[.D150];&quot;.&quot;;[.F150];&quot;.&quot;;[.H150]; &quot;.&quot;;[.J150])); IF([.K150]=&quot;&quot;;&quot;&quot;;CONCATENATE(&quot;/R&quot;;[.K150])))" table:style-name="ce1">
            <text:p>C8/G1/G1.1/G1.1.3</text:p>
          </table:table-cell>
          <table:table-cell office:value-type="string" table:style-name="ce1">
            <text:p>CRITERION.EXCLUSION.CONTRIBUTIONS.PAYMENT_OF_SOCIAL_SECURITY</text:p>
          </table:table-cell>
          <table:table-cell office:value-type="string" table:style-name="ce1">
            <text:p>fc57e473-d63e-4a04-b589-dcf81cab8052</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table:number-columns-repeated="4" table:style-name="ce1"/>
          <table:table-cell office:value-type="string" office:string-value="C8/G1/G1.1/G1.1.3/R1" table:formula="of:=CONCATENATE(IF([.A151]=&quot;&quot;;&quot;&quot;;CONCATENATE(&quot;C&quot;; [.A151]));IF([.B151]=&quot;&quot;;&quot;&quot;;CONCATENATE(&quot;/G&quot;;[.B151]));IF([.C151]=&quot;&quot;;&quot;&quot;;CONCATENATE(&quot;/R&quot;;[.C151])); IF([.D151]=&quot;&quot;;&quot;&quot;;CONCATENATE(&quot;/G&quot;;[.B151];&quot;.&quot;;[.D151])); IF([.E151]=&quot;&quot;;&quot;&quot;;CONCATENATE(&quot;/R&quot;;[.E151])); IF([.F151]=&quot;&quot;;&quot;&quot;;CONCATENATE(&quot;/G&quot;;[.B151];&quot;.&quot;;[.D151];&quot;.&quot;;[.F151])); IF([.G151]=&quot;&quot;;&quot;&quot;;CONCATENATE(&quot;/R&quot;;[.G151])); IF([.H151]=&quot;&quot;;&quot;&quot;;CONCATENATE(&quot;/G&quot;;[.B151];&quot;.&quot;;[.D151];&quot;.&quot;;[.F151];&quot;.&quot;;[.H151])); IF([.I151]=&quot;&quot;;&quot;&quot;;CONCATENATE(&quot;/R&quot;;[.I151]));IF([.J151]=&quot;&quot;;&quot;&quot;;CONCATENATE(&quot;/G&quot;;[.B151];&quot;.&quot;;[.D151];&quot;.&quot;;[.F151];&quot;.&quot;;[.H151]; &quot;.&quot;;[.J151])); IF([.K151]=&quot;&quot;;&quot;&quot;;CONCATENATE(&quot;/R&quot;;[.K151])))" table:style-name="ce1">
            <text:p>C8/G1/G1.1/G1.1.3/R1</text:p>
          </table:table-cell>
          <table:table-cell office:value-type="string" table:style-name="ce1">
            <text:p>CRITERION.EXCLUSION.CONTRIBUTIONS.PAYMENT_OF_SOCIAL_SECURITY</text:p>
          </table:table-cell>
          <table:table-cell office:value-type="string" table:style-name="ce1">
            <text:p>70f8697b-8953-411a-a489-4ff62e5250d2</text:p>
          </table:table-cell>
          <table:table-cell office:value-type="string" table:style-name="ce1">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table:number-columns-repeated="3" table:style-name="ce1"/>
          <table:table-cell office:value-type="string" office:string-value="C8/G1/G1.1/G1.1.3/G1.1.3.1" table:formula="of:=CONCATENATE(IF([.A152]=&quot;&quot;;&quot;&quot;;CONCATENATE(&quot;C&quot;; [.A152]));IF([.B152]=&quot;&quot;;&quot;&quot;;CONCATENATE(&quot;/G&quot;;[.B152]));IF([.C152]=&quot;&quot;;&quot;&quot;;CONCATENATE(&quot;/R&quot;;[.C152])); IF([.D152]=&quot;&quot;;&quot;&quot;;CONCATENATE(&quot;/G&quot;;[.B152];&quot;.&quot;;[.D152])); IF([.E152]=&quot;&quot;;&quot;&quot;;CONCATENATE(&quot;/R&quot;;[.E152])); IF([.F152]=&quot;&quot;;&quot;&quot;;CONCATENATE(&quot;/G&quot;;[.B152];&quot;.&quot;;[.D152];&quot;.&quot;;[.F152])); IF([.G152]=&quot;&quot;;&quot;&quot;;CONCATENATE(&quot;/R&quot;;[.G152])); IF([.H152]=&quot;&quot;;&quot;&quot;;CONCATENATE(&quot;/G&quot;;[.B152];&quot;.&quot;;[.D152];&quot;.&quot;;[.F152];&quot;.&quot;;[.H152])); IF([.I152]=&quot;&quot;;&quot;&quot;;CONCATENATE(&quot;/R&quot;;[.I152]));IF([.J152]=&quot;&quot;;&quot;&quot;;CONCATENATE(&quot;/G&quot;;[.B152];&quot;.&quot;;[.D152];&quot;.&quot;;[.F152];&quot;.&quot;;[.H152]; &quot;.&quot;;[.J152])); IF([.K152]=&quot;&quot;;&quot;&quot;;CONCATENATE(&quot;/R&quot;;[.K152])))" table:style-name="ce1">
            <text:p>C8/G1/G1.1/G1.1.3/G1.1.3.1</text:p>
          </table:table-cell>
          <table:table-cell office:value-type="string" table:style-name="ce1">
            <text:p>CRITERION.EXCLUSION.CONTRIBUTIONS.PAYMENT_OF_SOCIAL_SECURITY</text:p>
          </table:table-cell>
          <table:table-cell office:value-type="string" table:style-name="ce1">
            <text:p>6c3609e1-9add-4fa9-9409-62ce72ae4548</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8/G1/G1.1/G1.1.3/G1.1.3.1/R1" table:formula="of:=CONCATENATE(IF([.A153]=&quot;&quot;;&quot;&quot;;CONCATENATE(&quot;C&quot;; [.A153]));IF([.B153]=&quot;&quot;;&quot;&quot;;CONCATENATE(&quot;/G&quot;;[.B153]));IF([.C153]=&quot;&quot;;&quot;&quot;;CONCATENATE(&quot;/R&quot;;[.C153])); IF([.D153]=&quot;&quot;;&quot;&quot;;CONCATENATE(&quot;/G&quot;;[.B153];&quot;.&quot;;[.D153])); IF([.E153]=&quot;&quot;;&quot;&quot;;CONCATENATE(&quot;/R&quot;;[.E153])); IF([.F153]=&quot;&quot;;&quot;&quot;;CONCATENATE(&quot;/G&quot;;[.B153];&quot;.&quot;;[.D153];&quot;.&quot;;[.F153])); IF([.G153]=&quot;&quot;;&quot;&quot;;CONCATENATE(&quot;/R&quot;;[.G153])); IF([.H153]=&quot;&quot;;&quot;&quot;;CONCATENATE(&quot;/G&quot;;[.B153];&quot;.&quot;;[.D153];&quot;.&quot;;[.F153];&quot;.&quot;;[.H153])); IF([.I153]=&quot;&quot;;&quot;&quot;;CONCATENATE(&quot;/R&quot;;[.I153]));IF([.J153]=&quot;&quot;;&quot;&quot;;CONCATENATE(&quot;/G&quot;;[.B153];&quot;.&quot;;[.D153];&quot;.&quot;;[.F153];&quot;.&quot;;[.H153]; &quot;.&quot;;[.J153])); IF([.K153]=&quot;&quot;;&quot;&quot;;CONCATENATE(&quot;/R&quot;;[.K153])))" table:style-name="ce1">
            <text:p>C8/G1/G1.1/G1.1.3/G1.1.3.1/R1</text:p>
          </table:table-cell>
          <table:table-cell office:value-type="string" table:style-name="ce1">
            <text:p>CRITERION.EXCLUSION.CONTRIBUTIONS.PAYMENT_OF_SOCIAL_SECURITY</text:p>
          </table:table-cell>
          <table:table-cell office:value-type="string" table:style-name="ce1">
            <text:p>55905dd0-38f0-4f93-8c74-5ae05a21afc5</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number-columns-repeated="9" table:style-name="ce1"/>
          <table:table-cell office:value-type="string" office:string-value="C8/G2" table:formula="of:=CONCATENATE(IF([.A154]=&quot;&quot;;&quot;&quot;;CONCATENATE(&quot;C&quot;; [.A154]));IF([.B154]=&quot;&quot;;&quot;&quot;;CONCATENATE(&quot;/G&quot;;[.B154]));IF([.C154]=&quot;&quot;;&quot;&quot;;CONCATENATE(&quot;/R&quot;;[.C154])); IF([.D154]=&quot;&quot;;&quot;&quot;;CONCATENATE(&quot;/G&quot;;[.B154];&quot;.&quot;;[.D154])); IF([.E154]=&quot;&quot;;&quot;&quot;;CONCATENATE(&quot;/R&quot;;[.E154])); IF([.F154]=&quot;&quot;;&quot;&quot;;CONCATENATE(&quot;/G&quot;;[.B154];&quot;.&quot;;[.D154];&quot;.&quot;;[.F154])); IF([.G154]=&quot;&quot;;&quot;&quot;;CONCATENATE(&quot;/R&quot;;[.G154])); IF([.H154]=&quot;&quot;;&quot;&quot;;CONCATENATE(&quot;/G&quot;;[.B154];&quot;.&quot;;[.D154];&quot;.&quot;;[.F154];&quot;.&quot;;[.H154])); IF([.I154]=&quot;&quot;;&quot;&quot;;CONCATENATE(&quot;/R&quot;;[.I154]));IF([.J154]=&quot;&quot;;&quot;&quot;;CONCATENATE(&quot;/G&quot;;[.B154];&quot;.&quot;;[.D154];&quot;.&quot;;[.F154];&quot;.&quot;;[.H154]; &quot;.&quot;;[.J154])); IF([.K154]=&quot;&quot;;&quot;&quot;;CONCATENATE(&quot;/R&quot;;[.K154])))" table:style-name="ce1">
            <text:p>C8/G2</text:p>
          </table:table-cell>
          <table:table-cell office:value-type="string" table:style-name="ce1">
            <text:p>CRITERION.EXCLUSION.CONTRIBUTIONS.PAYMENT_OF_SOCIAL_SECURIT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8/G2/R1" table:formula="of:=CONCATENATE(IF([.A155]=&quot;&quot;;&quot;&quot;;CONCATENATE(&quot;C&quot;; [.A155]));IF([.B155]=&quot;&quot;;&quot;&quot;;CONCATENATE(&quot;/G&quot;;[.B155]));IF([.C155]=&quot;&quot;;&quot;&quot;;CONCATENATE(&quot;/R&quot;;[.C155])); IF([.D155]=&quot;&quot;;&quot;&quot;;CONCATENATE(&quot;/G&quot;;[.B155];&quot;.&quot;;[.D155])); IF([.E155]=&quot;&quot;;&quot;&quot;;CONCATENATE(&quot;/R&quot;;[.E155])); IF([.F155]=&quot;&quot;;&quot;&quot;;CONCATENATE(&quot;/G&quot;;[.B155];&quot;.&quot;;[.D155];&quot;.&quot;;[.F155])); IF([.G155]=&quot;&quot;;&quot;&quot;;CONCATENATE(&quot;/R&quot;;[.G155])); IF([.H155]=&quot;&quot;;&quot;&quot;;CONCATENATE(&quot;/G&quot;;[.B155];&quot;.&quot;;[.D155];&quot;.&quot;;[.F155];&quot;.&quot;;[.H155])); IF([.I155]=&quot;&quot;;&quot;&quot;;CONCATENATE(&quot;/R&quot;;[.I155]));IF([.J155]=&quot;&quot;;&quot;&quot;;CONCATENATE(&quot;/G&quot;;[.B155];&quot;.&quot;;[.D155];&quot;.&quot;;[.F155];&quot;.&quot;;[.H155]; &quot;.&quot;;[.J155])); IF([.K155]=&quot;&quot;;&quot;&quot;;CONCATENATE(&quot;/R&quot;;[.K155])))" table:style-name="ce1">
            <text:p>C8/G2/R1</text:p>
          </table:table-cell>
          <table:table-cell office:value-type="string" table:style-name="ce1">
            <text:p>CRITERION.EXCLUSION.CONTRIBUTIONS.PAYMENT_OF_SOCIAL_SECURIT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8/G2/G2.1" table:formula="of:=CONCATENATE(IF([.A156]=&quot;&quot;;&quot;&quot;;CONCATENATE(&quot;C&quot;; [.A156]));IF([.B156]=&quot;&quot;;&quot;&quot;;CONCATENATE(&quot;/G&quot;;[.B156]));IF([.C156]=&quot;&quot;;&quot;&quot;;CONCATENATE(&quot;/R&quot;;[.C156])); IF([.D156]=&quot;&quot;;&quot;&quot;;CONCATENATE(&quot;/G&quot;;[.B156];&quot;.&quot;;[.D156])); IF([.E156]=&quot;&quot;;&quot;&quot;;CONCATENATE(&quot;/R&quot;;[.E156])); IF([.F156]=&quot;&quot;;&quot;&quot;;CONCATENATE(&quot;/G&quot;;[.B156];&quot;.&quot;;[.D156];&quot;.&quot;;[.F156])); IF([.G156]=&quot;&quot;;&quot;&quot;;CONCATENATE(&quot;/R&quot;;[.G156])); IF([.H156]=&quot;&quot;;&quot;&quot;;CONCATENATE(&quot;/G&quot;;[.B156];&quot;.&quot;;[.D156];&quot;.&quot;;[.F156];&quot;.&quot;;[.H156])); IF([.I156]=&quot;&quot;;&quot;&quot;;CONCATENATE(&quot;/R&quot;;[.I156]));IF([.J156]=&quot;&quot;;&quot;&quot;;CONCATENATE(&quot;/G&quot;;[.B156];&quot;.&quot;;[.D156];&quot;.&quot;;[.F156];&quot;.&quot;;[.H156]; &quot;.&quot;;[.J156])); IF([.K156]=&quot;&quot;;&quot;&quot;;CONCATENATE(&quot;/R&quot;;[.K156])))" table:style-name="ce1">
            <text:p>C8/G2/G2.1</text:p>
          </table:table-cell>
          <table:table-cell office:value-type="string" table:style-name="ce1">
            <text:p>CRITERION.EXCLUSION.CONTRIBUTIONS.PAYMENT_OF_SOCIAL_SECURIT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8/G2/G2.1/R1" table:formula="of:=CONCATENATE(IF([.A157]=&quot;&quot;;&quot;&quot;;CONCATENATE(&quot;C&quot;; [.A157]));IF([.B157]=&quot;&quot;;&quot;&quot;;CONCATENATE(&quot;/G&quot;;[.B157]));IF([.C157]=&quot;&quot;;&quot;&quot;;CONCATENATE(&quot;/R&quot;;[.C157])); IF([.D157]=&quot;&quot;;&quot;&quot;;CONCATENATE(&quot;/G&quot;;[.B157];&quot;.&quot;;[.D157])); IF([.E157]=&quot;&quot;;&quot;&quot;;CONCATENATE(&quot;/R&quot;;[.E157])); IF([.F157]=&quot;&quot;;&quot;&quot;;CONCATENATE(&quot;/G&quot;;[.B157];&quot;.&quot;;[.D157];&quot;.&quot;;[.F157])); IF([.G157]=&quot;&quot;;&quot;&quot;;CONCATENATE(&quot;/R&quot;;[.G157])); IF([.H157]=&quot;&quot;;&quot;&quot;;CONCATENATE(&quot;/G&quot;;[.B157];&quot;.&quot;;[.D157];&quot;.&quot;;[.F157];&quot;.&quot;;[.H157])); IF([.I157]=&quot;&quot;;&quot;&quot;;CONCATENATE(&quot;/R&quot;;[.I157]));IF([.J157]=&quot;&quot;;&quot;&quot;;CONCATENATE(&quot;/G&quot;;[.B157];&quot;.&quot;;[.D157];&quot;.&quot;;[.F157];&quot;.&quot;;[.H157]; &quot;.&quot;;[.J157])); IF([.K157]=&quot;&quot;;&quot;&quot;;CONCATENATE(&quot;/R&quot;;[.K157])))" table:style-name="ce1">
            <text:p>C8/G2/G2.1/R1</text:p>
          </table:table-cell>
          <table:table-cell office:value-type="string" table:style-name="ce1">
            <text:p>CRITERION.EXCLUSION.CONTRIBUTIONS.PAYMENT_OF_SOCIAL_SECURIT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8/G2/G2.1/R2" table:formula="of:=CONCATENATE(IF([.A158]=&quot;&quot;;&quot;&quot;;CONCATENATE(&quot;C&quot;; [.A158]));IF([.B158]=&quot;&quot;;&quot;&quot;;CONCATENATE(&quot;/G&quot;;[.B158]));IF([.C158]=&quot;&quot;;&quot;&quot;;CONCATENATE(&quot;/R&quot;;[.C158])); IF([.D158]=&quot;&quot;;&quot;&quot;;CONCATENATE(&quot;/G&quot;;[.B158];&quot;.&quot;;[.D158])); IF([.E158]=&quot;&quot;;&quot;&quot;;CONCATENATE(&quot;/R&quot;;[.E158])); IF([.F158]=&quot;&quot;;&quot;&quot;;CONCATENATE(&quot;/G&quot;;[.B158];&quot;.&quot;;[.D158];&quot;.&quot;;[.F158])); IF([.G158]=&quot;&quot;;&quot;&quot;;CONCATENATE(&quot;/R&quot;;[.G158])); IF([.H158]=&quot;&quot;;&quot;&quot;;CONCATENATE(&quot;/G&quot;;[.B158];&quot;.&quot;;[.D158];&quot;.&quot;;[.F158];&quot;.&quot;;[.H158])); IF([.I158]=&quot;&quot;;&quot;&quot;;CONCATENATE(&quot;/R&quot;;[.I158]));IF([.J158]=&quot;&quot;;&quot;&quot;;CONCATENATE(&quot;/G&quot;;[.B158];&quot;.&quot;;[.D158];&quot;.&quot;;[.F158];&quot;.&quot;;[.H158]; &quot;.&quot;;[.J158])); IF([.K158]=&quot;&quot;;&quot;&quot;;CONCATENATE(&quot;/R&quot;;[.K158])))" table:style-name="ce1">
            <text:p>C8/G2/G2.1/R2</text:p>
          </table:table-cell>
          <table:table-cell office:value-type="string" table:style-name="ce1">
            <text:p>CRITERION.EXCLUSION.CONTRIBUTIONS.PAYMENT_OF_SOCIAL_SECURIT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8" table:style-name="ce19">
            <text:p>8</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8/G2/G2.1/R3" table:formula="of:=CONCATENATE(IF([.A159]=&quot;&quot;;&quot;&quot;;CONCATENATE(&quot;C&quot;; [.A159]));IF([.B159]=&quot;&quot;;&quot;&quot;;CONCATENATE(&quot;/G&quot;;[.B159]));IF([.C159]=&quot;&quot;;&quot;&quot;;CONCATENATE(&quot;/R&quot;;[.C159])); IF([.D159]=&quot;&quot;;&quot;&quot;;CONCATENATE(&quot;/G&quot;;[.B159];&quot;.&quot;;[.D159])); IF([.E159]=&quot;&quot;;&quot;&quot;;CONCATENATE(&quot;/R&quot;;[.E159])); IF([.F159]=&quot;&quot;;&quot;&quot;;CONCATENATE(&quot;/G&quot;;[.B159];&quot;.&quot;;[.D159];&quot;.&quot;;[.F159])); IF([.G159]=&quot;&quot;;&quot;&quot;;CONCATENATE(&quot;/R&quot;;[.G159])); IF([.H159]=&quot;&quot;;&quot;&quot;;CONCATENATE(&quot;/G&quot;;[.B159];&quot;.&quot;;[.D159];&quot;.&quot;;[.F159];&quot;.&quot;;[.H159])); IF([.I159]=&quot;&quot;;&quot;&quot;;CONCATENATE(&quot;/R&quot;;[.I159]));IF([.J159]=&quot;&quot;;&quot;&quot;;CONCATENATE(&quot;/G&quot;;[.B159];&quot;.&quot;;[.D159];&quot;.&quot;;[.F159];&quot;.&quot;;[.H159]; &quot;.&quot;;[.J159])); IF([.K159]=&quot;&quot;;&quot;&quot;;CONCATENATE(&quot;/R&quot;;[.K159])))" table:style-name="ce7">
            <text:p>C8/G2/G2.1/R3</text:p>
          </table:table-cell>
          <table:table-cell office:value-type="string" table:style-name="ce7">
            <text:p>CRITERION.EXCLUSION.CONTRIBUTIONS.PAYMENT_OF_SOCIAL_SECURIT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9" table:style-name="ce5">
            <text:p>9</text:p>
          </table:table-cell>
          <table:table-cell table:number-columns-repeated="10" table:style-name="ce5"/>
          <table:table-cell office:value-type="string" office:string-value="C9" table:formula="of:=CONCATENATE(IF([.A160]=&quot;&quot;;&quot;&quot;;CONCATENATE(&quot;C&quot;; [.A160]));IF([.B160]=&quot;&quot;;&quot;&quot;;CONCATENATE(&quot;/G&quot;;[.B160]));IF([.C160]=&quot;&quot;;&quot;&quot;;CONCATENATE(&quot;/R&quot;;[.C160])); IF([.D160]=&quot;&quot;;&quot;&quot;;CONCATENATE(&quot;/G&quot;;[.B160];&quot;.&quot;;[.D160])); IF([.E160]=&quot;&quot;;&quot;&quot;;CONCATENATE(&quot;/R&quot;;[.E160])); IF([.F160]=&quot;&quot;;&quot;&quot;;CONCATENATE(&quot;/G&quot;;[.B160];&quot;.&quot;;[.D160];&quot;.&quot;;[.F160])); IF([.G160]=&quot;&quot;;&quot;&quot;;CONCATENATE(&quot;/R&quot;;[.G160])); IF([.H160]=&quot;&quot;;&quot;&quot;;CONCATENATE(&quot;/G&quot;;[.B160];&quot;.&quot;;[.D160];&quot;.&quot;;[.F160];&quot;.&quot;;[.H160])); IF([.I160]=&quot;&quot;;&quot;&quot;;CONCATENATE(&quot;/R&quot;;[.I160]));IF([.J160]=&quot;&quot;;&quot;&quot;;CONCATENATE(&quot;/G&quot;;[.B160];&quot;.&quot;;[.D160];&quot;.&quot;;[.F160];&quot;.&quot;;[.H160]; &quot;.&quot;;[.J160])); IF([.K160]=&quot;&quot;;&quot;&quot;;CONCATENATE(&quot;/R&quot;;[.K160])))" table:style-name="ce5">
            <text:p>C9</text:p>
          </table:table-cell>
          <table:table-cell office:value-type="string" table:style-name="ce5">
            <text:p>CRITERION.EXCLUSION.SOCIAL.ENVIRONMENTAL_LAW</text:p>
          </table:table-cell>
          <table:table-cell office:value-type="string" table:style-name="ce5">
            <text:p>a80ddb62-d25b-4e4e-ae22-3968460dc0a9</text:p>
          </table:table-cell>
          <table:table-cell office:value-type="string" table:style-name="ce5">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style-name="ce5"/>
          <table:table-cell table:style-name="ce6"/>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number-columns-repeated="9" table:style-name="ce1"/>
          <table:table-cell office:value-type="string" office:string-value="C9/G1" table:formula="of:=CONCATENATE(IF([.A161]=&quot;&quot;;&quot;&quot;;CONCATENATE(&quot;C&quot;; [.A161]));IF([.B161]=&quot;&quot;;&quot;&quot;;CONCATENATE(&quot;/G&quot;;[.B161]));IF([.C161]=&quot;&quot;;&quot;&quot;;CONCATENATE(&quot;/R&quot;;[.C161])); IF([.D161]=&quot;&quot;;&quot;&quot;;CONCATENATE(&quot;/G&quot;;[.B161];&quot;.&quot;;[.D161])); IF([.E161]=&quot;&quot;;&quot;&quot;;CONCATENATE(&quot;/R&quot;;[.E161])); IF([.F161]=&quot;&quot;;&quot;&quot;;CONCATENATE(&quot;/G&quot;;[.B161];&quot;.&quot;;[.D161];&quot;.&quot;;[.F161])); IF([.G161]=&quot;&quot;;&quot;&quot;;CONCATENATE(&quot;/R&quot;;[.G161])); IF([.H161]=&quot;&quot;;&quot;&quot;;CONCATENATE(&quot;/G&quot;;[.B161];&quot;.&quot;;[.D161];&quot;.&quot;;[.F161];&quot;.&quot;;[.H161])); IF([.I161]=&quot;&quot;;&quot;&quot;;CONCATENATE(&quot;/R&quot;;[.I161]));IF([.J161]=&quot;&quot;;&quot;&quot;;CONCATENATE(&quot;/G&quot;;[.B161];&quot;.&quot;;[.D161];&quot;.&quot;;[.F161];&quot;.&quot;;[.H161]; &quot;.&quot;;[.J161])); IF([.K161]=&quot;&quot;;&quot;&quot;;CONCATENATE(&quot;/R&quot;;[.K161])))" table:style-name="ce1">
            <text:p>C9/G1</text:p>
          </table:table-cell>
          <table:table-cell office:value-type="string" table:style-name="ce1">
            <text:p>CRITERION.EXCLUSION.SOCIAL.ENVIRONMENTAL_LAW</text:p>
          </table:table-cell>
          <table:table-cell office:value-type="string" table:style-name="ce1">
            <text:p>976b5acb-c00f-46ca-8f83-5ce6abfdfe43</text:p>
          </table:table-cell>
          <table:table-cell table:number-columns-repeated="2"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9/G1/R1" table:formula="of:=CONCATENATE(IF([.A162]=&quot;&quot;;&quot;&quot;;CONCATENATE(&quot;C&quot;; [.A162]));IF([.B162]=&quot;&quot;;&quot;&quot;;CONCATENATE(&quot;/G&quot;;[.B162]));IF([.C162]=&quot;&quot;;&quot;&quot;;CONCATENATE(&quot;/R&quot;;[.C162])); IF([.D162]=&quot;&quot;;&quot;&quot;;CONCATENATE(&quot;/G&quot;;[.B162];&quot;.&quot;;[.D162])); IF([.E162]=&quot;&quot;;&quot;&quot;;CONCATENATE(&quot;/R&quot;;[.E162])); IF([.F162]=&quot;&quot;;&quot;&quot;;CONCATENATE(&quot;/G&quot;;[.B162];&quot;.&quot;;[.D162];&quot;.&quot;;[.F162])); IF([.G162]=&quot;&quot;;&quot;&quot;;CONCATENATE(&quot;/R&quot;;[.G162])); IF([.H162]=&quot;&quot;;&quot;&quot;;CONCATENATE(&quot;/G&quot;;[.B162];&quot;.&quot;;[.D162];&quot;.&quot;;[.F162];&quot;.&quot;;[.H162])); IF([.I162]=&quot;&quot;;&quot;&quot;;CONCATENATE(&quot;/R&quot;;[.I162]));IF([.J162]=&quot;&quot;;&quot;&quot;;CONCATENATE(&quot;/G&quot;;[.B162];&quot;.&quot;;[.D162];&quot;.&quot;;[.F162];&quot;.&quot;;[.H162]; &quot;.&quot;;[.J162])); IF([.K162]=&quot;&quot;;&quot;&quot;;CONCATENATE(&quot;/R&quot;;[.K162])))" table:style-name="ce1">
            <text:p>C9/G1/R1</text:p>
          </table:table-cell>
          <table:table-cell office:value-type="string" table:style-name="ce1">
            <text:p>CRITERION.EXCLUSION.SOCIAL.ENVIRONMENTAL_LAW</text:p>
          </table:table-cell>
          <table:table-cell office:value-type="string" table:style-name="ce1">
            <text:p>974c8196-9d1c-419c-9ca9-45bb9f5fd59a</text:p>
          </table:table-cell>
          <table:table-cell office:value-type="string" table:style-name="ce1">
            <text:p>Your answer?</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9/G1/G1.1" table:formula="of:=CONCATENATE(IF([.A163]=&quot;&quot;;&quot;&quot;;CONCATENATE(&quot;C&quot;; [.A163]));IF([.B163]=&quot;&quot;;&quot;&quot;;CONCATENATE(&quot;/G&quot;;[.B163]));IF([.C163]=&quot;&quot;;&quot;&quot;;CONCATENATE(&quot;/R&quot;;[.C163])); IF([.D163]=&quot;&quot;;&quot;&quot;;CONCATENATE(&quot;/G&quot;;[.B163];&quot;.&quot;;[.D163])); IF([.E163]=&quot;&quot;;&quot;&quot;;CONCATENATE(&quot;/R&quot;;[.E163])); IF([.F163]=&quot;&quot;;&quot;&quot;;CONCATENATE(&quot;/G&quot;;[.B163];&quot;.&quot;;[.D163];&quot;.&quot;;[.F163])); IF([.G163]=&quot;&quot;;&quot;&quot;;CONCATENATE(&quot;/R&quot;;[.G163])); IF([.H163]=&quot;&quot;;&quot;&quot;;CONCATENATE(&quot;/G&quot;;[.B163];&quot;.&quot;;[.D163];&quot;.&quot;;[.F163];&quot;.&quot;;[.H163])); IF([.I163]=&quot;&quot;;&quot;&quot;;CONCATENATE(&quot;/R&quot;;[.I163]));IF([.J163]=&quot;&quot;;&quot;&quot;;CONCATENATE(&quot;/G&quot;;[.B163];&quot;.&quot;;[.D163];&quot;.&quot;;[.F163];&quot;.&quot;;[.H163]; &quot;.&quot;;[.J163])); IF([.K163]=&quot;&quot;;&quot;&quot;;CONCATENATE(&quot;/R&quot;;[.K163])))" table:style-name="ce1">
            <text:p>C9/G1/G1.1</text:p>
          </table:table-cell>
          <table:table-cell office:value-type="string" table:style-name="ce1">
            <text:p>CRITERION.EXCLUSION.SOCIAL.ENVIRONMENTAL_LAW</text:p>
          </table:table-cell>
          <table:table-cell office:value-type="string" table:style-name="ce1">
            <text:p>64a2102c-4af1-4ecb-97b3-0c41907ec0f6</text:p>
          </table:table-cell>
          <table:table-cell table:number-columns-repeated="2"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9/G1/G1.1/R1" table:formula="of:=CONCATENATE(IF([.A164]=&quot;&quot;;&quot;&quot;;CONCATENATE(&quot;C&quot;; [.A164]));IF([.B164]=&quot;&quot;;&quot;&quot;;CONCATENATE(&quot;/G&quot;;[.B164]));IF([.C164]=&quot;&quot;;&quot;&quot;;CONCATENATE(&quot;/R&quot;;[.C164])); IF([.D164]=&quot;&quot;;&quot;&quot;;CONCATENATE(&quot;/G&quot;;[.B164];&quot;.&quot;;[.D164])); IF([.E164]=&quot;&quot;;&quot;&quot;;CONCATENATE(&quot;/R&quot;;[.E164])); IF([.F164]=&quot;&quot;;&quot;&quot;;CONCATENATE(&quot;/G&quot;;[.B164];&quot;.&quot;;[.D164];&quot;.&quot;;[.F164])); IF([.G164]=&quot;&quot;;&quot;&quot;;CONCATENATE(&quot;/R&quot;;[.G164])); IF([.H164]=&quot;&quot;;&quot;&quot;;CONCATENATE(&quot;/G&quot;;[.B164];&quot;.&quot;;[.D164];&quot;.&quot;;[.F164];&quot;.&quot;;[.H164])); IF([.I164]=&quot;&quot;;&quot;&quot;;CONCATENATE(&quot;/R&quot;;[.I164]));IF([.J164]=&quot;&quot;;&quot;&quot;;CONCATENATE(&quot;/G&quot;;[.B164];&quot;.&quot;;[.D164];&quot;.&quot;;[.F164];&quot;.&quot;;[.H164]; &quot;.&quot;;[.J164])); IF([.K164]=&quot;&quot;;&quot;&quot;;CONCATENATE(&quot;/R&quot;;[.K164])))" table:style-name="ce1">
            <text:p>C9/G1/G1.1/R1</text:p>
          </table:table-cell>
          <table:table-cell office:value-type="string" table:style-name="ce1">
            <text:p>CRITERION.EXCLUSION.SOCIAL.ENVIRONMENTAL_LAW</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9/G1/G1.1/G1.1.1" table:formula="of:=CONCATENATE(IF([.A165]=&quot;&quot;;&quot;&quot;;CONCATENATE(&quot;C&quot;; [.A165]));IF([.B165]=&quot;&quot;;&quot;&quot;;CONCATENATE(&quot;/G&quot;;[.B165]));IF([.C165]=&quot;&quot;;&quot;&quot;;CONCATENATE(&quot;/R&quot;;[.C165])); IF([.D165]=&quot;&quot;;&quot;&quot;;CONCATENATE(&quot;/G&quot;;[.B165];&quot;.&quot;;[.D165])); IF([.E165]=&quot;&quot;;&quot;&quot;;CONCATENATE(&quot;/R&quot;;[.E165])); IF([.F165]=&quot;&quot;;&quot;&quot;;CONCATENATE(&quot;/G&quot;;[.B165];&quot;.&quot;;[.D165];&quot;.&quot;;[.F165])); IF([.G165]=&quot;&quot;;&quot;&quot;;CONCATENATE(&quot;/R&quot;;[.G165])); IF([.H165]=&quot;&quot;;&quot;&quot;;CONCATENATE(&quot;/G&quot;;[.B165];&quot;.&quot;;[.D165];&quot;.&quot;;[.F165];&quot;.&quot;;[.H165])); IF([.I165]=&quot;&quot;;&quot;&quot;;CONCATENATE(&quot;/R&quot;;[.I165]));IF([.J165]=&quot;&quot;;&quot;&quot;;CONCATENATE(&quot;/G&quot;;[.B165];&quot;.&quot;;[.D165];&quot;.&quot;;[.F165];&quot;.&quot;;[.H165]; &quot;.&quot;;[.J165])); IF([.K165]=&quot;&quot;;&quot;&quot;;CONCATENATE(&quot;/R&quot;;[.K165])))" table:style-name="ce1">
            <text:p>C9/G1/G1.1/G1.1.1</text:p>
          </table:table-cell>
          <table:table-cell office:value-type="string" table:style-name="ce1">
            <text:p>CRITERION.EXCLUSION.SOCIAL.ENVIRONMENTAL_LAW</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9/G1/G1.1/G1.1.1/R1" table:formula="of:=CONCATENATE(IF([.A166]=&quot;&quot;;&quot;&quot;;CONCATENATE(&quot;C&quot;; [.A166]));IF([.B166]=&quot;&quot;;&quot;&quot;;CONCATENATE(&quot;/G&quot;;[.B166]));IF([.C166]=&quot;&quot;;&quot;&quot;;CONCATENATE(&quot;/R&quot;;[.C166])); IF([.D166]=&quot;&quot;;&quot;&quot;;CONCATENATE(&quot;/G&quot;;[.B166];&quot;.&quot;;[.D166])); IF([.E166]=&quot;&quot;;&quot;&quot;;CONCATENATE(&quot;/R&quot;;[.E166])); IF([.F166]=&quot;&quot;;&quot;&quot;;CONCATENATE(&quot;/G&quot;;[.B166];&quot;.&quot;;[.D166];&quot;.&quot;;[.F166])); IF([.G166]=&quot;&quot;;&quot;&quot;;CONCATENATE(&quot;/R&quot;;[.G166])); IF([.H166]=&quot;&quot;;&quot;&quot;;CONCATENATE(&quot;/G&quot;;[.B166];&quot;.&quot;;[.D166];&quot;.&quot;;[.F166];&quot;.&quot;;[.H166])); IF([.I166]=&quot;&quot;;&quot;&quot;;CONCATENATE(&quot;/R&quot;;[.I166]));IF([.J166]=&quot;&quot;;&quot;&quot;;CONCATENATE(&quot;/G&quot;;[.B166];&quot;.&quot;;[.D166];&quot;.&quot;;[.F166];&quot;.&quot;;[.H166]; &quot;.&quot;;[.J166])); IF([.K166]=&quot;&quot;;&quot;&quot;;CONCATENATE(&quot;/R&quot;;[.K166])))" table:style-name="ce1">
            <text:p>C9/G1/G1.1/G1.1.1/R1</text:p>
          </table:table-cell>
          <table:table-cell office:value-type="string" table:style-name="ce1">
            <text:p>CRITERION.EXCLUSION.SOCIAL.ENVIRONMENTAL_LAW</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9/G1/G1.1/G1.1.1/G1.1.1.1" table:formula="of:=CONCATENATE(IF([.A167]=&quot;&quot;;&quot;&quot;;CONCATENATE(&quot;C&quot;; [.A167]));IF([.B167]=&quot;&quot;;&quot;&quot;;CONCATENATE(&quot;/G&quot;;[.B167]));IF([.C167]=&quot;&quot;;&quot;&quot;;CONCATENATE(&quot;/R&quot;;[.C167])); IF([.D167]=&quot;&quot;;&quot;&quot;;CONCATENATE(&quot;/G&quot;;[.B167];&quot;.&quot;;[.D167])); IF([.E167]=&quot;&quot;;&quot;&quot;;CONCATENATE(&quot;/R&quot;;[.E167])); IF([.F167]=&quot;&quot;;&quot;&quot;;CONCATENATE(&quot;/G&quot;;[.B167];&quot;.&quot;;[.D167];&quot;.&quot;;[.F167])); IF([.G167]=&quot;&quot;;&quot;&quot;;CONCATENATE(&quot;/R&quot;;[.G167])); IF([.H167]=&quot;&quot;;&quot;&quot;;CONCATENATE(&quot;/G&quot;;[.B167];&quot;.&quot;;[.D167];&quot;.&quot;;[.F167];&quot;.&quot;;[.H167])); IF([.I167]=&quot;&quot;;&quot;&quot;;CONCATENATE(&quot;/R&quot;;[.I167]));IF([.J167]=&quot;&quot;;&quot;&quot;;CONCATENATE(&quot;/G&quot;;[.B167];&quot;.&quot;;[.D167];&quot;.&quot;;[.F167];&quot;.&quot;;[.H167]; &quot;.&quot;;[.J167])); IF([.K167]=&quot;&quot;;&quot;&quot;;CONCATENATE(&quot;/R&quot;;[.K167])))" table:style-name="ce1">
            <text:p>C9/G1/G1.1/G1.1.1/G1.1.1.1</text:p>
          </table:table-cell>
          <table:table-cell office:value-type="string" table:style-name="ce1">
            <text:p>CRITERION.EXCLUSION.SOCIAL.ENVIRONMENTAL_LAW</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9/G1/G1.1/G1.1.1/G1.1.1.1/R1" table:formula="of:=CONCATENATE(IF([.A168]=&quot;&quot;;&quot;&quot;;CONCATENATE(&quot;C&quot;; [.A168]));IF([.B168]=&quot;&quot;;&quot;&quot;;CONCATENATE(&quot;/G&quot;;[.B168]));IF([.C168]=&quot;&quot;;&quot;&quot;;CONCATENATE(&quot;/R&quot;;[.C168])); IF([.D168]=&quot;&quot;;&quot;&quot;;CONCATENATE(&quot;/G&quot;;[.B168];&quot;.&quot;;[.D168])); IF([.E168]=&quot;&quot;;&quot;&quot;;CONCATENATE(&quot;/R&quot;;[.E168])); IF([.F168]=&quot;&quot;;&quot;&quot;;CONCATENATE(&quot;/G&quot;;[.B168];&quot;.&quot;;[.D168];&quot;.&quot;;[.F168])); IF([.G168]=&quot;&quot;;&quot;&quot;;CONCATENATE(&quot;/R&quot;;[.G168])); IF([.H168]=&quot;&quot;;&quot;&quot;;CONCATENATE(&quot;/G&quot;;[.B168];&quot;.&quot;;[.D168];&quot;.&quot;;[.F168];&quot;.&quot;;[.H168])); IF([.I168]=&quot;&quot;;&quot;&quot;;CONCATENATE(&quot;/R&quot;;[.I168]));IF([.J168]=&quot;&quot;;&quot;&quot;;CONCATENATE(&quot;/G&quot;;[.B168];&quot;.&quot;;[.D168];&quot;.&quot;;[.F168];&quot;.&quot;;[.H168]; &quot;.&quot;;[.J168])); IF([.K168]=&quot;&quot;;&quot;&quot;;CONCATENATE(&quot;/R&quot;;[.K168])))" table:style-name="ce1">
            <text:p>C9/G1/G1.1/G1.1.1/G1.1.1.1/R1</text:p>
          </table:table-cell>
          <table:table-cell office:value-type="string" table:style-name="ce1">
            <text:p>CRITERION.EXCLUSION.SOCIAL.ENVIRONMENTAL_LAW</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0" table:style-name="ce9">
            <text:p>10</text:p>
          </table:table-cell>
          <table:table-cell table:number-columns-repeated="10" table:style-name="ce9"/>
          <table:table-cell office:value-type="string" office:string-value="C10" table:formula="of:=CONCATENATE(IF([.A169]=&quot;&quot;;&quot;&quot;;CONCATENATE(&quot;C&quot;; [.A169]));IF([.B169]=&quot;&quot;;&quot;&quot;;CONCATENATE(&quot;/G&quot;;[.B169]));IF([.C169]=&quot;&quot;;&quot;&quot;;CONCATENATE(&quot;/R&quot;;[.C169])); IF([.D169]=&quot;&quot;;&quot;&quot;;CONCATENATE(&quot;/G&quot;;[.B169];&quot;.&quot;;[.D169])); IF([.E169]=&quot;&quot;;&quot;&quot;;CONCATENATE(&quot;/R&quot;;[.E169])); IF([.F169]=&quot;&quot;;&quot;&quot;;CONCATENATE(&quot;/G&quot;;[.B169];&quot;.&quot;;[.D169];&quot;.&quot;;[.F169])); IF([.G169]=&quot;&quot;;&quot;&quot;;CONCATENATE(&quot;/R&quot;;[.G169])); IF([.H169]=&quot;&quot;;&quot;&quot;;CONCATENATE(&quot;/G&quot;;[.B169];&quot;.&quot;;[.D169];&quot;.&quot;;[.F169];&quot;.&quot;;[.H169])); IF([.I169]=&quot;&quot;;&quot;&quot;;CONCATENATE(&quot;/R&quot;;[.I169]));IF([.J169]=&quot;&quot;;&quot;&quot;;CONCATENATE(&quot;/G&quot;;[.B169];&quot;.&quot;;[.D169];&quot;.&quot;;[.F169];&quot;.&quot;;[.H169]; &quot;.&quot;;[.J169])); IF([.K169]=&quot;&quot;;&quot;&quot;;CONCATENATE(&quot;/R&quot;;[.K169])))" table:style-name="ce9">
            <text:p>C10</text:p>
          </table:table-cell>
          <table:table-cell office:value-type="string" table:style-name="ce9">
            <text:p>CRITERION.EXCLUSION.SOCIAL.SOCIAL_LAW</text:p>
          </table:table-cell>
          <table:table-cell office:value-type="string" table:style-name="ce9">
            <text:p>a261a395-ed17-4939-9c75-b9ff1109ca6e</text:p>
          </table:table-cell>
          <table:table-cell office:value-type="string" table:style-name="ce9">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style-name="ce9"/>
          <table:table-cell table:style-name="ce10"/>
          <table:table-cell table:number-columns-repeated="16367" table:style-name="ce9"/>
        </table:table-row>
        <table:table-row table:style-name="ro1">
          <table:table-cell office:value-type="float" office:value="10" table:style-name="ce11">
            <text:p>10</text:p>
          </table:table-cell>
          <table:table-cell office:value-type="float" office:value="1" table:style-name="ce1">
            <text:p>1</text:p>
          </table:table-cell>
          <table:table-cell table:number-columns-repeated="9" table:style-name="ce1"/>
          <table:table-cell office:value-type="string" office:string-value="C10/G1" table:formula="of:=CONCATENATE(IF([.A170]=&quot;&quot;;&quot;&quot;;CONCATENATE(&quot;C&quot;; [.A170]));IF([.B170]=&quot;&quot;;&quot;&quot;;CONCATENATE(&quot;/G&quot;;[.B170]));IF([.C170]=&quot;&quot;;&quot;&quot;;CONCATENATE(&quot;/R&quot;;[.C170])); IF([.D170]=&quot;&quot;;&quot;&quot;;CONCATENATE(&quot;/G&quot;;[.B170];&quot;.&quot;;[.D170])); IF([.E170]=&quot;&quot;;&quot;&quot;;CONCATENATE(&quot;/R&quot;;[.E170])); IF([.F170]=&quot;&quot;;&quot;&quot;;CONCATENATE(&quot;/G&quot;;[.B170];&quot;.&quot;;[.D170];&quot;.&quot;;[.F170])); IF([.G170]=&quot;&quot;;&quot;&quot;;CONCATENATE(&quot;/R&quot;;[.G170])); IF([.H170]=&quot;&quot;;&quot;&quot;;CONCATENATE(&quot;/G&quot;;[.B170];&quot;.&quot;;[.D170];&quot;.&quot;;[.F170];&quot;.&quot;;[.H170])); IF([.I170]=&quot;&quot;;&quot;&quot;;CONCATENATE(&quot;/R&quot;;[.I170]));IF([.J170]=&quot;&quot;;&quot;&quot;;CONCATENATE(&quot;/G&quot;;[.B170];&quot;.&quot;;[.D170];&quot;.&quot;;[.F170];&quot;.&quot;;[.H170]; &quot;.&quot;;[.J170])); IF([.K170]=&quot;&quot;;&quot;&quot;;CONCATENATE(&quot;/R&quot;;[.K170])))" table:style-name="ce1">
            <text:p>C10/G1</text:p>
          </table:table-cell>
          <table:table-cell office:value-type="string" table:style-name="ce1">
            <text:p>CRITERION.EXCLUSION.SOCIAL.SOCIAL_LAW</text:p>
          </table:table-cell>
          <table:table-cell office:value-type="string" table:style-name="ce1">
            <text:p>976b5acb-c00f-46ca-8f83-5ce6abfdfe43</text:p>
          </table:table-cell>
          <table:table-cell table:number-columns-repeated="2"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0/G1/R1" table:formula="of:=CONCATENATE(IF([.A171]=&quot;&quot;;&quot;&quot;;CONCATENATE(&quot;C&quot;; [.A171]));IF([.B171]=&quot;&quot;;&quot;&quot;;CONCATENATE(&quot;/G&quot;;[.B171]));IF([.C171]=&quot;&quot;;&quot;&quot;;CONCATENATE(&quot;/R&quot;;[.C171])); IF([.D171]=&quot;&quot;;&quot;&quot;;CONCATENATE(&quot;/G&quot;;[.B171];&quot;.&quot;;[.D171])); IF([.E171]=&quot;&quot;;&quot;&quot;;CONCATENATE(&quot;/R&quot;;[.E171])); IF([.F171]=&quot;&quot;;&quot;&quot;;CONCATENATE(&quot;/G&quot;;[.B171];&quot;.&quot;;[.D171];&quot;.&quot;;[.F171])); IF([.G171]=&quot;&quot;;&quot;&quot;;CONCATENATE(&quot;/R&quot;;[.G171])); IF([.H171]=&quot;&quot;;&quot;&quot;;CONCATENATE(&quot;/G&quot;;[.B171];&quot;.&quot;;[.D171];&quot;.&quot;;[.F171];&quot;.&quot;;[.H171])); IF([.I171]=&quot;&quot;;&quot;&quot;;CONCATENATE(&quot;/R&quot;;[.I171]));IF([.J171]=&quot;&quot;;&quot;&quot;;CONCATENATE(&quot;/G&quot;;[.B171];&quot;.&quot;;[.D171];&quot;.&quot;;[.F171];&quot;.&quot;;[.H171]; &quot;.&quot;;[.J171])); IF([.K171]=&quot;&quot;;&quot;&quot;;CONCATENATE(&quot;/R&quot;;[.K171])))" table:style-name="ce1">
            <text:p>C10/G1/R1</text:p>
          </table:table-cell>
          <table:table-cell office:value-type="string" table:style-name="ce1">
            <text:p>CRITERION.EXCLUSION.SOCIAL.SOCIAL_LAW</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0/G1/G1.1" table:formula="of:=CONCATENATE(IF([.A172]=&quot;&quot;;&quot;&quot;;CONCATENATE(&quot;C&quot;; [.A172]));IF([.B172]=&quot;&quot;;&quot;&quot;;CONCATENATE(&quot;/G&quot;;[.B172]));IF([.C172]=&quot;&quot;;&quot;&quot;;CONCATENATE(&quot;/R&quot;;[.C172])); IF([.D172]=&quot;&quot;;&quot;&quot;;CONCATENATE(&quot;/G&quot;;[.B172];&quot;.&quot;;[.D172])); IF([.E172]=&quot;&quot;;&quot;&quot;;CONCATENATE(&quot;/R&quot;;[.E172])); IF([.F172]=&quot;&quot;;&quot;&quot;;CONCATENATE(&quot;/G&quot;;[.B172];&quot;.&quot;;[.D172];&quot;.&quot;;[.F172])); IF([.G172]=&quot;&quot;;&quot;&quot;;CONCATENATE(&quot;/R&quot;;[.G172])); IF([.H172]=&quot;&quot;;&quot;&quot;;CONCATENATE(&quot;/G&quot;;[.B172];&quot;.&quot;;[.D172];&quot;.&quot;;[.F172];&quot;.&quot;;[.H172])); IF([.I172]=&quot;&quot;;&quot;&quot;;CONCATENATE(&quot;/R&quot;;[.I172]));IF([.J172]=&quot;&quot;;&quot;&quot;;CONCATENATE(&quot;/G&quot;;[.B172];&quot;.&quot;;[.D172];&quot;.&quot;;[.F172];&quot;.&quot;;[.H172]; &quot;.&quot;;[.J172])); IF([.K172]=&quot;&quot;;&quot;&quot;;CONCATENATE(&quot;/R&quot;;[.K172])))" table:style-name="ce1">
            <text:p>C10/G1/G1.1</text:p>
          </table:table-cell>
          <table:table-cell office:value-type="string" table:style-name="ce1">
            <text:p>CRITERION.EXCLUSION.SOCIAL.SOCIAL_LAW</text:p>
          </table:table-cell>
          <table:table-cell office:value-type="string" table:style-name="ce1">
            <text:p>64a2102c-4af1-4ecb-97b3-0c41907ec0f6</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0/G1/G1.1/R1" table:formula="of:=CONCATENATE(IF([.A173]=&quot;&quot;;&quot;&quot;;CONCATENATE(&quot;C&quot;; [.A173]));IF([.B173]=&quot;&quot;;&quot;&quot;;CONCATENATE(&quot;/G&quot;;[.B173]));IF([.C173]=&quot;&quot;;&quot;&quot;;CONCATENATE(&quot;/R&quot;;[.C173])); IF([.D173]=&quot;&quot;;&quot;&quot;;CONCATENATE(&quot;/G&quot;;[.B173];&quot;.&quot;;[.D173])); IF([.E173]=&quot;&quot;;&quot;&quot;;CONCATENATE(&quot;/R&quot;;[.E173])); IF([.F173]=&quot;&quot;;&quot;&quot;;CONCATENATE(&quot;/G&quot;;[.B173];&quot;.&quot;;[.D173];&quot;.&quot;;[.F173])); IF([.G173]=&quot;&quot;;&quot;&quot;;CONCATENATE(&quot;/R&quot;;[.G173])); IF([.H173]=&quot;&quot;;&quot;&quot;;CONCATENATE(&quot;/G&quot;;[.B173];&quot;.&quot;;[.D173];&quot;.&quot;;[.F173];&quot;.&quot;;[.H173])); IF([.I173]=&quot;&quot;;&quot;&quot;;CONCATENATE(&quot;/R&quot;;[.I173]));IF([.J173]=&quot;&quot;;&quot;&quot;;CONCATENATE(&quot;/G&quot;;[.B173];&quot;.&quot;;[.D173];&quot;.&quot;;[.F173];&quot;.&quot;;[.H173]; &quot;.&quot;;[.J173])); IF([.K173]=&quot;&quot;;&quot;&quot;;CONCATENATE(&quot;/R&quot;;[.K173])))" table:style-name="ce1">
            <text:p>C10/G1/G1.1/R1</text:p>
          </table:table-cell>
          <table:table-cell office:value-type="string" table:style-name="ce1">
            <text:p>CRITERION.EXCLUSION.SOCIAL.SOCIAL_LAW</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0/G1/G1.1/G1.1.1" table:formula="of:=CONCATENATE(IF([.A174]=&quot;&quot;;&quot;&quot;;CONCATENATE(&quot;C&quot;; [.A174]));IF([.B174]=&quot;&quot;;&quot;&quot;;CONCATENATE(&quot;/G&quot;;[.B174]));IF([.C174]=&quot;&quot;;&quot;&quot;;CONCATENATE(&quot;/R&quot;;[.C174])); IF([.D174]=&quot;&quot;;&quot;&quot;;CONCATENATE(&quot;/G&quot;;[.B174];&quot;.&quot;;[.D174])); IF([.E174]=&quot;&quot;;&quot;&quot;;CONCATENATE(&quot;/R&quot;;[.E174])); IF([.F174]=&quot;&quot;;&quot;&quot;;CONCATENATE(&quot;/G&quot;;[.B174];&quot;.&quot;;[.D174];&quot;.&quot;;[.F174])); IF([.G174]=&quot;&quot;;&quot;&quot;;CONCATENATE(&quot;/R&quot;;[.G174])); IF([.H174]=&quot;&quot;;&quot;&quot;;CONCATENATE(&quot;/G&quot;;[.B174];&quot;.&quot;;[.D174];&quot;.&quot;;[.F174];&quot;.&quot;;[.H174])); IF([.I174]=&quot;&quot;;&quot;&quot;;CONCATENATE(&quot;/R&quot;;[.I174]));IF([.J174]=&quot;&quot;;&quot;&quot;;CONCATENATE(&quot;/G&quot;;[.B174];&quot;.&quot;;[.D174];&quot;.&quot;;[.F174];&quot;.&quot;;[.H174]; &quot;.&quot;;[.J174])); IF([.K174]=&quot;&quot;;&quot;&quot;;CONCATENATE(&quot;/R&quot;;[.K174])))" table:style-name="ce1">
            <text:p>C10/G1/G1.1/G1.1.1</text:p>
          </table:table-cell>
          <table:table-cell office:value-type="string" table:style-name="ce1">
            <text:p>CRITERION.EXCLUSION.SOCIAL.SOCIAL_LAW</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0/G1/G1.1/G1.1.1/R1" table:formula="of:=CONCATENATE(IF([.A175]=&quot;&quot;;&quot;&quot;;CONCATENATE(&quot;C&quot;; [.A175]));IF([.B175]=&quot;&quot;;&quot;&quot;;CONCATENATE(&quot;/G&quot;;[.B175]));IF([.C175]=&quot;&quot;;&quot;&quot;;CONCATENATE(&quot;/R&quot;;[.C175])); IF([.D175]=&quot;&quot;;&quot;&quot;;CONCATENATE(&quot;/G&quot;;[.B175];&quot;.&quot;;[.D175])); IF([.E175]=&quot;&quot;;&quot;&quot;;CONCATENATE(&quot;/R&quot;;[.E175])); IF([.F175]=&quot;&quot;;&quot;&quot;;CONCATENATE(&quot;/G&quot;;[.B175];&quot;.&quot;;[.D175];&quot;.&quot;;[.F175])); IF([.G175]=&quot;&quot;;&quot;&quot;;CONCATENATE(&quot;/R&quot;;[.G175])); IF([.H175]=&quot;&quot;;&quot;&quot;;CONCATENATE(&quot;/G&quot;;[.B175];&quot;.&quot;;[.D175];&quot;.&quot;;[.F175];&quot;.&quot;;[.H175])); IF([.I175]=&quot;&quot;;&quot;&quot;;CONCATENATE(&quot;/R&quot;;[.I175]));IF([.J175]=&quot;&quot;;&quot;&quot;;CONCATENATE(&quot;/G&quot;;[.B175];&quot;.&quot;;[.D175];&quot;.&quot;;[.F175];&quot;.&quot;;[.H175]; &quot;.&quot;;[.J175])); IF([.K175]=&quot;&quot;;&quot;&quot;;CONCATENATE(&quot;/R&quot;;[.K175])))" table:style-name="ce1">
            <text:p>C10/G1/G1.1/G1.1.1/R1</text:p>
          </table:table-cell>
          <table:table-cell office:value-type="string" table:style-name="ce1">
            <text:p>CRITERION.EXCLUSION.SOCIAL.SOCIAL_LAW</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0/G1/G1.1/G1.1.1/G1.1.1.1" table:formula="of:=CONCATENATE(IF([.A176]=&quot;&quot;;&quot;&quot;;CONCATENATE(&quot;C&quot;; [.A176]));IF([.B176]=&quot;&quot;;&quot;&quot;;CONCATENATE(&quot;/G&quot;;[.B176]));IF([.C176]=&quot;&quot;;&quot;&quot;;CONCATENATE(&quot;/R&quot;;[.C176])); IF([.D176]=&quot;&quot;;&quot;&quot;;CONCATENATE(&quot;/G&quot;;[.B176];&quot;.&quot;;[.D176])); IF([.E176]=&quot;&quot;;&quot;&quot;;CONCATENATE(&quot;/R&quot;;[.E176])); IF([.F176]=&quot;&quot;;&quot;&quot;;CONCATENATE(&quot;/G&quot;;[.B176];&quot;.&quot;;[.D176];&quot;.&quot;;[.F176])); IF([.G176]=&quot;&quot;;&quot;&quot;;CONCATENATE(&quot;/R&quot;;[.G176])); IF([.H176]=&quot;&quot;;&quot;&quot;;CONCATENATE(&quot;/G&quot;;[.B176];&quot;.&quot;;[.D176];&quot;.&quot;;[.F176];&quot;.&quot;;[.H176])); IF([.I176]=&quot;&quot;;&quot;&quot;;CONCATENATE(&quot;/R&quot;;[.I176]));IF([.J176]=&quot;&quot;;&quot;&quot;;CONCATENATE(&quot;/G&quot;;[.B176];&quot;.&quot;;[.D176];&quot;.&quot;;[.F176];&quot;.&quot;;[.H176]; &quot;.&quot;;[.J176])); IF([.K176]=&quot;&quot;;&quot;&quot;;CONCATENATE(&quot;/R&quot;;[.K176])))" table:style-name="ce1">
            <text:p>C10/G1/G1.1/G1.1.1/G1.1.1.1</text:p>
          </table:table-cell>
          <table:table-cell office:value-type="string" table:style-name="ce1">
            <text:p>CRITERION.EXCLUSION.SOCIAL.SOCIAL_LAW</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0/G1/G1.1/G1.1.1/G1.1.1.1/R1" table:formula="of:=CONCATENATE(IF([.A177]=&quot;&quot;;&quot;&quot;;CONCATENATE(&quot;C&quot;; [.A177]));IF([.B177]=&quot;&quot;;&quot;&quot;;CONCATENATE(&quot;/G&quot;;[.B177]));IF([.C177]=&quot;&quot;;&quot;&quot;;CONCATENATE(&quot;/R&quot;;[.C177])); IF([.D177]=&quot;&quot;;&quot;&quot;;CONCATENATE(&quot;/G&quot;;[.B177];&quot;.&quot;;[.D177])); IF([.E177]=&quot;&quot;;&quot;&quot;;CONCATENATE(&quot;/R&quot;;[.E177])); IF([.F177]=&quot;&quot;;&quot;&quot;;CONCATENATE(&quot;/G&quot;;[.B177];&quot;.&quot;;[.D177];&quot;.&quot;;[.F177])); IF([.G177]=&quot;&quot;;&quot;&quot;;CONCATENATE(&quot;/R&quot;;[.G177])); IF([.H177]=&quot;&quot;;&quot;&quot;;CONCATENATE(&quot;/G&quot;;[.B177];&quot;.&quot;;[.D177];&quot;.&quot;;[.F177];&quot;.&quot;;[.H177])); IF([.I177]=&quot;&quot;;&quot;&quot;;CONCATENATE(&quot;/R&quot;;[.I177]));IF([.J177]=&quot;&quot;;&quot;&quot;;CONCATENATE(&quot;/G&quot;;[.B177];&quot;.&quot;;[.D177];&quot;.&quot;;[.F177];&quot;.&quot;;[.H177]; &quot;.&quot;;[.J177])); IF([.K177]=&quot;&quot;;&quot;&quot;;CONCATENATE(&quot;/R&quot;;[.K177])))" table:style-name="ce1">
            <text:p>C10/G1/G1.1/G1.1.1/G1.1.1.1/R1</text:p>
          </table:table-cell>
          <table:table-cell office:value-type="string" table:style-name="ce1">
            <text:p>CRITERION.EXCLUSION.SOCIAL.SOCIAL_LAW</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1" table:style-name="ce9">
            <text:p>11</text:p>
          </table:table-cell>
          <table:table-cell table:number-columns-repeated="10" table:style-name="ce9"/>
          <table:table-cell office:value-type="string" office:string-value="C11" table:formula="of:=CONCATENATE(IF([.A178]=&quot;&quot;;&quot;&quot;;CONCATENATE(&quot;C&quot;; [.A178]));IF([.B178]=&quot;&quot;;&quot;&quot;;CONCATENATE(&quot;/G&quot;;[.B178]));IF([.C178]=&quot;&quot;;&quot;&quot;;CONCATENATE(&quot;/R&quot;;[.C178])); IF([.D178]=&quot;&quot;;&quot;&quot;;CONCATENATE(&quot;/G&quot;;[.B178];&quot;.&quot;;[.D178])); IF([.E178]=&quot;&quot;;&quot;&quot;;CONCATENATE(&quot;/R&quot;;[.E178])); IF([.F178]=&quot;&quot;;&quot;&quot;;CONCATENATE(&quot;/G&quot;;[.B178];&quot;.&quot;;[.D178];&quot;.&quot;;[.F178])); IF([.G178]=&quot;&quot;;&quot;&quot;;CONCATENATE(&quot;/R&quot;;[.G178])); IF([.H178]=&quot;&quot;;&quot;&quot;;CONCATENATE(&quot;/G&quot;;[.B178];&quot;.&quot;;[.D178];&quot;.&quot;;[.F178];&quot;.&quot;;[.H178])); IF([.I178]=&quot;&quot;;&quot;&quot;;CONCATENATE(&quot;/R&quot;;[.I178]));IF([.J178]=&quot;&quot;;&quot;&quot;;CONCATENATE(&quot;/G&quot;;[.B178];&quot;.&quot;;[.D178];&quot;.&quot;;[.F178];&quot;.&quot;;[.H178]; &quot;.&quot;;[.J178])); IF([.K178]=&quot;&quot;;&quot;&quot;;CONCATENATE(&quot;/R&quot;;[.K178])))" table:style-name="ce9">
            <text:p>C11</text:p>
          </table:table-cell>
          <table:table-cell office:value-type="string" table:style-name="ce9">
            <text:p>CRITERION.EXCLUSION.SOCIAL.LABOUR_LAW</text:p>
          </table:table-cell>
          <table:table-cell office:value-type="string" table:style-name="ce9">
            <text:p>a34b70d6-c43d-4726-9a88-8e2b438424bf</text:p>
          </table:table-cell>
          <table:table-cell office:value-type="string" table:style-name="ce9">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style-name="ce9"/>
          <table:table-cell table:style-name="ce10"/>
          <table:table-cell table:number-columns-repeated="16367" table:style-name="ce9"/>
        </table:table-row>
        <table:table-row table:style-name="ro1">
          <table:table-cell office:value-type="float" office:value="11" table:style-name="ce11">
            <text:p>11</text:p>
          </table:table-cell>
          <table:table-cell office:value-type="float" office:value="1" table:style-name="ce1">
            <text:p>1</text:p>
          </table:table-cell>
          <table:table-cell table:number-columns-repeated="9" table:style-name="ce1"/>
          <table:table-cell office:value-type="string" office:string-value="C11/G1" table:formula="of:=CONCATENATE(IF([.A179]=&quot;&quot;;&quot;&quot;;CONCATENATE(&quot;C&quot;; [.A179]));IF([.B179]=&quot;&quot;;&quot;&quot;;CONCATENATE(&quot;/G&quot;;[.B179]));IF([.C179]=&quot;&quot;;&quot;&quot;;CONCATENATE(&quot;/R&quot;;[.C179])); IF([.D179]=&quot;&quot;;&quot;&quot;;CONCATENATE(&quot;/G&quot;;[.B179];&quot;.&quot;;[.D179])); IF([.E179]=&quot;&quot;;&quot;&quot;;CONCATENATE(&quot;/R&quot;;[.E179])); IF([.F179]=&quot;&quot;;&quot;&quot;;CONCATENATE(&quot;/G&quot;;[.B179];&quot;.&quot;;[.D179];&quot;.&quot;;[.F179])); IF([.G179]=&quot;&quot;;&quot;&quot;;CONCATENATE(&quot;/R&quot;;[.G179])); IF([.H179]=&quot;&quot;;&quot;&quot;;CONCATENATE(&quot;/G&quot;;[.B179];&quot;.&quot;;[.D179];&quot;.&quot;;[.F179];&quot;.&quot;;[.H179])); IF([.I179]=&quot;&quot;;&quot;&quot;;CONCATENATE(&quot;/R&quot;;[.I179]));IF([.J179]=&quot;&quot;;&quot;&quot;;CONCATENATE(&quot;/G&quot;;[.B179];&quot;.&quot;;[.D179];&quot;.&quot;;[.F179];&quot;.&quot;;[.H179]; &quot;.&quot;;[.J179])); IF([.K179]=&quot;&quot;;&quot;&quot;;CONCATENATE(&quot;/R&quot;;[.K179])))" table:style-name="ce1">
            <text:p>C11/G1</text:p>
          </table:table-cell>
          <table:table-cell office:value-type="string" table:style-name="ce1">
            <text:p>CRITERION.EXCLUSION.SOCIAL.LABOUR_LAW</text:p>
          </table:table-cell>
          <table:table-cell office:value-type="string" table:style-name="ce1">
            <text:p>976b5acb-c00f-46ca-8f83-5ce6abfdfe43</text:p>
          </table:table-cell>
          <table:table-cell table:number-columns-repeated="2"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1/G1/R1" table:formula="of:=CONCATENATE(IF([.A180]=&quot;&quot;;&quot;&quot;;CONCATENATE(&quot;C&quot;; [.A180]));IF([.B180]=&quot;&quot;;&quot;&quot;;CONCATENATE(&quot;/G&quot;;[.B180]));IF([.C180]=&quot;&quot;;&quot;&quot;;CONCATENATE(&quot;/R&quot;;[.C180])); IF([.D180]=&quot;&quot;;&quot;&quot;;CONCATENATE(&quot;/G&quot;;[.B180];&quot;.&quot;;[.D180])); IF([.E180]=&quot;&quot;;&quot;&quot;;CONCATENATE(&quot;/R&quot;;[.E180])); IF([.F180]=&quot;&quot;;&quot;&quot;;CONCATENATE(&quot;/G&quot;;[.B180];&quot;.&quot;;[.D180];&quot;.&quot;;[.F180])); IF([.G180]=&quot;&quot;;&quot;&quot;;CONCATENATE(&quot;/R&quot;;[.G180])); IF([.H180]=&quot;&quot;;&quot;&quot;;CONCATENATE(&quot;/G&quot;;[.B180];&quot;.&quot;;[.D180];&quot;.&quot;;[.F180];&quot;.&quot;;[.H180])); IF([.I180]=&quot;&quot;;&quot;&quot;;CONCATENATE(&quot;/R&quot;;[.I180]));IF([.J180]=&quot;&quot;;&quot;&quot;;CONCATENATE(&quot;/G&quot;;[.B180];&quot;.&quot;;[.D180];&quot;.&quot;;[.F180];&quot;.&quot;;[.H180]; &quot;.&quot;;[.J180])); IF([.K180]=&quot;&quot;;&quot;&quot;;CONCATENATE(&quot;/R&quot;;[.K180])))" table:style-name="ce1">
            <text:p>C11/G1/R1</text:p>
          </table:table-cell>
          <table:table-cell office:value-type="string" table:style-name="ce1">
            <text:p>CRITERION.EXCLUSION.SOCIAL.LABOUR_LAW</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1/G1/G1.1" table:formula="of:=CONCATENATE(IF([.A181]=&quot;&quot;;&quot;&quot;;CONCATENATE(&quot;C&quot;; [.A181]));IF([.B181]=&quot;&quot;;&quot;&quot;;CONCATENATE(&quot;/G&quot;;[.B181]));IF([.C181]=&quot;&quot;;&quot;&quot;;CONCATENATE(&quot;/R&quot;;[.C181])); IF([.D181]=&quot;&quot;;&quot;&quot;;CONCATENATE(&quot;/G&quot;;[.B181];&quot;.&quot;;[.D181])); IF([.E181]=&quot;&quot;;&quot;&quot;;CONCATENATE(&quot;/R&quot;;[.E181])); IF([.F181]=&quot;&quot;;&quot;&quot;;CONCATENATE(&quot;/G&quot;;[.B181];&quot;.&quot;;[.D181];&quot;.&quot;;[.F181])); IF([.G181]=&quot;&quot;;&quot;&quot;;CONCATENATE(&quot;/R&quot;;[.G181])); IF([.H181]=&quot;&quot;;&quot;&quot;;CONCATENATE(&quot;/G&quot;;[.B181];&quot;.&quot;;[.D181];&quot;.&quot;;[.F181];&quot;.&quot;;[.H181])); IF([.I181]=&quot;&quot;;&quot;&quot;;CONCATENATE(&quot;/R&quot;;[.I181]));IF([.J181]=&quot;&quot;;&quot;&quot;;CONCATENATE(&quot;/G&quot;;[.B181];&quot;.&quot;;[.D181];&quot;.&quot;;[.F181];&quot;.&quot;;[.H181]; &quot;.&quot;;[.J181])); IF([.K181]=&quot;&quot;;&quot;&quot;;CONCATENATE(&quot;/R&quot;;[.K181])))" table:style-name="ce1">
            <text:p>C11/G1/G1.1</text:p>
          </table:table-cell>
          <table:table-cell office:value-type="string" table:style-name="ce1">
            <text:p>CRITERION.EXCLUSION.SOCIAL.LABOUR_LAW</text:p>
          </table:table-cell>
          <table:table-cell office:value-type="string" table:style-name="ce1">
            <text:p>64a2102c-4af1-4ecb-97b3-0c41907ec0f6</text:p>
          </table:table-cell>
          <table:table-cell table:style-name="ce1"/>
          <table:table-cell office:value-type="string" table:style-name="ce7">
            <text:p>GROUP_FULFILLED.ON_TRUE</text:p>
          </table:table-cell>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1/G1/G1.1/R1" table:formula="of:=CONCATENATE(IF([.A182]=&quot;&quot;;&quot;&quot;;CONCATENATE(&quot;C&quot;; [.A182]));IF([.B182]=&quot;&quot;;&quot;&quot;;CONCATENATE(&quot;/G&quot;;[.B182]));IF([.C182]=&quot;&quot;;&quot;&quot;;CONCATENATE(&quot;/R&quot;;[.C182])); IF([.D182]=&quot;&quot;;&quot;&quot;;CONCATENATE(&quot;/G&quot;;[.B182];&quot;.&quot;;[.D182])); IF([.E182]=&quot;&quot;;&quot;&quot;;CONCATENATE(&quot;/R&quot;;[.E182])); IF([.F182]=&quot;&quot;;&quot;&quot;;CONCATENATE(&quot;/G&quot;;[.B182];&quot;.&quot;;[.D182];&quot;.&quot;;[.F182])); IF([.G182]=&quot;&quot;;&quot;&quot;;CONCATENATE(&quot;/R&quot;;[.G182])); IF([.H182]=&quot;&quot;;&quot;&quot;;CONCATENATE(&quot;/G&quot;;[.B182];&quot;.&quot;;[.D182];&quot;.&quot;;[.F182];&quot;.&quot;;[.H182])); IF([.I182]=&quot;&quot;;&quot;&quot;;CONCATENATE(&quot;/R&quot;;[.I182]));IF([.J182]=&quot;&quot;;&quot;&quot;;CONCATENATE(&quot;/G&quot;;[.B182];&quot;.&quot;;[.D182];&quot;.&quot;;[.F182];&quot;.&quot;;[.H182]; &quot;.&quot;;[.J182])); IF([.K182]=&quot;&quot;;&quot;&quot;;CONCATENATE(&quot;/R&quot;;[.K182])))" table:style-name="ce1">
            <text:p>C11/G1/G1.1/R1</text:p>
          </table:table-cell>
          <table:table-cell office:value-type="string" table:style-name="ce1">
            <text:p>CRITERION.EXCLUSION.SOCIAL.LABOUR_LAW</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1/G1/G1.1/G1.1.1" table:formula="of:=CONCATENATE(IF([.A183]=&quot;&quot;;&quot;&quot;;CONCATENATE(&quot;C&quot;; [.A183]));IF([.B183]=&quot;&quot;;&quot;&quot;;CONCATENATE(&quot;/G&quot;;[.B183]));IF([.C183]=&quot;&quot;;&quot;&quot;;CONCATENATE(&quot;/R&quot;;[.C183])); IF([.D183]=&quot;&quot;;&quot;&quot;;CONCATENATE(&quot;/G&quot;;[.B183];&quot;.&quot;;[.D183])); IF([.E183]=&quot;&quot;;&quot;&quot;;CONCATENATE(&quot;/R&quot;;[.E183])); IF([.F183]=&quot;&quot;;&quot;&quot;;CONCATENATE(&quot;/G&quot;;[.B183];&quot;.&quot;;[.D183];&quot;.&quot;;[.F183])); IF([.G183]=&quot;&quot;;&quot;&quot;;CONCATENATE(&quot;/R&quot;;[.G183])); IF([.H183]=&quot;&quot;;&quot;&quot;;CONCATENATE(&quot;/G&quot;;[.B183];&quot;.&quot;;[.D183];&quot;.&quot;;[.F183];&quot;.&quot;;[.H183])); IF([.I183]=&quot;&quot;;&quot;&quot;;CONCATENATE(&quot;/R&quot;;[.I183]));IF([.J183]=&quot;&quot;;&quot;&quot;;CONCATENATE(&quot;/G&quot;;[.B183];&quot;.&quot;;[.D183];&quot;.&quot;;[.F183];&quot;.&quot;;[.H183]; &quot;.&quot;;[.J183])); IF([.K183]=&quot;&quot;;&quot;&quot;;CONCATENATE(&quot;/R&quot;;[.K183])))" table:style-name="ce1">
            <text:p>C11/G1/G1.1/G1.1.1</text:p>
          </table:table-cell>
          <table:table-cell office:value-type="string" table:style-name="ce1">
            <text:p>CRITERION.EXCLUSION.SOCIAL.LABOUR_LAW</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1/G1/G1.1/G1.1.1/R1" table:formula="of:=CONCATENATE(IF([.A184]=&quot;&quot;;&quot;&quot;;CONCATENATE(&quot;C&quot;; [.A184]));IF([.B184]=&quot;&quot;;&quot;&quot;;CONCATENATE(&quot;/G&quot;;[.B184]));IF([.C184]=&quot;&quot;;&quot;&quot;;CONCATENATE(&quot;/R&quot;;[.C184])); IF([.D184]=&quot;&quot;;&quot;&quot;;CONCATENATE(&quot;/G&quot;;[.B184];&quot;.&quot;;[.D184])); IF([.E184]=&quot;&quot;;&quot;&quot;;CONCATENATE(&quot;/R&quot;;[.E184])); IF([.F184]=&quot;&quot;;&quot;&quot;;CONCATENATE(&quot;/G&quot;;[.B184];&quot;.&quot;;[.D184];&quot;.&quot;;[.F184])); IF([.G184]=&quot;&quot;;&quot;&quot;;CONCATENATE(&quot;/R&quot;;[.G184])); IF([.H184]=&quot;&quot;;&quot;&quot;;CONCATENATE(&quot;/G&quot;;[.B184];&quot;.&quot;;[.D184];&quot;.&quot;;[.F184];&quot;.&quot;;[.H184])); IF([.I184]=&quot;&quot;;&quot;&quot;;CONCATENATE(&quot;/R&quot;;[.I184]));IF([.J184]=&quot;&quot;;&quot;&quot;;CONCATENATE(&quot;/G&quot;;[.B184];&quot;.&quot;;[.D184];&quot;.&quot;;[.F184];&quot;.&quot;;[.H184]; &quot;.&quot;;[.J184])); IF([.K184]=&quot;&quot;;&quot;&quot;;CONCATENATE(&quot;/R&quot;;[.K184])))" table:style-name="ce1">
            <text:p>C11/G1/G1.1/G1.1.1/R1</text:p>
          </table:table-cell>
          <table:table-cell office:value-type="string" table:style-name="ce1">
            <text:p>CRITERION.EXCLUSION.SOCIAL.LABOUR_LAW</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1/G1/G1.1/G1.1.1/G1.1.1.1" table:formula="of:=CONCATENATE(IF([.A185]=&quot;&quot;;&quot;&quot;;CONCATENATE(&quot;C&quot;; [.A185]));IF([.B185]=&quot;&quot;;&quot;&quot;;CONCATENATE(&quot;/G&quot;;[.B185]));IF([.C185]=&quot;&quot;;&quot;&quot;;CONCATENATE(&quot;/R&quot;;[.C185])); IF([.D185]=&quot;&quot;;&quot;&quot;;CONCATENATE(&quot;/G&quot;;[.B185];&quot;.&quot;;[.D185])); IF([.E185]=&quot;&quot;;&quot;&quot;;CONCATENATE(&quot;/R&quot;;[.E185])); IF([.F185]=&quot;&quot;;&quot;&quot;;CONCATENATE(&quot;/G&quot;;[.B185];&quot;.&quot;;[.D185];&quot;.&quot;;[.F185])); IF([.G185]=&quot;&quot;;&quot;&quot;;CONCATENATE(&quot;/R&quot;;[.G185])); IF([.H185]=&quot;&quot;;&quot;&quot;;CONCATENATE(&quot;/G&quot;;[.B185];&quot;.&quot;;[.D185];&quot;.&quot;;[.F185];&quot;.&quot;;[.H185])); IF([.I185]=&quot;&quot;;&quot;&quot;;CONCATENATE(&quot;/R&quot;;[.I185]));IF([.J185]=&quot;&quot;;&quot;&quot;;CONCATENATE(&quot;/G&quot;;[.B185];&quot;.&quot;;[.D185];&quot;.&quot;;[.F185];&quot;.&quot;;[.H185]; &quot;.&quot;;[.J185])); IF([.K185]=&quot;&quot;;&quot;&quot;;CONCATENATE(&quot;/R&quot;;[.K185])))" table:style-name="ce1">
            <text:p>C11/G1/G1.1/G1.1.1/G1.1.1.1</text:p>
          </table:table-cell>
          <table:table-cell office:value-type="string" table:style-name="ce1">
            <text:p>CRITERION.EXCLUSION.SOCIAL.LABOUR_LAW</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1/G1/G1.1/G1.1.1/G1.1.1.1/R1" table:formula="of:=CONCATENATE(IF([.A186]=&quot;&quot;;&quot;&quot;;CONCATENATE(&quot;C&quot;; [.A186]));IF([.B186]=&quot;&quot;;&quot;&quot;;CONCATENATE(&quot;/G&quot;;[.B186]));IF([.C186]=&quot;&quot;;&quot;&quot;;CONCATENATE(&quot;/R&quot;;[.C186])); IF([.D186]=&quot;&quot;;&quot;&quot;;CONCATENATE(&quot;/G&quot;;[.B186];&quot;.&quot;;[.D186])); IF([.E186]=&quot;&quot;;&quot;&quot;;CONCATENATE(&quot;/R&quot;;[.E186])); IF([.F186]=&quot;&quot;;&quot;&quot;;CONCATENATE(&quot;/G&quot;;[.B186];&quot;.&quot;;[.D186];&quot;.&quot;;[.F186])); IF([.G186]=&quot;&quot;;&quot;&quot;;CONCATENATE(&quot;/R&quot;;[.G186])); IF([.H186]=&quot;&quot;;&quot;&quot;;CONCATENATE(&quot;/G&quot;;[.B186];&quot;.&quot;;[.D186];&quot;.&quot;;[.F186];&quot;.&quot;;[.H186])); IF([.I186]=&quot;&quot;;&quot;&quot;;CONCATENATE(&quot;/R&quot;;[.I186]));IF([.J186]=&quot;&quot;;&quot;&quot;;CONCATENATE(&quot;/G&quot;;[.B186];&quot;.&quot;;[.D186];&quot;.&quot;;[.F186];&quot;.&quot;;[.H186]; &quot;.&quot;;[.J186])); IF([.K186]=&quot;&quot;;&quot;&quot;;CONCATENATE(&quot;/R&quot;;[.K186])))" table:style-name="ce1">
            <text:p>C11/G1/G1.1/G1.1.1/G1.1.1.1/R1</text:p>
          </table:table-cell>
          <table:table-cell office:value-type="string" table:style-name="ce1">
            <text:p>CRITERION.EXCLUSION.SOCIAL.LABOUR_LAW</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2" table:style-name="ce5">
            <text:p>12</text:p>
          </table:table-cell>
          <table:table-cell table:number-columns-repeated="10" table:style-name="ce5"/>
          <table:table-cell office:value-type="string" office:string-value="C12" table:formula="of:=CONCATENATE(IF([.A187]=&quot;&quot;;&quot;&quot;;CONCATENATE(&quot;C&quot;; [.A187]));IF([.B187]=&quot;&quot;;&quot;&quot;;CONCATENATE(&quot;/G&quot;;[.B187]));IF([.C187]=&quot;&quot;;&quot;&quot;;CONCATENATE(&quot;/R&quot;;[.C187])); IF([.D187]=&quot;&quot;;&quot;&quot;;CONCATENATE(&quot;/G&quot;;[.B187];&quot;.&quot;;[.D187])); IF([.E187]=&quot;&quot;;&quot;&quot;;CONCATENATE(&quot;/R&quot;;[.E187])); IF([.F187]=&quot;&quot;;&quot;&quot;;CONCATENATE(&quot;/G&quot;;[.B187];&quot;.&quot;;[.D187];&quot;.&quot;;[.F187])); IF([.G187]=&quot;&quot;;&quot;&quot;;CONCATENATE(&quot;/R&quot;;[.G187])); IF([.H187]=&quot;&quot;;&quot;&quot;;CONCATENATE(&quot;/G&quot;;[.B187];&quot;.&quot;;[.D187];&quot;.&quot;;[.F187];&quot;.&quot;;[.H187])); IF([.I187]=&quot;&quot;;&quot;&quot;;CONCATENATE(&quot;/R&quot;;[.I187]));IF([.J187]=&quot;&quot;;&quot;&quot;;CONCATENATE(&quot;/G&quot;;[.B187];&quot;.&quot;;[.D187];&quot;.&quot;;[.F187];&quot;.&quot;;[.H187]; &quot;.&quot;;[.J187])); IF([.K187]=&quot;&quot;;&quot;&quot;;CONCATENATE(&quot;/R&quot;;[.K187])))" table:style-name="ce5">
            <text:p>C12</text:p>
          </table:table-cell>
          <table:table-cell office:value-type="string" table:style-name="ce5">
            <text:p>CRITERION.EXCLUSION.BUSINESS.BANKRUPTCY</text:p>
          </table:table-cell>
          <table:table-cell office:value-type="string" table:style-name="ce5">
            <text:p>d3732c09-7d62-4edc-a172-241da6636e7c</text:p>
          </table:table-cell>
          <table:table-cell office:value-type="string" table:style-name="ce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5"/>
          <table:table-cell table:style-name="ce6"/>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number-columns-repeated="9" table:style-name="ce1"/>
          <table:table-cell office:value-type="string" office:string-value="C12/G1" table:formula="of:=CONCATENATE(IF([.A188]=&quot;&quot;;&quot;&quot;;CONCATENATE(&quot;C&quot;; [.A188]));IF([.B188]=&quot;&quot;;&quot;&quot;;CONCATENATE(&quot;/G&quot;;[.B188]));IF([.C188]=&quot;&quot;;&quot;&quot;;CONCATENATE(&quot;/R&quot;;[.C188])); IF([.D188]=&quot;&quot;;&quot;&quot;;CONCATENATE(&quot;/G&quot;;[.B188];&quot;.&quot;;[.D188])); IF([.E188]=&quot;&quot;;&quot;&quot;;CONCATENATE(&quot;/R&quot;;[.E188])); IF([.F188]=&quot;&quot;;&quot;&quot;;CONCATENATE(&quot;/G&quot;;[.B188];&quot;.&quot;;[.D188];&quot;.&quot;;[.F188])); IF([.G188]=&quot;&quot;;&quot;&quot;;CONCATENATE(&quot;/R&quot;;[.G188])); IF([.H188]=&quot;&quot;;&quot;&quot;;CONCATENATE(&quot;/G&quot;;[.B188];&quot;.&quot;;[.D188];&quot;.&quot;;[.F188];&quot;.&quot;;[.H188])); IF([.I188]=&quot;&quot;;&quot;&quot;;CONCATENATE(&quot;/R&quot;;[.I188]));IF([.J188]=&quot;&quot;;&quot;&quot;;CONCATENATE(&quot;/G&quot;;[.B188];&quot;.&quot;;[.D188];&quot;.&quot;;[.F188];&quot;.&quot;;[.H188]; &quot;.&quot;;[.J188])); IF([.K188]=&quot;&quot;;&quot;&quot;;CONCATENATE(&quot;/R&quot;;[.K188])))" table:style-name="ce1">
            <text:p>C12/G1</text:p>
          </table:table-cell>
          <table:table-cell office:value-type="string" table:style-name="ce1">
            <text:p>CRITERION.EXCLUSION.BUSINESS.BANKRUPTCY</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2/G1/R1" table:formula="of:=CONCATENATE(IF([.A189]=&quot;&quot;;&quot;&quot;;CONCATENATE(&quot;C&quot;; [.A189]));IF([.B189]=&quot;&quot;;&quot;&quot;;CONCATENATE(&quot;/G&quot;;[.B189]));IF([.C189]=&quot;&quot;;&quot;&quot;;CONCATENATE(&quot;/R&quot;;[.C189])); IF([.D189]=&quot;&quot;;&quot;&quot;;CONCATENATE(&quot;/G&quot;;[.B189];&quot;.&quot;;[.D189])); IF([.E189]=&quot;&quot;;&quot;&quot;;CONCATENATE(&quot;/R&quot;;[.E189])); IF([.F189]=&quot;&quot;;&quot;&quot;;CONCATENATE(&quot;/G&quot;;[.B189];&quot;.&quot;;[.D189];&quot;.&quot;;[.F189])); IF([.G189]=&quot;&quot;;&quot;&quot;;CONCATENATE(&quot;/R&quot;;[.G189])); IF([.H189]=&quot;&quot;;&quot;&quot;;CONCATENATE(&quot;/G&quot;;[.B189];&quot;.&quot;;[.D189];&quot;.&quot;;[.F189];&quot;.&quot;;[.H189])); IF([.I189]=&quot;&quot;;&quot;&quot;;CONCATENATE(&quot;/R&quot;;[.I189]));IF([.J189]=&quot;&quot;;&quot;&quot;;CONCATENATE(&quot;/G&quot;;[.B189];&quot;.&quot;;[.D189];&quot;.&quot;;[.F189];&quot;.&quot;;[.H189]; &quot;.&quot;;[.J189])); IF([.K189]=&quot;&quot;;&quot;&quot;;CONCATENATE(&quot;/R&quot;;[.K189])))" table:style-name="ce1">
            <text:p>C12/G1/R1</text:p>
          </table:table-cell>
          <table:table-cell office:value-type="string" table:style-name="ce1">
            <text:p>CRITERION.EXCLUSION.BUSINESS.BANKRUPTCY</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2/G1/G1.1" table:formula="of:=CONCATENATE(IF([.A190]=&quot;&quot;;&quot;&quot;;CONCATENATE(&quot;C&quot;; [.A190]));IF([.B190]=&quot;&quot;;&quot;&quot;;CONCATENATE(&quot;/G&quot;;[.B190]));IF([.C190]=&quot;&quot;;&quot;&quot;;CONCATENATE(&quot;/R&quot;;[.C190])); IF([.D190]=&quot;&quot;;&quot;&quot;;CONCATENATE(&quot;/G&quot;;[.B190];&quot;.&quot;;[.D190])); IF([.E190]=&quot;&quot;;&quot;&quot;;CONCATENATE(&quot;/R&quot;;[.E190])); IF([.F190]=&quot;&quot;;&quot;&quot;;CONCATENATE(&quot;/G&quot;;[.B190];&quot;.&quot;;[.D190];&quot;.&quot;;[.F190])); IF([.G190]=&quot;&quot;;&quot;&quot;;CONCATENATE(&quot;/R&quot;;[.G190])); IF([.H190]=&quot;&quot;;&quot;&quot;;CONCATENATE(&quot;/G&quot;;[.B190];&quot;.&quot;;[.D190];&quot;.&quot;;[.F190];&quot;.&quot;;[.H190])); IF([.I190]=&quot;&quot;;&quot;&quot;;CONCATENATE(&quot;/R&quot;;[.I190]));IF([.J190]=&quot;&quot;;&quot;&quot;;CONCATENATE(&quot;/G&quot;;[.B190];&quot;.&quot;;[.D190];&quot;.&quot;;[.F190];&quot;.&quot;;[.H190]; &quot;.&quot;;[.J190])); IF([.K190]=&quot;&quot;;&quot;&quot;;CONCATENATE(&quot;/R&quot;;[.K190])))" table:style-name="ce1">
            <text:p>C12/G1/G1.1</text:p>
          </table:table-cell>
          <table:table-cell office:value-type="string" table:style-name="ce1">
            <text:p>CRITERION.EXCLUSION.BUSINESS.BANKRUPTCY</text:p>
          </table:table-cell>
          <table:table-cell office:value-type="string" table:style-name="ce1">
            <text:p>aeef523b-c8fc-4dba-9c34-03e34812567b</text:p>
          </table:table-cell>
          <table:table-cell table:style-name="ce1"/>
          <table:table-cell office:value-type="string" table:style-name="ce7">
            <text:p>GROUP_FULFILLED.ON_TRUE</text:p>
          </table:table-cell>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2/G1/G1.1/R1" table:formula="of:=CONCATENATE(IF([.A191]=&quot;&quot;;&quot;&quot;;CONCATENATE(&quot;C&quot;; [.A191]));IF([.B191]=&quot;&quot;;&quot;&quot;;CONCATENATE(&quot;/G&quot;;[.B191]));IF([.C191]=&quot;&quot;;&quot;&quot;;CONCATENATE(&quot;/R&quot;;[.C191])); IF([.D191]=&quot;&quot;;&quot;&quot;;CONCATENATE(&quot;/G&quot;;[.B191];&quot;.&quot;;[.D191])); IF([.E191]=&quot;&quot;;&quot;&quot;;CONCATENATE(&quot;/R&quot;;[.E191])); IF([.F191]=&quot;&quot;;&quot;&quot;;CONCATENATE(&quot;/G&quot;;[.B191];&quot;.&quot;;[.D191];&quot;.&quot;;[.F191])); IF([.G191]=&quot;&quot;;&quot;&quot;;CONCATENATE(&quot;/R&quot;;[.G191])); IF([.H191]=&quot;&quot;;&quot;&quot;;CONCATENATE(&quot;/G&quot;;[.B191];&quot;.&quot;;[.D191];&quot;.&quot;;[.F191];&quot;.&quot;;[.H191])); IF([.I191]=&quot;&quot;;&quot;&quot;;CONCATENATE(&quot;/R&quot;;[.I191]));IF([.J191]=&quot;&quot;;&quot;&quot;;CONCATENATE(&quot;/G&quot;;[.B191];&quot;.&quot;;[.D191];&quot;.&quot;;[.F191];&quot;.&quot;;[.H191]; &quot;.&quot;;[.J191])); IF([.K191]=&quot;&quot;;&quot;&quot;;CONCATENATE(&quot;/R&quot;;[.K191])))" table:style-name="ce1">
            <text:p>C12/G1/G1.1/R1</text:p>
          </table:table-cell>
          <table:table-cell office:value-type="string" table:style-name="ce1">
            <text:p>CRITERION.EXCLUSION.BUSINESS.BANKRUPTCY</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2/G1/G1.1/R2" table:formula="of:=CONCATENATE(IF([.A192]=&quot;&quot;;&quot;&quot;;CONCATENATE(&quot;C&quot;; [.A192]));IF([.B192]=&quot;&quot;;&quot;&quot;;CONCATENATE(&quot;/G&quot;;[.B192]));IF([.C192]=&quot;&quot;;&quot;&quot;;CONCATENATE(&quot;/R&quot;;[.C192])); IF([.D192]=&quot;&quot;;&quot;&quot;;CONCATENATE(&quot;/G&quot;;[.B192];&quot;.&quot;;[.D192])); IF([.E192]=&quot;&quot;;&quot;&quot;;CONCATENATE(&quot;/R&quot;;[.E192])); IF([.F192]=&quot;&quot;;&quot;&quot;;CONCATENATE(&quot;/G&quot;;[.B192];&quot;.&quot;;[.D192];&quot;.&quot;;[.F192])); IF([.G192]=&quot;&quot;;&quot;&quot;;CONCATENATE(&quot;/R&quot;;[.G192])); IF([.H192]=&quot;&quot;;&quot;&quot;;CONCATENATE(&quot;/G&quot;;[.B192];&quot;.&quot;;[.D192];&quot;.&quot;;[.F192];&quot;.&quot;;[.H192])); IF([.I192]=&quot;&quot;;&quot;&quot;;CONCATENATE(&quot;/R&quot;;[.I192]));IF([.J192]=&quot;&quot;;&quot;&quot;;CONCATENATE(&quot;/G&quot;;[.B192];&quot;.&quot;;[.D192];&quot;.&quot;;[.F192];&quot;.&quot;;[.H192]; &quot;.&quot;;[.J192])); IF([.K192]=&quot;&quot;;&quot;&quot;;CONCATENATE(&quot;/R&quot;;[.K192])))" table:style-name="ce1">
            <text:p>C12/G1/G1.1/R2</text:p>
          </table:table-cell>
          <table:table-cell office:value-type="string" table:style-name="ce1">
            <text:p>CRITERION.EXCLUSION.BUSINESS.BANKRUPTCY</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number-columns-repeated="9" table:style-name="ce1"/>
          <table:table-cell office:value-type="string" office:string-value="C12/G2" table:formula="of:=CONCATENATE(IF([.A193]=&quot;&quot;;&quot;&quot;;CONCATENATE(&quot;C&quot;; [.A193]));IF([.B193]=&quot;&quot;;&quot;&quot;;CONCATENATE(&quot;/G&quot;;[.B193]));IF([.C193]=&quot;&quot;;&quot;&quot;;CONCATENATE(&quot;/R&quot;;[.C193])); IF([.D193]=&quot;&quot;;&quot;&quot;;CONCATENATE(&quot;/G&quot;;[.B193];&quot;.&quot;;[.D193])); IF([.E193]=&quot;&quot;;&quot;&quot;;CONCATENATE(&quot;/R&quot;;[.E193])); IF([.F193]=&quot;&quot;;&quot;&quot;;CONCATENATE(&quot;/G&quot;;[.B193];&quot;.&quot;;[.D193];&quot;.&quot;;[.F193])); IF([.G193]=&quot;&quot;;&quot;&quot;;CONCATENATE(&quot;/R&quot;;[.G193])); IF([.H193]=&quot;&quot;;&quot;&quot;;CONCATENATE(&quot;/G&quot;;[.B193];&quot;.&quot;;[.D193];&quot;.&quot;;[.F193];&quot;.&quot;;[.H193])); IF([.I193]=&quot;&quot;;&quot;&quot;;CONCATENATE(&quot;/R&quot;;[.I193]));IF([.J193]=&quot;&quot;;&quot;&quot;;CONCATENATE(&quot;/G&quot;;[.B193];&quot;.&quot;;[.D193];&quot;.&quot;;[.F193];&quot;.&quot;;[.H193]; &quot;.&quot;;[.J193])); IF([.K193]=&quot;&quot;;&quot;&quot;;CONCATENATE(&quot;/R&quot;;[.K193])))" table:style-name="ce1">
            <text:p>C12/G2</text:p>
          </table:table-cell>
          <table:table-cell office:value-type="string" table:style-name="ce1">
            <text:p>CRITERION.EXCLUSION.BUSINESS.BANKRUPTC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2/G2/R1" table:formula="of:=CONCATENATE(IF([.A194]=&quot;&quot;;&quot;&quot;;CONCATENATE(&quot;C&quot;; [.A194]));IF([.B194]=&quot;&quot;;&quot;&quot;;CONCATENATE(&quot;/G&quot;;[.B194]));IF([.C194]=&quot;&quot;;&quot;&quot;;CONCATENATE(&quot;/R&quot;;[.C194])); IF([.D194]=&quot;&quot;;&quot;&quot;;CONCATENATE(&quot;/G&quot;;[.B194];&quot;.&quot;;[.D194])); IF([.E194]=&quot;&quot;;&quot;&quot;;CONCATENATE(&quot;/R&quot;;[.E194])); IF([.F194]=&quot;&quot;;&quot;&quot;;CONCATENATE(&quot;/G&quot;;[.B194];&quot;.&quot;;[.D194];&quot;.&quot;;[.F194])); IF([.G194]=&quot;&quot;;&quot;&quot;;CONCATENATE(&quot;/R&quot;;[.G194])); IF([.H194]=&quot;&quot;;&quot;&quot;;CONCATENATE(&quot;/G&quot;;[.B194];&quot;.&quot;;[.D194];&quot;.&quot;;[.F194];&quot;.&quot;;[.H194])); IF([.I194]=&quot;&quot;;&quot;&quot;;CONCATENATE(&quot;/R&quot;;[.I194]));IF([.J194]=&quot;&quot;;&quot;&quot;;CONCATENATE(&quot;/G&quot;;[.B194];&quot;.&quot;;[.D194];&quot;.&quot;;[.F194];&quot;.&quot;;[.H194]; &quot;.&quot;;[.J194])); IF([.K194]=&quot;&quot;;&quot;&quot;;CONCATENATE(&quot;/R&quot;;[.K194])))" table:style-name="ce1">
            <text:p>C12/G2/R1</text:p>
          </table:table-cell>
          <table:table-cell office:value-type="string" table:style-name="ce1">
            <text:p>CRITERION.EXCLUSION.BUSINESS.BANKRUPTC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2/G2/G2.1" table:formula="of:=CONCATENATE(IF([.A195]=&quot;&quot;;&quot;&quot;;CONCATENATE(&quot;C&quot;; [.A195]));IF([.B195]=&quot;&quot;;&quot;&quot;;CONCATENATE(&quot;/G&quot;;[.B195]));IF([.C195]=&quot;&quot;;&quot;&quot;;CONCATENATE(&quot;/R&quot;;[.C195])); IF([.D195]=&quot;&quot;;&quot;&quot;;CONCATENATE(&quot;/G&quot;;[.B195];&quot;.&quot;;[.D195])); IF([.E195]=&quot;&quot;;&quot;&quot;;CONCATENATE(&quot;/R&quot;;[.E195])); IF([.F195]=&quot;&quot;;&quot;&quot;;CONCATENATE(&quot;/G&quot;;[.B195];&quot;.&quot;;[.D195];&quot;.&quot;;[.F195])); IF([.G195]=&quot;&quot;;&quot;&quot;;CONCATENATE(&quot;/R&quot;;[.G195])); IF([.H195]=&quot;&quot;;&quot;&quot;;CONCATENATE(&quot;/G&quot;;[.B195];&quot;.&quot;;[.D195];&quot;.&quot;;[.F195];&quot;.&quot;;[.H195])); IF([.I195]=&quot;&quot;;&quot;&quot;;CONCATENATE(&quot;/R&quot;;[.I195]));IF([.J195]=&quot;&quot;;&quot;&quot;;CONCATENATE(&quot;/G&quot;;[.B195];&quot;.&quot;;[.D195];&quot;.&quot;;[.F195];&quot;.&quot;;[.H195]; &quot;.&quot;;[.J195])); IF([.K195]=&quot;&quot;;&quot;&quot;;CONCATENATE(&quot;/R&quot;;[.K195])))" table:style-name="ce1">
            <text:p>C12/G2/G2.1</text:p>
          </table:table-cell>
          <table:table-cell office:value-type="string" table:style-name="ce1">
            <text:p>CRITERION.EXCLUSION.BUSINESS.BANKRUPTC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2/G2/G2.1/R1" table:formula="of:=CONCATENATE(IF([.A196]=&quot;&quot;;&quot;&quot;;CONCATENATE(&quot;C&quot;; [.A196]));IF([.B196]=&quot;&quot;;&quot;&quot;;CONCATENATE(&quot;/G&quot;;[.B196]));IF([.C196]=&quot;&quot;;&quot;&quot;;CONCATENATE(&quot;/R&quot;;[.C196])); IF([.D196]=&quot;&quot;;&quot;&quot;;CONCATENATE(&quot;/G&quot;;[.B196];&quot;.&quot;;[.D196])); IF([.E196]=&quot;&quot;;&quot;&quot;;CONCATENATE(&quot;/R&quot;;[.E196])); IF([.F196]=&quot;&quot;;&quot;&quot;;CONCATENATE(&quot;/G&quot;;[.B196];&quot;.&quot;;[.D196];&quot;.&quot;;[.F196])); IF([.G196]=&quot;&quot;;&quot;&quot;;CONCATENATE(&quot;/R&quot;;[.G196])); IF([.H196]=&quot;&quot;;&quot;&quot;;CONCATENATE(&quot;/G&quot;;[.B196];&quot;.&quot;;[.D196];&quot;.&quot;;[.F196];&quot;.&quot;;[.H196])); IF([.I196]=&quot;&quot;;&quot;&quot;;CONCATENATE(&quot;/R&quot;;[.I196]));IF([.J196]=&quot;&quot;;&quot;&quot;;CONCATENATE(&quot;/G&quot;;[.B196];&quot;.&quot;;[.D196];&quot;.&quot;;[.F196];&quot;.&quot;;[.H196]; &quot;.&quot;;[.J196])); IF([.K196]=&quot;&quot;;&quot;&quot;;CONCATENATE(&quot;/R&quot;;[.K196])))" table:style-name="ce1">
            <text:p>C12/G2/G2.1/R1</text:p>
          </table:table-cell>
          <table:table-cell office:value-type="string" table:style-name="ce1">
            <text:p>CRITERION.EXCLUSION.BUSINESS.BANKRUPTC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2/G2/G2.1/R2" table:formula="of:=CONCATENATE(IF([.A197]=&quot;&quot;;&quot;&quot;;CONCATENATE(&quot;C&quot;; [.A197]));IF([.B197]=&quot;&quot;;&quot;&quot;;CONCATENATE(&quot;/G&quot;;[.B197]));IF([.C197]=&quot;&quot;;&quot;&quot;;CONCATENATE(&quot;/R&quot;;[.C197])); IF([.D197]=&quot;&quot;;&quot;&quot;;CONCATENATE(&quot;/G&quot;;[.B197];&quot;.&quot;;[.D197])); IF([.E197]=&quot;&quot;;&quot;&quot;;CONCATENATE(&quot;/R&quot;;[.E197])); IF([.F197]=&quot;&quot;;&quot;&quot;;CONCATENATE(&quot;/G&quot;;[.B197];&quot;.&quot;;[.D197];&quot;.&quot;;[.F197])); IF([.G197]=&quot;&quot;;&quot;&quot;;CONCATENATE(&quot;/R&quot;;[.G197])); IF([.H197]=&quot;&quot;;&quot;&quot;;CONCATENATE(&quot;/G&quot;;[.B197];&quot;.&quot;;[.D197];&quot;.&quot;;[.F197];&quot;.&quot;;[.H197])); IF([.I197]=&quot;&quot;;&quot;&quot;;CONCATENATE(&quot;/R&quot;;[.I197]));IF([.J197]=&quot;&quot;;&quot;&quot;;CONCATENATE(&quot;/G&quot;;[.B197];&quot;.&quot;;[.D197];&quot;.&quot;;[.F197];&quot;.&quot;;[.H197]; &quot;.&quot;;[.J197])); IF([.K197]=&quot;&quot;;&quot;&quot;;CONCATENATE(&quot;/R&quot;;[.K197])))" table:style-name="ce1">
            <text:p>C12/G2/G2.1/R2</text:p>
          </table:table-cell>
          <table:table-cell office:value-type="string" table:style-name="ce1">
            <text:p>CRITERION.EXCLUSION.BUSINESS.BANKRUPTC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2/G2/G2.1/R3" table:formula="of:=CONCATENATE(IF([.A198]=&quot;&quot;;&quot;&quot;;CONCATENATE(&quot;C&quot;; [.A198]));IF([.B198]=&quot;&quot;;&quot;&quot;;CONCATENATE(&quot;/G&quot;;[.B198]));IF([.C198]=&quot;&quot;;&quot;&quot;;CONCATENATE(&quot;/R&quot;;[.C198])); IF([.D198]=&quot;&quot;;&quot;&quot;;CONCATENATE(&quot;/G&quot;;[.B198];&quot;.&quot;;[.D198])); IF([.E198]=&quot;&quot;;&quot;&quot;;CONCATENATE(&quot;/R&quot;;[.E198])); IF([.F198]=&quot;&quot;;&quot;&quot;;CONCATENATE(&quot;/G&quot;;[.B198];&quot;.&quot;;[.D198];&quot;.&quot;;[.F198])); IF([.G198]=&quot;&quot;;&quot;&quot;;CONCATENATE(&quot;/R&quot;;[.G198])); IF([.H198]=&quot;&quot;;&quot;&quot;;CONCATENATE(&quot;/G&quot;;[.B198];&quot;.&quot;;[.D198];&quot;.&quot;;[.F198];&quot;.&quot;;[.H198])); IF([.I198]=&quot;&quot;;&quot;&quot;;CONCATENATE(&quot;/R&quot;;[.I198]));IF([.J198]=&quot;&quot;;&quot;&quot;;CONCATENATE(&quot;/G&quot;;[.B198];&quot;.&quot;;[.D198];&quot;.&quot;;[.F198];&quot;.&quot;;[.H198]; &quot;.&quot;;[.J198])); IF([.K198]=&quot;&quot;;&quot;&quot;;CONCATENATE(&quot;/R&quot;;[.K198])))" table:style-name="ce7">
            <text:p>C12/G2/G2.1/R3</text:p>
          </table:table-cell>
          <table:table-cell office:value-type="string" table:style-name="ce7">
            <text:p>CRITERION.EXCLUSION.BUSINESS.BANKRUPTC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3" table:style-name="ce9">
            <text:p>13</text:p>
          </table:table-cell>
          <table:table-cell table:number-columns-repeated="10" table:style-name="ce9"/>
          <table:table-cell office:value-type="string" office:string-value="C13" table:formula="of:=CONCATENATE(IF([.A199]=&quot;&quot;;&quot;&quot;;CONCATENATE(&quot;C&quot;; [.A199]));IF([.B199]=&quot;&quot;;&quot;&quot;;CONCATENATE(&quot;/G&quot;;[.B199]));IF([.C199]=&quot;&quot;;&quot;&quot;;CONCATENATE(&quot;/R&quot;;[.C199])); IF([.D199]=&quot;&quot;;&quot;&quot;;CONCATENATE(&quot;/G&quot;;[.B199];&quot;.&quot;;[.D199])); IF([.E199]=&quot;&quot;;&quot;&quot;;CONCATENATE(&quot;/R&quot;;[.E199])); IF([.F199]=&quot;&quot;;&quot;&quot;;CONCATENATE(&quot;/G&quot;;[.B199];&quot;.&quot;;[.D199];&quot;.&quot;;[.F199])); IF([.G199]=&quot;&quot;;&quot;&quot;;CONCATENATE(&quot;/R&quot;;[.G199])); IF([.H199]=&quot;&quot;;&quot;&quot;;CONCATENATE(&quot;/G&quot;;[.B199];&quot;.&quot;;[.D199];&quot;.&quot;;[.F199];&quot;.&quot;;[.H199])); IF([.I199]=&quot;&quot;;&quot;&quot;;CONCATENATE(&quot;/R&quot;;[.I199]));IF([.J199]=&quot;&quot;;&quot;&quot;;CONCATENATE(&quot;/G&quot;;[.B199];&quot;.&quot;;[.D199];&quot;.&quot;;[.F199];&quot;.&quot;;[.H199]; &quot;.&quot;;[.J199])); IF([.K199]=&quot;&quot;;&quot;&quot;;CONCATENATE(&quot;/R&quot;;[.K199])))" table:style-name="ce9">
            <text:p>C13</text:p>
          </table:table-cell>
          <table:table-cell office:value-type="string" table:style-name="ce9">
            <text:p>CRITERION.EXCLUSION.BUSINESS.INSOLVENCY</text:p>
          </table:table-cell>
          <table:table-cell office:value-type="string" table:style-name="ce9">
            <text:p>396f288a-e267-4c20-851a-ed4f7498f137</text:p>
          </table:table-cell>
          <table:table-cell office:value-type="string" table:style-name="ce9">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3" table:style-name="ce11">
            <text:p>13</text:p>
          </table:table-cell>
          <table:table-cell office:value-type="float" office:value="1" table:style-name="ce1">
            <text:p>1</text:p>
          </table:table-cell>
          <table:table-cell table:number-columns-repeated="9" table:style-name="ce1"/>
          <table:table-cell office:value-type="string" office:string-value="C13/G1" table:formula="of:=CONCATENATE(IF([.A200]=&quot;&quot;;&quot;&quot;;CONCATENATE(&quot;C&quot;; [.A200]));IF([.B200]=&quot;&quot;;&quot;&quot;;CONCATENATE(&quot;/G&quot;;[.B200]));IF([.C200]=&quot;&quot;;&quot;&quot;;CONCATENATE(&quot;/R&quot;;[.C200])); IF([.D200]=&quot;&quot;;&quot;&quot;;CONCATENATE(&quot;/G&quot;;[.B200];&quot;.&quot;;[.D200])); IF([.E200]=&quot;&quot;;&quot;&quot;;CONCATENATE(&quot;/R&quot;;[.E200])); IF([.F200]=&quot;&quot;;&quot;&quot;;CONCATENATE(&quot;/G&quot;;[.B200];&quot;.&quot;;[.D200];&quot;.&quot;;[.F200])); IF([.G200]=&quot;&quot;;&quot;&quot;;CONCATENATE(&quot;/R&quot;;[.G200])); IF([.H200]=&quot;&quot;;&quot;&quot;;CONCATENATE(&quot;/G&quot;;[.B200];&quot;.&quot;;[.D200];&quot;.&quot;;[.F200];&quot;.&quot;;[.H200])); IF([.I200]=&quot;&quot;;&quot;&quot;;CONCATENATE(&quot;/R&quot;;[.I200]));IF([.J200]=&quot;&quot;;&quot;&quot;;CONCATENATE(&quot;/G&quot;;[.B200];&quot;.&quot;;[.D200];&quot;.&quot;;[.F200];&quot;.&quot;;[.H200]; &quot;.&quot;;[.J200])); IF([.K200]=&quot;&quot;;&quot;&quot;;CONCATENATE(&quot;/R&quot;;[.K200])))" table:style-name="ce1">
            <text:p>C13/G1</text:p>
          </table:table-cell>
          <table:table-cell office:value-type="string" table:style-name="ce1">
            <text:p>CRITERION.EXCLUSION.BUSINESS.INSOLVENCY</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3/G1/R1" table:formula="of:=CONCATENATE(IF([.A201]=&quot;&quot;;&quot;&quot;;CONCATENATE(&quot;C&quot;; [.A201]));IF([.B201]=&quot;&quot;;&quot;&quot;;CONCATENATE(&quot;/G&quot;;[.B201]));IF([.C201]=&quot;&quot;;&quot;&quot;;CONCATENATE(&quot;/R&quot;;[.C201])); IF([.D201]=&quot;&quot;;&quot;&quot;;CONCATENATE(&quot;/G&quot;;[.B201];&quot;.&quot;;[.D201])); IF([.E201]=&quot;&quot;;&quot;&quot;;CONCATENATE(&quot;/R&quot;;[.E201])); IF([.F201]=&quot;&quot;;&quot;&quot;;CONCATENATE(&quot;/G&quot;;[.B201];&quot;.&quot;;[.D201];&quot;.&quot;;[.F201])); IF([.G201]=&quot;&quot;;&quot;&quot;;CONCATENATE(&quot;/R&quot;;[.G201])); IF([.H201]=&quot;&quot;;&quot;&quot;;CONCATENATE(&quot;/G&quot;;[.B201];&quot;.&quot;;[.D201];&quot;.&quot;;[.F201];&quot;.&quot;;[.H201])); IF([.I201]=&quot;&quot;;&quot;&quot;;CONCATENATE(&quot;/R&quot;;[.I201]));IF([.J201]=&quot;&quot;;&quot;&quot;;CONCATENATE(&quot;/G&quot;;[.B201];&quot;.&quot;;[.D201];&quot;.&quot;;[.F201];&quot;.&quot;;[.H201]; &quot;.&quot;;[.J201])); IF([.K201]=&quot;&quot;;&quot;&quot;;CONCATENATE(&quot;/R&quot;;[.K201])))" table:style-name="ce1">
            <text:p>C13/G1/R1</text:p>
          </table:table-cell>
          <table:table-cell office:value-type="string" table:style-name="ce1">
            <text:p>CRITERION.EXCLUSION.BUSINESS.INSOLVENCY</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3/G1/G1.1" table:formula="of:=CONCATENATE(IF([.A202]=&quot;&quot;;&quot;&quot;;CONCATENATE(&quot;C&quot;; [.A202]));IF([.B202]=&quot;&quot;;&quot;&quot;;CONCATENATE(&quot;/G&quot;;[.B202]));IF([.C202]=&quot;&quot;;&quot;&quot;;CONCATENATE(&quot;/R&quot;;[.C202])); IF([.D202]=&quot;&quot;;&quot;&quot;;CONCATENATE(&quot;/G&quot;;[.B202];&quot;.&quot;;[.D202])); IF([.E202]=&quot;&quot;;&quot;&quot;;CONCATENATE(&quot;/R&quot;;[.E202])); IF([.F202]=&quot;&quot;;&quot;&quot;;CONCATENATE(&quot;/G&quot;;[.B202];&quot;.&quot;;[.D202];&quot;.&quot;;[.F202])); IF([.G202]=&quot;&quot;;&quot;&quot;;CONCATENATE(&quot;/R&quot;;[.G202])); IF([.H202]=&quot;&quot;;&quot;&quot;;CONCATENATE(&quot;/G&quot;;[.B202];&quot;.&quot;;[.D202];&quot;.&quot;;[.F202];&quot;.&quot;;[.H202])); IF([.I202]=&quot;&quot;;&quot;&quot;;CONCATENATE(&quot;/R&quot;;[.I202]));IF([.J202]=&quot;&quot;;&quot;&quot;;CONCATENATE(&quot;/G&quot;;[.B202];&quot;.&quot;;[.D202];&quot;.&quot;;[.F202];&quot;.&quot;;[.H202]; &quot;.&quot;;[.J202])); IF([.K202]=&quot;&quot;;&quot;&quot;;CONCATENATE(&quot;/R&quot;;[.K202])))" table:style-name="ce1">
            <text:p>C13/G1/G1.1</text:p>
          </table:table-cell>
          <table:table-cell office:value-type="string" table:style-name="ce1">
            <text:p>CRITERION.EXCLUSION.BUSINESS.INSOLVENCY</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3/G1/G1.1/R1" table:formula="of:=CONCATENATE(IF([.A203]=&quot;&quot;;&quot;&quot;;CONCATENATE(&quot;C&quot;; [.A203]));IF([.B203]=&quot;&quot;;&quot;&quot;;CONCATENATE(&quot;/G&quot;;[.B203]));IF([.C203]=&quot;&quot;;&quot;&quot;;CONCATENATE(&quot;/R&quot;;[.C203])); IF([.D203]=&quot;&quot;;&quot;&quot;;CONCATENATE(&quot;/G&quot;;[.B203];&quot;.&quot;;[.D203])); IF([.E203]=&quot;&quot;;&quot;&quot;;CONCATENATE(&quot;/R&quot;;[.E203])); IF([.F203]=&quot;&quot;;&quot;&quot;;CONCATENATE(&quot;/G&quot;;[.B203];&quot;.&quot;;[.D203];&quot;.&quot;;[.F203])); IF([.G203]=&quot;&quot;;&quot;&quot;;CONCATENATE(&quot;/R&quot;;[.G203])); IF([.H203]=&quot;&quot;;&quot;&quot;;CONCATENATE(&quot;/G&quot;;[.B203];&quot;.&quot;;[.D203];&quot;.&quot;;[.F203];&quot;.&quot;;[.H203])); IF([.I203]=&quot;&quot;;&quot;&quot;;CONCATENATE(&quot;/R&quot;;[.I203]));IF([.J203]=&quot;&quot;;&quot;&quot;;CONCATENATE(&quot;/G&quot;;[.B203];&quot;.&quot;;[.D203];&quot;.&quot;;[.F203];&quot;.&quot;;[.H203]; &quot;.&quot;;[.J203])); IF([.K203]=&quot;&quot;;&quot;&quot;;CONCATENATE(&quot;/R&quot;;[.K203])))" table:style-name="ce1">
            <text:p>C13/G1/G1.1/R1</text:p>
          </table:table-cell>
          <table:table-cell office:value-type="string" table:style-name="ce1">
            <text:p>CRITERION.EXCLUSION.BUSINESS.INSOLVENCY</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3/G1/G1.1/R2" table:formula="of:=CONCATENATE(IF([.A204]=&quot;&quot;;&quot;&quot;;CONCATENATE(&quot;C&quot;; [.A204]));IF([.B204]=&quot;&quot;;&quot;&quot;;CONCATENATE(&quot;/G&quot;;[.B204]));IF([.C204]=&quot;&quot;;&quot;&quot;;CONCATENATE(&quot;/R&quot;;[.C204])); IF([.D204]=&quot;&quot;;&quot;&quot;;CONCATENATE(&quot;/G&quot;;[.B204];&quot;.&quot;;[.D204])); IF([.E204]=&quot;&quot;;&quot;&quot;;CONCATENATE(&quot;/R&quot;;[.E204])); IF([.F204]=&quot;&quot;;&quot;&quot;;CONCATENATE(&quot;/G&quot;;[.B204];&quot;.&quot;;[.D204];&quot;.&quot;;[.F204])); IF([.G204]=&quot;&quot;;&quot;&quot;;CONCATENATE(&quot;/R&quot;;[.G204])); IF([.H204]=&quot;&quot;;&quot;&quot;;CONCATENATE(&quot;/G&quot;;[.B204];&quot;.&quot;;[.D204];&quot;.&quot;;[.F204];&quot;.&quot;;[.H204])); IF([.I204]=&quot;&quot;;&quot;&quot;;CONCATENATE(&quot;/R&quot;;[.I204]));IF([.J204]=&quot;&quot;;&quot;&quot;;CONCATENATE(&quot;/G&quot;;[.B204];&quot;.&quot;;[.D204];&quot;.&quot;;[.F204];&quot;.&quot;;[.H204]; &quot;.&quot;;[.J204])); IF([.K204]=&quot;&quot;;&quot;&quot;;CONCATENATE(&quot;/R&quot;;[.K204])))" table:style-name="ce1">
            <text:p>C13/G1/G1.1/R2</text:p>
          </table:table-cell>
          <table:table-cell office:value-type="string" table:style-name="ce1">
            <text:p>CRITERION.EXCLUSION.BUSINESS.INSOLVENCY</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number-columns-repeated="9" table:style-name="ce1"/>
          <table:table-cell office:value-type="string" office:string-value="C13/G2" table:formula="of:=CONCATENATE(IF([.A205]=&quot;&quot;;&quot;&quot;;CONCATENATE(&quot;C&quot;; [.A205]));IF([.B205]=&quot;&quot;;&quot;&quot;;CONCATENATE(&quot;/G&quot;;[.B205]));IF([.C205]=&quot;&quot;;&quot;&quot;;CONCATENATE(&quot;/R&quot;;[.C205])); IF([.D205]=&quot;&quot;;&quot;&quot;;CONCATENATE(&quot;/G&quot;;[.B205];&quot;.&quot;;[.D205])); IF([.E205]=&quot;&quot;;&quot;&quot;;CONCATENATE(&quot;/R&quot;;[.E205])); IF([.F205]=&quot;&quot;;&quot;&quot;;CONCATENATE(&quot;/G&quot;;[.B205];&quot;.&quot;;[.D205];&quot;.&quot;;[.F205])); IF([.G205]=&quot;&quot;;&quot;&quot;;CONCATENATE(&quot;/R&quot;;[.G205])); IF([.H205]=&quot;&quot;;&quot;&quot;;CONCATENATE(&quot;/G&quot;;[.B205];&quot;.&quot;;[.D205];&quot;.&quot;;[.F205];&quot;.&quot;;[.H205])); IF([.I205]=&quot;&quot;;&quot;&quot;;CONCATENATE(&quot;/R&quot;;[.I205]));IF([.J205]=&quot;&quot;;&quot;&quot;;CONCATENATE(&quot;/G&quot;;[.B205];&quot;.&quot;;[.D205];&quot;.&quot;;[.F205];&quot;.&quot;;[.H205]; &quot;.&quot;;[.J205])); IF([.K205]=&quot;&quot;;&quot;&quot;;CONCATENATE(&quot;/R&quot;;[.K205])))" table:style-name="ce1">
            <text:p>C13/G2</text:p>
          </table:table-cell>
          <table:table-cell office:value-type="string" table:style-name="ce1">
            <text:p>CRITERION.EXCLUSION.BUSINESS.INSOLVENC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3/G2/R1" table:formula="of:=CONCATENATE(IF([.A206]=&quot;&quot;;&quot;&quot;;CONCATENATE(&quot;C&quot;; [.A206]));IF([.B206]=&quot;&quot;;&quot;&quot;;CONCATENATE(&quot;/G&quot;;[.B206]));IF([.C206]=&quot;&quot;;&quot;&quot;;CONCATENATE(&quot;/R&quot;;[.C206])); IF([.D206]=&quot;&quot;;&quot;&quot;;CONCATENATE(&quot;/G&quot;;[.B206];&quot;.&quot;;[.D206])); IF([.E206]=&quot;&quot;;&quot;&quot;;CONCATENATE(&quot;/R&quot;;[.E206])); IF([.F206]=&quot;&quot;;&quot;&quot;;CONCATENATE(&quot;/G&quot;;[.B206];&quot;.&quot;;[.D206];&quot;.&quot;;[.F206])); IF([.G206]=&quot;&quot;;&quot;&quot;;CONCATENATE(&quot;/R&quot;;[.G206])); IF([.H206]=&quot;&quot;;&quot;&quot;;CONCATENATE(&quot;/G&quot;;[.B206];&quot;.&quot;;[.D206];&quot;.&quot;;[.F206];&quot;.&quot;;[.H206])); IF([.I206]=&quot;&quot;;&quot;&quot;;CONCATENATE(&quot;/R&quot;;[.I206]));IF([.J206]=&quot;&quot;;&quot;&quot;;CONCATENATE(&quot;/G&quot;;[.B206];&quot;.&quot;;[.D206];&quot;.&quot;;[.F206];&quot;.&quot;;[.H206]; &quot;.&quot;;[.J206])); IF([.K206]=&quot;&quot;;&quot;&quot;;CONCATENATE(&quot;/R&quot;;[.K206])))" table:style-name="ce1">
            <text:p>C13/G2/R1</text:p>
          </table:table-cell>
          <table:table-cell office:value-type="string" table:style-name="ce1">
            <text:p>CRITERION.EXCLUSION.BUSINESS.INSOLVENC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3/G2/G2.1" table:formula="of:=CONCATENATE(IF([.A207]=&quot;&quot;;&quot;&quot;;CONCATENATE(&quot;C&quot;; [.A207]));IF([.B207]=&quot;&quot;;&quot;&quot;;CONCATENATE(&quot;/G&quot;;[.B207]));IF([.C207]=&quot;&quot;;&quot;&quot;;CONCATENATE(&quot;/R&quot;;[.C207])); IF([.D207]=&quot;&quot;;&quot;&quot;;CONCATENATE(&quot;/G&quot;;[.B207];&quot;.&quot;;[.D207])); IF([.E207]=&quot;&quot;;&quot;&quot;;CONCATENATE(&quot;/R&quot;;[.E207])); IF([.F207]=&quot;&quot;;&quot;&quot;;CONCATENATE(&quot;/G&quot;;[.B207];&quot;.&quot;;[.D207];&quot;.&quot;;[.F207])); IF([.G207]=&quot;&quot;;&quot;&quot;;CONCATENATE(&quot;/R&quot;;[.G207])); IF([.H207]=&quot;&quot;;&quot;&quot;;CONCATENATE(&quot;/G&quot;;[.B207];&quot;.&quot;;[.D207];&quot;.&quot;;[.F207];&quot;.&quot;;[.H207])); IF([.I207]=&quot;&quot;;&quot;&quot;;CONCATENATE(&quot;/R&quot;;[.I207]));IF([.J207]=&quot;&quot;;&quot;&quot;;CONCATENATE(&quot;/G&quot;;[.B207];&quot;.&quot;;[.D207];&quot;.&quot;;[.F207];&quot;.&quot;;[.H207]; &quot;.&quot;;[.J207])); IF([.K207]=&quot;&quot;;&quot;&quot;;CONCATENATE(&quot;/R&quot;;[.K207])))" table:style-name="ce1">
            <text:p>C13/G2/G2.1</text:p>
          </table:table-cell>
          <table:table-cell office:value-type="string" table:style-name="ce1">
            <text:p>CRITERION.EXCLUSION.BUSINESS.INSOLVENC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3/G2/G2.1/R1" table:formula="of:=CONCATENATE(IF([.A208]=&quot;&quot;;&quot;&quot;;CONCATENATE(&quot;C&quot;; [.A208]));IF([.B208]=&quot;&quot;;&quot;&quot;;CONCATENATE(&quot;/G&quot;;[.B208]));IF([.C208]=&quot;&quot;;&quot;&quot;;CONCATENATE(&quot;/R&quot;;[.C208])); IF([.D208]=&quot;&quot;;&quot;&quot;;CONCATENATE(&quot;/G&quot;;[.B208];&quot;.&quot;;[.D208])); IF([.E208]=&quot;&quot;;&quot;&quot;;CONCATENATE(&quot;/R&quot;;[.E208])); IF([.F208]=&quot;&quot;;&quot;&quot;;CONCATENATE(&quot;/G&quot;;[.B208];&quot;.&quot;;[.D208];&quot;.&quot;;[.F208])); IF([.G208]=&quot;&quot;;&quot;&quot;;CONCATENATE(&quot;/R&quot;;[.G208])); IF([.H208]=&quot;&quot;;&quot;&quot;;CONCATENATE(&quot;/G&quot;;[.B208];&quot;.&quot;;[.D208];&quot;.&quot;;[.F208];&quot;.&quot;;[.H208])); IF([.I208]=&quot;&quot;;&quot;&quot;;CONCATENATE(&quot;/R&quot;;[.I208]));IF([.J208]=&quot;&quot;;&quot;&quot;;CONCATENATE(&quot;/G&quot;;[.B208];&quot;.&quot;;[.D208];&quot;.&quot;;[.F208];&quot;.&quot;;[.H208]; &quot;.&quot;;[.J208])); IF([.K208]=&quot;&quot;;&quot;&quot;;CONCATENATE(&quot;/R&quot;;[.K208])))" table:style-name="ce1">
            <text:p>C13/G2/G2.1/R1</text:p>
          </table:table-cell>
          <table:table-cell office:value-type="string" table:style-name="ce1">
            <text:p>CRITERION.EXCLUSION.BUSINESS.INSOLVENC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3/G2/G2.1/R2" table:formula="of:=CONCATENATE(IF([.A209]=&quot;&quot;;&quot;&quot;;CONCATENATE(&quot;C&quot;; [.A209]));IF([.B209]=&quot;&quot;;&quot;&quot;;CONCATENATE(&quot;/G&quot;;[.B209]));IF([.C209]=&quot;&quot;;&quot;&quot;;CONCATENATE(&quot;/R&quot;;[.C209])); IF([.D209]=&quot;&quot;;&quot;&quot;;CONCATENATE(&quot;/G&quot;;[.B209];&quot;.&quot;;[.D209])); IF([.E209]=&quot;&quot;;&quot;&quot;;CONCATENATE(&quot;/R&quot;;[.E209])); IF([.F209]=&quot;&quot;;&quot;&quot;;CONCATENATE(&quot;/G&quot;;[.B209];&quot;.&quot;;[.D209];&quot;.&quot;;[.F209])); IF([.G209]=&quot;&quot;;&quot;&quot;;CONCATENATE(&quot;/R&quot;;[.G209])); IF([.H209]=&quot;&quot;;&quot;&quot;;CONCATENATE(&quot;/G&quot;;[.B209];&quot;.&quot;;[.D209];&quot;.&quot;;[.F209];&quot;.&quot;;[.H209])); IF([.I209]=&quot;&quot;;&quot;&quot;;CONCATENATE(&quot;/R&quot;;[.I209]));IF([.J209]=&quot;&quot;;&quot;&quot;;CONCATENATE(&quot;/G&quot;;[.B209];&quot;.&quot;;[.D209];&quot;.&quot;;[.F209];&quot;.&quot;;[.H209]; &quot;.&quot;;[.J209])); IF([.K209]=&quot;&quot;;&quot;&quot;;CONCATENATE(&quot;/R&quot;;[.K209])))" table:style-name="ce1">
            <text:p>C13/G2/G2.1/R2</text:p>
          </table:table-cell>
          <table:table-cell office:value-type="string" table:style-name="ce1">
            <text:p>CRITERION.EXCLUSION.BUSINESS.INSOLVENC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3/G2/G2.1/R3" table:formula="of:=CONCATENATE(IF([.A210]=&quot;&quot;;&quot;&quot;;CONCATENATE(&quot;C&quot;; [.A210]));IF([.B210]=&quot;&quot;;&quot;&quot;;CONCATENATE(&quot;/G&quot;;[.B210]));IF([.C210]=&quot;&quot;;&quot;&quot;;CONCATENATE(&quot;/R&quot;;[.C210])); IF([.D210]=&quot;&quot;;&quot;&quot;;CONCATENATE(&quot;/G&quot;;[.B210];&quot;.&quot;;[.D210])); IF([.E210]=&quot;&quot;;&quot;&quot;;CONCATENATE(&quot;/R&quot;;[.E210])); IF([.F210]=&quot;&quot;;&quot;&quot;;CONCATENATE(&quot;/G&quot;;[.B210];&quot;.&quot;;[.D210];&quot;.&quot;;[.F210])); IF([.G210]=&quot;&quot;;&quot;&quot;;CONCATENATE(&quot;/R&quot;;[.G210])); IF([.H210]=&quot;&quot;;&quot;&quot;;CONCATENATE(&quot;/G&quot;;[.B210];&quot;.&quot;;[.D210];&quot;.&quot;;[.F210];&quot;.&quot;;[.H210])); IF([.I210]=&quot;&quot;;&quot;&quot;;CONCATENATE(&quot;/R&quot;;[.I210]));IF([.J210]=&quot;&quot;;&quot;&quot;;CONCATENATE(&quot;/G&quot;;[.B210];&quot;.&quot;;[.D210];&quot;.&quot;;[.F210];&quot;.&quot;;[.H210]; &quot;.&quot;;[.J210])); IF([.K210]=&quot;&quot;;&quot;&quot;;CONCATENATE(&quot;/R&quot;;[.K210])))" table:style-name="ce7">
            <text:p>C13/G2/G2.1/R3</text:p>
          </table:table-cell>
          <table:table-cell office:value-type="string" table:style-name="ce7">
            <text:p>CRITERION.EXCLUSION.BUSINESS.INSOLVENC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4" table:style-name="ce9">
            <text:p>14</text:p>
          </table:table-cell>
          <table:table-cell table:number-columns-repeated="10" table:style-name="ce9"/>
          <table:table-cell office:value-type="string" office:string-value="C14" table:formula="of:=CONCATENATE(IF([.A211]=&quot;&quot;;&quot;&quot;;CONCATENATE(&quot;C&quot;; [.A211]));IF([.B211]=&quot;&quot;;&quot;&quot;;CONCATENATE(&quot;/G&quot;;[.B211]));IF([.C211]=&quot;&quot;;&quot;&quot;;CONCATENATE(&quot;/R&quot;;[.C211])); IF([.D211]=&quot;&quot;;&quot;&quot;;CONCATENATE(&quot;/G&quot;;[.B211];&quot;.&quot;;[.D211])); IF([.E211]=&quot;&quot;;&quot;&quot;;CONCATENATE(&quot;/R&quot;;[.E211])); IF([.F211]=&quot;&quot;;&quot;&quot;;CONCATENATE(&quot;/G&quot;;[.B211];&quot;.&quot;;[.D211];&quot;.&quot;;[.F211])); IF([.G211]=&quot;&quot;;&quot;&quot;;CONCATENATE(&quot;/R&quot;;[.G211])); IF([.H211]=&quot;&quot;;&quot;&quot;;CONCATENATE(&quot;/G&quot;;[.B211];&quot;.&quot;;[.D211];&quot;.&quot;;[.F211];&quot;.&quot;;[.H211])); IF([.I211]=&quot;&quot;;&quot;&quot;;CONCATENATE(&quot;/R&quot;;[.I211]));IF([.J211]=&quot;&quot;;&quot;&quot;;CONCATENATE(&quot;/G&quot;;[.B211];&quot;.&quot;;[.D211];&quot;.&quot;;[.F211];&quot;.&quot;;[.H211]; &quot;.&quot;;[.J211])); IF([.K211]=&quot;&quot;;&quot;&quot;;CONCATENATE(&quot;/R&quot;;[.K211])))" table:style-name="ce9">
            <text:p>C14</text:p>
          </table:table-cell>
          <table:table-cell office:value-type="string" table:style-name="ce9">
            <text:p>CRITERION.EXCLUSION.BUSINESS.CREDITORS_ARRANGEMENT</text:p>
          </table:table-cell>
          <table:table-cell office:value-type="string" table:style-name="ce9">
            <text:p>68918c7a-f5bc-4a1a-a62f-ad8983600d48</text:p>
          </table:table-cell>
          <table:table-cell office:value-type="string" table:style-name="ce9">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4" table:style-name="ce11">
            <text:p>14</text:p>
          </table:table-cell>
          <table:table-cell office:value-type="float" office:value="1" table:style-name="ce1">
            <text:p>1</text:p>
          </table:table-cell>
          <table:table-cell table:number-columns-repeated="9" table:style-name="ce1"/>
          <table:table-cell office:value-type="string" office:string-value="C14/G1" table:formula="of:=CONCATENATE(IF([.A212]=&quot;&quot;;&quot;&quot;;CONCATENATE(&quot;C&quot;; [.A212]));IF([.B212]=&quot;&quot;;&quot;&quot;;CONCATENATE(&quot;/G&quot;;[.B212]));IF([.C212]=&quot;&quot;;&quot;&quot;;CONCATENATE(&quot;/R&quot;;[.C212])); IF([.D212]=&quot;&quot;;&quot;&quot;;CONCATENATE(&quot;/G&quot;;[.B212];&quot;.&quot;;[.D212])); IF([.E212]=&quot;&quot;;&quot;&quot;;CONCATENATE(&quot;/R&quot;;[.E212])); IF([.F212]=&quot;&quot;;&quot;&quot;;CONCATENATE(&quot;/G&quot;;[.B212];&quot;.&quot;;[.D212];&quot;.&quot;;[.F212])); IF([.G212]=&quot;&quot;;&quot;&quot;;CONCATENATE(&quot;/R&quot;;[.G212])); IF([.H212]=&quot;&quot;;&quot;&quot;;CONCATENATE(&quot;/G&quot;;[.B212];&quot;.&quot;;[.D212];&quot;.&quot;;[.F212];&quot;.&quot;;[.H212])); IF([.I212]=&quot;&quot;;&quot;&quot;;CONCATENATE(&quot;/R&quot;;[.I212]));IF([.J212]=&quot;&quot;;&quot;&quot;;CONCATENATE(&quot;/G&quot;;[.B212];&quot;.&quot;;[.D212];&quot;.&quot;;[.F212];&quot;.&quot;;[.H212]; &quot;.&quot;;[.J212])); IF([.K212]=&quot;&quot;;&quot;&quot;;CONCATENATE(&quot;/R&quot;;[.K212])))" table:style-name="ce1">
            <text:p>C14/G1</text:p>
          </table:table-cell>
          <table:table-cell office:value-type="string" table:style-name="ce1">
            <text:p>CRITERION.EXCLUSION.BUSINESS.CREDITORS_ARRANGEMENT</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4/G1/R1" table:formula="of:=CONCATENATE(IF([.A213]=&quot;&quot;;&quot;&quot;;CONCATENATE(&quot;C&quot;; [.A213]));IF([.B213]=&quot;&quot;;&quot;&quot;;CONCATENATE(&quot;/G&quot;;[.B213]));IF([.C213]=&quot;&quot;;&quot;&quot;;CONCATENATE(&quot;/R&quot;;[.C213])); IF([.D213]=&quot;&quot;;&quot;&quot;;CONCATENATE(&quot;/G&quot;;[.B213];&quot;.&quot;;[.D213])); IF([.E213]=&quot;&quot;;&quot;&quot;;CONCATENATE(&quot;/R&quot;;[.E213])); IF([.F213]=&quot;&quot;;&quot;&quot;;CONCATENATE(&quot;/G&quot;;[.B213];&quot;.&quot;;[.D213];&quot;.&quot;;[.F213])); IF([.G213]=&quot;&quot;;&quot;&quot;;CONCATENATE(&quot;/R&quot;;[.G213])); IF([.H213]=&quot;&quot;;&quot;&quot;;CONCATENATE(&quot;/G&quot;;[.B213];&quot;.&quot;;[.D213];&quot;.&quot;;[.F213];&quot;.&quot;;[.H213])); IF([.I213]=&quot;&quot;;&quot;&quot;;CONCATENATE(&quot;/R&quot;;[.I213]));IF([.J213]=&quot;&quot;;&quot;&quot;;CONCATENATE(&quot;/G&quot;;[.B213];&quot;.&quot;;[.D213];&quot;.&quot;;[.F213];&quot;.&quot;;[.H213]; &quot;.&quot;;[.J213])); IF([.K213]=&quot;&quot;;&quot;&quot;;CONCATENATE(&quot;/R&quot;;[.K213])))" table:style-name="ce1">
            <text:p>C14/G1/R1</text:p>
          </table:table-cell>
          <table:table-cell office:value-type="string" table:style-name="ce1">
            <text:p>CRITERION.EXCLUSION.BUSINESS.CREDITORS_ARRANGEMENT</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4/G1/G1.1" table:formula="of:=CONCATENATE(IF([.A214]=&quot;&quot;;&quot;&quot;;CONCATENATE(&quot;C&quot;; [.A214]));IF([.B214]=&quot;&quot;;&quot;&quot;;CONCATENATE(&quot;/G&quot;;[.B214]));IF([.C214]=&quot;&quot;;&quot;&quot;;CONCATENATE(&quot;/R&quot;;[.C214])); IF([.D214]=&quot;&quot;;&quot;&quot;;CONCATENATE(&quot;/G&quot;;[.B214];&quot;.&quot;;[.D214])); IF([.E214]=&quot;&quot;;&quot;&quot;;CONCATENATE(&quot;/R&quot;;[.E214])); IF([.F214]=&quot;&quot;;&quot;&quot;;CONCATENATE(&quot;/G&quot;;[.B214];&quot;.&quot;;[.D214];&quot;.&quot;;[.F214])); IF([.G214]=&quot;&quot;;&quot;&quot;;CONCATENATE(&quot;/R&quot;;[.G214])); IF([.H214]=&quot;&quot;;&quot;&quot;;CONCATENATE(&quot;/G&quot;;[.B214];&quot;.&quot;;[.D214];&quot;.&quot;;[.F214];&quot;.&quot;;[.H214])); IF([.I214]=&quot;&quot;;&quot;&quot;;CONCATENATE(&quot;/R&quot;;[.I214]));IF([.J214]=&quot;&quot;;&quot;&quot;;CONCATENATE(&quot;/G&quot;;[.B214];&quot;.&quot;;[.D214];&quot;.&quot;;[.F214];&quot;.&quot;;[.H214]; &quot;.&quot;;[.J214])); IF([.K214]=&quot;&quot;;&quot;&quot;;CONCATENATE(&quot;/R&quot;;[.K214])))" table:style-name="ce1">
            <text:p>C14/G1/G1.1</text:p>
          </table:table-cell>
          <table:table-cell office:value-type="string" table:style-name="ce1">
            <text:p>CRITERION.EXCLUSION.BUSINESS.CREDITORS_ARRANGEMENT</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4/G1/G1.1/R1" table:formula="of:=CONCATENATE(IF([.A215]=&quot;&quot;;&quot;&quot;;CONCATENATE(&quot;C&quot;; [.A215]));IF([.B215]=&quot;&quot;;&quot;&quot;;CONCATENATE(&quot;/G&quot;;[.B215]));IF([.C215]=&quot;&quot;;&quot;&quot;;CONCATENATE(&quot;/R&quot;;[.C215])); IF([.D215]=&quot;&quot;;&quot;&quot;;CONCATENATE(&quot;/G&quot;;[.B215];&quot;.&quot;;[.D215])); IF([.E215]=&quot;&quot;;&quot;&quot;;CONCATENATE(&quot;/R&quot;;[.E215])); IF([.F215]=&quot;&quot;;&quot;&quot;;CONCATENATE(&quot;/G&quot;;[.B215];&quot;.&quot;;[.D215];&quot;.&quot;;[.F215])); IF([.G215]=&quot;&quot;;&quot;&quot;;CONCATENATE(&quot;/R&quot;;[.G215])); IF([.H215]=&quot;&quot;;&quot;&quot;;CONCATENATE(&quot;/G&quot;;[.B215];&quot;.&quot;;[.D215];&quot;.&quot;;[.F215];&quot;.&quot;;[.H215])); IF([.I215]=&quot;&quot;;&quot;&quot;;CONCATENATE(&quot;/R&quot;;[.I215]));IF([.J215]=&quot;&quot;;&quot;&quot;;CONCATENATE(&quot;/G&quot;;[.B215];&quot;.&quot;;[.D215];&quot;.&quot;;[.F215];&quot;.&quot;;[.H215]; &quot;.&quot;;[.J215])); IF([.K215]=&quot;&quot;;&quot;&quot;;CONCATENATE(&quot;/R&quot;;[.K215])))" table:style-name="ce1">
            <text:p>C14/G1/G1.1/R1</text:p>
          </table:table-cell>
          <table:table-cell office:value-type="string" table:style-name="ce1">
            <text:p>CRITERION.EXCLUSION.BUSINESS.CREDITORS_ARRANGEMENT</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4/G1/G1.1/R2" table:formula="of:=CONCATENATE(IF([.A216]=&quot;&quot;;&quot;&quot;;CONCATENATE(&quot;C&quot;; [.A216]));IF([.B216]=&quot;&quot;;&quot;&quot;;CONCATENATE(&quot;/G&quot;;[.B216]));IF([.C216]=&quot;&quot;;&quot;&quot;;CONCATENATE(&quot;/R&quot;;[.C216])); IF([.D216]=&quot;&quot;;&quot;&quot;;CONCATENATE(&quot;/G&quot;;[.B216];&quot;.&quot;;[.D216])); IF([.E216]=&quot;&quot;;&quot;&quot;;CONCATENATE(&quot;/R&quot;;[.E216])); IF([.F216]=&quot;&quot;;&quot;&quot;;CONCATENATE(&quot;/G&quot;;[.B216];&quot;.&quot;;[.D216];&quot;.&quot;;[.F216])); IF([.G216]=&quot;&quot;;&quot;&quot;;CONCATENATE(&quot;/R&quot;;[.G216])); IF([.H216]=&quot;&quot;;&quot;&quot;;CONCATENATE(&quot;/G&quot;;[.B216];&quot;.&quot;;[.D216];&quot;.&quot;;[.F216];&quot;.&quot;;[.H216])); IF([.I216]=&quot;&quot;;&quot;&quot;;CONCATENATE(&quot;/R&quot;;[.I216]));IF([.J216]=&quot;&quot;;&quot;&quot;;CONCATENATE(&quot;/G&quot;;[.B216];&quot;.&quot;;[.D216];&quot;.&quot;;[.F216];&quot;.&quot;;[.H216]; &quot;.&quot;;[.J216])); IF([.K216]=&quot;&quot;;&quot;&quot;;CONCATENATE(&quot;/R&quot;;[.K216])))" table:style-name="ce1">
            <text:p>C14/G1/G1.1/R2</text:p>
          </table:table-cell>
          <table:table-cell office:value-type="string" table:style-name="ce1">
            <text:p>CRITERION.EXCLUSION.BUSINESS.CREDITORS_ARRANGEMENT</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number-columns-repeated="9" table:style-name="ce1"/>
          <table:table-cell office:value-type="string" office:string-value="C14/G2" table:formula="of:=CONCATENATE(IF([.A217]=&quot;&quot;;&quot;&quot;;CONCATENATE(&quot;C&quot;; [.A217]));IF([.B217]=&quot;&quot;;&quot;&quot;;CONCATENATE(&quot;/G&quot;;[.B217]));IF([.C217]=&quot;&quot;;&quot;&quot;;CONCATENATE(&quot;/R&quot;;[.C217])); IF([.D217]=&quot;&quot;;&quot;&quot;;CONCATENATE(&quot;/G&quot;;[.B217];&quot;.&quot;;[.D217])); IF([.E217]=&quot;&quot;;&quot;&quot;;CONCATENATE(&quot;/R&quot;;[.E217])); IF([.F217]=&quot;&quot;;&quot;&quot;;CONCATENATE(&quot;/G&quot;;[.B217];&quot;.&quot;;[.D217];&quot;.&quot;;[.F217])); IF([.G217]=&quot;&quot;;&quot;&quot;;CONCATENATE(&quot;/R&quot;;[.G217])); IF([.H217]=&quot;&quot;;&quot;&quot;;CONCATENATE(&quot;/G&quot;;[.B217];&quot;.&quot;;[.D217];&quot;.&quot;;[.F217];&quot;.&quot;;[.H217])); IF([.I217]=&quot;&quot;;&quot;&quot;;CONCATENATE(&quot;/R&quot;;[.I217]));IF([.J217]=&quot;&quot;;&quot;&quot;;CONCATENATE(&quot;/G&quot;;[.B217];&quot;.&quot;;[.D217];&quot;.&quot;;[.F217];&quot;.&quot;;[.H217]; &quot;.&quot;;[.J217])); IF([.K217]=&quot;&quot;;&quot;&quot;;CONCATENATE(&quot;/R&quot;;[.K217])))" table:style-name="ce1">
            <text:p>C14/G2</text:p>
          </table:table-cell>
          <table:table-cell office:value-type="string" table:style-name="ce1">
            <text:p>CRITERION.EXCLUSION.BUSINESS.CREDITORS_ARRANGEMENT</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4/G2/R1" table:formula="of:=CONCATENATE(IF([.A218]=&quot;&quot;;&quot;&quot;;CONCATENATE(&quot;C&quot;; [.A218]));IF([.B218]=&quot;&quot;;&quot;&quot;;CONCATENATE(&quot;/G&quot;;[.B218]));IF([.C218]=&quot;&quot;;&quot;&quot;;CONCATENATE(&quot;/R&quot;;[.C218])); IF([.D218]=&quot;&quot;;&quot;&quot;;CONCATENATE(&quot;/G&quot;;[.B218];&quot;.&quot;;[.D218])); IF([.E218]=&quot;&quot;;&quot;&quot;;CONCATENATE(&quot;/R&quot;;[.E218])); IF([.F218]=&quot;&quot;;&quot;&quot;;CONCATENATE(&quot;/G&quot;;[.B218];&quot;.&quot;;[.D218];&quot;.&quot;;[.F218])); IF([.G218]=&quot;&quot;;&quot;&quot;;CONCATENATE(&quot;/R&quot;;[.G218])); IF([.H218]=&quot;&quot;;&quot;&quot;;CONCATENATE(&quot;/G&quot;;[.B218];&quot;.&quot;;[.D218];&quot;.&quot;;[.F218];&quot;.&quot;;[.H218])); IF([.I218]=&quot;&quot;;&quot;&quot;;CONCATENATE(&quot;/R&quot;;[.I218]));IF([.J218]=&quot;&quot;;&quot;&quot;;CONCATENATE(&quot;/G&quot;;[.B218];&quot;.&quot;;[.D218];&quot;.&quot;;[.F218];&quot;.&quot;;[.H218]; &quot;.&quot;;[.J218])); IF([.K218]=&quot;&quot;;&quot;&quot;;CONCATENATE(&quot;/R&quot;;[.K218])))" table:style-name="ce1">
            <text:p>C14/G2/R1</text:p>
          </table:table-cell>
          <table:table-cell office:value-type="string" table:style-name="ce1">
            <text:p>CRITERION.EXCLUSION.BUSINESS.CREDITORS_ARRANGEMENT</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4/G2/G2.1" table:formula="of:=CONCATENATE(IF([.A219]=&quot;&quot;;&quot;&quot;;CONCATENATE(&quot;C&quot;; [.A219]));IF([.B219]=&quot;&quot;;&quot;&quot;;CONCATENATE(&quot;/G&quot;;[.B219]));IF([.C219]=&quot;&quot;;&quot;&quot;;CONCATENATE(&quot;/R&quot;;[.C219])); IF([.D219]=&quot;&quot;;&quot;&quot;;CONCATENATE(&quot;/G&quot;;[.B219];&quot;.&quot;;[.D219])); IF([.E219]=&quot;&quot;;&quot;&quot;;CONCATENATE(&quot;/R&quot;;[.E219])); IF([.F219]=&quot;&quot;;&quot;&quot;;CONCATENATE(&quot;/G&quot;;[.B219];&quot;.&quot;;[.D219];&quot;.&quot;;[.F219])); IF([.G219]=&quot;&quot;;&quot;&quot;;CONCATENATE(&quot;/R&quot;;[.G219])); IF([.H219]=&quot;&quot;;&quot;&quot;;CONCATENATE(&quot;/G&quot;;[.B219];&quot;.&quot;;[.D219];&quot;.&quot;;[.F219];&quot;.&quot;;[.H219])); IF([.I219]=&quot;&quot;;&quot;&quot;;CONCATENATE(&quot;/R&quot;;[.I219]));IF([.J219]=&quot;&quot;;&quot;&quot;;CONCATENATE(&quot;/G&quot;;[.B219];&quot;.&quot;;[.D219];&quot;.&quot;;[.F219];&quot;.&quot;;[.H219]; &quot;.&quot;;[.J219])); IF([.K219]=&quot;&quot;;&quot;&quot;;CONCATENATE(&quot;/R&quot;;[.K219])))" table:style-name="ce1">
            <text:p>C14/G2/G2.1</text:p>
          </table:table-cell>
          <table:table-cell office:value-type="string" table:style-name="ce1">
            <text:p>CRITERION.EXCLUSION.BUSINESS.CREDITORS_ARRANGEMENT</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4/G2/G2.1/R1" table:formula="of:=CONCATENATE(IF([.A220]=&quot;&quot;;&quot;&quot;;CONCATENATE(&quot;C&quot;; [.A220]));IF([.B220]=&quot;&quot;;&quot;&quot;;CONCATENATE(&quot;/G&quot;;[.B220]));IF([.C220]=&quot;&quot;;&quot;&quot;;CONCATENATE(&quot;/R&quot;;[.C220])); IF([.D220]=&quot;&quot;;&quot;&quot;;CONCATENATE(&quot;/G&quot;;[.B220];&quot;.&quot;;[.D220])); IF([.E220]=&quot;&quot;;&quot;&quot;;CONCATENATE(&quot;/R&quot;;[.E220])); IF([.F220]=&quot;&quot;;&quot;&quot;;CONCATENATE(&quot;/G&quot;;[.B220];&quot;.&quot;;[.D220];&quot;.&quot;;[.F220])); IF([.G220]=&quot;&quot;;&quot;&quot;;CONCATENATE(&quot;/R&quot;;[.G220])); IF([.H220]=&quot;&quot;;&quot;&quot;;CONCATENATE(&quot;/G&quot;;[.B220];&quot;.&quot;;[.D220];&quot;.&quot;;[.F220];&quot;.&quot;;[.H220])); IF([.I220]=&quot;&quot;;&quot;&quot;;CONCATENATE(&quot;/R&quot;;[.I220]));IF([.J220]=&quot;&quot;;&quot;&quot;;CONCATENATE(&quot;/G&quot;;[.B220];&quot;.&quot;;[.D220];&quot;.&quot;;[.F220];&quot;.&quot;;[.H220]; &quot;.&quot;;[.J220])); IF([.K220]=&quot;&quot;;&quot;&quot;;CONCATENATE(&quot;/R&quot;;[.K220])))" table:style-name="ce1">
            <text:p>C14/G2/G2.1/R1</text:p>
          </table:table-cell>
          <table:table-cell office:value-type="string" table:style-name="ce1">
            <text:p>CRITERION.EXCLUSION.BUSINESS.CREDITORS_ARRANGEMENT</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4/G2/G2.1/R2" table:formula="of:=CONCATENATE(IF([.A221]=&quot;&quot;;&quot;&quot;;CONCATENATE(&quot;C&quot;; [.A221]));IF([.B221]=&quot;&quot;;&quot;&quot;;CONCATENATE(&quot;/G&quot;;[.B221]));IF([.C221]=&quot;&quot;;&quot;&quot;;CONCATENATE(&quot;/R&quot;;[.C221])); IF([.D221]=&quot;&quot;;&quot;&quot;;CONCATENATE(&quot;/G&quot;;[.B221];&quot;.&quot;;[.D221])); IF([.E221]=&quot;&quot;;&quot;&quot;;CONCATENATE(&quot;/R&quot;;[.E221])); IF([.F221]=&quot;&quot;;&quot;&quot;;CONCATENATE(&quot;/G&quot;;[.B221];&quot;.&quot;;[.D221];&quot;.&quot;;[.F221])); IF([.G221]=&quot;&quot;;&quot;&quot;;CONCATENATE(&quot;/R&quot;;[.G221])); IF([.H221]=&quot;&quot;;&quot;&quot;;CONCATENATE(&quot;/G&quot;;[.B221];&quot;.&quot;;[.D221];&quot;.&quot;;[.F221];&quot;.&quot;;[.H221])); IF([.I221]=&quot;&quot;;&quot;&quot;;CONCATENATE(&quot;/R&quot;;[.I221]));IF([.J221]=&quot;&quot;;&quot;&quot;;CONCATENATE(&quot;/G&quot;;[.B221];&quot;.&quot;;[.D221];&quot;.&quot;;[.F221];&quot;.&quot;;[.H221]; &quot;.&quot;;[.J221])); IF([.K221]=&quot;&quot;;&quot;&quot;;CONCATENATE(&quot;/R&quot;;[.K221])))" table:style-name="ce1">
            <text:p>C14/G2/G2.1/R2</text:p>
          </table:table-cell>
          <table:table-cell office:value-type="string" table:style-name="ce1">
            <text:p>CRITERION.EXCLUSION.BUSINESS.CREDITORS_ARRANGEMENT</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4" table:style-name="ce8">
            <text:p>1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4/G2/G2.1/R3" table:formula="of:=CONCATENATE(IF([.A222]=&quot;&quot;;&quot;&quot;;CONCATENATE(&quot;C&quot;; [.A222]));IF([.B222]=&quot;&quot;;&quot;&quot;;CONCATENATE(&quot;/G&quot;;[.B222]));IF([.C222]=&quot;&quot;;&quot;&quot;;CONCATENATE(&quot;/R&quot;;[.C222])); IF([.D222]=&quot;&quot;;&quot;&quot;;CONCATENATE(&quot;/G&quot;;[.B222];&quot;.&quot;;[.D222])); IF([.E222]=&quot;&quot;;&quot;&quot;;CONCATENATE(&quot;/R&quot;;[.E222])); IF([.F222]=&quot;&quot;;&quot;&quot;;CONCATENATE(&quot;/G&quot;;[.B222];&quot;.&quot;;[.D222];&quot;.&quot;;[.F222])); IF([.G222]=&quot;&quot;;&quot;&quot;;CONCATENATE(&quot;/R&quot;;[.G222])); IF([.H222]=&quot;&quot;;&quot;&quot;;CONCATENATE(&quot;/G&quot;;[.B222];&quot;.&quot;;[.D222];&quot;.&quot;;[.F222];&quot;.&quot;;[.H222])); IF([.I222]=&quot;&quot;;&quot;&quot;;CONCATENATE(&quot;/R&quot;;[.I222]));IF([.J222]=&quot;&quot;;&quot;&quot;;CONCATENATE(&quot;/G&quot;;[.B222];&quot;.&quot;;[.D222];&quot;.&quot;;[.F222];&quot;.&quot;;[.H222]; &quot;.&quot;;[.J222])); IF([.K222]=&quot;&quot;;&quot;&quot;;CONCATENATE(&quot;/R&quot;;[.K222])))" table:style-name="ce7">
            <text:p>C14/G2/G2.1/R3</text:p>
          </table:table-cell>
          <table:table-cell office:value-type="string" table:style-name="ce7">
            <text:p>CRITERION.EXCLUSION.BUSINESS.CREDITORS_ARRANGE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5" table:style-name="ce9">
            <text:p>15</text:p>
          </table:table-cell>
          <table:table-cell table:number-columns-repeated="10" table:style-name="ce9"/>
          <table:table-cell office:value-type="string" office:string-value="C15" table:formula="of:=CONCATENATE(IF([.A223]=&quot;&quot;;&quot;&quot;;CONCATENATE(&quot;C&quot;; [.A223]));IF([.B223]=&quot;&quot;;&quot;&quot;;CONCATENATE(&quot;/G&quot;;[.B223]));IF([.C223]=&quot;&quot;;&quot;&quot;;CONCATENATE(&quot;/R&quot;;[.C223])); IF([.D223]=&quot;&quot;;&quot;&quot;;CONCATENATE(&quot;/G&quot;;[.B223];&quot;.&quot;;[.D223])); IF([.E223]=&quot;&quot;;&quot;&quot;;CONCATENATE(&quot;/R&quot;;[.E223])); IF([.F223]=&quot;&quot;;&quot;&quot;;CONCATENATE(&quot;/G&quot;;[.B223];&quot;.&quot;;[.D223];&quot;.&quot;;[.F223])); IF([.G223]=&quot;&quot;;&quot;&quot;;CONCATENATE(&quot;/R&quot;;[.G223])); IF([.H223]=&quot;&quot;;&quot;&quot;;CONCATENATE(&quot;/G&quot;;[.B223];&quot;.&quot;;[.D223];&quot;.&quot;;[.F223];&quot;.&quot;;[.H223])); IF([.I223]=&quot;&quot;;&quot;&quot;;CONCATENATE(&quot;/R&quot;;[.I223]));IF([.J223]=&quot;&quot;;&quot;&quot;;CONCATENATE(&quot;/G&quot;;[.B223];&quot;.&quot;;[.D223];&quot;.&quot;;[.F223];&quot;.&quot;;[.H223]; &quot;.&quot;;[.J223])); IF([.K223]=&quot;&quot;;&quot;&quot;;CONCATENATE(&quot;/R&quot;;[.K223])))" table:style-name="ce9">
            <text:p>C15</text:p>
          </table:table-cell>
          <table:table-cell office:value-type="string" table:style-name="ce9">
            <text:p>CRITERION.EXCLUSION.BUSINESS.BANKRUPTCY_ANALOGOUS</text:p>
          </table:table-cell>
          <table:table-cell office:value-type="string" table:style-name="ce9">
            <text:p>daffa2a9-9f8f-4568-8be8-7b8bf306d096</text:p>
          </table:table-cell>
          <table:table-cell office:value-type="string" table:style-name="ce9">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5" table:style-name="ce11">
            <text:p>15</text:p>
          </table:table-cell>
          <table:table-cell office:value-type="float" office:value="1" table:style-name="ce1">
            <text:p>1</text:p>
          </table:table-cell>
          <table:table-cell table:number-columns-repeated="9" table:style-name="ce1"/>
          <table:table-cell office:value-type="string" office:string-value="C15/G1" table:formula="of:=CONCATENATE(IF([.A224]=&quot;&quot;;&quot;&quot;;CONCATENATE(&quot;C&quot;; [.A224]));IF([.B224]=&quot;&quot;;&quot;&quot;;CONCATENATE(&quot;/G&quot;;[.B224]));IF([.C224]=&quot;&quot;;&quot;&quot;;CONCATENATE(&quot;/R&quot;;[.C224])); IF([.D224]=&quot;&quot;;&quot;&quot;;CONCATENATE(&quot;/G&quot;;[.B224];&quot;.&quot;;[.D224])); IF([.E224]=&quot;&quot;;&quot;&quot;;CONCATENATE(&quot;/R&quot;;[.E224])); IF([.F224]=&quot;&quot;;&quot;&quot;;CONCATENATE(&quot;/G&quot;;[.B224];&quot;.&quot;;[.D224];&quot;.&quot;;[.F224])); IF([.G224]=&quot;&quot;;&quot;&quot;;CONCATENATE(&quot;/R&quot;;[.G224])); IF([.H224]=&quot;&quot;;&quot;&quot;;CONCATENATE(&quot;/G&quot;;[.B224];&quot;.&quot;;[.D224];&quot;.&quot;;[.F224];&quot;.&quot;;[.H224])); IF([.I224]=&quot;&quot;;&quot;&quot;;CONCATENATE(&quot;/R&quot;;[.I224]));IF([.J224]=&quot;&quot;;&quot;&quot;;CONCATENATE(&quot;/G&quot;;[.B224];&quot;.&quot;;[.D224];&quot;.&quot;;[.F224];&quot;.&quot;;[.H224]; &quot;.&quot;;[.J224])); IF([.K224]=&quot;&quot;;&quot;&quot;;CONCATENATE(&quot;/R&quot;;[.K224])))" table:style-name="ce1">
            <text:p>C15/G1</text:p>
          </table:table-cell>
          <table:table-cell office:value-type="string" table:style-name="ce1">
            <text:p>CRITERION.EXCLUSION.BUSINESS.BANKRUPTCY_ANALOGOUS</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5/G1/R1" table:formula="of:=CONCATENATE(IF([.A225]=&quot;&quot;;&quot;&quot;;CONCATENATE(&quot;C&quot;; [.A225]));IF([.B225]=&quot;&quot;;&quot;&quot;;CONCATENATE(&quot;/G&quot;;[.B225]));IF([.C225]=&quot;&quot;;&quot;&quot;;CONCATENATE(&quot;/R&quot;;[.C225])); IF([.D225]=&quot;&quot;;&quot;&quot;;CONCATENATE(&quot;/G&quot;;[.B225];&quot;.&quot;;[.D225])); IF([.E225]=&quot;&quot;;&quot;&quot;;CONCATENATE(&quot;/R&quot;;[.E225])); IF([.F225]=&quot;&quot;;&quot;&quot;;CONCATENATE(&quot;/G&quot;;[.B225];&quot;.&quot;;[.D225];&quot;.&quot;;[.F225])); IF([.G225]=&quot;&quot;;&quot;&quot;;CONCATENATE(&quot;/R&quot;;[.G225])); IF([.H225]=&quot;&quot;;&quot;&quot;;CONCATENATE(&quot;/G&quot;;[.B225];&quot;.&quot;;[.D225];&quot;.&quot;;[.F225];&quot;.&quot;;[.H225])); IF([.I225]=&quot;&quot;;&quot;&quot;;CONCATENATE(&quot;/R&quot;;[.I225]));IF([.J225]=&quot;&quot;;&quot;&quot;;CONCATENATE(&quot;/G&quot;;[.B225];&quot;.&quot;;[.D225];&quot;.&quot;;[.F225];&quot;.&quot;;[.H225]; &quot;.&quot;;[.J225])); IF([.K225]=&quot;&quot;;&quot;&quot;;CONCATENATE(&quot;/R&quot;;[.K225])))" table:style-name="ce1">
            <text:p>C15/G1/R1</text:p>
          </table:table-cell>
          <table:table-cell office:value-type="string" table:style-name="ce1">
            <text:p>CRITERION.EXCLUSION.BUSINESS.BANKRUPTCY_ANALOGOUS</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5/G1/G1.1" table:formula="of:=CONCATENATE(IF([.A226]=&quot;&quot;;&quot;&quot;;CONCATENATE(&quot;C&quot;; [.A226]));IF([.B226]=&quot;&quot;;&quot;&quot;;CONCATENATE(&quot;/G&quot;;[.B226]));IF([.C226]=&quot;&quot;;&quot;&quot;;CONCATENATE(&quot;/R&quot;;[.C226])); IF([.D226]=&quot;&quot;;&quot;&quot;;CONCATENATE(&quot;/G&quot;;[.B226];&quot;.&quot;;[.D226])); IF([.E226]=&quot;&quot;;&quot;&quot;;CONCATENATE(&quot;/R&quot;;[.E226])); IF([.F226]=&quot;&quot;;&quot;&quot;;CONCATENATE(&quot;/G&quot;;[.B226];&quot;.&quot;;[.D226];&quot;.&quot;;[.F226])); IF([.G226]=&quot;&quot;;&quot;&quot;;CONCATENATE(&quot;/R&quot;;[.G226])); IF([.H226]=&quot;&quot;;&quot;&quot;;CONCATENATE(&quot;/G&quot;;[.B226];&quot;.&quot;;[.D226];&quot;.&quot;;[.F226];&quot;.&quot;;[.H226])); IF([.I226]=&quot;&quot;;&quot;&quot;;CONCATENATE(&quot;/R&quot;;[.I226]));IF([.J226]=&quot;&quot;;&quot;&quot;;CONCATENATE(&quot;/G&quot;;[.B226];&quot;.&quot;;[.D226];&quot;.&quot;;[.F226];&quot;.&quot;;[.H226]; &quot;.&quot;;[.J226])); IF([.K226]=&quot;&quot;;&quot;&quot;;CONCATENATE(&quot;/R&quot;;[.K226])))" table:style-name="ce1">
            <text:p>C15/G1/G1.1</text:p>
          </table:table-cell>
          <table:table-cell office:value-type="string" table:style-name="ce1">
            <text:p>CRITERION.EXCLUSION.BUSINESS.BANKRUPTCY_ANALOGOUS</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5/G1/G1.1/R1" table:formula="of:=CONCATENATE(IF([.A227]=&quot;&quot;;&quot;&quot;;CONCATENATE(&quot;C&quot;; [.A227]));IF([.B227]=&quot;&quot;;&quot;&quot;;CONCATENATE(&quot;/G&quot;;[.B227]));IF([.C227]=&quot;&quot;;&quot;&quot;;CONCATENATE(&quot;/R&quot;;[.C227])); IF([.D227]=&quot;&quot;;&quot;&quot;;CONCATENATE(&quot;/G&quot;;[.B227];&quot;.&quot;;[.D227])); IF([.E227]=&quot;&quot;;&quot;&quot;;CONCATENATE(&quot;/R&quot;;[.E227])); IF([.F227]=&quot;&quot;;&quot;&quot;;CONCATENATE(&quot;/G&quot;;[.B227];&quot;.&quot;;[.D227];&quot;.&quot;;[.F227])); IF([.G227]=&quot;&quot;;&quot;&quot;;CONCATENATE(&quot;/R&quot;;[.G227])); IF([.H227]=&quot;&quot;;&quot;&quot;;CONCATENATE(&quot;/G&quot;;[.B227];&quot;.&quot;;[.D227];&quot;.&quot;;[.F227];&quot;.&quot;;[.H227])); IF([.I227]=&quot;&quot;;&quot;&quot;;CONCATENATE(&quot;/R&quot;;[.I227]));IF([.J227]=&quot;&quot;;&quot;&quot;;CONCATENATE(&quot;/G&quot;;[.B227];&quot;.&quot;;[.D227];&quot;.&quot;;[.F227];&quot;.&quot;;[.H227]; &quot;.&quot;;[.J227])); IF([.K227]=&quot;&quot;;&quot;&quot;;CONCATENATE(&quot;/R&quot;;[.K227])))" table:style-name="ce1">
            <text:p>C15/G1/G1.1/R1</text:p>
          </table:table-cell>
          <table:table-cell office:value-type="string" table:style-name="ce1">
            <text:p>CRITERION.EXCLUSION.BUSINESS.BANKRUPTCY_ANALOGOUS</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5/G1/G1.1/R2" table:formula="of:=CONCATENATE(IF([.A228]=&quot;&quot;;&quot;&quot;;CONCATENATE(&quot;C&quot;; [.A228]));IF([.B228]=&quot;&quot;;&quot;&quot;;CONCATENATE(&quot;/G&quot;;[.B228]));IF([.C228]=&quot;&quot;;&quot;&quot;;CONCATENATE(&quot;/R&quot;;[.C228])); IF([.D228]=&quot;&quot;;&quot;&quot;;CONCATENATE(&quot;/G&quot;;[.B228];&quot;.&quot;;[.D228])); IF([.E228]=&quot;&quot;;&quot;&quot;;CONCATENATE(&quot;/R&quot;;[.E228])); IF([.F228]=&quot;&quot;;&quot;&quot;;CONCATENATE(&quot;/G&quot;;[.B228];&quot;.&quot;;[.D228];&quot;.&quot;;[.F228])); IF([.G228]=&quot;&quot;;&quot;&quot;;CONCATENATE(&quot;/R&quot;;[.G228])); IF([.H228]=&quot;&quot;;&quot;&quot;;CONCATENATE(&quot;/G&quot;;[.B228];&quot;.&quot;;[.D228];&quot;.&quot;;[.F228];&quot;.&quot;;[.H228])); IF([.I228]=&quot;&quot;;&quot;&quot;;CONCATENATE(&quot;/R&quot;;[.I228]));IF([.J228]=&quot;&quot;;&quot;&quot;;CONCATENATE(&quot;/G&quot;;[.B228];&quot;.&quot;;[.D228];&quot;.&quot;;[.F228];&quot;.&quot;;[.H228]; &quot;.&quot;;[.J228])); IF([.K228]=&quot;&quot;;&quot;&quot;;CONCATENATE(&quot;/R&quot;;[.K228])))" table:style-name="ce1">
            <text:p>C15/G1/G1.1/R2</text:p>
          </table:table-cell>
          <table:table-cell office:value-type="string" table:style-name="ce1">
            <text:p>CRITERION.EXCLUSION.BUSINESS.BANKRUPTCY_ANALOGOUS</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number-columns-repeated="9" table:style-name="ce1"/>
          <table:table-cell office:value-type="string" office:string-value="C15/G2" table:formula="of:=CONCATENATE(IF([.A229]=&quot;&quot;;&quot;&quot;;CONCATENATE(&quot;C&quot;; [.A229]));IF([.B229]=&quot;&quot;;&quot;&quot;;CONCATENATE(&quot;/G&quot;;[.B229]));IF([.C229]=&quot;&quot;;&quot;&quot;;CONCATENATE(&quot;/R&quot;;[.C229])); IF([.D229]=&quot;&quot;;&quot;&quot;;CONCATENATE(&quot;/G&quot;;[.B229];&quot;.&quot;;[.D229])); IF([.E229]=&quot;&quot;;&quot;&quot;;CONCATENATE(&quot;/R&quot;;[.E229])); IF([.F229]=&quot;&quot;;&quot;&quot;;CONCATENATE(&quot;/G&quot;;[.B229];&quot;.&quot;;[.D229];&quot;.&quot;;[.F229])); IF([.G229]=&quot;&quot;;&quot;&quot;;CONCATENATE(&quot;/R&quot;;[.G229])); IF([.H229]=&quot;&quot;;&quot;&quot;;CONCATENATE(&quot;/G&quot;;[.B229];&quot;.&quot;;[.D229];&quot;.&quot;;[.F229];&quot;.&quot;;[.H229])); IF([.I229]=&quot;&quot;;&quot;&quot;;CONCATENATE(&quot;/R&quot;;[.I229]));IF([.J229]=&quot;&quot;;&quot;&quot;;CONCATENATE(&quot;/G&quot;;[.B229];&quot;.&quot;;[.D229];&quot;.&quot;;[.F229];&quot;.&quot;;[.H229]; &quot;.&quot;;[.J229])); IF([.K229]=&quot;&quot;;&quot;&quot;;CONCATENATE(&quot;/R&quot;;[.K229])))" table:style-name="ce1">
            <text:p>C15/G2</text:p>
          </table:table-cell>
          <table:table-cell office:value-type="string" table:style-name="ce1">
            <text:p>CRITERION.EXCLUSION.BUSINESS.BANKRUPTCY_ANALOGOUS</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5/G2/R1" table:formula="of:=CONCATENATE(IF([.A230]=&quot;&quot;;&quot;&quot;;CONCATENATE(&quot;C&quot;; [.A230]));IF([.B230]=&quot;&quot;;&quot;&quot;;CONCATENATE(&quot;/G&quot;;[.B230]));IF([.C230]=&quot;&quot;;&quot;&quot;;CONCATENATE(&quot;/R&quot;;[.C230])); IF([.D230]=&quot;&quot;;&quot;&quot;;CONCATENATE(&quot;/G&quot;;[.B230];&quot;.&quot;;[.D230])); IF([.E230]=&quot;&quot;;&quot;&quot;;CONCATENATE(&quot;/R&quot;;[.E230])); IF([.F230]=&quot;&quot;;&quot;&quot;;CONCATENATE(&quot;/G&quot;;[.B230];&quot;.&quot;;[.D230];&quot;.&quot;;[.F230])); IF([.G230]=&quot;&quot;;&quot;&quot;;CONCATENATE(&quot;/R&quot;;[.G230])); IF([.H230]=&quot;&quot;;&quot;&quot;;CONCATENATE(&quot;/G&quot;;[.B230];&quot;.&quot;;[.D230];&quot;.&quot;;[.F230];&quot;.&quot;;[.H230])); IF([.I230]=&quot;&quot;;&quot;&quot;;CONCATENATE(&quot;/R&quot;;[.I230]));IF([.J230]=&quot;&quot;;&quot;&quot;;CONCATENATE(&quot;/G&quot;;[.B230];&quot;.&quot;;[.D230];&quot;.&quot;;[.F230];&quot;.&quot;;[.H230]; &quot;.&quot;;[.J230])); IF([.K230]=&quot;&quot;;&quot;&quot;;CONCATENATE(&quot;/R&quot;;[.K230])))" table:style-name="ce1">
            <text:p>C15/G2/R1</text:p>
          </table:table-cell>
          <table:table-cell office:value-type="string" table:style-name="ce1">
            <text:p>CRITERION.EXCLUSION.BUSINESS.BANKRUPTCY_ANALOGOUS</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5/G2/G2.1" table:formula="of:=CONCATENATE(IF([.A231]=&quot;&quot;;&quot;&quot;;CONCATENATE(&quot;C&quot;; [.A231]));IF([.B231]=&quot;&quot;;&quot;&quot;;CONCATENATE(&quot;/G&quot;;[.B231]));IF([.C231]=&quot;&quot;;&quot;&quot;;CONCATENATE(&quot;/R&quot;;[.C231])); IF([.D231]=&quot;&quot;;&quot;&quot;;CONCATENATE(&quot;/G&quot;;[.B231];&quot;.&quot;;[.D231])); IF([.E231]=&quot;&quot;;&quot;&quot;;CONCATENATE(&quot;/R&quot;;[.E231])); IF([.F231]=&quot;&quot;;&quot;&quot;;CONCATENATE(&quot;/G&quot;;[.B231];&quot;.&quot;;[.D231];&quot;.&quot;;[.F231])); IF([.G231]=&quot;&quot;;&quot;&quot;;CONCATENATE(&quot;/R&quot;;[.G231])); IF([.H231]=&quot;&quot;;&quot;&quot;;CONCATENATE(&quot;/G&quot;;[.B231];&quot;.&quot;;[.D231];&quot;.&quot;;[.F231];&quot;.&quot;;[.H231])); IF([.I231]=&quot;&quot;;&quot;&quot;;CONCATENATE(&quot;/R&quot;;[.I231]));IF([.J231]=&quot;&quot;;&quot;&quot;;CONCATENATE(&quot;/G&quot;;[.B231];&quot;.&quot;;[.D231];&quot;.&quot;;[.F231];&quot;.&quot;;[.H231]; &quot;.&quot;;[.J231])); IF([.K231]=&quot;&quot;;&quot;&quot;;CONCATENATE(&quot;/R&quot;;[.K231])))" table:style-name="ce1">
            <text:p>C15/G2/G2.1</text:p>
          </table:table-cell>
          <table:table-cell office:value-type="string" table:style-name="ce1">
            <text:p>CRITERION.EXCLUSION.BUSINESS.BANKRUPTCY_ANALOGOUS</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5/G2/G2.1/R1" table:formula="of:=CONCATENATE(IF([.A232]=&quot;&quot;;&quot;&quot;;CONCATENATE(&quot;C&quot;; [.A232]));IF([.B232]=&quot;&quot;;&quot;&quot;;CONCATENATE(&quot;/G&quot;;[.B232]));IF([.C232]=&quot;&quot;;&quot;&quot;;CONCATENATE(&quot;/R&quot;;[.C232])); IF([.D232]=&quot;&quot;;&quot;&quot;;CONCATENATE(&quot;/G&quot;;[.B232];&quot;.&quot;;[.D232])); IF([.E232]=&quot;&quot;;&quot;&quot;;CONCATENATE(&quot;/R&quot;;[.E232])); IF([.F232]=&quot;&quot;;&quot;&quot;;CONCATENATE(&quot;/G&quot;;[.B232];&quot;.&quot;;[.D232];&quot;.&quot;;[.F232])); IF([.G232]=&quot;&quot;;&quot;&quot;;CONCATENATE(&quot;/R&quot;;[.G232])); IF([.H232]=&quot;&quot;;&quot;&quot;;CONCATENATE(&quot;/G&quot;;[.B232];&quot;.&quot;;[.D232];&quot;.&quot;;[.F232];&quot;.&quot;;[.H232])); IF([.I232]=&quot;&quot;;&quot;&quot;;CONCATENATE(&quot;/R&quot;;[.I232]));IF([.J232]=&quot;&quot;;&quot;&quot;;CONCATENATE(&quot;/G&quot;;[.B232];&quot;.&quot;;[.D232];&quot;.&quot;;[.F232];&quot;.&quot;;[.H232]; &quot;.&quot;;[.J232])); IF([.K232]=&quot;&quot;;&quot;&quot;;CONCATENATE(&quot;/R&quot;;[.K232])))" table:style-name="ce1">
            <text:p>C15/G2/G2.1/R1</text:p>
          </table:table-cell>
          <table:table-cell office:value-type="string" table:style-name="ce1">
            <text:p>CRITERION.EXCLUSION.BUSINESS.BANKRUPTCY_ANALOGOUS</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5/G2/G2.1/R2" table:formula="of:=CONCATENATE(IF([.A233]=&quot;&quot;;&quot;&quot;;CONCATENATE(&quot;C&quot;; [.A233]));IF([.B233]=&quot;&quot;;&quot;&quot;;CONCATENATE(&quot;/G&quot;;[.B233]));IF([.C233]=&quot;&quot;;&quot;&quot;;CONCATENATE(&quot;/R&quot;;[.C233])); IF([.D233]=&quot;&quot;;&quot;&quot;;CONCATENATE(&quot;/G&quot;;[.B233];&quot;.&quot;;[.D233])); IF([.E233]=&quot;&quot;;&quot;&quot;;CONCATENATE(&quot;/R&quot;;[.E233])); IF([.F233]=&quot;&quot;;&quot;&quot;;CONCATENATE(&quot;/G&quot;;[.B233];&quot;.&quot;;[.D233];&quot;.&quot;;[.F233])); IF([.G233]=&quot;&quot;;&quot;&quot;;CONCATENATE(&quot;/R&quot;;[.G233])); IF([.H233]=&quot;&quot;;&quot;&quot;;CONCATENATE(&quot;/G&quot;;[.B233];&quot;.&quot;;[.D233];&quot;.&quot;;[.F233];&quot;.&quot;;[.H233])); IF([.I233]=&quot;&quot;;&quot;&quot;;CONCATENATE(&quot;/R&quot;;[.I233]));IF([.J233]=&quot;&quot;;&quot;&quot;;CONCATENATE(&quot;/G&quot;;[.B233];&quot;.&quot;;[.D233];&quot;.&quot;;[.F233];&quot;.&quot;;[.H233]; &quot;.&quot;;[.J233])); IF([.K233]=&quot;&quot;;&quot;&quot;;CONCATENATE(&quot;/R&quot;;[.K233])))" table:style-name="ce1">
            <text:p>C15/G2/G2.1/R2</text:p>
          </table:table-cell>
          <table:table-cell office:value-type="string" table:style-name="ce1">
            <text:p>CRITERION.EXCLUSION.BUSINESS.BANKRUPTCY_ANALOGOUS</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5" table:style-name="ce8">
            <text:p>1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5/G2/G2.1/R3" table:formula="of:=CONCATENATE(IF([.A234]=&quot;&quot;;&quot;&quot;;CONCATENATE(&quot;C&quot;; [.A234]));IF([.B234]=&quot;&quot;;&quot;&quot;;CONCATENATE(&quot;/G&quot;;[.B234]));IF([.C234]=&quot;&quot;;&quot;&quot;;CONCATENATE(&quot;/R&quot;;[.C234])); IF([.D234]=&quot;&quot;;&quot;&quot;;CONCATENATE(&quot;/G&quot;;[.B234];&quot;.&quot;;[.D234])); IF([.E234]=&quot;&quot;;&quot;&quot;;CONCATENATE(&quot;/R&quot;;[.E234])); IF([.F234]=&quot;&quot;;&quot;&quot;;CONCATENATE(&quot;/G&quot;;[.B234];&quot;.&quot;;[.D234];&quot;.&quot;;[.F234])); IF([.G234]=&quot;&quot;;&quot;&quot;;CONCATENATE(&quot;/R&quot;;[.G234])); IF([.H234]=&quot;&quot;;&quot;&quot;;CONCATENATE(&quot;/G&quot;;[.B234];&quot;.&quot;;[.D234];&quot;.&quot;;[.F234];&quot;.&quot;;[.H234])); IF([.I234]=&quot;&quot;;&quot;&quot;;CONCATENATE(&quot;/R&quot;;[.I234]));IF([.J234]=&quot;&quot;;&quot;&quot;;CONCATENATE(&quot;/G&quot;;[.B234];&quot;.&quot;;[.D234];&quot;.&quot;;[.F234];&quot;.&quot;;[.H234]; &quot;.&quot;;[.J234])); IF([.K234]=&quot;&quot;;&quot;&quot;;CONCATENATE(&quot;/R&quot;;[.K234])))" table:style-name="ce7">
            <text:p>C15/G2/G2.1/R3</text:p>
          </table:table-cell>
          <table:table-cell office:value-type="string" table:style-name="ce7">
            <text:p>CRITERION.EXCLUSION.BUSINESS.BANKRUPTCY_ANALOGOU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6" table:style-name="ce9">
            <text:p>16</text:p>
          </table:table-cell>
          <table:table-cell table:number-columns-repeated="10" table:style-name="ce9"/>
          <table:table-cell office:value-type="string" office:string-value="C16" table:formula="of:=CONCATENATE(IF([.A235]=&quot;&quot;;&quot;&quot;;CONCATENATE(&quot;C&quot;; [.A235]));IF([.B235]=&quot;&quot;;&quot;&quot;;CONCATENATE(&quot;/G&quot;;[.B235]));IF([.C235]=&quot;&quot;;&quot;&quot;;CONCATENATE(&quot;/R&quot;;[.C235])); IF([.D235]=&quot;&quot;;&quot;&quot;;CONCATENATE(&quot;/G&quot;;[.B235];&quot;.&quot;;[.D235])); IF([.E235]=&quot;&quot;;&quot;&quot;;CONCATENATE(&quot;/R&quot;;[.E235])); IF([.F235]=&quot;&quot;;&quot;&quot;;CONCATENATE(&quot;/G&quot;;[.B235];&quot;.&quot;;[.D235];&quot;.&quot;;[.F235])); IF([.G235]=&quot;&quot;;&quot;&quot;;CONCATENATE(&quot;/R&quot;;[.G235])); IF([.H235]=&quot;&quot;;&quot;&quot;;CONCATENATE(&quot;/G&quot;;[.B235];&quot;.&quot;;[.D235];&quot;.&quot;;[.F235];&quot;.&quot;;[.H235])); IF([.I235]=&quot;&quot;;&quot;&quot;;CONCATENATE(&quot;/R&quot;;[.I235]));IF([.J235]=&quot;&quot;;&quot;&quot;;CONCATENATE(&quot;/G&quot;;[.B235];&quot;.&quot;;[.D235];&quot;.&quot;;[.F235];&quot;.&quot;;[.H235]; &quot;.&quot;;[.J235])); IF([.K235]=&quot;&quot;;&quot;&quot;;CONCATENATE(&quot;/R&quot;;[.K235])))" table:style-name="ce9">
            <text:p>C16</text:p>
          </table:table-cell>
          <table:table-cell office:value-type="string" table:style-name="ce9">
            <text:p>CRITERION.EXCLUSION.BUSINESS.LIQUIDATOR_ADMINISTERED</text:p>
          </table:table-cell>
          <table:table-cell office:value-type="string" table:style-name="ce9">
            <text:p>8fda202a-0c37-41bb-9d7d-de3f49edbfcb</text:p>
          </table:table-cell>
          <table:table-cell office:value-type="string" table:style-name="ce9">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6" table:style-name="ce11">
            <text:p>16</text:p>
          </table:table-cell>
          <table:table-cell office:value-type="float" office:value="1" table:style-name="ce1">
            <text:p>1</text:p>
          </table:table-cell>
          <table:table-cell table:number-columns-repeated="9" table:style-name="ce1"/>
          <table:table-cell office:value-type="string" office:string-value="C16/G1" table:formula="of:=CONCATENATE(IF([.A236]=&quot;&quot;;&quot;&quot;;CONCATENATE(&quot;C&quot;; [.A236]));IF([.B236]=&quot;&quot;;&quot;&quot;;CONCATENATE(&quot;/G&quot;;[.B236]));IF([.C236]=&quot;&quot;;&quot;&quot;;CONCATENATE(&quot;/R&quot;;[.C236])); IF([.D236]=&quot;&quot;;&quot;&quot;;CONCATENATE(&quot;/G&quot;;[.B236];&quot;.&quot;;[.D236])); IF([.E236]=&quot;&quot;;&quot;&quot;;CONCATENATE(&quot;/R&quot;;[.E236])); IF([.F236]=&quot;&quot;;&quot;&quot;;CONCATENATE(&quot;/G&quot;;[.B236];&quot;.&quot;;[.D236];&quot;.&quot;;[.F236])); IF([.G236]=&quot;&quot;;&quot;&quot;;CONCATENATE(&quot;/R&quot;;[.G236])); IF([.H236]=&quot;&quot;;&quot;&quot;;CONCATENATE(&quot;/G&quot;;[.B236];&quot;.&quot;;[.D236];&quot;.&quot;;[.F236];&quot;.&quot;;[.H236])); IF([.I236]=&quot;&quot;;&quot;&quot;;CONCATENATE(&quot;/R&quot;;[.I236]));IF([.J236]=&quot;&quot;;&quot;&quot;;CONCATENATE(&quot;/G&quot;;[.B236];&quot;.&quot;;[.D236];&quot;.&quot;;[.F236];&quot;.&quot;;[.H236]; &quot;.&quot;;[.J236])); IF([.K236]=&quot;&quot;;&quot;&quot;;CONCATENATE(&quot;/R&quot;;[.K236])))" table:style-name="ce1">
            <text:p>C16/G1</text:p>
          </table:table-cell>
          <table:table-cell office:value-type="string" table:style-name="ce1">
            <text:p>CRITERION.EXCLUSION.BUSINESS.LIQUIDATOR_ADMINISTERED</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6/G1/R1" table:formula="of:=CONCATENATE(IF([.A237]=&quot;&quot;;&quot;&quot;;CONCATENATE(&quot;C&quot;; [.A237]));IF([.B237]=&quot;&quot;;&quot;&quot;;CONCATENATE(&quot;/G&quot;;[.B237]));IF([.C237]=&quot;&quot;;&quot;&quot;;CONCATENATE(&quot;/R&quot;;[.C237])); IF([.D237]=&quot;&quot;;&quot;&quot;;CONCATENATE(&quot;/G&quot;;[.B237];&quot;.&quot;;[.D237])); IF([.E237]=&quot;&quot;;&quot;&quot;;CONCATENATE(&quot;/R&quot;;[.E237])); IF([.F237]=&quot;&quot;;&quot;&quot;;CONCATENATE(&quot;/G&quot;;[.B237];&quot;.&quot;;[.D237];&quot;.&quot;;[.F237])); IF([.G237]=&quot;&quot;;&quot;&quot;;CONCATENATE(&quot;/R&quot;;[.G237])); IF([.H237]=&quot;&quot;;&quot;&quot;;CONCATENATE(&quot;/G&quot;;[.B237];&quot;.&quot;;[.D237];&quot;.&quot;;[.F237];&quot;.&quot;;[.H237])); IF([.I237]=&quot;&quot;;&quot;&quot;;CONCATENATE(&quot;/R&quot;;[.I237]));IF([.J237]=&quot;&quot;;&quot;&quot;;CONCATENATE(&quot;/G&quot;;[.B237];&quot;.&quot;;[.D237];&quot;.&quot;;[.F237];&quot;.&quot;;[.H237]; &quot;.&quot;;[.J237])); IF([.K237]=&quot;&quot;;&quot;&quot;;CONCATENATE(&quot;/R&quot;;[.K237])))" table:style-name="ce1">
            <text:p>C16/G1/R1</text:p>
          </table:table-cell>
          <table:table-cell office:value-type="string" table:style-name="ce1">
            <text:p>CRITERION.EXCLUSION.BUSINESS.LIQUIDATOR_ADMINISTERED</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6/G1/G1.1" table:formula="of:=CONCATENATE(IF([.A238]=&quot;&quot;;&quot;&quot;;CONCATENATE(&quot;C&quot;; [.A238]));IF([.B238]=&quot;&quot;;&quot;&quot;;CONCATENATE(&quot;/G&quot;;[.B238]));IF([.C238]=&quot;&quot;;&quot;&quot;;CONCATENATE(&quot;/R&quot;;[.C238])); IF([.D238]=&quot;&quot;;&quot;&quot;;CONCATENATE(&quot;/G&quot;;[.B238];&quot;.&quot;;[.D238])); IF([.E238]=&quot;&quot;;&quot;&quot;;CONCATENATE(&quot;/R&quot;;[.E238])); IF([.F238]=&quot;&quot;;&quot;&quot;;CONCATENATE(&quot;/G&quot;;[.B238];&quot;.&quot;;[.D238];&quot;.&quot;;[.F238])); IF([.G238]=&quot;&quot;;&quot;&quot;;CONCATENATE(&quot;/R&quot;;[.G238])); IF([.H238]=&quot;&quot;;&quot;&quot;;CONCATENATE(&quot;/G&quot;;[.B238];&quot;.&quot;;[.D238];&quot;.&quot;;[.F238];&quot;.&quot;;[.H238])); IF([.I238]=&quot;&quot;;&quot;&quot;;CONCATENATE(&quot;/R&quot;;[.I238]));IF([.J238]=&quot;&quot;;&quot;&quot;;CONCATENATE(&quot;/G&quot;;[.B238];&quot;.&quot;;[.D238];&quot;.&quot;;[.F238];&quot;.&quot;;[.H238]; &quot;.&quot;;[.J238])); IF([.K238]=&quot;&quot;;&quot;&quot;;CONCATENATE(&quot;/R&quot;;[.K238])))" table:style-name="ce1">
            <text:p>C16/G1/G1.1</text:p>
          </table:table-cell>
          <table:table-cell office:value-type="string" table:style-name="ce1">
            <text:p>CRITERION.EXCLUSION.BUSINESS.LIQUIDATOR_ADMINISTERED</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6/G1/G1.1/R1" table:formula="of:=CONCATENATE(IF([.A239]=&quot;&quot;;&quot;&quot;;CONCATENATE(&quot;C&quot;; [.A239]));IF([.B239]=&quot;&quot;;&quot;&quot;;CONCATENATE(&quot;/G&quot;;[.B239]));IF([.C239]=&quot;&quot;;&quot;&quot;;CONCATENATE(&quot;/R&quot;;[.C239])); IF([.D239]=&quot;&quot;;&quot;&quot;;CONCATENATE(&quot;/G&quot;;[.B239];&quot;.&quot;;[.D239])); IF([.E239]=&quot;&quot;;&quot;&quot;;CONCATENATE(&quot;/R&quot;;[.E239])); IF([.F239]=&quot;&quot;;&quot;&quot;;CONCATENATE(&quot;/G&quot;;[.B239];&quot;.&quot;;[.D239];&quot;.&quot;;[.F239])); IF([.G239]=&quot;&quot;;&quot;&quot;;CONCATENATE(&quot;/R&quot;;[.G239])); IF([.H239]=&quot;&quot;;&quot;&quot;;CONCATENATE(&quot;/G&quot;;[.B239];&quot;.&quot;;[.D239];&quot;.&quot;;[.F239];&quot;.&quot;;[.H239])); IF([.I239]=&quot;&quot;;&quot;&quot;;CONCATENATE(&quot;/R&quot;;[.I239]));IF([.J239]=&quot;&quot;;&quot;&quot;;CONCATENATE(&quot;/G&quot;;[.B239];&quot;.&quot;;[.D239];&quot;.&quot;;[.F239];&quot;.&quot;;[.H239]; &quot;.&quot;;[.J239])); IF([.K239]=&quot;&quot;;&quot;&quot;;CONCATENATE(&quot;/R&quot;;[.K239])))" table:style-name="ce1">
            <text:p>C16/G1/G1.1/R1</text:p>
          </table:table-cell>
          <table:table-cell office:value-type="string" table:style-name="ce1">
            <text:p>CRITERION.EXCLUSION.BUSINESS.LIQUIDATOR_ADMINISTERED</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6/G1/G1.1/R2" table:formula="of:=CONCATENATE(IF([.A240]=&quot;&quot;;&quot;&quot;;CONCATENATE(&quot;C&quot;; [.A240]));IF([.B240]=&quot;&quot;;&quot;&quot;;CONCATENATE(&quot;/G&quot;;[.B240]));IF([.C240]=&quot;&quot;;&quot;&quot;;CONCATENATE(&quot;/R&quot;;[.C240])); IF([.D240]=&quot;&quot;;&quot;&quot;;CONCATENATE(&quot;/G&quot;;[.B240];&quot;.&quot;;[.D240])); IF([.E240]=&quot;&quot;;&quot;&quot;;CONCATENATE(&quot;/R&quot;;[.E240])); IF([.F240]=&quot;&quot;;&quot;&quot;;CONCATENATE(&quot;/G&quot;;[.B240];&quot;.&quot;;[.D240];&quot;.&quot;;[.F240])); IF([.G240]=&quot;&quot;;&quot;&quot;;CONCATENATE(&quot;/R&quot;;[.G240])); IF([.H240]=&quot;&quot;;&quot;&quot;;CONCATENATE(&quot;/G&quot;;[.B240];&quot;.&quot;;[.D240];&quot;.&quot;;[.F240];&quot;.&quot;;[.H240])); IF([.I240]=&quot;&quot;;&quot;&quot;;CONCATENATE(&quot;/R&quot;;[.I240]));IF([.J240]=&quot;&quot;;&quot;&quot;;CONCATENATE(&quot;/G&quot;;[.B240];&quot;.&quot;;[.D240];&quot;.&quot;;[.F240];&quot;.&quot;;[.H240]; &quot;.&quot;;[.J240])); IF([.K240]=&quot;&quot;;&quot;&quot;;CONCATENATE(&quot;/R&quot;;[.K240])))" table:style-name="ce1">
            <text:p>C16/G1/G1.1/R2</text:p>
          </table:table-cell>
          <table:table-cell office:value-type="string" table:style-name="ce1">
            <text:p>CRITERION.EXCLUSION.BUSINESS.LIQUIDATOR_ADMINISTERED</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number-columns-repeated="9" table:style-name="ce1"/>
          <table:table-cell office:value-type="string" office:string-value="C16/G2" table:formula="of:=CONCATENATE(IF([.A241]=&quot;&quot;;&quot;&quot;;CONCATENATE(&quot;C&quot;; [.A241]));IF([.B241]=&quot;&quot;;&quot;&quot;;CONCATENATE(&quot;/G&quot;;[.B241]));IF([.C241]=&quot;&quot;;&quot;&quot;;CONCATENATE(&quot;/R&quot;;[.C241])); IF([.D241]=&quot;&quot;;&quot;&quot;;CONCATENATE(&quot;/G&quot;;[.B241];&quot;.&quot;;[.D241])); IF([.E241]=&quot;&quot;;&quot;&quot;;CONCATENATE(&quot;/R&quot;;[.E241])); IF([.F241]=&quot;&quot;;&quot;&quot;;CONCATENATE(&quot;/G&quot;;[.B241];&quot;.&quot;;[.D241];&quot;.&quot;;[.F241])); IF([.G241]=&quot;&quot;;&quot;&quot;;CONCATENATE(&quot;/R&quot;;[.G241])); IF([.H241]=&quot;&quot;;&quot;&quot;;CONCATENATE(&quot;/G&quot;;[.B241];&quot;.&quot;;[.D241];&quot;.&quot;;[.F241];&quot;.&quot;;[.H241])); IF([.I241]=&quot;&quot;;&quot;&quot;;CONCATENATE(&quot;/R&quot;;[.I241]));IF([.J241]=&quot;&quot;;&quot;&quot;;CONCATENATE(&quot;/G&quot;;[.B241];&quot;.&quot;;[.D241];&quot;.&quot;;[.F241];&quot;.&quot;;[.H241]; &quot;.&quot;;[.J241])); IF([.K241]=&quot;&quot;;&quot;&quot;;CONCATENATE(&quot;/R&quot;;[.K241])))" table:style-name="ce1">
            <text:p>C16/G2</text:p>
          </table:table-cell>
          <table:table-cell office:value-type="string" table:style-name="ce1">
            <text:p>CRITERION.EXCLUSION.BUSINESS.LIQUIDATOR_ADMINISTERED</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6/G2/R1" table:formula="of:=CONCATENATE(IF([.A242]=&quot;&quot;;&quot;&quot;;CONCATENATE(&quot;C&quot;; [.A242]));IF([.B242]=&quot;&quot;;&quot;&quot;;CONCATENATE(&quot;/G&quot;;[.B242]));IF([.C242]=&quot;&quot;;&quot;&quot;;CONCATENATE(&quot;/R&quot;;[.C242])); IF([.D242]=&quot;&quot;;&quot;&quot;;CONCATENATE(&quot;/G&quot;;[.B242];&quot;.&quot;;[.D242])); IF([.E242]=&quot;&quot;;&quot;&quot;;CONCATENATE(&quot;/R&quot;;[.E242])); IF([.F242]=&quot;&quot;;&quot;&quot;;CONCATENATE(&quot;/G&quot;;[.B242];&quot;.&quot;;[.D242];&quot;.&quot;;[.F242])); IF([.G242]=&quot;&quot;;&quot;&quot;;CONCATENATE(&quot;/R&quot;;[.G242])); IF([.H242]=&quot;&quot;;&quot;&quot;;CONCATENATE(&quot;/G&quot;;[.B242];&quot;.&quot;;[.D242];&quot;.&quot;;[.F242];&quot;.&quot;;[.H242])); IF([.I242]=&quot;&quot;;&quot;&quot;;CONCATENATE(&quot;/R&quot;;[.I242]));IF([.J242]=&quot;&quot;;&quot;&quot;;CONCATENATE(&quot;/G&quot;;[.B242];&quot;.&quot;;[.D242];&quot;.&quot;;[.F242];&quot;.&quot;;[.H242]; &quot;.&quot;;[.J242])); IF([.K242]=&quot;&quot;;&quot;&quot;;CONCATENATE(&quot;/R&quot;;[.K242])))" table:style-name="ce1">
            <text:p>C16/G2/R1</text:p>
          </table:table-cell>
          <table:table-cell office:value-type="string" table:style-name="ce1">
            <text:p>CRITERION.EXCLUSION.BUSINESS.LIQUIDATOR_ADMINISTERED</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6/G2/G2.1" table:formula="of:=CONCATENATE(IF([.A243]=&quot;&quot;;&quot;&quot;;CONCATENATE(&quot;C&quot;; [.A243]));IF([.B243]=&quot;&quot;;&quot;&quot;;CONCATENATE(&quot;/G&quot;;[.B243]));IF([.C243]=&quot;&quot;;&quot;&quot;;CONCATENATE(&quot;/R&quot;;[.C243])); IF([.D243]=&quot;&quot;;&quot;&quot;;CONCATENATE(&quot;/G&quot;;[.B243];&quot;.&quot;;[.D243])); IF([.E243]=&quot;&quot;;&quot;&quot;;CONCATENATE(&quot;/R&quot;;[.E243])); IF([.F243]=&quot;&quot;;&quot;&quot;;CONCATENATE(&quot;/G&quot;;[.B243];&quot;.&quot;;[.D243];&quot;.&quot;;[.F243])); IF([.G243]=&quot;&quot;;&quot;&quot;;CONCATENATE(&quot;/R&quot;;[.G243])); IF([.H243]=&quot;&quot;;&quot;&quot;;CONCATENATE(&quot;/G&quot;;[.B243];&quot;.&quot;;[.D243];&quot;.&quot;;[.F243];&quot;.&quot;;[.H243])); IF([.I243]=&quot;&quot;;&quot;&quot;;CONCATENATE(&quot;/R&quot;;[.I243]));IF([.J243]=&quot;&quot;;&quot;&quot;;CONCATENATE(&quot;/G&quot;;[.B243];&quot;.&quot;;[.D243];&quot;.&quot;;[.F243];&quot;.&quot;;[.H243]; &quot;.&quot;;[.J243])); IF([.K243]=&quot;&quot;;&quot;&quot;;CONCATENATE(&quot;/R&quot;;[.K243])))" table:style-name="ce1">
            <text:p>C16/G2/G2.1</text:p>
          </table:table-cell>
          <table:table-cell office:value-type="string" table:style-name="ce1">
            <text:p>CRITERION.EXCLUSION.BUSINESS.LIQUIDATOR_ADMINISTERED</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6/G2/G2.1/R1" table:formula="of:=CONCATENATE(IF([.A244]=&quot;&quot;;&quot;&quot;;CONCATENATE(&quot;C&quot;; [.A244]));IF([.B244]=&quot;&quot;;&quot;&quot;;CONCATENATE(&quot;/G&quot;;[.B244]));IF([.C244]=&quot;&quot;;&quot;&quot;;CONCATENATE(&quot;/R&quot;;[.C244])); IF([.D244]=&quot;&quot;;&quot;&quot;;CONCATENATE(&quot;/G&quot;;[.B244];&quot;.&quot;;[.D244])); IF([.E244]=&quot;&quot;;&quot;&quot;;CONCATENATE(&quot;/R&quot;;[.E244])); IF([.F244]=&quot;&quot;;&quot;&quot;;CONCATENATE(&quot;/G&quot;;[.B244];&quot;.&quot;;[.D244];&quot;.&quot;;[.F244])); IF([.G244]=&quot;&quot;;&quot;&quot;;CONCATENATE(&quot;/R&quot;;[.G244])); IF([.H244]=&quot;&quot;;&quot;&quot;;CONCATENATE(&quot;/G&quot;;[.B244];&quot;.&quot;;[.D244];&quot;.&quot;;[.F244];&quot;.&quot;;[.H244])); IF([.I244]=&quot;&quot;;&quot;&quot;;CONCATENATE(&quot;/R&quot;;[.I244]));IF([.J244]=&quot;&quot;;&quot;&quot;;CONCATENATE(&quot;/G&quot;;[.B244];&quot;.&quot;;[.D244];&quot;.&quot;;[.F244];&quot;.&quot;;[.H244]; &quot;.&quot;;[.J244])); IF([.K244]=&quot;&quot;;&quot;&quot;;CONCATENATE(&quot;/R&quot;;[.K244])))" table:style-name="ce1">
            <text:p>C16/G2/G2.1/R1</text:p>
          </table:table-cell>
          <table:table-cell office:value-type="string" table:style-name="ce1">
            <text:p>CRITERION.EXCLUSION.BUSINESS.LIQUIDATOR_ADMINISTERED</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6/G2/G2.1/R2" table:formula="of:=CONCATENATE(IF([.A245]=&quot;&quot;;&quot;&quot;;CONCATENATE(&quot;C&quot;; [.A245]));IF([.B245]=&quot;&quot;;&quot;&quot;;CONCATENATE(&quot;/G&quot;;[.B245]));IF([.C245]=&quot;&quot;;&quot;&quot;;CONCATENATE(&quot;/R&quot;;[.C245])); IF([.D245]=&quot;&quot;;&quot;&quot;;CONCATENATE(&quot;/G&quot;;[.B245];&quot;.&quot;;[.D245])); IF([.E245]=&quot;&quot;;&quot;&quot;;CONCATENATE(&quot;/R&quot;;[.E245])); IF([.F245]=&quot;&quot;;&quot;&quot;;CONCATENATE(&quot;/G&quot;;[.B245];&quot;.&quot;;[.D245];&quot;.&quot;;[.F245])); IF([.G245]=&quot;&quot;;&quot;&quot;;CONCATENATE(&quot;/R&quot;;[.G245])); IF([.H245]=&quot;&quot;;&quot;&quot;;CONCATENATE(&quot;/G&quot;;[.B245];&quot;.&quot;;[.D245];&quot;.&quot;;[.F245];&quot;.&quot;;[.H245])); IF([.I245]=&quot;&quot;;&quot;&quot;;CONCATENATE(&quot;/R&quot;;[.I245]));IF([.J245]=&quot;&quot;;&quot;&quot;;CONCATENATE(&quot;/G&quot;;[.B245];&quot;.&quot;;[.D245];&quot;.&quot;;[.F245];&quot;.&quot;;[.H245]; &quot;.&quot;;[.J245])); IF([.K245]=&quot;&quot;;&quot;&quot;;CONCATENATE(&quot;/R&quot;;[.K245])))" table:style-name="ce1">
            <text:p>C16/G2/G2.1/R2</text:p>
          </table:table-cell>
          <table:table-cell office:value-type="string" table:style-name="ce1">
            <text:p>CRITERION.EXCLUSION.BUSINESS.LIQUIDATOR_ADMINISTERED</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6" table:style-name="ce8">
            <text:p>1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6/G2/G2.1/R3" table:formula="of:=CONCATENATE(IF([.A246]=&quot;&quot;;&quot;&quot;;CONCATENATE(&quot;C&quot;; [.A246]));IF([.B246]=&quot;&quot;;&quot;&quot;;CONCATENATE(&quot;/G&quot;;[.B246]));IF([.C246]=&quot;&quot;;&quot;&quot;;CONCATENATE(&quot;/R&quot;;[.C246])); IF([.D246]=&quot;&quot;;&quot;&quot;;CONCATENATE(&quot;/G&quot;;[.B246];&quot;.&quot;;[.D246])); IF([.E246]=&quot;&quot;;&quot;&quot;;CONCATENATE(&quot;/R&quot;;[.E246])); IF([.F246]=&quot;&quot;;&quot;&quot;;CONCATENATE(&quot;/G&quot;;[.B246];&quot;.&quot;;[.D246];&quot;.&quot;;[.F246])); IF([.G246]=&quot;&quot;;&quot;&quot;;CONCATENATE(&quot;/R&quot;;[.G246])); IF([.H246]=&quot;&quot;;&quot;&quot;;CONCATENATE(&quot;/G&quot;;[.B246];&quot;.&quot;;[.D246];&quot;.&quot;;[.F246];&quot;.&quot;;[.H246])); IF([.I246]=&quot;&quot;;&quot;&quot;;CONCATENATE(&quot;/R&quot;;[.I246]));IF([.J246]=&quot;&quot;;&quot;&quot;;CONCATENATE(&quot;/G&quot;;[.B246];&quot;.&quot;;[.D246];&quot;.&quot;;[.F246];&quot;.&quot;;[.H246]; &quot;.&quot;;[.J246])); IF([.K246]=&quot;&quot;;&quot;&quot;;CONCATENATE(&quot;/R&quot;;[.K246])))" table:style-name="ce7">
            <text:p>C16/G2/G2.1/R3</text:p>
          </table:table-cell>
          <table:table-cell office:value-type="string" table:style-name="ce7">
            <text:p>CRITERION.EXCLUSION.BUSINESS.LIQUIDATOR_ADMINISTERED</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7" table:style-name="ce9">
            <text:p>17</text:p>
          </table:table-cell>
          <table:table-cell table:number-columns-repeated="10" table:style-name="ce9"/>
          <table:table-cell office:value-type="string" office:string-value="C17" table:formula="of:=CONCATENATE(IF([.A247]=&quot;&quot;;&quot;&quot;;CONCATENATE(&quot;C&quot;; [.A247]));IF([.B247]=&quot;&quot;;&quot;&quot;;CONCATENATE(&quot;/G&quot;;[.B247]));IF([.C247]=&quot;&quot;;&quot;&quot;;CONCATENATE(&quot;/R&quot;;[.C247])); IF([.D247]=&quot;&quot;;&quot;&quot;;CONCATENATE(&quot;/G&quot;;[.B247];&quot;.&quot;;[.D247])); IF([.E247]=&quot;&quot;;&quot;&quot;;CONCATENATE(&quot;/R&quot;;[.E247])); IF([.F247]=&quot;&quot;;&quot;&quot;;CONCATENATE(&quot;/G&quot;;[.B247];&quot;.&quot;;[.D247];&quot;.&quot;;[.F247])); IF([.G247]=&quot;&quot;;&quot;&quot;;CONCATENATE(&quot;/R&quot;;[.G247])); IF([.H247]=&quot;&quot;;&quot;&quot;;CONCATENATE(&quot;/G&quot;;[.B247];&quot;.&quot;;[.D247];&quot;.&quot;;[.F247];&quot;.&quot;;[.H247])); IF([.I247]=&quot;&quot;;&quot;&quot;;CONCATENATE(&quot;/R&quot;;[.I247]));IF([.J247]=&quot;&quot;;&quot;&quot;;CONCATENATE(&quot;/G&quot;;[.B247];&quot;.&quot;;[.D247];&quot;.&quot;;[.F247];&quot;.&quot;;[.H247]; &quot;.&quot;;[.J247])); IF([.K247]=&quot;&quot;;&quot;&quot;;CONCATENATE(&quot;/R&quot;;[.K247])))" table:style-name="ce9">
            <text:p>C17</text:p>
          </table:table-cell>
          <table:table-cell office:value-type="string" table:style-name="ce9">
            <text:p>CRITERION.EXCLUSION.BUSINESS.ACTIVITIES_SUSPENDED</text:p>
          </table:table-cell>
          <table:table-cell office:value-type="string" table:style-name="ce9">
            <text:p>166536e2-77f7-455c-b018-70582474e4f6</text:p>
          </table:table-cell>
          <table:table-cell office:value-type="string" table:style-name="ce10">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office:value-type="string" table:style-name="ce10">
            <text:p>description added</text:p>
          </table:table-cell>
          <table:table-cell table:number-columns-repeated="16367" table:style-name="ce9"/>
        </table:table-row>
        <table:table-row table:style-name="ro1">
          <table:table-cell office:value-type="float" office:value="17" table:style-name="ce11">
            <text:p>17</text:p>
          </table:table-cell>
          <table:table-cell office:value-type="float" office:value="1" table:style-name="ce1">
            <text:p>1</text:p>
          </table:table-cell>
          <table:table-cell table:number-columns-repeated="9" table:style-name="ce1"/>
          <table:table-cell office:value-type="string" office:string-value="C17/G1" table:formula="of:=CONCATENATE(IF([.A248]=&quot;&quot;;&quot;&quot;;CONCATENATE(&quot;C&quot;; [.A248]));IF([.B248]=&quot;&quot;;&quot;&quot;;CONCATENATE(&quot;/G&quot;;[.B248]));IF([.C248]=&quot;&quot;;&quot;&quot;;CONCATENATE(&quot;/R&quot;;[.C248])); IF([.D248]=&quot;&quot;;&quot;&quot;;CONCATENATE(&quot;/G&quot;;[.B248];&quot;.&quot;;[.D248])); IF([.E248]=&quot;&quot;;&quot;&quot;;CONCATENATE(&quot;/R&quot;;[.E248])); IF([.F248]=&quot;&quot;;&quot;&quot;;CONCATENATE(&quot;/G&quot;;[.B248];&quot;.&quot;;[.D248];&quot;.&quot;;[.F248])); IF([.G248]=&quot;&quot;;&quot;&quot;;CONCATENATE(&quot;/R&quot;;[.G248])); IF([.H248]=&quot;&quot;;&quot;&quot;;CONCATENATE(&quot;/G&quot;;[.B248];&quot;.&quot;;[.D248];&quot;.&quot;;[.F248];&quot;.&quot;;[.H248])); IF([.I248]=&quot;&quot;;&quot;&quot;;CONCATENATE(&quot;/R&quot;;[.I248]));IF([.J248]=&quot;&quot;;&quot;&quot;;CONCATENATE(&quot;/G&quot;;[.B248];&quot;.&quot;;[.D248];&quot;.&quot;;[.F248];&quot;.&quot;;[.H248]; &quot;.&quot;;[.J248])); IF([.K248]=&quot;&quot;;&quot;&quot;;CONCATENATE(&quot;/R&quot;;[.K248])))" table:style-name="ce1">
            <text:p>C17/G1</text:p>
          </table:table-cell>
          <table:table-cell office:value-type="string" table:style-name="ce1">
            <text:p>CRITERION.EXCLUSION.BUSINESS.ACTIVITIES_SUSPENDED</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7/G1/R1" table:formula="of:=CONCATENATE(IF([.A249]=&quot;&quot;;&quot;&quot;;CONCATENATE(&quot;C&quot;; [.A249]));IF([.B249]=&quot;&quot;;&quot;&quot;;CONCATENATE(&quot;/G&quot;;[.B249]));IF([.C249]=&quot;&quot;;&quot;&quot;;CONCATENATE(&quot;/R&quot;;[.C249])); IF([.D249]=&quot;&quot;;&quot;&quot;;CONCATENATE(&quot;/G&quot;;[.B249];&quot;.&quot;;[.D249])); IF([.E249]=&quot;&quot;;&quot;&quot;;CONCATENATE(&quot;/R&quot;;[.E249])); IF([.F249]=&quot;&quot;;&quot;&quot;;CONCATENATE(&quot;/G&quot;;[.B249];&quot;.&quot;;[.D249];&quot;.&quot;;[.F249])); IF([.G249]=&quot;&quot;;&quot;&quot;;CONCATENATE(&quot;/R&quot;;[.G249])); IF([.H249]=&quot;&quot;;&quot;&quot;;CONCATENATE(&quot;/G&quot;;[.B249];&quot;.&quot;;[.D249];&quot;.&quot;;[.F249];&quot;.&quot;;[.H249])); IF([.I249]=&quot;&quot;;&quot;&quot;;CONCATENATE(&quot;/R&quot;;[.I249]));IF([.J249]=&quot;&quot;;&quot;&quot;;CONCATENATE(&quot;/G&quot;;[.B249];&quot;.&quot;;[.D249];&quot;.&quot;;[.F249];&quot;.&quot;;[.H249]; &quot;.&quot;;[.J249])); IF([.K249]=&quot;&quot;;&quot;&quot;;CONCATENATE(&quot;/R&quot;;[.K249])))" table:style-name="ce1">
            <text:p>C17/G1/R1</text:p>
          </table:table-cell>
          <table:table-cell office:value-type="string" table:style-name="ce1">
            <text:p>CRITERION.EXCLUSION.BUSINESS.ACTIVITIES_SUSPENDED</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7/G1/G1.1" table:formula="of:=CONCATENATE(IF([.A250]=&quot;&quot;;&quot;&quot;;CONCATENATE(&quot;C&quot;; [.A250]));IF([.B250]=&quot;&quot;;&quot;&quot;;CONCATENATE(&quot;/G&quot;;[.B250]));IF([.C250]=&quot;&quot;;&quot;&quot;;CONCATENATE(&quot;/R&quot;;[.C250])); IF([.D250]=&quot;&quot;;&quot;&quot;;CONCATENATE(&quot;/G&quot;;[.B250];&quot;.&quot;;[.D250])); IF([.E250]=&quot;&quot;;&quot;&quot;;CONCATENATE(&quot;/R&quot;;[.E250])); IF([.F250]=&quot;&quot;;&quot;&quot;;CONCATENATE(&quot;/G&quot;;[.B250];&quot;.&quot;;[.D250];&quot;.&quot;;[.F250])); IF([.G250]=&quot;&quot;;&quot;&quot;;CONCATENATE(&quot;/R&quot;;[.G250])); IF([.H250]=&quot;&quot;;&quot;&quot;;CONCATENATE(&quot;/G&quot;;[.B250];&quot;.&quot;;[.D250];&quot;.&quot;;[.F250];&quot;.&quot;;[.H250])); IF([.I250]=&quot;&quot;;&quot;&quot;;CONCATENATE(&quot;/R&quot;;[.I250]));IF([.J250]=&quot;&quot;;&quot;&quot;;CONCATENATE(&quot;/G&quot;;[.B250];&quot;.&quot;;[.D250];&quot;.&quot;;[.F250];&quot;.&quot;;[.H250]; &quot;.&quot;;[.J250])); IF([.K250]=&quot;&quot;;&quot;&quot;;CONCATENATE(&quot;/R&quot;;[.K250])))" table:style-name="ce1">
            <text:p>C17/G1/G1.1</text:p>
          </table:table-cell>
          <table:table-cell office:value-type="string" table:style-name="ce1">
            <text:p>CRITERION.EXCLUSION.BUSINESS.ACTIVITIES_SUSPENDED</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7/G1/G1.1/R1" table:formula="of:=CONCATENATE(IF([.A251]=&quot;&quot;;&quot;&quot;;CONCATENATE(&quot;C&quot;; [.A251]));IF([.B251]=&quot;&quot;;&quot;&quot;;CONCATENATE(&quot;/G&quot;;[.B251]));IF([.C251]=&quot;&quot;;&quot;&quot;;CONCATENATE(&quot;/R&quot;;[.C251])); IF([.D251]=&quot;&quot;;&quot;&quot;;CONCATENATE(&quot;/G&quot;;[.B251];&quot;.&quot;;[.D251])); IF([.E251]=&quot;&quot;;&quot;&quot;;CONCATENATE(&quot;/R&quot;;[.E251])); IF([.F251]=&quot;&quot;;&quot;&quot;;CONCATENATE(&quot;/G&quot;;[.B251];&quot;.&quot;;[.D251];&quot;.&quot;;[.F251])); IF([.G251]=&quot;&quot;;&quot;&quot;;CONCATENATE(&quot;/R&quot;;[.G251])); IF([.H251]=&quot;&quot;;&quot;&quot;;CONCATENATE(&quot;/G&quot;;[.B251];&quot;.&quot;;[.D251];&quot;.&quot;;[.F251];&quot;.&quot;;[.H251])); IF([.I251]=&quot;&quot;;&quot;&quot;;CONCATENATE(&quot;/R&quot;;[.I251]));IF([.J251]=&quot;&quot;;&quot;&quot;;CONCATENATE(&quot;/G&quot;;[.B251];&quot;.&quot;;[.D251];&quot;.&quot;;[.F251];&quot;.&quot;;[.H251]; &quot;.&quot;;[.J251])); IF([.K251]=&quot;&quot;;&quot;&quot;;CONCATENATE(&quot;/R&quot;;[.K251])))" table:style-name="ce1">
            <text:p>C17/G1/G1.1/R1</text:p>
          </table:table-cell>
          <table:table-cell office:value-type="string" table:style-name="ce1">
            <text:p>CRITERION.EXCLUSION.BUSINESS.ACTIVITIES_SUSPENDED</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7/G1/G1.1/R2" table:formula="of:=CONCATENATE(IF([.A252]=&quot;&quot;;&quot;&quot;;CONCATENATE(&quot;C&quot;; [.A252]));IF([.B252]=&quot;&quot;;&quot;&quot;;CONCATENATE(&quot;/G&quot;;[.B252]));IF([.C252]=&quot;&quot;;&quot;&quot;;CONCATENATE(&quot;/R&quot;;[.C252])); IF([.D252]=&quot;&quot;;&quot;&quot;;CONCATENATE(&quot;/G&quot;;[.B252];&quot;.&quot;;[.D252])); IF([.E252]=&quot;&quot;;&quot;&quot;;CONCATENATE(&quot;/R&quot;;[.E252])); IF([.F252]=&quot;&quot;;&quot;&quot;;CONCATENATE(&quot;/G&quot;;[.B252];&quot;.&quot;;[.D252];&quot;.&quot;;[.F252])); IF([.G252]=&quot;&quot;;&quot;&quot;;CONCATENATE(&quot;/R&quot;;[.G252])); IF([.H252]=&quot;&quot;;&quot;&quot;;CONCATENATE(&quot;/G&quot;;[.B252];&quot;.&quot;;[.D252];&quot;.&quot;;[.F252];&quot;.&quot;;[.H252])); IF([.I252]=&quot;&quot;;&quot;&quot;;CONCATENATE(&quot;/R&quot;;[.I252]));IF([.J252]=&quot;&quot;;&quot;&quot;;CONCATENATE(&quot;/G&quot;;[.B252];&quot;.&quot;;[.D252];&quot;.&quot;;[.F252];&quot;.&quot;;[.H252]; &quot;.&quot;;[.J252])); IF([.K252]=&quot;&quot;;&quot;&quot;;CONCATENATE(&quot;/R&quot;;[.K252])))" table:style-name="ce1">
            <text:p>C17/G1/G1.1/R2</text:p>
          </table:table-cell>
          <table:table-cell office:value-type="string" table:style-name="ce1">
            <text:p>CRITERION.EXCLUSION.BUSINESS.ACTIVITIES_SUSPENDED</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number-columns-repeated="9" table:style-name="ce1"/>
          <table:table-cell office:value-type="string" office:string-value="C17/G2" table:formula="of:=CONCATENATE(IF([.A253]=&quot;&quot;;&quot;&quot;;CONCATENATE(&quot;C&quot;; [.A253]));IF([.B253]=&quot;&quot;;&quot;&quot;;CONCATENATE(&quot;/G&quot;;[.B253]));IF([.C253]=&quot;&quot;;&quot;&quot;;CONCATENATE(&quot;/R&quot;;[.C253])); IF([.D253]=&quot;&quot;;&quot;&quot;;CONCATENATE(&quot;/G&quot;;[.B253];&quot;.&quot;;[.D253])); IF([.E253]=&quot;&quot;;&quot;&quot;;CONCATENATE(&quot;/R&quot;;[.E253])); IF([.F253]=&quot;&quot;;&quot;&quot;;CONCATENATE(&quot;/G&quot;;[.B253];&quot;.&quot;;[.D253];&quot;.&quot;;[.F253])); IF([.G253]=&quot;&quot;;&quot;&quot;;CONCATENATE(&quot;/R&quot;;[.G253])); IF([.H253]=&quot;&quot;;&quot;&quot;;CONCATENATE(&quot;/G&quot;;[.B253];&quot;.&quot;;[.D253];&quot;.&quot;;[.F253];&quot;.&quot;;[.H253])); IF([.I253]=&quot;&quot;;&quot;&quot;;CONCATENATE(&quot;/R&quot;;[.I253]));IF([.J253]=&quot;&quot;;&quot;&quot;;CONCATENATE(&quot;/G&quot;;[.B253];&quot;.&quot;;[.D253];&quot;.&quot;;[.F253];&quot;.&quot;;[.H253]; &quot;.&quot;;[.J253])); IF([.K253]=&quot;&quot;;&quot;&quot;;CONCATENATE(&quot;/R&quot;;[.K253])))" table:style-name="ce1">
            <text:p>C17/G2</text:p>
          </table:table-cell>
          <table:table-cell office:value-type="string" table:style-name="ce1">
            <text:p>CRITERION.EXCLUSION.BUSINESS.ACTIVITIES_SUSPENDED</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7/G2/R1" table:formula="of:=CONCATENATE(IF([.A254]=&quot;&quot;;&quot;&quot;;CONCATENATE(&quot;C&quot;; [.A254]));IF([.B254]=&quot;&quot;;&quot;&quot;;CONCATENATE(&quot;/G&quot;;[.B254]));IF([.C254]=&quot;&quot;;&quot;&quot;;CONCATENATE(&quot;/R&quot;;[.C254])); IF([.D254]=&quot;&quot;;&quot;&quot;;CONCATENATE(&quot;/G&quot;;[.B254];&quot;.&quot;;[.D254])); IF([.E254]=&quot;&quot;;&quot;&quot;;CONCATENATE(&quot;/R&quot;;[.E254])); IF([.F254]=&quot;&quot;;&quot;&quot;;CONCATENATE(&quot;/G&quot;;[.B254];&quot;.&quot;;[.D254];&quot;.&quot;;[.F254])); IF([.G254]=&quot;&quot;;&quot;&quot;;CONCATENATE(&quot;/R&quot;;[.G254])); IF([.H254]=&quot;&quot;;&quot;&quot;;CONCATENATE(&quot;/G&quot;;[.B254];&quot;.&quot;;[.D254];&quot;.&quot;;[.F254];&quot;.&quot;;[.H254])); IF([.I254]=&quot;&quot;;&quot;&quot;;CONCATENATE(&quot;/R&quot;;[.I254]));IF([.J254]=&quot;&quot;;&quot;&quot;;CONCATENATE(&quot;/G&quot;;[.B254];&quot;.&quot;;[.D254];&quot;.&quot;;[.F254];&quot;.&quot;;[.H254]; &quot;.&quot;;[.J254])); IF([.K254]=&quot;&quot;;&quot;&quot;;CONCATENATE(&quot;/R&quot;;[.K254])))" table:style-name="ce1">
            <text:p>C17/G2/R1</text:p>
          </table:table-cell>
          <table:table-cell office:value-type="string" table:style-name="ce1">
            <text:p>CRITERION.EXCLUSION.BUSINESS.ACTIVITIES_SUSPENDED</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7/G2/G2.1" table:formula="of:=CONCATENATE(IF([.A255]=&quot;&quot;;&quot;&quot;;CONCATENATE(&quot;C&quot;; [.A255]));IF([.B255]=&quot;&quot;;&quot;&quot;;CONCATENATE(&quot;/G&quot;;[.B255]));IF([.C255]=&quot;&quot;;&quot;&quot;;CONCATENATE(&quot;/R&quot;;[.C255])); IF([.D255]=&quot;&quot;;&quot;&quot;;CONCATENATE(&quot;/G&quot;;[.B255];&quot;.&quot;;[.D255])); IF([.E255]=&quot;&quot;;&quot;&quot;;CONCATENATE(&quot;/R&quot;;[.E255])); IF([.F255]=&quot;&quot;;&quot;&quot;;CONCATENATE(&quot;/G&quot;;[.B255];&quot;.&quot;;[.D255];&quot;.&quot;;[.F255])); IF([.G255]=&quot;&quot;;&quot;&quot;;CONCATENATE(&quot;/R&quot;;[.G255])); IF([.H255]=&quot;&quot;;&quot;&quot;;CONCATENATE(&quot;/G&quot;;[.B255];&quot;.&quot;;[.D255];&quot;.&quot;;[.F255];&quot;.&quot;;[.H255])); IF([.I255]=&quot;&quot;;&quot;&quot;;CONCATENATE(&quot;/R&quot;;[.I255]));IF([.J255]=&quot;&quot;;&quot;&quot;;CONCATENATE(&quot;/G&quot;;[.B255];&quot;.&quot;;[.D255];&quot;.&quot;;[.F255];&quot;.&quot;;[.H255]; &quot;.&quot;;[.J255])); IF([.K255]=&quot;&quot;;&quot;&quot;;CONCATENATE(&quot;/R&quot;;[.K255])))" table:style-name="ce1">
            <text:p>C17/G2/G2.1</text:p>
          </table:table-cell>
          <table:table-cell office:value-type="string" table:style-name="ce1">
            <text:p>CRITERION.EXCLUSION.BUSINESS.ACTIVITIES_SUSPENDED</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7/G2/G2.1/R1" table:formula="of:=CONCATENATE(IF([.A256]=&quot;&quot;;&quot;&quot;;CONCATENATE(&quot;C&quot;; [.A256]));IF([.B256]=&quot;&quot;;&quot;&quot;;CONCATENATE(&quot;/G&quot;;[.B256]));IF([.C256]=&quot;&quot;;&quot;&quot;;CONCATENATE(&quot;/R&quot;;[.C256])); IF([.D256]=&quot;&quot;;&quot;&quot;;CONCATENATE(&quot;/G&quot;;[.B256];&quot;.&quot;;[.D256])); IF([.E256]=&quot;&quot;;&quot;&quot;;CONCATENATE(&quot;/R&quot;;[.E256])); IF([.F256]=&quot;&quot;;&quot;&quot;;CONCATENATE(&quot;/G&quot;;[.B256];&quot;.&quot;;[.D256];&quot;.&quot;;[.F256])); IF([.G256]=&quot;&quot;;&quot;&quot;;CONCATENATE(&quot;/R&quot;;[.G256])); IF([.H256]=&quot;&quot;;&quot;&quot;;CONCATENATE(&quot;/G&quot;;[.B256];&quot;.&quot;;[.D256];&quot;.&quot;;[.F256];&quot;.&quot;;[.H256])); IF([.I256]=&quot;&quot;;&quot;&quot;;CONCATENATE(&quot;/R&quot;;[.I256]));IF([.J256]=&quot;&quot;;&quot;&quot;;CONCATENATE(&quot;/G&quot;;[.B256];&quot;.&quot;;[.D256];&quot;.&quot;;[.F256];&quot;.&quot;;[.H256]; &quot;.&quot;;[.J256])); IF([.K256]=&quot;&quot;;&quot;&quot;;CONCATENATE(&quot;/R&quot;;[.K256])))" table:style-name="ce1">
            <text:p>C17/G2/G2.1/R1</text:p>
          </table:table-cell>
          <table:table-cell office:value-type="string" table:style-name="ce1">
            <text:p>CRITERION.EXCLUSION.BUSINESS.ACTIVITIES_SUSPENDED</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7/G2/G2.1/R2" table:formula="of:=CONCATENATE(IF([.A257]=&quot;&quot;;&quot;&quot;;CONCATENATE(&quot;C&quot;; [.A257]));IF([.B257]=&quot;&quot;;&quot;&quot;;CONCATENATE(&quot;/G&quot;;[.B257]));IF([.C257]=&quot;&quot;;&quot;&quot;;CONCATENATE(&quot;/R&quot;;[.C257])); IF([.D257]=&quot;&quot;;&quot;&quot;;CONCATENATE(&quot;/G&quot;;[.B257];&quot;.&quot;;[.D257])); IF([.E257]=&quot;&quot;;&quot;&quot;;CONCATENATE(&quot;/R&quot;;[.E257])); IF([.F257]=&quot;&quot;;&quot;&quot;;CONCATENATE(&quot;/G&quot;;[.B257];&quot;.&quot;;[.D257];&quot;.&quot;;[.F257])); IF([.G257]=&quot;&quot;;&quot;&quot;;CONCATENATE(&quot;/R&quot;;[.G257])); IF([.H257]=&quot;&quot;;&quot;&quot;;CONCATENATE(&quot;/G&quot;;[.B257];&quot;.&quot;;[.D257];&quot;.&quot;;[.F257];&quot;.&quot;;[.H257])); IF([.I257]=&quot;&quot;;&quot;&quot;;CONCATENATE(&quot;/R&quot;;[.I257]));IF([.J257]=&quot;&quot;;&quot;&quot;;CONCATENATE(&quot;/G&quot;;[.B257];&quot;.&quot;;[.D257];&quot;.&quot;;[.F257];&quot;.&quot;;[.H257]; &quot;.&quot;;[.J257])); IF([.K257]=&quot;&quot;;&quot;&quot;;CONCATENATE(&quot;/R&quot;;[.K257])))" table:style-name="ce1">
            <text:p>C17/G2/G2.1/R2</text:p>
          </table:table-cell>
          <table:table-cell office:value-type="string" table:style-name="ce1">
            <text:p>CRITERION.EXCLUSION.BUSINESS.ACTIVITIES_SUSPENDED</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7" table:style-name="ce8">
            <text:p>1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7/G2/G2.1/R3" table:formula="of:=CONCATENATE(IF([.A258]=&quot;&quot;;&quot;&quot;;CONCATENATE(&quot;C&quot;; [.A258]));IF([.B258]=&quot;&quot;;&quot;&quot;;CONCATENATE(&quot;/G&quot;;[.B258]));IF([.C258]=&quot;&quot;;&quot;&quot;;CONCATENATE(&quot;/R&quot;;[.C258])); IF([.D258]=&quot;&quot;;&quot;&quot;;CONCATENATE(&quot;/G&quot;;[.B258];&quot;.&quot;;[.D258])); IF([.E258]=&quot;&quot;;&quot;&quot;;CONCATENATE(&quot;/R&quot;;[.E258])); IF([.F258]=&quot;&quot;;&quot;&quot;;CONCATENATE(&quot;/G&quot;;[.B258];&quot;.&quot;;[.D258];&quot;.&quot;;[.F258])); IF([.G258]=&quot;&quot;;&quot;&quot;;CONCATENATE(&quot;/R&quot;;[.G258])); IF([.H258]=&quot;&quot;;&quot;&quot;;CONCATENATE(&quot;/G&quot;;[.B258];&quot;.&quot;;[.D258];&quot;.&quot;;[.F258];&quot;.&quot;;[.H258])); IF([.I258]=&quot;&quot;;&quot;&quot;;CONCATENATE(&quot;/R&quot;;[.I258]));IF([.J258]=&quot;&quot;;&quot;&quot;;CONCATENATE(&quot;/G&quot;;[.B258];&quot;.&quot;;[.D258];&quot;.&quot;;[.F258];&quot;.&quot;;[.H258]; &quot;.&quot;;[.J258])); IF([.K258]=&quot;&quot;;&quot;&quot;;CONCATENATE(&quot;/R&quot;;[.K258])))" table:style-name="ce7">
            <text:p>C17/G2/G2.1/R3</text:p>
          </table:table-cell>
          <table:table-cell office:value-type="string" table:style-name="ce7">
            <text:p>CRITERION.EXCLUSION.BUSINESS.ACTIVITIES_SUSPENDED</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8" table:style-name="ce5">
            <text:p>18</text:p>
          </table:table-cell>
          <table:table-cell table:number-columns-repeated="10" table:style-name="ce5"/>
          <table:table-cell office:value-type="string" office:string-value="C18" table:formula="of:=CONCATENATE(IF([.A259]=&quot;&quot;;&quot;&quot;;CONCATENATE(&quot;C&quot;; [.A259]));IF([.B259]=&quot;&quot;;&quot;&quot;;CONCATENATE(&quot;/G&quot;;[.B259]));IF([.C259]=&quot;&quot;;&quot;&quot;;CONCATENATE(&quot;/R&quot;;[.C259])); IF([.D259]=&quot;&quot;;&quot;&quot;;CONCATENATE(&quot;/G&quot;;[.B259];&quot;.&quot;;[.D259])); IF([.E259]=&quot;&quot;;&quot;&quot;;CONCATENATE(&quot;/R&quot;;[.E259])); IF([.F259]=&quot;&quot;;&quot;&quot;;CONCATENATE(&quot;/G&quot;;[.B259];&quot;.&quot;;[.D259];&quot;.&quot;;[.F259])); IF([.G259]=&quot;&quot;;&quot;&quot;;CONCATENATE(&quot;/R&quot;;[.G259])); IF([.H259]=&quot;&quot;;&quot;&quot;;CONCATENATE(&quot;/G&quot;;[.B259];&quot;.&quot;;[.D259];&quot;.&quot;;[.F259];&quot;.&quot;;[.H259])); IF([.I259]=&quot;&quot;;&quot;&quot;;CONCATENATE(&quot;/R&quot;;[.I259]));IF([.J259]=&quot;&quot;;&quot;&quot;;CONCATENATE(&quot;/G&quot;;[.B259];&quot;.&quot;;[.D259];&quot;.&quot;;[.F259];&quot;.&quot;;[.H259]; &quot;.&quot;;[.J259])); IF([.K259]=&quot;&quot;;&quot;&quot;;CONCATENATE(&quot;/R&quot;;[.K259])))" table:style-name="ce5">
            <text:p>C18</text:p>
          </table:table-cell>
          <table:table-cell office:value-type="string" table:style-name="ce5">
            <text:p>CRITERION.EXCLUSION.MISCONDUCT.MC_PROFESSIONAL</text:p>
          </table:table-cell>
          <table:table-cell office:value-type="string" table:style-name="ce5">
            <text:p>514d3fde-1e3e-4dcd-b02a-9f984d5bbda3</text:p>
          </table:table-cell>
          <table:table-cell office:value-type="string" table:style-name="ce6">
            <text:p>Is the economic operator  guilty of grave professional misconduct? Where applicable, see definitions in national law, the relevant notice or the procurement documents.</text:p>
          </table:table-cell>
          <table:table-cell table:style-name="ce5"/>
          <table:table-cell office:value-type="string" table:style-name="ce6">
            <text:p>description added</text:p>
          </table:table-cell>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number-columns-repeated="9" table:style-name="ce1"/>
          <table:table-cell office:value-type="string" office:string-value="C18/G1" table:formula="of:=CONCATENATE(IF([.A260]=&quot;&quot;;&quot;&quot;;CONCATENATE(&quot;C&quot;; [.A260]));IF([.B260]=&quot;&quot;;&quot;&quot;;CONCATENATE(&quot;/G&quot;;[.B260]));IF([.C260]=&quot;&quot;;&quot;&quot;;CONCATENATE(&quot;/R&quot;;[.C260])); IF([.D260]=&quot;&quot;;&quot;&quot;;CONCATENATE(&quot;/G&quot;;[.B260];&quot;.&quot;;[.D260])); IF([.E260]=&quot;&quot;;&quot;&quot;;CONCATENATE(&quot;/R&quot;;[.E260])); IF([.F260]=&quot;&quot;;&quot;&quot;;CONCATENATE(&quot;/G&quot;;[.B260];&quot;.&quot;;[.D260];&quot;.&quot;;[.F260])); IF([.G260]=&quot;&quot;;&quot;&quot;;CONCATENATE(&quot;/R&quot;;[.G260])); IF([.H260]=&quot;&quot;;&quot;&quot;;CONCATENATE(&quot;/G&quot;;[.B260];&quot;.&quot;;[.D260];&quot;.&quot;;[.F260];&quot;.&quot;;[.H260])); IF([.I260]=&quot;&quot;;&quot;&quot;;CONCATENATE(&quot;/R&quot;;[.I260]));IF([.J260]=&quot;&quot;;&quot;&quot;;CONCATENATE(&quot;/G&quot;;[.B260];&quot;.&quot;;[.D260];&quot;.&quot;;[.F260];&quot;.&quot;;[.H260]; &quot;.&quot;;[.J260])); IF([.K260]=&quot;&quot;;&quot;&quot;;CONCATENATE(&quot;/R&quot;;[.K260])))" table:style-name="ce1">
            <text:p>C18/G1</text:p>
          </table:table-cell>
          <table:table-cell office:value-type="string" table:style-name="ce1">
            <text:p>CRITERION.EXCLUSION.MISCONDUCT.MC_PROFESSIONAL</text:p>
          </table:table-cell>
          <table:table-cell office:value-type="string" table:style-name="ce1">
            <text:p>67362ec7-cec3-4cb8-a38e-5d7a2a31e6d8</text:p>
          </table:table-cell>
          <table:table-cell table:number-columns-repeated="2"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8/G1/R1" table:formula="of:=CONCATENATE(IF([.A261]=&quot;&quot;;&quot;&quot;;CONCATENATE(&quot;C&quot;; [.A261]));IF([.B261]=&quot;&quot;;&quot;&quot;;CONCATENATE(&quot;/G&quot;;[.B261]));IF([.C261]=&quot;&quot;;&quot;&quot;;CONCATENATE(&quot;/R&quot;;[.C261])); IF([.D261]=&quot;&quot;;&quot;&quot;;CONCATENATE(&quot;/G&quot;;[.B261];&quot;.&quot;;[.D261])); IF([.E261]=&quot;&quot;;&quot;&quot;;CONCATENATE(&quot;/R&quot;;[.E261])); IF([.F261]=&quot;&quot;;&quot;&quot;;CONCATENATE(&quot;/G&quot;;[.B261];&quot;.&quot;;[.D261];&quot;.&quot;;[.F261])); IF([.G261]=&quot;&quot;;&quot;&quot;;CONCATENATE(&quot;/R&quot;;[.G261])); IF([.H261]=&quot;&quot;;&quot;&quot;;CONCATENATE(&quot;/G&quot;;[.B261];&quot;.&quot;;[.D261];&quot;.&quot;;[.F261];&quot;.&quot;;[.H261])); IF([.I261]=&quot;&quot;;&quot;&quot;;CONCATENATE(&quot;/R&quot;;[.I261]));IF([.J261]=&quot;&quot;;&quot;&quot;;CONCATENATE(&quot;/G&quot;;[.B261];&quot;.&quot;;[.D261];&quot;.&quot;;[.F261];&quot;.&quot;;[.H261]; &quot;.&quot;;[.J261])); IF([.K261]=&quot;&quot;;&quot;&quot;;CONCATENATE(&quot;/R&quot;;[.K261])))" table:style-name="ce1">
            <text:p>C18/G1/R1</text:p>
          </table:table-cell>
          <table:table-cell office:value-type="string" table:style-name="ce1">
            <text:p>CRITERION.EXCLUSION.MISCONDUCT.MC_PROFESSIONAL</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8/G1/G1.1" table:formula="of:=CONCATENATE(IF([.A262]=&quot;&quot;;&quot;&quot;;CONCATENATE(&quot;C&quot;; [.A262]));IF([.B262]=&quot;&quot;;&quot;&quot;;CONCATENATE(&quot;/G&quot;;[.B262]));IF([.C262]=&quot;&quot;;&quot;&quot;;CONCATENATE(&quot;/R&quot;;[.C262])); IF([.D262]=&quot;&quot;;&quot;&quot;;CONCATENATE(&quot;/G&quot;;[.B262];&quot;.&quot;;[.D262])); IF([.E262]=&quot;&quot;;&quot;&quot;;CONCATENATE(&quot;/R&quot;;[.E262])); IF([.F262]=&quot;&quot;;&quot;&quot;;CONCATENATE(&quot;/G&quot;;[.B262];&quot;.&quot;;[.D262];&quot;.&quot;;[.F262])); IF([.G262]=&quot;&quot;;&quot;&quot;;CONCATENATE(&quot;/R&quot;;[.G262])); IF([.H262]=&quot;&quot;;&quot;&quot;;CONCATENATE(&quot;/G&quot;;[.B262];&quot;.&quot;;[.D262];&quot;.&quot;;[.F262];&quot;.&quot;;[.H262])); IF([.I262]=&quot;&quot;;&quot;&quot;;CONCATENATE(&quot;/R&quot;;[.I262]));IF([.J262]=&quot;&quot;;&quot;&quot;;CONCATENATE(&quot;/G&quot;;[.B262];&quot;.&quot;;[.D262];&quot;.&quot;;[.F262];&quot;.&quot;;[.H262]; &quot;.&quot;;[.J262])); IF([.K262]=&quot;&quot;;&quot;&quot;;CONCATENATE(&quot;/R&quot;;[.K262])))" table:style-name="ce1">
            <text:p>C18/G1/G1.1</text:p>
          </table:table-cell>
          <table:table-cell office:value-type="string" table:style-name="ce1">
            <text:p>CRITERION.EXCLUSION.MISCONDUCT.MC_PROFESSIONAL</text:p>
          </table:table-cell>
          <table:table-cell office:value-type="string" table:style-name="ce1">
            <text:p>2cbcf978-765c-40aa-996b-b1d082485cef</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8/G1/G1.1/R1" table:formula="of:=CONCATENATE(IF([.A263]=&quot;&quot;;&quot;&quot;;CONCATENATE(&quot;C&quot;; [.A263]));IF([.B263]=&quot;&quot;;&quot;&quot;;CONCATENATE(&quot;/G&quot;;[.B263]));IF([.C263]=&quot;&quot;;&quot;&quot;;CONCATENATE(&quot;/R&quot;;[.C263])); IF([.D263]=&quot;&quot;;&quot;&quot;;CONCATENATE(&quot;/G&quot;;[.B263];&quot;.&quot;;[.D263])); IF([.E263]=&quot;&quot;;&quot;&quot;;CONCATENATE(&quot;/R&quot;;[.E263])); IF([.F263]=&quot;&quot;;&quot;&quot;;CONCATENATE(&quot;/G&quot;;[.B263];&quot;.&quot;;[.D263];&quot;.&quot;;[.F263])); IF([.G263]=&quot;&quot;;&quot;&quot;;CONCATENATE(&quot;/R&quot;;[.G263])); IF([.H263]=&quot;&quot;;&quot;&quot;;CONCATENATE(&quot;/G&quot;;[.B263];&quot;.&quot;;[.D263];&quot;.&quot;;[.F263];&quot;.&quot;;[.H263])); IF([.I263]=&quot;&quot;;&quot;&quot;;CONCATENATE(&quot;/R&quot;;[.I263]));IF([.J263]=&quot;&quot;;&quot;&quot;;CONCATENATE(&quot;/G&quot;;[.B263];&quot;.&quot;;[.D263];&quot;.&quot;;[.F263];&quot;.&quot;;[.H263]; &quot;.&quot;;[.J263])); IF([.K263]=&quot;&quot;;&quot;&quot;;CONCATENATE(&quot;/R&quot;;[.K263])))" table:style-name="ce1">
            <text:p>C18/G1/G1.1/R1</text:p>
          </table:table-cell>
          <table:table-cell office:value-type="string" table:style-name="ce1">
            <text:p>CRITERION.EXCLUSION.MISCONDUCT.MC_PROFESSIONAL</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8/G1/G1.1/G1.1.1" table:formula="of:=CONCATENATE(IF([.A264]=&quot;&quot;;&quot;&quot;;CONCATENATE(&quot;C&quot;; [.A264]));IF([.B264]=&quot;&quot;;&quot;&quot;;CONCATENATE(&quot;/G&quot;;[.B264]));IF([.C264]=&quot;&quot;;&quot;&quot;;CONCATENATE(&quot;/R&quot;;[.C264])); IF([.D264]=&quot;&quot;;&quot;&quot;;CONCATENATE(&quot;/G&quot;;[.B264];&quot;.&quot;;[.D264])); IF([.E264]=&quot;&quot;;&quot;&quot;;CONCATENATE(&quot;/R&quot;;[.E264])); IF([.F264]=&quot;&quot;;&quot;&quot;;CONCATENATE(&quot;/G&quot;;[.B264];&quot;.&quot;;[.D264];&quot;.&quot;;[.F264])); IF([.G264]=&quot;&quot;;&quot;&quot;;CONCATENATE(&quot;/R&quot;;[.G264])); IF([.H264]=&quot;&quot;;&quot;&quot;;CONCATENATE(&quot;/G&quot;;[.B264];&quot;.&quot;;[.D264];&quot;.&quot;;[.F264];&quot;.&quot;;[.H264])); IF([.I264]=&quot;&quot;;&quot;&quot;;CONCATENATE(&quot;/R&quot;;[.I264]));IF([.J264]=&quot;&quot;;&quot;&quot;;CONCATENATE(&quot;/G&quot;;[.B264];&quot;.&quot;;[.D264];&quot;.&quot;;[.F264];&quot;.&quot;;[.H264]; &quot;.&quot;;[.J264])); IF([.K264]=&quot;&quot;;&quot;&quot;;CONCATENATE(&quot;/R&quot;;[.K264])))" table:style-name="ce1">
            <text:p>C18/G1/G1.1/G1.1.1</text:p>
          </table:table-cell>
          <table:table-cell office:value-type="string" table:style-name="ce1">
            <text:p>CRITERION.EXCLUSION.MISCONDUCT.MC_PROFESSIONAL</text:p>
          </table:table-cell>
          <table:table-cell office:value-type="string" table:style-name="ce1">
            <text:p>5f9f09f7-f701-432c-9fdc-c22c124a74c9</text:p>
          </table:table-cell>
          <table:table-cell table:style-name="ce1"/>
          <table:table-cell table:style-name="ce22"/>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8/G1/G1.1/G1.1.1/R1" table:formula="of:=CONCATENATE(IF([.A265]=&quot;&quot;;&quot;&quot;;CONCATENATE(&quot;C&quot;; [.A265]));IF([.B265]=&quot;&quot;;&quot;&quot;;CONCATENATE(&quot;/G&quot;;[.B265]));IF([.C265]=&quot;&quot;;&quot;&quot;;CONCATENATE(&quot;/R&quot;;[.C265])); IF([.D265]=&quot;&quot;;&quot;&quot;;CONCATENATE(&quot;/G&quot;;[.B265];&quot;.&quot;;[.D265])); IF([.E265]=&quot;&quot;;&quot;&quot;;CONCATENATE(&quot;/R&quot;;[.E265])); IF([.F265]=&quot;&quot;;&quot;&quot;;CONCATENATE(&quot;/G&quot;;[.B265];&quot;.&quot;;[.D265];&quot;.&quot;;[.F265])); IF([.G265]=&quot;&quot;;&quot;&quot;;CONCATENATE(&quot;/R&quot;;[.G265])); IF([.H265]=&quot;&quot;;&quot;&quot;;CONCATENATE(&quot;/G&quot;;[.B265];&quot;.&quot;;[.D265];&quot;.&quot;;[.F265];&quot;.&quot;;[.H265])); IF([.I265]=&quot;&quot;;&quot;&quot;;CONCATENATE(&quot;/R&quot;;[.I265]));IF([.J265]=&quot;&quot;;&quot;&quot;;CONCATENATE(&quot;/G&quot;;[.B265];&quot;.&quot;;[.D265];&quot;.&quot;;[.F265];&quot;.&quot;;[.H265]; &quot;.&quot;;[.J265])); IF([.K265]=&quot;&quot;;&quot;&quot;;CONCATENATE(&quot;/R&quot;;[.K265])))" table:style-name="ce1">
            <text:p>C18/G1/G1.1/G1.1.1/R1</text:p>
          </table:table-cell>
          <table:table-cell office:value-type="string" table:style-name="ce1">
            <text:p>CRITERION.EXCLUSION.MISCONDUCT.MC_PROFESSIONAL</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8/G1/G1.1/G1.1.1/G1.1.1.1" table:formula="of:=CONCATENATE(IF([.A266]=&quot;&quot;;&quot;&quot;;CONCATENATE(&quot;C&quot;; [.A266]));IF([.B266]=&quot;&quot;;&quot;&quot;;CONCATENATE(&quot;/G&quot;;[.B266]));IF([.C266]=&quot;&quot;;&quot;&quot;;CONCATENATE(&quot;/R&quot;;[.C266])); IF([.D266]=&quot;&quot;;&quot;&quot;;CONCATENATE(&quot;/G&quot;;[.B266];&quot;.&quot;;[.D266])); IF([.E266]=&quot;&quot;;&quot;&quot;;CONCATENATE(&quot;/R&quot;;[.E266])); IF([.F266]=&quot;&quot;;&quot;&quot;;CONCATENATE(&quot;/G&quot;;[.B266];&quot;.&quot;;[.D266];&quot;.&quot;;[.F266])); IF([.G266]=&quot;&quot;;&quot;&quot;;CONCATENATE(&quot;/R&quot;;[.G266])); IF([.H266]=&quot;&quot;;&quot;&quot;;CONCATENATE(&quot;/G&quot;;[.B266];&quot;.&quot;;[.D266];&quot;.&quot;;[.F266];&quot;.&quot;;[.H266])); IF([.I266]=&quot;&quot;;&quot;&quot;;CONCATENATE(&quot;/R&quot;;[.I266]));IF([.J266]=&quot;&quot;;&quot;&quot;;CONCATENATE(&quot;/G&quot;;[.B266];&quot;.&quot;;[.D266];&quot;.&quot;;[.F266];&quot;.&quot;;[.H266]; &quot;.&quot;;[.J266])); IF([.K266]=&quot;&quot;;&quot;&quot;;CONCATENATE(&quot;/R&quot;;[.K266])))" table:style-name="ce1">
            <text:p>C18/G1/G1.1/G1.1.1/G1.1.1.1</text:p>
          </table:table-cell>
          <table:table-cell office:value-type="string" table:style-name="ce1">
            <text:p>CRITERION.EXCLUSION.MISCONDUCT.MC_PROFESSIONAL</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8/G1/G1.1/G1.1.1/G1.1.1.1/R1" table:formula="of:=CONCATENATE(IF([.A267]=&quot;&quot;;&quot;&quot;;CONCATENATE(&quot;C&quot;; [.A267]));IF([.B267]=&quot;&quot;;&quot;&quot;;CONCATENATE(&quot;/G&quot;;[.B267]));IF([.C267]=&quot;&quot;;&quot;&quot;;CONCATENATE(&quot;/R&quot;;[.C267])); IF([.D267]=&quot;&quot;;&quot;&quot;;CONCATENATE(&quot;/G&quot;;[.B267];&quot;.&quot;;[.D267])); IF([.E267]=&quot;&quot;;&quot;&quot;;CONCATENATE(&quot;/R&quot;;[.E267])); IF([.F267]=&quot;&quot;;&quot;&quot;;CONCATENATE(&quot;/G&quot;;[.B267];&quot;.&quot;;[.D267];&quot;.&quot;;[.F267])); IF([.G267]=&quot;&quot;;&quot;&quot;;CONCATENATE(&quot;/R&quot;;[.G267])); IF([.H267]=&quot;&quot;;&quot;&quot;;CONCATENATE(&quot;/G&quot;;[.B267];&quot;.&quot;;[.D267];&quot;.&quot;;[.F267];&quot;.&quot;;[.H267])); IF([.I267]=&quot;&quot;;&quot;&quot;;CONCATENATE(&quot;/R&quot;;[.I267]));IF([.J267]=&quot;&quot;;&quot;&quot;;CONCATENATE(&quot;/G&quot;;[.B267];&quot;.&quot;;[.D267];&quot;.&quot;;[.F267];&quot;.&quot;;[.H267]; &quot;.&quot;;[.J267])); IF([.K267]=&quot;&quot;;&quot;&quot;;CONCATENATE(&quot;/R&quot;;[.K267])))" table:style-name="ce1">
            <text:p>C18/G1/G1.1/G1.1.1/G1.1.1.1/R1</text:p>
          </table:table-cell>
          <table:table-cell office:value-type="string" table:style-name="ce1">
            <text:p>CRITERION.EXCLUSION.MISCONDUCT.MC_PROFESSIONAL</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9" table:style-name="ce9">
            <text:p>19</text:p>
          </table:table-cell>
          <table:table-cell table:number-columns-repeated="10" table:style-name="ce9"/>
          <table:table-cell office:value-type="string" office:string-value="C19" table:formula="of:=CONCATENATE(IF([.A268]=&quot;&quot;;&quot;&quot;;CONCATENATE(&quot;C&quot;; [.A268]));IF([.B268]=&quot;&quot;;&quot;&quot;;CONCATENATE(&quot;/G&quot;;[.B268]));IF([.C268]=&quot;&quot;;&quot;&quot;;CONCATENATE(&quot;/R&quot;;[.C268])); IF([.D268]=&quot;&quot;;&quot;&quot;;CONCATENATE(&quot;/G&quot;;[.B268];&quot;.&quot;;[.D268])); IF([.E268]=&quot;&quot;;&quot;&quot;;CONCATENATE(&quot;/R&quot;;[.E268])); IF([.F268]=&quot;&quot;;&quot;&quot;;CONCATENATE(&quot;/G&quot;;[.B268];&quot;.&quot;;[.D268];&quot;.&quot;;[.F268])); IF([.G268]=&quot;&quot;;&quot;&quot;;CONCATENATE(&quot;/R&quot;;[.G268])); IF([.H268]=&quot;&quot;;&quot;&quot;;CONCATENATE(&quot;/G&quot;;[.B268];&quot;.&quot;;[.D268];&quot;.&quot;;[.F268];&quot;.&quot;;[.H268])); IF([.I268]=&quot;&quot;;&quot;&quot;;CONCATENATE(&quot;/R&quot;;[.I268]));IF([.J268]=&quot;&quot;;&quot;&quot;;CONCATENATE(&quot;/G&quot;;[.B268];&quot;.&quot;;[.D268];&quot;.&quot;;[.F268];&quot;.&quot;;[.H268]; &quot;.&quot;;[.J268])); IF([.K268]=&quot;&quot;;&quot;&quot;;CONCATENATE(&quot;/R&quot;;[.K268])))" table:style-name="ce9">
            <text:p>C19</text:p>
          </table:table-cell>
          <table:table-cell office:value-type="string" table:style-name="ce9">
            <text:p>CRITERION.EXCLUSION.MISCONDUCT.MARKET_DISTORTION</text:p>
          </table:table-cell>
          <table:table-cell office:value-type="string" table:style-name="ce9">
            <text:p>56d13e3d-76e8-4f23-8af6-13e60a2ee356</text:p>
          </table:table-cell>
          <table:table-cell office:value-type="string" table:style-name="ce9">
            <text:p>Has the economic operator entered into agreements with other economic operators aimed at distorting competition?</text:p>
          </table:table-cell>
          <table:table-cell table:style-name="ce9"/>
          <table:table-cell table:style-name="ce10"/>
          <table:table-cell table:number-columns-repeated="16367" table:style-name="ce9"/>
        </table:table-row>
        <table:table-row table:style-name="ro1">
          <table:table-cell office:value-type="float" office:value="19" table:style-name="ce11">
            <text:p>19</text:p>
          </table:table-cell>
          <table:table-cell office:value-type="float" office:value="1" table:style-name="ce1">
            <text:p>1</text:p>
          </table:table-cell>
          <table:table-cell table:number-columns-repeated="9" table:style-name="ce1"/>
          <table:table-cell office:value-type="string" office:string-value="C19/G1" table:formula="of:=CONCATENATE(IF([.A269]=&quot;&quot;;&quot;&quot;;CONCATENATE(&quot;C&quot;; [.A269]));IF([.B269]=&quot;&quot;;&quot;&quot;;CONCATENATE(&quot;/G&quot;;[.B269]));IF([.C269]=&quot;&quot;;&quot;&quot;;CONCATENATE(&quot;/R&quot;;[.C269])); IF([.D269]=&quot;&quot;;&quot;&quot;;CONCATENATE(&quot;/G&quot;;[.B269];&quot;.&quot;;[.D269])); IF([.E269]=&quot;&quot;;&quot;&quot;;CONCATENATE(&quot;/R&quot;;[.E269])); IF([.F269]=&quot;&quot;;&quot;&quot;;CONCATENATE(&quot;/G&quot;;[.B269];&quot;.&quot;;[.D269];&quot;.&quot;;[.F269])); IF([.G269]=&quot;&quot;;&quot;&quot;;CONCATENATE(&quot;/R&quot;;[.G269])); IF([.H269]=&quot;&quot;;&quot;&quot;;CONCATENATE(&quot;/G&quot;;[.B269];&quot;.&quot;;[.D269];&quot;.&quot;;[.F269];&quot;.&quot;;[.H269])); IF([.I269]=&quot;&quot;;&quot;&quot;;CONCATENATE(&quot;/R&quot;;[.I269]));IF([.J269]=&quot;&quot;;&quot;&quot;;CONCATENATE(&quot;/G&quot;;[.B269];&quot;.&quot;;[.D269];&quot;.&quot;;[.F269];&quot;.&quot;;[.H269]; &quot;.&quot;;[.J269])); IF([.K269]=&quot;&quot;;&quot;&quot;;CONCATENATE(&quot;/R&quot;;[.K269])))" table:style-name="ce1">
            <text:p>C19/G1</text:p>
          </table:table-cell>
          <table:table-cell office:value-type="string" table:style-name="ce1">
            <text:p>CRITERION.EXCLUSION.MISCONDUCT.MARKET_DISTORTION</text:p>
          </table:table-cell>
          <table:table-cell office:value-type="string" table:style-name="ce1">
            <text:p>67362ec7-cec3-4cb8-a38e-5d7a2a31e6d8</text:p>
          </table:table-cell>
          <table:table-cell table:number-columns-repeated="2"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9/G1/R1" table:formula="of:=CONCATENATE(IF([.A270]=&quot;&quot;;&quot;&quot;;CONCATENATE(&quot;C&quot;; [.A270]));IF([.B270]=&quot;&quot;;&quot;&quot;;CONCATENATE(&quot;/G&quot;;[.B270]));IF([.C270]=&quot;&quot;;&quot;&quot;;CONCATENATE(&quot;/R&quot;;[.C270])); IF([.D270]=&quot;&quot;;&quot;&quot;;CONCATENATE(&quot;/G&quot;;[.B270];&quot;.&quot;;[.D270])); IF([.E270]=&quot;&quot;;&quot;&quot;;CONCATENATE(&quot;/R&quot;;[.E270])); IF([.F270]=&quot;&quot;;&quot;&quot;;CONCATENATE(&quot;/G&quot;;[.B270];&quot;.&quot;;[.D270];&quot;.&quot;;[.F270])); IF([.G270]=&quot;&quot;;&quot;&quot;;CONCATENATE(&quot;/R&quot;;[.G270])); IF([.H270]=&quot;&quot;;&quot;&quot;;CONCATENATE(&quot;/G&quot;;[.B270];&quot;.&quot;;[.D270];&quot;.&quot;;[.F270];&quot;.&quot;;[.H270])); IF([.I270]=&quot;&quot;;&quot;&quot;;CONCATENATE(&quot;/R&quot;;[.I270]));IF([.J270]=&quot;&quot;;&quot;&quot;;CONCATENATE(&quot;/G&quot;;[.B270];&quot;.&quot;;[.D270];&quot;.&quot;;[.F270];&quot;.&quot;;[.H270]; &quot;.&quot;;[.J270])); IF([.K270]=&quot;&quot;;&quot;&quot;;CONCATENATE(&quot;/R&quot;;[.K270])))" table:style-name="ce1">
            <text:p>C19/G1/R1</text:p>
          </table:table-cell>
          <table:table-cell office:value-type="string" table:style-name="ce1">
            <text:p>CRITERION.EXCLUSION.MISCONDUCT.MARKET_DISTORTION</text:p>
          </table:table-cell>
          <table:table-cell office:value-type="string" table:style-name="ce1">
            <text:p>974c8196-9d1c-419c-9ca9-45bb9f5fd59a</text:p>
          </table:table-cell>
          <table:table-cell office:value-type="string" table:style-name="ce1">
            <text:p>Your answer?</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9/G1/G1.1" table:formula="of:=CONCATENATE(IF([.A271]=&quot;&quot;;&quot;&quot;;CONCATENATE(&quot;C&quot;; [.A271]));IF([.B271]=&quot;&quot;;&quot;&quot;;CONCATENATE(&quot;/G&quot;;[.B271]));IF([.C271]=&quot;&quot;;&quot;&quot;;CONCATENATE(&quot;/R&quot;;[.C271])); IF([.D271]=&quot;&quot;;&quot;&quot;;CONCATENATE(&quot;/G&quot;;[.B271];&quot;.&quot;;[.D271])); IF([.E271]=&quot;&quot;;&quot;&quot;;CONCATENATE(&quot;/R&quot;;[.E271])); IF([.F271]=&quot;&quot;;&quot;&quot;;CONCATENATE(&quot;/G&quot;;[.B271];&quot;.&quot;;[.D271];&quot;.&quot;;[.F271])); IF([.G271]=&quot;&quot;;&quot;&quot;;CONCATENATE(&quot;/R&quot;;[.G271])); IF([.H271]=&quot;&quot;;&quot;&quot;;CONCATENATE(&quot;/G&quot;;[.B271];&quot;.&quot;;[.D271];&quot;.&quot;;[.F271];&quot;.&quot;;[.H271])); IF([.I271]=&quot;&quot;;&quot;&quot;;CONCATENATE(&quot;/R&quot;;[.I271]));IF([.J271]=&quot;&quot;;&quot;&quot;;CONCATENATE(&quot;/G&quot;;[.B271];&quot;.&quot;;[.D271];&quot;.&quot;;[.F271];&quot;.&quot;;[.H271]; &quot;.&quot;;[.J271])); IF([.K271]=&quot;&quot;;&quot;&quot;;CONCATENATE(&quot;/R&quot;;[.K271])))" table:style-name="ce1">
            <text:p>C19/G1/G1.1</text:p>
          </table:table-cell>
          <table:table-cell office:value-type="string" table:style-name="ce1">
            <text:p>CRITERION.EXCLUSION.MISCONDUCT.MARKET_DISTORTION</text:p>
          </table:table-cell>
          <table:table-cell office:value-type="string" table:style-name="ce1">
            <text:p>2cbcf978-765c-40aa-996b-b1d082485cef</text:p>
          </table:table-cell>
          <table:table-cell table:number-columns-repeated="2"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9/G1/G1.1/R1" table:formula="of:=CONCATENATE(IF([.A272]=&quot;&quot;;&quot;&quot;;CONCATENATE(&quot;C&quot;; [.A272]));IF([.B272]=&quot;&quot;;&quot;&quot;;CONCATENATE(&quot;/G&quot;;[.B272]));IF([.C272]=&quot;&quot;;&quot;&quot;;CONCATENATE(&quot;/R&quot;;[.C272])); IF([.D272]=&quot;&quot;;&quot;&quot;;CONCATENATE(&quot;/G&quot;;[.B272];&quot;.&quot;;[.D272])); IF([.E272]=&quot;&quot;;&quot;&quot;;CONCATENATE(&quot;/R&quot;;[.E272])); IF([.F272]=&quot;&quot;;&quot;&quot;;CONCATENATE(&quot;/G&quot;;[.B272];&quot;.&quot;;[.D272];&quot;.&quot;;[.F272])); IF([.G272]=&quot;&quot;;&quot;&quot;;CONCATENATE(&quot;/R&quot;;[.G272])); IF([.H272]=&quot;&quot;;&quot;&quot;;CONCATENATE(&quot;/G&quot;;[.B272];&quot;.&quot;;[.D272];&quot;.&quot;;[.F272];&quot;.&quot;;[.H272])); IF([.I272]=&quot;&quot;;&quot;&quot;;CONCATENATE(&quot;/R&quot;;[.I272]));IF([.J272]=&quot;&quot;;&quot;&quot;;CONCATENATE(&quot;/G&quot;;[.B272];&quot;.&quot;;[.D272];&quot;.&quot;;[.F272];&quot;.&quot;;[.H272]; &quot;.&quot;;[.J272])); IF([.K272]=&quot;&quot;;&quot;&quot;;CONCATENATE(&quot;/R&quot;;[.K272])))" table:style-name="ce1">
            <text:p>C19/G1/G1.1/R1</text:p>
          </table:table-cell>
          <table:table-cell office:value-type="string" table:style-name="ce1">
            <text:p>CRITERION.EXCLUSION.MISCONDUCT.MARKET_DISTORTION</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9/G1/G1.1/G1.1.1" table:formula="of:=CONCATENATE(IF([.A273]=&quot;&quot;;&quot;&quot;;CONCATENATE(&quot;C&quot;; [.A273]));IF([.B273]=&quot;&quot;;&quot;&quot;;CONCATENATE(&quot;/G&quot;;[.B273]));IF([.C273]=&quot;&quot;;&quot;&quot;;CONCATENATE(&quot;/R&quot;;[.C273])); IF([.D273]=&quot;&quot;;&quot;&quot;;CONCATENATE(&quot;/G&quot;;[.B273];&quot;.&quot;;[.D273])); IF([.E273]=&quot;&quot;;&quot;&quot;;CONCATENATE(&quot;/R&quot;;[.E273])); IF([.F273]=&quot;&quot;;&quot;&quot;;CONCATENATE(&quot;/G&quot;;[.B273];&quot;.&quot;;[.D273];&quot;.&quot;;[.F273])); IF([.G273]=&quot;&quot;;&quot;&quot;;CONCATENATE(&quot;/R&quot;;[.G273])); IF([.H273]=&quot;&quot;;&quot;&quot;;CONCATENATE(&quot;/G&quot;;[.B273];&quot;.&quot;;[.D273];&quot;.&quot;;[.F273];&quot;.&quot;;[.H273])); IF([.I273]=&quot;&quot;;&quot;&quot;;CONCATENATE(&quot;/R&quot;;[.I273]));IF([.J273]=&quot;&quot;;&quot;&quot;;CONCATENATE(&quot;/G&quot;;[.B273];&quot;.&quot;;[.D273];&quot;.&quot;;[.F273];&quot;.&quot;;[.H273]; &quot;.&quot;;[.J273])); IF([.K273]=&quot;&quot;;&quot;&quot;;CONCATENATE(&quot;/R&quot;;[.K273])))" table:style-name="ce1">
            <text:p>C19/G1/G1.1/G1.1.1</text:p>
          </table:table-cell>
          <table:table-cell office:value-type="string" table:style-name="ce1">
            <text:p>CRITERION.EXCLUSION.MISCONDUCT.MARKET_DISTORTION</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9/G1/G1.1/G1.1.1/R1" table:formula="of:=CONCATENATE(IF([.A274]=&quot;&quot;;&quot;&quot;;CONCATENATE(&quot;C&quot;; [.A274]));IF([.B274]=&quot;&quot;;&quot;&quot;;CONCATENATE(&quot;/G&quot;;[.B274]));IF([.C274]=&quot;&quot;;&quot;&quot;;CONCATENATE(&quot;/R&quot;;[.C274])); IF([.D274]=&quot;&quot;;&quot;&quot;;CONCATENATE(&quot;/G&quot;;[.B274];&quot;.&quot;;[.D274])); IF([.E274]=&quot;&quot;;&quot;&quot;;CONCATENATE(&quot;/R&quot;;[.E274])); IF([.F274]=&quot;&quot;;&quot;&quot;;CONCATENATE(&quot;/G&quot;;[.B274];&quot;.&quot;;[.D274];&quot;.&quot;;[.F274])); IF([.G274]=&quot;&quot;;&quot;&quot;;CONCATENATE(&quot;/R&quot;;[.G274])); IF([.H274]=&quot;&quot;;&quot;&quot;;CONCATENATE(&quot;/G&quot;;[.B274];&quot;.&quot;;[.D274];&quot;.&quot;;[.F274];&quot;.&quot;;[.H274])); IF([.I274]=&quot;&quot;;&quot;&quot;;CONCATENATE(&quot;/R&quot;;[.I274]));IF([.J274]=&quot;&quot;;&quot;&quot;;CONCATENATE(&quot;/G&quot;;[.B274];&quot;.&quot;;[.D274];&quot;.&quot;;[.F274];&quot;.&quot;;[.H274]; &quot;.&quot;;[.J274])); IF([.K274]=&quot;&quot;;&quot;&quot;;CONCATENATE(&quot;/R&quot;;[.K274])))" table:style-name="ce1">
            <text:p>C19/G1/G1.1/G1.1.1/R1</text:p>
          </table:table-cell>
          <table:table-cell office:value-type="string" table:style-name="ce1">
            <text:p>CRITERION.EXCLUSION.MISCONDUCT.MARKET_DISTOR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office:value-type="string" table:style-name="ce22">
            <text:p>GROUP_FULFILLED.ON_TRUE</text:p>
          </table:table-cell>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9/G1/G1.1/G1.1.1/G1.1.1.1" table:formula="of:=CONCATENATE(IF([.A275]=&quot;&quot;;&quot;&quot;;CONCATENATE(&quot;C&quot;; [.A275]));IF([.B275]=&quot;&quot;;&quot;&quot;;CONCATENATE(&quot;/G&quot;;[.B275]));IF([.C275]=&quot;&quot;;&quot;&quot;;CONCATENATE(&quot;/R&quot;;[.C275])); IF([.D275]=&quot;&quot;;&quot;&quot;;CONCATENATE(&quot;/G&quot;;[.B275];&quot;.&quot;;[.D275])); IF([.E275]=&quot;&quot;;&quot;&quot;;CONCATENATE(&quot;/R&quot;;[.E275])); IF([.F275]=&quot;&quot;;&quot;&quot;;CONCATENATE(&quot;/G&quot;;[.B275];&quot;.&quot;;[.D275];&quot;.&quot;;[.F275])); IF([.G275]=&quot;&quot;;&quot;&quot;;CONCATENATE(&quot;/R&quot;;[.G275])); IF([.H275]=&quot;&quot;;&quot;&quot;;CONCATENATE(&quot;/G&quot;;[.B275];&quot;.&quot;;[.D275];&quot;.&quot;;[.F275];&quot;.&quot;;[.H275])); IF([.I275]=&quot;&quot;;&quot;&quot;;CONCATENATE(&quot;/R&quot;;[.I275]));IF([.J275]=&quot;&quot;;&quot;&quot;;CONCATENATE(&quot;/G&quot;;[.B275];&quot;.&quot;;[.D275];&quot;.&quot;;[.F275];&quot;.&quot;;[.H275]; &quot;.&quot;;[.J275])); IF([.K275]=&quot;&quot;;&quot;&quot;;CONCATENATE(&quot;/R&quot;;[.K275])))" table:style-name="ce1">
            <text:p>C19/G1/G1.1/G1.1.1/G1.1.1.1</text:p>
          </table:table-cell>
          <table:table-cell office:value-type="string" table:style-name="ce1">
            <text:p>CRITERION.EXCLUSION.MISCONDUCT.MARKET_DISTOR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9/G1/G1.1/G1.1.1/G1.1.1.1/R1" table:formula="of:=CONCATENATE(IF([.A276]=&quot;&quot;;&quot;&quot;;CONCATENATE(&quot;C&quot;; [.A276]));IF([.B276]=&quot;&quot;;&quot;&quot;;CONCATENATE(&quot;/G&quot;;[.B276]));IF([.C276]=&quot;&quot;;&quot;&quot;;CONCATENATE(&quot;/R&quot;;[.C276])); IF([.D276]=&quot;&quot;;&quot;&quot;;CONCATENATE(&quot;/G&quot;;[.B276];&quot;.&quot;;[.D276])); IF([.E276]=&quot;&quot;;&quot;&quot;;CONCATENATE(&quot;/R&quot;;[.E276])); IF([.F276]=&quot;&quot;;&quot;&quot;;CONCATENATE(&quot;/G&quot;;[.B276];&quot;.&quot;;[.D276];&quot;.&quot;;[.F276])); IF([.G276]=&quot;&quot;;&quot;&quot;;CONCATENATE(&quot;/R&quot;;[.G276])); IF([.H276]=&quot;&quot;;&quot;&quot;;CONCATENATE(&quot;/G&quot;;[.B276];&quot;.&quot;;[.D276];&quot;.&quot;;[.F276];&quot;.&quot;;[.H276])); IF([.I276]=&quot;&quot;;&quot;&quot;;CONCATENATE(&quot;/R&quot;;[.I276]));IF([.J276]=&quot;&quot;;&quot;&quot;;CONCATENATE(&quot;/G&quot;;[.B276];&quot;.&quot;;[.D276];&quot;.&quot;;[.F276];&quot;.&quot;;[.H276]; &quot;.&quot;;[.J276])); IF([.K276]=&quot;&quot;;&quot;&quot;;CONCATENATE(&quot;/R&quot;;[.K276])))" table:style-name="ce1">
            <text:p>C19/G1/G1.1/G1.1.1/G1.1.1.1/R1</text:p>
          </table:table-cell>
          <table:table-cell office:value-type="string" table:style-name="ce1">
            <text:p>CRITERION.EXCLUSION.MISCONDUCT.MARKET_DISTOR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0" table:style-name="ce5">
            <text:p>20</text:p>
          </table:table-cell>
          <table:table-cell table:number-columns-repeated="10" table:style-name="ce5"/>
          <table:table-cell office:value-type="string" office:string-value="C20" table:formula="of:=CONCATENATE(IF([.A277]=&quot;&quot;;&quot;&quot;;CONCATENATE(&quot;C&quot;; [.A277]));IF([.B277]=&quot;&quot;;&quot;&quot;;CONCATENATE(&quot;/G&quot;;[.B277]));IF([.C277]=&quot;&quot;;&quot;&quot;;CONCATENATE(&quot;/R&quot;;[.C277])); IF([.D277]=&quot;&quot;;&quot;&quot;;CONCATENATE(&quot;/G&quot;;[.B277];&quot;.&quot;;[.D277])); IF([.E277]=&quot;&quot;;&quot;&quot;;CONCATENATE(&quot;/R&quot;;[.E277])); IF([.F277]=&quot;&quot;;&quot;&quot;;CONCATENATE(&quot;/G&quot;;[.B277];&quot;.&quot;;[.D277];&quot;.&quot;;[.F277])); IF([.G277]=&quot;&quot;;&quot;&quot;;CONCATENATE(&quot;/R&quot;;[.G277])); IF([.H277]=&quot;&quot;;&quot;&quot;;CONCATENATE(&quot;/G&quot;;[.B277];&quot;.&quot;;[.D277];&quot;.&quot;;[.F277];&quot;.&quot;;[.H277])); IF([.I277]=&quot;&quot;;&quot;&quot;;CONCATENATE(&quot;/R&quot;;[.I277]));IF([.J277]=&quot;&quot;;&quot;&quot;;CONCATENATE(&quot;/G&quot;;[.B277];&quot;.&quot;;[.D277];&quot;.&quot;;[.F277];&quot;.&quot;;[.H277]; &quot;.&quot;;[.J277])); IF([.K277]=&quot;&quot;;&quot;&quot;;CONCATENATE(&quot;/R&quot;;[.K277])))" table:style-name="ce5">
            <text:p>C20</text:p>
          </table:table-cell>
          <table:table-cell office:value-type="string" table:style-name="ce5">
            <text:p>CRITERION.EXCLUSION.CONFLICT_OF_INTEREST.PROCEDURE_PARTICIPATION</text:p>
          </table:table-cell>
          <table:table-cell office:value-type="string" table:style-name="ce5">
            <text:p>b1b5ac18-f393-4280-9659-1367943c1a2e</text:p>
          </table:table-cell>
          <table:table-cell office:value-type="string" table:style-name="ce5">
            <text:p>Is the economic operator aware of any conflict of interest, as indicated in national law, the relevant notice or the procurement documents due to its participation in the procurement procedure?</text:p>
          </table:table-cell>
          <table:table-cell table:style-name="ce5"/>
          <table:table-cell table:style-name="ce6"/>
          <table:table-cell table:number-columns-repeated="16367"/>
        </table:table-row>
        <table:table-row table:style-name="ro1">
          <table:table-cell office:value-type="float" office:value="20" table:style-name="ce11">
            <text:p>20</text:p>
          </table:table-cell>
          <table:table-cell office:value-type="float" office:value="1" table:style-name="ce1">
            <text:p>1</text:p>
          </table:table-cell>
          <table:table-cell table:number-columns-repeated="9" table:style-name="ce1"/>
          <table:table-cell office:value-type="string" office:string-value="C20/G1" table:formula="of:=CONCATENATE(IF([.A278]=&quot;&quot;;&quot;&quot;;CONCATENATE(&quot;C&quot;; [.A278]));IF([.B278]=&quot;&quot;;&quot;&quot;;CONCATENATE(&quot;/G&quot;;[.B278]));IF([.C278]=&quot;&quot;;&quot;&quot;;CONCATENATE(&quot;/R&quot;;[.C278])); IF([.D278]=&quot;&quot;;&quot;&quot;;CONCATENATE(&quot;/G&quot;;[.B278];&quot;.&quot;;[.D278])); IF([.E278]=&quot;&quot;;&quot;&quot;;CONCATENATE(&quot;/R&quot;;[.E278])); IF([.F278]=&quot;&quot;;&quot;&quot;;CONCATENATE(&quot;/G&quot;;[.B278];&quot;.&quot;;[.D278];&quot;.&quot;;[.F278])); IF([.G278]=&quot;&quot;;&quot;&quot;;CONCATENATE(&quot;/R&quot;;[.G278])); IF([.H278]=&quot;&quot;;&quot;&quot;;CONCATENATE(&quot;/G&quot;;[.B278];&quot;.&quot;;[.D278];&quot;.&quot;;[.F278];&quot;.&quot;;[.H278])); IF([.I278]=&quot;&quot;;&quot;&quot;;CONCATENATE(&quot;/R&quot;;[.I278]));IF([.J278]=&quot;&quot;;&quot;&quot;;CONCATENATE(&quot;/G&quot;;[.B278];&quot;.&quot;;[.D278];&quot;.&quot;;[.F278];&quot;.&quot;;[.H278]; &quot;.&quot;;[.J278])); IF([.K278]=&quot;&quot;;&quot;&quot;;CONCATENATE(&quot;/R&quot;;[.K278])))" table:style-name="ce1">
            <text:p>C20/G1</text:p>
          </table:table-cell>
          <table:table-cell office:value-type="string" table:style-name="ce1">
            <text:p>CRITERION.EXCLUSION.CONFLICT_OF_INTEREST.PROCEDURE_PARTICIPATION</text:p>
          </table:table-cell>
          <table:table-cell office:value-type="string" table:style-name="ce1">
            <text:p>30450436-f559-4dfa-98ba-f0842ed9d2a0</text:p>
          </table:table-cell>
          <table:table-cell table:number-columns-repeated="2" table:style-name="ce1"/>
          <table:table-cell table:style-name="ce7"/>
          <table:table-cell table:number-columns-repeated="16367"/>
        </table:table-row>
        <table:table-row table:style-name="ro1">
          <table:table-cell office:value-type="float" office:value="20" table:style-name="ce11">
            <text:p>2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0/G1/R1" table:formula="of:=CONCATENATE(IF([.A279]=&quot;&quot;;&quot;&quot;;CONCATENATE(&quot;C&quot;; [.A279]));IF([.B279]=&quot;&quot;;&quot;&quot;;CONCATENATE(&quot;/G&quot;;[.B279]));IF([.C279]=&quot;&quot;;&quot;&quot;;CONCATENATE(&quot;/R&quot;;[.C279])); IF([.D279]=&quot;&quot;;&quot;&quot;;CONCATENATE(&quot;/G&quot;;[.B279];&quot;.&quot;;[.D279])); IF([.E279]=&quot;&quot;;&quot;&quot;;CONCATENATE(&quot;/R&quot;;[.E279])); IF([.F279]=&quot;&quot;;&quot;&quot;;CONCATENATE(&quot;/G&quot;;[.B279];&quot;.&quot;;[.D279];&quot;.&quot;;[.F279])); IF([.G279]=&quot;&quot;;&quot;&quot;;CONCATENATE(&quot;/R&quot;;[.G279])); IF([.H279]=&quot;&quot;;&quot;&quot;;CONCATENATE(&quot;/G&quot;;[.B279];&quot;.&quot;;[.D279];&quot;.&quot;;[.F279];&quot;.&quot;;[.H279])); IF([.I279]=&quot;&quot;;&quot;&quot;;CONCATENATE(&quot;/R&quot;;[.I279]));IF([.J279]=&quot;&quot;;&quot;&quot;;CONCATENATE(&quot;/G&quot;;[.B279];&quot;.&quot;;[.D279];&quot;.&quot;;[.F279];&quot;.&quot;;[.H279]; &quot;.&quot;;[.J279])); IF([.K279]=&quot;&quot;;&quot;&quot;;CONCATENATE(&quot;/R&quot;;[.K279])))" table:style-name="ce1">
            <text:p>C20/G1/R1</text:p>
          </table:table-cell>
          <table:table-cell office:value-type="string" table:style-name="ce1">
            <text:p>CRITERION.EXCLUSION.CONFLICT_OF_INTEREST.PROCEDURE_PARTICIP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0" table:style-name="ce8">
            <text:p>20</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20/G1/G1.1" table:formula="of:=CONCATENATE(IF([.A280]=&quot;&quot;;&quot;&quot;;CONCATENATE(&quot;C&quot;; [.A280]));IF([.B280]=&quot;&quot;;&quot;&quot;;CONCATENATE(&quot;/G&quot;;[.B280]));IF([.C280]=&quot;&quot;;&quot;&quot;;CONCATENATE(&quot;/R&quot;;[.C280])); IF([.D280]=&quot;&quot;;&quot;&quot;;CONCATENATE(&quot;/G&quot;;[.B280];&quot;.&quot;;[.D280])); IF([.E280]=&quot;&quot;;&quot;&quot;;CONCATENATE(&quot;/R&quot;;[.E280])); IF([.F280]=&quot;&quot;;&quot;&quot;;CONCATENATE(&quot;/G&quot;;[.B280];&quot;.&quot;;[.D280];&quot;.&quot;;[.F280])); IF([.G280]=&quot;&quot;;&quot;&quot;;CONCATENATE(&quot;/R&quot;;[.G280])); IF([.H280]=&quot;&quot;;&quot;&quot;;CONCATENATE(&quot;/G&quot;;[.B280];&quot;.&quot;;[.D280];&quot;.&quot;;[.F280];&quot;.&quot;;[.H280])); IF([.I280]=&quot;&quot;;&quot;&quot;;CONCATENATE(&quot;/R&quot;;[.I280]));IF([.J280]=&quot;&quot;;&quot;&quot;;CONCATENATE(&quot;/G&quot;;[.B280];&quot;.&quot;;[.D280];&quot;.&quot;;[.F280];&quot;.&quot;;[.H280]; &quot;.&quot;;[.J280])); IF([.K280]=&quot;&quot;;&quot;&quot;;CONCATENATE(&quot;/R&quot;;[.K280])))" table:style-name="ce7">
            <text:p>C20/G1/G1.1</text:p>
          </table:table-cell>
          <table:table-cell office:value-type="string" table:style-name="ce7">
            <text:p>CRITERION.EXCLUSION.CONFLICT_OF_INTEREST.PROCEDURE_PARTICIPATION</text:p>
          </table:table-cell>
          <table:table-cell office:value-type="string" table:style-name="ce7">
            <text:p>73f0fe4c-4ed9-4343-8096-d898cf200146</text:p>
          </table:table-cell>
          <table:table-cell table:style-name="ce7"/>
          <table:table-cell office:value-type="string" table:style-name="ce7">
            <text:p>GROUP_FULFILLED.ON_TRUE</text:p>
          </table:table-cell>
          <table:table-cell office:value-type="string" table:style-name="ce7">
            <text:p>requirement group added</text:p>
          </table:table-cell>
          <table:table-cell table:number-columns-repeated="16367" table:style-name="ce7"/>
        </table:table-row>
        <table:table-row table:style-name="ro1">
          <table:table-cell office:value-type="float" office:value="20" table:style-name="ce8">
            <text:p>20</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20/G1/G1.1/R1" table:formula="of:=CONCATENATE(IF([.A281]=&quot;&quot;;&quot;&quot;;CONCATENATE(&quot;C&quot;; [.A281]));IF([.B281]=&quot;&quot;;&quot;&quot;;CONCATENATE(&quot;/G&quot;;[.B281]));IF([.C281]=&quot;&quot;;&quot;&quot;;CONCATENATE(&quot;/R&quot;;[.C281])); IF([.D281]=&quot;&quot;;&quot;&quot;;CONCATENATE(&quot;/G&quot;;[.B281];&quot;.&quot;;[.D281])); IF([.E281]=&quot;&quot;;&quot;&quot;;CONCATENATE(&quot;/R&quot;;[.E281])); IF([.F281]=&quot;&quot;;&quot;&quot;;CONCATENATE(&quot;/G&quot;;[.B281];&quot;.&quot;;[.D281];&quot;.&quot;;[.F281])); IF([.G281]=&quot;&quot;;&quot;&quot;;CONCATENATE(&quot;/R&quot;;[.G281])); IF([.H281]=&quot;&quot;;&quot;&quot;;CONCATENATE(&quot;/G&quot;;[.B281];&quot;.&quot;;[.D281];&quot;.&quot;;[.F281];&quot;.&quot;;[.H281])); IF([.I281]=&quot;&quot;;&quot;&quot;;CONCATENATE(&quot;/R&quot;;[.I281]));IF([.J281]=&quot;&quot;;&quot;&quot;;CONCATENATE(&quot;/G&quot;;[.B281];&quot;.&quot;;[.D281];&quot;.&quot;;[.F281];&quot;.&quot;;[.H281]; &quot;.&quot;;[.J281])); IF([.K281]=&quot;&quot;;&quot;&quot;;CONCATENATE(&quot;/R&quot;;[.K281])))" table:style-name="ce7">
            <text:p>C20/G1/G1.1/R1</text:p>
          </table:table-cell>
          <table:table-cell office:value-type="string" table:style-name="ce7">
            <text:p>CRITERION.EXCLUSION.CONFLICT_OF_INTEREST.PROCEDURE_PARTICIPATION</text:p>
          </table:table-cell>
          <table:table-cell office:value-type="string" table:style-name="ce7">
            <text:p>e098da8e-4717-4500-965f-f882d5b4e1ad</text:p>
          </table:table-cell>
          <table:table-cell office:value-type="string" table:style-name="ce7">
            <text:p>Please describe them</text:p>
          </table:table-cell>
          <table:table-cell table:style-name="ce7"/>
          <table:table-cell office:value-type="string" table:style-name="ce7">
            <text:p>requirement added</text:p>
          </table:table-cell>
          <table:table-cell table:number-columns-repeated="16367" table:style-name="ce7"/>
        </table:table-row>
        <table:table-row table:style-name="ro1">
          <table:table-cell office:value-type="float" office:value="21" table:style-name="ce9">
            <text:p>21</text:p>
          </table:table-cell>
          <table:table-cell table:number-columns-repeated="10" table:style-name="ce9"/>
          <table:table-cell office:value-type="string" office:string-value="C21" table:formula="of:=CONCATENATE(IF([.A282]=&quot;&quot;;&quot;&quot;;CONCATENATE(&quot;C&quot;; [.A282]));IF([.B282]=&quot;&quot;;&quot;&quot;;CONCATENATE(&quot;/G&quot;;[.B282]));IF([.C282]=&quot;&quot;;&quot;&quot;;CONCATENATE(&quot;/R&quot;;[.C282])); IF([.D282]=&quot;&quot;;&quot;&quot;;CONCATENATE(&quot;/G&quot;;[.B282];&quot;.&quot;;[.D282])); IF([.E282]=&quot;&quot;;&quot;&quot;;CONCATENATE(&quot;/R&quot;;[.E282])); IF([.F282]=&quot;&quot;;&quot;&quot;;CONCATENATE(&quot;/G&quot;;[.B282];&quot;.&quot;;[.D282];&quot;.&quot;;[.F282])); IF([.G282]=&quot;&quot;;&quot;&quot;;CONCATENATE(&quot;/R&quot;;[.G282])); IF([.H282]=&quot;&quot;;&quot;&quot;;CONCATENATE(&quot;/G&quot;;[.B282];&quot;.&quot;;[.D282];&quot;.&quot;;[.F282];&quot;.&quot;;[.H282])); IF([.I282]=&quot;&quot;;&quot;&quot;;CONCATENATE(&quot;/R&quot;;[.I282]));IF([.J282]=&quot;&quot;;&quot;&quot;;CONCATENATE(&quot;/G&quot;;[.B282];&quot;.&quot;;[.D282];&quot;.&quot;;[.F282];&quot;.&quot;;[.H282]; &quot;.&quot;;[.J282])); IF([.K282]=&quot;&quot;;&quot;&quot;;CONCATENATE(&quot;/R&quot;;[.K282])))" table:style-name="ce9">
            <text:p>C21</text:p>
          </table:table-cell>
          <table:table-cell office:value-type="string" table:style-name="ce9">
            <text:p>CRITERION.EXCLUSION.CONFLICT_OF_INTEREST.PROCEDURE_PREPARATION</text:p>
          </table:table-cell>
          <table:table-cell office:value-type="string" table:style-name="ce9">
            <text:p>61874050-5130-4f1c-a174-720939c7b483</text:p>
          </table:table-cell>
          <table:table-cell office:value-type="string" table:style-name="ce9">
            <text:p>Has the economic operator or an undertaking related to it advised the contracting authority or contracting entity or otherwise been involved in the preparation of the procurement procedure?</text:p>
          </table:table-cell>
          <table:table-cell table:style-name="ce9"/>
          <table:table-cell table:style-name="ce10"/>
          <table:table-cell table:number-columns-repeated="16367" table:style-name="ce9"/>
        </table:table-row>
        <table:table-row table:style-name="ro1">
          <table:table-cell office:value-type="float" office:value="21" table:style-name="ce11">
            <text:p>21</text:p>
          </table:table-cell>
          <table:table-cell office:value-type="float" office:value="1" table:style-name="ce1">
            <text:p>1</text:p>
          </table:table-cell>
          <table:table-cell table:number-columns-repeated="9" table:style-name="ce1"/>
          <table:table-cell office:value-type="string" office:string-value="C21/G1" table:formula="of:=CONCATENATE(IF([.A283]=&quot;&quot;;&quot;&quot;;CONCATENATE(&quot;C&quot;; [.A283]));IF([.B283]=&quot;&quot;;&quot;&quot;;CONCATENATE(&quot;/G&quot;;[.B283]));IF([.C283]=&quot;&quot;;&quot;&quot;;CONCATENATE(&quot;/R&quot;;[.C283])); IF([.D283]=&quot;&quot;;&quot;&quot;;CONCATENATE(&quot;/G&quot;;[.B283];&quot;.&quot;;[.D283])); IF([.E283]=&quot;&quot;;&quot;&quot;;CONCATENATE(&quot;/R&quot;;[.E283])); IF([.F283]=&quot;&quot;;&quot;&quot;;CONCATENATE(&quot;/G&quot;;[.B283];&quot;.&quot;;[.D283];&quot;.&quot;;[.F283])); IF([.G283]=&quot;&quot;;&quot;&quot;;CONCATENATE(&quot;/R&quot;;[.G283])); IF([.H283]=&quot;&quot;;&quot;&quot;;CONCATENATE(&quot;/G&quot;;[.B283];&quot;.&quot;;[.D283];&quot;.&quot;;[.F283];&quot;.&quot;;[.H283])); IF([.I283]=&quot;&quot;;&quot;&quot;;CONCATENATE(&quot;/R&quot;;[.I283]));IF([.J283]=&quot;&quot;;&quot;&quot;;CONCATENATE(&quot;/G&quot;;[.B283];&quot;.&quot;;[.D283];&quot;.&quot;;[.F283];&quot;.&quot;;[.H283]; &quot;.&quot;;[.J283])); IF([.K283]=&quot;&quot;;&quot;&quot;;CONCATENATE(&quot;/R&quot;;[.K283])))" table:style-name="ce1">
            <text:p>C21/G1</text:p>
          </table:table-cell>
          <table:table-cell office:value-type="string" table:style-name="ce1">
            <text:p>CRITERION.EXCLUSION.CONFLICT_OF_INTEREST.PROCEDURE_PREPARATION</text:p>
          </table:table-cell>
          <table:table-cell office:value-type="string" table:style-name="ce1">
            <text:p>77ae3f29-7c5f-4afa-af97-24afec48c5bf</text:p>
          </table:table-cell>
          <table:table-cell table:number-columns-repeated="2" table:style-name="ce1"/>
          <table:table-cell table:style-name="ce7"/>
          <table:table-cell table:number-columns-repeated="16367"/>
        </table:table-row>
        <table:table-row table:style-name="ro1">
          <table:table-cell office:value-type="float" office:value="21" table:style-name="ce11">
            <text:p>2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1/G1/R1" table:formula="of:=CONCATENATE(IF([.A284]=&quot;&quot;;&quot;&quot;;CONCATENATE(&quot;C&quot;; [.A284]));IF([.B284]=&quot;&quot;;&quot;&quot;;CONCATENATE(&quot;/G&quot;;[.B284]));IF([.C284]=&quot;&quot;;&quot;&quot;;CONCATENATE(&quot;/R&quot;;[.C284])); IF([.D284]=&quot;&quot;;&quot;&quot;;CONCATENATE(&quot;/G&quot;;[.B284];&quot;.&quot;;[.D284])); IF([.E284]=&quot;&quot;;&quot;&quot;;CONCATENATE(&quot;/R&quot;;[.E284])); IF([.F284]=&quot;&quot;;&quot;&quot;;CONCATENATE(&quot;/G&quot;;[.B284];&quot;.&quot;;[.D284];&quot;.&quot;;[.F284])); IF([.G284]=&quot;&quot;;&quot;&quot;;CONCATENATE(&quot;/R&quot;;[.G284])); IF([.H284]=&quot;&quot;;&quot;&quot;;CONCATENATE(&quot;/G&quot;;[.B284];&quot;.&quot;;[.D284];&quot;.&quot;;[.F284];&quot;.&quot;;[.H284])); IF([.I284]=&quot;&quot;;&quot;&quot;;CONCATENATE(&quot;/R&quot;;[.I284]));IF([.J284]=&quot;&quot;;&quot;&quot;;CONCATENATE(&quot;/G&quot;;[.B284];&quot;.&quot;;[.D284];&quot;.&quot;;[.F284];&quot;.&quot;;[.H284]; &quot;.&quot;;[.J284])); IF([.K284]=&quot;&quot;;&quot;&quot;;CONCATENATE(&quot;/R&quot;;[.K284])))" table:style-name="ce1">
            <text:p>C21/G1/R1</text:p>
          </table:table-cell>
          <table:table-cell office:value-type="string" table:style-name="ce1">
            <text:p>CRITERION.EXCLUSION.CONFLICT_OF_INTEREST.PROCEDURE_PREPAR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1" table:style-name="ce11">
            <text:p>2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1/G1/G1.1" table:formula="of:=CONCATENATE(IF([.A285]=&quot;&quot;;&quot;&quot;;CONCATENATE(&quot;C&quot;; [.A285]));IF([.B285]=&quot;&quot;;&quot;&quot;;CONCATENATE(&quot;/G&quot;;[.B285]));IF([.C285]=&quot;&quot;;&quot;&quot;;CONCATENATE(&quot;/R&quot;;[.C285])); IF([.D285]=&quot;&quot;;&quot;&quot;;CONCATENATE(&quot;/G&quot;;[.B285];&quot;.&quot;;[.D285])); IF([.E285]=&quot;&quot;;&quot;&quot;;CONCATENATE(&quot;/R&quot;;[.E285])); IF([.F285]=&quot;&quot;;&quot;&quot;;CONCATENATE(&quot;/G&quot;;[.B285];&quot;.&quot;;[.D285];&quot;.&quot;;[.F285])); IF([.G285]=&quot;&quot;;&quot;&quot;;CONCATENATE(&quot;/R&quot;;[.G285])); IF([.H285]=&quot;&quot;;&quot;&quot;;CONCATENATE(&quot;/G&quot;;[.B285];&quot;.&quot;;[.D285];&quot;.&quot;;[.F285];&quot;.&quot;;[.H285])); IF([.I285]=&quot;&quot;;&quot;&quot;;CONCATENATE(&quot;/R&quot;;[.I285]));IF([.J285]=&quot;&quot;;&quot;&quot;;CONCATENATE(&quot;/G&quot;;[.B285];&quot;.&quot;;[.D285];&quot;.&quot;;[.F285];&quot;.&quot;;[.H285]; &quot;.&quot;;[.J285])); IF([.K285]=&quot;&quot;;&quot;&quot;;CONCATENATE(&quot;/R&quot;;[.K285])))" table:style-name="ce1">
            <text:p>C21/G1/G1.1</text:p>
          </table:table-cell>
          <table:table-cell office:value-type="string" table:style-name="ce1">
            <text:p>CRITERION.EXCLUSION.CONFLICT_OF_INTEREST.PROCEDURE_PREPARATION</text:p>
          </table:table-cell>
          <table:table-cell office:value-type="string" table:style-name="ce1">
            <text:p>73f0fe4c-4ed9-4343-8096-d898cf200146</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1" table:style-name="ce11">
            <text:p>2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1/G1/G1.1/R1" table:formula="of:=CONCATENATE(IF([.A286]=&quot;&quot;;&quot;&quot;;CONCATENATE(&quot;C&quot;; [.A286]));IF([.B286]=&quot;&quot;;&quot;&quot;;CONCATENATE(&quot;/G&quot;;[.B286]));IF([.C286]=&quot;&quot;;&quot;&quot;;CONCATENATE(&quot;/R&quot;;[.C286])); IF([.D286]=&quot;&quot;;&quot;&quot;;CONCATENATE(&quot;/G&quot;;[.B286];&quot;.&quot;;[.D286])); IF([.E286]=&quot;&quot;;&quot;&quot;;CONCATENATE(&quot;/R&quot;;[.E286])); IF([.F286]=&quot;&quot;;&quot;&quot;;CONCATENATE(&quot;/G&quot;;[.B286];&quot;.&quot;;[.D286];&quot;.&quot;;[.F286])); IF([.G286]=&quot;&quot;;&quot;&quot;;CONCATENATE(&quot;/R&quot;;[.G286])); IF([.H286]=&quot;&quot;;&quot;&quot;;CONCATENATE(&quot;/G&quot;;[.B286];&quot;.&quot;;[.D286];&quot;.&quot;;[.F286];&quot;.&quot;;[.H286])); IF([.I286]=&quot;&quot;;&quot;&quot;;CONCATENATE(&quot;/R&quot;;[.I286]));IF([.J286]=&quot;&quot;;&quot;&quot;;CONCATENATE(&quot;/G&quot;;[.B286];&quot;.&quot;;[.D286];&quot;.&quot;;[.F286];&quot;.&quot;;[.H286]; &quot;.&quot;;[.J286])); IF([.K286]=&quot;&quot;;&quot;&quot;;CONCATENATE(&quot;/R&quot;;[.K286])))" table:style-name="ce1">
            <text:p>C21/G1/G1.1/R1</text:p>
          </table:table-cell>
          <table:table-cell office:value-type="string" table:style-name="ce1">
            <text:p>CRITERION.EXCLUSION.CONFLICT_OF_INTEREST.PROCEDURE_PREPARATION</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2" table:style-name="ce9">
            <text:p>22</text:p>
          </table:table-cell>
          <table:table-cell table:number-columns-repeated="10" table:style-name="ce9"/>
          <table:table-cell office:value-type="string" office:string-value="C22" table:formula="of:=CONCATENATE(IF([.A287]=&quot;&quot;;&quot;&quot;;CONCATENATE(&quot;C&quot;; [.A287]));IF([.B287]=&quot;&quot;;&quot;&quot;;CONCATENATE(&quot;/G&quot;;[.B287]));IF([.C287]=&quot;&quot;;&quot;&quot;;CONCATENATE(&quot;/R&quot;;[.C287])); IF([.D287]=&quot;&quot;;&quot;&quot;;CONCATENATE(&quot;/G&quot;;[.B287];&quot;.&quot;;[.D287])); IF([.E287]=&quot;&quot;;&quot;&quot;;CONCATENATE(&quot;/R&quot;;[.E287])); IF([.F287]=&quot;&quot;;&quot;&quot;;CONCATENATE(&quot;/G&quot;;[.B287];&quot;.&quot;;[.D287];&quot;.&quot;;[.F287])); IF([.G287]=&quot;&quot;;&quot;&quot;;CONCATENATE(&quot;/R&quot;;[.G287])); IF([.H287]=&quot;&quot;;&quot;&quot;;CONCATENATE(&quot;/G&quot;;[.B287];&quot;.&quot;;[.D287];&quot;.&quot;;[.F287];&quot;.&quot;;[.H287])); IF([.I287]=&quot;&quot;;&quot;&quot;;CONCATENATE(&quot;/R&quot;;[.I287]));IF([.J287]=&quot;&quot;;&quot;&quot;;CONCATENATE(&quot;/G&quot;;[.B287];&quot;.&quot;;[.D287];&quot;.&quot;;[.F287];&quot;.&quot;;[.H287]; &quot;.&quot;;[.J287])); IF([.K287]=&quot;&quot;;&quot;&quot;;CONCATENATE(&quot;/R&quot;;[.K287])))" table:style-name="ce9">
            <text:p>C22</text:p>
          </table:table-cell>
          <table:table-cell office:value-type="string" table:style-name="ce9">
            <text:p>CRITERION.EXCLUSION.CONFLICT_OF_INTEREST.EARLY_TERMINATION</text:p>
          </table:table-cell>
          <table:table-cell office:value-type="string" table:style-name="ce9">
            <text:p>3293e92b-7f3e-42f1-bee6-a7641bb04251</text:p>
          </table:table-cell>
          <table:table-cell office:value-type="string" table:style-name="ce9">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
          <table:table-cell table:style-name="ce10"/>
          <table:table-cell table:number-columns-repeated="16367" table:style-name="ce9"/>
        </table:table-row>
        <table:table-row table:style-name="ro1">
          <table:table-cell office:value-type="float" office:value="22" table:style-name="ce11">
            <text:p>22</text:p>
          </table:table-cell>
          <table:table-cell office:value-type="float" office:value="1" table:style-name="ce1">
            <text:p>1</text:p>
          </table:table-cell>
          <table:table-cell table:number-columns-repeated="9" table:style-name="ce1"/>
          <table:table-cell office:value-type="string" office:string-value="C22/G1" table:formula="of:=CONCATENATE(IF([.A288]=&quot;&quot;;&quot;&quot;;CONCATENATE(&quot;C&quot;; [.A288]));IF([.B288]=&quot;&quot;;&quot;&quot;;CONCATENATE(&quot;/G&quot;;[.B288]));IF([.C288]=&quot;&quot;;&quot;&quot;;CONCATENATE(&quot;/R&quot;;[.C288])); IF([.D288]=&quot;&quot;;&quot;&quot;;CONCATENATE(&quot;/G&quot;;[.B288];&quot;.&quot;;[.D288])); IF([.E288]=&quot;&quot;;&quot;&quot;;CONCATENATE(&quot;/R&quot;;[.E288])); IF([.F288]=&quot;&quot;;&quot;&quot;;CONCATENATE(&quot;/G&quot;;[.B288];&quot;.&quot;;[.D288];&quot;.&quot;;[.F288])); IF([.G288]=&quot;&quot;;&quot;&quot;;CONCATENATE(&quot;/R&quot;;[.G288])); IF([.H288]=&quot;&quot;;&quot;&quot;;CONCATENATE(&quot;/G&quot;;[.B288];&quot;.&quot;;[.D288];&quot;.&quot;;[.F288];&quot;.&quot;;[.H288])); IF([.I288]=&quot;&quot;;&quot;&quot;;CONCATENATE(&quot;/R&quot;;[.I288]));IF([.J288]=&quot;&quot;;&quot;&quot;;CONCATENATE(&quot;/G&quot;;[.B288];&quot;.&quot;;[.D288];&quot;.&quot;;[.F288];&quot;.&quot;;[.H288]; &quot;.&quot;;[.J288])); IF([.K288]=&quot;&quot;;&quot;&quot;;CONCATENATE(&quot;/R&quot;;[.K288])))" table:style-name="ce1">
            <text:p>C22/G1</text:p>
          </table:table-cell>
          <table:table-cell office:value-type="string" table:style-name="ce1">
            <text:p>CRITERION.EXCLUSION.CONFLICT_OF_INTEREST.EARLY_TERMINATION</text:p>
          </table:table-cell>
          <table:table-cell office:value-type="string" table:style-name="ce1">
            <text:p>67362ec7-cec3-4cb8-a38e-5d7a2a31e6d8</text:p>
          </table:table-cell>
          <table:table-cell table:number-columns-repeated="2"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2/G1/R1" table:formula="of:=CONCATENATE(IF([.A289]=&quot;&quot;;&quot;&quot;;CONCATENATE(&quot;C&quot;; [.A289]));IF([.B289]=&quot;&quot;;&quot;&quot;;CONCATENATE(&quot;/G&quot;;[.B289]));IF([.C289]=&quot;&quot;;&quot;&quot;;CONCATENATE(&quot;/R&quot;;[.C289])); IF([.D289]=&quot;&quot;;&quot;&quot;;CONCATENATE(&quot;/G&quot;;[.B289];&quot;.&quot;;[.D289])); IF([.E289]=&quot;&quot;;&quot;&quot;;CONCATENATE(&quot;/R&quot;;[.E289])); IF([.F289]=&quot;&quot;;&quot;&quot;;CONCATENATE(&quot;/G&quot;;[.B289];&quot;.&quot;;[.D289];&quot;.&quot;;[.F289])); IF([.G289]=&quot;&quot;;&quot;&quot;;CONCATENATE(&quot;/R&quot;;[.G289])); IF([.H289]=&quot;&quot;;&quot;&quot;;CONCATENATE(&quot;/G&quot;;[.B289];&quot;.&quot;;[.D289];&quot;.&quot;;[.F289];&quot;.&quot;;[.H289])); IF([.I289]=&quot;&quot;;&quot;&quot;;CONCATENATE(&quot;/R&quot;;[.I289]));IF([.J289]=&quot;&quot;;&quot;&quot;;CONCATENATE(&quot;/G&quot;;[.B289];&quot;.&quot;;[.D289];&quot;.&quot;;[.F289];&quot;.&quot;;[.H289]; &quot;.&quot;;[.J289])); IF([.K289]=&quot;&quot;;&quot;&quot;;CONCATENATE(&quot;/R&quot;;[.K289])))" table:style-name="ce1">
            <text:p>C22/G1/R1</text:p>
          </table:table-cell>
          <table:table-cell office:value-type="string" table:style-name="ce1">
            <text:p>CRITERION.EXCLUSION.CONFLICT_OF_INTEREST.EARLY_TERMIN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2/G1/G1.1" table:formula="of:=CONCATENATE(IF([.A290]=&quot;&quot;;&quot;&quot;;CONCATENATE(&quot;C&quot;; [.A290]));IF([.B290]=&quot;&quot;;&quot;&quot;;CONCATENATE(&quot;/G&quot;;[.B290]));IF([.C290]=&quot;&quot;;&quot;&quot;;CONCATENATE(&quot;/R&quot;;[.C290])); IF([.D290]=&quot;&quot;;&quot;&quot;;CONCATENATE(&quot;/G&quot;;[.B290];&quot;.&quot;;[.D290])); IF([.E290]=&quot;&quot;;&quot;&quot;;CONCATENATE(&quot;/R&quot;;[.E290])); IF([.F290]=&quot;&quot;;&quot;&quot;;CONCATENATE(&quot;/G&quot;;[.B290];&quot;.&quot;;[.D290];&quot;.&quot;;[.F290])); IF([.G290]=&quot;&quot;;&quot;&quot;;CONCATENATE(&quot;/R&quot;;[.G290])); IF([.H290]=&quot;&quot;;&quot;&quot;;CONCATENATE(&quot;/G&quot;;[.B290];&quot;.&quot;;[.D290];&quot;.&quot;;[.F290];&quot;.&quot;;[.H290])); IF([.I290]=&quot;&quot;;&quot;&quot;;CONCATENATE(&quot;/R&quot;;[.I290]));IF([.J290]=&quot;&quot;;&quot;&quot;;CONCATENATE(&quot;/G&quot;;[.B290];&quot;.&quot;;[.D290];&quot;.&quot;;[.F290];&quot;.&quot;;[.H290]; &quot;.&quot;;[.J290])); IF([.K290]=&quot;&quot;;&quot;&quot;;CONCATENATE(&quot;/R&quot;;[.K290])))" table:style-name="ce1">
            <text:p>C22/G1/G1.1</text:p>
          </table:table-cell>
          <table:table-cell office:value-type="string" table:style-name="ce1">
            <text:p>CRITERION.EXCLUSION.CONFLICT_OF_INTEREST.EARLY_TERMINATION</text:p>
          </table:table-cell>
          <table:table-cell office:value-type="string" table:style-name="ce1">
            <text:p>2cbcf978-765c-40aa-996b-b1d082485cef</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2/G1/G1.1/R1" table:formula="of:=CONCATENATE(IF([.A291]=&quot;&quot;;&quot;&quot;;CONCATENATE(&quot;C&quot;; [.A291]));IF([.B291]=&quot;&quot;;&quot;&quot;;CONCATENATE(&quot;/G&quot;;[.B291]));IF([.C291]=&quot;&quot;;&quot;&quot;;CONCATENATE(&quot;/R&quot;;[.C291])); IF([.D291]=&quot;&quot;;&quot;&quot;;CONCATENATE(&quot;/G&quot;;[.B291];&quot;.&quot;;[.D291])); IF([.E291]=&quot;&quot;;&quot;&quot;;CONCATENATE(&quot;/R&quot;;[.E291])); IF([.F291]=&quot;&quot;;&quot;&quot;;CONCATENATE(&quot;/G&quot;;[.B291];&quot;.&quot;;[.D291];&quot;.&quot;;[.F291])); IF([.G291]=&quot;&quot;;&quot;&quot;;CONCATENATE(&quot;/R&quot;;[.G291])); IF([.H291]=&quot;&quot;;&quot;&quot;;CONCATENATE(&quot;/G&quot;;[.B291];&quot;.&quot;;[.D291];&quot;.&quot;;[.F291];&quot;.&quot;;[.H291])); IF([.I291]=&quot;&quot;;&quot;&quot;;CONCATENATE(&quot;/R&quot;;[.I291]));IF([.J291]=&quot;&quot;;&quot;&quot;;CONCATENATE(&quot;/G&quot;;[.B291];&quot;.&quot;;[.D291];&quot;.&quot;;[.F291];&quot;.&quot;;[.H291]; &quot;.&quot;;[.J291])); IF([.K291]=&quot;&quot;;&quot;&quot;;CONCATENATE(&quot;/R&quot;;[.K291])))" table:style-name="ce1">
            <text:p>C22/G1/G1.1/R1</text:p>
          </table:table-cell>
          <table:table-cell office:value-type="string" table:style-name="ce1">
            <text:p>CRITERION.EXCLUSION.CONFLICT_OF_INTEREST.EARLY_TERMINATION</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22/G1/G1.1/G1.1.1" table:formula="of:=CONCATENATE(IF([.A292]=&quot;&quot;;&quot;&quot;;CONCATENATE(&quot;C&quot;; [.A292]));IF([.B292]=&quot;&quot;;&quot;&quot;;CONCATENATE(&quot;/G&quot;;[.B292]));IF([.C292]=&quot;&quot;;&quot;&quot;;CONCATENATE(&quot;/R&quot;;[.C292])); IF([.D292]=&quot;&quot;;&quot;&quot;;CONCATENATE(&quot;/G&quot;;[.B292];&quot;.&quot;;[.D292])); IF([.E292]=&quot;&quot;;&quot;&quot;;CONCATENATE(&quot;/R&quot;;[.E292])); IF([.F292]=&quot;&quot;;&quot;&quot;;CONCATENATE(&quot;/G&quot;;[.B292];&quot;.&quot;;[.D292];&quot;.&quot;;[.F292])); IF([.G292]=&quot;&quot;;&quot;&quot;;CONCATENATE(&quot;/R&quot;;[.G292])); IF([.H292]=&quot;&quot;;&quot;&quot;;CONCATENATE(&quot;/G&quot;;[.B292];&quot;.&quot;;[.D292];&quot;.&quot;;[.F292];&quot;.&quot;;[.H292])); IF([.I292]=&quot;&quot;;&quot;&quot;;CONCATENATE(&quot;/R&quot;;[.I292]));IF([.J292]=&quot;&quot;;&quot;&quot;;CONCATENATE(&quot;/G&quot;;[.B292];&quot;.&quot;;[.D292];&quot;.&quot;;[.F292];&quot;.&quot;;[.H292]; &quot;.&quot;;[.J292])); IF([.K292]=&quot;&quot;;&quot;&quot;;CONCATENATE(&quot;/R&quot;;[.K292])))" table:style-name="ce1">
            <text:p>C22/G1/G1.1/G1.1.1</text:p>
          </table:table-cell>
          <table:table-cell office:value-type="string" table:style-name="ce1">
            <text:p>CRITERION.EXCLUSION.CONFLICT_OF_INTEREST.EARLY_TERMINATION</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22/G1/G1.1/G1.1.1/R1" table:formula="of:=CONCATENATE(IF([.A293]=&quot;&quot;;&quot;&quot;;CONCATENATE(&quot;C&quot;; [.A293]));IF([.B293]=&quot;&quot;;&quot;&quot;;CONCATENATE(&quot;/G&quot;;[.B293]));IF([.C293]=&quot;&quot;;&quot;&quot;;CONCATENATE(&quot;/R&quot;;[.C293])); IF([.D293]=&quot;&quot;;&quot;&quot;;CONCATENATE(&quot;/G&quot;;[.B293];&quot;.&quot;;[.D293])); IF([.E293]=&quot;&quot;;&quot;&quot;;CONCATENATE(&quot;/R&quot;;[.E293])); IF([.F293]=&quot;&quot;;&quot;&quot;;CONCATENATE(&quot;/G&quot;;[.B293];&quot;.&quot;;[.D293];&quot;.&quot;;[.F293])); IF([.G293]=&quot;&quot;;&quot;&quot;;CONCATENATE(&quot;/R&quot;;[.G293])); IF([.H293]=&quot;&quot;;&quot;&quot;;CONCATENATE(&quot;/G&quot;;[.B293];&quot;.&quot;;[.D293];&quot;.&quot;;[.F293];&quot;.&quot;;[.H293])); IF([.I293]=&quot;&quot;;&quot;&quot;;CONCATENATE(&quot;/R&quot;;[.I293]));IF([.J293]=&quot;&quot;;&quot;&quot;;CONCATENATE(&quot;/G&quot;;[.B293];&quot;.&quot;;[.D293];&quot;.&quot;;[.F293];&quot;.&quot;;[.H293]; &quot;.&quot;;[.J293])); IF([.K293]=&quot;&quot;;&quot;&quot;;CONCATENATE(&quot;/R&quot;;[.K293])))" table:style-name="ce1">
            <text:p>C22/G1/G1.1/G1.1.1/R1</text:p>
          </table:table-cell>
          <table:table-cell office:value-type="string" table:style-name="ce1">
            <text:p>CRITERION.EXCLUSION.CONFLICT_OF_INTEREST.EARLY_TERMINA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22/G1/G1.1/G1.1.1/G1.1.1.1" table:formula="of:=CONCATENATE(IF([.A294]=&quot;&quot;;&quot;&quot;;CONCATENATE(&quot;C&quot;; [.A294]));IF([.B294]=&quot;&quot;;&quot;&quot;;CONCATENATE(&quot;/G&quot;;[.B294]));IF([.C294]=&quot;&quot;;&quot;&quot;;CONCATENATE(&quot;/R&quot;;[.C294])); IF([.D294]=&quot;&quot;;&quot;&quot;;CONCATENATE(&quot;/G&quot;;[.B294];&quot;.&quot;;[.D294])); IF([.E294]=&quot;&quot;;&quot;&quot;;CONCATENATE(&quot;/R&quot;;[.E294])); IF([.F294]=&quot;&quot;;&quot;&quot;;CONCATENATE(&quot;/G&quot;;[.B294];&quot;.&quot;;[.D294];&quot;.&quot;;[.F294])); IF([.G294]=&quot;&quot;;&quot;&quot;;CONCATENATE(&quot;/R&quot;;[.G294])); IF([.H294]=&quot;&quot;;&quot;&quot;;CONCATENATE(&quot;/G&quot;;[.B294];&quot;.&quot;;[.D294];&quot;.&quot;;[.F294];&quot;.&quot;;[.H294])); IF([.I294]=&quot;&quot;;&quot;&quot;;CONCATENATE(&quot;/R&quot;;[.I294]));IF([.J294]=&quot;&quot;;&quot;&quot;;CONCATENATE(&quot;/G&quot;;[.B294];&quot;.&quot;;[.D294];&quot;.&quot;;[.F294];&quot;.&quot;;[.H294]; &quot;.&quot;;[.J294])); IF([.K294]=&quot;&quot;;&quot;&quot;;CONCATENATE(&quot;/R&quot;;[.K294])))" table:style-name="ce1">
            <text:p>C22/G1/G1.1/G1.1.1/G1.1.1.1</text:p>
          </table:table-cell>
          <table:table-cell office:value-type="string" table:style-name="ce1">
            <text:p>CRITERION.EXCLUSION.CONFLICT_OF_INTEREST.EARLY_TERMINA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22/G1/G1.1/G1.1.1/G1.1.1.1/R1" table:formula="of:=CONCATENATE(IF([.A295]=&quot;&quot;;&quot;&quot;;CONCATENATE(&quot;C&quot;; [.A295]));IF([.B295]=&quot;&quot;;&quot;&quot;;CONCATENATE(&quot;/G&quot;;[.B295]));IF([.C295]=&quot;&quot;;&quot;&quot;;CONCATENATE(&quot;/R&quot;;[.C295])); IF([.D295]=&quot;&quot;;&quot;&quot;;CONCATENATE(&quot;/G&quot;;[.B295];&quot;.&quot;;[.D295])); IF([.E295]=&quot;&quot;;&quot;&quot;;CONCATENATE(&quot;/R&quot;;[.E295])); IF([.F295]=&quot;&quot;;&quot;&quot;;CONCATENATE(&quot;/G&quot;;[.B295];&quot;.&quot;;[.D295];&quot;.&quot;;[.F295])); IF([.G295]=&quot;&quot;;&quot;&quot;;CONCATENATE(&quot;/R&quot;;[.G295])); IF([.H295]=&quot;&quot;;&quot;&quot;;CONCATENATE(&quot;/G&quot;;[.B295];&quot;.&quot;;[.D295];&quot;.&quot;;[.F295];&quot;.&quot;;[.H295])); IF([.I295]=&quot;&quot;;&quot;&quot;;CONCATENATE(&quot;/R&quot;;[.I295]));IF([.J295]=&quot;&quot;;&quot;&quot;;CONCATENATE(&quot;/G&quot;;[.B295];&quot;.&quot;;[.D295];&quot;.&quot;;[.F295];&quot;.&quot;;[.H295]; &quot;.&quot;;[.J295])); IF([.K295]=&quot;&quot;;&quot;&quot;;CONCATENATE(&quot;/R&quot;;[.K295])))" table:style-name="ce1">
            <text:p>C22/G1/G1.1/G1.1.1/G1.1.1.1/R1</text:p>
          </table:table-cell>
          <table:table-cell office:value-type="string" table:style-name="ce1">
            <text:p>CRITERION.EXCLUSION.CONFLICT_OF_INTEREST.EARLY_TERMINA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3" table:style-name="ce9">
            <text:p>23</text:p>
          </table:table-cell>
          <table:table-cell table:number-columns-repeated="10" table:style-name="ce9"/>
          <table:table-cell office:value-type="string" office:string-value="C23" table:formula="of:=CONCATENATE(IF([.A296]=&quot;&quot;;&quot;&quot;;CONCATENATE(&quot;C&quot;; [.A296]));IF([.B296]=&quot;&quot;;&quot;&quot;;CONCATENATE(&quot;/G&quot;;[.B296]));IF([.C296]=&quot;&quot;;&quot;&quot;;CONCATENATE(&quot;/R&quot;;[.C296])); IF([.D296]=&quot;&quot;;&quot;&quot;;CONCATENATE(&quot;/G&quot;;[.B296];&quot;.&quot;;[.D296])); IF([.E296]=&quot;&quot;;&quot;&quot;;CONCATENATE(&quot;/R&quot;;[.E296])); IF([.F296]=&quot;&quot;;&quot;&quot;;CONCATENATE(&quot;/G&quot;;[.B296];&quot;.&quot;;[.D296];&quot;.&quot;;[.F296])); IF([.G296]=&quot;&quot;;&quot;&quot;;CONCATENATE(&quot;/R&quot;;[.G296])); IF([.H296]=&quot;&quot;;&quot;&quot;;CONCATENATE(&quot;/G&quot;;[.B296];&quot;.&quot;;[.D296];&quot;.&quot;;[.F296];&quot;.&quot;;[.H296])); IF([.I296]=&quot;&quot;;&quot;&quot;;CONCATENATE(&quot;/R&quot;;[.I296]));IF([.J296]=&quot;&quot;;&quot;&quot;;CONCATENATE(&quot;/G&quot;;[.B296];&quot;.&quot;;[.D296];&quot;.&quot;;[.F296];&quot;.&quot;;[.H296]; &quot;.&quot;;[.J296])); IF([.K296]=&quot;&quot;;&quot;&quot;;CONCATENATE(&quot;/R&quot;;[.K296])))" table:style-name="ce9">
            <text:p>C23</text:p>
          </table:table-cell>
          <table:table-cell office:value-type="string" table:style-name="ce9">
            <text:p>CRITERION.EXCLUSION.CONFLICT_OF_INTEREST.MISINTERPRETATION</text:p>
          </table:table-cell>
          <table:table-cell office:value-type="string" table:style-name="ce9">
            <text:p>696a75b2-6107-428f-8b74-82affb67e184</text:p>
          </table:table-cell>
          <table:table-cell office:value-type="string" table:style-name="ce9">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
          <table:table-cell table:style-name="ce10"/>
          <table:table-cell table:number-columns-repeated="16367" table:style-name="ce9"/>
        </table:table-row>
        <table:table-row table:style-name="ro1">
          <table:table-cell office:value-type="float" office:value="23" table:style-name="ce11">
            <text:p>23</text:p>
          </table:table-cell>
          <table:table-cell office:value-type="float" office:value="1" table:style-name="ce1">
            <text:p>1</text:p>
          </table:table-cell>
          <table:table-cell table:number-columns-repeated="9" table:style-name="ce1"/>
          <table:table-cell office:value-type="string" office:string-value="C23/G1" table:formula="of:=CONCATENATE(IF([.A297]=&quot;&quot;;&quot;&quot;;CONCATENATE(&quot;C&quot;; [.A297]));IF([.B297]=&quot;&quot;;&quot;&quot;;CONCATENATE(&quot;/G&quot;;[.B297]));IF([.C297]=&quot;&quot;;&quot;&quot;;CONCATENATE(&quot;/R&quot;;[.C297])); IF([.D297]=&quot;&quot;;&quot;&quot;;CONCATENATE(&quot;/G&quot;;[.B297];&quot;.&quot;;[.D297])); IF([.E297]=&quot;&quot;;&quot;&quot;;CONCATENATE(&quot;/R&quot;;[.E297])); IF([.F297]=&quot;&quot;;&quot;&quot;;CONCATENATE(&quot;/G&quot;;[.B297];&quot;.&quot;;[.D297];&quot;.&quot;;[.F297])); IF([.G297]=&quot;&quot;;&quot;&quot;;CONCATENATE(&quot;/R&quot;;[.G297])); IF([.H297]=&quot;&quot;;&quot;&quot;;CONCATENATE(&quot;/G&quot;;[.B297];&quot;.&quot;;[.D297];&quot;.&quot;;[.F297];&quot;.&quot;;[.H297])); IF([.I297]=&quot;&quot;;&quot;&quot;;CONCATENATE(&quot;/R&quot;;[.I297]));IF([.J297]=&quot;&quot;;&quot;&quot;;CONCATENATE(&quot;/G&quot;;[.B297];&quot;.&quot;;[.D297];&quot;.&quot;;[.F297];&quot;.&quot;;[.H297]; &quot;.&quot;;[.J297])); IF([.K297]=&quot;&quot;;&quot;&quot;;CONCATENATE(&quot;/R&quot;;[.K297])))" table:style-name="ce1">
            <text:p>C23/G1</text:p>
          </table:table-cell>
          <table:table-cell office:value-type="string" table:style-name="ce1">
            <text:p>CRITERION.EXCLUSION.CONFLICT_OF_INTEREST.MISINTERPRETATION</text:p>
          </table:table-cell>
          <table:table-cell office:value-type="string" table:style-name="ce1">
            <text:p>30450436-f559-4dfa-98ba-f0842ed9d2a0</text:p>
          </table:table-cell>
          <table:table-cell table:number-columns-repeated="2" table:style-name="ce1"/>
          <table:table-cell table:style-name="ce7"/>
          <table:table-cell table:number-columns-repeated="16367"/>
        </table:table-row>
        <table:table-row table:style-name="ro1">
          <table:table-cell office:value-type="float" office:value="23" table:style-name="ce11">
            <text:p>2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3/G1/R1" table:formula="of:=CONCATENATE(IF([.A298]=&quot;&quot;;&quot;&quot;;CONCATENATE(&quot;C&quot;; [.A298]));IF([.B298]=&quot;&quot;;&quot;&quot;;CONCATENATE(&quot;/G&quot;;[.B298]));IF([.C298]=&quot;&quot;;&quot;&quot;;CONCATENATE(&quot;/R&quot;;[.C298])); IF([.D298]=&quot;&quot;;&quot;&quot;;CONCATENATE(&quot;/G&quot;;[.B298];&quot;.&quot;;[.D298])); IF([.E298]=&quot;&quot;;&quot;&quot;;CONCATENATE(&quot;/R&quot;;[.E298])); IF([.F298]=&quot;&quot;;&quot;&quot;;CONCATENATE(&quot;/G&quot;;[.B298];&quot;.&quot;;[.D298];&quot;.&quot;;[.F298])); IF([.G298]=&quot;&quot;;&quot;&quot;;CONCATENATE(&quot;/R&quot;;[.G298])); IF([.H298]=&quot;&quot;;&quot;&quot;;CONCATENATE(&quot;/G&quot;;[.B298];&quot;.&quot;;[.D298];&quot;.&quot;;[.F298];&quot;.&quot;;[.H298])); IF([.I298]=&quot;&quot;;&quot;&quot;;CONCATENATE(&quot;/R&quot;;[.I298]));IF([.J298]=&quot;&quot;;&quot;&quot;;CONCATENATE(&quot;/G&quot;;[.B298];&quot;.&quot;;[.D298];&quot;.&quot;;[.F298];&quot;.&quot;;[.H298]; &quot;.&quot;;[.J298])); IF([.K298]=&quot;&quot;;&quot;&quot;;CONCATENATE(&quot;/R&quot;;[.K298])))" table:style-name="ce1">
            <text:p>C23/G1/R1</text:p>
          </table:table-cell>
          <table:table-cell office:value-type="string" table:style-name="ce1">
            <text:p>CRITERION.EXCLUSION.CONFLICT_OF_INTEREST.MISINTERPRET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4" table:style-name="ce5">
            <text:p>24</text:p>
          </table:table-cell>
          <table:table-cell table:number-columns-repeated="10" table:style-name="ce5"/>
          <table:table-cell office:value-type="string" office:string-value="C24" table:formula="of:=CONCATENATE(IF([.A299]=&quot;&quot;;&quot;&quot;;CONCATENATE(&quot;C&quot;; [.A299]));IF([.B299]=&quot;&quot;;&quot;&quot;;CONCATENATE(&quot;/G&quot;;[.B299]));IF([.C299]=&quot;&quot;;&quot;&quot;;CONCATENATE(&quot;/R&quot;;[.C299])); IF([.D299]=&quot;&quot;;&quot;&quot;;CONCATENATE(&quot;/G&quot;;[.B299];&quot;.&quot;;[.D299])); IF([.E299]=&quot;&quot;;&quot;&quot;;CONCATENATE(&quot;/R&quot;;[.E299])); IF([.F299]=&quot;&quot;;&quot;&quot;;CONCATENATE(&quot;/G&quot;;[.B299];&quot;.&quot;;[.D299];&quot;.&quot;;[.F299])); IF([.G299]=&quot;&quot;;&quot;&quot;;CONCATENATE(&quot;/R&quot;;[.G299])); IF([.H299]=&quot;&quot;;&quot;&quot;;CONCATENATE(&quot;/G&quot;;[.B299];&quot;.&quot;;[.D299];&quot;.&quot;;[.F299];&quot;.&quot;;[.H299])); IF([.I299]=&quot;&quot;;&quot;&quot;;CONCATENATE(&quot;/R&quot;;[.I299]));IF([.J299]=&quot;&quot;;&quot;&quot;;CONCATENATE(&quot;/G&quot;;[.B299];&quot;.&quot;;[.D299];&quot;.&quot;;[.F299];&quot;.&quot;;[.H299]; &quot;.&quot;;[.J299])); IF([.K299]=&quot;&quot;;&quot;&quot;;CONCATENATE(&quot;/R&quot;;[.K299])))" table:style-name="ce5">
            <text:p>C24</text:p>
          </table:table-cell>
          <table:table-cell office:value-type="string" table:style-name="ce5">
            <text:p>CRITERION.EXCLUSION.NATIONAL.OTHER</text:p>
          </table:table-cell>
          <table:table-cell office:value-type="string" table:style-name="ce5">
            <text:p>63adb07d-db1b-4ef0-a14e-a99785cf8cf6</text:p>
          </table:table-cell>
          <table:table-cell office:value-type="string" table:style-name="ce5">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style-name="ce5"/>
          <table:table-cell table:style-name="ce6"/>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table:number-columns-repeated="9" table:style-name="ce1"/>
          <table:table-cell office:value-type="string" office:string-value="C24/G1" table:formula="of:=CONCATENATE(IF([.A300]=&quot;&quot;;&quot;&quot;;CONCATENATE(&quot;C&quot;; [.A300]));IF([.B300]=&quot;&quot;;&quot;&quot;;CONCATENATE(&quot;/G&quot;;[.B300]));IF([.C300]=&quot;&quot;;&quot;&quot;;CONCATENATE(&quot;/R&quot;;[.C300])); IF([.D300]=&quot;&quot;;&quot;&quot;;CONCATENATE(&quot;/G&quot;;[.B300];&quot;.&quot;;[.D300])); IF([.E300]=&quot;&quot;;&quot;&quot;;CONCATENATE(&quot;/R&quot;;[.E300])); IF([.F300]=&quot;&quot;;&quot;&quot;;CONCATENATE(&quot;/G&quot;;[.B300];&quot;.&quot;;[.D300];&quot;.&quot;;[.F300])); IF([.G300]=&quot;&quot;;&quot;&quot;;CONCATENATE(&quot;/R&quot;;[.G300])); IF([.H300]=&quot;&quot;;&quot;&quot;;CONCATENATE(&quot;/G&quot;;[.B300];&quot;.&quot;;[.D300];&quot;.&quot;;[.F300];&quot;.&quot;;[.H300])); IF([.I300]=&quot;&quot;;&quot;&quot;;CONCATENATE(&quot;/R&quot;;[.I300]));IF([.J300]=&quot;&quot;;&quot;&quot;;CONCATENATE(&quot;/G&quot;;[.B300];&quot;.&quot;;[.D300];&quot;.&quot;;[.F300];&quot;.&quot;;[.H300]; &quot;.&quot;;[.J300])); IF([.K300]=&quot;&quot;;&quot;&quot;;CONCATENATE(&quot;/R&quot;;[.K300])))" table:style-name="ce1">
            <text:p>C24/G1</text:p>
          </table:table-cell>
          <table:table-cell office:value-type="string" table:style-name="ce1">
            <text:p>CRITERION.EXCLUSION.NATIONAL.OTHER</text:p>
          </table:table-cell>
          <table:table-cell office:value-type="string" table:style-name="ce1">
            <text:p>77ae3f29-7c5f-4afa-af97-24afec48c5bf</text:p>
          </table:table-cell>
          <table:table-cell table:number-columns-repeated="2"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4/G1/R1" table:formula="of:=CONCATENATE(IF([.A301]=&quot;&quot;;&quot;&quot;;CONCATENATE(&quot;C&quot;; [.A301]));IF([.B301]=&quot;&quot;;&quot;&quot;;CONCATENATE(&quot;/G&quot;;[.B301]));IF([.C301]=&quot;&quot;;&quot;&quot;;CONCATENATE(&quot;/R&quot;;[.C301])); IF([.D301]=&quot;&quot;;&quot;&quot;;CONCATENATE(&quot;/G&quot;;[.B301];&quot;.&quot;;[.D301])); IF([.E301]=&quot;&quot;;&quot;&quot;;CONCATENATE(&quot;/R&quot;;[.E301])); IF([.F301]=&quot;&quot;;&quot;&quot;;CONCATENATE(&quot;/G&quot;;[.B301];&quot;.&quot;;[.D301];&quot;.&quot;;[.F301])); IF([.G301]=&quot;&quot;;&quot;&quot;;CONCATENATE(&quot;/R&quot;;[.G301])); IF([.H301]=&quot;&quot;;&quot;&quot;;CONCATENATE(&quot;/G&quot;;[.B301];&quot;.&quot;;[.D301];&quot;.&quot;;[.F301];&quot;.&quot;;[.H301])); IF([.I301]=&quot;&quot;;&quot;&quot;;CONCATENATE(&quot;/R&quot;;[.I301]));IF([.J301]=&quot;&quot;;&quot;&quot;;CONCATENATE(&quot;/G&quot;;[.B301];&quot;.&quot;;[.D301];&quot;.&quot;;[.F301];&quot;.&quot;;[.H301]; &quot;.&quot;;[.J301])); IF([.K301]=&quot;&quot;;&quot;&quot;;CONCATENATE(&quot;/R&quot;;[.K301])))" table:style-name="ce1">
            <text:p>C24/G1/R1</text:p>
          </table:table-cell>
          <table:table-cell office:value-type="string" table:style-name="ce1">
            <text:p>CRITERION.EXCLUSION.NATIONAL.OTHER</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4/G1/G1.1" table:formula="of:=CONCATENATE(IF([.A302]=&quot;&quot;;&quot;&quot;;CONCATENATE(&quot;C&quot;; [.A302]));IF([.B302]=&quot;&quot;;&quot;&quot;;CONCATENATE(&quot;/G&quot;;[.B302]));IF([.C302]=&quot;&quot;;&quot;&quot;;CONCATENATE(&quot;/R&quot;;[.C302])); IF([.D302]=&quot;&quot;;&quot;&quot;;CONCATENATE(&quot;/G&quot;;[.B302];&quot;.&quot;;[.D302])); IF([.E302]=&quot;&quot;;&quot;&quot;;CONCATENATE(&quot;/R&quot;;[.E302])); IF([.F302]=&quot;&quot;;&quot;&quot;;CONCATENATE(&quot;/G&quot;;[.B302];&quot;.&quot;;[.D302];&quot;.&quot;;[.F302])); IF([.G302]=&quot;&quot;;&quot;&quot;;CONCATENATE(&quot;/R&quot;;[.G302])); IF([.H302]=&quot;&quot;;&quot;&quot;;CONCATENATE(&quot;/G&quot;;[.B302];&quot;.&quot;;[.D302];&quot;.&quot;;[.F302];&quot;.&quot;;[.H302])); IF([.I302]=&quot;&quot;;&quot;&quot;;CONCATENATE(&quot;/R&quot;;[.I302]));IF([.J302]=&quot;&quot;;&quot;&quot;;CONCATENATE(&quot;/G&quot;;[.B302];&quot;.&quot;;[.D302];&quot;.&quot;;[.F302];&quot;.&quot;;[.H302]; &quot;.&quot;;[.J302])); IF([.K302]=&quot;&quot;;&quot;&quot;;CONCATENATE(&quot;/R&quot;;[.K302])))" table:style-name="ce1">
            <text:p>C24/G1/G1.1</text:p>
          </table:table-cell>
          <table:table-cell office:value-type="string" table:style-name="ce1">
            <text:p>CRITERION.EXCLUSION.NATIONAL.OTHER</text:p>
          </table:table-cell>
          <table:table-cell office:value-type="string" table:style-name="ce1">
            <text:p>73f0fe4c-4ed9-4343-8096-d898cf200146</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4/G1/G1.1/R1" table:formula="of:=CONCATENATE(IF([.A303]=&quot;&quot;;&quot;&quot;;CONCATENATE(&quot;C&quot;; [.A303]));IF([.B303]=&quot;&quot;;&quot;&quot;;CONCATENATE(&quot;/G&quot;;[.B303]));IF([.C303]=&quot;&quot;;&quot;&quot;;CONCATENATE(&quot;/R&quot;;[.C303])); IF([.D303]=&quot;&quot;;&quot;&quot;;CONCATENATE(&quot;/G&quot;;[.B303];&quot;.&quot;;[.D303])); IF([.E303]=&quot;&quot;;&quot;&quot;;CONCATENATE(&quot;/R&quot;;[.E303])); IF([.F303]=&quot;&quot;;&quot;&quot;;CONCATENATE(&quot;/G&quot;;[.B303];&quot;.&quot;;[.D303];&quot;.&quot;;[.F303])); IF([.G303]=&quot;&quot;;&quot;&quot;;CONCATENATE(&quot;/R&quot;;[.G303])); IF([.H303]=&quot;&quot;;&quot;&quot;;CONCATENATE(&quot;/G&quot;;[.B303];&quot;.&quot;;[.D303];&quot;.&quot;;[.F303];&quot;.&quot;;[.H303])); IF([.I303]=&quot;&quot;;&quot;&quot;;CONCATENATE(&quot;/R&quot;;[.I303]));IF([.J303]=&quot;&quot;;&quot;&quot;;CONCATENATE(&quot;/G&quot;;[.B303];&quot;.&quot;;[.D303];&quot;.&quot;;[.F303];&quot;.&quot;;[.H303]; &quot;.&quot;;[.J303])); IF([.K303]=&quot;&quot;;&quot;&quot;;CONCATENATE(&quot;/R&quot;;[.K303])))" table:style-name="ce1">
            <text:p>C24/G1/G1.1/R1</text:p>
          </table:table-cell>
          <table:table-cell office:value-type="string" table:style-name="ce1">
            <text:p>CRITERION.EXCLUSION.NATIONAL.OTHER</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number-columns-repeated="5" table:style-name="ce7"/>
          <table:table-cell office:value-type="string" office:string-value="C24/G1/G1.1/G1.1.1" table:formula="of:=CONCATENATE(IF([.A304]=&quot;&quot;;&quot;&quot;;CONCATENATE(&quot;C&quot;; [.A304]));IF([.B304]=&quot;&quot;;&quot;&quot;;CONCATENATE(&quot;/G&quot;;[.B304]));IF([.C304]=&quot;&quot;;&quot;&quot;;CONCATENATE(&quot;/R&quot;;[.C304])); IF([.D304]=&quot;&quot;;&quot;&quot;;CONCATENATE(&quot;/G&quot;;[.B304];&quot;.&quot;;[.D304])); IF([.E304]=&quot;&quot;;&quot;&quot;;CONCATENATE(&quot;/R&quot;;[.E304])); IF([.F304]=&quot;&quot;;&quot;&quot;;CONCATENATE(&quot;/G&quot;;[.B304];&quot;.&quot;;[.D304];&quot;.&quot;;[.F304])); IF([.G304]=&quot;&quot;;&quot;&quot;;CONCATENATE(&quot;/R&quot;;[.G304])); IF([.H304]=&quot;&quot;;&quot;&quot;;CONCATENATE(&quot;/G&quot;;[.B304];&quot;.&quot;;[.D304];&quot;.&quot;;[.F304];&quot;.&quot;;[.H304])); IF([.I304]=&quot;&quot;;&quot;&quot;;CONCATENATE(&quot;/R&quot;;[.I304]));IF([.J304]=&quot;&quot;;&quot;&quot;;CONCATENATE(&quot;/G&quot;;[.B304];&quot;.&quot;;[.D304];&quot;.&quot;;[.F304];&quot;.&quot;;[.H304]; &quot;.&quot;;[.J304])); IF([.K304]=&quot;&quot;;&quot;&quot;;CONCATENATE(&quot;/R&quot;;[.K304])))" table:style-name="ce7">
            <text:p>C24/G1/G1.1/G1.1.1</text:p>
          </table:table-cell>
          <table:table-cell office:value-type="string" table:style-name="ce7">
            <text:p>CRITERION.EXCLUSION.NATIONAL.OTHER</text:p>
          </table:table-cell>
          <table:table-cell office:value-type="string" table:style-name="ce7">
            <text:p>5f9f09f7-f701-432c-9fdc-c22c124a74c9</text:p>
          </table:table-cell>
          <table:table-cell table:number-columns-repeated="16370" table:style-name="ce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4" table:style-name="ce7"/>
          <table:table-cell office:value-type="string" office:string-value="C24/G1/G1.1/G1.1.1/R1" table:formula="of:=CONCATENATE(IF([.A305]=&quot;&quot;;&quot;&quot;;CONCATENATE(&quot;C&quot;; [.A305]));IF([.B305]=&quot;&quot;;&quot;&quot;;CONCATENATE(&quot;/G&quot;;[.B305]));IF([.C305]=&quot;&quot;;&quot;&quot;;CONCATENATE(&quot;/R&quot;;[.C305])); IF([.D305]=&quot;&quot;;&quot;&quot;;CONCATENATE(&quot;/G&quot;;[.B305];&quot;.&quot;;[.D305])); IF([.E305]=&quot;&quot;;&quot;&quot;;CONCATENATE(&quot;/R&quot;;[.E305])); IF([.F305]=&quot;&quot;;&quot;&quot;;CONCATENATE(&quot;/G&quot;;[.B305];&quot;.&quot;;[.D305];&quot;.&quot;;[.F305])); IF([.G305]=&quot;&quot;;&quot;&quot;;CONCATENATE(&quot;/R&quot;;[.G305])); IF([.H305]=&quot;&quot;;&quot;&quot;;CONCATENATE(&quot;/G&quot;;[.B305];&quot;.&quot;;[.D305];&quot;.&quot;;[.F305];&quot;.&quot;;[.H305])); IF([.I305]=&quot;&quot;;&quot;&quot;;CONCATENATE(&quot;/R&quot;;[.I305]));IF([.J305]=&quot;&quot;;&quot;&quot;;CONCATENATE(&quot;/G&quot;;[.B305];&quot;.&quot;;[.D305];&quot;.&quot;;[.F305];&quot;.&quot;;[.H305]; &quot;.&quot;;[.J305])); IF([.K305]=&quot;&quot;;&quot;&quot;;CONCATENATE(&quot;/R&quot;;[.K305])))" table:style-name="ce7">
            <text:p>C24/G1/G1.1/G1.1.1/R1</text:p>
          </table:table-cell>
          <table:table-cell office:value-type="string" table:style-name="ce7">
            <text:p>CRITERION.EXCLUSION.NATIONAL.OTHER</text:p>
          </table:table-cell>
          <table:table-cell office:value-type="string" table:style-name="ce7">
            <text:p>20c5361b-7599-4ee6-b030-7f8323174d1e</text:p>
          </table:table-cell>
          <table:table-cell office:value-type="string" table:style-name="ce7">
            <text:p>Have you taken measures to demonstrate your reliability ("Self-Cleaning")?</text:p>
          </table:table-cell>
          <table:table-cell table:number-columns-repeated="16369" table:style-name="ce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number-columns-repeated="3" table:style-name="ce7"/>
          <table:table-cell office:value-type="string" office:string-value="C24/G1/G1.1/G1.1.1/G1.1.1.1" table:formula="of:=CONCATENATE(IF([.A306]=&quot;&quot;;&quot;&quot;;CONCATENATE(&quot;C&quot;; [.A306]));IF([.B306]=&quot;&quot;;&quot;&quot;;CONCATENATE(&quot;/G&quot;;[.B306]));IF([.C306]=&quot;&quot;;&quot;&quot;;CONCATENATE(&quot;/R&quot;;[.C306])); IF([.D306]=&quot;&quot;;&quot;&quot;;CONCATENATE(&quot;/G&quot;;[.B306];&quot;.&quot;;[.D306])); IF([.E306]=&quot;&quot;;&quot;&quot;;CONCATENATE(&quot;/R&quot;;[.E306])); IF([.F306]=&quot;&quot;;&quot;&quot;;CONCATENATE(&quot;/G&quot;;[.B306];&quot;.&quot;;[.D306];&quot;.&quot;;[.F306])); IF([.G306]=&quot;&quot;;&quot;&quot;;CONCATENATE(&quot;/R&quot;;[.G306])); IF([.H306]=&quot;&quot;;&quot;&quot;;CONCATENATE(&quot;/G&quot;;[.B306];&quot;.&quot;;[.D306];&quot;.&quot;;[.F306];&quot;.&quot;;[.H306])); IF([.I306]=&quot;&quot;;&quot;&quot;;CONCATENATE(&quot;/R&quot;;[.I306]));IF([.J306]=&quot;&quot;;&quot;&quot;;CONCATENATE(&quot;/G&quot;;[.B306];&quot;.&quot;;[.D306];&quot;.&quot;;[.F306];&quot;.&quot;;[.H306]; &quot;.&quot;;[.J306])); IF([.K306]=&quot;&quot;;&quot;&quot;;CONCATENATE(&quot;/R&quot;;[.K306])))" table:style-name="ce7">
            <text:p>C24/G1/G1.1/G1.1.1/G1.1.1.1</text:p>
          </table:table-cell>
          <table:table-cell office:value-type="string" table:style-name="ce7">
            <text:p>CRITERION.EXCLUSION.NATIONAL.OTHER</text:p>
          </table:table-cell>
          <table:table-cell office:value-type="string" table:style-name="ce7">
            <text:p>74e6c7b4-757b-4b40-ada6-fad6a997c310</text:p>
          </table:table-cell>
          <table:table-cell table:style-name="ce7"/>
          <table:table-cell office:value-type="string" table:style-name="ce7">
            <text:p>GROUP_FULFILLED.ON_TRUE</text:p>
          </table:table-cell>
          <table:table-cell table:number-columns-repeated="16368" table:style-name="ce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2" table:style-name="ce7"/>
          <table:table-cell office:value-type="string" office:string-value="C24/G1/G1.1/G1.1.1/G1.1.1.1/R1" table:formula="of:=CONCATENATE(IF([.A307]=&quot;&quot;;&quot;&quot;;CONCATENATE(&quot;C&quot;; [.A307]));IF([.B307]=&quot;&quot;;&quot;&quot;;CONCATENATE(&quot;/G&quot;;[.B307]));IF([.C307]=&quot;&quot;;&quot;&quot;;CONCATENATE(&quot;/R&quot;;[.C307])); IF([.D307]=&quot;&quot;;&quot;&quot;;CONCATENATE(&quot;/G&quot;;[.B307];&quot;.&quot;;[.D307])); IF([.E307]=&quot;&quot;;&quot;&quot;;CONCATENATE(&quot;/R&quot;;[.E307])); IF([.F307]=&quot;&quot;;&quot;&quot;;CONCATENATE(&quot;/G&quot;;[.B307];&quot;.&quot;;[.D307];&quot;.&quot;;[.F307])); IF([.G307]=&quot;&quot;;&quot;&quot;;CONCATENATE(&quot;/R&quot;;[.G307])); IF([.H307]=&quot;&quot;;&quot;&quot;;CONCATENATE(&quot;/G&quot;;[.B307];&quot;.&quot;;[.D307];&quot;.&quot;;[.F307];&quot;.&quot;;[.H307])); IF([.I307]=&quot;&quot;;&quot;&quot;;CONCATENATE(&quot;/R&quot;;[.I307]));IF([.J307]=&quot;&quot;;&quot;&quot;;CONCATENATE(&quot;/G&quot;;[.B307];&quot;.&quot;;[.D307];&quot;.&quot;;[.F307];&quot;.&quot;;[.H307]; &quot;.&quot;;[.J307])); IF([.K307]=&quot;&quot;;&quot;&quot;;CONCATENATE(&quot;/R&quot;;[.K307])))" table:style-name="ce7">
            <text:p>C24/G1/G1.1/G1.1.1/G1.1.1.1/R1</text:p>
          </table:table-cell>
          <table:table-cell office:value-type="string" table:style-name="ce7">
            <text:p>CRITERION.EXCLUSION.NATIONAL.OTHER</text:p>
          </table:table-cell>
          <table:table-cell office:value-type="string" table:style-name="ce7">
            <text:p>7b07904f-e080-401a-a3a1-9a3efeeda54b</text:p>
          </table:table-cell>
          <table:table-cell office:value-type="string" table:style-name="ce7">
            <text:p>Please describe them</text:p>
          </table:table-cell>
          <table:table-cell table:number-columns-repeated="16369" table:style-name="ce7"/>
        </table:table-row>
        <table:table-row table:style-name="ro1">
          <table:table-cell office:value-type="float" office:value="24" table:style-name="ce11">
            <text:p>24</text:p>
          </table:table-cell>
          <table:table-cell office:value-type="float" office:value="2" table:style-name="ce1">
            <text:p>2</text:p>
          </table:table-cell>
          <table:table-cell table:number-columns-repeated="9" table:style-name="ce1"/>
          <table:table-cell office:value-type="string" office:string-value="C24/G2" table:formula="of:=CONCATENATE(IF([.A308]=&quot;&quot;;&quot;&quot;;CONCATENATE(&quot;C&quot;; [.A308]));IF([.B308]=&quot;&quot;;&quot;&quot;;CONCATENATE(&quot;/G&quot;;[.B308]));IF([.C308]=&quot;&quot;;&quot;&quot;;CONCATENATE(&quot;/R&quot;;[.C308])); IF([.D308]=&quot;&quot;;&quot;&quot;;CONCATENATE(&quot;/G&quot;;[.B308];&quot;.&quot;;[.D308])); IF([.E308]=&quot;&quot;;&quot;&quot;;CONCATENATE(&quot;/R&quot;;[.E308])); IF([.F308]=&quot;&quot;;&quot;&quot;;CONCATENATE(&quot;/G&quot;;[.B308];&quot;.&quot;;[.D308];&quot;.&quot;;[.F308])); IF([.G308]=&quot;&quot;;&quot;&quot;;CONCATENATE(&quot;/R&quot;;[.G308])); IF([.H308]=&quot;&quot;;&quot;&quot;;CONCATENATE(&quot;/G&quot;;[.B308];&quot;.&quot;;[.D308];&quot;.&quot;;[.F308];&quot;.&quot;;[.H308])); IF([.I308]=&quot;&quot;;&quot;&quot;;CONCATENATE(&quot;/R&quot;;[.I308]));IF([.J308]=&quot;&quot;;&quot;&quot;;CONCATENATE(&quot;/G&quot;;[.B308];&quot;.&quot;;[.D308];&quot;.&quot;;[.F308];&quot;.&quot;;[.H308]; &quot;.&quot;;[.J308])); IF([.K308]=&quot;&quot;;&quot;&quot;;CONCATENATE(&quot;/R&quot;;[.K308])))" table:style-name="ce1">
            <text:p>C24/G2</text:p>
          </table:table-cell>
          <table:table-cell office:value-type="string" table:style-name="ce1">
            <text:p>CRITERION.EXCLUSION.NATIONAL.OTHER</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4/G2/R1" table:formula="of:=CONCATENATE(IF([.A309]=&quot;&quot;;&quot;&quot;;CONCATENATE(&quot;C&quot;; [.A309]));IF([.B309]=&quot;&quot;;&quot;&quot;;CONCATENATE(&quot;/G&quot;;[.B309]));IF([.C309]=&quot;&quot;;&quot;&quot;;CONCATENATE(&quot;/R&quot;;[.C309])); IF([.D309]=&quot;&quot;;&quot;&quot;;CONCATENATE(&quot;/G&quot;;[.B309];&quot;.&quot;;[.D309])); IF([.E309]=&quot;&quot;;&quot;&quot;;CONCATENATE(&quot;/R&quot;;[.E309])); IF([.F309]=&quot;&quot;;&quot;&quot;;CONCATENATE(&quot;/G&quot;;[.B309];&quot;.&quot;;[.D309];&quot;.&quot;;[.F309])); IF([.G309]=&quot;&quot;;&quot;&quot;;CONCATENATE(&quot;/R&quot;;[.G309])); IF([.H309]=&quot;&quot;;&quot;&quot;;CONCATENATE(&quot;/G&quot;;[.B309];&quot;.&quot;;[.D309];&quot;.&quot;;[.F309];&quot;.&quot;;[.H309])); IF([.I309]=&quot;&quot;;&quot;&quot;;CONCATENATE(&quot;/R&quot;;[.I309]));IF([.J309]=&quot;&quot;;&quot;&quot;;CONCATENATE(&quot;/G&quot;;[.B309];&quot;.&quot;;[.D309];&quot;.&quot;;[.F309];&quot;.&quot;;[.H309]; &quot;.&quot;;[.J309])); IF([.K309]=&quot;&quot;;&quot;&quot;;CONCATENATE(&quot;/R&quot;;[.K309])))" table:style-name="ce1">
            <text:p>C24/G2/R1</text:p>
          </table:table-cell>
          <table:table-cell office:value-type="string" table:style-name="ce1">
            <text:p>CRITERION.EXCLUSION.NATIONAL.OTHER</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4/G2/G2.1" table:formula="of:=CONCATENATE(IF([.A310]=&quot;&quot;;&quot;&quot;;CONCATENATE(&quot;C&quot;; [.A310]));IF([.B310]=&quot;&quot;;&quot;&quot;;CONCATENATE(&quot;/G&quot;;[.B310]));IF([.C310]=&quot;&quot;;&quot;&quot;;CONCATENATE(&quot;/R&quot;;[.C310])); IF([.D310]=&quot;&quot;;&quot;&quot;;CONCATENATE(&quot;/G&quot;;[.B310];&quot;.&quot;;[.D310])); IF([.E310]=&quot;&quot;;&quot;&quot;;CONCATENATE(&quot;/R&quot;;[.E310])); IF([.F310]=&quot;&quot;;&quot;&quot;;CONCATENATE(&quot;/G&quot;;[.B310];&quot;.&quot;;[.D310];&quot;.&quot;;[.F310])); IF([.G310]=&quot;&quot;;&quot;&quot;;CONCATENATE(&quot;/R&quot;;[.G310])); IF([.H310]=&quot;&quot;;&quot;&quot;;CONCATENATE(&quot;/G&quot;;[.B310];&quot;.&quot;;[.D310];&quot;.&quot;;[.F310];&quot;.&quot;;[.H310])); IF([.I310]=&quot;&quot;;&quot;&quot;;CONCATENATE(&quot;/R&quot;;[.I310]));IF([.J310]=&quot;&quot;;&quot;&quot;;CONCATENATE(&quot;/G&quot;;[.B310];&quot;.&quot;;[.D310];&quot;.&quot;;[.F310];&quot;.&quot;;[.H310]; &quot;.&quot;;[.J310])); IF([.K310]=&quot;&quot;;&quot;&quot;;CONCATENATE(&quot;/R&quot;;[.K310])))" table:style-name="ce1">
            <text:p>C24/G2/G2.1</text:p>
          </table:table-cell>
          <table:table-cell office:value-type="string" table:style-name="ce1">
            <text:p>CRITERION.EXCLUSION.NATIONAL.OTHER</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4/G2/G2.1/R1" table:formula="of:=CONCATENATE(IF([.A311]=&quot;&quot;;&quot;&quot;;CONCATENATE(&quot;C&quot;; [.A311]));IF([.B311]=&quot;&quot;;&quot;&quot;;CONCATENATE(&quot;/G&quot;;[.B311]));IF([.C311]=&quot;&quot;;&quot;&quot;;CONCATENATE(&quot;/R&quot;;[.C311])); IF([.D311]=&quot;&quot;;&quot;&quot;;CONCATENATE(&quot;/G&quot;;[.B311];&quot;.&quot;;[.D311])); IF([.E311]=&quot;&quot;;&quot;&quot;;CONCATENATE(&quot;/R&quot;;[.E311])); IF([.F311]=&quot;&quot;;&quot;&quot;;CONCATENATE(&quot;/G&quot;;[.B311];&quot;.&quot;;[.D311];&quot;.&quot;;[.F311])); IF([.G311]=&quot;&quot;;&quot;&quot;;CONCATENATE(&quot;/R&quot;;[.G311])); IF([.H311]=&quot;&quot;;&quot;&quot;;CONCATENATE(&quot;/G&quot;;[.B311];&quot;.&quot;;[.D311];&quot;.&quot;;[.F311];&quot;.&quot;;[.H311])); IF([.I311]=&quot;&quot;;&quot;&quot;;CONCATENATE(&quot;/R&quot;;[.I311]));IF([.J311]=&quot;&quot;;&quot;&quot;;CONCATENATE(&quot;/G&quot;;[.B311];&quot;.&quot;;[.D311];&quot;.&quot;;[.F311];&quot;.&quot;;[.H311]; &quot;.&quot;;[.J311])); IF([.K311]=&quot;&quot;;&quot;&quot;;CONCATENATE(&quot;/R&quot;;[.K311])))" table:style-name="ce1">
            <text:p>C24/G2/G2.1/R1</text:p>
          </table:table-cell>
          <table:table-cell office:value-type="string" table:style-name="ce1">
            <text:p>CRITERION.EXCLUSION.NATIONAL.OTHER</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4/G2/G2.1/R2" table:formula="of:=CONCATENATE(IF([.A312]=&quot;&quot;;&quot;&quot;;CONCATENATE(&quot;C&quot;; [.A312]));IF([.B312]=&quot;&quot;;&quot;&quot;;CONCATENATE(&quot;/G&quot;;[.B312]));IF([.C312]=&quot;&quot;;&quot;&quot;;CONCATENATE(&quot;/R&quot;;[.C312])); IF([.D312]=&quot;&quot;;&quot;&quot;;CONCATENATE(&quot;/G&quot;;[.B312];&quot;.&quot;;[.D312])); IF([.E312]=&quot;&quot;;&quot;&quot;;CONCATENATE(&quot;/R&quot;;[.E312])); IF([.F312]=&quot;&quot;;&quot;&quot;;CONCATENATE(&quot;/G&quot;;[.B312];&quot;.&quot;;[.D312];&quot;.&quot;;[.F312])); IF([.G312]=&quot;&quot;;&quot;&quot;;CONCATENATE(&quot;/R&quot;;[.G312])); IF([.H312]=&quot;&quot;;&quot;&quot;;CONCATENATE(&quot;/G&quot;;[.B312];&quot;.&quot;;[.D312];&quot;.&quot;;[.F312];&quot;.&quot;;[.H312])); IF([.I312]=&quot;&quot;;&quot;&quot;;CONCATENATE(&quot;/R&quot;;[.I312]));IF([.J312]=&quot;&quot;;&quot;&quot;;CONCATENATE(&quot;/G&quot;;[.B312];&quot;.&quot;;[.D312];&quot;.&quot;;[.F312];&quot;.&quot;;[.H312]; &quot;.&quot;;[.J312])); IF([.K312]=&quot;&quot;;&quot;&quot;;CONCATENATE(&quot;/R&quot;;[.K312])))" table:style-name="ce1">
            <text:p>C24/G2/G2.1/R2</text:p>
          </table:table-cell>
          <table:table-cell office:value-type="string" table:style-name="ce1">
            <text:p>CRITERION.EXCLUSION.NATIONAL.OTHER</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4" table:style-name="ce8">
            <text:p>2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4/G2/G2.1/R3" table:formula="of:=CONCATENATE(IF([.A313]=&quot;&quot;;&quot;&quot;;CONCATENATE(&quot;C&quot;; [.A313]));IF([.B313]=&quot;&quot;;&quot;&quot;;CONCATENATE(&quot;/G&quot;;[.B313]));IF([.C313]=&quot;&quot;;&quot;&quot;;CONCATENATE(&quot;/R&quot;;[.C313])); IF([.D313]=&quot;&quot;;&quot;&quot;;CONCATENATE(&quot;/G&quot;;[.B313];&quot;.&quot;;[.D313])); IF([.E313]=&quot;&quot;;&quot;&quot;;CONCATENATE(&quot;/R&quot;;[.E313])); IF([.F313]=&quot;&quot;;&quot;&quot;;CONCATENATE(&quot;/G&quot;;[.B313];&quot;.&quot;;[.D313];&quot;.&quot;;[.F313])); IF([.G313]=&quot;&quot;;&quot;&quot;;CONCATENATE(&quot;/R&quot;;[.G313])); IF([.H313]=&quot;&quot;;&quot;&quot;;CONCATENATE(&quot;/G&quot;;[.B313];&quot;.&quot;;[.D313];&quot;.&quot;;[.F313];&quot;.&quot;;[.H313])); IF([.I313]=&quot;&quot;;&quot;&quot;;CONCATENATE(&quot;/R&quot;;[.I313]));IF([.J313]=&quot;&quot;;&quot;&quot;;CONCATENATE(&quot;/G&quot;;[.B313];&quot;.&quot;;[.D313];&quot;.&quot;;[.F313];&quot;.&quot;;[.H313]; &quot;.&quot;;[.J313])); IF([.K313]=&quot;&quot;;&quot;&quot;;CONCATENATE(&quot;/R&quot;;[.K313])))" table:style-name="ce7">
            <text:p>C24/G2/G2.1/R3</text:p>
          </table:table-cell>
          <table:table-cell office:value-type="string" table:style-name="ce7">
            <text:p>CRITERION.EXCLUSION.NATIONAL.OTHER</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5" table:style-name="ce5">
            <text:p>25</text:p>
          </table:table-cell>
          <table:table-cell table:number-columns-repeated="10" table:style-name="ce5"/>
          <table:table-cell office:value-type="string" office:string-value="C25" table:formula="of:=CONCATENATE(IF([.A314]=&quot;&quot;;&quot;&quot;;CONCATENATE(&quot;C&quot;; [.A314]));IF([.B314]=&quot;&quot;;&quot;&quot;;CONCATENATE(&quot;/G&quot;;[.B314]));IF([.C314]=&quot;&quot;;&quot;&quot;;CONCATENATE(&quot;/R&quot;;[.C314])); IF([.D314]=&quot;&quot;;&quot;&quot;;CONCATENATE(&quot;/G&quot;;[.B314];&quot;.&quot;;[.D314])); IF([.E314]=&quot;&quot;;&quot;&quot;;CONCATENATE(&quot;/R&quot;;[.E314])); IF([.F314]=&quot;&quot;;&quot;&quot;;CONCATENATE(&quot;/G&quot;;[.B314];&quot;.&quot;;[.D314];&quot;.&quot;;[.F314])); IF([.G314]=&quot;&quot;;&quot;&quot;;CONCATENATE(&quot;/R&quot;;[.G314])); IF([.H314]=&quot;&quot;;&quot;&quot;;CONCATENATE(&quot;/G&quot;;[.B314];&quot;.&quot;;[.D314];&quot;.&quot;;[.F314];&quot;.&quot;;[.H314])); IF([.I314]=&quot;&quot;;&quot;&quot;;CONCATENATE(&quot;/R&quot;;[.I314]));IF([.J314]=&quot;&quot;;&quot;&quot;;CONCATENATE(&quot;/G&quot;;[.B314];&quot;.&quot;;[.D314];&quot;.&quot;;[.F314];&quot;.&quot;;[.H314]; &quot;.&quot;;[.J314])); IF([.K314]=&quot;&quot;;&quot;&quot;;CONCATENATE(&quot;/R&quot;;[.K314])))" table:style-name="ce5">
            <text:p>C25</text:p>
          </table:table-cell>
          <table:table-cell office:value-type="string" table:style-name="ce5">
            <text:p>CRITERION.SELECTION.SUITABILITY.PROFESSIONAL_REGISTER_ENROLMENT</text:p>
          </table:table-cell>
          <table:table-cell office:value-type="string" table:style-name="ce5">
            <text:p>6ee55a59-6adb-4c3a-b89f-e62a7ad7be7f</text:p>
          </table:table-cell>
          <table:table-cell office:value-type="string" table:style-name="ce5">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5"/>
          <table:table-cell table:style-name="ce6"/>
          <table:table-cell table:number-columns-repeated="16367"/>
        </table:table-row>
        <table:table-row table:style-name="ro1">
          <table:table-cell office:value-type="float" office:value="25" table:style-name="ce11">
            <text:p>25</text:p>
          </table:table-cell>
          <table:table-cell office:value-type="float" office:value="1" table:style-name="ce1">
            <text:p>1</text:p>
          </table:table-cell>
          <table:table-cell table:number-columns-repeated="9" table:style-name="ce1"/>
          <table:table-cell office:value-type="string" office:string-value="C25/G1" table:formula="of:=CONCATENATE(IF([.A315]=&quot;&quot;;&quot;&quot;;CONCATENATE(&quot;C&quot;; [.A315]));IF([.B315]=&quot;&quot;;&quot;&quot;;CONCATENATE(&quot;/G&quot;;[.B315]));IF([.C315]=&quot;&quot;;&quot;&quot;;CONCATENATE(&quot;/R&quot;;[.C315])); IF([.D315]=&quot;&quot;;&quot;&quot;;CONCATENATE(&quot;/G&quot;;[.B315];&quot;.&quot;;[.D315])); IF([.E315]=&quot;&quot;;&quot;&quot;;CONCATENATE(&quot;/R&quot;;[.E315])); IF([.F315]=&quot;&quot;;&quot;&quot;;CONCATENATE(&quot;/G&quot;;[.B315];&quot;.&quot;;[.D315];&quot;.&quot;;[.F315])); IF([.G315]=&quot;&quot;;&quot;&quot;;CONCATENATE(&quot;/R&quot;;[.G315])); IF([.H315]=&quot;&quot;;&quot;&quot;;CONCATENATE(&quot;/G&quot;;[.B315];&quot;.&quot;;[.D315];&quot;.&quot;;[.F315];&quot;.&quot;;[.H315])); IF([.I315]=&quot;&quot;;&quot;&quot;;CONCATENATE(&quot;/R&quot;;[.I315]));IF([.J315]=&quot;&quot;;&quot;&quot;;CONCATENATE(&quot;/G&quot;;[.B315];&quot;.&quot;;[.D315];&quot;.&quot;;[.F315];&quot;.&quot;;[.H315]; &quot;.&quot;;[.J315])); IF([.K315]=&quot;&quot;;&quot;&quot;;CONCATENATE(&quot;/R&quot;;[.K315])))" table:style-name="ce1">
            <text:p>C25/G1</text:p>
          </table:table-cell>
          <table:table-cell office:value-type="string" table:style-name="ce1">
            <text:p>CRITERION.SELECTION.SUITABILITY.PROFESSIONAL_REGISTER_ENROLMENT</text:p>
          </table:table-cell>
          <table:table-cell office:value-type="string" table:style-name="ce1">
            <text:p>1768de86-a6c8-48e4-bd8e-de2f2f7424d0</text:p>
          </table:table-cell>
          <table:table-cell table:number-columns-repeated="2"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5/G1/R1" table:formula="of:=CONCATENATE(IF([.A316]=&quot;&quot;;&quot;&quot;;CONCATENATE(&quot;C&quot;; [.A316]));IF([.B316]=&quot;&quot;;&quot;&quot;;CONCATENATE(&quot;/G&quot;;[.B316]));IF([.C316]=&quot;&quot;;&quot;&quot;;CONCATENATE(&quot;/R&quot;;[.C316])); IF([.D316]=&quot;&quot;;&quot;&quot;;CONCATENATE(&quot;/G&quot;;[.B316];&quot;.&quot;;[.D316])); IF([.E316]=&quot;&quot;;&quot;&quot;;CONCATENATE(&quot;/R&quot;;[.E316])); IF([.F316]=&quot;&quot;;&quot;&quot;;CONCATENATE(&quot;/G&quot;;[.B316];&quot;.&quot;;[.D316];&quot;.&quot;;[.F316])); IF([.G316]=&quot;&quot;;&quot;&quot;;CONCATENATE(&quot;/R&quot;;[.G316])); IF([.H316]=&quot;&quot;;&quot;&quot;;CONCATENATE(&quot;/G&quot;;[.B316];&quot;.&quot;;[.D316];&quot;.&quot;;[.F316];&quot;.&quot;;[.H316])); IF([.I316]=&quot;&quot;;&quot;&quot;;CONCATENATE(&quot;/R&quot;;[.I316]));IF([.J316]=&quot;&quot;;&quot;&quot;;CONCATENATE(&quot;/G&quot;;[.B316];&quot;.&quot;;[.D316];&quot;.&quot;;[.F316];&quot;.&quot;;[.H316]; &quot;.&quot;;[.J316])); IF([.K316]=&quot;&quot;;&quot;&quot;;CONCATENATE(&quot;/R&quot;;[.K316])))" table:style-name="ce1">
            <text:p>C25/G1/R1</text:p>
          </table:table-cell>
          <table:table-cell office:value-type="string" table:style-name="ce1">
            <text:p>CRITERION.SELECTION.SUITABILITY.PROFESSIONAL_REGISTER_ENROLMENT</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number-columns-repeated="9" table:style-name="ce1"/>
          <table:table-cell office:value-type="string" office:string-value="C25/G2" table:formula="of:=CONCATENATE(IF([.A317]=&quot;&quot;;&quot;&quot;;CONCATENATE(&quot;C&quot;; [.A317]));IF([.B317]=&quot;&quot;;&quot;&quot;;CONCATENATE(&quot;/G&quot;;[.B317]));IF([.C317]=&quot;&quot;;&quot;&quot;;CONCATENATE(&quot;/R&quot;;[.C317])); IF([.D317]=&quot;&quot;;&quot;&quot;;CONCATENATE(&quot;/G&quot;;[.B317];&quot;.&quot;;[.D317])); IF([.E317]=&quot;&quot;;&quot;&quot;;CONCATENATE(&quot;/R&quot;;[.E317])); IF([.F317]=&quot;&quot;;&quot;&quot;;CONCATENATE(&quot;/G&quot;;[.B317];&quot;.&quot;;[.D317];&quot;.&quot;;[.F317])); IF([.G317]=&quot;&quot;;&quot;&quot;;CONCATENATE(&quot;/R&quot;;[.G317])); IF([.H317]=&quot;&quot;;&quot;&quot;;CONCATENATE(&quot;/G&quot;;[.B317];&quot;.&quot;;[.D317];&quot;.&quot;;[.F317];&quot;.&quot;;[.H317])); IF([.I317]=&quot;&quot;;&quot;&quot;;CONCATENATE(&quot;/R&quot;;[.I317]));IF([.J317]=&quot;&quot;;&quot;&quot;;CONCATENATE(&quot;/G&quot;;[.B317];&quot;.&quot;;[.D317];&quot;.&quot;;[.F317];&quot;.&quot;;[.H317]; &quot;.&quot;;[.J317])); IF([.K317]=&quot;&quot;;&quot;&quot;;CONCATENATE(&quot;/R&quot;;[.K317])))" table:style-name="ce1">
            <text:p>C25/G2</text:p>
          </table:table-cell>
          <table:table-cell office:value-type="string" table:style-name="ce1">
            <text:p>CRITERION.SELECTION.SUITABILITY.PROFESSIONAL_REGISTER_ENROLMENT</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5/G2/R1" table:formula="of:=CONCATENATE(IF([.A318]=&quot;&quot;;&quot;&quot;;CONCATENATE(&quot;C&quot;; [.A318]));IF([.B318]=&quot;&quot;;&quot;&quot;;CONCATENATE(&quot;/G&quot;;[.B318]));IF([.C318]=&quot;&quot;;&quot;&quot;;CONCATENATE(&quot;/R&quot;;[.C318])); IF([.D318]=&quot;&quot;;&quot;&quot;;CONCATENATE(&quot;/G&quot;;[.B318];&quot;.&quot;;[.D318])); IF([.E318]=&quot;&quot;;&quot;&quot;;CONCATENATE(&quot;/R&quot;;[.E318])); IF([.F318]=&quot;&quot;;&quot;&quot;;CONCATENATE(&quot;/G&quot;;[.B318];&quot;.&quot;;[.D318];&quot;.&quot;;[.F318])); IF([.G318]=&quot;&quot;;&quot;&quot;;CONCATENATE(&quot;/R&quot;;[.G318])); IF([.H318]=&quot;&quot;;&quot;&quot;;CONCATENATE(&quot;/G&quot;;[.B318];&quot;.&quot;;[.D318];&quot;.&quot;;[.F318];&quot;.&quot;;[.H318])); IF([.I318]=&quot;&quot;;&quot;&quot;;CONCATENATE(&quot;/R&quot;;[.I318]));IF([.J318]=&quot;&quot;;&quot;&quot;;CONCATENATE(&quot;/G&quot;;[.B318];&quot;.&quot;;[.D318];&quot;.&quot;;[.F318];&quot;.&quot;;[.H318]; &quot;.&quot;;[.J318])); IF([.K318]=&quot;&quot;;&quot;&quot;;CONCATENATE(&quot;/R&quot;;[.K318])))" table:style-name="ce1">
            <text:p>C25/G2/R1</text:p>
          </table:table-cell>
          <table:table-cell office:value-type="string" table:style-name="ce1">
            <text:p>CRITERION.SELECTION.SUITABILITY.PROFESSIONAL_REGISTER_ENROLMENT</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5/G2/G2.1" table:formula="of:=CONCATENATE(IF([.A319]=&quot;&quot;;&quot;&quot;;CONCATENATE(&quot;C&quot;; [.A319]));IF([.B319]=&quot;&quot;;&quot;&quot;;CONCATENATE(&quot;/G&quot;;[.B319]));IF([.C319]=&quot;&quot;;&quot;&quot;;CONCATENATE(&quot;/R&quot;;[.C319])); IF([.D319]=&quot;&quot;;&quot;&quot;;CONCATENATE(&quot;/G&quot;;[.B319];&quot;.&quot;;[.D319])); IF([.E319]=&quot;&quot;;&quot;&quot;;CONCATENATE(&quot;/R&quot;;[.E319])); IF([.F319]=&quot;&quot;;&quot;&quot;;CONCATENATE(&quot;/G&quot;;[.B319];&quot;.&quot;;[.D319];&quot;.&quot;;[.F319])); IF([.G319]=&quot;&quot;;&quot;&quot;;CONCATENATE(&quot;/R&quot;;[.G319])); IF([.H319]=&quot;&quot;;&quot;&quot;;CONCATENATE(&quot;/G&quot;;[.B319];&quot;.&quot;;[.D319];&quot;.&quot;;[.F319];&quot;.&quot;;[.H319])); IF([.I319]=&quot;&quot;;&quot;&quot;;CONCATENATE(&quot;/R&quot;;[.I319]));IF([.J319]=&quot;&quot;;&quot;&quot;;CONCATENATE(&quot;/G&quot;;[.B319];&quot;.&quot;;[.D319];&quot;.&quot;;[.F319];&quot;.&quot;;[.H319]; &quot;.&quot;;[.J319])); IF([.K319]=&quot;&quot;;&quot;&quot;;CONCATENATE(&quot;/R&quot;;[.K319])))" table:style-name="ce1">
            <text:p>C25/G2/G2.1</text:p>
          </table:table-cell>
          <table:table-cell office:value-type="string" table:style-name="ce1">
            <text:p>CRITERION.SELECTION.SUITABILITY.PROFESSIONAL_REGISTER_ENROLMENT</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5/G2/G2.1/R1" table:formula="of:=CONCATENATE(IF([.A320]=&quot;&quot;;&quot;&quot;;CONCATENATE(&quot;C&quot;; [.A320]));IF([.B320]=&quot;&quot;;&quot;&quot;;CONCATENATE(&quot;/G&quot;;[.B320]));IF([.C320]=&quot;&quot;;&quot;&quot;;CONCATENATE(&quot;/R&quot;;[.C320])); IF([.D320]=&quot;&quot;;&quot;&quot;;CONCATENATE(&quot;/G&quot;;[.B320];&quot;.&quot;;[.D320])); IF([.E320]=&quot;&quot;;&quot;&quot;;CONCATENATE(&quot;/R&quot;;[.E320])); IF([.F320]=&quot;&quot;;&quot;&quot;;CONCATENATE(&quot;/G&quot;;[.B320];&quot;.&quot;;[.D320];&quot;.&quot;;[.F320])); IF([.G320]=&quot;&quot;;&quot;&quot;;CONCATENATE(&quot;/R&quot;;[.G320])); IF([.H320]=&quot;&quot;;&quot;&quot;;CONCATENATE(&quot;/G&quot;;[.B320];&quot;.&quot;;[.D320];&quot;.&quot;;[.F320];&quot;.&quot;;[.H320])); IF([.I320]=&quot;&quot;;&quot;&quot;;CONCATENATE(&quot;/R&quot;;[.I320]));IF([.J320]=&quot;&quot;;&quot;&quot;;CONCATENATE(&quot;/G&quot;;[.B320];&quot;.&quot;;[.D320];&quot;.&quot;;[.F320];&quot;.&quot;;[.H320]; &quot;.&quot;;[.J320])); IF([.K320]=&quot;&quot;;&quot;&quot;;CONCATENATE(&quot;/R&quot;;[.K320])))" table:style-name="ce1">
            <text:p>C25/G2/G2.1/R1</text:p>
          </table:table-cell>
          <table:table-cell office:value-type="string" table:style-name="ce1">
            <text:p>CRITERION.SELECTION.SUITABILITY.PROFESSIONAL_REGISTER_ENROLMENT</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5/G2/G2.1/R2" table:formula="of:=CONCATENATE(IF([.A321]=&quot;&quot;;&quot;&quot;;CONCATENATE(&quot;C&quot;; [.A321]));IF([.B321]=&quot;&quot;;&quot;&quot;;CONCATENATE(&quot;/G&quot;;[.B321]));IF([.C321]=&quot;&quot;;&quot;&quot;;CONCATENATE(&quot;/R&quot;;[.C321])); IF([.D321]=&quot;&quot;;&quot;&quot;;CONCATENATE(&quot;/G&quot;;[.B321];&quot;.&quot;;[.D321])); IF([.E321]=&quot;&quot;;&quot;&quot;;CONCATENATE(&quot;/R&quot;;[.E321])); IF([.F321]=&quot;&quot;;&quot;&quot;;CONCATENATE(&quot;/G&quot;;[.B321];&quot;.&quot;;[.D321];&quot;.&quot;;[.F321])); IF([.G321]=&quot;&quot;;&quot;&quot;;CONCATENATE(&quot;/R&quot;;[.G321])); IF([.H321]=&quot;&quot;;&quot;&quot;;CONCATENATE(&quot;/G&quot;;[.B321];&quot;.&quot;;[.D321];&quot;.&quot;;[.F321];&quot;.&quot;;[.H321])); IF([.I321]=&quot;&quot;;&quot;&quot;;CONCATENATE(&quot;/R&quot;;[.I321]));IF([.J321]=&quot;&quot;;&quot;&quot;;CONCATENATE(&quot;/G&quot;;[.B321];&quot;.&quot;;[.D321];&quot;.&quot;;[.F321];&quot;.&quot;;[.H321]; &quot;.&quot;;[.J321])); IF([.K321]=&quot;&quot;;&quot;&quot;;CONCATENATE(&quot;/R&quot;;[.K321])))" table:style-name="ce1">
            <text:p>C25/G2/G2.1/R2</text:p>
          </table:table-cell>
          <table:table-cell office:value-type="string" table:style-name="ce1">
            <text:p>CRITERION.SELECTION.SUITABILITY.PROFESSIONAL_REGISTER_ENROLMENT</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5" table:style-name="ce8">
            <text:p>2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5/G2/G2.1/R3" table:formula="of:=CONCATENATE(IF([.A322]=&quot;&quot;;&quot;&quot;;CONCATENATE(&quot;C&quot;; [.A322]));IF([.B322]=&quot;&quot;;&quot;&quot;;CONCATENATE(&quot;/G&quot;;[.B322]));IF([.C322]=&quot;&quot;;&quot;&quot;;CONCATENATE(&quot;/R&quot;;[.C322])); IF([.D322]=&quot;&quot;;&quot;&quot;;CONCATENATE(&quot;/G&quot;;[.B322];&quot;.&quot;;[.D322])); IF([.E322]=&quot;&quot;;&quot;&quot;;CONCATENATE(&quot;/R&quot;;[.E322])); IF([.F322]=&quot;&quot;;&quot;&quot;;CONCATENATE(&quot;/G&quot;;[.B322];&quot;.&quot;;[.D322];&quot;.&quot;;[.F322])); IF([.G322]=&quot;&quot;;&quot;&quot;;CONCATENATE(&quot;/R&quot;;[.G322])); IF([.H322]=&quot;&quot;;&quot;&quot;;CONCATENATE(&quot;/G&quot;;[.B322];&quot;.&quot;;[.D322];&quot;.&quot;;[.F322];&quot;.&quot;;[.H322])); IF([.I322]=&quot;&quot;;&quot;&quot;;CONCATENATE(&quot;/R&quot;;[.I322]));IF([.J322]=&quot;&quot;;&quot;&quot;;CONCATENATE(&quot;/G&quot;;[.B322];&quot;.&quot;;[.D322];&quot;.&quot;;[.F322];&quot;.&quot;;[.H322]; &quot;.&quot;;[.J322])); IF([.K322]=&quot;&quot;;&quot;&quot;;CONCATENATE(&quot;/R&quot;;[.K322])))" table:style-name="ce7">
            <text:p>C25/G2/G2.1/R3</text:p>
          </table:table-cell>
          <table:table-cell office:value-type="string" table:style-name="ce7">
            <text:p>CRITERION.SELECTION.SUITABILITY.PROFESSIONAL_REGISTER_ENROL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6" table:style-name="ce9">
            <text:p>26</text:p>
          </table:table-cell>
          <table:table-cell table:number-columns-repeated="10" table:style-name="ce9"/>
          <table:table-cell office:value-type="string" office:string-value="C26" table:formula="of:=CONCATENATE(IF([.A323]=&quot;&quot;;&quot;&quot;;CONCATENATE(&quot;C&quot;; [.A323]));IF([.B323]=&quot;&quot;;&quot;&quot;;CONCATENATE(&quot;/G&quot;;[.B323]));IF([.C323]=&quot;&quot;;&quot;&quot;;CONCATENATE(&quot;/R&quot;;[.C323])); IF([.D323]=&quot;&quot;;&quot;&quot;;CONCATENATE(&quot;/G&quot;;[.B323];&quot;.&quot;;[.D323])); IF([.E323]=&quot;&quot;;&quot;&quot;;CONCATENATE(&quot;/R&quot;;[.E323])); IF([.F323]=&quot;&quot;;&quot;&quot;;CONCATENATE(&quot;/G&quot;;[.B323];&quot;.&quot;;[.D323];&quot;.&quot;;[.F323])); IF([.G323]=&quot;&quot;;&quot;&quot;;CONCATENATE(&quot;/R&quot;;[.G323])); IF([.H323]=&quot;&quot;;&quot;&quot;;CONCATENATE(&quot;/G&quot;;[.B323];&quot;.&quot;;[.D323];&quot;.&quot;;[.F323];&quot;.&quot;;[.H323])); IF([.I323]=&quot;&quot;;&quot;&quot;;CONCATENATE(&quot;/R&quot;;[.I323]));IF([.J323]=&quot;&quot;;&quot;&quot;;CONCATENATE(&quot;/G&quot;;[.B323];&quot;.&quot;;[.D323];&quot;.&quot;;[.F323];&quot;.&quot;;[.H323]; &quot;.&quot;;[.J323])); IF([.K323]=&quot;&quot;;&quot;&quot;;CONCATENATE(&quot;/R&quot;;[.K323])))" table:style-name="ce9">
            <text:p>C26</text:p>
          </table:table-cell>
          <table:table-cell office:value-type="string" table:style-name="ce9">
            <text:p>CRITERION.SELECTION.SUITABILITY.TRADE_REGISTER_ENROLMENT</text:p>
          </table:table-cell>
          <table:table-cell office:value-type="string" table:style-name="ce9">
            <text:p>87b3fa26-3549-4f92-b8e0-3fd8f04bf5c7</text:p>
          </table:table-cell>
          <table:table-cell office:value-type="string" table:style-name="ce9">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9"/>
          <table:table-cell table:style-name="ce10"/>
          <table:table-cell table:number-columns-repeated="16367" table:style-name="ce9"/>
        </table:table-row>
        <table:table-row table:style-name="ro1">
          <table:table-cell office:value-type="float" office:value="26" table:style-name="ce11">
            <text:p>26</text:p>
          </table:table-cell>
          <table:table-cell office:value-type="float" office:value="1" table:style-name="ce1">
            <text:p>1</text:p>
          </table:table-cell>
          <table:table-cell table:number-columns-repeated="9" table:style-name="ce1"/>
          <table:table-cell office:value-type="string" office:string-value="C26/G1" table:formula="of:=CONCATENATE(IF([.A324]=&quot;&quot;;&quot;&quot;;CONCATENATE(&quot;C&quot;; [.A324]));IF([.B324]=&quot;&quot;;&quot;&quot;;CONCATENATE(&quot;/G&quot;;[.B324]));IF([.C324]=&quot;&quot;;&quot;&quot;;CONCATENATE(&quot;/R&quot;;[.C324])); IF([.D324]=&quot;&quot;;&quot;&quot;;CONCATENATE(&quot;/G&quot;;[.B324];&quot;.&quot;;[.D324])); IF([.E324]=&quot;&quot;;&quot;&quot;;CONCATENATE(&quot;/R&quot;;[.E324])); IF([.F324]=&quot;&quot;;&quot;&quot;;CONCATENATE(&quot;/G&quot;;[.B324];&quot;.&quot;;[.D324];&quot;.&quot;;[.F324])); IF([.G324]=&quot;&quot;;&quot;&quot;;CONCATENATE(&quot;/R&quot;;[.G324])); IF([.H324]=&quot;&quot;;&quot;&quot;;CONCATENATE(&quot;/G&quot;;[.B324];&quot;.&quot;;[.D324];&quot;.&quot;;[.F324];&quot;.&quot;;[.H324])); IF([.I324]=&quot;&quot;;&quot;&quot;;CONCATENATE(&quot;/R&quot;;[.I324]));IF([.J324]=&quot;&quot;;&quot;&quot;;CONCATENATE(&quot;/G&quot;;[.B324];&quot;.&quot;;[.D324];&quot;.&quot;;[.F324];&quot;.&quot;;[.H324]; &quot;.&quot;;[.J324])); IF([.K324]=&quot;&quot;;&quot;&quot;;CONCATENATE(&quot;/R&quot;;[.K324])))" table:style-name="ce1">
            <text:p>C26/G1</text:p>
          </table:table-cell>
          <table:table-cell office:value-type="string" table:style-name="ce1">
            <text:p>CRITERION.SELECTION.SUITABILITY.TRADE_REGISTER_ENROLMENT</text:p>
          </table:table-cell>
          <table:table-cell office:value-type="string" table:style-name="ce1">
            <text:p>1768de86-a6c8-48e4-bd8e-de2f2f7424d0</text:p>
          </table:table-cell>
          <table:table-cell table:number-columns-repeated="2"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6/G1/R1" table:formula="of:=CONCATENATE(IF([.A325]=&quot;&quot;;&quot;&quot;;CONCATENATE(&quot;C&quot;; [.A325]));IF([.B325]=&quot;&quot;;&quot;&quot;;CONCATENATE(&quot;/G&quot;;[.B325]));IF([.C325]=&quot;&quot;;&quot;&quot;;CONCATENATE(&quot;/R&quot;;[.C325])); IF([.D325]=&quot;&quot;;&quot;&quot;;CONCATENATE(&quot;/G&quot;;[.B325];&quot;.&quot;;[.D325])); IF([.E325]=&quot;&quot;;&quot;&quot;;CONCATENATE(&quot;/R&quot;;[.E325])); IF([.F325]=&quot;&quot;;&quot;&quot;;CONCATENATE(&quot;/G&quot;;[.B325];&quot;.&quot;;[.D325];&quot;.&quot;;[.F325])); IF([.G325]=&quot;&quot;;&quot;&quot;;CONCATENATE(&quot;/R&quot;;[.G325])); IF([.H325]=&quot;&quot;;&quot;&quot;;CONCATENATE(&quot;/G&quot;;[.B325];&quot;.&quot;;[.D325];&quot;.&quot;;[.F325];&quot;.&quot;;[.H325])); IF([.I325]=&quot;&quot;;&quot;&quot;;CONCATENATE(&quot;/R&quot;;[.I325]));IF([.J325]=&quot;&quot;;&quot;&quot;;CONCATENATE(&quot;/G&quot;;[.B325];&quot;.&quot;;[.D325];&quot;.&quot;;[.F325];&quot;.&quot;;[.H325]; &quot;.&quot;;[.J325])); IF([.K325]=&quot;&quot;;&quot;&quot;;CONCATENATE(&quot;/R&quot;;[.K325])))" table:style-name="ce1">
            <text:p>C26/G1/R1</text:p>
          </table:table-cell>
          <table:table-cell office:value-type="string" table:style-name="ce1">
            <text:p>CRITERION.SELECTION.SUITABILITY.TRADE_REGISTER_ENROLMENT</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number-columns-repeated="9" table:style-name="ce1"/>
          <table:table-cell office:value-type="string" office:string-value="C26/G2" table:formula="of:=CONCATENATE(IF([.A326]=&quot;&quot;;&quot;&quot;;CONCATENATE(&quot;C&quot;; [.A326]));IF([.B326]=&quot;&quot;;&quot;&quot;;CONCATENATE(&quot;/G&quot;;[.B326]));IF([.C326]=&quot;&quot;;&quot;&quot;;CONCATENATE(&quot;/R&quot;;[.C326])); IF([.D326]=&quot;&quot;;&quot;&quot;;CONCATENATE(&quot;/G&quot;;[.B326];&quot;.&quot;;[.D326])); IF([.E326]=&quot;&quot;;&quot;&quot;;CONCATENATE(&quot;/R&quot;;[.E326])); IF([.F326]=&quot;&quot;;&quot;&quot;;CONCATENATE(&quot;/G&quot;;[.B326];&quot;.&quot;;[.D326];&quot;.&quot;;[.F326])); IF([.G326]=&quot;&quot;;&quot;&quot;;CONCATENATE(&quot;/R&quot;;[.G326])); IF([.H326]=&quot;&quot;;&quot;&quot;;CONCATENATE(&quot;/G&quot;;[.B326];&quot;.&quot;;[.D326];&quot;.&quot;;[.F326];&quot;.&quot;;[.H326])); IF([.I326]=&quot;&quot;;&quot;&quot;;CONCATENATE(&quot;/R&quot;;[.I326]));IF([.J326]=&quot;&quot;;&quot;&quot;;CONCATENATE(&quot;/G&quot;;[.B326];&quot;.&quot;;[.D326];&quot;.&quot;;[.F326];&quot;.&quot;;[.H326]; &quot;.&quot;;[.J326])); IF([.K326]=&quot;&quot;;&quot;&quot;;CONCATENATE(&quot;/R&quot;;[.K326])))" table:style-name="ce1">
            <text:p>C26/G2</text:p>
          </table:table-cell>
          <table:table-cell office:value-type="string" table:style-name="ce1">
            <text:p>CRITERION.SELECTION.SUITABILITY.TRADE_REGISTER_ENROLMENT</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6/G2/R1" table:formula="of:=CONCATENATE(IF([.A327]=&quot;&quot;;&quot;&quot;;CONCATENATE(&quot;C&quot;; [.A327]));IF([.B327]=&quot;&quot;;&quot;&quot;;CONCATENATE(&quot;/G&quot;;[.B327]));IF([.C327]=&quot;&quot;;&quot;&quot;;CONCATENATE(&quot;/R&quot;;[.C327])); IF([.D327]=&quot;&quot;;&quot;&quot;;CONCATENATE(&quot;/G&quot;;[.B327];&quot;.&quot;;[.D327])); IF([.E327]=&quot;&quot;;&quot;&quot;;CONCATENATE(&quot;/R&quot;;[.E327])); IF([.F327]=&quot;&quot;;&quot;&quot;;CONCATENATE(&quot;/G&quot;;[.B327];&quot;.&quot;;[.D327];&quot;.&quot;;[.F327])); IF([.G327]=&quot;&quot;;&quot;&quot;;CONCATENATE(&quot;/R&quot;;[.G327])); IF([.H327]=&quot;&quot;;&quot;&quot;;CONCATENATE(&quot;/G&quot;;[.B327];&quot;.&quot;;[.D327];&quot;.&quot;;[.F327];&quot;.&quot;;[.H327])); IF([.I327]=&quot;&quot;;&quot;&quot;;CONCATENATE(&quot;/R&quot;;[.I327]));IF([.J327]=&quot;&quot;;&quot;&quot;;CONCATENATE(&quot;/G&quot;;[.B327];&quot;.&quot;;[.D327];&quot;.&quot;;[.F327];&quot;.&quot;;[.H327]; &quot;.&quot;;[.J327])); IF([.K327]=&quot;&quot;;&quot;&quot;;CONCATENATE(&quot;/R&quot;;[.K327])))" table:style-name="ce1">
            <text:p>C26/G2/R1</text:p>
          </table:table-cell>
          <table:table-cell office:value-type="string" table:style-name="ce1">
            <text:p>CRITERION.SELECTION.SUITABILITY.TRADE_REGISTER_ENROLMENT</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6/G2/G2.1" table:formula="of:=CONCATENATE(IF([.A328]=&quot;&quot;;&quot;&quot;;CONCATENATE(&quot;C&quot;; [.A328]));IF([.B328]=&quot;&quot;;&quot;&quot;;CONCATENATE(&quot;/G&quot;;[.B328]));IF([.C328]=&quot;&quot;;&quot;&quot;;CONCATENATE(&quot;/R&quot;;[.C328])); IF([.D328]=&quot;&quot;;&quot;&quot;;CONCATENATE(&quot;/G&quot;;[.B328];&quot;.&quot;;[.D328])); IF([.E328]=&quot;&quot;;&quot;&quot;;CONCATENATE(&quot;/R&quot;;[.E328])); IF([.F328]=&quot;&quot;;&quot;&quot;;CONCATENATE(&quot;/G&quot;;[.B328];&quot;.&quot;;[.D328];&quot;.&quot;;[.F328])); IF([.G328]=&quot;&quot;;&quot;&quot;;CONCATENATE(&quot;/R&quot;;[.G328])); IF([.H328]=&quot;&quot;;&quot;&quot;;CONCATENATE(&quot;/G&quot;;[.B328];&quot;.&quot;;[.D328];&quot;.&quot;;[.F328];&quot;.&quot;;[.H328])); IF([.I328]=&quot;&quot;;&quot;&quot;;CONCATENATE(&quot;/R&quot;;[.I328]));IF([.J328]=&quot;&quot;;&quot;&quot;;CONCATENATE(&quot;/G&quot;;[.B328];&quot;.&quot;;[.D328];&quot;.&quot;;[.F328];&quot;.&quot;;[.H328]; &quot;.&quot;;[.J328])); IF([.K328]=&quot;&quot;;&quot;&quot;;CONCATENATE(&quot;/R&quot;;[.K328])))" table:style-name="ce1">
            <text:p>C26/G2/G2.1</text:p>
          </table:table-cell>
          <table:table-cell office:value-type="string" table:style-name="ce1">
            <text:p>CRITERION.SELECTION.SUITABILITY.TRADE_REGISTER_ENROLMENT</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6/G2/G2.1/R1" table:formula="of:=CONCATENATE(IF([.A329]=&quot;&quot;;&quot;&quot;;CONCATENATE(&quot;C&quot;; [.A329]));IF([.B329]=&quot;&quot;;&quot;&quot;;CONCATENATE(&quot;/G&quot;;[.B329]));IF([.C329]=&quot;&quot;;&quot;&quot;;CONCATENATE(&quot;/R&quot;;[.C329])); IF([.D329]=&quot;&quot;;&quot;&quot;;CONCATENATE(&quot;/G&quot;;[.B329];&quot;.&quot;;[.D329])); IF([.E329]=&quot;&quot;;&quot;&quot;;CONCATENATE(&quot;/R&quot;;[.E329])); IF([.F329]=&quot;&quot;;&quot;&quot;;CONCATENATE(&quot;/G&quot;;[.B329];&quot;.&quot;;[.D329];&quot;.&quot;;[.F329])); IF([.G329]=&quot;&quot;;&quot;&quot;;CONCATENATE(&quot;/R&quot;;[.G329])); IF([.H329]=&quot;&quot;;&quot;&quot;;CONCATENATE(&quot;/G&quot;;[.B329];&quot;.&quot;;[.D329];&quot;.&quot;;[.F329];&quot;.&quot;;[.H329])); IF([.I329]=&quot;&quot;;&quot;&quot;;CONCATENATE(&quot;/R&quot;;[.I329]));IF([.J329]=&quot;&quot;;&quot;&quot;;CONCATENATE(&quot;/G&quot;;[.B329];&quot;.&quot;;[.D329];&quot;.&quot;;[.F329];&quot;.&quot;;[.H329]; &quot;.&quot;;[.J329])); IF([.K329]=&quot;&quot;;&quot;&quot;;CONCATENATE(&quot;/R&quot;;[.K329])))" table:style-name="ce1">
            <text:p>C26/G2/G2.1/R1</text:p>
          </table:table-cell>
          <table:table-cell office:value-type="string" table:style-name="ce1">
            <text:p>CRITERION.SELECTION.SUITABILITY.TRADE_REGISTER_ENROLMENT</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6/G2/G2.1/R2" table:formula="of:=CONCATENATE(IF([.A330]=&quot;&quot;;&quot;&quot;;CONCATENATE(&quot;C&quot;; [.A330]));IF([.B330]=&quot;&quot;;&quot;&quot;;CONCATENATE(&quot;/G&quot;;[.B330]));IF([.C330]=&quot;&quot;;&quot;&quot;;CONCATENATE(&quot;/R&quot;;[.C330])); IF([.D330]=&quot;&quot;;&quot;&quot;;CONCATENATE(&quot;/G&quot;;[.B330];&quot;.&quot;;[.D330])); IF([.E330]=&quot;&quot;;&quot;&quot;;CONCATENATE(&quot;/R&quot;;[.E330])); IF([.F330]=&quot;&quot;;&quot;&quot;;CONCATENATE(&quot;/G&quot;;[.B330];&quot;.&quot;;[.D330];&quot;.&quot;;[.F330])); IF([.G330]=&quot;&quot;;&quot;&quot;;CONCATENATE(&quot;/R&quot;;[.G330])); IF([.H330]=&quot;&quot;;&quot;&quot;;CONCATENATE(&quot;/G&quot;;[.B330];&quot;.&quot;;[.D330];&quot;.&quot;;[.F330];&quot;.&quot;;[.H330])); IF([.I330]=&quot;&quot;;&quot;&quot;;CONCATENATE(&quot;/R&quot;;[.I330]));IF([.J330]=&quot;&quot;;&quot;&quot;;CONCATENATE(&quot;/G&quot;;[.B330];&quot;.&quot;;[.D330];&quot;.&quot;;[.F330];&quot;.&quot;;[.H330]; &quot;.&quot;;[.J330])); IF([.K330]=&quot;&quot;;&quot;&quot;;CONCATENATE(&quot;/R&quot;;[.K330])))" table:style-name="ce1">
            <text:p>C26/G2/G2.1/R2</text:p>
          </table:table-cell>
          <table:table-cell office:value-type="string" table:style-name="ce1">
            <text:p>CRITERION.SELECTION.SUITABILITY.TRADE_REGISTER_ENROLMENT</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6" table:style-name="ce8">
            <text:p>2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6/G2/G2.1/R3" table:formula="of:=CONCATENATE(IF([.A331]=&quot;&quot;;&quot;&quot;;CONCATENATE(&quot;C&quot;; [.A331]));IF([.B331]=&quot;&quot;;&quot;&quot;;CONCATENATE(&quot;/G&quot;;[.B331]));IF([.C331]=&quot;&quot;;&quot;&quot;;CONCATENATE(&quot;/R&quot;;[.C331])); IF([.D331]=&quot;&quot;;&quot;&quot;;CONCATENATE(&quot;/G&quot;;[.B331];&quot;.&quot;;[.D331])); IF([.E331]=&quot;&quot;;&quot;&quot;;CONCATENATE(&quot;/R&quot;;[.E331])); IF([.F331]=&quot;&quot;;&quot;&quot;;CONCATENATE(&quot;/G&quot;;[.B331];&quot;.&quot;;[.D331];&quot;.&quot;;[.F331])); IF([.G331]=&quot;&quot;;&quot;&quot;;CONCATENATE(&quot;/R&quot;;[.G331])); IF([.H331]=&quot;&quot;;&quot;&quot;;CONCATENATE(&quot;/G&quot;;[.B331];&quot;.&quot;;[.D331];&quot;.&quot;;[.F331];&quot;.&quot;;[.H331])); IF([.I331]=&quot;&quot;;&quot;&quot;;CONCATENATE(&quot;/R&quot;;[.I331]));IF([.J331]=&quot;&quot;;&quot;&quot;;CONCATENATE(&quot;/G&quot;;[.B331];&quot;.&quot;;[.D331];&quot;.&quot;;[.F331];&quot;.&quot;;[.H331]; &quot;.&quot;;[.J331])); IF([.K331]=&quot;&quot;;&quot;&quot;;CONCATENATE(&quot;/R&quot;;[.K331])))" table:style-name="ce7">
            <text:p>C26/G2/G2.1/R3</text:p>
          </table:table-cell>
          <table:table-cell office:value-type="string" table:style-name="ce7">
            <text:p>CRITERION.SELECTION.SUITABILITY.TRADE_REGISTER_ENROL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7" table:style-name="ce9">
            <text:p>27</text:p>
          </table:table-cell>
          <table:table-cell table:number-columns-repeated="10" table:style-name="ce9"/>
          <table:table-cell office:value-type="string" office:string-value="C27" table:formula="of:=CONCATENATE(IF([.A332]=&quot;&quot;;&quot;&quot;;CONCATENATE(&quot;C&quot;; [.A332]));IF([.B332]=&quot;&quot;;&quot;&quot;;CONCATENATE(&quot;/G&quot;;[.B332]));IF([.C332]=&quot;&quot;;&quot;&quot;;CONCATENATE(&quot;/R&quot;;[.C332])); IF([.D332]=&quot;&quot;;&quot;&quot;;CONCATENATE(&quot;/G&quot;;[.B332];&quot;.&quot;;[.D332])); IF([.E332]=&quot;&quot;;&quot;&quot;;CONCATENATE(&quot;/R&quot;;[.E332])); IF([.F332]=&quot;&quot;;&quot;&quot;;CONCATENATE(&quot;/G&quot;;[.B332];&quot;.&quot;;[.D332];&quot;.&quot;;[.F332])); IF([.G332]=&quot;&quot;;&quot;&quot;;CONCATENATE(&quot;/R&quot;;[.G332])); IF([.H332]=&quot;&quot;;&quot;&quot;;CONCATENATE(&quot;/G&quot;;[.B332];&quot;.&quot;;[.D332];&quot;.&quot;;[.F332];&quot;.&quot;;[.H332])); IF([.I332]=&quot;&quot;;&quot;&quot;;CONCATENATE(&quot;/R&quot;;[.I332]));IF([.J332]=&quot;&quot;;&quot;&quot;;CONCATENATE(&quot;/G&quot;;[.B332];&quot;.&quot;;[.D332];&quot;.&quot;;[.F332];&quot;.&quot;;[.H332]; &quot;.&quot;;[.J332])); IF([.K332]=&quot;&quot;;&quot;&quot;;CONCATENATE(&quot;/R&quot;;[.K332])))" table:style-name="ce9">
            <text:p>C27</text:p>
          </table:table-cell>
          <table:table-cell office:value-type="string" table:style-name="ce9">
            <text:p>CRITERION.SELECTION.SUITABILITY.AUTHORISATION</text:p>
          </table:table-cell>
          <table:table-cell office:value-type="string" table:style-name="ce9">
            <text:p>9eeb6d5c-0eb8-48e8-a4c5-5087a7c095a4</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style-name="ce10"/>
          <table:table-cell table:number-columns-repeated="16367" table:style-name="ce9"/>
        </table:table-row>
        <table:table-row table:style-name="ro1">
          <table:table-cell office:value-type="float" office:value="27" table:style-name="ce11">
            <text:p>27</text:p>
          </table:table-cell>
          <table:table-cell office:value-type="float" office:value="1" table:style-name="ce1">
            <text:p>1</text:p>
          </table:table-cell>
          <table:table-cell table:number-columns-repeated="9" table:style-name="ce1"/>
          <table:table-cell office:value-type="string" office:string-value="C27/G1" table:formula="of:=CONCATENATE(IF([.A333]=&quot;&quot;;&quot;&quot;;CONCATENATE(&quot;C&quot;; [.A333]));IF([.B333]=&quot;&quot;;&quot;&quot;;CONCATENATE(&quot;/G&quot;;[.B333]));IF([.C333]=&quot;&quot;;&quot;&quot;;CONCATENATE(&quot;/R&quot;;[.C333])); IF([.D333]=&quot;&quot;;&quot;&quot;;CONCATENATE(&quot;/G&quot;;[.B333];&quot;.&quot;;[.D333])); IF([.E333]=&quot;&quot;;&quot;&quot;;CONCATENATE(&quot;/R&quot;;[.E333])); IF([.F333]=&quot;&quot;;&quot;&quot;;CONCATENATE(&quot;/G&quot;;[.B333];&quot;.&quot;;[.D333];&quot;.&quot;;[.F333])); IF([.G333]=&quot;&quot;;&quot;&quot;;CONCATENATE(&quot;/R&quot;;[.G333])); IF([.H333]=&quot;&quot;;&quot;&quot;;CONCATENATE(&quot;/G&quot;;[.B333];&quot;.&quot;;[.D333];&quot;.&quot;;[.F333];&quot;.&quot;;[.H333])); IF([.I333]=&quot;&quot;;&quot;&quot;;CONCATENATE(&quot;/R&quot;;[.I333]));IF([.J333]=&quot;&quot;;&quot;&quot;;CONCATENATE(&quot;/G&quot;;[.B333];&quot;.&quot;;[.D333];&quot;.&quot;;[.F333];&quot;.&quot;;[.H333]; &quot;.&quot;;[.J333])); IF([.K333]=&quot;&quot;;&quot;&quot;;CONCATENATE(&quot;/R&quot;;[.K333])))" table:style-name="ce1">
            <text:p>C27/G1</text:p>
          </table:table-cell>
          <table:table-cell office:value-type="string" table:style-name="ce1">
            <text:p>CRITERION.SELECTION.SUITABILITY.AUTHORISATION</text:p>
          </table:table-cell>
          <table:table-cell office:value-type="string" table:style-name="ce1">
            <text:p>a109e144-f65e-469d-bcda-220f1af34b6c</text:p>
          </table:table-cell>
          <table:table-cell table:number-columns-repeated="2"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7/G1/R1" table:formula="of:=CONCATENATE(IF([.A334]=&quot;&quot;;&quot;&quot;;CONCATENATE(&quot;C&quot;; [.A334]));IF([.B334]=&quot;&quot;;&quot;&quot;;CONCATENATE(&quot;/G&quot;;[.B334]));IF([.C334]=&quot;&quot;;&quot;&quot;;CONCATENATE(&quot;/R&quot;;[.C334])); IF([.D334]=&quot;&quot;;&quot;&quot;;CONCATENATE(&quot;/G&quot;;[.B334];&quot;.&quot;;[.D334])); IF([.E334]=&quot;&quot;;&quot;&quot;;CONCATENATE(&quot;/R&quot;;[.E334])); IF([.F334]=&quot;&quot;;&quot;&quot;;CONCATENATE(&quot;/G&quot;;[.B334];&quot;.&quot;;[.D334];&quot;.&quot;;[.F334])); IF([.G334]=&quot;&quot;;&quot;&quot;;CONCATENATE(&quot;/R&quot;;[.G334])); IF([.H334]=&quot;&quot;;&quot;&quot;;CONCATENATE(&quot;/G&quot;;[.B334];&quot;.&quot;;[.D334];&quot;.&quot;;[.F334];&quot;.&quot;;[.H334])); IF([.I334]=&quot;&quot;;&quot;&quot;;CONCATENATE(&quot;/R&quot;;[.I334]));IF([.J334]=&quot;&quot;;&quot;&quot;;CONCATENATE(&quot;/G&quot;;[.B334];&quot;.&quot;;[.D334];&quot;.&quot;;[.F334];&quot;.&quot;;[.H334]; &quot;.&quot;;[.J334])); IF([.K334]=&quot;&quot;;&quot;&quot;;CONCATENATE(&quot;/R&quot;;[.K334])))" table:style-name="ce1">
            <text:p>C27/G1/R1</text:p>
          </table:table-cell>
          <table:table-cell office:value-type="string" table:style-name="ce1">
            <text:p>CRITERION.SELECTION.SUITABILITY.AUTHORISATION</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7/G1/G1.1" table:formula="of:=CONCATENATE(IF([.A335]=&quot;&quot;;&quot;&quot;;CONCATENATE(&quot;C&quot;; [.A335]));IF([.B335]=&quot;&quot;;&quot;&quot;;CONCATENATE(&quot;/G&quot;;[.B335]));IF([.C335]=&quot;&quot;;&quot;&quot;;CONCATENATE(&quot;/R&quot;;[.C335])); IF([.D335]=&quot;&quot;;&quot;&quot;;CONCATENATE(&quot;/G&quot;;[.B335];&quot;.&quot;;[.D335])); IF([.E335]=&quot;&quot;;&quot;&quot;;CONCATENATE(&quot;/R&quot;;[.E335])); IF([.F335]=&quot;&quot;;&quot;&quot;;CONCATENATE(&quot;/G&quot;;[.B335];&quot;.&quot;;[.D335];&quot;.&quot;;[.F335])); IF([.G335]=&quot;&quot;;&quot;&quot;;CONCATENATE(&quot;/R&quot;;[.G335])); IF([.H335]=&quot;&quot;;&quot;&quot;;CONCATENATE(&quot;/G&quot;;[.B335];&quot;.&quot;;[.D335];&quot;.&quot;;[.F335];&quot;.&quot;;[.H335])); IF([.I335]=&quot;&quot;;&quot;&quot;;CONCATENATE(&quot;/R&quot;;[.I335]));IF([.J335]=&quot;&quot;;&quot;&quot;;CONCATENATE(&quot;/G&quot;;[.B335];&quot;.&quot;;[.D335];&quot;.&quot;;[.F335];&quot;.&quot;;[.H335]; &quot;.&quot;;[.J335])); IF([.K335]=&quot;&quot;;&quot;&quot;;CONCATENATE(&quot;/R&quot;;[.K335])))" table:style-name="ce1">
            <text:p>C27/G1/G1.1</text:p>
          </table:table-cell>
          <table:table-cell office:value-type="string" table:style-name="ce1">
            <text:p>CRITERION.SELECTION.SUITABILITY.AUTHORISATION</text:p>
          </table:table-cell>
          <table:table-cell office:value-type="string" table:style-name="ce1">
            <text:p>7696fb3f-9722-43b8-9b91-ad59bb4b8ad2</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7" table:style-name="ce11">
            <text:p>2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7/G1/G1.1/R1" table:formula="of:=CONCATENATE(IF([.A336]=&quot;&quot;;&quot;&quot;;CONCATENATE(&quot;C&quot;; [.A336]));IF([.B336]=&quot;&quot;;&quot;&quot;;CONCATENATE(&quot;/G&quot;;[.B336]));IF([.C336]=&quot;&quot;;&quot;&quot;;CONCATENATE(&quot;/R&quot;;[.C336])); IF([.D336]=&quot;&quot;;&quot;&quot;;CONCATENATE(&quot;/G&quot;;[.B336];&quot;.&quot;;[.D336])); IF([.E336]=&quot;&quot;;&quot;&quot;;CONCATENATE(&quot;/R&quot;;[.E336])); IF([.F336]=&quot;&quot;;&quot;&quot;;CONCATENATE(&quot;/G&quot;;[.B336];&quot;.&quot;;[.D336];&quot;.&quot;;[.F336])); IF([.G336]=&quot;&quot;;&quot;&quot;;CONCATENATE(&quot;/R&quot;;[.G336])); IF([.H336]=&quot;&quot;;&quot;&quot;;CONCATENATE(&quot;/G&quot;;[.B336];&quot;.&quot;;[.D336];&quot;.&quot;;[.F336];&quot;.&quot;;[.H336])); IF([.I336]=&quot;&quot;;&quot;&quot;;CONCATENATE(&quot;/R&quot;;[.I336]));IF([.J336]=&quot;&quot;;&quot;&quot;;CONCATENATE(&quot;/G&quot;;[.B336];&quot;.&quot;;[.D336];&quot;.&quot;;[.F336];&quot;.&quot;;[.H336]; &quot;.&quot;;[.J336])); IF([.K336]=&quot;&quot;;&quot;&quot;;CONCATENATE(&quot;/R&quot;;[.K336])))" table:style-name="ce1">
            <text:p>C27/G1/G1.1/R1</text:p>
          </table:table-cell>
          <table:table-cell office:value-type="string" table:style-name="ce1">
            <text:p>CRITERION.SELECTION.SUITABILITY.AUTHORISATION</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number-columns-repeated="9" table:style-name="ce1"/>
          <table:table-cell office:value-type="string" office:string-value="C27/G2" table:formula="of:=CONCATENATE(IF([.A337]=&quot;&quot;;&quot;&quot;;CONCATENATE(&quot;C&quot;; [.A337]));IF([.B337]=&quot;&quot;;&quot;&quot;;CONCATENATE(&quot;/G&quot;;[.B337]));IF([.C337]=&quot;&quot;;&quot;&quot;;CONCATENATE(&quot;/R&quot;;[.C337])); IF([.D337]=&quot;&quot;;&quot;&quot;;CONCATENATE(&quot;/G&quot;;[.B337];&quot;.&quot;;[.D337])); IF([.E337]=&quot;&quot;;&quot;&quot;;CONCATENATE(&quot;/R&quot;;[.E337])); IF([.F337]=&quot;&quot;;&quot;&quot;;CONCATENATE(&quot;/G&quot;;[.B337];&quot;.&quot;;[.D337];&quot;.&quot;;[.F337])); IF([.G337]=&quot;&quot;;&quot;&quot;;CONCATENATE(&quot;/R&quot;;[.G337])); IF([.H337]=&quot;&quot;;&quot;&quot;;CONCATENATE(&quot;/G&quot;;[.B337];&quot;.&quot;;[.D337];&quot;.&quot;;[.F337];&quot;.&quot;;[.H337])); IF([.I337]=&quot;&quot;;&quot;&quot;;CONCATENATE(&quot;/R&quot;;[.I337]));IF([.J337]=&quot;&quot;;&quot;&quot;;CONCATENATE(&quot;/G&quot;;[.B337];&quot;.&quot;;[.D337];&quot;.&quot;;[.F337];&quot;.&quot;;[.H337]; &quot;.&quot;;[.J337])); IF([.K337]=&quot;&quot;;&quot;&quot;;CONCATENATE(&quot;/R&quot;;[.K337])))" table:style-name="ce1">
            <text:p>C27/G2</text:p>
          </table:table-cell>
          <table:table-cell office:value-type="string" table:style-name="ce1">
            <text:p>CRITERION.SELECTION.SUITABILITY.AUTHORISATION</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7/G2/R1" table:formula="of:=CONCATENATE(IF([.A338]=&quot;&quot;;&quot;&quot;;CONCATENATE(&quot;C&quot;; [.A338]));IF([.B338]=&quot;&quot;;&quot;&quot;;CONCATENATE(&quot;/G&quot;;[.B338]));IF([.C338]=&quot;&quot;;&quot;&quot;;CONCATENATE(&quot;/R&quot;;[.C338])); IF([.D338]=&quot;&quot;;&quot;&quot;;CONCATENATE(&quot;/G&quot;;[.B338];&quot;.&quot;;[.D338])); IF([.E338]=&quot;&quot;;&quot;&quot;;CONCATENATE(&quot;/R&quot;;[.E338])); IF([.F338]=&quot;&quot;;&quot;&quot;;CONCATENATE(&quot;/G&quot;;[.B338];&quot;.&quot;;[.D338];&quot;.&quot;;[.F338])); IF([.G338]=&quot;&quot;;&quot;&quot;;CONCATENATE(&quot;/R&quot;;[.G338])); IF([.H338]=&quot;&quot;;&quot;&quot;;CONCATENATE(&quot;/G&quot;;[.B338];&quot;.&quot;;[.D338];&quot;.&quot;;[.F338];&quot;.&quot;;[.H338])); IF([.I338]=&quot;&quot;;&quot;&quot;;CONCATENATE(&quot;/R&quot;;[.I338]));IF([.J338]=&quot;&quot;;&quot;&quot;;CONCATENATE(&quot;/G&quot;;[.B338];&quot;.&quot;;[.D338];&quot;.&quot;;[.F338];&quot;.&quot;;[.H338]; &quot;.&quot;;[.J338])); IF([.K338]=&quot;&quot;;&quot;&quot;;CONCATENATE(&quot;/R&quot;;[.K338])))" table:style-name="ce1">
            <text:p>C27/G2/R1</text:p>
          </table:table-cell>
          <table:table-cell office:value-type="string" table:style-name="ce1">
            <text:p>CRITERION.SELECTION.SUITABILITY.AUTHORISATION</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7/G2/G2.1" table:formula="of:=CONCATENATE(IF([.A339]=&quot;&quot;;&quot;&quot;;CONCATENATE(&quot;C&quot;; [.A339]));IF([.B339]=&quot;&quot;;&quot;&quot;;CONCATENATE(&quot;/G&quot;;[.B339]));IF([.C339]=&quot;&quot;;&quot;&quot;;CONCATENATE(&quot;/R&quot;;[.C339])); IF([.D339]=&quot;&quot;;&quot;&quot;;CONCATENATE(&quot;/G&quot;;[.B339];&quot;.&quot;;[.D339])); IF([.E339]=&quot;&quot;;&quot;&quot;;CONCATENATE(&quot;/R&quot;;[.E339])); IF([.F339]=&quot;&quot;;&quot;&quot;;CONCATENATE(&quot;/G&quot;;[.B339];&quot;.&quot;;[.D339];&quot;.&quot;;[.F339])); IF([.G339]=&quot;&quot;;&quot;&quot;;CONCATENATE(&quot;/R&quot;;[.G339])); IF([.H339]=&quot;&quot;;&quot;&quot;;CONCATENATE(&quot;/G&quot;;[.B339];&quot;.&quot;;[.D339];&quot;.&quot;;[.F339];&quot;.&quot;;[.H339])); IF([.I339]=&quot;&quot;;&quot;&quot;;CONCATENATE(&quot;/R&quot;;[.I339]));IF([.J339]=&quot;&quot;;&quot;&quot;;CONCATENATE(&quot;/G&quot;;[.B339];&quot;.&quot;;[.D339];&quot;.&quot;;[.F339];&quot;.&quot;;[.H339]; &quot;.&quot;;[.J339])); IF([.K339]=&quot;&quot;;&quot;&quot;;CONCATENATE(&quot;/R&quot;;[.K339])))" table:style-name="ce1">
            <text:p>C27/G2/G2.1</text:p>
          </table:table-cell>
          <table:table-cell office:value-type="string" table:style-name="ce1">
            <text:p>CRITERION.SELECTION.SUITABILITY.AUTHORISATION</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7/G2/G2.1/R1" table:formula="of:=CONCATENATE(IF([.A340]=&quot;&quot;;&quot;&quot;;CONCATENATE(&quot;C&quot;; [.A340]));IF([.B340]=&quot;&quot;;&quot;&quot;;CONCATENATE(&quot;/G&quot;;[.B340]));IF([.C340]=&quot;&quot;;&quot;&quot;;CONCATENATE(&quot;/R&quot;;[.C340])); IF([.D340]=&quot;&quot;;&quot;&quot;;CONCATENATE(&quot;/G&quot;;[.B340];&quot;.&quot;;[.D340])); IF([.E340]=&quot;&quot;;&quot;&quot;;CONCATENATE(&quot;/R&quot;;[.E340])); IF([.F340]=&quot;&quot;;&quot;&quot;;CONCATENATE(&quot;/G&quot;;[.B340];&quot;.&quot;;[.D340];&quot;.&quot;;[.F340])); IF([.G340]=&quot;&quot;;&quot;&quot;;CONCATENATE(&quot;/R&quot;;[.G340])); IF([.H340]=&quot;&quot;;&quot;&quot;;CONCATENATE(&quot;/G&quot;;[.B340];&quot;.&quot;;[.D340];&quot;.&quot;;[.F340];&quot;.&quot;;[.H340])); IF([.I340]=&quot;&quot;;&quot;&quot;;CONCATENATE(&quot;/R&quot;;[.I340]));IF([.J340]=&quot;&quot;;&quot;&quot;;CONCATENATE(&quot;/G&quot;;[.B340];&quot;.&quot;;[.D340];&quot;.&quot;;[.F340];&quot;.&quot;;[.H340]; &quot;.&quot;;[.J340])); IF([.K340]=&quot;&quot;;&quot;&quot;;CONCATENATE(&quot;/R&quot;;[.K340])))" table:style-name="ce1">
            <text:p>C27/G2/G2.1/R1</text:p>
          </table:table-cell>
          <table:table-cell office:value-type="string" table:style-name="ce1">
            <text:p>CRITERION.SELECTION.SUITABILITY.AUTHORISATION</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7/G2/G2.1/R2" table:formula="of:=CONCATENATE(IF([.A341]=&quot;&quot;;&quot;&quot;;CONCATENATE(&quot;C&quot;; [.A341]));IF([.B341]=&quot;&quot;;&quot;&quot;;CONCATENATE(&quot;/G&quot;;[.B341]));IF([.C341]=&quot;&quot;;&quot;&quot;;CONCATENATE(&quot;/R&quot;;[.C341])); IF([.D341]=&quot;&quot;;&quot;&quot;;CONCATENATE(&quot;/G&quot;;[.B341];&quot;.&quot;;[.D341])); IF([.E341]=&quot;&quot;;&quot;&quot;;CONCATENATE(&quot;/R&quot;;[.E341])); IF([.F341]=&quot;&quot;;&quot;&quot;;CONCATENATE(&quot;/G&quot;;[.B341];&quot;.&quot;;[.D341];&quot;.&quot;;[.F341])); IF([.G341]=&quot;&quot;;&quot;&quot;;CONCATENATE(&quot;/R&quot;;[.G341])); IF([.H341]=&quot;&quot;;&quot;&quot;;CONCATENATE(&quot;/G&quot;;[.B341];&quot;.&quot;;[.D341];&quot;.&quot;;[.F341];&quot;.&quot;;[.H341])); IF([.I341]=&quot;&quot;;&quot;&quot;;CONCATENATE(&quot;/R&quot;;[.I341]));IF([.J341]=&quot;&quot;;&quot;&quot;;CONCATENATE(&quot;/G&quot;;[.B341];&quot;.&quot;;[.D341];&quot;.&quot;;[.F341];&quot;.&quot;;[.H341]; &quot;.&quot;;[.J341])); IF([.K341]=&quot;&quot;;&quot;&quot;;CONCATENATE(&quot;/R&quot;;[.K341])))" table:style-name="ce1">
            <text:p>C27/G2/G2.1/R2</text:p>
          </table:table-cell>
          <table:table-cell office:value-type="string" table:style-name="ce1">
            <text:p>CRITERION.SELECTION.SUITABILITY.AUTHORISATION</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7" table:style-name="ce8">
            <text:p>2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7/G2/G2.1/R3" table:formula="of:=CONCATENATE(IF([.A342]=&quot;&quot;;&quot;&quot;;CONCATENATE(&quot;C&quot;; [.A342]));IF([.B342]=&quot;&quot;;&quot;&quot;;CONCATENATE(&quot;/G&quot;;[.B342]));IF([.C342]=&quot;&quot;;&quot;&quot;;CONCATENATE(&quot;/R&quot;;[.C342])); IF([.D342]=&quot;&quot;;&quot;&quot;;CONCATENATE(&quot;/G&quot;;[.B342];&quot;.&quot;;[.D342])); IF([.E342]=&quot;&quot;;&quot;&quot;;CONCATENATE(&quot;/R&quot;;[.E342])); IF([.F342]=&quot;&quot;;&quot;&quot;;CONCATENATE(&quot;/G&quot;;[.B342];&quot;.&quot;;[.D342];&quot;.&quot;;[.F342])); IF([.G342]=&quot;&quot;;&quot;&quot;;CONCATENATE(&quot;/R&quot;;[.G342])); IF([.H342]=&quot;&quot;;&quot;&quot;;CONCATENATE(&quot;/G&quot;;[.B342];&quot;.&quot;;[.D342];&quot;.&quot;;[.F342];&quot;.&quot;;[.H342])); IF([.I342]=&quot;&quot;;&quot;&quot;;CONCATENATE(&quot;/R&quot;;[.I342]));IF([.J342]=&quot;&quot;;&quot;&quot;;CONCATENATE(&quot;/G&quot;;[.B342];&quot;.&quot;;[.D342];&quot;.&quot;;[.F342];&quot;.&quot;;[.H342]; &quot;.&quot;;[.J342])); IF([.K342]=&quot;&quot;;&quot;&quot;;CONCATENATE(&quot;/R&quot;;[.K342])))" table:style-name="ce7">
            <text:p>C27/G2/G2.1/R3</text:p>
          </table:table-cell>
          <table:table-cell office:value-type="string" table:style-name="ce7">
            <text:p>CRITERION.SELECTION.SUITABILITY.AUTHORISATION</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8" table:style-name="ce9">
            <text:p>28</text:p>
          </table:table-cell>
          <table:table-cell table:number-columns-repeated="10" table:style-name="ce9"/>
          <table:table-cell office:value-type="string" office:string-value="C28" table:formula="of:=CONCATENATE(IF([.A343]=&quot;&quot;;&quot;&quot;;CONCATENATE(&quot;C&quot;; [.A343]));IF([.B343]=&quot;&quot;;&quot;&quot;;CONCATENATE(&quot;/G&quot;;[.B343]));IF([.C343]=&quot;&quot;;&quot;&quot;;CONCATENATE(&quot;/R&quot;;[.C343])); IF([.D343]=&quot;&quot;;&quot;&quot;;CONCATENATE(&quot;/G&quot;;[.B343];&quot;.&quot;;[.D343])); IF([.E343]=&quot;&quot;;&quot;&quot;;CONCATENATE(&quot;/R&quot;;[.E343])); IF([.F343]=&quot;&quot;;&quot;&quot;;CONCATENATE(&quot;/G&quot;;[.B343];&quot;.&quot;;[.D343];&quot;.&quot;;[.F343])); IF([.G343]=&quot;&quot;;&quot;&quot;;CONCATENATE(&quot;/R&quot;;[.G343])); IF([.H343]=&quot;&quot;;&quot;&quot;;CONCATENATE(&quot;/G&quot;;[.B343];&quot;.&quot;;[.D343];&quot;.&quot;;[.F343];&quot;.&quot;;[.H343])); IF([.I343]=&quot;&quot;;&quot;&quot;;CONCATENATE(&quot;/R&quot;;[.I343]));IF([.J343]=&quot;&quot;;&quot;&quot;;CONCATENATE(&quot;/G&quot;;[.B343];&quot;.&quot;;[.D343];&quot;.&quot;;[.F343];&quot;.&quot;;[.H343]; &quot;.&quot;;[.J343])); IF([.K343]=&quot;&quot;;&quot;&quot;;CONCATENATE(&quot;/R&quot;;[.K343])))" table:style-name="ce9">
            <text:p>C28</text:p>
          </table:table-cell>
          <table:table-cell office:value-type="string" table:style-name="ce9">
            <text:p>CRITERION.SELECTION.SUITABILITY.MEMBERSHIP</text:p>
          </table:table-cell>
          <table:table-cell office:value-type="string" table:style-name="ce9">
            <text:p>73f10e36-ed7a-412e-995c-aa76463e3776</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style-name="ce10"/>
          <table:table-cell table:number-columns-repeated="16367" table:style-name="ce9"/>
        </table:table-row>
        <table:table-row table:style-name="ro1">
          <table:table-cell office:value-type="float" office:value="28" table:style-name="ce11">
            <text:p>28</text:p>
          </table:table-cell>
          <table:table-cell office:value-type="float" office:value="1" table:style-name="ce1">
            <text:p>1</text:p>
          </table:table-cell>
          <table:table-cell table:number-columns-repeated="9" table:style-name="ce1"/>
          <table:table-cell office:value-type="string" office:string-value="C28/G1" table:formula="of:=CONCATENATE(IF([.A344]=&quot;&quot;;&quot;&quot;;CONCATENATE(&quot;C&quot;; [.A344]));IF([.B344]=&quot;&quot;;&quot;&quot;;CONCATENATE(&quot;/G&quot;;[.B344]));IF([.C344]=&quot;&quot;;&quot;&quot;;CONCATENATE(&quot;/R&quot;;[.C344])); IF([.D344]=&quot;&quot;;&quot;&quot;;CONCATENATE(&quot;/G&quot;;[.B344];&quot;.&quot;;[.D344])); IF([.E344]=&quot;&quot;;&quot;&quot;;CONCATENATE(&quot;/R&quot;;[.E344])); IF([.F344]=&quot;&quot;;&quot;&quot;;CONCATENATE(&quot;/G&quot;;[.B344];&quot;.&quot;;[.D344];&quot;.&quot;;[.F344])); IF([.G344]=&quot;&quot;;&quot;&quot;;CONCATENATE(&quot;/R&quot;;[.G344])); IF([.H344]=&quot;&quot;;&quot;&quot;;CONCATENATE(&quot;/G&quot;;[.B344];&quot;.&quot;;[.D344];&quot;.&quot;;[.F344];&quot;.&quot;;[.H344])); IF([.I344]=&quot;&quot;;&quot;&quot;;CONCATENATE(&quot;/R&quot;;[.I344]));IF([.J344]=&quot;&quot;;&quot;&quot;;CONCATENATE(&quot;/G&quot;;[.B344];&quot;.&quot;;[.D344];&quot;.&quot;;[.F344];&quot;.&quot;;[.H344]; &quot;.&quot;;[.J344])); IF([.K344]=&quot;&quot;;&quot;&quot;;CONCATENATE(&quot;/R&quot;;[.K344])))" table:style-name="ce1">
            <text:p>C28/G1</text:p>
          </table:table-cell>
          <table:table-cell office:value-type="string" table:style-name="ce1">
            <text:p>CRITERION.SELECTION.SUITABILITY.MEMBERSHIP</text:p>
          </table:table-cell>
          <table:table-cell office:value-type="string" table:style-name="ce1">
            <text:p>a109e144-f65e-469d-bcda-220f1af34b6c</text:p>
          </table:table-cell>
          <table:table-cell table:number-columns-repeated="2"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8/G1/R1" table:formula="of:=CONCATENATE(IF([.A345]=&quot;&quot;;&quot;&quot;;CONCATENATE(&quot;C&quot;; [.A345]));IF([.B345]=&quot;&quot;;&quot;&quot;;CONCATENATE(&quot;/G&quot;;[.B345]));IF([.C345]=&quot;&quot;;&quot;&quot;;CONCATENATE(&quot;/R&quot;;[.C345])); IF([.D345]=&quot;&quot;;&quot;&quot;;CONCATENATE(&quot;/G&quot;;[.B345];&quot;.&quot;;[.D345])); IF([.E345]=&quot;&quot;;&quot;&quot;;CONCATENATE(&quot;/R&quot;;[.E345])); IF([.F345]=&quot;&quot;;&quot;&quot;;CONCATENATE(&quot;/G&quot;;[.B345];&quot;.&quot;;[.D345];&quot;.&quot;;[.F345])); IF([.G345]=&quot;&quot;;&quot;&quot;;CONCATENATE(&quot;/R&quot;;[.G345])); IF([.H345]=&quot;&quot;;&quot;&quot;;CONCATENATE(&quot;/G&quot;;[.B345];&quot;.&quot;;[.D345];&quot;.&quot;;[.F345];&quot;.&quot;;[.H345])); IF([.I345]=&quot;&quot;;&quot;&quot;;CONCATENATE(&quot;/R&quot;;[.I345]));IF([.J345]=&quot;&quot;;&quot;&quot;;CONCATENATE(&quot;/G&quot;;[.B345];&quot;.&quot;;[.D345];&quot;.&quot;;[.F345];&quot;.&quot;;[.H345]; &quot;.&quot;;[.J345])); IF([.K345]=&quot;&quot;;&quot;&quot;;CONCATENATE(&quot;/R&quot;;[.K345])))" table:style-name="ce1">
            <text:p>C28/G1/R1</text:p>
          </table:table-cell>
          <table:table-cell office:value-type="string" table:style-name="ce1">
            <text:p>CRITERION.SELECTION.SUITABILITY.MEMBERSHIP</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8/G1/G1.1" table:formula="of:=CONCATENATE(IF([.A346]=&quot;&quot;;&quot;&quot;;CONCATENATE(&quot;C&quot;; [.A346]));IF([.B346]=&quot;&quot;;&quot;&quot;;CONCATENATE(&quot;/G&quot;;[.B346]));IF([.C346]=&quot;&quot;;&quot;&quot;;CONCATENATE(&quot;/R&quot;;[.C346])); IF([.D346]=&quot;&quot;;&quot;&quot;;CONCATENATE(&quot;/G&quot;;[.B346];&quot;.&quot;;[.D346])); IF([.E346]=&quot;&quot;;&quot;&quot;;CONCATENATE(&quot;/R&quot;;[.E346])); IF([.F346]=&quot;&quot;;&quot;&quot;;CONCATENATE(&quot;/G&quot;;[.B346];&quot;.&quot;;[.D346];&quot;.&quot;;[.F346])); IF([.G346]=&quot;&quot;;&quot;&quot;;CONCATENATE(&quot;/R&quot;;[.G346])); IF([.H346]=&quot;&quot;;&quot;&quot;;CONCATENATE(&quot;/G&quot;;[.B346];&quot;.&quot;;[.D346];&quot;.&quot;;[.F346];&quot;.&quot;;[.H346])); IF([.I346]=&quot;&quot;;&quot;&quot;;CONCATENATE(&quot;/R&quot;;[.I346]));IF([.J346]=&quot;&quot;;&quot;&quot;;CONCATENATE(&quot;/G&quot;;[.B346];&quot;.&quot;;[.D346];&quot;.&quot;;[.F346];&quot;.&quot;;[.H346]; &quot;.&quot;;[.J346])); IF([.K346]=&quot;&quot;;&quot;&quot;;CONCATENATE(&quot;/R&quot;;[.K346])))" table:style-name="ce1">
            <text:p>C28/G1/G1.1</text:p>
          </table:table-cell>
          <table:table-cell office:value-type="string" table:style-name="ce1">
            <text:p>CRITERION.SELECTION.SUITABILITY.MEMBERSHIP</text:p>
          </table:table-cell>
          <table:table-cell office:value-type="string" table:style-name="ce1">
            <text:p>7696fb3f-9722-43b8-9b91-ad59bb4b8ad2</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8" table:style-name="ce11">
            <text:p>2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8/G1/G1.1/R1" table:formula="of:=CONCATENATE(IF([.A347]=&quot;&quot;;&quot;&quot;;CONCATENATE(&quot;C&quot;; [.A347]));IF([.B347]=&quot;&quot;;&quot;&quot;;CONCATENATE(&quot;/G&quot;;[.B347]));IF([.C347]=&quot;&quot;;&quot;&quot;;CONCATENATE(&quot;/R&quot;;[.C347])); IF([.D347]=&quot;&quot;;&quot;&quot;;CONCATENATE(&quot;/G&quot;;[.B347];&quot;.&quot;;[.D347])); IF([.E347]=&quot;&quot;;&quot;&quot;;CONCATENATE(&quot;/R&quot;;[.E347])); IF([.F347]=&quot;&quot;;&quot;&quot;;CONCATENATE(&quot;/G&quot;;[.B347];&quot;.&quot;;[.D347];&quot;.&quot;;[.F347])); IF([.G347]=&quot;&quot;;&quot;&quot;;CONCATENATE(&quot;/R&quot;;[.G347])); IF([.H347]=&quot;&quot;;&quot;&quot;;CONCATENATE(&quot;/G&quot;;[.B347];&quot;.&quot;;[.D347];&quot;.&quot;;[.F347];&quot;.&quot;;[.H347])); IF([.I347]=&quot;&quot;;&quot;&quot;;CONCATENATE(&quot;/R&quot;;[.I347]));IF([.J347]=&quot;&quot;;&quot;&quot;;CONCATENATE(&quot;/G&quot;;[.B347];&quot;.&quot;;[.D347];&quot;.&quot;;[.F347];&quot;.&quot;;[.H347]; &quot;.&quot;;[.J347])); IF([.K347]=&quot;&quot;;&quot;&quot;;CONCATENATE(&quot;/R&quot;;[.K347])))" table:style-name="ce1">
            <text:p>C28/G1/G1.1/R1</text:p>
          </table:table-cell>
          <table:table-cell office:value-type="string" table:style-name="ce1">
            <text:p>CRITERION.SELECTION.SUITABILITY.MEMBERSHIP</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number-columns-repeated="9" table:style-name="ce1"/>
          <table:table-cell office:value-type="string" office:string-value="C28/G2" table:formula="of:=CONCATENATE(IF([.A348]=&quot;&quot;;&quot;&quot;;CONCATENATE(&quot;C&quot;; [.A348]));IF([.B348]=&quot;&quot;;&quot;&quot;;CONCATENATE(&quot;/G&quot;;[.B348]));IF([.C348]=&quot;&quot;;&quot;&quot;;CONCATENATE(&quot;/R&quot;;[.C348])); IF([.D348]=&quot;&quot;;&quot;&quot;;CONCATENATE(&quot;/G&quot;;[.B348];&quot;.&quot;;[.D348])); IF([.E348]=&quot;&quot;;&quot;&quot;;CONCATENATE(&quot;/R&quot;;[.E348])); IF([.F348]=&quot;&quot;;&quot;&quot;;CONCATENATE(&quot;/G&quot;;[.B348];&quot;.&quot;;[.D348];&quot;.&quot;;[.F348])); IF([.G348]=&quot;&quot;;&quot;&quot;;CONCATENATE(&quot;/R&quot;;[.G348])); IF([.H348]=&quot;&quot;;&quot;&quot;;CONCATENATE(&quot;/G&quot;;[.B348];&quot;.&quot;;[.D348];&quot;.&quot;;[.F348];&quot;.&quot;;[.H348])); IF([.I348]=&quot;&quot;;&quot;&quot;;CONCATENATE(&quot;/R&quot;;[.I348]));IF([.J348]=&quot;&quot;;&quot;&quot;;CONCATENATE(&quot;/G&quot;;[.B348];&quot;.&quot;;[.D348];&quot;.&quot;;[.F348];&quot;.&quot;;[.H348]; &quot;.&quot;;[.J348])); IF([.K348]=&quot;&quot;;&quot;&quot;;CONCATENATE(&quot;/R&quot;;[.K348])))" table:style-name="ce1">
            <text:p>C28/G2</text:p>
          </table:table-cell>
          <table:table-cell office:value-type="string" table:style-name="ce1">
            <text:p>CRITERION.SELECTION.SUITABILITY.MEMBERSHIP</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8/G2/R1" table:formula="of:=CONCATENATE(IF([.A349]=&quot;&quot;;&quot;&quot;;CONCATENATE(&quot;C&quot;; [.A349]));IF([.B349]=&quot;&quot;;&quot;&quot;;CONCATENATE(&quot;/G&quot;;[.B349]));IF([.C349]=&quot;&quot;;&quot;&quot;;CONCATENATE(&quot;/R&quot;;[.C349])); IF([.D349]=&quot;&quot;;&quot;&quot;;CONCATENATE(&quot;/G&quot;;[.B349];&quot;.&quot;;[.D349])); IF([.E349]=&quot;&quot;;&quot;&quot;;CONCATENATE(&quot;/R&quot;;[.E349])); IF([.F349]=&quot;&quot;;&quot;&quot;;CONCATENATE(&quot;/G&quot;;[.B349];&quot;.&quot;;[.D349];&quot;.&quot;;[.F349])); IF([.G349]=&quot;&quot;;&quot;&quot;;CONCATENATE(&quot;/R&quot;;[.G349])); IF([.H349]=&quot;&quot;;&quot;&quot;;CONCATENATE(&quot;/G&quot;;[.B349];&quot;.&quot;;[.D349];&quot;.&quot;;[.F349];&quot;.&quot;;[.H349])); IF([.I349]=&quot;&quot;;&quot;&quot;;CONCATENATE(&quot;/R&quot;;[.I349]));IF([.J349]=&quot;&quot;;&quot;&quot;;CONCATENATE(&quot;/G&quot;;[.B349];&quot;.&quot;;[.D349];&quot;.&quot;;[.F349];&quot;.&quot;;[.H349]; &quot;.&quot;;[.J349])); IF([.K349]=&quot;&quot;;&quot;&quot;;CONCATENATE(&quot;/R&quot;;[.K349])))" table:style-name="ce1">
            <text:p>C28/G2/R1</text:p>
          </table:table-cell>
          <table:table-cell office:value-type="string" table:style-name="ce1">
            <text:p>CRITERION.SELECTION.SUITABILITY.MEMBERSHIP</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8/G2/G2.1" table:formula="of:=CONCATENATE(IF([.A350]=&quot;&quot;;&quot;&quot;;CONCATENATE(&quot;C&quot;; [.A350]));IF([.B350]=&quot;&quot;;&quot;&quot;;CONCATENATE(&quot;/G&quot;;[.B350]));IF([.C350]=&quot;&quot;;&quot;&quot;;CONCATENATE(&quot;/R&quot;;[.C350])); IF([.D350]=&quot;&quot;;&quot;&quot;;CONCATENATE(&quot;/G&quot;;[.B350];&quot;.&quot;;[.D350])); IF([.E350]=&quot;&quot;;&quot;&quot;;CONCATENATE(&quot;/R&quot;;[.E350])); IF([.F350]=&quot;&quot;;&quot;&quot;;CONCATENATE(&quot;/G&quot;;[.B350];&quot;.&quot;;[.D350];&quot;.&quot;;[.F350])); IF([.G350]=&quot;&quot;;&quot;&quot;;CONCATENATE(&quot;/R&quot;;[.G350])); IF([.H350]=&quot;&quot;;&quot;&quot;;CONCATENATE(&quot;/G&quot;;[.B350];&quot;.&quot;;[.D350];&quot;.&quot;;[.F350];&quot;.&quot;;[.H350])); IF([.I350]=&quot;&quot;;&quot;&quot;;CONCATENATE(&quot;/R&quot;;[.I350]));IF([.J350]=&quot;&quot;;&quot;&quot;;CONCATENATE(&quot;/G&quot;;[.B350];&quot;.&quot;;[.D350];&quot;.&quot;;[.F350];&quot;.&quot;;[.H350]; &quot;.&quot;;[.J350])); IF([.K350]=&quot;&quot;;&quot;&quot;;CONCATENATE(&quot;/R&quot;;[.K350])))" table:style-name="ce1">
            <text:p>C28/G2/G2.1</text:p>
          </table:table-cell>
          <table:table-cell office:value-type="string" table:style-name="ce1">
            <text:p>CRITERION.SELECTION.SUITABILITY.MEMBERSHIP</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8/G2/G2.1/R1" table:formula="of:=CONCATENATE(IF([.A351]=&quot;&quot;;&quot;&quot;;CONCATENATE(&quot;C&quot;; [.A351]));IF([.B351]=&quot;&quot;;&quot;&quot;;CONCATENATE(&quot;/G&quot;;[.B351]));IF([.C351]=&quot;&quot;;&quot;&quot;;CONCATENATE(&quot;/R&quot;;[.C351])); IF([.D351]=&quot;&quot;;&quot;&quot;;CONCATENATE(&quot;/G&quot;;[.B351];&quot;.&quot;;[.D351])); IF([.E351]=&quot;&quot;;&quot;&quot;;CONCATENATE(&quot;/R&quot;;[.E351])); IF([.F351]=&quot;&quot;;&quot;&quot;;CONCATENATE(&quot;/G&quot;;[.B351];&quot;.&quot;;[.D351];&quot;.&quot;;[.F351])); IF([.G351]=&quot;&quot;;&quot;&quot;;CONCATENATE(&quot;/R&quot;;[.G351])); IF([.H351]=&quot;&quot;;&quot;&quot;;CONCATENATE(&quot;/G&quot;;[.B351];&quot;.&quot;;[.D351];&quot;.&quot;;[.F351];&quot;.&quot;;[.H351])); IF([.I351]=&quot;&quot;;&quot;&quot;;CONCATENATE(&quot;/R&quot;;[.I351]));IF([.J351]=&quot;&quot;;&quot;&quot;;CONCATENATE(&quot;/G&quot;;[.B351];&quot;.&quot;;[.D351];&quot;.&quot;;[.F351];&quot;.&quot;;[.H351]; &quot;.&quot;;[.J351])); IF([.K351]=&quot;&quot;;&quot;&quot;;CONCATENATE(&quot;/R&quot;;[.K351])))" table:style-name="ce1">
            <text:p>C28/G2/G2.1/R1</text:p>
          </table:table-cell>
          <table:table-cell office:value-type="string" table:style-name="ce1">
            <text:p>CRITERION.SELECTION.SUITABILITY.MEMBERSHIP</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8/G2/G2.1/R2" table:formula="of:=CONCATENATE(IF([.A352]=&quot;&quot;;&quot;&quot;;CONCATENATE(&quot;C&quot;; [.A352]));IF([.B352]=&quot;&quot;;&quot;&quot;;CONCATENATE(&quot;/G&quot;;[.B352]));IF([.C352]=&quot;&quot;;&quot;&quot;;CONCATENATE(&quot;/R&quot;;[.C352])); IF([.D352]=&quot;&quot;;&quot;&quot;;CONCATENATE(&quot;/G&quot;;[.B352];&quot;.&quot;;[.D352])); IF([.E352]=&quot;&quot;;&quot;&quot;;CONCATENATE(&quot;/R&quot;;[.E352])); IF([.F352]=&quot;&quot;;&quot;&quot;;CONCATENATE(&quot;/G&quot;;[.B352];&quot;.&quot;;[.D352];&quot;.&quot;;[.F352])); IF([.G352]=&quot;&quot;;&quot;&quot;;CONCATENATE(&quot;/R&quot;;[.G352])); IF([.H352]=&quot;&quot;;&quot;&quot;;CONCATENATE(&quot;/G&quot;;[.B352];&quot;.&quot;;[.D352];&quot;.&quot;;[.F352];&quot;.&quot;;[.H352])); IF([.I352]=&quot;&quot;;&quot;&quot;;CONCATENATE(&quot;/R&quot;;[.I352]));IF([.J352]=&quot;&quot;;&quot;&quot;;CONCATENATE(&quot;/G&quot;;[.B352];&quot;.&quot;;[.D352];&quot;.&quot;;[.F352];&quot;.&quot;;[.H352]; &quot;.&quot;;[.J352])); IF([.K352]=&quot;&quot;;&quot;&quot;;CONCATENATE(&quot;/R&quot;;[.K352])))" table:style-name="ce1">
            <text:p>C28/G2/G2.1/R2</text:p>
          </table:table-cell>
          <table:table-cell office:value-type="string" table:style-name="ce1">
            <text:p>CRITERION.SELECTION.SUITABILITY.MEMBERSHIP</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8" table:style-name="ce8">
            <text:p>28</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8/G2/G2.1/R3" table:formula="of:=CONCATENATE(IF([.A353]=&quot;&quot;;&quot;&quot;;CONCATENATE(&quot;C&quot;; [.A353]));IF([.B353]=&quot;&quot;;&quot;&quot;;CONCATENATE(&quot;/G&quot;;[.B353]));IF([.C353]=&quot;&quot;;&quot;&quot;;CONCATENATE(&quot;/R&quot;;[.C353])); IF([.D353]=&quot;&quot;;&quot;&quot;;CONCATENATE(&quot;/G&quot;;[.B353];&quot;.&quot;;[.D353])); IF([.E353]=&quot;&quot;;&quot;&quot;;CONCATENATE(&quot;/R&quot;;[.E353])); IF([.F353]=&quot;&quot;;&quot;&quot;;CONCATENATE(&quot;/G&quot;;[.B353];&quot;.&quot;;[.D353];&quot;.&quot;;[.F353])); IF([.G353]=&quot;&quot;;&quot;&quot;;CONCATENATE(&quot;/R&quot;;[.G353])); IF([.H353]=&quot;&quot;;&quot;&quot;;CONCATENATE(&quot;/G&quot;;[.B353];&quot;.&quot;;[.D353];&quot;.&quot;;[.F353];&quot;.&quot;;[.H353])); IF([.I353]=&quot;&quot;;&quot;&quot;;CONCATENATE(&quot;/R&quot;;[.I353]));IF([.J353]=&quot;&quot;;&quot;&quot;;CONCATENATE(&quot;/G&quot;;[.B353];&quot;.&quot;;[.D353];&quot;.&quot;;[.F353];&quot;.&quot;;[.H353]; &quot;.&quot;;[.J353])); IF([.K353]=&quot;&quot;;&quot;&quot;;CONCATENATE(&quot;/R&quot;;[.K353])))" table:style-name="ce7">
            <text:p>C28/G2/G2.1/R3</text:p>
          </table:table-cell>
          <table:table-cell office:value-type="string" table:style-name="ce7">
            <text:p>CRITERION.SELECTION.SUITABILITY.MEMBERSHIP</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9" table:style-name="ce5">
            <text:p>29</text:p>
          </table:table-cell>
          <table:table-cell table:number-columns-repeated="10" table:style-name="ce5"/>
          <table:table-cell office:value-type="string" office:string-value="C29" table:formula="of:=CONCATENATE(IF([.A354]=&quot;&quot;;&quot;&quot;;CONCATENATE(&quot;C&quot;; [.A354]));IF([.B354]=&quot;&quot;;&quot;&quot;;CONCATENATE(&quot;/G&quot;;[.B354]));IF([.C354]=&quot;&quot;;&quot;&quot;;CONCATENATE(&quot;/R&quot;;[.C354])); IF([.D354]=&quot;&quot;;&quot;&quot;;CONCATENATE(&quot;/G&quot;;[.B354];&quot;.&quot;;[.D354])); IF([.E354]=&quot;&quot;;&quot;&quot;;CONCATENATE(&quot;/R&quot;;[.E354])); IF([.F354]=&quot;&quot;;&quot;&quot;;CONCATENATE(&quot;/G&quot;;[.B354];&quot;.&quot;;[.D354];&quot;.&quot;;[.F354])); IF([.G354]=&quot;&quot;;&quot;&quot;;CONCATENATE(&quot;/R&quot;;[.G354])); IF([.H354]=&quot;&quot;;&quot;&quot;;CONCATENATE(&quot;/G&quot;;[.B354];&quot;.&quot;;[.D354];&quot;.&quot;;[.F354];&quot;.&quot;;[.H354])); IF([.I354]=&quot;&quot;;&quot;&quot;;CONCATENATE(&quot;/R&quot;;[.I354]));IF([.J354]=&quot;&quot;;&quot;&quot;;CONCATENATE(&quot;/G&quot;;[.B354];&quot;.&quot;;[.D354];&quot;.&quot;;[.F354];&quot;.&quot;;[.H354]; &quot;.&quot;;[.J354])); IF([.K354]=&quot;&quot;;&quot;&quot;;CONCATENATE(&quot;/R&quot;;[.K354])))" table:style-name="ce5">
            <text:p>C29</text:p>
          </table:table-cell>
          <table:table-cell office:value-type="string" table:style-name="ce5">
            <text:p>CRITERION.SELECTION.ECONOMIC_FINANCIAL_STANDING.TURNOVER.GENERAL_YEARLY</text:p>
          </table:table-cell>
          <table:table-cell office:value-type="string" table:style-name="ce5">
            <text:p>499efc97-2ac1-4af2-9e84-323c2ca67747</text:p>
          </table:table-cell>
          <table:table-cell office:value-type="string" table:style-name="ce5">
            <text:p>Its general yearly turnover for the number of financial years required in the relevant notice, the procurement documents or the ESPD is as follows:</text:p>
          </table:table-cell>
          <table:table-cell table:style-name="ce5"/>
          <table:table-cell table:style-name="ce6"/>
          <table:table-cell table:number-columns-repeated="16367" table:style-name="ce1"/>
        </table:table-row>
        <table:table-row table:style-name="ro1">
          <table:table-cell office:value-type="float" office:value="29" table:style-name="ce13">
            <text:p>29</text:p>
          </table:table-cell>
          <table:table-cell office:value-type="float" office:value="1" table:style-name="ce14">
            <text:p>1</text:p>
          </table:table-cell>
          <table:table-cell table:number-columns-repeated="9" table:style-name="ce14"/>
          <table:table-cell office:value-type="string" office:string-value="C29/G1" table:formula="of:=CONCATENATE(IF([.A355]=&quot;&quot;;&quot;&quot;;CONCATENATE(&quot;C&quot;; [.A355]));IF([.B355]=&quot;&quot;;&quot;&quot;;CONCATENATE(&quot;/G&quot;;[.B355]));IF([.C355]=&quot;&quot;;&quot;&quot;;CONCATENATE(&quot;/R&quot;;[.C355])); IF([.D355]=&quot;&quot;;&quot;&quot;;CONCATENATE(&quot;/G&quot;;[.B355];&quot;.&quot;;[.D355])); IF([.E355]=&quot;&quot;;&quot;&quot;;CONCATENATE(&quot;/R&quot;;[.E355])); IF([.F355]=&quot;&quot;;&quot;&quot;;CONCATENATE(&quot;/G&quot;;[.B355];&quot;.&quot;;[.D355];&quot;.&quot;;[.F355])); IF([.G355]=&quot;&quot;;&quot;&quot;;CONCATENATE(&quot;/R&quot;;[.G355])); IF([.H355]=&quot;&quot;;&quot;&quot;;CONCATENATE(&quot;/G&quot;;[.B355];&quot;.&quot;;[.D355];&quot;.&quot;;[.F355];&quot;.&quot;;[.H355])); IF([.I355]=&quot;&quot;;&quot;&quot;;CONCATENATE(&quot;/R&quot;;[.I355]));IF([.J355]=&quot;&quot;;&quot;&quot;;CONCATENATE(&quot;/G&quot;;[.B355];&quot;.&quot;;[.D355];&quot;.&quot;;[.F355];&quot;.&quot;;[.H355]; &quot;.&quot;;[.J355])); IF([.K355]=&quot;&quot;;&quot;&quot;;CONCATENATE(&quot;/R&quot;;[.K355])))" table:style-name="ce14">
            <text:p>C29/G1</text:p>
          </table:table-cell>
          <table:table-cell office:value-type="string" table:style-name="ce14">
            <text:p>CRITERION.SELECTION.ECONOMIC_FINANCIAL_STANDING.TURNOVER.GENERAL_YEARLY</text:p>
          </table:table-cell>
          <table:table-cell office:value-type="string" table:style-name="ce14">
            <text:p>e1886054-ada4-473c-9afc-2fde82c24cf4</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29/G1/R1" table:formula="of:=CONCATENATE(IF([.A356]=&quot;&quot;;&quot;&quot;;CONCATENATE(&quot;C&quot;; [.A356]));IF([.B356]=&quot;&quot;;&quot;&quot;;CONCATENATE(&quot;/G&quot;;[.B356]));IF([.C356]=&quot;&quot;;&quot;&quot;;CONCATENATE(&quot;/R&quot;;[.C356])); IF([.D356]=&quot;&quot;;&quot;&quot;;CONCATENATE(&quot;/G&quot;;[.B356];&quot;.&quot;;[.D356])); IF([.E356]=&quot;&quot;;&quot;&quot;;CONCATENATE(&quot;/R&quot;;[.E356])); IF([.F356]=&quot;&quot;;&quot;&quot;;CONCATENATE(&quot;/G&quot;;[.B356];&quot;.&quot;;[.D356];&quot;.&quot;;[.F356])); IF([.G356]=&quot;&quot;;&quot;&quot;;CONCATENATE(&quot;/R&quot;;[.G356])); IF([.H356]=&quot;&quot;;&quot;&quot;;CONCATENATE(&quot;/G&quot;;[.B356];&quot;.&quot;;[.D356];&quot;.&quot;;[.F356];&quot;.&quot;;[.H356])); IF([.I356]=&quot;&quot;;&quot;&quot;;CONCATENATE(&quot;/R&quot;;[.I356]));IF([.J356]=&quot;&quot;;&quot;&quot;;CONCATENATE(&quot;/G&quot;;[.B356];&quot;.&quot;;[.D356];&quot;.&quot;;[.F356];&quot;.&quot;;[.H356]; &quot;.&quot;;[.J356])); IF([.K356]=&quot;&quot;;&quot;&quot;;CONCATENATE(&quot;/R&quot;;[.K356])))" table:style-name="ce14">
            <text:p>C29/G1/R1</text:p>
          </table:table-cell>
          <table:table-cell office:value-type="string" table:style-name="ce14">
            <text:p>CRITERION.SELECTION.ECONOMIC_FINANCIAL_STANDING.TURNOVER.GENERAL_YEARLY</text:p>
          </table:table-cell>
          <table:table-cell office:value-type="string" table:style-name="ce14">
            <text:p>15335c12-ad77-4728-b5ad-3c06a60d65a4</text:p>
          </table:table-cell>
          <table:table-cell office:value-type="string" table:style-name="ce14">
            <text:p>Your answe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29/G1/G1.1" table:formula="of:=CONCATENATE(IF([.A357]=&quot;&quot;;&quot;&quot;;CONCATENATE(&quot;C&quot;; [.A357]));IF([.B357]=&quot;&quot;;&quot;&quot;;CONCATENATE(&quot;/G&quot;;[.B357]));IF([.C357]=&quot;&quot;;&quot;&quot;;CONCATENATE(&quot;/R&quot;;[.C357])); IF([.D357]=&quot;&quot;;&quot;&quot;;CONCATENATE(&quot;/G&quot;;[.B357];&quot;.&quot;;[.D357])); IF([.E357]=&quot;&quot;;&quot;&quot;;CONCATENATE(&quot;/R&quot;;[.E357])); IF([.F357]=&quot;&quot;;&quot;&quot;;CONCATENATE(&quot;/G&quot;;[.B357];&quot;.&quot;;[.D357];&quot;.&quot;;[.F357])); IF([.G357]=&quot;&quot;;&quot;&quot;;CONCATENATE(&quot;/R&quot;;[.G357])); IF([.H357]=&quot;&quot;;&quot;&quot;;CONCATENATE(&quot;/G&quot;;[.B357];&quot;.&quot;;[.D357];&quot;.&quot;;[.F357];&quot;.&quot;;[.H357])); IF([.I357]=&quot;&quot;;&quot;&quot;;CONCATENATE(&quot;/R&quot;;[.I357]));IF([.J357]=&quot;&quot;;&quot;&quot;;CONCATENATE(&quot;/G&quot;;[.B357];&quot;.&quot;;[.D357];&quot;.&quot;;[.F357];&quot;.&quot;;[.H357]; &quot;.&quot;;[.J357])); IF([.K357]=&quot;&quot;;&quot;&quot;;CONCATENATE(&quot;/R&quot;;[.K357])))" table:style-name="ce14">
            <text:p>C29/G1/G1.1</text:p>
          </table:table-cell>
          <table:table-cell office:value-type="string" table:style-name="ce14">
            <text:p>CRITERION.SELECTION.ECONOMIC_FINANCIAL_STANDING.TURNOVER.GENERAL_YEARLY</text:p>
          </table:table-cell>
          <table:table-cell office:value-type="string" table:style-name="ce14">
            <text:p>abdfa003-d7f5-4375-b1d3-b3765a7c4beb</text:p>
          </table:table-cell>
          <table:table-cell table:style-name="ce14"/>
          <table:table-cell office:value-type="string" table:style-name="ce14">
            <text:p>GROUP_FULFILLED.ON_TRUE</text:p>
          </table:table-cell>
          <table:table-cell office:value-type="string" table:style-name="ce7">
            <text:p>not used</text:p>
          </table:table-cell>
          <table:table-cell table:number-columns-repeated="16367" table:style-name="ce1"/>
        </table:table-row>
        <table:table-row table:style-name="ro1">
          <table:table-cell office:value-type="float" office:value="29" table:style-name="ce11">
            <text:p>29</text:p>
          </table:table-cell>
          <table:table-cell office:value-type="float" office:value="1" table:style-name="ce7">
            <text:p>1</text:p>
          </table:table-cell>
          <table:table-cell table:style-name="ce7"/>
          <table:table-cell table:number-columns-repeated="8" table:style-name="ce1"/>
          <table:table-cell office:value-type="string" office:string-value="C29/G1" table:formula="of:=CONCATENATE(IF([.A358]=&quot;&quot;;&quot;&quot;;CONCATENATE(&quot;C&quot;; [.A358]));IF([.B358]=&quot;&quot;;&quot;&quot;;CONCATENATE(&quot;/G&quot;;[.B358]));IF([.C358]=&quot;&quot;;&quot;&quot;;CONCATENATE(&quot;/R&quot;;[.C358])); IF([.D358]=&quot;&quot;;&quot;&quot;;CONCATENATE(&quot;/G&quot;;[.B358];&quot;.&quot;;[.D358])); IF([.E358]=&quot;&quot;;&quot;&quot;;CONCATENATE(&quot;/R&quot;;[.E358])); IF([.F358]=&quot;&quot;;&quot;&quot;;CONCATENATE(&quot;/G&quot;;[.B358];&quot;.&quot;;[.D358];&quot;.&quot;;[.F358])); IF([.G358]=&quot;&quot;;&quot;&quot;;CONCATENATE(&quot;/R&quot;;[.G358])); IF([.H358]=&quot;&quot;;&quot;&quot;;CONCATENATE(&quot;/G&quot;;[.B358];&quot;.&quot;;[.D358];&quot;.&quot;;[.F358];&quot;.&quot;;[.H358])); IF([.I358]=&quot;&quot;;&quot;&quot;;CONCATENATE(&quot;/R&quot;;[.I358]));IF([.J358]=&quot;&quot;;&quot;&quot;;CONCATENATE(&quot;/G&quot;;[.B358];&quot;.&quot;;[.D358];&quot;.&quot;;[.F358];&quot;.&quot;;[.H358]; &quot;.&quot;;[.J358])); IF([.K358]=&quot;&quot;;&quot;&quot;;CONCATENATE(&quot;/R&quot;;[.K358])))" table:style-name="ce1">
            <text:p>C29/G1</text:p>
          </table:table-cell>
          <table:table-cell office:value-type="string" table:style-name="ce1">
            <text:p>CRITERION.SELECTION.ECONOMIC_FINANCIAL_STANDING.TURNOVER.GENERAL_YEARLY</text:p>
          </table:table-cell>
          <table:table-cell office:value-type="string" table:style-name="ce7">
            <text:p>c0cd9c1c-e90a-4ff9-bce3-ac0fe31abf16</text:p>
          </table:table-cell>
          <table:table-cell table:style-name="ce7"/>
          <table:table-cell table:style-name="ce1"/>
          <table:table-cell office:value-type="string" table:style-name="ce7">
            <text:p>changed requirement group structure and UUID</text:p>
          </table:table-cell>
          <table:table-cell office:value-type="string" table:style-name="ce3">
            <text:p>yes (typically 5)</text:p>
          </table:table-cell>
          <table:table-cell table:number-columns-repeated="16366"/>
        </table:table-row>
        <table:table-row table:style-name="ro1">
          <table:table-cell office:value-type="float" office:value="29" table:style-name="ce11">
            <text:p>29</text:p>
          </table:table-cell>
          <table:table-cell office:value-type="float" office:value="1" table:style-name="ce7">
            <text:p>1</text:p>
          </table:table-cell>
          <table:table-cell office:value-type="float" office:value="1" table:style-name="ce7">
            <text:p>1</text:p>
          </table:table-cell>
          <table:table-cell table:number-columns-repeated="8" table:style-name="ce1"/>
          <table:table-cell office:value-type="string" office:string-value="C29/G1/R1" table:formula="of:=CONCATENATE(IF([.A359]=&quot;&quot;;&quot;&quot;;CONCATENATE(&quot;C&quot;; [.A359]));IF([.B359]=&quot;&quot;;&quot;&quot;;CONCATENATE(&quot;/G&quot;;[.B359]));IF([.C359]=&quot;&quot;;&quot;&quot;;CONCATENATE(&quot;/R&quot;;[.C359])); IF([.D359]=&quot;&quot;;&quot;&quot;;CONCATENATE(&quot;/G&quot;;[.B359];&quot;.&quot;;[.D359])); IF([.E359]=&quot;&quot;;&quot;&quot;;CONCATENATE(&quot;/R&quot;;[.E359])); IF([.F359]=&quot;&quot;;&quot;&quot;;CONCATENATE(&quot;/G&quot;;[.B359];&quot;.&quot;;[.D359];&quot;.&quot;;[.F359])); IF([.G359]=&quot;&quot;;&quot;&quot;;CONCATENATE(&quot;/R&quot;;[.G359])); IF([.H359]=&quot;&quot;;&quot;&quot;;CONCATENATE(&quot;/G&quot;;[.B359];&quot;.&quot;;[.D359];&quot;.&quot;;[.F359];&quot;.&quot;;[.H359])); IF([.I359]=&quot;&quot;;&quot;&quot;;CONCATENATE(&quot;/R&quot;;[.I359]));IF([.J359]=&quot;&quot;;&quot;&quot;;CONCATENATE(&quot;/G&quot;;[.B359];&quot;.&quot;;[.D359];&quot;.&quot;;[.F359];&quot;.&quot;;[.H359]; &quot;.&quot;;[.J359])); IF([.K359]=&quot;&quot;;&quot;&quot;;CONCATENATE(&quot;/R&quot;;[.K359])))" table:style-name="ce1">
            <text:p>C29/G1/R1</text:p>
          </table:table-cell>
          <table:table-cell office:value-type="string" table:style-name="ce1">
            <text:p>CRITERION.SELECTION.ECONOMIC_FINANCIAL_STANDING.TURNOVER.GENERAL_YEARLY</text:p>
          </table:table-cell>
          <table:table-cell office:value-type="string" table:style-name="ce7">
            <text:p>42ec8116-31a7-4118-8612-5b04f5c8bde7</text:p>
          </table:table-cell>
          <table:table-cell office:value-type="string" table:style-name="ce7">
            <text:p>Start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29" table:style-name="ce11">
            <text:p>29</text:p>
          </table:table-cell>
          <table:table-cell office:value-type="float" office:value="1" table:style-name="ce7">
            <text:p>1</text:p>
          </table:table-cell>
          <table:table-cell office:value-type="float" office:value="2" table:style-name="ce7">
            <text:p>2</text:p>
          </table:table-cell>
          <table:table-cell table:number-columns-repeated="8" table:style-name="ce1"/>
          <table:table-cell office:value-type="string" office:string-value="C29/G1/R2" table:formula="of:=CONCATENATE(IF([.A360]=&quot;&quot;;&quot;&quot;;CONCATENATE(&quot;C&quot;; [.A360]));IF([.B360]=&quot;&quot;;&quot;&quot;;CONCATENATE(&quot;/G&quot;;[.B360]));IF([.C360]=&quot;&quot;;&quot;&quot;;CONCATENATE(&quot;/R&quot;;[.C360])); IF([.D360]=&quot;&quot;;&quot;&quot;;CONCATENATE(&quot;/G&quot;;[.B360];&quot;.&quot;;[.D360])); IF([.E360]=&quot;&quot;;&quot;&quot;;CONCATENATE(&quot;/R&quot;;[.E360])); IF([.F360]=&quot;&quot;;&quot;&quot;;CONCATENATE(&quot;/G&quot;;[.B360];&quot;.&quot;;[.D360];&quot;.&quot;;[.F360])); IF([.G360]=&quot;&quot;;&quot;&quot;;CONCATENATE(&quot;/R&quot;;[.G360])); IF([.H360]=&quot;&quot;;&quot;&quot;;CONCATENATE(&quot;/G&quot;;[.B360];&quot;.&quot;;[.D360];&quot;.&quot;;[.F360];&quot;.&quot;;[.H360])); IF([.I360]=&quot;&quot;;&quot;&quot;;CONCATENATE(&quot;/R&quot;;[.I360]));IF([.J360]=&quot;&quot;;&quot;&quot;;CONCATENATE(&quot;/G&quot;;[.B360];&quot;.&quot;;[.D360];&quot;.&quot;;[.F360];&quot;.&quot;;[.H360]; &quot;.&quot;;[.J360])); IF([.K360]=&quot;&quot;;&quot;&quot;;CONCATENATE(&quot;/R&quot;;[.K360])))" table:style-name="ce1">
            <text:p>C29/G1/R2</text:p>
          </table:table-cell>
          <table:table-cell office:value-type="string" table:style-name="ce1">
            <text:p>CRITERION.SELECTION.ECONOMIC_FINANCIAL_STANDING.TURNOVER.GENERAL_YEARLY</text:p>
          </table:table-cell>
          <table:table-cell office:value-type="string" table:style-name="ce7">
            <text:p>3641b897-f9f0-4d90-909a-b6d4c4b1d645</text:p>
          </table:table-cell>
          <table:table-cell office:value-type="string" table:style-name="ce7">
            <text:p>End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29" table:style-name="ce11">
            <text:p>29</text:p>
          </table:table-cell>
          <table:table-cell office:value-type="float" office:value="1" table:style-name="ce7">
            <text:p>1</text:p>
          </table:table-cell>
          <table:table-cell office:value-type="float" office:value="3" table:style-name="ce7">
            <text:p>3</text:p>
          </table:table-cell>
          <table:table-cell table:number-columns-repeated="8" table:style-name="ce1"/>
          <table:table-cell office:value-type="string" office:string-value="C29/G1/R3" table:formula="of:=CONCATENATE(IF([.A361]=&quot;&quot;;&quot;&quot;;CONCATENATE(&quot;C&quot;; [.A361]));IF([.B361]=&quot;&quot;;&quot;&quot;;CONCATENATE(&quot;/G&quot;;[.B361]));IF([.C361]=&quot;&quot;;&quot;&quot;;CONCATENATE(&quot;/R&quot;;[.C361])); IF([.D361]=&quot;&quot;;&quot;&quot;;CONCATENATE(&quot;/G&quot;;[.B361];&quot;.&quot;;[.D361])); IF([.E361]=&quot;&quot;;&quot;&quot;;CONCATENATE(&quot;/R&quot;;[.E361])); IF([.F361]=&quot;&quot;;&quot;&quot;;CONCATENATE(&quot;/G&quot;;[.B361];&quot;.&quot;;[.D361];&quot;.&quot;;[.F361])); IF([.G361]=&quot;&quot;;&quot;&quot;;CONCATENATE(&quot;/R&quot;;[.G361])); IF([.H361]=&quot;&quot;;&quot;&quot;;CONCATENATE(&quot;/G&quot;;[.B361];&quot;.&quot;;[.D361];&quot;.&quot;;[.F361];&quot;.&quot;;[.H361])); IF([.I361]=&quot;&quot;;&quot;&quot;;CONCATENATE(&quot;/R&quot;;[.I361]));IF([.J361]=&quot;&quot;;&quot;&quot;;CONCATENATE(&quot;/G&quot;;[.B361];&quot;.&quot;;[.D361];&quot;.&quot;;[.F361];&quot;.&quot;;[.H361]; &quot;.&quot;;[.J361])); IF([.K361]=&quot;&quot;;&quot;&quot;;CONCATENATE(&quot;/R&quot;;[.K361])))" table:style-name="ce1">
            <text:p>C29/G1/R3</text:p>
          </table:table-cell>
          <table:table-cell office:value-type="string" table:style-name="ce1">
            <text:p>CRITERION.SELECTION.ECONOMIC_FINANCIAL_STANDING.TURNOVER.GENERAL_YEARLY</text:p>
          </table:table-cell>
          <table:table-cell office:value-type="string" table:style-name="ce7">
            <text:p>42db0eaa-d2dd-48cb-83ac-38d73cab9b50</text:p>
          </table:table-cell>
          <table:table-cell office:value-type="string" table:style-name="ce7">
            <text:p>Amount</text:p>
          </table:table-cell>
          <table:table-cell table:style-name="ce1"/>
          <table:table-cell office:value-type="string" table:style-name="ce7">
            <text:p>changed requirement group structure and UUID</text:p>
          </table:table-cell>
          <table:table-cell table:number-columns-repeated="16367" table:style-name="ce1"/>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29/G1/G1.1/G1.1.1" table:formula="of:=CONCATENATE(IF([.A362]=&quot;&quot;;&quot;&quot;;CONCATENATE(&quot;C&quot;; [.A362]));IF([.B362]=&quot;&quot;;&quot;&quot;;CONCATENATE(&quot;/G&quot;;[.B362]));IF([.C362]=&quot;&quot;;&quot;&quot;;CONCATENATE(&quot;/R&quot;;[.C362])); IF([.D362]=&quot;&quot;;&quot;&quot;;CONCATENATE(&quot;/G&quot;;[.B362];&quot;.&quot;;[.D362])); IF([.E362]=&quot;&quot;;&quot;&quot;;CONCATENATE(&quot;/R&quot;;[.E362])); IF([.F362]=&quot;&quot;;&quot;&quot;;CONCATENATE(&quot;/G&quot;;[.B362];&quot;.&quot;;[.D362];&quot;.&quot;;[.F362])); IF([.G362]=&quot;&quot;;&quot;&quot;;CONCATENATE(&quot;/R&quot;;[.G362])); IF([.H362]=&quot;&quot;;&quot;&quot;;CONCATENATE(&quot;/G&quot;;[.B362];&quot;.&quot;;[.D362];&quot;.&quot;;[.F362];&quot;.&quot;;[.H362])); IF([.I362]=&quot;&quot;;&quot;&quot;;CONCATENATE(&quot;/R&quot;;[.I362]));IF([.J362]=&quot;&quot;;&quot;&quot;;CONCATENATE(&quot;/G&quot;;[.B362];&quot;.&quot;;[.D362];&quot;.&quot;;[.F362];&quot;.&quot;;[.H362]; &quot;.&quot;;[.J362])); IF([.K362]=&quot;&quot;;&quot;&quot;;CONCATENATE(&quot;/R&quot;;[.K362])))" table:style-name="ce14">
            <text:p>C29/G1/G1.1/G1.1.1</text:p>
          </table:table-cell>
          <table:table-cell office:value-type="string" table:style-name="ce14">
            <text:p>CRITERION.SELECTION.ECONOMIC_FINANCIAL_STANDING.TURNOVER.GENERAL_YEARLY</text:p>
          </table:table-cell>
          <table:table-cell office:value-type="string" table:style-name="ce14">
            <text:p>1689194b-6ecf-4ab4-ab38-7656610c25bb</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29/G1/G1.1/G1.1.1/R1" table:formula="of:=CONCATENATE(IF([.A363]=&quot;&quot;;&quot;&quot;;CONCATENATE(&quot;C&quot;; [.A363]));IF([.B363]=&quot;&quot;;&quot;&quot;;CONCATENATE(&quot;/G&quot;;[.B363]));IF([.C363]=&quot;&quot;;&quot;&quot;;CONCATENATE(&quot;/R&quot;;[.C363])); IF([.D363]=&quot;&quot;;&quot;&quot;;CONCATENATE(&quot;/G&quot;;[.B363];&quot;.&quot;;[.D363])); IF([.E363]=&quot;&quot;;&quot;&quot;;CONCATENATE(&quot;/R&quot;;[.E363])); IF([.F363]=&quot;&quot;;&quot;&quot;;CONCATENATE(&quot;/G&quot;;[.B363];&quot;.&quot;;[.D363];&quot;.&quot;;[.F363])); IF([.G363]=&quot;&quot;;&quot;&quot;;CONCATENATE(&quot;/R&quot;;[.G363])); IF([.H363]=&quot;&quot;;&quot;&quot;;CONCATENATE(&quot;/G&quot;;[.B363];&quot;.&quot;;[.D363];&quot;.&quot;;[.F363];&quot;.&quot;;[.H363])); IF([.I363]=&quot;&quot;;&quot;&quot;;CONCATENATE(&quot;/R&quot;;[.I363]));IF([.J363]=&quot;&quot;;&quot;&quot;;CONCATENATE(&quot;/G&quot;;[.B363];&quot;.&quot;;[.D363];&quot;.&quot;;[.F363];&quot;.&quot;;[.H363]; &quot;.&quot;;[.J363])); IF([.K363]=&quot;&quot;;&quot;&quot;;CONCATENATE(&quot;/R&quot;;[.K363])))" table:style-name="ce14">
            <text:p>C29/G1/G1.1/G1.1.1/R1</text:p>
          </table:table-cell>
          <table:table-cell office:value-type="string" table:style-name="ce14">
            <text:p>CRITERION.SELECTION.ECONOMIC_FINANCIAL_STANDING.TURNOVER.GENERAL_YEARLY</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29/G1/G1.1/G1.1.1/R2" table:formula="of:=CONCATENATE(IF([.A364]=&quot;&quot;;&quot;&quot;;CONCATENATE(&quot;C&quot;; [.A364]));IF([.B364]=&quot;&quot;;&quot;&quot;;CONCATENATE(&quot;/G&quot;;[.B364]));IF([.C364]=&quot;&quot;;&quot;&quot;;CONCATENATE(&quot;/R&quot;;[.C364])); IF([.D364]=&quot;&quot;;&quot;&quot;;CONCATENATE(&quot;/G&quot;;[.B364];&quot;.&quot;;[.D364])); IF([.E364]=&quot;&quot;;&quot;&quot;;CONCATENATE(&quot;/R&quot;;[.E364])); IF([.F364]=&quot;&quot;;&quot;&quot;;CONCATENATE(&quot;/G&quot;;[.B364];&quot;.&quot;;[.D364];&quot;.&quot;;[.F364])); IF([.G364]=&quot;&quot;;&quot;&quot;;CONCATENATE(&quot;/R&quot;;[.G364])); IF([.H364]=&quot;&quot;;&quot;&quot;;CONCATENATE(&quot;/G&quot;;[.B364];&quot;.&quot;;[.D364];&quot;.&quot;;[.F364];&quot;.&quot;;[.H364])); IF([.I364]=&quot;&quot;;&quot;&quot;;CONCATENATE(&quot;/R&quot;;[.I364]));IF([.J364]=&quot;&quot;;&quot;&quot;;CONCATENATE(&quot;/G&quot;;[.B364];&quot;.&quot;;[.D364];&quot;.&quot;;[.F364];&quot;.&quot;;[.H364]; &quot;.&quot;;[.J364])); IF([.K364]=&quot;&quot;;&quot;&quot;;CONCATENATE(&quot;/R&quot;;[.K364])))" table:style-name="ce14">
            <text:p>C29/G1/G1.1/G1.1.1/R2</text:p>
          </table:table-cell>
          <table:table-cell office:value-type="string" table:style-name="ce14">
            <text:p>CRITERION.SELECTION.ECONOMIC_FINANCIAL_STANDING.TURNOVER.GENERAL_YEARLY</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29/G1/G1.1/G1.1.2" table:formula="of:=CONCATENATE(IF([.A365]=&quot;&quot;;&quot;&quot;;CONCATENATE(&quot;C&quot;; [.A365]));IF([.B365]=&quot;&quot;;&quot;&quot;;CONCATENATE(&quot;/G&quot;;[.B365]));IF([.C365]=&quot;&quot;;&quot;&quot;;CONCATENATE(&quot;/R&quot;;[.C365])); IF([.D365]=&quot;&quot;;&quot;&quot;;CONCATENATE(&quot;/G&quot;;[.B365];&quot;.&quot;;[.D365])); IF([.E365]=&quot;&quot;;&quot;&quot;;CONCATENATE(&quot;/R&quot;;[.E365])); IF([.F365]=&quot;&quot;;&quot;&quot;;CONCATENATE(&quot;/G&quot;;[.B365];&quot;.&quot;;[.D365];&quot;.&quot;;[.F365])); IF([.G365]=&quot;&quot;;&quot;&quot;;CONCATENATE(&quot;/R&quot;;[.G365])); IF([.H365]=&quot;&quot;;&quot;&quot;;CONCATENATE(&quot;/G&quot;;[.B365];&quot;.&quot;;[.D365];&quot;.&quot;;[.F365];&quot;.&quot;;[.H365])); IF([.I365]=&quot;&quot;;&quot;&quot;;CONCATENATE(&quot;/R&quot;;[.I365]));IF([.J365]=&quot;&quot;;&quot;&quot;;CONCATENATE(&quot;/G&quot;;[.B365];&quot;.&quot;;[.D365];&quot;.&quot;;[.F365];&quot;.&quot;;[.H365]; &quot;.&quot;;[.J365])); IF([.K365]=&quot;&quot;;&quot;&quot;;CONCATENATE(&quot;/R&quot;;[.K365])))" table:style-name="ce14">
            <text:p>C29/G1/G1.1/G1.1.2</text:p>
          </table:table-cell>
          <table:table-cell office:value-type="string" table:style-name="ce14">
            <text:p>CRITERION.SELECTION.ECONOMIC_FINANCIAL_STANDING.TURNOVER.GENERAL_YEARLY</text:p>
          </table:table-cell>
          <table:table-cell office:value-type="string" table:style-name="ce14">
            <text:p>c628dd27-8016-4d80-8660-7461f2e3ee0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29/G1/G1.1/G1.1.2/R1" table:formula="of:=CONCATENATE(IF([.A366]=&quot;&quot;;&quot;&quot;;CONCATENATE(&quot;C&quot;; [.A366]));IF([.B366]=&quot;&quot;;&quot;&quot;;CONCATENATE(&quot;/G&quot;;[.B366]));IF([.C366]=&quot;&quot;;&quot;&quot;;CONCATENATE(&quot;/R&quot;;[.C366])); IF([.D366]=&quot;&quot;;&quot;&quot;;CONCATENATE(&quot;/G&quot;;[.B366];&quot;.&quot;;[.D366])); IF([.E366]=&quot;&quot;;&quot;&quot;;CONCATENATE(&quot;/R&quot;;[.E366])); IF([.F366]=&quot;&quot;;&quot;&quot;;CONCATENATE(&quot;/G&quot;;[.B366];&quot;.&quot;;[.D366];&quot;.&quot;;[.F366])); IF([.G366]=&quot;&quot;;&quot;&quot;;CONCATENATE(&quot;/R&quot;;[.G366])); IF([.H366]=&quot;&quot;;&quot;&quot;;CONCATENATE(&quot;/G&quot;;[.B366];&quot;.&quot;;[.D366];&quot;.&quot;;[.F366];&quot;.&quot;;[.H366])); IF([.I366]=&quot;&quot;;&quot;&quot;;CONCATENATE(&quot;/R&quot;;[.I366]));IF([.J366]=&quot;&quot;;&quot;&quot;;CONCATENATE(&quot;/G&quot;;[.B366];&quot;.&quot;;[.D366];&quot;.&quot;;[.F366];&quot;.&quot;;[.H366]; &quot;.&quot;;[.J366])); IF([.K366]=&quot;&quot;;&quot;&quot;;CONCATENATE(&quot;/R&quot;;[.K366])))" table:style-name="ce14">
            <text:p>C29/G1/G1.1/G1.1.2/R1</text:p>
          </table:table-cell>
          <table:table-cell office:value-type="string" table:style-name="ce14">
            <text:p>CRITERION.SELECTION.ECONOMIC_FINANCIAL_STANDING.TURNOVER.GENERAL_YEARLY</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29/G1/G1.1/G1.1.2/R2" table:formula="of:=CONCATENATE(IF([.A367]=&quot;&quot;;&quot;&quot;;CONCATENATE(&quot;C&quot;; [.A367]));IF([.B367]=&quot;&quot;;&quot;&quot;;CONCATENATE(&quot;/G&quot;;[.B367]));IF([.C367]=&quot;&quot;;&quot;&quot;;CONCATENATE(&quot;/R&quot;;[.C367])); IF([.D367]=&quot;&quot;;&quot;&quot;;CONCATENATE(&quot;/G&quot;;[.B367];&quot;.&quot;;[.D367])); IF([.E367]=&quot;&quot;;&quot;&quot;;CONCATENATE(&quot;/R&quot;;[.E367])); IF([.F367]=&quot;&quot;;&quot;&quot;;CONCATENATE(&quot;/G&quot;;[.B367];&quot;.&quot;;[.D367];&quot;.&quot;;[.F367])); IF([.G367]=&quot;&quot;;&quot;&quot;;CONCATENATE(&quot;/R&quot;;[.G367])); IF([.H367]=&quot;&quot;;&quot;&quot;;CONCATENATE(&quot;/G&quot;;[.B367];&quot;.&quot;;[.D367];&quot;.&quot;;[.F367];&quot;.&quot;;[.H367])); IF([.I367]=&quot;&quot;;&quot;&quot;;CONCATENATE(&quot;/R&quot;;[.I367]));IF([.J367]=&quot;&quot;;&quot;&quot;;CONCATENATE(&quot;/G&quot;;[.B367];&quot;.&quot;;[.D367];&quot;.&quot;;[.F367];&quot;.&quot;;[.H367]; &quot;.&quot;;[.J367])); IF([.K367]=&quot;&quot;;&quot;&quot;;CONCATENATE(&quot;/R&quot;;[.K367])))" table:style-name="ce14">
            <text:p>C29/G1/G1.1/G1.1.2/R2</text:p>
          </table:table-cell>
          <table:table-cell office:value-type="string" table:style-name="ce14">
            <text:p>CRITERION.SELECTION.ECONOMIC_FINANCIAL_STANDING.TURNOVER.GENERAL_YEARLY</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29/G1/G1.1/G1.1.3" table:formula="of:=CONCATENATE(IF([.A368]=&quot;&quot;;&quot;&quot;;CONCATENATE(&quot;C&quot;; [.A368]));IF([.B368]=&quot;&quot;;&quot;&quot;;CONCATENATE(&quot;/G&quot;;[.B368]));IF([.C368]=&quot;&quot;;&quot;&quot;;CONCATENATE(&quot;/R&quot;;[.C368])); IF([.D368]=&quot;&quot;;&quot;&quot;;CONCATENATE(&quot;/G&quot;;[.B368];&quot;.&quot;;[.D368])); IF([.E368]=&quot;&quot;;&quot;&quot;;CONCATENATE(&quot;/R&quot;;[.E368])); IF([.F368]=&quot;&quot;;&quot;&quot;;CONCATENATE(&quot;/G&quot;;[.B368];&quot;.&quot;;[.D368];&quot;.&quot;;[.F368])); IF([.G368]=&quot;&quot;;&quot;&quot;;CONCATENATE(&quot;/R&quot;;[.G368])); IF([.H368]=&quot;&quot;;&quot;&quot;;CONCATENATE(&quot;/G&quot;;[.B368];&quot;.&quot;;[.D368];&quot;.&quot;;[.F368];&quot;.&quot;;[.H368])); IF([.I368]=&quot;&quot;;&quot;&quot;;CONCATENATE(&quot;/R&quot;;[.I368]));IF([.J368]=&quot;&quot;;&quot;&quot;;CONCATENATE(&quot;/G&quot;;[.B368];&quot;.&quot;;[.D368];&quot;.&quot;;[.F368];&quot;.&quot;;[.H368]; &quot;.&quot;;[.J368])); IF([.K368]=&quot;&quot;;&quot;&quot;;CONCATENATE(&quot;/R&quot;;[.K368])))" table:style-name="ce14">
            <text:p>C29/G1/G1.1/G1.1.3</text:p>
          </table:table-cell>
          <table:table-cell office:value-type="string" table:style-name="ce14">
            <text:p>CRITERION.SELECTION.ECONOMIC_FINANCIAL_STANDING.TURNOVER.GENERAL_YEARLY</text:p>
          </table:table-cell>
          <table:table-cell office:value-type="string" table:style-name="ce14">
            <text:p>9dd09f9f-3326-4865-9d5a-f0836076fb19</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29/G1/G1.1/G1.1.3/R1" table:formula="of:=CONCATENATE(IF([.A369]=&quot;&quot;;&quot;&quot;;CONCATENATE(&quot;C&quot;; [.A369]));IF([.B369]=&quot;&quot;;&quot;&quot;;CONCATENATE(&quot;/G&quot;;[.B369]));IF([.C369]=&quot;&quot;;&quot;&quot;;CONCATENATE(&quot;/R&quot;;[.C369])); IF([.D369]=&quot;&quot;;&quot;&quot;;CONCATENATE(&quot;/G&quot;;[.B369];&quot;.&quot;;[.D369])); IF([.E369]=&quot;&quot;;&quot;&quot;;CONCATENATE(&quot;/R&quot;;[.E369])); IF([.F369]=&quot;&quot;;&quot;&quot;;CONCATENATE(&quot;/G&quot;;[.B369];&quot;.&quot;;[.D369];&quot;.&quot;;[.F369])); IF([.G369]=&quot;&quot;;&quot;&quot;;CONCATENATE(&quot;/R&quot;;[.G369])); IF([.H369]=&quot;&quot;;&quot;&quot;;CONCATENATE(&quot;/G&quot;;[.B369];&quot;.&quot;;[.D369];&quot;.&quot;;[.F369];&quot;.&quot;;[.H369])); IF([.I369]=&quot;&quot;;&quot;&quot;;CONCATENATE(&quot;/R&quot;;[.I369]));IF([.J369]=&quot;&quot;;&quot;&quot;;CONCATENATE(&quot;/G&quot;;[.B369];&quot;.&quot;;[.D369];&quot;.&quot;;[.F369];&quot;.&quot;;[.H369]; &quot;.&quot;;[.J369])); IF([.K369]=&quot;&quot;;&quot;&quot;;CONCATENATE(&quot;/R&quot;;[.K369])))" table:style-name="ce14">
            <text:p>C29/G1/G1.1/G1.1.3/R1</text:p>
          </table:table-cell>
          <table:table-cell office:value-type="string" table:style-name="ce14">
            <text:p>CRITERION.SELECTION.ECONOMIC_FINANCIAL_STANDING.TURNOVER.GENERAL_YEARLY</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29/G1/G1.1/G1.1.3/R2" table:formula="of:=CONCATENATE(IF([.A370]=&quot;&quot;;&quot;&quot;;CONCATENATE(&quot;C&quot;; [.A370]));IF([.B370]=&quot;&quot;;&quot;&quot;;CONCATENATE(&quot;/G&quot;;[.B370]));IF([.C370]=&quot;&quot;;&quot;&quot;;CONCATENATE(&quot;/R&quot;;[.C370])); IF([.D370]=&quot;&quot;;&quot;&quot;;CONCATENATE(&quot;/G&quot;;[.B370];&quot;.&quot;;[.D370])); IF([.E370]=&quot;&quot;;&quot;&quot;;CONCATENATE(&quot;/R&quot;;[.E370])); IF([.F370]=&quot;&quot;;&quot;&quot;;CONCATENATE(&quot;/G&quot;;[.B370];&quot;.&quot;;[.D370];&quot;.&quot;;[.F370])); IF([.G370]=&quot;&quot;;&quot;&quot;;CONCATENATE(&quot;/R&quot;;[.G370])); IF([.H370]=&quot;&quot;;&quot;&quot;;CONCATENATE(&quot;/G&quot;;[.B370];&quot;.&quot;;[.D370];&quot;.&quot;;[.F370];&quot;.&quot;;[.H370])); IF([.I370]=&quot;&quot;;&quot;&quot;;CONCATENATE(&quot;/R&quot;;[.I370]));IF([.J370]=&quot;&quot;;&quot;&quot;;CONCATENATE(&quot;/G&quot;;[.B370];&quot;.&quot;;[.D370];&quot;.&quot;;[.F370];&quot;.&quot;;[.H370]; &quot;.&quot;;[.J370])); IF([.K370]=&quot;&quot;;&quot;&quot;;CONCATENATE(&quot;/R&quot;;[.K370])))" table:style-name="ce14">
            <text:p>C29/G1/G1.1/G1.1.3/R2</text:p>
          </table:table-cell>
          <table:table-cell office:value-type="string" table:style-name="ce14">
            <text:p>CRITERION.SELECTION.ECONOMIC_FINANCIAL_STANDING.TURNOVER.GENERAL_YEARLY</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29/G1/G1.1/G1.1.4" table:formula="of:=CONCATENATE(IF([.A371]=&quot;&quot;;&quot;&quot;;CONCATENATE(&quot;C&quot;; [.A371]));IF([.B371]=&quot;&quot;;&quot;&quot;;CONCATENATE(&quot;/G&quot;;[.B371]));IF([.C371]=&quot;&quot;;&quot;&quot;;CONCATENATE(&quot;/R&quot;;[.C371])); IF([.D371]=&quot;&quot;;&quot;&quot;;CONCATENATE(&quot;/G&quot;;[.B371];&quot;.&quot;;[.D371])); IF([.E371]=&quot;&quot;;&quot;&quot;;CONCATENATE(&quot;/R&quot;;[.E371])); IF([.F371]=&quot;&quot;;&quot;&quot;;CONCATENATE(&quot;/G&quot;;[.B371];&quot;.&quot;;[.D371];&quot;.&quot;;[.F371])); IF([.G371]=&quot;&quot;;&quot;&quot;;CONCATENATE(&quot;/R&quot;;[.G371])); IF([.H371]=&quot;&quot;;&quot;&quot;;CONCATENATE(&quot;/G&quot;;[.B371];&quot;.&quot;;[.D371];&quot;.&quot;;[.F371];&quot;.&quot;;[.H371])); IF([.I371]=&quot;&quot;;&quot;&quot;;CONCATENATE(&quot;/R&quot;;[.I371]));IF([.J371]=&quot;&quot;;&quot;&quot;;CONCATENATE(&quot;/G&quot;;[.B371];&quot;.&quot;;[.D371];&quot;.&quot;;[.F371];&quot;.&quot;;[.H371]; &quot;.&quot;;[.J371])); IF([.K371]=&quot;&quot;;&quot;&quot;;CONCATENATE(&quot;/R&quot;;[.K371])))" table:style-name="ce14">
            <text:p>C29/G1/G1.1/G1.1.4</text:p>
          </table:table-cell>
          <table:table-cell office:value-type="string" table:style-name="ce14">
            <text:p>CRITERION.SELECTION.ECONOMIC_FINANCIAL_STANDING.TURNOVER.GENERAL_YEARLY</text:p>
          </table:table-cell>
          <table:table-cell office:value-type="string" table:style-name="ce14">
            <text:p>962011c9-9e2e-4e7b-818e-30e8506e874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29/G1/G1.1/G1.1.4/R1" table:formula="of:=CONCATENATE(IF([.A372]=&quot;&quot;;&quot;&quot;;CONCATENATE(&quot;C&quot;; [.A372]));IF([.B372]=&quot;&quot;;&quot;&quot;;CONCATENATE(&quot;/G&quot;;[.B372]));IF([.C372]=&quot;&quot;;&quot;&quot;;CONCATENATE(&quot;/R&quot;;[.C372])); IF([.D372]=&quot;&quot;;&quot;&quot;;CONCATENATE(&quot;/G&quot;;[.B372];&quot;.&quot;;[.D372])); IF([.E372]=&quot;&quot;;&quot;&quot;;CONCATENATE(&quot;/R&quot;;[.E372])); IF([.F372]=&quot;&quot;;&quot;&quot;;CONCATENATE(&quot;/G&quot;;[.B372];&quot;.&quot;;[.D372];&quot;.&quot;;[.F372])); IF([.G372]=&quot;&quot;;&quot;&quot;;CONCATENATE(&quot;/R&quot;;[.G372])); IF([.H372]=&quot;&quot;;&quot;&quot;;CONCATENATE(&quot;/G&quot;;[.B372];&quot;.&quot;;[.D372];&quot;.&quot;;[.F372];&quot;.&quot;;[.H372])); IF([.I372]=&quot;&quot;;&quot;&quot;;CONCATENATE(&quot;/R&quot;;[.I372]));IF([.J372]=&quot;&quot;;&quot;&quot;;CONCATENATE(&quot;/G&quot;;[.B372];&quot;.&quot;;[.D372];&quot;.&quot;;[.F372];&quot;.&quot;;[.H372]; &quot;.&quot;;[.J372])); IF([.K372]=&quot;&quot;;&quot;&quot;;CONCATENATE(&quot;/R&quot;;[.K372])))" table:style-name="ce14">
            <text:p>C29/G1/G1.1/G1.1.4/R1</text:p>
          </table:table-cell>
          <table:table-cell office:value-type="string" table:style-name="ce14">
            <text:p>CRITERION.SELECTION.ECONOMIC_FINANCIAL_STANDING.TURNOVER.GENERAL_YEARLY</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29/G1/G1.1/G1.1.4/R2" table:formula="of:=CONCATENATE(IF([.A373]=&quot;&quot;;&quot;&quot;;CONCATENATE(&quot;C&quot;; [.A373]));IF([.B373]=&quot;&quot;;&quot;&quot;;CONCATENATE(&quot;/G&quot;;[.B373]));IF([.C373]=&quot;&quot;;&quot;&quot;;CONCATENATE(&quot;/R&quot;;[.C373])); IF([.D373]=&quot;&quot;;&quot;&quot;;CONCATENATE(&quot;/G&quot;;[.B373];&quot;.&quot;;[.D373])); IF([.E373]=&quot;&quot;;&quot;&quot;;CONCATENATE(&quot;/R&quot;;[.E373])); IF([.F373]=&quot;&quot;;&quot;&quot;;CONCATENATE(&quot;/G&quot;;[.B373];&quot;.&quot;;[.D373];&quot;.&quot;;[.F373])); IF([.G373]=&quot;&quot;;&quot;&quot;;CONCATENATE(&quot;/R&quot;;[.G373])); IF([.H373]=&quot;&quot;;&quot;&quot;;CONCATENATE(&quot;/G&quot;;[.B373];&quot;.&quot;;[.D373];&quot;.&quot;;[.F373];&quot;.&quot;;[.H373])); IF([.I373]=&quot;&quot;;&quot;&quot;;CONCATENATE(&quot;/R&quot;;[.I373]));IF([.J373]=&quot;&quot;;&quot;&quot;;CONCATENATE(&quot;/G&quot;;[.B373];&quot;.&quot;;[.D373];&quot;.&quot;;[.F373];&quot;.&quot;;[.H373]; &quot;.&quot;;[.J373])); IF([.K373]=&quot;&quot;;&quot;&quot;;CONCATENATE(&quot;/R&quot;;[.K373])))" table:style-name="ce14">
            <text:p>C29/G1/G1.1/G1.1.4/R2</text:p>
          </table:table-cell>
          <table:table-cell office:value-type="string" table:style-name="ce14">
            <text:p>CRITERION.SELECTION.ECONOMIC_FINANCIAL_STANDING.TURNOVER.GENERAL_YEARLY</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29/G1/G1.1/G1.1.5" table:formula="of:=CONCATENATE(IF([.A374]=&quot;&quot;;&quot;&quot;;CONCATENATE(&quot;C&quot;; [.A374]));IF([.B374]=&quot;&quot;;&quot;&quot;;CONCATENATE(&quot;/G&quot;;[.B374]));IF([.C374]=&quot;&quot;;&quot;&quot;;CONCATENATE(&quot;/R&quot;;[.C374])); IF([.D374]=&quot;&quot;;&quot;&quot;;CONCATENATE(&quot;/G&quot;;[.B374];&quot;.&quot;;[.D374])); IF([.E374]=&quot;&quot;;&quot;&quot;;CONCATENATE(&quot;/R&quot;;[.E374])); IF([.F374]=&quot;&quot;;&quot;&quot;;CONCATENATE(&quot;/G&quot;;[.B374];&quot;.&quot;;[.D374];&quot;.&quot;;[.F374])); IF([.G374]=&quot;&quot;;&quot;&quot;;CONCATENATE(&quot;/R&quot;;[.G374])); IF([.H374]=&quot;&quot;;&quot;&quot;;CONCATENATE(&quot;/G&quot;;[.B374];&quot;.&quot;;[.D374];&quot;.&quot;;[.F374];&quot;.&quot;;[.H374])); IF([.I374]=&quot;&quot;;&quot;&quot;;CONCATENATE(&quot;/R&quot;;[.I374]));IF([.J374]=&quot;&quot;;&quot;&quot;;CONCATENATE(&quot;/G&quot;;[.B374];&quot;.&quot;;[.D374];&quot;.&quot;;[.F374];&quot;.&quot;;[.H374]; &quot;.&quot;;[.J374])); IF([.K374]=&quot;&quot;;&quot;&quot;;CONCATENATE(&quot;/R&quot;;[.K374])))" table:style-name="ce14">
            <text:p>C29/G1/G1.1/G1.1.5</text:p>
          </table:table-cell>
          <table:table-cell office:value-type="string" table:style-name="ce14">
            <text:p>CRITERION.SELECTION.ECONOMIC_FINANCIAL_STANDING.TURNOVER.GENERAL_YEARLY</text:p>
          </table:table-cell>
          <table:table-cell office:value-type="string" table:style-name="ce14">
            <text:p>343795e2-98e9-4cc9-8ef2-8817cec8f49a</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29/G1/G1.1/G1.1.5/R1" table:formula="of:=CONCATENATE(IF([.A375]=&quot;&quot;;&quot;&quot;;CONCATENATE(&quot;C&quot;; [.A375]));IF([.B375]=&quot;&quot;;&quot;&quot;;CONCATENATE(&quot;/G&quot;;[.B375]));IF([.C375]=&quot;&quot;;&quot;&quot;;CONCATENATE(&quot;/R&quot;;[.C375])); IF([.D375]=&quot;&quot;;&quot;&quot;;CONCATENATE(&quot;/G&quot;;[.B375];&quot;.&quot;;[.D375])); IF([.E375]=&quot;&quot;;&quot;&quot;;CONCATENATE(&quot;/R&quot;;[.E375])); IF([.F375]=&quot;&quot;;&quot;&quot;;CONCATENATE(&quot;/G&quot;;[.B375];&quot;.&quot;;[.D375];&quot;.&quot;;[.F375])); IF([.G375]=&quot;&quot;;&quot;&quot;;CONCATENATE(&quot;/R&quot;;[.G375])); IF([.H375]=&quot;&quot;;&quot;&quot;;CONCATENATE(&quot;/G&quot;;[.B375];&quot;.&quot;;[.D375];&quot;.&quot;;[.F375];&quot;.&quot;;[.H375])); IF([.I375]=&quot;&quot;;&quot;&quot;;CONCATENATE(&quot;/R&quot;;[.I375]));IF([.J375]=&quot;&quot;;&quot;&quot;;CONCATENATE(&quot;/G&quot;;[.B375];&quot;.&quot;;[.D375];&quot;.&quot;;[.F375];&quot;.&quot;;[.H375]; &quot;.&quot;;[.J375])); IF([.K375]=&quot;&quot;;&quot;&quot;;CONCATENATE(&quot;/R&quot;;[.K375])))" table:style-name="ce14">
            <text:p>C29/G1/G1.1/G1.1.5/R1</text:p>
          </table:table-cell>
          <table:table-cell office:value-type="string" table:style-name="ce14">
            <text:p>CRITERION.SELECTION.ECONOMIC_FINANCIAL_STANDING.TURNOVER.GENERAL_YEARLY</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29/G1/G1.1/G1.1.5/R2" table:formula="of:=CONCATENATE(IF([.A376]=&quot;&quot;;&quot;&quot;;CONCATENATE(&quot;C&quot;; [.A376]));IF([.B376]=&quot;&quot;;&quot;&quot;;CONCATENATE(&quot;/G&quot;;[.B376]));IF([.C376]=&quot;&quot;;&quot;&quot;;CONCATENATE(&quot;/R&quot;;[.C376])); IF([.D376]=&quot;&quot;;&quot;&quot;;CONCATENATE(&quot;/G&quot;;[.B376];&quot;.&quot;;[.D376])); IF([.E376]=&quot;&quot;;&quot;&quot;;CONCATENATE(&quot;/R&quot;;[.E376])); IF([.F376]=&quot;&quot;;&quot;&quot;;CONCATENATE(&quot;/G&quot;;[.B376];&quot;.&quot;;[.D376];&quot;.&quot;;[.F376])); IF([.G376]=&quot;&quot;;&quot;&quot;;CONCATENATE(&quot;/R&quot;;[.G376])); IF([.H376]=&quot;&quot;;&quot;&quot;;CONCATENATE(&quot;/G&quot;;[.B376];&quot;.&quot;;[.D376];&quot;.&quot;;[.F376];&quot;.&quot;;[.H376])); IF([.I376]=&quot;&quot;;&quot;&quot;;CONCATENATE(&quot;/R&quot;;[.I376]));IF([.J376]=&quot;&quot;;&quot;&quot;;CONCATENATE(&quot;/G&quot;;[.B376];&quot;.&quot;;[.D376];&quot;.&quot;;[.F376];&quot;.&quot;;[.H376]; &quot;.&quot;;[.J376])); IF([.K376]=&quot;&quot;;&quot;&quot;;CONCATENATE(&quot;/R&quot;;[.K376])))" table:style-name="ce14">
            <text:p>C29/G1/G1.1/G1.1.5/R2</text:p>
          </table:table-cell>
          <table:table-cell office:value-type="string" table:style-name="ce14">
            <text:p>CRITERION.SELECTION.ECONOMIC_FINANCIAL_STANDING.TURNOVER.GENERAL_YEARLY</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1">
            <text:p>29</text:p>
          </table:table-cell>
          <table:table-cell office:value-type="float" office:value="2" table:style-name="ce7">
            <text:p>2</text:p>
          </table:table-cell>
          <table:table-cell table:number-columns-repeated="9" table:style-name="ce1"/>
          <table:table-cell office:value-type="string" office:string-value="C29/G2" table:formula="of:=CONCATENATE(IF([.A377]=&quot;&quot;;&quot;&quot;;CONCATENATE(&quot;C&quot;; [.A377]));IF([.B377]=&quot;&quot;;&quot;&quot;;CONCATENATE(&quot;/G&quot;;[.B377]));IF([.C377]=&quot;&quot;;&quot;&quot;;CONCATENATE(&quot;/R&quot;;[.C377])); IF([.D377]=&quot;&quot;;&quot;&quot;;CONCATENATE(&quot;/G&quot;;[.B377];&quot;.&quot;;[.D377])); IF([.E377]=&quot;&quot;;&quot;&quot;;CONCATENATE(&quot;/R&quot;;[.E377])); IF([.F377]=&quot;&quot;;&quot;&quot;;CONCATENATE(&quot;/G&quot;;[.B377];&quot;.&quot;;[.D377];&quot;.&quot;;[.F377])); IF([.G377]=&quot;&quot;;&quot;&quot;;CONCATENATE(&quot;/R&quot;;[.G377])); IF([.H377]=&quot;&quot;;&quot;&quot;;CONCATENATE(&quot;/G&quot;;[.B377];&quot;.&quot;;[.D377];&quot;.&quot;;[.F377];&quot;.&quot;;[.H377])); IF([.I377]=&quot;&quot;;&quot;&quot;;CONCATENATE(&quot;/R&quot;;[.I377]));IF([.J377]=&quot;&quot;;&quot;&quot;;CONCATENATE(&quot;/G&quot;;[.B377];&quot;.&quot;;[.D377];&quot;.&quot;;[.F377];&quot;.&quot;;[.H377]; &quot;.&quot;;[.J377])); IF([.K377]=&quot;&quot;;&quot;&quot;;CONCATENATE(&quot;/R&quot;;[.K377])))" table:style-name="ce1">
            <text:p>C29/G2</text:p>
          </table:table-cell>
          <table:table-cell office:value-type="string" table:style-name="ce1">
            <text:p>CRITERION.SELECTION.ECONOMIC_FINANCIAL_STANDING.TURNOVER.GENERAL_YEARL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29/G2/R1" table:formula="of:=CONCATENATE(IF([.A378]=&quot;&quot;;&quot;&quot;;CONCATENATE(&quot;C&quot;; [.A378]));IF([.B378]=&quot;&quot;;&quot;&quot;;CONCATENATE(&quot;/G&quot;;[.B378]));IF([.C378]=&quot;&quot;;&quot;&quot;;CONCATENATE(&quot;/R&quot;;[.C378])); IF([.D378]=&quot;&quot;;&quot;&quot;;CONCATENATE(&quot;/G&quot;;[.B378];&quot;.&quot;;[.D378])); IF([.E378]=&quot;&quot;;&quot;&quot;;CONCATENATE(&quot;/R&quot;;[.E378])); IF([.F378]=&quot;&quot;;&quot;&quot;;CONCATENATE(&quot;/G&quot;;[.B378];&quot;.&quot;;[.D378];&quot;.&quot;;[.F378])); IF([.G378]=&quot;&quot;;&quot;&quot;;CONCATENATE(&quot;/R&quot;;[.G378])); IF([.H378]=&quot;&quot;;&quot;&quot;;CONCATENATE(&quot;/G&quot;;[.B378];&quot;.&quot;;[.D378];&quot;.&quot;;[.F378];&quot;.&quot;;[.H378])); IF([.I378]=&quot;&quot;;&quot;&quot;;CONCATENATE(&quot;/R&quot;;[.I378]));IF([.J378]=&quot;&quot;;&quot;&quot;;CONCATENATE(&quot;/G&quot;;[.B378];&quot;.&quot;;[.D378];&quot;.&quot;;[.F378];&quot;.&quot;;[.H378]; &quot;.&quot;;[.J378])); IF([.K378]=&quot;&quot;;&quot;&quot;;CONCATENATE(&quot;/R&quot;;[.K378])))" table:style-name="ce1">
            <text:p>C29/G2/R1</text:p>
          </table:table-cell>
          <table:table-cell office:value-type="string" table:style-name="ce1">
            <text:p>CRITERION.SELECTION.ECONOMIC_FINANCIAL_STANDING.TURNOVER.GENERAL_YEARL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29/G2/G2.1" table:formula="of:=CONCATENATE(IF([.A379]=&quot;&quot;;&quot;&quot;;CONCATENATE(&quot;C&quot;; [.A379]));IF([.B379]=&quot;&quot;;&quot;&quot;;CONCATENATE(&quot;/G&quot;;[.B379]));IF([.C379]=&quot;&quot;;&quot;&quot;;CONCATENATE(&quot;/R&quot;;[.C379])); IF([.D379]=&quot;&quot;;&quot;&quot;;CONCATENATE(&quot;/G&quot;;[.B379];&quot;.&quot;;[.D379])); IF([.E379]=&quot;&quot;;&quot;&quot;;CONCATENATE(&quot;/R&quot;;[.E379])); IF([.F379]=&quot;&quot;;&quot;&quot;;CONCATENATE(&quot;/G&quot;;[.B379];&quot;.&quot;;[.D379];&quot;.&quot;;[.F379])); IF([.G379]=&quot;&quot;;&quot;&quot;;CONCATENATE(&quot;/R&quot;;[.G379])); IF([.H379]=&quot;&quot;;&quot;&quot;;CONCATENATE(&quot;/G&quot;;[.B379];&quot;.&quot;;[.D379];&quot;.&quot;;[.F379];&quot;.&quot;;[.H379])); IF([.I379]=&quot;&quot;;&quot;&quot;;CONCATENATE(&quot;/R&quot;;[.I379]));IF([.J379]=&quot;&quot;;&quot;&quot;;CONCATENATE(&quot;/G&quot;;[.B379];&quot;.&quot;;[.D379];&quot;.&quot;;[.F379];&quot;.&quot;;[.H379]; &quot;.&quot;;[.J379])); IF([.K379]=&quot;&quot;;&quot;&quot;;CONCATENATE(&quot;/R&quot;;[.K379])))" table:style-name="ce1">
            <text:p>C29/G2/G2.1</text:p>
          </table:table-cell>
          <table:table-cell office:value-type="string" table:style-name="ce1">
            <text:p>CRITERION.SELECTION.ECONOMIC_FINANCIAL_STANDING.TURNOVER.GENERAL_YEARL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9/G2/G2.1/R1" table:formula="of:=CONCATENATE(IF([.A380]=&quot;&quot;;&quot;&quot;;CONCATENATE(&quot;C&quot;; [.A380]));IF([.B380]=&quot;&quot;;&quot;&quot;;CONCATENATE(&quot;/G&quot;;[.B380]));IF([.C380]=&quot;&quot;;&quot;&quot;;CONCATENATE(&quot;/R&quot;;[.C380])); IF([.D380]=&quot;&quot;;&quot;&quot;;CONCATENATE(&quot;/G&quot;;[.B380];&quot;.&quot;;[.D380])); IF([.E380]=&quot;&quot;;&quot;&quot;;CONCATENATE(&quot;/R&quot;;[.E380])); IF([.F380]=&quot;&quot;;&quot;&quot;;CONCATENATE(&quot;/G&quot;;[.B380];&quot;.&quot;;[.D380];&quot;.&quot;;[.F380])); IF([.G380]=&quot;&quot;;&quot;&quot;;CONCATENATE(&quot;/R&quot;;[.G380])); IF([.H380]=&quot;&quot;;&quot;&quot;;CONCATENATE(&quot;/G&quot;;[.B380];&quot;.&quot;;[.D380];&quot;.&quot;;[.F380];&quot;.&quot;;[.H380])); IF([.I380]=&quot;&quot;;&quot;&quot;;CONCATENATE(&quot;/R&quot;;[.I380]));IF([.J380]=&quot;&quot;;&quot;&quot;;CONCATENATE(&quot;/G&quot;;[.B380];&quot;.&quot;;[.D380];&quot;.&quot;;[.F380];&quot;.&quot;;[.H380]; &quot;.&quot;;[.J380])); IF([.K380]=&quot;&quot;;&quot;&quot;;CONCATENATE(&quot;/R&quot;;[.K380])))" table:style-name="ce1">
            <text:p>C29/G2/G2.1/R1</text:p>
          </table:table-cell>
          <table:table-cell office:value-type="string" table:style-name="ce1">
            <text:p>CRITERION.SELECTION.ECONOMIC_FINANCIAL_STANDING.TURNOVER.GENERAL_YEARL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9/G2/G2.1/R2" table:formula="of:=CONCATENATE(IF([.A381]=&quot;&quot;;&quot;&quot;;CONCATENATE(&quot;C&quot;; [.A381]));IF([.B381]=&quot;&quot;;&quot;&quot;;CONCATENATE(&quot;/G&quot;;[.B381]));IF([.C381]=&quot;&quot;;&quot;&quot;;CONCATENATE(&quot;/R&quot;;[.C381])); IF([.D381]=&quot;&quot;;&quot;&quot;;CONCATENATE(&quot;/G&quot;;[.B381];&quot;.&quot;;[.D381])); IF([.E381]=&quot;&quot;;&quot;&quot;;CONCATENATE(&quot;/R&quot;;[.E381])); IF([.F381]=&quot;&quot;;&quot;&quot;;CONCATENATE(&quot;/G&quot;;[.B381];&quot;.&quot;;[.D381];&quot;.&quot;;[.F381])); IF([.G381]=&quot;&quot;;&quot;&quot;;CONCATENATE(&quot;/R&quot;;[.G381])); IF([.H381]=&quot;&quot;;&quot;&quot;;CONCATENATE(&quot;/G&quot;;[.B381];&quot;.&quot;;[.D381];&quot;.&quot;;[.F381];&quot;.&quot;;[.H381])); IF([.I381]=&quot;&quot;;&quot;&quot;;CONCATENATE(&quot;/R&quot;;[.I381]));IF([.J381]=&quot;&quot;;&quot;&quot;;CONCATENATE(&quot;/G&quot;;[.B381];&quot;.&quot;;[.D381];&quot;.&quot;;[.F381];&quot;.&quot;;[.H381]; &quot;.&quot;;[.J381])); IF([.K381]=&quot;&quot;;&quot;&quot;;CONCATENATE(&quot;/R&quot;;[.K381])))" table:style-name="ce1">
            <text:p>C29/G2/G2.1/R2</text:p>
          </table:table-cell>
          <table:table-cell office:value-type="string" table:style-name="ce1">
            <text:p>CRITERION.SELECTION.ECONOMIC_FINANCIAL_STANDING.TURNOVER.GENERAL_YEARL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9" table:style-name="ce8">
            <text:p>29</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9/G2/G2.1/R3" table:formula="of:=CONCATENATE(IF([.A382]=&quot;&quot;;&quot;&quot;;CONCATENATE(&quot;C&quot;; [.A382]));IF([.B382]=&quot;&quot;;&quot;&quot;;CONCATENATE(&quot;/G&quot;;[.B382]));IF([.C382]=&quot;&quot;;&quot;&quot;;CONCATENATE(&quot;/R&quot;;[.C382])); IF([.D382]=&quot;&quot;;&quot;&quot;;CONCATENATE(&quot;/G&quot;;[.B382];&quot;.&quot;;[.D382])); IF([.E382]=&quot;&quot;;&quot;&quot;;CONCATENATE(&quot;/R&quot;;[.E382])); IF([.F382]=&quot;&quot;;&quot;&quot;;CONCATENATE(&quot;/G&quot;;[.B382];&quot;.&quot;;[.D382];&quot;.&quot;;[.F382])); IF([.G382]=&quot;&quot;;&quot;&quot;;CONCATENATE(&quot;/R&quot;;[.G382])); IF([.H382]=&quot;&quot;;&quot;&quot;;CONCATENATE(&quot;/G&quot;;[.B382];&quot;.&quot;;[.D382];&quot;.&quot;;[.F382];&quot;.&quot;;[.H382])); IF([.I382]=&quot;&quot;;&quot;&quot;;CONCATENATE(&quot;/R&quot;;[.I382]));IF([.J382]=&quot;&quot;;&quot;&quot;;CONCATENATE(&quot;/G&quot;;[.B382];&quot;.&quot;;[.D382];&quot;.&quot;;[.F382];&quot;.&quot;;[.H382]; &quot;.&quot;;[.J382])); IF([.K382]=&quot;&quot;;&quot;&quot;;CONCATENATE(&quot;/R&quot;;[.K382])))" table:style-name="ce7">
            <text:p>C29/G2/G2.1/R3</text:p>
          </table:table-cell>
          <table:table-cell office:value-type="string" table:style-name="ce7">
            <text:p>CRITERION.SELECTION.ECONOMIC_FINANCIAL_STANDING.TURNOVER.GENERAL_YEARL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0" table:style-name="ce9">
            <text:p>30</text:p>
          </table:table-cell>
          <table:table-cell table:number-columns-repeated="10" table:style-name="ce9"/>
          <table:table-cell office:value-type="string" office:string-value="C30" table:formula="of:=CONCATENATE(IF([.A383]=&quot;&quot;;&quot;&quot;;CONCATENATE(&quot;C&quot;; [.A383]));IF([.B383]=&quot;&quot;;&quot;&quot;;CONCATENATE(&quot;/G&quot;;[.B383]));IF([.C383]=&quot;&quot;;&quot;&quot;;CONCATENATE(&quot;/R&quot;;[.C383])); IF([.D383]=&quot;&quot;;&quot;&quot;;CONCATENATE(&quot;/G&quot;;[.B383];&quot;.&quot;;[.D383])); IF([.E383]=&quot;&quot;;&quot;&quot;;CONCATENATE(&quot;/R&quot;;[.E383])); IF([.F383]=&quot;&quot;;&quot;&quot;;CONCATENATE(&quot;/G&quot;;[.B383];&quot;.&quot;;[.D383];&quot;.&quot;;[.F383])); IF([.G383]=&quot;&quot;;&quot;&quot;;CONCATENATE(&quot;/R&quot;;[.G383])); IF([.H383]=&quot;&quot;;&quot;&quot;;CONCATENATE(&quot;/G&quot;;[.B383];&quot;.&quot;;[.D383];&quot;.&quot;;[.F383];&quot;.&quot;;[.H383])); IF([.I383]=&quot;&quot;;&quot;&quot;;CONCATENATE(&quot;/R&quot;;[.I383]));IF([.J383]=&quot;&quot;;&quot;&quot;;CONCATENATE(&quot;/G&quot;;[.B383];&quot;.&quot;;[.D383];&quot;.&quot;;[.F383];&quot;.&quot;;[.H383]; &quot;.&quot;;[.J383])); IF([.K383]=&quot;&quot;;&quot;&quot;;CONCATENATE(&quot;/R&quot;;[.K383])))" table:style-name="ce9">
            <text:p>C30</text:p>
          </table:table-cell>
          <table:table-cell office:value-type="string" table:style-name="ce9">
            <text:p>CRITERION.SELECTION.ECONOMIC_FINANCIAL_STANDING.TURNOVER.AVERAGE_YEARLY</text:p>
          </table:table-cell>
          <table:table-cell office:value-type="string" table:style-name="ce9">
            <text:p>b16cb9fc-6cb7-4585-9302-9533b415cf48</text:p>
          </table:table-cell>
          <table:table-cell office:value-type="string" table:style-name="ce9">
            <text:p>Its average yearly turnover for the number of years required in the relevant notice, the procurement documents or the ESPD is as follows:</text:p>
          </table:table-cell>
          <table:table-cell table:style-name="ce9"/>
          <table:table-cell table:style-name="ce10"/>
          <table:table-cell table:number-columns-repeated="16367" table:style-name="ce9"/>
        </table:table-row>
        <table:table-row table:style-name="ro1">
          <table:table-cell office:value-type="float" office:value="30" table:style-name="ce15">
            <text:p>30</text:p>
          </table:table-cell>
          <table:table-cell office:value-type="float" office:value="1" table:style-name="ce16">
            <text:p>1</text:p>
          </table:table-cell>
          <table:table-cell table:number-columns-repeated="9" table:style-name="ce16"/>
          <table:table-cell office:value-type="string" office:string-value="C30/G1" table:formula="of:=CONCATENATE(IF([.A384]=&quot;&quot;;&quot;&quot;;CONCATENATE(&quot;C&quot;; [.A384]));IF([.B384]=&quot;&quot;;&quot;&quot;;CONCATENATE(&quot;/G&quot;;[.B384]));IF([.C384]=&quot;&quot;;&quot;&quot;;CONCATENATE(&quot;/R&quot;;[.C384])); IF([.D384]=&quot;&quot;;&quot;&quot;;CONCATENATE(&quot;/G&quot;;[.B384];&quot;.&quot;;[.D384])); IF([.E384]=&quot;&quot;;&quot;&quot;;CONCATENATE(&quot;/R&quot;;[.E384])); IF([.F384]=&quot;&quot;;&quot;&quot;;CONCATENATE(&quot;/G&quot;;[.B384];&quot;.&quot;;[.D384];&quot;.&quot;;[.F384])); IF([.G384]=&quot;&quot;;&quot;&quot;;CONCATENATE(&quot;/R&quot;;[.G384])); IF([.H384]=&quot;&quot;;&quot;&quot;;CONCATENATE(&quot;/G&quot;;[.B384];&quot;.&quot;;[.D384];&quot;.&quot;;[.F384];&quot;.&quot;;[.H384])); IF([.I384]=&quot;&quot;;&quot;&quot;;CONCATENATE(&quot;/R&quot;;[.I384]));IF([.J384]=&quot;&quot;;&quot;&quot;;CONCATENATE(&quot;/G&quot;;[.B384];&quot;.&quot;;[.D384];&quot;.&quot;;[.F384];&quot;.&quot;;[.H384]; &quot;.&quot;;[.J384])); IF([.K384]=&quot;&quot;;&quot;&quot;;CONCATENATE(&quot;/R&quot;;[.K384])))" table:style-name="ce16">
            <text:p>C30/G1</text:p>
          </table:table-cell>
          <table:table-cell office:value-type="string" table:style-name="ce16">
            <text:p>CRITERION.SELECTION.ECONOMIC_FINANCIAL_STANDING.TURNOVER.AVERAGE_YEARLY</text:p>
          </table:table-cell>
          <table:table-cell office:value-type="string" table:style-name="ce16">
            <text:p>e1886054-ada4-473c-9afc-2fde82c24cf4</text:p>
          </table:table-cell>
          <table:table-cell table:number-columns-repeated="2" table:style-name="ce16"/>
          <table:table-cell table:style-name="ce7"/>
          <table:table-cell table:number-columns-repeated="16367" table:style-name="ce16"/>
        </table:table-row>
        <table:table-row table:style-name="ro1">
          <table:table-cell office:value-type="float" office:value="30" table:style-name="ce13">
            <text:p>30</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0/G1/R1" table:formula="of:=CONCATENATE(IF([.A385]=&quot;&quot;;&quot;&quot;;CONCATENATE(&quot;C&quot;; [.A385]));IF([.B385]=&quot;&quot;;&quot;&quot;;CONCATENATE(&quot;/G&quot;;[.B385]));IF([.C385]=&quot;&quot;;&quot;&quot;;CONCATENATE(&quot;/R&quot;;[.C385])); IF([.D385]=&quot;&quot;;&quot;&quot;;CONCATENATE(&quot;/G&quot;;[.B385];&quot;.&quot;;[.D385])); IF([.E385]=&quot;&quot;;&quot;&quot;;CONCATENATE(&quot;/R&quot;;[.E385])); IF([.F385]=&quot;&quot;;&quot;&quot;;CONCATENATE(&quot;/G&quot;;[.B385];&quot;.&quot;;[.D385];&quot;.&quot;;[.F385])); IF([.G385]=&quot;&quot;;&quot;&quot;;CONCATENATE(&quot;/R&quot;;[.G385])); IF([.H385]=&quot;&quot;;&quot;&quot;;CONCATENATE(&quot;/G&quot;;[.B385];&quot;.&quot;;[.D385];&quot;.&quot;;[.F385];&quot;.&quot;;[.H385])); IF([.I385]=&quot;&quot;;&quot;&quot;;CONCATENATE(&quot;/R&quot;;[.I385]));IF([.J385]=&quot;&quot;;&quot;&quot;;CONCATENATE(&quot;/G&quot;;[.B385];&quot;.&quot;;[.D385];&quot;.&quot;;[.F385];&quot;.&quot;;[.H385]; &quot;.&quot;;[.J385])); IF([.K385]=&quot;&quot;;&quot;&quot;;CONCATENATE(&quot;/R&quot;;[.K385])))" table:style-name="ce14">
            <text:p>C30/G1/R1</text:p>
          </table:table-cell>
          <table:table-cell office:value-type="string" table:style-name="ce14">
            <text:p>CRITERION.SELECTION.ECONOMIC_FINANCIAL_STANDING.TURNOVER.AVERAGE_YEARLY</text:p>
          </table:table-cell>
          <table:table-cell office:value-type="string" table:style-name="ce14">
            <text:p>15335c12-ad77-4728-b5ad-3c06a60d65a4</text:p>
          </table:table-cell>
          <table:table-cell office:value-type="string" table:style-name="ce14">
            <text:p>Your answer?</text:p>
          </table:table-cell>
          <table:table-cell office:value-type="string" table:style-name="ce14">
            <text:p>GROUP_FULFILLED.ON_TRUE</text:p>
          </table:table-cell>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30/G1/G1.1" table:formula="of:=CONCATENATE(IF([.A386]=&quot;&quot;;&quot;&quot;;CONCATENATE(&quot;C&quot;; [.A386]));IF([.B386]=&quot;&quot;;&quot;&quot;;CONCATENATE(&quot;/G&quot;;[.B386]));IF([.C386]=&quot;&quot;;&quot;&quot;;CONCATENATE(&quot;/R&quot;;[.C386])); IF([.D386]=&quot;&quot;;&quot;&quot;;CONCATENATE(&quot;/G&quot;;[.B386];&quot;.&quot;;[.D386])); IF([.E386]=&quot;&quot;;&quot;&quot;;CONCATENATE(&quot;/R&quot;;[.E386])); IF([.F386]=&quot;&quot;;&quot;&quot;;CONCATENATE(&quot;/G&quot;;[.B386];&quot;.&quot;;[.D386];&quot;.&quot;;[.F386])); IF([.G386]=&quot;&quot;;&quot;&quot;;CONCATENATE(&quot;/R&quot;;[.G386])); IF([.H386]=&quot;&quot;;&quot;&quot;;CONCATENATE(&quot;/G&quot;;[.B386];&quot;.&quot;;[.D386];&quot;.&quot;;[.F386];&quot;.&quot;;[.H386])); IF([.I386]=&quot;&quot;;&quot;&quot;;CONCATENATE(&quot;/R&quot;;[.I386]));IF([.J386]=&quot;&quot;;&quot;&quot;;CONCATENATE(&quot;/G&quot;;[.B386];&quot;.&quot;;[.D386];&quot;.&quot;;[.F386];&quot;.&quot;;[.H386]; &quot;.&quot;;[.J386])); IF([.K386]=&quot;&quot;;&quot;&quot;;CONCATENATE(&quot;/R&quot;;[.K386])))" table:style-name="ce14">
            <text:p>C30/G1/G1.1</text:p>
          </table:table-cell>
          <table:table-cell office:value-type="string" table:style-name="ce14">
            <text:p>CRITERION.SELECTION.ECONOMIC_FINANCIAL_STANDING.TURNOVER.AVERAGE_YEARLY</text:p>
          </table:table-cell>
          <table:table-cell office:value-type="string" table:style-name="ce14">
            <text:p>abdfa003-d7f5-4375-b1d3-b3765a7c4be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8">
            <text:p>30</text:p>
          </table:table-cell>
          <table:table-cell office:value-type="float" office:value="1" table:style-name="ce7">
            <text:p>1</text:p>
          </table:table-cell>
          <table:table-cell office:value-type="float" office:value="1" table:style-name="ce7">
            <text:p>1</text:p>
          </table:table-cell>
          <table:table-cell table:number-columns-repeated="8" table:style-name="ce7"/>
          <table:table-cell office:value-type="string" office:string-value="C30/G1/R1" table:formula="of:=CONCATENATE(IF([.A387]=&quot;&quot;;&quot;&quot;;CONCATENATE(&quot;C&quot;; [.A387]));IF([.B387]=&quot;&quot;;&quot;&quot;;CONCATENATE(&quot;/G&quot;;[.B387]));IF([.C387]=&quot;&quot;;&quot;&quot;;CONCATENATE(&quot;/R&quot;;[.C387])); IF([.D387]=&quot;&quot;;&quot;&quot;;CONCATENATE(&quot;/G&quot;;[.B387];&quot;.&quot;;[.D387])); IF([.E387]=&quot;&quot;;&quot;&quot;;CONCATENATE(&quot;/R&quot;;[.E387])); IF([.F387]=&quot;&quot;;&quot;&quot;;CONCATENATE(&quot;/G&quot;;[.B387];&quot;.&quot;;[.D387];&quot;.&quot;;[.F387])); IF([.G387]=&quot;&quot;;&quot;&quot;;CONCATENATE(&quot;/R&quot;;[.G387])); IF([.H387]=&quot;&quot;;&quot;&quot;;CONCATENATE(&quot;/G&quot;;[.B387];&quot;.&quot;;[.D387];&quot;.&quot;;[.F387];&quot;.&quot;;[.H387])); IF([.I387]=&quot;&quot;;&quot;&quot;;CONCATENATE(&quot;/R&quot;;[.I387]));IF([.J387]=&quot;&quot;;&quot;&quot;;CONCATENATE(&quot;/G&quot;;[.B387];&quot;.&quot;;[.D387];&quot;.&quot;;[.F387];&quot;.&quot;;[.H387]; &quot;.&quot;;[.J387])); IF([.K387]=&quot;&quot;;&quot;&quot;;CONCATENATE(&quot;/R&quot;;[.K387])))" table:style-name="ce7">
            <text:p>C30/G1/R1</text:p>
          </table:table-cell>
          <table:table-cell office:value-type="string" table:style-name="ce7">
            <text:p>CRITERION.SELECTION.ECONOMIC_FINANCIAL_STANDING.TURNOVER.AVERAGE_YEARLY</text:p>
          </table:table-cell>
          <table:table-cell office:value-type="string" table:style-name="ce7">
            <text:p>b98ffd05-6572-4b07-a521-693a1754ed46</text:p>
          </table:table-cell>
          <table:table-cell office:value-type="string" table:style-name="ce7">
            <text:p>Number of years</text:p>
          </table:table-cell>
          <table:table-cell table:style-name="ce7"/>
          <table:table-cell office:value-type="string" table:style-name="ce7">
            <text:p>correct requirement group structure</text:p>
          </table:table-cell>
          <table:table-cell table:number-columns-repeated="16367" table:style-name="ce7"/>
        </table:table-row>
        <table:table-row table:style-name="ro1">
          <table:table-cell office:value-type="float" office:value="30" table:style-name="ce8">
            <text:p>30</text:p>
          </table:table-cell>
          <table:table-cell office:value-type="float" office:value="1" table:style-name="ce7">
            <text:p>1</text:p>
          </table:table-cell>
          <table:table-cell office:value-type="float" office:value="2" table:style-name="ce7">
            <text:p>2</text:p>
          </table:table-cell>
          <table:table-cell table:number-columns-repeated="8" table:style-name="ce7"/>
          <table:table-cell office:value-type="string" office:string-value="C30/G1/R2" table:formula="of:=CONCATENATE(IF([.A388]=&quot;&quot;;&quot;&quot;;CONCATENATE(&quot;C&quot;; [.A388]));IF([.B388]=&quot;&quot;;&quot;&quot;;CONCATENATE(&quot;/G&quot;;[.B388]));IF([.C388]=&quot;&quot;;&quot;&quot;;CONCATENATE(&quot;/R&quot;;[.C388])); IF([.D388]=&quot;&quot;;&quot;&quot;;CONCATENATE(&quot;/G&quot;;[.B388];&quot;.&quot;;[.D388])); IF([.E388]=&quot;&quot;;&quot;&quot;;CONCATENATE(&quot;/R&quot;;[.E388])); IF([.F388]=&quot;&quot;;&quot;&quot;;CONCATENATE(&quot;/G&quot;;[.B388];&quot;.&quot;;[.D388];&quot;.&quot;;[.F388])); IF([.G388]=&quot;&quot;;&quot;&quot;;CONCATENATE(&quot;/R&quot;;[.G388])); IF([.H388]=&quot;&quot;;&quot;&quot;;CONCATENATE(&quot;/G&quot;;[.B388];&quot;.&quot;;[.D388];&quot;.&quot;;[.F388];&quot;.&quot;;[.H388])); IF([.I388]=&quot;&quot;;&quot;&quot;;CONCATENATE(&quot;/R&quot;;[.I388]));IF([.J388]=&quot;&quot;;&quot;&quot;;CONCATENATE(&quot;/G&quot;;[.B388];&quot;.&quot;;[.D388];&quot;.&quot;;[.F388];&quot;.&quot;;[.H388]; &quot;.&quot;;[.J388])); IF([.K388]=&quot;&quot;;&quot;&quot;;CONCATENATE(&quot;/R&quot;;[.K388])))" table:style-name="ce7">
            <text:p>C30/G1/R2</text:p>
          </table:table-cell>
          <table:table-cell office:value-type="string" table:style-name="ce7">
            <text:p>CRITERION.SELECTION.ECONOMIC_FINANCIAL_STANDING.TURNOVER.AVERAGE_YEARLY</text:p>
          </table:table-cell>
          <table:table-cell office:value-type="string" table:style-name="ce7">
            <text:p>217637ba-6bdb-4c73-a38f-27fe0e71d9be</text:p>
          </table:table-cell>
          <table:table-cell office:value-type="string" table:style-name="ce7">
            <text:p>Average turnover</text:p>
          </table:table-cell>
          <table:table-cell table:style-name="ce7"/>
          <table:table-cell office:value-type="string" table:style-name="ce7">
            <text:p>correct requirement group structure</text:p>
          </table:table-cell>
          <table:table-cell table:number-columns-repeated="16367" table:style-name="ce7"/>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30/G1/G1.1/G1.1.1" table:formula="of:=CONCATENATE(IF([.A389]=&quot;&quot;;&quot;&quot;;CONCATENATE(&quot;C&quot;; [.A389]));IF([.B389]=&quot;&quot;;&quot;&quot;;CONCATENATE(&quot;/G&quot;;[.B389]));IF([.C389]=&quot;&quot;;&quot;&quot;;CONCATENATE(&quot;/R&quot;;[.C389])); IF([.D389]=&quot;&quot;;&quot;&quot;;CONCATENATE(&quot;/G&quot;;[.B389];&quot;.&quot;;[.D389])); IF([.E389]=&quot;&quot;;&quot;&quot;;CONCATENATE(&quot;/R&quot;;[.E389])); IF([.F389]=&quot;&quot;;&quot;&quot;;CONCATENATE(&quot;/G&quot;;[.B389];&quot;.&quot;;[.D389];&quot;.&quot;;[.F389])); IF([.G389]=&quot;&quot;;&quot;&quot;;CONCATENATE(&quot;/R&quot;;[.G389])); IF([.H389]=&quot;&quot;;&quot;&quot;;CONCATENATE(&quot;/G&quot;;[.B389];&quot;.&quot;;[.D389];&quot;.&quot;;[.F389];&quot;.&quot;;[.H389])); IF([.I389]=&quot;&quot;;&quot;&quot;;CONCATENATE(&quot;/R&quot;;[.I389]));IF([.J389]=&quot;&quot;;&quot;&quot;;CONCATENATE(&quot;/G&quot;;[.B389];&quot;.&quot;;[.D389];&quot;.&quot;;[.F389];&quot;.&quot;;[.H389]; &quot;.&quot;;[.J389])); IF([.K389]=&quot;&quot;;&quot;&quot;;CONCATENATE(&quot;/R&quot;;[.K389])))" table:style-name="ce14">
            <text:p>C30/G1/G1.1/G1.1.1</text:p>
          </table:table-cell>
          <table:table-cell office:value-type="string" table:style-name="ce14">
            <text:p>CRITERION.SELECTION.ECONOMIC_FINANCIAL_STANDING.TURNOVER.AVERAGE_YEARLY</text:p>
          </table:table-cell>
          <table:table-cell office:value-type="string" table:style-name="ce14">
            <text:p>1689194b-6ecf-4ab4-ab38-7656610c25b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30/G1/G1.1/G1.1.1/R1" table:formula="of:=CONCATENATE(IF([.A390]=&quot;&quot;;&quot;&quot;;CONCATENATE(&quot;C&quot;; [.A390]));IF([.B390]=&quot;&quot;;&quot;&quot;;CONCATENATE(&quot;/G&quot;;[.B390]));IF([.C390]=&quot;&quot;;&quot;&quot;;CONCATENATE(&quot;/R&quot;;[.C390])); IF([.D390]=&quot;&quot;;&quot;&quot;;CONCATENATE(&quot;/G&quot;;[.B390];&quot;.&quot;;[.D390])); IF([.E390]=&quot;&quot;;&quot;&quot;;CONCATENATE(&quot;/R&quot;;[.E390])); IF([.F390]=&quot;&quot;;&quot;&quot;;CONCATENATE(&quot;/G&quot;;[.B390];&quot;.&quot;;[.D390];&quot;.&quot;;[.F390])); IF([.G390]=&quot;&quot;;&quot;&quot;;CONCATENATE(&quot;/R&quot;;[.G390])); IF([.H390]=&quot;&quot;;&quot;&quot;;CONCATENATE(&quot;/G&quot;;[.B390];&quot;.&quot;;[.D390];&quot;.&quot;;[.F390];&quot;.&quot;;[.H390])); IF([.I390]=&quot;&quot;;&quot;&quot;;CONCATENATE(&quot;/R&quot;;[.I390]));IF([.J390]=&quot;&quot;;&quot;&quot;;CONCATENATE(&quot;/G&quot;;[.B390];&quot;.&quot;;[.D390];&quot;.&quot;;[.F390];&quot;.&quot;;[.H390]; &quot;.&quot;;[.J390])); IF([.K390]=&quot;&quot;;&quot;&quot;;CONCATENATE(&quot;/R&quot;;[.K390])))" table:style-name="ce14">
            <text:p>C30/G1/G1.1/G1.1.1/R1</text:p>
          </table:table-cell>
          <table:table-cell office:value-type="string" table:style-name="ce14">
            <text:p>CRITERION.SELECTION.ECONOMIC_FINANCIAL_STANDING.TURNOVER.AVERAGE_YEARLY</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30/G1/G1.1/G1.1.1/R2" table:formula="of:=CONCATENATE(IF([.A391]=&quot;&quot;;&quot;&quot;;CONCATENATE(&quot;C&quot;; [.A391]));IF([.B391]=&quot;&quot;;&quot;&quot;;CONCATENATE(&quot;/G&quot;;[.B391]));IF([.C391]=&quot;&quot;;&quot;&quot;;CONCATENATE(&quot;/R&quot;;[.C391])); IF([.D391]=&quot;&quot;;&quot;&quot;;CONCATENATE(&quot;/G&quot;;[.B391];&quot;.&quot;;[.D391])); IF([.E391]=&quot;&quot;;&quot;&quot;;CONCATENATE(&quot;/R&quot;;[.E391])); IF([.F391]=&quot;&quot;;&quot;&quot;;CONCATENATE(&quot;/G&quot;;[.B391];&quot;.&quot;;[.D391];&quot;.&quot;;[.F391])); IF([.G391]=&quot;&quot;;&quot;&quot;;CONCATENATE(&quot;/R&quot;;[.G391])); IF([.H391]=&quot;&quot;;&quot;&quot;;CONCATENATE(&quot;/G&quot;;[.B391];&quot;.&quot;;[.D391];&quot;.&quot;;[.F391];&quot;.&quot;;[.H391])); IF([.I391]=&quot;&quot;;&quot;&quot;;CONCATENATE(&quot;/R&quot;;[.I391]));IF([.J391]=&quot;&quot;;&quot;&quot;;CONCATENATE(&quot;/G&quot;;[.B391];&quot;.&quot;;[.D391];&quot;.&quot;;[.F391];&quot;.&quot;;[.H391]; &quot;.&quot;;[.J391])); IF([.K391]=&quot;&quot;;&quot;&quot;;CONCATENATE(&quot;/R&quot;;[.K391])))" table:style-name="ce14">
            <text:p>C30/G1/G1.1/G1.1.1/R2</text:p>
          </table:table-cell>
          <table:table-cell office:value-type="string" table:style-name="ce14">
            <text:p>CRITERION.SELECTION.ECONOMIC_FINANCIAL_STANDING.TURNOVER.AVERAGE_YEARLY</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30/G1/G1.1/G1.1.2" table:formula="of:=CONCATENATE(IF([.A392]=&quot;&quot;;&quot;&quot;;CONCATENATE(&quot;C&quot;; [.A392]));IF([.B392]=&quot;&quot;;&quot;&quot;;CONCATENATE(&quot;/G&quot;;[.B392]));IF([.C392]=&quot;&quot;;&quot;&quot;;CONCATENATE(&quot;/R&quot;;[.C392])); IF([.D392]=&quot;&quot;;&quot;&quot;;CONCATENATE(&quot;/G&quot;;[.B392];&quot;.&quot;;[.D392])); IF([.E392]=&quot;&quot;;&quot;&quot;;CONCATENATE(&quot;/R&quot;;[.E392])); IF([.F392]=&quot;&quot;;&quot;&quot;;CONCATENATE(&quot;/G&quot;;[.B392];&quot;.&quot;;[.D392];&quot;.&quot;;[.F392])); IF([.G392]=&quot;&quot;;&quot;&quot;;CONCATENATE(&quot;/R&quot;;[.G392])); IF([.H392]=&quot;&quot;;&quot;&quot;;CONCATENATE(&quot;/G&quot;;[.B392];&quot;.&quot;;[.D392];&quot;.&quot;;[.F392];&quot;.&quot;;[.H392])); IF([.I392]=&quot;&quot;;&quot;&quot;;CONCATENATE(&quot;/R&quot;;[.I392]));IF([.J392]=&quot;&quot;;&quot;&quot;;CONCATENATE(&quot;/G&quot;;[.B392];&quot;.&quot;;[.D392];&quot;.&quot;;[.F392];&quot;.&quot;;[.H392]; &quot;.&quot;;[.J392])); IF([.K392]=&quot;&quot;;&quot;&quot;;CONCATENATE(&quot;/R&quot;;[.K392])))" table:style-name="ce14">
            <text:p>C30/G1/G1.1/G1.1.2</text:p>
          </table:table-cell>
          <table:table-cell office:value-type="string" table:style-name="ce14">
            <text:p>CRITERION.SELECTION.ECONOMIC_FINANCIAL_STANDING.TURNOVER.AVERAGE_YEARLY</text:p>
          </table:table-cell>
          <table:table-cell office:value-type="string" table:style-name="ce14">
            <text:p>c628dd27-8016-4d80-8660-7461f2e3ee0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30/G1/G1.1/G1.1.2/R1" table:formula="of:=CONCATENATE(IF([.A393]=&quot;&quot;;&quot;&quot;;CONCATENATE(&quot;C&quot;; [.A393]));IF([.B393]=&quot;&quot;;&quot;&quot;;CONCATENATE(&quot;/G&quot;;[.B393]));IF([.C393]=&quot;&quot;;&quot;&quot;;CONCATENATE(&quot;/R&quot;;[.C393])); IF([.D393]=&quot;&quot;;&quot;&quot;;CONCATENATE(&quot;/G&quot;;[.B393];&quot;.&quot;;[.D393])); IF([.E393]=&quot;&quot;;&quot;&quot;;CONCATENATE(&quot;/R&quot;;[.E393])); IF([.F393]=&quot;&quot;;&quot;&quot;;CONCATENATE(&quot;/G&quot;;[.B393];&quot;.&quot;;[.D393];&quot;.&quot;;[.F393])); IF([.G393]=&quot;&quot;;&quot;&quot;;CONCATENATE(&quot;/R&quot;;[.G393])); IF([.H393]=&quot;&quot;;&quot;&quot;;CONCATENATE(&quot;/G&quot;;[.B393];&quot;.&quot;;[.D393];&quot;.&quot;;[.F393];&quot;.&quot;;[.H393])); IF([.I393]=&quot;&quot;;&quot;&quot;;CONCATENATE(&quot;/R&quot;;[.I393]));IF([.J393]=&quot;&quot;;&quot;&quot;;CONCATENATE(&quot;/G&quot;;[.B393];&quot;.&quot;;[.D393];&quot;.&quot;;[.F393];&quot;.&quot;;[.H393]; &quot;.&quot;;[.J393])); IF([.K393]=&quot;&quot;;&quot;&quot;;CONCATENATE(&quot;/R&quot;;[.K393])))" table:style-name="ce14">
            <text:p>C30/G1/G1.1/G1.1.2/R1</text:p>
          </table:table-cell>
          <table:table-cell office:value-type="string" table:style-name="ce14">
            <text:p>CRITERION.SELECTION.ECONOMIC_FINANCIAL_STANDING.TURNOVER.AVERAGE_YEARLY</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30/G1/G1.1/G1.1.2/R2" table:formula="of:=CONCATENATE(IF([.A394]=&quot;&quot;;&quot;&quot;;CONCATENATE(&quot;C&quot;; [.A394]));IF([.B394]=&quot;&quot;;&quot;&quot;;CONCATENATE(&quot;/G&quot;;[.B394]));IF([.C394]=&quot;&quot;;&quot;&quot;;CONCATENATE(&quot;/R&quot;;[.C394])); IF([.D394]=&quot;&quot;;&quot;&quot;;CONCATENATE(&quot;/G&quot;;[.B394];&quot;.&quot;;[.D394])); IF([.E394]=&quot;&quot;;&quot;&quot;;CONCATENATE(&quot;/R&quot;;[.E394])); IF([.F394]=&quot;&quot;;&quot;&quot;;CONCATENATE(&quot;/G&quot;;[.B394];&quot;.&quot;;[.D394];&quot;.&quot;;[.F394])); IF([.G394]=&quot;&quot;;&quot;&quot;;CONCATENATE(&quot;/R&quot;;[.G394])); IF([.H394]=&quot;&quot;;&quot;&quot;;CONCATENATE(&quot;/G&quot;;[.B394];&quot;.&quot;;[.D394];&quot;.&quot;;[.F394];&quot;.&quot;;[.H394])); IF([.I394]=&quot;&quot;;&quot;&quot;;CONCATENATE(&quot;/R&quot;;[.I394]));IF([.J394]=&quot;&quot;;&quot;&quot;;CONCATENATE(&quot;/G&quot;;[.B394];&quot;.&quot;;[.D394];&quot;.&quot;;[.F394];&quot;.&quot;;[.H394]; &quot;.&quot;;[.J394])); IF([.K394]=&quot;&quot;;&quot;&quot;;CONCATENATE(&quot;/R&quot;;[.K394])))" table:style-name="ce14">
            <text:p>C30/G1/G1.1/G1.1.2/R2</text:p>
          </table:table-cell>
          <table:table-cell office:value-type="string" table:style-name="ce14">
            <text:p>CRITERION.SELECTION.ECONOMIC_FINANCIAL_STANDING.TURNOVER.AVERAGE_YEARLY</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30/G1/G1.1/G1.1.3" table:formula="of:=CONCATENATE(IF([.A395]=&quot;&quot;;&quot;&quot;;CONCATENATE(&quot;C&quot;; [.A395]));IF([.B395]=&quot;&quot;;&quot;&quot;;CONCATENATE(&quot;/G&quot;;[.B395]));IF([.C395]=&quot;&quot;;&quot;&quot;;CONCATENATE(&quot;/R&quot;;[.C395])); IF([.D395]=&quot;&quot;;&quot;&quot;;CONCATENATE(&quot;/G&quot;;[.B395];&quot;.&quot;;[.D395])); IF([.E395]=&quot;&quot;;&quot;&quot;;CONCATENATE(&quot;/R&quot;;[.E395])); IF([.F395]=&quot;&quot;;&quot;&quot;;CONCATENATE(&quot;/G&quot;;[.B395];&quot;.&quot;;[.D395];&quot;.&quot;;[.F395])); IF([.G395]=&quot;&quot;;&quot;&quot;;CONCATENATE(&quot;/R&quot;;[.G395])); IF([.H395]=&quot;&quot;;&quot;&quot;;CONCATENATE(&quot;/G&quot;;[.B395];&quot;.&quot;;[.D395];&quot;.&quot;;[.F395];&quot;.&quot;;[.H395])); IF([.I395]=&quot;&quot;;&quot;&quot;;CONCATENATE(&quot;/R&quot;;[.I395]));IF([.J395]=&quot;&quot;;&quot;&quot;;CONCATENATE(&quot;/G&quot;;[.B395];&quot;.&quot;;[.D395];&quot;.&quot;;[.F395];&quot;.&quot;;[.H395]; &quot;.&quot;;[.J395])); IF([.K395]=&quot;&quot;;&quot;&quot;;CONCATENATE(&quot;/R&quot;;[.K395])))" table:style-name="ce14">
            <text:p>C30/G1/G1.1/G1.1.3</text:p>
          </table:table-cell>
          <table:table-cell office:value-type="string" table:style-name="ce14">
            <text:p>CRITERION.SELECTION.ECONOMIC_FINANCIAL_STANDING.TURNOVER.AVERAGE_YEARLY</text:p>
          </table:table-cell>
          <table:table-cell office:value-type="string" table:style-name="ce14">
            <text:p>9dd09f9f-3326-4865-9d5a-f0836076fb19</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30/G1/G1.1/G1.1.3/R1" table:formula="of:=CONCATENATE(IF([.A396]=&quot;&quot;;&quot;&quot;;CONCATENATE(&quot;C&quot;; [.A396]));IF([.B396]=&quot;&quot;;&quot;&quot;;CONCATENATE(&quot;/G&quot;;[.B396]));IF([.C396]=&quot;&quot;;&quot;&quot;;CONCATENATE(&quot;/R&quot;;[.C396])); IF([.D396]=&quot;&quot;;&quot;&quot;;CONCATENATE(&quot;/G&quot;;[.B396];&quot;.&quot;;[.D396])); IF([.E396]=&quot;&quot;;&quot;&quot;;CONCATENATE(&quot;/R&quot;;[.E396])); IF([.F396]=&quot;&quot;;&quot;&quot;;CONCATENATE(&quot;/G&quot;;[.B396];&quot;.&quot;;[.D396];&quot;.&quot;;[.F396])); IF([.G396]=&quot;&quot;;&quot;&quot;;CONCATENATE(&quot;/R&quot;;[.G396])); IF([.H396]=&quot;&quot;;&quot;&quot;;CONCATENATE(&quot;/G&quot;;[.B396];&quot;.&quot;;[.D396];&quot;.&quot;;[.F396];&quot;.&quot;;[.H396])); IF([.I396]=&quot;&quot;;&quot;&quot;;CONCATENATE(&quot;/R&quot;;[.I396]));IF([.J396]=&quot;&quot;;&quot;&quot;;CONCATENATE(&quot;/G&quot;;[.B396];&quot;.&quot;;[.D396];&quot;.&quot;;[.F396];&quot;.&quot;;[.H396]; &quot;.&quot;;[.J396])); IF([.K396]=&quot;&quot;;&quot;&quot;;CONCATENATE(&quot;/R&quot;;[.K396])))" table:style-name="ce14">
            <text:p>C30/G1/G1.1/G1.1.3/R1</text:p>
          </table:table-cell>
          <table:table-cell office:value-type="string" table:style-name="ce14">
            <text:p>CRITERION.SELECTION.ECONOMIC_FINANCIAL_STANDING.TURNOVER.AVERAGE_YEARLY</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30/G1/G1.1/G1.1.3/R2" table:formula="of:=CONCATENATE(IF([.A397]=&quot;&quot;;&quot;&quot;;CONCATENATE(&quot;C&quot;; [.A397]));IF([.B397]=&quot;&quot;;&quot;&quot;;CONCATENATE(&quot;/G&quot;;[.B397]));IF([.C397]=&quot;&quot;;&quot;&quot;;CONCATENATE(&quot;/R&quot;;[.C397])); IF([.D397]=&quot;&quot;;&quot;&quot;;CONCATENATE(&quot;/G&quot;;[.B397];&quot;.&quot;;[.D397])); IF([.E397]=&quot;&quot;;&quot;&quot;;CONCATENATE(&quot;/R&quot;;[.E397])); IF([.F397]=&quot;&quot;;&quot;&quot;;CONCATENATE(&quot;/G&quot;;[.B397];&quot;.&quot;;[.D397];&quot;.&quot;;[.F397])); IF([.G397]=&quot;&quot;;&quot;&quot;;CONCATENATE(&quot;/R&quot;;[.G397])); IF([.H397]=&quot;&quot;;&quot;&quot;;CONCATENATE(&quot;/G&quot;;[.B397];&quot;.&quot;;[.D397];&quot;.&quot;;[.F397];&quot;.&quot;;[.H397])); IF([.I397]=&quot;&quot;;&quot;&quot;;CONCATENATE(&quot;/R&quot;;[.I397]));IF([.J397]=&quot;&quot;;&quot;&quot;;CONCATENATE(&quot;/G&quot;;[.B397];&quot;.&quot;;[.D397];&quot;.&quot;;[.F397];&quot;.&quot;;[.H397]; &quot;.&quot;;[.J397])); IF([.K397]=&quot;&quot;;&quot;&quot;;CONCATENATE(&quot;/R&quot;;[.K397])))" table:style-name="ce14">
            <text:p>C30/G1/G1.1/G1.1.3/R2</text:p>
          </table:table-cell>
          <table:table-cell office:value-type="string" table:style-name="ce14">
            <text:p>CRITERION.SELECTION.ECONOMIC_FINANCIAL_STANDING.TURNOVER.AVERAGE_YEARLY</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30/G1/G1.1/G1.1.4" table:formula="of:=CONCATENATE(IF([.A398]=&quot;&quot;;&quot;&quot;;CONCATENATE(&quot;C&quot;; [.A398]));IF([.B398]=&quot;&quot;;&quot;&quot;;CONCATENATE(&quot;/G&quot;;[.B398]));IF([.C398]=&quot;&quot;;&quot;&quot;;CONCATENATE(&quot;/R&quot;;[.C398])); IF([.D398]=&quot;&quot;;&quot;&quot;;CONCATENATE(&quot;/G&quot;;[.B398];&quot;.&quot;;[.D398])); IF([.E398]=&quot;&quot;;&quot;&quot;;CONCATENATE(&quot;/R&quot;;[.E398])); IF([.F398]=&quot;&quot;;&quot;&quot;;CONCATENATE(&quot;/G&quot;;[.B398];&quot;.&quot;;[.D398];&quot;.&quot;;[.F398])); IF([.G398]=&quot;&quot;;&quot;&quot;;CONCATENATE(&quot;/R&quot;;[.G398])); IF([.H398]=&quot;&quot;;&quot;&quot;;CONCATENATE(&quot;/G&quot;;[.B398];&quot;.&quot;;[.D398];&quot;.&quot;;[.F398];&quot;.&quot;;[.H398])); IF([.I398]=&quot;&quot;;&quot;&quot;;CONCATENATE(&quot;/R&quot;;[.I398]));IF([.J398]=&quot;&quot;;&quot;&quot;;CONCATENATE(&quot;/G&quot;;[.B398];&quot;.&quot;;[.D398];&quot;.&quot;;[.F398];&quot;.&quot;;[.H398]; &quot;.&quot;;[.J398])); IF([.K398]=&quot;&quot;;&quot;&quot;;CONCATENATE(&quot;/R&quot;;[.K398])))" table:style-name="ce14">
            <text:p>C30/G1/G1.1/G1.1.4</text:p>
          </table:table-cell>
          <table:table-cell office:value-type="string" table:style-name="ce14">
            <text:p>CRITERION.SELECTION.ECONOMIC_FINANCIAL_STANDING.TURNOVER.AVERAGE_YEARLY</text:p>
          </table:table-cell>
          <table:table-cell office:value-type="string" table:style-name="ce14">
            <text:p>962011c9-9e2e-4e7b-818e-30e8506e874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30/G1/G1.1/G1.1.4/R1" table:formula="of:=CONCATENATE(IF([.A399]=&quot;&quot;;&quot;&quot;;CONCATENATE(&quot;C&quot;; [.A399]));IF([.B399]=&quot;&quot;;&quot;&quot;;CONCATENATE(&quot;/G&quot;;[.B399]));IF([.C399]=&quot;&quot;;&quot;&quot;;CONCATENATE(&quot;/R&quot;;[.C399])); IF([.D399]=&quot;&quot;;&quot;&quot;;CONCATENATE(&quot;/G&quot;;[.B399];&quot;.&quot;;[.D399])); IF([.E399]=&quot;&quot;;&quot;&quot;;CONCATENATE(&quot;/R&quot;;[.E399])); IF([.F399]=&quot;&quot;;&quot;&quot;;CONCATENATE(&quot;/G&quot;;[.B399];&quot;.&quot;;[.D399];&quot;.&quot;;[.F399])); IF([.G399]=&quot;&quot;;&quot;&quot;;CONCATENATE(&quot;/R&quot;;[.G399])); IF([.H399]=&quot;&quot;;&quot;&quot;;CONCATENATE(&quot;/G&quot;;[.B399];&quot;.&quot;;[.D399];&quot;.&quot;;[.F399];&quot;.&quot;;[.H399])); IF([.I399]=&quot;&quot;;&quot;&quot;;CONCATENATE(&quot;/R&quot;;[.I399]));IF([.J399]=&quot;&quot;;&quot;&quot;;CONCATENATE(&quot;/G&quot;;[.B399];&quot;.&quot;;[.D399];&quot;.&quot;;[.F399];&quot;.&quot;;[.H399]; &quot;.&quot;;[.J399])); IF([.K399]=&quot;&quot;;&quot;&quot;;CONCATENATE(&quot;/R&quot;;[.K399])))" table:style-name="ce14">
            <text:p>C30/G1/G1.1/G1.1.4/R1</text:p>
          </table:table-cell>
          <table:table-cell office:value-type="string" table:style-name="ce14">
            <text:p>CRITERION.SELECTION.ECONOMIC_FINANCIAL_STANDING.TURNOVER.AVERAGE_YEARLY</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30/G1/G1.1/G1.1.4/R2" table:formula="of:=CONCATENATE(IF([.A400]=&quot;&quot;;&quot;&quot;;CONCATENATE(&quot;C&quot;; [.A400]));IF([.B400]=&quot;&quot;;&quot;&quot;;CONCATENATE(&quot;/G&quot;;[.B400]));IF([.C400]=&quot;&quot;;&quot;&quot;;CONCATENATE(&quot;/R&quot;;[.C400])); IF([.D400]=&quot;&quot;;&quot;&quot;;CONCATENATE(&quot;/G&quot;;[.B400];&quot;.&quot;;[.D400])); IF([.E400]=&quot;&quot;;&quot;&quot;;CONCATENATE(&quot;/R&quot;;[.E400])); IF([.F400]=&quot;&quot;;&quot;&quot;;CONCATENATE(&quot;/G&quot;;[.B400];&quot;.&quot;;[.D400];&quot;.&quot;;[.F400])); IF([.G400]=&quot;&quot;;&quot;&quot;;CONCATENATE(&quot;/R&quot;;[.G400])); IF([.H400]=&quot;&quot;;&quot;&quot;;CONCATENATE(&quot;/G&quot;;[.B400];&quot;.&quot;;[.D400];&quot;.&quot;;[.F400];&quot;.&quot;;[.H400])); IF([.I400]=&quot;&quot;;&quot;&quot;;CONCATENATE(&quot;/R&quot;;[.I400]));IF([.J400]=&quot;&quot;;&quot;&quot;;CONCATENATE(&quot;/G&quot;;[.B400];&quot;.&quot;;[.D400];&quot;.&quot;;[.F400];&quot;.&quot;;[.H400]; &quot;.&quot;;[.J400])); IF([.K400]=&quot;&quot;;&quot;&quot;;CONCATENATE(&quot;/R&quot;;[.K400])))" table:style-name="ce14">
            <text:p>C30/G1/G1.1/G1.1.4/R2</text:p>
          </table:table-cell>
          <table:table-cell office:value-type="string" table:style-name="ce14">
            <text:p>CRITERION.SELECTION.ECONOMIC_FINANCIAL_STANDING.TURNOVER.AVERAGE_YEARLY</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30/G1/G1.1/G1.1.5" table:formula="of:=CONCATENATE(IF([.A401]=&quot;&quot;;&quot;&quot;;CONCATENATE(&quot;C&quot;; [.A401]));IF([.B401]=&quot;&quot;;&quot;&quot;;CONCATENATE(&quot;/G&quot;;[.B401]));IF([.C401]=&quot;&quot;;&quot;&quot;;CONCATENATE(&quot;/R&quot;;[.C401])); IF([.D401]=&quot;&quot;;&quot;&quot;;CONCATENATE(&quot;/G&quot;;[.B401];&quot;.&quot;;[.D401])); IF([.E401]=&quot;&quot;;&quot;&quot;;CONCATENATE(&quot;/R&quot;;[.E401])); IF([.F401]=&quot;&quot;;&quot;&quot;;CONCATENATE(&quot;/G&quot;;[.B401];&quot;.&quot;;[.D401];&quot;.&quot;;[.F401])); IF([.G401]=&quot;&quot;;&quot;&quot;;CONCATENATE(&quot;/R&quot;;[.G401])); IF([.H401]=&quot;&quot;;&quot;&quot;;CONCATENATE(&quot;/G&quot;;[.B401];&quot;.&quot;;[.D401];&quot;.&quot;;[.F401];&quot;.&quot;;[.H401])); IF([.I401]=&quot;&quot;;&quot;&quot;;CONCATENATE(&quot;/R&quot;;[.I401]));IF([.J401]=&quot;&quot;;&quot;&quot;;CONCATENATE(&quot;/G&quot;;[.B401];&quot;.&quot;;[.D401];&quot;.&quot;;[.F401];&quot;.&quot;;[.H401]; &quot;.&quot;;[.J401])); IF([.K401]=&quot;&quot;;&quot;&quot;;CONCATENATE(&quot;/R&quot;;[.K401])))" table:style-name="ce14">
            <text:p>C30/G1/G1.1/G1.1.5</text:p>
          </table:table-cell>
          <table:table-cell office:value-type="string" table:style-name="ce14">
            <text:p>CRITERION.SELECTION.ECONOMIC_FINANCIAL_STANDING.TURNOVER.AVERAGE_YEARLY</text:p>
          </table:table-cell>
          <table:table-cell office:value-type="string" table:style-name="ce14">
            <text:p>343795e2-98e9-4cc9-8ef2-8817cec8f49a</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30/G1/G1.1/G1.1.5/R1" table:formula="of:=CONCATENATE(IF([.A402]=&quot;&quot;;&quot;&quot;;CONCATENATE(&quot;C&quot;; [.A402]));IF([.B402]=&quot;&quot;;&quot;&quot;;CONCATENATE(&quot;/G&quot;;[.B402]));IF([.C402]=&quot;&quot;;&quot;&quot;;CONCATENATE(&quot;/R&quot;;[.C402])); IF([.D402]=&quot;&quot;;&quot;&quot;;CONCATENATE(&quot;/G&quot;;[.B402];&quot;.&quot;;[.D402])); IF([.E402]=&quot;&quot;;&quot;&quot;;CONCATENATE(&quot;/R&quot;;[.E402])); IF([.F402]=&quot;&quot;;&quot;&quot;;CONCATENATE(&quot;/G&quot;;[.B402];&quot;.&quot;;[.D402];&quot;.&quot;;[.F402])); IF([.G402]=&quot;&quot;;&quot;&quot;;CONCATENATE(&quot;/R&quot;;[.G402])); IF([.H402]=&quot;&quot;;&quot;&quot;;CONCATENATE(&quot;/G&quot;;[.B402];&quot;.&quot;;[.D402];&quot;.&quot;;[.F402];&quot;.&quot;;[.H402])); IF([.I402]=&quot;&quot;;&quot;&quot;;CONCATENATE(&quot;/R&quot;;[.I402]));IF([.J402]=&quot;&quot;;&quot;&quot;;CONCATENATE(&quot;/G&quot;;[.B402];&quot;.&quot;;[.D402];&quot;.&quot;;[.F402];&quot;.&quot;;[.H402]; &quot;.&quot;;[.J402])); IF([.K402]=&quot;&quot;;&quot;&quot;;CONCATENATE(&quot;/R&quot;;[.K402])))" table:style-name="ce14">
            <text:p>C30/G1/G1.1/G1.1.5/R1</text:p>
          </table:table-cell>
          <table:table-cell office:value-type="string" table:style-name="ce14">
            <text:p>CRITERION.SELECTION.ECONOMIC_FINANCIAL_STANDING.TURNOVER.AVERAGE_YEARLY</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30/G1/G1.1/G1.1.5/R2" table:formula="of:=CONCATENATE(IF([.A403]=&quot;&quot;;&quot;&quot;;CONCATENATE(&quot;C&quot;; [.A403]));IF([.B403]=&quot;&quot;;&quot;&quot;;CONCATENATE(&quot;/G&quot;;[.B403]));IF([.C403]=&quot;&quot;;&quot;&quot;;CONCATENATE(&quot;/R&quot;;[.C403])); IF([.D403]=&quot;&quot;;&quot;&quot;;CONCATENATE(&quot;/G&quot;;[.B403];&quot;.&quot;;[.D403])); IF([.E403]=&quot;&quot;;&quot;&quot;;CONCATENATE(&quot;/R&quot;;[.E403])); IF([.F403]=&quot;&quot;;&quot;&quot;;CONCATENATE(&quot;/G&quot;;[.B403];&quot;.&quot;;[.D403];&quot;.&quot;;[.F403])); IF([.G403]=&quot;&quot;;&quot;&quot;;CONCATENATE(&quot;/R&quot;;[.G403])); IF([.H403]=&quot;&quot;;&quot;&quot;;CONCATENATE(&quot;/G&quot;;[.B403];&quot;.&quot;;[.D403];&quot;.&quot;;[.F403];&quot;.&quot;;[.H403])); IF([.I403]=&quot;&quot;;&quot;&quot;;CONCATENATE(&quot;/R&quot;;[.I403]));IF([.J403]=&quot;&quot;;&quot;&quot;;CONCATENATE(&quot;/G&quot;;[.B403];&quot;.&quot;;[.D403];&quot;.&quot;;[.F403];&quot;.&quot;;[.H403]; &quot;.&quot;;[.J403])); IF([.K403]=&quot;&quot;;&quot;&quot;;CONCATENATE(&quot;/R&quot;;[.K403])))" table:style-name="ce14">
            <text:p>C30/G1/G1.1/G1.1.5/R2</text:p>
          </table:table-cell>
          <table:table-cell office:value-type="string" table:style-name="ce14">
            <text:p>CRITERION.SELECTION.ECONOMIC_FINANCIAL_STANDING.TURNOVER.AVERAGE_YEARLY</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1">
            <text:p>30</text:p>
          </table:table-cell>
          <table:table-cell office:value-type="float" office:value="2" table:style-name="ce1">
            <text:p>2</text:p>
          </table:table-cell>
          <table:table-cell table:number-columns-repeated="9" table:style-name="ce1"/>
          <table:table-cell office:value-type="string" office:string-value="C30/G2" table:formula="of:=CONCATENATE(IF([.A404]=&quot;&quot;;&quot;&quot;;CONCATENATE(&quot;C&quot;; [.A404]));IF([.B404]=&quot;&quot;;&quot;&quot;;CONCATENATE(&quot;/G&quot;;[.B404]));IF([.C404]=&quot;&quot;;&quot;&quot;;CONCATENATE(&quot;/R&quot;;[.C404])); IF([.D404]=&quot;&quot;;&quot;&quot;;CONCATENATE(&quot;/G&quot;;[.B404];&quot;.&quot;;[.D404])); IF([.E404]=&quot;&quot;;&quot;&quot;;CONCATENATE(&quot;/R&quot;;[.E404])); IF([.F404]=&quot;&quot;;&quot;&quot;;CONCATENATE(&quot;/G&quot;;[.B404];&quot;.&quot;;[.D404];&quot;.&quot;;[.F404])); IF([.G404]=&quot;&quot;;&quot;&quot;;CONCATENATE(&quot;/R&quot;;[.G404])); IF([.H404]=&quot;&quot;;&quot;&quot;;CONCATENATE(&quot;/G&quot;;[.B404];&quot;.&quot;;[.D404];&quot;.&quot;;[.F404];&quot;.&quot;;[.H404])); IF([.I404]=&quot;&quot;;&quot;&quot;;CONCATENATE(&quot;/R&quot;;[.I404]));IF([.J404]=&quot;&quot;;&quot;&quot;;CONCATENATE(&quot;/G&quot;;[.B404];&quot;.&quot;;[.D404];&quot;.&quot;;[.F404];&quot;.&quot;;[.H404]; &quot;.&quot;;[.J404])); IF([.K404]=&quot;&quot;;&quot;&quot;;CONCATENATE(&quot;/R&quot;;[.K404])))" table:style-name="ce1">
            <text:p>C30/G2</text:p>
          </table:table-cell>
          <table:table-cell office:value-type="string" table:style-name="ce1">
            <text:p>CRITERION.SELECTION.ECONOMIC_FINANCIAL_STANDING.TURNOVER.AVERAGE_YEARL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0/G2/R1" table:formula="of:=CONCATENATE(IF([.A405]=&quot;&quot;;&quot;&quot;;CONCATENATE(&quot;C&quot;; [.A405]));IF([.B405]=&quot;&quot;;&quot;&quot;;CONCATENATE(&quot;/G&quot;;[.B405]));IF([.C405]=&quot;&quot;;&quot;&quot;;CONCATENATE(&quot;/R&quot;;[.C405])); IF([.D405]=&quot;&quot;;&quot;&quot;;CONCATENATE(&quot;/G&quot;;[.B405];&quot;.&quot;;[.D405])); IF([.E405]=&quot;&quot;;&quot;&quot;;CONCATENATE(&quot;/R&quot;;[.E405])); IF([.F405]=&quot;&quot;;&quot;&quot;;CONCATENATE(&quot;/G&quot;;[.B405];&quot;.&quot;;[.D405];&quot;.&quot;;[.F405])); IF([.G405]=&quot;&quot;;&quot;&quot;;CONCATENATE(&quot;/R&quot;;[.G405])); IF([.H405]=&quot;&quot;;&quot;&quot;;CONCATENATE(&quot;/G&quot;;[.B405];&quot;.&quot;;[.D405];&quot;.&quot;;[.F405];&quot;.&quot;;[.H405])); IF([.I405]=&quot;&quot;;&quot;&quot;;CONCATENATE(&quot;/R&quot;;[.I405]));IF([.J405]=&quot;&quot;;&quot;&quot;;CONCATENATE(&quot;/G&quot;;[.B405];&quot;.&quot;;[.D405];&quot;.&quot;;[.F405];&quot;.&quot;;[.H405]; &quot;.&quot;;[.J405])); IF([.K405]=&quot;&quot;;&quot;&quot;;CONCATENATE(&quot;/R&quot;;[.K405])))" table:style-name="ce1">
            <text:p>C30/G2/R1</text:p>
          </table:table-cell>
          <table:table-cell office:value-type="string" table:style-name="ce1">
            <text:p>CRITERION.SELECTION.ECONOMIC_FINANCIAL_STANDING.TURNOVER.AVERAGE_YEARLY</text:p>
          </table:table-cell>
          <table:table-cell office:value-type="string" table:style-name="ce1">
            <text:p>c1347b74-1872-4060-a6db-f4044edcd7c4</text:p>
          </table:table-cell>
          <table:table-cell office:value-type="string" table:style-name="ce1">
            <text:p>Is this information available electronically?</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0/G2/G2.1" table:formula="of:=CONCATENATE(IF([.A406]=&quot;&quot;;&quot;&quot;;CONCATENATE(&quot;C&quot;; [.A406]));IF([.B406]=&quot;&quot;;&quot;&quot;;CONCATENATE(&quot;/G&quot;;[.B406]));IF([.C406]=&quot;&quot;;&quot;&quot;;CONCATENATE(&quot;/R&quot;;[.C406])); IF([.D406]=&quot;&quot;;&quot;&quot;;CONCATENATE(&quot;/G&quot;;[.B406];&quot;.&quot;;[.D406])); IF([.E406]=&quot;&quot;;&quot;&quot;;CONCATENATE(&quot;/R&quot;;[.E406])); IF([.F406]=&quot;&quot;;&quot;&quot;;CONCATENATE(&quot;/G&quot;;[.B406];&quot;.&quot;;[.D406];&quot;.&quot;;[.F406])); IF([.G406]=&quot;&quot;;&quot;&quot;;CONCATENATE(&quot;/R&quot;;[.G406])); IF([.H406]=&quot;&quot;;&quot;&quot;;CONCATENATE(&quot;/G&quot;;[.B406];&quot;.&quot;;[.D406];&quot;.&quot;;[.F406];&quot;.&quot;;[.H406])); IF([.I406]=&quot;&quot;;&quot;&quot;;CONCATENATE(&quot;/R&quot;;[.I406]));IF([.J406]=&quot;&quot;;&quot;&quot;;CONCATENATE(&quot;/G&quot;;[.B406];&quot;.&quot;;[.D406];&quot;.&quot;;[.F406];&quot;.&quot;;[.H406]; &quot;.&quot;;[.J406])); IF([.K406]=&quot;&quot;;&quot;&quot;;CONCATENATE(&quot;/R&quot;;[.K406])))" table:style-name="ce1">
            <text:p>C30/G2/G2.1</text:p>
          </table:table-cell>
          <table:table-cell office:value-type="string" table:style-name="ce1">
            <text:p>CRITERION.SELECTION.ECONOMIC_FINANCIAL_STANDING.TURNOVER.AVERAGE_YEARLY</text:p>
          </table:table-cell>
          <table:table-cell office:value-type="string" table:style-name="ce1">
            <text:p>41dd2e9b-1bfd-44c7-93ee-56bd74a4334b</text:p>
          </table:table-cell>
          <table:table-cell table:number-columns-repeated="2" table:style-name="ce1"/>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0/G2/G2.1/R1" table:formula="of:=CONCATENATE(IF([.A407]=&quot;&quot;;&quot;&quot;;CONCATENATE(&quot;C&quot;; [.A407]));IF([.B407]=&quot;&quot;;&quot;&quot;;CONCATENATE(&quot;/G&quot;;[.B407]));IF([.C407]=&quot;&quot;;&quot;&quot;;CONCATENATE(&quot;/R&quot;;[.C407])); IF([.D407]=&quot;&quot;;&quot;&quot;;CONCATENATE(&quot;/G&quot;;[.B407];&quot;.&quot;;[.D407])); IF([.E407]=&quot;&quot;;&quot;&quot;;CONCATENATE(&quot;/R&quot;;[.E407])); IF([.F407]=&quot;&quot;;&quot;&quot;;CONCATENATE(&quot;/G&quot;;[.B407];&quot;.&quot;;[.D407];&quot;.&quot;;[.F407])); IF([.G407]=&quot;&quot;;&quot;&quot;;CONCATENATE(&quot;/R&quot;;[.G407])); IF([.H407]=&quot;&quot;;&quot;&quot;;CONCATENATE(&quot;/G&quot;;[.B407];&quot;.&quot;;[.D407];&quot;.&quot;;[.F407];&quot;.&quot;;[.H407])); IF([.I407]=&quot;&quot;;&quot;&quot;;CONCATENATE(&quot;/R&quot;;[.I407]));IF([.J407]=&quot;&quot;;&quot;&quot;;CONCATENATE(&quot;/G&quot;;[.B407];&quot;.&quot;;[.D407];&quot;.&quot;;[.F407];&quot;.&quot;;[.H407]; &quot;.&quot;;[.J407])); IF([.K407]=&quot;&quot;;&quot;&quot;;CONCATENATE(&quot;/R&quot;;[.K407])))" table:style-name="ce1">
            <text:p>C30/G2/G2.1/R1</text:p>
          </table:table-cell>
          <table:table-cell office:value-type="string" table:style-name="ce1">
            <text:p>CRITERION.SELECTION.ECONOMIC_FINANCIAL_STANDING.TURNOVER.AVERAGE_YEARL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0/G2/G2.1/R2" table:formula="of:=CONCATENATE(IF([.A408]=&quot;&quot;;&quot;&quot;;CONCATENATE(&quot;C&quot;; [.A408]));IF([.B408]=&quot;&quot;;&quot;&quot;;CONCATENATE(&quot;/G&quot;;[.B408]));IF([.C408]=&quot;&quot;;&quot;&quot;;CONCATENATE(&quot;/R&quot;;[.C408])); IF([.D408]=&quot;&quot;;&quot;&quot;;CONCATENATE(&quot;/G&quot;;[.B408];&quot;.&quot;;[.D408])); IF([.E408]=&quot;&quot;;&quot;&quot;;CONCATENATE(&quot;/R&quot;;[.E408])); IF([.F408]=&quot;&quot;;&quot;&quot;;CONCATENATE(&quot;/G&quot;;[.B408];&quot;.&quot;;[.D408];&quot;.&quot;;[.F408])); IF([.G408]=&quot;&quot;;&quot;&quot;;CONCATENATE(&quot;/R&quot;;[.G408])); IF([.H408]=&quot;&quot;;&quot;&quot;;CONCATENATE(&quot;/G&quot;;[.B408];&quot;.&quot;;[.D408];&quot;.&quot;;[.F408];&quot;.&quot;;[.H408])); IF([.I408]=&quot;&quot;;&quot;&quot;;CONCATENATE(&quot;/R&quot;;[.I408]));IF([.J408]=&quot;&quot;;&quot;&quot;;CONCATENATE(&quot;/G&quot;;[.B408];&quot;.&quot;;[.D408];&quot;.&quot;;[.F408];&quot;.&quot;;[.H408]; &quot;.&quot;;[.J408])); IF([.K408]=&quot;&quot;;&quot;&quot;;CONCATENATE(&quot;/R&quot;;[.K408])))" table:style-name="ce1">
            <text:p>C30/G2/G2.1/R2</text:p>
          </table:table-cell>
          <table:table-cell office:value-type="string" table:style-name="ce1">
            <text:p>CRITERION.SELECTION.ECONOMIC_FINANCIAL_STANDING.TURNOVER.AVERAGE_YEARL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0" table:style-name="ce8">
            <text:p>30</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0/G2/G2.1/R3" table:formula="of:=CONCATENATE(IF([.A409]=&quot;&quot;;&quot;&quot;;CONCATENATE(&quot;C&quot;; [.A409]));IF([.B409]=&quot;&quot;;&quot;&quot;;CONCATENATE(&quot;/G&quot;;[.B409]));IF([.C409]=&quot;&quot;;&quot;&quot;;CONCATENATE(&quot;/R&quot;;[.C409])); IF([.D409]=&quot;&quot;;&quot;&quot;;CONCATENATE(&quot;/G&quot;;[.B409];&quot;.&quot;;[.D409])); IF([.E409]=&quot;&quot;;&quot;&quot;;CONCATENATE(&quot;/R&quot;;[.E409])); IF([.F409]=&quot;&quot;;&quot;&quot;;CONCATENATE(&quot;/G&quot;;[.B409];&quot;.&quot;;[.D409];&quot;.&quot;;[.F409])); IF([.G409]=&quot;&quot;;&quot;&quot;;CONCATENATE(&quot;/R&quot;;[.G409])); IF([.H409]=&quot;&quot;;&quot;&quot;;CONCATENATE(&quot;/G&quot;;[.B409];&quot;.&quot;;[.D409];&quot;.&quot;;[.F409];&quot;.&quot;;[.H409])); IF([.I409]=&quot;&quot;;&quot;&quot;;CONCATENATE(&quot;/R&quot;;[.I409]));IF([.J409]=&quot;&quot;;&quot;&quot;;CONCATENATE(&quot;/G&quot;;[.B409];&quot;.&quot;;[.D409];&quot;.&quot;;[.F409];&quot;.&quot;;[.H409]; &quot;.&quot;;[.J409])); IF([.K409]=&quot;&quot;;&quot;&quot;;CONCATENATE(&quot;/R&quot;;[.K409])))" table:style-name="ce7">
            <text:p>C30/G2/G2.1/R3</text:p>
          </table:table-cell>
          <table:table-cell office:value-type="string" table:style-name="ce7">
            <text:p>CRITERION.SELECTION.ECONOMIC_FINANCIAL_STANDING.TURNOVER.AVERAGE_YEARL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1" table:style-name="ce9">
            <text:p>31</text:p>
          </table:table-cell>
          <table:table-cell table:number-columns-repeated="10" table:style-name="ce9"/>
          <table:table-cell office:value-type="string" office:string-value="C31" table:formula="of:=CONCATENATE(IF([.A410]=&quot;&quot;;&quot;&quot;;CONCATENATE(&quot;C&quot;; [.A410]));IF([.B410]=&quot;&quot;;&quot;&quot;;CONCATENATE(&quot;/G&quot;;[.B410]));IF([.C410]=&quot;&quot;;&quot;&quot;;CONCATENATE(&quot;/R&quot;;[.C410])); IF([.D410]=&quot;&quot;;&quot;&quot;;CONCATENATE(&quot;/G&quot;;[.B410];&quot;.&quot;;[.D410])); IF([.E410]=&quot;&quot;;&quot;&quot;;CONCATENATE(&quot;/R&quot;;[.E410])); IF([.F410]=&quot;&quot;;&quot;&quot;;CONCATENATE(&quot;/G&quot;;[.B410];&quot;.&quot;;[.D410];&quot;.&quot;;[.F410])); IF([.G410]=&quot;&quot;;&quot;&quot;;CONCATENATE(&quot;/R&quot;;[.G410])); IF([.H410]=&quot;&quot;;&quot;&quot;;CONCATENATE(&quot;/G&quot;;[.B410];&quot;.&quot;;[.D410];&quot;.&quot;;[.F410];&quot;.&quot;;[.H410])); IF([.I410]=&quot;&quot;;&quot;&quot;;CONCATENATE(&quot;/R&quot;;[.I410]));IF([.J410]=&quot;&quot;;&quot;&quot;;CONCATENATE(&quot;/G&quot;;[.B410];&quot;.&quot;;[.D410];&quot;.&quot;;[.F410];&quot;.&quot;;[.H410]; &quot;.&quot;;[.J410])); IF([.K410]=&quot;&quot;;&quot;&quot;;CONCATENATE(&quot;/R&quot;;[.K410])))" table:style-name="ce9">
            <text:p>C31</text:p>
          </table:table-cell>
          <table:table-cell office:value-type="string" table:style-name="ce9">
            <text:p>CRITERION.SELECTION.ECONOMIC_FINANCIAL_STANDING.TURNOVER.SPECIFIC_AVERAGE</text:p>
          </table:table-cell>
          <table:table-cell office:value-type="string" table:style-name="ce9">
            <text:p>d3dfb714-f558-4512-bbc5-e456fa2339de</text:p>
          </table:table-cell>
          <table:table-cell office:value-type="string" table:style-name="ce9">
            <text:p>Its specific average yearly turnover in the business area covered by the contract for the number of years required in the relevant notice, the procurement documents or the ESPD is as follows:</text:p>
          </table:table-cell>
          <table:table-cell table:style-name="ce9"/>
          <table:table-cell table:style-name="ce10"/>
          <table:table-cell table:number-columns-repeated="16367" table:style-name="ce9"/>
        </table:table-row>
        <table:table-row table:style-name="ro1">
          <table:table-cell office:value-type="float" office:value="31" table:style-name="ce11">
            <text:p>31</text:p>
          </table:table-cell>
          <table:table-cell office:value-type="float" office:value="1" table:style-name="ce1">
            <text:p>1</text:p>
          </table:table-cell>
          <table:table-cell table:number-columns-repeated="9" table:style-name="ce1"/>
          <table:table-cell office:value-type="string" office:string-value="C31/G1" table:formula="of:=CONCATENATE(IF([.A411]=&quot;&quot;;&quot;&quot;;CONCATENATE(&quot;C&quot;; [.A411]));IF([.B411]=&quot;&quot;;&quot;&quot;;CONCATENATE(&quot;/G&quot;;[.B411]));IF([.C411]=&quot;&quot;;&quot;&quot;;CONCATENATE(&quot;/R&quot;;[.C411])); IF([.D411]=&quot;&quot;;&quot;&quot;;CONCATENATE(&quot;/G&quot;;[.B411];&quot;.&quot;;[.D411])); IF([.E411]=&quot;&quot;;&quot;&quot;;CONCATENATE(&quot;/R&quot;;[.E411])); IF([.F411]=&quot;&quot;;&quot;&quot;;CONCATENATE(&quot;/G&quot;;[.B411];&quot;.&quot;;[.D411];&quot;.&quot;;[.F411])); IF([.G411]=&quot;&quot;;&quot;&quot;;CONCATENATE(&quot;/R&quot;;[.G411])); IF([.H411]=&quot;&quot;;&quot;&quot;;CONCATENATE(&quot;/G&quot;;[.B411];&quot;.&quot;;[.D411];&quot;.&quot;;[.F411];&quot;.&quot;;[.H411])); IF([.I411]=&quot;&quot;;&quot;&quot;;CONCATENATE(&quot;/R&quot;;[.I411]));IF([.J411]=&quot;&quot;;&quot;&quot;;CONCATENATE(&quot;/G&quot;;[.B411];&quot;.&quot;;[.D411];&quot;.&quot;;[.F411];&quot;.&quot;;[.H411]; &quot;.&quot;;[.J411])); IF([.K411]=&quot;&quot;;&quot;&quot;;CONCATENATE(&quot;/R&quot;;[.K411])))" table:style-name="ce1">
            <text:p>C31/G1</text:p>
          </table:table-cell>
          <table:table-cell office:value-type="string" table:style-name="ce1">
            <text:p>CRITERION.SELECTION.ECONOMIC_FINANCIAL_STANDING.TURNOVER.SPECIFIC_AVERAGE</text:p>
          </table:table-cell>
          <table:table-cell office:value-type="string" table:style-name="ce1">
            <text:p>e1886054-ada4-473c-9afc-2fde82c24cf4</text:p>
          </table:table-cell>
          <table:table-cell table:number-columns-repeated="2" table:style-name="ce1"/>
          <table:table-cell table:style-name="ce7"/>
          <table:table-cell table:number-columns-repeated="16367"/>
        </table:table-row>
        <table:table-row table:style-name="ro1">
          <table:table-cell office:value-type="float" office:value="31" table:style-name="ce13">
            <text:p>31</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1/G1/R1" table:formula="of:=CONCATENATE(IF([.A412]=&quot;&quot;;&quot;&quot;;CONCATENATE(&quot;C&quot;; [.A412]));IF([.B412]=&quot;&quot;;&quot;&quot;;CONCATENATE(&quot;/G&quot;;[.B412]));IF([.C412]=&quot;&quot;;&quot;&quot;;CONCATENATE(&quot;/R&quot;;[.C412])); IF([.D412]=&quot;&quot;;&quot;&quot;;CONCATENATE(&quot;/G&quot;;[.B412];&quot;.&quot;;[.D412])); IF([.E412]=&quot;&quot;;&quot;&quot;;CONCATENATE(&quot;/R&quot;;[.E412])); IF([.F412]=&quot;&quot;;&quot;&quot;;CONCATENATE(&quot;/G&quot;;[.B412];&quot;.&quot;;[.D412];&quot;.&quot;;[.F412])); IF([.G412]=&quot;&quot;;&quot;&quot;;CONCATENATE(&quot;/R&quot;;[.G412])); IF([.H412]=&quot;&quot;;&quot;&quot;;CONCATENATE(&quot;/G&quot;;[.B412];&quot;.&quot;;[.D412];&quot;.&quot;;[.F412];&quot;.&quot;;[.H412])); IF([.I412]=&quot;&quot;;&quot;&quot;;CONCATENATE(&quot;/R&quot;;[.I412]));IF([.J412]=&quot;&quot;;&quot;&quot;;CONCATENATE(&quot;/G&quot;;[.B412];&quot;.&quot;;[.D412];&quot;.&quot;;[.F412];&quot;.&quot;;[.H412]; &quot;.&quot;;[.J412])); IF([.K412]=&quot;&quot;;&quot;&quot;;CONCATENATE(&quot;/R&quot;;[.K412])))" table:style-name="ce14">
            <text:p>C31/G1/R1</text:p>
          </table:table-cell>
          <table:table-cell office:value-type="string" table:style-name="ce14">
            <text:p>CRITERION.SELECTION.ECONOMIC_FINANCIAL_STANDING.TURNOVER.SPECIFIC_AVERAGE</text:p>
          </table:table-cell>
          <table:table-cell office:value-type="string" table:style-name="ce14">
            <text:p>15335c12-ad77-4728-b5ad-3c06a60d65a4</text:p>
          </table:table-cell>
          <table:table-cell office:value-type="string" table:style-name="ce14">
            <text:p>Your answer?</text:p>
          </table:table-cell>
          <table:table-cell office:value-type="string" table:style-name="ce14">
            <text:p>GROUP_FULFILLED.ON_TRUE</text:p>
          </table:table-cell>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31/G1/G1.1" table:formula="of:=CONCATENATE(IF([.A413]=&quot;&quot;;&quot;&quot;;CONCATENATE(&quot;C&quot;; [.A413]));IF([.B413]=&quot;&quot;;&quot;&quot;;CONCATENATE(&quot;/G&quot;;[.B413]));IF([.C413]=&quot;&quot;;&quot;&quot;;CONCATENATE(&quot;/R&quot;;[.C413])); IF([.D413]=&quot;&quot;;&quot;&quot;;CONCATENATE(&quot;/G&quot;;[.B413];&quot;.&quot;;[.D413])); IF([.E413]=&quot;&quot;;&quot;&quot;;CONCATENATE(&quot;/R&quot;;[.E413])); IF([.F413]=&quot;&quot;;&quot;&quot;;CONCATENATE(&quot;/G&quot;;[.B413];&quot;.&quot;;[.D413];&quot;.&quot;;[.F413])); IF([.G413]=&quot;&quot;;&quot;&quot;;CONCATENATE(&quot;/R&quot;;[.G413])); IF([.H413]=&quot;&quot;;&quot;&quot;;CONCATENATE(&quot;/G&quot;;[.B413];&quot;.&quot;;[.D413];&quot;.&quot;;[.F413];&quot;.&quot;;[.H413])); IF([.I413]=&quot;&quot;;&quot;&quot;;CONCATENATE(&quot;/R&quot;;[.I413]));IF([.J413]=&quot;&quot;;&quot;&quot;;CONCATENATE(&quot;/G&quot;;[.B413];&quot;.&quot;;[.D413];&quot;.&quot;;[.F413];&quot;.&quot;;[.H413]; &quot;.&quot;;[.J413])); IF([.K413]=&quot;&quot;;&quot;&quot;;CONCATENATE(&quot;/R&quot;;[.K413])))" table:style-name="ce14">
            <text:p>C31/G1/G1.1</text:p>
          </table:table-cell>
          <table:table-cell office:value-type="string" table:style-name="ce14">
            <text:p>CRITERION.SELECTION.ECONOMIC_FINANCIAL_STANDING.TURNOVER.SPECIFIC_AVERAGE</text:p>
          </table:table-cell>
          <table:table-cell office:value-type="string" table:style-name="ce14">
            <text:p>abdfa003-d7f5-4375-b1d3-b3765a7c4be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8">
            <text:p>31</text:p>
          </table:table-cell>
          <table:table-cell office:value-type="float" office:value="1" table:style-name="ce7">
            <text:p>1</text:p>
          </table:table-cell>
          <table:table-cell office:value-type="float" office:value="1" table:style-name="ce7">
            <text:p>1</text:p>
          </table:table-cell>
          <table:table-cell table:number-columns-repeated="8" table:style-name="ce7"/>
          <table:table-cell office:value-type="string" office:string-value="C31/G1/R1" table:formula="of:=CONCATENATE(IF([.A414]=&quot;&quot;;&quot;&quot;;CONCATENATE(&quot;C&quot;; [.A414]));IF([.B414]=&quot;&quot;;&quot;&quot;;CONCATENATE(&quot;/G&quot;;[.B414]));IF([.C414]=&quot;&quot;;&quot;&quot;;CONCATENATE(&quot;/R&quot;;[.C414])); IF([.D414]=&quot;&quot;;&quot;&quot;;CONCATENATE(&quot;/G&quot;;[.B414];&quot;.&quot;;[.D414])); IF([.E414]=&quot;&quot;;&quot;&quot;;CONCATENATE(&quot;/R&quot;;[.E414])); IF([.F414]=&quot;&quot;;&quot;&quot;;CONCATENATE(&quot;/G&quot;;[.B414];&quot;.&quot;;[.D414];&quot;.&quot;;[.F414])); IF([.G414]=&quot;&quot;;&quot;&quot;;CONCATENATE(&quot;/R&quot;;[.G414])); IF([.H414]=&quot;&quot;;&quot;&quot;;CONCATENATE(&quot;/G&quot;;[.B414];&quot;.&quot;;[.D414];&quot;.&quot;;[.F414];&quot;.&quot;;[.H414])); IF([.I414]=&quot;&quot;;&quot;&quot;;CONCATENATE(&quot;/R&quot;;[.I414]));IF([.J414]=&quot;&quot;;&quot;&quot;;CONCATENATE(&quot;/G&quot;;[.B414];&quot;.&quot;;[.D414];&quot;.&quot;;[.F414];&quot;.&quot;;[.H414]; &quot;.&quot;;[.J414])); IF([.K414]=&quot;&quot;;&quot;&quot;;CONCATENATE(&quot;/R&quot;;[.K414])))" table:style-name="ce7">
            <text:p>C31/G1/R1</text:p>
          </table:table-cell>
          <table:table-cell office:value-type="string" table:style-name="ce7">
            <text:p>CRITERION.SELECTION.ECONOMIC_FINANCIAL_STANDING.TURNOVER.SPECIFIC_AVERAGE</text:p>
          </table:table-cell>
          <table:table-cell office:value-type="string" table:style-name="ce7">
            <text:p>b98ffd05-6572-4b07-a521-693a1754ed46</text:p>
          </table:table-cell>
          <table:table-cell office:value-type="string" table:style-name="ce7">
            <text:p>Number of years</text:p>
          </table:table-cell>
          <table:table-cell table:style-name="ce7"/>
          <table:table-cell office:value-type="string" table:style-name="ce7">
            <text:p>correct requirement group structure</text:p>
          </table:table-cell>
          <table:table-cell table:number-columns-repeated="16367" table:style-name="ce7"/>
        </table:table-row>
        <table:table-row table:style-name="ro1">
          <table:table-cell office:value-type="float" office:value="31" table:style-name="ce8">
            <text:p>31</text:p>
          </table:table-cell>
          <table:table-cell office:value-type="float" office:value="1" table:style-name="ce7">
            <text:p>1</text:p>
          </table:table-cell>
          <table:table-cell office:value-type="float" office:value="2" table:style-name="ce7">
            <text:p>2</text:p>
          </table:table-cell>
          <table:table-cell table:number-columns-repeated="8" table:style-name="ce7"/>
          <table:table-cell office:value-type="string" office:string-value="C31/G1/R2" table:formula="of:=CONCATENATE(IF([.A415]=&quot;&quot;;&quot;&quot;;CONCATENATE(&quot;C&quot;; [.A415]));IF([.B415]=&quot;&quot;;&quot;&quot;;CONCATENATE(&quot;/G&quot;;[.B415]));IF([.C415]=&quot;&quot;;&quot;&quot;;CONCATENATE(&quot;/R&quot;;[.C415])); IF([.D415]=&quot;&quot;;&quot;&quot;;CONCATENATE(&quot;/G&quot;;[.B415];&quot;.&quot;;[.D415])); IF([.E415]=&quot;&quot;;&quot;&quot;;CONCATENATE(&quot;/R&quot;;[.E415])); IF([.F415]=&quot;&quot;;&quot;&quot;;CONCATENATE(&quot;/G&quot;;[.B415];&quot;.&quot;;[.D415];&quot;.&quot;;[.F415])); IF([.G415]=&quot;&quot;;&quot;&quot;;CONCATENATE(&quot;/R&quot;;[.G415])); IF([.H415]=&quot;&quot;;&quot;&quot;;CONCATENATE(&quot;/G&quot;;[.B415];&quot;.&quot;;[.D415];&quot;.&quot;;[.F415];&quot;.&quot;;[.H415])); IF([.I415]=&quot;&quot;;&quot;&quot;;CONCATENATE(&quot;/R&quot;;[.I415]));IF([.J415]=&quot;&quot;;&quot;&quot;;CONCATENATE(&quot;/G&quot;;[.B415];&quot;.&quot;;[.D415];&quot;.&quot;;[.F415];&quot;.&quot;;[.H415]; &quot;.&quot;;[.J415])); IF([.K415]=&quot;&quot;;&quot;&quot;;CONCATENATE(&quot;/R&quot;;[.K415])))" table:style-name="ce7">
            <text:p>C31/G1/R2</text:p>
          </table:table-cell>
          <table:table-cell office:value-type="string" table:style-name="ce7">
            <text:p>CRITERION.SELECTION.ECONOMIC_FINANCIAL_STANDING.TURNOVER.SPECIFIC_AVERAGE</text:p>
          </table:table-cell>
          <table:table-cell office:value-type="string" table:style-name="ce7">
            <text:p>217637ba-6bdb-4c73-a38f-27fe0e71d9be</text:p>
          </table:table-cell>
          <table:table-cell office:value-type="string" table:style-name="ce7">
            <text:p>Average turnover</text:p>
          </table:table-cell>
          <table:table-cell table:number-columns-repeated="16369" table:style-name="ce7"/>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31/G1/G1.1/G1.1.1" table:formula="of:=CONCATENATE(IF([.A416]=&quot;&quot;;&quot;&quot;;CONCATENATE(&quot;C&quot;; [.A416]));IF([.B416]=&quot;&quot;;&quot;&quot;;CONCATENATE(&quot;/G&quot;;[.B416]));IF([.C416]=&quot;&quot;;&quot;&quot;;CONCATENATE(&quot;/R&quot;;[.C416])); IF([.D416]=&quot;&quot;;&quot;&quot;;CONCATENATE(&quot;/G&quot;;[.B416];&quot;.&quot;;[.D416])); IF([.E416]=&quot;&quot;;&quot;&quot;;CONCATENATE(&quot;/R&quot;;[.E416])); IF([.F416]=&quot;&quot;;&quot;&quot;;CONCATENATE(&quot;/G&quot;;[.B416];&quot;.&quot;;[.D416];&quot;.&quot;;[.F416])); IF([.G416]=&quot;&quot;;&quot;&quot;;CONCATENATE(&quot;/R&quot;;[.G416])); IF([.H416]=&quot;&quot;;&quot;&quot;;CONCATENATE(&quot;/G&quot;;[.B416];&quot;.&quot;;[.D416];&quot;.&quot;;[.F416];&quot;.&quot;;[.H416])); IF([.I416]=&quot;&quot;;&quot;&quot;;CONCATENATE(&quot;/R&quot;;[.I416]));IF([.J416]=&quot;&quot;;&quot;&quot;;CONCATENATE(&quot;/G&quot;;[.B416];&quot;.&quot;;[.D416];&quot;.&quot;;[.F416];&quot;.&quot;;[.H416]; &quot;.&quot;;[.J416])); IF([.K416]=&quot;&quot;;&quot;&quot;;CONCATENATE(&quot;/R&quot;;[.K416])))" table:style-name="ce14">
            <text:p>C31/G1/G1.1/G1.1.1</text:p>
          </table:table-cell>
          <table:table-cell office:value-type="string" table:style-name="ce14">
            <text:p>CRITERION.SELECTION.ECONOMIC_FINANCIAL_STANDING.TURNOVER.SPECIFIC_AVERAGE</text:p>
          </table:table-cell>
          <table:table-cell office:value-type="string" table:style-name="ce14">
            <text:p>1689194b-6ecf-4ab4-ab38-7656610c25b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31/G1/G1.1/G1.1.1/R1" table:formula="of:=CONCATENATE(IF([.A417]=&quot;&quot;;&quot;&quot;;CONCATENATE(&quot;C&quot;; [.A417]));IF([.B417]=&quot;&quot;;&quot;&quot;;CONCATENATE(&quot;/G&quot;;[.B417]));IF([.C417]=&quot;&quot;;&quot;&quot;;CONCATENATE(&quot;/R&quot;;[.C417])); IF([.D417]=&quot;&quot;;&quot;&quot;;CONCATENATE(&quot;/G&quot;;[.B417];&quot;.&quot;;[.D417])); IF([.E417]=&quot;&quot;;&quot;&quot;;CONCATENATE(&quot;/R&quot;;[.E417])); IF([.F417]=&quot;&quot;;&quot;&quot;;CONCATENATE(&quot;/G&quot;;[.B417];&quot;.&quot;;[.D417];&quot;.&quot;;[.F417])); IF([.G417]=&quot;&quot;;&quot;&quot;;CONCATENATE(&quot;/R&quot;;[.G417])); IF([.H417]=&quot;&quot;;&quot;&quot;;CONCATENATE(&quot;/G&quot;;[.B417];&quot;.&quot;;[.D417];&quot;.&quot;;[.F417];&quot;.&quot;;[.H417])); IF([.I417]=&quot;&quot;;&quot;&quot;;CONCATENATE(&quot;/R&quot;;[.I417]));IF([.J417]=&quot;&quot;;&quot;&quot;;CONCATENATE(&quot;/G&quot;;[.B417];&quot;.&quot;;[.D417];&quot;.&quot;;[.F417];&quot;.&quot;;[.H417]; &quot;.&quot;;[.J417])); IF([.K417]=&quot;&quot;;&quot;&quot;;CONCATENATE(&quot;/R&quot;;[.K417])))" table:style-name="ce14">
            <text:p>C31/G1/G1.1/G1.1.1/R1</text:p>
          </table:table-cell>
          <table:table-cell office:value-type="string" table:style-name="ce14">
            <text:p>CRITERION.SELECTION.ECONOMIC_FINANCIAL_STANDING.TURNOVER.SPECIFIC_AVERAGE</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31/G1/G1.1/G1.1.1/R2" table:formula="of:=CONCATENATE(IF([.A418]=&quot;&quot;;&quot;&quot;;CONCATENATE(&quot;C&quot;; [.A418]));IF([.B418]=&quot;&quot;;&quot;&quot;;CONCATENATE(&quot;/G&quot;;[.B418]));IF([.C418]=&quot;&quot;;&quot;&quot;;CONCATENATE(&quot;/R&quot;;[.C418])); IF([.D418]=&quot;&quot;;&quot;&quot;;CONCATENATE(&quot;/G&quot;;[.B418];&quot;.&quot;;[.D418])); IF([.E418]=&quot;&quot;;&quot;&quot;;CONCATENATE(&quot;/R&quot;;[.E418])); IF([.F418]=&quot;&quot;;&quot;&quot;;CONCATENATE(&quot;/G&quot;;[.B418];&quot;.&quot;;[.D418];&quot;.&quot;;[.F418])); IF([.G418]=&quot;&quot;;&quot;&quot;;CONCATENATE(&quot;/R&quot;;[.G418])); IF([.H418]=&quot;&quot;;&quot;&quot;;CONCATENATE(&quot;/G&quot;;[.B418];&quot;.&quot;;[.D418];&quot;.&quot;;[.F418];&quot;.&quot;;[.H418])); IF([.I418]=&quot;&quot;;&quot;&quot;;CONCATENATE(&quot;/R&quot;;[.I418]));IF([.J418]=&quot;&quot;;&quot;&quot;;CONCATENATE(&quot;/G&quot;;[.B418];&quot;.&quot;;[.D418];&quot;.&quot;;[.F418];&quot;.&quot;;[.H418]; &quot;.&quot;;[.J418])); IF([.K418]=&quot;&quot;;&quot;&quot;;CONCATENATE(&quot;/R&quot;;[.K418])))" table:style-name="ce14">
            <text:p>C31/G1/G1.1/G1.1.1/R2</text:p>
          </table:table-cell>
          <table:table-cell office:value-type="string" table:style-name="ce14">
            <text:p>CRITERION.SELECTION.ECONOMIC_FINANCIAL_STANDING.TURNOVER.SPECIFIC_AVERAGE</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31/G1/G1.1/G1.1.2" table:formula="of:=CONCATENATE(IF([.A419]=&quot;&quot;;&quot;&quot;;CONCATENATE(&quot;C&quot;; [.A419]));IF([.B419]=&quot;&quot;;&quot;&quot;;CONCATENATE(&quot;/G&quot;;[.B419]));IF([.C419]=&quot;&quot;;&quot;&quot;;CONCATENATE(&quot;/R&quot;;[.C419])); IF([.D419]=&quot;&quot;;&quot;&quot;;CONCATENATE(&quot;/G&quot;;[.B419];&quot;.&quot;;[.D419])); IF([.E419]=&quot;&quot;;&quot;&quot;;CONCATENATE(&quot;/R&quot;;[.E419])); IF([.F419]=&quot;&quot;;&quot;&quot;;CONCATENATE(&quot;/G&quot;;[.B419];&quot;.&quot;;[.D419];&quot;.&quot;;[.F419])); IF([.G419]=&quot;&quot;;&quot;&quot;;CONCATENATE(&quot;/R&quot;;[.G419])); IF([.H419]=&quot;&quot;;&quot;&quot;;CONCATENATE(&quot;/G&quot;;[.B419];&quot;.&quot;;[.D419];&quot;.&quot;;[.F419];&quot;.&quot;;[.H419])); IF([.I419]=&quot;&quot;;&quot;&quot;;CONCATENATE(&quot;/R&quot;;[.I419]));IF([.J419]=&quot;&quot;;&quot;&quot;;CONCATENATE(&quot;/G&quot;;[.B419];&quot;.&quot;;[.D419];&quot;.&quot;;[.F419];&quot;.&quot;;[.H419]; &quot;.&quot;;[.J419])); IF([.K419]=&quot;&quot;;&quot;&quot;;CONCATENATE(&quot;/R&quot;;[.K419])))" table:style-name="ce14">
            <text:p>C31/G1/G1.1/G1.1.2</text:p>
          </table:table-cell>
          <table:table-cell office:value-type="string" table:style-name="ce14">
            <text:p>CRITERION.SELECTION.ECONOMIC_FINANCIAL_STANDING.TURNOVER.SPECIFIC_AVERAGE</text:p>
          </table:table-cell>
          <table:table-cell office:value-type="string" table:style-name="ce14">
            <text:p>c628dd27-8016-4d80-8660-7461f2e3ee0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31/G1/G1.1/G1.1.2/R1" table:formula="of:=CONCATENATE(IF([.A420]=&quot;&quot;;&quot;&quot;;CONCATENATE(&quot;C&quot;; [.A420]));IF([.B420]=&quot;&quot;;&quot;&quot;;CONCATENATE(&quot;/G&quot;;[.B420]));IF([.C420]=&quot;&quot;;&quot;&quot;;CONCATENATE(&quot;/R&quot;;[.C420])); IF([.D420]=&quot;&quot;;&quot;&quot;;CONCATENATE(&quot;/G&quot;;[.B420];&quot;.&quot;;[.D420])); IF([.E420]=&quot;&quot;;&quot;&quot;;CONCATENATE(&quot;/R&quot;;[.E420])); IF([.F420]=&quot;&quot;;&quot;&quot;;CONCATENATE(&quot;/G&quot;;[.B420];&quot;.&quot;;[.D420];&quot;.&quot;;[.F420])); IF([.G420]=&quot;&quot;;&quot;&quot;;CONCATENATE(&quot;/R&quot;;[.G420])); IF([.H420]=&quot;&quot;;&quot;&quot;;CONCATENATE(&quot;/G&quot;;[.B420];&quot;.&quot;;[.D420];&quot;.&quot;;[.F420];&quot;.&quot;;[.H420])); IF([.I420]=&quot;&quot;;&quot;&quot;;CONCATENATE(&quot;/R&quot;;[.I420]));IF([.J420]=&quot;&quot;;&quot;&quot;;CONCATENATE(&quot;/G&quot;;[.B420];&quot;.&quot;;[.D420];&quot;.&quot;;[.F420];&quot;.&quot;;[.H420]; &quot;.&quot;;[.J420])); IF([.K420]=&quot;&quot;;&quot;&quot;;CONCATENATE(&quot;/R&quot;;[.K420])))" table:style-name="ce14">
            <text:p>C31/G1/G1.1/G1.1.2/R1</text:p>
          </table:table-cell>
          <table:table-cell office:value-type="string" table:style-name="ce14">
            <text:p>CRITERION.SELECTION.ECONOMIC_FINANCIAL_STANDING.TURNOVER.SPECIFIC_AVERAGE</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31/G1/G1.1/G1.1.2/R2" table:formula="of:=CONCATENATE(IF([.A421]=&quot;&quot;;&quot;&quot;;CONCATENATE(&quot;C&quot;; [.A421]));IF([.B421]=&quot;&quot;;&quot;&quot;;CONCATENATE(&quot;/G&quot;;[.B421]));IF([.C421]=&quot;&quot;;&quot;&quot;;CONCATENATE(&quot;/R&quot;;[.C421])); IF([.D421]=&quot;&quot;;&quot;&quot;;CONCATENATE(&quot;/G&quot;;[.B421];&quot;.&quot;;[.D421])); IF([.E421]=&quot;&quot;;&quot;&quot;;CONCATENATE(&quot;/R&quot;;[.E421])); IF([.F421]=&quot;&quot;;&quot;&quot;;CONCATENATE(&quot;/G&quot;;[.B421];&quot;.&quot;;[.D421];&quot;.&quot;;[.F421])); IF([.G421]=&quot;&quot;;&quot;&quot;;CONCATENATE(&quot;/R&quot;;[.G421])); IF([.H421]=&quot;&quot;;&quot;&quot;;CONCATENATE(&quot;/G&quot;;[.B421];&quot;.&quot;;[.D421];&quot;.&quot;;[.F421];&quot;.&quot;;[.H421])); IF([.I421]=&quot;&quot;;&quot;&quot;;CONCATENATE(&quot;/R&quot;;[.I421]));IF([.J421]=&quot;&quot;;&quot;&quot;;CONCATENATE(&quot;/G&quot;;[.B421];&quot;.&quot;;[.D421];&quot;.&quot;;[.F421];&quot;.&quot;;[.H421]; &quot;.&quot;;[.J421])); IF([.K421]=&quot;&quot;;&quot;&quot;;CONCATENATE(&quot;/R&quot;;[.K421])))" table:style-name="ce14">
            <text:p>C31/G1/G1.1/G1.1.2/R2</text:p>
          </table:table-cell>
          <table:table-cell office:value-type="string" table:style-name="ce14">
            <text:p>CRITERION.SELECTION.ECONOMIC_FINANCIAL_STANDING.TURNOVER.SPECIFIC_AVERAG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31/G1/G1.1/G1.1.3" table:formula="of:=CONCATENATE(IF([.A422]=&quot;&quot;;&quot;&quot;;CONCATENATE(&quot;C&quot;; [.A422]));IF([.B422]=&quot;&quot;;&quot;&quot;;CONCATENATE(&quot;/G&quot;;[.B422]));IF([.C422]=&quot;&quot;;&quot;&quot;;CONCATENATE(&quot;/R&quot;;[.C422])); IF([.D422]=&quot;&quot;;&quot;&quot;;CONCATENATE(&quot;/G&quot;;[.B422];&quot;.&quot;;[.D422])); IF([.E422]=&quot;&quot;;&quot;&quot;;CONCATENATE(&quot;/R&quot;;[.E422])); IF([.F422]=&quot;&quot;;&quot;&quot;;CONCATENATE(&quot;/G&quot;;[.B422];&quot;.&quot;;[.D422];&quot;.&quot;;[.F422])); IF([.G422]=&quot;&quot;;&quot;&quot;;CONCATENATE(&quot;/R&quot;;[.G422])); IF([.H422]=&quot;&quot;;&quot;&quot;;CONCATENATE(&quot;/G&quot;;[.B422];&quot;.&quot;;[.D422];&quot;.&quot;;[.F422];&quot;.&quot;;[.H422])); IF([.I422]=&quot;&quot;;&quot;&quot;;CONCATENATE(&quot;/R&quot;;[.I422]));IF([.J422]=&quot;&quot;;&quot;&quot;;CONCATENATE(&quot;/G&quot;;[.B422];&quot;.&quot;;[.D422];&quot;.&quot;;[.F422];&quot;.&quot;;[.H422]; &quot;.&quot;;[.J422])); IF([.K422]=&quot;&quot;;&quot;&quot;;CONCATENATE(&quot;/R&quot;;[.K422])))" table:style-name="ce14">
            <text:p>C31/G1/G1.1/G1.1.3</text:p>
          </table:table-cell>
          <table:table-cell office:value-type="string" table:style-name="ce14">
            <text:p>CRITERION.SELECTION.ECONOMIC_FINANCIAL_STANDING.TURNOVER.SPECIFIC_AVERAGE</text:p>
          </table:table-cell>
          <table:table-cell office:value-type="string" table:style-name="ce14">
            <text:p>9dd09f9f-3326-4865-9d5a-f0836076fb19</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31/G1/G1.1/G1.1.3/R1" table:formula="of:=CONCATENATE(IF([.A423]=&quot;&quot;;&quot;&quot;;CONCATENATE(&quot;C&quot;; [.A423]));IF([.B423]=&quot;&quot;;&quot;&quot;;CONCATENATE(&quot;/G&quot;;[.B423]));IF([.C423]=&quot;&quot;;&quot;&quot;;CONCATENATE(&quot;/R&quot;;[.C423])); IF([.D423]=&quot;&quot;;&quot;&quot;;CONCATENATE(&quot;/G&quot;;[.B423];&quot;.&quot;;[.D423])); IF([.E423]=&quot;&quot;;&quot;&quot;;CONCATENATE(&quot;/R&quot;;[.E423])); IF([.F423]=&quot;&quot;;&quot;&quot;;CONCATENATE(&quot;/G&quot;;[.B423];&quot;.&quot;;[.D423];&quot;.&quot;;[.F423])); IF([.G423]=&quot;&quot;;&quot;&quot;;CONCATENATE(&quot;/R&quot;;[.G423])); IF([.H423]=&quot;&quot;;&quot;&quot;;CONCATENATE(&quot;/G&quot;;[.B423];&quot;.&quot;;[.D423];&quot;.&quot;;[.F423];&quot;.&quot;;[.H423])); IF([.I423]=&quot;&quot;;&quot;&quot;;CONCATENATE(&quot;/R&quot;;[.I423]));IF([.J423]=&quot;&quot;;&quot;&quot;;CONCATENATE(&quot;/G&quot;;[.B423];&quot;.&quot;;[.D423];&quot;.&quot;;[.F423];&quot;.&quot;;[.H423]; &quot;.&quot;;[.J423])); IF([.K423]=&quot;&quot;;&quot;&quot;;CONCATENATE(&quot;/R&quot;;[.K423])))" table:style-name="ce14">
            <text:p>C31/G1/G1.1/G1.1.3/R1</text:p>
          </table:table-cell>
          <table:table-cell office:value-type="string" table:style-name="ce14">
            <text:p>CRITERION.SELECTION.ECONOMIC_FINANCIAL_STANDING.TURNOVER.SPECIFIC_AVERAGE</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31/G1/G1.1/G1.1.3/R2" table:formula="of:=CONCATENATE(IF([.A424]=&quot;&quot;;&quot;&quot;;CONCATENATE(&quot;C&quot;; [.A424]));IF([.B424]=&quot;&quot;;&quot;&quot;;CONCATENATE(&quot;/G&quot;;[.B424]));IF([.C424]=&quot;&quot;;&quot;&quot;;CONCATENATE(&quot;/R&quot;;[.C424])); IF([.D424]=&quot;&quot;;&quot;&quot;;CONCATENATE(&quot;/G&quot;;[.B424];&quot;.&quot;;[.D424])); IF([.E424]=&quot;&quot;;&quot;&quot;;CONCATENATE(&quot;/R&quot;;[.E424])); IF([.F424]=&quot;&quot;;&quot;&quot;;CONCATENATE(&quot;/G&quot;;[.B424];&quot;.&quot;;[.D424];&quot;.&quot;;[.F424])); IF([.G424]=&quot;&quot;;&quot;&quot;;CONCATENATE(&quot;/R&quot;;[.G424])); IF([.H424]=&quot;&quot;;&quot;&quot;;CONCATENATE(&quot;/G&quot;;[.B424];&quot;.&quot;;[.D424];&quot;.&quot;;[.F424];&quot;.&quot;;[.H424])); IF([.I424]=&quot;&quot;;&quot;&quot;;CONCATENATE(&quot;/R&quot;;[.I424]));IF([.J424]=&quot;&quot;;&quot;&quot;;CONCATENATE(&quot;/G&quot;;[.B424];&quot;.&quot;;[.D424];&quot;.&quot;;[.F424];&quot;.&quot;;[.H424]; &quot;.&quot;;[.J424])); IF([.K424]=&quot;&quot;;&quot;&quot;;CONCATENATE(&quot;/R&quot;;[.K424])))" table:style-name="ce14">
            <text:p>C31/G1/G1.1/G1.1.3/R2</text:p>
          </table:table-cell>
          <table:table-cell office:value-type="string" table:style-name="ce14">
            <text:p>CRITERION.SELECTION.ECONOMIC_FINANCIAL_STANDING.TURNOVER.SPECIFIC_AVERAG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31/G1/G1.1/G1.1.4" table:formula="of:=CONCATENATE(IF([.A425]=&quot;&quot;;&quot;&quot;;CONCATENATE(&quot;C&quot;; [.A425]));IF([.B425]=&quot;&quot;;&quot;&quot;;CONCATENATE(&quot;/G&quot;;[.B425]));IF([.C425]=&quot;&quot;;&quot;&quot;;CONCATENATE(&quot;/R&quot;;[.C425])); IF([.D425]=&quot;&quot;;&quot;&quot;;CONCATENATE(&quot;/G&quot;;[.B425];&quot;.&quot;;[.D425])); IF([.E425]=&quot;&quot;;&quot;&quot;;CONCATENATE(&quot;/R&quot;;[.E425])); IF([.F425]=&quot;&quot;;&quot;&quot;;CONCATENATE(&quot;/G&quot;;[.B425];&quot;.&quot;;[.D425];&quot;.&quot;;[.F425])); IF([.G425]=&quot;&quot;;&quot;&quot;;CONCATENATE(&quot;/R&quot;;[.G425])); IF([.H425]=&quot;&quot;;&quot;&quot;;CONCATENATE(&quot;/G&quot;;[.B425];&quot;.&quot;;[.D425];&quot;.&quot;;[.F425];&quot;.&quot;;[.H425])); IF([.I425]=&quot;&quot;;&quot;&quot;;CONCATENATE(&quot;/R&quot;;[.I425]));IF([.J425]=&quot;&quot;;&quot;&quot;;CONCATENATE(&quot;/G&quot;;[.B425];&quot;.&quot;;[.D425];&quot;.&quot;;[.F425];&quot;.&quot;;[.H425]; &quot;.&quot;;[.J425])); IF([.K425]=&quot;&quot;;&quot;&quot;;CONCATENATE(&quot;/R&quot;;[.K425])))" table:style-name="ce14">
            <text:p>C31/G1/G1.1/G1.1.4</text:p>
          </table:table-cell>
          <table:table-cell office:value-type="string" table:style-name="ce14">
            <text:p>CRITERION.SELECTION.ECONOMIC_FINANCIAL_STANDING.TURNOVER.SPECIFIC_AVERAGE</text:p>
          </table:table-cell>
          <table:table-cell office:value-type="string" table:style-name="ce14">
            <text:p>962011c9-9e2e-4e7b-818e-30e8506e874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31/G1/G1.1/G1.1.4/R1" table:formula="of:=CONCATENATE(IF([.A426]=&quot;&quot;;&quot;&quot;;CONCATENATE(&quot;C&quot;; [.A426]));IF([.B426]=&quot;&quot;;&quot;&quot;;CONCATENATE(&quot;/G&quot;;[.B426]));IF([.C426]=&quot;&quot;;&quot;&quot;;CONCATENATE(&quot;/R&quot;;[.C426])); IF([.D426]=&quot;&quot;;&quot;&quot;;CONCATENATE(&quot;/G&quot;;[.B426];&quot;.&quot;;[.D426])); IF([.E426]=&quot;&quot;;&quot;&quot;;CONCATENATE(&quot;/R&quot;;[.E426])); IF([.F426]=&quot;&quot;;&quot;&quot;;CONCATENATE(&quot;/G&quot;;[.B426];&quot;.&quot;;[.D426];&quot;.&quot;;[.F426])); IF([.G426]=&quot;&quot;;&quot;&quot;;CONCATENATE(&quot;/R&quot;;[.G426])); IF([.H426]=&quot;&quot;;&quot;&quot;;CONCATENATE(&quot;/G&quot;;[.B426];&quot;.&quot;;[.D426];&quot;.&quot;;[.F426];&quot;.&quot;;[.H426])); IF([.I426]=&quot;&quot;;&quot;&quot;;CONCATENATE(&quot;/R&quot;;[.I426]));IF([.J426]=&quot;&quot;;&quot;&quot;;CONCATENATE(&quot;/G&quot;;[.B426];&quot;.&quot;;[.D426];&quot;.&quot;;[.F426];&quot;.&quot;;[.H426]; &quot;.&quot;;[.J426])); IF([.K426]=&quot;&quot;;&quot;&quot;;CONCATENATE(&quot;/R&quot;;[.K426])))" table:style-name="ce14">
            <text:p>C31/G1/G1.1/G1.1.4/R1</text:p>
          </table:table-cell>
          <table:table-cell office:value-type="string" table:style-name="ce14">
            <text:p>CRITERION.SELECTION.ECONOMIC_FINANCIAL_STANDING.TURNOVER.SPECIFIC_AVERAGE</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31/G1/G1.1/G1.1.4/R2" table:formula="of:=CONCATENATE(IF([.A427]=&quot;&quot;;&quot;&quot;;CONCATENATE(&quot;C&quot;; [.A427]));IF([.B427]=&quot;&quot;;&quot;&quot;;CONCATENATE(&quot;/G&quot;;[.B427]));IF([.C427]=&quot;&quot;;&quot;&quot;;CONCATENATE(&quot;/R&quot;;[.C427])); IF([.D427]=&quot;&quot;;&quot;&quot;;CONCATENATE(&quot;/G&quot;;[.B427];&quot;.&quot;;[.D427])); IF([.E427]=&quot;&quot;;&quot;&quot;;CONCATENATE(&quot;/R&quot;;[.E427])); IF([.F427]=&quot;&quot;;&quot;&quot;;CONCATENATE(&quot;/G&quot;;[.B427];&quot;.&quot;;[.D427];&quot;.&quot;;[.F427])); IF([.G427]=&quot;&quot;;&quot;&quot;;CONCATENATE(&quot;/R&quot;;[.G427])); IF([.H427]=&quot;&quot;;&quot;&quot;;CONCATENATE(&quot;/G&quot;;[.B427];&quot;.&quot;;[.D427];&quot;.&quot;;[.F427];&quot;.&quot;;[.H427])); IF([.I427]=&quot;&quot;;&quot;&quot;;CONCATENATE(&quot;/R&quot;;[.I427]));IF([.J427]=&quot;&quot;;&quot;&quot;;CONCATENATE(&quot;/G&quot;;[.B427];&quot;.&quot;;[.D427];&quot;.&quot;;[.F427];&quot;.&quot;;[.H427]; &quot;.&quot;;[.J427])); IF([.K427]=&quot;&quot;;&quot;&quot;;CONCATENATE(&quot;/R&quot;;[.K427])))" table:style-name="ce14">
            <text:p>C31/G1/G1.1/G1.1.4/R2</text:p>
          </table:table-cell>
          <table:table-cell office:value-type="string" table:style-name="ce14">
            <text:p>CRITERION.SELECTION.ECONOMIC_FINANCIAL_STANDING.TURNOVER.SPECIFIC_AVERAG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31/G1/G1.1/G1.1.5" table:formula="of:=CONCATENATE(IF([.A428]=&quot;&quot;;&quot;&quot;;CONCATENATE(&quot;C&quot;; [.A428]));IF([.B428]=&quot;&quot;;&quot;&quot;;CONCATENATE(&quot;/G&quot;;[.B428]));IF([.C428]=&quot;&quot;;&quot;&quot;;CONCATENATE(&quot;/R&quot;;[.C428])); IF([.D428]=&quot;&quot;;&quot;&quot;;CONCATENATE(&quot;/G&quot;;[.B428];&quot;.&quot;;[.D428])); IF([.E428]=&quot;&quot;;&quot;&quot;;CONCATENATE(&quot;/R&quot;;[.E428])); IF([.F428]=&quot;&quot;;&quot;&quot;;CONCATENATE(&quot;/G&quot;;[.B428];&quot;.&quot;;[.D428];&quot;.&quot;;[.F428])); IF([.G428]=&quot;&quot;;&quot;&quot;;CONCATENATE(&quot;/R&quot;;[.G428])); IF([.H428]=&quot;&quot;;&quot;&quot;;CONCATENATE(&quot;/G&quot;;[.B428];&quot;.&quot;;[.D428];&quot;.&quot;;[.F428];&quot;.&quot;;[.H428])); IF([.I428]=&quot;&quot;;&quot;&quot;;CONCATENATE(&quot;/R&quot;;[.I428]));IF([.J428]=&quot;&quot;;&quot;&quot;;CONCATENATE(&quot;/G&quot;;[.B428];&quot;.&quot;;[.D428];&quot;.&quot;;[.F428];&quot;.&quot;;[.H428]; &quot;.&quot;;[.J428])); IF([.K428]=&quot;&quot;;&quot;&quot;;CONCATENATE(&quot;/R&quot;;[.K428])))" table:style-name="ce14">
            <text:p>C31/G1/G1.1/G1.1.5</text:p>
          </table:table-cell>
          <table:table-cell office:value-type="string" table:style-name="ce14">
            <text:p>CRITERION.SELECTION.ECONOMIC_FINANCIAL_STANDING.TURNOVER.SPECIFIC_AVERAGE</text:p>
          </table:table-cell>
          <table:table-cell office:value-type="string" table:style-name="ce14">
            <text:p>343795e2-98e9-4cc9-8ef2-8817cec8f49a</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31/G1/G1.1/G1.1.5/R1" table:formula="of:=CONCATENATE(IF([.A429]=&quot;&quot;;&quot;&quot;;CONCATENATE(&quot;C&quot;; [.A429]));IF([.B429]=&quot;&quot;;&quot;&quot;;CONCATENATE(&quot;/G&quot;;[.B429]));IF([.C429]=&quot;&quot;;&quot;&quot;;CONCATENATE(&quot;/R&quot;;[.C429])); IF([.D429]=&quot;&quot;;&quot;&quot;;CONCATENATE(&quot;/G&quot;;[.B429];&quot;.&quot;;[.D429])); IF([.E429]=&quot;&quot;;&quot;&quot;;CONCATENATE(&quot;/R&quot;;[.E429])); IF([.F429]=&quot;&quot;;&quot;&quot;;CONCATENATE(&quot;/G&quot;;[.B429];&quot;.&quot;;[.D429];&quot;.&quot;;[.F429])); IF([.G429]=&quot;&quot;;&quot;&quot;;CONCATENATE(&quot;/R&quot;;[.G429])); IF([.H429]=&quot;&quot;;&quot;&quot;;CONCATENATE(&quot;/G&quot;;[.B429];&quot;.&quot;;[.D429];&quot;.&quot;;[.F429];&quot;.&quot;;[.H429])); IF([.I429]=&quot;&quot;;&quot;&quot;;CONCATENATE(&quot;/R&quot;;[.I429]));IF([.J429]=&quot;&quot;;&quot;&quot;;CONCATENATE(&quot;/G&quot;;[.B429];&quot;.&quot;;[.D429];&quot;.&quot;;[.F429];&quot;.&quot;;[.H429]; &quot;.&quot;;[.J429])); IF([.K429]=&quot;&quot;;&quot;&quot;;CONCATENATE(&quot;/R&quot;;[.K429])))" table:style-name="ce14">
            <text:p>C31/G1/G1.1/G1.1.5/R1</text:p>
          </table:table-cell>
          <table:table-cell office:value-type="string" table:style-name="ce14">
            <text:p>CRITERION.SELECTION.ECONOMIC_FINANCIAL_STANDING.TURNOVER.SPECIFIC_AVERAGE</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31/G1/G1.1/G1.1.5/R2" table:formula="of:=CONCATENATE(IF([.A430]=&quot;&quot;;&quot;&quot;;CONCATENATE(&quot;C&quot;; [.A430]));IF([.B430]=&quot;&quot;;&quot;&quot;;CONCATENATE(&quot;/G&quot;;[.B430]));IF([.C430]=&quot;&quot;;&quot;&quot;;CONCATENATE(&quot;/R&quot;;[.C430])); IF([.D430]=&quot;&quot;;&quot;&quot;;CONCATENATE(&quot;/G&quot;;[.B430];&quot;.&quot;;[.D430])); IF([.E430]=&quot;&quot;;&quot;&quot;;CONCATENATE(&quot;/R&quot;;[.E430])); IF([.F430]=&quot;&quot;;&quot;&quot;;CONCATENATE(&quot;/G&quot;;[.B430];&quot;.&quot;;[.D430];&quot;.&quot;;[.F430])); IF([.G430]=&quot;&quot;;&quot;&quot;;CONCATENATE(&quot;/R&quot;;[.G430])); IF([.H430]=&quot;&quot;;&quot;&quot;;CONCATENATE(&quot;/G&quot;;[.B430];&quot;.&quot;;[.D430];&quot;.&quot;;[.F430];&quot;.&quot;;[.H430])); IF([.I430]=&quot;&quot;;&quot;&quot;;CONCATENATE(&quot;/R&quot;;[.I430]));IF([.J430]=&quot;&quot;;&quot;&quot;;CONCATENATE(&quot;/G&quot;;[.B430];&quot;.&quot;;[.D430];&quot;.&quot;;[.F430];&quot;.&quot;;[.H430]; &quot;.&quot;;[.J430])); IF([.K430]=&quot;&quot;;&quot;&quot;;CONCATENATE(&quot;/R&quot;;[.K430])))" table:style-name="ce14">
            <text:p>C31/G1/G1.1/G1.1.5/R2</text:p>
          </table:table-cell>
          <table:table-cell office:value-type="string" table:style-name="ce14">
            <text:p>CRITERION.SELECTION.ECONOMIC_FINANCIAL_STANDING.TURNOVER.SPECIFIC_AVERAG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1">
            <text:p>31</text:p>
          </table:table-cell>
          <table:table-cell office:value-type="float" office:value="2" table:style-name="ce1">
            <text:p>2</text:p>
          </table:table-cell>
          <table:table-cell table:number-columns-repeated="9" table:style-name="ce1"/>
          <table:table-cell office:value-type="string" office:string-value="C31/G2" table:formula="of:=CONCATENATE(IF([.A431]=&quot;&quot;;&quot;&quot;;CONCATENATE(&quot;C&quot;; [.A431]));IF([.B431]=&quot;&quot;;&quot;&quot;;CONCATENATE(&quot;/G&quot;;[.B431]));IF([.C431]=&quot;&quot;;&quot;&quot;;CONCATENATE(&quot;/R&quot;;[.C431])); IF([.D431]=&quot;&quot;;&quot;&quot;;CONCATENATE(&quot;/G&quot;;[.B431];&quot;.&quot;;[.D431])); IF([.E431]=&quot;&quot;;&quot;&quot;;CONCATENATE(&quot;/R&quot;;[.E431])); IF([.F431]=&quot;&quot;;&quot;&quot;;CONCATENATE(&quot;/G&quot;;[.B431];&quot;.&quot;;[.D431];&quot;.&quot;;[.F431])); IF([.G431]=&quot;&quot;;&quot;&quot;;CONCATENATE(&quot;/R&quot;;[.G431])); IF([.H431]=&quot;&quot;;&quot;&quot;;CONCATENATE(&quot;/G&quot;;[.B431];&quot;.&quot;;[.D431];&quot;.&quot;;[.F431];&quot;.&quot;;[.H431])); IF([.I431]=&quot;&quot;;&quot;&quot;;CONCATENATE(&quot;/R&quot;;[.I431]));IF([.J431]=&quot;&quot;;&quot;&quot;;CONCATENATE(&quot;/G&quot;;[.B431];&quot;.&quot;;[.D431];&quot;.&quot;;[.F431];&quot;.&quot;;[.H431]; &quot;.&quot;;[.J431])); IF([.K431]=&quot;&quot;;&quot;&quot;;CONCATENATE(&quot;/R&quot;;[.K431])))" table:style-name="ce1">
            <text:p>C31/G2</text:p>
          </table:table-cell>
          <table:table-cell office:value-type="string" table:style-name="ce1">
            <text:p>CRITERION.SELECTION.ECONOMIC_FINANCIAL_STANDING.TURNOVER.SPECIFIC_AVERAGE</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1" table:style-name="ce11">
            <text:p>31</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1/G2/R1" table:formula="of:=CONCATENATE(IF([.A432]=&quot;&quot;;&quot;&quot;;CONCATENATE(&quot;C&quot;; [.A432]));IF([.B432]=&quot;&quot;;&quot;&quot;;CONCATENATE(&quot;/G&quot;;[.B432]));IF([.C432]=&quot;&quot;;&quot;&quot;;CONCATENATE(&quot;/R&quot;;[.C432])); IF([.D432]=&quot;&quot;;&quot;&quot;;CONCATENATE(&quot;/G&quot;;[.B432];&quot;.&quot;;[.D432])); IF([.E432]=&quot;&quot;;&quot;&quot;;CONCATENATE(&quot;/R&quot;;[.E432])); IF([.F432]=&quot;&quot;;&quot;&quot;;CONCATENATE(&quot;/G&quot;;[.B432];&quot;.&quot;;[.D432];&quot;.&quot;;[.F432])); IF([.G432]=&quot;&quot;;&quot;&quot;;CONCATENATE(&quot;/R&quot;;[.G432])); IF([.H432]=&quot;&quot;;&quot;&quot;;CONCATENATE(&quot;/G&quot;;[.B432];&quot;.&quot;;[.D432];&quot;.&quot;;[.F432];&quot;.&quot;;[.H432])); IF([.I432]=&quot;&quot;;&quot;&quot;;CONCATENATE(&quot;/R&quot;;[.I432]));IF([.J432]=&quot;&quot;;&quot;&quot;;CONCATENATE(&quot;/G&quot;;[.B432];&quot;.&quot;;[.D432];&quot;.&quot;;[.F432];&quot;.&quot;;[.H432]; &quot;.&quot;;[.J432])); IF([.K432]=&quot;&quot;;&quot;&quot;;CONCATENATE(&quot;/R&quot;;[.K432])))" table:style-name="ce1">
            <text:p>C31/G2/R1</text:p>
          </table:table-cell>
          <table:table-cell office:value-type="string" table:style-name="ce1">
            <text:p>CRITERION.SELECTION.ECONOMIC_FINANCIAL_STANDING.TURNOVER.SPECIFIC_AVERAGE</text:p>
          </table:table-cell>
          <table:table-cell office:value-type="string" table:style-name="ce1">
            <text:p>c1347b74-1872-4060-a6db-f4044edcd7c4</text:p>
          </table:table-cell>
          <table:table-cell office:value-type="string" table:style-name="ce1">
            <text:p>Is this information available electronically?</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31" table:style-name="ce11">
            <text:p>31</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1/G2/G2.1" table:formula="of:=CONCATENATE(IF([.A433]=&quot;&quot;;&quot;&quot;;CONCATENATE(&quot;C&quot;; [.A433]));IF([.B433]=&quot;&quot;;&quot;&quot;;CONCATENATE(&quot;/G&quot;;[.B433]));IF([.C433]=&quot;&quot;;&quot;&quot;;CONCATENATE(&quot;/R&quot;;[.C433])); IF([.D433]=&quot;&quot;;&quot;&quot;;CONCATENATE(&quot;/G&quot;;[.B433];&quot;.&quot;;[.D433])); IF([.E433]=&quot;&quot;;&quot;&quot;;CONCATENATE(&quot;/R&quot;;[.E433])); IF([.F433]=&quot;&quot;;&quot;&quot;;CONCATENATE(&quot;/G&quot;;[.B433];&quot;.&quot;;[.D433];&quot;.&quot;;[.F433])); IF([.G433]=&quot;&quot;;&quot;&quot;;CONCATENATE(&quot;/R&quot;;[.G433])); IF([.H433]=&quot;&quot;;&quot;&quot;;CONCATENATE(&quot;/G&quot;;[.B433];&quot;.&quot;;[.D433];&quot;.&quot;;[.F433];&quot;.&quot;;[.H433])); IF([.I433]=&quot;&quot;;&quot;&quot;;CONCATENATE(&quot;/R&quot;;[.I433]));IF([.J433]=&quot;&quot;;&quot;&quot;;CONCATENATE(&quot;/G&quot;;[.B433];&quot;.&quot;;[.D433];&quot;.&quot;;[.F433];&quot;.&quot;;[.H433]; &quot;.&quot;;[.J433])); IF([.K433]=&quot;&quot;;&quot;&quot;;CONCATENATE(&quot;/R&quot;;[.K433])))" table:style-name="ce1">
            <text:p>C31/G2/G2.1</text:p>
          </table:table-cell>
          <table:table-cell office:value-type="string" table:style-name="ce1">
            <text:p>CRITERION.SELECTION.ECONOMIC_FINANCIAL_STANDING.TURNOVER.SPECIFIC_AVERAGE</text:p>
          </table:table-cell>
          <table:table-cell office:value-type="string" table:style-name="ce1">
            <text:p>41dd2e9b-1bfd-44c7-93ee-56bd74a4334b</text:p>
          </table:table-cell>
          <table:table-cell table:number-columns-repeated="2" table:style-name="ce1"/>
          <table:table-cell table:style-name="ce7"/>
          <table:table-cell table:number-columns-repeated="16367" table:style-name="ce1"/>
        </table:table-row>
        <table:table-row table:style-name="ro1">
          <table:table-cell office:value-type="float" office:value="31" table:style-name="ce11">
            <text:p>3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1/G2/G2.1/R1" table:formula="of:=CONCATENATE(IF([.A434]=&quot;&quot;;&quot;&quot;;CONCATENATE(&quot;C&quot;; [.A434]));IF([.B434]=&quot;&quot;;&quot;&quot;;CONCATENATE(&quot;/G&quot;;[.B434]));IF([.C434]=&quot;&quot;;&quot;&quot;;CONCATENATE(&quot;/R&quot;;[.C434])); IF([.D434]=&quot;&quot;;&quot;&quot;;CONCATENATE(&quot;/G&quot;;[.B434];&quot;.&quot;;[.D434])); IF([.E434]=&quot;&quot;;&quot;&quot;;CONCATENATE(&quot;/R&quot;;[.E434])); IF([.F434]=&quot;&quot;;&quot;&quot;;CONCATENATE(&quot;/G&quot;;[.B434];&quot;.&quot;;[.D434];&quot;.&quot;;[.F434])); IF([.G434]=&quot;&quot;;&quot;&quot;;CONCATENATE(&quot;/R&quot;;[.G434])); IF([.H434]=&quot;&quot;;&quot;&quot;;CONCATENATE(&quot;/G&quot;;[.B434];&quot;.&quot;;[.D434];&quot;.&quot;;[.F434];&quot;.&quot;;[.H434])); IF([.I434]=&quot;&quot;;&quot;&quot;;CONCATENATE(&quot;/R&quot;;[.I434]));IF([.J434]=&quot;&quot;;&quot;&quot;;CONCATENATE(&quot;/G&quot;;[.B434];&quot;.&quot;;[.D434];&quot;.&quot;;[.F434];&quot;.&quot;;[.H434]; &quot;.&quot;;[.J434])); IF([.K434]=&quot;&quot;;&quot;&quot;;CONCATENATE(&quot;/R&quot;;[.K434])))" table:style-name="ce1">
            <text:p>C31/G2/G2.1/R1</text:p>
          </table:table-cell>
          <table:table-cell office:value-type="string" table:style-name="ce1">
            <text:p>CRITERION.SELECTION.ECONOMIC_FINANCIAL_STANDING.TURNOVER.SPECIFIC_AVERAGE</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1" table:style-name="ce11">
            <text:p>3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1/G2/G2.1/R2" table:formula="of:=CONCATENATE(IF([.A435]=&quot;&quot;;&quot;&quot;;CONCATENATE(&quot;C&quot;; [.A435]));IF([.B435]=&quot;&quot;;&quot;&quot;;CONCATENATE(&quot;/G&quot;;[.B435]));IF([.C435]=&quot;&quot;;&quot;&quot;;CONCATENATE(&quot;/R&quot;;[.C435])); IF([.D435]=&quot;&quot;;&quot;&quot;;CONCATENATE(&quot;/G&quot;;[.B435];&quot;.&quot;;[.D435])); IF([.E435]=&quot;&quot;;&quot;&quot;;CONCATENATE(&quot;/R&quot;;[.E435])); IF([.F435]=&quot;&quot;;&quot;&quot;;CONCATENATE(&quot;/G&quot;;[.B435];&quot;.&quot;;[.D435];&quot;.&quot;;[.F435])); IF([.G435]=&quot;&quot;;&quot;&quot;;CONCATENATE(&quot;/R&quot;;[.G435])); IF([.H435]=&quot;&quot;;&quot;&quot;;CONCATENATE(&quot;/G&quot;;[.B435];&quot;.&quot;;[.D435];&quot;.&quot;;[.F435];&quot;.&quot;;[.H435])); IF([.I435]=&quot;&quot;;&quot;&quot;;CONCATENATE(&quot;/R&quot;;[.I435]));IF([.J435]=&quot;&quot;;&quot;&quot;;CONCATENATE(&quot;/G&quot;;[.B435];&quot;.&quot;;[.D435];&quot;.&quot;;[.F435];&quot;.&quot;;[.H435]; &quot;.&quot;;[.J435])); IF([.K435]=&quot;&quot;;&quot;&quot;;CONCATENATE(&quot;/R&quot;;[.K435])))" table:style-name="ce1">
            <text:p>C31/G2/G2.1/R2</text:p>
          </table:table-cell>
          <table:table-cell office:value-type="string" table:style-name="ce1">
            <text:p>CRITERION.SELECTION.ECONOMIC_FINANCIAL_STANDING.TURNOVER.SPECIFIC_AVERAGE</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1" table:style-name="ce8">
            <text:p>31</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1/G2/G2.1/R3" table:formula="of:=CONCATENATE(IF([.A436]=&quot;&quot;;&quot;&quot;;CONCATENATE(&quot;C&quot;; [.A436]));IF([.B436]=&quot;&quot;;&quot;&quot;;CONCATENATE(&quot;/G&quot;;[.B436]));IF([.C436]=&quot;&quot;;&quot;&quot;;CONCATENATE(&quot;/R&quot;;[.C436])); IF([.D436]=&quot;&quot;;&quot;&quot;;CONCATENATE(&quot;/G&quot;;[.B436];&quot;.&quot;;[.D436])); IF([.E436]=&quot;&quot;;&quot;&quot;;CONCATENATE(&quot;/R&quot;;[.E436])); IF([.F436]=&quot;&quot;;&quot;&quot;;CONCATENATE(&quot;/G&quot;;[.B436];&quot;.&quot;;[.D436];&quot;.&quot;;[.F436])); IF([.G436]=&quot;&quot;;&quot;&quot;;CONCATENATE(&quot;/R&quot;;[.G436])); IF([.H436]=&quot;&quot;;&quot;&quot;;CONCATENATE(&quot;/G&quot;;[.B436];&quot;.&quot;;[.D436];&quot;.&quot;;[.F436];&quot;.&quot;;[.H436])); IF([.I436]=&quot;&quot;;&quot;&quot;;CONCATENATE(&quot;/R&quot;;[.I436]));IF([.J436]=&quot;&quot;;&quot;&quot;;CONCATENATE(&quot;/G&quot;;[.B436];&quot;.&quot;;[.D436];&quot;.&quot;;[.F436];&quot;.&quot;;[.H436]; &quot;.&quot;;[.J436])); IF([.K436]=&quot;&quot;;&quot;&quot;;CONCATENATE(&quot;/R&quot;;[.K436])))" table:style-name="ce7">
            <text:p>C31/G2/G2.1/R3</text:p>
          </table:table-cell>
          <table:table-cell office:value-type="string" table:style-name="ce7">
            <text:p>CRITERION.SELECTION.ECONOMIC_FINANCIAL_STANDING.TURNOVER.SPECIFIC_AVERAG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2" table:style-name="ce9">
            <text:p>32</text:p>
          </table:table-cell>
          <table:table-cell table:number-columns-repeated="10" table:style-name="ce9"/>
          <table:table-cell office:value-type="string" office:string-value="C32" table:formula="of:=CONCATENATE(IF([.A437]=&quot;&quot;;&quot;&quot;;CONCATENATE(&quot;C&quot;; [.A437]));IF([.B437]=&quot;&quot;;&quot;&quot;;CONCATENATE(&quot;/G&quot;;[.B437]));IF([.C437]=&quot;&quot;;&quot;&quot;;CONCATENATE(&quot;/R&quot;;[.C437])); IF([.D437]=&quot;&quot;;&quot;&quot;;CONCATENATE(&quot;/G&quot;;[.B437];&quot;.&quot;;[.D437])); IF([.E437]=&quot;&quot;;&quot;&quot;;CONCATENATE(&quot;/R&quot;;[.E437])); IF([.F437]=&quot;&quot;;&quot;&quot;;CONCATENATE(&quot;/G&quot;;[.B437];&quot;.&quot;;[.D437];&quot;.&quot;;[.F437])); IF([.G437]=&quot;&quot;;&quot;&quot;;CONCATENATE(&quot;/R&quot;;[.G437])); IF([.H437]=&quot;&quot;;&quot;&quot;;CONCATENATE(&quot;/G&quot;;[.B437];&quot;.&quot;;[.D437];&quot;.&quot;;[.F437];&quot;.&quot;;[.H437])); IF([.I437]=&quot;&quot;;&quot;&quot;;CONCATENATE(&quot;/R&quot;;[.I437]));IF([.J437]=&quot;&quot;;&quot;&quot;;CONCATENATE(&quot;/G&quot;;[.B437];&quot;.&quot;;[.D437];&quot;.&quot;;[.F437];&quot;.&quot;;[.H437]; &quot;.&quot;;[.J437])); IF([.K437]=&quot;&quot;;&quot;&quot;;CONCATENATE(&quot;/R&quot;;[.K437])))" table:style-name="ce9">
            <text:p>C32</text:p>
          </table:table-cell>
          <table:table-cell office:value-type="string" table:style-name="ce9">
            <text:p>CRITERION.SELECTION.ECONOMIC_FINANCIAL_STANDING.TURNOVER.SPECIFIC_YEARLY</text:p>
          </table:table-cell>
          <table:table-cell office:value-type="string" table:style-name="ce9">
            <text:p>074f6031-55f9-4e99-b9a4-c4363e8bc315</text:p>
          </table:table-cell>
          <table:table-cell office:value-type="string" table:style-name="ce9">
            <text:p>Its specific yearly turnover in the business area covered by the contract for the number of financial years required in the relevant notice, the procurement documents or the ESPD is as follows:</text:p>
          </table:table-cell>
          <table:table-cell table:style-name="ce9"/>
          <table:table-cell table:style-name="ce10"/>
          <table:table-cell table:number-columns-repeated="16367" table:style-name="ce9"/>
        </table:table-row>
        <table:table-row table:style-name="ro1">
          <table:table-cell office:value-type="float" office:value="32" table:style-name="ce13">
            <text:p>32</text:p>
          </table:table-cell>
          <table:table-cell office:value-type="float" office:value="1" table:style-name="ce14">
            <text:p>1</text:p>
          </table:table-cell>
          <table:table-cell table:number-columns-repeated="9" table:style-name="ce14"/>
          <table:table-cell office:value-type="string" office:string-value="C32/G1" table:formula="of:=CONCATENATE(IF([.A438]=&quot;&quot;;&quot;&quot;;CONCATENATE(&quot;C&quot;; [.A438]));IF([.B438]=&quot;&quot;;&quot;&quot;;CONCATENATE(&quot;/G&quot;;[.B438]));IF([.C438]=&quot;&quot;;&quot;&quot;;CONCATENATE(&quot;/R&quot;;[.C438])); IF([.D438]=&quot;&quot;;&quot;&quot;;CONCATENATE(&quot;/G&quot;;[.B438];&quot;.&quot;;[.D438])); IF([.E438]=&quot;&quot;;&quot;&quot;;CONCATENATE(&quot;/R&quot;;[.E438])); IF([.F438]=&quot;&quot;;&quot;&quot;;CONCATENATE(&quot;/G&quot;;[.B438];&quot;.&quot;;[.D438];&quot;.&quot;;[.F438])); IF([.G438]=&quot;&quot;;&quot;&quot;;CONCATENATE(&quot;/R&quot;;[.G438])); IF([.H438]=&quot;&quot;;&quot;&quot;;CONCATENATE(&quot;/G&quot;;[.B438];&quot;.&quot;;[.D438];&quot;.&quot;;[.F438];&quot;.&quot;;[.H438])); IF([.I438]=&quot;&quot;;&quot;&quot;;CONCATENATE(&quot;/R&quot;;[.I438]));IF([.J438]=&quot;&quot;;&quot;&quot;;CONCATENATE(&quot;/G&quot;;[.B438];&quot;.&quot;;[.D438];&quot;.&quot;;[.F438];&quot;.&quot;;[.H438]; &quot;.&quot;;[.J438])); IF([.K438]=&quot;&quot;;&quot;&quot;;CONCATENATE(&quot;/R&quot;;[.K438])))" table:style-name="ce14">
            <text:p>C32/G1</text:p>
          </table:table-cell>
          <table:table-cell office:value-type="string" table:style-name="ce14">
            <text:p>CRITERION.SELECTION.ECONOMIC_FINANCIAL_STANDING.TURNOVER.SPECIFIC_YEARLY</text:p>
          </table:table-cell>
          <table:table-cell office:value-type="string" table:style-name="ce14">
            <text:p>e1886054-ada4-473c-9afc-2fde82c24cf4</text:p>
          </table:table-cell>
          <table:table-cell table:number-columns-repeated="2" table:style-name="ce14"/>
          <table:table-cell office:value-type="string" table:style-name="ce7">
            <text:p>not used</text:p>
          </table:table-cell>
          <table:table-cell table:number-columns-repeated="16367" table:style-name="ce1"/>
        </table:table-row>
        <table:table-row table:style-name="ro1">
          <table:table-cell office:value-type="float" office:value="32" table:style-name="ce13">
            <text:p>32</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2/G1/R1" table:formula="of:=CONCATENATE(IF([.A439]=&quot;&quot;;&quot;&quot;;CONCATENATE(&quot;C&quot;; [.A439]));IF([.B439]=&quot;&quot;;&quot;&quot;;CONCATENATE(&quot;/G&quot;;[.B439]));IF([.C439]=&quot;&quot;;&quot;&quot;;CONCATENATE(&quot;/R&quot;;[.C439])); IF([.D439]=&quot;&quot;;&quot;&quot;;CONCATENATE(&quot;/G&quot;;[.B439];&quot;.&quot;;[.D439])); IF([.E439]=&quot;&quot;;&quot;&quot;;CONCATENATE(&quot;/R&quot;;[.E439])); IF([.F439]=&quot;&quot;;&quot;&quot;;CONCATENATE(&quot;/G&quot;;[.B439];&quot;.&quot;;[.D439];&quot;.&quot;;[.F439])); IF([.G439]=&quot;&quot;;&quot;&quot;;CONCATENATE(&quot;/R&quot;;[.G439])); IF([.H439]=&quot;&quot;;&quot;&quot;;CONCATENATE(&quot;/G&quot;;[.B439];&quot;.&quot;;[.D439];&quot;.&quot;;[.F439];&quot;.&quot;;[.H439])); IF([.I439]=&quot;&quot;;&quot;&quot;;CONCATENATE(&quot;/R&quot;;[.I439]));IF([.J439]=&quot;&quot;;&quot;&quot;;CONCATENATE(&quot;/G&quot;;[.B439];&quot;.&quot;;[.D439];&quot;.&quot;;[.F439];&quot;.&quot;;[.H439]; &quot;.&quot;;[.J439])); IF([.K439]=&quot;&quot;;&quot;&quot;;CONCATENATE(&quot;/R&quot;;[.K439])))" table:style-name="ce14">
            <text:p>C32/G1/R1</text:p>
          </table:table-cell>
          <table:table-cell office:value-type="string" table:style-name="ce14">
            <text:p>CRITERION.SELECTION.ECONOMIC_FINANCIAL_STANDING.TURNOVER.SPECIFIC_YEARLY</text:p>
          </table:table-cell>
          <table:table-cell office:value-type="string" table:style-name="ce14">
            <text:p>15335c12-ad77-4728-b5ad-3c06a60d65a4</text:p>
          </table:table-cell>
          <table:table-cell office:value-type="string" table:style-name="ce14">
            <text:p>Your answer?</text:p>
          </table:table-cell>
          <table:table-cell office:value-type="string" table:style-name="ce14">
            <text:p>GROUP_FULFILLED.ON_TRUE</text:p>
          </table:table-cell>
          <table:table-cell office:value-type="string" table:style-name="ce7">
            <text:p>not used</text:p>
          </table:table-cell>
          <table:table-cell table:number-columns-repeated="16367" table:style-name="ce1"/>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32/G1/G1.1" table:formula="of:=CONCATENATE(IF([.A440]=&quot;&quot;;&quot;&quot;;CONCATENATE(&quot;C&quot;; [.A440]));IF([.B440]=&quot;&quot;;&quot;&quot;;CONCATENATE(&quot;/G&quot;;[.B440]));IF([.C440]=&quot;&quot;;&quot;&quot;;CONCATENATE(&quot;/R&quot;;[.C440])); IF([.D440]=&quot;&quot;;&quot;&quot;;CONCATENATE(&quot;/G&quot;;[.B440];&quot;.&quot;;[.D440])); IF([.E440]=&quot;&quot;;&quot;&quot;;CONCATENATE(&quot;/R&quot;;[.E440])); IF([.F440]=&quot;&quot;;&quot;&quot;;CONCATENATE(&quot;/G&quot;;[.B440];&quot;.&quot;;[.D440];&quot;.&quot;;[.F440])); IF([.G440]=&quot;&quot;;&quot;&quot;;CONCATENATE(&quot;/R&quot;;[.G440])); IF([.H440]=&quot;&quot;;&quot;&quot;;CONCATENATE(&quot;/G&quot;;[.B440];&quot;.&quot;;[.D440];&quot;.&quot;;[.F440];&quot;.&quot;;[.H440])); IF([.I440]=&quot;&quot;;&quot;&quot;;CONCATENATE(&quot;/R&quot;;[.I440]));IF([.J440]=&quot;&quot;;&quot;&quot;;CONCATENATE(&quot;/G&quot;;[.B440];&quot;.&quot;;[.D440];&quot;.&quot;;[.F440];&quot;.&quot;;[.H440]; &quot;.&quot;;[.J440])); IF([.K440]=&quot;&quot;;&quot;&quot;;CONCATENATE(&quot;/R&quot;;[.K440])))" table:style-name="ce14">
            <text:p>C32/G1/G1.1</text:p>
          </table:table-cell>
          <table:table-cell office:value-type="string" table:style-name="ce14">
            <text:p>CRITERION.SELECTION.ECONOMIC_FINANCIAL_STANDING.TURNOVER.SPECIFIC_YEARLY</text:p>
          </table:table-cell>
          <table:table-cell office:value-type="string" table:style-name="ce14">
            <text:p>abdfa003-d7f5-4375-b1d3-b3765a7c4beb</text:p>
          </table:table-cell>
          <table:table-cell table:number-columns-repeated="2" table:style-name="ce14"/>
          <table:table-cell office:value-type="string" table:style-name="ce7">
            <text:p>not used</text:p>
          </table:table-cell>
          <table:table-cell table:number-columns-repeated="16367" table:style-name="ce1"/>
        </table:table-row>
        <table:table-row table:style-name="ro1">
          <table:table-cell office:value-type="float" office:value="32" table:style-name="ce11">
            <text:p>32</text:p>
          </table:table-cell>
          <table:table-cell office:value-type="float" office:value="1" table:style-name="ce7">
            <text:p>1</text:p>
          </table:table-cell>
          <table:table-cell table:style-name="ce7"/>
          <table:table-cell table:number-columns-repeated="8" table:style-name="ce1"/>
          <table:table-cell office:value-type="string" office:string-value="C32/G1" table:formula="of:=CONCATENATE(IF([.A441]=&quot;&quot;;&quot;&quot;;CONCATENATE(&quot;C&quot;; [.A441]));IF([.B441]=&quot;&quot;;&quot;&quot;;CONCATENATE(&quot;/G&quot;;[.B441]));IF([.C441]=&quot;&quot;;&quot;&quot;;CONCATENATE(&quot;/R&quot;;[.C441])); IF([.D441]=&quot;&quot;;&quot;&quot;;CONCATENATE(&quot;/G&quot;;[.B441];&quot;.&quot;;[.D441])); IF([.E441]=&quot;&quot;;&quot;&quot;;CONCATENATE(&quot;/R&quot;;[.E441])); IF([.F441]=&quot;&quot;;&quot;&quot;;CONCATENATE(&quot;/G&quot;;[.B441];&quot;.&quot;;[.D441];&quot;.&quot;;[.F441])); IF([.G441]=&quot;&quot;;&quot;&quot;;CONCATENATE(&quot;/R&quot;;[.G441])); IF([.H441]=&quot;&quot;;&quot;&quot;;CONCATENATE(&quot;/G&quot;;[.B441];&quot;.&quot;;[.D441];&quot;.&quot;;[.F441];&quot;.&quot;;[.H441])); IF([.I441]=&quot;&quot;;&quot;&quot;;CONCATENATE(&quot;/R&quot;;[.I441]));IF([.J441]=&quot;&quot;;&quot;&quot;;CONCATENATE(&quot;/G&quot;;[.B441];&quot;.&quot;;[.D441];&quot;.&quot;;[.F441];&quot;.&quot;;[.H441]; &quot;.&quot;;[.J441])); IF([.K441]=&quot;&quot;;&quot;&quot;;CONCATENATE(&quot;/R&quot;;[.K441])))" table:style-name="ce1">
            <text:p>C32/G1</text:p>
          </table:table-cell>
          <table:table-cell office:value-type="string" table:style-name="ce1">
            <text:p>CRITERION.SELECTION.ECONOMIC_FINANCIAL_STANDING.TURNOVER.SPECIFIC_YEARLY</text:p>
          </table:table-cell>
          <table:table-cell office:value-type="string" table:style-name="ce7">
            <text:p>c0cd9c1c-e90a-4ff9-bce3-ac0fe31abf16</text:p>
          </table:table-cell>
          <table:table-cell table:style-name="ce7"/>
          <table:table-cell table:style-name="ce1"/>
          <table:table-cell office:value-type="string" table:style-name="ce7">
            <text:p>changed requirement group structure and UUID</text:p>
          </table:table-cell>
          <table:table-cell office:value-type="string" table:style-name="ce3">
            <text:p>yes (typically 5)</text:p>
          </table:table-cell>
          <table:table-cell table:number-columns-repeated="16366"/>
        </table:table-row>
        <table:table-row table:style-name="ro1">
          <table:table-cell office:value-type="float" office:value="32" table:style-name="ce11">
            <text:p>32</text:p>
          </table:table-cell>
          <table:table-cell office:value-type="float" office:value="1" table:style-name="ce7">
            <text:p>1</text:p>
          </table:table-cell>
          <table:table-cell office:value-type="float" office:value="1" table:style-name="ce7">
            <text:p>1</text:p>
          </table:table-cell>
          <table:table-cell table:number-columns-repeated="8" table:style-name="ce1"/>
          <table:table-cell office:value-type="string" office:string-value="C32/G1/R1" table:formula="of:=CONCATENATE(IF([.A442]=&quot;&quot;;&quot;&quot;;CONCATENATE(&quot;C&quot;; [.A442]));IF([.B442]=&quot;&quot;;&quot;&quot;;CONCATENATE(&quot;/G&quot;;[.B442]));IF([.C442]=&quot;&quot;;&quot;&quot;;CONCATENATE(&quot;/R&quot;;[.C442])); IF([.D442]=&quot;&quot;;&quot;&quot;;CONCATENATE(&quot;/G&quot;;[.B442];&quot;.&quot;;[.D442])); IF([.E442]=&quot;&quot;;&quot;&quot;;CONCATENATE(&quot;/R&quot;;[.E442])); IF([.F442]=&quot;&quot;;&quot;&quot;;CONCATENATE(&quot;/G&quot;;[.B442];&quot;.&quot;;[.D442];&quot;.&quot;;[.F442])); IF([.G442]=&quot;&quot;;&quot;&quot;;CONCATENATE(&quot;/R&quot;;[.G442])); IF([.H442]=&quot;&quot;;&quot;&quot;;CONCATENATE(&quot;/G&quot;;[.B442];&quot;.&quot;;[.D442];&quot;.&quot;;[.F442];&quot;.&quot;;[.H442])); IF([.I442]=&quot;&quot;;&quot;&quot;;CONCATENATE(&quot;/R&quot;;[.I442]));IF([.J442]=&quot;&quot;;&quot;&quot;;CONCATENATE(&quot;/G&quot;;[.B442];&quot;.&quot;;[.D442];&quot;.&quot;;[.F442];&quot;.&quot;;[.H442]; &quot;.&quot;;[.J442])); IF([.K442]=&quot;&quot;;&quot;&quot;;CONCATENATE(&quot;/R&quot;;[.K442])))" table:style-name="ce1">
            <text:p>C32/G1/R1</text:p>
          </table:table-cell>
          <table:table-cell office:value-type="string" table:style-name="ce1">
            <text:p>CRITERION.SELECTION.ECONOMIC_FINANCIAL_STANDING.TURNOVER.SPECIFIC_YEARLY</text:p>
          </table:table-cell>
          <table:table-cell office:value-type="string" table:style-name="ce7">
            <text:p>42ec8116-31a7-4118-8612-5b04f5c8bde7</text:p>
          </table:table-cell>
          <table:table-cell office:value-type="string" table:style-name="ce7">
            <text:p>Start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32" table:style-name="ce11">
            <text:p>32</text:p>
          </table:table-cell>
          <table:table-cell office:value-type="float" office:value="1" table:style-name="ce7">
            <text:p>1</text:p>
          </table:table-cell>
          <table:table-cell office:value-type="float" office:value="2" table:style-name="ce7">
            <text:p>2</text:p>
          </table:table-cell>
          <table:table-cell table:number-columns-repeated="8" table:style-name="ce1"/>
          <table:table-cell office:value-type="string" office:string-value="C32/G1/R2" table:formula="of:=CONCATENATE(IF([.A443]=&quot;&quot;;&quot;&quot;;CONCATENATE(&quot;C&quot;; [.A443]));IF([.B443]=&quot;&quot;;&quot;&quot;;CONCATENATE(&quot;/G&quot;;[.B443]));IF([.C443]=&quot;&quot;;&quot;&quot;;CONCATENATE(&quot;/R&quot;;[.C443])); IF([.D443]=&quot;&quot;;&quot;&quot;;CONCATENATE(&quot;/G&quot;;[.B443];&quot;.&quot;;[.D443])); IF([.E443]=&quot;&quot;;&quot;&quot;;CONCATENATE(&quot;/R&quot;;[.E443])); IF([.F443]=&quot;&quot;;&quot;&quot;;CONCATENATE(&quot;/G&quot;;[.B443];&quot;.&quot;;[.D443];&quot;.&quot;;[.F443])); IF([.G443]=&quot;&quot;;&quot;&quot;;CONCATENATE(&quot;/R&quot;;[.G443])); IF([.H443]=&quot;&quot;;&quot;&quot;;CONCATENATE(&quot;/G&quot;;[.B443];&quot;.&quot;;[.D443];&quot;.&quot;;[.F443];&quot;.&quot;;[.H443])); IF([.I443]=&quot;&quot;;&quot;&quot;;CONCATENATE(&quot;/R&quot;;[.I443]));IF([.J443]=&quot;&quot;;&quot;&quot;;CONCATENATE(&quot;/G&quot;;[.B443];&quot;.&quot;;[.D443];&quot;.&quot;;[.F443];&quot;.&quot;;[.H443]; &quot;.&quot;;[.J443])); IF([.K443]=&quot;&quot;;&quot;&quot;;CONCATENATE(&quot;/R&quot;;[.K443])))" table:style-name="ce1">
            <text:p>C32/G1/R2</text:p>
          </table:table-cell>
          <table:table-cell office:value-type="string" table:style-name="ce1">
            <text:p>CRITERION.SELECTION.ECONOMIC_FINANCIAL_STANDING.TURNOVER.SPECIFIC_YEARLY</text:p>
          </table:table-cell>
          <table:table-cell office:value-type="string" table:style-name="ce7">
            <text:p>3641b897-f9f0-4d90-909a-b6d4c4b1d645</text:p>
          </table:table-cell>
          <table:table-cell office:value-type="string" table:style-name="ce7">
            <text:p>End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32" table:style-name="ce11">
            <text:p>32</text:p>
          </table:table-cell>
          <table:table-cell office:value-type="float" office:value="1" table:style-name="ce7">
            <text:p>1</text:p>
          </table:table-cell>
          <table:table-cell office:value-type="float" office:value="3" table:style-name="ce7">
            <text:p>3</text:p>
          </table:table-cell>
          <table:table-cell table:number-columns-repeated="8" table:style-name="ce1"/>
          <table:table-cell office:value-type="string" office:string-value="C32/G1/R3" table:formula="of:=CONCATENATE(IF([.A444]=&quot;&quot;;&quot;&quot;;CONCATENATE(&quot;C&quot;; [.A444]));IF([.B444]=&quot;&quot;;&quot;&quot;;CONCATENATE(&quot;/G&quot;;[.B444]));IF([.C444]=&quot;&quot;;&quot;&quot;;CONCATENATE(&quot;/R&quot;;[.C444])); IF([.D444]=&quot;&quot;;&quot;&quot;;CONCATENATE(&quot;/G&quot;;[.B444];&quot;.&quot;;[.D444])); IF([.E444]=&quot;&quot;;&quot;&quot;;CONCATENATE(&quot;/R&quot;;[.E444])); IF([.F444]=&quot;&quot;;&quot;&quot;;CONCATENATE(&quot;/G&quot;;[.B444];&quot;.&quot;;[.D444];&quot;.&quot;;[.F444])); IF([.G444]=&quot;&quot;;&quot;&quot;;CONCATENATE(&quot;/R&quot;;[.G444])); IF([.H444]=&quot;&quot;;&quot;&quot;;CONCATENATE(&quot;/G&quot;;[.B444];&quot;.&quot;;[.D444];&quot;.&quot;;[.F444];&quot;.&quot;;[.H444])); IF([.I444]=&quot;&quot;;&quot;&quot;;CONCATENATE(&quot;/R&quot;;[.I444]));IF([.J444]=&quot;&quot;;&quot;&quot;;CONCATENATE(&quot;/G&quot;;[.B444];&quot;.&quot;;[.D444];&quot;.&quot;;[.F444];&quot;.&quot;;[.H444]; &quot;.&quot;;[.J444])); IF([.K444]=&quot;&quot;;&quot;&quot;;CONCATENATE(&quot;/R&quot;;[.K444])))" table:style-name="ce1">
            <text:p>C32/G1/R3</text:p>
          </table:table-cell>
          <table:table-cell office:value-type="string" table:style-name="ce1">
            <text:p>CRITERION.SELECTION.ECONOMIC_FINANCIAL_STANDING.TURNOVER.SPECIFIC_YEARLY</text:p>
          </table:table-cell>
          <table:table-cell office:value-type="string" table:style-name="ce7">
            <text:p>42db0eaa-d2dd-48cb-83ac-38d73cab9b50</text:p>
          </table:table-cell>
          <table:table-cell office:value-type="string" table:style-name="ce7">
            <text:p>Amount</text:p>
          </table:table-cell>
          <table:table-cell table:style-name="ce1"/>
          <table:table-cell office:value-type="string" table:style-name="ce7">
            <text:p>changed requirement group structure and UUID</text:p>
          </table:table-cell>
          <table:table-cell table:number-columns-repeated="16367" table:style-name="ce1"/>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32/G1/G1.1/G1.1.1" table:formula="of:=CONCATENATE(IF([.A445]=&quot;&quot;;&quot;&quot;;CONCATENATE(&quot;C&quot;; [.A445]));IF([.B445]=&quot;&quot;;&quot;&quot;;CONCATENATE(&quot;/G&quot;;[.B445]));IF([.C445]=&quot;&quot;;&quot;&quot;;CONCATENATE(&quot;/R&quot;;[.C445])); IF([.D445]=&quot;&quot;;&quot;&quot;;CONCATENATE(&quot;/G&quot;;[.B445];&quot;.&quot;;[.D445])); IF([.E445]=&quot;&quot;;&quot;&quot;;CONCATENATE(&quot;/R&quot;;[.E445])); IF([.F445]=&quot;&quot;;&quot;&quot;;CONCATENATE(&quot;/G&quot;;[.B445];&quot;.&quot;;[.D445];&quot;.&quot;;[.F445])); IF([.G445]=&quot;&quot;;&quot;&quot;;CONCATENATE(&quot;/R&quot;;[.G445])); IF([.H445]=&quot;&quot;;&quot;&quot;;CONCATENATE(&quot;/G&quot;;[.B445];&quot;.&quot;;[.D445];&quot;.&quot;;[.F445];&quot;.&quot;;[.H445])); IF([.I445]=&quot;&quot;;&quot;&quot;;CONCATENATE(&quot;/R&quot;;[.I445]));IF([.J445]=&quot;&quot;;&quot;&quot;;CONCATENATE(&quot;/G&quot;;[.B445];&quot;.&quot;;[.D445];&quot;.&quot;;[.F445];&quot;.&quot;;[.H445]; &quot;.&quot;;[.J445])); IF([.K445]=&quot;&quot;;&quot;&quot;;CONCATENATE(&quot;/R&quot;;[.K445])))" table:style-name="ce14">
            <text:p>C32/G1/G1.1/G1.1.1</text:p>
          </table:table-cell>
          <table:table-cell office:value-type="string" table:style-name="ce14">
            <text:p>CRITERION.SELECTION.ECONOMIC_FINANCIAL_STANDING.TURNOVER.SPECIFIC_YEARLY</text:p>
          </table:table-cell>
          <table:table-cell office:value-type="string" table:style-name="ce14">
            <text:p>1689194b-6ecf-4ab4-ab38-7656610c25bb</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32/G1/G1.1/G1.1.1/R1" table:formula="of:=CONCATENATE(IF([.A446]=&quot;&quot;;&quot;&quot;;CONCATENATE(&quot;C&quot;; [.A446]));IF([.B446]=&quot;&quot;;&quot;&quot;;CONCATENATE(&quot;/G&quot;;[.B446]));IF([.C446]=&quot;&quot;;&quot;&quot;;CONCATENATE(&quot;/R&quot;;[.C446])); IF([.D446]=&quot;&quot;;&quot;&quot;;CONCATENATE(&quot;/G&quot;;[.B446];&quot;.&quot;;[.D446])); IF([.E446]=&quot;&quot;;&quot;&quot;;CONCATENATE(&quot;/R&quot;;[.E446])); IF([.F446]=&quot;&quot;;&quot;&quot;;CONCATENATE(&quot;/G&quot;;[.B446];&quot;.&quot;;[.D446];&quot;.&quot;;[.F446])); IF([.G446]=&quot;&quot;;&quot;&quot;;CONCATENATE(&quot;/R&quot;;[.G446])); IF([.H446]=&quot;&quot;;&quot;&quot;;CONCATENATE(&quot;/G&quot;;[.B446];&quot;.&quot;;[.D446];&quot;.&quot;;[.F446];&quot;.&quot;;[.H446])); IF([.I446]=&quot;&quot;;&quot;&quot;;CONCATENATE(&quot;/R&quot;;[.I446]));IF([.J446]=&quot;&quot;;&quot;&quot;;CONCATENATE(&quot;/G&quot;;[.B446];&quot;.&quot;;[.D446];&quot;.&quot;;[.F446];&quot;.&quot;;[.H446]; &quot;.&quot;;[.J446])); IF([.K446]=&quot;&quot;;&quot;&quot;;CONCATENATE(&quot;/R&quot;;[.K446])))" table:style-name="ce14">
            <text:p>C32/G1/G1.1/G1.1.1/R1</text:p>
          </table:table-cell>
          <table:table-cell office:value-type="string" table:style-name="ce14">
            <text:p>CRITERION.SELECTION.ECONOMIC_FINANCIAL_STANDING.TURNOVER.SPECIFIC_YEARLY</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32/G1/G1.1/G1.1.1/R2" table:formula="of:=CONCATENATE(IF([.A447]=&quot;&quot;;&quot;&quot;;CONCATENATE(&quot;C&quot;; [.A447]));IF([.B447]=&quot;&quot;;&quot;&quot;;CONCATENATE(&quot;/G&quot;;[.B447]));IF([.C447]=&quot;&quot;;&quot;&quot;;CONCATENATE(&quot;/R&quot;;[.C447])); IF([.D447]=&quot;&quot;;&quot;&quot;;CONCATENATE(&quot;/G&quot;;[.B447];&quot;.&quot;;[.D447])); IF([.E447]=&quot;&quot;;&quot;&quot;;CONCATENATE(&quot;/R&quot;;[.E447])); IF([.F447]=&quot;&quot;;&quot;&quot;;CONCATENATE(&quot;/G&quot;;[.B447];&quot;.&quot;;[.D447];&quot;.&quot;;[.F447])); IF([.G447]=&quot;&quot;;&quot;&quot;;CONCATENATE(&quot;/R&quot;;[.G447])); IF([.H447]=&quot;&quot;;&quot;&quot;;CONCATENATE(&quot;/G&quot;;[.B447];&quot;.&quot;;[.D447];&quot;.&quot;;[.F447];&quot;.&quot;;[.H447])); IF([.I447]=&quot;&quot;;&quot;&quot;;CONCATENATE(&quot;/R&quot;;[.I447]));IF([.J447]=&quot;&quot;;&quot;&quot;;CONCATENATE(&quot;/G&quot;;[.B447];&quot;.&quot;;[.D447];&quot;.&quot;;[.F447];&quot;.&quot;;[.H447]; &quot;.&quot;;[.J447])); IF([.K447]=&quot;&quot;;&quot;&quot;;CONCATENATE(&quot;/R&quot;;[.K447])))" table:style-name="ce14">
            <text:p>C32/G1/G1.1/G1.1.1/R2</text:p>
          </table:table-cell>
          <table:table-cell office:value-type="string" table:style-name="ce14">
            <text:p>CRITERION.SELECTION.ECONOMIC_FINANCIAL_STANDING.TURNOVER.SPECIFIC_YEARLY</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32/G1/G1.1/G1.1.2" table:formula="of:=CONCATENATE(IF([.A448]=&quot;&quot;;&quot;&quot;;CONCATENATE(&quot;C&quot;; [.A448]));IF([.B448]=&quot;&quot;;&quot;&quot;;CONCATENATE(&quot;/G&quot;;[.B448]));IF([.C448]=&quot;&quot;;&quot;&quot;;CONCATENATE(&quot;/R&quot;;[.C448])); IF([.D448]=&quot;&quot;;&quot;&quot;;CONCATENATE(&quot;/G&quot;;[.B448];&quot;.&quot;;[.D448])); IF([.E448]=&quot;&quot;;&quot;&quot;;CONCATENATE(&quot;/R&quot;;[.E448])); IF([.F448]=&quot;&quot;;&quot;&quot;;CONCATENATE(&quot;/G&quot;;[.B448];&quot;.&quot;;[.D448];&quot;.&quot;;[.F448])); IF([.G448]=&quot;&quot;;&quot;&quot;;CONCATENATE(&quot;/R&quot;;[.G448])); IF([.H448]=&quot;&quot;;&quot;&quot;;CONCATENATE(&quot;/G&quot;;[.B448];&quot;.&quot;;[.D448];&quot;.&quot;;[.F448];&quot;.&quot;;[.H448])); IF([.I448]=&quot;&quot;;&quot;&quot;;CONCATENATE(&quot;/R&quot;;[.I448]));IF([.J448]=&quot;&quot;;&quot;&quot;;CONCATENATE(&quot;/G&quot;;[.B448];&quot;.&quot;;[.D448];&quot;.&quot;;[.F448];&quot;.&quot;;[.H448]; &quot;.&quot;;[.J448])); IF([.K448]=&quot;&quot;;&quot;&quot;;CONCATENATE(&quot;/R&quot;;[.K448])))" table:style-name="ce14">
            <text:p>C32/G1/G1.1/G1.1.2</text:p>
          </table:table-cell>
          <table:table-cell office:value-type="string" table:style-name="ce14">
            <text:p>CRITERION.SELECTION.ECONOMIC_FINANCIAL_STANDING.TURNOVER.SPECIFIC_YEARLY</text:p>
          </table:table-cell>
          <table:table-cell office:value-type="string" table:style-name="ce14">
            <text:p>c628dd27-8016-4d80-8660-7461f2e3ee0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32/G1/G1.1/G1.1.2/R1" table:formula="of:=CONCATENATE(IF([.A449]=&quot;&quot;;&quot;&quot;;CONCATENATE(&quot;C&quot;; [.A449]));IF([.B449]=&quot;&quot;;&quot;&quot;;CONCATENATE(&quot;/G&quot;;[.B449]));IF([.C449]=&quot;&quot;;&quot;&quot;;CONCATENATE(&quot;/R&quot;;[.C449])); IF([.D449]=&quot;&quot;;&quot;&quot;;CONCATENATE(&quot;/G&quot;;[.B449];&quot;.&quot;;[.D449])); IF([.E449]=&quot;&quot;;&quot;&quot;;CONCATENATE(&quot;/R&quot;;[.E449])); IF([.F449]=&quot;&quot;;&quot;&quot;;CONCATENATE(&quot;/G&quot;;[.B449];&quot;.&quot;;[.D449];&quot;.&quot;;[.F449])); IF([.G449]=&quot;&quot;;&quot;&quot;;CONCATENATE(&quot;/R&quot;;[.G449])); IF([.H449]=&quot;&quot;;&quot;&quot;;CONCATENATE(&quot;/G&quot;;[.B449];&quot;.&quot;;[.D449];&quot;.&quot;;[.F449];&quot;.&quot;;[.H449])); IF([.I449]=&quot;&quot;;&quot;&quot;;CONCATENATE(&quot;/R&quot;;[.I449]));IF([.J449]=&quot;&quot;;&quot;&quot;;CONCATENATE(&quot;/G&quot;;[.B449];&quot;.&quot;;[.D449];&quot;.&quot;;[.F449];&quot;.&quot;;[.H449]; &quot;.&quot;;[.J449])); IF([.K449]=&quot;&quot;;&quot;&quot;;CONCATENATE(&quot;/R&quot;;[.K449])))" table:style-name="ce14">
            <text:p>C32/G1/G1.1/G1.1.2/R1</text:p>
          </table:table-cell>
          <table:table-cell office:value-type="string" table:style-name="ce14">
            <text:p>CRITERION.SELECTION.ECONOMIC_FINANCIAL_STANDING.TURNOVER.SPECIFIC_YEARLY</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32/G1/G1.1/G1.1.2/R2" table:formula="of:=CONCATENATE(IF([.A450]=&quot;&quot;;&quot;&quot;;CONCATENATE(&quot;C&quot;; [.A450]));IF([.B450]=&quot;&quot;;&quot;&quot;;CONCATENATE(&quot;/G&quot;;[.B450]));IF([.C450]=&quot;&quot;;&quot;&quot;;CONCATENATE(&quot;/R&quot;;[.C450])); IF([.D450]=&quot;&quot;;&quot;&quot;;CONCATENATE(&quot;/G&quot;;[.B450];&quot;.&quot;;[.D450])); IF([.E450]=&quot;&quot;;&quot;&quot;;CONCATENATE(&quot;/R&quot;;[.E450])); IF([.F450]=&quot;&quot;;&quot;&quot;;CONCATENATE(&quot;/G&quot;;[.B450];&quot;.&quot;;[.D450];&quot;.&quot;;[.F450])); IF([.G450]=&quot;&quot;;&quot;&quot;;CONCATENATE(&quot;/R&quot;;[.G450])); IF([.H450]=&quot;&quot;;&quot;&quot;;CONCATENATE(&quot;/G&quot;;[.B450];&quot;.&quot;;[.D450];&quot;.&quot;;[.F450];&quot;.&quot;;[.H450])); IF([.I450]=&quot;&quot;;&quot;&quot;;CONCATENATE(&quot;/R&quot;;[.I450]));IF([.J450]=&quot;&quot;;&quot;&quot;;CONCATENATE(&quot;/G&quot;;[.B450];&quot;.&quot;;[.D450];&quot;.&quot;;[.F450];&quot;.&quot;;[.H450]; &quot;.&quot;;[.J450])); IF([.K450]=&quot;&quot;;&quot;&quot;;CONCATENATE(&quot;/R&quot;;[.K450])))" table:style-name="ce14">
            <text:p>C32/G1/G1.1/G1.1.2/R2</text:p>
          </table:table-cell>
          <table:table-cell office:value-type="string" table:style-name="ce14">
            <text:p>CRITERION.SELECTION.ECONOMIC_FINANCIAL_STANDING.TURNOVER.SPECIFIC_YEARLY</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32/G1/G1.1/G1.1.3" table:formula="of:=CONCATENATE(IF([.A451]=&quot;&quot;;&quot;&quot;;CONCATENATE(&quot;C&quot;; [.A451]));IF([.B451]=&quot;&quot;;&quot;&quot;;CONCATENATE(&quot;/G&quot;;[.B451]));IF([.C451]=&quot;&quot;;&quot;&quot;;CONCATENATE(&quot;/R&quot;;[.C451])); IF([.D451]=&quot;&quot;;&quot;&quot;;CONCATENATE(&quot;/G&quot;;[.B451];&quot;.&quot;;[.D451])); IF([.E451]=&quot;&quot;;&quot;&quot;;CONCATENATE(&quot;/R&quot;;[.E451])); IF([.F451]=&quot;&quot;;&quot;&quot;;CONCATENATE(&quot;/G&quot;;[.B451];&quot;.&quot;;[.D451];&quot;.&quot;;[.F451])); IF([.G451]=&quot;&quot;;&quot;&quot;;CONCATENATE(&quot;/R&quot;;[.G451])); IF([.H451]=&quot;&quot;;&quot;&quot;;CONCATENATE(&quot;/G&quot;;[.B451];&quot;.&quot;;[.D451];&quot;.&quot;;[.F451];&quot;.&quot;;[.H451])); IF([.I451]=&quot;&quot;;&quot;&quot;;CONCATENATE(&quot;/R&quot;;[.I451]));IF([.J451]=&quot;&quot;;&quot;&quot;;CONCATENATE(&quot;/G&quot;;[.B451];&quot;.&quot;;[.D451];&quot;.&quot;;[.F451];&quot;.&quot;;[.H451]; &quot;.&quot;;[.J451])); IF([.K451]=&quot;&quot;;&quot;&quot;;CONCATENATE(&quot;/R&quot;;[.K451])))" table:style-name="ce14">
            <text:p>C32/G1/G1.1/G1.1.3</text:p>
          </table:table-cell>
          <table:table-cell office:value-type="string" table:style-name="ce14">
            <text:p>CRITERION.SELECTION.ECONOMIC_FINANCIAL_STANDING.TURNOVER.SPECIFIC_YEARLY</text:p>
          </table:table-cell>
          <table:table-cell office:value-type="string" table:style-name="ce14">
            <text:p>9dd09f9f-3326-4865-9d5a-f0836076fb19</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32/G1/G1.1/G1.1.3/R1" table:formula="of:=CONCATENATE(IF([.A452]=&quot;&quot;;&quot;&quot;;CONCATENATE(&quot;C&quot;; [.A452]));IF([.B452]=&quot;&quot;;&quot;&quot;;CONCATENATE(&quot;/G&quot;;[.B452]));IF([.C452]=&quot;&quot;;&quot;&quot;;CONCATENATE(&quot;/R&quot;;[.C452])); IF([.D452]=&quot;&quot;;&quot;&quot;;CONCATENATE(&quot;/G&quot;;[.B452];&quot;.&quot;;[.D452])); IF([.E452]=&quot;&quot;;&quot;&quot;;CONCATENATE(&quot;/R&quot;;[.E452])); IF([.F452]=&quot;&quot;;&quot;&quot;;CONCATENATE(&quot;/G&quot;;[.B452];&quot;.&quot;;[.D452];&quot;.&quot;;[.F452])); IF([.G452]=&quot;&quot;;&quot;&quot;;CONCATENATE(&quot;/R&quot;;[.G452])); IF([.H452]=&quot;&quot;;&quot;&quot;;CONCATENATE(&quot;/G&quot;;[.B452];&quot;.&quot;;[.D452];&quot;.&quot;;[.F452];&quot;.&quot;;[.H452])); IF([.I452]=&quot;&quot;;&quot;&quot;;CONCATENATE(&quot;/R&quot;;[.I452]));IF([.J452]=&quot;&quot;;&quot;&quot;;CONCATENATE(&quot;/G&quot;;[.B452];&quot;.&quot;;[.D452];&quot;.&quot;;[.F452];&quot;.&quot;;[.H452]; &quot;.&quot;;[.J452])); IF([.K452]=&quot;&quot;;&quot;&quot;;CONCATENATE(&quot;/R&quot;;[.K452])))" table:style-name="ce14">
            <text:p>C32/G1/G1.1/G1.1.3/R1</text:p>
          </table:table-cell>
          <table:table-cell office:value-type="string" table:style-name="ce14">
            <text:p>CRITERION.SELECTION.ECONOMIC_FINANCIAL_STANDING.TURNOVER.SPECIFIC_YEARLY</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32/G1/G1.1/G1.1.3/R2" table:formula="of:=CONCATENATE(IF([.A453]=&quot;&quot;;&quot;&quot;;CONCATENATE(&quot;C&quot;; [.A453]));IF([.B453]=&quot;&quot;;&quot;&quot;;CONCATENATE(&quot;/G&quot;;[.B453]));IF([.C453]=&quot;&quot;;&quot;&quot;;CONCATENATE(&quot;/R&quot;;[.C453])); IF([.D453]=&quot;&quot;;&quot;&quot;;CONCATENATE(&quot;/G&quot;;[.B453];&quot;.&quot;;[.D453])); IF([.E453]=&quot;&quot;;&quot;&quot;;CONCATENATE(&quot;/R&quot;;[.E453])); IF([.F453]=&quot;&quot;;&quot;&quot;;CONCATENATE(&quot;/G&quot;;[.B453];&quot;.&quot;;[.D453];&quot;.&quot;;[.F453])); IF([.G453]=&quot;&quot;;&quot;&quot;;CONCATENATE(&quot;/R&quot;;[.G453])); IF([.H453]=&quot;&quot;;&quot;&quot;;CONCATENATE(&quot;/G&quot;;[.B453];&quot;.&quot;;[.D453];&quot;.&quot;;[.F453];&quot;.&quot;;[.H453])); IF([.I453]=&quot;&quot;;&quot;&quot;;CONCATENATE(&quot;/R&quot;;[.I453]));IF([.J453]=&quot;&quot;;&quot;&quot;;CONCATENATE(&quot;/G&quot;;[.B453];&quot;.&quot;;[.D453];&quot;.&quot;;[.F453];&quot;.&quot;;[.H453]; &quot;.&quot;;[.J453])); IF([.K453]=&quot;&quot;;&quot;&quot;;CONCATENATE(&quot;/R&quot;;[.K453])))" table:style-name="ce14">
            <text:p>C32/G1/G1.1/G1.1.3/R2</text:p>
          </table:table-cell>
          <table:table-cell office:value-type="string" table:style-name="ce14">
            <text:p>CRITERION.SELECTION.ECONOMIC_FINANCIAL_STANDING.TURNOVER.SPECIFIC_YEARLY</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32/G1/G1.1/G1.1.4" table:formula="of:=CONCATENATE(IF([.A454]=&quot;&quot;;&quot;&quot;;CONCATENATE(&quot;C&quot;; [.A454]));IF([.B454]=&quot;&quot;;&quot;&quot;;CONCATENATE(&quot;/G&quot;;[.B454]));IF([.C454]=&quot;&quot;;&quot;&quot;;CONCATENATE(&quot;/R&quot;;[.C454])); IF([.D454]=&quot;&quot;;&quot;&quot;;CONCATENATE(&quot;/G&quot;;[.B454];&quot;.&quot;;[.D454])); IF([.E454]=&quot;&quot;;&quot;&quot;;CONCATENATE(&quot;/R&quot;;[.E454])); IF([.F454]=&quot;&quot;;&quot;&quot;;CONCATENATE(&quot;/G&quot;;[.B454];&quot;.&quot;;[.D454];&quot;.&quot;;[.F454])); IF([.G454]=&quot;&quot;;&quot;&quot;;CONCATENATE(&quot;/R&quot;;[.G454])); IF([.H454]=&quot;&quot;;&quot;&quot;;CONCATENATE(&quot;/G&quot;;[.B454];&quot;.&quot;;[.D454];&quot;.&quot;;[.F454];&quot;.&quot;;[.H454])); IF([.I454]=&quot;&quot;;&quot;&quot;;CONCATENATE(&quot;/R&quot;;[.I454]));IF([.J454]=&quot;&quot;;&quot;&quot;;CONCATENATE(&quot;/G&quot;;[.B454];&quot;.&quot;;[.D454];&quot;.&quot;;[.F454];&quot;.&quot;;[.H454]; &quot;.&quot;;[.J454])); IF([.K454]=&quot;&quot;;&quot;&quot;;CONCATENATE(&quot;/R&quot;;[.K454])))" table:style-name="ce14">
            <text:p>C32/G1/G1.1/G1.1.4</text:p>
          </table:table-cell>
          <table:table-cell office:value-type="string" table:style-name="ce14">
            <text:p>CRITERION.SELECTION.ECONOMIC_FINANCIAL_STANDING.TURNOVER.SPECIFIC_YEARLY</text:p>
          </table:table-cell>
          <table:table-cell office:value-type="string" table:style-name="ce14">
            <text:p>962011c9-9e2e-4e7b-818e-30e8506e874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32/G1/G1.1/G1.1.4/R1" table:formula="of:=CONCATENATE(IF([.A455]=&quot;&quot;;&quot;&quot;;CONCATENATE(&quot;C&quot;; [.A455]));IF([.B455]=&quot;&quot;;&quot;&quot;;CONCATENATE(&quot;/G&quot;;[.B455]));IF([.C455]=&quot;&quot;;&quot;&quot;;CONCATENATE(&quot;/R&quot;;[.C455])); IF([.D455]=&quot;&quot;;&quot;&quot;;CONCATENATE(&quot;/G&quot;;[.B455];&quot;.&quot;;[.D455])); IF([.E455]=&quot;&quot;;&quot;&quot;;CONCATENATE(&quot;/R&quot;;[.E455])); IF([.F455]=&quot;&quot;;&quot;&quot;;CONCATENATE(&quot;/G&quot;;[.B455];&quot;.&quot;;[.D455];&quot;.&quot;;[.F455])); IF([.G455]=&quot;&quot;;&quot;&quot;;CONCATENATE(&quot;/R&quot;;[.G455])); IF([.H455]=&quot;&quot;;&quot;&quot;;CONCATENATE(&quot;/G&quot;;[.B455];&quot;.&quot;;[.D455];&quot;.&quot;;[.F455];&quot;.&quot;;[.H455])); IF([.I455]=&quot;&quot;;&quot;&quot;;CONCATENATE(&quot;/R&quot;;[.I455]));IF([.J455]=&quot;&quot;;&quot;&quot;;CONCATENATE(&quot;/G&quot;;[.B455];&quot;.&quot;;[.D455];&quot;.&quot;;[.F455];&quot;.&quot;;[.H455]; &quot;.&quot;;[.J455])); IF([.K455]=&quot;&quot;;&quot;&quot;;CONCATENATE(&quot;/R&quot;;[.K455])))" table:style-name="ce14">
            <text:p>C32/G1/G1.1/G1.1.4/R1</text:p>
          </table:table-cell>
          <table:table-cell office:value-type="string" table:style-name="ce14">
            <text:p>CRITERION.SELECTION.ECONOMIC_FINANCIAL_STANDING.TURNOVER.SPECIFIC_YEARLY</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32/G1/G1.1/G1.1.4/R2" table:formula="of:=CONCATENATE(IF([.A456]=&quot;&quot;;&quot;&quot;;CONCATENATE(&quot;C&quot;; [.A456]));IF([.B456]=&quot;&quot;;&quot;&quot;;CONCATENATE(&quot;/G&quot;;[.B456]));IF([.C456]=&quot;&quot;;&quot;&quot;;CONCATENATE(&quot;/R&quot;;[.C456])); IF([.D456]=&quot;&quot;;&quot;&quot;;CONCATENATE(&quot;/G&quot;;[.B456];&quot;.&quot;;[.D456])); IF([.E456]=&quot;&quot;;&quot;&quot;;CONCATENATE(&quot;/R&quot;;[.E456])); IF([.F456]=&quot;&quot;;&quot;&quot;;CONCATENATE(&quot;/G&quot;;[.B456];&quot;.&quot;;[.D456];&quot;.&quot;;[.F456])); IF([.G456]=&quot;&quot;;&quot;&quot;;CONCATENATE(&quot;/R&quot;;[.G456])); IF([.H456]=&quot;&quot;;&quot;&quot;;CONCATENATE(&quot;/G&quot;;[.B456];&quot;.&quot;;[.D456];&quot;.&quot;;[.F456];&quot;.&quot;;[.H456])); IF([.I456]=&quot;&quot;;&quot;&quot;;CONCATENATE(&quot;/R&quot;;[.I456]));IF([.J456]=&quot;&quot;;&quot;&quot;;CONCATENATE(&quot;/G&quot;;[.B456];&quot;.&quot;;[.D456];&quot;.&quot;;[.F456];&quot;.&quot;;[.H456]; &quot;.&quot;;[.J456])); IF([.K456]=&quot;&quot;;&quot;&quot;;CONCATENATE(&quot;/R&quot;;[.K456])))" table:style-name="ce14">
            <text:p>C32/G1/G1.1/G1.1.4/R2</text:p>
          </table:table-cell>
          <table:table-cell office:value-type="string" table:style-name="ce14">
            <text:p>CRITERION.SELECTION.ECONOMIC_FINANCIAL_STANDING.TURNOVER.SPECIFIC_YEARLY</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32/G1/G1.1/G1.1.5" table:formula="of:=CONCATENATE(IF([.A457]=&quot;&quot;;&quot;&quot;;CONCATENATE(&quot;C&quot;; [.A457]));IF([.B457]=&quot;&quot;;&quot;&quot;;CONCATENATE(&quot;/G&quot;;[.B457]));IF([.C457]=&quot;&quot;;&quot;&quot;;CONCATENATE(&quot;/R&quot;;[.C457])); IF([.D457]=&quot;&quot;;&quot;&quot;;CONCATENATE(&quot;/G&quot;;[.B457];&quot;.&quot;;[.D457])); IF([.E457]=&quot;&quot;;&quot;&quot;;CONCATENATE(&quot;/R&quot;;[.E457])); IF([.F457]=&quot;&quot;;&quot;&quot;;CONCATENATE(&quot;/G&quot;;[.B457];&quot;.&quot;;[.D457];&quot;.&quot;;[.F457])); IF([.G457]=&quot;&quot;;&quot;&quot;;CONCATENATE(&quot;/R&quot;;[.G457])); IF([.H457]=&quot;&quot;;&quot;&quot;;CONCATENATE(&quot;/G&quot;;[.B457];&quot;.&quot;;[.D457];&quot;.&quot;;[.F457];&quot;.&quot;;[.H457])); IF([.I457]=&quot;&quot;;&quot;&quot;;CONCATENATE(&quot;/R&quot;;[.I457]));IF([.J457]=&quot;&quot;;&quot;&quot;;CONCATENATE(&quot;/G&quot;;[.B457];&quot;.&quot;;[.D457];&quot;.&quot;;[.F457];&quot;.&quot;;[.H457]; &quot;.&quot;;[.J457])); IF([.K457]=&quot;&quot;;&quot;&quot;;CONCATENATE(&quot;/R&quot;;[.K457])))" table:style-name="ce14">
            <text:p>C32/G1/G1.1/G1.1.5</text:p>
          </table:table-cell>
          <table:table-cell office:value-type="string" table:style-name="ce14">
            <text:p>CRITERION.SELECTION.ECONOMIC_FINANCIAL_STANDING.TURNOVER.SPECIFIC_YEARLY</text:p>
          </table:table-cell>
          <table:table-cell office:value-type="string" table:style-name="ce14">
            <text:p>343795e2-98e9-4cc9-8ef2-8817cec8f49a</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32/G1/G1.1/G1.1.5/R1" table:formula="of:=CONCATENATE(IF([.A458]=&quot;&quot;;&quot;&quot;;CONCATENATE(&quot;C&quot;; [.A458]));IF([.B458]=&quot;&quot;;&quot;&quot;;CONCATENATE(&quot;/G&quot;;[.B458]));IF([.C458]=&quot;&quot;;&quot;&quot;;CONCATENATE(&quot;/R&quot;;[.C458])); IF([.D458]=&quot;&quot;;&quot;&quot;;CONCATENATE(&quot;/G&quot;;[.B458];&quot;.&quot;;[.D458])); IF([.E458]=&quot;&quot;;&quot;&quot;;CONCATENATE(&quot;/R&quot;;[.E458])); IF([.F458]=&quot;&quot;;&quot;&quot;;CONCATENATE(&quot;/G&quot;;[.B458];&quot;.&quot;;[.D458];&quot;.&quot;;[.F458])); IF([.G458]=&quot;&quot;;&quot;&quot;;CONCATENATE(&quot;/R&quot;;[.G458])); IF([.H458]=&quot;&quot;;&quot;&quot;;CONCATENATE(&quot;/G&quot;;[.B458];&quot;.&quot;;[.D458];&quot;.&quot;;[.F458];&quot;.&quot;;[.H458])); IF([.I458]=&quot;&quot;;&quot;&quot;;CONCATENATE(&quot;/R&quot;;[.I458]));IF([.J458]=&quot;&quot;;&quot;&quot;;CONCATENATE(&quot;/G&quot;;[.B458];&quot;.&quot;;[.D458];&quot;.&quot;;[.F458];&quot;.&quot;;[.H458]; &quot;.&quot;;[.J458])); IF([.K458]=&quot;&quot;;&quot;&quot;;CONCATENATE(&quot;/R&quot;;[.K458])))" table:style-name="ce14">
            <text:p>C32/G1/G1.1/G1.1.5/R1</text:p>
          </table:table-cell>
          <table:table-cell office:value-type="string" table:style-name="ce14">
            <text:p>CRITERION.SELECTION.ECONOMIC_FINANCIAL_STANDING.TURNOVER.SPECIFIC_YEARLY</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32/G1/G1.1/G1.1.5/R2" table:formula="of:=CONCATENATE(IF([.A459]=&quot;&quot;;&quot;&quot;;CONCATENATE(&quot;C&quot;; [.A459]));IF([.B459]=&quot;&quot;;&quot;&quot;;CONCATENATE(&quot;/G&quot;;[.B459]));IF([.C459]=&quot;&quot;;&quot;&quot;;CONCATENATE(&quot;/R&quot;;[.C459])); IF([.D459]=&quot;&quot;;&quot;&quot;;CONCATENATE(&quot;/G&quot;;[.B459];&quot;.&quot;;[.D459])); IF([.E459]=&quot;&quot;;&quot;&quot;;CONCATENATE(&quot;/R&quot;;[.E459])); IF([.F459]=&quot;&quot;;&quot;&quot;;CONCATENATE(&quot;/G&quot;;[.B459];&quot;.&quot;;[.D459];&quot;.&quot;;[.F459])); IF([.G459]=&quot;&quot;;&quot;&quot;;CONCATENATE(&quot;/R&quot;;[.G459])); IF([.H459]=&quot;&quot;;&quot;&quot;;CONCATENATE(&quot;/G&quot;;[.B459];&quot;.&quot;;[.D459];&quot;.&quot;;[.F459];&quot;.&quot;;[.H459])); IF([.I459]=&quot;&quot;;&quot;&quot;;CONCATENATE(&quot;/R&quot;;[.I459]));IF([.J459]=&quot;&quot;;&quot;&quot;;CONCATENATE(&quot;/G&quot;;[.B459];&quot;.&quot;;[.D459];&quot;.&quot;;[.F459];&quot;.&quot;;[.H459]; &quot;.&quot;;[.J459])); IF([.K459]=&quot;&quot;;&quot;&quot;;CONCATENATE(&quot;/R&quot;;[.K459])))" table:style-name="ce14">
            <text:p>C32/G1/G1.1/G1.1.5/R2</text:p>
          </table:table-cell>
          <table:table-cell office:value-type="string" table:style-name="ce14">
            <text:p>CRITERION.SELECTION.ECONOMIC_FINANCIAL_STANDING.TURNOVER.SPECIFIC_YEARLY</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1">
            <text:p>32</text:p>
          </table:table-cell>
          <table:table-cell office:value-type="float" office:value="2" table:style-name="ce7">
            <text:p>2</text:p>
          </table:table-cell>
          <table:table-cell table:number-columns-repeated="9" table:style-name="ce1"/>
          <table:table-cell office:value-type="string" office:string-value="C32/G2" table:formula="of:=CONCATENATE(IF([.A460]=&quot;&quot;;&quot;&quot;;CONCATENATE(&quot;C&quot;; [.A460]));IF([.B460]=&quot;&quot;;&quot;&quot;;CONCATENATE(&quot;/G&quot;;[.B460]));IF([.C460]=&quot;&quot;;&quot;&quot;;CONCATENATE(&quot;/R&quot;;[.C460])); IF([.D460]=&quot;&quot;;&quot;&quot;;CONCATENATE(&quot;/G&quot;;[.B460];&quot;.&quot;;[.D460])); IF([.E460]=&quot;&quot;;&quot;&quot;;CONCATENATE(&quot;/R&quot;;[.E460])); IF([.F460]=&quot;&quot;;&quot;&quot;;CONCATENATE(&quot;/G&quot;;[.B460];&quot;.&quot;;[.D460];&quot;.&quot;;[.F460])); IF([.G460]=&quot;&quot;;&quot;&quot;;CONCATENATE(&quot;/R&quot;;[.G460])); IF([.H460]=&quot;&quot;;&quot;&quot;;CONCATENATE(&quot;/G&quot;;[.B460];&quot;.&quot;;[.D460];&quot;.&quot;;[.F460];&quot;.&quot;;[.H460])); IF([.I460]=&quot;&quot;;&quot;&quot;;CONCATENATE(&quot;/R&quot;;[.I460]));IF([.J460]=&quot;&quot;;&quot;&quot;;CONCATENATE(&quot;/G&quot;;[.B460];&quot;.&quot;;[.D460];&quot;.&quot;;[.F460];&quot;.&quot;;[.H460]; &quot;.&quot;;[.J460])); IF([.K460]=&quot;&quot;;&quot;&quot;;CONCATENATE(&quot;/R&quot;;[.K460])))" table:style-name="ce1">
            <text:p>C32/G2</text:p>
          </table:table-cell>
          <table:table-cell office:value-type="string" table:style-name="ce1">
            <text:p>CRITERION.SELECTION.ECONOMIC_FINANCIAL_STANDING.TURNOVER.SPECIFIC_YEARL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32/G2/R1" table:formula="of:=CONCATENATE(IF([.A461]=&quot;&quot;;&quot;&quot;;CONCATENATE(&quot;C&quot;; [.A461]));IF([.B461]=&quot;&quot;;&quot;&quot;;CONCATENATE(&quot;/G&quot;;[.B461]));IF([.C461]=&quot;&quot;;&quot;&quot;;CONCATENATE(&quot;/R&quot;;[.C461])); IF([.D461]=&quot;&quot;;&quot;&quot;;CONCATENATE(&quot;/G&quot;;[.B461];&quot;.&quot;;[.D461])); IF([.E461]=&quot;&quot;;&quot;&quot;;CONCATENATE(&quot;/R&quot;;[.E461])); IF([.F461]=&quot;&quot;;&quot;&quot;;CONCATENATE(&quot;/G&quot;;[.B461];&quot;.&quot;;[.D461];&quot;.&quot;;[.F461])); IF([.G461]=&quot;&quot;;&quot;&quot;;CONCATENATE(&quot;/R&quot;;[.G461])); IF([.H461]=&quot;&quot;;&quot;&quot;;CONCATENATE(&quot;/G&quot;;[.B461];&quot;.&quot;;[.D461];&quot;.&quot;;[.F461];&quot;.&quot;;[.H461])); IF([.I461]=&quot;&quot;;&quot;&quot;;CONCATENATE(&quot;/R&quot;;[.I461]));IF([.J461]=&quot;&quot;;&quot;&quot;;CONCATENATE(&quot;/G&quot;;[.B461];&quot;.&quot;;[.D461];&quot;.&quot;;[.F461];&quot;.&quot;;[.H461]; &quot;.&quot;;[.J461])); IF([.K461]=&quot;&quot;;&quot;&quot;;CONCATENATE(&quot;/R&quot;;[.K461])))" table:style-name="ce1">
            <text:p>C32/G2/R1</text:p>
          </table:table-cell>
          <table:table-cell office:value-type="string" table:style-name="ce1">
            <text:p>CRITERION.SELECTION.ECONOMIC_FINANCIAL_STANDING.TURNOVER.SPECIFIC_YEARLY</text:p>
          </table:table-cell>
          <table:table-cell office:value-type="string" table:style-name="ce1">
            <text:p>c1347b74-1872-4060-a6db-f4044edcd7c4</text:p>
          </table:table-cell>
          <table:table-cell office:value-type="string" table:style-name="ce1">
            <text:p>Is this information available electronically?</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32/G2/G2.1" table:formula="of:=CONCATENATE(IF([.A462]=&quot;&quot;;&quot;&quot;;CONCATENATE(&quot;C&quot;; [.A462]));IF([.B462]=&quot;&quot;;&quot;&quot;;CONCATENATE(&quot;/G&quot;;[.B462]));IF([.C462]=&quot;&quot;;&quot;&quot;;CONCATENATE(&quot;/R&quot;;[.C462])); IF([.D462]=&quot;&quot;;&quot;&quot;;CONCATENATE(&quot;/G&quot;;[.B462];&quot;.&quot;;[.D462])); IF([.E462]=&quot;&quot;;&quot;&quot;;CONCATENATE(&quot;/R&quot;;[.E462])); IF([.F462]=&quot;&quot;;&quot;&quot;;CONCATENATE(&quot;/G&quot;;[.B462];&quot;.&quot;;[.D462];&quot;.&quot;;[.F462])); IF([.G462]=&quot;&quot;;&quot;&quot;;CONCATENATE(&quot;/R&quot;;[.G462])); IF([.H462]=&quot;&quot;;&quot;&quot;;CONCATENATE(&quot;/G&quot;;[.B462];&quot;.&quot;;[.D462];&quot;.&quot;;[.F462];&quot;.&quot;;[.H462])); IF([.I462]=&quot;&quot;;&quot;&quot;;CONCATENATE(&quot;/R&quot;;[.I462]));IF([.J462]=&quot;&quot;;&quot;&quot;;CONCATENATE(&quot;/G&quot;;[.B462];&quot;.&quot;;[.D462];&quot;.&quot;;[.F462];&quot;.&quot;;[.H462]; &quot;.&quot;;[.J462])); IF([.K462]=&quot;&quot;;&quot;&quot;;CONCATENATE(&quot;/R&quot;;[.K462])))" table:style-name="ce1">
            <text:p>C32/G2/G2.1</text:p>
          </table:table-cell>
          <table:table-cell office:value-type="string" table:style-name="ce1">
            <text:p>CRITERION.SELECTION.ECONOMIC_FINANCIAL_STANDING.TURNOVER.SPECIFIC_YEARLY</text:p>
          </table:table-cell>
          <table:table-cell office:value-type="string" table:style-name="ce1">
            <text:p>41dd2e9b-1bfd-44c7-93ee-56bd74a4334b</text:p>
          </table:table-cell>
          <table:table-cell table:number-columns-repeated="2" table:style-name="ce1"/>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2/G2/G2.1/R1" table:formula="of:=CONCATENATE(IF([.A463]=&quot;&quot;;&quot;&quot;;CONCATENATE(&quot;C&quot;; [.A463]));IF([.B463]=&quot;&quot;;&quot;&quot;;CONCATENATE(&quot;/G&quot;;[.B463]));IF([.C463]=&quot;&quot;;&quot;&quot;;CONCATENATE(&quot;/R&quot;;[.C463])); IF([.D463]=&quot;&quot;;&quot;&quot;;CONCATENATE(&quot;/G&quot;;[.B463];&quot;.&quot;;[.D463])); IF([.E463]=&quot;&quot;;&quot;&quot;;CONCATENATE(&quot;/R&quot;;[.E463])); IF([.F463]=&quot;&quot;;&quot;&quot;;CONCATENATE(&quot;/G&quot;;[.B463];&quot;.&quot;;[.D463];&quot;.&quot;;[.F463])); IF([.G463]=&quot;&quot;;&quot;&quot;;CONCATENATE(&quot;/R&quot;;[.G463])); IF([.H463]=&quot;&quot;;&quot;&quot;;CONCATENATE(&quot;/G&quot;;[.B463];&quot;.&quot;;[.D463];&quot;.&quot;;[.F463];&quot;.&quot;;[.H463])); IF([.I463]=&quot;&quot;;&quot;&quot;;CONCATENATE(&quot;/R&quot;;[.I463]));IF([.J463]=&quot;&quot;;&quot;&quot;;CONCATENATE(&quot;/G&quot;;[.B463];&quot;.&quot;;[.D463];&quot;.&quot;;[.F463];&quot;.&quot;;[.H463]; &quot;.&quot;;[.J463])); IF([.K463]=&quot;&quot;;&quot;&quot;;CONCATENATE(&quot;/R&quot;;[.K463])))" table:style-name="ce1">
            <text:p>C32/G2/G2.1/R1</text:p>
          </table:table-cell>
          <table:table-cell office:value-type="string" table:style-name="ce1">
            <text:p>CRITERION.SELECTION.ECONOMIC_FINANCIAL_STANDING.TURNOVER.SPECIFIC_YEARL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2/G2/G2.1/R2" table:formula="of:=CONCATENATE(IF([.A464]=&quot;&quot;;&quot;&quot;;CONCATENATE(&quot;C&quot;; [.A464]));IF([.B464]=&quot;&quot;;&quot;&quot;;CONCATENATE(&quot;/G&quot;;[.B464]));IF([.C464]=&quot;&quot;;&quot;&quot;;CONCATENATE(&quot;/R&quot;;[.C464])); IF([.D464]=&quot;&quot;;&quot;&quot;;CONCATENATE(&quot;/G&quot;;[.B464];&quot;.&quot;;[.D464])); IF([.E464]=&quot;&quot;;&quot;&quot;;CONCATENATE(&quot;/R&quot;;[.E464])); IF([.F464]=&quot;&quot;;&quot;&quot;;CONCATENATE(&quot;/G&quot;;[.B464];&quot;.&quot;;[.D464];&quot;.&quot;;[.F464])); IF([.G464]=&quot;&quot;;&quot;&quot;;CONCATENATE(&quot;/R&quot;;[.G464])); IF([.H464]=&quot;&quot;;&quot;&quot;;CONCATENATE(&quot;/G&quot;;[.B464];&quot;.&quot;;[.D464];&quot;.&quot;;[.F464];&quot;.&quot;;[.H464])); IF([.I464]=&quot;&quot;;&quot;&quot;;CONCATENATE(&quot;/R&quot;;[.I464]));IF([.J464]=&quot;&quot;;&quot;&quot;;CONCATENATE(&quot;/G&quot;;[.B464];&quot;.&quot;;[.D464];&quot;.&quot;;[.F464];&quot;.&quot;;[.H464]; &quot;.&quot;;[.J464])); IF([.K464]=&quot;&quot;;&quot;&quot;;CONCATENATE(&quot;/R&quot;;[.K464])))" table:style-name="ce1">
            <text:p>C32/G2/G2.1/R2</text:p>
          </table:table-cell>
          <table:table-cell office:value-type="string" table:style-name="ce1">
            <text:p>CRITERION.SELECTION.ECONOMIC_FINANCIAL_STANDING.TURNOVER.SPECIFIC_YEARL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2" table:style-name="ce8">
            <text:p>3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2/G2/G2.1/R3" table:formula="of:=CONCATENATE(IF([.A465]=&quot;&quot;;&quot;&quot;;CONCATENATE(&quot;C&quot;; [.A465]));IF([.B465]=&quot;&quot;;&quot;&quot;;CONCATENATE(&quot;/G&quot;;[.B465]));IF([.C465]=&quot;&quot;;&quot;&quot;;CONCATENATE(&quot;/R&quot;;[.C465])); IF([.D465]=&quot;&quot;;&quot;&quot;;CONCATENATE(&quot;/G&quot;;[.B465];&quot;.&quot;;[.D465])); IF([.E465]=&quot;&quot;;&quot;&quot;;CONCATENATE(&quot;/R&quot;;[.E465])); IF([.F465]=&quot;&quot;;&quot;&quot;;CONCATENATE(&quot;/G&quot;;[.B465];&quot;.&quot;;[.D465];&quot;.&quot;;[.F465])); IF([.G465]=&quot;&quot;;&quot;&quot;;CONCATENATE(&quot;/R&quot;;[.G465])); IF([.H465]=&quot;&quot;;&quot;&quot;;CONCATENATE(&quot;/G&quot;;[.B465];&quot;.&quot;;[.D465];&quot;.&quot;;[.F465];&quot;.&quot;;[.H465])); IF([.I465]=&quot;&quot;;&quot;&quot;;CONCATENATE(&quot;/R&quot;;[.I465]));IF([.J465]=&quot;&quot;;&quot;&quot;;CONCATENATE(&quot;/G&quot;;[.B465];&quot;.&quot;;[.D465];&quot;.&quot;;[.F465];&quot;.&quot;;[.H465]; &quot;.&quot;;[.J465])); IF([.K465]=&quot;&quot;;&quot;&quot;;CONCATENATE(&quot;/R&quot;;[.K465])))" table:style-name="ce7">
            <text:p>C32/G2/G2.1/R3</text:p>
          </table:table-cell>
          <table:table-cell office:value-type="string" table:style-name="ce7">
            <text:p>CRITERION.SELECTION.ECONOMIC_FINANCIAL_STANDING.TURNOVER.SPECIFIC_YEARL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3" table:style-name="ce9">
            <text:p>33</text:p>
          </table:table-cell>
          <table:table-cell table:number-columns-repeated="10" table:style-name="ce9"/>
          <table:table-cell office:value-type="string" office:string-value="C33" table:formula="of:=CONCATENATE(IF([.A466]=&quot;&quot;;&quot;&quot;;CONCATENATE(&quot;C&quot;; [.A466]));IF([.B466]=&quot;&quot;;&quot;&quot;;CONCATENATE(&quot;/G&quot;;[.B466]));IF([.C466]=&quot;&quot;;&quot;&quot;;CONCATENATE(&quot;/R&quot;;[.C466])); IF([.D466]=&quot;&quot;;&quot;&quot;;CONCATENATE(&quot;/G&quot;;[.B466];&quot;.&quot;;[.D466])); IF([.E466]=&quot;&quot;;&quot;&quot;;CONCATENATE(&quot;/R&quot;;[.E466])); IF([.F466]=&quot;&quot;;&quot;&quot;;CONCATENATE(&quot;/G&quot;;[.B466];&quot;.&quot;;[.D466];&quot;.&quot;;[.F466])); IF([.G466]=&quot;&quot;;&quot;&quot;;CONCATENATE(&quot;/R&quot;;[.G466])); IF([.H466]=&quot;&quot;;&quot;&quot;;CONCATENATE(&quot;/G&quot;;[.B466];&quot;.&quot;;[.D466];&quot;.&quot;;[.F466];&quot;.&quot;;[.H466])); IF([.I466]=&quot;&quot;;&quot;&quot;;CONCATENATE(&quot;/R&quot;;[.I466]));IF([.J466]=&quot;&quot;;&quot;&quot;;CONCATENATE(&quot;/G&quot;;[.B466];&quot;.&quot;;[.D466];&quot;.&quot;;[.F466];&quot;.&quot;;[.H466]; &quot;.&quot;;[.J466])); IF([.K466]=&quot;&quot;;&quot;&quot;;CONCATENATE(&quot;/R&quot;;[.K466])))" table:style-name="ce9">
            <text:p>C33</text:p>
          </table:table-cell>
          <table:table-cell office:value-type="string" table:style-name="ce9">
            <text:p>CRITERION.SELECTION.ECONOMIC_FINANCIAL_STANDING.TURNOVER.SET_UP</text:p>
          </table:table-cell>
          <table:table-cell office:value-type="string" table:style-name="ce9">
            <text:p>77f481ce-ffb6-483f-8e2b-c78db5e68292</text:p>
          </table:table-cell>
          <table:table-cell office:value-type="string" table:style-name="ce9">
            <text:p>In case the information concerning turnover (general or specific) is not available for the entire period required, please state the date on which the economic operator was set up or started trading:</text:p>
          </table:table-cell>
          <table:table-cell table:style-name="ce9"/>
          <table:table-cell table:style-name="ce10"/>
          <table:table-cell table:number-columns-repeated="16367" table:style-name="ce9"/>
        </table:table-row>
        <table:table-row table:style-name="ro1">
          <table:table-cell office:value-type="float" office:value="33" table:style-name="ce11">
            <text:p>33</text:p>
          </table:table-cell>
          <table:table-cell office:value-type="float" office:value="1" table:style-name="ce1">
            <text:p>1</text:p>
          </table:table-cell>
          <table:table-cell table:number-columns-repeated="9" table:style-name="ce1"/>
          <table:table-cell office:value-type="string" office:string-value="C33/G1" table:formula="of:=CONCATENATE(IF([.A467]=&quot;&quot;;&quot;&quot;;CONCATENATE(&quot;C&quot;; [.A467]));IF([.B467]=&quot;&quot;;&quot;&quot;;CONCATENATE(&quot;/G&quot;;[.B467]));IF([.C467]=&quot;&quot;;&quot;&quot;;CONCATENATE(&quot;/R&quot;;[.C467])); IF([.D467]=&quot;&quot;;&quot;&quot;;CONCATENATE(&quot;/G&quot;;[.B467];&quot;.&quot;;[.D467])); IF([.E467]=&quot;&quot;;&quot;&quot;;CONCATENATE(&quot;/R&quot;;[.E467])); IF([.F467]=&quot;&quot;;&quot;&quot;;CONCATENATE(&quot;/G&quot;;[.B467];&quot;.&quot;;[.D467];&quot;.&quot;;[.F467])); IF([.G467]=&quot;&quot;;&quot;&quot;;CONCATENATE(&quot;/R&quot;;[.G467])); IF([.H467]=&quot;&quot;;&quot;&quot;;CONCATENATE(&quot;/G&quot;;[.B467];&quot;.&quot;;[.D467];&quot;.&quot;;[.F467];&quot;.&quot;;[.H467])); IF([.I467]=&quot;&quot;;&quot;&quot;;CONCATENATE(&quot;/R&quot;;[.I467]));IF([.J467]=&quot;&quot;;&quot;&quot;;CONCATENATE(&quot;/G&quot;;[.B467];&quot;.&quot;;[.D467];&quot;.&quot;;[.F467];&quot;.&quot;;[.H467]; &quot;.&quot;;[.J467])); IF([.K467]=&quot;&quot;;&quot;&quot;;CONCATENATE(&quot;/R&quot;;[.K467])))" table:style-name="ce1">
            <text:p>C33/G1</text:p>
          </table:table-cell>
          <table:table-cell office:value-type="string" table:style-name="ce1">
            <text:p>CRITERION.SELECTION.ECONOMIC_FINANCIAL_STANDING.TURNOVER.SET_UP</text:p>
          </table:table-cell>
          <table:table-cell office:value-type="string" table:style-name="ce1">
            <text:p>e9aa7763-c167-4352-8060-1a3d7d3e2662</text:p>
          </table:table-cell>
          <table:table-cell table:number-columns-repeated="2" table:style-name="ce1"/>
          <table:table-cell table:style-name="ce7"/>
          <table:table-cell table:number-columns-repeated="16367" table:style-name="ce1"/>
        </table:table-row>
        <table:table-row table:style-name="ro1">
          <table:table-cell office:value-type="float" office:value="33" table:style-name="ce11">
            <text:p>3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3/G1/R1" table:formula="of:=CONCATENATE(IF([.A468]=&quot;&quot;;&quot;&quot;;CONCATENATE(&quot;C&quot;; [.A468]));IF([.B468]=&quot;&quot;;&quot;&quot;;CONCATENATE(&quot;/G&quot;;[.B468]));IF([.C468]=&quot;&quot;;&quot;&quot;;CONCATENATE(&quot;/R&quot;;[.C468])); IF([.D468]=&quot;&quot;;&quot;&quot;;CONCATENATE(&quot;/G&quot;;[.B468];&quot;.&quot;;[.D468])); IF([.E468]=&quot;&quot;;&quot;&quot;;CONCATENATE(&quot;/R&quot;;[.E468])); IF([.F468]=&quot;&quot;;&quot;&quot;;CONCATENATE(&quot;/G&quot;;[.B468];&quot;.&quot;;[.D468];&quot;.&quot;;[.F468])); IF([.G468]=&quot;&quot;;&quot;&quot;;CONCATENATE(&quot;/R&quot;;[.G468])); IF([.H468]=&quot;&quot;;&quot;&quot;;CONCATENATE(&quot;/G&quot;;[.B468];&quot;.&quot;;[.D468];&quot;.&quot;;[.F468];&quot;.&quot;;[.H468])); IF([.I468]=&quot;&quot;;&quot;&quot;;CONCATENATE(&quot;/R&quot;;[.I468]));IF([.J468]=&quot;&quot;;&quot;&quot;;CONCATENATE(&quot;/G&quot;;[.B468];&quot;.&quot;;[.D468];&quot;.&quot;;[.F468];&quot;.&quot;;[.H468]; &quot;.&quot;;[.J468])); IF([.K468]=&quot;&quot;;&quot;&quot;;CONCATENATE(&quot;/R&quot;;[.K468])))" table:style-name="ce1">
            <text:p>C33/G1/R1</text:p>
          </table:table-cell>
          <table:table-cell office:value-type="string" table:style-name="ce1">
            <text:p>CRITERION.SELECTION.ECONOMIC_FINANCIAL_STANDING.TURNOVER.SET_UP</text:p>
          </table:table-cell>
          <table:table-cell office:value-type="string" table:style-name="ce1">
            <text:p>a18b2c98-8552-45ca-9751-d4c94c05847a</text:p>
          </table:table-cell>
          <table:table-cell office:value-type="string" table:style-name="ce1">
            <text:p>Please specify</text:p>
          </table:table-cell>
          <table:table-cell table:style-name="ce1"/>
          <table:table-cell table:style-name="ce7"/>
          <table:table-cell table:number-columns-repeated="16367" table:style-name="ce1"/>
        </table:table-row>
        <table:table-row table:style-name="ro1">
          <table:table-cell office:value-type="float" office:value="34" table:style-name="ce9">
            <text:p>34</text:p>
          </table:table-cell>
          <table:table-cell table:number-columns-repeated="10" table:style-name="ce9"/>
          <table:table-cell office:value-type="string" office:string-value="C34" table:formula="of:=CONCATENATE(IF([.A469]=&quot;&quot;;&quot;&quot;;CONCATENATE(&quot;C&quot;; [.A469]));IF([.B469]=&quot;&quot;;&quot;&quot;;CONCATENATE(&quot;/G&quot;;[.B469]));IF([.C469]=&quot;&quot;;&quot;&quot;;CONCATENATE(&quot;/R&quot;;[.C469])); IF([.D469]=&quot;&quot;;&quot;&quot;;CONCATENATE(&quot;/G&quot;;[.B469];&quot;.&quot;;[.D469])); IF([.E469]=&quot;&quot;;&quot;&quot;;CONCATENATE(&quot;/R&quot;;[.E469])); IF([.F469]=&quot;&quot;;&quot;&quot;;CONCATENATE(&quot;/G&quot;;[.B469];&quot;.&quot;;[.D469];&quot;.&quot;;[.F469])); IF([.G469]=&quot;&quot;;&quot;&quot;;CONCATENATE(&quot;/R&quot;;[.G469])); IF([.H469]=&quot;&quot;;&quot;&quot;;CONCATENATE(&quot;/G&quot;;[.B469];&quot;.&quot;;[.D469];&quot;.&quot;;[.F469];&quot;.&quot;;[.H469])); IF([.I469]=&quot;&quot;;&quot;&quot;;CONCATENATE(&quot;/R&quot;;[.I469]));IF([.J469]=&quot;&quot;;&quot;&quot;;CONCATENATE(&quot;/G&quot;;[.B469];&quot;.&quot;;[.D469];&quot;.&quot;;[.F469];&quot;.&quot;;[.H469]; &quot;.&quot;;[.J469])); IF([.K469]=&quot;&quot;;&quot;&quot;;CONCATENATE(&quot;/R&quot;;[.K469])))" table:style-name="ce9">
            <text:p>C34</text:p>
          </table:table-cell>
          <table:table-cell office:value-type="string" table:style-name="ce9">
            <text:p>CRITERION.SELECTION.ECONOMIC_FINANCIAL_STANDING.FINANCIAL_RATIO</text:p>
          </table:table-cell>
          <table:table-cell office:value-type="string" table:style-name="ce9">
            <text:p>e4d37adc-08cd-4f4d-a8d8-32b62b0a1f46</text:p>
          </table:table-cell>
          <table:table-cell office:value-type="string" table:style-name="ce10">
            <text:p>Concerning the financial ratios <text:s/>specified in the relevant notice, the procurement documents or the ESPD, the economic operator declares that the actual values for the required ratios are as follows:</text:p>
          </table:table-cell>
          <table:table-cell table:style-name="ce9"/>
          <table:table-cell office:value-type="string" table:style-name="ce10">
            <text:p>description added</text:p>
          </table:table-cell>
          <table:table-cell table:number-columns-repeated="16367" table:style-name="ce9"/>
        </table:table-row>
        <table:table-row table:style-name="ro1">
          <table:table-cell office:value-type="float" office:value="34" table:style-name="ce13">
            <text:p>34</text:p>
          </table:table-cell>
          <table:table-cell office:value-type="float" office:value="1" table:style-name="ce14">
            <text:p>1</text:p>
          </table:table-cell>
          <table:table-cell table:number-columns-repeated="9" table:style-name="ce14"/>
          <table:table-cell office:value-type="string" office:string-value="C34/G1" table:formula="of:=CONCATENATE(IF([.A470]=&quot;&quot;;&quot;&quot;;CONCATENATE(&quot;C&quot;; [.A470]));IF([.B470]=&quot;&quot;;&quot;&quot;;CONCATENATE(&quot;/G&quot;;[.B470]));IF([.C470]=&quot;&quot;;&quot;&quot;;CONCATENATE(&quot;/R&quot;;[.C470])); IF([.D470]=&quot;&quot;;&quot;&quot;;CONCATENATE(&quot;/G&quot;;[.B470];&quot;.&quot;;[.D470])); IF([.E470]=&quot;&quot;;&quot;&quot;;CONCATENATE(&quot;/R&quot;;[.E470])); IF([.F470]=&quot;&quot;;&quot;&quot;;CONCATENATE(&quot;/G&quot;;[.B470];&quot;.&quot;;[.D470];&quot;.&quot;;[.F470])); IF([.G470]=&quot;&quot;;&quot;&quot;;CONCATENATE(&quot;/R&quot;;[.G470])); IF([.H470]=&quot;&quot;;&quot;&quot;;CONCATENATE(&quot;/G&quot;;[.B470];&quot;.&quot;;[.D470];&quot;.&quot;;[.F470];&quot;.&quot;;[.H470])); IF([.I470]=&quot;&quot;;&quot;&quot;;CONCATENATE(&quot;/R&quot;;[.I470]));IF([.J470]=&quot;&quot;;&quot;&quot;;CONCATENATE(&quot;/G&quot;;[.B470];&quot;.&quot;;[.D470];&quot;.&quot;;[.F470];&quot;.&quot;;[.H470]; &quot;.&quot;;[.J470])); IF([.K470]=&quot;&quot;;&quot;&quot;;CONCATENATE(&quot;/R&quot;;[.K470])))" table:style-name="ce14">
            <text:p>C34/G1</text:p>
          </table:table-cell>
          <table:table-cell office:value-type="string" table:style-name="ce14">
            <text:p>CRITERION.SELECTION.ECONOMIC_FINANCIAL_STANDING.FINANCIAL_RATIO</text:p>
          </table:table-cell>
          <table:table-cell office:value-type="string" table:style-name="ce14">
            <text:p>cf00f7bb-c2cf-4565-91bb-221d78d8dd2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4/G1/R1" table:formula="of:=CONCATENATE(IF([.A471]=&quot;&quot;;&quot;&quot;;CONCATENATE(&quot;C&quot;; [.A471]));IF([.B471]=&quot;&quot;;&quot;&quot;;CONCATENATE(&quot;/G&quot;;[.B471]));IF([.C471]=&quot;&quot;;&quot;&quot;;CONCATENATE(&quot;/R&quot;;[.C471])); IF([.D471]=&quot;&quot;;&quot;&quot;;CONCATENATE(&quot;/G&quot;;[.B471];&quot;.&quot;;[.D471])); IF([.E471]=&quot;&quot;;&quot;&quot;;CONCATENATE(&quot;/R&quot;;[.E471])); IF([.F471]=&quot;&quot;;&quot;&quot;;CONCATENATE(&quot;/G&quot;;[.B471];&quot;.&quot;;[.D471];&quot;.&quot;;[.F471])); IF([.G471]=&quot;&quot;;&quot;&quot;;CONCATENATE(&quot;/R&quot;;[.G471])); IF([.H471]=&quot;&quot;;&quot;&quot;;CONCATENATE(&quot;/G&quot;;[.B471];&quot;.&quot;;[.D471];&quot;.&quot;;[.F471];&quot;.&quot;;[.H471])); IF([.I471]=&quot;&quot;;&quot;&quot;;CONCATENATE(&quot;/R&quot;;[.I471]));IF([.J471]=&quot;&quot;;&quot;&quot;;CONCATENATE(&quot;/G&quot;;[.B471];&quot;.&quot;;[.D471];&quot;.&quot;;[.F471];&quot;.&quot;;[.H471]; &quot;.&quot;;[.J471])); IF([.K471]=&quot;&quot;;&quot;&quot;;CONCATENATE(&quot;/R&quot;;[.K471])))" table:style-name="ce14">
            <text:p>C34/G1/R1</text:p>
          </table:table-cell>
          <table:table-cell office:value-type="string" table:style-name="ce14">
            <text:p>CRITERION.SELECTION.ECONOMIC_FINANCIAL_STANDING.FINANCIAL_RATIO</text:p>
          </table:table-cell>
          <table:table-cell office:value-type="string" table:style-name="ce14">
            <text:p>3a6fefd4-f458-4d43-97fb-0725fce5dce2</text:p>
          </table:table-cell>
          <table:table-cell office:value-type="string" table:style-name="ce14">
            <text:p>Please provide the requested data below</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4" table:style-name="ce11">
            <text:p>34</text:p>
          </table:table-cell>
          <table:table-cell office:value-type="float" office:value="1" table:style-name="ce1">
            <text:p>1</text:p>
          </table:table-cell>
          <table:table-cell table:number-columns-repeated="9" table:style-name="ce1"/>
          <table:table-cell office:value-type="string" office:string-value="C34/G1" table:formula="of:=CONCATENATE(IF([.A472]=&quot;&quot;;&quot;&quot;;CONCATENATE(&quot;C&quot;; [.A472]));IF([.B472]=&quot;&quot;;&quot;&quot;;CONCATENATE(&quot;/G&quot;;[.B472]));IF([.C472]=&quot;&quot;;&quot;&quot;;CONCATENATE(&quot;/R&quot;;[.C472])); IF([.D472]=&quot;&quot;;&quot;&quot;;CONCATENATE(&quot;/G&quot;;[.B472];&quot;.&quot;;[.D472])); IF([.E472]=&quot;&quot;;&quot;&quot;;CONCATENATE(&quot;/R&quot;;[.E472])); IF([.F472]=&quot;&quot;;&quot;&quot;;CONCATENATE(&quot;/G&quot;;[.B472];&quot;.&quot;;[.D472];&quot;.&quot;;[.F472])); IF([.G472]=&quot;&quot;;&quot;&quot;;CONCATENATE(&quot;/R&quot;;[.G472])); IF([.H472]=&quot;&quot;;&quot;&quot;;CONCATENATE(&quot;/G&quot;;[.B472];&quot;.&quot;;[.D472];&quot;.&quot;;[.F472];&quot;.&quot;;[.H472])); IF([.I472]=&quot;&quot;;&quot;&quot;;CONCATENATE(&quot;/R&quot;;[.I472]));IF([.J472]=&quot;&quot;;&quot;&quot;;CONCATENATE(&quot;/G&quot;;[.B472];&quot;.&quot;;[.D472];&quot;.&quot;;[.F472];&quot;.&quot;;[.H472]; &quot;.&quot;;[.J472])); IF([.K472]=&quot;&quot;;&quot;&quot;;CONCATENATE(&quot;/R&quot;;[.K472])))" table:style-name="ce1">
            <text:p>C34/G1</text:p>
          </table:table-cell>
          <table:table-cell office:value-type="string" table:style-name="ce1">
            <text:p>CRITERION.SELECTION.ECONOMIC_FINANCIAL_STANDING.FINANCIAL_RATIO</text:p>
          </table:table-cell>
          <table:table-cell office:value-type="string" table:style-name="ce1">
            <text:p>096686e1-82ca-4de0-8710-d74d90da0f0c</text:p>
          </table:table-cell>
          <table:table-cell table:number-columns-repeated="2" table:style-name="ce1"/>
          <table:table-cell office:value-type="string" table:style-name="ce7">
            <text:p>changed level of requirement group</text:p>
          </table:table-cell>
          <table:table-cell office:value-type="string" table:style-name="ce1">
            <text:p>yes</text:p>
          </table:table-cell>
          <table:table-cell table:number-columns-repeated="16366"/>
        </table:table-row>
        <table:table-row table:style-name="ro1">
          <table:table-cell office:value-type="float" office:value="34" table:style-name="ce11">
            <text:p>34</text:p>
          </table:table-cell>
          <table:table-cell office:value-type="float" office:value="1" table:style-name="ce1">
            <text:p>1</text:p>
          </table:table-cell>
          <table:table-cell office:value-type="float" office:value="1" table:style-name="ce7">
            <text:p>1</text:p>
          </table:table-cell>
          <table:table-cell table:number-columns-repeated="8" table:style-name="ce1"/>
          <table:table-cell office:value-type="string" office:string-value="C34/G1/R1" table:formula="of:=CONCATENATE(IF([.A473]=&quot;&quot;;&quot;&quot;;CONCATENATE(&quot;C&quot;; [.A473]));IF([.B473]=&quot;&quot;;&quot;&quot;;CONCATENATE(&quot;/G&quot;;[.B473]));IF([.C473]=&quot;&quot;;&quot;&quot;;CONCATENATE(&quot;/R&quot;;[.C473])); IF([.D473]=&quot;&quot;;&quot;&quot;;CONCATENATE(&quot;/G&quot;;[.B473];&quot;.&quot;;[.D473])); IF([.E473]=&quot;&quot;;&quot;&quot;;CONCATENATE(&quot;/R&quot;;[.E473])); IF([.F473]=&quot;&quot;;&quot;&quot;;CONCATENATE(&quot;/G&quot;;[.B473];&quot;.&quot;;[.D473];&quot;.&quot;;[.F473])); IF([.G473]=&quot;&quot;;&quot;&quot;;CONCATENATE(&quot;/R&quot;;[.G473])); IF([.H473]=&quot;&quot;;&quot;&quot;;CONCATENATE(&quot;/G&quot;;[.B473];&quot;.&quot;;[.D473];&quot;.&quot;;[.F473];&quot;.&quot;;[.H473])); IF([.I473]=&quot;&quot;;&quot;&quot;;CONCATENATE(&quot;/R&quot;;[.I473]));IF([.J473]=&quot;&quot;;&quot;&quot;;CONCATENATE(&quot;/G&quot;;[.B473];&quot;.&quot;;[.D473];&quot;.&quot;;[.F473];&quot;.&quot;;[.H473]; &quot;.&quot;;[.J473])); IF([.K473]=&quot;&quot;;&quot;&quot;;CONCATENATE(&quot;/R&quot;;[.K473])))" table:style-name="ce1">
            <text:p>C34/G1/R1</text:p>
          </table:table-cell>
          <table:table-cell office:value-type="string" table:style-name="ce1">
            <text:p>CRITERION.SELECTION.ECONOMIC_FINANCIAL_STANDING.FINANCIAL_RATIO</text:p>
          </table:table-cell>
          <table:table-cell office:value-type="string" table:style-name="ce1">
            <text:p>ab05ff3b-f3e1-4441-9b43-ee9912e29e92</text:p>
          </table:table-cell>
          <table:table-cell office:value-type="string" table:style-name="ce1">
            <text:p>Description</text:p>
          </table:table-cell>
          <table:table-cell table:style-name="ce1"/>
          <table:table-cell office:value-type="string" table:style-name="ce7">
            <text:p>changed level of requirement group</text:p>
          </table:table-cell>
          <table:table-cell table:number-columns-repeated="16367" table:style-name="ce1"/>
        </table:table-row>
        <table:table-row table:style-name="ro1">
          <table:table-cell office:value-type="float" office:value="34" table:style-name="ce11">
            <text:p>34</text:p>
          </table:table-cell>
          <table:table-cell office:value-type="float" office:value="1" table:style-name="ce1">
            <text:p>1</text:p>
          </table:table-cell>
          <table:table-cell office:value-type="float" office:value="2" table:style-name="ce7">
            <text:p>2</text:p>
          </table:table-cell>
          <table:table-cell table:number-columns-repeated="8" table:style-name="ce1"/>
          <table:table-cell office:value-type="string" office:string-value="C34/G1/R2" table:formula="of:=CONCATENATE(IF([.A474]=&quot;&quot;;&quot;&quot;;CONCATENATE(&quot;C&quot;; [.A474]));IF([.B474]=&quot;&quot;;&quot;&quot;;CONCATENATE(&quot;/G&quot;;[.B474]));IF([.C474]=&quot;&quot;;&quot;&quot;;CONCATENATE(&quot;/R&quot;;[.C474])); IF([.D474]=&quot;&quot;;&quot;&quot;;CONCATENATE(&quot;/G&quot;;[.B474];&quot;.&quot;;[.D474])); IF([.E474]=&quot;&quot;;&quot;&quot;;CONCATENATE(&quot;/R&quot;;[.E474])); IF([.F474]=&quot;&quot;;&quot;&quot;;CONCATENATE(&quot;/G&quot;;[.B474];&quot;.&quot;;[.D474];&quot;.&quot;;[.F474])); IF([.G474]=&quot;&quot;;&quot;&quot;;CONCATENATE(&quot;/R&quot;;[.G474])); IF([.H474]=&quot;&quot;;&quot;&quot;;CONCATENATE(&quot;/G&quot;;[.B474];&quot;.&quot;;[.D474];&quot;.&quot;;[.F474];&quot;.&quot;;[.H474])); IF([.I474]=&quot;&quot;;&quot;&quot;;CONCATENATE(&quot;/R&quot;;[.I474]));IF([.J474]=&quot;&quot;;&quot;&quot;;CONCATENATE(&quot;/G&quot;;[.B474];&quot;.&quot;;[.D474];&quot;.&quot;;[.F474];&quot;.&quot;;[.H474]; &quot;.&quot;;[.J474])); IF([.K474]=&quot;&quot;;&quot;&quot;;CONCATENATE(&quot;/R&quot;;[.K474])))" table:style-name="ce1">
            <text:p>C34/G1/R2</text:p>
          </table:table-cell>
          <table:table-cell office:value-type="string" table:style-name="ce1">
            <text:p>CRITERION.SELECTION.ECONOMIC_FINANCIAL_STANDING.FINANCIAL_RATIO</text:p>
          </table:table-cell>
          <table:table-cell office:value-type="string" table:style-name="ce1">
            <text:p>5461b973-7067-457e-93cc-8338da2c3eef</text:p>
          </table:table-cell>
          <table:table-cell office:value-type="string" table:style-name="ce1">
            <text:p>Ratio</text:p>
          </table:table-cell>
          <table:table-cell table:style-name="ce1"/>
          <table:table-cell office:value-type="string" table:style-name="ce7">
            <text:p>changed level of requirement group</text:p>
          </table:table-cell>
          <table:table-cell table:number-columns-repeated="16367" table:style-name="ce1"/>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2" table:style-name="ce14">
            <text:p>2</text:p>
          </table:table-cell>
          <table:table-cell table:number-columns-repeated="7" table:style-name="ce14"/>
          <table:table-cell office:value-type="string" office:string-value="C34/G1/G1.2" table:formula="of:=CONCATENATE(IF([.A475]=&quot;&quot;;&quot;&quot;;CONCATENATE(&quot;C&quot;; [.A475]));IF([.B475]=&quot;&quot;;&quot;&quot;;CONCATENATE(&quot;/G&quot;;[.B475]));IF([.C475]=&quot;&quot;;&quot;&quot;;CONCATENATE(&quot;/R&quot;;[.C475])); IF([.D475]=&quot;&quot;;&quot;&quot;;CONCATENATE(&quot;/G&quot;;[.B475];&quot;.&quot;;[.D475])); IF([.E475]=&quot;&quot;;&quot;&quot;;CONCATENATE(&quot;/R&quot;;[.E475])); IF([.F475]=&quot;&quot;;&quot;&quot;;CONCATENATE(&quot;/G&quot;;[.B475];&quot;.&quot;;[.D475];&quot;.&quot;;[.F475])); IF([.G475]=&quot;&quot;;&quot;&quot;;CONCATENATE(&quot;/R&quot;;[.G475])); IF([.H475]=&quot;&quot;;&quot;&quot;;CONCATENATE(&quot;/G&quot;;[.B475];&quot;.&quot;;[.D475];&quot;.&quot;;[.F475];&quot;.&quot;;[.H475])); IF([.I475]=&quot;&quot;;&quot;&quot;;CONCATENATE(&quot;/R&quot;;[.I475]));IF([.J475]=&quot;&quot;;&quot;&quot;;CONCATENATE(&quot;/G&quot;;[.B475];&quot;.&quot;;[.D475];&quot;.&quot;;[.F475];&quot;.&quot;;[.H475]; &quot;.&quot;;[.J475])); IF([.K475]=&quot;&quot;;&quot;&quot;;CONCATENATE(&quot;/R&quot;;[.K475])))" table:style-name="ce14">
            <text:p>C34/G1/G1.2</text:p>
          </table:table-cell>
          <table:table-cell office:value-type="string" table:style-name="ce14">
            <text:p>CRITERION.SELECTION.ECONOMIC_FINANCIAL_STANDING.FINANCIAL_RATIO</text:p>
          </table:table-cell>
          <table:table-cell office:value-type="string" table:style-name="ce14">
            <text:p>ce5a61e7-0b0d-4c8b-ac55-2a457743022a</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6" table:style-name="ce14"/>
          <table:table-cell office:value-type="string" office:string-value="C34/G1/G1.2/R1" table:formula="of:=CONCATENATE(IF([.A476]=&quot;&quot;;&quot;&quot;;CONCATENATE(&quot;C&quot;; [.A476]));IF([.B476]=&quot;&quot;;&quot;&quot;;CONCATENATE(&quot;/G&quot;;[.B476]));IF([.C476]=&quot;&quot;;&quot;&quot;;CONCATENATE(&quot;/R&quot;;[.C476])); IF([.D476]=&quot;&quot;;&quot;&quot;;CONCATENATE(&quot;/G&quot;;[.B476];&quot;.&quot;;[.D476])); IF([.E476]=&quot;&quot;;&quot;&quot;;CONCATENATE(&quot;/R&quot;;[.E476])); IF([.F476]=&quot;&quot;;&quot;&quot;;CONCATENATE(&quot;/G&quot;;[.B476];&quot;.&quot;;[.D476];&quot;.&quot;;[.F476])); IF([.G476]=&quot;&quot;;&quot;&quot;;CONCATENATE(&quot;/R&quot;;[.G476])); IF([.H476]=&quot;&quot;;&quot;&quot;;CONCATENATE(&quot;/G&quot;;[.B476];&quot;.&quot;;[.D476];&quot;.&quot;;[.F476];&quot;.&quot;;[.H476])); IF([.I476]=&quot;&quot;;&quot;&quot;;CONCATENATE(&quot;/R&quot;;[.I476]));IF([.J476]=&quot;&quot;;&quot;&quot;;CONCATENATE(&quot;/G&quot;;[.B476];&quot;.&quot;;[.D476];&quot;.&quot;;[.F476];&quot;.&quot;;[.H476]; &quot;.&quot;;[.J476])); IF([.K476]=&quot;&quot;;&quot;&quot;;CONCATENATE(&quot;/R&quot;;[.K476])))" table:style-name="ce14">
            <text:p>C34/G1/G1.2/R1</text:p>
          </table:table-cell>
          <table:table-cell office:value-type="string" table:style-name="ce14">
            <text:p>CRITERION.SELECTION.ECONOMIC_FINANCIAL_STANDING.FINANCIAL_RATIO</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6" table:style-name="ce14"/>
          <table:table-cell office:value-type="string" office:string-value="C34/G1/G1.2/R2" table:formula="of:=CONCATENATE(IF([.A477]=&quot;&quot;;&quot;&quot;;CONCATENATE(&quot;C&quot;; [.A477]));IF([.B477]=&quot;&quot;;&quot;&quot;;CONCATENATE(&quot;/G&quot;;[.B477]));IF([.C477]=&quot;&quot;;&quot;&quot;;CONCATENATE(&quot;/R&quot;;[.C477])); IF([.D477]=&quot;&quot;;&quot;&quot;;CONCATENATE(&quot;/G&quot;;[.B477];&quot;.&quot;;[.D477])); IF([.E477]=&quot;&quot;;&quot;&quot;;CONCATENATE(&quot;/R&quot;;[.E477])); IF([.F477]=&quot;&quot;;&quot;&quot;;CONCATENATE(&quot;/G&quot;;[.B477];&quot;.&quot;;[.D477];&quot;.&quot;;[.F477])); IF([.G477]=&quot;&quot;;&quot;&quot;;CONCATENATE(&quot;/R&quot;;[.G477])); IF([.H477]=&quot;&quot;;&quot;&quot;;CONCATENATE(&quot;/G&quot;;[.B477];&quot;.&quot;;[.D477];&quot;.&quot;;[.F477];&quot;.&quot;;[.H477])); IF([.I477]=&quot;&quot;;&quot;&quot;;CONCATENATE(&quot;/R&quot;;[.I477]));IF([.J477]=&quot;&quot;;&quot;&quot;;CONCATENATE(&quot;/G&quot;;[.B477];&quot;.&quot;;[.D477];&quot;.&quot;;[.F477];&quot;.&quot;;[.H477]; &quot;.&quot;;[.J477])); IF([.K477]=&quot;&quot;;&quot;&quot;;CONCATENATE(&quot;/R&quot;;[.K477])))" table:style-name="ce14">
            <text:p>C34/G1/G1.2/R2</text:p>
          </table:table-cell>
          <table:table-cell office:value-type="string" table:style-name="ce14">
            <text:p>CRITERION.SELECTION.ECONOMIC_FINANCIAL_STANDING.FINANCIAL_RATIO</text:p>
          </table:table-cell>
          <table:table-cell office:value-type="string" table:style-name="ce14">
            <text:p>295d82b7-5ee6-4977-8aea-bac4acf6ecdf</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3" table:style-name="ce14">
            <text:p>3</text:p>
          </table:table-cell>
          <table:table-cell table:number-columns-repeated="7" table:style-name="ce14"/>
          <table:table-cell office:value-type="string" office:string-value="C34/G1/G1.3" table:formula="of:=CONCATENATE(IF([.A478]=&quot;&quot;;&quot;&quot;;CONCATENATE(&quot;C&quot;; [.A478]));IF([.B478]=&quot;&quot;;&quot;&quot;;CONCATENATE(&quot;/G&quot;;[.B478]));IF([.C478]=&quot;&quot;;&quot;&quot;;CONCATENATE(&quot;/R&quot;;[.C478])); IF([.D478]=&quot;&quot;;&quot;&quot;;CONCATENATE(&quot;/G&quot;;[.B478];&quot;.&quot;;[.D478])); IF([.E478]=&quot;&quot;;&quot;&quot;;CONCATENATE(&quot;/R&quot;;[.E478])); IF([.F478]=&quot;&quot;;&quot;&quot;;CONCATENATE(&quot;/G&quot;;[.B478];&quot;.&quot;;[.D478];&quot;.&quot;;[.F478])); IF([.G478]=&quot;&quot;;&quot;&quot;;CONCATENATE(&quot;/R&quot;;[.G478])); IF([.H478]=&quot;&quot;;&quot;&quot;;CONCATENATE(&quot;/G&quot;;[.B478];&quot;.&quot;;[.D478];&quot;.&quot;;[.F478];&quot;.&quot;;[.H478])); IF([.I478]=&quot;&quot;;&quot;&quot;;CONCATENATE(&quot;/R&quot;;[.I478]));IF([.J478]=&quot;&quot;;&quot;&quot;;CONCATENATE(&quot;/G&quot;;[.B478];&quot;.&quot;;[.D478];&quot;.&quot;;[.F478];&quot;.&quot;;[.H478]; &quot;.&quot;;[.J478])); IF([.K478]=&quot;&quot;;&quot;&quot;;CONCATENATE(&quot;/R&quot;;[.K478])))" table:style-name="ce14">
            <text:p>C34/G1/G1.3</text:p>
          </table:table-cell>
          <table:table-cell office:value-type="string" table:style-name="ce14">
            <text:p>CRITERION.SELECTION.ECONOMIC_FINANCIAL_STANDING.FINANCIAL_RATIO</text:p>
          </table:table-cell>
          <table:table-cell office:value-type="string" table:style-name="ce14">
            <text:p>3d0734f0-8f9b-4218-a245-c535e3773bc5</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6" table:style-name="ce14"/>
          <table:table-cell office:value-type="string" office:string-value="C34/G1/G1.3/R1" table:formula="of:=CONCATENATE(IF([.A479]=&quot;&quot;;&quot;&quot;;CONCATENATE(&quot;C&quot;; [.A479]));IF([.B479]=&quot;&quot;;&quot;&quot;;CONCATENATE(&quot;/G&quot;;[.B479]));IF([.C479]=&quot;&quot;;&quot;&quot;;CONCATENATE(&quot;/R&quot;;[.C479])); IF([.D479]=&quot;&quot;;&quot;&quot;;CONCATENATE(&quot;/G&quot;;[.B479];&quot;.&quot;;[.D479])); IF([.E479]=&quot;&quot;;&quot;&quot;;CONCATENATE(&quot;/R&quot;;[.E479])); IF([.F479]=&quot;&quot;;&quot;&quot;;CONCATENATE(&quot;/G&quot;;[.B479];&quot;.&quot;;[.D479];&quot;.&quot;;[.F479])); IF([.G479]=&quot;&quot;;&quot;&quot;;CONCATENATE(&quot;/R&quot;;[.G479])); IF([.H479]=&quot;&quot;;&quot;&quot;;CONCATENATE(&quot;/G&quot;;[.B479];&quot;.&quot;;[.D479];&quot;.&quot;;[.F479];&quot;.&quot;;[.H479])); IF([.I479]=&quot;&quot;;&quot;&quot;;CONCATENATE(&quot;/R&quot;;[.I479]));IF([.J479]=&quot;&quot;;&quot;&quot;;CONCATENATE(&quot;/G&quot;;[.B479];&quot;.&quot;;[.D479];&quot;.&quot;;[.F479];&quot;.&quot;;[.H479]; &quot;.&quot;;[.J479])); IF([.K479]=&quot;&quot;;&quot;&quot;;CONCATENATE(&quot;/R&quot;;[.K479])))" table:style-name="ce14">
            <text:p>C34/G1/G1.3/R1</text:p>
          </table:table-cell>
          <table:table-cell office:value-type="string" table:style-name="ce14">
            <text:p>CRITERION.SELECTION.ECONOMIC_FINANCIAL_STANDING.FINANCIAL_RATIO</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6" table:style-name="ce14"/>
          <table:table-cell office:value-type="string" office:string-value="C34/G1/G1.3/R2" table:formula="of:=CONCATENATE(IF([.A480]=&quot;&quot;;&quot;&quot;;CONCATENATE(&quot;C&quot;; [.A480]));IF([.B480]=&quot;&quot;;&quot;&quot;;CONCATENATE(&quot;/G&quot;;[.B480]));IF([.C480]=&quot;&quot;;&quot;&quot;;CONCATENATE(&quot;/R&quot;;[.C480])); IF([.D480]=&quot;&quot;;&quot;&quot;;CONCATENATE(&quot;/G&quot;;[.B480];&quot;.&quot;;[.D480])); IF([.E480]=&quot;&quot;;&quot;&quot;;CONCATENATE(&quot;/R&quot;;[.E480])); IF([.F480]=&quot;&quot;;&quot;&quot;;CONCATENATE(&quot;/G&quot;;[.B480];&quot;.&quot;;[.D480];&quot;.&quot;;[.F480])); IF([.G480]=&quot;&quot;;&quot;&quot;;CONCATENATE(&quot;/R&quot;;[.G480])); IF([.H480]=&quot;&quot;;&quot;&quot;;CONCATENATE(&quot;/G&quot;;[.B480];&quot;.&quot;;[.D480];&quot;.&quot;;[.F480];&quot;.&quot;;[.H480])); IF([.I480]=&quot;&quot;;&quot;&quot;;CONCATENATE(&quot;/R&quot;;[.I480]));IF([.J480]=&quot;&quot;;&quot;&quot;;CONCATENATE(&quot;/G&quot;;[.B480];&quot;.&quot;;[.D480];&quot;.&quot;;[.F480];&quot;.&quot;;[.H480]; &quot;.&quot;;[.J480])); IF([.K480]=&quot;&quot;;&quot;&quot;;CONCATENATE(&quot;/R&quot;;[.K480])))" table:style-name="ce14">
            <text:p>C34/G1/G1.3/R2</text:p>
          </table:table-cell>
          <table:table-cell office:value-type="string" table:style-name="ce14">
            <text:p>CRITERION.SELECTION.ECONOMIC_FINANCIAL_STANDING.FINANCIAL_RATIO</text:p>
          </table:table-cell>
          <table:table-cell office:value-type="string" table:style-name="ce14">
            <text:p>2b792afb-87ba-47b5-a80c-aee76a6f2cc8</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4" table:style-name="ce14">
            <text:p>4</text:p>
          </table:table-cell>
          <table:table-cell table:number-columns-repeated="7" table:style-name="ce14"/>
          <table:table-cell office:value-type="string" office:string-value="C34/G1/G1.4" table:formula="of:=CONCATENATE(IF([.A481]=&quot;&quot;;&quot;&quot;;CONCATENATE(&quot;C&quot;; [.A481]));IF([.B481]=&quot;&quot;;&quot;&quot;;CONCATENATE(&quot;/G&quot;;[.B481]));IF([.C481]=&quot;&quot;;&quot;&quot;;CONCATENATE(&quot;/R&quot;;[.C481])); IF([.D481]=&quot;&quot;;&quot;&quot;;CONCATENATE(&quot;/G&quot;;[.B481];&quot;.&quot;;[.D481])); IF([.E481]=&quot;&quot;;&quot;&quot;;CONCATENATE(&quot;/R&quot;;[.E481])); IF([.F481]=&quot;&quot;;&quot;&quot;;CONCATENATE(&quot;/G&quot;;[.B481];&quot;.&quot;;[.D481];&quot;.&quot;;[.F481])); IF([.G481]=&quot;&quot;;&quot;&quot;;CONCATENATE(&quot;/R&quot;;[.G481])); IF([.H481]=&quot;&quot;;&quot;&quot;;CONCATENATE(&quot;/G&quot;;[.B481];&quot;.&quot;;[.D481];&quot;.&quot;;[.F481];&quot;.&quot;;[.H481])); IF([.I481]=&quot;&quot;;&quot;&quot;;CONCATENATE(&quot;/R&quot;;[.I481]));IF([.J481]=&quot;&quot;;&quot;&quot;;CONCATENATE(&quot;/G&quot;;[.B481];&quot;.&quot;;[.D481];&quot;.&quot;;[.F481];&quot;.&quot;;[.H481]; &quot;.&quot;;[.J481])); IF([.K481]=&quot;&quot;;&quot;&quot;;CONCATENATE(&quot;/R&quot;;[.K481])))" table:style-name="ce14">
            <text:p>C34/G1/G1.4</text:p>
          </table:table-cell>
          <table:table-cell office:value-type="string" table:style-name="ce14">
            <text:p>CRITERION.SELECTION.ECONOMIC_FINANCIAL_STANDING.FINANCIAL_RATIO</text:p>
          </table:table-cell>
          <table:table-cell office:value-type="string" table:style-name="ce14">
            <text:p>87fda668-c758-4c54-af0a-0210e6ded32d</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6" table:style-name="ce14"/>
          <table:table-cell office:value-type="string" office:string-value="C34/G1/G1.4/R1" table:formula="of:=CONCATENATE(IF([.A482]=&quot;&quot;;&quot;&quot;;CONCATENATE(&quot;C&quot;; [.A482]));IF([.B482]=&quot;&quot;;&quot;&quot;;CONCATENATE(&quot;/G&quot;;[.B482]));IF([.C482]=&quot;&quot;;&quot;&quot;;CONCATENATE(&quot;/R&quot;;[.C482])); IF([.D482]=&quot;&quot;;&quot;&quot;;CONCATENATE(&quot;/G&quot;;[.B482];&quot;.&quot;;[.D482])); IF([.E482]=&quot;&quot;;&quot;&quot;;CONCATENATE(&quot;/R&quot;;[.E482])); IF([.F482]=&quot;&quot;;&quot;&quot;;CONCATENATE(&quot;/G&quot;;[.B482];&quot;.&quot;;[.D482];&quot;.&quot;;[.F482])); IF([.G482]=&quot;&quot;;&quot;&quot;;CONCATENATE(&quot;/R&quot;;[.G482])); IF([.H482]=&quot;&quot;;&quot;&quot;;CONCATENATE(&quot;/G&quot;;[.B482];&quot;.&quot;;[.D482];&quot;.&quot;;[.F482];&quot;.&quot;;[.H482])); IF([.I482]=&quot;&quot;;&quot;&quot;;CONCATENATE(&quot;/R&quot;;[.I482]));IF([.J482]=&quot;&quot;;&quot;&quot;;CONCATENATE(&quot;/G&quot;;[.B482];&quot;.&quot;;[.D482];&quot;.&quot;;[.F482];&quot;.&quot;;[.H482]; &quot;.&quot;;[.J482])); IF([.K482]=&quot;&quot;;&quot;&quot;;CONCATENATE(&quot;/R&quot;;[.K482])))" table:style-name="ce14">
            <text:p>C34/G1/G1.4/R1</text:p>
          </table:table-cell>
          <table:table-cell office:value-type="string" table:style-name="ce14">
            <text:p>CRITERION.SELECTION.ECONOMIC_FINANCIAL_STANDING.FINANCIAL_RATIO</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6" table:style-name="ce14"/>
          <table:table-cell office:value-type="string" office:string-value="C34/G1/G1.4/R2" table:formula="of:=CONCATENATE(IF([.A483]=&quot;&quot;;&quot;&quot;;CONCATENATE(&quot;C&quot;; [.A483]));IF([.B483]=&quot;&quot;;&quot;&quot;;CONCATENATE(&quot;/G&quot;;[.B483]));IF([.C483]=&quot;&quot;;&quot;&quot;;CONCATENATE(&quot;/R&quot;;[.C483])); IF([.D483]=&quot;&quot;;&quot;&quot;;CONCATENATE(&quot;/G&quot;;[.B483];&quot;.&quot;;[.D483])); IF([.E483]=&quot;&quot;;&quot;&quot;;CONCATENATE(&quot;/R&quot;;[.E483])); IF([.F483]=&quot;&quot;;&quot;&quot;;CONCATENATE(&quot;/G&quot;;[.B483];&quot;.&quot;;[.D483];&quot;.&quot;;[.F483])); IF([.G483]=&quot;&quot;;&quot;&quot;;CONCATENATE(&quot;/R&quot;;[.G483])); IF([.H483]=&quot;&quot;;&quot;&quot;;CONCATENATE(&quot;/G&quot;;[.B483];&quot;.&quot;;[.D483];&quot;.&quot;;[.F483];&quot;.&quot;;[.H483])); IF([.I483]=&quot;&quot;;&quot;&quot;;CONCATENATE(&quot;/R&quot;;[.I483]));IF([.J483]=&quot;&quot;;&quot;&quot;;CONCATENATE(&quot;/G&quot;;[.B483];&quot;.&quot;;[.D483];&quot;.&quot;;[.F483];&quot;.&quot;;[.H483]; &quot;.&quot;;[.J483])); IF([.K483]=&quot;&quot;;&quot;&quot;;CONCATENATE(&quot;/R&quot;;[.K483])))" table:style-name="ce14">
            <text:p>C34/G1/G1.4/R2</text:p>
          </table:table-cell>
          <table:table-cell office:value-type="string" table:style-name="ce14">
            <text:p>CRITERION.SELECTION.ECONOMIC_FINANCIAL_STANDING.FINANCIAL_RATIO</text:p>
          </table:table-cell>
          <table:table-cell office:value-type="string" table:style-name="ce14">
            <text:p>22dc4bef-182d-4b81-bddc-cc30b218f9bb</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5" table:style-name="ce14">
            <text:p>5</text:p>
          </table:table-cell>
          <table:table-cell table:number-columns-repeated="7" table:style-name="ce14"/>
          <table:table-cell office:value-type="string" office:string-value="C34/G1/G1.5" table:formula="of:=CONCATENATE(IF([.A484]=&quot;&quot;;&quot;&quot;;CONCATENATE(&quot;C&quot;; [.A484]));IF([.B484]=&quot;&quot;;&quot;&quot;;CONCATENATE(&quot;/G&quot;;[.B484]));IF([.C484]=&quot;&quot;;&quot;&quot;;CONCATENATE(&quot;/R&quot;;[.C484])); IF([.D484]=&quot;&quot;;&quot;&quot;;CONCATENATE(&quot;/G&quot;;[.B484];&quot;.&quot;;[.D484])); IF([.E484]=&quot;&quot;;&quot;&quot;;CONCATENATE(&quot;/R&quot;;[.E484])); IF([.F484]=&quot;&quot;;&quot;&quot;;CONCATENATE(&quot;/G&quot;;[.B484];&quot;.&quot;;[.D484];&quot;.&quot;;[.F484])); IF([.G484]=&quot;&quot;;&quot;&quot;;CONCATENATE(&quot;/R&quot;;[.G484])); IF([.H484]=&quot;&quot;;&quot;&quot;;CONCATENATE(&quot;/G&quot;;[.B484];&quot;.&quot;;[.D484];&quot;.&quot;;[.F484];&quot;.&quot;;[.H484])); IF([.I484]=&quot;&quot;;&quot;&quot;;CONCATENATE(&quot;/R&quot;;[.I484]));IF([.J484]=&quot;&quot;;&quot;&quot;;CONCATENATE(&quot;/G&quot;;[.B484];&quot;.&quot;;[.D484];&quot;.&quot;;[.F484];&quot;.&quot;;[.H484]; &quot;.&quot;;[.J484])); IF([.K484]=&quot;&quot;;&quot;&quot;;CONCATENATE(&quot;/R&quot;;[.K484])))" table:style-name="ce14">
            <text:p>C34/G1/G1.5</text:p>
          </table:table-cell>
          <table:table-cell office:value-type="string" table:style-name="ce14">
            <text:p>CRITERION.SELECTION.ECONOMIC_FINANCIAL_STANDING.FINANCIAL_RATIO</text:p>
          </table:table-cell>
          <table:table-cell office:value-type="string" table:style-name="ce14">
            <text:p>637f9db3-ee53-48f7-8ee7-aefa58260730</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6" table:style-name="ce14"/>
          <table:table-cell office:value-type="string" office:string-value="C34/G1/G1.5/R1" table:formula="of:=CONCATENATE(IF([.A485]=&quot;&quot;;&quot;&quot;;CONCATENATE(&quot;C&quot;; [.A485]));IF([.B485]=&quot;&quot;;&quot;&quot;;CONCATENATE(&quot;/G&quot;;[.B485]));IF([.C485]=&quot;&quot;;&quot;&quot;;CONCATENATE(&quot;/R&quot;;[.C485])); IF([.D485]=&quot;&quot;;&quot;&quot;;CONCATENATE(&quot;/G&quot;;[.B485];&quot;.&quot;;[.D485])); IF([.E485]=&quot;&quot;;&quot;&quot;;CONCATENATE(&quot;/R&quot;;[.E485])); IF([.F485]=&quot;&quot;;&quot;&quot;;CONCATENATE(&quot;/G&quot;;[.B485];&quot;.&quot;;[.D485];&quot;.&quot;;[.F485])); IF([.G485]=&quot;&quot;;&quot;&quot;;CONCATENATE(&quot;/R&quot;;[.G485])); IF([.H485]=&quot;&quot;;&quot;&quot;;CONCATENATE(&quot;/G&quot;;[.B485];&quot;.&quot;;[.D485];&quot;.&quot;;[.F485];&quot;.&quot;;[.H485])); IF([.I485]=&quot;&quot;;&quot;&quot;;CONCATENATE(&quot;/R&quot;;[.I485]));IF([.J485]=&quot;&quot;;&quot;&quot;;CONCATENATE(&quot;/G&quot;;[.B485];&quot;.&quot;;[.D485];&quot;.&quot;;[.F485];&quot;.&quot;;[.H485]; &quot;.&quot;;[.J485])); IF([.K485]=&quot;&quot;;&quot;&quot;;CONCATENATE(&quot;/R&quot;;[.K485])))" table:style-name="ce14">
            <text:p>C34/G1/G1.5/R1</text:p>
          </table:table-cell>
          <table:table-cell office:value-type="string" table:style-name="ce14">
            <text:p>CRITERION.SELECTION.ECONOMIC_FINANCIAL_STANDING.FINANCIAL_RATIO</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6" table:style-name="ce14"/>
          <table:table-cell office:value-type="string" office:string-value="C34/G1/G1.5/R2" table:formula="of:=CONCATENATE(IF([.A486]=&quot;&quot;;&quot;&quot;;CONCATENATE(&quot;C&quot;; [.A486]));IF([.B486]=&quot;&quot;;&quot;&quot;;CONCATENATE(&quot;/G&quot;;[.B486]));IF([.C486]=&quot;&quot;;&quot;&quot;;CONCATENATE(&quot;/R&quot;;[.C486])); IF([.D486]=&quot;&quot;;&quot;&quot;;CONCATENATE(&quot;/G&quot;;[.B486];&quot;.&quot;;[.D486])); IF([.E486]=&quot;&quot;;&quot;&quot;;CONCATENATE(&quot;/R&quot;;[.E486])); IF([.F486]=&quot;&quot;;&quot;&quot;;CONCATENATE(&quot;/G&quot;;[.B486];&quot;.&quot;;[.D486];&quot;.&quot;;[.F486])); IF([.G486]=&quot;&quot;;&quot;&quot;;CONCATENATE(&quot;/R&quot;;[.G486])); IF([.H486]=&quot;&quot;;&quot;&quot;;CONCATENATE(&quot;/G&quot;;[.B486];&quot;.&quot;;[.D486];&quot;.&quot;;[.F486];&quot;.&quot;;[.H486])); IF([.I486]=&quot;&quot;;&quot;&quot;;CONCATENATE(&quot;/R&quot;;[.I486]));IF([.J486]=&quot;&quot;;&quot;&quot;;CONCATENATE(&quot;/G&quot;;[.B486];&quot;.&quot;;[.D486];&quot;.&quot;;[.F486];&quot;.&quot;;[.H486]; &quot;.&quot;;[.J486])); IF([.K486]=&quot;&quot;;&quot;&quot;;CONCATENATE(&quot;/R&quot;;[.K486])))" table:style-name="ce14">
            <text:p>C34/G1/G1.5/R2</text:p>
          </table:table-cell>
          <table:table-cell office:value-type="string" table:style-name="ce14">
            <text:p>CRITERION.SELECTION.ECONOMIC_FINANCIAL_STANDING.FINANCIAL_RATIO</text:p>
          </table:table-cell>
          <table:table-cell office:value-type="string" table:style-name="ce14">
            <text:p>990eef0a-14c6-41af-8bf2-b8311332d152</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1">
            <text:p>34</text:p>
          </table:table-cell>
          <table:table-cell office:value-type="float" office:value="2" table:style-name="ce1">
            <text:p>2</text:p>
          </table:table-cell>
          <table:table-cell table:number-columns-repeated="9" table:style-name="ce1"/>
          <table:table-cell office:value-type="string" office:string-value="C34/G2" table:formula="of:=CONCATENATE(IF([.A487]=&quot;&quot;;&quot;&quot;;CONCATENATE(&quot;C&quot;; [.A487]));IF([.B487]=&quot;&quot;;&quot;&quot;;CONCATENATE(&quot;/G&quot;;[.B487]));IF([.C487]=&quot;&quot;;&quot;&quot;;CONCATENATE(&quot;/R&quot;;[.C487])); IF([.D487]=&quot;&quot;;&quot;&quot;;CONCATENATE(&quot;/G&quot;;[.B487];&quot;.&quot;;[.D487])); IF([.E487]=&quot;&quot;;&quot;&quot;;CONCATENATE(&quot;/R&quot;;[.E487])); IF([.F487]=&quot;&quot;;&quot;&quot;;CONCATENATE(&quot;/G&quot;;[.B487];&quot;.&quot;;[.D487];&quot;.&quot;;[.F487])); IF([.G487]=&quot;&quot;;&quot;&quot;;CONCATENATE(&quot;/R&quot;;[.G487])); IF([.H487]=&quot;&quot;;&quot;&quot;;CONCATENATE(&quot;/G&quot;;[.B487];&quot;.&quot;;[.D487];&quot;.&quot;;[.F487];&quot;.&quot;;[.H487])); IF([.I487]=&quot;&quot;;&quot;&quot;;CONCATENATE(&quot;/R&quot;;[.I487]));IF([.J487]=&quot;&quot;;&quot;&quot;;CONCATENATE(&quot;/G&quot;;[.B487];&quot;.&quot;;[.D487];&quot;.&quot;;[.F487];&quot;.&quot;;[.H487]; &quot;.&quot;;[.J487])); IF([.K487]=&quot;&quot;;&quot;&quot;;CONCATENATE(&quot;/R&quot;;[.K487])))" table:style-name="ce1">
            <text:p>C34/G2</text:p>
          </table:table-cell>
          <table:table-cell office:value-type="string" table:style-name="ce1">
            <text:p>CRITERION.SELECTION.ECONOMIC_FINANCIAL_STANDING.FINANCIAL_RATIO</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4/G2/R1" table:formula="of:=CONCATENATE(IF([.A488]=&quot;&quot;;&quot;&quot;;CONCATENATE(&quot;C&quot;; [.A488]));IF([.B488]=&quot;&quot;;&quot;&quot;;CONCATENATE(&quot;/G&quot;;[.B488]));IF([.C488]=&quot;&quot;;&quot;&quot;;CONCATENATE(&quot;/R&quot;;[.C488])); IF([.D488]=&quot;&quot;;&quot;&quot;;CONCATENATE(&quot;/G&quot;;[.B488];&quot;.&quot;;[.D488])); IF([.E488]=&quot;&quot;;&quot;&quot;;CONCATENATE(&quot;/R&quot;;[.E488])); IF([.F488]=&quot;&quot;;&quot;&quot;;CONCATENATE(&quot;/G&quot;;[.B488];&quot;.&quot;;[.D488];&quot;.&quot;;[.F488])); IF([.G488]=&quot;&quot;;&quot;&quot;;CONCATENATE(&quot;/R&quot;;[.G488])); IF([.H488]=&quot;&quot;;&quot;&quot;;CONCATENATE(&quot;/G&quot;;[.B488];&quot;.&quot;;[.D488];&quot;.&quot;;[.F488];&quot;.&quot;;[.H488])); IF([.I488]=&quot;&quot;;&quot;&quot;;CONCATENATE(&quot;/R&quot;;[.I488]));IF([.J488]=&quot;&quot;;&quot;&quot;;CONCATENATE(&quot;/G&quot;;[.B488];&quot;.&quot;;[.D488];&quot;.&quot;;[.F488];&quot;.&quot;;[.H488]; &quot;.&quot;;[.J488])); IF([.K488]=&quot;&quot;;&quot;&quot;;CONCATENATE(&quot;/R&quot;;[.K488])))" table:style-name="ce1">
            <text:p>C34/G2/R1</text:p>
          </table:table-cell>
          <table:table-cell office:value-type="string" table:style-name="ce1">
            <text:p>CRITERION.SELECTION.ECONOMIC_FINANCIAL_STANDING.FINANCIAL_RATIO</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4/G2/G2.1" table:formula="of:=CONCATENATE(IF([.A489]=&quot;&quot;;&quot;&quot;;CONCATENATE(&quot;C&quot;; [.A489]));IF([.B489]=&quot;&quot;;&quot;&quot;;CONCATENATE(&quot;/G&quot;;[.B489]));IF([.C489]=&quot;&quot;;&quot;&quot;;CONCATENATE(&quot;/R&quot;;[.C489])); IF([.D489]=&quot;&quot;;&quot;&quot;;CONCATENATE(&quot;/G&quot;;[.B489];&quot;.&quot;;[.D489])); IF([.E489]=&quot;&quot;;&quot;&quot;;CONCATENATE(&quot;/R&quot;;[.E489])); IF([.F489]=&quot;&quot;;&quot;&quot;;CONCATENATE(&quot;/G&quot;;[.B489];&quot;.&quot;;[.D489];&quot;.&quot;;[.F489])); IF([.G489]=&quot;&quot;;&quot;&quot;;CONCATENATE(&quot;/R&quot;;[.G489])); IF([.H489]=&quot;&quot;;&quot;&quot;;CONCATENATE(&quot;/G&quot;;[.B489];&quot;.&quot;;[.D489];&quot;.&quot;;[.F489];&quot;.&quot;;[.H489])); IF([.I489]=&quot;&quot;;&quot;&quot;;CONCATENATE(&quot;/R&quot;;[.I489]));IF([.J489]=&quot;&quot;;&quot;&quot;;CONCATENATE(&quot;/G&quot;;[.B489];&quot;.&quot;;[.D489];&quot;.&quot;;[.F489];&quot;.&quot;;[.H489]; &quot;.&quot;;[.J489])); IF([.K489]=&quot;&quot;;&quot;&quot;;CONCATENATE(&quot;/R&quot;;[.K489])))" table:style-name="ce1">
            <text:p>C34/G2/G2.1</text:p>
          </table:table-cell>
          <table:table-cell office:value-type="string" table:style-name="ce1">
            <text:p>CRITERION.SELECTION.ECONOMIC_FINANCIAL_STANDING.FINANCIAL_RATIO</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4/G2/G2.1/R1" table:formula="of:=CONCATENATE(IF([.A490]=&quot;&quot;;&quot;&quot;;CONCATENATE(&quot;C&quot;; [.A490]));IF([.B490]=&quot;&quot;;&quot;&quot;;CONCATENATE(&quot;/G&quot;;[.B490]));IF([.C490]=&quot;&quot;;&quot;&quot;;CONCATENATE(&quot;/R&quot;;[.C490])); IF([.D490]=&quot;&quot;;&quot;&quot;;CONCATENATE(&quot;/G&quot;;[.B490];&quot;.&quot;;[.D490])); IF([.E490]=&quot;&quot;;&quot;&quot;;CONCATENATE(&quot;/R&quot;;[.E490])); IF([.F490]=&quot;&quot;;&quot;&quot;;CONCATENATE(&quot;/G&quot;;[.B490];&quot;.&quot;;[.D490];&quot;.&quot;;[.F490])); IF([.G490]=&quot;&quot;;&quot;&quot;;CONCATENATE(&quot;/R&quot;;[.G490])); IF([.H490]=&quot;&quot;;&quot;&quot;;CONCATENATE(&quot;/G&quot;;[.B490];&quot;.&quot;;[.D490];&quot;.&quot;;[.F490];&quot;.&quot;;[.H490])); IF([.I490]=&quot;&quot;;&quot;&quot;;CONCATENATE(&quot;/R&quot;;[.I490]));IF([.J490]=&quot;&quot;;&quot;&quot;;CONCATENATE(&quot;/G&quot;;[.B490];&quot;.&quot;;[.D490];&quot;.&quot;;[.F490];&quot;.&quot;;[.H490]; &quot;.&quot;;[.J490])); IF([.K490]=&quot;&quot;;&quot;&quot;;CONCATENATE(&quot;/R&quot;;[.K490])))" table:style-name="ce1">
            <text:p>C34/G2/G2.1/R1</text:p>
          </table:table-cell>
          <table:table-cell office:value-type="string" table:style-name="ce1">
            <text:p>CRITERION.SELECTION.ECONOMIC_FINANCIAL_STANDING.FINANCIAL_RATIO</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4/G2/G2.1/R2" table:formula="of:=CONCATENATE(IF([.A491]=&quot;&quot;;&quot;&quot;;CONCATENATE(&quot;C&quot;; [.A491]));IF([.B491]=&quot;&quot;;&quot;&quot;;CONCATENATE(&quot;/G&quot;;[.B491]));IF([.C491]=&quot;&quot;;&quot;&quot;;CONCATENATE(&quot;/R&quot;;[.C491])); IF([.D491]=&quot;&quot;;&quot;&quot;;CONCATENATE(&quot;/G&quot;;[.B491];&quot;.&quot;;[.D491])); IF([.E491]=&quot;&quot;;&quot;&quot;;CONCATENATE(&quot;/R&quot;;[.E491])); IF([.F491]=&quot;&quot;;&quot;&quot;;CONCATENATE(&quot;/G&quot;;[.B491];&quot;.&quot;;[.D491];&quot;.&quot;;[.F491])); IF([.G491]=&quot;&quot;;&quot;&quot;;CONCATENATE(&quot;/R&quot;;[.G491])); IF([.H491]=&quot;&quot;;&quot;&quot;;CONCATENATE(&quot;/G&quot;;[.B491];&quot;.&quot;;[.D491];&quot;.&quot;;[.F491];&quot;.&quot;;[.H491])); IF([.I491]=&quot;&quot;;&quot;&quot;;CONCATENATE(&quot;/R&quot;;[.I491]));IF([.J491]=&quot;&quot;;&quot;&quot;;CONCATENATE(&quot;/G&quot;;[.B491];&quot;.&quot;;[.D491];&quot;.&quot;;[.F491];&quot;.&quot;;[.H491]; &quot;.&quot;;[.J491])); IF([.K491]=&quot;&quot;;&quot;&quot;;CONCATENATE(&quot;/R&quot;;[.K491])))" table:style-name="ce1">
            <text:p>C34/G2/G2.1/R2</text:p>
          </table:table-cell>
          <table:table-cell office:value-type="string" table:style-name="ce1">
            <text:p>CRITERION.SELECTION.ECONOMIC_FINANCIAL_STANDING.FINANCIAL_RATIO</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4" table:style-name="ce8">
            <text:p>3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4/G2/G2.1/R3" table:formula="of:=CONCATENATE(IF([.A492]=&quot;&quot;;&quot;&quot;;CONCATENATE(&quot;C&quot;; [.A492]));IF([.B492]=&quot;&quot;;&quot;&quot;;CONCATENATE(&quot;/G&quot;;[.B492]));IF([.C492]=&quot;&quot;;&quot;&quot;;CONCATENATE(&quot;/R&quot;;[.C492])); IF([.D492]=&quot;&quot;;&quot;&quot;;CONCATENATE(&quot;/G&quot;;[.B492];&quot;.&quot;;[.D492])); IF([.E492]=&quot;&quot;;&quot;&quot;;CONCATENATE(&quot;/R&quot;;[.E492])); IF([.F492]=&quot;&quot;;&quot;&quot;;CONCATENATE(&quot;/G&quot;;[.B492];&quot;.&quot;;[.D492];&quot;.&quot;;[.F492])); IF([.G492]=&quot;&quot;;&quot;&quot;;CONCATENATE(&quot;/R&quot;;[.G492])); IF([.H492]=&quot;&quot;;&quot;&quot;;CONCATENATE(&quot;/G&quot;;[.B492];&quot;.&quot;;[.D492];&quot;.&quot;;[.F492];&quot;.&quot;;[.H492])); IF([.I492]=&quot;&quot;;&quot;&quot;;CONCATENATE(&quot;/R&quot;;[.I492]));IF([.J492]=&quot;&quot;;&quot;&quot;;CONCATENATE(&quot;/G&quot;;[.B492];&quot;.&quot;;[.D492];&quot;.&quot;;[.F492];&quot;.&quot;;[.H492]; &quot;.&quot;;[.J492])); IF([.K492]=&quot;&quot;;&quot;&quot;;CONCATENATE(&quot;/R&quot;;[.K492])))" table:style-name="ce7">
            <text:p>C34/G2/G2.1/R3</text:p>
          </table:table-cell>
          <table:table-cell office:value-type="string" table:style-name="ce7">
            <text:p>CRITERION.SELECTION.ECONOMIC_FINANCIAL_STANDING.FINANCIAL_RATIO</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5" table:style-name="ce9">
            <text:p>35</text:p>
          </table:table-cell>
          <table:table-cell table:number-columns-repeated="10" table:style-name="ce9"/>
          <table:table-cell office:value-type="string" office:string-value="C35" table:formula="of:=CONCATENATE(IF([.A493]=&quot;&quot;;&quot;&quot;;CONCATENATE(&quot;C&quot;; [.A493]));IF([.B493]=&quot;&quot;;&quot;&quot;;CONCATENATE(&quot;/G&quot;;[.B493]));IF([.C493]=&quot;&quot;;&quot;&quot;;CONCATENATE(&quot;/R&quot;;[.C493])); IF([.D493]=&quot;&quot;;&quot;&quot;;CONCATENATE(&quot;/G&quot;;[.B493];&quot;.&quot;;[.D493])); IF([.E493]=&quot;&quot;;&quot;&quot;;CONCATENATE(&quot;/R&quot;;[.E493])); IF([.F493]=&quot;&quot;;&quot;&quot;;CONCATENATE(&quot;/G&quot;;[.B493];&quot;.&quot;;[.D493];&quot;.&quot;;[.F493])); IF([.G493]=&quot;&quot;;&quot;&quot;;CONCATENATE(&quot;/R&quot;;[.G493])); IF([.H493]=&quot;&quot;;&quot;&quot;;CONCATENATE(&quot;/G&quot;;[.B493];&quot;.&quot;;[.D493];&quot;.&quot;;[.F493];&quot;.&quot;;[.H493])); IF([.I493]=&quot;&quot;;&quot;&quot;;CONCATENATE(&quot;/R&quot;;[.I493]));IF([.J493]=&quot;&quot;;&quot;&quot;;CONCATENATE(&quot;/G&quot;;[.B493];&quot;.&quot;;[.D493];&quot;.&quot;;[.F493];&quot;.&quot;;[.H493]; &quot;.&quot;;[.J493])); IF([.K493]=&quot;&quot;;&quot;&quot;;CONCATENATE(&quot;/R&quot;;[.K493])))" table:style-name="ce9">
            <text:p>C35</text:p>
          </table:table-cell>
          <table:table-cell office:value-type="string" table:style-name="ce9">
            <text:p>CRITERION.SELECTION.ECONOMIC_FINANCIAL_STANDING.RISK_INDEMNITY_INSURANCE</text:p>
          </table:table-cell>
          <table:table-cell office:value-type="string" table:style-name="ce9">
            <text:p>7604bd40-4462-4086-8763-a50da51a869c</text:p>
          </table:table-cell>
          <table:table-cell office:value-type="string" table:style-name="ce9">
            <text:p>The insured amount in its professional risk indemnity insurance is the following:</text:p>
          </table:table-cell>
          <table:table-cell table:style-name="ce9"/>
          <table:table-cell table:style-name="ce10"/>
          <table:table-cell table:number-columns-repeated="16367" table:style-name="ce9"/>
        </table:table-row>
        <table:table-row table:style-name="ro1">
          <table:table-cell office:value-type="float" office:value="35" table:style-name="ce11">
            <text:p>35</text:p>
          </table:table-cell>
          <table:table-cell office:value-type="float" office:value="1" table:style-name="ce1">
            <text:p>1</text:p>
          </table:table-cell>
          <table:table-cell table:number-columns-repeated="9" table:style-name="ce1"/>
          <table:table-cell office:value-type="string" office:string-value="C35/G1" table:formula="of:=CONCATENATE(IF([.A494]=&quot;&quot;;&quot;&quot;;CONCATENATE(&quot;C&quot;; [.A494]));IF([.B494]=&quot;&quot;;&quot;&quot;;CONCATENATE(&quot;/G&quot;;[.B494]));IF([.C494]=&quot;&quot;;&quot;&quot;;CONCATENATE(&quot;/R&quot;;[.C494])); IF([.D494]=&quot;&quot;;&quot;&quot;;CONCATENATE(&quot;/G&quot;;[.B494];&quot;.&quot;;[.D494])); IF([.E494]=&quot;&quot;;&quot;&quot;;CONCATENATE(&quot;/R&quot;;[.E494])); IF([.F494]=&quot;&quot;;&quot;&quot;;CONCATENATE(&quot;/G&quot;;[.B494];&quot;.&quot;;[.D494];&quot;.&quot;;[.F494])); IF([.G494]=&quot;&quot;;&quot;&quot;;CONCATENATE(&quot;/R&quot;;[.G494])); IF([.H494]=&quot;&quot;;&quot;&quot;;CONCATENATE(&quot;/G&quot;;[.B494];&quot;.&quot;;[.D494];&quot;.&quot;;[.F494];&quot;.&quot;;[.H494])); IF([.I494]=&quot;&quot;;&quot;&quot;;CONCATENATE(&quot;/R&quot;;[.I494]));IF([.J494]=&quot;&quot;;&quot;&quot;;CONCATENATE(&quot;/G&quot;;[.B494];&quot;.&quot;;[.D494];&quot;.&quot;;[.F494];&quot;.&quot;;[.H494]; &quot;.&quot;;[.J494])); IF([.K494]=&quot;&quot;;&quot;&quot;;CONCATENATE(&quot;/R&quot;;[.K494])))" table:style-name="ce1">
            <text:p>C35/G1</text:p>
          </table:table-cell>
          <table:table-cell office:value-type="string" table:style-name="ce1">
            <text:p>CRITERION.SELECTION.ECONOMIC_FINANCIAL_STANDING.RISK_INDEMNITY_INSURANCE</text:p>
          </table:table-cell>
          <table:table-cell office:value-type="string" table:style-name="ce1">
            <text:p>42dc8062-974d-4201-91ba-7f2ea90338fd</text:p>
          </table:table-cell>
          <table:table-cell table:number-columns-repeated="2" table:style-name="ce1"/>
          <table:table-cell table:style-name="ce7"/>
          <table:table-cell table:number-columns-repeated="16367"/>
        </table:table-row>
        <table:table-row table:style-name="ro1">
          <table:table-cell office:value-type="float" office:value="35" table:style-name="ce11">
            <text:p>3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5/G1/R1" table:formula="of:=CONCATENATE(IF([.A495]=&quot;&quot;;&quot;&quot;;CONCATENATE(&quot;C&quot;; [.A495]));IF([.B495]=&quot;&quot;;&quot;&quot;;CONCATENATE(&quot;/G&quot;;[.B495]));IF([.C495]=&quot;&quot;;&quot;&quot;;CONCATENATE(&quot;/R&quot;;[.C495])); IF([.D495]=&quot;&quot;;&quot;&quot;;CONCATENATE(&quot;/G&quot;;[.B495];&quot;.&quot;;[.D495])); IF([.E495]=&quot;&quot;;&quot;&quot;;CONCATENATE(&quot;/R&quot;;[.E495])); IF([.F495]=&quot;&quot;;&quot;&quot;;CONCATENATE(&quot;/G&quot;;[.B495];&quot;.&quot;;[.D495];&quot;.&quot;;[.F495])); IF([.G495]=&quot;&quot;;&quot;&quot;;CONCATENATE(&quot;/R&quot;;[.G495])); IF([.H495]=&quot;&quot;;&quot;&quot;;CONCATENATE(&quot;/G&quot;;[.B495];&quot;.&quot;;[.D495];&quot;.&quot;;[.F495];&quot;.&quot;;[.H495])); IF([.I495]=&quot;&quot;;&quot;&quot;;CONCATENATE(&quot;/R&quot;;[.I495]));IF([.J495]=&quot;&quot;;&quot;&quot;;CONCATENATE(&quot;/G&quot;;[.B495];&quot;.&quot;;[.D495];&quot;.&quot;;[.F495];&quot;.&quot;;[.H495]; &quot;.&quot;;[.J495])); IF([.K495]=&quot;&quot;;&quot;&quot;;CONCATENATE(&quot;/R&quot;;[.K495])))" table:style-name="ce1">
            <text:p>C35/G1/R1</text:p>
          </table:table-cell>
          <table:table-cell office:value-type="string" table:style-name="ce1">
            <text:p>CRITERION.SELECTION.ECONOMIC_FINANCIAL_STANDING.RISK_INDEMNITY_INSUR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table-row>
        <table:table-row table:style-name="ro1">
          <table:table-cell office:value-type="float" office:value="35" table:style-name="ce11">
            <text:p>35</text:p>
          </table:table-cell>
          <table:table-cell office:value-type="float" office:value="2" table:style-name="ce1">
            <text:p>2</text:p>
          </table:table-cell>
          <table:table-cell table:number-columns-repeated="9" table:style-name="ce1"/>
          <table:table-cell office:value-type="string" office:string-value="C35/G2" table:formula="of:=CONCATENATE(IF([.A496]=&quot;&quot;;&quot;&quot;;CONCATENATE(&quot;C&quot;; [.A496]));IF([.B496]=&quot;&quot;;&quot;&quot;;CONCATENATE(&quot;/G&quot;;[.B496]));IF([.C496]=&quot;&quot;;&quot;&quot;;CONCATENATE(&quot;/R&quot;;[.C496])); IF([.D496]=&quot;&quot;;&quot;&quot;;CONCATENATE(&quot;/G&quot;;[.B496];&quot;.&quot;;[.D496])); IF([.E496]=&quot;&quot;;&quot;&quot;;CONCATENATE(&quot;/R&quot;;[.E496])); IF([.F496]=&quot;&quot;;&quot;&quot;;CONCATENATE(&quot;/G&quot;;[.B496];&quot;.&quot;;[.D496];&quot;.&quot;;[.F496])); IF([.G496]=&quot;&quot;;&quot;&quot;;CONCATENATE(&quot;/R&quot;;[.G496])); IF([.H496]=&quot;&quot;;&quot;&quot;;CONCATENATE(&quot;/G&quot;;[.B496];&quot;.&quot;;[.D496];&quot;.&quot;;[.F496];&quot;.&quot;;[.H496])); IF([.I496]=&quot;&quot;;&quot;&quot;;CONCATENATE(&quot;/R&quot;;[.I496]));IF([.J496]=&quot;&quot;;&quot;&quot;;CONCATENATE(&quot;/G&quot;;[.B496];&quot;.&quot;;[.D496];&quot;.&quot;;[.F496];&quot;.&quot;;[.H496]; &quot;.&quot;;[.J496])); IF([.K496]=&quot;&quot;;&quot;&quot;;CONCATENATE(&quot;/R&quot;;[.K496])))" table:style-name="ce1">
            <text:p>C35/G2</text:p>
          </table:table-cell>
          <table:table-cell office:value-type="string" table:style-name="ce1">
            <text:p>CRITERION.SELECTION.ECONOMIC_FINANCIAL_STANDING.RISK_INDEMNITY_INSUR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5" table:style-name="ce11">
            <text:p>3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5/G2/R1" table:formula="of:=CONCATENATE(IF([.A497]=&quot;&quot;;&quot;&quot;;CONCATENATE(&quot;C&quot;; [.A497]));IF([.B497]=&quot;&quot;;&quot;&quot;;CONCATENATE(&quot;/G&quot;;[.B497]));IF([.C497]=&quot;&quot;;&quot;&quot;;CONCATENATE(&quot;/R&quot;;[.C497])); IF([.D497]=&quot;&quot;;&quot;&quot;;CONCATENATE(&quot;/G&quot;;[.B497];&quot;.&quot;;[.D497])); IF([.E497]=&quot;&quot;;&quot;&quot;;CONCATENATE(&quot;/R&quot;;[.E497])); IF([.F497]=&quot;&quot;;&quot;&quot;;CONCATENATE(&quot;/G&quot;;[.B497];&quot;.&quot;;[.D497];&quot;.&quot;;[.F497])); IF([.G497]=&quot;&quot;;&quot;&quot;;CONCATENATE(&quot;/R&quot;;[.G497])); IF([.H497]=&quot;&quot;;&quot;&quot;;CONCATENATE(&quot;/G&quot;;[.B497];&quot;.&quot;;[.D497];&quot;.&quot;;[.F497];&quot;.&quot;;[.H497])); IF([.I497]=&quot;&quot;;&quot;&quot;;CONCATENATE(&quot;/R&quot;;[.I497]));IF([.J497]=&quot;&quot;;&quot;&quot;;CONCATENATE(&quot;/G&quot;;[.B497];&quot;.&quot;;[.D497];&quot;.&quot;;[.F497];&quot;.&quot;;[.H497]; &quot;.&quot;;[.J497])); IF([.K497]=&quot;&quot;;&quot;&quot;;CONCATENATE(&quot;/R&quot;;[.K497])))" table:style-name="ce1">
            <text:p>C35/G2/R1</text:p>
          </table:table-cell>
          <table:table-cell office:value-type="string" table:style-name="ce1">
            <text:p>CRITERION.SELECTION.ECONOMIC_FINANCIAL_STANDING.RISK_INDEMNITY_INSUR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35" table:style-name="ce11">
            <text:p>3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5/G2/G2.1" table:formula="of:=CONCATENATE(IF([.A498]=&quot;&quot;;&quot;&quot;;CONCATENATE(&quot;C&quot;; [.A498]));IF([.B498]=&quot;&quot;;&quot;&quot;;CONCATENATE(&quot;/G&quot;;[.B498]));IF([.C498]=&quot;&quot;;&quot;&quot;;CONCATENATE(&quot;/R&quot;;[.C498])); IF([.D498]=&quot;&quot;;&quot;&quot;;CONCATENATE(&quot;/G&quot;;[.B498];&quot;.&quot;;[.D498])); IF([.E498]=&quot;&quot;;&quot;&quot;;CONCATENATE(&quot;/R&quot;;[.E498])); IF([.F498]=&quot;&quot;;&quot;&quot;;CONCATENATE(&quot;/G&quot;;[.B498];&quot;.&quot;;[.D498];&quot;.&quot;;[.F498])); IF([.G498]=&quot;&quot;;&quot;&quot;;CONCATENATE(&quot;/R&quot;;[.G498])); IF([.H498]=&quot;&quot;;&quot;&quot;;CONCATENATE(&quot;/G&quot;;[.B498];&quot;.&quot;;[.D498];&quot;.&quot;;[.F498];&quot;.&quot;;[.H498])); IF([.I498]=&quot;&quot;;&quot;&quot;;CONCATENATE(&quot;/R&quot;;[.I498]));IF([.J498]=&quot;&quot;;&quot;&quot;;CONCATENATE(&quot;/G&quot;;[.B498];&quot;.&quot;;[.D498];&quot;.&quot;;[.F498];&quot;.&quot;;[.H498]; &quot;.&quot;;[.J498])); IF([.K498]=&quot;&quot;;&quot;&quot;;CONCATENATE(&quot;/R&quot;;[.K498])))" table:style-name="ce1">
            <text:p>C35/G2/G2.1</text:p>
          </table:table-cell>
          <table:table-cell office:value-type="string" table:style-name="ce1">
            <text:p>CRITERION.SELECTION.ECONOMIC_FINANCIAL_STANDING.RISK_INDEMNITY_INSUR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5" table:style-name="ce11">
            <text:p>3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5/G2/G2.1/R1" table:formula="of:=CONCATENATE(IF([.A499]=&quot;&quot;;&quot;&quot;;CONCATENATE(&quot;C&quot;; [.A499]));IF([.B499]=&quot;&quot;;&quot;&quot;;CONCATENATE(&quot;/G&quot;;[.B499]));IF([.C499]=&quot;&quot;;&quot;&quot;;CONCATENATE(&quot;/R&quot;;[.C499])); IF([.D499]=&quot;&quot;;&quot;&quot;;CONCATENATE(&quot;/G&quot;;[.B499];&quot;.&quot;;[.D499])); IF([.E499]=&quot;&quot;;&quot;&quot;;CONCATENATE(&quot;/R&quot;;[.E499])); IF([.F499]=&quot;&quot;;&quot;&quot;;CONCATENATE(&quot;/G&quot;;[.B499];&quot;.&quot;;[.D499];&quot;.&quot;;[.F499])); IF([.G499]=&quot;&quot;;&quot;&quot;;CONCATENATE(&quot;/R&quot;;[.G499])); IF([.H499]=&quot;&quot;;&quot;&quot;;CONCATENATE(&quot;/G&quot;;[.B499];&quot;.&quot;;[.D499];&quot;.&quot;;[.F499];&quot;.&quot;;[.H499])); IF([.I499]=&quot;&quot;;&quot;&quot;;CONCATENATE(&quot;/R&quot;;[.I499]));IF([.J499]=&quot;&quot;;&quot;&quot;;CONCATENATE(&quot;/G&quot;;[.B499];&quot;.&quot;;[.D499];&quot;.&quot;;[.F499];&quot;.&quot;;[.H499]; &quot;.&quot;;[.J499])); IF([.K499]=&quot;&quot;;&quot;&quot;;CONCATENATE(&quot;/R&quot;;[.K499])))" table:style-name="ce1">
            <text:p>C35/G2/G2.1/R1</text:p>
          </table:table-cell>
          <table:table-cell office:value-type="string" table:style-name="ce1">
            <text:p>CRITERION.SELECTION.ECONOMIC_FINANCIAL_STANDING.RISK_INDEMNITY_INSUR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5" table:style-name="ce11">
            <text:p>3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5/G2/G2.1/R2" table:formula="of:=CONCATENATE(IF([.A500]=&quot;&quot;;&quot;&quot;;CONCATENATE(&quot;C&quot;; [.A500]));IF([.B500]=&quot;&quot;;&quot;&quot;;CONCATENATE(&quot;/G&quot;;[.B500]));IF([.C500]=&quot;&quot;;&quot;&quot;;CONCATENATE(&quot;/R&quot;;[.C500])); IF([.D500]=&quot;&quot;;&quot;&quot;;CONCATENATE(&quot;/G&quot;;[.B500];&quot;.&quot;;[.D500])); IF([.E500]=&quot;&quot;;&quot;&quot;;CONCATENATE(&quot;/R&quot;;[.E500])); IF([.F500]=&quot;&quot;;&quot;&quot;;CONCATENATE(&quot;/G&quot;;[.B500];&quot;.&quot;;[.D500];&quot;.&quot;;[.F500])); IF([.G500]=&quot;&quot;;&quot;&quot;;CONCATENATE(&quot;/R&quot;;[.G500])); IF([.H500]=&quot;&quot;;&quot;&quot;;CONCATENATE(&quot;/G&quot;;[.B500];&quot;.&quot;;[.D500];&quot;.&quot;;[.F500];&quot;.&quot;;[.H500])); IF([.I500]=&quot;&quot;;&quot;&quot;;CONCATENATE(&quot;/R&quot;;[.I500]));IF([.J500]=&quot;&quot;;&quot;&quot;;CONCATENATE(&quot;/G&quot;;[.B500];&quot;.&quot;;[.D500];&quot;.&quot;;[.F500];&quot;.&quot;;[.H500]; &quot;.&quot;;[.J500])); IF([.K500]=&quot;&quot;;&quot;&quot;;CONCATENATE(&quot;/R&quot;;[.K500])))" table:style-name="ce1">
            <text:p>C35/G2/G2.1/R2</text:p>
          </table:table-cell>
          <table:table-cell office:value-type="string" table:style-name="ce1">
            <text:p>CRITERION.SELECTION.ECONOMIC_FINANCIAL_STANDING.RISK_INDEMNITY_INSUR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5" table:style-name="ce8">
            <text:p>3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5/G2/G2.1/R3" table:formula="of:=CONCATENATE(IF([.A501]=&quot;&quot;;&quot;&quot;;CONCATENATE(&quot;C&quot;; [.A501]));IF([.B501]=&quot;&quot;;&quot;&quot;;CONCATENATE(&quot;/G&quot;;[.B501]));IF([.C501]=&quot;&quot;;&quot;&quot;;CONCATENATE(&quot;/R&quot;;[.C501])); IF([.D501]=&quot;&quot;;&quot;&quot;;CONCATENATE(&quot;/G&quot;;[.B501];&quot;.&quot;;[.D501])); IF([.E501]=&quot;&quot;;&quot;&quot;;CONCATENATE(&quot;/R&quot;;[.E501])); IF([.F501]=&quot;&quot;;&quot;&quot;;CONCATENATE(&quot;/G&quot;;[.B501];&quot;.&quot;;[.D501];&quot;.&quot;;[.F501])); IF([.G501]=&quot;&quot;;&quot;&quot;;CONCATENATE(&quot;/R&quot;;[.G501])); IF([.H501]=&quot;&quot;;&quot;&quot;;CONCATENATE(&quot;/G&quot;;[.B501];&quot;.&quot;;[.D501];&quot;.&quot;;[.F501];&quot;.&quot;;[.H501])); IF([.I501]=&quot;&quot;;&quot;&quot;;CONCATENATE(&quot;/R&quot;;[.I501]));IF([.J501]=&quot;&quot;;&quot;&quot;;CONCATENATE(&quot;/G&quot;;[.B501];&quot;.&quot;;[.D501];&quot;.&quot;;[.F501];&quot;.&quot;;[.H501]; &quot;.&quot;;[.J501])); IF([.K501]=&quot;&quot;;&quot;&quot;;CONCATENATE(&quot;/R&quot;;[.K501])))" table:style-name="ce7">
            <text:p>C35/G2/G2.1/R3</text:p>
          </table:table-cell>
          <table:table-cell office:value-type="string" table:style-name="ce7">
            <text:p>CRITERION.SELECTION.ECONOMIC_FINANCIAL_STANDING.RISK_INDEMNITY_INSUR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6" table:style-name="ce9">
            <text:p>36</text:p>
          </table:table-cell>
          <table:table-cell table:number-columns-repeated="10" table:style-name="ce9"/>
          <table:table-cell office:value-type="string" office:string-value="C36" table:formula="of:=CONCATENATE(IF([.A502]=&quot;&quot;;&quot;&quot;;CONCATENATE(&quot;C&quot;; [.A502]));IF([.B502]=&quot;&quot;;&quot;&quot;;CONCATENATE(&quot;/G&quot;;[.B502]));IF([.C502]=&quot;&quot;;&quot;&quot;;CONCATENATE(&quot;/R&quot;;[.C502])); IF([.D502]=&quot;&quot;;&quot;&quot;;CONCATENATE(&quot;/G&quot;;[.B502];&quot;.&quot;;[.D502])); IF([.E502]=&quot;&quot;;&quot;&quot;;CONCATENATE(&quot;/R&quot;;[.E502])); IF([.F502]=&quot;&quot;;&quot;&quot;;CONCATENATE(&quot;/G&quot;;[.B502];&quot;.&quot;;[.D502];&quot;.&quot;;[.F502])); IF([.G502]=&quot;&quot;;&quot;&quot;;CONCATENATE(&quot;/R&quot;;[.G502])); IF([.H502]=&quot;&quot;;&quot;&quot;;CONCATENATE(&quot;/G&quot;;[.B502];&quot;.&quot;;[.D502];&quot;.&quot;;[.F502];&quot;.&quot;;[.H502])); IF([.I502]=&quot;&quot;;&quot;&quot;;CONCATENATE(&quot;/R&quot;;[.I502]));IF([.J502]=&quot;&quot;;&quot;&quot;;CONCATENATE(&quot;/G&quot;;[.B502];&quot;.&quot;;[.D502];&quot;.&quot;;[.F502];&quot;.&quot;;[.H502]; &quot;.&quot;;[.J502])); IF([.K502]=&quot;&quot;;&quot;&quot;;CONCATENATE(&quot;/R&quot;;[.K502])))" table:style-name="ce9">
            <text:p>C36</text:p>
          </table:table-cell>
          <table:table-cell office:value-type="string" table:style-name="ce9">
            <text:p>CRITERION.SELECTION.ECONOMIC_FINANCIAL_STANDING.OTHER_REQUIREMENTS</text:p>
          </table:table-cell>
          <table:table-cell office:value-type="string" table:style-name="ce9">
            <text:p>ab0e7f2e-6418-40e2-8870-6713123e41ad</text:p>
          </table:table-cell>
          <table:table-cell office:value-type="string" table:style-name="ce9">
            <text:p>Concerning the other economic or financial requirements, if any, that may have been specified in the relevant notice or the procurement documents, the economic operator declares that:</text:p>
          </table:table-cell>
          <table:table-cell table:style-name="ce9"/>
          <table:table-cell table:style-name="ce10"/>
          <table:table-cell table:number-columns-repeated="16367" table:style-name="ce9"/>
        </table:table-row>
        <table:table-row table:style-name="ro1">
          <table:table-cell office:value-type="float" office:value="36" table:style-name="ce11">
            <text:p>36</text:p>
          </table:table-cell>
          <table:table-cell office:value-type="float" office:value="1" table:style-name="ce1">
            <text:p>1</text:p>
          </table:table-cell>
          <table:table-cell table:number-columns-repeated="9" table:style-name="ce1"/>
          <table:table-cell office:value-type="string" office:string-value="C36/G1" table:formula="of:=CONCATENATE(IF([.A503]=&quot;&quot;;&quot;&quot;;CONCATENATE(&quot;C&quot;; [.A503]));IF([.B503]=&quot;&quot;;&quot;&quot;;CONCATENATE(&quot;/G&quot;;[.B503]));IF([.C503]=&quot;&quot;;&quot;&quot;;CONCATENATE(&quot;/R&quot;;[.C503])); IF([.D503]=&quot;&quot;;&quot;&quot;;CONCATENATE(&quot;/G&quot;;[.B503];&quot;.&quot;;[.D503])); IF([.E503]=&quot;&quot;;&quot;&quot;;CONCATENATE(&quot;/R&quot;;[.E503])); IF([.F503]=&quot;&quot;;&quot;&quot;;CONCATENATE(&quot;/G&quot;;[.B503];&quot;.&quot;;[.D503];&quot;.&quot;;[.F503])); IF([.G503]=&quot;&quot;;&quot;&quot;;CONCATENATE(&quot;/R&quot;;[.G503])); IF([.H503]=&quot;&quot;;&quot;&quot;;CONCATENATE(&quot;/G&quot;;[.B503];&quot;.&quot;;[.D503];&quot;.&quot;;[.F503];&quot;.&quot;;[.H503])); IF([.I503]=&quot;&quot;;&quot;&quot;;CONCATENATE(&quot;/R&quot;;[.I503]));IF([.J503]=&quot;&quot;;&quot;&quot;;CONCATENATE(&quot;/G&quot;;[.B503];&quot;.&quot;;[.D503];&quot;.&quot;;[.F503];&quot;.&quot;;[.H503]; &quot;.&quot;;[.J503])); IF([.K503]=&quot;&quot;;&quot;&quot;;CONCATENATE(&quot;/R&quot;;[.K503])))" table:style-name="ce1">
            <text:p>C36/G1</text:p>
          </table:table-cell>
          <table:table-cell office:value-type="string" table:style-name="ce1">
            <text:p>CRITERION.SELECTION.ECONOMIC_FINANCIAL_STANDING.OTHER_REQUIREMENT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6/G1/R1" table:formula="of:=CONCATENATE(IF([.A504]=&quot;&quot;;&quot;&quot;;CONCATENATE(&quot;C&quot;; [.A504]));IF([.B504]=&quot;&quot;;&quot;&quot;;CONCATENATE(&quot;/G&quot;;[.B504]));IF([.C504]=&quot;&quot;;&quot;&quot;;CONCATENATE(&quot;/R&quot;;[.C504])); IF([.D504]=&quot;&quot;;&quot;&quot;;CONCATENATE(&quot;/G&quot;;[.B504];&quot;.&quot;;[.D504])); IF([.E504]=&quot;&quot;;&quot;&quot;;CONCATENATE(&quot;/R&quot;;[.E504])); IF([.F504]=&quot;&quot;;&quot;&quot;;CONCATENATE(&quot;/G&quot;;[.B504];&quot;.&quot;;[.D504];&quot;.&quot;;[.F504])); IF([.G504]=&quot;&quot;;&quot;&quot;;CONCATENATE(&quot;/R&quot;;[.G504])); IF([.H504]=&quot;&quot;;&quot;&quot;;CONCATENATE(&quot;/G&quot;;[.B504];&quot;.&quot;;[.D504];&quot;.&quot;;[.F504];&quot;.&quot;;[.H504])); IF([.I504]=&quot;&quot;;&quot;&quot;;CONCATENATE(&quot;/R&quot;;[.I504]));IF([.J504]=&quot;&quot;;&quot;&quot;;CONCATENATE(&quot;/G&quot;;[.B504];&quot;.&quot;;[.D504];&quot;.&quot;;[.F504];&quot;.&quot;;[.H504]; &quot;.&quot;;[.J504])); IF([.K504]=&quot;&quot;;&quot;&quot;;CONCATENATE(&quot;/R&quot;;[.K504])))" table:style-name="ce1">
            <text:p>C36/G1/R1</text:p>
          </table:table-cell>
          <table:table-cell office:value-type="string" table:style-name="ce1">
            <text:p>CRITERION.SELECTION.ECONOMIC_FINANCIAL_STANDING.OTHER_REQUIREMENT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number-columns-repeated="9" table:style-name="ce1"/>
          <table:table-cell office:value-type="string" office:string-value="C36/G2" table:formula="of:=CONCATENATE(IF([.A505]=&quot;&quot;;&quot;&quot;;CONCATENATE(&quot;C&quot;; [.A505]));IF([.B505]=&quot;&quot;;&quot;&quot;;CONCATENATE(&quot;/G&quot;;[.B505]));IF([.C505]=&quot;&quot;;&quot;&quot;;CONCATENATE(&quot;/R&quot;;[.C505])); IF([.D505]=&quot;&quot;;&quot;&quot;;CONCATENATE(&quot;/G&quot;;[.B505];&quot;.&quot;;[.D505])); IF([.E505]=&quot;&quot;;&quot;&quot;;CONCATENATE(&quot;/R&quot;;[.E505])); IF([.F505]=&quot;&quot;;&quot;&quot;;CONCATENATE(&quot;/G&quot;;[.B505];&quot;.&quot;;[.D505];&quot;.&quot;;[.F505])); IF([.G505]=&quot;&quot;;&quot;&quot;;CONCATENATE(&quot;/R&quot;;[.G505])); IF([.H505]=&quot;&quot;;&quot;&quot;;CONCATENATE(&quot;/G&quot;;[.B505];&quot;.&quot;;[.D505];&quot;.&quot;;[.F505];&quot;.&quot;;[.H505])); IF([.I505]=&quot;&quot;;&quot;&quot;;CONCATENATE(&quot;/R&quot;;[.I505]));IF([.J505]=&quot;&quot;;&quot;&quot;;CONCATENATE(&quot;/G&quot;;[.B505];&quot;.&quot;;[.D505];&quot;.&quot;;[.F505];&quot;.&quot;;[.H505]; &quot;.&quot;;[.J505])); IF([.K505]=&quot;&quot;;&quot;&quot;;CONCATENATE(&quot;/R&quot;;[.K505])))" table:style-name="ce1">
            <text:p>C36/G2</text:p>
          </table:table-cell>
          <table:table-cell office:value-type="string" table:style-name="ce1">
            <text:p>CRITERION.SELECTION.ECONOMIC_FINANCIAL_STANDING.OTHER_REQUIREMENT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6/G2/R1" table:formula="of:=CONCATENATE(IF([.A506]=&quot;&quot;;&quot;&quot;;CONCATENATE(&quot;C&quot;; [.A506]));IF([.B506]=&quot;&quot;;&quot;&quot;;CONCATENATE(&quot;/G&quot;;[.B506]));IF([.C506]=&quot;&quot;;&quot;&quot;;CONCATENATE(&quot;/R&quot;;[.C506])); IF([.D506]=&quot;&quot;;&quot;&quot;;CONCATENATE(&quot;/G&quot;;[.B506];&quot;.&quot;;[.D506])); IF([.E506]=&quot;&quot;;&quot;&quot;;CONCATENATE(&quot;/R&quot;;[.E506])); IF([.F506]=&quot;&quot;;&quot;&quot;;CONCATENATE(&quot;/G&quot;;[.B506];&quot;.&quot;;[.D506];&quot;.&quot;;[.F506])); IF([.G506]=&quot;&quot;;&quot;&quot;;CONCATENATE(&quot;/R&quot;;[.G506])); IF([.H506]=&quot;&quot;;&quot;&quot;;CONCATENATE(&quot;/G&quot;;[.B506];&quot;.&quot;;[.D506];&quot;.&quot;;[.F506];&quot;.&quot;;[.H506])); IF([.I506]=&quot;&quot;;&quot;&quot;;CONCATENATE(&quot;/R&quot;;[.I506]));IF([.J506]=&quot;&quot;;&quot;&quot;;CONCATENATE(&quot;/G&quot;;[.B506];&quot;.&quot;;[.D506];&quot;.&quot;;[.F506];&quot;.&quot;;[.H506]; &quot;.&quot;;[.J506])); IF([.K506]=&quot;&quot;;&quot;&quot;;CONCATENATE(&quot;/R&quot;;[.K506])))" table:style-name="ce1">
            <text:p>C36/G2/R1</text:p>
          </table:table-cell>
          <table:table-cell office:value-type="string" table:style-name="ce1">
            <text:p>CRITERION.SELECTION.ECONOMIC_FINANCIAL_STANDING.OTHER_REQUIREMENT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6/G2/G2.1" table:formula="of:=CONCATENATE(IF([.A507]=&quot;&quot;;&quot;&quot;;CONCATENATE(&quot;C&quot;; [.A507]));IF([.B507]=&quot;&quot;;&quot;&quot;;CONCATENATE(&quot;/G&quot;;[.B507]));IF([.C507]=&quot;&quot;;&quot;&quot;;CONCATENATE(&quot;/R&quot;;[.C507])); IF([.D507]=&quot;&quot;;&quot;&quot;;CONCATENATE(&quot;/G&quot;;[.B507];&quot;.&quot;;[.D507])); IF([.E507]=&quot;&quot;;&quot;&quot;;CONCATENATE(&quot;/R&quot;;[.E507])); IF([.F507]=&quot;&quot;;&quot;&quot;;CONCATENATE(&quot;/G&quot;;[.B507];&quot;.&quot;;[.D507];&quot;.&quot;;[.F507])); IF([.G507]=&quot;&quot;;&quot;&quot;;CONCATENATE(&quot;/R&quot;;[.G507])); IF([.H507]=&quot;&quot;;&quot;&quot;;CONCATENATE(&quot;/G&quot;;[.B507];&quot;.&quot;;[.D507];&quot;.&quot;;[.F507];&quot;.&quot;;[.H507])); IF([.I507]=&quot;&quot;;&quot;&quot;;CONCATENATE(&quot;/R&quot;;[.I507]));IF([.J507]=&quot;&quot;;&quot;&quot;;CONCATENATE(&quot;/G&quot;;[.B507];&quot;.&quot;;[.D507];&quot;.&quot;;[.F507];&quot;.&quot;;[.H507]; &quot;.&quot;;[.J507])); IF([.K507]=&quot;&quot;;&quot;&quot;;CONCATENATE(&quot;/R&quot;;[.K507])))" table:style-name="ce1">
            <text:p>C36/G2/G2.1</text:p>
          </table:table-cell>
          <table:table-cell office:value-type="string" table:style-name="ce1">
            <text:p>CRITERION.SELECTION.ECONOMIC_FINANCIAL_STANDING.OTHER_REQUIREMENT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6/G2/G2.1/R1" table:formula="of:=CONCATENATE(IF([.A508]=&quot;&quot;;&quot;&quot;;CONCATENATE(&quot;C&quot;; [.A508]));IF([.B508]=&quot;&quot;;&quot;&quot;;CONCATENATE(&quot;/G&quot;;[.B508]));IF([.C508]=&quot;&quot;;&quot;&quot;;CONCATENATE(&quot;/R&quot;;[.C508])); IF([.D508]=&quot;&quot;;&quot;&quot;;CONCATENATE(&quot;/G&quot;;[.B508];&quot;.&quot;;[.D508])); IF([.E508]=&quot;&quot;;&quot;&quot;;CONCATENATE(&quot;/R&quot;;[.E508])); IF([.F508]=&quot;&quot;;&quot;&quot;;CONCATENATE(&quot;/G&quot;;[.B508];&quot;.&quot;;[.D508];&quot;.&quot;;[.F508])); IF([.G508]=&quot;&quot;;&quot;&quot;;CONCATENATE(&quot;/R&quot;;[.G508])); IF([.H508]=&quot;&quot;;&quot;&quot;;CONCATENATE(&quot;/G&quot;;[.B508];&quot;.&quot;;[.D508];&quot;.&quot;;[.F508];&quot;.&quot;;[.H508])); IF([.I508]=&quot;&quot;;&quot;&quot;;CONCATENATE(&quot;/R&quot;;[.I508]));IF([.J508]=&quot;&quot;;&quot;&quot;;CONCATENATE(&quot;/G&quot;;[.B508];&quot;.&quot;;[.D508];&quot;.&quot;;[.F508];&quot;.&quot;;[.H508]; &quot;.&quot;;[.J508])); IF([.K508]=&quot;&quot;;&quot;&quot;;CONCATENATE(&quot;/R&quot;;[.K508])))" table:style-name="ce1">
            <text:p>C36/G2/G2.1/R1</text:p>
          </table:table-cell>
          <table:table-cell office:value-type="string" table:style-name="ce1">
            <text:p>CRITERION.SELECTION.ECONOMIC_FINANCIAL_STANDING.OTHER_REQUIREMENT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6/G2/G2.1/R2" table:formula="of:=CONCATENATE(IF([.A509]=&quot;&quot;;&quot;&quot;;CONCATENATE(&quot;C&quot;; [.A509]));IF([.B509]=&quot;&quot;;&quot;&quot;;CONCATENATE(&quot;/G&quot;;[.B509]));IF([.C509]=&quot;&quot;;&quot;&quot;;CONCATENATE(&quot;/R&quot;;[.C509])); IF([.D509]=&quot;&quot;;&quot;&quot;;CONCATENATE(&quot;/G&quot;;[.B509];&quot;.&quot;;[.D509])); IF([.E509]=&quot;&quot;;&quot;&quot;;CONCATENATE(&quot;/R&quot;;[.E509])); IF([.F509]=&quot;&quot;;&quot;&quot;;CONCATENATE(&quot;/G&quot;;[.B509];&quot;.&quot;;[.D509];&quot;.&quot;;[.F509])); IF([.G509]=&quot;&quot;;&quot;&quot;;CONCATENATE(&quot;/R&quot;;[.G509])); IF([.H509]=&quot;&quot;;&quot;&quot;;CONCATENATE(&quot;/G&quot;;[.B509];&quot;.&quot;;[.D509];&quot;.&quot;;[.F509];&quot;.&quot;;[.H509])); IF([.I509]=&quot;&quot;;&quot;&quot;;CONCATENATE(&quot;/R&quot;;[.I509]));IF([.J509]=&quot;&quot;;&quot;&quot;;CONCATENATE(&quot;/G&quot;;[.B509];&quot;.&quot;;[.D509];&quot;.&quot;;[.F509];&quot;.&quot;;[.H509]; &quot;.&quot;;[.J509])); IF([.K509]=&quot;&quot;;&quot;&quot;;CONCATENATE(&quot;/R&quot;;[.K509])))" table:style-name="ce1">
            <text:p>C36/G2/G2.1/R2</text:p>
          </table:table-cell>
          <table:table-cell office:value-type="string" table:style-name="ce1">
            <text:p>CRITERION.SELECTION.ECONOMIC_FINANCIAL_STANDING.OTHER_REQUIREMENT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6" table:style-name="ce8">
            <text:p>3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6/G2/G2.1/R3" table:formula="of:=CONCATENATE(IF([.A510]=&quot;&quot;;&quot;&quot;;CONCATENATE(&quot;C&quot;; [.A510]));IF([.B510]=&quot;&quot;;&quot;&quot;;CONCATENATE(&quot;/G&quot;;[.B510]));IF([.C510]=&quot;&quot;;&quot;&quot;;CONCATENATE(&quot;/R&quot;;[.C510])); IF([.D510]=&quot;&quot;;&quot;&quot;;CONCATENATE(&quot;/G&quot;;[.B510];&quot;.&quot;;[.D510])); IF([.E510]=&quot;&quot;;&quot;&quot;;CONCATENATE(&quot;/R&quot;;[.E510])); IF([.F510]=&quot;&quot;;&quot;&quot;;CONCATENATE(&quot;/G&quot;;[.B510];&quot;.&quot;;[.D510];&quot;.&quot;;[.F510])); IF([.G510]=&quot;&quot;;&quot;&quot;;CONCATENATE(&quot;/R&quot;;[.G510])); IF([.H510]=&quot;&quot;;&quot;&quot;;CONCATENATE(&quot;/G&quot;;[.B510];&quot;.&quot;;[.D510];&quot;.&quot;;[.F510];&quot;.&quot;;[.H510])); IF([.I510]=&quot;&quot;;&quot;&quot;;CONCATENATE(&quot;/R&quot;;[.I510]));IF([.J510]=&quot;&quot;;&quot;&quot;;CONCATENATE(&quot;/G&quot;;[.B510];&quot;.&quot;;[.D510];&quot;.&quot;;[.F510];&quot;.&quot;;[.H510]; &quot;.&quot;;[.J510])); IF([.K510]=&quot;&quot;;&quot;&quot;;CONCATENATE(&quot;/R&quot;;[.K510])))" table:style-name="ce7">
            <text:p>C36/G2/G2.1/R3</text:p>
          </table:table-cell>
          <table:table-cell office:value-type="string" table:style-name="ce7">
            <text:p>CRITERION.SELECTION.ECONOMIC_FINANCIAL_STANDING.OTHER_REQUIREMENT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7" table:style-name="ce5">
            <text:p>37</text:p>
          </table:table-cell>
          <table:table-cell table:number-columns-repeated="10" table:style-name="ce5"/>
          <table:table-cell office:value-type="string" office:string-value="C37" table:formula="of:=CONCATENATE(IF([.A511]=&quot;&quot;;&quot;&quot;;CONCATENATE(&quot;C&quot;; [.A511]));IF([.B511]=&quot;&quot;;&quot;&quot;;CONCATENATE(&quot;/G&quot;;[.B511]));IF([.C511]=&quot;&quot;;&quot;&quot;;CONCATENATE(&quot;/R&quot;;[.C511])); IF([.D511]=&quot;&quot;;&quot;&quot;;CONCATENATE(&quot;/G&quot;;[.B511];&quot;.&quot;;[.D511])); IF([.E511]=&quot;&quot;;&quot;&quot;;CONCATENATE(&quot;/R&quot;;[.E511])); IF([.F511]=&quot;&quot;;&quot;&quot;;CONCATENATE(&quot;/G&quot;;[.B511];&quot;.&quot;;[.D511];&quot;.&quot;;[.F511])); IF([.G511]=&quot;&quot;;&quot;&quot;;CONCATENATE(&quot;/R&quot;;[.G511])); IF([.H511]=&quot;&quot;;&quot;&quot;;CONCATENATE(&quot;/G&quot;;[.B511];&quot;.&quot;;[.D511];&quot;.&quot;;[.F511];&quot;.&quot;;[.H511])); IF([.I511]=&quot;&quot;;&quot;&quot;;CONCATENATE(&quot;/R&quot;;[.I511]));IF([.J511]=&quot;&quot;;&quot;&quot;;CONCATENATE(&quot;/G&quot;;[.B511];&quot;.&quot;;[.D511];&quot;.&quot;;[.F511];&quot;.&quot;;[.H511]; &quot;.&quot;;[.J511])); IF([.K511]=&quot;&quot;;&quot;&quot;;CONCATENATE(&quot;/R&quot;;[.K511])))" table:style-name="ce5">
            <text:p>C37</text:p>
          </table:table-cell>
          <table:table-cell office:value-type="string" table:style-name="ce5">
            <text:p>CRITERION.SELECTION.TECHNICAL_PROFESSIONAL_ABILITY.REFERENCES.WORKS_PERFORMANCE</text:p>
          </table:table-cell>
          <table:table-cell office:value-type="string" table:style-name="ce5">
            <text:p>cdd3bb3e-34a5-43d5-b668-2aab86a73822</text:p>
          </table:table-cell>
          <table:table-cell office:value-type="string" table:style-name="ce5">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
          <table:table-cell table:style-name="ce6"/>
          <table:table-cell table:number-columns-repeated="16367" table:style-name="ce1"/>
        </table:table-row>
        <table:table-row table:style-name="ro1">
          <table:table-cell office:value-type="float" office:value="37" table:style-name="ce11">
            <text:p>37</text:p>
          </table:table-cell>
          <table:table-cell office:value-type="float" office:value="1" table:style-name="ce1">
            <text:p>1</text:p>
          </table:table-cell>
          <table:table-cell table:number-columns-repeated="9" table:style-name="ce1"/>
          <table:table-cell office:value-type="string" office:string-value="C37/G1" table:formula="of:=CONCATENATE(IF([.A512]=&quot;&quot;;&quot;&quot;;CONCATENATE(&quot;C&quot;; [.A512]));IF([.B512]=&quot;&quot;;&quot;&quot;;CONCATENATE(&quot;/G&quot;;[.B512]));IF([.C512]=&quot;&quot;;&quot;&quot;;CONCATENATE(&quot;/R&quot;;[.C512])); IF([.D512]=&quot;&quot;;&quot;&quot;;CONCATENATE(&quot;/G&quot;;[.B512];&quot;.&quot;;[.D512])); IF([.E512]=&quot;&quot;;&quot;&quot;;CONCATENATE(&quot;/R&quot;;[.E512])); IF([.F512]=&quot;&quot;;&quot;&quot;;CONCATENATE(&quot;/G&quot;;[.B512];&quot;.&quot;;[.D512];&quot;.&quot;;[.F512])); IF([.G512]=&quot;&quot;;&quot;&quot;;CONCATENATE(&quot;/R&quot;;[.G512])); IF([.H512]=&quot;&quot;;&quot;&quot;;CONCATENATE(&quot;/G&quot;;[.B512];&quot;.&quot;;[.D512];&quot;.&quot;;[.F512];&quot;.&quot;;[.H512])); IF([.I512]=&quot;&quot;;&quot;&quot;;CONCATENATE(&quot;/R&quot;;[.I512]));IF([.J512]=&quot;&quot;;&quot;&quot;;CONCATENATE(&quot;/G&quot;;[.B512];&quot;.&quot;;[.D512];&quot;.&quot;;[.F512];&quot;.&quot;;[.H512]; &quot;.&quot;;[.J512])); IF([.K512]=&quot;&quot;;&quot;&quot;;CONCATENATE(&quot;/R&quot;;[.K512])))" table:style-name="ce1">
            <text:p>C37/G1</text:p>
          </table:table-cell>
          <table:table-cell office:value-type="string" table:style-name="ce1">
            <text:p>CRITERION.SELECTION.TECHNICAL_PROFESSIONAL_ABILITY.REFERENCES.WORKS_PERFORMANCE</text:p>
          </table:table-cell>
          <table:table-cell office:value-type="string" table:style-name="ce1">
            <text:p>96f00020-0a25-402e-b850-2378e83b5695</text:p>
          </table:table-cell>
          <table:table-cell table:number-columns-repeated="2" table:style-name="ce1"/>
          <table:table-cell table:style-name="ce7"/>
          <table:table-cell office:value-type="string" table:style-name="ce1">
            <text:p>yes</text:p>
          </table:table-cell>
          <table:table-cell table:number-columns-repeated="16366"/>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7/G1/R1" table:formula="of:=CONCATENATE(IF([.A513]=&quot;&quot;;&quot;&quot;;CONCATENATE(&quot;C&quot;; [.A513]));IF([.B513]=&quot;&quot;;&quot;&quot;;CONCATENATE(&quot;/G&quot;;[.B513]));IF([.C513]=&quot;&quot;;&quot;&quot;;CONCATENATE(&quot;/R&quot;;[.C513])); IF([.D513]=&quot;&quot;;&quot;&quot;;CONCATENATE(&quot;/G&quot;;[.B513];&quot;.&quot;;[.D513])); IF([.E513]=&quot;&quot;;&quot;&quot;;CONCATENATE(&quot;/R&quot;;[.E513])); IF([.F513]=&quot;&quot;;&quot;&quot;;CONCATENATE(&quot;/G&quot;;[.B513];&quot;.&quot;;[.D513];&quot;.&quot;;[.F513])); IF([.G513]=&quot;&quot;;&quot;&quot;;CONCATENATE(&quot;/R&quot;;[.G513])); IF([.H513]=&quot;&quot;;&quot;&quot;;CONCATENATE(&quot;/G&quot;;[.B513];&quot;.&quot;;[.D513];&quot;.&quot;;[.F513];&quot;.&quot;;[.H513])); IF([.I513]=&quot;&quot;;&quot;&quot;;CONCATENATE(&quot;/R&quot;;[.I513]));IF([.J513]=&quot;&quot;;&quot;&quot;;CONCATENATE(&quot;/G&quot;;[.B513];&quot;.&quot;;[.D513];&quot;.&quot;;[.F513];&quot;.&quot;;[.H513]; &quot;.&quot;;[.J513])); IF([.K513]=&quot;&quot;;&quot;&quot;;CONCATENATE(&quot;/R&quot;;[.K513])))" table:style-name="ce1">
            <text:p>C37/G1/R1</text:p>
          </table:table-cell>
          <table:table-cell office:value-type="string" table:style-name="ce1">
            <text:p>CRITERION.SELECTION.TECHNICAL_PROFESSIONAL_ABILITY.REFERENCES.WORKS_PERFORMANCE</text:p>
          </table:table-cell>
          <table:table-cell office:value-type="string" table:style-name="ce1">
            <text:p>ab05ff3b-f3e1-4441-9b43-ee9912e29e92</text:p>
          </table:table-cell>
          <table:table-cell office:value-type="string" table:style-name="ce1">
            <text:p>Description</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37/G1/R2" table:formula="of:=CONCATENATE(IF([.A514]=&quot;&quot;;&quot;&quot;;CONCATENATE(&quot;C&quot;; [.A514]));IF([.B514]=&quot;&quot;;&quot;&quot;;CONCATENATE(&quot;/G&quot;;[.B514]));IF([.C514]=&quot;&quot;;&quot;&quot;;CONCATENATE(&quot;/R&quot;;[.C514])); IF([.D514]=&quot;&quot;;&quot;&quot;;CONCATENATE(&quot;/G&quot;;[.B514];&quot;.&quot;;[.D514])); IF([.E514]=&quot;&quot;;&quot;&quot;;CONCATENATE(&quot;/R&quot;;[.E514])); IF([.F514]=&quot;&quot;;&quot;&quot;;CONCATENATE(&quot;/G&quot;;[.B514];&quot;.&quot;;[.D514];&quot;.&quot;;[.F514])); IF([.G514]=&quot;&quot;;&quot;&quot;;CONCATENATE(&quot;/R&quot;;[.G514])); IF([.H514]=&quot;&quot;;&quot;&quot;;CONCATENATE(&quot;/G&quot;;[.B514];&quot;.&quot;;[.D514];&quot;.&quot;;[.F514];&quot;.&quot;;[.H514])); IF([.I514]=&quot;&quot;;&quot;&quot;;CONCATENATE(&quot;/R&quot;;[.I514]));IF([.J514]=&quot;&quot;;&quot;&quot;;CONCATENATE(&quot;/G&quot;;[.B514];&quot;.&quot;;[.D514];&quot;.&quot;;[.F514];&quot;.&quot;;[.H514]; &quot;.&quot;;[.J514])); IF([.K514]=&quot;&quot;;&quot;&quot;;CONCATENATE(&quot;/R&quot;;[.K514])))" table:style-name="ce1">
            <text:p>C37/G1/R2</text:p>
          </table:table-cell>
          <table:table-cell office:value-type="string" table:style-name="ce1">
            <text:p>CRITERION.SELECTION.TECHNICAL_PROFESSIONAL_ABILITY.REFERENCES.WORKS_PERFORM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3" table:style-name="ce1">
            <text:p>3</text:p>
          </table:table-cell>
          <table:table-cell table:number-columns-repeated="8" table:style-name="ce1"/>
          <table:table-cell office:value-type="string" office:string-value="C37/G1/R3" table:formula="of:=CONCATENATE(IF([.A515]=&quot;&quot;;&quot;&quot;;CONCATENATE(&quot;C&quot;; [.A515]));IF([.B515]=&quot;&quot;;&quot;&quot;;CONCATENATE(&quot;/G&quot;;[.B515]));IF([.C515]=&quot;&quot;;&quot;&quot;;CONCATENATE(&quot;/R&quot;;[.C515])); IF([.D515]=&quot;&quot;;&quot;&quot;;CONCATENATE(&quot;/G&quot;;[.B515];&quot;.&quot;;[.D515])); IF([.E515]=&quot;&quot;;&quot;&quot;;CONCATENATE(&quot;/R&quot;;[.E515])); IF([.F515]=&quot;&quot;;&quot;&quot;;CONCATENATE(&quot;/G&quot;;[.B515];&quot;.&quot;;[.D515];&quot;.&quot;;[.F515])); IF([.G515]=&quot;&quot;;&quot;&quot;;CONCATENATE(&quot;/R&quot;;[.G515])); IF([.H515]=&quot;&quot;;&quot;&quot;;CONCATENATE(&quot;/G&quot;;[.B515];&quot;.&quot;;[.D515];&quot;.&quot;;[.F515];&quot;.&quot;;[.H515])); IF([.I515]=&quot;&quot;;&quot;&quot;;CONCATENATE(&quot;/R&quot;;[.I515]));IF([.J515]=&quot;&quot;;&quot;&quot;;CONCATENATE(&quot;/G&quot;;[.B515];&quot;.&quot;;[.D515];&quot;.&quot;;[.F515];&quot;.&quot;;[.H515]; &quot;.&quot;;[.J515])); IF([.K515]=&quot;&quot;;&quot;&quot;;CONCATENATE(&quot;/R&quot;;[.K515])))" table:style-name="ce1">
            <text:p>C37/G1/R3</text:p>
          </table:table-cell>
          <table:table-cell office:value-type="string" table:style-name="ce1">
            <text:p>CRITERION.SELECTION.TECHNICAL_PROFESSIONAL_ABILITY.REFERENCES.WORKS_PERFORMANCE</text:p>
          </table:table-cell>
          <table:table-cell office:value-type="string" table:style-name="ce1">
            <text:p>42ec8116-31a7-4118-8612-5b04f5c8bde7</text:p>
          </table:table-cell>
          <table:table-cell office:value-type="string" table:style-name="ce7">
            <text:p>Start Date</text:p>
          </table:table-cell>
          <table:table-cell table:style-name="ce1"/>
          <table:table-cell office:value-type="string" table:style-name="ce7">
            <text:p>name changed</text:p>
          </table:table-cell>
          <table:table-cell table:number-columns-repeated="16367"/>
        </table:table-row>
        <table:table-row table:style-name="ro1">
          <table:table-cell office:value-type="float" office:value="37" table:style-name="ce8">
            <text:p>37</text:p>
          </table:table-cell>
          <table:table-cell office:value-type="float" office:value="1" table:style-name="ce7">
            <text:p>1</text:p>
          </table:table-cell>
          <table:table-cell office:value-type="float" office:value="4" table:style-name="ce7">
            <text:p>4</text:p>
          </table:table-cell>
          <table:table-cell table:number-columns-repeated="8" table:style-name="ce7"/>
          <table:table-cell office:value-type="string" office:string-value="C37/G1/R4" table:formula="of:=CONCATENATE(IF([.A516]=&quot;&quot;;&quot;&quot;;CONCATENATE(&quot;C&quot;; [.A516]));IF([.B516]=&quot;&quot;;&quot;&quot;;CONCATENATE(&quot;/G&quot;;[.B516]));IF([.C516]=&quot;&quot;;&quot;&quot;;CONCATENATE(&quot;/R&quot;;[.C516])); IF([.D516]=&quot;&quot;;&quot;&quot;;CONCATENATE(&quot;/G&quot;;[.B516];&quot;.&quot;;[.D516])); IF([.E516]=&quot;&quot;;&quot;&quot;;CONCATENATE(&quot;/R&quot;;[.E516])); IF([.F516]=&quot;&quot;;&quot;&quot;;CONCATENATE(&quot;/G&quot;;[.B516];&quot;.&quot;;[.D516];&quot;.&quot;;[.F516])); IF([.G516]=&quot;&quot;;&quot;&quot;;CONCATENATE(&quot;/R&quot;;[.G516])); IF([.H516]=&quot;&quot;;&quot;&quot;;CONCATENATE(&quot;/G&quot;;[.B516];&quot;.&quot;;[.D516];&quot;.&quot;;[.F516];&quot;.&quot;;[.H516])); IF([.I516]=&quot;&quot;;&quot;&quot;;CONCATENATE(&quot;/R&quot;;[.I516]));IF([.J516]=&quot;&quot;;&quot;&quot;;CONCATENATE(&quot;/G&quot;;[.B516];&quot;.&quot;;[.D516];&quot;.&quot;;[.F516];&quot;.&quot;;[.H516]; &quot;.&quot;;[.J516])); IF([.K516]=&quot;&quot;;&quot;&quot;;CONCATENATE(&quot;/R&quot;;[.K516])))" table:style-name="ce7">
            <text:p>C37/G1/R4</text:p>
          </table:table-cell>
          <table:table-cell office:value-type="string" table:style-name="ce7">
            <text:p>CRITERION.SELECTION.TECHNICAL_PROFESSIONAL_ABILITY.REFERENCES.WORKS_PERFORMANCE</text:p>
          </table:table-cell>
          <table:table-cell office:value-type="string" table:style-name="ce7">
            <text:p>3641b897-f9f0-4d90-909a-b6d4c4b1d645</text:p>
          </table:table-cell>
          <table:table-cell office:value-type="string" table:style-name="ce7">
            <text:p>End Date</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5" table:style-name="ce7">
            <text:p>5</text:p>
          </table:table-cell>
          <table:table-cell table:number-columns-repeated="8" table:style-name="ce1"/>
          <table:table-cell office:value-type="string" office:string-value="C37/G1/R5" table:formula="of:=CONCATENATE(IF([.A517]=&quot;&quot;;&quot;&quot;;CONCATENATE(&quot;C&quot;; [.A517]));IF([.B517]=&quot;&quot;;&quot;&quot;;CONCATENATE(&quot;/G&quot;;[.B517]));IF([.C517]=&quot;&quot;;&quot;&quot;;CONCATENATE(&quot;/R&quot;;[.C517])); IF([.D517]=&quot;&quot;;&quot;&quot;;CONCATENATE(&quot;/G&quot;;[.B517];&quot;.&quot;;[.D517])); IF([.E517]=&quot;&quot;;&quot;&quot;;CONCATENATE(&quot;/R&quot;;[.E517])); IF([.F517]=&quot;&quot;;&quot;&quot;;CONCATENATE(&quot;/G&quot;;[.B517];&quot;.&quot;;[.D517];&quot;.&quot;;[.F517])); IF([.G517]=&quot;&quot;;&quot;&quot;;CONCATENATE(&quot;/R&quot;;[.G517])); IF([.H517]=&quot;&quot;;&quot;&quot;;CONCATENATE(&quot;/G&quot;;[.B517];&quot;.&quot;;[.D517];&quot;.&quot;;[.F517];&quot;.&quot;;[.H517])); IF([.I517]=&quot;&quot;;&quot;&quot;;CONCATENATE(&quot;/R&quot;;[.I517]));IF([.J517]=&quot;&quot;;&quot;&quot;;CONCATENATE(&quot;/G&quot;;[.B517];&quot;.&quot;;[.D517];&quot;.&quot;;[.F517];&quot;.&quot;;[.H517]; &quot;.&quot;;[.J517])); IF([.K517]=&quot;&quot;;&quot;&quot;;CONCATENATE(&quot;/R&quot;;[.K517])))" table:style-name="ce1">
            <text:p>C37/G1/R5</text:p>
          </table:table-cell>
          <table:table-cell office:value-type="string" table:style-name="ce1">
            <text:p>CRITERION.SELECTION.TECHNICAL_PROFESSIONAL_ABILITY.REFERENCES.WORKS_PERFORMANCE</text:p>
          </table:table-cell>
          <table:table-cell office:value-type="string" table:style-name="ce1">
            <text:p>a92536ab-6783-40bb-a037-5d31f421fd85</text:p>
          </table:table-cell>
          <table:table-cell office:value-type="string" table:style-name="ce1">
            <text:p>Recipients</text:p>
          </table:table-cell>
          <table:table-cell table:style-name="ce1"/>
          <table:table-cell table:style-name="ce7"/>
          <table:table-cell table:number-columns-repeated="16367"/>
        </table:table-row>
        <table:table-row table:style-name="ro1">
          <table:table-cell office:value-type="float" office:value="37" table:style-name="ce13">
            <text:p>37</text:p>
          </table:table-cell>
          <table:table-cell office:value-type="float" office:value="2" table:style-name="ce14">
            <text:p>2</text:p>
          </table:table-cell>
          <table:table-cell table:number-columns-repeated="9" table:style-name="ce14"/>
          <table:table-cell office:value-type="string" office:string-value="C37/G2" table:formula="of:=CONCATENATE(IF([.A518]=&quot;&quot;;&quot;&quot;;CONCATENATE(&quot;C&quot;; [.A518]));IF([.B518]=&quot;&quot;;&quot;&quot;;CONCATENATE(&quot;/G&quot;;[.B518]));IF([.C518]=&quot;&quot;;&quot;&quot;;CONCATENATE(&quot;/R&quot;;[.C518])); IF([.D518]=&quot;&quot;;&quot;&quot;;CONCATENATE(&quot;/G&quot;;[.B518];&quot;.&quot;;[.D518])); IF([.E518]=&quot;&quot;;&quot;&quot;;CONCATENATE(&quot;/R&quot;;[.E518])); IF([.F518]=&quot;&quot;;&quot;&quot;;CONCATENATE(&quot;/G&quot;;[.B518];&quot;.&quot;;[.D518];&quot;.&quot;;[.F518])); IF([.G518]=&quot;&quot;;&quot;&quot;;CONCATENATE(&quot;/R&quot;;[.G518])); IF([.H518]=&quot;&quot;;&quot;&quot;;CONCATENATE(&quot;/G&quot;;[.B518];&quot;.&quot;;[.D518];&quot;.&quot;;[.F518];&quot;.&quot;;[.H518])); IF([.I518]=&quot;&quot;;&quot;&quot;;CONCATENATE(&quot;/R&quot;;[.I518]));IF([.J518]=&quot;&quot;;&quot;&quot;;CONCATENATE(&quot;/G&quot;;[.B518];&quot;.&quot;;[.D518];&quot;.&quot;;[.F518];&quot;.&quot;;[.H518]; &quot;.&quot;;[.J518])); IF([.K518]=&quot;&quot;;&quot;&quot;;CONCATENATE(&quot;/R&quot;;[.K518])))" table:style-name="ce14">
            <text:p>C37/G2</text:p>
          </table:table-cell>
          <table:table-cell office:value-type="string" table:style-name="ce14">
            <text:p>CRITERION.SELECTION.TECHNICAL_PROFESSIONAL_ABILITY.REFERENCES.WORKS_PERFORMANCE</text:p>
          </table:table-cell>
          <table:table-cell office:value-type="string" table:style-name="ce14">
            <text:p>c48572f9-47bf-423a-9885-2c78ae9ca718</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37/G2/R1" table:formula="of:=CONCATENATE(IF([.A519]=&quot;&quot;;&quot;&quot;;CONCATENATE(&quot;C&quot;; [.A519]));IF([.B519]=&quot;&quot;;&quot;&quot;;CONCATENATE(&quot;/G&quot;;[.B519]));IF([.C519]=&quot;&quot;;&quot;&quot;;CONCATENATE(&quot;/R&quot;;[.C519])); IF([.D519]=&quot;&quot;;&quot;&quot;;CONCATENATE(&quot;/G&quot;;[.B519];&quot;.&quot;;[.D519])); IF([.E519]=&quot;&quot;;&quot;&quot;;CONCATENATE(&quot;/R&quot;;[.E519])); IF([.F519]=&quot;&quot;;&quot;&quot;;CONCATENATE(&quot;/G&quot;;[.B519];&quot;.&quot;;[.D519];&quot;.&quot;;[.F519])); IF([.G519]=&quot;&quot;;&quot;&quot;;CONCATENATE(&quot;/R&quot;;[.G519])); IF([.H519]=&quot;&quot;;&quot;&quot;;CONCATENATE(&quot;/G&quot;;[.B519];&quot;.&quot;;[.D519];&quot;.&quot;;[.F519];&quot;.&quot;;[.H519])); IF([.I519]=&quot;&quot;;&quot;&quot;;CONCATENATE(&quot;/R&quot;;[.I519]));IF([.J519]=&quot;&quot;;&quot;&quot;;CONCATENATE(&quot;/G&quot;;[.B519];&quot;.&quot;;[.D519];&quot;.&quot;;[.F519];&quot;.&quot;;[.H519]; &quot;.&quot;;[.J519])); IF([.K519]=&quot;&quot;;&quot;&quot;;CONCATENATE(&quot;/R&quot;;[.K519])))" table:style-name="ce14">
            <text:p>C37/G2/R1</text:p>
          </table:table-cell>
          <table:table-cell office:value-type="string" table:style-name="ce14">
            <text:p>CRITERION.SELECTION.TECHNICAL_PROFESSIONAL_ABILITY.REFERENCES.WORKS_PERFORMANCE</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37/G2/R2" table:formula="of:=CONCATENATE(IF([.A520]=&quot;&quot;;&quot;&quot;;CONCATENATE(&quot;C&quot;; [.A520]));IF([.B520]=&quot;&quot;;&quot;&quot;;CONCATENATE(&quot;/G&quot;;[.B520]));IF([.C520]=&quot;&quot;;&quot;&quot;;CONCATENATE(&quot;/R&quot;;[.C520])); IF([.D520]=&quot;&quot;;&quot;&quot;;CONCATENATE(&quot;/G&quot;;[.B520];&quot;.&quot;;[.D520])); IF([.E520]=&quot;&quot;;&quot;&quot;;CONCATENATE(&quot;/R&quot;;[.E520])); IF([.F520]=&quot;&quot;;&quot;&quot;;CONCATENATE(&quot;/G&quot;;[.B520];&quot;.&quot;;[.D520];&quot;.&quot;;[.F520])); IF([.G520]=&quot;&quot;;&quot;&quot;;CONCATENATE(&quot;/R&quot;;[.G520])); IF([.H520]=&quot;&quot;;&quot;&quot;;CONCATENATE(&quot;/G&quot;;[.B520];&quot;.&quot;;[.D520];&quot;.&quot;;[.F520];&quot;.&quot;;[.H520])); IF([.I520]=&quot;&quot;;&quot;&quot;;CONCATENATE(&quot;/R&quot;;[.I520]));IF([.J520]=&quot;&quot;;&quot;&quot;;CONCATENATE(&quot;/G&quot;;[.B520];&quot;.&quot;;[.D520];&quot;.&quot;;[.F520];&quot;.&quot;;[.H520]; &quot;.&quot;;[.J520])); IF([.K520]=&quot;&quot;;&quot;&quot;;CONCATENATE(&quot;/R&quot;;[.K520])))" table:style-name="ce14">
            <text:p>C37/G2/R2</text:p>
          </table:table-cell>
          <table:table-cell office:value-type="string" table:style-name="ce14">
            <text:p>CRITERION.SELECTION.TECHNICAL_PROFESSIONAL_ABILITY.REFERENCES.WORKS_PERFORMANC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3" table:style-name="ce14">
            <text:p>3</text:p>
          </table:table-cell>
          <table:table-cell table:number-columns-repeated="8" table:style-name="ce14"/>
          <table:table-cell office:value-type="string" office:string-value="C37/G2/R3" table:formula="of:=CONCATENATE(IF([.A521]=&quot;&quot;;&quot;&quot;;CONCATENATE(&quot;C&quot;; [.A521]));IF([.B521]=&quot;&quot;;&quot;&quot;;CONCATENATE(&quot;/G&quot;;[.B521]));IF([.C521]=&quot;&quot;;&quot;&quot;;CONCATENATE(&quot;/R&quot;;[.C521])); IF([.D521]=&quot;&quot;;&quot;&quot;;CONCATENATE(&quot;/G&quot;;[.B521];&quot;.&quot;;[.D521])); IF([.E521]=&quot;&quot;;&quot;&quot;;CONCATENATE(&quot;/R&quot;;[.E521])); IF([.F521]=&quot;&quot;;&quot;&quot;;CONCATENATE(&quot;/G&quot;;[.B521];&quot;.&quot;;[.D521];&quot;.&quot;;[.F521])); IF([.G521]=&quot;&quot;;&quot;&quot;;CONCATENATE(&quot;/R&quot;;[.G521])); IF([.H521]=&quot;&quot;;&quot;&quot;;CONCATENATE(&quot;/G&quot;;[.B521];&quot;.&quot;;[.D521];&quot;.&quot;;[.F521];&quot;.&quot;;[.H521])); IF([.I521]=&quot;&quot;;&quot;&quot;;CONCATENATE(&quot;/R&quot;;[.I521]));IF([.J521]=&quot;&quot;;&quot;&quot;;CONCATENATE(&quot;/G&quot;;[.B521];&quot;.&quot;;[.D521];&quot;.&quot;;[.F521];&quot;.&quot;;[.H521]; &quot;.&quot;;[.J521])); IF([.K521]=&quot;&quot;;&quot;&quot;;CONCATENATE(&quot;/R&quot;;[.K521])))" table:style-name="ce14">
            <text:p>C37/G2/R3</text:p>
          </table:table-cell>
          <table:table-cell office:value-type="string" table:style-name="ce14">
            <text:p>CRITERION.SELECTION.TECHNICAL_PROFESSIONAL_ABILITY.REFERENCES.WORKS_PERFORMANCE</text:p>
          </table:table-cell>
          <table:table-cell office:value-type="string" table:style-name="ce14">
            <text:p>8d0e5e16-85ed-4730-a784-d4db8f439c0c</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4" table:style-name="ce14">
            <text:p>4</text:p>
          </table:table-cell>
          <table:table-cell table:number-columns-repeated="8" table:style-name="ce14"/>
          <table:table-cell office:value-type="string" office:string-value="C37/G2/R4" table:formula="of:=CONCATENATE(IF([.A522]=&quot;&quot;;&quot;&quot;;CONCATENATE(&quot;C&quot;; [.A522]));IF([.B522]=&quot;&quot;;&quot;&quot;;CONCATENATE(&quot;/G&quot;;[.B522]));IF([.C522]=&quot;&quot;;&quot;&quot;;CONCATENATE(&quot;/R&quot;;[.C522])); IF([.D522]=&quot;&quot;;&quot;&quot;;CONCATENATE(&quot;/G&quot;;[.B522];&quot;.&quot;;[.D522])); IF([.E522]=&quot;&quot;;&quot;&quot;;CONCATENATE(&quot;/R&quot;;[.E522])); IF([.F522]=&quot;&quot;;&quot;&quot;;CONCATENATE(&quot;/G&quot;;[.B522];&quot;.&quot;;[.D522];&quot;.&quot;;[.F522])); IF([.G522]=&quot;&quot;;&quot;&quot;;CONCATENATE(&quot;/R&quot;;[.G522])); IF([.H522]=&quot;&quot;;&quot;&quot;;CONCATENATE(&quot;/G&quot;;[.B522];&quot;.&quot;;[.D522];&quot;.&quot;;[.F522];&quot;.&quot;;[.H522])); IF([.I522]=&quot;&quot;;&quot;&quot;;CONCATENATE(&quot;/R&quot;;[.I522]));IF([.J522]=&quot;&quot;;&quot;&quot;;CONCATENATE(&quot;/G&quot;;[.B522];&quot;.&quot;;[.D522];&quot;.&quot;;[.F522];&quot;.&quot;;[.H522]; &quot;.&quot;;[.J522])); IF([.K522]=&quot;&quot;;&quot;&quot;;CONCATENATE(&quot;/R&quot;;[.K522])))" table:style-name="ce14">
            <text:p>C37/G2/R4</text:p>
          </table:table-cell>
          <table:table-cell office:value-type="string" table:style-name="ce14">
            <text:p>CRITERION.SELECTION.TECHNICAL_PROFESSIONAL_ABILITY.REFERENCES.WORKS_PERFORMANCE</text:p>
          </table:table-cell>
          <table:table-cell office:value-type="string" table:style-name="ce14">
            <text:p>c8babafa-b6fa-4e14-8749-d913d8f1d33b</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table:number-columns-repeated="9" table:style-name="ce14"/>
          <table:table-cell office:value-type="string" office:string-value="C37/G3" table:formula="of:=CONCATENATE(IF([.A523]=&quot;&quot;;&quot;&quot;;CONCATENATE(&quot;C&quot;; [.A523]));IF([.B523]=&quot;&quot;;&quot;&quot;;CONCATENATE(&quot;/G&quot;;[.B523]));IF([.C523]=&quot;&quot;;&quot;&quot;;CONCATENATE(&quot;/R&quot;;[.C523])); IF([.D523]=&quot;&quot;;&quot;&quot;;CONCATENATE(&quot;/G&quot;;[.B523];&quot;.&quot;;[.D523])); IF([.E523]=&quot;&quot;;&quot;&quot;;CONCATENATE(&quot;/R&quot;;[.E523])); IF([.F523]=&quot;&quot;;&quot;&quot;;CONCATENATE(&quot;/G&quot;;[.B523];&quot;.&quot;;[.D523];&quot;.&quot;;[.F523])); IF([.G523]=&quot;&quot;;&quot;&quot;;CONCATENATE(&quot;/R&quot;;[.G523])); IF([.H523]=&quot;&quot;;&quot;&quot;;CONCATENATE(&quot;/G&quot;;[.B523];&quot;.&quot;;[.D523];&quot;.&quot;;[.F523];&quot;.&quot;;[.H523])); IF([.I523]=&quot;&quot;;&quot;&quot;;CONCATENATE(&quot;/R&quot;;[.I523]));IF([.J523]=&quot;&quot;;&quot;&quot;;CONCATENATE(&quot;/G&quot;;[.B523];&quot;.&quot;;[.D523];&quot;.&quot;;[.F523];&quot;.&quot;;[.H523]; &quot;.&quot;;[.J523])); IF([.K523]=&quot;&quot;;&quot;&quot;;CONCATENATE(&quot;/R&quot;;[.K523])))" table:style-name="ce14">
            <text:p>C37/G3</text:p>
          </table:table-cell>
          <table:table-cell office:value-type="string" table:style-name="ce14">
            <text:p>CRITERION.SELECTION.TECHNICAL_PROFESSIONAL_ABILITY.REFERENCES.WORKS_PERFORMANCE</text:p>
          </table:table-cell>
          <table:table-cell office:value-type="string" table:style-name="ce14">
            <text:p>2c7a3581-2954-4142-8c1b-5c52d7c7e9b7</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37/G3/R1" table:formula="of:=CONCATENATE(IF([.A524]=&quot;&quot;;&quot;&quot;;CONCATENATE(&quot;C&quot;; [.A524]));IF([.B524]=&quot;&quot;;&quot;&quot;;CONCATENATE(&quot;/G&quot;;[.B524]));IF([.C524]=&quot;&quot;;&quot;&quot;;CONCATENATE(&quot;/R&quot;;[.C524])); IF([.D524]=&quot;&quot;;&quot;&quot;;CONCATENATE(&quot;/G&quot;;[.B524];&quot;.&quot;;[.D524])); IF([.E524]=&quot;&quot;;&quot;&quot;;CONCATENATE(&quot;/R&quot;;[.E524])); IF([.F524]=&quot;&quot;;&quot;&quot;;CONCATENATE(&quot;/G&quot;;[.B524];&quot;.&quot;;[.D524];&quot;.&quot;;[.F524])); IF([.G524]=&quot;&quot;;&quot;&quot;;CONCATENATE(&quot;/R&quot;;[.G524])); IF([.H524]=&quot;&quot;;&quot;&quot;;CONCATENATE(&quot;/G&quot;;[.B524];&quot;.&quot;;[.D524];&quot;.&quot;;[.F524];&quot;.&quot;;[.H524])); IF([.I524]=&quot;&quot;;&quot;&quot;;CONCATENATE(&quot;/R&quot;;[.I524]));IF([.J524]=&quot;&quot;;&quot;&quot;;CONCATENATE(&quot;/G&quot;;[.B524];&quot;.&quot;;[.D524];&quot;.&quot;;[.F524];&quot;.&quot;;[.H524]; &quot;.&quot;;[.J524])); IF([.K524]=&quot;&quot;;&quot;&quot;;CONCATENATE(&quot;/R&quot;;[.K524])))" table:style-name="ce14">
            <text:p>C37/G3/R1</text:p>
          </table:table-cell>
          <table:table-cell office:value-type="string" table:style-name="ce14">
            <text:p>CRITERION.SELECTION.TECHNICAL_PROFESSIONAL_ABILITY.REFERENCES.WORKS_PERFORMANCE</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37/G3/R2" table:formula="of:=CONCATENATE(IF([.A525]=&quot;&quot;;&quot;&quot;;CONCATENATE(&quot;C&quot;; [.A525]));IF([.B525]=&quot;&quot;;&quot;&quot;;CONCATENATE(&quot;/G&quot;;[.B525]));IF([.C525]=&quot;&quot;;&quot;&quot;;CONCATENATE(&quot;/R&quot;;[.C525])); IF([.D525]=&quot;&quot;;&quot;&quot;;CONCATENATE(&quot;/G&quot;;[.B525];&quot;.&quot;;[.D525])); IF([.E525]=&quot;&quot;;&quot;&quot;;CONCATENATE(&quot;/R&quot;;[.E525])); IF([.F525]=&quot;&quot;;&quot;&quot;;CONCATENATE(&quot;/G&quot;;[.B525];&quot;.&quot;;[.D525];&quot;.&quot;;[.F525])); IF([.G525]=&quot;&quot;;&quot;&quot;;CONCATENATE(&quot;/R&quot;;[.G525])); IF([.H525]=&quot;&quot;;&quot;&quot;;CONCATENATE(&quot;/G&quot;;[.B525];&quot;.&quot;;[.D525];&quot;.&quot;;[.F525];&quot;.&quot;;[.H525])); IF([.I525]=&quot;&quot;;&quot;&quot;;CONCATENATE(&quot;/R&quot;;[.I525]));IF([.J525]=&quot;&quot;;&quot;&quot;;CONCATENATE(&quot;/G&quot;;[.B525];&quot;.&quot;;[.D525];&quot;.&quot;;[.F525];&quot;.&quot;;[.H525]; &quot;.&quot;;[.J525])); IF([.K525]=&quot;&quot;;&quot;&quot;;CONCATENATE(&quot;/R&quot;;[.K525])))" table:style-name="ce14">
            <text:p>C37/G3/R2</text:p>
          </table:table-cell>
          <table:table-cell office:value-type="string" table:style-name="ce14">
            <text:p>CRITERION.SELECTION.TECHNICAL_PROFESSIONAL_ABILITY.REFERENCES.WORKS_PERFORMANC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3" table:style-name="ce14">
            <text:p>3</text:p>
          </table:table-cell>
          <table:table-cell table:number-columns-repeated="8" table:style-name="ce14"/>
          <table:table-cell office:value-type="string" office:string-value="C37/G3/R3" table:formula="of:=CONCATENATE(IF([.A526]=&quot;&quot;;&quot;&quot;;CONCATENATE(&quot;C&quot;; [.A526]));IF([.B526]=&quot;&quot;;&quot;&quot;;CONCATENATE(&quot;/G&quot;;[.B526]));IF([.C526]=&quot;&quot;;&quot;&quot;;CONCATENATE(&quot;/R&quot;;[.C526])); IF([.D526]=&quot;&quot;;&quot;&quot;;CONCATENATE(&quot;/G&quot;;[.B526];&quot;.&quot;;[.D526])); IF([.E526]=&quot;&quot;;&quot;&quot;;CONCATENATE(&quot;/R&quot;;[.E526])); IF([.F526]=&quot;&quot;;&quot;&quot;;CONCATENATE(&quot;/G&quot;;[.B526];&quot;.&quot;;[.D526];&quot;.&quot;;[.F526])); IF([.G526]=&quot;&quot;;&quot;&quot;;CONCATENATE(&quot;/R&quot;;[.G526])); IF([.H526]=&quot;&quot;;&quot;&quot;;CONCATENATE(&quot;/G&quot;;[.B526];&quot;.&quot;;[.D526];&quot;.&quot;;[.F526];&quot;.&quot;;[.H526])); IF([.I526]=&quot;&quot;;&quot;&quot;;CONCATENATE(&quot;/R&quot;;[.I526]));IF([.J526]=&quot;&quot;;&quot;&quot;;CONCATENATE(&quot;/G&quot;;[.B526];&quot;.&quot;;[.D526];&quot;.&quot;;[.F526];&quot;.&quot;;[.H526]; &quot;.&quot;;[.J526])); IF([.K526]=&quot;&quot;;&quot;&quot;;CONCATENATE(&quot;/R&quot;;[.K526])))" table:style-name="ce14">
            <text:p>C37/G3/R3</text:p>
          </table:table-cell>
          <table:table-cell office:value-type="string" table:style-name="ce14">
            <text:p>CRITERION.SELECTION.TECHNICAL_PROFESSIONAL_ABILITY.REFERENCES.WORKS_PERFORMANCE</text:p>
          </table:table-cell>
          <table:table-cell office:value-type="string" table:style-name="ce14">
            <text:p>c953e635-580b-4d7c-a30c-2edbde3b8fdf</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4" table:style-name="ce14">
            <text:p>4</text:p>
          </table:table-cell>
          <table:table-cell table:number-columns-repeated="8" table:style-name="ce14"/>
          <table:table-cell office:value-type="string" office:string-value="C37/G3/R4" table:formula="of:=CONCATENATE(IF([.A527]=&quot;&quot;;&quot;&quot;;CONCATENATE(&quot;C&quot;; [.A527]));IF([.B527]=&quot;&quot;;&quot;&quot;;CONCATENATE(&quot;/G&quot;;[.B527]));IF([.C527]=&quot;&quot;;&quot;&quot;;CONCATENATE(&quot;/R&quot;;[.C527])); IF([.D527]=&quot;&quot;;&quot;&quot;;CONCATENATE(&quot;/G&quot;;[.B527];&quot;.&quot;;[.D527])); IF([.E527]=&quot;&quot;;&quot;&quot;;CONCATENATE(&quot;/R&quot;;[.E527])); IF([.F527]=&quot;&quot;;&quot;&quot;;CONCATENATE(&quot;/G&quot;;[.B527];&quot;.&quot;;[.D527];&quot;.&quot;;[.F527])); IF([.G527]=&quot;&quot;;&quot;&quot;;CONCATENATE(&quot;/R&quot;;[.G527])); IF([.H527]=&quot;&quot;;&quot;&quot;;CONCATENATE(&quot;/G&quot;;[.B527];&quot;.&quot;;[.D527];&quot;.&quot;;[.F527];&quot;.&quot;;[.H527])); IF([.I527]=&quot;&quot;;&quot;&quot;;CONCATENATE(&quot;/R&quot;;[.I527]));IF([.J527]=&quot;&quot;;&quot;&quot;;CONCATENATE(&quot;/G&quot;;[.B527];&quot;.&quot;;[.D527];&quot;.&quot;;[.F527];&quot;.&quot;;[.H527]; &quot;.&quot;;[.J527])); IF([.K527]=&quot;&quot;;&quot;&quot;;CONCATENATE(&quot;/R&quot;;[.K527])))" table:style-name="ce14">
            <text:p>C37/G3/R4</text:p>
          </table:table-cell>
          <table:table-cell office:value-type="string" table:style-name="ce14">
            <text:p>CRITERION.SELECTION.TECHNICAL_PROFESSIONAL_ABILITY.REFERENCES.WORKS_PERFORMANCE</text:p>
          </table:table-cell>
          <table:table-cell office:value-type="string" table:style-name="ce14">
            <text:p>5157e1ff-d272-4382-98a9-6953f5a1530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table:number-columns-repeated="9" table:style-name="ce14"/>
          <table:table-cell office:value-type="string" office:string-value="C37/G4" table:formula="of:=CONCATENATE(IF([.A528]=&quot;&quot;;&quot;&quot;;CONCATENATE(&quot;C&quot;; [.A528]));IF([.B528]=&quot;&quot;;&quot;&quot;;CONCATENATE(&quot;/G&quot;;[.B528]));IF([.C528]=&quot;&quot;;&quot;&quot;;CONCATENATE(&quot;/R&quot;;[.C528])); IF([.D528]=&quot;&quot;;&quot;&quot;;CONCATENATE(&quot;/G&quot;;[.B528];&quot;.&quot;;[.D528])); IF([.E528]=&quot;&quot;;&quot;&quot;;CONCATENATE(&quot;/R&quot;;[.E528])); IF([.F528]=&quot;&quot;;&quot;&quot;;CONCATENATE(&quot;/G&quot;;[.B528];&quot;.&quot;;[.D528];&quot;.&quot;;[.F528])); IF([.G528]=&quot;&quot;;&quot;&quot;;CONCATENATE(&quot;/R&quot;;[.G528])); IF([.H528]=&quot;&quot;;&quot;&quot;;CONCATENATE(&quot;/G&quot;;[.B528];&quot;.&quot;;[.D528];&quot;.&quot;;[.F528];&quot;.&quot;;[.H528])); IF([.I528]=&quot;&quot;;&quot;&quot;;CONCATENATE(&quot;/R&quot;;[.I528]));IF([.J528]=&quot;&quot;;&quot;&quot;;CONCATENATE(&quot;/G&quot;;[.B528];&quot;.&quot;;[.D528];&quot;.&quot;;[.F528];&quot;.&quot;;[.H528]; &quot;.&quot;;[.J528])); IF([.K528]=&quot;&quot;;&quot;&quot;;CONCATENATE(&quot;/R&quot;;[.K528])))" table:style-name="ce14">
            <text:p>C37/G4</text:p>
          </table:table-cell>
          <table:table-cell office:value-type="string" table:style-name="ce14">
            <text:p>CRITERION.SELECTION.TECHNICAL_PROFESSIONAL_ABILITY.REFERENCES.WORKS_PERFORMANCE</text:p>
          </table:table-cell>
          <table:table-cell office:value-type="string" table:style-name="ce14">
            <text:p>d67a6126-dd6d-4ed2-bda7-214a19e13a6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1" table:style-name="ce14">
            <text:p>1</text:p>
          </table:table-cell>
          <table:table-cell table:number-columns-repeated="8" table:style-name="ce14"/>
          <table:table-cell office:value-type="string" office:string-value="C37/G4/R1" table:formula="of:=CONCATENATE(IF([.A529]=&quot;&quot;;&quot;&quot;;CONCATENATE(&quot;C&quot;; [.A529]));IF([.B529]=&quot;&quot;;&quot;&quot;;CONCATENATE(&quot;/G&quot;;[.B529]));IF([.C529]=&quot;&quot;;&quot;&quot;;CONCATENATE(&quot;/R&quot;;[.C529])); IF([.D529]=&quot;&quot;;&quot;&quot;;CONCATENATE(&quot;/G&quot;;[.B529];&quot;.&quot;;[.D529])); IF([.E529]=&quot;&quot;;&quot;&quot;;CONCATENATE(&quot;/R&quot;;[.E529])); IF([.F529]=&quot;&quot;;&quot;&quot;;CONCATENATE(&quot;/G&quot;;[.B529];&quot;.&quot;;[.D529];&quot;.&quot;;[.F529])); IF([.G529]=&quot;&quot;;&quot;&quot;;CONCATENATE(&quot;/R&quot;;[.G529])); IF([.H529]=&quot;&quot;;&quot;&quot;;CONCATENATE(&quot;/G&quot;;[.B529];&quot;.&quot;;[.D529];&quot;.&quot;;[.F529];&quot;.&quot;;[.H529])); IF([.I529]=&quot;&quot;;&quot;&quot;;CONCATENATE(&quot;/R&quot;;[.I529]));IF([.J529]=&quot;&quot;;&quot;&quot;;CONCATENATE(&quot;/G&quot;;[.B529];&quot;.&quot;;[.D529];&quot;.&quot;;[.F529];&quot;.&quot;;[.H529]; &quot;.&quot;;[.J529])); IF([.K529]=&quot;&quot;;&quot;&quot;;CONCATENATE(&quot;/R&quot;;[.K529])))" table:style-name="ce14">
            <text:p>C37/G4/R1</text:p>
          </table:table-cell>
          <table:table-cell office:value-type="string" table:style-name="ce14">
            <text:p>CRITERION.SELECTION.TECHNICAL_PROFESSIONAL_ABILITY.REFERENCES.WORKS_PERFORMANCE</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2" table:style-name="ce14">
            <text:p>2</text:p>
          </table:table-cell>
          <table:table-cell table:number-columns-repeated="8" table:style-name="ce14"/>
          <table:table-cell office:value-type="string" office:string-value="C37/G4/R2" table:formula="of:=CONCATENATE(IF([.A530]=&quot;&quot;;&quot;&quot;;CONCATENATE(&quot;C&quot;; [.A530]));IF([.B530]=&quot;&quot;;&quot;&quot;;CONCATENATE(&quot;/G&quot;;[.B530]));IF([.C530]=&quot;&quot;;&quot;&quot;;CONCATENATE(&quot;/R&quot;;[.C530])); IF([.D530]=&quot;&quot;;&quot;&quot;;CONCATENATE(&quot;/G&quot;;[.B530];&quot;.&quot;;[.D530])); IF([.E530]=&quot;&quot;;&quot;&quot;;CONCATENATE(&quot;/R&quot;;[.E530])); IF([.F530]=&quot;&quot;;&quot;&quot;;CONCATENATE(&quot;/G&quot;;[.B530];&quot;.&quot;;[.D530];&quot;.&quot;;[.F530])); IF([.G530]=&quot;&quot;;&quot;&quot;;CONCATENATE(&quot;/R&quot;;[.G530])); IF([.H530]=&quot;&quot;;&quot;&quot;;CONCATENATE(&quot;/G&quot;;[.B530];&quot;.&quot;;[.D530];&quot;.&quot;;[.F530];&quot;.&quot;;[.H530])); IF([.I530]=&quot;&quot;;&quot;&quot;;CONCATENATE(&quot;/R&quot;;[.I530]));IF([.J530]=&quot;&quot;;&quot;&quot;;CONCATENATE(&quot;/G&quot;;[.B530];&quot;.&quot;;[.D530];&quot;.&quot;;[.F530];&quot;.&quot;;[.H530]; &quot;.&quot;;[.J530])); IF([.K530]=&quot;&quot;;&quot;&quot;;CONCATENATE(&quot;/R&quot;;[.K530])))" table:style-name="ce14">
            <text:p>C37/G4/R2</text:p>
          </table:table-cell>
          <table:table-cell office:value-type="string" table:style-name="ce14">
            <text:p>CRITERION.SELECTION.TECHNICAL_PROFESSIONAL_ABILITY.REFERENCES.WORKS_PERFORMANC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3" table:style-name="ce14">
            <text:p>3</text:p>
          </table:table-cell>
          <table:table-cell table:number-columns-repeated="8" table:style-name="ce14"/>
          <table:table-cell office:value-type="string" office:string-value="C37/G4/R3" table:formula="of:=CONCATENATE(IF([.A531]=&quot;&quot;;&quot;&quot;;CONCATENATE(&quot;C&quot;; [.A531]));IF([.B531]=&quot;&quot;;&quot;&quot;;CONCATENATE(&quot;/G&quot;;[.B531]));IF([.C531]=&quot;&quot;;&quot;&quot;;CONCATENATE(&quot;/R&quot;;[.C531])); IF([.D531]=&quot;&quot;;&quot;&quot;;CONCATENATE(&quot;/G&quot;;[.B531];&quot;.&quot;;[.D531])); IF([.E531]=&quot;&quot;;&quot;&quot;;CONCATENATE(&quot;/R&quot;;[.E531])); IF([.F531]=&quot;&quot;;&quot;&quot;;CONCATENATE(&quot;/G&quot;;[.B531];&quot;.&quot;;[.D531];&quot;.&quot;;[.F531])); IF([.G531]=&quot;&quot;;&quot;&quot;;CONCATENATE(&quot;/R&quot;;[.G531])); IF([.H531]=&quot;&quot;;&quot;&quot;;CONCATENATE(&quot;/G&quot;;[.B531];&quot;.&quot;;[.D531];&quot;.&quot;;[.F531];&quot;.&quot;;[.H531])); IF([.I531]=&quot;&quot;;&quot;&quot;;CONCATENATE(&quot;/R&quot;;[.I531]));IF([.J531]=&quot;&quot;;&quot;&quot;;CONCATENATE(&quot;/G&quot;;[.B531];&quot;.&quot;;[.D531];&quot;.&quot;;[.F531];&quot;.&quot;;[.H531]; &quot;.&quot;;[.J531])); IF([.K531]=&quot;&quot;;&quot;&quot;;CONCATENATE(&quot;/R&quot;;[.K531])))" table:style-name="ce14">
            <text:p>C37/G4/R3</text:p>
          </table:table-cell>
          <table:table-cell office:value-type="string" table:style-name="ce14">
            <text:p>CRITERION.SELECTION.TECHNICAL_PROFESSIONAL_ABILITY.REFERENCES.WORKS_PERFORMANCE</text:p>
          </table:table-cell>
          <table:table-cell office:value-type="string" table:style-name="ce14">
            <text:p>9b263b45-fc63-4b01-a3dc-cb9c95dda449</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4" table:style-name="ce14">
            <text:p>4</text:p>
          </table:table-cell>
          <table:table-cell table:number-columns-repeated="8" table:style-name="ce14"/>
          <table:table-cell office:value-type="string" office:string-value="C37/G4/R4" table:formula="of:=CONCATENATE(IF([.A532]=&quot;&quot;;&quot;&quot;;CONCATENATE(&quot;C&quot;; [.A532]));IF([.B532]=&quot;&quot;;&quot;&quot;;CONCATENATE(&quot;/G&quot;;[.B532]));IF([.C532]=&quot;&quot;;&quot;&quot;;CONCATENATE(&quot;/R&quot;;[.C532])); IF([.D532]=&quot;&quot;;&quot;&quot;;CONCATENATE(&quot;/G&quot;;[.B532];&quot;.&quot;;[.D532])); IF([.E532]=&quot;&quot;;&quot;&quot;;CONCATENATE(&quot;/R&quot;;[.E532])); IF([.F532]=&quot;&quot;;&quot;&quot;;CONCATENATE(&quot;/G&quot;;[.B532];&quot;.&quot;;[.D532];&quot;.&quot;;[.F532])); IF([.G532]=&quot;&quot;;&quot;&quot;;CONCATENATE(&quot;/R&quot;;[.G532])); IF([.H532]=&quot;&quot;;&quot;&quot;;CONCATENATE(&quot;/G&quot;;[.B532];&quot;.&quot;;[.D532];&quot;.&quot;;[.F532];&quot;.&quot;;[.H532])); IF([.I532]=&quot;&quot;;&quot;&quot;;CONCATENATE(&quot;/R&quot;;[.I532]));IF([.J532]=&quot;&quot;;&quot;&quot;;CONCATENATE(&quot;/G&quot;;[.B532];&quot;.&quot;;[.D532];&quot;.&quot;;[.F532];&quot;.&quot;;[.H532]; &quot;.&quot;;[.J532])); IF([.K532]=&quot;&quot;;&quot;&quot;;CONCATENATE(&quot;/R&quot;;[.K532])))" table:style-name="ce14">
            <text:p>C37/G4/R4</text:p>
          </table:table-cell>
          <table:table-cell office:value-type="string" table:style-name="ce14">
            <text:p>CRITERION.SELECTION.TECHNICAL_PROFESSIONAL_ABILITY.REFERENCES.WORKS_PERFORMANCE</text:p>
          </table:table-cell>
          <table:table-cell office:value-type="string" table:style-name="ce14">
            <text:p>a84ea948-cf03-47b5-b4cf-a35f49910d1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table:number-columns-repeated="9" table:style-name="ce14"/>
          <table:table-cell office:value-type="string" office:string-value="C37/G5" table:formula="of:=CONCATENATE(IF([.A533]=&quot;&quot;;&quot;&quot;;CONCATENATE(&quot;C&quot;; [.A533]));IF([.B533]=&quot;&quot;;&quot;&quot;;CONCATENATE(&quot;/G&quot;;[.B533]));IF([.C533]=&quot;&quot;;&quot;&quot;;CONCATENATE(&quot;/R&quot;;[.C533])); IF([.D533]=&quot;&quot;;&quot;&quot;;CONCATENATE(&quot;/G&quot;;[.B533];&quot;.&quot;;[.D533])); IF([.E533]=&quot;&quot;;&quot;&quot;;CONCATENATE(&quot;/R&quot;;[.E533])); IF([.F533]=&quot;&quot;;&quot;&quot;;CONCATENATE(&quot;/G&quot;;[.B533];&quot;.&quot;;[.D533];&quot;.&quot;;[.F533])); IF([.G533]=&quot;&quot;;&quot;&quot;;CONCATENATE(&quot;/R&quot;;[.G533])); IF([.H533]=&quot;&quot;;&quot;&quot;;CONCATENATE(&quot;/G&quot;;[.B533];&quot;.&quot;;[.D533];&quot;.&quot;;[.F533];&quot;.&quot;;[.H533])); IF([.I533]=&quot;&quot;;&quot;&quot;;CONCATENATE(&quot;/R&quot;;[.I533]));IF([.J533]=&quot;&quot;;&quot;&quot;;CONCATENATE(&quot;/G&quot;;[.B533];&quot;.&quot;;[.D533];&quot;.&quot;;[.F533];&quot;.&quot;;[.H533]; &quot;.&quot;;[.J533])); IF([.K533]=&quot;&quot;;&quot;&quot;;CONCATENATE(&quot;/R&quot;;[.K533])))" table:style-name="ce14">
            <text:p>C37/G5</text:p>
          </table:table-cell>
          <table:table-cell office:value-type="string" table:style-name="ce14">
            <text:p>CRITERION.SELECTION.TECHNICAL_PROFESSIONAL_ABILITY.REFERENCES.WORKS_PERFORMANCE</text:p>
          </table:table-cell>
          <table:table-cell office:value-type="string" table:style-name="ce14">
            <text:p>159fc086-cf34-48a4-a41b-afed6266138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1" table:style-name="ce14">
            <text:p>1</text:p>
          </table:table-cell>
          <table:table-cell table:number-columns-repeated="8" table:style-name="ce14"/>
          <table:table-cell office:value-type="string" office:string-value="C37/G5/R1" table:formula="of:=CONCATENATE(IF([.A534]=&quot;&quot;;&quot;&quot;;CONCATENATE(&quot;C&quot;; [.A534]));IF([.B534]=&quot;&quot;;&quot;&quot;;CONCATENATE(&quot;/G&quot;;[.B534]));IF([.C534]=&quot;&quot;;&quot;&quot;;CONCATENATE(&quot;/R&quot;;[.C534])); IF([.D534]=&quot;&quot;;&quot;&quot;;CONCATENATE(&quot;/G&quot;;[.B534];&quot;.&quot;;[.D534])); IF([.E534]=&quot;&quot;;&quot;&quot;;CONCATENATE(&quot;/R&quot;;[.E534])); IF([.F534]=&quot;&quot;;&quot;&quot;;CONCATENATE(&quot;/G&quot;;[.B534];&quot;.&quot;;[.D534];&quot;.&quot;;[.F534])); IF([.G534]=&quot;&quot;;&quot;&quot;;CONCATENATE(&quot;/R&quot;;[.G534])); IF([.H534]=&quot;&quot;;&quot;&quot;;CONCATENATE(&quot;/G&quot;;[.B534];&quot;.&quot;;[.D534];&quot;.&quot;;[.F534];&quot;.&quot;;[.H534])); IF([.I534]=&quot;&quot;;&quot;&quot;;CONCATENATE(&quot;/R&quot;;[.I534]));IF([.J534]=&quot;&quot;;&quot;&quot;;CONCATENATE(&quot;/G&quot;;[.B534];&quot;.&quot;;[.D534];&quot;.&quot;;[.F534];&quot;.&quot;;[.H534]; &quot;.&quot;;[.J534])); IF([.K534]=&quot;&quot;;&quot;&quot;;CONCATENATE(&quot;/R&quot;;[.K534])))" table:style-name="ce14">
            <text:p>C37/G5/R1</text:p>
          </table:table-cell>
          <table:table-cell office:value-type="string" table:style-name="ce14">
            <text:p>CRITERION.SELECTION.TECHNICAL_PROFESSIONAL_ABILITY.REFERENCES.WORKS_PERFORMANCE</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2" table:style-name="ce14">
            <text:p>2</text:p>
          </table:table-cell>
          <table:table-cell table:number-columns-repeated="8" table:style-name="ce14"/>
          <table:table-cell office:value-type="string" office:string-value="C37/G5/R2" table:formula="of:=CONCATENATE(IF([.A535]=&quot;&quot;;&quot;&quot;;CONCATENATE(&quot;C&quot;; [.A535]));IF([.B535]=&quot;&quot;;&quot;&quot;;CONCATENATE(&quot;/G&quot;;[.B535]));IF([.C535]=&quot;&quot;;&quot;&quot;;CONCATENATE(&quot;/R&quot;;[.C535])); IF([.D535]=&quot;&quot;;&quot;&quot;;CONCATENATE(&quot;/G&quot;;[.B535];&quot;.&quot;;[.D535])); IF([.E535]=&quot;&quot;;&quot;&quot;;CONCATENATE(&quot;/R&quot;;[.E535])); IF([.F535]=&quot;&quot;;&quot;&quot;;CONCATENATE(&quot;/G&quot;;[.B535];&quot;.&quot;;[.D535];&quot;.&quot;;[.F535])); IF([.G535]=&quot;&quot;;&quot;&quot;;CONCATENATE(&quot;/R&quot;;[.G535])); IF([.H535]=&quot;&quot;;&quot;&quot;;CONCATENATE(&quot;/G&quot;;[.B535];&quot;.&quot;;[.D535];&quot;.&quot;;[.F535];&quot;.&quot;;[.H535])); IF([.I535]=&quot;&quot;;&quot;&quot;;CONCATENATE(&quot;/R&quot;;[.I535]));IF([.J535]=&quot;&quot;;&quot;&quot;;CONCATENATE(&quot;/G&quot;;[.B535];&quot;.&quot;;[.D535];&quot;.&quot;;[.F535];&quot;.&quot;;[.H535]; &quot;.&quot;;[.J535])); IF([.K535]=&quot;&quot;;&quot;&quot;;CONCATENATE(&quot;/R&quot;;[.K535])))" table:style-name="ce14">
            <text:p>C37/G5/R2</text:p>
          </table:table-cell>
          <table:table-cell office:value-type="string" table:style-name="ce14">
            <text:p>CRITERION.SELECTION.TECHNICAL_PROFESSIONAL_ABILITY.REFERENCES.WORKS_PERFORMANC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3" table:style-name="ce14">
            <text:p>3</text:p>
          </table:table-cell>
          <table:table-cell table:number-columns-repeated="8" table:style-name="ce14"/>
          <table:table-cell office:value-type="string" office:string-value="C37/G5/R3" table:formula="of:=CONCATENATE(IF([.A536]=&quot;&quot;;&quot;&quot;;CONCATENATE(&quot;C&quot;; [.A536]));IF([.B536]=&quot;&quot;;&quot;&quot;;CONCATENATE(&quot;/G&quot;;[.B536]));IF([.C536]=&quot;&quot;;&quot;&quot;;CONCATENATE(&quot;/R&quot;;[.C536])); IF([.D536]=&quot;&quot;;&quot;&quot;;CONCATENATE(&quot;/G&quot;;[.B536];&quot;.&quot;;[.D536])); IF([.E536]=&quot;&quot;;&quot;&quot;;CONCATENATE(&quot;/R&quot;;[.E536])); IF([.F536]=&quot;&quot;;&quot;&quot;;CONCATENATE(&quot;/G&quot;;[.B536];&quot;.&quot;;[.D536];&quot;.&quot;;[.F536])); IF([.G536]=&quot;&quot;;&quot;&quot;;CONCATENATE(&quot;/R&quot;;[.G536])); IF([.H536]=&quot;&quot;;&quot;&quot;;CONCATENATE(&quot;/G&quot;;[.B536];&quot;.&quot;;[.D536];&quot;.&quot;;[.F536];&quot;.&quot;;[.H536])); IF([.I536]=&quot;&quot;;&quot;&quot;;CONCATENATE(&quot;/R&quot;;[.I536]));IF([.J536]=&quot;&quot;;&quot;&quot;;CONCATENATE(&quot;/G&quot;;[.B536];&quot;.&quot;;[.D536];&quot;.&quot;;[.F536];&quot;.&quot;;[.H536]; &quot;.&quot;;[.J536])); IF([.K536]=&quot;&quot;;&quot;&quot;;CONCATENATE(&quot;/R&quot;;[.K536])))" table:style-name="ce14">
            <text:p>C37/G5/R3</text:p>
          </table:table-cell>
          <table:table-cell office:value-type="string" table:style-name="ce14">
            <text:p>CRITERION.SELECTION.TECHNICAL_PROFESSIONAL_ABILITY.REFERENCES.WORKS_PERFORMANCE</text:p>
          </table:table-cell>
          <table:table-cell office:value-type="string" table:style-name="ce14">
            <text:p>056cba1d-986b-4164-92b6-26a1cbdf0690</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4" table:style-name="ce14">
            <text:p>4</text:p>
          </table:table-cell>
          <table:table-cell table:number-columns-repeated="8" table:style-name="ce14"/>
          <table:table-cell office:value-type="string" office:string-value="C37/G5/R4" table:formula="of:=CONCATENATE(IF([.A537]=&quot;&quot;;&quot;&quot;;CONCATENATE(&quot;C&quot;; [.A537]));IF([.B537]=&quot;&quot;;&quot;&quot;;CONCATENATE(&quot;/G&quot;;[.B537]));IF([.C537]=&quot;&quot;;&quot;&quot;;CONCATENATE(&quot;/R&quot;;[.C537])); IF([.D537]=&quot;&quot;;&quot;&quot;;CONCATENATE(&quot;/G&quot;;[.B537];&quot;.&quot;;[.D537])); IF([.E537]=&quot;&quot;;&quot;&quot;;CONCATENATE(&quot;/R&quot;;[.E537])); IF([.F537]=&quot;&quot;;&quot;&quot;;CONCATENATE(&quot;/G&quot;;[.B537];&quot;.&quot;;[.D537];&quot;.&quot;;[.F537])); IF([.G537]=&quot;&quot;;&quot;&quot;;CONCATENATE(&quot;/R&quot;;[.G537])); IF([.H537]=&quot;&quot;;&quot;&quot;;CONCATENATE(&quot;/G&quot;;[.B537];&quot;.&quot;;[.D537];&quot;.&quot;;[.F537];&quot;.&quot;;[.H537])); IF([.I537]=&quot;&quot;;&quot;&quot;;CONCATENATE(&quot;/R&quot;;[.I537]));IF([.J537]=&quot;&quot;;&quot;&quot;;CONCATENATE(&quot;/G&quot;;[.B537];&quot;.&quot;;[.D537];&quot;.&quot;;[.F537];&quot;.&quot;;[.H537]; &quot;.&quot;;[.J537])); IF([.K537]=&quot;&quot;;&quot;&quot;;CONCATENATE(&quot;/R&quot;;[.K537])))" table:style-name="ce14">
            <text:p>C37/G5/R4</text:p>
          </table:table-cell>
          <table:table-cell office:value-type="string" table:style-name="ce14">
            <text:p>CRITERION.SELECTION.TECHNICAL_PROFESSIONAL_ABILITY.REFERENCES.WORKS_PERFORMANCE</text:p>
          </table:table-cell>
          <table:table-cell office:value-type="string" table:style-name="ce14">
            <text:p>38a4802f-0b93-4e78-ad4e-2a057e1aa578</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1">
            <text:p>37</text:p>
          </table:table-cell>
          <table:table-cell office:value-type="float" office:value="2" table:style-name="ce7">
            <text:p>2</text:p>
          </table:table-cell>
          <table:table-cell table:number-columns-repeated="9" table:style-name="ce1"/>
          <table:table-cell office:value-type="string" office:string-value="C37/G2" table:formula="of:=CONCATENATE(IF([.A538]=&quot;&quot;;&quot;&quot;;CONCATENATE(&quot;C&quot;; [.A538]));IF([.B538]=&quot;&quot;;&quot;&quot;;CONCATENATE(&quot;/G&quot;;[.B538]));IF([.C538]=&quot;&quot;;&quot;&quot;;CONCATENATE(&quot;/R&quot;;[.C538])); IF([.D538]=&quot;&quot;;&quot;&quot;;CONCATENATE(&quot;/G&quot;;[.B538];&quot;.&quot;;[.D538])); IF([.E538]=&quot;&quot;;&quot;&quot;;CONCATENATE(&quot;/R&quot;;[.E538])); IF([.F538]=&quot;&quot;;&quot;&quot;;CONCATENATE(&quot;/G&quot;;[.B538];&quot;.&quot;;[.D538];&quot;.&quot;;[.F538])); IF([.G538]=&quot;&quot;;&quot;&quot;;CONCATENATE(&quot;/R&quot;;[.G538])); IF([.H538]=&quot;&quot;;&quot;&quot;;CONCATENATE(&quot;/G&quot;;[.B538];&quot;.&quot;;[.D538];&quot;.&quot;;[.F538];&quot;.&quot;;[.H538])); IF([.I538]=&quot;&quot;;&quot;&quot;;CONCATENATE(&quot;/R&quot;;[.I538]));IF([.J538]=&quot;&quot;;&quot;&quot;;CONCATENATE(&quot;/G&quot;;[.B538];&quot;.&quot;;[.D538];&quot;.&quot;;[.F538];&quot;.&quot;;[.H538]; &quot;.&quot;;[.J538])); IF([.K538]=&quot;&quot;;&quot;&quot;;CONCATENATE(&quot;/R&quot;;[.K538])))" table:style-name="ce1">
            <text:p>C37/G2</text:p>
          </table:table-cell>
          <table:table-cell office:value-type="string" table:style-name="ce1">
            <text:p>CRITERION.SELECTION.TECHNICAL_PROFESSIONAL_ABILITY.REFERENCES.WORKS_PERFORM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37/G2/R1" table:formula="of:=CONCATENATE(IF([.A539]=&quot;&quot;;&quot;&quot;;CONCATENATE(&quot;C&quot;; [.A539]));IF([.B539]=&quot;&quot;;&quot;&quot;;CONCATENATE(&quot;/G&quot;;[.B539]));IF([.C539]=&quot;&quot;;&quot;&quot;;CONCATENATE(&quot;/R&quot;;[.C539])); IF([.D539]=&quot;&quot;;&quot;&quot;;CONCATENATE(&quot;/G&quot;;[.B539];&quot;.&quot;;[.D539])); IF([.E539]=&quot;&quot;;&quot;&quot;;CONCATENATE(&quot;/R&quot;;[.E539])); IF([.F539]=&quot;&quot;;&quot;&quot;;CONCATENATE(&quot;/G&quot;;[.B539];&quot;.&quot;;[.D539];&quot;.&quot;;[.F539])); IF([.G539]=&quot;&quot;;&quot;&quot;;CONCATENATE(&quot;/R&quot;;[.G539])); IF([.H539]=&quot;&quot;;&quot;&quot;;CONCATENATE(&quot;/G&quot;;[.B539];&quot;.&quot;;[.D539];&quot;.&quot;;[.F539];&quot;.&quot;;[.H539])); IF([.I539]=&quot;&quot;;&quot;&quot;;CONCATENATE(&quot;/R&quot;;[.I539]));IF([.J539]=&quot;&quot;;&quot;&quot;;CONCATENATE(&quot;/G&quot;;[.B539];&quot;.&quot;;[.D539];&quot;.&quot;;[.F539];&quot;.&quot;;[.H539]; &quot;.&quot;;[.J539])); IF([.K539]=&quot;&quot;;&quot;&quot;;CONCATENATE(&quot;/R&quot;;[.K539])))" table:style-name="ce1">
            <text:p>C37/G2/R1</text:p>
          </table:table-cell>
          <table:table-cell office:value-type="string" table:style-name="ce1">
            <text:p>CRITERION.SELECTION.TECHNICAL_PROFESSIONAL_ABILITY.REFERENCES.WORKS_PERFORM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37/G2/G2.1" table:formula="of:=CONCATENATE(IF([.A540]=&quot;&quot;;&quot;&quot;;CONCATENATE(&quot;C&quot;; [.A540]));IF([.B540]=&quot;&quot;;&quot;&quot;;CONCATENATE(&quot;/G&quot;;[.B540]));IF([.C540]=&quot;&quot;;&quot;&quot;;CONCATENATE(&quot;/R&quot;;[.C540])); IF([.D540]=&quot;&quot;;&quot;&quot;;CONCATENATE(&quot;/G&quot;;[.B540];&quot;.&quot;;[.D540])); IF([.E540]=&quot;&quot;;&quot;&quot;;CONCATENATE(&quot;/R&quot;;[.E540])); IF([.F540]=&quot;&quot;;&quot;&quot;;CONCATENATE(&quot;/G&quot;;[.B540];&quot;.&quot;;[.D540];&quot;.&quot;;[.F540])); IF([.G540]=&quot;&quot;;&quot;&quot;;CONCATENATE(&quot;/R&quot;;[.G540])); IF([.H540]=&quot;&quot;;&quot;&quot;;CONCATENATE(&quot;/G&quot;;[.B540];&quot;.&quot;;[.D540];&quot;.&quot;;[.F540];&quot;.&quot;;[.H540])); IF([.I540]=&quot;&quot;;&quot;&quot;;CONCATENATE(&quot;/R&quot;;[.I540]));IF([.J540]=&quot;&quot;;&quot;&quot;;CONCATENATE(&quot;/G&quot;;[.B540];&quot;.&quot;;[.D540];&quot;.&quot;;[.F540];&quot;.&quot;;[.H540]; &quot;.&quot;;[.J540])); IF([.K540]=&quot;&quot;;&quot;&quot;;CONCATENATE(&quot;/R&quot;;[.K540])))" table:style-name="ce1">
            <text:p>C37/G2/G2.1</text:p>
          </table:table-cell>
          <table:table-cell office:value-type="string" table:style-name="ce1">
            <text:p>CRITERION.SELECTION.TECHNICAL_PROFESSIONAL_ABILITY.REFERENCES.WORKS_PERFORM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7/G2/G2.1/R1" table:formula="of:=CONCATENATE(IF([.A541]=&quot;&quot;;&quot;&quot;;CONCATENATE(&quot;C&quot;; [.A541]));IF([.B541]=&quot;&quot;;&quot;&quot;;CONCATENATE(&quot;/G&quot;;[.B541]));IF([.C541]=&quot;&quot;;&quot;&quot;;CONCATENATE(&quot;/R&quot;;[.C541])); IF([.D541]=&quot;&quot;;&quot;&quot;;CONCATENATE(&quot;/G&quot;;[.B541];&quot;.&quot;;[.D541])); IF([.E541]=&quot;&quot;;&quot;&quot;;CONCATENATE(&quot;/R&quot;;[.E541])); IF([.F541]=&quot;&quot;;&quot;&quot;;CONCATENATE(&quot;/G&quot;;[.B541];&quot;.&quot;;[.D541];&quot;.&quot;;[.F541])); IF([.G541]=&quot;&quot;;&quot;&quot;;CONCATENATE(&quot;/R&quot;;[.G541])); IF([.H541]=&quot;&quot;;&quot;&quot;;CONCATENATE(&quot;/G&quot;;[.B541];&quot;.&quot;;[.D541];&quot;.&quot;;[.F541];&quot;.&quot;;[.H541])); IF([.I541]=&quot;&quot;;&quot;&quot;;CONCATENATE(&quot;/R&quot;;[.I541]));IF([.J541]=&quot;&quot;;&quot;&quot;;CONCATENATE(&quot;/G&quot;;[.B541];&quot;.&quot;;[.D541];&quot;.&quot;;[.F541];&quot;.&quot;;[.H541]; &quot;.&quot;;[.J541])); IF([.K541]=&quot;&quot;;&quot;&quot;;CONCATENATE(&quot;/R&quot;;[.K541])))" table:style-name="ce1">
            <text:p>C37/G2/G2.1/R1</text:p>
          </table:table-cell>
          <table:table-cell office:value-type="string" table:style-name="ce1">
            <text:p>CRITERION.SELECTION.TECHNICAL_PROFESSIONAL_ABILITY.REFERENCES.WORKS_PERFORM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7/G2/G2.1/R2" table:formula="of:=CONCATENATE(IF([.A542]=&quot;&quot;;&quot;&quot;;CONCATENATE(&quot;C&quot;; [.A542]));IF([.B542]=&quot;&quot;;&quot;&quot;;CONCATENATE(&quot;/G&quot;;[.B542]));IF([.C542]=&quot;&quot;;&quot;&quot;;CONCATENATE(&quot;/R&quot;;[.C542])); IF([.D542]=&quot;&quot;;&quot;&quot;;CONCATENATE(&quot;/G&quot;;[.B542];&quot;.&quot;;[.D542])); IF([.E542]=&quot;&quot;;&quot;&quot;;CONCATENATE(&quot;/R&quot;;[.E542])); IF([.F542]=&quot;&quot;;&quot;&quot;;CONCATENATE(&quot;/G&quot;;[.B542];&quot;.&quot;;[.D542];&quot;.&quot;;[.F542])); IF([.G542]=&quot;&quot;;&quot;&quot;;CONCATENATE(&quot;/R&quot;;[.G542])); IF([.H542]=&quot;&quot;;&quot;&quot;;CONCATENATE(&quot;/G&quot;;[.B542];&quot;.&quot;;[.D542];&quot;.&quot;;[.F542];&quot;.&quot;;[.H542])); IF([.I542]=&quot;&quot;;&quot;&quot;;CONCATENATE(&quot;/R&quot;;[.I542]));IF([.J542]=&quot;&quot;;&quot;&quot;;CONCATENATE(&quot;/G&quot;;[.B542];&quot;.&quot;;[.D542];&quot;.&quot;;[.F542];&quot;.&quot;;[.H542]; &quot;.&quot;;[.J542])); IF([.K542]=&quot;&quot;;&quot;&quot;;CONCATENATE(&quot;/R&quot;;[.K542])))" table:style-name="ce1">
            <text:p>C37/G2/G2.1/R2</text:p>
          </table:table-cell>
          <table:table-cell office:value-type="string" table:style-name="ce1">
            <text:p>CRITERION.SELECTION.TECHNICAL_PROFESSIONAL_ABILITY.REFERENCES.WORKS_PERFORM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7" table:style-name="ce8">
            <text:p>3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7/G2/G2.1/R3" table:formula="of:=CONCATENATE(IF([.A543]=&quot;&quot;;&quot;&quot;;CONCATENATE(&quot;C&quot;; [.A543]));IF([.B543]=&quot;&quot;;&quot;&quot;;CONCATENATE(&quot;/G&quot;;[.B543]));IF([.C543]=&quot;&quot;;&quot;&quot;;CONCATENATE(&quot;/R&quot;;[.C543])); IF([.D543]=&quot;&quot;;&quot;&quot;;CONCATENATE(&quot;/G&quot;;[.B543];&quot;.&quot;;[.D543])); IF([.E543]=&quot;&quot;;&quot;&quot;;CONCATENATE(&quot;/R&quot;;[.E543])); IF([.F543]=&quot;&quot;;&quot;&quot;;CONCATENATE(&quot;/G&quot;;[.B543];&quot;.&quot;;[.D543];&quot;.&quot;;[.F543])); IF([.G543]=&quot;&quot;;&quot;&quot;;CONCATENATE(&quot;/R&quot;;[.G543])); IF([.H543]=&quot;&quot;;&quot;&quot;;CONCATENATE(&quot;/G&quot;;[.B543];&quot;.&quot;;[.D543];&quot;.&quot;;[.F543];&quot;.&quot;;[.H543])); IF([.I543]=&quot;&quot;;&quot;&quot;;CONCATENATE(&quot;/R&quot;;[.I543]));IF([.J543]=&quot;&quot;;&quot;&quot;;CONCATENATE(&quot;/G&quot;;[.B543];&quot;.&quot;;[.D543];&quot;.&quot;;[.F543];&quot;.&quot;;[.H543]; &quot;.&quot;;[.J543])); IF([.K543]=&quot;&quot;;&quot;&quot;;CONCATENATE(&quot;/R&quot;;[.K543])))" table:style-name="ce7">
            <text:p>C37/G2/G2.1/R3</text:p>
          </table:table-cell>
          <table:table-cell office:value-type="string" table:style-name="ce7">
            <text:p>CRITERION.SELECTION.TECHNICAL_PROFESSIONAL_ABILITY.REFERENCES.WORKS_PERFORM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8" table:style-name="ce9">
            <text:p>38</text:p>
          </table:table-cell>
          <table:table-cell table:number-columns-repeated="10" table:style-name="ce9"/>
          <table:table-cell office:value-type="string" office:string-value="C38" table:formula="of:=CONCATENATE(IF([.A544]=&quot;&quot;;&quot;&quot;;CONCATENATE(&quot;C&quot;; [.A544]));IF([.B544]=&quot;&quot;;&quot;&quot;;CONCATENATE(&quot;/G&quot;;[.B544]));IF([.C544]=&quot;&quot;;&quot;&quot;;CONCATENATE(&quot;/R&quot;;[.C544])); IF([.D544]=&quot;&quot;;&quot;&quot;;CONCATENATE(&quot;/G&quot;;[.B544];&quot;.&quot;;[.D544])); IF([.E544]=&quot;&quot;;&quot;&quot;;CONCATENATE(&quot;/R&quot;;[.E544])); IF([.F544]=&quot;&quot;;&quot;&quot;;CONCATENATE(&quot;/G&quot;;[.B544];&quot;.&quot;;[.D544];&quot;.&quot;;[.F544])); IF([.G544]=&quot;&quot;;&quot;&quot;;CONCATENATE(&quot;/R&quot;;[.G544])); IF([.H544]=&quot;&quot;;&quot;&quot;;CONCATENATE(&quot;/G&quot;;[.B544];&quot;.&quot;;[.D544];&quot;.&quot;;[.F544];&quot;.&quot;;[.H544])); IF([.I544]=&quot;&quot;;&quot;&quot;;CONCATENATE(&quot;/R&quot;;[.I544]));IF([.J544]=&quot;&quot;;&quot;&quot;;CONCATENATE(&quot;/G&quot;;[.B544];&quot;.&quot;;[.D544];&quot;.&quot;;[.F544];&quot;.&quot;;[.H544]; &quot;.&quot;;[.J544])); IF([.K544]=&quot;&quot;;&quot;&quot;;CONCATENATE(&quot;/R&quot;;[.K544])))" table:style-name="ce9">
            <text:p>C38</text:p>
          </table:table-cell>
          <table:table-cell office:value-type="string" table:style-name="ce9">
            <text:p>CRITERION.SELECTION.TECHNICAL_PROFESSIONAL_ABILITY.REFERENCES.SUPPLIES_DELIVERY_PERFORMANCE</text:p>
          </table:table-cell>
          <table:table-cell office:value-type="string" table:style-name="ce9">
            <text:p>3a18a175-1863-4b1d-baef-588ce61960ca</text:p>
          </table:table-cell>
          <table:table-cell office:value-type="string" table:style-name="ce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9"/>
          <table:table-cell table:style-name="ce10"/>
          <table:table-cell table:number-columns-repeated="16367" table:style-name="ce9"/>
        </table:table-row>
        <table:table-row table:style-name="ro1">
          <table:table-cell office:value-type="float" office:value="38" table:style-name="ce11">
            <text:p>38</text:p>
          </table:table-cell>
          <table:table-cell office:value-type="float" office:value="1" table:style-name="ce1">
            <text:p>1</text:p>
          </table:table-cell>
          <table:table-cell table:number-columns-repeated="9" table:style-name="ce1"/>
          <table:table-cell office:value-type="string" office:string-value="C38/G1" table:formula="of:=CONCATENATE(IF([.A545]=&quot;&quot;;&quot;&quot;;CONCATENATE(&quot;C&quot;; [.A545]));IF([.B545]=&quot;&quot;;&quot;&quot;;CONCATENATE(&quot;/G&quot;;[.B545]));IF([.C545]=&quot;&quot;;&quot;&quot;;CONCATENATE(&quot;/R&quot;;[.C545])); IF([.D545]=&quot;&quot;;&quot;&quot;;CONCATENATE(&quot;/G&quot;;[.B545];&quot;.&quot;;[.D545])); IF([.E545]=&quot;&quot;;&quot;&quot;;CONCATENATE(&quot;/R&quot;;[.E545])); IF([.F545]=&quot;&quot;;&quot;&quot;;CONCATENATE(&quot;/G&quot;;[.B545];&quot;.&quot;;[.D545];&quot;.&quot;;[.F545])); IF([.G545]=&quot;&quot;;&quot;&quot;;CONCATENATE(&quot;/R&quot;;[.G545])); IF([.H545]=&quot;&quot;;&quot;&quot;;CONCATENATE(&quot;/G&quot;;[.B545];&quot;.&quot;;[.D545];&quot;.&quot;;[.F545];&quot;.&quot;;[.H545])); IF([.I545]=&quot;&quot;;&quot;&quot;;CONCATENATE(&quot;/R&quot;;[.I545]));IF([.J545]=&quot;&quot;;&quot;&quot;;CONCATENATE(&quot;/G&quot;;[.B545];&quot;.&quot;;[.D545];&quot;.&quot;;[.F545];&quot;.&quot;;[.H545]; &quot;.&quot;;[.J545])); IF([.K545]=&quot;&quot;;&quot;&quot;;CONCATENATE(&quot;/R&quot;;[.K545])))" table:style-name="ce1">
            <text:p>C38/G1</text:p>
          </table:table-cell>
          <table:table-cell office:value-type="string" table:style-name="ce1">
            <text:p>CRITERION.SELECTION.TECHNICAL_PROFESSIONAL_ABILITY.REFERENCES.SUPPLIES_DELIVERY_PERFORMANCE</text:p>
          </table:table-cell>
          <table:table-cell office:value-type="string" table:style-name="ce1">
            <text:p>96f00020-0a25-402e-b850-2378e83b5695</text:p>
          </table:table-cell>
          <table:table-cell table:number-columns-repeated="2" table:style-name="ce1"/>
          <table:table-cell table:style-name="ce7"/>
          <table:table-cell office:value-type="string" table:style-name="ce1">
            <text:p>yes</text:p>
          </table:table-cell>
          <table:table-cell table:number-columns-repeated="16366"/>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8/G1/R1" table:formula="of:=CONCATENATE(IF([.A546]=&quot;&quot;;&quot;&quot;;CONCATENATE(&quot;C&quot;; [.A546]));IF([.B546]=&quot;&quot;;&quot;&quot;;CONCATENATE(&quot;/G&quot;;[.B546]));IF([.C546]=&quot;&quot;;&quot;&quot;;CONCATENATE(&quot;/R&quot;;[.C546])); IF([.D546]=&quot;&quot;;&quot;&quot;;CONCATENATE(&quot;/G&quot;;[.B546];&quot;.&quot;;[.D546])); IF([.E546]=&quot;&quot;;&quot;&quot;;CONCATENATE(&quot;/R&quot;;[.E546])); IF([.F546]=&quot;&quot;;&quot;&quot;;CONCATENATE(&quot;/G&quot;;[.B546];&quot;.&quot;;[.D546];&quot;.&quot;;[.F546])); IF([.G546]=&quot;&quot;;&quot;&quot;;CONCATENATE(&quot;/R&quot;;[.G546])); IF([.H546]=&quot;&quot;;&quot;&quot;;CONCATENATE(&quot;/G&quot;;[.B546];&quot;.&quot;;[.D546];&quot;.&quot;;[.F546];&quot;.&quot;;[.H546])); IF([.I546]=&quot;&quot;;&quot;&quot;;CONCATENATE(&quot;/R&quot;;[.I546]));IF([.J546]=&quot;&quot;;&quot;&quot;;CONCATENATE(&quot;/G&quot;;[.B546];&quot;.&quot;;[.D546];&quot;.&quot;;[.F546];&quot;.&quot;;[.H546]; &quot;.&quot;;[.J546])); IF([.K546]=&quot;&quot;;&quot;&quot;;CONCATENATE(&quot;/R&quot;;[.K546])))" table:style-name="ce1">
            <text:p>C38/G1/R1</text:p>
          </table:table-cell>
          <table:table-cell office:value-type="string" table:style-name="ce1">
            <text:p>CRITERION.SELECTION.TECHNICAL_PROFESSIONAL_ABILITY.REFERENCES.SUPPLIES_DELIVERY_PERFORMANCE</text:p>
          </table:table-cell>
          <table:table-cell office:value-type="string" table:style-name="ce1">
            <text:p>ab05ff3b-f3e1-4441-9b43-ee9912e29e92</text:p>
          </table:table-cell>
          <table:table-cell office:value-type="string" table:style-name="ce1">
            <text:p>Description</text:p>
          </table:table-cell>
          <table:table-cell table:style-name="ce1"/>
          <table:table-cell table:style-name="ce7"/>
          <table:table-cell table:number-columns-repeated="16367" table:style-name="ce1"/>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38/G1/R2" table:formula="of:=CONCATENATE(IF([.A547]=&quot;&quot;;&quot;&quot;;CONCATENATE(&quot;C&quot;; [.A547]));IF([.B547]=&quot;&quot;;&quot;&quot;;CONCATENATE(&quot;/G&quot;;[.B547]));IF([.C547]=&quot;&quot;;&quot;&quot;;CONCATENATE(&quot;/R&quot;;[.C547])); IF([.D547]=&quot;&quot;;&quot;&quot;;CONCATENATE(&quot;/G&quot;;[.B547];&quot;.&quot;;[.D547])); IF([.E547]=&quot;&quot;;&quot;&quot;;CONCATENATE(&quot;/R&quot;;[.E547])); IF([.F547]=&quot;&quot;;&quot;&quot;;CONCATENATE(&quot;/G&quot;;[.B547];&quot;.&quot;;[.D547];&quot;.&quot;;[.F547])); IF([.G547]=&quot;&quot;;&quot;&quot;;CONCATENATE(&quot;/R&quot;;[.G547])); IF([.H547]=&quot;&quot;;&quot;&quot;;CONCATENATE(&quot;/G&quot;;[.B547];&quot;.&quot;;[.D547];&quot;.&quot;;[.F547];&quot;.&quot;;[.H547])); IF([.I547]=&quot;&quot;;&quot;&quot;;CONCATENATE(&quot;/R&quot;;[.I547]));IF([.J547]=&quot;&quot;;&quot;&quot;;CONCATENATE(&quot;/G&quot;;[.B547];&quot;.&quot;;[.D547];&quot;.&quot;;[.F547];&quot;.&quot;;[.H547]; &quot;.&quot;;[.J547])); IF([.K547]=&quot;&quot;;&quot;&quot;;CONCATENATE(&quot;/R&quot;;[.K547])))" table:style-name="ce1">
            <text:p>C38/G1/R2</text:p>
          </table:table-cell>
          <table:table-cell office:value-type="string" table:style-name="ce1">
            <text:p>CRITERION.SELECTION.TECHNICAL_PROFESSIONAL_ABILITY.REFERENCES.SUPPLIES_DELIVERY_PERFORM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style-name="ce1"/>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3" table:style-name="ce1">
            <text:p>3</text:p>
          </table:table-cell>
          <table:table-cell table:number-columns-repeated="8" table:style-name="ce1"/>
          <table:table-cell office:value-type="string" office:string-value="C38/G1/R3" table:formula="of:=CONCATENATE(IF([.A548]=&quot;&quot;;&quot;&quot;;CONCATENATE(&quot;C&quot;; [.A548]));IF([.B548]=&quot;&quot;;&quot;&quot;;CONCATENATE(&quot;/G&quot;;[.B548]));IF([.C548]=&quot;&quot;;&quot;&quot;;CONCATENATE(&quot;/R&quot;;[.C548])); IF([.D548]=&quot;&quot;;&quot;&quot;;CONCATENATE(&quot;/G&quot;;[.B548];&quot;.&quot;;[.D548])); IF([.E548]=&quot;&quot;;&quot;&quot;;CONCATENATE(&quot;/R&quot;;[.E548])); IF([.F548]=&quot;&quot;;&quot;&quot;;CONCATENATE(&quot;/G&quot;;[.B548];&quot;.&quot;;[.D548];&quot;.&quot;;[.F548])); IF([.G548]=&quot;&quot;;&quot;&quot;;CONCATENATE(&quot;/R&quot;;[.G548])); IF([.H548]=&quot;&quot;;&quot;&quot;;CONCATENATE(&quot;/G&quot;;[.B548];&quot;.&quot;;[.D548];&quot;.&quot;;[.F548];&quot;.&quot;;[.H548])); IF([.I548]=&quot;&quot;;&quot;&quot;;CONCATENATE(&quot;/R&quot;;[.I548]));IF([.J548]=&quot;&quot;;&quot;&quot;;CONCATENATE(&quot;/G&quot;;[.B548];&quot;.&quot;;[.D548];&quot;.&quot;;[.F548];&quot;.&quot;;[.H548]; &quot;.&quot;;[.J548])); IF([.K548]=&quot;&quot;;&quot;&quot;;CONCATENATE(&quot;/R&quot;;[.K548])))" table:style-name="ce1">
            <text:p>C38/G1/R3</text:p>
          </table:table-cell>
          <table:table-cell office:value-type="string" table:style-name="ce1">
            <text:p>CRITERION.SELECTION.TECHNICAL_PROFESSIONAL_ABILITY.REFERENCES.SUPPLIES_DELIVERY_PERFORMANCE</text:p>
          </table:table-cell>
          <table:table-cell office:value-type="string" table:style-name="ce1">
            <text:p>42ec8116-31a7-4118-8612-5b04f5c8bde7</text:p>
          </table:table-cell>
          <table:table-cell office:value-type="string" table:style-name="ce7">
            <text:p>Start Date</text:p>
          </table:table-cell>
          <table:table-cell table:style-name="ce1"/>
          <table:table-cell office:value-type="string" table:style-name="ce7">
            <text:p>name changed</text:p>
          </table:table-cell>
          <table:table-cell table:number-columns-repeated="16367" table:style-name="ce1"/>
        </table:table-row>
        <table:table-row table:style-name="ro1">
          <table:table-cell office:value-type="float" office:value="38" table:style-name="ce8">
            <text:p>38</text:p>
          </table:table-cell>
          <table:table-cell office:value-type="float" office:value="1" table:style-name="ce7">
            <text:p>1</text:p>
          </table:table-cell>
          <table:table-cell office:value-type="float" office:value="4" table:style-name="ce7">
            <text:p>4</text:p>
          </table:table-cell>
          <table:table-cell table:number-columns-repeated="8" table:style-name="ce7"/>
          <table:table-cell office:value-type="string" office:string-value="C38/G1/R4" table:formula="of:=CONCATENATE(IF([.A549]=&quot;&quot;;&quot;&quot;;CONCATENATE(&quot;C&quot;; [.A549]));IF([.B549]=&quot;&quot;;&quot;&quot;;CONCATENATE(&quot;/G&quot;;[.B549]));IF([.C549]=&quot;&quot;;&quot;&quot;;CONCATENATE(&quot;/R&quot;;[.C549])); IF([.D549]=&quot;&quot;;&quot;&quot;;CONCATENATE(&quot;/G&quot;;[.B549];&quot;.&quot;;[.D549])); IF([.E549]=&quot;&quot;;&quot;&quot;;CONCATENATE(&quot;/R&quot;;[.E549])); IF([.F549]=&quot;&quot;;&quot;&quot;;CONCATENATE(&quot;/G&quot;;[.B549];&quot;.&quot;;[.D549];&quot;.&quot;;[.F549])); IF([.G549]=&quot;&quot;;&quot;&quot;;CONCATENATE(&quot;/R&quot;;[.G549])); IF([.H549]=&quot;&quot;;&quot;&quot;;CONCATENATE(&quot;/G&quot;;[.B549];&quot;.&quot;;[.D549];&quot;.&quot;;[.F549];&quot;.&quot;;[.H549])); IF([.I549]=&quot;&quot;;&quot;&quot;;CONCATENATE(&quot;/R&quot;;[.I549]));IF([.J549]=&quot;&quot;;&quot;&quot;;CONCATENATE(&quot;/G&quot;;[.B549];&quot;.&quot;;[.D549];&quot;.&quot;;[.F549];&quot;.&quot;;[.H549]; &quot;.&quot;;[.J549])); IF([.K549]=&quot;&quot;;&quot;&quot;;CONCATENATE(&quot;/R&quot;;[.K549])))" table:style-name="ce7">
            <text:p>C38/G1/R4</text:p>
          </table:table-cell>
          <table:table-cell office:value-type="string" table:style-name="ce1">
            <text:p>CRITERION.SELECTION.TECHNICAL_PROFESSIONAL_ABILITY.REFERENCES.SUPPLIES_DELIVERY_PERFORMANCE</text:p>
          </table:table-cell>
          <table:table-cell office:value-type="string" table:style-name="ce7">
            <text:p>3641b897-f9f0-4d90-909a-b6d4c4b1d645</text:p>
          </table:table-cell>
          <table:table-cell office:value-type="string" table:style-name="ce7">
            <text:p>End Date</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5" table:style-name="ce7">
            <text:p>5</text:p>
          </table:table-cell>
          <table:table-cell table:number-columns-repeated="8" table:style-name="ce1"/>
          <table:table-cell office:value-type="string" office:string-value="C38/G1/R5" table:formula="of:=CONCATENATE(IF([.A550]=&quot;&quot;;&quot;&quot;;CONCATENATE(&quot;C&quot;; [.A550]));IF([.B550]=&quot;&quot;;&quot;&quot;;CONCATENATE(&quot;/G&quot;;[.B550]));IF([.C550]=&quot;&quot;;&quot;&quot;;CONCATENATE(&quot;/R&quot;;[.C550])); IF([.D550]=&quot;&quot;;&quot;&quot;;CONCATENATE(&quot;/G&quot;;[.B550];&quot;.&quot;;[.D550])); IF([.E550]=&quot;&quot;;&quot;&quot;;CONCATENATE(&quot;/R&quot;;[.E550])); IF([.F550]=&quot;&quot;;&quot;&quot;;CONCATENATE(&quot;/G&quot;;[.B550];&quot;.&quot;;[.D550];&quot;.&quot;;[.F550])); IF([.G550]=&quot;&quot;;&quot;&quot;;CONCATENATE(&quot;/R&quot;;[.G550])); IF([.H550]=&quot;&quot;;&quot;&quot;;CONCATENATE(&quot;/G&quot;;[.B550];&quot;.&quot;;[.D550];&quot;.&quot;;[.F550];&quot;.&quot;;[.H550])); IF([.I550]=&quot;&quot;;&quot;&quot;;CONCATENATE(&quot;/R&quot;;[.I550]));IF([.J550]=&quot;&quot;;&quot;&quot;;CONCATENATE(&quot;/G&quot;;[.B550];&quot;.&quot;;[.D550];&quot;.&quot;;[.F550];&quot;.&quot;;[.H550]; &quot;.&quot;;[.J550])); IF([.K550]=&quot;&quot;;&quot;&quot;;CONCATENATE(&quot;/R&quot;;[.K550])))" table:style-name="ce1">
            <text:p>C38/G1/R5</text:p>
          </table:table-cell>
          <table:table-cell office:value-type="string" table:style-name="ce1">
            <text:p>CRITERION.SELECTION.TECHNICAL_PROFESSIONAL_ABILITY.REFERENCES.SUPPLIES_DELIVERY_PERFORMANCE</text:p>
          </table:table-cell>
          <table:table-cell office:value-type="string" table:style-name="ce1">
            <text:p>a92536ab-6783-40bb-a037-5d31f421fd85</text:p>
          </table:table-cell>
          <table:table-cell office:value-type="string" table:style-name="ce1">
            <text:p>Recipients</text:p>
          </table:table-cell>
          <table:table-cell table:style-name="ce1"/>
          <table:table-cell table:style-name="ce7"/>
          <table:table-cell table:number-columns-repeated="16367" table:style-name="ce1"/>
        </table:table-row>
        <table:table-row table:style-name="ro1">
          <table:table-cell office:value-type="float" office:value="38" table:style-name="ce13">
            <text:p>38</text:p>
          </table:table-cell>
          <table:table-cell office:value-type="float" office:value="2" table:style-name="ce14">
            <text:p>2</text:p>
          </table:table-cell>
          <table:table-cell table:number-columns-repeated="9" table:style-name="ce14"/>
          <table:table-cell office:value-type="string" office:string-value="C38/G2" table:formula="of:=CONCATENATE(IF([.A551]=&quot;&quot;;&quot;&quot;;CONCATENATE(&quot;C&quot;; [.A551]));IF([.B551]=&quot;&quot;;&quot;&quot;;CONCATENATE(&quot;/G&quot;;[.B551]));IF([.C551]=&quot;&quot;;&quot;&quot;;CONCATENATE(&quot;/R&quot;;[.C551])); IF([.D551]=&quot;&quot;;&quot;&quot;;CONCATENATE(&quot;/G&quot;;[.B551];&quot;.&quot;;[.D551])); IF([.E551]=&quot;&quot;;&quot;&quot;;CONCATENATE(&quot;/R&quot;;[.E551])); IF([.F551]=&quot;&quot;;&quot;&quot;;CONCATENATE(&quot;/G&quot;;[.B551];&quot;.&quot;;[.D551];&quot;.&quot;;[.F551])); IF([.G551]=&quot;&quot;;&quot;&quot;;CONCATENATE(&quot;/R&quot;;[.G551])); IF([.H551]=&quot;&quot;;&quot;&quot;;CONCATENATE(&quot;/G&quot;;[.B551];&quot;.&quot;;[.D551];&quot;.&quot;;[.F551];&quot;.&quot;;[.H551])); IF([.I551]=&quot;&quot;;&quot;&quot;;CONCATENATE(&quot;/R&quot;;[.I551]));IF([.J551]=&quot;&quot;;&quot;&quot;;CONCATENATE(&quot;/G&quot;;[.B551];&quot;.&quot;;[.D551];&quot;.&quot;;[.F551];&quot;.&quot;;[.H551]; &quot;.&quot;;[.J551])); IF([.K551]=&quot;&quot;;&quot;&quot;;CONCATENATE(&quot;/R&quot;;[.K551])))" table:style-name="ce14">
            <text:p>C38/G2</text:p>
          </table:table-cell>
          <table:table-cell office:value-type="string" table:style-name="ce14">
            <text:p>CRITERION.SELECTION.TECHNICAL_PROFESSIONAL_ABILITY.REFERENCES.SUPPLIES_DELIVERY_PERFORMANCE</text:p>
          </table:table-cell>
          <table:table-cell office:value-type="string" table:style-name="ce14">
            <text:p>c48572f9-47bf-423a-9885-2c78ae9ca718</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38/G2/R1" table:formula="of:=CONCATENATE(IF([.A552]=&quot;&quot;;&quot;&quot;;CONCATENATE(&quot;C&quot;; [.A552]));IF([.B552]=&quot;&quot;;&quot;&quot;;CONCATENATE(&quot;/G&quot;;[.B552]));IF([.C552]=&quot;&quot;;&quot;&quot;;CONCATENATE(&quot;/R&quot;;[.C552])); IF([.D552]=&quot;&quot;;&quot;&quot;;CONCATENATE(&quot;/G&quot;;[.B552];&quot;.&quot;;[.D552])); IF([.E552]=&quot;&quot;;&quot;&quot;;CONCATENATE(&quot;/R&quot;;[.E552])); IF([.F552]=&quot;&quot;;&quot;&quot;;CONCATENATE(&quot;/G&quot;;[.B552];&quot;.&quot;;[.D552];&quot;.&quot;;[.F552])); IF([.G552]=&quot;&quot;;&quot;&quot;;CONCATENATE(&quot;/R&quot;;[.G552])); IF([.H552]=&quot;&quot;;&quot;&quot;;CONCATENATE(&quot;/G&quot;;[.B552];&quot;.&quot;;[.D552];&quot;.&quot;;[.F552];&quot;.&quot;;[.H552])); IF([.I552]=&quot;&quot;;&quot;&quot;;CONCATENATE(&quot;/R&quot;;[.I552]));IF([.J552]=&quot;&quot;;&quot;&quot;;CONCATENATE(&quot;/G&quot;;[.B552];&quot;.&quot;;[.D552];&quot;.&quot;;[.F552];&quot;.&quot;;[.H552]; &quot;.&quot;;[.J552])); IF([.K552]=&quot;&quot;;&quot;&quot;;CONCATENATE(&quot;/R&quot;;[.K552])))" table:style-name="ce14">
            <text:p>C38/G2/R1</text:p>
          </table:table-cell>
          <table:table-cell office:value-type="string" table:style-name="ce14">
            <text:p>CRITERION.SELECTION.TECHNICAL_PROFESSIONAL_ABILITY.REFERENCES.SUPPLIES_DELIVERY_PERFORMANCE</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38/G2/R2" table:formula="of:=CONCATENATE(IF([.A553]=&quot;&quot;;&quot;&quot;;CONCATENATE(&quot;C&quot;; [.A553]));IF([.B553]=&quot;&quot;;&quot;&quot;;CONCATENATE(&quot;/G&quot;;[.B553]));IF([.C553]=&quot;&quot;;&quot;&quot;;CONCATENATE(&quot;/R&quot;;[.C553])); IF([.D553]=&quot;&quot;;&quot;&quot;;CONCATENATE(&quot;/G&quot;;[.B553];&quot;.&quot;;[.D553])); IF([.E553]=&quot;&quot;;&quot;&quot;;CONCATENATE(&quot;/R&quot;;[.E553])); IF([.F553]=&quot;&quot;;&quot;&quot;;CONCATENATE(&quot;/G&quot;;[.B553];&quot;.&quot;;[.D553];&quot;.&quot;;[.F553])); IF([.G553]=&quot;&quot;;&quot;&quot;;CONCATENATE(&quot;/R&quot;;[.G553])); IF([.H553]=&quot;&quot;;&quot;&quot;;CONCATENATE(&quot;/G&quot;;[.B553];&quot;.&quot;;[.D553];&quot;.&quot;;[.F553];&quot;.&quot;;[.H553])); IF([.I553]=&quot;&quot;;&quot;&quot;;CONCATENATE(&quot;/R&quot;;[.I553]));IF([.J553]=&quot;&quot;;&quot;&quot;;CONCATENATE(&quot;/G&quot;;[.B553];&quot;.&quot;;[.D553];&quot;.&quot;;[.F553];&quot;.&quot;;[.H553]; &quot;.&quot;;[.J553])); IF([.K553]=&quot;&quot;;&quot;&quot;;CONCATENATE(&quot;/R&quot;;[.K553])))" table:style-name="ce14">
            <text:p>C38/G2/R2</text:p>
          </table:table-cell>
          <table:table-cell office:value-type="string" table:style-name="ce14">
            <text:p>CRITERION.SELECTION.TECHNICAL_PROFESSIONAL_ABILITY.REFERENCES.SUPPLIES_DELIVERY_PERFORMANC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3" table:style-name="ce14">
            <text:p>3</text:p>
          </table:table-cell>
          <table:table-cell table:number-columns-repeated="8" table:style-name="ce14"/>
          <table:table-cell office:value-type="string" office:string-value="C38/G2/R3" table:formula="of:=CONCATENATE(IF([.A554]=&quot;&quot;;&quot;&quot;;CONCATENATE(&quot;C&quot;; [.A554]));IF([.B554]=&quot;&quot;;&quot;&quot;;CONCATENATE(&quot;/G&quot;;[.B554]));IF([.C554]=&quot;&quot;;&quot;&quot;;CONCATENATE(&quot;/R&quot;;[.C554])); IF([.D554]=&quot;&quot;;&quot;&quot;;CONCATENATE(&quot;/G&quot;;[.B554];&quot;.&quot;;[.D554])); IF([.E554]=&quot;&quot;;&quot;&quot;;CONCATENATE(&quot;/R&quot;;[.E554])); IF([.F554]=&quot;&quot;;&quot;&quot;;CONCATENATE(&quot;/G&quot;;[.B554];&quot;.&quot;;[.D554];&quot;.&quot;;[.F554])); IF([.G554]=&quot;&quot;;&quot;&quot;;CONCATENATE(&quot;/R&quot;;[.G554])); IF([.H554]=&quot;&quot;;&quot;&quot;;CONCATENATE(&quot;/G&quot;;[.B554];&quot;.&quot;;[.D554];&quot;.&quot;;[.F554];&quot;.&quot;;[.H554])); IF([.I554]=&quot;&quot;;&quot;&quot;;CONCATENATE(&quot;/R&quot;;[.I554]));IF([.J554]=&quot;&quot;;&quot;&quot;;CONCATENATE(&quot;/G&quot;;[.B554];&quot;.&quot;;[.D554];&quot;.&quot;;[.F554];&quot;.&quot;;[.H554]; &quot;.&quot;;[.J554])); IF([.K554]=&quot;&quot;;&quot;&quot;;CONCATENATE(&quot;/R&quot;;[.K554])))" table:style-name="ce14">
            <text:p>C38/G2/R3</text:p>
          </table:table-cell>
          <table:table-cell office:value-type="string" table:style-name="ce14">
            <text:p>CRITERION.SELECTION.TECHNICAL_PROFESSIONAL_ABILITY.REFERENCES.SUPPLIES_DELIVERY_PERFORMANCE</text:p>
          </table:table-cell>
          <table:table-cell office:value-type="string" table:style-name="ce14">
            <text:p>8d0e5e16-85ed-4730-a784-d4db8f439c0c</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4" table:style-name="ce14">
            <text:p>4</text:p>
          </table:table-cell>
          <table:table-cell table:number-columns-repeated="8" table:style-name="ce14"/>
          <table:table-cell office:value-type="string" office:string-value="C38/G2/R4" table:formula="of:=CONCATENATE(IF([.A555]=&quot;&quot;;&quot;&quot;;CONCATENATE(&quot;C&quot;; [.A555]));IF([.B555]=&quot;&quot;;&quot;&quot;;CONCATENATE(&quot;/G&quot;;[.B555]));IF([.C555]=&quot;&quot;;&quot;&quot;;CONCATENATE(&quot;/R&quot;;[.C555])); IF([.D555]=&quot;&quot;;&quot;&quot;;CONCATENATE(&quot;/G&quot;;[.B555];&quot;.&quot;;[.D555])); IF([.E555]=&quot;&quot;;&quot;&quot;;CONCATENATE(&quot;/R&quot;;[.E555])); IF([.F555]=&quot;&quot;;&quot;&quot;;CONCATENATE(&quot;/G&quot;;[.B555];&quot;.&quot;;[.D555];&quot;.&quot;;[.F555])); IF([.G555]=&quot;&quot;;&quot;&quot;;CONCATENATE(&quot;/R&quot;;[.G555])); IF([.H555]=&quot;&quot;;&quot;&quot;;CONCATENATE(&quot;/G&quot;;[.B555];&quot;.&quot;;[.D555];&quot;.&quot;;[.F555];&quot;.&quot;;[.H555])); IF([.I555]=&quot;&quot;;&quot;&quot;;CONCATENATE(&quot;/R&quot;;[.I555]));IF([.J555]=&quot;&quot;;&quot;&quot;;CONCATENATE(&quot;/G&quot;;[.B555];&quot;.&quot;;[.D555];&quot;.&quot;;[.F555];&quot;.&quot;;[.H555]; &quot;.&quot;;[.J555])); IF([.K555]=&quot;&quot;;&quot;&quot;;CONCATENATE(&quot;/R&quot;;[.K555])))" table:style-name="ce14">
            <text:p>C38/G2/R4</text:p>
          </table:table-cell>
          <table:table-cell office:value-type="string" table:style-name="ce14">
            <text:p>CRITERION.SELECTION.TECHNICAL_PROFESSIONAL_ABILITY.REFERENCES.SUPPLIES_DELIVERY_PERFORMANCE</text:p>
          </table:table-cell>
          <table:table-cell office:value-type="string" table:style-name="ce14">
            <text:p>c8babafa-b6fa-4e14-8749-d913d8f1d33b</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table:number-columns-repeated="9" table:style-name="ce14"/>
          <table:table-cell office:value-type="string" office:string-value="C38/G3" table:formula="of:=CONCATENATE(IF([.A556]=&quot;&quot;;&quot;&quot;;CONCATENATE(&quot;C&quot;; [.A556]));IF([.B556]=&quot;&quot;;&quot;&quot;;CONCATENATE(&quot;/G&quot;;[.B556]));IF([.C556]=&quot;&quot;;&quot;&quot;;CONCATENATE(&quot;/R&quot;;[.C556])); IF([.D556]=&quot;&quot;;&quot;&quot;;CONCATENATE(&quot;/G&quot;;[.B556];&quot;.&quot;;[.D556])); IF([.E556]=&quot;&quot;;&quot;&quot;;CONCATENATE(&quot;/R&quot;;[.E556])); IF([.F556]=&quot;&quot;;&quot;&quot;;CONCATENATE(&quot;/G&quot;;[.B556];&quot;.&quot;;[.D556];&quot;.&quot;;[.F556])); IF([.G556]=&quot;&quot;;&quot;&quot;;CONCATENATE(&quot;/R&quot;;[.G556])); IF([.H556]=&quot;&quot;;&quot;&quot;;CONCATENATE(&quot;/G&quot;;[.B556];&quot;.&quot;;[.D556];&quot;.&quot;;[.F556];&quot;.&quot;;[.H556])); IF([.I556]=&quot;&quot;;&quot;&quot;;CONCATENATE(&quot;/R&quot;;[.I556]));IF([.J556]=&quot;&quot;;&quot;&quot;;CONCATENATE(&quot;/G&quot;;[.B556];&quot;.&quot;;[.D556];&quot;.&quot;;[.F556];&quot;.&quot;;[.H556]; &quot;.&quot;;[.J556])); IF([.K556]=&quot;&quot;;&quot;&quot;;CONCATENATE(&quot;/R&quot;;[.K556])))" table:style-name="ce14">
            <text:p>C38/G3</text:p>
          </table:table-cell>
          <table:table-cell office:value-type="string" table:style-name="ce14">
            <text:p>CRITERION.SELECTION.TECHNICAL_PROFESSIONAL_ABILITY.REFERENCES.SUPPLIES_DELIVERY_PERFORMANCE</text:p>
          </table:table-cell>
          <table:table-cell office:value-type="string" table:style-name="ce14">
            <text:p>2c7a3581-2954-4142-8c1b-5c52d7c7e9b7</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38/G3/R1" table:formula="of:=CONCATENATE(IF([.A557]=&quot;&quot;;&quot;&quot;;CONCATENATE(&quot;C&quot;; [.A557]));IF([.B557]=&quot;&quot;;&quot;&quot;;CONCATENATE(&quot;/G&quot;;[.B557]));IF([.C557]=&quot;&quot;;&quot;&quot;;CONCATENATE(&quot;/R&quot;;[.C557])); IF([.D557]=&quot;&quot;;&quot;&quot;;CONCATENATE(&quot;/G&quot;;[.B557];&quot;.&quot;;[.D557])); IF([.E557]=&quot;&quot;;&quot;&quot;;CONCATENATE(&quot;/R&quot;;[.E557])); IF([.F557]=&quot;&quot;;&quot;&quot;;CONCATENATE(&quot;/G&quot;;[.B557];&quot;.&quot;;[.D557];&quot;.&quot;;[.F557])); IF([.G557]=&quot;&quot;;&quot;&quot;;CONCATENATE(&quot;/R&quot;;[.G557])); IF([.H557]=&quot;&quot;;&quot;&quot;;CONCATENATE(&quot;/G&quot;;[.B557];&quot;.&quot;;[.D557];&quot;.&quot;;[.F557];&quot;.&quot;;[.H557])); IF([.I557]=&quot;&quot;;&quot;&quot;;CONCATENATE(&quot;/R&quot;;[.I557]));IF([.J557]=&quot;&quot;;&quot;&quot;;CONCATENATE(&quot;/G&quot;;[.B557];&quot;.&quot;;[.D557];&quot;.&quot;;[.F557];&quot;.&quot;;[.H557]; &quot;.&quot;;[.J557])); IF([.K557]=&quot;&quot;;&quot;&quot;;CONCATENATE(&quot;/R&quot;;[.K557])))" table:style-name="ce14">
            <text:p>C38/G3/R1</text:p>
          </table:table-cell>
          <table:table-cell office:value-type="string" table:style-name="ce14">
            <text:p>CRITERION.SELECTION.TECHNICAL_PROFESSIONAL_ABILITY.REFERENCES.SUPPLIES_DELIVERY_PERFORMANCE</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38/G3/R2" table:formula="of:=CONCATENATE(IF([.A558]=&quot;&quot;;&quot;&quot;;CONCATENATE(&quot;C&quot;; [.A558]));IF([.B558]=&quot;&quot;;&quot;&quot;;CONCATENATE(&quot;/G&quot;;[.B558]));IF([.C558]=&quot;&quot;;&quot;&quot;;CONCATENATE(&quot;/R&quot;;[.C558])); IF([.D558]=&quot;&quot;;&quot;&quot;;CONCATENATE(&quot;/G&quot;;[.B558];&quot;.&quot;;[.D558])); IF([.E558]=&quot;&quot;;&quot;&quot;;CONCATENATE(&quot;/R&quot;;[.E558])); IF([.F558]=&quot;&quot;;&quot;&quot;;CONCATENATE(&quot;/G&quot;;[.B558];&quot;.&quot;;[.D558];&quot;.&quot;;[.F558])); IF([.G558]=&quot;&quot;;&quot;&quot;;CONCATENATE(&quot;/R&quot;;[.G558])); IF([.H558]=&quot;&quot;;&quot;&quot;;CONCATENATE(&quot;/G&quot;;[.B558];&quot;.&quot;;[.D558];&quot;.&quot;;[.F558];&quot;.&quot;;[.H558])); IF([.I558]=&quot;&quot;;&quot;&quot;;CONCATENATE(&quot;/R&quot;;[.I558]));IF([.J558]=&quot;&quot;;&quot;&quot;;CONCATENATE(&quot;/G&quot;;[.B558];&quot;.&quot;;[.D558];&quot;.&quot;;[.F558];&quot;.&quot;;[.H558]; &quot;.&quot;;[.J558])); IF([.K558]=&quot;&quot;;&quot;&quot;;CONCATENATE(&quot;/R&quot;;[.K558])))" table:style-name="ce14">
            <text:p>C38/G3/R2</text:p>
          </table:table-cell>
          <table:table-cell office:value-type="string" table:style-name="ce14">
            <text:p>CRITERION.SELECTION.TECHNICAL_PROFESSIONAL_ABILITY.REFERENCES.SUPPLIES_DELIVERY_PERFORMANC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3" table:style-name="ce14">
            <text:p>3</text:p>
          </table:table-cell>
          <table:table-cell table:number-columns-repeated="8" table:style-name="ce14"/>
          <table:table-cell office:value-type="string" office:string-value="C38/G3/R3" table:formula="of:=CONCATENATE(IF([.A559]=&quot;&quot;;&quot;&quot;;CONCATENATE(&quot;C&quot;; [.A559]));IF([.B559]=&quot;&quot;;&quot;&quot;;CONCATENATE(&quot;/G&quot;;[.B559]));IF([.C559]=&quot;&quot;;&quot;&quot;;CONCATENATE(&quot;/R&quot;;[.C559])); IF([.D559]=&quot;&quot;;&quot;&quot;;CONCATENATE(&quot;/G&quot;;[.B559];&quot;.&quot;;[.D559])); IF([.E559]=&quot;&quot;;&quot;&quot;;CONCATENATE(&quot;/R&quot;;[.E559])); IF([.F559]=&quot;&quot;;&quot;&quot;;CONCATENATE(&quot;/G&quot;;[.B559];&quot;.&quot;;[.D559];&quot;.&quot;;[.F559])); IF([.G559]=&quot;&quot;;&quot;&quot;;CONCATENATE(&quot;/R&quot;;[.G559])); IF([.H559]=&quot;&quot;;&quot;&quot;;CONCATENATE(&quot;/G&quot;;[.B559];&quot;.&quot;;[.D559];&quot;.&quot;;[.F559];&quot;.&quot;;[.H559])); IF([.I559]=&quot;&quot;;&quot;&quot;;CONCATENATE(&quot;/R&quot;;[.I559]));IF([.J559]=&quot;&quot;;&quot;&quot;;CONCATENATE(&quot;/G&quot;;[.B559];&quot;.&quot;;[.D559];&quot;.&quot;;[.F559];&quot;.&quot;;[.H559]; &quot;.&quot;;[.J559])); IF([.K559]=&quot;&quot;;&quot;&quot;;CONCATENATE(&quot;/R&quot;;[.K559])))" table:style-name="ce14">
            <text:p>C38/G3/R3</text:p>
          </table:table-cell>
          <table:table-cell office:value-type="string" table:style-name="ce14">
            <text:p>CRITERION.SELECTION.TECHNICAL_PROFESSIONAL_ABILITY.REFERENCES.SUPPLIES_DELIVERY_PERFORMANCE</text:p>
          </table:table-cell>
          <table:table-cell office:value-type="string" table:style-name="ce14">
            <text:p>c953e635-580b-4d7c-a30c-2edbde3b8fdf</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4" table:style-name="ce14">
            <text:p>4</text:p>
          </table:table-cell>
          <table:table-cell table:number-columns-repeated="8" table:style-name="ce14"/>
          <table:table-cell office:value-type="string" office:string-value="C38/G3/R4" table:formula="of:=CONCATENATE(IF([.A560]=&quot;&quot;;&quot;&quot;;CONCATENATE(&quot;C&quot;; [.A560]));IF([.B560]=&quot;&quot;;&quot;&quot;;CONCATENATE(&quot;/G&quot;;[.B560]));IF([.C560]=&quot;&quot;;&quot;&quot;;CONCATENATE(&quot;/R&quot;;[.C560])); IF([.D560]=&quot;&quot;;&quot;&quot;;CONCATENATE(&quot;/G&quot;;[.B560];&quot;.&quot;;[.D560])); IF([.E560]=&quot;&quot;;&quot;&quot;;CONCATENATE(&quot;/R&quot;;[.E560])); IF([.F560]=&quot;&quot;;&quot;&quot;;CONCATENATE(&quot;/G&quot;;[.B560];&quot;.&quot;;[.D560];&quot;.&quot;;[.F560])); IF([.G560]=&quot;&quot;;&quot;&quot;;CONCATENATE(&quot;/R&quot;;[.G560])); IF([.H560]=&quot;&quot;;&quot;&quot;;CONCATENATE(&quot;/G&quot;;[.B560];&quot;.&quot;;[.D560];&quot;.&quot;;[.F560];&quot;.&quot;;[.H560])); IF([.I560]=&quot;&quot;;&quot;&quot;;CONCATENATE(&quot;/R&quot;;[.I560]));IF([.J560]=&quot;&quot;;&quot;&quot;;CONCATENATE(&quot;/G&quot;;[.B560];&quot;.&quot;;[.D560];&quot;.&quot;;[.F560];&quot;.&quot;;[.H560]; &quot;.&quot;;[.J560])); IF([.K560]=&quot;&quot;;&quot;&quot;;CONCATENATE(&quot;/R&quot;;[.K560])))" table:style-name="ce14">
            <text:p>C38/G3/R4</text:p>
          </table:table-cell>
          <table:table-cell office:value-type="string" table:style-name="ce14">
            <text:p>CRITERION.SELECTION.TECHNICAL_PROFESSIONAL_ABILITY.REFERENCES.SUPPLIES_DELIVERY_PERFORMANCE</text:p>
          </table:table-cell>
          <table:table-cell office:value-type="string" table:style-name="ce14">
            <text:p>5157e1ff-d272-4382-98a9-6953f5a1530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table:number-columns-repeated="9" table:style-name="ce14"/>
          <table:table-cell office:value-type="string" office:string-value="C38/G4" table:formula="of:=CONCATENATE(IF([.A561]=&quot;&quot;;&quot;&quot;;CONCATENATE(&quot;C&quot;; [.A561]));IF([.B561]=&quot;&quot;;&quot;&quot;;CONCATENATE(&quot;/G&quot;;[.B561]));IF([.C561]=&quot;&quot;;&quot;&quot;;CONCATENATE(&quot;/R&quot;;[.C561])); IF([.D561]=&quot;&quot;;&quot;&quot;;CONCATENATE(&quot;/G&quot;;[.B561];&quot;.&quot;;[.D561])); IF([.E561]=&quot;&quot;;&quot;&quot;;CONCATENATE(&quot;/R&quot;;[.E561])); IF([.F561]=&quot;&quot;;&quot;&quot;;CONCATENATE(&quot;/G&quot;;[.B561];&quot;.&quot;;[.D561];&quot;.&quot;;[.F561])); IF([.G561]=&quot;&quot;;&quot;&quot;;CONCATENATE(&quot;/R&quot;;[.G561])); IF([.H561]=&quot;&quot;;&quot;&quot;;CONCATENATE(&quot;/G&quot;;[.B561];&quot;.&quot;;[.D561];&quot;.&quot;;[.F561];&quot;.&quot;;[.H561])); IF([.I561]=&quot;&quot;;&quot;&quot;;CONCATENATE(&quot;/R&quot;;[.I561]));IF([.J561]=&quot;&quot;;&quot;&quot;;CONCATENATE(&quot;/G&quot;;[.B561];&quot;.&quot;;[.D561];&quot;.&quot;;[.F561];&quot;.&quot;;[.H561]; &quot;.&quot;;[.J561])); IF([.K561]=&quot;&quot;;&quot;&quot;;CONCATENATE(&quot;/R&quot;;[.K561])))" table:style-name="ce14">
            <text:p>C38/G4</text:p>
          </table:table-cell>
          <table:table-cell office:value-type="string" table:style-name="ce14">
            <text:p>CRITERION.SELECTION.TECHNICAL_PROFESSIONAL_ABILITY.REFERENCES.SUPPLIES_DELIVERY_PERFORMANCE</text:p>
          </table:table-cell>
          <table:table-cell office:value-type="string" table:style-name="ce14">
            <text:p>d67a6126-dd6d-4ed2-bda7-214a19e13a6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1" table:style-name="ce14">
            <text:p>1</text:p>
          </table:table-cell>
          <table:table-cell table:number-columns-repeated="8" table:style-name="ce14"/>
          <table:table-cell office:value-type="string" office:string-value="C38/G4/R1" table:formula="of:=CONCATENATE(IF([.A562]=&quot;&quot;;&quot;&quot;;CONCATENATE(&quot;C&quot;; [.A562]));IF([.B562]=&quot;&quot;;&quot;&quot;;CONCATENATE(&quot;/G&quot;;[.B562]));IF([.C562]=&quot;&quot;;&quot;&quot;;CONCATENATE(&quot;/R&quot;;[.C562])); IF([.D562]=&quot;&quot;;&quot;&quot;;CONCATENATE(&quot;/G&quot;;[.B562];&quot;.&quot;;[.D562])); IF([.E562]=&quot;&quot;;&quot;&quot;;CONCATENATE(&quot;/R&quot;;[.E562])); IF([.F562]=&quot;&quot;;&quot;&quot;;CONCATENATE(&quot;/G&quot;;[.B562];&quot;.&quot;;[.D562];&quot;.&quot;;[.F562])); IF([.G562]=&quot;&quot;;&quot;&quot;;CONCATENATE(&quot;/R&quot;;[.G562])); IF([.H562]=&quot;&quot;;&quot;&quot;;CONCATENATE(&quot;/G&quot;;[.B562];&quot;.&quot;;[.D562];&quot;.&quot;;[.F562];&quot;.&quot;;[.H562])); IF([.I562]=&quot;&quot;;&quot;&quot;;CONCATENATE(&quot;/R&quot;;[.I562]));IF([.J562]=&quot;&quot;;&quot;&quot;;CONCATENATE(&quot;/G&quot;;[.B562];&quot;.&quot;;[.D562];&quot;.&quot;;[.F562];&quot;.&quot;;[.H562]; &quot;.&quot;;[.J562])); IF([.K562]=&quot;&quot;;&quot;&quot;;CONCATENATE(&quot;/R&quot;;[.K562])))" table:style-name="ce14">
            <text:p>C38/G4/R1</text:p>
          </table:table-cell>
          <table:table-cell office:value-type="string" table:style-name="ce14">
            <text:p>CRITERION.SELECTION.TECHNICAL_PROFESSIONAL_ABILITY.REFERENCES.SUPPLIES_DELIVERY_PERFORMANCE</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2" table:style-name="ce14">
            <text:p>2</text:p>
          </table:table-cell>
          <table:table-cell table:number-columns-repeated="8" table:style-name="ce14"/>
          <table:table-cell office:value-type="string" office:string-value="C38/G4/R2" table:formula="of:=CONCATENATE(IF([.A563]=&quot;&quot;;&quot;&quot;;CONCATENATE(&quot;C&quot;; [.A563]));IF([.B563]=&quot;&quot;;&quot;&quot;;CONCATENATE(&quot;/G&quot;;[.B563]));IF([.C563]=&quot;&quot;;&quot;&quot;;CONCATENATE(&quot;/R&quot;;[.C563])); IF([.D563]=&quot;&quot;;&quot;&quot;;CONCATENATE(&quot;/G&quot;;[.B563];&quot;.&quot;;[.D563])); IF([.E563]=&quot;&quot;;&quot;&quot;;CONCATENATE(&quot;/R&quot;;[.E563])); IF([.F563]=&quot;&quot;;&quot;&quot;;CONCATENATE(&quot;/G&quot;;[.B563];&quot;.&quot;;[.D563];&quot;.&quot;;[.F563])); IF([.G563]=&quot;&quot;;&quot;&quot;;CONCATENATE(&quot;/R&quot;;[.G563])); IF([.H563]=&quot;&quot;;&quot;&quot;;CONCATENATE(&quot;/G&quot;;[.B563];&quot;.&quot;;[.D563];&quot;.&quot;;[.F563];&quot;.&quot;;[.H563])); IF([.I563]=&quot;&quot;;&quot;&quot;;CONCATENATE(&quot;/R&quot;;[.I563]));IF([.J563]=&quot;&quot;;&quot;&quot;;CONCATENATE(&quot;/G&quot;;[.B563];&quot;.&quot;;[.D563];&quot;.&quot;;[.F563];&quot;.&quot;;[.H563]; &quot;.&quot;;[.J563])); IF([.K563]=&quot;&quot;;&quot;&quot;;CONCATENATE(&quot;/R&quot;;[.K563])))" table:style-name="ce14">
            <text:p>C38/G4/R2</text:p>
          </table:table-cell>
          <table:table-cell office:value-type="string" table:style-name="ce14">
            <text:p>CRITERION.SELECTION.TECHNICAL_PROFESSIONAL_ABILITY.REFERENCES.SUPPLIES_DELIVERY_PERFORMANC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3" table:style-name="ce14">
            <text:p>3</text:p>
          </table:table-cell>
          <table:table-cell table:number-columns-repeated="8" table:style-name="ce14"/>
          <table:table-cell office:value-type="string" office:string-value="C38/G4/R3" table:formula="of:=CONCATENATE(IF([.A564]=&quot;&quot;;&quot;&quot;;CONCATENATE(&quot;C&quot;; [.A564]));IF([.B564]=&quot;&quot;;&quot;&quot;;CONCATENATE(&quot;/G&quot;;[.B564]));IF([.C564]=&quot;&quot;;&quot;&quot;;CONCATENATE(&quot;/R&quot;;[.C564])); IF([.D564]=&quot;&quot;;&quot;&quot;;CONCATENATE(&quot;/G&quot;;[.B564];&quot;.&quot;;[.D564])); IF([.E564]=&quot;&quot;;&quot;&quot;;CONCATENATE(&quot;/R&quot;;[.E564])); IF([.F564]=&quot;&quot;;&quot;&quot;;CONCATENATE(&quot;/G&quot;;[.B564];&quot;.&quot;;[.D564];&quot;.&quot;;[.F564])); IF([.G564]=&quot;&quot;;&quot;&quot;;CONCATENATE(&quot;/R&quot;;[.G564])); IF([.H564]=&quot;&quot;;&quot;&quot;;CONCATENATE(&quot;/G&quot;;[.B564];&quot;.&quot;;[.D564];&quot;.&quot;;[.F564];&quot;.&quot;;[.H564])); IF([.I564]=&quot;&quot;;&quot;&quot;;CONCATENATE(&quot;/R&quot;;[.I564]));IF([.J564]=&quot;&quot;;&quot;&quot;;CONCATENATE(&quot;/G&quot;;[.B564];&quot;.&quot;;[.D564];&quot;.&quot;;[.F564];&quot;.&quot;;[.H564]; &quot;.&quot;;[.J564])); IF([.K564]=&quot;&quot;;&quot;&quot;;CONCATENATE(&quot;/R&quot;;[.K564])))" table:style-name="ce14">
            <text:p>C38/G4/R3</text:p>
          </table:table-cell>
          <table:table-cell office:value-type="string" table:style-name="ce14">
            <text:p>CRITERION.SELECTION.TECHNICAL_PROFESSIONAL_ABILITY.REFERENCES.SUPPLIES_DELIVERY_PERFORMANCE</text:p>
          </table:table-cell>
          <table:table-cell office:value-type="string" table:style-name="ce14">
            <text:p>9b263b45-fc63-4b01-a3dc-cb9c95dda449</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4" table:style-name="ce14">
            <text:p>4</text:p>
          </table:table-cell>
          <table:table-cell table:number-columns-repeated="8" table:style-name="ce14"/>
          <table:table-cell office:value-type="string" office:string-value="C38/G4/R4" table:formula="of:=CONCATENATE(IF([.A565]=&quot;&quot;;&quot;&quot;;CONCATENATE(&quot;C&quot;; [.A565]));IF([.B565]=&quot;&quot;;&quot;&quot;;CONCATENATE(&quot;/G&quot;;[.B565]));IF([.C565]=&quot;&quot;;&quot;&quot;;CONCATENATE(&quot;/R&quot;;[.C565])); IF([.D565]=&quot;&quot;;&quot;&quot;;CONCATENATE(&quot;/G&quot;;[.B565];&quot;.&quot;;[.D565])); IF([.E565]=&quot;&quot;;&quot;&quot;;CONCATENATE(&quot;/R&quot;;[.E565])); IF([.F565]=&quot;&quot;;&quot;&quot;;CONCATENATE(&quot;/G&quot;;[.B565];&quot;.&quot;;[.D565];&quot;.&quot;;[.F565])); IF([.G565]=&quot;&quot;;&quot;&quot;;CONCATENATE(&quot;/R&quot;;[.G565])); IF([.H565]=&quot;&quot;;&quot;&quot;;CONCATENATE(&quot;/G&quot;;[.B565];&quot;.&quot;;[.D565];&quot;.&quot;;[.F565];&quot;.&quot;;[.H565])); IF([.I565]=&quot;&quot;;&quot;&quot;;CONCATENATE(&quot;/R&quot;;[.I565]));IF([.J565]=&quot;&quot;;&quot;&quot;;CONCATENATE(&quot;/G&quot;;[.B565];&quot;.&quot;;[.D565];&quot;.&quot;;[.F565];&quot;.&quot;;[.H565]; &quot;.&quot;;[.J565])); IF([.K565]=&quot;&quot;;&quot;&quot;;CONCATENATE(&quot;/R&quot;;[.K565])))" table:style-name="ce14">
            <text:p>C38/G4/R4</text:p>
          </table:table-cell>
          <table:table-cell office:value-type="string" table:style-name="ce14">
            <text:p>CRITERION.SELECTION.TECHNICAL_PROFESSIONAL_ABILITY.REFERENCES.SUPPLIES_DELIVERY_PERFORMANCE</text:p>
          </table:table-cell>
          <table:table-cell office:value-type="string" table:style-name="ce14">
            <text:p>a84ea948-cf03-47b5-b4cf-a35f49910d1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table:number-columns-repeated="9" table:style-name="ce14"/>
          <table:table-cell office:value-type="string" office:string-value="C38/G5" table:formula="of:=CONCATENATE(IF([.A566]=&quot;&quot;;&quot;&quot;;CONCATENATE(&quot;C&quot;; [.A566]));IF([.B566]=&quot;&quot;;&quot;&quot;;CONCATENATE(&quot;/G&quot;;[.B566]));IF([.C566]=&quot;&quot;;&quot;&quot;;CONCATENATE(&quot;/R&quot;;[.C566])); IF([.D566]=&quot;&quot;;&quot;&quot;;CONCATENATE(&quot;/G&quot;;[.B566];&quot;.&quot;;[.D566])); IF([.E566]=&quot;&quot;;&quot;&quot;;CONCATENATE(&quot;/R&quot;;[.E566])); IF([.F566]=&quot;&quot;;&quot;&quot;;CONCATENATE(&quot;/G&quot;;[.B566];&quot;.&quot;;[.D566];&quot;.&quot;;[.F566])); IF([.G566]=&quot;&quot;;&quot;&quot;;CONCATENATE(&quot;/R&quot;;[.G566])); IF([.H566]=&quot;&quot;;&quot;&quot;;CONCATENATE(&quot;/G&quot;;[.B566];&quot;.&quot;;[.D566];&quot;.&quot;;[.F566];&quot;.&quot;;[.H566])); IF([.I566]=&quot;&quot;;&quot;&quot;;CONCATENATE(&quot;/R&quot;;[.I566]));IF([.J566]=&quot;&quot;;&quot;&quot;;CONCATENATE(&quot;/G&quot;;[.B566];&quot;.&quot;;[.D566];&quot;.&quot;;[.F566];&quot;.&quot;;[.H566]; &quot;.&quot;;[.J566])); IF([.K566]=&quot;&quot;;&quot;&quot;;CONCATENATE(&quot;/R&quot;;[.K566])))" table:style-name="ce14">
            <text:p>C38/G5</text:p>
          </table:table-cell>
          <table:table-cell office:value-type="string" table:style-name="ce14">
            <text:p>CRITERION.SELECTION.TECHNICAL_PROFESSIONAL_ABILITY.REFERENCES.SUPPLIES_DELIVERY_PERFORMANCE</text:p>
          </table:table-cell>
          <table:table-cell office:value-type="string" table:style-name="ce14">
            <text:p>159fc086-cf34-48a4-a41b-afed6266138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1" table:style-name="ce14">
            <text:p>1</text:p>
          </table:table-cell>
          <table:table-cell table:number-columns-repeated="8" table:style-name="ce14"/>
          <table:table-cell office:value-type="string" office:string-value="C38/G5/R1" table:formula="of:=CONCATENATE(IF([.A567]=&quot;&quot;;&quot;&quot;;CONCATENATE(&quot;C&quot;; [.A567]));IF([.B567]=&quot;&quot;;&quot;&quot;;CONCATENATE(&quot;/G&quot;;[.B567]));IF([.C567]=&quot;&quot;;&quot;&quot;;CONCATENATE(&quot;/R&quot;;[.C567])); IF([.D567]=&quot;&quot;;&quot;&quot;;CONCATENATE(&quot;/G&quot;;[.B567];&quot;.&quot;;[.D567])); IF([.E567]=&quot;&quot;;&quot;&quot;;CONCATENATE(&quot;/R&quot;;[.E567])); IF([.F567]=&quot;&quot;;&quot;&quot;;CONCATENATE(&quot;/G&quot;;[.B567];&quot;.&quot;;[.D567];&quot;.&quot;;[.F567])); IF([.G567]=&quot;&quot;;&quot;&quot;;CONCATENATE(&quot;/R&quot;;[.G567])); IF([.H567]=&quot;&quot;;&quot;&quot;;CONCATENATE(&quot;/G&quot;;[.B567];&quot;.&quot;;[.D567];&quot;.&quot;;[.F567];&quot;.&quot;;[.H567])); IF([.I567]=&quot;&quot;;&quot;&quot;;CONCATENATE(&quot;/R&quot;;[.I567]));IF([.J567]=&quot;&quot;;&quot;&quot;;CONCATENATE(&quot;/G&quot;;[.B567];&quot;.&quot;;[.D567];&quot;.&quot;;[.F567];&quot;.&quot;;[.H567]; &quot;.&quot;;[.J567])); IF([.K567]=&quot;&quot;;&quot;&quot;;CONCATENATE(&quot;/R&quot;;[.K567])))" table:style-name="ce14">
            <text:p>C38/G5/R1</text:p>
          </table:table-cell>
          <table:table-cell office:value-type="string" table:style-name="ce14">
            <text:p>CRITERION.SELECTION.TECHNICAL_PROFESSIONAL_ABILITY.REFERENCES.SUPPLIES_DELIVERY_PERFORMANCE</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2" table:style-name="ce14">
            <text:p>2</text:p>
          </table:table-cell>
          <table:table-cell table:number-columns-repeated="8" table:style-name="ce14"/>
          <table:table-cell office:value-type="string" office:string-value="C38/G5/R2" table:formula="of:=CONCATENATE(IF([.A568]=&quot;&quot;;&quot;&quot;;CONCATENATE(&quot;C&quot;; [.A568]));IF([.B568]=&quot;&quot;;&quot;&quot;;CONCATENATE(&quot;/G&quot;;[.B568]));IF([.C568]=&quot;&quot;;&quot;&quot;;CONCATENATE(&quot;/R&quot;;[.C568])); IF([.D568]=&quot;&quot;;&quot;&quot;;CONCATENATE(&quot;/G&quot;;[.B568];&quot;.&quot;;[.D568])); IF([.E568]=&quot;&quot;;&quot;&quot;;CONCATENATE(&quot;/R&quot;;[.E568])); IF([.F568]=&quot;&quot;;&quot;&quot;;CONCATENATE(&quot;/G&quot;;[.B568];&quot;.&quot;;[.D568];&quot;.&quot;;[.F568])); IF([.G568]=&quot;&quot;;&quot;&quot;;CONCATENATE(&quot;/R&quot;;[.G568])); IF([.H568]=&quot;&quot;;&quot;&quot;;CONCATENATE(&quot;/G&quot;;[.B568];&quot;.&quot;;[.D568];&quot;.&quot;;[.F568];&quot;.&quot;;[.H568])); IF([.I568]=&quot;&quot;;&quot;&quot;;CONCATENATE(&quot;/R&quot;;[.I568]));IF([.J568]=&quot;&quot;;&quot;&quot;;CONCATENATE(&quot;/G&quot;;[.B568];&quot;.&quot;;[.D568];&quot;.&quot;;[.F568];&quot;.&quot;;[.H568]; &quot;.&quot;;[.J568])); IF([.K568]=&quot;&quot;;&quot;&quot;;CONCATENATE(&quot;/R&quot;;[.K568])))" table:style-name="ce14">
            <text:p>C38/G5/R2</text:p>
          </table:table-cell>
          <table:table-cell office:value-type="string" table:style-name="ce14">
            <text:p>CRITERION.SELECTION.TECHNICAL_PROFESSIONAL_ABILITY.REFERENCES.SUPPLIES_DELIVERY_PERFORMANC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3" table:style-name="ce14">
            <text:p>3</text:p>
          </table:table-cell>
          <table:table-cell table:number-columns-repeated="8" table:style-name="ce14"/>
          <table:table-cell office:value-type="string" office:string-value="C38/G5/R3" table:formula="of:=CONCATENATE(IF([.A569]=&quot;&quot;;&quot;&quot;;CONCATENATE(&quot;C&quot;; [.A569]));IF([.B569]=&quot;&quot;;&quot;&quot;;CONCATENATE(&quot;/G&quot;;[.B569]));IF([.C569]=&quot;&quot;;&quot;&quot;;CONCATENATE(&quot;/R&quot;;[.C569])); IF([.D569]=&quot;&quot;;&quot;&quot;;CONCATENATE(&quot;/G&quot;;[.B569];&quot;.&quot;;[.D569])); IF([.E569]=&quot;&quot;;&quot;&quot;;CONCATENATE(&quot;/R&quot;;[.E569])); IF([.F569]=&quot;&quot;;&quot;&quot;;CONCATENATE(&quot;/G&quot;;[.B569];&quot;.&quot;;[.D569];&quot;.&quot;;[.F569])); IF([.G569]=&quot;&quot;;&quot;&quot;;CONCATENATE(&quot;/R&quot;;[.G569])); IF([.H569]=&quot;&quot;;&quot;&quot;;CONCATENATE(&quot;/G&quot;;[.B569];&quot;.&quot;;[.D569];&quot;.&quot;;[.F569];&quot;.&quot;;[.H569])); IF([.I569]=&quot;&quot;;&quot;&quot;;CONCATENATE(&quot;/R&quot;;[.I569]));IF([.J569]=&quot;&quot;;&quot;&quot;;CONCATENATE(&quot;/G&quot;;[.B569];&quot;.&quot;;[.D569];&quot;.&quot;;[.F569];&quot;.&quot;;[.H569]; &quot;.&quot;;[.J569])); IF([.K569]=&quot;&quot;;&quot;&quot;;CONCATENATE(&quot;/R&quot;;[.K569])))" table:style-name="ce14">
            <text:p>C38/G5/R3</text:p>
          </table:table-cell>
          <table:table-cell office:value-type="string" table:style-name="ce14">
            <text:p>CRITERION.SELECTION.TECHNICAL_PROFESSIONAL_ABILITY.REFERENCES.SUPPLIES_DELIVERY_PERFORMANCE</text:p>
          </table:table-cell>
          <table:table-cell office:value-type="string" table:style-name="ce14">
            <text:p>056cba1d-986b-4164-92b6-26a1cbdf0690</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4" table:style-name="ce14">
            <text:p>4</text:p>
          </table:table-cell>
          <table:table-cell table:number-columns-repeated="8" table:style-name="ce14"/>
          <table:table-cell office:value-type="string" office:string-value="C38/G5/R4" table:formula="of:=CONCATENATE(IF([.A570]=&quot;&quot;;&quot;&quot;;CONCATENATE(&quot;C&quot;; [.A570]));IF([.B570]=&quot;&quot;;&quot;&quot;;CONCATENATE(&quot;/G&quot;;[.B570]));IF([.C570]=&quot;&quot;;&quot;&quot;;CONCATENATE(&quot;/R&quot;;[.C570])); IF([.D570]=&quot;&quot;;&quot;&quot;;CONCATENATE(&quot;/G&quot;;[.B570];&quot;.&quot;;[.D570])); IF([.E570]=&quot;&quot;;&quot;&quot;;CONCATENATE(&quot;/R&quot;;[.E570])); IF([.F570]=&quot;&quot;;&quot;&quot;;CONCATENATE(&quot;/G&quot;;[.B570];&quot;.&quot;;[.D570];&quot;.&quot;;[.F570])); IF([.G570]=&quot;&quot;;&quot;&quot;;CONCATENATE(&quot;/R&quot;;[.G570])); IF([.H570]=&quot;&quot;;&quot;&quot;;CONCATENATE(&quot;/G&quot;;[.B570];&quot;.&quot;;[.D570];&quot;.&quot;;[.F570];&quot;.&quot;;[.H570])); IF([.I570]=&quot;&quot;;&quot;&quot;;CONCATENATE(&quot;/R&quot;;[.I570]));IF([.J570]=&quot;&quot;;&quot;&quot;;CONCATENATE(&quot;/G&quot;;[.B570];&quot;.&quot;;[.D570];&quot;.&quot;;[.F570];&quot;.&quot;;[.H570]; &quot;.&quot;;[.J570])); IF([.K570]=&quot;&quot;;&quot;&quot;;CONCATENATE(&quot;/R&quot;;[.K570])))" table:style-name="ce14">
            <text:p>C38/G5/R4</text:p>
          </table:table-cell>
          <table:table-cell office:value-type="string" table:style-name="ce14">
            <text:p>CRITERION.SELECTION.TECHNICAL_PROFESSIONAL_ABILITY.REFERENCES.SUPPLIES_DELIVERY_PERFORMANCE</text:p>
          </table:table-cell>
          <table:table-cell office:value-type="string" table:style-name="ce14">
            <text:p>38a4802f-0b93-4e78-ad4e-2a057e1aa578</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1">
            <text:p>38</text:p>
          </table:table-cell>
          <table:table-cell office:value-type="float" office:value="2" table:style-name="ce7">
            <text:p>2</text:p>
          </table:table-cell>
          <table:table-cell table:number-columns-repeated="9" table:style-name="ce1"/>
          <table:table-cell office:value-type="string" office:string-value="C38/G2" table:formula="of:=CONCATENATE(IF([.A571]=&quot;&quot;;&quot;&quot;;CONCATENATE(&quot;C&quot;; [.A571]));IF([.B571]=&quot;&quot;;&quot;&quot;;CONCATENATE(&quot;/G&quot;;[.B571]));IF([.C571]=&quot;&quot;;&quot;&quot;;CONCATENATE(&quot;/R&quot;;[.C571])); IF([.D571]=&quot;&quot;;&quot;&quot;;CONCATENATE(&quot;/G&quot;;[.B571];&quot;.&quot;;[.D571])); IF([.E571]=&quot;&quot;;&quot;&quot;;CONCATENATE(&quot;/R&quot;;[.E571])); IF([.F571]=&quot;&quot;;&quot;&quot;;CONCATENATE(&quot;/G&quot;;[.B571];&quot;.&quot;;[.D571];&quot;.&quot;;[.F571])); IF([.G571]=&quot;&quot;;&quot;&quot;;CONCATENATE(&quot;/R&quot;;[.G571])); IF([.H571]=&quot;&quot;;&quot;&quot;;CONCATENATE(&quot;/G&quot;;[.B571];&quot;.&quot;;[.D571];&quot;.&quot;;[.F571];&quot;.&quot;;[.H571])); IF([.I571]=&quot;&quot;;&quot;&quot;;CONCATENATE(&quot;/R&quot;;[.I571]));IF([.J571]=&quot;&quot;;&quot;&quot;;CONCATENATE(&quot;/G&quot;;[.B571];&quot;.&quot;;[.D571];&quot;.&quot;;[.F571];&quot;.&quot;;[.H571]; &quot;.&quot;;[.J571])); IF([.K571]=&quot;&quot;;&quot;&quot;;CONCATENATE(&quot;/R&quot;;[.K571])))" table:style-name="ce1">
            <text:p>C38/G2</text:p>
          </table:table-cell>
          <table:table-cell office:value-type="string" table:style-name="ce1">
            <text:p>CRITERION.SELECTION.TECHNICAL_PROFESSIONAL_ABILITY.REFERENCES.SUPPLIES_DELIVERY_PERFORM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38/G2/R1" table:formula="of:=CONCATENATE(IF([.A572]=&quot;&quot;;&quot;&quot;;CONCATENATE(&quot;C&quot;; [.A572]));IF([.B572]=&quot;&quot;;&quot;&quot;;CONCATENATE(&quot;/G&quot;;[.B572]));IF([.C572]=&quot;&quot;;&quot;&quot;;CONCATENATE(&quot;/R&quot;;[.C572])); IF([.D572]=&quot;&quot;;&quot;&quot;;CONCATENATE(&quot;/G&quot;;[.B572];&quot;.&quot;;[.D572])); IF([.E572]=&quot;&quot;;&quot;&quot;;CONCATENATE(&quot;/R&quot;;[.E572])); IF([.F572]=&quot;&quot;;&quot;&quot;;CONCATENATE(&quot;/G&quot;;[.B572];&quot;.&quot;;[.D572];&quot;.&quot;;[.F572])); IF([.G572]=&quot;&quot;;&quot;&quot;;CONCATENATE(&quot;/R&quot;;[.G572])); IF([.H572]=&quot;&quot;;&quot;&quot;;CONCATENATE(&quot;/G&quot;;[.B572];&quot;.&quot;;[.D572];&quot;.&quot;;[.F572];&quot;.&quot;;[.H572])); IF([.I572]=&quot;&quot;;&quot;&quot;;CONCATENATE(&quot;/R&quot;;[.I572]));IF([.J572]=&quot;&quot;;&quot;&quot;;CONCATENATE(&quot;/G&quot;;[.B572];&quot;.&quot;;[.D572];&quot;.&quot;;[.F572];&quot;.&quot;;[.H572]; &quot;.&quot;;[.J572])); IF([.K572]=&quot;&quot;;&quot;&quot;;CONCATENATE(&quot;/R&quot;;[.K572])))" table:style-name="ce1">
            <text:p>C38/G2/R1</text:p>
          </table:table-cell>
          <table:table-cell office:value-type="string" table:style-name="ce1">
            <text:p>CRITERION.SELECTION.TECHNICAL_PROFESSIONAL_ABILITY.REFERENCES.SUPPLIES_DELIVERY_PERFORM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38/G2/G2.1" table:formula="of:=CONCATENATE(IF([.A573]=&quot;&quot;;&quot;&quot;;CONCATENATE(&quot;C&quot;; [.A573]));IF([.B573]=&quot;&quot;;&quot;&quot;;CONCATENATE(&quot;/G&quot;;[.B573]));IF([.C573]=&quot;&quot;;&quot;&quot;;CONCATENATE(&quot;/R&quot;;[.C573])); IF([.D573]=&quot;&quot;;&quot;&quot;;CONCATENATE(&quot;/G&quot;;[.B573];&quot;.&quot;;[.D573])); IF([.E573]=&quot;&quot;;&quot;&quot;;CONCATENATE(&quot;/R&quot;;[.E573])); IF([.F573]=&quot;&quot;;&quot;&quot;;CONCATENATE(&quot;/G&quot;;[.B573];&quot;.&quot;;[.D573];&quot;.&quot;;[.F573])); IF([.G573]=&quot;&quot;;&quot;&quot;;CONCATENATE(&quot;/R&quot;;[.G573])); IF([.H573]=&quot;&quot;;&quot;&quot;;CONCATENATE(&quot;/G&quot;;[.B573];&quot;.&quot;;[.D573];&quot;.&quot;;[.F573];&quot;.&quot;;[.H573])); IF([.I573]=&quot;&quot;;&quot;&quot;;CONCATENATE(&quot;/R&quot;;[.I573]));IF([.J573]=&quot;&quot;;&quot;&quot;;CONCATENATE(&quot;/G&quot;;[.B573];&quot;.&quot;;[.D573];&quot;.&quot;;[.F573];&quot;.&quot;;[.H573]; &quot;.&quot;;[.J573])); IF([.K573]=&quot;&quot;;&quot;&quot;;CONCATENATE(&quot;/R&quot;;[.K573])))" table:style-name="ce1">
            <text:p>C38/G2/G2.1</text:p>
          </table:table-cell>
          <table:table-cell office:value-type="string" table:style-name="ce1">
            <text:p>CRITERION.SELECTION.TECHNICAL_PROFESSIONAL_ABILITY.REFERENCES.SUPPLIES_DELIVERY_PERFORM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8/G2/G2.1/R1" table:formula="of:=CONCATENATE(IF([.A574]=&quot;&quot;;&quot;&quot;;CONCATENATE(&quot;C&quot;; [.A574]));IF([.B574]=&quot;&quot;;&quot;&quot;;CONCATENATE(&quot;/G&quot;;[.B574]));IF([.C574]=&quot;&quot;;&quot;&quot;;CONCATENATE(&quot;/R&quot;;[.C574])); IF([.D574]=&quot;&quot;;&quot;&quot;;CONCATENATE(&quot;/G&quot;;[.B574];&quot;.&quot;;[.D574])); IF([.E574]=&quot;&quot;;&quot;&quot;;CONCATENATE(&quot;/R&quot;;[.E574])); IF([.F574]=&quot;&quot;;&quot;&quot;;CONCATENATE(&quot;/G&quot;;[.B574];&quot;.&quot;;[.D574];&quot;.&quot;;[.F574])); IF([.G574]=&quot;&quot;;&quot;&quot;;CONCATENATE(&quot;/R&quot;;[.G574])); IF([.H574]=&quot;&quot;;&quot;&quot;;CONCATENATE(&quot;/G&quot;;[.B574];&quot;.&quot;;[.D574];&quot;.&quot;;[.F574];&quot;.&quot;;[.H574])); IF([.I574]=&quot;&quot;;&quot;&quot;;CONCATENATE(&quot;/R&quot;;[.I574]));IF([.J574]=&quot;&quot;;&quot;&quot;;CONCATENATE(&quot;/G&quot;;[.B574];&quot;.&quot;;[.D574];&quot;.&quot;;[.F574];&quot;.&quot;;[.H574]; &quot;.&quot;;[.J574])); IF([.K574]=&quot;&quot;;&quot;&quot;;CONCATENATE(&quot;/R&quot;;[.K574])))" table:style-name="ce1">
            <text:p>C38/G2/G2.1/R1</text:p>
          </table:table-cell>
          <table:table-cell office:value-type="string" table:style-name="ce1">
            <text:p>CRITERION.SELECTION.TECHNICAL_PROFESSIONAL_ABILITY.REFERENCES.SUPPLIES_DELIVERY_PERFORM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8/G2/G2.1/R2" table:formula="of:=CONCATENATE(IF([.A575]=&quot;&quot;;&quot;&quot;;CONCATENATE(&quot;C&quot;; [.A575]));IF([.B575]=&quot;&quot;;&quot;&quot;;CONCATENATE(&quot;/G&quot;;[.B575]));IF([.C575]=&quot;&quot;;&quot;&quot;;CONCATENATE(&quot;/R&quot;;[.C575])); IF([.D575]=&quot;&quot;;&quot;&quot;;CONCATENATE(&quot;/G&quot;;[.B575];&quot;.&quot;;[.D575])); IF([.E575]=&quot;&quot;;&quot;&quot;;CONCATENATE(&quot;/R&quot;;[.E575])); IF([.F575]=&quot;&quot;;&quot;&quot;;CONCATENATE(&quot;/G&quot;;[.B575];&quot;.&quot;;[.D575];&quot;.&quot;;[.F575])); IF([.G575]=&quot;&quot;;&quot;&quot;;CONCATENATE(&quot;/R&quot;;[.G575])); IF([.H575]=&quot;&quot;;&quot;&quot;;CONCATENATE(&quot;/G&quot;;[.B575];&quot;.&quot;;[.D575];&quot;.&quot;;[.F575];&quot;.&quot;;[.H575])); IF([.I575]=&quot;&quot;;&quot;&quot;;CONCATENATE(&quot;/R&quot;;[.I575]));IF([.J575]=&quot;&quot;;&quot;&quot;;CONCATENATE(&quot;/G&quot;;[.B575];&quot;.&quot;;[.D575];&quot;.&quot;;[.F575];&quot;.&quot;;[.H575]; &quot;.&quot;;[.J575])); IF([.K575]=&quot;&quot;;&quot;&quot;;CONCATENATE(&quot;/R&quot;;[.K575])))" table:style-name="ce1">
            <text:p>C38/G2/G2.1/R2</text:p>
          </table:table-cell>
          <table:table-cell office:value-type="string" table:style-name="ce1">
            <text:p>CRITERION.SELECTION.TECHNICAL_PROFESSIONAL_ABILITY.REFERENCES.SUPPLIES_DELIVERY_PERFORM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8" table:style-name="ce8">
            <text:p>38</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8/G2/G2.1/R3" table:formula="of:=CONCATENATE(IF([.A576]=&quot;&quot;;&quot;&quot;;CONCATENATE(&quot;C&quot;; [.A576]));IF([.B576]=&quot;&quot;;&quot;&quot;;CONCATENATE(&quot;/G&quot;;[.B576]));IF([.C576]=&quot;&quot;;&quot;&quot;;CONCATENATE(&quot;/R&quot;;[.C576])); IF([.D576]=&quot;&quot;;&quot;&quot;;CONCATENATE(&quot;/G&quot;;[.B576];&quot;.&quot;;[.D576])); IF([.E576]=&quot;&quot;;&quot;&quot;;CONCATENATE(&quot;/R&quot;;[.E576])); IF([.F576]=&quot;&quot;;&quot;&quot;;CONCATENATE(&quot;/G&quot;;[.B576];&quot;.&quot;;[.D576];&quot;.&quot;;[.F576])); IF([.G576]=&quot;&quot;;&quot;&quot;;CONCATENATE(&quot;/R&quot;;[.G576])); IF([.H576]=&quot;&quot;;&quot;&quot;;CONCATENATE(&quot;/G&quot;;[.B576];&quot;.&quot;;[.D576];&quot;.&quot;;[.F576];&quot;.&quot;;[.H576])); IF([.I576]=&quot;&quot;;&quot;&quot;;CONCATENATE(&quot;/R&quot;;[.I576]));IF([.J576]=&quot;&quot;;&quot;&quot;;CONCATENATE(&quot;/G&quot;;[.B576];&quot;.&quot;;[.D576];&quot;.&quot;;[.F576];&quot;.&quot;;[.H576]; &quot;.&quot;;[.J576])); IF([.K576]=&quot;&quot;;&quot;&quot;;CONCATENATE(&quot;/R&quot;;[.K576])))" table:style-name="ce7">
            <text:p>C38/G2/G2.1/R3</text:p>
          </table:table-cell>
          <table:table-cell office:value-type="string" table:style-name="ce7">
            <text:p>CRITERION.SELECTION.TECHNICAL_PROFESSIONAL_ABILITY.REFERENCES.SUPPLIES_DELIVERY_PERFORM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9" table:style-name="ce9">
            <text:p>39</text:p>
          </table:table-cell>
          <table:table-cell table:number-columns-repeated="10" table:style-name="ce9"/>
          <table:table-cell office:value-type="string" office:string-value="C39" table:formula="of:=CONCATENATE(IF([.A577]=&quot;&quot;;&quot;&quot;;CONCATENATE(&quot;C&quot;; [.A577]));IF([.B577]=&quot;&quot;;&quot;&quot;;CONCATENATE(&quot;/G&quot;;[.B577]));IF([.C577]=&quot;&quot;;&quot;&quot;;CONCATENATE(&quot;/R&quot;;[.C577])); IF([.D577]=&quot;&quot;;&quot;&quot;;CONCATENATE(&quot;/G&quot;;[.B577];&quot;.&quot;;[.D577])); IF([.E577]=&quot;&quot;;&quot;&quot;;CONCATENATE(&quot;/R&quot;;[.E577])); IF([.F577]=&quot;&quot;;&quot;&quot;;CONCATENATE(&quot;/G&quot;;[.B577];&quot;.&quot;;[.D577];&quot;.&quot;;[.F577])); IF([.G577]=&quot;&quot;;&quot;&quot;;CONCATENATE(&quot;/R&quot;;[.G577])); IF([.H577]=&quot;&quot;;&quot;&quot;;CONCATENATE(&quot;/G&quot;;[.B577];&quot;.&quot;;[.D577];&quot;.&quot;;[.F577];&quot;.&quot;;[.H577])); IF([.I577]=&quot;&quot;;&quot;&quot;;CONCATENATE(&quot;/R&quot;;[.I577]));IF([.J577]=&quot;&quot;;&quot;&quot;;CONCATENATE(&quot;/G&quot;;[.B577];&quot;.&quot;;[.D577];&quot;.&quot;;[.F577];&quot;.&quot;;[.H577]; &quot;.&quot;;[.J577])); IF([.K577]=&quot;&quot;;&quot;&quot;;CONCATENATE(&quot;/R&quot;;[.K577])))" table:style-name="ce9">
            <text:p>C39</text:p>
          </table:table-cell>
          <table:table-cell office:value-type="string" table:style-name="ce9">
            <text:p>CRITERION.SELECTION.TECHNICAL_PROFESSIONAL_ABILITY.REFERENCES.SERVICES_DELIVERY_PERFORMANCE</text:p>
          </table:table-cell>
          <table:table-cell office:value-type="string" table:style-name="ce17">
            <text:p>5e506c16-26ab-4e32-bb78-b27f87dc0565</text:p>
          </table:table-cell>
          <table:table-cell office:value-type="string" table:style-name="ce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9"/>
          <table:table-cell table:style-name="ce10"/>
          <table:table-cell table:number-columns-repeated="16367" table:style-name="ce9"/>
        </table:table-row>
        <table:table-row table:style-name="ro1">
          <table:table-cell office:value-type="float" office:value="39" table:style-name="ce11">
            <text:p>39</text:p>
          </table:table-cell>
          <table:table-cell office:value-type="float" office:value="1" table:style-name="ce1">
            <text:p>1</text:p>
          </table:table-cell>
          <table:table-cell table:number-columns-repeated="9" table:style-name="ce1"/>
          <table:table-cell office:value-type="string" office:string-value="C39/G1" table:formula="of:=CONCATENATE(IF([.A578]=&quot;&quot;;&quot;&quot;;CONCATENATE(&quot;C&quot;; [.A578]));IF([.B578]=&quot;&quot;;&quot;&quot;;CONCATENATE(&quot;/G&quot;;[.B578]));IF([.C578]=&quot;&quot;;&quot;&quot;;CONCATENATE(&quot;/R&quot;;[.C578])); IF([.D578]=&quot;&quot;;&quot;&quot;;CONCATENATE(&quot;/G&quot;;[.B578];&quot;.&quot;;[.D578])); IF([.E578]=&quot;&quot;;&quot;&quot;;CONCATENATE(&quot;/R&quot;;[.E578])); IF([.F578]=&quot;&quot;;&quot;&quot;;CONCATENATE(&quot;/G&quot;;[.B578];&quot;.&quot;;[.D578];&quot;.&quot;;[.F578])); IF([.G578]=&quot;&quot;;&quot;&quot;;CONCATENATE(&quot;/R&quot;;[.G578])); IF([.H578]=&quot;&quot;;&quot;&quot;;CONCATENATE(&quot;/G&quot;;[.B578];&quot;.&quot;;[.D578];&quot;.&quot;;[.F578];&quot;.&quot;;[.H578])); IF([.I578]=&quot;&quot;;&quot;&quot;;CONCATENATE(&quot;/R&quot;;[.I578]));IF([.J578]=&quot;&quot;;&quot;&quot;;CONCATENATE(&quot;/G&quot;;[.B578];&quot;.&quot;;[.D578];&quot;.&quot;;[.F578];&quot;.&quot;;[.H578]; &quot;.&quot;;[.J578])); IF([.K578]=&quot;&quot;;&quot;&quot;;CONCATENATE(&quot;/R&quot;;[.K578])))" table:style-name="ce1">
            <text:p>C39/G1</text:p>
          </table:table-cell>
          <table:table-cell office:value-type="string" table:style-name="ce1">
            <text:p>CRITERION.SELECTION.TECHNICAL_PROFESSIONAL_ABILITY.REFERENCES.SERVICES_DELIVERY_PERFORMANCE</text:p>
          </table:table-cell>
          <table:table-cell office:value-type="string" table:style-name="ce1">
            <text:p>96f00020-0a25-402e-b850-2378e83b5695</text:p>
          </table:table-cell>
          <table:table-cell table:number-columns-repeated="2" table:style-name="ce1"/>
          <table:table-cell table:style-name="ce7"/>
          <table:table-cell office:value-type="string" table:style-name="ce1">
            <text:p>yes</text:p>
          </table:table-cell>
          <table:table-cell table:number-columns-repeated="16366"/>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9/G1/R1" table:formula="of:=CONCATENATE(IF([.A579]=&quot;&quot;;&quot;&quot;;CONCATENATE(&quot;C&quot;; [.A579]));IF([.B579]=&quot;&quot;;&quot;&quot;;CONCATENATE(&quot;/G&quot;;[.B579]));IF([.C579]=&quot;&quot;;&quot;&quot;;CONCATENATE(&quot;/R&quot;;[.C579])); IF([.D579]=&quot;&quot;;&quot;&quot;;CONCATENATE(&quot;/G&quot;;[.B579];&quot;.&quot;;[.D579])); IF([.E579]=&quot;&quot;;&quot;&quot;;CONCATENATE(&quot;/R&quot;;[.E579])); IF([.F579]=&quot;&quot;;&quot;&quot;;CONCATENATE(&quot;/G&quot;;[.B579];&quot;.&quot;;[.D579];&quot;.&quot;;[.F579])); IF([.G579]=&quot;&quot;;&quot;&quot;;CONCATENATE(&quot;/R&quot;;[.G579])); IF([.H579]=&quot;&quot;;&quot;&quot;;CONCATENATE(&quot;/G&quot;;[.B579];&quot;.&quot;;[.D579];&quot;.&quot;;[.F579];&quot;.&quot;;[.H579])); IF([.I579]=&quot;&quot;;&quot;&quot;;CONCATENATE(&quot;/R&quot;;[.I579]));IF([.J579]=&quot;&quot;;&quot;&quot;;CONCATENATE(&quot;/G&quot;;[.B579];&quot;.&quot;;[.D579];&quot;.&quot;;[.F579];&quot;.&quot;;[.H579]; &quot;.&quot;;[.J579])); IF([.K579]=&quot;&quot;;&quot;&quot;;CONCATENATE(&quot;/R&quot;;[.K579])))" table:style-name="ce1">
            <text:p>C39/G1/R1</text:p>
          </table:table-cell>
          <table:table-cell office:value-type="string" table:style-name="ce1">
            <text:p>CRITERION.SELECTION.TECHNICAL_PROFESSIONAL_ABILITY.REFERENCES.SERVICES_DELIVERY_PERFORMANCE</text:p>
          </table:table-cell>
          <table:table-cell office:value-type="string" table:style-name="ce1">
            <text:p>ab05ff3b-f3e1-4441-9b43-ee9912e29e92</text:p>
          </table:table-cell>
          <table:table-cell office:value-type="string" table:style-name="ce1">
            <text:p>Description</text:p>
          </table:table-cell>
          <table:table-cell table:style-name="ce1"/>
          <table:table-cell table:style-name="ce7"/>
          <table:table-cell table:number-columns-repeated="16367" table:style-name="ce1"/>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39/G1/R2" table:formula="of:=CONCATENATE(IF([.A580]=&quot;&quot;;&quot;&quot;;CONCATENATE(&quot;C&quot;; [.A580]));IF([.B580]=&quot;&quot;;&quot;&quot;;CONCATENATE(&quot;/G&quot;;[.B580]));IF([.C580]=&quot;&quot;;&quot;&quot;;CONCATENATE(&quot;/R&quot;;[.C580])); IF([.D580]=&quot;&quot;;&quot;&quot;;CONCATENATE(&quot;/G&quot;;[.B580];&quot;.&quot;;[.D580])); IF([.E580]=&quot;&quot;;&quot;&quot;;CONCATENATE(&quot;/R&quot;;[.E580])); IF([.F580]=&quot;&quot;;&quot;&quot;;CONCATENATE(&quot;/G&quot;;[.B580];&quot;.&quot;;[.D580];&quot;.&quot;;[.F580])); IF([.G580]=&quot;&quot;;&quot;&quot;;CONCATENATE(&quot;/R&quot;;[.G580])); IF([.H580]=&quot;&quot;;&quot;&quot;;CONCATENATE(&quot;/G&quot;;[.B580];&quot;.&quot;;[.D580];&quot;.&quot;;[.F580];&quot;.&quot;;[.H580])); IF([.I580]=&quot;&quot;;&quot;&quot;;CONCATENATE(&quot;/R&quot;;[.I580]));IF([.J580]=&quot;&quot;;&quot;&quot;;CONCATENATE(&quot;/G&quot;;[.B580];&quot;.&quot;;[.D580];&quot;.&quot;;[.F580];&quot;.&quot;;[.H580]; &quot;.&quot;;[.J580])); IF([.K580]=&quot;&quot;;&quot;&quot;;CONCATENATE(&quot;/R&quot;;[.K580])))" table:style-name="ce1">
            <text:p>C39/G1/R2</text:p>
          </table:table-cell>
          <table:table-cell office:value-type="string" table:style-name="ce1">
            <text:p>CRITERION.SELECTION.TECHNICAL_PROFESSIONAL_ABILITY.REFERENCES.SERVICES_DELIVERY_PERFORM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style-name="ce1"/>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3" table:style-name="ce1">
            <text:p>3</text:p>
          </table:table-cell>
          <table:table-cell table:number-columns-repeated="8" table:style-name="ce1"/>
          <table:table-cell office:value-type="string" office:string-value="C39/G1/R3" table:formula="of:=CONCATENATE(IF([.A581]=&quot;&quot;;&quot;&quot;;CONCATENATE(&quot;C&quot;; [.A581]));IF([.B581]=&quot;&quot;;&quot;&quot;;CONCATENATE(&quot;/G&quot;;[.B581]));IF([.C581]=&quot;&quot;;&quot;&quot;;CONCATENATE(&quot;/R&quot;;[.C581])); IF([.D581]=&quot;&quot;;&quot;&quot;;CONCATENATE(&quot;/G&quot;;[.B581];&quot;.&quot;;[.D581])); IF([.E581]=&quot;&quot;;&quot;&quot;;CONCATENATE(&quot;/R&quot;;[.E581])); IF([.F581]=&quot;&quot;;&quot;&quot;;CONCATENATE(&quot;/G&quot;;[.B581];&quot;.&quot;;[.D581];&quot;.&quot;;[.F581])); IF([.G581]=&quot;&quot;;&quot;&quot;;CONCATENATE(&quot;/R&quot;;[.G581])); IF([.H581]=&quot;&quot;;&quot;&quot;;CONCATENATE(&quot;/G&quot;;[.B581];&quot;.&quot;;[.D581];&quot;.&quot;;[.F581];&quot;.&quot;;[.H581])); IF([.I581]=&quot;&quot;;&quot;&quot;;CONCATENATE(&quot;/R&quot;;[.I581]));IF([.J581]=&quot;&quot;;&quot;&quot;;CONCATENATE(&quot;/G&quot;;[.B581];&quot;.&quot;;[.D581];&quot;.&quot;;[.F581];&quot;.&quot;;[.H581]; &quot;.&quot;;[.J581])); IF([.K581]=&quot;&quot;;&quot;&quot;;CONCATENATE(&quot;/R&quot;;[.K581])))" table:style-name="ce1">
            <text:p>C39/G1/R3</text:p>
          </table:table-cell>
          <table:table-cell office:value-type="string" table:style-name="ce1">
            <text:p>CRITERION.SELECTION.TECHNICAL_PROFESSIONAL_ABILITY.REFERENCES.SERVICES_DELIVERY_PERFORMANCE</text:p>
          </table:table-cell>
          <table:table-cell office:value-type="string" table:style-name="ce1">
            <text:p>42ec8116-31a7-4118-8612-5b04f5c8bde7</text:p>
          </table:table-cell>
          <table:table-cell office:value-type="string" table:style-name="ce1">
            <text:p>Start Date</text:p>
          </table:table-cell>
          <table:table-cell table:style-name="ce1"/>
          <table:table-cell office:value-type="string" table:style-name="ce7">
            <text:p>name changed</text:p>
          </table:table-cell>
          <table:table-cell table:number-columns-repeated="16367" table:style-name="ce1"/>
        </table:table-row>
        <table:table-row table:style-name="ro1">
          <table:table-cell office:value-type="float" office:value="39" table:style-name="ce8">
            <text:p>39</text:p>
          </table:table-cell>
          <table:table-cell office:value-type="float" office:value="1" table:style-name="ce7">
            <text:p>1</text:p>
          </table:table-cell>
          <table:table-cell office:value-type="float" office:value="4" table:style-name="ce7">
            <text:p>4</text:p>
          </table:table-cell>
          <table:table-cell table:number-columns-repeated="8" table:style-name="ce7"/>
          <table:table-cell office:value-type="string" office:string-value="C39/G1/R4" table:formula="of:=CONCATENATE(IF([.A582]=&quot;&quot;;&quot;&quot;;CONCATENATE(&quot;C&quot;; [.A582]));IF([.B582]=&quot;&quot;;&quot;&quot;;CONCATENATE(&quot;/G&quot;;[.B582]));IF([.C582]=&quot;&quot;;&quot;&quot;;CONCATENATE(&quot;/R&quot;;[.C582])); IF([.D582]=&quot;&quot;;&quot;&quot;;CONCATENATE(&quot;/G&quot;;[.B582];&quot;.&quot;;[.D582])); IF([.E582]=&quot;&quot;;&quot;&quot;;CONCATENATE(&quot;/R&quot;;[.E582])); IF([.F582]=&quot;&quot;;&quot;&quot;;CONCATENATE(&quot;/G&quot;;[.B582];&quot;.&quot;;[.D582];&quot;.&quot;;[.F582])); IF([.G582]=&quot;&quot;;&quot;&quot;;CONCATENATE(&quot;/R&quot;;[.G582])); IF([.H582]=&quot;&quot;;&quot;&quot;;CONCATENATE(&quot;/G&quot;;[.B582];&quot;.&quot;;[.D582];&quot;.&quot;;[.F582];&quot;.&quot;;[.H582])); IF([.I582]=&quot;&quot;;&quot;&quot;;CONCATENATE(&quot;/R&quot;;[.I582]));IF([.J582]=&quot;&quot;;&quot;&quot;;CONCATENATE(&quot;/G&quot;;[.B582];&quot;.&quot;;[.D582];&quot;.&quot;;[.F582];&quot;.&quot;;[.H582]; &quot;.&quot;;[.J582])); IF([.K582]=&quot;&quot;;&quot;&quot;;CONCATENATE(&quot;/R&quot;;[.K582])))" table:style-name="ce7">
            <text:p>C39/G1/R4</text:p>
          </table:table-cell>
          <table:table-cell office:value-type="string" table:style-name="ce7">
            <text:p>CRITERION.SELECTION.TECHNICAL_PROFESSIONAL_ABILITY.REFERENCES.SERVICES_DELIVERY_PERFORMANCE</text:p>
          </table:table-cell>
          <table:table-cell office:value-type="string" table:style-name="ce7">
            <text:p>3641b897-f9f0-4d90-909a-b6d4c4b1d645</text:p>
          </table:table-cell>
          <table:table-cell office:value-type="string" table:style-name="ce7">
            <text:p>End Date</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5" table:style-name="ce7">
            <text:p>5</text:p>
          </table:table-cell>
          <table:table-cell table:number-columns-repeated="8" table:style-name="ce1"/>
          <table:table-cell office:value-type="string" office:string-value="C39/G1/R5" table:formula="of:=CONCATENATE(IF([.A583]=&quot;&quot;;&quot;&quot;;CONCATENATE(&quot;C&quot;; [.A583]));IF([.B583]=&quot;&quot;;&quot;&quot;;CONCATENATE(&quot;/G&quot;;[.B583]));IF([.C583]=&quot;&quot;;&quot;&quot;;CONCATENATE(&quot;/R&quot;;[.C583])); IF([.D583]=&quot;&quot;;&quot;&quot;;CONCATENATE(&quot;/G&quot;;[.B583];&quot;.&quot;;[.D583])); IF([.E583]=&quot;&quot;;&quot;&quot;;CONCATENATE(&quot;/R&quot;;[.E583])); IF([.F583]=&quot;&quot;;&quot;&quot;;CONCATENATE(&quot;/G&quot;;[.B583];&quot;.&quot;;[.D583];&quot;.&quot;;[.F583])); IF([.G583]=&quot;&quot;;&quot;&quot;;CONCATENATE(&quot;/R&quot;;[.G583])); IF([.H583]=&quot;&quot;;&quot;&quot;;CONCATENATE(&quot;/G&quot;;[.B583];&quot;.&quot;;[.D583];&quot;.&quot;;[.F583];&quot;.&quot;;[.H583])); IF([.I583]=&quot;&quot;;&quot;&quot;;CONCATENATE(&quot;/R&quot;;[.I583]));IF([.J583]=&quot;&quot;;&quot;&quot;;CONCATENATE(&quot;/G&quot;;[.B583];&quot;.&quot;;[.D583];&quot;.&quot;;[.F583];&quot;.&quot;;[.H583]; &quot;.&quot;;[.J583])); IF([.K583]=&quot;&quot;;&quot;&quot;;CONCATENATE(&quot;/R&quot;;[.K583])))" table:style-name="ce1">
            <text:p>C39/G1/R5</text:p>
          </table:table-cell>
          <table:table-cell office:value-type="string" table:style-name="ce1">
            <text:p>CRITERION.SELECTION.TECHNICAL_PROFESSIONAL_ABILITY.REFERENCES.SERVICES_DELIVERY_PERFORMANCE</text:p>
          </table:table-cell>
          <table:table-cell office:value-type="string" table:style-name="ce1">
            <text:p>a92536ab-6783-40bb-a037-5d31f421fd85</text:p>
          </table:table-cell>
          <table:table-cell office:value-type="string" table:style-name="ce1">
            <text:p>Recipients</text:p>
          </table:table-cell>
          <table:table-cell table:style-name="ce1"/>
          <table:table-cell table:style-name="ce7"/>
          <table:table-cell table:number-columns-repeated="16367" table:style-name="ce1"/>
        </table:table-row>
        <table:table-row table:style-name="ro1">
          <table:table-cell office:value-type="float" office:value="39" table:style-name="ce13">
            <text:p>39</text:p>
          </table:table-cell>
          <table:table-cell office:value-type="float" office:value="2" table:style-name="ce14">
            <text:p>2</text:p>
          </table:table-cell>
          <table:table-cell table:number-columns-repeated="9" table:style-name="ce14"/>
          <table:table-cell office:value-type="string" office:string-value="C39/G2" table:formula="of:=CONCATENATE(IF([.A584]=&quot;&quot;;&quot;&quot;;CONCATENATE(&quot;C&quot;; [.A584]));IF([.B584]=&quot;&quot;;&quot;&quot;;CONCATENATE(&quot;/G&quot;;[.B584]));IF([.C584]=&quot;&quot;;&quot;&quot;;CONCATENATE(&quot;/R&quot;;[.C584])); IF([.D584]=&quot;&quot;;&quot;&quot;;CONCATENATE(&quot;/G&quot;;[.B584];&quot;.&quot;;[.D584])); IF([.E584]=&quot;&quot;;&quot;&quot;;CONCATENATE(&quot;/R&quot;;[.E584])); IF([.F584]=&quot;&quot;;&quot;&quot;;CONCATENATE(&quot;/G&quot;;[.B584];&quot;.&quot;;[.D584];&quot;.&quot;;[.F584])); IF([.G584]=&quot;&quot;;&quot;&quot;;CONCATENATE(&quot;/R&quot;;[.G584])); IF([.H584]=&quot;&quot;;&quot;&quot;;CONCATENATE(&quot;/G&quot;;[.B584];&quot;.&quot;;[.D584];&quot;.&quot;;[.F584];&quot;.&quot;;[.H584])); IF([.I584]=&quot;&quot;;&quot;&quot;;CONCATENATE(&quot;/R&quot;;[.I584]));IF([.J584]=&quot;&quot;;&quot;&quot;;CONCATENATE(&quot;/G&quot;;[.B584];&quot;.&quot;;[.D584];&quot;.&quot;;[.F584];&quot;.&quot;;[.H584]; &quot;.&quot;;[.J584])); IF([.K584]=&quot;&quot;;&quot;&quot;;CONCATENATE(&quot;/R&quot;;[.K584])))" table:style-name="ce14">
            <text:p>C39/G2</text:p>
          </table:table-cell>
          <table:table-cell office:value-type="string" table:style-name="ce14">
            <text:p>CRITERION.SELECTION.TECHNICAL_PROFESSIONAL_ABILITY.REFERENCES.SERVICES_DELIVERY_PERFORMANCE</text:p>
          </table:table-cell>
          <table:table-cell office:value-type="string" table:style-name="ce14">
            <text:p>c48572f9-47bf-423a-9885-2c78ae9ca718</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39/G2/R1" table:formula="of:=CONCATENATE(IF([.A585]=&quot;&quot;;&quot;&quot;;CONCATENATE(&quot;C&quot;; [.A585]));IF([.B585]=&quot;&quot;;&quot;&quot;;CONCATENATE(&quot;/G&quot;;[.B585]));IF([.C585]=&quot;&quot;;&quot;&quot;;CONCATENATE(&quot;/R&quot;;[.C585])); IF([.D585]=&quot;&quot;;&quot;&quot;;CONCATENATE(&quot;/G&quot;;[.B585];&quot;.&quot;;[.D585])); IF([.E585]=&quot;&quot;;&quot;&quot;;CONCATENATE(&quot;/R&quot;;[.E585])); IF([.F585]=&quot;&quot;;&quot;&quot;;CONCATENATE(&quot;/G&quot;;[.B585];&quot;.&quot;;[.D585];&quot;.&quot;;[.F585])); IF([.G585]=&quot;&quot;;&quot;&quot;;CONCATENATE(&quot;/R&quot;;[.G585])); IF([.H585]=&quot;&quot;;&quot;&quot;;CONCATENATE(&quot;/G&quot;;[.B585];&quot;.&quot;;[.D585];&quot;.&quot;;[.F585];&quot;.&quot;;[.H585])); IF([.I585]=&quot;&quot;;&quot;&quot;;CONCATENATE(&quot;/R&quot;;[.I585]));IF([.J585]=&quot;&quot;;&quot;&quot;;CONCATENATE(&quot;/G&quot;;[.B585];&quot;.&quot;;[.D585];&quot;.&quot;;[.F585];&quot;.&quot;;[.H585]; &quot;.&quot;;[.J585])); IF([.K585]=&quot;&quot;;&quot;&quot;;CONCATENATE(&quot;/R&quot;;[.K585])))" table:style-name="ce14">
            <text:p>C39/G2/R1</text:p>
          </table:table-cell>
          <table:table-cell office:value-type="string" table:style-name="ce14">
            <text:p>CRITERION.SELECTION.TECHNICAL_PROFESSIONAL_ABILITY.REFERENCES.SERVICES_DELIVERY_PERFORMANCE</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39/G2/R2" table:formula="of:=CONCATENATE(IF([.A586]=&quot;&quot;;&quot;&quot;;CONCATENATE(&quot;C&quot;; [.A586]));IF([.B586]=&quot;&quot;;&quot;&quot;;CONCATENATE(&quot;/G&quot;;[.B586]));IF([.C586]=&quot;&quot;;&quot;&quot;;CONCATENATE(&quot;/R&quot;;[.C586])); IF([.D586]=&quot;&quot;;&quot;&quot;;CONCATENATE(&quot;/G&quot;;[.B586];&quot;.&quot;;[.D586])); IF([.E586]=&quot;&quot;;&quot;&quot;;CONCATENATE(&quot;/R&quot;;[.E586])); IF([.F586]=&quot;&quot;;&quot;&quot;;CONCATENATE(&quot;/G&quot;;[.B586];&quot;.&quot;;[.D586];&quot;.&quot;;[.F586])); IF([.G586]=&quot;&quot;;&quot;&quot;;CONCATENATE(&quot;/R&quot;;[.G586])); IF([.H586]=&quot;&quot;;&quot;&quot;;CONCATENATE(&quot;/G&quot;;[.B586];&quot;.&quot;;[.D586];&quot;.&quot;;[.F586];&quot;.&quot;;[.H586])); IF([.I586]=&quot;&quot;;&quot;&quot;;CONCATENATE(&quot;/R&quot;;[.I586]));IF([.J586]=&quot;&quot;;&quot;&quot;;CONCATENATE(&quot;/G&quot;;[.B586];&quot;.&quot;;[.D586];&quot;.&quot;;[.F586];&quot;.&quot;;[.H586]; &quot;.&quot;;[.J586])); IF([.K586]=&quot;&quot;;&quot;&quot;;CONCATENATE(&quot;/R&quot;;[.K586])))" table:style-name="ce14">
            <text:p>C39/G2/R2</text:p>
          </table:table-cell>
          <table:table-cell office:value-type="string" table:style-name="ce14">
            <text:p>CRITERION.SELECTION.TECHNICAL_PROFESSIONAL_ABILITY.REFERENCES.SERVICES_DELIVERY_PERFORMANC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3" table:style-name="ce14">
            <text:p>3</text:p>
          </table:table-cell>
          <table:table-cell table:number-columns-repeated="8" table:style-name="ce14"/>
          <table:table-cell office:value-type="string" office:string-value="C39/G2/R3" table:formula="of:=CONCATENATE(IF([.A587]=&quot;&quot;;&quot;&quot;;CONCATENATE(&quot;C&quot;; [.A587]));IF([.B587]=&quot;&quot;;&quot;&quot;;CONCATENATE(&quot;/G&quot;;[.B587]));IF([.C587]=&quot;&quot;;&quot;&quot;;CONCATENATE(&quot;/R&quot;;[.C587])); IF([.D587]=&quot;&quot;;&quot;&quot;;CONCATENATE(&quot;/G&quot;;[.B587];&quot;.&quot;;[.D587])); IF([.E587]=&quot;&quot;;&quot;&quot;;CONCATENATE(&quot;/R&quot;;[.E587])); IF([.F587]=&quot;&quot;;&quot;&quot;;CONCATENATE(&quot;/G&quot;;[.B587];&quot;.&quot;;[.D587];&quot;.&quot;;[.F587])); IF([.G587]=&quot;&quot;;&quot;&quot;;CONCATENATE(&quot;/R&quot;;[.G587])); IF([.H587]=&quot;&quot;;&quot;&quot;;CONCATENATE(&quot;/G&quot;;[.B587];&quot;.&quot;;[.D587];&quot;.&quot;;[.F587];&quot;.&quot;;[.H587])); IF([.I587]=&quot;&quot;;&quot;&quot;;CONCATENATE(&quot;/R&quot;;[.I587]));IF([.J587]=&quot;&quot;;&quot;&quot;;CONCATENATE(&quot;/G&quot;;[.B587];&quot;.&quot;;[.D587];&quot;.&quot;;[.F587];&quot;.&quot;;[.H587]; &quot;.&quot;;[.J587])); IF([.K587]=&quot;&quot;;&quot;&quot;;CONCATENATE(&quot;/R&quot;;[.K587])))" table:style-name="ce14">
            <text:p>C39/G2/R3</text:p>
          </table:table-cell>
          <table:table-cell office:value-type="string" table:style-name="ce14">
            <text:p>CRITERION.SELECTION.TECHNICAL_PROFESSIONAL_ABILITY.REFERENCES.SERVICES_DELIVERY_PERFORMANCE</text:p>
          </table:table-cell>
          <table:table-cell office:value-type="string" table:style-name="ce14">
            <text:p>8d0e5e16-85ed-4730-a784-d4db8f439c0c</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4" table:style-name="ce14">
            <text:p>4</text:p>
          </table:table-cell>
          <table:table-cell table:number-columns-repeated="8" table:style-name="ce14"/>
          <table:table-cell office:value-type="string" office:string-value="C39/G2/R4" table:formula="of:=CONCATENATE(IF([.A588]=&quot;&quot;;&quot;&quot;;CONCATENATE(&quot;C&quot;; [.A588]));IF([.B588]=&quot;&quot;;&quot;&quot;;CONCATENATE(&quot;/G&quot;;[.B588]));IF([.C588]=&quot;&quot;;&quot;&quot;;CONCATENATE(&quot;/R&quot;;[.C588])); IF([.D588]=&quot;&quot;;&quot;&quot;;CONCATENATE(&quot;/G&quot;;[.B588];&quot;.&quot;;[.D588])); IF([.E588]=&quot;&quot;;&quot;&quot;;CONCATENATE(&quot;/R&quot;;[.E588])); IF([.F588]=&quot;&quot;;&quot;&quot;;CONCATENATE(&quot;/G&quot;;[.B588];&quot;.&quot;;[.D588];&quot;.&quot;;[.F588])); IF([.G588]=&quot;&quot;;&quot;&quot;;CONCATENATE(&quot;/R&quot;;[.G588])); IF([.H588]=&quot;&quot;;&quot;&quot;;CONCATENATE(&quot;/G&quot;;[.B588];&quot;.&quot;;[.D588];&quot;.&quot;;[.F588];&quot;.&quot;;[.H588])); IF([.I588]=&quot;&quot;;&quot;&quot;;CONCATENATE(&quot;/R&quot;;[.I588]));IF([.J588]=&quot;&quot;;&quot;&quot;;CONCATENATE(&quot;/G&quot;;[.B588];&quot;.&quot;;[.D588];&quot;.&quot;;[.F588];&quot;.&quot;;[.H588]; &quot;.&quot;;[.J588])); IF([.K588]=&quot;&quot;;&quot;&quot;;CONCATENATE(&quot;/R&quot;;[.K588])))" table:style-name="ce14">
            <text:p>C39/G2/R4</text:p>
          </table:table-cell>
          <table:table-cell office:value-type="string" table:style-name="ce14">
            <text:p>CRITERION.SELECTION.TECHNICAL_PROFESSIONAL_ABILITY.REFERENCES.SERVICES_DELIVERY_PERFORMANCE</text:p>
          </table:table-cell>
          <table:table-cell office:value-type="string" table:style-name="ce14">
            <text:p>c8babafa-b6fa-4e14-8749-d913d8f1d33b</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table:number-columns-repeated="9" table:style-name="ce14"/>
          <table:table-cell office:value-type="string" office:string-value="C39/G3" table:formula="of:=CONCATENATE(IF([.A589]=&quot;&quot;;&quot;&quot;;CONCATENATE(&quot;C&quot;; [.A589]));IF([.B589]=&quot;&quot;;&quot;&quot;;CONCATENATE(&quot;/G&quot;;[.B589]));IF([.C589]=&quot;&quot;;&quot;&quot;;CONCATENATE(&quot;/R&quot;;[.C589])); IF([.D589]=&quot;&quot;;&quot;&quot;;CONCATENATE(&quot;/G&quot;;[.B589];&quot;.&quot;;[.D589])); IF([.E589]=&quot;&quot;;&quot;&quot;;CONCATENATE(&quot;/R&quot;;[.E589])); IF([.F589]=&quot;&quot;;&quot;&quot;;CONCATENATE(&quot;/G&quot;;[.B589];&quot;.&quot;;[.D589];&quot;.&quot;;[.F589])); IF([.G589]=&quot;&quot;;&quot;&quot;;CONCATENATE(&quot;/R&quot;;[.G589])); IF([.H589]=&quot;&quot;;&quot;&quot;;CONCATENATE(&quot;/G&quot;;[.B589];&quot;.&quot;;[.D589];&quot;.&quot;;[.F589];&quot;.&quot;;[.H589])); IF([.I589]=&quot;&quot;;&quot;&quot;;CONCATENATE(&quot;/R&quot;;[.I589]));IF([.J589]=&quot;&quot;;&quot;&quot;;CONCATENATE(&quot;/G&quot;;[.B589];&quot;.&quot;;[.D589];&quot;.&quot;;[.F589];&quot;.&quot;;[.H589]; &quot;.&quot;;[.J589])); IF([.K589]=&quot;&quot;;&quot;&quot;;CONCATENATE(&quot;/R&quot;;[.K589])))" table:style-name="ce14">
            <text:p>C39/G3</text:p>
          </table:table-cell>
          <table:table-cell office:value-type="string" table:style-name="ce14">
            <text:p>CRITERION.SELECTION.TECHNICAL_PROFESSIONAL_ABILITY.REFERENCES.SERVICES_DELIVERY_PERFORMANCE</text:p>
          </table:table-cell>
          <table:table-cell office:value-type="string" table:style-name="ce14">
            <text:p>2c7a3581-2954-4142-8c1b-5c52d7c7e9b7</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39/G3/R1" table:formula="of:=CONCATENATE(IF([.A590]=&quot;&quot;;&quot;&quot;;CONCATENATE(&quot;C&quot;; [.A590]));IF([.B590]=&quot;&quot;;&quot;&quot;;CONCATENATE(&quot;/G&quot;;[.B590]));IF([.C590]=&quot;&quot;;&quot;&quot;;CONCATENATE(&quot;/R&quot;;[.C590])); IF([.D590]=&quot;&quot;;&quot;&quot;;CONCATENATE(&quot;/G&quot;;[.B590];&quot;.&quot;;[.D590])); IF([.E590]=&quot;&quot;;&quot;&quot;;CONCATENATE(&quot;/R&quot;;[.E590])); IF([.F590]=&quot;&quot;;&quot;&quot;;CONCATENATE(&quot;/G&quot;;[.B590];&quot;.&quot;;[.D590];&quot;.&quot;;[.F590])); IF([.G590]=&quot;&quot;;&quot;&quot;;CONCATENATE(&quot;/R&quot;;[.G590])); IF([.H590]=&quot;&quot;;&quot;&quot;;CONCATENATE(&quot;/G&quot;;[.B590];&quot;.&quot;;[.D590];&quot;.&quot;;[.F590];&quot;.&quot;;[.H590])); IF([.I590]=&quot;&quot;;&quot;&quot;;CONCATENATE(&quot;/R&quot;;[.I590]));IF([.J590]=&quot;&quot;;&quot;&quot;;CONCATENATE(&quot;/G&quot;;[.B590];&quot;.&quot;;[.D590];&quot;.&quot;;[.F590];&quot;.&quot;;[.H590]; &quot;.&quot;;[.J590])); IF([.K590]=&quot;&quot;;&quot;&quot;;CONCATENATE(&quot;/R&quot;;[.K590])))" table:style-name="ce14">
            <text:p>C39/G3/R1</text:p>
          </table:table-cell>
          <table:table-cell office:value-type="string" table:style-name="ce14">
            <text:p>CRITERION.SELECTION.TECHNICAL_PROFESSIONAL_ABILITY.REFERENCES.SERVICES_DELIVERY_PERFORMANCE</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39/G3/R2" table:formula="of:=CONCATENATE(IF([.A591]=&quot;&quot;;&quot;&quot;;CONCATENATE(&quot;C&quot;; [.A591]));IF([.B591]=&quot;&quot;;&quot;&quot;;CONCATENATE(&quot;/G&quot;;[.B591]));IF([.C591]=&quot;&quot;;&quot;&quot;;CONCATENATE(&quot;/R&quot;;[.C591])); IF([.D591]=&quot;&quot;;&quot;&quot;;CONCATENATE(&quot;/G&quot;;[.B591];&quot;.&quot;;[.D591])); IF([.E591]=&quot;&quot;;&quot;&quot;;CONCATENATE(&quot;/R&quot;;[.E591])); IF([.F591]=&quot;&quot;;&quot;&quot;;CONCATENATE(&quot;/G&quot;;[.B591];&quot;.&quot;;[.D591];&quot;.&quot;;[.F591])); IF([.G591]=&quot;&quot;;&quot;&quot;;CONCATENATE(&quot;/R&quot;;[.G591])); IF([.H591]=&quot;&quot;;&quot;&quot;;CONCATENATE(&quot;/G&quot;;[.B591];&quot;.&quot;;[.D591];&quot;.&quot;;[.F591];&quot;.&quot;;[.H591])); IF([.I591]=&quot;&quot;;&quot;&quot;;CONCATENATE(&quot;/R&quot;;[.I591]));IF([.J591]=&quot;&quot;;&quot;&quot;;CONCATENATE(&quot;/G&quot;;[.B591];&quot;.&quot;;[.D591];&quot;.&quot;;[.F591];&quot;.&quot;;[.H591]; &quot;.&quot;;[.J591])); IF([.K591]=&quot;&quot;;&quot;&quot;;CONCATENATE(&quot;/R&quot;;[.K591])))" table:style-name="ce14">
            <text:p>C39/G3/R2</text:p>
          </table:table-cell>
          <table:table-cell office:value-type="string" table:style-name="ce14">
            <text:p>CRITERION.SELECTION.TECHNICAL_PROFESSIONAL_ABILITY.REFERENCES.SERVICES_DELIVERY_PERFORMANC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3" table:style-name="ce14">
            <text:p>3</text:p>
          </table:table-cell>
          <table:table-cell table:number-columns-repeated="8" table:style-name="ce14"/>
          <table:table-cell office:value-type="string" office:string-value="C39/G3/R3" table:formula="of:=CONCATENATE(IF([.A592]=&quot;&quot;;&quot;&quot;;CONCATENATE(&quot;C&quot;; [.A592]));IF([.B592]=&quot;&quot;;&quot;&quot;;CONCATENATE(&quot;/G&quot;;[.B592]));IF([.C592]=&quot;&quot;;&quot;&quot;;CONCATENATE(&quot;/R&quot;;[.C592])); IF([.D592]=&quot;&quot;;&quot;&quot;;CONCATENATE(&quot;/G&quot;;[.B592];&quot;.&quot;;[.D592])); IF([.E592]=&quot;&quot;;&quot;&quot;;CONCATENATE(&quot;/R&quot;;[.E592])); IF([.F592]=&quot;&quot;;&quot;&quot;;CONCATENATE(&quot;/G&quot;;[.B592];&quot;.&quot;;[.D592];&quot;.&quot;;[.F592])); IF([.G592]=&quot;&quot;;&quot;&quot;;CONCATENATE(&quot;/R&quot;;[.G592])); IF([.H592]=&quot;&quot;;&quot;&quot;;CONCATENATE(&quot;/G&quot;;[.B592];&quot;.&quot;;[.D592];&quot;.&quot;;[.F592];&quot;.&quot;;[.H592])); IF([.I592]=&quot;&quot;;&quot;&quot;;CONCATENATE(&quot;/R&quot;;[.I592]));IF([.J592]=&quot;&quot;;&quot;&quot;;CONCATENATE(&quot;/G&quot;;[.B592];&quot;.&quot;;[.D592];&quot;.&quot;;[.F592];&quot;.&quot;;[.H592]; &quot;.&quot;;[.J592])); IF([.K592]=&quot;&quot;;&quot;&quot;;CONCATENATE(&quot;/R&quot;;[.K592])))" table:style-name="ce14">
            <text:p>C39/G3/R3</text:p>
          </table:table-cell>
          <table:table-cell office:value-type="string" table:style-name="ce14">
            <text:p>CRITERION.SELECTION.TECHNICAL_PROFESSIONAL_ABILITY.REFERENCES.SERVICES_DELIVERY_PERFORMANCE</text:p>
          </table:table-cell>
          <table:table-cell office:value-type="string" table:style-name="ce14">
            <text:p>c953e635-580b-4d7c-a30c-2edbde3b8fdf</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4" table:style-name="ce14">
            <text:p>4</text:p>
          </table:table-cell>
          <table:table-cell table:number-columns-repeated="8" table:style-name="ce14"/>
          <table:table-cell office:value-type="string" office:string-value="C39/G3/R4" table:formula="of:=CONCATENATE(IF([.A593]=&quot;&quot;;&quot;&quot;;CONCATENATE(&quot;C&quot;; [.A593]));IF([.B593]=&quot;&quot;;&quot;&quot;;CONCATENATE(&quot;/G&quot;;[.B593]));IF([.C593]=&quot;&quot;;&quot;&quot;;CONCATENATE(&quot;/R&quot;;[.C593])); IF([.D593]=&quot;&quot;;&quot;&quot;;CONCATENATE(&quot;/G&quot;;[.B593];&quot;.&quot;;[.D593])); IF([.E593]=&quot;&quot;;&quot;&quot;;CONCATENATE(&quot;/R&quot;;[.E593])); IF([.F593]=&quot;&quot;;&quot;&quot;;CONCATENATE(&quot;/G&quot;;[.B593];&quot;.&quot;;[.D593];&quot;.&quot;;[.F593])); IF([.G593]=&quot;&quot;;&quot;&quot;;CONCATENATE(&quot;/R&quot;;[.G593])); IF([.H593]=&quot;&quot;;&quot;&quot;;CONCATENATE(&quot;/G&quot;;[.B593];&quot;.&quot;;[.D593];&quot;.&quot;;[.F593];&quot;.&quot;;[.H593])); IF([.I593]=&quot;&quot;;&quot;&quot;;CONCATENATE(&quot;/R&quot;;[.I593]));IF([.J593]=&quot;&quot;;&quot;&quot;;CONCATENATE(&quot;/G&quot;;[.B593];&quot;.&quot;;[.D593];&quot;.&quot;;[.F593];&quot;.&quot;;[.H593]; &quot;.&quot;;[.J593])); IF([.K593]=&quot;&quot;;&quot;&quot;;CONCATENATE(&quot;/R&quot;;[.K593])))" table:style-name="ce14">
            <text:p>C39/G3/R4</text:p>
          </table:table-cell>
          <table:table-cell office:value-type="string" table:style-name="ce14">
            <text:p>CRITERION.SELECTION.TECHNICAL_PROFESSIONAL_ABILITY.REFERENCES.SERVICES_DELIVERY_PERFORMANCE</text:p>
          </table:table-cell>
          <table:table-cell office:value-type="string" table:style-name="ce14">
            <text:p>5157e1ff-d272-4382-98a9-6953f5a1530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table:number-columns-repeated="9" table:style-name="ce14"/>
          <table:table-cell office:value-type="string" office:string-value="C39/G4" table:formula="of:=CONCATENATE(IF([.A594]=&quot;&quot;;&quot;&quot;;CONCATENATE(&quot;C&quot;; [.A594]));IF([.B594]=&quot;&quot;;&quot;&quot;;CONCATENATE(&quot;/G&quot;;[.B594]));IF([.C594]=&quot;&quot;;&quot;&quot;;CONCATENATE(&quot;/R&quot;;[.C594])); IF([.D594]=&quot;&quot;;&quot;&quot;;CONCATENATE(&quot;/G&quot;;[.B594];&quot;.&quot;;[.D594])); IF([.E594]=&quot;&quot;;&quot;&quot;;CONCATENATE(&quot;/R&quot;;[.E594])); IF([.F594]=&quot;&quot;;&quot;&quot;;CONCATENATE(&quot;/G&quot;;[.B594];&quot;.&quot;;[.D594];&quot;.&quot;;[.F594])); IF([.G594]=&quot;&quot;;&quot;&quot;;CONCATENATE(&quot;/R&quot;;[.G594])); IF([.H594]=&quot;&quot;;&quot;&quot;;CONCATENATE(&quot;/G&quot;;[.B594];&quot;.&quot;;[.D594];&quot;.&quot;;[.F594];&quot;.&quot;;[.H594])); IF([.I594]=&quot;&quot;;&quot;&quot;;CONCATENATE(&quot;/R&quot;;[.I594]));IF([.J594]=&quot;&quot;;&quot;&quot;;CONCATENATE(&quot;/G&quot;;[.B594];&quot;.&quot;;[.D594];&quot;.&quot;;[.F594];&quot;.&quot;;[.H594]; &quot;.&quot;;[.J594])); IF([.K594]=&quot;&quot;;&quot;&quot;;CONCATENATE(&quot;/R&quot;;[.K594])))" table:style-name="ce14">
            <text:p>C39/G4</text:p>
          </table:table-cell>
          <table:table-cell office:value-type="string" table:style-name="ce14">
            <text:p>CRITERION.SELECTION.TECHNICAL_PROFESSIONAL_ABILITY.REFERENCES.SERVICES_DELIVERY_PERFORMANCE</text:p>
          </table:table-cell>
          <table:table-cell office:value-type="string" table:style-name="ce14">
            <text:p>d67a6126-dd6d-4ed2-bda7-214a19e13a6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1" table:style-name="ce14">
            <text:p>1</text:p>
          </table:table-cell>
          <table:table-cell table:number-columns-repeated="8" table:style-name="ce14"/>
          <table:table-cell office:value-type="string" office:string-value="C39/G4/R1" table:formula="of:=CONCATENATE(IF([.A595]=&quot;&quot;;&quot;&quot;;CONCATENATE(&quot;C&quot;; [.A595]));IF([.B595]=&quot;&quot;;&quot;&quot;;CONCATENATE(&quot;/G&quot;;[.B595]));IF([.C595]=&quot;&quot;;&quot;&quot;;CONCATENATE(&quot;/R&quot;;[.C595])); IF([.D595]=&quot;&quot;;&quot;&quot;;CONCATENATE(&quot;/G&quot;;[.B595];&quot;.&quot;;[.D595])); IF([.E595]=&quot;&quot;;&quot;&quot;;CONCATENATE(&quot;/R&quot;;[.E595])); IF([.F595]=&quot;&quot;;&quot;&quot;;CONCATENATE(&quot;/G&quot;;[.B595];&quot;.&quot;;[.D595];&quot;.&quot;;[.F595])); IF([.G595]=&quot;&quot;;&quot;&quot;;CONCATENATE(&quot;/R&quot;;[.G595])); IF([.H595]=&quot;&quot;;&quot;&quot;;CONCATENATE(&quot;/G&quot;;[.B595];&quot;.&quot;;[.D595];&quot;.&quot;;[.F595];&quot;.&quot;;[.H595])); IF([.I595]=&quot;&quot;;&quot;&quot;;CONCATENATE(&quot;/R&quot;;[.I595]));IF([.J595]=&quot;&quot;;&quot;&quot;;CONCATENATE(&quot;/G&quot;;[.B595];&quot;.&quot;;[.D595];&quot;.&quot;;[.F595];&quot;.&quot;;[.H595]; &quot;.&quot;;[.J595])); IF([.K595]=&quot;&quot;;&quot;&quot;;CONCATENATE(&quot;/R&quot;;[.K595])))" table:style-name="ce14">
            <text:p>C39/G4/R1</text:p>
          </table:table-cell>
          <table:table-cell office:value-type="string" table:style-name="ce14">
            <text:p>CRITERION.SELECTION.TECHNICAL_PROFESSIONAL_ABILITY.REFERENCES.SERVICES_DELIVERY_PERFORMANCE</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2" table:style-name="ce14">
            <text:p>2</text:p>
          </table:table-cell>
          <table:table-cell table:number-columns-repeated="8" table:style-name="ce14"/>
          <table:table-cell office:value-type="string" office:string-value="C39/G4/R2" table:formula="of:=CONCATENATE(IF([.A596]=&quot;&quot;;&quot;&quot;;CONCATENATE(&quot;C&quot;; [.A596]));IF([.B596]=&quot;&quot;;&quot;&quot;;CONCATENATE(&quot;/G&quot;;[.B596]));IF([.C596]=&quot;&quot;;&quot;&quot;;CONCATENATE(&quot;/R&quot;;[.C596])); IF([.D596]=&quot;&quot;;&quot;&quot;;CONCATENATE(&quot;/G&quot;;[.B596];&quot;.&quot;;[.D596])); IF([.E596]=&quot;&quot;;&quot;&quot;;CONCATENATE(&quot;/R&quot;;[.E596])); IF([.F596]=&quot;&quot;;&quot;&quot;;CONCATENATE(&quot;/G&quot;;[.B596];&quot;.&quot;;[.D596];&quot;.&quot;;[.F596])); IF([.G596]=&quot;&quot;;&quot;&quot;;CONCATENATE(&quot;/R&quot;;[.G596])); IF([.H596]=&quot;&quot;;&quot;&quot;;CONCATENATE(&quot;/G&quot;;[.B596];&quot;.&quot;;[.D596];&quot;.&quot;;[.F596];&quot;.&quot;;[.H596])); IF([.I596]=&quot;&quot;;&quot;&quot;;CONCATENATE(&quot;/R&quot;;[.I596]));IF([.J596]=&quot;&quot;;&quot;&quot;;CONCATENATE(&quot;/G&quot;;[.B596];&quot;.&quot;;[.D596];&quot;.&quot;;[.F596];&quot;.&quot;;[.H596]; &quot;.&quot;;[.J596])); IF([.K596]=&quot;&quot;;&quot;&quot;;CONCATENATE(&quot;/R&quot;;[.K596])))" table:style-name="ce14">
            <text:p>C39/G4/R2</text:p>
          </table:table-cell>
          <table:table-cell office:value-type="string" table:style-name="ce14">
            <text:p>CRITERION.SELECTION.TECHNICAL_PROFESSIONAL_ABILITY.REFERENCES.SERVICES_DELIVERY_PERFORMANC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3" table:style-name="ce14">
            <text:p>3</text:p>
          </table:table-cell>
          <table:table-cell table:number-columns-repeated="8" table:style-name="ce14"/>
          <table:table-cell office:value-type="string" office:string-value="C39/G4/R3" table:formula="of:=CONCATENATE(IF([.A597]=&quot;&quot;;&quot;&quot;;CONCATENATE(&quot;C&quot;; [.A597]));IF([.B597]=&quot;&quot;;&quot;&quot;;CONCATENATE(&quot;/G&quot;;[.B597]));IF([.C597]=&quot;&quot;;&quot;&quot;;CONCATENATE(&quot;/R&quot;;[.C597])); IF([.D597]=&quot;&quot;;&quot;&quot;;CONCATENATE(&quot;/G&quot;;[.B597];&quot;.&quot;;[.D597])); IF([.E597]=&quot;&quot;;&quot;&quot;;CONCATENATE(&quot;/R&quot;;[.E597])); IF([.F597]=&quot;&quot;;&quot;&quot;;CONCATENATE(&quot;/G&quot;;[.B597];&quot;.&quot;;[.D597];&quot;.&quot;;[.F597])); IF([.G597]=&quot;&quot;;&quot;&quot;;CONCATENATE(&quot;/R&quot;;[.G597])); IF([.H597]=&quot;&quot;;&quot;&quot;;CONCATENATE(&quot;/G&quot;;[.B597];&quot;.&quot;;[.D597];&quot;.&quot;;[.F597];&quot;.&quot;;[.H597])); IF([.I597]=&quot;&quot;;&quot;&quot;;CONCATENATE(&quot;/R&quot;;[.I597]));IF([.J597]=&quot;&quot;;&quot;&quot;;CONCATENATE(&quot;/G&quot;;[.B597];&quot;.&quot;;[.D597];&quot;.&quot;;[.F597];&quot;.&quot;;[.H597]; &quot;.&quot;;[.J597])); IF([.K597]=&quot;&quot;;&quot;&quot;;CONCATENATE(&quot;/R&quot;;[.K597])))" table:style-name="ce14">
            <text:p>C39/G4/R3</text:p>
          </table:table-cell>
          <table:table-cell office:value-type="string" table:style-name="ce14">
            <text:p>CRITERION.SELECTION.TECHNICAL_PROFESSIONAL_ABILITY.REFERENCES.SERVICES_DELIVERY_PERFORMANCE</text:p>
          </table:table-cell>
          <table:table-cell office:value-type="string" table:style-name="ce14">
            <text:p>9b263b45-fc63-4b01-a3dc-cb9c95dda449</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4" table:style-name="ce14">
            <text:p>4</text:p>
          </table:table-cell>
          <table:table-cell table:number-columns-repeated="8" table:style-name="ce14"/>
          <table:table-cell office:value-type="string" office:string-value="C39/G4/R4" table:formula="of:=CONCATENATE(IF([.A598]=&quot;&quot;;&quot;&quot;;CONCATENATE(&quot;C&quot;; [.A598]));IF([.B598]=&quot;&quot;;&quot;&quot;;CONCATENATE(&quot;/G&quot;;[.B598]));IF([.C598]=&quot;&quot;;&quot;&quot;;CONCATENATE(&quot;/R&quot;;[.C598])); IF([.D598]=&quot;&quot;;&quot;&quot;;CONCATENATE(&quot;/G&quot;;[.B598];&quot;.&quot;;[.D598])); IF([.E598]=&quot;&quot;;&quot;&quot;;CONCATENATE(&quot;/R&quot;;[.E598])); IF([.F598]=&quot;&quot;;&quot;&quot;;CONCATENATE(&quot;/G&quot;;[.B598];&quot;.&quot;;[.D598];&quot;.&quot;;[.F598])); IF([.G598]=&quot;&quot;;&quot;&quot;;CONCATENATE(&quot;/R&quot;;[.G598])); IF([.H598]=&quot;&quot;;&quot;&quot;;CONCATENATE(&quot;/G&quot;;[.B598];&quot;.&quot;;[.D598];&quot;.&quot;;[.F598];&quot;.&quot;;[.H598])); IF([.I598]=&quot;&quot;;&quot;&quot;;CONCATENATE(&quot;/R&quot;;[.I598]));IF([.J598]=&quot;&quot;;&quot;&quot;;CONCATENATE(&quot;/G&quot;;[.B598];&quot;.&quot;;[.D598];&quot;.&quot;;[.F598];&quot;.&quot;;[.H598]; &quot;.&quot;;[.J598])); IF([.K598]=&quot;&quot;;&quot;&quot;;CONCATENATE(&quot;/R&quot;;[.K598])))" table:style-name="ce14">
            <text:p>C39/G4/R4</text:p>
          </table:table-cell>
          <table:table-cell office:value-type="string" table:style-name="ce14">
            <text:p>CRITERION.SELECTION.TECHNICAL_PROFESSIONAL_ABILITY.REFERENCES.SERVICES_DELIVERY_PERFORMANCE</text:p>
          </table:table-cell>
          <table:table-cell office:value-type="string" table:style-name="ce14">
            <text:p>a84ea948-cf03-47b5-b4cf-a35f49910d1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table:number-columns-repeated="9" table:style-name="ce14"/>
          <table:table-cell office:value-type="string" office:string-value="C39/G5" table:formula="of:=CONCATENATE(IF([.A599]=&quot;&quot;;&quot;&quot;;CONCATENATE(&quot;C&quot;; [.A599]));IF([.B599]=&quot;&quot;;&quot;&quot;;CONCATENATE(&quot;/G&quot;;[.B599]));IF([.C599]=&quot;&quot;;&quot;&quot;;CONCATENATE(&quot;/R&quot;;[.C599])); IF([.D599]=&quot;&quot;;&quot;&quot;;CONCATENATE(&quot;/G&quot;;[.B599];&quot;.&quot;;[.D599])); IF([.E599]=&quot;&quot;;&quot;&quot;;CONCATENATE(&quot;/R&quot;;[.E599])); IF([.F599]=&quot;&quot;;&quot;&quot;;CONCATENATE(&quot;/G&quot;;[.B599];&quot;.&quot;;[.D599];&quot;.&quot;;[.F599])); IF([.G599]=&quot;&quot;;&quot;&quot;;CONCATENATE(&quot;/R&quot;;[.G599])); IF([.H599]=&quot;&quot;;&quot;&quot;;CONCATENATE(&quot;/G&quot;;[.B599];&quot;.&quot;;[.D599];&quot;.&quot;;[.F599];&quot;.&quot;;[.H599])); IF([.I599]=&quot;&quot;;&quot;&quot;;CONCATENATE(&quot;/R&quot;;[.I599]));IF([.J599]=&quot;&quot;;&quot;&quot;;CONCATENATE(&quot;/G&quot;;[.B599];&quot;.&quot;;[.D599];&quot;.&quot;;[.F599];&quot;.&quot;;[.H599]; &quot;.&quot;;[.J599])); IF([.K599]=&quot;&quot;;&quot;&quot;;CONCATENATE(&quot;/R&quot;;[.K599])))" table:style-name="ce14">
            <text:p>C39/G5</text:p>
          </table:table-cell>
          <table:table-cell office:value-type="string" table:style-name="ce14">
            <text:p>CRITERION.SELECTION.TECHNICAL_PROFESSIONAL_ABILITY.REFERENCES.SERVICES_DELIVERY_PERFORMANCE</text:p>
          </table:table-cell>
          <table:table-cell office:value-type="string" table:style-name="ce14">
            <text:p>159fc086-cf34-48a4-a41b-afed6266138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1" table:style-name="ce14">
            <text:p>1</text:p>
          </table:table-cell>
          <table:table-cell table:number-columns-repeated="8" table:style-name="ce14"/>
          <table:table-cell office:value-type="string" office:string-value="C39/G5/R1" table:formula="of:=CONCATENATE(IF([.A600]=&quot;&quot;;&quot;&quot;;CONCATENATE(&quot;C&quot;; [.A600]));IF([.B600]=&quot;&quot;;&quot;&quot;;CONCATENATE(&quot;/G&quot;;[.B600]));IF([.C600]=&quot;&quot;;&quot;&quot;;CONCATENATE(&quot;/R&quot;;[.C600])); IF([.D600]=&quot;&quot;;&quot;&quot;;CONCATENATE(&quot;/G&quot;;[.B600];&quot;.&quot;;[.D600])); IF([.E600]=&quot;&quot;;&quot;&quot;;CONCATENATE(&quot;/R&quot;;[.E600])); IF([.F600]=&quot;&quot;;&quot;&quot;;CONCATENATE(&quot;/G&quot;;[.B600];&quot;.&quot;;[.D600];&quot;.&quot;;[.F600])); IF([.G600]=&quot;&quot;;&quot;&quot;;CONCATENATE(&quot;/R&quot;;[.G600])); IF([.H600]=&quot;&quot;;&quot;&quot;;CONCATENATE(&quot;/G&quot;;[.B600];&quot;.&quot;;[.D600];&quot;.&quot;;[.F600];&quot;.&quot;;[.H600])); IF([.I600]=&quot;&quot;;&quot;&quot;;CONCATENATE(&quot;/R&quot;;[.I600]));IF([.J600]=&quot;&quot;;&quot;&quot;;CONCATENATE(&quot;/G&quot;;[.B600];&quot;.&quot;;[.D600];&quot;.&quot;;[.F600];&quot;.&quot;;[.H600]; &quot;.&quot;;[.J600])); IF([.K600]=&quot;&quot;;&quot;&quot;;CONCATENATE(&quot;/R&quot;;[.K600])))" table:style-name="ce14">
            <text:p>C39/G5/R1</text:p>
          </table:table-cell>
          <table:table-cell office:value-type="string" table:style-name="ce14">
            <text:p>CRITERION.SELECTION.TECHNICAL_PROFESSIONAL_ABILITY.REFERENCES.SERVICES_DELIVERY_PERFORMANCE</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2" table:style-name="ce14">
            <text:p>2</text:p>
          </table:table-cell>
          <table:table-cell table:number-columns-repeated="8" table:style-name="ce14"/>
          <table:table-cell office:value-type="string" office:string-value="C39/G5/R2" table:formula="of:=CONCATENATE(IF([.A601]=&quot;&quot;;&quot;&quot;;CONCATENATE(&quot;C&quot;; [.A601]));IF([.B601]=&quot;&quot;;&quot;&quot;;CONCATENATE(&quot;/G&quot;;[.B601]));IF([.C601]=&quot;&quot;;&quot;&quot;;CONCATENATE(&quot;/R&quot;;[.C601])); IF([.D601]=&quot;&quot;;&quot;&quot;;CONCATENATE(&quot;/G&quot;;[.B601];&quot;.&quot;;[.D601])); IF([.E601]=&quot;&quot;;&quot;&quot;;CONCATENATE(&quot;/R&quot;;[.E601])); IF([.F601]=&quot;&quot;;&quot;&quot;;CONCATENATE(&quot;/G&quot;;[.B601];&quot;.&quot;;[.D601];&quot;.&quot;;[.F601])); IF([.G601]=&quot;&quot;;&quot;&quot;;CONCATENATE(&quot;/R&quot;;[.G601])); IF([.H601]=&quot;&quot;;&quot;&quot;;CONCATENATE(&quot;/G&quot;;[.B601];&quot;.&quot;;[.D601];&quot;.&quot;;[.F601];&quot;.&quot;;[.H601])); IF([.I601]=&quot;&quot;;&quot;&quot;;CONCATENATE(&quot;/R&quot;;[.I601]));IF([.J601]=&quot;&quot;;&quot;&quot;;CONCATENATE(&quot;/G&quot;;[.B601];&quot;.&quot;;[.D601];&quot;.&quot;;[.F601];&quot;.&quot;;[.H601]; &quot;.&quot;;[.J601])); IF([.K601]=&quot;&quot;;&quot;&quot;;CONCATENATE(&quot;/R&quot;;[.K601])))" table:style-name="ce14">
            <text:p>C39/G5/R2</text:p>
          </table:table-cell>
          <table:table-cell office:value-type="string" table:style-name="ce14">
            <text:p>CRITERION.SELECTION.TECHNICAL_PROFESSIONAL_ABILITY.REFERENCES.SERVICES_DELIVERY_PERFORMANC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3" table:style-name="ce14">
            <text:p>3</text:p>
          </table:table-cell>
          <table:table-cell table:number-columns-repeated="8" table:style-name="ce14"/>
          <table:table-cell office:value-type="string" office:string-value="C39/G5/R3" table:formula="of:=CONCATENATE(IF([.A602]=&quot;&quot;;&quot;&quot;;CONCATENATE(&quot;C&quot;; [.A602]));IF([.B602]=&quot;&quot;;&quot;&quot;;CONCATENATE(&quot;/G&quot;;[.B602]));IF([.C602]=&quot;&quot;;&quot;&quot;;CONCATENATE(&quot;/R&quot;;[.C602])); IF([.D602]=&quot;&quot;;&quot;&quot;;CONCATENATE(&quot;/G&quot;;[.B602];&quot;.&quot;;[.D602])); IF([.E602]=&quot;&quot;;&quot;&quot;;CONCATENATE(&quot;/R&quot;;[.E602])); IF([.F602]=&quot;&quot;;&quot;&quot;;CONCATENATE(&quot;/G&quot;;[.B602];&quot;.&quot;;[.D602];&quot;.&quot;;[.F602])); IF([.G602]=&quot;&quot;;&quot;&quot;;CONCATENATE(&quot;/R&quot;;[.G602])); IF([.H602]=&quot;&quot;;&quot;&quot;;CONCATENATE(&quot;/G&quot;;[.B602];&quot;.&quot;;[.D602];&quot;.&quot;;[.F602];&quot;.&quot;;[.H602])); IF([.I602]=&quot;&quot;;&quot;&quot;;CONCATENATE(&quot;/R&quot;;[.I602]));IF([.J602]=&quot;&quot;;&quot;&quot;;CONCATENATE(&quot;/G&quot;;[.B602];&quot;.&quot;;[.D602];&quot;.&quot;;[.F602];&quot;.&quot;;[.H602]; &quot;.&quot;;[.J602])); IF([.K602]=&quot;&quot;;&quot;&quot;;CONCATENATE(&quot;/R&quot;;[.K602])))" table:style-name="ce14">
            <text:p>C39/G5/R3</text:p>
          </table:table-cell>
          <table:table-cell office:value-type="string" table:style-name="ce14">
            <text:p>CRITERION.SELECTION.TECHNICAL_PROFESSIONAL_ABILITY.REFERENCES.SERVICES_DELIVERY_PERFORMANCE</text:p>
          </table:table-cell>
          <table:table-cell office:value-type="string" table:style-name="ce14">
            <text:p>056cba1d-986b-4164-92b6-26a1cbdf0690</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4" table:style-name="ce14">
            <text:p>4</text:p>
          </table:table-cell>
          <table:table-cell table:number-columns-repeated="8" table:style-name="ce14"/>
          <table:table-cell office:value-type="string" office:string-value="C39/G5/R4" table:formula="of:=CONCATENATE(IF([.A603]=&quot;&quot;;&quot;&quot;;CONCATENATE(&quot;C&quot;; [.A603]));IF([.B603]=&quot;&quot;;&quot;&quot;;CONCATENATE(&quot;/G&quot;;[.B603]));IF([.C603]=&quot;&quot;;&quot;&quot;;CONCATENATE(&quot;/R&quot;;[.C603])); IF([.D603]=&quot;&quot;;&quot;&quot;;CONCATENATE(&quot;/G&quot;;[.B603];&quot;.&quot;;[.D603])); IF([.E603]=&quot;&quot;;&quot;&quot;;CONCATENATE(&quot;/R&quot;;[.E603])); IF([.F603]=&quot;&quot;;&quot;&quot;;CONCATENATE(&quot;/G&quot;;[.B603];&quot;.&quot;;[.D603];&quot;.&quot;;[.F603])); IF([.G603]=&quot;&quot;;&quot;&quot;;CONCATENATE(&quot;/R&quot;;[.G603])); IF([.H603]=&quot;&quot;;&quot;&quot;;CONCATENATE(&quot;/G&quot;;[.B603];&quot;.&quot;;[.D603];&quot;.&quot;;[.F603];&quot;.&quot;;[.H603])); IF([.I603]=&quot;&quot;;&quot;&quot;;CONCATENATE(&quot;/R&quot;;[.I603]));IF([.J603]=&quot;&quot;;&quot;&quot;;CONCATENATE(&quot;/G&quot;;[.B603];&quot;.&quot;;[.D603];&quot;.&quot;;[.F603];&quot;.&quot;;[.H603]; &quot;.&quot;;[.J603])); IF([.K603]=&quot;&quot;;&quot;&quot;;CONCATENATE(&quot;/R&quot;;[.K603])))" table:style-name="ce14">
            <text:p>C39/G5/R4</text:p>
          </table:table-cell>
          <table:table-cell office:value-type="string" table:style-name="ce14">
            <text:p>CRITERION.SELECTION.TECHNICAL_PROFESSIONAL_ABILITY.REFERENCES.SERVICES_DELIVERY_PERFORMANCE</text:p>
          </table:table-cell>
          <table:table-cell office:value-type="string" table:style-name="ce14">
            <text:p>38a4802f-0b93-4e78-ad4e-2a057e1aa578</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1">
            <text:p>39</text:p>
          </table:table-cell>
          <table:table-cell office:value-type="float" office:value="2" table:style-name="ce1">
            <text:p>2</text:p>
          </table:table-cell>
          <table:table-cell table:number-columns-repeated="9" table:style-name="ce1"/>
          <table:table-cell office:value-type="string" office:string-value="C39/G2" table:formula="of:=CONCATENATE(IF([.A604]=&quot;&quot;;&quot;&quot;;CONCATENATE(&quot;C&quot;; [.A604]));IF([.B604]=&quot;&quot;;&quot;&quot;;CONCATENATE(&quot;/G&quot;;[.B604]));IF([.C604]=&quot;&quot;;&quot;&quot;;CONCATENATE(&quot;/R&quot;;[.C604])); IF([.D604]=&quot;&quot;;&quot;&quot;;CONCATENATE(&quot;/G&quot;;[.B604];&quot;.&quot;;[.D604])); IF([.E604]=&quot;&quot;;&quot;&quot;;CONCATENATE(&quot;/R&quot;;[.E604])); IF([.F604]=&quot;&quot;;&quot;&quot;;CONCATENATE(&quot;/G&quot;;[.B604];&quot;.&quot;;[.D604];&quot;.&quot;;[.F604])); IF([.G604]=&quot;&quot;;&quot;&quot;;CONCATENATE(&quot;/R&quot;;[.G604])); IF([.H604]=&quot;&quot;;&quot;&quot;;CONCATENATE(&quot;/G&quot;;[.B604];&quot;.&quot;;[.D604];&quot;.&quot;;[.F604];&quot;.&quot;;[.H604])); IF([.I604]=&quot;&quot;;&quot;&quot;;CONCATENATE(&quot;/R&quot;;[.I604]));IF([.J604]=&quot;&quot;;&quot;&quot;;CONCATENATE(&quot;/G&quot;;[.B604];&quot;.&quot;;[.D604];&quot;.&quot;;[.F604];&quot;.&quot;;[.H604]; &quot;.&quot;;[.J604])); IF([.K604]=&quot;&quot;;&quot;&quot;;CONCATENATE(&quot;/R&quot;;[.K604])))" table:style-name="ce1">
            <text:p>C39/G2</text:p>
          </table:table-cell>
          <table:table-cell office:value-type="string" table:style-name="ce1">
            <text:p>CRITERION.SELECTION.TECHNICAL_PROFESSIONAL_ABILITY.REFERENCES.SERVICES_DELIVERY_PERFORM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9/G2/R1" table:formula="of:=CONCATENATE(IF([.A605]=&quot;&quot;;&quot;&quot;;CONCATENATE(&quot;C&quot;; [.A605]));IF([.B605]=&quot;&quot;;&quot;&quot;;CONCATENATE(&quot;/G&quot;;[.B605]));IF([.C605]=&quot;&quot;;&quot;&quot;;CONCATENATE(&quot;/R&quot;;[.C605])); IF([.D605]=&quot;&quot;;&quot;&quot;;CONCATENATE(&quot;/G&quot;;[.B605];&quot;.&quot;;[.D605])); IF([.E605]=&quot;&quot;;&quot;&quot;;CONCATENATE(&quot;/R&quot;;[.E605])); IF([.F605]=&quot;&quot;;&quot;&quot;;CONCATENATE(&quot;/G&quot;;[.B605];&quot;.&quot;;[.D605];&quot;.&quot;;[.F605])); IF([.G605]=&quot;&quot;;&quot;&quot;;CONCATENATE(&quot;/R&quot;;[.G605])); IF([.H605]=&quot;&quot;;&quot;&quot;;CONCATENATE(&quot;/G&quot;;[.B605];&quot;.&quot;;[.D605];&quot;.&quot;;[.F605];&quot;.&quot;;[.H605])); IF([.I605]=&quot;&quot;;&quot;&quot;;CONCATENATE(&quot;/R&quot;;[.I605]));IF([.J605]=&quot;&quot;;&quot;&quot;;CONCATENATE(&quot;/G&quot;;[.B605];&quot;.&quot;;[.D605];&quot;.&quot;;[.F605];&quot;.&quot;;[.H605]; &quot;.&quot;;[.J605])); IF([.K605]=&quot;&quot;;&quot;&quot;;CONCATENATE(&quot;/R&quot;;[.K605])))" table:style-name="ce1">
            <text:p>C39/G2/R1</text:p>
          </table:table-cell>
          <table:table-cell office:value-type="string" table:style-name="ce1">
            <text:p>CRITERION.SELECTION.TECHNICAL_PROFESSIONAL_ABILITY.REFERENCES.SERVICES_DELIVERY_PERFORM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9/G2/G2.1" table:formula="of:=CONCATENATE(IF([.A606]=&quot;&quot;;&quot;&quot;;CONCATENATE(&quot;C&quot;; [.A606]));IF([.B606]=&quot;&quot;;&quot;&quot;;CONCATENATE(&quot;/G&quot;;[.B606]));IF([.C606]=&quot;&quot;;&quot;&quot;;CONCATENATE(&quot;/R&quot;;[.C606])); IF([.D606]=&quot;&quot;;&quot;&quot;;CONCATENATE(&quot;/G&quot;;[.B606];&quot;.&quot;;[.D606])); IF([.E606]=&quot;&quot;;&quot;&quot;;CONCATENATE(&quot;/R&quot;;[.E606])); IF([.F606]=&quot;&quot;;&quot;&quot;;CONCATENATE(&quot;/G&quot;;[.B606];&quot;.&quot;;[.D606];&quot;.&quot;;[.F606])); IF([.G606]=&quot;&quot;;&quot;&quot;;CONCATENATE(&quot;/R&quot;;[.G606])); IF([.H606]=&quot;&quot;;&quot;&quot;;CONCATENATE(&quot;/G&quot;;[.B606];&quot;.&quot;;[.D606];&quot;.&quot;;[.F606];&quot;.&quot;;[.H606])); IF([.I606]=&quot;&quot;;&quot;&quot;;CONCATENATE(&quot;/R&quot;;[.I606]));IF([.J606]=&quot;&quot;;&quot;&quot;;CONCATENATE(&quot;/G&quot;;[.B606];&quot;.&quot;;[.D606];&quot;.&quot;;[.F606];&quot;.&quot;;[.H606]; &quot;.&quot;;[.J606])); IF([.K606]=&quot;&quot;;&quot;&quot;;CONCATENATE(&quot;/R&quot;;[.K606])))" table:style-name="ce1">
            <text:p>C39/G2/G2.1</text:p>
          </table:table-cell>
          <table:table-cell office:value-type="string" table:style-name="ce1">
            <text:p>CRITERION.SELECTION.TECHNICAL_PROFESSIONAL_ABILITY.REFERENCES.SERVICES_DELIVERY_PERFORM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9/G2/G2.1/R1" table:formula="of:=CONCATENATE(IF([.A607]=&quot;&quot;;&quot;&quot;;CONCATENATE(&quot;C&quot;; [.A607]));IF([.B607]=&quot;&quot;;&quot;&quot;;CONCATENATE(&quot;/G&quot;;[.B607]));IF([.C607]=&quot;&quot;;&quot;&quot;;CONCATENATE(&quot;/R&quot;;[.C607])); IF([.D607]=&quot;&quot;;&quot;&quot;;CONCATENATE(&quot;/G&quot;;[.B607];&quot;.&quot;;[.D607])); IF([.E607]=&quot;&quot;;&quot;&quot;;CONCATENATE(&quot;/R&quot;;[.E607])); IF([.F607]=&quot;&quot;;&quot;&quot;;CONCATENATE(&quot;/G&quot;;[.B607];&quot;.&quot;;[.D607];&quot;.&quot;;[.F607])); IF([.G607]=&quot;&quot;;&quot;&quot;;CONCATENATE(&quot;/R&quot;;[.G607])); IF([.H607]=&quot;&quot;;&quot;&quot;;CONCATENATE(&quot;/G&quot;;[.B607];&quot;.&quot;;[.D607];&quot;.&quot;;[.F607];&quot;.&quot;;[.H607])); IF([.I607]=&quot;&quot;;&quot;&quot;;CONCATENATE(&quot;/R&quot;;[.I607]));IF([.J607]=&quot;&quot;;&quot;&quot;;CONCATENATE(&quot;/G&quot;;[.B607];&quot;.&quot;;[.D607];&quot;.&quot;;[.F607];&quot;.&quot;;[.H607]; &quot;.&quot;;[.J607])); IF([.K607]=&quot;&quot;;&quot;&quot;;CONCATENATE(&quot;/R&quot;;[.K607])))" table:style-name="ce1">
            <text:p>C39/G2/G2.1/R1</text:p>
          </table:table-cell>
          <table:table-cell office:value-type="string" table:style-name="ce1">
            <text:p>CRITERION.SELECTION.TECHNICAL_PROFESSIONAL_ABILITY.REFERENCES.SERVICES_DELIVERY_PERFORM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9/G2/G2.1/R2" table:formula="of:=CONCATENATE(IF([.A608]=&quot;&quot;;&quot;&quot;;CONCATENATE(&quot;C&quot;; [.A608]));IF([.B608]=&quot;&quot;;&quot;&quot;;CONCATENATE(&quot;/G&quot;;[.B608]));IF([.C608]=&quot;&quot;;&quot;&quot;;CONCATENATE(&quot;/R&quot;;[.C608])); IF([.D608]=&quot;&quot;;&quot;&quot;;CONCATENATE(&quot;/G&quot;;[.B608];&quot;.&quot;;[.D608])); IF([.E608]=&quot;&quot;;&quot;&quot;;CONCATENATE(&quot;/R&quot;;[.E608])); IF([.F608]=&quot;&quot;;&quot;&quot;;CONCATENATE(&quot;/G&quot;;[.B608];&quot;.&quot;;[.D608];&quot;.&quot;;[.F608])); IF([.G608]=&quot;&quot;;&quot;&quot;;CONCATENATE(&quot;/R&quot;;[.G608])); IF([.H608]=&quot;&quot;;&quot;&quot;;CONCATENATE(&quot;/G&quot;;[.B608];&quot;.&quot;;[.D608];&quot;.&quot;;[.F608];&quot;.&quot;;[.H608])); IF([.I608]=&quot;&quot;;&quot;&quot;;CONCATENATE(&quot;/R&quot;;[.I608]));IF([.J608]=&quot;&quot;;&quot;&quot;;CONCATENATE(&quot;/G&quot;;[.B608];&quot;.&quot;;[.D608];&quot;.&quot;;[.F608];&quot;.&quot;;[.H608]; &quot;.&quot;;[.J608])); IF([.K608]=&quot;&quot;;&quot;&quot;;CONCATENATE(&quot;/R&quot;;[.K608])))" table:style-name="ce1">
            <text:p>C39/G2/G2.1/R2</text:p>
          </table:table-cell>
          <table:table-cell office:value-type="string" table:style-name="ce1">
            <text:p>CRITERION.SELECTION.TECHNICAL_PROFESSIONAL_ABILITY.REFERENCES.SERVICES_DELIVERY_PERFORM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9" table:style-name="ce8">
            <text:p>39</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9/G2/G2.1/R3" table:formula="of:=CONCATENATE(IF([.A609]=&quot;&quot;;&quot;&quot;;CONCATENATE(&quot;C&quot;; [.A609]));IF([.B609]=&quot;&quot;;&quot;&quot;;CONCATENATE(&quot;/G&quot;;[.B609]));IF([.C609]=&quot;&quot;;&quot;&quot;;CONCATENATE(&quot;/R&quot;;[.C609])); IF([.D609]=&quot;&quot;;&quot;&quot;;CONCATENATE(&quot;/G&quot;;[.B609];&quot;.&quot;;[.D609])); IF([.E609]=&quot;&quot;;&quot;&quot;;CONCATENATE(&quot;/R&quot;;[.E609])); IF([.F609]=&quot;&quot;;&quot;&quot;;CONCATENATE(&quot;/G&quot;;[.B609];&quot;.&quot;;[.D609];&quot;.&quot;;[.F609])); IF([.G609]=&quot;&quot;;&quot;&quot;;CONCATENATE(&quot;/R&quot;;[.G609])); IF([.H609]=&quot;&quot;;&quot;&quot;;CONCATENATE(&quot;/G&quot;;[.B609];&quot;.&quot;;[.D609];&quot;.&quot;;[.F609];&quot;.&quot;;[.H609])); IF([.I609]=&quot;&quot;;&quot;&quot;;CONCATENATE(&quot;/R&quot;;[.I609]));IF([.J609]=&quot;&quot;;&quot;&quot;;CONCATENATE(&quot;/G&quot;;[.B609];&quot;.&quot;;[.D609];&quot;.&quot;;[.F609];&quot;.&quot;;[.H609]; &quot;.&quot;;[.J609])); IF([.K609]=&quot;&quot;;&quot;&quot;;CONCATENATE(&quot;/R&quot;;[.K609])))" table:style-name="ce7">
            <text:p>C39/G2/G2.1/R3</text:p>
          </table:table-cell>
          <table:table-cell office:value-type="string" table:style-name="ce7">
            <text:p>CRITERION.SELECTION.TECHNICAL_PROFESSIONAL_ABILITY.REFERENCES.SERVICES_DELIVERY_PERFORM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0" table:style-name="ce9">
            <text:p>40</text:p>
          </table:table-cell>
          <table:table-cell table:number-columns-repeated="10" table:style-name="ce9"/>
          <table:table-cell office:value-type="string" office:string-value="C40" table:formula="of:=CONCATENATE(IF([.A610]=&quot;&quot;;&quot;&quot;;CONCATENATE(&quot;C&quot;; [.A610]));IF([.B610]=&quot;&quot;;&quot;&quot;;CONCATENATE(&quot;/G&quot;;[.B610]));IF([.C610]=&quot;&quot;;&quot;&quot;;CONCATENATE(&quot;/R&quot;;[.C610])); IF([.D610]=&quot;&quot;;&quot;&quot;;CONCATENATE(&quot;/G&quot;;[.B610];&quot;.&quot;;[.D610])); IF([.E610]=&quot;&quot;;&quot;&quot;;CONCATENATE(&quot;/R&quot;;[.E610])); IF([.F610]=&quot;&quot;;&quot;&quot;;CONCATENATE(&quot;/G&quot;;[.B610];&quot;.&quot;;[.D610];&quot;.&quot;;[.F610])); IF([.G610]=&quot;&quot;;&quot;&quot;;CONCATENATE(&quot;/R&quot;;[.G610])); IF([.H610]=&quot;&quot;;&quot;&quot;;CONCATENATE(&quot;/G&quot;;[.B610];&quot;.&quot;;[.D610];&quot;.&quot;;[.F610];&quot;.&quot;;[.H610])); IF([.I610]=&quot;&quot;;&quot;&quot;;CONCATENATE(&quot;/R&quot;;[.I610]));IF([.J610]=&quot;&quot;;&quot;&quot;;CONCATENATE(&quot;/G&quot;;[.B610];&quot;.&quot;;[.D610];&quot;.&quot;;[.F610];&quot;.&quot;;[.H610]; &quot;.&quot;;[.J610])); IF([.K610]=&quot;&quot;;&quot;&quot;;CONCATENATE(&quot;/R&quot;;[.K610])))" table:style-name="ce9">
            <text:p>C40</text:p>
          </table:table-cell>
          <table:table-cell office:value-type="string" table:style-name="ce9">
            <text:p>CRITERION.SELECTION.TECHNICAL_PROFESSIONAL_ABILITY.TECHNICAL.TECHNICIANS_FOR_QUALITY_CONTROL</text:p>
          </table:table-cell>
          <table:table-cell office:value-type="string" table:style-name="ce9">
            <text:p>3aaca389-4a7b-406b-a4b9-080845d127e7</text:p>
          </table:table-cell>
          <table:table-cell office:value-type="string" table:style-name="ce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9"/>
          <table:table-cell table:style-name="ce10"/>
          <table:table-cell table:number-columns-repeated="16367" table:style-name="ce9"/>
        </table:table-row>
        <table:table-row table:style-name="ro1">
          <table:table-cell office:value-type="float" office:value="40" table:style-name="ce11">
            <text:p>40</text:p>
          </table:table-cell>
          <table:table-cell office:value-type="float" office:value="1" table:style-name="ce1">
            <text:p>1</text:p>
          </table:table-cell>
          <table:table-cell table:number-columns-repeated="9" table:style-name="ce1"/>
          <table:table-cell office:value-type="string" office:string-value="C40/G1" table:formula="of:=CONCATENATE(IF([.A611]=&quot;&quot;;&quot;&quot;;CONCATENATE(&quot;C&quot;; [.A611]));IF([.B611]=&quot;&quot;;&quot;&quot;;CONCATENATE(&quot;/G&quot;;[.B611]));IF([.C611]=&quot;&quot;;&quot;&quot;;CONCATENATE(&quot;/R&quot;;[.C611])); IF([.D611]=&quot;&quot;;&quot;&quot;;CONCATENATE(&quot;/G&quot;;[.B611];&quot;.&quot;;[.D611])); IF([.E611]=&quot;&quot;;&quot;&quot;;CONCATENATE(&quot;/R&quot;;[.E611])); IF([.F611]=&quot;&quot;;&quot;&quot;;CONCATENATE(&quot;/G&quot;;[.B611];&quot;.&quot;;[.D611];&quot;.&quot;;[.F611])); IF([.G611]=&quot;&quot;;&quot;&quot;;CONCATENATE(&quot;/R&quot;;[.G611])); IF([.H611]=&quot;&quot;;&quot;&quot;;CONCATENATE(&quot;/G&quot;;[.B611];&quot;.&quot;;[.D611];&quot;.&quot;;[.F611];&quot;.&quot;;[.H611])); IF([.I611]=&quot;&quot;;&quot;&quot;;CONCATENATE(&quot;/R&quot;;[.I611]));IF([.J611]=&quot;&quot;;&quot;&quot;;CONCATENATE(&quot;/G&quot;;[.B611];&quot;.&quot;;[.D611];&quot;.&quot;;[.F611];&quot;.&quot;;[.H611]; &quot;.&quot;;[.J611])); IF([.K611]=&quot;&quot;;&quot;&quot;;CONCATENATE(&quot;/R&quot;;[.K611])))" table:style-name="ce1">
            <text:p>C40/G1</text:p>
          </table:table-cell>
          <table:table-cell office:value-type="string" table:style-name="ce1">
            <text:p>CRITERION.SELECTION.TECHNICAL_PROFESSIONAL_ABILITY.TECHNICAL.TECHNICIANS_FOR_QUALITY_CONTROL</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0/G1/R1" table:formula="of:=CONCATENATE(IF([.A612]=&quot;&quot;;&quot;&quot;;CONCATENATE(&quot;C&quot;; [.A612]));IF([.B612]=&quot;&quot;;&quot;&quot;;CONCATENATE(&quot;/G&quot;;[.B612]));IF([.C612]=&quot;&quot;;&quot;&quot;;CONCATENATE(&quot;/R&quot;;[.C612])); IF([.D612]=&quot;&quot;;&quot;&quot;;CONCATENATE(&quot;/G&quot;;[.B612];&quot;.&quot;;[.D612])); IF([.E612]=&quot;&quot;;&quot;&quot;;CONCATENATE(&quot;/R&quot;;[.E612])); IF([.F612]=&quot;&quot;;&quot;&quot;;CONCATENATE(&quot;/G&quot;;[.B612];&quot;.&quot;;[.D612];&quot;.&quot;;[.F612])); IF([.G612]=&quot;&quot;;&quot;&quot;;CONCATENATE(&quot;/R&quot;;[.G612])); IF([.H612]=&quot;&quot;;&quot;&quot;;CONCATENATE(&quot;/G&quot;;[.B612];&quot;.&quot;;[.D612];&quot;.&quot;;[.F612];&quot;.&quot;;[.H612])); IF([.I612]=&quot;&quot;;&quot;&quot;;CONCATENATE(&quot;/R&quot;;[.I612]));IF([.J612]=&quot;&quot;;&quot;&quot;;CONCATENATE(&quot;/G&quot;;[.B612];&quot;.&quot;;[.D612];&quot;.&quot;;[.F612];&quot;.&quot;;[.H612]; &quot;.&quot;;[.J612])); IF([.K612]=&quot;&quot;;&quot;&quot;;CONCATENATE(&quot;/R&quot;;[.K612])))" table:style-name="ce1">
            <text:p>C40/G1/R1</text:p>
          </table:table-cell>
          <table:table-cell office:value-type="string" table:style-name="ce1">
            <text:p>CRITERION.SELECTION.TECHNICAL_PROFESSIONAL_ABILITY.TECHNICAL.TECHNICIANS_FOR_QUALITY_CONTROL</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number-columns-repeated="9" table:style-name="ce1"/>
          <table:table-cell office:value-type="string" office:string-value="C40/G2" table:formula="of:=CONCATENATE(IF([.A613]=&quot;&quot;;&quot;&quot;;CONCATENATE(&quot;C&quot;; [.A613]));IF([.B613]=&quot;&quot;;&quot;&quot;;CONCATENATE(&quot;/G&quot;;[.B613]));IF([.C613]=&quot;&quot;;&quot;&quot;;CONCATENATE(&quot;/R&quot;;[.C613])); IF([.D613]=&quot;&quot;;&quot;&quot;;CONCATENATE(&quot;/G&quot;;[.B613];&quot;.&quot;;[.D613])); IF([.E613]=&quot;&quot;;&quot;&quot;;CONCATENATE(&quot;/R&quot;;[.E613])); IF([.F613]=&quot;&quot;;&quot;&quot;;CONCATENATE(&quot;/G&quot;;[.B613];&quot;.&quot;;[.D613];&quot;.&quot;;[.F613])); IF([.G613]=&quot;&quot;;&quot;&quot;;CONCATENATE(&quot;/R&quot;;[.G613])); IF([.H613]=&quot;&quot;;&quot;&quot;;CONCATENATE(&quot;/G&quot;;[.B613];&quot;.&quot;;[.D613];&quot;.&quot;;[.F613];&quot;.&quot;;[.H613])); IF([.I613]=&quot;&quot;;&quot;&quot;;CONCATENATE(&quot;/R&quot;;[.I613]));IF([.J613]=&quot;&quot;;&quot;&quot;;CONCATENATE(&quot;/G&quot;;[.B613];&quot;.&quot;;[.D613];&quot;.&quot;;[.F613];&quot;.&quot;;[.H613]; &quot;.&quot;;[.J613])); IF([.K613]=&quot;&quot;;&quot;&quot;;CONCATENATE(&quot;/R&quot;;[.K613])))" table:style-name="ce1">
            <text:p>C40/G2</text:p>
          </table:table-cell>
          <table:table-cell office:value-type="string" table:style-name="ce1">
            <text:p>CRITERION.SELECTION.TECHNICAL_PROFESSIONAL_ABILITY.TECHNICAL.TECHNICIANS_FOR_QUALITY_CONTROL</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0/G2/R1" table:formula="of:=CONCATENATE(IF([.A614]=&quot;&quot;;&quot;&quot;;CONCATENATE(&quot;C&quot;; [.A614]));IF([.B614]=&quot;&quot;;&quot;&quot;;CONCATENATE(&quot;/G&quot;;[.B614]));IF([.C614]=&quot;&quot;;&quot;&quot;;CONCATENATE(&quot;/R&quot;;[.C614])); IF([.D614]=&quot;&quot;;&quot;&quot;;CONCATENATE(&quot;/G&quot;;[.B614];&quot;.&quot;;[.D614])); IF([.E614]=&quot;&quot;;&quot;&quot;;CONCATENATE(&quot;/R&quot;;[.E614])); IF([.F614]=&quot;&quot;;&quot;&quot;;CONCATENATE(&quot;/G&quot;;[.B614];&quot;.&quot;;[.D614];&quot;.&quot;;[.F614])); IF([.G614]=&quot;&quot;;&quot;&quot;;CONCATENATE(&quot;/R&quot;;[.G614])); IF([.H614]=&quot;&quot;;&quot;&quot;;CONCATENATE(&quot;/G&quot;;[.B614];&quot;.&quot;;[.D614];&quot;.&quot;;[.F614];&quot;.&quot;;[.H614])); IF([.I614]=&quot;&quot;;&quot;&quot;;CONCATENATE(&quot;/R&quot;;[.I614]));IF([.J614]=&quot;&quot;;&quot;&quot;;CONCATENATE(&quot;/G&quot;;[.B614];&quot;.&quot;;[.D614];&quot;.&quot;;[.F614];&quot;.&quot;;[.H614]; &quot;.&quot;;[.J614])); IF([.K614]=&quot;&quot;;&quot;&quot;;CONCATENATE(&quot;/R&quot;;[.K614])))" table:style-name="ce1">
            <text:p>C40/G2/R1</text:p>
          </table:table-cell>
          <table:table-cell office:value-type="string" table:style-name="ce1">
            <text:p>CRITERION.SELECTION.TECHNICAL_PROFESSIONAL_ABILITY.TECHNICAL.TECHNICIANS_FOR_QUALITY_CONTROL</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0/G2/G2.1" table:formula="of:=CONCATENATE(IF([.A615]=&quot;&quot;;&quot;&quot;;CONCATENATE(&quot;C&quot;; [.A615]));IF([.B615]=&quot;&quot;;&quot;&quot;;CONCATENATE(&quot;/G&quot;;[.B615]));IF([.C615]=&quot;&quot;;&quot;&quot;;CONCATENATE(&quot;/R&quot;;[.C615])); IF([.D615]=&quot;&quot;;&quot;&quot;;CONCATENATE(&quot;/G&quot;;[.B615];&quot;.&quot;;[.D615])); IF([.E615]=&quot;&quot;;&quot;&quot;;CONCATENATE(&quot;/R&quot;;[.E615])); IF([.F615]=&quot;&quot;;&quot;&quot;;CONCATENATE(&quot;/G&quot;;[.B615];&quot;.&quot;;[.D615];&quot;.&quot;;[.F615])); IF([.G615]=&quot;&quot;;&quot;&quot;;CONCATENATE(&quot;/R&quot;;[.G615])); IF([.H615]=&quot;&quot;;&quot;&quot;;CONCATENATE(&quot;/G&quot;;[.B615];&quot;.&quot;;[.D615];&quot;.&quot;;[.F615];&quot;.&quot;;[.H615])); IF([.I615]=&quot;&quot;;&quot;&quot;;CONCATENATE(&quot;/R&quot;;[.I615]));IF([.J615]=&quot;&quot;;&quot;&quot;;CONCATENATE(&quot;/G&quot;;[.B615];&quot;.&quot;;[.D615];&quot;.&quot;;[.F615];&quot;.&quot;;[.H615]; &quot;.&quot;;[.J615])); IF([.K615]=&quot;&quot;;&quot;&quot;;CONCATENATE(&quot;/R&quot;;[.K615])))" table:style-name="ce1">
            <text:p>C40/G2/G2.1</text:p>
          </table:table-cell>
          <table:table-cell office:value-type="string" table:style-name="ce1">
            <text:p>CRITERION.SELECTION.TECHNICAL_PROFESSIONAL_ABILITY.TECHNICAL.TECHNICIANS_FOR_QUALITY_CONTROL</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0/G2/G2.1/R1" table:formula="of:=CONCATENATE(IF([.A616]=&quot;&quot;;&quot;&quot;;CONCATENATE(&quot;C&quot;; [.A616]));IF([.B616]=&quot;&quot;;&quot;&quot;;CONCATENATE(&quot;/G&quot;;[.B616]));IF([.C616]=&quot;&quot;;&quot;&quot;;CONCATENATE(&quot;/R&quot;;[.C616])); IF([.D616]=&quot;&quot;;&quot;&quot;;CONCATENATE(&quot;/G&quot;;[.B616];&quot;.&quot;;[.D616])); IF([.E616]=&quot;&quot;;&quot;&quot;;CONCATENATE(&quot;/R&quot;;[.E616])); IF([.F616]=&quot;&quot;;&quot;&quot;;CONCATENATE(&quot;/G&quot;;[.B616];&quot;.&quot;;[.D616];&quot;.&quot;;[.F616])); IF([.G616]=&quot;&quot;;&quot;&quot;;CONCATENATE(&quot;/R&quot;;[.G616])); IF([.H616]=&quot;&quot;;&quot;&quot;;CONCATENATE(&quot;/G&quot;;[.B616];&quot;.&quot;;[.D616];&quot;.&quot;;[.F616];&quot;.&quot;;[.H616])); IF([.I616]=&quot;&quot;;&quot;&quot;;CONCATENATE(&quot;/R&quot;;[.I616]));IF([.J616]=&quot;&quot;;&quot;&quot;;CONCATENATE(&quot;/G&quot;;[.B616];&quot;.&quot;;[.D616];&quot;.&quot;;[.F616];&quot;.&quot;;[.H616]; &quot;.&quot;;[.J616])); IF([.K616]=&quot;&quot;;&quot;&quot;;CONCATENATE(&quot;/R&quot;;[.K616])))" table:style-name="ce1">
            <text:p>C40/G2/G2.1/R1</text:p>
          </table:table-cell>
          <table:table-cell office:value-type="string" table:style-name="ce1">
            <text:p>CRITERION.SELECTION.TECHNICAL_PROFESSIONAL_ABILITY.TECHNICAL.TECHNICIANS_FOR_QUALITY_CONTROL</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0/G2/G2.1/R2" table:formula="of:=CONCATENATE(IF([.A617]=&quot;&quot;;&quot;&quot;;CONCATENATE(&quot;C&quot;; [.A617]));IF([.B617]=&quot;&quot;;&quot;&quot;;CONCATENATE(&quot;/G&quot;;[.B617]));IF([.C617]=&quot;&quot;;&quot;&quot;;CONCATENATE(&quot;/R&quot;;[.C617])); IF([.D617]=&quot;&quot;;&quot;&quot;;CONCATENATE(&quot;/G&quot;;[.B617];&quot;.&quot;;[.D617])); IF([.E617]=&quot;&quot;;&quot;&quot;;CONCATENATE(&quot;/R&quot;;[.E617])); IF([.F617]=&quot;&quot;;&quot;&quot;;CONCATENATE(&quot;/G&quot;;[.B617];&quot;.&quot;;[.D617];&quot;.&quot;;[.F617])); IF([.G617]=&quot;&quot;;&quot;&quot;;CONCATENATE(&quot;/R&quot;;[.G617])); IF([.H617]=&quot;&quot;;&quot;&quot;;CONCATENATE(&quot;/G&quot;;[.B617];&quot;.&quot;;[.D617];&quot;.&quot;;[.F617];&quot;.&quot;;[.H617])); IF([.I617]=&quot;&quot;;&quot;&quot;;CONCATENATE(&quot;/R&quot;;[.I617]));IF([.J617]=&quot;&quot;;&quot;&quot;;CONCATENATE(&quot;/G&quot;;[.B617];&quot;.&quot;;[.D617];&quot;.&quot;;[.F617];&quot;.&quot;;[.H617]; &quot;.&quot;;[.J617])); IF([.K617]=&quot;&quot;;&quot;&quot;;CONCATENATE(&quot;/R&quot;;[.K617])))" table:style-name="ce1">
            <text:p>C40/G2/G2.1/R2</text:p>
          </table:table-cell>
          <table:table-cell office:value-type="string" table:style-name="ce1">
            <text:p>CRITERION.SELECTION.TECHNICAL_PROFESSIONAL_ABILITY.TECHNICAL.TECHNICIANS_FOR_QUALITY_CONTROL</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0" table:style-name="ce8">
            <text:p>40</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0/G2/G2.1/R3" table:formula="of:=CONCATENATE(IF([.A618]=&quot;&quot;;&quot;&quot;;CONCATENATE(&quot;C&quot;; [.A618]));IF([.B618]=&quot;&quot;;&quot;&quot;;CONCATENATE(&quot;/G&quot;;[.B618]));IF([.C618]=&quot;&quot;;&quot;&quot;;CONCATENATE(&quot;/R&quot;;[.C618])); IF([.D618]=&quot;&quot;;&quot;&quot;;CONCATENATE(&quot;/G&quot;;[.B618];&quot;.&quot;;[.D618])); IF([.E618]=&quot;&quot;;&quot;&quot;;CONCATENATE(&quot;/R&quot;;[.E618])); IF([.F618]=&quot;&quot;;&quot;&quot;;CONCATENATE(&quot;/G&quot;;[.B618];&quot;.&quot;;[.D618];&quot;.&quot;;[.F618])); IF([.G618]=&quot;&quot;;&quot;&quot;;CONCATENATE(&quot;/R&quot;;[.G618])); IF([.H618]=&quot;&quot;;&quot;&quot;;CONCATENATE(&quot;/G&quot;;[.B618];&quot;.&quot;;[.D618];&quot;.&quot;;[.F618];&quot;.&quot;;[.H618])); IF([.I618]=&quot;&quot;;&quot;&quot;;CONCATENATE(&quot;/R&quot;;[.I618]));IF([.J618]=&quot;&quot;;&quot;&quot;;CONCATENATE(&quot;/G&quot;;[.B618];&quot;.&quot;;[.D618];&quot;.&quot;;[.F618];&quot;.&quot;;[.H618]; &quot;.&quot;;[.J618])); IF([.K618]=&quot;&quot;;&quot;&quot;;CONCATENATE(&quot;/R&quot;;[.K618])))" table:style-name="ce7">
            <text:p>C40/G2/G2.1/R3</text:p>
          </table:table-cell>
          <table:table-cell office:value-type="string" table:style-name="ce7">
            <text:p>CRITERION.SELECTION.TECHNICAL_PROFESSIONAL_ABILITY.TECHNICAL.TECHNICIANS_FOR_QUALITY_CONTROL</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1" table:style-name="ce9">
            <text:p>41</text:p>
          </table:table-cell>
          <table:table-cell table:number-columns-repeated="10" table:style-name="ce9"/>
          <table:table-cell office:value-type="string" office:string-value="C41" table:formula="of:=CONCATENATE(IF([.A619]=&quot;&quot;;&quot;&quot;;CONCATENATE(&quot;C&quot;; [.A619]));IF([.B619]=&quot;&quot;;&quot;&quot;;CONCATENATE(&quot;/G&quot;;[.B619]));IF([.C619]=&quot;&quot;;&quot;&quot;;CONCATENATE(&quot;/R&quot;;[.C619])); IF([.D619]=&quot;&quot;;&quot;&quot;;CONCATENATE(&quot;/G&quot;;[.B619];&quot;.&quot;;[.D619])); IF([.E619]=&quot;&quot;;&quot;&quot;;CONCATENATE(&quot;/R&quot;;[.E619])); IF([.F619]=&quot;&quot;;&quot;&quot;;CONCATENATE(&quot;/G&quot;;[.B619];&quot;.&quot;;[.D619];&quot;.&quot;;[.F619])); IF([.G619]=&quot;&quot;;&quot;&quot;;CONCATENATE(&quot;/R&quot;;[.G619])); IF([.H619]=&quot;&quot;;&quot;&quot;;CONCATENATE(&quot;/G&quot;;[.B619];&quot;.&quot;;[.D619];&quot;.&quot;;[.F619];&quot;.&quot;;[.H619])); IF([.I619]=&quot;&quot;;&quot;&quot;;CONCATENATE(&quot;/R&quot;;[.I619]));IF([.J619]=&quot;&quot;;&quot;&quot;;CONCATENATE(&quot;/G&quot;;[.B619];&quot;.&quot;;[.D619];&quot;.&quot;;[.F619];&quot;.&quot;;[.H619]; &quot;.&quot;;[.J619])); IF([.K619]=&quot;&quot;;&quot;&quot;;CONCATENATE(&quot;/R&quot;;[.K619])))" table:style-name="ce9">
            <text:p>C41</text:p>
          </table:table-cell>
          <table:table-cell office:value-type="string" table:style-name="ce9">
            <text:p>CRITERION.SELECTION.TECHNICAL_PROFESSIONAL_ABILITY.TECHNICAL.TECHNICIANS_FOR_CARRYING_WORKS</text:p>
          </table:table-cell>
          <table:table-cell office:value-type="string" table:style-name="ce9">
            <text:p>c599c130-b29f-461e-a187-4e16c7d40db7</text:p>
          </table:table-cell>
          <table:table-cell office:value-type="string" table:style-name="ce9">
            <text:p>In the case of public works contracts, the economic operator will be able to call on the following technicians or technical bodies to carry out the work:</text:p>
          </table:table-cell>
          <table:table-cell table:style-name="ce9"/>
          <table:table-cell table:style-name="ce10"/>
          <table:table-cell table:number-columns-repeated="16367" table:style-name="ce9"/>
        </table:table-row>
        <table:table-row table:style-name="ro1">
          <table:table-cell office:value-type="float" office:value="41" table:style-name="ce11">
            <text:p>41</text:p>
          </table:table-cell>
          <table:table-cell office:value-type="float" office:value="1" table:style-name="ce1">
            <text:p>1</text:p>
          </table:table-cell>
          <table:table-cell table:number-columns-repeated="9" table:style-name="ce1"/>
          <table:table-cell office:value-type="string" office:string-value="C41/G1" table:formula="of:=CONCATENATE(IF([.A620]=&quot;&quot;;&quot;&quot;;CONCATENATE(&quot;C&quot;; [.A620]));IF([.B620]=&quot;&quot;;&quot;&quot;;CONCATENATE(&quot;/G&quot;;[.B620]));IF([.C620]=&quot;&quot;;&quot;&quot;;CONCATENATE(&quot;/R&quot;;[.C620])); IF([.D620]=&quot;&quot;;&quot;&quot;;CONCATENATE(&quot;/G&quot;;[.B620];&quot;.&quot;;[.D620])); IF([.E620]=&quot;&quot;;&quot;&quot;;CONCATENATE(&quot;/R&quot;;[.E620])); IF([.F620]=&quot;&quot;;&quot;&quot;;CONCATENATE(&quot;/G&quot;;[.B620];&quot;.&quot;;[.D620];&quot;.&quot;;[.F620])); IF([.G620]=&quot;&quot;;&quot;&quot;;CONCATENATE(&quot;/R&quot;;[.G620])); IF([.H620]=&quot;&quot;;&quot;&quot;;CONCATENATE(&quot;/G&quot;;[.B620];&quot;.&quot;;[.D620];&quot;.&quot;;[.F620];&quot;.&quot;;[.H620])); IF([.I620]=&quot;&quot;;&quot;&quot;;CONCATENATE(&quot;/R&quot;;[.I620]));IF([.J620]=&quot;&quot;;&quot;&quot;;CONCATENATE(&quot;/G&quot;;[.B620];&quot;.&quot;;[.D620];&quot;.&quot;;[.F620];&quot;.&quot;;[.H620]; &quot;.&quot;;[.J620])); IF([.K620]=&quot;&quot;;&quot;&quot;;CONCATENATE(&quot;/R&quot;;[.K620])))" table:style-name="ce1">
            <text:p>C41/G1</text:p>
          </table:table-cell>
          <table:table-cell office:value-type="string" table:style-name="ce1">
            <text:p>CRITERION.SELECTION.TECHNICAL_PROFESSIONAL_ABILITY.TECHNICAL.TECHNICIANS_FOR_CARRYING_WORK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1/G1/R1" table:formula="of:=CONCATENATE(IF([.A621]=&quot;&quot;;&quot;&quot;;CONCATENATE(&quot;C&quot;; [.A621]));IF([.B621]=&quot;&quot;;&quot;&quot;;CONCATENATE(&quot;/G&quot;;[.B621]));IF([.C621]=&quot;&quot;;&quot;&quot;;CONCATENATE(&quot;/R&quot;;[.C621])); IF([.D621]=&quot;&quot;;&quot;&quot;;CONCATENATE(&quot;/G&quot;;[.B621];&quot;.&quot;;[.D621])); IF([.E621]=&quot;&quot;;&quot;&quot;;CONCATENATE(&quot;/R&quot;;[.E621])); IF([.F621]=&quot;&quot;;&quot;&quot;;CONCATENATE(&quot;/G&quot;;[.B621];&quot;.&quot;;[.D621];&quot;.&quot;;[.F621])); IF([.G621]=&quot;&quot;;&quot;&quot;;CONCATENATE(&quot;/R&quot;;[.G621])); IF([.H621]=&quot;&quot;;&quot;&quot;;CONCATENATE(&quot;/G&quot;;[.B621];&quot;.&quot;;[.D621];&quot;.&quot;;[.F621];&quot;.&quot;;[.H621])); IF([.I621]=&quot;&quot;;&quot;&quot;;CONCATENATE(&quot;/R&quot;;[.I621]));IF([.J621]=&quot;&quot;;&quot;&quot;;CONCATENATE(&quot;/G&quot;;[.B621];&quot;.&quot;;[.D621];&quot;.&quot;;[.F621];&quot;.&quot;;[.H621]; &quot;.&quot;;[.J621])); IF([.K621]=&quot;&quot;;&quot;&quot;;CONCATENATE(&quot;/R&quot;;[.K621])))" table:style-name="ce1">
            <text:p>C41/G1/R1</text:p>
          </table:table-cell>
          <table:table-cell office:value-type="string" table:style-name="ce1">
            <text:p>CRITERION.SELECTION.TECHNICAL_PROFESSIONAL_ABILITY.TECHNICAL.TECHNICIANS_FOR_CARRYING_WORK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number-columns-repeated="9" table:style-name="ce1"/>
          <table:table-cell office:value-type="string" office:string-value="C41/G2" table:formula="of:=CONCATENATE(IF([.A622]=&quot;&quot;;&quot;&quot;;CONCATENATE(&quot;C&quot;; [.A622]));IF([.B622]=&quot;&quot;;&quot;&quot;;CONCATENATE(&quot;/G&quot;;[.B622]));IF([.C622]=&quot;&quot;;&quot;&quot;;CONCATENATE(&quot;/R&quot;;[.C622])); IF([.D622]=&quot;&quot;;&quot;&quot;;CONCATENATE(&quot;/G&quot;;[.B622];&quot;.&quot;;[.D622])); IF([.E622]=&quot;&quot;;&quot;&quot;;CONCATENATE(&quot;/R&quot;;[.E622])); IF([.F622]=&quot;&quot;;&quot;&quot;;CONCATENATE(&quot;/G&quot;;[.B622];&quot;.&quot;;[.D622];&quot;.&quot;;[.F622])); IF([.G622]=&quot;&quot;;&quot;&quot;;CONCATENATE(&quot;/R&quot;;[.G622])); IF([.H622]=&quot;&quot;;&quot;&quot;;CONCATENATE(&quot;/G&quot;;[.B622];&quot;.&quot;;[.D622];&quot;.&quot;;[.F622];&quot;.&quot;;[.H622])); IF([.I622]=&quot;&quot;;&quot;&quot;;CONCATENATE(&quot;/R&quot;;[.I622]));IF([.J622]=&quot;&quot;;&quot;&quot;;CONCATENATE(&quot;/G&quot;;[.B622];&quot;.&quot;;[.D622];&quot;.&quot;;[.F622];&quot;.&quot;;[.H622]; &quot;.&quot;;[.J622])); IF([.K622]=&quot;&quot;;&quot;&quot;;CONCATENATE(&quot;/R&quot;;[.K622])))" table:style-name="ce1">
            <text:p>C41/G2</text:p>
          </table:table-cell>
          <table:table-cell office:value-type="string" table:style-name="ce1">
            <text:p>CRITERION.SELECTION.TECHNICAL_PROFESSIONAL_ABILITY.TECHNICAL.TECHNICIANS_FOR_CARRYING_WORK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1/G2/R1" table:formula="of:=CONCATENATE(IF([.A623]=&quot;&quot;;&quot;&quot;;CONCATENATE(&quot;C&quot;; [.A623]));IF([.B623]=&quot;&quot;;&quot;&quot;;CONCATENATE(&quot;/G&quot;;[.B623]));IF([.C623]=&quot;&quot;;&quot;&quot;;CONCATENATE(&quot;/R&quot;;[.C623])); IF([.D623]=&quot;&quot;;&quot;&quot;;CONCATENATE(&quot;/G&quot;;[.B623];&quot;.&quot;;[.D623])); IF([.E623]=&quot;&quot;;&quot;&quot;;CONCATENATE(&quot;/R&quot;;[.E623])); IF([.F623]=&quot;&quot;;&quot;&quot;;CONCATENATE(&quot;/G&quot;;[.B623];&quot;.&quot;;[.D623];&quot;.&quot;;[.F623])); IF([.G623]=&quot;&quot;;&quot;&quot;;CONCATENATE(&quot;/R&quot;;[.G623])); IF([.H623]=&quot;&quot;;&quot;&quot;;CONCATENATE(&quot;/G&quot;;[.B623];&quot;.&quot;;[.D623];&quot;.&quot;;[.F623];&quot;.&quot;;[.H623])); IF([.I623]=&quot;&quot;;&quot;&quot;;CONCATENATE(&quot;/R&quot;;[.I623]));IF([.J623]=&quot;&quot;;&quot;&quot;;CONCATENATE(&quot;/G&quot;;[.B623];&quot;.&quot;;[.D623];&quot;.&quot;;[.F623];&quot;.&quot;;[.H623]; &quot;.&quot;;[.J623])); IF([.K623]=&quot;&quot;;&quot;&quot;;CONCATENATE(&quot;/R&quot;;[.K623])))" table:style-name="ce1">
            <text:p>C41/G2/R1</text:p>
          </table:table-cell>
          <table:table-cell office:value-type="string" table:style-name="ce1">
            <text:p>CRITERION.SELECTION.TECHNICAL_PROFESSIONAL_ABILITY.TECHNICAL.TECHNICIANS_FOR_CARRYING_WORK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1/G2/G2.1" table:formula="of:=CONCATENATE(IF([.A624]=&quot;&quot;;&quot;&quot;;CONCATENATE(&quot;C&quot;; [.A624]));IF([.B624]=&quot;&quot;;&quot;&quot;;CONCATENATE(&quot;/G&quot;;[.B624]));IF([.C624]=&quot;&quot;;&quot;&quot;;CONCATENATE(&quot;/R&quot;;[.C624])); IF([.D624]=&quot;&quot;;&quot;&quot;;CONCATENATE(&quot;/G&quot;;[.B624];&quot;.&quot;;[.D624])); IF([.E624]=&quot;&quot;;&quot;&quot;;CONCATENATE(&quot;/R&quot;;[.E624])); IF([.F624]=&quot;&quot;;&quot;&quot;;CONCATENATE(&quot;/G&quot;;[.B624];&quot;.&quot;;[.D624];&quot;.&quot;;[.F624])); IF([.G624]=&quot;&quot;;&quot;&quot;;CONCATENATE(&quot;/R&quot;;[.G624])); IF([.H624]=&quot;&quot;;&quot;&quot;;CONCATENATE(&quot;/G&quot;;[.B624];&quot;.&quot;;[.D624];&quot;.&quot;;[.F624];&quot;.&quot;;[.H624])); IF([.I624]=&quot;&quot;;&quot;&quot;;CONCATENATE(&quot;/R&quot;;[.I624]));IF([.J624]=&quot;&quot;;&quot;&quot;;CONCATENATE(&quot;/G&quot;;[.B624];&quot;.&quot;;[.D624];&quot;.&quot;;[.F624];&quot;.&quot;;[.H624]; &quot;.&quot;;[.J624])); IF([.K624]=&quot;&quot;;&quot;&quot;;CONCATENATE(&quot;/R&quot;;[.K624])))" table:style-name="ce1">
            <text:p>C41/G2/G2.1</text:p>
          </table:table-cell>
          <table:table-cell office:value-type="string" table:style-name="ce1">
            <text:p>CRITERION.SELECTION.TECHNICAL_PROFESSIONAL_ABILITY.TECHNICAL.TECHNICIANS_FOR_CARRYING_WORK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1/G2/G2.1/R1" table:formula="of:=CONCATENATE(IF([.A625]=&quot;&quot;;&quot;&quot;;CONCATENATE(&quot;C&quot;; [.A625]));IF([.B625]=&quot;&quot;;&quot;&quot;;CONCATENATE(&quot;/G&quot;;[.B625]));IF([.C625]=&quot;&quot;;&quot;&quot;;CONCATENATE(&quot;/R&quot;;[.C625])); IF([.D625]=&quot;&quot;;&quot;&quot;;CONCATENATE(&quot;/G&quot;;[.B625];&quot;.&quot;;[.D625])); IF([.E625]=&quot;&quot;;&quot;&quot;;CONCATENATE(&quot;/R&quot;;[.E625])); IF([.F625]=&quot;&quot;;&quot;&quot;;CONCATENATE(&quot;/G&quot;;[.B625];&quot;.&quot;;[.D625];&quot;.&quot;;[.F625])); IF([.G625]=&quot;&quot;;&quot;&quot;;CONCATENATE(&quot;/R&quot;;[.G625])); IF([.H625]=&quot;&quot;;&quot;&quot;;CONCATENATE(&quot;/G&quot;;[.B625];&quot;.&quot;;[.D625];&quot;.&quot;;[.F625];&quot;.&quot;;[.H625])); IF([.I625]=&quot;&quot;;&quot;&quot;;CONCATENATE(&quot;/R&quot;;[.I625]));IF([.J625]=&quot;&quot;;&quot;&quot;;CONCATENATE(&quot;/G&quot;;[.B625];&quot;.&quot;;[.D625];&quot;.&quot;;[.F625];&quot;.&quot;;[.H625]; &quot;.&quot;;[.J625])); IF([.K625]=&quot;&quot;;&quot;&quot;;CONCATENATE(&quot;/R&quot;;[.K625])))" table:style-name="ce1">
            <text:p>C41/G2/G2.1/R1</text:p>
          </table:table-cell>
          <table:table-cell office:value-type="string" table:style-name="ce1">
            <text:p>CRITERION.SELECTION.TECHNICAL_PROFESSIONAL_ABILITY.TECHNICAL.TECHNICIANS_FOR_CARRYING_WORK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1/G2/G2.1/R2" table:formula="of:=CONCATENATE(IF([.A626]=&quot;&quot;;&quot;&quot;;CONCATENATE(&quot;C&quot;; [.A626]));IF([.B626]=&quot;&quot;;&quot;&quot;;CONCATENATE(&quot;/G&quot;;[.B626]));IF([.C626]=&quot;&quot;;&quot;&quot;;CONCATENATE(&quot;/R&quot;;[.C626])); IF([.D626]=&quot;&quot;;&quot;&quot;;CONCATENATE(&quot;/G&quot;;[.B626];&quot;.&quot;;[.D626])); IF([.E626]=&quot;&quot;;&quot;&quot;;CONCATENATE(&quot;/R&quot;;[.E626])); IF([.F626]=&quot;&quot;;&quot;&quot;;CONCATENATE(&quot;/G&quot;;[.B626];&quot;.&quot;;[.D626];&quot;.&quot;;[.F626])); IF([.G626]=&quot;&quot;;&quot;&quot;;CONCATENATE(&quot;/R&quot;;[.G626])); IF([.H626]=&quot;&quot;;&quot;&quot;;CONCATENATE(&quot;/G&quot;;[.B626];&quot;.&quot;;[.D626];&quot;.&quot;;[.F626];&quot;.&quot;;[.H626])); IF([.I626]=&quot;&quot;;&quot;&quot;;CONCATENATE(&quot;/R&quot;;[.I626]));IF([.J626]=&quot;&quot;;&quot;&quot;;CONCATENATE(&quot;/G&quot;;[.B626];&quot;.&quot;;[.D626];&quot;.&quot;;[.F626];&quot;.&quot;;[.H626]; &quot;.&quot;;[.J626])); IF([.K626]=&quot;&quot;;&quot;&quot;;CONCATENATE(&quot;/R&quot;;[.K626])))" table:style-name="ce1">
            <text:p>C41/G2/G2.1/R2</text:p>
          </table:table-cell>
          <table:table-cell office:value-type="string" table:style-name="ce1">
            <text:p>CRITERION.SELECTION.TECHNICAL_PROFESSIONAL_ABILITY.TECHNICAL.TECHNICIANS_FOR_CARRYING_WORK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1" table:style-name="ce8">
            <text:p>41</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1/G2/G2.1/R3" table:formula="of:=CONCATENATE(IF([.A627]=&quot;&quot;;&quot;&quot;;CONCATENATE(&quot;C&quot;; [.A627]));IF([.B627]=&quot;&quot;;&quot;&quot;;CONCATENATE(&quot;/G&quot;;[.B627]));IF([.C627]=&quot;&quot;;&quot;&quot;;CONCATENATE(&quot;/R&quot;;[.C627])); IF([.D627]=&quot;&quot;;&quot;&quot;;CONCATENATE(&quot;/G&quot;;[.B627];&quot;.&quot;;[.D627])); IF([.E627]=&quot;&quot;;&quot;&quot;;CONCATENATE(&quot;/R&quot;;[.E627])); IF([.F627]=&quot;&quot;;&quot;&quot;;CONCATENATE(&quot;/G&quot;;[.B627];&quot;.&quot;;[.D627];&quot;.&quot;;[.F627])); IF([.G627]=&quot;&quot;;&quot;&quot;;CONCATENATE(&quot;/R&quot;;[.G627])); IF([.H627]=&quot;&quot;;&quot;&quot;;CONCATENATE(&quot;/G&quot;;[.B627];&quot;.&quot;;[.D627];&quot;.&quot;;[.F627];&quot;.&quot;;[.H627])); IF([.I627]=&quot;&quot;;&quot;&quot;;CONCATENATE(&quot;/R&quot;;[.I627]));IF([.J627]=&quot;&quot;;&quot;&quot;;CONCATENATE(&quot;/G&quot;;[.B627];&quot;.&quot;;[.D627];&quot;.&quot;;[.F627];&quot;.&quot;;[.H627]; &quot;.&quot;;[.J627])); IF([.K627]=&quot;&quot;;&quot;&quot;;CONCATENATE(&quot;/R&quot;;[.K627])))" table:style-name="ce7">
            <text:p>C41/G2/G2.1/R3</text:p>
          </table:table-cell>
          <table:table-cell office:value-type="string" table:style-name="ce7">
            <text:p>CRITERION.SELECTION.TECHNICAL_PROFESSIONAL_ABILITY.TECHNICAL.TECHNICIANS_FOR_CARRYING_WORK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2" table:style-name="ce9">
            <text:p>42</text:p>
          </table:table-cell>
          <table:table-cell table:number-columns-repeated="10" table:style-name="ce9"/>
          <table:table-cell office:value-type="string" office:string-value="C42" table:formula="of:=CONCATENATE(IF([.A628]=&quot;&quot;;&quot;&quot;;CONCATENATE(&quot;C&quot;; [.A628]));IF([.B628]=&quot;&quot;;&quot;&quot;;CONCATENATE(&quot;/G&quot;;[.B628]));IF([.C628]=&quot;&quot;;&quot;&quot;;CONCATENATE(&quot;/R&quot;;[.C628])); IF([.D628]=&quot;&quot;;&quot;&quot;;CONCATENATE(&quot;/G&quot;;[.B628];&quot;.&quot;;[.D628])); IF([.E628]=&quot;&quot;;&quot;&quot;;CONCATENATE(&quot;/R&quot;;[.E628])); IF([.F628]=&quot;&quot;;&quot;&quot;;CONCATENATE(&quot;/G&quot;;[.B628];&quot;.&quot;;[.D628];&quot;.&quot;;[.F628])); IF([.G628]=&quot;&quot;;&quot;&quot;;CONCATENATE(&quot;/R&quot;;[.G628])); IF([.H628]=&quot;&quot;;&quot;&quot;;CONCATENATE(&quot;/G&quot;;[.B628];&quot;.&quot;;[.D628];&quot;.&quot;;[.F628];&quot;.&quot;;[.H628])); IF([.I628]=&quot;&quot;;&quot;&quot;;CONCATENATE(&quot;/R&quot;;[.I628]));IF([.J628]=&quot;&quot;;&quot;&quot;;CONCATENATE(&quot;/G&quot;;[.B628];&quot;.&quot;;[.D628];&quot;.&quot;;[.F628];&quot;.&quot;;[.H628]; &quot;.&quot;;[.J628])); IF([.K628]=&quot;&quot;;&quot;&quot;;CONCATENATE(&quot;/R&quot;;[.K628])))" table:style-name="ce9">
            <text:p>C42</text:p>
          </table:table-cell>
          <table:table-cell office:value-type="string" table:style-name="ce9">
            <text:p>CRITERION.SELECTION.TECHNICAL_PROFESSIONAL_ABILITY.TECHNICAL.FACILITIES_FOR_QUALITY_ENSURING</text:p>
          </table:table-cell>
          <table:table-cell office:value-type="string" table:style-name="ce9">
            <text:p>4bf996d9-439c-40c6-9ab9-980a48cb55a1</text:p>
          </table:table-cell>
          <table:table-cell office:value-type="string" table:style-name="ce9">
            <text:p>It uses the following technical facilities and measures for ensuring quality and its study and research facilities are as follows:</text:p>
          </table:table-cell>
          <table:table-cell table:style-name="ce9"/>
          <table:table-cell table:style-name="ce10"/>
          <table:table-cell table:number-columns-repeated="16367" table:style-name="ce9"/>
        </table:table-row>
        <table:table-row table:style-name="ro1">
          <table:table-cell office:value-type="float" office:value="42" table:style-name="ce11">
            <text:p>42</text:p>
          </table:table-cell>
          <table:table-cell office:value-type="float" office:value="1" table:style-name="ce1">
            <text:p>1</text:p>
          </table:table-cell>
          <table:table-cell table:number-columns-repeated="9" table:style-name="ce1"/>
          <table:table-cell office:value-type="string" office:string-value="C42/G1" table:formula="of:=CONCATENATE(IF([.A629]=&quot;&quot;;&quot;&quot;;CONCATENATE(&quot;C&quot;; [.A629]));IF([.B629]=&quot;&quot;;&quot;&quot;;CONCATENATE(&quot;/G&quot;;[.B629]));IF([.C629]=&quot;&quot;;&quot;&quot;;CONCATENATE(&quot;/R&quot;;[.C629])); IF([.D629]=&quot;&quot;;&quot;&quot;;CONCATENATE(&quot;/G&quot;;[.B629];&quot;.&quot;;[.D629])); IF([.E629]=&quot;&quot;;&quot;&quot;;CONCATENATE(&quot;/R&quot;;[.E629])); IF([.F629]=&quot;&quot;;&quot;&quot;;CONCATENATE(&quot;/G&quot;;[.B629];&quot;.&quot;;[.D629];&quot;.&quot;;[.F629])); IF([.G629]=&quot;&quot;;&quot;&quot;;CONCATENATE(&quot;/R&quot;;[.G629])); IF([.H629]=&quot;&quot;;&quot;&quot;;CONCATENATE(&quot;/G&quot;;[.B629];&quot;.&quot;;[.D629];&quot;.&quot;;[.F629];&quot;.&quot;;[.H629])); IF([.I629]=&quot;&quot;;&quot;&quot;;CONCATENATE(&quot;/R&quot;;[.I629]));IF([.J629]=&quot;&quot;;&quot;&quot;;CONCATENATE(&quot;/G&quot;;[.B629];&quot;.&quot;;[.D629];&quot;.&quot;;[.F629];&quot;.&quot;;[.H629]; &quot;.&quot;;[.J629])); IF([.K629]=&quot;&quot;;&quot;&quot;;CONCATENATE(&quot;/R&quot;;[.K629])))" table:style-name="ce1">
            <text:p>C42/G1</text:p>
          </table:table-cell>
          <table:table-cell office:value-type="string" table:style-name="ce1">
            <text:p>CRITERION.SELECTION.TECHNICAL_PROFESSIONAL_ABILITY.TECHNICAL.FACILITIES_FOR_QUALITY_ENSURING</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2/G1/R1" table:formula="of:=CONCATENATE(IF([.A630]=&quot;&quot;;&quot;&quot;;CONCATENATE(&quot;C&quot;; [.A630]));IF([.B630]=&quot;&quot;;&quot;&quot;;CONCATENATE(&quot;/G&quot;;[.B630]));IF([.C630]=&quot;&quot;;&quot;&quot;;CONCATENATE(&quot;/R&quot;;[.C630])); IF([.D630]=&quot;&quot;;&quot;&quot;;CONCATENATE(&quot;/G&quot;;[.B630];&quot;.&quot;;[.D630])); IF([.E630]=&quot;&quot;;&quot;&quot;;CONCATENATE(&quot;/R&quot;;[.E630])); IF([.F630]=&quot;&quot;;&quot;&quot;;CONCATENATE(&quot;/G&quot;;[.B630];&quot;.&quot;;[.D630];&quot;.&quot;;[.F630])); IF([.G630]=&quot;&quot;;&quot;&quot;;CONCATENATE(&quot;/R&quot;;[.G630])); IF([.H630]=&quot;&quot;;&quot;&quot;;CONCATENATE(&quot;/G&quot;;[.B630];&quot;.&quot;;[.D630];&quot;.&quot;;[.F630];&quot;.&quot;;[.H630])); IF([.I630]=&quot;&quot;;&quot;&quot;;CONCATENATE(&quot;/R&quot;;[.I630]));IF([.J630]=&quot;&quot;;&quot;&quot;;CONCATENATE(&quot;/G&quot;;[.B630];&quot;.&quot;;[.D630];&quot;.&quot;;[.F630];&quot;.&quot;;[.H630]; &quot;.&quot;;[.J630])); IF([.K630]=&quot;&quot;;&quot;&quot;;CONCATENATE(&quot;/R&quot;;[.K630])))" table:style-name="ce1">
            <text:p>C42/G1/R1</text:p>
          </table:table-cell>
          <table:table-cell office:value-type="string" table:style-name="ce1">
            <text:p>CRITERION.SELECTION.TECHNICAL_PROFESSIONAL_ABILITY.TECHNICAL.FACILITIES_FOR_QUALITY_ENSURING</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number-columns-repeated="9" table:style-name="ce1"/>
          <table:table-cell office:value-type="string" office:string-value="C42/G2" table:formula="of:=CONCATENATE(IF([.A631]=&quot;&quot;;&quot;&quot;;CONCATENATE(&quot;C&quot;; [.A631]));IF([.B631]=&quot;&quot;;&quot;&quot;;CONCATENATE(&quot;/G&quot;;[.B631]));IF([.C631]=&quot;&quot;;&quot;&quot;;CONCATENATE(&quot;/R&quot;;[.C631])); IF([.D631]=&quot;&quot;;&quot;&quot;;CONCATENATE(&quot;/G&quot;;[.B631];&quot;.&quot;;[.D631])); IF([.E631]=&quot;&quot;;&quot;&quot;;CONCATENATE(&quot;/R&quot;;[.E631])); IF([.F631]=&quot;&quot;;&quot;&quot;;CONCATENATE(&quot;/G&quot;;[.B631];&quot;.&quot;;[.D631];&quot;.&quot;;[.F631])); IF([.G631]=&quot;&quot;;&quot;&quot;;CONCATENATE(&quot;/R&quot;;[.G631])); IF([.H631]=&quot;&quot;;&quot;&quot;;CONCATENATE(&quot;/G&quot;;[.B631];&quot;.&quot;;[.D631];&quot;.&quot;;[.F631];&quot;.&quot;;[.H631])); IF([.I631]=&quot;&quot;;&quot;&quot;;CONCATENATE(&quot;/R&quot;;[.I631]));IF([.J631]=&quot;&quot;;&quot;&quot;;CONCATENATE(&quot;/G&quot;;[.B631];&quot;.&quot;;[.D631];&quot;.&quot;;[.F631];&quot;.&quot;;[.H631]; &quot;.&quot;;[.J631])); IF([.K631]=&quot;&quot;;&quot;&quot;;CONCATENATE(&quot;/R&quot;;[.K631])))" table:style-name="ce1">
            <text:p>C42/G2</text:p>
          </table:table-cell>
          <table:table-cell office:value-type="string" table:style-name="ce1">
            <text:p>CRITERION.SELECTION.TECHNICAL_PROFESSIONAL_ABILITY.TECHNICAL.FACILITIES_FOR_QUALITY_ENSURING</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2/G2/R1" table:formula="of:=CONCATENATE(IF([.A632]=&quot;&quot;;&quot;&quot;;CONCATENATE(&quot;C&quot;; [.A632]));IF([.B632]=&quot;&quot;;&quot;&quot;;CONCATENATE(&quot;/G&quot;;[.B632]));IF([.C632]=&quot;&quot;;&quot;&quot;;CONCATENATE(&quot;/R&quot;;[.C632])); IF([.D632]=&quot;&quot;;&quot;&quot;;CONCATENATE(&quot;/G&quot;;[.B632];&quot;.&quot;;[.D632])); IF([.E632]=&quot;&quot;;&quot;&quot;;CONCATENATE(&quot;/R&quot;;[.E632])); IF([.F632]=&quot;&quot;;&quot;&quot;;CONCATENATE(&quot;/G&quot;;[.B632];&quot;.&quot;;[.D632];&quot;.&quot;;[.F632])); IF([.G632]=&quot;&quot;;&quot;&quot;;CONCATENATE(&quot;/R&quot;;[.G632])); IF([.H632]=&quot;&quot;;&quot;&quot;;CONCATENATE(&quot;/G&quot;;[.B632];&quot;.&quot;;[.D632];&quot;.&quot;;[.F632];&quot;.&quot;;[.H632])); IF([.I632]=&quot;&quot;;&quot;&quot;;CONCATENATE(&quot;/R&quot;;[.I632]));IF([.J632]=&quot;&quot;;&quot;&quot;;CONCATENATE(&quot;/G&quot;;[.B632];&quot;.&quot;;[.D632];&quot;.&quot;;[.F632];&quot;.&quot;;[.H632]; &quot;.&quot;;[.J632])); IF([.K632]=&quot;&quot;;&quot;&quot;;CONCATENATE(&quot;/R&quot;;[.K632])))" table:style-name="ce1">
            <text:p>C42/G2/R1</text:p>
          </table:table-cell>
          <table:table-cell office:value-type="string" table:style-name="ce1">
            <text:p>CRITERION.SELECTION.TECHNICAL_PROFESSIONAL_ABILITY.TECHNICAL.FACILITIES_FOR_QUALITY_ENSURING</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2/G2/G2.1" table:formula="of:=CONCATENATE(IF([.A633]=&quot;&quot;;&quot;&quot;;CONCATENATE(&quot;C&quot;; [.A633]));IF([.B633]=&quot;&quot;;&quot;&quot;;CONCATENATE(&quot;/G&quot;;[.B633]));IF([.C633]=&quot;&quot;;&quot;&quot;;CONCATENATE(&quot;/R&quot;;[.C633])); IF([.D633]=&quot;&quot;;&quot;&quot;;CONCATENATE(&quot;/G&quot;;[.B633];&quot;.&quot;;[.D633])); IF([.E633]=&quot;&quot;;&quot;&quot;;CONCATENATE(&quot;/R&quot;;[.E633])); IF([.F633]=&quot;&quot;;&quot;&quot;;CONCATENATE(&quot;/G&quot;;[.B633];&quot;.&quot;;[.D633];&quot;.&quot;;[.F633])); IF([.G633]=&quot;&quot;;&quot;&quot;;CONCATENATE(&quot;/R&quot;;[.G633])); IF([.H633]=&quot;&quot;;&quot;&quot;;CONCATENATE(&quot;/G&quot;;[.B633];&quot;.&quot;;[.D633];&quot;.&quot;;[.F633];&quot;.&quot;;[.H633])); IF([.I633]=&quot;&quot;;&quot;&quot;;CONCATENATE(&quot;/R&quot;;[.I633]));IF([.J633]=&quot;&quot;;&quot;&quot;;CONCATENATE(&quot;/G&quot;;[.B633];&quot;.&quot;;[.D633];&quot;.&quot;;[.F633];&quot;.&quot;;[.H633]; &quot;.&quot;;[.J633])); IF([.K633]=&quot;&quot;;&quot;&quot;;CONCATENATE(&quot;/R&quot;;[.K633])))" table:style-name="ce1">
            <text:p>C42/G2/G2.1</text:p>
          </table:table-cell>
          <table:table-cell office:value-type="string" table:style-name="ce1">
            <text:p>CRITERION.SELECTION.TECHNICAL_PROFESSIONAL_ABILITY.TECHNICAL.FACILITIES_FOR_QUALITY_ENSURING</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2/G2/G2.1/R1" table:formula="of:=CONCATENATE(IF([.A634]=&quot;&quot;;&quot;&quot;;CONCATENATE(&quot;C&quot;; [.A634]));IF([.B634]=&quot;&quot;;&quot;&quot;;CONCATENATE(&quot;/G&quot;;[.B634]));IF([.C634]=&quot;&quot;;&quot;&quot;;CONCATENATE(&quot;/R&quot;;[.C634])); IF([.D634]=&quot;&quot;;&quot;&quot;;CONCATENATE(&quot;/G&quot;;[.B634];&quot;.&quot;;[.D634])); IF([.E634]=&quot;&quot;;&quot;&quot;;CONCATENATE(&quot;/R&quot;;[.E634])); IF([.F634]=&quot;&quot;;&quot;&quot;;CONCATENATE(&quot;/G&quot;;[.B634];&quot;.&quot;;[.D634];&quot;.&quot;;[.F634])); IF([.G634]=&quot;&quot;;&quot;&quot;;CONCATENATE(&quot;/R&quot;;[.G634])); IF([.H634]=&quot;&quot;;&quot;&quot;;CONCATENATE(&quot;/G&quot;;[.B634];&quot;.&quot;;[.D634];&quot;.&quot;;[.F634];&quot;.&quot;;[.H634])); IF([.I634]=&quot;&quot;;&quot;&quot;;CONCATENATE(&quot;/R&quot;;[.I634]));IF([.J634]=&quot;&quot;;&quot;&quot;;CONCATENATE(&quot;/G&quot;;[.B634];&quot;.&quot;;[.D634];&quot;.&quot;;[.F634];&quot;.&quot;;[.H634]; &quot;.&quot;;[.J634])); IF([.K634]=&quot;&quot;;&quot;&quot;;CONCATENATE(&quot;/R&quot;;[.K634])))" table:style-name="ce1">
            <text:p>C42/G2/G2.1/R1</text:p>
          </table:table-cell>
          <table:table-cell office:value-type="string" table:style-name="ce1">
            <text:p>CRITERION.SELECTION.TECHNICAL_PROFESSIONAL_ABILITY.TECHNICAL.FACILITIES_FOR_QUALITY_ENSURING</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2/G2/G2.1/R2" table:formula="of:=CONCATENATE(IF([.A635]=&quot;&quot;;&quot;&quot;;CONCATENATE(&quot;C&quot;; [.A635]));IF([.B635]=&quot;&quot;;&quot;&quot;;CONCATENATE(&quot;/G&quot;;[.B635]));IF([.C635]=&quot;&quot;;&quot;&quot;;CONCATENATE(&quot;/R&quot;;[.C635])); IF([.D635]=&quot;&quot;;&quot;&quot;;CONCATENATE(&quot;/G&quot;;[.B635];&quot;.&quot;;[.D635])); IF([.E635]=&quot;&quot;;&quot;&quot;;CONCATENATE(&quot;/R&quot;;[.E635])); IF([.F635]=&quot;&quot;;&quot;&quot;;CONCATENATE(&quot;/G&quot;;[.B635];&quot;.&quot;;[.D635];&quot;.&quot;;[.F635])); IF([.G635]=&quot;&quot;;&quot;&quot;;CONCATENATE(&quot;/R&quot;;[.G635])); IF([.H635]=&quot;&quot;;&quot;&quot;;CONCATENATE(&quot;/G&quot;;[.B635];&quot;.&quot;;[.D635];&quot;.&quot;;[.F635];&quot;.&quot;;[.H635])); IF([.I635]=&quot;&quot;;&quot;&quot;;CONCATENATE(&quot;/R&quot;;[.I635]));IF([.J635]=&quot;&quot;;&quot;&quot;;CONCATENATE(&quot;/G&quot;;[.B635];&quot;.&quot;;[.D635];&quot;.&quot;;[.F635];&quot;.&quot;;[.H635]; &quot;.&quot;;[.J635])); IF([.K635]=&quot;&quot;;&quot;&quot;;CONCATENATE(&quot;/R&quot;;[.K635])))" table:style-name="ce1">
            <text:p>C42/G2/G2.1/R2</text:p>
          </table:table-cell>
          <table:table-cell office:value-type="string" table:style-name="ce1">
            <text:p>CRITERION.SELECTION.TECHNICAL_PROFESSIONAL_ABILITY.TECHNICAL.FACILITIES_FOR_QUALITY_ENSURING</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2" table:style-name="ce8">
            <text:p>4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2/G2/G2.1/R3" table:formula="of:=CONCATENATE(IF([.A636]=&quot;&quot;;&quot;&quot;;CONCATENATE(&quot;C&quot;; [.A636]));IF([.B636]=&quot;&quot;;&quot;&quot;;CONCATENATE(&quot;/G&quot;;[.B636]));IF([.C636]=&quot;&quot;;&quot;&quot;;CONCATENATE(&quot;/R&quot;;[.C636])); IF([.D636]=&quot;&quot;;&quot;&quot;;CONCATENATE(&quot;/G&quot;;[.B636];&quot;.&quot;;[.D636])); IF([.E636]=&quot;&quot;;&quot;&quot;;CONCATENATE(&quot;/R&quot;;[.E636])); IF([.F636]=&quot;&quot;;&quot;&quot;;CONCATENATE(&quot;/G&quot;;[.B636];&quot;.&quot;;[.D636];&quot;.&quot;;[.F636])); IF([.G636]=&quot;&quot;;&quot;&quot;;CONCATENATE(&quot;/R&quot;;[.G636])); IF([.H636]=&quot;&quot;;&quot;&quot;;CONCATENATE(&quot;/G&quot;;[.B636];&quot;.&quot;;[.D636];&quot;.&quot;;[.F636];&quot;.&quot;;[.H636])); IF([.I636]=&quot;&quot;;&quot;&quot;;CONCATENATE(&quot;/R&quot;;[.I636]));IF([.J636]=&quot;&quot;;&quot;&quot;;CONCATENATE(&quot;/G&quot;;[.B636];&quot;.&quot;;[.D636];&quot;.&quot;;[.F636];&quot;.&quot;;[.H636]; &quot;.&quot;;[.J636])); IF([.K636]=&quot;&quot;;&quot;&quot;;CONCATENATE(&quot;/R&quot;;[.K636])))" table:style-name="ce7">
            <text:p>C42/G2/G2.1/R3</text:p>
          </table:table-cell>
          <table:table-cell office:value-type="string" table:style-name="ce7">
            <text:p>CRITERION.SELECTION.TECHNICAL_PROFESSIONAL_ABILITY.TECHNICAL.FACILITIES_FOR_QUALITY_ENSURING</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3" table:style-name="ce9">
            <text:p>43</text:p>
          </table:table-cell>
          <table:table-cell table:number-columns-repeated="10" table:style-name="ce9"/>
          <table:table-cell office:value-type="string" office:string-value="C43" table:formula="of:=CONCATENATE(IF([.A637]=&quot;&quot;;&quot;&quot;;CONCATENATE(&quot;C&quot;; [.A637]));IF([.B637]=&quot;&quot;;&quot;&quot;;CONCATENATE(&quot;/G&quot;;[.B637]));IF([.C637]=&quot;&quot;;&quot;&quot;;CONCATENATE(&quot;/R&quot;;[.C637])); IF([.D637]=&quot;&quot;;&quot;&quot;;CONCATENATE(&quot;/G&quot;;[.B637];&quot;.&quot;;[.D637])); IF([.E637]=&quot;&quot;;&quot;&quot;;CONCATENATE(&quot;/R&quot;;[.E637])); IF([.F637]=&quot;&quot;;&quot;&quot;;CONCATENATE(&quot;/G&quot;;[.B637];&quot;.&quot;;[.D637];&quot;.&quot;;[.F637])); IF([.G637]=&quot;&quot;;&quot;&quot;;CONCATENATE(&quot;/R&quot;;[.G637])); IF([.H637]=&quot;&quot;;&quot;&quot;;CONCATENATE(&quot;/G&quot;;[.B637];&quot;.&quot;;[.D637];&quot;.&quot;;[.F637];&quot;.&quot;;[.H637])); IF([.I637]=&quot;&quot;;&quot;&quot;;CONCATENATE(&quot;/R&quot;;[.I637]));IF([.J637]=&quot;&quot;;&quot;&quot;;CONCATENATE(&quot;/G&quot;;[.B637];&quot;.&quot;;[.D637];&quot;.&quot;;[.F637];&quot;.&quot;;[.H637]; &quot;.&quot;;[.J637])); IF([.K637]=&quot;&quot;;&quot;&quot;;CONCATENATE(&quot;/R&quot;;[.K637])))" table:style-name="ce9">
            <text:p>C43</text:p>
          </table:table-cell>
          <table:table-cell office:value-type="string" table:style-name="ce9">
            <text:p>CRITERION.SELECTION.TECHNICAL_PROFESSIONAL_ABILITY.TECHNICAL.FACILITIES.FOR_STUDY_RESEARCH</text:p>
          </table:table-cell>
          <table:table-cell office:value-type="string" table:style-name="ce9">
            <text:p>90a2e100-44cc-45d3-9970-69d6714f1596</text:p>
          </table:table-cell>
          <table:table-cell office:value-type="string" table:style-name="ce9">
            <text:p>It uses the following study and research facilities are as follows:</text:p>
          </table:table-cell>
          <table:table-cell table:style-name="ce9"/>
          <table:table-cell table:style-name="ce10"/>
          <table:table-cell table:number-columns-repeated="16367" table:style-name="ce9"/>
        </table:table-row>
        <table:table-row table:style-name="ro1">
          <table:table-cell office:value-type="float" office:value="43" table:style-name="ce11">
            <text:p>43</text:p>
          </table:table-cell>
          <table:table-cell office:value-type="float" office:value="1" table:style-name="ce1">
            <text:p>1</text:p>
          </table:table-cell>
          <table:table-cell table:number-columns-repeated="9" table:style-name="ce1"/>
          <table:table-cell office:value-type="string" office:string-value="C43/G1" table:formula="of:=CONCATENATE(IF([.A638]=&quot;&quot;;&quot;&quot;;CONCATENATE(&quot;C&quot;; [.A638]));IF([.B638]=&quot;&quot;;&quot;&quot;;CONCATENATE(&quot;/G&quot;;[.B638]));IF([.C638]=&quot;&quot;;&quot;&quot;;CONCATENATE(&quot;/R&quot;;[.C638])); IF([.D638]=&quot;&quot;;&quot;&quot;;CONCATENATE(&quot;/G&quot;;[.B638];&quot;.&quot;;[.D638])); IF([.E638]=&quot;&quot;;&quot;&quot;;CONCATENATE(&quot;/R&quot;;[.E638])); IF([.F638]=&quot;&quot;;&quot;&quot;;CONCATENATE(&quot;/G&quot;;[.B638];&quot;.&quot;;[.D638];&quot;.&quot;;[.F638])); IF([.G638]=&quot;&quot;;&quot;&quot;;CONCATENATE(&quot;/R&quot;;[.G638])); IF([.H638]=&quot;&quot;;&quot;&quot;;CONCATENATE(&quot;/G&quot;;[.B638];&quot;.&quot;;[.D638];&quot;.&quot;;[.F638];&quot;.&quot;;[.H638])); IF([.I638]=&quot;&quot;;&quot;&quot;;CONCATENATE(&quot;/R&quot;;[.I638]));IF([.J638]=&quot;&quot;;&quot;&quot;;CONCATENATE(&quot;/G&quot;;[.B638];&quot;.&quot;;[.D638];&quot;.&quot;;[.F638];&quot;.&quot;;[.H638]; &quot;.&quot;;[.J638])); IF([.K638]=&quot;&quot;;&quot;&quot;;CONCATENATE(&quot;/R&quot;;[.K638])))" table:style-name="ce1">
            <text:p>C43/G1</text:p>
          </table:table-cell>
          <table:table-cell office:value-type="string" table:style-name="ce1">
            <text:p>CRITERION.SELECTION.TECHNICAL_PROFESSIONAL_ABILITY.TECHNICAL.FACILITIES.FOR_STUDY_RESEARCH</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3/G1/R1" table:formula="of:=CONCATENATE(IF([.A639]=&quot;&quot;;&quot;&quot;;CONCATENATE(&quot;C&quot;; [.A639]));IF([.B639]=&quot;&quot;;&quot;&quot;;CONCATENATE(&quot;/G&quot;;[.B639]));IF([.C639]=&quot;&quot;;&quot;&quot;;CONCATENATE(&quot;/R&quot;;[.C639])); IF([.D639]=&quot;&quot;;&quot;&quot;;CONCATENATE(&quot;/G&quot;;[.B639];&quot;.&quot;;[.D639])); IF([.E639]=&quot;&quot;;&quot;&quot;;CONCATENATE(&quot;/R&quot;;[.E639])); IF([.F639]=&quot;&quot;;&quot;&quot;;CONCATENATE(&quot;/G&quot;;[.B639];&quot;.&quot;;[.D639];&quot;.&quot;;[.F639])); IF([.G639]=&quot;&quot;;&quot;&quot;;CONCATENATE(&quot;/R&quot;;[.G639])); IF([.H639]=&quot;&quot;;&quot;&quot;;CONCATENATE(&quot;/G&quot;;[.B639];&quot;.&quot;;[.D639];&quot;.&quot;;[.F639];&quot;.&quot;;[.H639])); IF([.I639]=&quot;&quot;;&quot;&quot;;CONCATENATE(&quot;/R&quot;;[.I639]));IF([.J639]=&quot;&quot;;&quot;&quot;;CONCATENATE(&quot;/G&quot;;[.B639];&quot;.&quot;;[.D639];&quot;.&quot;;[.F639];&quot;.&quot;;[.H639]; &quot;.&quot;;[.J639])); IF([.K639]=&quot;&quot;;&quot;&quot;;CONCATENATE(&quot;/R&quot;;[.K639])))" table:style-name="ce1">
            <text:p>C43/G1/R1</text:p>
          </table:table-cell>
          <table:table-cell office:value-type="string" table:style-name="ce1">
            <text:p>CRITERION.SELECTION.TECHNICAL_PROFESSIONAL_ABILITY.TECHNICAL.FACILITIES.FOR_STUDY_RESEARCH</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number-columns-repeated="9" table:style-name="ce1"/>
          <table:table-cell office:value-type="string" office:string-value="C43/G2" table:formula="of:=CONCATENATE(IF([.A640]=&quot;&quot;;&quot;&quot;;CONCATENATE(&quot;C&quot;; [.A640]));IF([.B640]=&quot;&quot;;&quot;&quot;;CONCATENATE(&quot;/G&quot;;[.B640]));IF([.C640]=&quot;&quot;;&quot;&quot;;CONCATENATE(&quot;/R&quot;;[.C640])); IF([.D640]=&quot;&quot;;&quot;&quot;;CONCATENATE(&quot;/G&quot;;[.B640];&quot;.&quot;;[.D640])); IF([.E640]=&quot;&quot;;&quot;&quot;;CONCATENATE(&quot;/R&quot;;[.E640])); IF([.F640]=&quot;&quot;;&quot;&quot;;CONCATENATE(&quot;/G&quot;;[.B640];&quot;.&quot;;[.D640];&quot;.&quot;;[.F640])); IF([.G640]=&quot;&quot;;&quot;&quot;;CONCATENATE(&quot;/R&quot;;[.G640])); IF([.H640]=&quot;&quot;;&quot;&quot;;CONCATENATE(&quot;/G&quot;;[.B640];&quot;.&quot;;[.D640];&quot;.&quot;;[.F640];&quot;.&quot;;[.H640])); IF([.I640]=&quot;&quot;;&quot;&quot;;CONCATENATE(&quot;/R&quot;;[.I640]));IF([.J640]=&quot;&quot;;&quot;&quot;;CONCATENATE(&quot;/G&quot;;[.B640];&quot;.&quot;;[.D640];&quot;.&quot;;[.F640];&quot;.&quot;;[.H640]; &quot;.&quot;;[.J640])); IF([.K640]=&quot;&quot;;&quot;&quot;;CONCATENATE(&quot;/R&quot;;[.K640])))" table:style-name="ce1">
            <text:p>C43/G2</text:p>
          </table:table-cell>
          <table:table-cell office:value-type="string" table:style-name="ce1">
            <text:p>CRITERION.SELECTION.TECHNICAL_PROFESSIONAL_ABILITY.TECHNICAL.FACILITIES.FOR_STUDY_RESEARCH</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3/G2/R1" table:formula="of:=CONCATENATE(IF([.A641]=&quot;&quot;;&quot;&quot;;CONCATENATE(&quot;C&quot;; [.A641]));IF([.B641]=&quot;&quot;;&quot;&quot;;CONCATENATE(&quot;/G&quot;;[.B641]));IF([.C641]=&quot;&quot;;&quot;&quot;;CONCATENATE(&quot;/R&quot;;[.C641])); IF([.D641]=&quot;&quot;;&quot;&quot;;CONCATENATE(&quot;/G&quot;;[.B641];&quot;.&quot;;[.D641])); IF([.E641]=&quot;&quot;;&quot;&quot;;CONCATENATE(&quot;/R&quot;;[.E641])); IF([.F641]=&quot;&quot;;&quot;&quot;;CONCATENATE(&quot;/G&quot;;[.B641];&quot;.&quot;;[.D641];&quot;.&quot;;[.F641])); IF([.G641]=&quot;&quot;;&quot;&quot;;CONCATENATE(&quot;/R&quot;;[.G641])); IF([.H641]=&quot;&quot;;&quot;&quot;;CONCATENATE(&quot;/G&quot;;[.B641];&quot;.&quot;;[.D641];&quot;.&quot;;[.F641];&quot;.&quot;;[.H641])); IF([.I641]=&quot;&quot;;&quot;&quot;;CONCATENATE(&quot;/R&quot;;[.I641]));IF([.J641]=&quot;&quot;;&quot;&quot;;CONCATENATE(&quot;/G&quot;;[.B641];&quot;.&quot;;[.D641];&quot;.&quot;;[.F641];&quot;.&quot;;[.H641]; &quot;.&quot;;[.J641])); IF([.K641]=&quot;&quot;;&quot;&quot;;CONCATENATE(&quot;/R&quot;;[.K641])))" table:style-name="ce1">
            <text:p>C43/G2/R1</text:p>
          </table:table-cell>
          <table:table-cell office:value-type="string" table:style-name="ce1">
            <text:p>CRITERION.SELECTION.TECHNICAL_PROFESSIONAL_ABILITY.TECHNICAL.FACILITIES.FOR_STUDY_RESEARCH</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3/G2/G2.1" table:formula="of:=CONCATENATE(IF([.A642]=&quot;&quot;;&quot;&quot;;CONCATENATE(&quot;C&quot;; [.A642]));IF([.B642]=&quot;&quot;;&quot;&quot;;CONCATENATE(&quot;/G&quot;;[.B642]));IF([.C642]=&quot;&quot;;&quot;&quot;;CONCATENATE(&quot;/R&quot;;[.C642])); IF([.D642]=&quot;&quot;;&quot;&quot;;CONCATENATE(&quot;/G&quot;;[.B642];&quot;.&quot;;[.D642])); IF([.E642]=&quot;&quot;;&quot;&quot;;CONCATENATE(&quot;/R&quot;;[.E642])); IF([.F642]=&quot;&quot;;&quot;&quot;;CONCATENATE(&quot;/G&quot;;[.B642];&quot;.&quot;;[.D642];&quot;.&quot;;[.F642])); IF([.G642]=&quot;&quot;;&quot;&quot;;CONCATENATE(&quot;/R&quot;;[.G642])); IF([.H642]=&quot;&quot;;&quot;&quot;;CONCATENATE(&quot;/G&quot;;[.B642];&quot;.&quot;;[.D642];&quot;.&quot;;[.F642];&quot;.&quot;;[.H642])); IF([.I642]=&quot;&quot;;&quot;&quot;;CONCATENATE(&quot;/R&quot;;[.I642]));IF([.J642]=&quot;&quot;;&quot;&quot;;CONCATENATE(&quot;/G&quot;;[.B642];&quot;.&quot;;[.D642];&quot;.&quot;;[.F642];&quot;.&quot;;[.H642]; &quot;.&quot;;[.J642])); IF([.K642]=&quot;&quot;;&quot;&quot;;CONCATENATE(&quot;/R&quot;;[.K642])))" table:style-name="ce1">
            <text:p>C43/G2/G2.1</text:p>
          </table:table-cell>
          <table:table-cell office:value-type="string" table:style-name="ce1">
            <text:p>CRITERION.SELECTION.TECHNICAL_PROFESSIONAL_ABILITY.TECHNICAL.FACILITIES.FOR_STUDY_RESEARCH</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3/G2/G2.1/R1" table:formula="of:=CONCATENATE(IF([.A643]=&quot;&quot;;&quot;&quot;;CONCATENATE(&quot;C&quot;; [.A643]));IF([.B643]=&quot;&quot;;&quot;&quot;;CONCATENATE(&quot;/G&quot;;[.B643]));IF([.C643]=&quot;&quot;;&quot;&quot;;CONCATENATE(&quot;/R&quot;;[.C643])); IF([.D643]=&quot;&quot;;&quot;&quot;;CONCATENATE(&quot;/G&quot;;[.B643];&quot;.&quot;;[.D643])); IF([.E643]=&quot;&quot;;&quot;&quot;;CONCATENATE(&quot;/R&quot;;[.E643])); IF([.F643]=&quot;&quot;;&quot;&quot;;CONCATENATE(&quot;/G&quot;;[.B643];&quot;.&quot;;[.D643];&quot;.&quot;;[.F643])); IF([.G643]=&quot;&quot;;&quot;&quot;;CONCATENATE(&quot;/R&quot;;[.G643])); IF([.H643]=&quot;&quot;;&quot;&quot;;CONCATENATE(&quot;/G&quot;;[.B643];&quot;.&quot;;[.D643];&quot;.&quot;;[.F643];&quot;.&quot;;[.H643])); IF([.I643]=&quot;&quot;;&quot;&quot;;CONCATENATE(&quot;/R&quot;;[.I643]));IF([.J643]=&quot;&quot;;&quot;&quot;;CONCATENATE(&quot;/G&quot;;[.B643];&quot;.&quot;;[.D643];&quot;.&quot;;[.F643];&quot;.&quot;;[.H643]; &quot;.&quot;;[.J643])); IF([.K643]=&quot;&quot;;&quot;&quot;;CONCATENATE(&quot;/R&quot;;[.K643])))" table:style-name="ce1">
            <text:p>C43/G2/G2.1/R1</text:p>
          </table:table-cell>
          <table:table-cell office:value-type="string" table:style-name="ce1">
            <text:p>CRITERION.SELECTION.TECHNICAL_PROFESSIONAL_ABILITY.TECHNICAL.FACILITIES.FOR_STUDY_RESEARCH</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3/G2/G2.1/R2" table:formula="of:=CONCATENATE(IF([.A644]=&quot;&quot;;&quot;&quot;;CONCATENATE(&quot;C&quot;; [.A644]));IF([.B644]=&quot;&quot;;&quot;&quot;;CONCATENATE(&quot;/G&quot;;[.B644]));IF([.C644]=&quot;&quot;;&quot;&quot;;CONCATENATE(&quot;/R&quot;;[.C644])); IF([.D644]=&quot;&quot;;&quot;&quot;;CONCATENATE(&quot;/G&quot;;[.B644];&quot;.&quot;;[.D644])); IF([.E644]=&quot;&quot;;&quot;&quot;;CONCATENATE(&quot;/R&quot;;[.E644])); IF([.F644]=&quot;&quot;;&quot;&quot;;CONCATENATE(&quot;/G&quot;;[.B644];&quot;.&quot;;[.D644];&quot;.&quot;;[.F644])); IF([.G644]=&quot;&quot;;&quot;&quot;;CONCATENATE(&quot;/R&quot;;[.G644])); IF([.H644]=&quot;&quot;;&quot;&quot;;CONCATENATE(&quot;/G&quot;;[.B644];&quot;.&quot;;[.D644];&quot;.&quot;;[.F644];&quot;.&quot;;[.H644])); IF([.I644]=&quot;&quot;;&quot;&quot;;CONCATENATE(&quot;/R&quot;;[.I644]));IF([.J644]=&quot;&quot;;&quot;&quot;;CONCATENATE(&quot;/G&quot;;[.B644];&quot;.&quot;;[.D644];&quot;.&quot;;[.F644];&quot;.&quot;;[.H644]; &quot;.&quot;;[.J644])); IF([.K644]=&quot;&quot;;&quot;&quot;;CONCATENATE(&quot;/R&quot;;[.K644])))" table:style-name="ce1">
            <text:p>C43/G2/G2.1/R2</text:p>
          </table:table-cell>
          <table:table-cell office:value-type="string" table:style-name="ce1">
            <text:p>CRITERION.SELECTION.TECHNICAL_PROFESSIONAL_ABILITY.TECHNICAL.FACILITIES.FOR_STUDY_RESEARCH</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3" table:style-name="ce8">
            <text:p>4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3/G2/G2.1/R3" table:formula="of:=CONCATENATE(IF([.A645]=&quot;&quot;;&quot;&quot;;CONCATENATE(&quot;C&quot;; [.A645]));IF([.B645]=&quot;&quot;;&quot;&quot;;CONCATENATE(&quot;/G&quot;;[.B645]));IF([.C645]=&quot;&quot;;&quot;&quot;;CONCATENATE(&quot;/R&quot;;[.C645])); IF([.D645]=&quot;&quot;;&quot;&quot;;CONCATENATE(&quot;/G&quot;;[.B645];&quot;.&quot;;[.D645])); IF([.E645]=&quot;&quot;;&quot;&quot;;CONCATENATE(&quot;/R&quot;;[.E645])); IF([.F645]=&quot;&quot;;&quot;&quot;;CONCATENATE(&quot;/G&quot;;[.B645];&quot;.&quot;;[.D645];&quot;.&quot;;[.F645])); IF([.G645]=&quot;&quot;;&quot;&quot;;CONCATENATE(&quot;/R&quot;;[.G645])); IF([.H645]=&quot;&quot;;&quot;&quot;;CONCATENATE(&quot;/G&quot;;[.B645];&quot;.&quot;;[.D645];&quot;.&quot;;[.F645];&quot;.&quot;;[.H645])); IF([.I645]=&quot;&quot;;&quot;&quot;;CONCATENATE(&quot;/R&quot;;[.I645]));IF([.J645]=&quot;&quot;;&quot;&quot;;CONCATENATE(&quot;/G&quot;;[.B645];&quot;.&quot;;[.D645];&quot;.&quot;;[.F645];&quot;.&quot;;[.H645]; &quot;.&quot;;[.J645])); IF([.K645]=&quot;&quot;;&quot;&quot;;CONCATENATE(&quot;/R&quot;;[.K645])))" table:style-name="ce7">
            <text:p>C43/G2/G2.1/R3</text:p>
          </table:table-cell>
          <table:table-cell office:value-type="string" table:style-name="ce7">
            <text:p>CRITERION.SELECTION.TECHNICAL_PROFESSIONAL_ABILITY.TECHNICAL.FACILITIES.FOR_STUDY_RESEARCH</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4" table:style-name="ce9">
            <text:p>44</text:p>
          </table:table-cell>
          <table:table-cell table:number-columns-repeated="10" table:style-name="ce9"/>
          <table:table-cell office:value-type="string" office:string-value="C44" table:formula="of:=CONCATENATE(IF([.A646]=&quot;&quot;;&quot;&quot;;CONCATENATE(&quot;C&quot;; [.A646]));IF([.B646]=&quot;&quot;;&quot;&quot;;CONCATENATE(&quot;/G&quot;;[.B646]));IF([.C646]=&quot;&quot;;&quot;&quot;;CONCATENATE(&quot;/R&quot;;[.C646])); IF([.D646]=&quot;&quot;;&quot;&quot;;CONCATENATE(&quot;/G&quot;;[.B646];&quot;.&quot;;[.D646])); IF([.E646]=&quot;&quot;;&quot;&quot;;CONCATENATE(&quot;/R&quot;;[.E646])); IF([.F646]=&quot;&quot;;&quot;&quot;;CONCATENATE(&quot;/G&quot;;[.B646];&quot;.&quot;;[.D646];&quot;.&quot;;[.F646])); IF([.G646]=&quot;&quot;;&quot;&quot;;CONCATENATE(&quot;/R&quot;;[.G646])); IF([.H646]=&quot;&quot;;&quot;&quot;;CONCATENATE(&quot;/G&quot;;[.B646];&quot;.&quot;;[.D646];&quot;.&quot;;[.F646];&quot;.&quot;;[.H646])); IF([.I646]=&quot;&quot;;&quot;&quot;;CONCATENATE(&quot;/R&quot;;[.I646]));IF([.J646]=&quot;&quot;;&quot;&quot;;CONCATENATE(&quot;/G&quot;;[.B646];&quot;.&quot;;[.D646];&quot;.&quot;;[.F646];&quot;.&quot;;[.H646]; &quot;.&quot;;[.J646])); IF([.K646]=&quot;&quot;;&quot;&quot;;CONCATENATE(&quot;/R&quot;;[.K646])))" table:style-name="ce9">
            <text:p>C44</text:p>
          </table:table-cell>
          <table:table-cell office:value-type="string" table:style-name="ce9">
            <text:p>CRITERION.SELECTION.TECHNICAL_PROFESSIONAL_ABILITY.TECHNICAL.SUPPLY_CHAIN_MANAGEMENT</text:p>
          </table:table-cell>
          <table:table-cell office:value-type="string" table:style-name="ce9">
            <text:p>dc12a151-7fdf-4733-a8f0-30f667292e66</text:p>
          </table:table-cell>
          <table:table-cell office:value-type="string" table:style-name="ce9">
            <text:p>It will be able to apply the following supply chain management and tracking systems when performing the contract:</text:p>
          </table:table-cell>
          <table:table-cell table:style-name="ce9"/>
          <table:table-cell table:style-name="ce10"/>
          <table:table-cell table:number-columns-repeated="16367" table:style-name="ce9"/>
        </table:table-row>
        <table:table-row table:style-name="ro1">
          <table:table-cell office:value-type="float" office:value="44" table:style-name="ce11">
            <text:p>44</text:p>
          </table:table-cell>
          <table:table-cell office:value-type="float" office:value="1" table:style-name="ce1">
            <text:p>1</text:p>
          </table:table-cell>
          <table:table-cell table:number-columns-repeated="9" table:style-name="ce1"/>
          <table:table-cell office:value-type="string" office:string-value="C44/G1" table:formula="of:=CONCATENATE(IF([.A647]=&quot;&quot;;&quot;&quot;;CONCATENATE(&quot;C&quot;; [.A647]));IF([.B647]=&quot;&quot;;&quot;&quot;;CONCATENATE(&quot;/G&quot;;[.B647]));IF([.C647]=&quot;&quot;;&quot;&quot;;CONCATENATE(&quot;/R&quot;;[.C647])); IF([.D647]=&quot;&quot;;&quot;&quot;;CONCATENATE(&quot;/G&quot;;[.B647];&quot;.&quot;;[.D647])); IF([.E647]=&quot;&quot;;&quot;&quot;;CONCATENATE(&quot;/R&quot;;[.E647])); IF([.F647]=&quot;&quot;;&quot;&quot;;CONCATENATE(&quot;/G&quot;;[.B647];&quot;.&quot;;[.D647];&quot;.&quot;;[.F647])); IF([.G647]=&quot;&quot;;&quot;&quot;;CONCATENATE(&quot;/R&quot;;[.G647])); IF([.H647]=&quot;&quot;;&quot;&quot;;CONCATENATE(&quot;/G&quot;;[.B647];&quot;.&quot;;[.D647];&quot;.&quot;;[.F647];&quot;.&quot;;[.H647])); IF([.I647]=&quot;&quot;;&quot;&quot;;CONCATENATE(&quot;/R&quot;;[.I647]));IF([.J647]=&quot;&quot;;&quot;&quot;;CONCATENATE(&quot;/G&quot;;[.B647];&quot;.&quot;;[.D647];&quot;.&quot;;[.F647];&quot;.&quot;;[.H647]; &quot;.&quot;;[.J647])); IF([.K647]=&quot;&quot;;&quot;&quot;;CONCATENATE(&quot;/R&quot;;[.K647])))" table:style-name="ce1">
            <text:p>C44/G1</text:p>
          </table:table-cell>
          <table:table-cell office:value-type="string" table:style-name="ce1">
            <text:p>CRITERION.SELECTION.TECHNICAL_PROFESSIONAL_ABILITY.TECHNICAL.SUPPLY_CHAIN_MANAGEMENT</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4/G1/R1" table:formula="of:=CONCATENATE(IF([.A648]=&quot;&quot;;&quot;&quot;;CONCATENATE(&quot;C&quot;; [.A648]));IF([.B648]=&quot;&quot;;&quot;&quot;;CONCATENATE(&quot;/G&quot;;[.B648]));IF([.C648]=&quot;&quot;;&quot;&quot;;CONCATENATE(&quot;/R&quot;;[.C648])); IF([.D648]=&quot;&quot;;&quot;&quot;;CONCATENATE(&quot;/G&quot;;[.B648];&quot;.&quot;;[.D648])); IF([.E648]=&quot;&quot;;&quot;&quot;;CONCATENATE(&quot;/R&quot;;[.E648])); IF([.F648]=&quot;&quot;;&quot;&quot;;CONCATENATE(&quot;/G&quot;;[.B648];&quot;.&quot;;[.D648];&quot;.&quot;;[.F648])); IF([.G648]=&quot;&quot;;&quot;&quot;;CONCATENATE(&quot;/R&quot;;[.G648])); IF([.H648]=&quot;&quot;;&quot;&quot;;CONCATENATE(&quot;/G&quot;;[.B648];&quot;.&quot;;[.D648];&quot;.&quot;;[.F648];&quot;.&quot;;[.H648])); IF([.I648]=&quot;&quot;;&quot;&quot;;CONCATENATE(&quot;/R&quot;;[.I648]));IF([.J648]=&quot;&quot;;&quot;&quot;;CONCATENATE(&quot;/G&quot;;[.B648];&quot;.&quot;;[.D648];&quot;.&quot;;[.F648];&quot;.&quot;;[.H648]; &quot;.&quot;;[.J648])); IF([.K648]=&quot;&quot;;&quot;&quot;;CONCATENATE(&quot;/R&quot;;[.K648])))" table:style-name="ce1">
            <text:p>C44/G1/R1</text:p>
          </table:table-cell>
          <table:table-cell office:value-type="string" table:style-name="ce1">
            <text:p>CRITERION.SELECTION.TECHNICAL_PROFESSIONAL_ABILITY.TECHNICAL.SUPPLY_CHAIN_MANAGEMENT</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number-columns-repeated="9" table:style-name="ce1"/>
          <table:table-cell office:value-type="string" office:string-value="C44/G2" table:formula="of:=CONCATENATE(IF([.A649]=&quot;&quot;;&quot;&quot;;CONCATENATE(&quot;C&quot;; [.A649]));IF([.B649]=&quot;&quot;;&quot;&quot;;CONCATENATE(&quot;/G&quot;;[.B649]));IF([.C649]=&quot;&quot;;&quot;&quot;;CONCATENATE(&quot;/R&quot;;[.C649])); IF([.D649]=&quot;&quot;;&quot;&quot;;CONCATENATE(&quot;/G&quot;;[.B649];&quot;.&quot;;[.D649])); IF([.E649]=&quot;&quot;;&quot;&quot;;CONCATENATE(&quot;/R&quot;;[.E649])); IF([.F649]=&quot;&quot;;&quot;&quot;;CONCATENATE(&quot;/G&quot;;[.B649];&quot;.&quot;;[.D649];&quot;.&quot;;[.F649])); IF([.G649]=&quot;&quot;;&quot;&quot;;CONCATENATE(&quot;/R&quot;;[.G649])); IF([.H649]=&quot;&quot;;&quot;&quot;;CONCATENATE(&quot;/G&quot;;[.B649];&quot;.&quot;;[.D649];&quot;.&quot;;[.F649];&quot;.&quot;;[.H649])); IF([.I649]=&quot;&quot;;&quot;&quot;;CONCATENATE(&quot;/R&quot;;[.I649]));IF([.J649]=&quot;&quot;;&quot;&quot;;CONCATENATE(&quot;/G&quot;;[.B649];&quot;.&quot;;[.D649];&quot;.&quot;;[.F649];&quot;.&quot;;[.H649]; &quot;.&quot;;[.J649])); IF([.K649]=&quot;&quot;;&quot;&quot;;CONCATENATE(&quot;/R&quot;;[.K649])))" table:style-name="ce1">
            <text:p>C44/G2</text:p>
          </table:table-cell>
          <table:table-cell office:value-type="string" table:style-name="ce1">
            <text:p>CRITERION.SELECTION.TECHNICAL_PROFESSIONAL_ABILITY.TECHNICAL.SUPPLY_CHAIN_MANAGEMENT</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4/G2/R1" table:formula="of:=CONCATENATE(IF([.A650]=&quot;&quot;;&quot;&quot;;CONCATENATE(&quot;C&quot;; [.A650]));IF([.B650]=&quot;&quot;;&quot;&quot;;CONCATENATE(&quot;/G&quot;;[.B650]));IF([.C650]=&quot;&quot;;&quot;&quot;;CONCATENATE(&quot;/R&quot;;[.C650])); IF([.D650]=&quot;&quot;;&quot;&quot;;CONCATENATE(&quot;/G&quot;;[.B650];&quot;.&quot;;[.D650])); IF([.E650]=&quot;&quot;;&quot;&quot;;CONCATENATE(&quot;/R&quot;;[.E650])); IF([.F650]=&quot;&quot;;&quot;&quot;;CONCATENATE(&quot;/G&quot;;[.B650];&quot;.&quot;;[.D650];&quot;.&quot;;[.F650])); IF([.G650]=&quot;&quot;;&quot;&quot;;CONCATENATE(&quot;/R&quot;;[.G650])); IF([.H650]=&quot;&quot;;&quot;&quot;;CONCATENATE(&quot;/G&quot;;[.B650];&quot;.&quot;;[.D650];&quot;.&quot;;[.F650];&quot;.&quot;;[.H650])); IF([.I650]=&quot;&quot;;&quot;&quot;;CONCATENATE(&quot;/R&quot;;[.I650]));IF([.J650]=&quot;&quot;;&quot;&quot;;CONCATENATE(&quot;/G&quot;;[.B650];&quot;.&quot;;[.D650];&quot;.&quot;;[.F650];&quot;.&quot;;[.H650]; &quot;.&quot;;[.J650])); IF([.K650]=&quot;&quot;;&quot;&quot;;CONCATENATE(&quot;/R&quot;;[.K650])))" table:style-name="ce1">
            <text:p>C44/G2/R1</text:p>
          </table:table-cell>
          <table:table-cell office:value-type="string" table:style-name="ce1">
            <text:p>CRITERION.SELECTION.TECHNICAL_PROFESSIONAL_ABILITY.TECHNICAL.SUPPLY_CHAIN_MANAGEMENT</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4/G2/G2.1" table:formula="of:=CONCATENATE(IF([.A651]=&quot;&quot;;&quot;&quot;;CONCATENATE(&quot;C&quot;; [.A651]));IF([.B651]=&quot;&quot;;&quot;&quot;;CONCATENATE(&quot;/G&quot;;[.B651]));IF([.C651]=&quot;&quot;;&quot;&quot;;CONCATENATE(&quot;/R&quot;;[.C651])); IF([.D651]=&quot;&quot;;&quot;&quot;;CONCATENATE(&quot;/G&quot;;[.B651];&quot;.&quot;;[.D651])); IF([.E651]=&quot;&quot;;&quot;&quot;;CONCATENATE(&quot;/R&quot;;[.E651])); IF([.F651]=&quot;&quot;;&quot;&quot;;CONCATENATE(&quot;/G&quot;;[.B651];&quot;.&quot;;[.D651];&quot;.&quot;;[.F651])); IF([.G651]=&quot;&quot;;&quot;&quot;;CONCATENATE(&quot;/R&quot;;[.G651])); IF([.H651]=&quot;&quot;;&quot;&quot;;CONCATENATE(&quot;/G&quot;;[.B651];&quot;.&quot;;[.D651];&quot;.&quot;;[.F651];&quot;.&quot;;[.H651])); IF([.I651]=&quot;&quot;;&quot;&quot;;CONCATENATE(&quot;/R&quot;;[.I651]));IF([.J651]=&quot;&quot;;&quot;&quot;;CONCATENATE(&quot;/G&quot;;[.B651];&quot;.&quot;;[.D651];&quot;.&quot;;[.F651];&quot;.&quot;;[.H651]; &quot;.&quot;;[.J651])); IF([.K651]=&quot;&quot;;&quot;&quot;;CONCATENATE(&quot;/R&quot;;[.K651])))" table:style-name="ce1">
            <text:p>C44/G2/G2.1</text:p>
          </table:table-cell>
          <table:table-cell office:value-type="string" table:style-name="ce1">
            <text:p>CRITERION.SELECTION.TECHNICAL_PROFESSIONAL_ABILITY.TECHNICAL.SUPPLY_CHAIN_MANAGEMENT</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4/G2/G2.1/R1" table:formula="of:=CONCATENATE(IF([.A652]=&quot;&quot;;&quot;&quot;;CONCATENATE(&quot;C&quot;; [.A652]));IF([.B652]=&quot;&quot;;&quot;&quot;;CONCATENATE(&quot;/G&quot;;[.B652]));IF([.C652]=&quot;&quot;;&quot;&quot;;CONCATENATE(&quot;/R&quot;;[.C652])); IF([.D652]=&quot;&quot;;&quot;&quot;;CONCATENATE(&quot;/G&quot;;[.B652];&quot;.&quot;;[.D652])); IF([.E652]=&quot;&quot;;&quot;&quot;;CONCATENATE(&quot;/R&quot;;[.E652])); IF([.F652]=&quot;&quot;;&quot;&quot;;CONCATENATE(&quot;/G&quot;;[.B652];&quot;.&quot;;[.D652];&quot;.&quot;;[.F652])); IF([.G652]=&quot;&quot;;&quot;&quot;;CONCATENATE(&quot;/R&quot;;[.G652])); IF([.H652]=&quot;&quot;;&quot;&quot;;CONCATENATE(&quot;/G&quot;;[.B652];&quot;.&quot;;[.D652];&quot;.&quot;;[.F652];&quot;.&quot;;[.H652])); IF([.I652]=&quot;&quot;;&quot;&quot;;CONCATENATE(&quot;/R&quot;;[.I652]));IF([.J652]=&quot;&quot;;&quot;&quot;;CONCATENATE(&quot;/G&quot;;[.B652];&quot;.&quot;;[.D652];&quot;.&quot;;[.F652];&quot;.&quot;;[.H652]; &quot;.&quot;;[.J652])); IF([.K652]=&quot;&quot;;&quot;&quot;;CONCATENATE(&quot;/R&quot;;[.K652])))" table:style-name="ce1">
            <text:p>C44/G2/G2.1/R1</text:p>
          </table:table-cell>
          <table:table-cell office:value-type="string" table:style-name="ce1">
            <text:p>CRITERION.SELECTION.TECHNICAL_PROFESSIONAL_ABILITY.TECHNICAL.SUPPLY_CHAIN_MANAGEMENT</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4/G2/G2.1/R2" table:formula="of:=CONCATENATE(IF([.A653]=&quot;&quot;;&quot;&quot;;CONCATENATE(&quot;C&quot;; [.A653]));IF([.B653]=&quot;&quot;;&quot;&quot;;CONCATENATE(&quot;/G&quot;;[.B653]));IF([.C653]=&quot;&quot;;&quot;&quot;;CONCATENATE(&quot;/R&quot;;[.C653])); IF([.D653]=&quot;&quot;;&quot;&quot;;CONCATENATE(&quot;/G&quot;;[.B653];&quot;.&quot;;[.D653])); IF([.E653]=&quot;&quot;;&quot;&quot;;CONCATENATE(&quot;/R&quot;;[.E653])); IF([.F653]=&quot;&quot;;&quot;&quot;;CONCATENATE(&quot;/G&quot;;[.B653];&quot;.&quot;;[.D653];&quot;.&quot;;[.F653])); IF([.G653]=&quot;&quot;;&quot;&quot;;CONCATENATE(&quot;/R&quot;;[.G653])); IF([.H653]=&quot;&quot;;&quot;&quot;;CONCATENATE(&quot;/G&quot;;[.B653];&quot;.&quot;;[.D653];&quot;.&quot;;[.F653];&quot;.&quot;;[.H653])); IF([.I653]=&quot;&quot;;&quot;&quot;;CONCATENATE(&quot;/R&quot;;[.I653]));IF([.J653]=&quot;&quot;;&quot;&quot;;CONCATENATE(&quot;/G&quot;;[.B653];&quot;.&quot;;[.D653];&quot;.&quot;;[.F653];&quot;.&quot;;[.H653]; &quot;.&quot;;[.J653])); IF([.K653]=&quot;&quot;;&quot;&quot;;CONCATENATE(&quot;/R&quot;;[.K653])))" table:style-name="ce1">
            <text:p>C44/G2/G2.1/R2</text:p>
          </table:table-cell>
          <table:table-cell office:value-type="string" table:style-name="ce1">
            <text:p>CRITERION.SELECTION.TECHNICAL_PROFESSIONAL_ABILITY.TECHNICAL.SUPPLY_CHAIN_MANAGEMENT</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4" table:style-name="ce8">
            <text:p>4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4/G2/G2.1/R3" table:formula="of:=CONCATENATE(IF([.A654]=&quot;&quot;;&quot;&quot;;CONCATENATE(&quot;C&quot;; [.A654]));IF([.B654]=&quot;&quot;;&quot;&quot;;CONCATENATE(&quot;/G&quot;;[.B654]));IF([.C654]=&quot;&quot;;&quot;&quot;;CONCATENATE(&quot;/R&quot;;[.C654])); IF([.D654]=&quot;&quot;;&quot;&quot;;CONCATENATE(&quot;/G&quot;;[.B654];&quot;.&quot;;[.D654])); IF([.E654]=&quot;&quot;;&quot;&quot;;CONCATENATE(&quot;/R&quot;;[.E654])); IF([.F654]=&quot;&quot;;&quot;&quot;;CONCATENATE(&quot;/G&quot;;[.B654];&quot;.&quot;;[.D654];&quot;.&quot;;[.F654])); IF([.G654]=&quot;&quot;;&quot;&quot;;CONCATENATE(&quot;/R&quot;;[.G654])); IF([.H654]=&quot;&quot;;&quot;&quot;;CONCATENATE(&quot;/G&quot;;[.B654];&quot;.&quot;;[.D654];&quot;.&quot;;[.F654];&quot;.&quot;;[.H654])); IF([.I654]=&quot;&quot;;&quot;&quot;;CONCATENATE(&quot;/R&quot;;[.I654]));IF([.J654]=&quot;&quot;;&quot;&quot;;CONCATENATE(&quot;/G&quot;;[.B654];&quot;.&quot;;[.D654];&quot;.&quot;;[.F654];&quot;.&quot;;[.H654]; &quot;.&quot;;[.J654])); IF([.K654]=&quot;&quot;;&quot;&quot;;CONCATENATE(&quot;/R&quot;;[.K654])))" table:style-name="ce7">
            <text:p>C44/G2/G2.1/R3</text:p>
          </table:table-cell>
          <table:table-cell office:value-type="string" table:style-name="ce7">
            <text:p>CRITERION.SELECTION.TECHNICAL_PROFESSIONAL_ABILITY.TECHNICAL.SUPPLY_CHAIN_MANAGE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5" table:style-name="ce9">
            <text:p>45</text:p>
          </table:table-cell>
          <table:table-cell table:number-columns-repeated="10" table:style-name="ce9"/>
          <table:table-cell office:value-type="string" office:string-value="C45" table:formula="of:=CONCATENATE(IF([.A655]=&quot;&quot;;&quot;&quot;;CONCATENATE(&quot;C&quot;; [.A655]));IF([.B655]=&quot;&quot;;&quot;&quot;;CONCATENATE(&quot;/G&quot;;[.B655]));IF([.C655]=&quot;&quot;;&quot;&quot;;CONCATENATE(&quot;/R&quot;;[.C655])); IF([.D655]=&quot;&quot;;&quot;&quot;;CONCATENATE(&quot;/G&quot;;[.B655];&quot;.&quot;;[.D655])); IF([.E655]=&quot;&quot;;&quot;&quot;;CONCATENATE(&quot;/R&quot;;[.E655])); IF([.F655]=&quot;&quot;;&quot;&quot;;CONCATENATE(&quot;/G&quot;;[.B655];&quot;.&quot;;[.D655];&quot;.&quot;;[.F655])); IF([.G655]=&quot;&quot;;&quot;&quot;;CONCATENATE(&quot;/R&quot;;[.G655])); IF([.H655]=&quot;&quot;;&quot;&quot;;CONCATENATE(&quot;/G&quot;;[.B655];&quot;.&quot;;[.D655];&quot;.&quot;;[.F655];&quot;.&quot;;[.H655])); IF([.I655]=&quot;&quot;;&quot;&quot;;CONCATENATE(&quot;/R&quot;;[.I655]));IF([.J655]=&quot;&quot;;&quot;&quot;;CONCATENATE(&quot;/G&quot;;[.B655];&quot;.&quot;;[.D655];&quot;.&quot;;[.F655];&quot;.&quot;;[.H655]; &quot;.&quot;;[.J655])); IF([.K655]=&quot;&quot;;&quot;&quot;;CONCATENATE(&quot;/R&quot;;[.K655])))" table:style-name="ce9">
            <text:p>C45</text:p>
          </table:table-cell>
          <table:table-cell office:value-type="string" table:style-name="ce9">
            <text:p>CRITERION.SELECTION.TECHNICAL_PROFESSIONAL_ABILITY.PROFESSIONAL.QUALIFICATIONS</text:p>
          </table:table-cell>
          <table:table-cell office:value-type="string" table:style-name="ce9">
            <text:p>07301031-2270-41af-8e7e-66fe0c777107</text:p>
          </table:table-cell>
          <table:table-cell office:value-type="string" table:style-name="ce9">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style-name="ce9"/>
          <table:table-cell table:style-name="ce10"/>
          <table:table-cell table:number-columns-repeated="16367" table:style-name="ce9"/>
        </table:table-row>
        <table:table-row table:style-name="ro1">
          <table:table-cell office:value-type="float" office:value="45" table:style-name="ce11">
            <text:p>45</text:p>
          </table:table-cell>
          <table:table-cell office:value-type="float" office:value="1" table:style-name="ce1">
            <text:p>1</text:p>
          </table:table-cell>
          <table:table-cell table:number-columns-repeated="9" table:style-name="ce1"/>
          <table:table-cell office:value-type="string" office:string-value="C45/G1" table:formula="of:=CONCATENATE(IF([.A656]=&quot;&quot;;&quot;&quot;;CONCATENATE(&quot;C&quot;; [.A656]));IF([.B656]=&quot;&quot;;&quot;&quot;;CONCATENATE(&quot;/G&quot;;[.B656]));IF([.C656]=&quot;&quot;;&quot;&quot;;CONCATENATE(&quot;/R&quot;;[.C656])); IF([.D656]=&quot;&quot;;&quot;&quot;;CONCATENATE(&quot;/G&quot;;[.B656];&quot;.&quot;;[.D656])); IF([.E656]=&quot;&quot;;&quot;&quot;;CONCATENATE(&quot;/R&quot;;[.E656])); IF([.F656]=&quot;&quot;;&quot;&quot;;CONCATENATE(&quot;/G&quot;;[.B656];&quot;.&quot;;[.D656];&quot;.&quot;;[.F656])); IF([.G656]=&quot;&quot;;&quot;&quot;;CONCATENATE(&quot;/R&quot;;[.G656])); IF([.H656]=&quot;&quot;;&quot;&quot;;CONCATENATE(&quot;/G&quot;;[.B656];&quot;.&quot;;[.D656];&quot;.&quot;;[.F656];&quot;.&quot;;[.H656])); IF([.I656]=&quot;&quot;;&quot;&quot;;CONCATENATE(&quot;/R&quot;;[.I656]));IF([.J656]=&quot;&quot;;&quot;&quot;;CONCATENATE(&quot;/G&quot;;[.B656];&quot;.&quot;;[.D656];&quot;.&quot;;[.F656];&quot;.&quot;;[.H656]; &quot;.&quot;;[.J656])); IF([.K656]=&quot;&quot;;&quot;&quot;;CONCATENATE(&quot;/R&quot;;[.K656])))" table:style-name="ce1">
            <text:p>C45/G1</text:p>
          </table:table-cell>
          <table:table-cell office:value-type="string" table:style-name="ce1">
            <text:p>CRITERION.SELECTION.TECHNICAL_PROFESSIONAL_ABILITY.PROFESSIONAL.QUALIFICATION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5/G1/R1" table:formula="of:=CONCATENATE(IF([.A657]=&quot;&quot;;&quot;&quot;;CONCATENATE(&quot;C&quot;; [.A657]));IF([.B657]=&quot;&quot;;&quot;&quot;;CONCATENATE(&quot;/G&quot;;[.B657]));IF([.C657]=&quot;&quot;;&quot;&quot;;CONCATENATE(&quot;/R&quot;;[.C657])); IF([.D657]=&quot;&quot;;&quot;&quot;;CONCATENATE(&quot;/G&quot;;[.B657];&quot;.&quot;;[.D657])); IF([.E657]=&quot;&quot;;&quot;&quot;;CONCATENATE(&quot;/R&quot;;[.E657])); IF([.F657]=&quot;&quot;;&quot;&quot;;CONCATENATE(&quot;/G&quot;;[.B657];&quot;.&quot;;[.D657];&quot;.&quot;;[.F657])); IF([.G657]=&quot;&quot;;&quot;&quot;;CONCATENATE(&quot;/R&quot;;[.G657])); IF([.H657]=&quot;&quot;;&quot;&quot;;CONCATENATE(&quot;/G&quot;;[.B657];&quot;.&quot;;[.D657];&quot;.&quot;;[.F657];&quot;.&quot;;[.H657])); IF([.I657]=&quot;&quot;;&quot;&quot;;CONCATENATE(&quot;/R&quot;;[.I657]));IF([.J657]=&quot;&quot;;&quot;&quot;;CONCATENATE(&quot;/G&quot;;[.B657];&quot;.&quot;;[.D657];&quot;.&quot;;[.F657];&quot;.&quot;;[.H657]; &quot;.&quot;;[.J657])); IF([.K657]=&quot;&quot;;&quot;&quot;;CONCATENATE(&quot;/R&quot;;[.K657])))" table:style-name="ce1">
            <text:p>C45/G1/R1</text:p>
          </table:table-cell>
          <table:table-cell office:value-type="string" table:style-name="ce1">
            <text:p>CRITERION.SELECTION.TECHNICAL_PROFESSIONAL_ABILITY.PROFESSIONAL.QUALIFICATION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number-columns-repeated="9" table:style-name="ce1"/>
          <table:table-cell office:value-type="string" office:string-value="C45/G2" table:formula="of:=CONCATENATE(IF([.A658]=&quot;&quot;;&quot;&quot;;CONCATENATE(&quot;C&quot;; [.A658]));IF([.B658]=&quot;&quot;;&quot;&quot;;CONCATENATE(&quot;/G&quot;;[.B658]));IF([.C658]=&quot;&quot;;&quot;&quot;;CONCATENATE(&quot;/R&quot;;[.C658])); IF([.D658]=&quot;&quot;;&quot;&quot;;CONCATENATE(&quot;/G&quot;;[.B658];&quot;.&quot;;[.D658])); IF([.E658]=&quot;&quot;;&quot;&quot;;CONCATENATE(&quot;/R&quot;;[.E658])); IF([.F658]=&quot;&quot;;&quot;&quot;;CONCATENATE(&quot;/G&quot;;[.B658];&quot;.&quot;;[.D658];&quot;.&quot;;[.F658])); IF([.G658]=&quot;&quot;;&quot;&quot;;CONCATENATE(&quot;/R&quot;;[.G658])); IF([.H658]=&quot;&quot;;&quot;&quot;;CONCATENATE(&quot;/G&quot;;[.B658];&quot;.&quot;;[.D658];&quot;.&quot;;[.F658];&quot;.&quot;;[.H658])); IF([.I658]=&quot;&quot;;&quot;&quot;;CONCATENATE(&quot;/R&quot;;[.I658]));IF([.J658]=&quot;&quot;;&quot;&quot;;CONCATENATE(&quot;/G&quot;;[.B658];&quot;.&quot;;[.D658];&quot;.&quot;;[.F658];&quot;.&quot;;[.H658]; &quot;.&quot;;[.J658])); IF([.K658]=&quot;&quot;;&quot;&quot;;CONCATENATE(&quot;/R&quot;;[.K658])))" table:style-name="ce1">
            <text:p>C45/G2</text:p>
          </table:table-cell>
          <table:table-cell office:value-type="string" table:style-name="ce1">
            <text:p>CRITERION.SELECTION.TECHNICAL_PROFESSIONAL_ABILITY.PROFESSIONAL.QUALIFICATION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5/G2/R1" table:formula="of:=CONCATENATE(IF([.A659]=&quot;&quot;;&quot;&quot;;CONCATENATE(&quot;C&quot;; [.A659]));IF([.B659]=&quot;&quot;;&quot;&quot;;CONCATENATE(&quot;/G&quot;;[.B659]));IF([.C659]=&quot;&quot;;&quot;&quot;;CONCATENATE(&quot;/R&quot;;[.C659])); IF([.D659]=&quot;&quot;;&quot;&quot;;CONCATENATE(&quot;/G&quot;;[.B659];&quot;.&quot;;[.D659])); IF([.E659]=&quot;&quot;;&quot;&quot;;CONCATENATE(&quot;/R&quot;;[.E659])); IF([.F659]=&quot;&quot;;&quot;&quot;;CONCATENATE(&quot;/G&quot;;[.B659];&quot;.&quot;;[.D659];&quot;.&quot;;[.F659])); IF([.G659]=&quot;&quot;;&quot;&quot;;CONCATENATE(&quot;/R&quot;;[.G659])); IF([.H659]=&quot;&quot;;&quot;&quot;;CONCATENATE(&quot;/G&quot;;[.B659];&quot;.&quot;;[.D659];&quot;.&quot;;[.F659];&quot;.&quot;;[.H659])); IF([.I659]=&quot;&quot;;&quot;&quot;;CONCATENATE(&quot;/R&quot;;[.I659]));IF([.J659]=&quot;&quot;;&quot;&quot;;CONCATENATE(&quot;/G&quot;;[.B659];&quot;.&quot;;[.D659];&quot;.&quot;;[.F659];&quot;.&quot;;[.H659]; &quot;.&quot;;[.J659])); IF([.K659]=&quot;&quot;;&quot;&quot;;CONCATENATE(&quot;/R&quot;;[.K659])))" table:style-name="ce1">
            <text:p>C45/G2/R1</text:p>
          </table:table-cell>
          <table:table-cell office:value-type="string" table:style-name="ce1">
            <text:p>CRITERION.SELECTION.TECHNICAL_PROFESSIONAL_ABILITY.PROFESSIONAL.QUALIFICATION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5/G2/G2.1" table:formula="of:=CONCATENATE(IF([.A660]=&quot;&quot;;&quot;&quot;;CONCATENATE(&quot;C&quot;; [.A660]));IF([.B660]=&quot;&quot;;&quot;&quot;;CONCATENATE(&quot;/G&quot;;[.B660]));IF([.C660]=&quot;&quot;;&quot;&quot;;CONCATENATE(&quot;/R&quot;;[.C660])); IF([.D660]=&quot;&quot;;&quot;&quot;;CONCATENATE(&quot;/G&quot;;[.B660];&quot;.&quot;;[.D660])); IF([.E660]=&quot;&quot;;&quot;&quot;;CONCATENATE(&quot;/R&quot;;[.E660])); IF([.F660]=&quot;&quot;;&quot;&quot;;CONCATENATE(&quot;/G&quot;;[.B660];&quot;.&quot;;[.D660];&quot;.&quot;;[.F660])); IF([.G660]=&quot;&quot;;&quot;&quot;;CONCATENATE(&quot;/R&quot;;[.G660])); IF([.H660]=&quot;&quot;;&quot;&quot;;CONCATENATE(&quot;/G&quot;;[.B660];&quot;.&quot;;[.D660];&quot;.&quot;;[.F660];&quot;.&quot;;[.H660])); IF([.I660]=&quot;&quot;;&quot;&quot;;CONCATENATE(&quot;/R&quot;;[.I660]));IF([.J660]=&quot;&quot;;&quot;&quot;;CONCATENATE(&quot;/G&quot;;[.B660];&quot;.&quot;;[.D660];&quot;.&quot;;[.F660];&quot;.&quot;;[.H660]; &quot;.&quot;;[.J660])); IF([.K660]=&quot;&quot;;&quot;&quot;;CONCATENATE(&quot;/R&quot;;[.K660])))" table:style-name="ce1">
            <text:p>C45/G2/G2.1</text:p>
          </table:table-cell>
          <table:table-cell office:value-type="string" table:style-name="ce1">
            <text:p>CRITERION.SELECTION.TECHNICAL_PROFESSIONAL_ABILITY.PROFESSIONAL.QUALIFICATION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5/G2/G2.1/R1" table:formula="of:=CONCATENATE(IF([.A661]=&quot;&quot;;&quot;&quot;;CONCATENATE(&quot;C&quot;; [.A661]));IF([.B661]=&quot;&quot;;&quot;&quot;;CONCATENATE(&quot;/G&quot;;[.B661]));IF([.C661]=&quot;&quot;;&quot;&quot;;CONCATENATE(&quot;/R&quot;;[.C661])); IF([.D661]=&quot;&quot;;&quot;&quot;;CONCATENATE(&quot;/G&quot;;[.B661];&quot;.&quot;;[.D661])); IF([.E661]=&quot;&quot;;&quot;&quot;;CONCATENATE(&quot;/R&quot;;[.E661])); IF([.F661]=&quot;&quot;;&quot;&quot;;CONCATENATE(&quot;/G&quot;;[.B661];&quot;.&quot;;[.D661];&quot;.&quot;;[.F661])); IF([.G661]=&quot;&quot;;&quot;&quot;;CONCATENATE(&quot;/R&quot;;[.G661])); IF([.H661]=&quot;&quot;;&quot;&quot;;CONCATENATE(&quot;/G&quot;;[.B661];&quot;.&quot;;[.D661];&quot;.&quot;;[.F661];&quot;.&quot;;[.H661])); IF([.I661]=&quot;&quot;;&quot;&quot;;CONCATENATE(&quot;/R&quot;;[.I661]));IF([.J661]=&quot;&quot;;&quot;&quot;;CONCATENATE(&quot;/G&quot;;[.B661];&quot;.&quot;;[.D661];&quot;.&quot;;[.F661];&quot;.&quot;;[.H661]; &quot;.&quot;;[.J661])); IF([.K661]=&quot;&quot;;&quot;&quot;;CONCATENATE(&quot;/R&quot;;[.K661])))" table:style-name="ce1">
            <text:p>C45/G2/G2.1/R1</text:p>
          </table:table-cell>
          <table:table-cell office:value-type="string" table:style-name="ce1">
            <text:p>CRITERION.SELECTION.TECHNICAL_PROFESSIONAL_ABILITY.PROFESSIONAL.QUALIFICATION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5/G2/G2.1/R2" table:formula="of:=CONCATENATE(IF([.A662]=&quot;&quot;;&quot;&quot;;CONCATENATE(&quot;C&quot;; [.A662]));IF([.B662]=&quot;&quot;;&quot;&quot;;CONCATENATE(&quot;/G&quot;;[.B662]));IF([.C662]=&quot;&quot;;&quot;&quot;;CONCATENATE(&quot;/R&quot;;[.C662])); IF([.D662]=&quot;&quot;;&quot;&quot;;CONCATENATE(&quot;/G&quot;;[.B662];&quot;.&quot;;[.D662])); IF([.E662]=&quot;&quot;;&quot;&quot;;CONCATENATE(&quot;/R&quot;;[.E662])); IF([.F662]=&quot;&quot;;&quot;&quot;;CONCATENATE(&quot;/G&quot;;[.B662];&quot;.&quot;;[.D662];&quot;.&quot;;[.F662])); IF([.G662]=&quot;&quot;;&quot;&quot;;CONCATENATE(&quot;/R&quot;;[.G662])); IF([.H662]=&quot;&quot;;&quot;&quot;;CONCATENATE(&quot;/G&quot;;[.B662];&quot;.&quot;;[.D662];&quot;.&quot;;[.F662];&quot;.&quot;;[.H662])); IF([.I662]=&quot;&quot;;&quot;&quot;;CONCATENATE(&quot;/R&quot;;[.I662]));IF([.J662]=&quot;&quot;;&quot;&quot;;CONCATENATE(&quot;/G&quot;;[.B662];&quot;.&quot;;[.D662];&quot;.&quot;;[.F662];&quot;.&quot;;[.H662]; &quot;.&quot;;[.J662])); IF([.K662]=&quot;&quot;;&quot;&quot;;CONCATENATE(&quot;/R&quot;;[.K662])))" table:style-name="ce1">
            <text:p>C45/G2/G2.1/R2</text:p>
          </table:table-cell>
          <table:table-cell office:value-type="string" table:style-name="ce1">
            <text:p>CRITERION.SELECTION.TECHNICAL_PROFESSIONAL_ABILITY.PROFESSIONAL.QUALIFICATION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5" table:style-name="ce8">
            <text:p>4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5/G2/G2.1/R3" table:formula="of:=CONCATENATE(IF([.A663]=&quot;&quot;;&quot;&quot;;CONCATENATE(&quot;C&quot;; [.A663]));IF([.B663]=&quot;&quot;;&quot;&quot;;CONCATENATE(&quot;/G&quot;;[.B663]));IF([.C663]=&quot;&quot;;&quot;&quot;;CONCATENATE(&quot;/R&quot;;[.C663])); IF([.D663]=&quot;&quot;;&quot;&quot;;CONCATENATE(&quot;/G&quot;;[.B663];&quot;.&quot;;[.D663])); IF([.E663]=&quot;&quot;;&quot;&quot;;CONCATENATE(&quot;/R&quot;;[.E663])); IF([.F663]=&quot;&quot;;&quot;&quot;;CONCATENATE(&quot;/G&quot;;[.B663];&quot;.&quot;;[.D663];&quot;.&quot;;[.F663])); IF([.G663]=&quot;&quot;;&quot;&quot;;CONCATENATE(&quot;/R&quot;;[.G663])); IF([.H663]=&quot;&quot;;&quot;&quot;;CONCATENATE(&quot;/G&quot;;[.B663];&quot;.&quot;;[.D663];&quot;.&quot;;[.F663];&quot;.&quot;;[.H663])); IF([.I663]=&quot;&quot;;&quot;&quot;;CONCATENATE(&quot;/R&quot;;[.I663]));IF([.J663]=&quot;&quot;;&quot;&quot;;CONCATENATE(&quot;/G&quot;;[.B663];&quot;.&quot;;[.D663];&quot;.&quot;;[.F663];&quot;.&quot;;[.H663]; &quot;.&quot;;[.J663])); IF([.K663]=&quot;&quot;;&quot;&quot;;CONCATENATE(&quot;/R&quot;;[.K663])))" table:style-name="ce7">
            <text:p>C45/G2/G2.1/R3</text:p>
          </table:table-cell>
          <table:table-cell office:value-type="string" table:style-name="ce7">
            <text:p>CRITERION.SELECTION.TECHNICAL_PROFESSIONAL_ABILITY.PROFESSIONAL.QUALIFICATION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6" table:style-name="ce9">
            <text:p>46</text:p>
          </table:table-cell>
          <table:table-cell table:number-columns-repeated="10" table:style-name="ce9"/>
          <table:table-cell office:value-type="string" office:string-value="C46" table:formula="of:=CONCATENATE(IF([.A664]=&quot;&quot;;&quot;&quot;;CONCATENATE(&quot;C&quot;; [.A664]));IF([.B664]=&quot;&quot;;&quot;&quot;;CONCATENATE(&quot;/G&quot;;[.B664]));IF([.C664]=&quot;&quot;;&quot;&quot;;CONCATENATE(&quot;/R&quot;;[.C664])); IF([.D664]=&quot;&quot;;&quot;&quot;;CONCATENATE(&quot;/G&quot;;[.B664];&quot;.&quot;;[.D664])); IF([.E664]=&quot;&quot;;&quot;&quot;;CONCATENATE(&quot;/R&quot;;[.E664])); IF([.F664]=&quot;&quot;;&quot;&quot;;CONCATENATE(&quot;/G&quot;;[.B664];&quot;.&quot;;[.D664];&quot;.&quot;;[.F664])); IF([.G664]=&quot;&quot;;&quot;&quot;;CONCATENATE(&quot;/R&quot;;[.G664])); IF([.H664]=&quot;&quot;;&quot;&quot;;CONCATENATE(&quot;/G&quot;;[.B664];&quot;.&quot;;[.D664];&quot;.&quot;;[.F664];&quot;.&quot;;[.H664])); IF([.I664]=&quot;&quot;;&quot;&quot;;CONCATENATE(&quot;/R&quot;;[.I664]));IF([.J664]=&quot;&quot;;&quot;&quot;;CONCATENATE(&quot;/G&quot;;[.B664];&quot;.&quot;;[.D664];&quot;.&quot;;[.F664];&quot;.&quot;;[.H664]; &quot;.&quot;;[.J664])); IF([.K664]=&quot;&quot;;&quot;&quot;;CONCATENATE(&quot;/R&quot;;[.K664])))" table:style-name="ce9">
            <text:p>C46</text:p>
          </table:table-cell>
          <table:table-cell office:value-type="string" table:style-name="ce9">
            <text:p>CRITERION.SELECTION.TECHNICAL_PROFESSIONAL_ABILITY.TECHNICAL.ENVIRONMENTAL_MANAGEMENT_MEASURES</text:p>
          </table:table-cell>
          <table:table-cell office:value-type="string" table:style-name="ce9">
            <text:p>9460457e-b43d-48a9-acd1-615de6ddd33e</text:p>
          </table:table-cell>
          <table:table-cell office:value-type="string" table:style-name="ce9">
            <text:p>The economic operator will be able to apply the following environmental management measures when performing the contract:</text:p>
          </table:table-cell>
          <table:table-cell table:style-name="ce9"/>
          <table:table-cell table:style-name="ce10"/>
          <table:table-cell table:number-columns-repeated="16367" table:style-name="ce9"/>
        </table:table-row>
        <table:table-row table:style-name="ro1">
          <table:table-cell office:value-type="float" office:value="46" table:style-name="ce11">
            <text:p>46</text:p>
          </table:table-cell>
          <table:table-cell office:value-type="float" office:value="1" table:style-name="ce1">
            <text:p>1</text:p>
          </table:table-cell>
          <table:table-cell table:number-columns-repeated="9" table:style-name="ce1"/>
          <table:table-cell office:value-type="string" office:string-value="C46/G1" table:formula="of:=CONCATENATE(IF([.A665]=&quot;&quot;;&quot;&quot;;CONCATENATE(&quot;C&quot;; [.A665]));IF([.B665]=&quot;&quot;;&quot;&quot;;CONCATENATE(&quot;/G&quot;;[.B665]));IF([.C665]=&quot;&quot;;&quot;&quot;;CONCATENATE(&quot;/R&quot;;[.C665])); IF([.D665]=&quot;&quot;;&quot;&quot;;CONCATENATE(&quot;/G&quot;;[.B665];&quot;.&quot;;[.D665])); IF([.E665]=&quot;&quot;;&quot;&quot;;CONCATENATE(&quot;/R&quot;;[.E665])); IF([.F665]=&quot;&quot;;&quot;&quot;;CONCATENATE(&quot;/G&quot;;[.B665];&quot;.&quot;;[.D665];&quot;.&quot;;[.F665])); IF([.G665]=&quot;&quot;;&quot;&quot;;CONCATENATE(&quot;/R&quot;;[.G665])); IF([.H665]=&quot;&quot;;&quot;&quot;;CONCATENATE(&quot;/G&quot;;[.B665];&quot;.&quot;;[.D665];&quot;.&quot;;[.F665];&quot;.&quot;;[.H665])); IF([.I665]=&quot;&quot;;&quot;&quot;;CONCATENATE(&quot;/R&quot;;[.I665]));IF([.J665]=&quot;&quot;;&quot;&quot;;CONCATENATE(&quot;/G&quot;;[.B665];&quot;.&quot;;[.D665];&quot;.&quot;;[.F665];&quot;.&quot;;[.H665]; &quot;.&quot;;[.J665])); IF([.K665]=&quot;&quot;;&quot;&quot;;CONCATENATE(&quot;/R&quot;;[.K665])))" table:style-name="ce1">
            <text:p>C46/G1</text:p>
          </table:table-cell>
          <table:table-cell office:value-type="string" table:style-name="ce1">
            <text:p>CRITERION.SELECTION.TECHNICAL_PROFESSIONAL_ABILITY.TECHNICAL.ENVIRONMENTAL_MANAGEMENT_MEASURE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6/G1/R1" table:formula="of:=CONCATENATE(IF([.A666]=&quot;&quot;;&quot;&quot;;CONCATENATE(&quot;C&quot;; [.A666]));IF([.B666]=&quot;&quot;;&quot;&quot;;CONCATENATE(&quot;/G&quot;;[.B666]));IF([.C666]=&quot;&quot;;&quot;&quot;;CONCATENATE(&quot;/R&quot;;[.C666])); IF([.D666]=&quot;&quot;;&quot;&quot;;CONCATENATE(&quot;/G&quot;;[.B666];&quot;.&quot;;[.D666])); IF([.E666]=&quot;&quot;;&quot;&quot;;CONCATENATE(&quot;/R&quot;;[.E666])); IF([.F666]=&quot;&quot;;&quot;&quot;;CONCATENATE(&quot;/G&quot;;[.B666];&quot;.&quot;;[.D666];&quot;.&quot;;[.F666])); IF([.G666]=&quot;&quot;;&quot;&quot;;CONCATENATE(&quot;/R&quot;;[.G666])); IF([.H666]=&quot;&quot;;&quot;&quot;;CONCATENATE(&quot;/G&quot;;[.B666];&quot;.&quot;;[.D666];&quot;.&quot;;[.F666];&quot;.&quot;;[.H666])); IF([.I666]=&quot;&quot;;&quot;&quot;;CONCATENATE(&quot;/R&quot;;[.I666]));IF([.J666]=&quot;&quot;;&quot;&quot;;CONCATENATE(&quot;/G&quot;;[.B666];&quot;.&quot;;[.D666];&quot;.&quot;;[.F666];&quot;.&quot;;[.H666]; &quot;.&quot;;[.J666])); IF([.K666]=&quot;&quot;;&quot;&quot;;CONCATENATE(&quot;/R&quot;;[.K666])))" table:style-name="ce1">
            <text:p>C46/G1/R1</text:p>
          </table:table-cell>
          <table:table-cell office:value-type="string" table:style-name="ce1">
            <text:p>CRITERION.SELECTION.TECHNICAL_PROFESSIONAL_ABILITY.TECHNICAL.ENVIRONMENTAL_MANAGEMENT_MEASURE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number-columns-repeated="9" table:style-name="ce1"/>
          <table:table-cell office:value-type="string" office:string-value="C46/G2" table:formula="of:=CONCATENATE(IF([.A667]=&quot;&quot;;&quot;&quot;;CONCATENATE(&quot;C&quot;; [.A667]));IF([.B667]=&quot;&quot;;&quot;&quot;;CONCATENATE(&quot;/G&quot;;[.B667]));IF([.C667]=&quot;&quot;;&quot;&quot;;CONCATENATE(&quot;/R&quot;;[.C667])); IF([.D667]=&quot;&quot;;&quot;&quot;;CONCATENATE(&quot;/G&quot;;[.B667];&quot;.&quot;;[.D667])); IF([.E667]=&quot;&quot;;&quot;&quot;;CONCATENATE(&quot;/R&quot;;[.E667])); IF([.F667]=&quot;&quot;;&quot;&quot;;CONCATENATE(&quot;/G&quot;;[.B667];&quot;.&quot;;[.D667];&quot;.&quot;;[.F667])); IF([.G667]=&quot;&quot;;&quot;&quot;;CONCATENATE(&quot;/R&quot;;[.G667])); IF([.H667]=&quot;&quot;;&quot;&quot;;CONCATENATE(&quot;/G&quot;;[.B667];&quot;.&quot;;[.D667];&quot;.&quot;;[.F667];&quot;.&quot;;[.H667])); IF([.I667]=&quot;&quot;;&quot;&quot;;CONCATENATE(&quot;/R&quot;;[.I667]));IF([.J667]=&quot;&quot;;&quot;&quot;;CONCATENATE(&quot;/G&quot;;[.B667];&quot;.&quot;;[.D667];&quot;.&quot;;[.F667];&quot;.&quot;;[.H667]; &quot;.&quot;;[.J667])); IF([.K667]=&quot;&quot;;&quot;&quot;;CONCATENATE(&quot;/R&quot;;[.K667])))" table:style-name="ce1">
            <text:p>C46/G2</text:p>
          </table:table-cell>
          <table:table-cell office:value-type="string" table:style-name="ce1">
            <text:p>CRITERION.SELECTION.TECHNICAL_PROFESSIONAL_ABILITY.TECHNICAL.ENVIRONMENTAL_MANAGEMENT_MEASURE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6/G2/R1" table:formula="of:=CONCATENATE(IF([.A668]=&quot;&quot;;&quot;&quot;;CONCATENATE(&quot;C&quot;; [.A668]));IF([.B668]=&quot;&quot;;&quot;&quot;;CONCATENATE(&quot;/G&quot;;[.B668]));IF([.C668]=&quot;&quot;;&quot;&quot;;CONCATENATE(&quot;/R&quot;;[.C668])); IF([.D668]=&quot;&quot;;&quot;&quot;;CONCATENATE(&quot;/G&quot;;[.B668];&quot;.&quot;;[.D668])); IF([.E668]=&quot;&quot;;&quot;&quot;;CONCATENATE(&quot;/R&quot;;[.E668])); IF([.F668]=&quot;&quot;;&quot;&quot;;CONCATENATE(&quot;/G&quot;;[.B668];&quot;.&quot;;[.D668];&quot;.&quot;;[.F668])); IF([.G668]=&quot;&quot;;&quot;&quot;;CONCATENATE(&quot;/R&quot;;[.G668])); IF([.H668]=&quot;&quot;;&quot;&quot;;CONCATENATE(&quot;/G&quot;;[.B668];&quot;.&quot;;[.D668];&quot;.&quot;;[.F668];&quot;.&quot;;[.H668])); IF([.I668]=&quot;&quot;;&quot;&quot;;CONCATENATE(&quot;/R&quot;;[.I668]));IF([.J668]=&quot;&quot;;&quot;&quot;;CONCATENATE(&quot;/G&quot;;[.B668];&quot;.&quot;;[.D668];&quot;.&quot;;[.F668];&quot;.&quot;;[.H668]; &quot;.&quot;;[.J668])); IF([.K668]=&quot;&quot;;&quot;&quot;;CONCATENATE(&quot;/R&quot;;[.K668])))" table:style-name="ce1">
            <text:p>C46/G2/R1</text:p>
          </table:table-cell>
          <table:table-cell office:value-type="string" table:style-name="ce1">
            <text:p>CRITERION.SELECTION.TECHNICAL_PROFESSIONAL_ABILITY.TECHNICAL.ENVIRONMENTAL_MANAGEMENT_MEASURE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6/G2/G2.1" table:formula="of:=CONCATENATE(IF([.A669]=&quot;&quot;;&quot;&quot;;CONCATENATE(&quot;C&quot;; [.A669]));IF([.B669]=&quot;&quot;;&quot;&quot;;CONCATENATE(&quot;/G&quot;;[.B669]));IF([.C669]=&quot;&quot;;&quot;&quot;;CONCATENATE(&quot;/R&quot;;[.C669])); IF([.D669]=&quot;&quot;;&quot;&quot;;CONCATENATE(&quot;/G&quot;;[.B669];&quot;.&quot;;[.D669])); IF([.E669]=&quot;&quot;;&quot;&quot;;CONCATENATE(&quot;/R&quot;;[.E669])); IF([.F669]=&quot;&quot;;&quot;&quot;;CONCATENATE(&quot;/G&quot;;[.B669];&quot;.&quot;;[.D669];&quot;.&quot;;[.F669])); IF([.G669]=&quot;&quot;;&quot;&quot;;CONCATENATE(&quot;/R&quot;;[.G669])); IF([.H669]=&quot;&quot;;&quot;&quot;;CONCATENATE(&quot;/G&quot;;[.B669];&quot;.&quot;;[.D669];&quot;.&quot;;[.F669];&quot;.&quot;;[.H669])); IF([.I669]=&quot;&quot;;&quot;&quot;;CONCATENATE(&quot;/R&quot;;[.I669]));IF([.J669]=&quot;&quot;;&quot;&quot;;CONCATENATE(&quot;/G&quot;;[.B669];&quot;.&quot;;[.D669];&quot;.&quot;;[.F669];&quot;.&quot;;[.H669]; &quot;.&quot;;[.J669])); IF([.K669]=&quot;&quot;;&quot;&quot;;CONCATENATE(&quot;/R&quot;;[.K669])))" table:style-name="ce1">
            <text:p>C46/G2/G2.1</text:p>
          </table:table-cell>
          <table:table-cell office:value-type="string" table:style-name="ce1">
            <text:p>CRITERION.SELECTION.TECHNICAL_PROFESSIONAL_ABILITY.TECHNICAL.ENVIRONMENTAL_MANAGEMENT_MEASURE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6/G2/G2.1/R1" table:formula="of:=CONCATENATE(IF([.A670]=&quot;&quot;;&quot;&quot;;CONCATENATE(&quot;C&quot;; [.A670]));IF([.B670]=&quot;&quot;;&quot;&quot;;CONCATENATE(&quot;/G&quot;;[.B670]));IF([.C670]=&quot;&quot;;&quot;&quot;;CONCATENATE(&quot;/R&quot;;[.C670])); IF([.D670]=&quot;&quot;;&quot;&quot;;CONCATENATE(&quot;/G&quot;;[.B670];&quot;.&quot;;[.D670])); IF([.E670]=&quot;&quot;;&quot;&quot;;CONCATENATE(&quot;/R&quot;;[.E670])); IF([.F670]=&quot;&quot;;&quot;&quot;;CONCATENATE(&quot;/G&quot;;[.B670];&quot;.&quot;;[.D670];&quot;.&quot;;[.F670])); IF([.G670]=&quot;&quot;;&quot;&quot;;CONCATENATE(&quot;/R&quot;;[.G670])); IF([.H670]=&quot;&quot;;&quot;&quot;;CONCATENATE(&quot;/G&quot;;[.B670];&quot;.&quot;;[.D670];&quot;.&quot;;[.F670];&quot;.&quot;;[.H670])); IF([.I670]=&quot;&quot;;&quot;&quot;;CONCATENATE(&quot;/R&quot;;[.I670]));IF([.J670]=&quot;&quot;;&quot;&quot;;CONCATENATE(&quot;/G&quot;;[.B670];&quot;.&quot;;[.D670];&quot;.&quot;;[.F670];&quot;.&quot;;[.H670]; &quot;.&quot;;[.J670])); IF([.K670]=&quot;&quot;;&quot;&quot;;CONCATENATE(&quot;/R&quot;;[.K670])))" table:style-name="ce1">
            <text:p>C46/G2/G2.1/R1</text:p>
          </table:table-cell>
          <table:table-cell office:value-type="string" table:style-name="ce1">
            <text:p>CRITERION.SELECTION.TECHNICAL_PROFESSIONAL_ABILITY.TECHNICAL.ENVIRONMENTAL_MANAGEMENT_MEASURE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6/G2/G2.1/R2" table:formula="of:=CONCATENATE(IF([.A671]=&quot;&quot;;&quot;&quot;;CONCATENATE(&quot;C&quot;; [.A671]));IF([.B671]=&quot;&quot;;&quot;&quot;;CONCATENATE(&quot;/G&quot;;[.B671]));IF([.C671]=&quot;&quot;;&quot;&quot;;CONCATENATE(&quot;/R&quot;;[.C671])); IF([.D671]=&quot;&quot;;&quot;&quot;;CONCATENATE(&quot;/G&quot;;[.B671];&quot;.&quot;;[.D671])); IF([.E671]=&quot;&quot;;&quot;&quot;;CONCATENATE(&quot;/R&quot;;[.E671])); IF([.F671]=&quot;&quot;;&quot;&quot;;CONCATENATE(&quot;/G&quot;;[.B671];&quot;.&quot;;[.D671];&quot;.&quot;;[.F671])); IF([.G671]=&quot;&quot;;&quot;&quot;;CONCATENATE(&quot;/R&quot;;[.G671])); IF([.H671]=&quot;&quot;;&quot;&quot;;CONCATENATE(&quot;/G&quot;;[.B671];&quot;.&quot;;[.D671];&quot;.&quot;;[.F671];&quot;.&quot;;[.H671])); IF([.I671]=&quot;&quot;;&quot;&quot;;CONCATENATE(&quot;/R&quot;;[.I671]));IF([.J671]=&quot;&quot;;&quot;&quot;;CONCATENATE(&quot;/G&quot;;[.B671];&quot;.&quot;;[.D671];&quot;.&quot;;[.F671];&quot;.&quot;;[.H671]; &quot;.&quot;;[.J671])); IF([.K671]=&quot;&quot;;&quot;&quot;;CONCATENATE(&quot;/R&quot;;[.K671])))" table:style-name="ce1">
            <text:p>C46/G2/G2.1/R2</text:p>
          </table:table-cell>
          <table:table-cell office:value-type="string" table:style-name="ce1">
            <text:p>CRITERION.SELECTION.TECHNICAL_PROFESSIONAL_ABILITY.TECHNICAL.ENVIRONMENTAL_MANAGEMENT_MEASURE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6" table:style-name="ce8">
            <text:p>4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6/G2/G2.1/R3" table:formula="of:=CONCATENATE(IF([.A672]=&quot;&quot;;&quot;&quot;;CONCATENATE(&quot;C&quot;; [.A672]));IF([.B672]=&quot;&quot;;&quot;&quot;;CONCATENATE(&quot;/G&quot;;[.B672]));IF([.C672]=&quot;&quot;;&quot;&quot;;CONCATENATE(&quot;/R&quot;;[.C672])); IF([.D672]=&quot;&quot;;&quot;&quot;;CONCATENATE(&quot;/G&quot;;[.B672];&quot;.&quot;;[.D672])); IF([.E672]=&quot;&quot;;&quot;&quot;;CONCATENATE(&quot;/R&quot;;[.E672])); IF([.F672]=&quot;&quot;;&quot;&quot;;CONCATENATE(&quot;/G&quot;;[.B672];&quot;.&quot;;[.D672];&quot;.&quot;;[.F672])); IF([.G672]=&quot;&quot;;&quot;&quot;;CONCATENATE(&quot;/R&quot;;[.G672])); IF([.H672]=&quot;&quot;;&quot;&quot;;CONCATENATE(&quot;/G&quot;;[.B672];&quot;.&quot;;[.D672];&quot;.&quot;;[.F672];&quot;.&quot;;[.H672])); IF([.I672]=&quot;&quot;;&quot;&quot;;CONCATENATE(&quot;/R&quot;;[.I672]));IF([.J672]=&quot;&quot;;&quot;&quot;;CONCATENATE(&quot;/G&quot;;[.B672];&quot;.&quot;;[.D672];&quot;.&quot;;[.F672];&quot;.&quot;;[.H672]; &quot;.&quot;;[.J672])); IF([.K672]=&quot;&quot;;&quot;&quot;;CONCATENATE(&quot;/R&quot;;[.K672])))" table:style-name="ce7">
            <text:p>C46/G2/G2.1/R3</text:p>
          </table:table-cell>
          <table:table-cell office:value-type="string" table:style-name="ce7">
            <text:p>CRITERION.SELECTION.TECHNICAL_PROFESSIONAL_ABILITY.TECHNICAL.ENVIRONMENTAL_MANAGEMENT_MEASURE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7" table:style-name="ce9">
            <text:p>47</text:p>
          </table:table-cell>
          <table:table-cell table:number-columns-repeated="10" table:style-name="ce9"/>
          <table:table-cell office:value-type="string" office:string-value="C47" table:formula="of:=CONCATENATE(IF([.A673]=&quot;&quot;;&quot;&quot;;CONCATENATE(&quot;C&quot;; [.A673]));IF([.B673]=&quot;&quot;;&quot;&quot;;CONCATENATE(&quot;/G&quot;;[.B673]));IF([.C673]=&quot;&quot;;&quot;&quot;;CONCATENATE(&quot;/R&quot;;[.C673])); IF([.D673]=&quot;&quot;;&quot;&quot;;CONCATENATE(&quot;/G&quot;;[.B673];&quot;.&quot;;[.D673])); IF([.E673]=&quot;&quot;;&quot;&quot;;CONCATENATE(&quot;/R&quot;;[.E673])); IF([.F673]=&quot;&quot;;&quot;&quot;;CONCATENATE(&quot;/G&quot;;[.B673];&quot;.&quot;;[.D673];&quot;.&quot;;[.F673])); IF([.G673]=&quot;&quot;;&quot;&quot;;CONCATENATE(&quot;/R&quot;;[.G673])); IF([.H673]=&quot;&quot;;&quot;&quot;;CONCATENATE(&quot;/G&quot;;[.B673];&quot;.&quot;;[.D673];&quot;.&quot;;[.F673];&quot;.&quot;;[.H673])); IF([.I673]=&quot;&quot;;&quot;&quot;;CONCATENATE(&quot;/R&quot;;[.I673]));IF([.J673]=&quot;&quot;;&quot;&quot;;CONCATENATE(&quot;/G&quot;;[.B673];&quot;.&quot;;[.D673];&quot;.&quot;;[.F673];&quot;.&quot;;[.H673]; &quot;.&quot;;[.J673])); IF([.K673]=&quot;&quot;;&quot;&quot;;CONCATENATE(&quot;/R&quot;;[.K673])))" table:style-name="ce9">
            <text:p>C47</text:p>
          </table:table-cell>
          <table:table-cell office:value-type="string" table:style-name="ce9">
            <text:p>CRITERION.SELECTION.TECHNICAL_PROFESSIONAL_ABILITY.TECHNICAL.EQUIPMENT</text:p>
          </table:table-cell>
          <table:table-cell office:value-type="string" table:style-name="ce9">
            <text:p>cc18c023-211d-484d-a32e-52f3f970285f</text:p>
          </table:table-cell>
          <table:table-cell office:value-type="string" table:style-name="ce9">
            <text:p>The following tools, plant or technical equipment will be available to it for performing the contract:</text:p>
          </table:table-cell>
          <table:table-cell table:style-name="ce9"/>
          <table:table-cell table:style-name="ce10"/>
          <table:table-cell table:number-columns-repeated="16367" table:style-name="ce9"/>
        </table:table-row>
        <table:table-row table:style-name="ro1">
          <table:table-cell office:value-type="float" office:value="47" table:style-name="ce11">
            <text:p>47</text:p>
          </table:table-cell>
          <table:table-cell office:value-type="float" office:value="1" table:style-name="ce1">
            <text:p>1</text:p>
          </table:table-cell>
          <table:table-cell table:number-columns-repeated="9" table:style-name="ce1"/>
          <table:table-cell office:value-type="string" office:string-value="C47/G1" table:formula="of:=CONCATENATE(IF([.A674]=&quot;&quot;;&quot;&quot;;CONCATENATE(&quot;C&quot;; [.A674]));IF([.B674]=&quot;&quot;;&quot;&quot;;CONCATENATE(&quot;/G&quot;;[.B674]));IF([.C674]=&quot;&quot;;&quot;&quot;;CONCATENATE(&quot;/R&quot;;[.C674])); IF([.D674]=&quot;&quot;;&quot;&quot;;CONCATENATE(&quot;/G&quot;;[.B674];&quot;.&quot;;[.D674])); IF([.E674]=&quot;&quot;;&quot;&quot;;CONCATENATE(&quot;/R&quot;;[.E674])); IF([.F674]=&quot;&quot;;&quot;&quot;;CONCATENATE(&quot;/G&quot;;[.B674];&quot;.&quot;;[.D674];&quot;.&quot;;[.F674])); IF([.G674]=&quot;&quot;;&quot;&quot;;CONCATENATE(&quot;/R&quot;;[.G674])); IF([.H674]=&quot;&quot;;&quot;&quot;;CONCATENATE(&quot;/G&quot;;[.B674];&quot;.&quot;;[.D674];&quot;.&quot;;[.F674];&quot;.&quot;;[.H674])); IF([.I674]=&quot;&quot;;&quot;&quot;;CONCATENATE(&quot;/R&quot;;[.I674]));IF([.J674]=&quot;&quot;;&quot;&quot;;CONCATENATE(&quot;/G&quot;;[.B674];&quot;.&quot;;[.D674];&quot;.&quot;;[.F674];&quot;.&quot;;[.H674]; &quot;.&quot;;[.J674])); IF([.K674]=&quot;&quot;;&quot;&quot;;CONCATENATE(&quot;/R&quot;;[.K674])))" table:style-name="ce1">
            <text:p>C47/G1</text:p>
          </table:table-cell>
          <table:table-cell office:value-type="string" table:style-name="ce1">
            <text:p>CRITERION.SELECTION.TECHNICAL_PROFESSIONAL_ABILITY.TECHNICAL.EQUIPMENT</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7/G1/R1" table:formula="of:=CONCATENATE(IF([.A675]=&quot;&quot;;&quot;&quot;;CONCATENATE(&quot;C&quot;; [.A675]));IF([.B675]=&quot;&quot;;&quot;&quot;;CONCATENATE(&quot;/G&quot;;[.B675]));IF([.C675]=&quot;&quot;;&quot;&quot;;CONCATENATE(&quot;/R&quot;;[.C675])); IF([.D675]=&quot;&quot;;&quot;&quot;;CONCATENATE(&quot;/G&quot;;[.B675];&quot;.&quot;;[.D675])); IF([.E675]=&quot;&quot;;&quot;&quot;;CONCATENATE(&quot;/R&quot;;[.E675])); IF([.F675]=&quot;&quot;;&quot;&quot;;CONCATENATE(&quot;/G&quot;;[.B675];&quot;.&quot;;[.D675];&quot;.&quot;;[.F675])); IF([.G675]=&quot;&quot;;&quot;&quot;;CONCATENATE(&quot;/R&quot;;[.G675])); IF([.H675]=&quot;&quot;;&quot;&quot;;CONCATENATE(&quot;/G&quot;;[.B675];&quot;.&quot;;[.D675];&quot;.&quot;;[.F675];&quot;.&quot;;[.H675])); IF([.I675]=&quot;&quot;;&quot;&quot;;CONCATENATE(&quot;/R&quot;;[.I675]));IF([.J675]=&quot;&quot;;&quot;&quot;;CONCATENATE(&quot;/G&quot;;[.B675];&quot;.&quot;;[.D675];&quot;.&quot;;[.F675];&quot;.&quot;;[.H675]; &quot;.&quot;;[.J675])); IF([.K675]=&quot;&quot;;&quot;&quot;;CONCATENATE(&quot;/R&quot;;[.K675])))" table:style-name="ce1">
            <text:p>C47/G1/R1</text:p>
          </table:table-cell>
          <table:table-cell office:value-type="string" table:style-name="ce1">
            <text:p>CRITERION.SELECTION.TECHNICAL_PROFESSIONAL_ABILITY.TECHNICAL.EQUIPMENT</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number-columns-repeated="9" table:style-name="ce1"/>
          <table:table-cell office:value-type="string" office:string-value="C47/G2" table:formula="of:=CONCATENATE(IF([.A676]=&quot;&quot;;&quot;&quot;;CONCATENATE(&quot;C&quot;; [.A676]));IF([.B676]=&quot;&quot;;&quot;&quot;;CONCATENATE(&quot;/G&quot;;[.B676]));IF([.C676]=&quot;&quot;;&quot;&quot;;CONCATENATE(&quot;/R&quot;;[.C676])); IF([.D676]=&quot;&quot;;&quot;&quot;;CONCATENATE(&quot;/G&quot;;[.B676];&quot;.&quot;;[.D676])); IF([.E676]=&quot;&quot;;&quot;&quot;;CONCATENATE(&quot;/R&quot;;[.E676])); IF([.F676]=&quot;&quot;;&quot;&quot;;CONCATENATE(&quot;/G&quot;;[.B676];&quot;.&quot;;[.D676];&quot;.&quot;;[.F676])); IF([.G676]=&quot;&quot;;&quot;&quot;;CONCATENATE(&quot;/R&quot;;[.G676])); IF([.H676]=&quot;&quot;;&quot;&quot;;CONCATENATE(&quot;/G&quot;;[.B676];&quot;.&quot;;[.D676];&quot;.&quot;;[.F676];&quot;.&quot;;[.H676])); IF([.I676]=&quot;&quot;;&quot;&quot;;CONCATENATE(&quot;/R&quot;;[.I676]));IF([.J676]=&quot;&quot;;&quot;&quot;;CONCATENATE(&quot;/G&quot;;[.B676];&quot;.&quot;;[.D676];&quot;.&quot;;[.F676];&quot;.&quot;;[.H676]; &quot;.&quot;;[.J676])); IF([.K676]=&quot;&quot;;&quot;&quot;;CONCATENATE(&quot;/R&quot;;[.K676])))" table:style-name="ce1">
            <text:p>C47/G2</text:p>
          </table:table-cell>
          <table:table-cell office:value-type="string" table:style-name="ce1">
            <text:p>CRITERION.SELECTION.TECHNICAL_PROFESSIONAL_ABILITY.TECHNICAL.EQUIPMENT</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7/G2/R1" table:formula="of:=CONCATENATE(IF([.A677]=&quot;&quot;;&quot;&quot;;CONCATENATE(&quot;C&quot;; [.A677]));IF([.B677]=&quot;&quot;;&quot;&quot;;CONCATENATE(&quot;/G&quot;;[.B677]));IF([.C677]=&quot;&quot;;&quot;&quot;;CONCATENATE(&quot;/R&quot;;[.C677])); IF([.D677]=&quot;&quot;;&quot;&quot;;CONCATENATE(&quot;/G&quot;;[.B677];&quot;.&quot;;[.D677])); IF([.E677]=&quot;&quot;;&quot;&quot;;CONCATENATE(&quot;/R&quot;;[.E677])); IF([.F677]=&quot;&quot;;&quot;&quot;;CONCATENATE(&quot;/G&quot;;[.B677];&quot;.&quot;;[.D677];&quot;.&quot;;[.F677])); IF([.G677]=&quot;&quot;;&quot;&quot;;CONCATENATE(&quot;/R&quot;;[.G677])); IF([.H677]=&quot;&quot;;&quot;&quot;;CONCATENATE(&quot;/G&quot;;[.B677];&quot;.&quot;;[.D677];&quot;.&quot;;[.F677];&quot;.&quot;;[.H677])); IF([.I677]=&quot;&quot;;&quot;&quot;;CONCATENATE(&quot;/R&quot;;[.I677]));IF([.J677]=&quot;&quot;;&quot;&quot;;CONCATENATE(&quot;/G&quot;;[.B677];&quot;.&quot;;[.D677];&quot;.&quot;;[.F677];&quot;.&quot;;[.H677]; &quot;.&quot;;[.J677])); IF([.K677]=&quot;&quot;;&quot;&quot;;CONCATENATE(&quot;/R&quot;;[.K677])))" table:style-name="ce1">
            <text:p>C47/G2/R1</text:p>
          </table:table-cell>
          <table:table-cell office:value-type="string" table:style-name="ce1">
            <text:p>CRITERION.SELECTION.TECHNICAL_PROFESSIONAL_ABILITY.TECHNICAL.EQUIPMENT</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7/G2/G2.1" table:formula="of:=CONCATENATE(IF([.A678]=&quot;&quot;;&quot;&quot;;CONCATENATE(&quot;C&quot;; [.A678]));IF([.B678]=&quot;&quot;;&quot;&quot;;CONCATENATE(&quot;/G&quot;;[.B678]));IF([.C678]=&quot;&quot;;&quot;&quot;;CONCATENATE(&quot;/R&quot;;[.C678])); IF([.D678]=&quot;&quot;;&quot;&quot;;CONCATENATE(&quot;/G&quot;;[.B678];&quot;.&quot;;[.D678])); IF([.E678]=&quot;&quot;;&quot;&quot;;CONCATENATE(&quot;/R&quot;;[.E678])); IF([.F678]=&quot;&quot;;&quot;&quot;;CONCATENATE(&quot;/G&quot;;[.B678];&quot;.&quot;;[.D678];&quot;.&quot;;[.F678])); IF([.G678]=&quot;&quot;;&quot;&quot;;CONCATENATE(&quot;/R&quot;;[.G678])); IF([.H678]=&quot;&quot;;&quot;&quot;;CONCATENATE(&quot;/G&quot;;[.B678];&quot;.&quot;;[.D678];&quot;.&quot;;[.F678];&quot;.&quot;;[.H678])); IF([.I678]=&quot;&quot;;&quot;&quot;;CONCATENATE(&quot;/R&quot;;[.I678]));IF([.J678]=&quot;&quot;;&quot;&quot;;CONCATENATE(&quot;/G&quot;;[.B678];&quot;.&quot;;[.D678];&quot;.&quot;;[.F678];&quot;.&quot;;[.H678]; &quot;.&quot;;[.J678])); IF([.K678]=&quot;&quot;;&quot;&quot;;CONCATENATE(&quot;/R&quot;;[.K678])))" table:style-name="ce1">
            <text:p>C47/G2/G2.1</text:p>
          </table:table-cell>
          <table:table-cell office:value-type="string" table:style-name="ce1">
            <text:p>CRITERION.SELECTION.TECHNICAL_PROFESSIONAL_ABILITY.TECHNICAL.EQUIPMENT</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7/G2/G2.1/R1" table:formula="of:=CONCATENATE(IF([.A679]=&quot;&quot;;&quot;&quot;;CONCATENATE(&quot;C&quot;; [.A679]));IF([.B679]=&quot;&quot;;&quot;&quot;;CONCATENATE(&quot;/G&quot;;[.B679]));IF([.C679]=&quot;&quot;;&quot;&quot;;CONCATENATE(&quot;/R&quot;;[.C679])); IF([.D679]=&quot;&quot;;&quot;&quot;;CONCATENATE(&quot;/G&quot;;[.B679];&quot;.&quot;;[.D679])); IF([.E679]=&quot;&quot;;&quot;&quot;;CONCATENATE(&quot;/R&quot;;[.E679])); IF([.F679]=&quot;&quot;;&quot;&quot;;CONCATENATE(&quot;/G&quot;;[.B679];&quot;.&quot;;[.D679];&quot;.&quot;;[.F679])); IF([.G679]=&quot;&quot;;&quot;&quot;;CONCATENATE(&quot;/R&quot;;[.G679])); IF([.H679]=&quot;&quot;;&quot;&quot;;CONCATENATE(&quot;/G&quot;;[.B679];&quot;.&quot;;[.D679];&quot;.&quot;;[.F679];&quot;.&quot;;[.H679])); IF([.I679]=&quot;&quot;;&quot;&quot;;CONCATENATE(&quot;/R&quot;;[.I679]));IF([.J679]=&quot;&quot;;&quot;&quot;;CONCATENATE(&quot;/G&quot;;[.B679];&quot;.&quot;;[.D679];&quot;.&quot;;[.F679];&quot;.&quot;;[.H679]; &quot;.&quot;;[.J679])); IF([.K679]=&quot;&quot;;&quot;&quot;;CONCATENATE(&quot;/R&quot;;[.K679])))" table:style-name="ce1">
            <text:p>C47/G2/G2.1/R1</text:p>
          </table:table-cell>
          <table:table-cell office:value-type="string" table:style-name="ce1">
            <text:p>CRITERION.SELECTION.TECHNICAL_PROFESSIONAL_ABILITY.TECHNICAL.EQUIPMENT</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7/G2/G2.1/R2" table:formula="of:=CONCATENATE(IF([.A680]=&quot;&quot;;&quot;&quot;;CONCATENATE(&quot;C&quot;; [.A680]));IF([.B680]=&quot;&quot;;&quot;&quot;;CONCATENATE(&quot;/G&quot;;[.B680]));IF([.C680]=&quot;&quot;;&quot;&quot;;CONCATENATE(&quot;/R&quot;;[.C680])); IF([.D680]=&quot;&quot;;&quot;&quot;;CONCATENATE(&quot;/G&quot;;[.B680];&quot;.&quot;;[.D680])); IF([.E680]=&quot;&quot;;&quot;&quot;;CONCATENATE(&quot;/R&quot;;[.E680])); IF([.F680]=&quot;&quot;;&quot;&quot;;CONCATENATE(&quot;/G&quot;;[.B680];&quot;.&quot;;[.D680];&quot;.&quot;;[.F680])); IF([.G680]=&quot;&quot;;&quot;&quot;;CONCATENATE(&quot;/R&quot;;[.G680])); IF([.H680]=&quot;&quot;;&quot;&quot;;CONCATENATE(&quot;/G&quot;;[.B680];&quot;.&quot;;[.D680];&quot;.&quot;;[.F680];&quot;.&quot;;[.H680])); IF([.I680]=&quot;&quot;;&quot;&quot;;CONCATENATE(&quot;/R&quot;;[.I680]));IF([.J680]=&quot;&quot;;&quot;&quot;;CONCATENATE(&quot;/G&quot;;[.B680];&quot;.&quot;;[.D680];&quot;.&quot;;[.F680];&quot;.&quot;;[.H680]; &quot;.&quot;;[.J680])); IF([.K680]=&quot;&quot;;&quot;&quot;;CONCATENATE(&quot;/R&quot;;[.K680])))" table:style-name="ce1">
            <text:p>C47/G2/G2.1/R2</text:p>
          </table:table-cell>
          <table:table-cell office:value-type="string" table:style-name="ce1">
            <text:p>CRITERION.SELECTION.TECHNICAL_PROFESSIONAL_ABILITY.TECHNICAL.EQUIPMENT</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47" table:style-name="ce8">
            <text:p>4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7/G2/G2.1/R3" table:formula="of:=CONCATENATE(IF([.A681]=&quot;&quot;;&quot;&quot;;CONCATENATE(&quot;C&quot;; [.A681]));IF([.B681]=&quot;&quot;;&quot;&quot;;CONCATENATE(&quot;/G&quot;;[.B681]));IF([.C681]=&quot;&quot;;&quot;&quot;;CONCATENATE(&quot;/R&quot;;[.C681])); IF([.D681]=&quot;&quot;;&quot;&quot;;CONCATENATE(&quot;/G&quot;;[.B681];&quot;.&quot;;[.D681])); IF([.E681]=&quot;&quot;;&quot;&quot;;CONCATENATE(&quot;/R&quot;;[.E681])); IF([.F681]=&quot;&quot;;&quot;&quot;;CONCATENATE(&quot;/G&quot;;[.B681];&quot;.&quot;;[.D681];&quot;.&quot;;[.F681])); IF([.G681]=&quot;&quot;;&quot;&quot;;CONCATENATE(&quot;/R&quot;;[.G681])); IF([.H681]=&quot;&quot;;&quot;&quot;;CONCATENATE(&quot;/G&quot;;[.B681];&quot;.&quot;;[.D681];&quot;.&quot;;[.F681];&quot;.&quot;;[.H681])); IF([.I681]=&quot;&quot;;&quot;&quot;;CONCATENATE(&quot;/R&quot;;[.I681]));IF([.J681]=&quot;&quot;;&quot;&quot;;CONCATENATE(&quot;/G&quot;;[.B681];&quot;.&quot;;[.D681];&quot;.&quot;;[.F681];&quot;.&quot;;[.H681]; &quot;.&quot;;[.J681])); IF([.K681]=&quot;&quot;;&quot;&quot;;CONCATENATE(&quot;/R&quot;;[.K681])))" table:style-name="ce7">
            <text:p>C47/G2/G2.1/R3</text:p>
          </table:table-cell>
          <table:table-cell office:value-type="string" table:style-name="ce7">
            <text:p>CRITERION.SELECTION.TECHNICAL_PROFESSIONAL_ABILITY.TECHNICAL.EQUIP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8" table:style-name="ce9">
            <text:p>48</text:p>
          </table:table-cell>
          <table:table-cell table:number-columns-repeated="10" table:style-name="ce9"/>
          <table:table-cell office:value-type="string" office:string-value="C48" table:formula="of:=CONCATENATE(IF([.A682]=&quot;&quot;;&quot;&quot;;CONCATENATE(&quot;C&quot;; [.A682]));IF([.B682]=&quot;&quot;;&quot;&quot;;CONCATENATE(&quot;/G&quot;;[.B682]));IF([.C682]=&quot;&quot;;&quot;&quot;;CONCATENATE(&quot;/R&quot;;[.C682])); IF([.D682]=&quot;&quot;;&quot;&quot;;CONCATENATE(&quot;/G&quot;;[.B682];&quot;.&quot;;[.D682])); IF([.E682]=&quot;&quot;;&quot;&quot;;CONCATENATE(&quot;/R&quot;;[.E682])); IF([.F682]=&quot;&quot;;&quot;&quot;;CONCATENATE(&quot;/G&quot;;[.B682];&quot;.&quot;;[.D682];&quot;.&quot;;[.F682])); IF([.G682]=&quot;&quot;;&quot;&quot;;CONCATENATE(&quot;/R&quot;;[.G682])); IF([.H682]=&quot;&quot;;&quot;&quot;;CONCATENATE(&quot;/G&quot;;[.B682];&quot;.&quot;;[.D682];&quot;.&quot;;[.F682];&quot;.&quot;;[.H682])); IF([.I682]=&quot;&quot;;&quot;&quot;;CONCATENATE(&quot;/R&quot;;[.I682]));IF([.J682]=&quot;&quot;;&quot;&quot;;CONCATENATE(&quot;/G&quot;;[.B682];&quot;.&quot;;[.D682];&quot;.&quot;;[.F682];&quot;.&quot;;[.H682]; &quot;.&quot;;[.J682])); IF([.K682]=&quot;&quot;;&quot;&quot;;CONCATENATE(&quot;/R&quot;;[.K682])))" table:style-name="ce9">
            <text:p>C48</text:p>
          </table:table-cell>
          <table:table-cell office:value-type="string" table:style-name="ce9">
            <text:p>CRITERION.SELECTION.TECHNICAL_PROFESSIONAL_ABILITY.TECHNICAL.CHECKS.ALLOWANCE_OF_CHECKS</text:p>
          </table:table-cell>
          <table:table-cell office:value-type="string" table:style-name="ce9">
            <text:p>c8809aa1-29b6-4f27-ae2f-27e612e394db</text:p>
          </table:table-cell>
          <table:table-cell office:value-type="string" table:style-name="ce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9"/>
          <table:table-cell table:style-name="ce10"/>
          <table:table-cell table:number-columns-repeated="16367" table:style-name="ce9"/>
        </table:table-row>
        <table:table-row table:style-name="ro1">
          <table:table-cell office:value-type="float" office:value="48" table:style-name="ce11">
            <text:p>48</text:p>
          </table:table-cell>
          <table:table-cell office:value-type="float" office:value="1" table:style-name="ce1">
            <text:p>1</text:p>
          </table:table-cell>
          <table:table-cell table:number-columns-repeated="9" table:style-name="ce1"/>
          <table:table-cell office:value-type="string" office:string-value="C48/G1" table:formula="of:=CONCATENATE(IF([.A683]=&quot;&quot;;&quot;&quot;;CONCATENATE(&quot;C&quot;; [.A683]));IF([.B683]=&quot;&quot;;&quot;&quot;;CONCATENATE(&quot;/G&quot;;[.B683]));IF([.C683]=&quot;&quot;;&quot;&quot;;CONCATENATE(&quot;/R&quot;;[.C683])); IF([.D683]=&quot;&quot;;&quot;&quot;;CONCATENATE(&quot;/G&quot;;[.B683];&quot;.&quot;;[.D683])); IF([.E683]=&quot;&quot;;&quot;&quot;;CONCATENATE(&quot;/R&quot;;[.E683])); IF([.F683]=&quot;&quot;;&quot;&quot;;CONCATENATE(&quot;/G&quot;;[.B683];&quot;.&quot;;[.D683];&quot;.&quot;;[.F683])); IF([.G683]=&quot;&quot;;&quot;&quot;;CONCATENATE(&quot;/R&quot;;[.G683])); IF([.H683]=&quot;&quot;;&quot;&quot;;CONCATENATE(&quot;/G&quot;;[.B683];&quot;.&quot;;[.D683];&quot;.&quot;;[.F683];&quot;.&quot;;[.H683])); IF([.I683]=&quot;&quot;;&quot;&quot;;CONCATENATE(&quot;/R&quot;;[.I683]));IF([.J683]=&quot;&quot;;&quot;&quot;;CONCATENATE(&quot;/G&quot;;[.B683];&quot;.&quot;;[.D683];&quot;.&quot;;[.F683];&quot;.&quot;;[.H683]; &quot;.&quot;;[.J683])); IF([.K683]=&quot;&quot;;&quot;&quot;;CONCATENATE(&quot;/R&quot;;[.K683])))" table:style-name="ce1">
            <text:p>C48/G1</text:p>
          </table:table-cell>
          <table:table-cell office:value-type="string" table:style-name="ce1">
            <text:p>CRITERION.SELECTION.TECHNICAL_PROFESSIONAL_ABILITY.TECHNICAL.CHECKS.ALLOWANCE_OF_CHECKS</text:p>
          </table:table-cell>
          <table:table-cell office:value-type="string" table:style-name="ce1">
            <text:p>d7721546-9106-43a7-8d31-2fe08a862b00</text:p>
          </table:table-cell>
          <table:table-cell table:number-columns-repeated="2" table:style-name="ce1"/>
          <table:table-cell table:style-name="ce7"/>
          <table:table-cell table:number-columns-repeated="16367" table:style-name="ce1"/>
        </table:table-row>
        <table:table-row table:style-name="ro1">
          <table:table-cell office:value-type="float" office:value="48" table:style-name="ce11">
            <text:p>4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8/G1/R1" table:formula="of:=CONCATENATE(IF([.A684]=&quot;&quot;;&quot;&quot;;CONCATENATE(&quot;C&quot;; [.A684]));IF([.B684]=&quot;&quot;;&quot;&quot;;CONCATENATE(&quot;/G&quot;;[.B684]));IF([.C684]=&quot;&quot;;&quot;&quot;;CONCATENATE(&quot;/R&quot;;[.C684])); IF([.D684]=&quot;&quot;;&quot;&quot;;CONCATENATE(&quot;/G&quot;;[.B684];&quot;.&quot;;[.D684])); IF([.E684]=&quot;&quot;;&quot;&quot;;CONCATENATE(&quot;/R&quot;;[.E684])); IF([.F684]=&quot;&quot;;&quot;&quot;;CONCATENATE(&quot;/G&quot;;[.B684];&quot;.&quot;;[.D684];&quot;.&quot;;[.F684])); IF([.G684]=&quot;&quot;;&quot;&quot;;CONCATENATE(&quot;/R&quot;;[.G684])); IF([.H684]=&quot;&quot;;&quot;&quot;;CONCATENATE(&quot;/G&quot;;[.B684];&quot;.&quot;;[.D684];&quot;.&quot;;[.F684];&quot;.&quot;;[.H684])); IF([.I684]=&quot;&quot;;&quot;&quot;;CONCATENATE(&quot;/R&quot;;[.I684]));IF([.J684]=&quot;&quot;;&quot;&quot;;CONCATENATE(&quot;/G&quot;;[.B684];&quot;.&quot;;[.D684];&quot;.&quot;;[.F684];&quot;.&quot;;[.H684]; &quot;.&quot;;[.J684])); IF([.K684]=&quot;&quot;;&quot;&quot;;CONCATENATE(&quot;/R&quot;;[.K684])))" table:style-name="ce1">
            <text:p>C48/G1/R1</text:p>
          </table:table-cell>
          <table:table-cell office:value-type="string" table:style-name="ce1">
            <text:p>CRITERION.SELECTION.TECHNICAL_PROFESSIONAL_ABILITY.TECHNICAL.CHECKS.ALLOWANCE_OF_CHECKS</text:p>
          </table:table-cell>
          <table:table-cell office:value-type="string" table:style-name="ce1">
            <text:p>23a27c0e-c4f7-42cd-b0fd-a7cedfbf77a7</text:p>
          </table:table-cell>
          <table:table-cell office:value-type="string" table:style-name="ce1">
            <text:p>Do you allow checks?</text:p>
          </table:table-cell>
          <table:table-cell table:style-name="ce1"/>
          <table:table-cell table:style-name="ce7"/>
          <table:table-cell table:number-columns-repeated="16367" table:style-name="ce1"/>
        </table:table-row>
        <table:table-row table:style-name="ro1">
          <table:table-cell office:value-type="float" office:value="49" table:style-name="ce9">
            <text:p>49</text:p>
          </table:table-cell>
          <table:table-cell table:number-columns-repeated="10" table:style-name="ce9"/>
          <table:table-cell office:value-type="string" office:string-value="C49" table:formula="of:=CONCATENATE(IF([.A685]=&quot;&quot;;&quot;&quot;;CONCATENATE(&quot;C&quot;; [.A685]));IF([.B685]=&quot;&quot;;&quot;&quot;;CONCATENATE(&quot;/G&quot;;[.B685]));IF([.C685]=&quot;&quot;;&quot;&quot;;CONCATENATE(&quot;/R&quot;;[.C685])); IF([.D685]=&quot;&quot;;&quot;&quot;;CONCATENATE(&quot;/G&quot;;[.B685];&quot;.&quot;;[.D685])); IF([.E685]=&quot;&quot;;&quot;&quot;;CONCATENATE(&quot;/R&quot;;[.E685])); IF([.F685]=&quot;&quot;;&quot;&quot;;CONCATENATE(&quot;/G&quot;;[.B685];&quot;.&quot;;[.D685];&quot;.&quot;;[.F685])); IF([.G685]=&quot;&quot;;&quot;&quot;;CONCATENATE(&quot;/R&quot;;[.G685])); IF([.H685]=&quot;&quot;;&quot;&quot;;CONCATENATE(&quot;/G&quot;;[.B685];&quot;.&quot;;[.D685];&quot;.&quot;;[.F685];&quot;.&quot;;[.H685])); IF([.I685]=&quot;&quot;;&quot;&quot;;CONCATENATE(&quot;/R&quot;;[.I685]));IF([.J685]=&quot;&quot;;&quot;&quot;;CONCATENATE(&quot;/G&quot;;[.B685];&quot;.&quot;;[.D685];&quot;.&quot;;[.F685];&quot;.&quot;;[.H685]; &quot;.&quot;;[.J685])); IF([.K685]=&quot;&quot;;&quot;&quot;;CONCATENATE(&quot;/R&quot;;[.K685])))" table:style-name="ce9">
            <text:p>C49</text:p>
          </table:table-cell>
          <table:table-cell office:value-type="string" table:style-name="ce9">
            <text:p>CRITERION.SELECTION.TECHNICAL_PROFESSIONAL_ABILITY.MANAGEMENT.MANAGERIAL_STAFF</text:p>
          </table:table-cell>
          <table:table-cell office:value-type="string" table:style-name="ce9">
            <text:p>6346959b-e097-4ea1-89cd-d1b4c131ea4d</text:p>
          </table:table-cell>
          <table:table-cell office:value-type="string" table:style-name="ce9">
            <text:p>The economic operator’s number of managerial staff for the last three years were as follows:</text:p>
          </table:table-cell>
          <table:table-cell table:style-name="ce9"/>
          <table:table-cell table:style-name="ce10"/>
          <table:table-cell table:number-columns-repeated="16367" table:style-name="ce9"/>
        </table:table-row>
        <table:table-row table:style-name="ro1">
          <table:table-cell office:value-type="float" office:value="49" table:style-name="ce11">
            <text:p>49</text:p>
          </table:table-cell>
          <table:table-cell office:value-type="float" office:value="1" table:style-name="ce1">
            <text:p>1</text:p>
          </table:table-cell>
          <table:table-cell table:number-columns-repeated="9" table:style-name="ce1"/>
          <table:table-cell office:value-type="string" office:string-value="C49/G1" table:formula="of:=CONCATENATE(IF([.A686]=&quot;&quot;;&quot;&quot;;CONCATENATE(&quot;C&quot;; [.A686]));IF([.B686]=&quot;&quot;;&quot;&quot;;CONCATENATE(&quot;/G&quot;;[.B686]));IF([.C686]=&quot;&quot;;&quot;&quot;;CONCATENATE(&quot;/R&quot;;[.C686])); IF([.D686]=&quot;&quot;;&quot;&quot;;CONCATENATE(&quot;/G&quot;;[.B686];&quot;.&quot;;[.D686])); IF([.E686]=&quot;&quot;;&quot;&quot;;CONCATENATE(&quot;/R&quot;;[.E686])); IF([.F686]=&quot;&quot;;&quot;&quot;;CONCATENATE(&quot;/G&quot;;[.B686];&quot;.&quot;;[.D686];&quot;.&quot;;[.F686])); IF([.G686]=&quot;&quot;;&quot;&quot;;CONCATENATE(&quot;/R&quot;;[.G686])); IF([.H686]=&quot;&quot;;&quot;&quot;;CONCATENATE(&quot;/G&quot;;[.B686];&quot;.&quot;;[.D686];&quot;.&quot;;[.F686];&quot;.&quot;;[.H686])); IF([.I686]=&quot;&quot;;&quot;&quot;;CONCATENATE(&quot;/R&quot;;[.I686]));IF([.J686]=&quot;&quot;;&quot;&quot;;CONCATENATE(&quot;/G&quot;;[.B686];&quot;.&quot;;[.D686];&quot;.&quot;;[.F686];&quot;.&quot;;[.H686]; &quot;.&quot;;[.J686])); IF([.K686]=&quot;&quot;;&quot;&quot;;CONCATENATE(&quot;/R&quot;;[.K686])))" table:style-name="ce1">
            <text:p>C49/G1</text:p>
          </table:table-cell>
          <table:table-cell office:value-type="string" table:style-name="ce1">
            <text:p>CRITERION.SELECTION.TECHNICAL_PROFESSIONAL_ABILITY.MANAGEMENT.MANAGERIAL_STAFF</text:p>
          </table:table-cell>
          <table:table-cell office:value-type="string" table:style-name="ce1">
            <text:p>96defecc-7d32-4957-82e9-aad5f3c5b736</text:p>
          </table:table-cell>
          <table:table-cell table:number-columns-repeated="2" table:style-name="ce1"/>
          <table:table-cell table:style-name="ce7"/>
          <table:table-cell office:value-type="string" table:style-name="ce1">
            <text:p>yes (typically 3)</text:p>
          </table:table-cell>
          <table:table-cell table:number-columns-repeated="16366"/>
        </table:table-row>
        <table:table-row table:style-name="ro1">
          <table:table-cell office:value-type="float" office:value="49" table:style-name="ce11">
            <text:p>4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9/G1/R1" table:formula="of:=CONCATENATE(IF([.A687]=&quot;&quot;;&quot;&quot;;CONCATENATE(&quot;C&quot;; [.A687]));IF([.B687]=&quot;&quot;;&quot;&quot;;CONCATENATE(&quot;/G&quot;;[.B687]));IF([.C687]=&quot;&quot;;&quot;&quot;;CONCATENATE(&quot;/R&quot;;[.C687])); IF([.D687]=&quot;&quot;;&quot;&quot;;CONCATENATE(&quot;/G&quot;;[.B687];&quot;.&quot;;[.D687])); IF([.E687]=&quot;&quot;;&quot;&quot;;CONCATENATE(&quot;/R&quot;;[.E687])); IF([.F687]=&quot;&quot;;&quot;&quot;;CONCATENATE(&quot;/G&quot;;[.B687];&quot;.&quot;;[.D687];&quot;.&quot;;[.F687])); IF([.G687]=&quot;&quot;;&quot;&quot;;CONCATENATE(&quot;/R&quot;;[.G687])); IF([.H687]=&quot;&quot;;&quot;&quot;;CONCATENATE(&quot;/G&quot;;[.B687];&quot;.&quot;;[.D687];&quot;.&quot;;[.F687];&quot;.&quot;;[.H687])); IF([.I687]=&quot;&quot;;&quot;&quot;;CONCATENATE(&quot;/R&quot;;[.I687]));IF([.J687]=&quot;&quot;;&quot;&quot;;CONCATENATE(&quot;/G&quot;;[.B687];&quot;.&quot;;[.D687];&quot;.&quot;;[.F687];&quot;.&quot;;[.H687]; &quot;.&quot;;[.J687])); IF([.K687]=&quot;&quot;;&quot;&quot;;CONCATENATE(&quot;/R&quot;;[.K687])))" table:style-name="ce1">
            <text:p>C49/G1/R1</text:p>
          </table:table-cell>
          <table:table-cell office:value-type="string" table:style-name="ce1">
            <text:p>CRITERION.SELECTION.TECHNICAL_PROFESSIONAL_ABILITY.MANAGEMENT.MANAGERIAL_STAFF</text:p>
          </table:table-cell>
          <table:table-cell office:value-type="string" table:style-name="ce1">
            <text:p>5aacceb3-280e-42f1-b2da-3d8ac7877fe9</text:p>
          </table:table-cell>
          <table:table-cell office:value-type="string" table:style-name="ce1">
            <text:p>Year</text:p>
          </table:table-cell>
          <table:table-cell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49/G1/R2" table:formula="of:=CONCATENATE(IF([.A688]=&quot;&quot;;&quot;&quot;;CONCATENATE(&quot;C&quot;; [.A688]));IF([.B688]=&quot;&quot;;&quot;&quot;;CONCATENATE(&quot;/G&quot;;[.B688]));IF([.C688]=&quot;&quot;;&quot;&quot;;CONCATENATE(&quot;/R&quot;;[.C688])); IF([.D688]=&quot;&quot;;&quot;&quot;;CONCATENATE(&quot;/G&quot;;[.B688];&quot;.&quot;;[.D688])); IF([.E688]=&quot;&quot;;&quot;&quot;;CONCATENATE(&quot;/R&quot;;[.E688])); IF([.F688]=&quot;&quot;;&quot;&quot;;CONCATENATE(&quot;/G&quot;;[.B688];&quot;.&quot;;[.D688];&quot;.&quot;;[.F688])); IF([.G688]=&quot;&quot;;&quot;&quot;;CONCATENATE(&quot;/R&quot;;[.G688])); IF([.H688]=&quot;&quot;;&quot;&quot;;CONCATENATE(&quot;/G&quot;;[.B688];&quot;.&quot;;[.D688];&quot;.&quot;;[.F688];&quot;.&quot;;[.H688])); IF([.I688]=&quot;&quot;;&quot;&quot;;CONCATENATE(&quot;/R&quot;;[.I688]));IF([.J688]=&quot;&quot;;&quot;&quot;;CONCATENATE(&quot;/G&quot;;[.B688];&quot;.&quot;;[.D688];&quot;.&quot;;[.F688];&quot;.&quot;;[.H688]; &quot;.&quot;;[.J688])); IF([.K688]=&quot;&quot;;&quot;&quot;;CONCATENATE(&quot;/R&quot;;[.K688])))" table:style-name="ce1">
            <text:p>C49/G1/R2</text:p>
          </table:table-cell>
          <table:table-cell office:value-type="string" table:style-name="ce1">
            <text:p>CRITERION.SELECTION.TECHNICAL_PROFESSIONAL_ABILITY.MANAGEMENT.MANAGERIAL_STAFF</text:p>
          </table:table-cell>
          <table:table-cell office:value-type="string" table:style-name="ce1">
            <text:p>42037f41-53af-44df-b6b8-2395cee98087</text:p>
          </table:table-cell>
          <table:table-cell office:value-type="string" table:style-name="ce1">
            <text:p>Number</text:p>
          </table:table-cell>
          <table:table-cell table:style-name="ce1"/>
          <table:table-cell table:style-name="ce7"/>
          <table:table-cell table:number-columns-repeated="16367" table:style-name="ce1"/>
        </table:table-row>
        <table:table-row table:style-name="ro1">
          <table:table-cell office:value-type="float" office:value="49" table:style-name="ce13">
            <text:p>49</text:p>
          </table:table-cell>
          <table:table-cell office:value-type="float" office:value="2" table:style-name="ce14">
            <text:p>2</text:p>
          </table:table-cell>
          <table:table-cell table:number-columns-repeated="9" table:style-name="ce14"/>
          <table:table-cell office:value-type="string" office:string-value="C49/G2" table:formula="of:=CONCATENATE(IF([.A689]=&quot;&quot;;&quot;&quot;;CONCATENATE(&quot;C&quot;; [.A689]));IF([.B689]=&quot;&quot;;&quot;&quot;;CONCATENATE(&quot;/G&quot;;[.B689]));IF([.C689]=&quot;&quot;;&quot;&quot;;CONCATENATE(&quot;/R&quot;;[.C689])); IF([.D689]=&quot;&quot;;&quot;&quot;;CONCATENATE(&quot;/G&quot;;[.B689];&quot;.&quot;;[.D689])); IF([.E689]=&quot;&quot;;&quot;&quot;;CONCATENATE(&quot;/R&quot;;[.E689])); IF([.F689]=&quot;&quot;;&quot;&quot;;CONCATENATE(&quot;/G&quot;;[.B689];&quot;.&quot;;[.D689];&quot;.&quot;;[.F689])); IF([.G689]=&quot;&quot;;&quot;&quot;;CONCATENATE(&quot;/R&quot;;[.G689])); IF([.H689]=&quot;&quot;;&quot;&quot;;CONCATENATE(&quot;/G&quot;;[.B689];&quot;.&quot;;[.D689];&quot;.&quot;;[.F689];&quot;.&quot;;[.H689])); IF([.I689]=&quot;&quot;;&quot;&quot;;CONCATENATE(&quot;/R&quot;;[.I689]));IF([.J689]=&quot;&quot;;&quot;&quot;;CONCATENATE(&quot;/G&quot;;[.B689];&quot;.&quot;;[.D689];&quot;.&quot;;[.F689];&quot;.&quot;;[.H689]; &quot;.&quot;;[.J689])); IF([.K689]=&quot;&quot;;&quot;&quot;;CONCATENATE(&quot;/R&quot;;[.K689])))" table:style-name="ce14">
            <text:p>C49/G2</text:p>
          </table:table-cell>
          <table:table-cell office:value-type="string" table:style-name="ce14">
            <text:p>CRITERION.SELECTION.TECHNICAL_PROFESSIONAL_ABILITY.MANAGEMENT.MANAGERIAL_STAFF</text:p>
          </table:table-cell>
          <table:table-cell office:value-type="string" table:style-name="ce14">
            <text:p>dac727d8-2cd2-43e0-8561-6f17e25870a4</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49/G2/R1" table:formula="of:=CONCATENATE(IF([.A690]=&quot;&quot;;&quot;&quot;;CONCATENATE(&quot;C&quot;; [.A690]));IF([.B690]=&quot;&quot;;&quot;&quot;;CONCATENATE(&quot;/G&quot;;[.B690]));IF([.C690]=&quot;&quot;;&quot;&quot;;CONCATENATE(&quot;/R&quot;;[.C690])); IF([.D690]=&quot;&quot;;&quot;&quot;;CONCATENATE(&quot;/G&quot;;[.B690];&quot;.&quot;;[.D690])); IF([.E690]=&quot;&quot;;&quot;&quot;;CONCATENATE(&quot;/R&quot;;[.E690])); IF([.F690]=&quot;&quot;;&quot;&quot;;CONCATENATE(&quot;/G&quot;;[.B690];&quot;.&quot;;[.D690];&quot;.&quot;;[.F690])); IF([.G690]=&quot;&quot;;&quot;&quot;;CONCATENATE(&quot;/R&quot;;[.G690])); IF([.H690]=&quot;&quot;;&quot;&quot;;CONCATENATE(&quot;/G&quot;;[.B690];&quot;.&quot;;[.D690];&quot;.&quot;;[.F690];&quot;.&quot;;[.H690])); IF([.I690]=&quot;&quot;;&quot;&quot;;CONCATENATE(&quot;/R&quot;;[.I690]));IF([.J690]=&quot;&quot;;&quot;&quot;;CONCATENATE(&quot;/G&quot;;[.B690];&quot;.&quot;;[.D690];&quot;.&quot;;[.F690];&quot;.&quot;;[.H690]; &quot;.&quot;;[.J690])); IF([.K690]=&quot;&quot;;&quot;&quot;;CONCATENATE(&quot;/R&quot;;[.K690])))" table:style-name="ce14">
            <text:p>C49/G2/R1</text:p>
          </table:table-cell>
          <table:table-cell office:value-type="string" table:style-name="ce14">
            <text:p>CRITERION.SELECTION.TECHNICAL_PROFESSIONAL_ABILITY.MANAGEMENT.MANAGERIAL_STAFF</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49/G2/R2" table:formula="of:=CONCATENATE(IF([.A691]=&quot;&quot;;&quot;&quot;;CONCATENATE(&quot;C&quot;; [.A691]));IF([.B691]=&quot;&quot;;&quot;&quot;;CONCATENATE(&quot;/G&quot;;[.B691]));IF([.C691]=&quot;&quot;;&quot;&quot;;CONCATENATE(&quot;/R&quot;;[.C691])); IF([.D691]=&quot;&quot;;&quot;&quot;;CONCATENATE(&quot;/G&quot;;[.B691];&quot;.&quot;;[.D691])); IF([.E691]=&quot;&quot;;&quot;&quot;;CONCATENATE(&quot;/R&quot;;[.E691])); IF([.F691]=&quot;&quot;;&quot;&quot;;CONCATENATE(&quot;/G&quot;;[.B691];&quot;.&quot;;[.D691];&quot;.&quot;;[.F691])); IF([.G691]=&quot;&quot;;&quot;&quot;;CONCATENATE(&quot;/R&quot;;[.G691])); IF([.H691]=&quot;&quot;;&quot;&quot;;CONCATENATE(&quot;/G&quot;;[.B691];&quot;.&quot;;[.D691];&quot;.&quot;;[.F691];&quot;.&quot;;[.H691])); IF([.I691]=&quot;&quot;;&quot;&quot;;CONCATENATE(&quot;/R&quot;;[.I691]));IF([.J691]=&quot;&quot;;&quot;&quot;;CONCATENATE(&quot;/G&quot;;[.B691];&quot;.&quot;;[.D691];&quot;.&quot;;[.F691];&quot;.&quot;;[.H691]; &quot;.&quot;;[.J691])); IF([.K691]=&quot;&quot;;&quot;&quot;;CONCATENATE(&quot;/R&quot;;[.K691])))" table:style-name="ce14">
            <text:p>C49/G2/R2</text:p>
          </table:table-cell>
          <table:table-cell office:value-type="string" table:style-name="ce14">
            <text:p>CRITERION.SELECTION.TECHNICAL_PROFESSIONAL_ABILITY.MANAGEMENT.MANAGERIAL_STAFF</text:p>
          </table:table-cell>
          <table:table-cell office:value-type="string" table:style-name="ce14">
            <text:p>0bb2d3bf-160f-4904-a4e8-ee672bd5cb30</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3" table:style-name="ce14">
            <text:p>3</text:p>
          </table:table-cell>
          <table:table-cell table:number-columns-repeated="9" table:style-name="ce14"/>
          <table:table-cell office:value-type="string" office:string-value="C49/G3" table:formula="of:=CONCATENATE(IF([.A692]=&quot;&quot;;&quot;&quot;;CONCATENATE(&quot;C&quot;; [.A692]));IF([.B692]=&quot;&quot;;&quot;&quot;;CONCATENATE(&quot;/G&quot;;[.B692]));IF([.C692]=&quot;&quot;;&quot;&quot;;CONCATENATE(&quot;/R&quot;;[.C692])); IF([.D692]=&quot;&quot;;&quot;&quot;;CONCATENATE(&quot;/G&quot;;[.B692];&quot;.&quot;;[.D692])); IF([.E692]=&quot;&quot;;&quot;&quot;;CONCATENATE(&quot;/R&quot;;[.E692])); IF([.F692]=&quot;&quot;;&quot;&quot;;CONCATENATE(&quot;/G&quot;;[.B692];&quot;.&quot;;[.D692];&quot;.&quot;;[.F692])); IF([.G692]=&quot;&quot;;&quot;&quot;;CONCATENATE(&quot;/R&quot;;[.G692])); IF([.H692]=&quot;&quot;;&quot;&quot;;CONCATENATE(&quot;/G&quot;;[.B692];&quot;.&quot;;[.D692];&quot;.&quot;;[.F692];&quot;.&quot;;[.H692])); IF([.I692]=&quot;&quot;;&quot;&quot;;CONCATENATE(&quot;/R&quot;;[.I692]));IF([.J692]=&quot;&quot;;&quot;&quot;;CONCATENATE(&quot;/G&quot;;[.B692];&quot;.&quot;;[.D692];&quot;.&quot;;[.F692];&quot;.&quot;;[.H692]; &quot;.&quot;;[.J692])); IF([.K692]=&quot;&quot;;&quot;&quot;;CONCATENATE(&quot;/R&quot;;[.K692])))" table:style-name="ce14">
            <text:p>C49/G3</text:p>
          </table:table-cell>
          <table:table-cell office:value-type="string" table:style-name="ce14">
            <text:p>CRITERION.SELECTION.TECHNICAL_PROFESSIONAL_ABILITY.MANAGEMENT.MANAGERIAL_STAFF</text:p>
          </table:table-cell>
          <table:table-cell office:value-type="string" table:style-name="ce14">
            <text:p>b799d324-358c-48b0-bd5e-6d205969b4a5</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49/G3/R1" table:formula="of:=CONCATENATE(IF([.A693]=&quot;&quot;;&quot;&quot;;CONCATENATE(&quot;C&quot;; [.A693]));IF([.B693]=&quot;&quot;;&quot;&quot;;CONCATENATE(&quot;/G&quot;;[.B693]));IF([.C693]=&quot;&quot;;&quot;&quot;;CONCATENATE(&quot;/R&quot;;[.C693])); IF([.D693]=&quot;&quot;;&quot;&quot;;CONCATENATE(&quot;/G&quot;;[.B693];&quot;.&quot;;[.D693])); IF([.E693]=&quot;&quot;;&quot;&quot;;CONCATENATE(&quot;/R&quot;;[.E693])); IF([.F693]=&quot;&quot;;&quot;&quot;;CONCATENATE(&quot;/G&quot;;[.B693];&quot;.&quot;;[.D693];&quot;.&quot;;[.F693])); IF([.G693]=&quot;&quot;;&quot;&quot;;CONCATENATE(&quot;/R&quot;;[.G693])); IF([.H693]=&quot;&quot;;&quot;&quot;;CONCATENATE(&quot;/G&quot;;[.B693];&quot;.&quot;;[.D693];&quot;.&quot;;[.F693];&quot;.&quot;;[.H693])); IF([.I693]=&quot;&quot;;&quot;&quot;;CONCATENATE(&quot;/R&quot;;[.I693]));IF([.J693]=&quot;&quot;;&quot;&quot;;CONCATENATE(&quot;/G&quot;;[.B693];&quot;.&quot;;[.D693];&quot;.&quot;;[.F693];&quot;.&quot;;[.H693]; &quot;.&quot;;[.J693])); IF([.K693]=&quot;&quot;;&quot;&quot;;CONCATENATE(&quot;/R&quot;;[.K693])))" table:style-name="ce14">
            <text:p>C49/G3/R1</text:p>
          </table:table-cell>
          <table:table-cell office:value-type="string" table:style-name="ce14">
            <text:p>CRITERION.SELECTION.TECHNICAL_PROFESSIONAL_ABILITY.MANAGEMENT.MANAGERIAL_STAFF</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49/G3/R2" table:formula="of:=CONCATENATE(IF([.A694]=&quot;&quot;;&quot;&quot;;CONCATENATE(&quot;C&quot;; [.A694]));IF([.B694]=&quot;&quot;;&quot;&quot;;CONCATENATE(&quot;/G&quot;;[.B694]));IF([.C694]=&quot;&quot;;&quot;&quot;;CONCATENATE(&quot;/R&quot;;[.C694])); IF([.D694]=&quot;&quot;;&quot;&quot;;CONCATENATE(&quot;/G&quot;;[.B694];&quot;.&quot;;[.D694])); IF([.E694]=&quot;&quot;;&quot;&quot;;CONCATENATE(&quot;/R&quot;;[.E694])); IF([.F694]=&quot;&quot;;&quot;&quot;;CONCATENATE(&quot;/G&quot;;[.B694];&quot;.&quot;;[.D694];&quot;.&quot;;[.F694])); IF([.G694]=&quot;&quot;;&quot;&quot;;CONCATENATE(&quot;/R&quot;;[.G694])); IF([.H694]=&quot;&quot;;&quot;&quot;;CONCATENATE(&quot;/G&quot;;[.B694];&quot;.&quot;;[.D694];&quot;.&quot;;[.F694];&quot;.&quot;;[.H694])); IF([.I694]=&quot;&quot;;&quot;&quot;;CONCATENATE(&quot;/R&quot;;[.I694]));IF([.J694]=&quot;&quot;;&quot;&quot;;CONCATENATE(&quot;/G&quot;;[.B694];&quot;.&quot;;[.D694];&quot;.&quot;;[.F694];&quot;.&quot;;[.H694]; &quot;.&quot;;[.J694])); IF([.K694]=&quot;&quot;;&quot;&quot;;CONCATENATE(&quot;/R&quot;;[.K694])))" table:style-name="ce14">
            <text:p>C49/G3/R2</text:p>
          </table:table-cell>
          <table:table-cell office:value-type="string" table:style-name="ce14">
            <text:p>CRITERION.SELECTION.TECHNICAL_PROFESSIONAL_ABILITY.MANAGEMENT.MANAGERIAL_STAFF</text:p>
          </table:table-cell>
          <table:table-cell office:value-type="string" table:style-name="ce14">
            <text:p>668dbc0d-2a3a-49b9-b8e1-8ebbeccd712a</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1">
            <text:p>49</text:p>
          </table:table-cell>
          <table:table-cell office:value-type="float" office:value="2" table:style-name="ce7">
            <text:p>2</text:p>
          </table:table-cell>
          <table:table-cell table:number-columns-repeated="9" table:style-name="ce1"/>
          <table:table-cell office:value-type="string" office:string-value="C49/G2" table:formula="of:=CONCATENATE(IF([.A695]=&quot;&quot;;&quot;&quot;;CONCATENATE(&quot;C&quot;; [.A695]));IF([.B695]=&quot;&quot;;&quot;&quot;;CONCATENATE(&quot;/G&quot;;[.B695]));IF([.C695]=&quot;&quot;;&quot;&quot;;CONCATENATE(&quot;/R&quot;;[.C695])); IF([.D695]=&quot;&quot;;&quot;&quot;;CONCATENATE(&quot;/G&quot;;[.B695];&quot;.&quot;;[.D695])); IF([.E695]=&quot;&quot;;&quot;&quot;;CONCATENATE(&quot;/R&quot;;[.E695])); IF([.F695]=&quot;&quot;;&quot;&quot;;CONCATENATE(&quot;/G&quot;;[.B695];&quot;.&quot;;[.D695];&quot;.&quot;;[.F695])); IF([.G695]=&quot;&quot;;&quot;&quot;;CONCATENATE(&quot;/R&quot;;[.G695])); IF([.H695]=&quot;&quot;;&quot;&quot;;CONCATENATE(&quot;/G&quot;;[.B695];&quot;.&quot;;[.D695];&quot;.&quot;;[.F695];&quot;.&quot;;[.H695])); IF([.I695]=&quot;&quot;;&quot;&quot;;CONCATENATE(&quot;/R&quot;;[.I695]));IF([.J695]=&quot;&quot;;&quot;&quot;;CONCATENATE(&quot;/G&quot;;[.B695];&quot;.&quot;;[.D695];&quot;.&quot;;[.F695];&quot;.&quot;;[.H695]; &quot;.&quot;;[.J695])); IF([.K695]=&quot;&quot;;&quot;&quot;;CONCATENATE(&quot;/R&quot;;[.K695])))" table:style-name="ce1">
            <text:p>C49/G2</text:p>
          </table:table-cell>
          <table:table-cell office:value-type="string" table:style-name="ce1">
            <text:p>CRITERION.SELECTION.TECHNICAL_PROFESSIONAL_ABILITY.MANAGEMENT.MANAGERIAL_STAFF</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49/G2/R1" table:formula="of:=CONCATENATE(IF([.A696]=&quot;&quot;;&quot;&quot;;CONCATENATE(&quot;C&quot;; [.A696]));IF([.B696]=&quot;&quot;;&quot;&quot;;CONCATENATE(&quot;/G&quot;;[.B696]));IF([.C696]=&quot;&quot;;&quot;&quot;;CONCATENATE(&quot;/R&quot;;[.C696])); IF([.D696]=&quot;&quot;;&quot;&quot;;CONCATENATE(&quot;/G&quot;;[.B696];&quot;.&quot;;[.D696])); IF([.E696]=&quot;&quot;;&quot;&quot;;CONCATENATE(&quot;/R&quot;;[.E696])); IF([.F696]=&quot;&quot;;&quot;&quot;;CONCATENATE(&quot;/G&quot;;[.B696];&quot;.&quot;;[.D696];&quot;.&quot;;[.F696])); IF([.G696]=&quot;&quot;;&quot;&quot;;CONCATENATE(&quot;/R&quot;;[.G696])); IF([.H696]=&quot;&quot;;&quot;&quot;;CONCATENATE(&quot;/G&quot;;[.B696];&quot;.&quot;;[.D696];&quot;.&quot;;[.F696];&quot;.&quot;;[.H696])); IF([.I696]=&quot;&quot;;&quot;&quot;;CONCATENATE(&quot;/R&quot;;[.I696]));IF([.J696]=&quot;&quot;;&quot;&quot;;CONCATENATE(&quot;/G&quot;;[.B696];&quot;.&quot;;[.D696];&quot;.&quot;;[.F696];&quot;.&quot;;[.H696]; &quot;.&quot;;[.J696])); IF([.K696]=&quot;&quot;;&quot;&quot;;CONCATENATE(&quot;/R&quot;;[.K696])))" table:style-name="ce1">
            <text:p>C49/G2/R1</text:p>
          </table:table-cell>
          <table:table-cell office:value-type="string" table:style-name="ce1">
            <text:p>CRITERION.SELECTION.TECHNICAL_PROFESSIONAL_ABILITY.MANAGEMENT.MANAGERIAL_STAFF</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49/G2/G2.1" table:formula="of:=CONCATENATE(IF([.A697]=&quot;&quot;;&quot;&quot;;CONCATENATE(&quot;C&quot;; [.A697]));IF([.B697]=&quot;&quot;;&quot;&quot;;CONCATENATE(&quot;/G&quot;;[.B697]));IF([.C697]=&quot;&quot;;&quot;&quot;;CONCATENATE(&quot;/R&quot;;[.C697])); IF([.D697]=&quot;&quot;;&quot;&quot;;CONCATENATE(&quot;/G&quot;;[.B697];&quot;.&quot;;[.D697])); IF([.E697]=&quot;&quot;;&quot;&quot;;CONCATENATE(&quot;/R&quot;;[.E697])); IF([.F697]=&quot;&quot;;&quot;&quot;;CONCATENATE(&quot;/G&quot;;[.B697];&quot;.&quot;;[.D697];&quot;.&quot;;[.F697])); IF([.G697]=&quot;&quot;;&quot;&quot;;CONCATENATE(&quot;/R&quot;;[.G697])); IF([.H697]=&quot;&quot;;&quot;&quot;;CONCATENATE(&quot;/G&quot;;[.B697];&quot;.&quot;;[.D697];&quot;.&quot;;[.F697];&quot;.&quot;;[.H697])); IF([.I697]=&quot;&quot;;&quot;&quot;;CONCATENATE(&quot;/R&quot;;[.I697]));IF([.J697]=&quot;&quot;;&quot;&quot;;CONCATENATE(&quot;/G&quot;;[.B697];&quot;.&quot;;[.D697];&quot;.&quot;;[.F697];&quot;.&quot;;[.H697]; &quot;.&quot;;[.J697])); IF([.K697]=&quot;&quot;;&quot;&quot;;CONCATENATE(&quot;/R&quot;;[.K697])))" table:style-name="ce1">
            <text:p>C49/G2/G2.1</text:p>
          </table:table-cell>
          <table:table-cell office:value-type="string" table:style-name="ce1">
            <text:p>CRITERION.SELECTION.TECHNICAL_PROFESSIONAL_ABILITY.MANAGEMENT.MANAGERIAL_STAFF</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9/G2/G2.1/R1" table:formula="of:=CONCATENATE(IF([.A698]=&quot;&quot;;&quot;&quot;;CONCATENATE(&quot;C&quot;; [.A698]));IF([.B698]=&quot;&quot;;&quot;&quot;;CONCATENATE(&quot;/G&quot;;[.B698]));IF([.C698]=&quot;&quot;;&quot;&quot;;CONCATENATE(&quot;/R&quot;;[.C698])); IF([.D698]=&quot;&quot;;&quot;&quot;;CONCATENATE(&quot;/G&quot;;[.B698];&quot;.&quot;;[.D698])); IF([.E698]=&quot;&quot;;&quot;&quot;;CONCATENATE(&quot;/R&quot;;[.E698])); IF([.F698]=&quot;&quot;;&quot;&quot;;CONCATENATE(&quot;/G&quot;;[.B698];&quot;.&quot;;[.D698];&quot;.&quot;;[.F698])); IF([.G698]=&quot;&quot;;&quot;&quot;;CONCATENATE(&quot;/R&quot;;[.G698])); IF([.H698]=&quot;&quot;;&quot;&quot;;CONCATENATE(&quot;/G&quot;;[.B698];&quot;.&quot;;[.D698];&quot;.&quot;;[.F698];&quot;.&quot;;[.H698])); IF([.I698]=&quot;&quot;;&quot;&quot;;CONCATENATE(&quot;/R&quot;;[.I698]));IF([.J698]=&quot;&quot;;&quot;&quot;;CONCATENATE(&quot;/G&quot;;[.B698];&quot;.&quot;;[.D698];&quot;.&quot;;[.F698];&quot;.&quot;;[.H698]; &quot;.&quot;;[.J698])); IF([.K698]=&quot;&quot;;&quot;&quot;;CONCATENATE(&quot;/R&quot;;[.K698])))" table:style-name="ce1">
            <text:p>C49/G2/G2.1/R1</text:p>
          </table:table-cell>
          <table:table-cell office:value-type="string" table:style-name="ce1">
            <text:p>CRITERION.SELECTION.TECHNICAL_PROFESSIONAL_ABILITY.MANAGEMENT.MANAGERIAL_STAFF</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9/G2/G2.1/R2" table:formula="of:=CONCATENATE(IF([.A699]=&quot;&quot;;&quot;&quot;;CONCATENATE(&quot;C&quot;; [.A699]));IF([.B699]=&quot;&quot;;&quot;&quot;;CONCATENATE(&quot;/G&quot;;[.B699]));IF([.C699]=&quot;&quot;;&quot;&quot;;CONCATENATE(&quot;/R&quot;;[.C699])); IF([.D699]=&quot;&quot;;&quot;&quot;;CONCATENATE(&quot;/G&quot;;[.B699];&quot;.&quot;;[.D699])); IF([.E699]=&quot;&quot;;&quot;&quot;;CONCATENATE(&quot;/R&quot;;[.E699])); IF([.F699]=&quot;&quot;;&quot;&quot;;CONCATENATE(&quot;/G&quot;;[.B699];&quot;.&quot;;[.D699];&quot;.&quot;;[.F699])); IF([.G699]=&quot;&quot;;&quot;&quot;;CONCATENATE(&quot;/R&quot;;[.G699])); IF([.H699]=&quot;&quot;;&quot;&quot;;CONCATENATE(&quot;/G&quot;;[.B699];&quot;.&quot;;[.D699];&quot;.&quot;;[.F699];&quot;.&quot;;[.H699])); IF([.I699]=&quot;&quot;;&quot;&quot;;CONCATENATE(&quot;/R&quot;;[.I699]));IF([.J699]=&quot;&quot;;&quot;&quot;;CONCATENATE(&quot;/G&quot;;[.B699];&quot;.&quot;;[.D699];&quot;.&quot;;[.F699];&quot;.&quot;;[.H699]; &quot;.&quot;;[.J699])); IF([.K699]=&quot;&quot;;&quot;&quot;;CONCATENATE(&quot;/R&quot;;[.K699])))" table:style-name="ce1">
            <text:p>C49/G2/G2.1/R2</text:p>
          </table:table-cell>
          <table:table-cell office:value-type="string" table:style-name="ce1">
            <text:p>CRITERION.SELECTION.TECHNICAL_PROFESSIONAL_ABILITY.MANAGEMENT.MANAGERIAL_STAFF</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49" table:style-name="ce8">
            <text:p>49</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9/G2/G2.1/R3" table:formula="of:=CONCATENATE(IF([.A700]=&quot;&quot;;&quot;&quot;;CONCATENATE(&quot;C&quot;; [.A700]));IF([.B700]=&quot;&quot;;&quot;&quot;;CONCATENATE(&quot;/G&quot;;[.B700]));IF([.C700]=&quot;&quot;;&quot;&quot;;CONCATENATE(&quot;/R&quot;;[.C700])); IF([.D700]=&quot;&quot;;&quot;&quot;;CONCATENATE(&quot;/G&quot;;[.B700];&quot;.&quot;;[.D700])); IF([.E700]=&quot;&quot;;&quot;&quot;;CONCATENATE(&quot;/R&quot;;[.E700])); IF([.F700]=&quot;&quot;;&quot;&quot;;CONCATENATE(&quot;/G&quot;;[.B700];&quot;.&quot;;[.D700];&quot;.&quot;;[.F700])); IF([.G700]=&quot;&quot;;&quot;&quot;;CONCATENATE(&quot;/R&quot;;[.G700])); IF([.H700]=&quot;&quot;;&quot;&quot;;CONCATENATE(&quot;/G&quot;;[.B700];&quot;.&quot;;[.D700];&quot;.&quot;;[.F700];&quot;.&quot;;[.H700])); IF([.I700]=&quot;&quot;;&quot;&quot;;CONCATENATE(&quot;/R&quot;;[.I700]));IF([.J700]=&quot;&quot;;&quot;&quot;;CONCATENATE(&quot;/G&quot;;[.B700];&quot;.&quot;;[.D700];&quot;.&quot;;[.F700];&quot;.&quot;;[.H700]; &quot;.&quot;;[.J700])); IF([.K700]=&quot;&quot;;&quot;&quot;;CONCATENATE(&quot;/R&quot;;[.K700])))" table:style-name="ce7">
            <text:p>C49/G2/G2.1/R3</text:p>
          </table:table-cell>
          <table:table-cell office:value-type="string" table:style-name="ce7">
            <text:p>CRITERION.SELECTION.TECHNICAL_PROFESSIONAL_ABILITY.MANAGEMENT.MANAGERIAL_STAFF</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0" table:style-name="ce9">
            <text:p>50</text:p>
          </table:table-cell>
          <table:table-cell table:number-columns-repeated="10" table:style-name="ce9"/>
          <table:table-cell office:value-type="string" office:string-value="C50" table:formula="of:=CONCATENATE(IF([.A701]=&quot;&quot;;&quot;&quot;;CONCATENATE(&quot;C&quot;; [.A701]));IF([.B701]=&quot;&quot;;&quot;&quot;;CONCATENATE(&quot;/G&quot;;[.B701]));IF([.C701]=&quot;&quot;;&quot;&quot;;CONCATENATE(&quot;/R&quot;;[.C701])); IF([.D701]=&quot;&quot;;&quot;&quot;;CONCATENATE(&quot;/G&quot;;[.B701];&quot;.&quot;;[.D701])); IF([.E701]=&quot;&quot;;&quot;&quot;;CONCATENATE(&quot;/R&quot;;[.E701])); IF([.F701]=&quot;&quot;;&quot;&quot;;CONCATENATE(&quot;/G&quot;;[.B701];&quot;.&quot;;[.D701];&quot;.&quot;;[.F701])); IF([.G701]=&quot;&quot;;&quot;&quot;;CONCATENATE(&quot;/R&quot;;[.G701])); IF([.H701]=&quot;&quot;;&quot;&quot;;CONCATENATE(&quot;/G&quot;;[.B701];&quot;.&quot;;[.D701];&quot;.&quot;;[.F701];&quot;.&quot;;[.H701])); IF([.I701]=&quot;&quot;;&quot;&quot;;CONCATENATE(&quot;/R&quot;;[.I701]));IF([.J701]=&quot;&quot;;&quot;&quot;;CONCATENATE(&quot;/G&quot;;[.B701];&quot;.&quot;;[.D701];&quot;.&quot;;[.F701];&quot;.&quot;;[.H701]; &quot;.&quot;;[.J701])); IF([.K701]=&quot;&quot;;&quot;&quot;;CONCATENATE(&quot;/R&quot;;[.K701])))" table:style-name="ce9">
            <text:p>C50</text:p>
          </table:table-cell>
          <table:table-cell office:value-type="string" table:style-name="ce9">
            <text:p>CRITERION.SELECTION.TECHNICAL_PROFESSIONAL_ABILITY.MANAGEMENT.AVERAGE_ANNUAL_MANPOWER</text:p>
          </table:table-cell>
          <table:table-cell office:value-type="string" table:style-name="ce9">
            <text:p>1f49b3f0-d50f-43f6-8b30-4bafab108b9b</text:p>
          </table:table-cell>
          <table:table-cell office:value-type="string" table:style-name="ce9">
            <text:p>The economic operator’s average annual manpower for the last three years were as follows:</text:p>
          </table:table-cell>
          <table:table-cell table:style-name="ce9"/>
          <table:table-cell table:style-name="ce10"/>
          <table:table-cell table:number-columns-repeated="16367" table:style-name="ce9"/>
        </table:table-row>
        <table:table-row table:style-name="ro1">
          <table:table-cell office:value-type="float" office:value="50" table:style-name="ce11">
            <text:p>50</text:p>
          </table:table-cell>
          <table:table-cell office:value-type="float" office:value="1" table:style-name="ce1">
            <text:p>1</text:p>
          </table:table-cell>
          <table:table-cell table:number-columns-repeated="9" table:style-name="ce1"/>
          <table:table-cell office:value-type="string" office:string-value="C50/G1" table:formula="of:=CONCATENATE(IF([.A702]=&quot;&quot;;&quot;&quot;;CONCATENATE(&quot;C&quot;; [.A702]));IF([.B702]=&quot;&quot;;&quot;&quot;;CONCATENATE(&quot;/G&quot;;[.B702]));IF([.C702]=&quot;&quot;;&quot;&quot;;CONCATENATE(&quot;/R&quot;;[.C702])); IF([.D702]=&quot;&quot;;&quot;&quot;;CONCATENATE(&quot;/G&quot;;[.B702];&quot;.&quot;;[.D702])); IF([.E702]=&quot;&quot;;&quot;&quot;;CONCATENATE(&quot;/R&quot;;[.E702])); IF([.F702]=&quot;&quot;;&quot;&quot;;CONCATENATE(&quot;/G&quot;;[.B702];&quot;.&quot;;[.D702];&quot;.&quot;;[.F702])); IF([.G702]=&quot;&quot;;&quot;&quot;;CONCATENATE(&quot;/R&quot;;[.G702])); IF([.H702]=&quot;&quot;;&quot;&quot;;CONCATENATE(&quot;/G&quot;;[.B702];&quot;.&quot;;[.D702];&quot;.&quot;;[.F702];&quot;.&quot;;[.H702])); IF([.I702]=&quot;&quot;;&quot;&quot;;CONCATENATE(&quot;/R&quot;;[.I702]));IF([.J702]=&quot;&quot;;&quot;&quot;;CONCATENATE(&quot;/G&quot;;[.B702];&quot;.&quot;;[.D702];&quot;.&quot;;[.F702];&quot;.&quot;;[.H702]; &quot;.&quot;;[.J702])); IF([.K702]=&quot;&quot;;&quot;&quot;;CONCATENATE(&quot;/R&quot;;[.K702])))" table:style-name="ce1">
            <text:p>C50/G1</text:p>
          </table:table-cell>
          <table:table-cell office:value-type="string" table:style-name="ce1">
            <text:p>CRITERION.SELECTION.TECHNICAL_PROFESSIONAL_ABILITY.MANAGEMENT.AVERAGE_ANNUAL_MANPOWER</text:p>
          </table:table-cell>
          <table:table-cell office:value-type="string" table:style-name="ce1">
            <text:p>96defecc-7d32-4957-82e9-aad5f3c5b736</text:p>
          </table:table-cell>
          <table:table-cell table:number-columns-repeated="2" table:style-name="ce1"/>
          <table:table-cell table:style-name="ce7"/>
          <table:table-cell office:value-type="string" table:style-name="ce1">
            <text:p>yes (typically 3)</text:p>
          </table:table-cell>
          <table:table-cell table:number-columns-repeated="16366"/>
        </table:table-row>
        <table:table-row table:style-name="ro1">
          <table:table-cell office:value-type="float" office:value="50" table:style-name="ce11">
            <text:p>5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0/G1/R1" table:formula="of:=CONCATENATE(IF([.A703]=&quot;&quot;;&quot;&quot;;CONCATENATE(&quot;C&quot;; [.A703]));IF([.B703]=&quot;&quot;;&quot;&quot;;CONCATENATE(&quot;/G&quot;;[.B703]));IF([.C703]=&quot;&quot;;&quot;&quot;;CONCATENATE(&quot;/R&quot;;[.C703])); IF([.D703]=&quot;&quot;;&quot;&quot;;CONCATENATE(&quot;/G&quot;;[.B703];&quot;.&quot;;[.D703])); IF([.E703]=&quot;&quot;;&quot;&quot;;CONCATENATE(&quot;/R&quot;;[.E703])); IF([.F703]=&quot;&quot;;&quot;&quot;;CONCATENATE(&quot;/G&quot;;[.B703];&quot;.&quot;;[.D703];&quot;.&quot;;[.F703])); IF([.G703]=&quot;&quot;;&quot;&quot;;CONCATENATE(&quot;/R&quot;;[.G703])); IF([.H703]=&quot;&quot;;&quot;&quot;;CONCATENATE(&quot;/G&quot;;[.B703];&quot;.&quot;;[.D703];&quot;.&quot;;[.F703];&quot;.&quot;;[.H703])); IF([.I703]=&quot;&quot;;&quot;&quot;;CONCATENATE(&quot;/R&quot;;[.I703]));IF([.J703]=&quot;&quot;;&quot;&quot;;CONCATENATE(&quot;/G&quot;;[.B703];&quot;.&quot;;[.D703];&quot;.&quot;;[.F703];&quot;.&quot;;[.H703]; &quot;.&quot;;[.J703])); IF([.K703]=&quot;&quot;;&quot;&quot;;CONCATENATE(&quot;/R&quot;;[.K703])))" table:style-name="ce1">
            <text:p>C50/G1/R1</text:p>
          </table:table-cell>
          <table:table-cell office:value-type="string" table:style-name="ce1">
            <text:p>CRITERION.SELECTION.TECHNICAL_PROFESSIONAL_ABILITY.MANAGEMENT.AVERAGE_ANNUAL_MANPOWER</text:p>
          </table:table-cell>
          <table:table-cell office:value-type="string" table:style-name="ce1">
            <text:p>5aacceb3-280e-42f1-b2da-3d8ac7877fe9</text:p>
          </table:table-cell>
          <table:table-cell office:value-type="string" table:style-name="ce1">
            <text:p>Year</text:p>
          </table:table-cell>
          <table:table-cell table:style-name="ce1"/>
          <table:table-cell table:style-name="ce7"/>
          <table:table-cell table:number-columns-repeated="16367" table:style-name="ce1"/>
        </table:table-row>
        <table:table-row table:style-name="ro1">
          <table:table-cell office:value-type="float" office:value="50" table:style-name="ce11">
            <text:p>50</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50/G1/R2" table:formula="of:=CONCATENATE(IF([.A704]=&quot;&quot;;&quot;&quot;;CONCATENATE(&quot;C&quot;; [.A704]));IF([.B704]=&quot;&quot;;&quot;&quot;;CONCATENATE(&quot;/G&quot;;[.B704]));IF([.C704]=&quot;&quot;;&quot;&quot;;CONCATENATE(&quot;/R&quot;;[.C704])); IF([.D704]=&quot;&quot;;&quot;&quot;;CONCATENATE(&quot;/G&quot;;[.B704];&quot;.&quot;;[.D704])); IF([.E704]=&quot;&quot;;&quot;&quot;;CONCATENATE(&quot;/R&quot;;[.E704])); IF([.F704]=&quot;&quot;;&quot;&quot;;CONCATENATE(&quot;/G&quot;;[.B704];&quot;.&quot;;[.D704];&quot;.&quot;;[.F704])); IF([.G704]=&quot;&quot;;&quot;&quot;;CONCATENATE(&quot;/R&quot;;[.G704])); IF([.H704]=&quot;&quot;;&quot;&quot;;CONCATENATE(&quot;/G&quot;;[.B704];&quot;.&quot;;[.D704];&quot;.&quot;;[.F704];&quot;.&quot;;[.H704])); IF([.I704]=&quot;&quot;;&quot;&quot;;CONCATENATE(&quot;/R&quot;;[.I704]));IF([.J704]=&quot;&quot;;&quot;&quot;;CONCATENATE(&quot;/G&quot;;[.B704];&quot;.&quot;;[.D704];&quot;.&quot;;[.F704];&quot;.&quot;;[.H704]; &quot;.&quot;;[.J704])); IF([.K704]=&quot;&quot;;&quot;&quot;;CONCATENATE(&quot;/R&quot;;[.K704])))" table:style-name="ce1">
            <text:p>C50/G1/R2</text:p>
          </table:table-cell>
          <table:table-cell office:value-type="string" table:style-name="ce1">
            <text:p>CRITERION.SELECTION.TECHNICAL_PROFESSIONAL_ABILITY.MANAGEMENT.AVERAGE_ANNUAL_MANPOWER</text:p>
          </table:table-cell>
          <table:table-cell office:value-type="string" table:style-name="ce1">
            <text:p>42037f41-53af-44df-b6b8-2395cee98087</text:p>
          </table:table-cell>
          <table:table-cell office:value-type="string" table:style-name="ce1">
            <text:p>Number</text:p>
          </table:table-cell>
          <table:table-cell table:style-name="ce1"/>
          <table:table-cell table:style-name="ce7"/>
          <table:table-cell table:number-columns-repeated="16367" table:style-name="ce1"/>
        </table:table-row>
        <table:table-row table:style-name="ro1">
          <table:table-cell office:value-type="float" office:value="50" table:style-name="ce13">
            <text:p>50</text:p>
          </table:table-cell>
          <table:table-cell office:value-type="float" office:value="2" table:style-name="ce14">
            <text:p>2</text:p>
          </table:table-cell>
          <table:table-cell table:number-columns-repeated="9" table:style-name="ce14"/>
          <table:table-cell office:value-type="string" office:string-value="C50/G2" table:formula="of:=CONCATENATE(IF([.A705]=&quot;&quot;;&quot;&quot;;CONCATENATE(&quot;C&quot;; [.A705]));IF([.B705]=&quot;&quot;;&quot;&quot;;CONCATENATE(&quot;/G&quot;;[.B705]));IF([.C705]=&quot;&quot;;&quot;&quot;;CONCATENATE(&quot;/R&quot;;[.C705])); IF([.D705]=&quot;&quot;;&quot;&quot;;CONCATENATE(&quot;/G&quot;;[.B705];&quot;.&quot;;[.D705])); IF([.E705]=&quot;&quot;;&quot;&quot;;CONCATENATE(&quot;/R&quot;;[.E705])); IF([.F705]=&quot;&quot;;&quot;&quot;;CONCATENATE(&quot;/G&quot;;[.B705];&quot;.&quot;;[.D705];&quot;.&quot;;[.F705])); IF([.G705]=&quot;&quot;;&quot;&quot;;CONCATENATE(&quot;/R&quot;;[.G705])); IF([.H705]=&quot;&quot;;&quot;&quot;;CONCATENATE(&quot;/G&quot;;[.B705];&quot;.&quot;;[.D705];&quot;.&quot;;[.F705];&quot;.&quot;;[.H705])); IF([.I705]=&quot;&quot;;&quot;&quot;;CONCATENATE(&quot;/R&quot;;[.I705]));IF([.J705]=&quot;&quot;;&quot;&quot;;CONCATENATE(&quot;/G&quot;;[.B705];&quot;.&quot;;[.D705];&quot;.&quot;;[.F705];&quot;.&quot;;[.H705]; &quot;.&quot;;[.J705])); IF([.K705]=&quot;&quot;;&quot;&quot;;CONCATENATE(&quot;/R&quot;;[.K705])))" table:style-name="ce14">
            <text:p>C50/G2</text:p>
          </table:table-cell>
          <table:table-cell office:value-type="string" table:style-name="ce14">
            <text:p>CRITERION.SELECTION.TECHNICAL_PROFESSIONAL_ABILITY.MANAGEMENT.AVERAGE_ANNUAL_MANPOWER</text:p>
          </table:table-cell>
          <table:table-cell office:value-type="string" table:style-name="ce14">
            <text:p>dac727d8-2cd2-43e0-8561-6f17e25870a4</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50/G2/R1" table:formula="of:=CONCATENATE(IF([.A706]=&quot;&quot;;&quot;&quot;;CONCATENATE(&quot;C&quot;; [.A706]));IF([.B706]=&quot;&quot;;&quot;&quot;;CONCATENATE(&quot;/G&quot;;[.B706]));IF([.C706]=&quot;&quot;;&quot;&quot;;CONCATENATE(&quot;/R&quot;;[.C706])); IF([.D706]=&quot;&quot;;&quot;&quot;;CONCATENATE(&quot;/G&quot;;[.B706];&quot;.&quot;;[.D706])); IF([.E706]=&quot;&quot;;&quot;&quot;;CONCATENATE(&quot;/R&quot;;[.E706])); IF([.F706]=&quot;&quot;;&quot;&quot;;CONCATENATE(&quot;/G&quot;;[.B706];&quot;.&quot;;[.D706];&quot;.&quot;;[.F706])); IF([.G706]=&quot;&quot;;&quot;&quot;;CONCATENATE(&quot;/R&quot;;[.G706])); IF([.H706]=&quot;&quot;;&quot;&quot;;CONCATENATE(&quot;/G&quot;;[.B706];&quot;.&quot;;[.D706];&quot;.&quot;;[.F706];&quot;.&quot;;[.H706])); IF([.I706]=&quot;&quot;;&quot;&quot;;CONCATENATE(&quot;/R&quot;;[.I706]));IF([.J706]=&quot;&quot;;&quot;&quot;;CONCATENATE(&quot;/G&quot;;[.B706];&quot;.&quot;;[.D706];&quot;.&quot;;[.F706];&quot;.&quot;;[.H706]; &quot;.&quot;;[.J706])); IF([.K706]=&quot;&quot;;&quot;&quot;;CONCATENATE(&quot;/R&quot;;[.K706])))" table:style-name="ce14">
            <text:p>C50/G2/R1</text:p>
          </table:table-cell>
          <table:table-cell office:value-type="string" table:style-name="ce14">
            <text:p>CRITERION.SELECTION.TECHNICAL_PROFESSIONAL_ABILITY.MANAGEMENT.AVERAGE_ANNUAL_MANPOWER</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50/G2/R2" table:formula="of:=CONCATENATE(IF([.A707]=&quot;&quot;;&quot;&quot;;CONCATENATE(&quot;C&quot;; [.A707]));IF([.B707]=&quot;&quot;;&quot;&quot;;CONCATENATE(&quot;/G&quot;;[.B707]));IF([.C707]=&quot;&quot;;&quot;&quot;;CONCATENATE(&quot;/R&quot;;[.C707])); IF([.D707]=&quot;&quot;;&quot;&quot;;CONCATENATE(&quot;/G&quot;;[.B707];&quot;.&quot;;[.D707])); IF([.E707]=&quot;&quot;;&quot;&quot;;CONCATENATE(&quot;/R&quot;;[.E707])); IF([.F707]=&quot;&quot;;&quot;&quot;;CONCATENATE(&quot;/G&quot;;[.B707];&quot;.&quot;;[.D707];&quot;.&quot;;[.F707])); IF([.G707]=&quot;&quot;;&quot;&quot;;CONCATENATE(&quot;/R&quot;;[.G707])); IF([.H707]=&quot;&quot;;&quot;&quot;;CONCATENATE(&quot;/G&quot;;[.B707];&quot;.&quot;;[.D707];&quot;.&quot;;[.F707];&quot;.&quot;;[.H707])); IF([.I707]=&quot;&quot;;&quot;&quot;;CONCATENATE(&quot;/R&quot;;[.I707]));IF([.J707]=&quot;&quot;;&quot;&quot;;CONCATENATE(&quot;/G&quot;;[.B707];&quot;.&quot;;[.D707];&quot;.&quot;;[.F707];&quot;.&quot;;[.H707]; &quot;.&quot;;[.J707])); IF([.K707]=&quot;&quot;;&quot;&quot;;CONCATENATE(&quot;/R&quot;;[.K707])))" table:style-name="ce14">
            <text:p>C50/G2/R2</text:p>
          </table:table-cell>
          <table:table-cell office:value-type="string" table:style-name="ce14">
            <text:p>CRITERION.SELECTION.TECHNICAL_PROFESSIONAL_ABILITY.MANAGEMENT.AVERAGE_ANNUAL_MANPOWER</text:p>
          </table:table-cell>
          <table:table-cell office:value-type="string" table:style-name="ce14">
            <text:p>0bb2d3bf-160f-4904-a4e8-ee672bd5cb30</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3" table:style-name="ce14">
            <text:p>3</text:p>
          </table:table-cell>
          <table:table-cell table:number-columns-repeated="9" table:style-name="ce14"/>
          <table:table-cell office:value-type="string" office:string-value="C50/G3" table:formula="of:=CONCATENATE(IF([.A708]=&quot;&quot;;&quot;&quot;;CONCATENATE(&quot;C&quot;; [.A708]));IF([.B708]=&quot;&quot;;&quot;&quot;;CONCATENATE(&quot;/G&quot;;[.B708]));IF([.C708]=&quot;&quot;;&quot;&quot;;CONCATENATE(&quot;/R&quot;;[.C708])); IF([.D708]=&quot;&quot;;&quot;&quot;;CONCATENATE(&quot;/G&quot;;[.B708];&quot;.&quot;;[.D708])); IF([.E708]=&quot;&quot;;&quot;&quot;;CONCATENATE(&quot;/R&quot;;[.E708])); IF([.F708]=&quot;&quot;;&quot;&quot;;CONCATENATE(&quot;/G&quot;;[.B708];&quot;.&quot;;[.D708];&quot;.&quot;;[.F708])); IF([.G708]=&quot;&quot;;&quot;&quot;;CONCATENATE(&quot;/R&quot;;[.G708])); IF([.H708]=&quot;&quot;;&quot;&quot;;CONCATENATE(&quot;/G&quot;;[.B708];&quot;.&quot;;[.D708];&quot;.&quot;;[.F708];&quot;.&quot;;[.H708])); IF([.I708]=&quot;&quot;;&quot;&quot;;CONCATENATE(&quot;/R&quot;;[.I708]));IF([.J708]=&quot;&quot;;&quot;&quot;;CONCATENATE(&quot;/G&quot;;[.B708];&quot;.&quot;;[.D708];&quot;.&quot;;[.F708];&quot;.&quot;;[.H708]; &quot;.&quot;;[.J708])); IF([.K708]=&quot;&quot;;&quot;&quot;;CONCATENATE(&quot;/R&quot;;[.K708])))" table:style-name="ce14">
            <text:p>C50/G3</text:p>
          </table:table-cell>
          <table:table-cell office:value-type="string" table:style-name="ce14">
            <text:p>CRITERION.SELECTION.TECHNICAL_PROFESSIONAL_ABILITY.MANAGEMENT.AVERAGE_ANNUAL_MANPOWER</text:p>
          </table:table-cell>
          <table:table-cell office:value-type="string" table:style-name="ce14">
            <text:p>b799d324-358c-48b0-bd5e-6d205969b4a5</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50/G3/R1" table:formula="of:=CONCATENATE(IF([.A709]=&quot;&quot;;&quot;&quot;;CONCATENATE(&quot;C&quot;; [.A709]));IF([.B709]=&quot;&quot;;&quot;&quot;;CONCATENATE(&quot;/G&quot;;[.B709]));IF([.C709]=&quot;&quot;;&quot;&quot;;CONCATENATE(&quot;/R&quot;;[.C709])); IF([.D709]=&quot;&quot;;&quot;&quot;;CONCATENATE(&quot;/G&quot;;[.B709];&quot;.&quot;;[.D709])); IF([.E709]=&quot;&quot;;&quot;&quot;;CONCATENATE(&quot;/R&quot;;[.E709])); IF([.F709]=&quot;&quot;;&quot;&quot;;CONCATENATE(&quot;/G&quot;;[.B709];&quot;.&quot;;[.D709];&quot;.&quot;;[.F709])); IF([.G709]=&quot;&quot;;&quot;&quot;;CONCATENATE(&quot;/R&quot;;[.G709])); IF([.H709]=&quot;&quot;;&quot;&quot;;CONCATENATE(&quot;/G&quot;;[.B709];&quot;.&quot;;[.D709];&quot;.&quot;;[.F709];&quot;.&quot;;[.H709])); IF([.I709]=&quot;&quot;;&quot;&quot;;CONCATENATE(&quot;/R&quot;;[.I709]));IF([.J709]=&quot;&quot;;&quot;&quot;;CONCATENATE(&quot;/G&quot;;[.B709];&quot;.&quot;;[.D709];&quot;.&quot;;[.F709];&quot;.&quot;;[.H709]; &quot;.&quot;;[.J709])); IF([.K709]=&quot;&quot;;&quot;&quot;;CONCATENATE(&quot;/R&quot;;[.K709])))" table:style-name="ce14">
            <text:p>C50/G3/R1</text:p>
          </table:table-cell>
          <table:table-cell office:value-type="string" table:style-name="ce14">
            <text:p>CRITERION.SELECTION.TECHNICAL_PROFESSIONAL_ABILITY.MANAGEMENT.AVERAGE_ANNUAL_MANPOWER</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50/G3/R2" table:formula="of:=CONCATENATE(IF([.A710]=&quot;&quot;;&quot;&quot;;CONCATENATE(&quot;C&quot;; [.A710]));IF([.B710]=&quot;&quot;;&quot;&quot;;CONCATENATE(&quot;/G&quot;;[.B710]));IF([.C710]=&quot;&quot;;&quot;&quot;;CONCATENATE(&quot;/R&quot;;[.C710])); IF([.D710]=&quot;&quot;;&quot;&quot;;CONCATENATE(&quot;/G&quot;;[.B710];&quot;.&quot;;[.D710])); IF([.E710]=&quot;&quot;;&quot;&quot;;CONCATENATE(&quot;/R&quot;;[.E710])); IF([.F710]=&quot;&quot;;&quot;&quot;;CONCATENATE(&quot;/G&quot;;[.B710];&quot;.&quot;;[.D710];&quot;.&quot;;[.F710])); IF([.G710]=&quot;&quot;;&quot;&quot;;CONCATENATE(&quot;/R&quot;;[.G710])); IF([.H710]=&quot;&quot;;&quot;&quot;;CONCATENATE(&quot;/G&quot;;[.B710];&quot;.&quot;;[.D710];&quot;.&quot;;[.F710];&quot;.&quot;;[.H710])); IF([.I710]=&quot;&quot;;&quot;&quot;;CONCATENATE(&quot;/R&quot;;[.I710]));IF([.J710]=&quot;&quot;;&quot;&quot;;CONCATENATE(&quot;/G&quot;;[.B710];&quot;.&quot;;[.D710];&quot;.&quot;;[.F710];&quot;.&quot;;[.H710]; &quot;.&quot;;[.J710])); IF([.K710]=&quot;&quot;;&quot;&quot;;CONCATENATE(&quot;/R&quot;;[.K710])))" table:style-name="ce14">
            <text:p>C50/G3/R2</text:p>
          </table:table-cell>
          <table:table-cell office:value-type="string" table:style-name="ce14">
            <text:p>CRITERION.SELECTION.TECHNICAL_PROFESSIONAL_ABILITY.MANAGEMENT.AVERAGE_ANNUAL_MANPOWER</text:p>
          </table:table-cell>
          <table:table-cell office:value-type="string" table:style-name="ce14">
            <text:p>668dbc0d-2a3a-49b9-b8e1-8ebbeccd712a</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1">
            <text:p>50</text:p>
          </table:table-cell>
          <table:table-cell office:value-type="float" office:value="2" table:style-name="ce7">
            <text:p>2</text:p>
          </table:table-cell>
          <table:table-cell table:number-columns-repeated="9" table:style-name="ce1"/>
          <table:table-cell office:value-type="string" office:string-value="C50/G2" table:formula="of:=CONCATENATE(IF([.A711]=&quot;&quot;;&quot;&quot;;CONCATENATE(&quot;C&quot;; [.A711]));IF([.B711]=&quot;&quot;;&quot;&quot;;CONCATENATE(&quot;/G&quot;;[.B711]));IF([.C711]=&quot;&quot;;&quot;&quot;;CONCATENATE(&quot;/R&quot;;[.C711])); IF([.D711]=&quot;&quot;;&quot;&quot;;CONCATENATE(&quot;/G&quot;;[.B711];&quot;.&quot;;[.D711])); IF([.E711]=&quot;&quot;;&quot;&quot;;CONCATENATE(&quot;/R&quot;;[.E711])); IF([.F711]=&quot;&quot;;&quot;&quot;;CONCATENATE(&quot;/G&quot;;[.B711];&quot;.&quot;;[.D711];&quot;.&quot;;[.F711])); IF([.G711]=&quot;&quot;;&quot;&quot;;CONCATENATE(&quot;/R&quot;;[.G711])); IF([.H711]=&quot;&quot;;&quot;&quot;;CONCATENATE(&quot;/G&quot;;[.B711];&quot;.&quot;;[.D711];&quot;.&quot;;[.F711];&quot;.&quot;;[.H711])); IF([.I711]=&quot;&quot;;&quot;&quot;;CONCATENATE(&quot;/R&quot;;[.I711]));IF([.J711]=&quot;&quot;;&quot;&quot;;CONCATENATE(&quot;/G&quot;;[.B711];&quot;.&quot;;[.D711];&quot;.&quot;;[.F711];&quot;.&quot;;[.H711]; &quot;.&quot;;[.J711])); IF([.K711]=&quot;&quot;;&quot;&quot;;CONCATENATE(&quot;/R&quot;;[.K711])))" table:style-name="ce1">
            <text:p>C50/G2</text:p>
          </table:table-cell>
          <table:table-cell office:value-type="string" table:style-name="ce1">
            <text:p>CRITERION.SELECTION.TECHNICAL_PROFESSIONAL_ABILITY.MANAGEMENT.AVERAGE_ANNUAL_MANPOWER</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50/G2/R1" table:formula="of:=CONCATENATE(IF([.A712]=&quot;&quot;;&quot;&quot;;CONCATENATE(&quot;C&quot;; [.A712]));IF([.B712]=&quot;&quot;;&quot;&quot;;CONCATENATE(&quot;/G&quot;;[.B712]));IF([.C712]=&quot;&quot;;&quot;&quot;;CONCATENATE(&quot;/R&quot;;[.C712])); IF([.D712]=&quot;&quot;;&quot;&quot;;CONCATENATE(&quot;/G&quot;;[.B712];&quot;.&quot;;[.D712])); IF([.E712]=&quot;&quot;;&quot;&quot;;CONCATENATE(&quot;/R&quot;;[.E712])); IF([.F712]=&quot;&quot;;&quot;&quot;;CONCATENATE(&quot;/G&quot;;[.B712];&quot;.&quot;;[.D712];&quot;.&quot;;[.F712])); IF([.G712]=&quot;&quot;;&quot;&quot;;CONCATENATE(&quot;/R&quot;;[.G712])); IF([.H712]=&quot;&quot;;&quot;&quot;;CONCATENATE(&quot;/G&quot;;[.B712];&quot;.&quot;;[.D712];&quot;.&quot;;[.F712];&quot;.&quot;;[.H712])); IF([.I712]=&quot;&quot;;&quot;&quot;;CONCATENATE(&quot;/R&quot;;[.I712]));IF([.J712]=&quot;&quot;;&quot;&quot;;CONCATENATE(&quot;/G&quot;;[.B712];&quot;.&quot;;[.D712];&quot;.&quot;;[.F712];&quot;.&quot;;[.H712]; &quot;.&quot;;[.J712])); IF([.K712]=&quot;&quot;;&quot;&quot;;CONCATENATE(&quot;/R&quot;;[.K712])))" table:style-name="ce1">
            <text:p>C50/G2/R1</text:p>
          </table:table-cell>
          <table:table-cell office:value-type="string" table:style-name="ce1">
            <text:p>CRITERION.SELECTION.TECHNICAL_PROFESSIONAL_ABILITY.MANAGEMENT.AVERAGE_ANNUAL_MANPOWER</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50/G2/G2.1" table:formula="of:=CONCATENATE(IF([.A713]=&quot;&quot;;&quot;&quot;;CONCATENATE(&quot;C&quot;; [.A713]));IF([.B713]=&quot;&quot;;&quot;&quot;;CONCATENATE(&quot;/G&quot;;[.B713]));IF([.C713]=&quot;&quot;;&quot;&quot;;CONCATENATE(&quot;/R&quot;;[.C713])); IF([.D713]=&quot;&quot;;&quot;&quot;;CONCATENATE(&quot;/G&quot;;[.B713];&quot;.&quot;;[.D713])); IF([.E713]=&quot;&quot;;&quot;&quot;;CONCATENATE(&quot;/R&quot;;[.E713])); IF([.F713]=&quot;&quot;;&quot;&quot;;CONCATENATE(&quot;/G&quot;;[.B713];&quot;.&quot;;[.D713];&quot;.&quot;;[.F713])); IF([.G713]=&quot;&quot;;&quot;&quot;;CONCATENATE(&quot;/R&quot;;[.G713])); IF([.H713]=&quot;&quot;;&quot;&quot;;CONCATENATE(&quot;/G&quot;;[.B713];&quot;.&quot;;[.D713];&quot;.&quot;;[.F713];&quot;.&quot;;[.H713])); IF([.I713]=&quot;&quot;;&quot;&quot;;CONCATENATE(&quot;/R&quot;;[.I713]));IF([.J713]=&quot;&quot;;&quot;&quot;;CONCATENATE(&quot;/G&quot;;[.B713];&quot;.&quot;;[.D713];&quot;.&quot;;[.F713];&quot;.&quot;;[.H713]; &quot;.&quot;;[.J713])); IF([.K713]=&quot;&quot;;&quot;&quot;;CONCATENATE(&quot;/R&quot;;[.K713])))" table:style-name="ce1">
            <text:p>C50/G2/G2.1</text:p>
          </table:table-cell>
          <table:table-cell office:value-type="string" table:style-name="ce1">
            <text:p>CRITERION.SELECTION.TECHNICAL_PROFESSIONAL_ABILITY.MANAGEMENT.AVERAGE_ANNUAL_MANPOWER</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0/G2/G2.1/R1" table:formula="of:=CONCATENATE(IF([.A714]=&quot;&quot;;&quot;&quot;;CONCATENATE(&quot;C&quot;; [.A714]));IF([.B714]=&quot;&quot;;&quot;&quot;;CONCATENATE(&quot;/G&quot;;[.B714]));IF([.C714]=&quot;&quot;;&quot;&quot;;CONCATENATE(&quot;/R&quot;;[.C714])); IF([.D714]=&quot;&quot;;&quot;&quot;;CONCATENATE(&quot;/G&quot;;[.B714];&quot;.&quot;;[.D714])); IF([.E714]=&quot;&quot;;&quot;&quot;;CONCATENATE(&quot;/R&quot;;[.E714])); IF([.F714]=&quot;&quot;;&quot;&quot;;CONCATENATE(&quot;/G&quot;;[.B714];&quot;.&quot;;[.D714];&quot;.&quot;;[.F714])); IF([.G714]=&quot;&quot;;&quot;&quot;;CONCATENATE(&quot;/R&quot;;[.G714])); IF([.H714]=&quot;&quot;;&quot;&quot;;CONCATENATE(&quot;/G&quot;;[.B714];&quot;.&quot;;[.D714];&quot;.&quot;;[.F714];&quot;.&quot;;[.H714])); IF([.I714]=&quot;&quot;;&quot;&quot;;CONCATENATE(&quot;/R&quot;;[.I714]));IF([.J714]=&quot;&quot;;&quot;&quot;;CONCATENATE(&quot;/G&quot;;[.B714];&quot;.&quot;;[.D714];&quot;.&quot;;[.F714];&quot;.&quot;;[.H714]; &quot;.&quot;;[.J714])); IF([.K714]=&quot;&quot;;&quot;&quot;;CONCATENATE(&quot;/R&quot;;[.K714])))" table:style-name="ce1">
            <text:p>C50/G2/G2.1/R1</text:p>
          </table:table-cell>
          <table:table-cell office:value-type="string" table:style-name="ce1">
            <text:p>CRITERION.SELECTION.TECHNICAL_PROFESSIONAL_ABILITY.MANAGEMENT.AVERAGE_ANNUAL_MANPOWER</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0/G2/G2.1/R2" table:formula="of:=CONCATENATE(IF([.A715]=&quot;&quot;;&quot;&quot;;CONCATENATE(&quot;C&quot;; [.A715]));IF([.B715]=&quot;&quot;;&quot;&quot;;CONCATENATE(&quot;/G&quot;;[.B715]));IF([.C715]=&quot;&quot;;&quot;&quot;;CONCATENATE(&quot;/R&quot;;[.C715])); IF([.D715]=&quot;&quot;;&quot;&quot;;CONCATENATE(&quot;/G&quot;;[.B715];&quot;.&quot;;[.D715])); IF([.E715]=&quot;&quot;;&quot;&quot;;CONCATENATE(&quot;/R&quot;;[.E715])); IF([.F715]=&quot;&quot;;&quot;&quot;;CONCATENATE(&quot;/G&quot;;[.B715];&quot;.&quot;;[.D715];&quot;.&quot;;[.F715])); IF([.G715]=&quot;&quot;;&quot;&quot;;CONCATENATE(&quot;/R&quot;;[.G715])); IF([.H715]=&quot;&quot;;&quot;&quot;;CONCATENATE(&quot;/G&quot;;[.B715];&quot;.&quot;;[.D715];&quot;.&quot;;[.F715];&quot;.&quot;;[.H715])); IF([.I715]=&quot;&quot;;&quot;&quot;;CONCATENATE(&quot;/R&quot;;[.I715]));IF([.J715]=&quot;&quot;;&quot;&quot;;CONCATENATE(&quot;/G&quot;;[.B715];&quot;.&quot;;[.D715];&quot;.&quot;;[.F715];&quot;.&quot;;[.H715]; &quot;.&quot;;[.J715])); IF([.K715]=&quot;&quot;;&quot;&quot;;CONCATENATE(&quot;/R&quot;;[.K715])))" table:style-name="ce1">
            <text:p>C50/G2/G2.1/R2</text:p>
          </table:table-cell>
          <table:table-cell office:value-type="string" table:style-name="ce1">
            <text:p>CRITERION.SELECTION.TECHNICAL_PROFESSIONAL_ABILITY.MANAGEMENT.AVERAGE_ANNUAL_MANPOWER</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0" table:style-name="ce8">
            <text:p>50</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0/G2/G2.1/R3" table:formula="of:=CONCATENATE(IF([.A716]=&quot;&quot;;&quot;&quot;;CONCATENATE(&quot;C&quot;; [.A716]));IF([.B716]=&quot;&quot;;&quot;&quot;;CONCATENATE(&quot;/G&quot;;[.B716]));IF([.C716]=&quot;&quot;;&quot;&quot;;CONCATENATE(&quot;/R&quot;;[.C716])); IF([.D716]=&quot;&quot;;&quot;&quot;;CONCATENATE(&quot;/G&quot;;[.B716];&quot;.&quot;;[.D716])); IF([.E716]=&quot;&quot;;&quot;&quot;;CONCATENATE(&quot;/R&quot;;[.E716])); IF([.F716]=&quot;&quot;;&quot;&quot;;CONCATENATE(&quot;/G&quot;;[.B716];&quot;.&quot;;[.D716];&quot;.&quot;;[.F716])); IF([.G716]=&quot;&quot;;&quot;&quot;;CONCATENATE(&quot;/R&quot;;[.G716])); IF([.H716]=&quot;&quot;;&quot;&quot;;CONCATENATE(&quot;/G&quot;;[.B716];&quot;.&quot;;[.D716];&quot;.&quot;;[.F716];&quot;.&quot;;[.H716])); IF([.I716]=&quot;&quot;;&quot;&quot;;CONCATENATE(&quot;/R&quot;;[.I716]));IF([.J716]=&quot;&quot;;&quot;&quot;;CONCATENATE(&quot;/G&quot;;[.B716];&quot;.&quot;;[.D716];&quot;.&quot;;[.F716];&quot;.&quot;;[.H716]; &quot;.&quot;;[.J716])); IF([.K716]=&quot;&quot;;&quot;&quot;;CONCATENATE(&quot;/R&quot;;[.K716])))" table:style-name="ce7">
            <text:p>C50/G2/G2.1/R3</text:p>
          </table:table-cell>
          <table:table-cell office:value-type="string" table:style-name="ce7">
            <text:p>CRITERION.SELECTION.TECHNICAL_PROFESSIONAL_ABILITY.MANAGEMENT.AVERAGE_ANNUAL_MANPOWER</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1" table:style-name="ce9">
            <text:p>51</text:p>
          </table:table-cell>
          <table:table-cell table:number-columns-repeated="10" table:style-name="ce9"/>
          <table:table-cell office:value-type="string" office:string-value="C51" table:formula="of:=CONCATENATE(IF([.A717]=&quot;&quot;;&quot;&quot;;CONCATENATE(&quot;C&quot;; [.A717]));IF([.B717]=&quot;&quot;;&quot;&quot;;CONCATENATE(&quot;/G&quot;;[.B717]));IF([.C717]=&quot;&quot;;&quot;&quot;;CONCATENATE(&quot;/R&quot;;[.C717])); IF([.D717]=&quot;&quot;;&quot;&quot;;CONCATENATE(&quot;/G&quot;;[.B717];&quot;.&quot;;[.D717])); IF([.E717]=&quot;&quot;;&quot;&quot;;CONCATENATE(&quot;/R&quot;;[.E717])); IF([.F717]=&quot;&quot;;&quot;&quot;;CONCATENATE(&quot;/G&quot;;[.B717];&quot;.&quot;;[.D717];&quot;.&quot;;[.F717])); IF([.G717]=&quot;&quot;;&quot;&quot;;CONCATENATE(&quot;/R&quot;;[.G717])); IF([.H717]=&quot;&quot;;&quot;&quot;;CONCATENATE(&quot;/G&quot;;[.B717];&quot;.&quot;;[.D717];&quot;.&quot;;[.F717];&quot;.&quot;;[.H717])); IF([.I717]=&quot;&quot;;&quot;&quot;;CONCATENATE(&quot;/R&quot;;[.I717]));IF([.J717]=&quot;&quot;;&quot;&quot;;CONCATENATE(&quot;/G&quot;;[.B717];&quot;.&quot;;[.D717];&quot;.&quot;;[.F717];&quot;.&quot;;[.H717]; &quot;.&quot;;[.J717])); IF([.K717]=&quot;&quot;;&quot;&quot;;CONCATENATE(&quot;/R&quot;;[.K717])))" table:style-name="ce9">
            <text:p>C51</text:p>
          </table:table-cell>
          <table:table-cell office:value-type="string" table:style-name="ce9">
            <text:p>CRITERION.SELECTION.TECHNICAL_PROFESSIONAL_ABILITY.MANAGEMENT.SUBCONTRACTING_PROPORTION</text:p>
          </table:table-cell>
          <table:table-cell office:value-type="string" table:style-name="ce9">
            <text:p>612a1625-118d-4ea4-a6db-413184e7c0a8</text:p>
          </table:table-cell>
          <table:table-cell office:value-type="string" table:style-name="ce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9"/>
          <table:table-cell table:style-name="ce10"/>
          <table:table-cell table:number-columns-repeated="16367" table:style-name="ce9"/>
        </table:table-row>
        <table:table-row table:style-name="ro1">
          <table:table-cell office:value-type="float" office:value="51" table:style-name="ce11">
            <text:p>51</text:p>
          </table:table-cell>
          <table:table-cell office:value-type="float" office:value="1" table:style-name="ce1">
            <text:p>1</text:p>
          </table:table-cell>
          <table:table-cell table:number-columns-repeated="9" table:style-name="ce1"/>
          <table:table-cell office:value-type="string" office:string-value="C51/G1" table:formula="of:=CONCATENATE(IF([.A718]=&quot;&quot;;&quot;&quot;;CONCATENATE(&quot;C&quot;; [.A718]));IF([.B718]=&quot;&quot;;&quot;&quot;;CONCATENATE(&quot;/G&quot;;[.B718]));IF([.C718]=&quot;&quot;;&quot;&quot;;CONCATENATE(&quot;/R&quot;;[.C718])); IF([.D718]=&quot;&quot;;&quot;&quot;;CONCATENATE(&quot;/G&quot;;[.B718];&quot;.&quot;;[.D718])); IF([.E718]=&quot;&quot;;&quot;&quot;;CONCATENATE(&quot;/R&quot;;[.E718])); IF([.F718]=&quot;&quot;;&quot;&quot;;CONCATENATE(&quot;/G&quot;;[.B718];&quot;.&quot;;[.D718];&quot;.&quot;;[.F718])); IF([.G718]=&quot;&quot;;&quot;&quot;;CONCATENATE(&quot;/R&quot;;[.G718])); IF([.H718]=&quot;&quot;;&quot;&quot;;CONCATENATE(&quot;/G&quot;;[.B718];&quot;.&quot;;[.D718];&quot;.&quot;;[.F718];&quot;.&quot;;[.H718])); IF([.I718]=&quot;&quot;;&quot;&quot;;CONCATENATE(&quot;/R&quot;;[.I718]));IF([.J718]=&quot;&quot;;&quot;&quot;;CONCATENATE(&quot;/G&quot;;[.B718];&quot;.&quot;;[.D718];&quot;.&quot;;[.F718];&quot;.&quot;;[.H718]; &quot;.&quot;;[.J718])); IF([.K718]=&quot;&quot;;&quot;&quot;;CONCATENATE(&quot;/R&quot;;[.K718])))" table:style-name="ce1">
            <text:p>C51/G1</text:p>
          </table:table-cell>
          <table:table-cell office:value-type="string" table:style-name="ce1">
            <text:p>CRITERION.SELECTION.TECHNICAL_PROFESSIONAL_ABILITY.MANAGEMENT.SUBCONTRACTING_PROPORTION</text:p>
          </table:table-cell>
          <table:table-cell office:value-type="string" table:style-name="ce1">
            <text:p>575f7550-8a2d-4bad-b9d8-be07ab570076</text:p>
          </table:table-cell>
          <table:table-cell table:number-columns-repeated="2" table:style-name="ce1"/>
          <table:table-cell table:style-name="ce7"/>
          <table:table-cell table:number-columns-repeated="16367"/>
        </table:table-row>
        <table:table-row table:style-name="ro1">
          <table:table-cell office:value-type="float" office:value="51" table:style-name="ce11">
            <text:p>5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1/G1/R1" table:formula="of:=CONCATENATE(IF([.A719]=&quot;&quot;;&quot;&quot;;CONCATENATE(&quot;C&quot;; [.A719]));IF([.B719]=&quot;&quot;;&quot;&quot;;CONCATENATE(&quot;/G&quot;;[.B719]));IF([.C719]=&quot;&quot;;&quot;&quot;;CONCATENATE(&quot;/R&quot;;[.C719])); IF([.D719]=&quot;&quot;;&quot;&quot;;CONCATENATE(&quot;/G&quot;;[.B719];&quot;.&quot;;[.D719])); IF([.E719]=&quot;&quot;;&quot;&quot;;CONCATENATE(&quot;/R&quot;;[.E719])); IF([.F719]=&quot;&quot;;&quot;&quot;;CONCATENATE(&quot;/G&quot;;[.B719];&quot;.&quot;;[.D719];&quot;.&quot;;[.F719])); IF([.G719]=&quot;&quot;;&quot;&quot;;CONCATENATE(&quot;/R&quot;;[.G719])); IF([.H719]=&quot;&quot;;&quot;&quot;;CONCATENATE(&quot;/G&quot;;[.B719];&quot;.&quot;;[.D719];&quot;.&quot;;[.F719];&quot;.&quot;;[.H719])); IF([.I719]=&quot;&quot;;&quot;&quot;;CONCATENATE(&quot;/R&quot;;[.I719]));IF([.J719]=&quot;&quot;;&quot;&quot;;CONCATENATE(&quot;/G&quot;;[.B719];&quot;.&quot;;[.D719];&quot;.&quot;;[.F719];&quot;.&quot;;[.H719]; &quot;.&quot;;[.J719])); IF([.K719]=&quot;&quot;;&quot;&quot;;CONCATENATE(&quot;/R&quot;;[.K719])))" table:style-name="ce1">
            <text:p>C51/G1/R1</text:p>
          </table:table-cell>
          <table:table-cell office:value-type="string" table:style-name="ce1">
            <text:p>CRITERION.SELECTION.TECHNICAL_PROFESSIONAL_ABILITY.MANAGEMENT.SUBCONTRACTING_PROPORTION</text:p>
          </table:table-cell>
          <table:table-cell office:value-type="string" table:style-name="ce7">
            <text:p>15778db8-0d84-42ba-931b-774c1b3d3f9f</text:p>
          </table:table-cell>
          <table:table-cell office:value-type="string" table:style-name="ce1">
            <text:p>Please specify</text:p>
          </table:table-cell>
          <table:table-cell table:style-name="ce1"/>
          <table:table-cell table:style-name="ce7"/>
          <table:table-cell table:number-columns-repeated="16367"/>
        </table:table-row>
        <table:table-row table:style-name="ro1">
          <table:table-cell office:value-type="float" office:value="52" table:style-name="ce9">
            <text:p>52</text:p>
          </table:table-cell>
          <table:table-cell table:number-columns-repeated="10" table:style-name="ce9"/>
          <table:table-cell office:value-type="string" office:string-value="C52" table:formula="of:=CONCATENATE(IF([.A720]=&quot;&quot;;&quot;&quot;;CONCATENATE(&quot;C&quot;; [.A720]));IF([.B720]=&quot;&quot;;&quot;&quot;;CONCATENATE(&quot;/G&quot;;[.B720]));IF([.C720]=&quot;&quot;;&quot;&quot;;CONCATENATE(&quot;/R&quot;;[.C720])); IF([.D720]=&quot;&quot;;&quot;&quot;;CONCATENATE(&quot;/G&quot;;[.B720];&quot;.&quot;;[.D720])); IF([.E720]=&quot;&quot;;&quot;&quot;;CONCATENATE(&quot;/R&quot;;[.E720])); IF([.F720]=&quot;&quot;;&quot;&quot;;CONCATENATE(&quot;/G&quot;;[.B720];&quot;.&quot;;[.D720];&quot;.&quot;;[.F720])); IF([.G720]=&quot;&quot;;&quot;&quot;;CONCATENATE(&quot;/R&quot;;[.G720])); IF([.H720]=&quot;&quot;;&quot;&quot;;CONCATENATE(&quot;/G&quot;;[.B720];&quot;.&quot;;[.D720];&quot;.&quot;;[.F720];&quot;.&quot;;[.H720])); IF([.I720]=&quot;&quot;;&quot;&quot;;CONCATENATE(&quot;/R&quot;;[.I720]));IF([.J720]=&quot;&quot;;&quot;&quot;;CONCATENATE(&quot;/G&quot;;[.B720];&quot;.&quot;;[.D720];&quot;.&quot;;[.F720];&quot;.&quot;;[.H720]; &quot;.&quot;;[.J720])); IF([.K720]=&quot;&quot;;&quot;&quot;;CONCATENATE(&quot;/R&quot;;[.K720])))" table:style-name="ce9">
            <text:p>C52</text:p>
          </table:table-cell>
          <table:table-cell office:value-type="string" table:style-name="ce9">
            <text:p>CRITERION.SELECTION.TECHNICAL_PROFESSIONAL_ABILITY.MANAGEMENT.ARTEFACTS.NO_AUTHENTICATED_ARTEFACTS</text:p>
          </table:table-cell>
          <table:table-cell office:value-type="string" table:style-name="ce9">
            <text:p>bdf0601d-2480-4250-b870-658d0ee95be6</text:p>
          </table:table-cell>
          <table:table-cell office:value-type="string" table:style-name="ce9">
            <text:p>For public supply contracts: The economic operator will supply the required samples, descriptions or photographs of the products to be supplied, which do not need to be accompanied by certifications of authenticity.</text:p>
          </table:table-cell>
          <table:table-cell table:style-name="ce9"/>
          <table:table-cell table:style-name="ce10"/>
          <table:table-cell table:number-columns-repeated="16367" table:style-name="ce9"/>
        </table:table-row>
        <table:table-row table:style-name="ro1">
          <table:table-cell office:value-type="float" office:value="52" table:style-name="ce11">
            <text:p>52</text:p>
          </table:table-cell>
          <table:table-cell office:value-type="float" office:value="1" table:style-name="ce1">
            <text:p>1</text:p>
          </table:table-cell>
          <table:table-cell table:number-columns-repeated="9" table:style-name="ce1"/>
          <table:table-cell office:value-type="string" office:string-value="C52/G1" table:formula="of:=CONCATENATE(IF([.A721]=&quot;&quot;;&quot;&quot;;CONCATENATE(&quot;C&quot;; [.A721]));IF([.B721]=&quot;&quot;;&quot;&quot;;CONCATENATE(&quot;/G&quot;;[.B721]));IF([.C721]=&quot;&quot;;&quot;&quot;;CONCATENATE(&quot;/R&quot;;[.C721])); IF([.D721]=&quot;&quot;;&quot;&quot;;CONCATENATE(&quot;/G&quot;;[.B721];&quot;.&quot;;[.D721])); IF([.E721]=&quot;&quot;;&quot;&quot;;CONCATENATE(&quot;/R&quot;;[.E721])); IF([.F721]=&quot;&quot;;&quot;&quot;;CONCATENATE(&quot;/G&quot;;[.B721];&quot;.&quot;;[.D721];&quot;.&quot;;[.F721])); IF([.G721]=&quot;&quot;;&quot;&quot;;CONCATENATE(&quot;/R&quot;;[.G721])); IF([.H721]=&quot;&quot;;&quot;&quot;;CONCATENATE(&quot;/G&quot;;[.B721];&quot;.&quot;;[.D721];&quot;.&quot;;[.F721];&quot;.&quot;;[.H721])); IF([.I721]=&quot;&quot;;&quot;&quot;;CONCATENATE(&quot;/R&quot;;[.I721]));IF([.J721]=&quot;&quot;;&quot;&quot;;CONCATENATE(&quot;/G&quot;;[.B721];&quot;.&quot;;[.D721];&quot;.&quot;;[.F721];&quot;.&quot;;[.H721]; &quot;.&quot;;[.J721])); IF([.K721]=&quot;&quot;;&quot;&quot;;CONCATENATE(&quot;/R&quot;;[.K721])))" table:style-name="ce1">
            <text:p>C52/G1</text:p>
          </table:table-cell>
          <table:table-cell office:value-type="string" table:style-name="ce1">
            <text:p>CRITERION.SELECTION.TECHNICAL_PROFESSIONAL_ABILITY.MANAGEMENT.ARTEFACTS.NO_AUTHENTICATED_ARTEFACTS</text:p>
          </table:table-cell>
          <table:table-cell office:value-type="string" table:style-name="ce1">
            <text:p>cb73544d-e8bb-4cc6-819b-b8e04f1e240e</text:p>
          </table:table-cell>
          <table:table-cell table:number-columns-repeated="2"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2/G1/R1" table:formula="of:=CONCATENATE(IF([.A722]=&quot;&quot;;&quot;&quot;;CONCATENATE(&quot;C&quot;; [.A722]));IF([.B722]=&quot;&quot;;&quot;&quot;;CONCATENATE(&quot;/G&quot;;[.B722]));IF([.C722]=&quot;&quot;;&quot;&quot;;CONCATENATE(&quot;/R&quot;;[.C722])); IF([.D722]=&quot;&quot;;&quot;&quot;;CONCATENATE(&quot;/G&quot;;[.B722];&quot;.&quot;;[.D722])); IF([.E722]=&quot;&quot;;&quot;&quot;;CONCATENATE(&quot;/R&quot;;[.E722])); IF([.F722]=&quot;&quot;;&quot;&quot;;CONCATENATE(&quot;/G&quot;;[.B722];&quot;.&quot;;[.D722];&quot;.&quot;;[.F722])); IF([.G722]=&quot;&quot;;&quot;&quot;;CONCATENATE(&quot;/R&quot;;[.G722])); IF([.H722]=&quot;&quot;;&quot;&quot;;CONCATENATE(&quot;/G&quot;;[.B722];&quot;.&quot;;[.D722];&quot;.&quot;;[.F722];&quot;.&quot;;[.H722])); IF([.I722]=&quot;&quot;;&quot;&quot;;CONCATENATE(&quot;/R&quot;;[.I722]));IF([.J722]=&quot;&quot;;&quot;&quot;;CONCATENATE(&quot;/G&quot;;[.B722];&quot;.&quot;;[.D722];&quot;.&quot;;[.F722];&quot;.&quot;;[.H722]; &quot;.&quot;;[.J722])); IF([.K722]=&quot;&quot;;&quot;&quot;;CONCATENATE(&quot;/R&quot;;[.K722])))" table:style-name="ce1">
            <text:p>C52/G1/R1</text:p>
          </table:table-cell>
          <table:table-cell office:value-type="string" table:style-name="ce1">
            <text:p>CRITERION.SELECTION.TECHNICAL_PROFESSIONAL_ABILITY.MANAGEMENT.ARTEFACTS.NO_AUTHENTICATED_ARTEFACTS</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number-columns-repeated="9" table:style-name="ce1"/>
          <table:table-cell office:value-type="string" office:string-value="C52/G2" table:formula="of:=CONCATENATE(IF([.A723]=&quot;&quot;;&quot;&quot;;CONCATENATE(&quot;C&quot;; [.A723]));IF([.B723]=&quot;&quot;;&quot;&quot;;CONCATENATE(&quot;/G&quot;;[.B723]));IF([.C723]=&quot;&quot;;&quot;&quot;;CONCATENATE(&quot;/R&quot;;[.C723])); IF([.D723]=&quot;&quot;;&quot;&quot;;CONCATENATE(&quot;/G&quot;;[.B723];&quot;.&quot;;[.D723])); IF([.E723]=&quot;&quot;;&quot;&quot;;CONCATENATE(&quot;/R&quot;;[.E723])); IF([.F723]=&quot;&quot;;&quot;&quot;;CONCATENATE(&quot;/G&quot;;[.B723];&quot;.&quot;;[.D723];&quot;.&quot;;[.F723])); IF([.G723]=&quot;&quot;;&quot;&quot;;CONCATENATE(&quot;/R&quot;;[.G723])); IF([.H723]=&quot;&quot;;&quot;&quot;;CONCATENATE(&quot;/G&quot;;[.B723];&quot;.&quot;;[.D723];&quot;.&quot;;[.F723];&quot;.&quot;;[.H723])); IF([.I723]=&quot;&quot;;&quot;&quot;;CONCATENATE(&quot;/R&quot;;[.I723]));IF([.J723]=&quot;&quot;;&quot;&quot;;CONCATENATE(&quot;/G&quot;;[.B723];&quot;.&quot;;[.D723];&quot;.&quot;;[.F723];&quot;.&quot;;[.H723]; &quot;.&quot;;[.J723])); IF([.K723]=&quot;&quot;;&quot;&quot;;CONCATENATE(&quot;/R&quot;;[.K723])))" table:style-name="ce1">
            <text:p>C52/G2</text:p>
          </table:table-cell>
          <table:table-cell office:value-type="string" table:style-name="ce1">
            <text:p>CRITERION.SELECTION.TECHNICAL_PROFESSIONAL_ABILITY.MANAGEMENT.ARTEFACTS.NO_AUTHENTICATED_ARTEFACT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2/G2/R1" table:formula="of:=CONCATENATE(IF([.A724]=&quot;&quot;;&quot;&quot;;CONCATENATE(&quot;C&quot;; [.A724]));IF([.B724]=&quot;&quot;;&quot;&quot;;CONCATENATE(&quot;/G&quot;;[.B724]));IF([.C724]=&quot;&quot;;&quot;&quot;;CONCATENATE(&quot;/R&quot;;[.C724])); IF([.D724]=&quot;&quot;;&quot;&quot;;CONCATENATE(&quot;/G&quot;;[.B724];&quot;.&quot;;[.D724])); IF([.E724]=&quot;&quot;;&quot;&quot;;CONCATENATE(&quot;/R&quot;;[.E724])); IF([.F724]=&quot;&quot;;&quot;&quot;;CONCATENATE(&quot;/G&quot;;[.B724];&quot;.&quot;;[.D724];&quot;.&quot;;[.F724])); IF([.G724]=&quot;&quot;;&quot;&quot;;CONCATENATE(&quot;/R&quot;;[.G724])); IF([.H724]=&quot;&quot;;&quot;&quot;;CONCATENATE(&quot;/G&quot;;[.B724];&quot;.&quot;;[.D724];&quot;.&quot;;[.F724];&quot;.&quot;;[.H724])); IF([.I724]=&quot;&quot;;&quot;&quot;;CONCATENATE(&quot;/R&quot;;[.I724]));IF([.J724]=&quot;&quot;;&quot;&quot;;CONCATENATE(&quot;/G&quot;;[.B724];&quot;.&quot;;[.D724];&quot;.&quot;;[.F724];&quot;.&quot;;[.H724]; &quot;.&quot;;[.J724])); IF([.K724]=&quot;&quot;;&quot;&quot;;CONCATENATE(&quot;/R&quot;;[.K724])))" table:style-name="ce1">
            <text:p>C52/G2/R1</text:p>
          </table:table-cell>
          <table:table-cell office:value-type="string" table:style-name="ce1">
            <text:p>CRITERION.SELECTION.TECHNICAL_PROFESSIONAL_ABILITY.MANAGEMENT.ARTEFACTS.NO_AUTHENTICATED_ARTEFACT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2/G2/G2.1" table:formula="of:=CONCATENATE(IF([.A725]=&quot;&quot;;&quot;&quot;;CONCATENATE(&quot;C&quot;; [.A725]));IF([.B725]=&quot;&quot;;&quot;&quot;;CONCATENATE(&quot;/G&quot;;[.B725]));IF([.C725]=&quot;&quot;;&quot;&quot;;CONCATENATE(&quot;/R&quot;;[.C725])); IF([.D725]=&quot;&quot;;&quot;&quot;;CONCATENATE(&quot;/G&quot;;[.B725];&quot;.&quot;;[.D725])); IF([.E725]=&quot;&quot;;&quot;&quot;;CONCATENATE(&quot;/R&quot;;[.E725])); IF([.F725]=&quot;&quot;;&quot;&quot;;CONCATENATE(&quot;/G&quot;;[.B725];&quot;.&quot;;[.D725];&quot;.&quot;;[.F725])); IF([.G725]=&quot;&quot;;&quot;&quot;;CONCATENATE(&quot;/R&quot;;[.G725])); IF([.H725]=&quot;&quot;;&quot;&quot;;CONCATENATE(&quot;/G&quot;;[.B725];&quot;.&quot;;[.D725];&quot;.&quot;;[.F725];&quot;.&quot;;[.H725])); IF([.I725]=&quot;&quot;;&quot;&quot;;CONCATENATE(&quot;/R&quot;;[.I725]));IF([.J725]=&quot;&quot;;&quot;&quot;;CONCATENATE(&quot;/G&quot;;[.B725];&quot;.&quot;;[.D725];&quot;.&quot;;[.F725];&quot;.&quot;;[.H725]; &quot;.&quot;;[.J725])); IF([.K725]=&quot;&quot;;&quot;&quot;;CONCATENATE(&quot;/R&quot;;[.K725])))" table:style-name="ce1">
            <text:p>C52/G2/G2.1</text:p>
          </table:table-cell>
          <table:table-cell office:value-type="string" table:style-name="ce1">
            <text:p>CRITERION.SELECTION.TECHNICAL_PROFESSIONAL_ABILITY.MANAGEMENT.ARTEFACTS.NO_AUTHENTICATED_ARTEFACT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2/G2/G2.1/R1" table:formula="of:=CONCATENATE(IF([.A726]=&quot;&quot;;&quot;&quot;;CONCATENATE(&quot;C&quot;; [.A726]));IF([.B726]=&quot;&quot;;&quot;&quot;;CONCATENATE(&quot;/G&quot;;[.B726]));IF([.C726]=&quot;&quot;;&quot;&quot;;CONCATENATE(&quot;/R&quot;;[.C726])); IF([.D726]=&quot;&quot;;&quot;&quot;;CONCATENATE(&quot;/G&quot;;[.B726];&quot;.&quot;;[.D726])); IF([.E726]=&quot;&quot;;&quot;&quot;;CONCATENATE(&quot;/R&quot;;[.E726])); IF([.F726]=&quot;&quot;;&quot;&quot;;CONCATENATE(&quot;/G&quot;;[.B726];&quot;.&quot;;[.D726];&quot;.&quot;;[.F726])); IF([.G726]=&quot;&quot;;&quot;&quot;;CONCATENATE(&quot;/R&quot;;[.G726])); IF([.H726]=&quot;&quot;;&quot;&quot;;CONCATENATE(&quot;/G&quot;;[.B726];&quot;.&quot;;[.D726];&quot;.&quot;;[.F726];&quot;.&quot;;[.H726])); IF([.I726]=&quot;&quot;;&quot;&quot;;CONCATENATE(&quot;/R&quot;;[.I726]));IF([.J726]=&quot;&quot;;&quot;&quot;;CONCATENATE(&quot;/G&quot;;[.B726];&quot;.&quot;;[.D726];&quot;.&quot;;[.F726];&quot;.&quot;;[.H726]; &quot;.&quot;;[.J726])); IF([.K726]=&quot;&quot;;&quot;&quot;;CONCATENATE(&quot;/R&quot;;[.K726])))" table:style-name="ce1">
            <text:p>C52/G2/G2.1/R1</text:p>
          </table:table-cell>
          <table:table-cell office:value-type="string" table:style-name="ce1">
            <text:p>CRITERION.SELECTION.TECHNICAL_PROFESSIONAL_ABILITY.MANAGEMENT.ARTEFACTS.NO_AUTHENTICATED_ARTEFACT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2/G2/G2.1/R2" table:formula="of:=CONCATENATE(IF([.A727]=&quot;&quot;;&quot;&quot;;CONCATENATE(&quot;C&quot;; [.A727]));IF([.B727]=&quot;&quot;;&quot;&quot;;CONCATENATE(&quot;/G&quot;;[.B727]));IF([.C727]=&quot;&quot;;&quot;&quot;;CONCATENATE(&quot;/R&quot;;[.C727])); IF([.D727]=&quot;&quot;;&quot;&quot;;CONCATENATE(&quot;/G&quot;;[.B727];&quot;.&quot;;[.D727])); IF([.E727]=&quot;&quot;;&quot;&quot;;CONCATENATE(&quot;/R&quot;;[.E727])); IF([.F727]=&quot;&quot;;&quot;&quot;;CONCATENATE(&quot;/G&quot;;[.B727];&quot;.&quot;;[.D727];&quot;.&quot;;[.F727])); IF([.G727]=&quot;&quot;;&quot;&quot;;CONCATENATE(&quot;/R&quot;;[.G727])); IF([.H727]=&quot;&quot;;&quot;&quot;;CONCATENATE(&quot;/G&quot;;[.B727];&quot;.&quot;;[.D727];&quot;.&quot;;[.F727];&quot;.&quot;;[.H727])); IF([.I727]=&quot;&quot;;&quot;&quot;;CONCATENATE(&quot;/R&quot;;[.I727]));IF([.J727]=&quot;&quot;;&quot;&quot;;CONCATENATE(&quot;/G&quot;;[.B727];&quot;.&quot;;[.D727];&quot;.&quot;;[.F727];&quot;.&quot;;[.H727]; &quot;.&quot;;[.J727])); IF([.K727]=&quot;&quot;;&quot;&quot;;CONCATENATE(&quot;/R&quot;;[.K727])))" table:style-name="ce1">
            <text:p>C52/G2/G2.1/R2</text:p>
          </table:table-cell>
          <table:table-cell office:value-type="string" table:style-name="ce1">
            <text:p>CRITERION.SELECTION.TECHNICAL_PROFESSIONAL_ABILITY.MANAGEMENT.ARTEFACTS.NO_AUTHENTICATED_ARTEFACT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2" table:style-name="ce8">
            <text:p>5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2/G2/G2.1/R3" table:formula="of:=CONCATENATE(IF([.A728]=&quot;&quot;;&quot;&quot;;CONCATENATE(&quot;C&quot;; [.A728]));IF([.B728]=&quot;&quot;;&quot;&quot;;CONCATENATE(&quot;/G&quot;;[.B728]));IF([.C728]=&quot;&quot;;&quot;&quot;;CONCATENATE(&quot;/R&quot;;[.C728])); IF([.D728]=&quot;&quot;;&quot;&quot;;CONCATENATE(&quot;/G&quot;;[.B728];&quot;.&quot;;[.D728])); IF([.E728]=&quot;&quot;;&quot;&quot;;CONCATENATE(&quot;/R&quot;;[.E728])); IF([.F728]=&quot;&quot;;&quot;&quot;;CONCATENATE(&quot;/G&quot;;[.B728];&quot;.&quot;;[.D728];&quot;.&quot;;[.F728])); IF([.G728]=&quot;&quot;;&quot;&quot;;CONCATENATE(&quot;/R&quot;;[.G728])); IF([.H728]=&quot;&quot;;&quot;&quot;;CONCATENATE(&quot;/G&quot;;[.B728];&quot;.&quot;;[.D728];&quot;.&quot;;[.F728];&quot;.&quot;;[.H728])); IF([.I728]=&quot;&quot;;&quot;&quot;;CONCATENATE(&quot;/R&quot;;[.I728]));IF([.J728]=&quot;&quot;;&quot;&quot;;CONCATENATE(&quot;/G&quot;;[.B728];&quot;.&quot;;[.D728];&quot;.&quot;;[.F728];&quot;.&quot;;[.H728]; &quot;.&quot;;[.J728])); IF([.K728]=&quot;&quot;;&quot;&quot;;CONCATENATE(&quot;/R&quot;;[.K728])))" table:style-name="ce7">
            <text:p>C52/G2/G2.1/R3</text:p>
          </table:table-cell>
          <table:table-cell office:value-type="string" table:style-name="ce7">
            <text:p>CRITERION.SELECTION.TECHNICAL_PROFESSIONAL_ABILITY.MANAGEMENT.ARTEFACTS.NO_AUTHENTICATED_ARTEFACT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3" table:style-name="ce9">
            <text:p>53</text:p>
          </table:table-cell>
          <table:table-cell table:number-columns-repeated="10" table:style-name="ce9"/>
          <table:table-cell office:value-type="string" office:string-value="C53" table:formula="of:=CONCATENATE(IF([.A729]=&quot;&quot;;&quot;&quot;;CONCATENATE(&quot;C&quot;; [.A729]));IF([.B729]=&quot;&quot;;&quot;&quot;;CONCATENATE(&quot;/G&quot;;[.B729]));IF([.C729]=&quot;&quot;;&quot;&quot;;CONCATENATE(&quot;/R&quot;;[.C729])); IF([.D729]=&quot;&quot;;&quot;&quot;;CONCATENATE(&quot;/G&quot;;[.B729];&quot;.&quot;;[.D729])); IF([.E729]=&quot;&quot;;&quot;&quot;;CONCATENATE(&quot;/R&quot;;[.E729])); IF([.F729]=&quot;&quot;;&quot;&quot;;CONCATENATE(&quot;/G&quot;;[.B729];&quot;.&quot;;[.D729];&quot;.&quot;;[.F729])); IF([.G729]=&quot;&quot;;&quot;&quot;;CONCATENATE(&quot;/R&quot;;[.G729])); IF([.H729]=&quot;&quot;;&quot;&quot;;CONCATENATE(&quot;/G&quot;;[.B729];&quot;.&quot;;[.D729];&quot;.&quot;;[.F729];&quot;.&quot;;[.H729])); IF([.I729]=&quot;&quot;;&quot;&quot;;CONCATENATE(&quot;/R&quot;;[.I729]));IF([.J729]=&quot;&quot;;&quot;&quot;;CONCATENATE(&quot;/G&quot;;[.B729];&quot;.&quot;;[.D729];&quot;.&quot;;[.F729];&quot;.&quot;;[.H729]; &quot;.&quot;;[.J729])); IF([.K729]=&quot;&quot;;&quot;&quot;;CONCATENATE(&quot;/R&quot;;[.K729])))" table:style-name="ce9">
            <text:p>C53</text:p>
          </table:table-cell>
          <table:table-cell office:value-type="string" table:style-name="ce9">
            <text:p>CRITERION.SELECTION.TECHNICAL_PROFESSIONAL_ABILITY.MANAGEMENT.ARTEFACTS.AUTHENTICATED_ARTEFACTS</text:p>
          </table:table-cell>
          <table:table-cell office:value-type="string" table:style-name="ce9">
            <text:p>7662b7a9-bcb8-4763-a0a7-7505d8e8470d</text:p>
          </table:table-cell>
          <table:table-cell office:value-type="string" table:style-name="ce9">
            <text:p>For public supply contracts: The economic operator will supply the required samples, descriptions or photographs of the products to be supplied and will provide certifications of authenticity where applicable.</text:p>
          </table:table-cell>
          <table:table-cell table:style-name="ce9"/>
          <table:table-cell table:style-name="ce10"/>
          <table:table-cell table:number-columns-repeated="16367" table:style-name="ce9"/>
        </table:table-row>
        <table:table-row table:style-name="ro1">
          <table:table-cell office:value-type="float" office:value="53" table:style-name="ce11">
            <text:p>53</text:p>
          </table:table-cell>
          <table:table-cell office:value-type="float" office:value="1" table:style-name="ce1">
            <text:p>1</text:p>
          </table:table-cell>
          <table:table-cell table:number-columns-repeated="9" table:style-name="ce1"/>
          <table:table-cell office:value-type="string" office:string-value="C53/G1" table:formula="of:=CONCATENATE(IF([.A730]=&quot;&quot;;&quot;&quot;;CONCATENATE(&quot;C&quot;; [.A730]));IF([.B730]=&quot;&quot;;&quot;&quot;;CONCATENATE(&quot;/G&quot;;[.B730]));IF([.C730]=&quot;&quot;;&quot;&quot;;CONCATENATE(&quot;/R&quot;;[.C730])); IF([.D730]=&quot;&quot;;&quot;&quot;;CONCATENATE(&quot;/G&quot;;[.B730];&quot;.&quot;;[.D730])); IF([.E730]=&quot;&quot;;&quot;&quot;;CONCATENATE(&quot;/R&quot;;[.E730])); IF([.F730]=&quot;&quot;;&quot;&quot;;CONCATENATE(&quot;/G&quot;;[.B730];&quot;.&quot;;[.D730];&quot;.&quot;;[.F730])); IF([.G730]=&quot;&quot;;&quot;&quot;;CONCATENATE(&quot;/R&quot;;[.G730])); IF([.H730]=&quot;&quot;;&quot;&quot;;CONCATENATE(&quot;/G&quot;;[.B730];&quot;.&quot;;[.D730];&quot;.&quot;;[.F730];&quot;.&quot;;[.H730])); IF([.I730]=&quot;&quot;;&quot;&quot;;CONCATENATE(&quot;/R&quot;;[.I730]));IF([.J730]=&quot;&quot;;&quot;&quot;;CONCATENATE(&quot;/G&quot;;[.B730];&quot;.&quot;;[.D730];&quot;.&quot;;[.F730];&quot;.&quot;;[.H730]; &quot;.&quot;;[.J730])); IF([.K730]=&quot;&quot;;&quot;&quot;;CONCATENATE(&quot;/R&quot;;[.K730])))" table:style-name="ce1">
            <text:p>C53/G1</text:p>
          </table:table-cell>
          <table:table-cell office:value-type="string" table:style-name="ce1">
            <text:p>CRITERION.SELECTION.TECHNICAL_PROFESSIONAL_ABILITY.MANAGEMENT.ARTEFACTS.AUTHENTICATED_ARTEFACTS</text:p>
          </table:table-cell>
          <table:table-cell office:value-type="string" table:style-name="ce1">
            <text:p>cb73544d-e8bb-4cc6-819b-b8e04f1e240e</text:p>
          </table:table-cell>
          <table:table-cell table:number-columns-repeated="2"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3/G1/R1" table:formula="of:=CONCATENATE(IF([.A731]=&quot;&quot;;&quot;&quot;;CONCATENATE(&quot;C&quot;; [.A731]));IF([.B731]=&quot;&quot;;&quot;&quot;;CONCATENATE(&quot;/G&quot;;[.B731]));IF([.C731]=&quot;&quot;;&quot;&quot;;CONCATENATE(&quot;/R&quot;;[.C731])); IF([.D731]=&quot;&quot;;&quot;&quot;;CONCATENATE(&quot;/G&quot;;[.B731];&quot;.&quot;;[.D731])); IF([.E731]=&quot;&quot;;&quot;&quot;;CONCATENATE(&quot;/R&quot;;[.E731])); IF([.F731]=&quot;&quot;;&quot;&quot;;CONCATENATE(&quot;/G&quot;;[.B731];&quot;.&quot;;[.D731];&quot;.&quot;;[.F731])); IF([.G731]=&quot;&quot;;&quot;&quot;;CONCATENATE(&quot;/R&quot;;[.G731])); IF([.H731]=&quot;&quot;;&quot;&quot;;CONCATENATE(&quot;/G&quot;;[.B731];&quot;.&quot;;[.D731];&quot;.&quot;;[.F731];&quot;.&quot;;[.H731])); IF([.I731]=&quot;&quot;;&quot;&quot;;CONCATENATE(&quot;/R&quot;;[.I731]));IF([.J731]=&quot;&quot;;&quot;&quot;;CONCATENATE(&quot;/G&quot;;[.B731];&quot;.&quot;;[.D731];&quot;.&quot;;[.F731];&quot;.&quot;;[.H731]; &quot;.&quot;;[.J731])); IF([.K731]=&quot;&quot;;&quot;&quot;;CONCATENATE(&quot;/R&quot;;[.K731])))" table:style-name="ce1">
            <text:p>C53/G1/R1</text:p>
          </table:table-cell>
          <table:table-cell office:value-type="string" table:style-name="ce1">
            <text:p>CRITERION.SELECTION.TECHNICAL_PROFESSIONAL_ABILITY.MANAGEMENT.ARTEFACTS.AUTHENTICATED_ARTEFACTS</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number-columns-repeated="9" table:style-name="ce1"/>
          <table:table-cell office:value-type="string" office:string-value="C53/G2" table:formula="of:=CONCATENATE(IF([.A732]=&quot;&quot;;&quot;&quot;;CONCATENATE(&quot;C&quot;; [.A732]));IF([.B732]=&quot;&quot;;&quot;&quot;;CONCATENATE(&quot;/G&quot;;[.B732]));IF([.C732]=&quot;&quot;;&quot;&quot;;CONCATENATE(&quot;/R&quot;;[.C732])); IF([.D732]=&quot;&quot;;&quot;&quot;;CONCATENATE(&quot;/G&quot;;[.B732];&quot;.&quot;;[.D732])); IF([.E732]=&quot;&quot;;&quot;&quot;;CONCATENATE(&quot;/R&quot;;[.E732])); IF([.F732]=&quot;&quot;;&quot;&quot;;CONCATENATE(&quot;/G&quot;;[.B732];&quot;.&quot;;[.D732];&quot;.&quot;;[.F732])); IF([.G732]=&quot;&quot;;&quot;&quot;;CONCATENATE(&quot;/R&quot;;[.G732])); IF([.H732]=&quot;&quot;;&quot;&quot;;CONCATENATE(&quot;/G&quot;;[.B732];&quot;.&quot;;[.D732];&quot;.&quot;;[.F732];&quot;.&quot;;[.H732])); IF([.I732]=&quot;&quot;;&quot;&quot;;CONCATENATE(&quot;/R&quot;;[.I732]));IF([.J732]=&quot;&quot;;&quot;&quot;;CONCATENATE(&quot;/G&quot;;[.B732];&quot;.&quot;;[.D732];&quot;.&quot;;[.F732];&quot;.&quot;;[.H732]; &quot;.&quot;;[.J732])); IF([.K732]=&quot;&quot;;&quot;&quot;;CONCATENATE(&quot;/R&quot;;[.K732])))" table:style-name="ce1">
            <text:p>C53/G2</text:p>
          </table:table-cell>
          <table:table-cell office:value-type="string" table:style-name="ce1">
            <text:p>CRITERION.SELECTION.TECHNICAL_PROFESSIONAL_ABILITY.MANAGEMENT.ARTEFACTS.AUTHENTICATED_ARTEFACT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3/G2/R1" table:formula="of:=CONCATENATE(IF([.A733]=&quot;&quot;;&quot;&quot;;CONCATENATE(&quot;C&quot;; [.A733]));IF([.B733]=&quot;&quot;;&quot;&quot;;CONCATENATE(&quot;/G&quot;;[.B733]));IF([.C733]=&quot;&quot;;&quot;&quot;;CONCATENATE(&quot;/R&quot;;[.C733])); IF([.D733]=&quot;&quot;;&quot;&quot;;CONCATENATE(&quot;/G&quot;;[.B733];&quot;.&quot;;[.D733])); IF([.E733]=&quot;&quot;;&quot;&quot;;CONCATENATE(&quot;/R&quot;;[.E733])); IF([.F733]=&quot;&quot;;&quot;&quot;;CONCATENATE(&quot;/G&quot;;[.B733];&quot;.&quot;;[.D733];&quot;.&quot;;[.F733])); IF([.G733]=&quot;&quot;;&quot;&quot;;CONCATENATE(&quot;/R&quot;;[.G733])); IF([.H733]=&quot;&quot;;&quot;&quot;;CONCATENATE(&quot;/G&quot;;[.B733];&quot;.&quot;;[.D733];&quot;.&quot;;[.F733];&quot;.&quot;;[.H733])); IF([.I733]=&quot;&quot;;&quot;&quot;;CONCATENATE(&quot;/R&quot;;[.I733]));IF([.J733]=&quot;&quot;;&quot;&quot;;CONCATENATE(&quot;/G&quot;;[.B733];&quot;.&quot;;[.D733];&quot;.&quot;;[.F733];&quot;.&quot;;[.H733]; &quot;.&quot;;[.J733])); IF([.K733]=&quot;&quot;;&quot;&quot;;CONCATENATE(&quot;/R&quot;;[.K733])))" table:style-name="ce1">
            <text:p>C53/G2/R1</text:p>
          </table:table-cell>
          <table:table-cell office:value-type="string" table:style-name="ce1">
            <text:p>CRITERION.SELECTION.TECHNICAL_PROFESSIONAL_ABILITY.MANAGEMENT.ARTEFACTS.AUTHENTICATED_ARTEFACT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3/G2/G2.1" table:formula="of:=CONCATENATE(IF([.A734]=&quot;&quot;;&quot;&quot;;CONCATENATE(&quot;C&quot;; [.A734]));IF([.B734]=&quot;&quot;;&quot;&quot;;CONCATENATE(&quot;/G&quot;;[.B734]));IF([.C734]=&quot;&quot;;&quot;&quot;;CONCATENATE(&quot;/R&quot;;[.C734])); IF([.D734]=&quot;&quot;;&quot;&quot;;CONCATENATE(&quot;/G&quot;;[.B734];&quot;.&quot;;[.D734])); IF([.E734]=&quot;&quot;;&quot;&quot;;CONCATENATE(&quot;/R&quot;;[.E734])); IF([.F734]=&quot;&quot;;&quot;&quot;;CONCATENATE(&quot;/G&quot;;[.B734];&quot;.&quot;;[.D734];&quot;.&quot;;[.F734])); IF([.G734]=&quot;&quot;;&quot;&quot;;CONCATENATE(&quot;/R&quot;;[.G734])); IF([.H734]=&quot;&quot;;&quot;&quot;;CONCATENATE(&quot;/G&quot;;[.B734];&quot;.&quot;;[.D734];&quot;.&quot;;[.F734];&quot;.&quot;;[.H734])); IF([.I734]=&quot;&quot;;&quot;&quot;;CONCATENATE(&quot;/R&quot;;[.I734]));IF([.J734]=&quot;&quot;;&quot;&quot;;CONCATENATE(&quot;/G&quot;;[.B734];&quot;.&quot;;[.D734];&quot;.&quot;;[.F734];&quot;.&quot;;[.H734]; &quot;.&quot;;[.J734])); IF([.K734]=&quot;&quot;;&quot;&quot;;CONCATENATE(&quot;/R&quot;;[.K734])))" table:style-name="ce1">
            <text:p>C53/G2/G2.1</text:p>
          </table:table-cell>
          <table:table-cell office:value-type="string" table:style-name="ce1">
            <text:p>CRITERION.SELECTION.TECHNICAL_PROFESSIONAL_ABILITY.MANAGEMENT.ARTEFACTS.AUTHENTICATED_ARTEFACT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3/G2/G2.1/R1" table:formula="of:=CONCATENATE(IF([.A735]=&quot;&quot;;&quot;&quot;;CONCATENATE(&quot;C&quot;; [.A735]));IF([.B735]=&quot;&quot;;&quot;&quot;;CONCATENATE(&quot;/G&quot;;[.B735]));IF([.C735]=&quot;&quot;;&quot;&quot;;CONCATENATE(&quot;/R&quot;;[.C735])); IF([.D735]=&quot;&quot;;&quot;&quot;;CONCATENATE(&quot;/G&quot;;[.B735];&quot;.&quot;;[.D735])); IF([.E735]=&quot;&quot;;&quot;&quot;;CONCATENATE(&quot;/R&quot;;[.E735])); IF([.F735]=&quot;&quot;;&quot;&quot;;CONCATENATE(&quot;/G&quot;;[.B735];&quot;.&quot;;[.D735];&quot;.&quot;;[.F735])); IF([.G735]=&quot;&quot;;&quot;&quot;;CONCATENATE(&quot;/R&quot;;[.G735])); IF([.H735]=&quot;&quot;;&quot;&quot;;CONCATENATE(&quot;/G&quot;;[.B735];&quot;.&quot;;[.D735];&quot;.&quot;;[.F735];&quot;.&quot;;[.H735])); IF([.I735]=&quot;&quot;;&quot;&quot;;CONCATENATE(&quot;/R&quot;;[.I735]));IF([.J735]=&quot;&quot;;&quot;&quot;;CONCATENATE(&quot;/G&quot;;[.B735];&quot;.&quot;;[.D735];&quot;.&quot;;[.F735];&quot;.&quot;;[.H735]; &quot;.&quot;;[.J735])); IF([.K735]=&quot;&quot;;&quot;&quot;;CONCATENATE(&quot;/R&quot;;[.K735])))" table:style-name="ce1">
            <text:p>C53/G2/G2.1/R1</text:p>
          </table:table-cell>
          <table:table-cell office:value-type="string" table:style-name="ce1">
            <text:p>CRITERION.SELECTION.TECHNICAL_PROFESSIONAL_ABILITY.MANAGEMENT.ARTEFACTS.AUTHENTICATED_ARTEFACT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3/G2/G2.1/R2" table:formula="of:=CONCATENATE(IF([.A736]=&quot;&quot;;&quot;&quot;;CONCATENATE(&quot;C&quot;; [.A736]));IF([.B736]=&quot;&quot;;&quot;&quot;;CONCATENATE(&quot;/G&quot;;[.B736]));IF([.C736]=&quot;&quot;;&quot;&quot;;CONCATENATE(&quot;/R&quot;;[.C736])); IF([.D736]=&quot;&quot;;&quot;&quot;;CONCATENATE(&quot;/G&quot;;[.B736];&quot;.&quot;;[.D736])); IF([.E736]=&quot;&quot;;&quot;&quot;;CONCATENATE(&quot;/R&quot;;[.E736])); IF([.F736]=&quot;&quot;;&quot;&quot;;CONCATENATE(&quot;/G&quot;;[.B736];&quot;.&quot;;[.D736];&quot;.&quot;;[.F736])); IF([.G736]=&quot;&quot;;&quot;&quot;;CONCATENATE(&quot;/R&quot;;[.G736])); IF([.H736]=&quot;&quot;;&quot;&quot;;CONCATENATE(&quot;/G&quot;;[.B736];&quot;.&quot;;[.D736];&quot;.&quot;;[.F736];&quot;.&quot;;[.H736])); IF([.I736]=&quot;&quot;;&quot;&quot;;CONCATENATE(&quot;/R&quot;;[.I736]));IF([.J736]=&quot;&quot;;&quot;&quot;;CONCATENATE(&quot;/G&quot;;[.B736];&quot;.&quot;;[.D736];&quot;.&quot;;[.F736];&quot;.&quot;;[.H736]; &quot;.&quot;;[.J736])); IF([.K736]=&quot;&quot;;&quot;&quot;;CONCATENATE(&quot;/R&quot;;[.K736])))" table:style-name="ce1">
            <text:p>C53/G2/G2.1/R2</text:p>
          </table:table-cell>
          <table:table-cell office:value-type="string" table:style-name="ce1">
            <text:p>CRITERION.SELECTION.TECHNICAL_PROFESSIONAL_ABILITY.MANAGEMENT.ARTEFACTS.AUTHENTICATED_ARTEFACT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3" table:style-name="ce8">
            <text:p>5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3/G2/G2.1/R3" table:formula="of:=CONCATENATE(IF([.A737]=&quot;&quot;;&quot;&quot;;CONCATENATE(&quot;C&quot;; [.A737]));IF([.B737]=&quot;&quot;;&quot;&quot;;CONCATENATE(&quot;/G&quot;;[.B737]));IF([.C737]=&quot;&quot;;&quot;&quot;;CONCATENATE(&quot;/R&quot;;[.C737])); IF([.D737]=&quot;&quot;;&quot;&quot;;CONCATENATE(&quot;/G&quot;;[.B737];&quot;.&quot;;[.D737])); IF([.E737]=&quot;&quot;;&quot;&quot;;CONCATENATE(&quot;/R&quot;;[.E737])); IF([.F737]=&quot;&quot;;&quot;&quot;;CONCATENATE(&quot;/G&quot;;[.B737];&quot;.&quot;;[.D737];&quot;.&quot;;[.F737])); IF([.G737]=&quot;&quot;;&quot;&quot;;CONCATENATE(&quot;/R&quot;;[.G737])); IF([.H737]=&quot;&quot;;&quot;&quot;;CONCATENATE(&quot;/G&quot;;[.B737];&quot;.&quot;;[.D737];&quot;.&quot;;[.F737];&quot;.&quot;;[.H737])); IF([.I737]=&quot;&quot;;&quot;&quot;;CONCATENATE(&quot;/R&quot;;[.I737]));IF([.J737]=&quot;&quot;;&quot;&quot;;CONCATENATE(&quot;/G&quot;;[.B737];&quot;.&quot;;[.D737];&quot;.&quot;;[.F737];&quot;.&quot;;[.H737]; &quot;.&quot;;[.J737])); IF([.K737]=&quot;&quot;;&quot;&quot;;CONCATENATE(&quot;/R&quot;;[.K737])))" table:style-name="ce7">
            <text:p>C53/G2/G2.1/R3</text:p>
          </table:table-cell>
          <table:table-cell office:value-type="string" table:style-name="ce7">
            <text:p>CRITERION.SELECTION.TECHNICAL_PROFESSIONAL_ABILITY.MANAGEMENT.ARTEFACTS.AUTHENTICATED_ARTEFACT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4" table:style-name="ce9">
            <text:p>54</text:p>
          </table:table-cell>
          <table:table-cell table:number-columns-repeated="10" table:style-name="ce9"/>
          <table:table-cell office:value-type="string" office:string-value="C54" table:formula="of:=CONCATENATE(IF([.A738]=&quot;&quot;;&quot;&quot;;CONCATENATE(&quot;C&quot;; [.A738]));IF([.B738]=&quot;&quot;;&quot;&quot;;CONCATENATE(&quot;/G&quot;;[.B738]));IF([.C738]=&quot;&quot;;&quot;&quot;;CONCATENATE(&quot;/R&quot;;[.C738])); IF([.D738]=&quot;&quot;;&quot;&quot;;CONCATENATE(&quot;/G&quot;;[.B738];&quot;.&quot;;[.D738])); IF([.E738]=&quot;&quot;;&quot;&quot;;CONCATENATE(&quot;/R&quot;;[.E738])); IF([.F738]=&quot;&quot;;&quot;&quot;;CONCATENATE(&quot;/G&quot;;[.B738];&quot;.&quot;;[.D738];&quot;.&quot;;[.F738])); IF([.G738]=&quot;&quot;;&quot;&quot;;CONCATENATE(&quot;/R&quot;;[.G738])); IF([.H738]=&quot;&quot;;&quot;&quot;;CONCATENATE(&quot;/G&quot;;[.B738];&quot;.&quot;;[.D738];&quot;.&quot;;[.F738];&quot;.&quot;;[.H738])); IF([.I738]=&quot;&quot;;&quot;&quot;;CONCATENATE(&quot;/R&quot;;[.I738]));IF([.J738]=&quot;&quot;;&quot;&quot;;CONCATENATE(&quot;/G&quot;;[.B738];&quot;.&quot;;[.D738];&quot;.&quot;;[.F738];&quot;.&quot;;[.H738]; &quot;.&quot;;[.J738])); IF([.K738]=&quot;&quot;;&quot;&quot;;CONCATENATE(&quot;/R&quot;;[.K738])))" table:style-name="ce9">
            <text:p>C54</text:p>
          </table:table-cell>
          <table:table-cell office:value-type="string" table:style-name="ce9">
            <text:p>CRITERION.SELECTION.TECHNICAL_PROFESSIONAL_ABILITY.CERTIFICATES.QUALITY_ASSURANCE.QA_INSTITUTES_CERTIFICATE</text:p>
          </table:table-cell>
          <table:table-cell office:value-type="string" table:style-name="ce9">
            <text:p>a7669d7d-9297-43e1-9d10-691a1660187c</text:p>
          </table:table-cell>
          <table:table-cell office:value-type="string" table:style-name="ce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style-name="ce9"/>
          <table:table-cell table:style-name="ce10"/>
          <table:table-cell table:number-columns-repeated="16367" table:style-name="ce9"/>
        </table:table-row>
        <table:table-row table:style-name="ro1">
          <table:table-cell office:value-type="float" office:value="54" table:style-name="ce11">
            <text:p>54</text:p>
          </table:table-cell>
          <table:table-cell office:value-type="float" office:value="1" table:style-name="ce1">
            <text:p>1</text:p>
          </table:table-cell>
          <table:table-cell table:number-columns-repeated="9" table:style-name="ce1"/>
          <table:table-cell office:value-type="string" office:string-value="C54/G1" table:formula="of:=CONCATENATE(IF([.A739]=&quot;&quot;;&quot;&quot;;CONCATENATE(&quot;C&quot;; [.A739]));IF([.B739]=&quot;&quot;;&quot;&quot;;CONCATENATE(&quot;/G&quot;;[.B739]));IF([.C739]=&quot;&quot;;&quot;&quot;;CONCATENATE(&quot;/R&quot;;[.C739])); IF([.D739]=&quot;&quot;;&quot;&quot;;CONCATENATE(&quot;/G&quot;;[.B739];&quot;.&quot;;[.D739])); IF([.E739]=&quot;&quot;;&quot;&quot;;CONCATENATE(&quot;/R&quot;;[.E739])); IF([.F739]=&quot;&quot;;&quot;&quot;;CONCATENATE(&quot;/G&quot;;[.B739];&quot;.&quot;;[.D739];&quot;.&quot;;[.F739])); IF([.G739]=&quot;&quot;;&quot;&quot;;CONCATENATE(&quot;/R&quot;;[.G739])); IF([.H739]=&quot;&quot;;&quot;&quot;;CONCATENATE(&quot;/G&quot;;[.B739];&quot;.&quot;;[.D739];&quot;.&quot;;[.F739];&quot;.&quot;;[.H739])); IF([.I739]=&quot;&quot;;&quot;&quot;;CONCATENATE(&quot;/R&quot;;[.I739]));IF([.J739]=&quot;&quot;;&quot;&quot;;CONCATENATE(&quot;/G&quot;;[.B739];&quot;.&quot;;[.D739];&quot;.&quot;;[.F739];&quot;.&quot;;[.H739]; &quot;.&quot;;[.J739])); IF([.K739]=&quot;&quot;;&quot;&quot;;CONCATENATE(&quot;/R&quot;;[.K739])))" table:style-name="ce1">
            <text:p>C54/G1</text:p>
          </table:table-cell>
          <table:table-cell office:value-type="string" table:style-name="ce1">
            <text:p>CRITERION.SELECTION.TECHNICAL_PROFESSIONAL_ABILITY.CERTIFICATES.QUALITY_ASSURANCE.QA_INSTITUTES_CERTIFICATE</text:p>
          </table:table-cell>
          <table:table-cell office:value-type="string" table:style-name="ce7">
            <text:p>4887c3d7-05fc-4e3e-b066-f338910f0c4c</text:p>
          </table:table-cell>
          <table:table-cell table:style-name="ce7"/>
          <table:table-cell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4/G1/R1" table:formula="of:=CONCATENATE(IF([.A740]=&quot;&quot;;&quot;&quot;;CONCATENATE(&quot;C&quot;; [.A740]));IF([.B740]=&quot;&quot;;&quot;&quot;;CONCATENATE(&quot;/G&quot;;[.B740]));IF([.C740]=&quot;&quot;;&quot;&quot;;CONCATENATE(&quot;/R&quot;;[.C740])); IF([.D740]=&quot;&quot;;&quot;&quot;;CONCATENATE(&quot;/G&quot;;[.B740];&quot;.&quot;;[.D740])); IF([.E740]=&quot;&quot;;&quot;&quot;;CONCATENATE(&quot;/R&quot;;[.E740])); IF([.F740]=&quot;&quot;;&quot;&quot;;CONCATENATE(&quot;/G&quot;;[.B740];&quot;.&quot;;[.D740];&quot;.&quot;;[.F740])); IF([.G740]=&quot;&quot;;&quot;&quot;;CONCATENATE(&quot;/R&quot;;[.G740])); IF([.H740]=&quot;&quot;;&quot;&quot;;CONCATENATE(&quot;/G&quot;;[.B740];&quot;.&quot;;[.D740];&quot;.&quot;;[.F740];&quot;.&quot;;[.H740])); IF([.I740]=&quot;&quot;;&quot;&quot;;CONCATENATE(&quot;/R&quot;;[.I740]));IF([.J740]=&quot;&quot;;&quot;&quot;;CONCATENATE(&quot;/G&quot;;[.B740];&quot;.&quot;;[.D740];&quot;.&quot;;[.F740];&quot;.&quot;;[.H740]; &quot;.&quot;;[.J740])); IF([.K740]=&quot;&quot;;&quot;&quot;;CONCATENATE(&quot;/R&quot;;[.K740])))" table:style-name="ce1">
            <text:p>C54/G1/R1</text:p>
          </table:table-cell>
          <table:table-cell office:value-type="string" table:style-name="ce1">
            <text:p>CRITERION.SELECTION.TECHNICAL_PROFESSIONAL_ABILITY.CERTIFICATES.QUALITY_ASSURANCE.QA_INSTITUTES_CERTIFICATE</text:p>
          </table:table-cell>
          <table:table-cell office:value-type="string" table:style-name="ce7">
            <text:p>15335c12-ad77-4728-b5ad-3c06a60d65a4</text:p>
          </table:table-cell>
          <table:table-cell office:value-type="string" table:style-name="ce7">
            <text:p>Your answer?</text:p>
          </table:table-cell>
          <table:table-cell table:style-name="ce1"/>
          <table:table-cell office:value-type="string" table:style-name="ce7">
            <text:p>description and uuid changed</text:p>
          </table:table-cell>
          <table:table-cell table:number-columns-repeated="16367"/>
        </table:table-row>
        <table:table-row table:style-name="ro1">
          <table:table-cell office:value-type="float" office:value="54" table:style-name="ce8">
            <text:p>54</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54/G1/G1.1" table:formula="of:=CONCATENATE(IF([.A741]=&quot;&quot;;&quot;&quot;;CONCATENATE(&quot;C&quot;; [.A741]));IF([.B741]=&quot;&quot;;&quot;&quot;;CONCATENATE(&quot;/G&quot;;[.B741]));IF([.C741]=&quot;&quot;;&quot;&quot;;CONCATENATE(&quot;/R&quot;;[.C741])); IF([.D741]=&quot;&quot;;&quot;&quot;;CONCATENATE(&quot;/G&quot;;[.B741];&quot;.&quot;;[.D741])); IF([.E741]=&quot;&quot;;&quot;&quot;;CONCATENATE(&quot;/R&quot;;[.E741])); IF([.F741]=&quot;&quot;;&quot;&quot;;CONCATENATE(&quot;/G&quot;;[.B741];&quot;.&quot;;[.D741];&quot;.&quot;;[.F741])); IF([.G741]=&quot;&quot;;&quot;&quot;;CONCATENATE(&quot;/R&quot;;[.G741])); IF([.H741]=&quot;&quot;;&quot;&quot;;CONCATENATE(&quot;/G&quot;;[.B741];&quot;.&quot;;[.D741];&quot;.&quot;;[.F741];&quot;.&quot;;[.H741])); IF([.I741]=&quot;&quot;;&quot;&quot;;CONCATENATE(&quot;/R&quot;;[.I741]));IF([.J741]=&quot;&quot;;&quot;&quot;;CONCATENATE(&quot;/G&quot;;[.B741];&quot;.&quot;;[.D741];&quot;.&quot;;[.F741];&quot;.&quot;;[.H741]; &quot;.&quot;;[.J741])); IF([.K741]=&quot;&quot;;&quot;&quot;;CONCATENATE(&quot;/R&quot;;[.K741])))" table:style-name="ce7">
            <text:p>C54/G1/G1.1</text:p>
          </table:table-cell>
          <table:table-cell office:value-type="string" table:style-name="ce7">
            <text:p>CRITERION.SELECTION.TECHNICAL_PROFESSIONAL_ABILITY.CERTIFICATES.QUALITY_ASSURANCE.QA_INSTITUTES_CERTIFICATE</text:p>
          </table:table-cell>
          <table:table-cell office:value-type="string" table:style-name="ce7">
            <text:p>83f2f79e-0455-4918-89ff-d7829e8bf758</text:p>
          </table:table-cell>
          <table:table-cell table:style-name="ce7"/>
          <table:table-cell office:value-type="string" table:style-name="ce7">
            <text:p>GROUP_FULFILLED.ON_FALSE</text:p>
          </table:table-cell>
          <table:table-cell office:value-type="string" table:style-name="ce7">
            <text:p>new group</text:p>
          </table:table-cell>
          <table:table-cell table:number-columns-repeated="16367" table:style-name="ce7"/>
        </table:table-row>
        <table:table-row table:style-name="ro1">
          <table:table-cell office:value-type="float" office:value="54" table:style-name="ce8">
            <text:p>54</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54/G1/G1.1/R1" table:formula="of:=CONCATENATE(IF([.A742]=&quot;&quot;;&quot;&quot;;CONCATENATE(&quot;C&quot;; [.A742]));IF([.B742]=&quot;&quot;;&quot;&quot;;CONCATENATE(&quot;/G&quot;;[.B742]));IF([.C742]=&quot;&quot;;&quot;&quot;;CONCATENATE(&quot;/R&quot;;[.C742])); IF([.D742]=&quot;&quot;;&quot;&quot;;CONCATENATE(&quot;/G&quot;;[.B742];&quot;.&quot;;[.D742])); IF([.E742]=&quot;&quot;;&quot;&quot;;CONCATENATE(&quot;/R&quot;;[.E742])); IF([.F742]=&quot;&quot;;&quot;&quot;;CONCATENATE(&quot;/G&quot;;[.B742];&quot;.&quot;;[.D742];&quot;.&quot;;[.F742])); IF([.G742]=&quot;&quot;;&quot;&quot;;CONCATENATE(&quot;/R&quot;;[.G742])); IF([.H742]=&quot;&quot;;&quot;&quot;;CONCATENATE(&quot;/G&quot;;[.B742];&quot;.&quot;;[.D742];&quot;.&quot;;[.F742];&quot;.&quot;;[.H742])); IF([.I742]=&quot;&quot;;&quot;&quot;;CONCATENATE(&quot;/R&quot;;[.I742]));IF([.J742]=&quot;&quot;;&quot;&quot;;CONCATENATE(&quot;/G&quot;;[.B742];&quot;.&quot;;[.D742];&quot;.&quot;;[.F742];&quot;.&quot;;[.H742]; &quot;.&quot;;[.J742])); IF([.K742]=&quot;&quot;;&quot;&quot;;CONCATENATE(&quot;/R&quot;;[.K742])))" table:style-name="ce7">
            <text:p>C54/G1/G1.1/R1</text:p>
          </table:table-cell>
          <table:table-cell office:value-type="string" table:style-name="ce7">
            <text:p>CRITERION.SELECTION.TECHNICAL_PROFESSIONAL_ABILITY.CERTIFICATES.QUALITY_ASSURANCE.QA_INSTITUTES_CERTIFICATE</text:p>
          </table:table-cell>
          <table:table-cell office:value-type="string" table:style-name="ce7">
            <text:p>b9dec4cb-2f6f-47d7-a023-e9099b19b338</text:p>
          </table:table-cell>
          <table:table-cell office:value-type="string" table:style-name="ce7">
            <text:p>If not, please explain why and state which other means of proof can be provided:</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54" table:style-name="ce11">
            <text:p>54</text:p>
          </table:table-cell>
          <table:table-cell office:value-type="float" office:value="2" table:style-name="ce1">
            <text:p>2</text:p>
          </table:table-cell>
          <table:table-cell table:number-columns-repeated="9" table:style-name="ce1"/>
          <table:table-cell office:value-type="string" office:string-value="C54/G2" table:formula="of:=CONCATENATE(IF([.A743]=&quot;&quot;;&quot;&quot;;CONCATENATE(&quot;C&quot;; [.A743]));IF([.B743]=&quot;&quot;;&quot;&quot;;CONCATENATE(&quot;/G&quot;;[.B743]));IF([.C743]=&quot;&quot;;&quot;&quot;;CONCATENATE(&quot;/R&quot;;[.C743])); IF([.D743]=&quot;&quot;;&quot;&quot;;CONCATENATE(&quot;/G&quot;;[.B743];&quot;.&quot;;[.D743])); IF([.E743]=&quot;&quot;;&quot;&quot;;CONCATENATE(&quot;/R&quot;;[.E743])); IF([.F743]=&quot;&quot;;&quot;&quot;;CONCATENATE(&quot;/G&quot;;[.B743];&quot;.&quot;;[.D743];&quot;.&quot;;[.F743])); IF([.G743]=&quot;&quot;;&quot;&quot;;CONCATENATE(&quot;/R&quot;;[.G743])); IF([.H743]=&quot;&quot;;&quot;&quot;;CONCATENATE(&quot;/G&quot;;[.B743];&quot;.&quot;;[.D743];&quot;.&quot;;[.F743];&quot;.&quot;;[.H743])); IF([.I743]=&quot;&quot;;&quot;&quot;;CONCATENATE(&quot;/R&quot;;[.I743]));IF([.J743]=&quot;&quot;;&quot;&quot;;CONCATENATE(&quot;/G&quot;;[.B743];&quot;.&quot;;[.D743];&quot;.&quot;;[.F743];&quot;.&quot;;[.H743]; &quot;.&quot;;[.J743])); IF([.K743]=&quot;&quot;;&quot;&quot;;CONCATENATE(&quot;/R&quot;;[.K743])))" table:style-name="ce1">
            <text:p>C54/G2</text:p>
          </table:table-cell>
          <table:table-cell office:value-type="string" table:style-name="ce1">
            <text:p>CRITERION.SELECTION.TECHNICAL_PROFESSIONAL_ABILITY.CERTIFICATES.QUALITY_ASSURANCE.QA_INSTITUTES_CERTIFICAT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4/G2/R1" table:formula="of:=CONCATENATE(IF([.A744]=&quot;&quot;;&quot;&quot;;CONCATENATE(&quot;C&quot;; [.A744]));IF([.B744]=&quot;&quot;;&quot;&quot;;CONCATENATE(&quot;/G&quot;;[.B744]));IF([.C744]=&quot;&quot;;&quot;&quot;;CONCATENATE(&quot;/R&quot;;[.C744])); IF([.D744]=&quot;&quot;;&quot;&quot;;CONCATENATE(&quot;/G&quot;;[.B744];&quot;.&quot;;[.D744])); IF([.E744]=&quot;&quot;;&quot;&quot;;CONCATENATE(&quot;/R&quot;;[.E744])); IF([.F744]=&quot;&quot;;&quot;&quot;;CONCATENATE(&quot;/G&quot;;[.B744];&quot;.&quot;;[.D744];&quot;.&quot;;[.F744])); IF([.G744]=&quot;&quot;;&quot;&quot;;CONCATENATE(&quot;/R&quot;;[.G744])); IF([.H744]=&quot;&quot;;&quot;&quot;;CONCATENATE(&quot;/G&quot;;[.B744];&quot;.&quot;;[.D744];&quot;.&quot;;[.F744];&quot;.&quot;;[.H744])); IF([.I744]=&quot;&quot;;&quot;&quot;;CONCATENATE(&quot;/R&quot;;[.I744]));IF([.J744]=&quot;&quot;;&quot;&quot;;CONCATENATE(&quot;/G&quot;;[.B744];&quot;.&quot;;[.D744];&quot;.&quot;;[.F744];&quot;.&quot;;[.H744]; &quot;.&quot;;[.J744])); IF([.K744]=&quot;&quot;;&quot;&quot;;CONCATENATE(&quot;/R&quot;;[.K744])))" table:style-name="ce1">
            <text:p>C54/G2/R1</text:p>
          </table:table-cell>
          <table:table-cell office:value-type="string" table:style-name="ce1">
            <text:p>CRITERION.SELECTION.TECHNICAL_PROFESSIONAL_ABILITY.CERTIFICATES.QUALITY_ASSURANCE.QA_INSTITUTES_CERTIFICAT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4/G2/G2.1" table:formula="of:=CONCATENATE(IF([.A745]=&quot;&quot;;&quot;&quot;;CONCATENATE(&quot;C&quot;; [.A745]));IF([.B745]=&quot;&quot;;&quot;&quot;;CONCATENATE(&quot;/G&quot;;[.B745]));IF([.C745]=&quot;&quot;;&quot;&quot;;CONCATENATE(&quot;/R&quot;;[.C745])); IF([.D745]=&quot;&quot;;&quot;&quot;;CONCATENATE(&quot;/G&quot;;[.B745];&quot;.&quot;;[.D745])); IF([.E745]=&quot;&quot;;&quot;&quot;;CONCATENATE(&quot;/R&quot;;[.E745])); IF([.F745]=&quot;&quot;;&quot;&quot;;CONCATENATE(&quot;/G&quot;;[.B745];&quot;.&quot;;[.D745];&quot;.&quot;;[.F745])); IF([.G745]=&quot;&quot;;&quot;&quot;;CONCATENATE(&quot;/R&quot;;[.G745])); IF([.H745]=&quot;&quot;;&quot;&quot;;CONCATENATE(&quot;/G&quot;;[.B745];&quot;.&quot;;[.D745];&quot;.&quot;;[.F745];&quot;.&quot;;[.H745])); IF([.I745]=&quot;&quot;;&quot;&quot;;CONCATENATE(&quot;/R&quot;;[.I745]));IF([.J745]=&quot;&quot;;&quot;&quot;;CONCATENATE(&quot;/G&quot;;[.B745];&quot;.&quot;;[.D745];&quot;.&quot;;[.F745];&quot;.&quot;;[.H745]; &quot;.&quot;;[.J745])); IF([.K745]=&quot;&quot;;&quot;&quot;;CONCATENATE(&quot;/R&quot;;[.K745])))" table:style-name="ce1">
            <text:p>C54/G2/G2.1</text:p>
          </table:table-cell>
          <table:table-cell office:value-type="string" table:style-name="ce1">
            <text:p>CRITERION.SELECTION.TECHNICAL_PROFESSIONAL_ABILITY.CERTIFICATES.QUALITY_ASSURANCE.QA_INSTITUTES_CERTIFICAT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4/G2/G2.1/R1" table:formula="of:=CONCATENATE(IF([.A746]=&quot;&quot;;&quot;&quot;;CONCATENATE(&quot;C&quot;; [.A746]));IF([.B746]=&quot;&quot;;&quot;&quot;;CONCATENATE(&quot;/G&quot;;[.B746]));IF([.C746]=&quot;&quot;;&quot;&quot;;CONCATENATE(&quot;/R&quot;;[.C746])); IF([.D746]=&quot;&quot;;&quot;&quot;;CONCATENATE(&quot;/G&quot;;[.B746];&quot;.&quot;;[.D746])); IF([.E746]=&quot;&quot;;&quot;&quot;;CONCATENATE(&quot;/R&quot;;[.E746])); IF([.F746]=&quot;&quot;;&quot;&quot;;CONCATENATE(&quot;/G&quot;;[.B746];&quot;.&quot;;[.D746];&quot;.&quot;;[.F746])); IF([.G746]=&quot;&quot;;&quot;&quot;;CONCATENATE(&quot;/R&quot;;[.G746])); IF([.H746]=&quot;&quot;;&quot;&quot;;CONCATENATE(&quot;/G&quot;;[.B746];&quot;.&quot;;[.D746];&quot;.&quot;;[.F746];&quot;.&quot;;[.H746])); IF([.I746]=&quot;&quot;;&quot;&quot;;CONCATENATE(&quot;/R&quot;;[.I746]));IF([.J746]=&quot;&quot;;&quot;&quot;;CONCATENATE(&quot;/G&quot;;[.B746];&quot;.&quot;;[.D746];&quot;.&quot;;[.F746];&quot;.&quot;;[.H746]; &quot;.&quot;;[.J746])); IF([.K746]=&quot;&quot;;&quot;&quot;;CONCATENATE(&quot;/R&quot;;[.K746])))" table:style-name="ce1">
            <text:p>C54/G2/G2.1/R1</text:p>
          </table:table-cell>
          <table:table-cell office:value-type="string" table:style-name="ce1">
            <text:p>CRITERION.SELECTION.TECHNICAL_PROFESSIONAL_ABILITY.CERTIFICATES.QUALITY_ASSURANCE.QA_INSTITUTES_CERTIFICAT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4/G2/G2.1/R2" table:formula="of:=CONCATENATE(IF([.A747]=&quot;&quot;;&quot;&quot;;CONCATENATE(&quot;C&quot;; [.A747]));IF([.B747]=&quot;&quot;;&quot;&quot;;CONCATENATE(&quot;/G&quot;;[.B747]));IF([.C747]=&quot;&quot;;&quot;&quot;;CONCATENATE(&quot;/R&quot;;[.C747])); IF([.D747]=&quot;&quot;;&quot;&quot;;CONCATENATE(&quot;/G&quot;;[.B747];&quot;.&quot;;[.D747])); IF([.E747]=&quot;&quot;;&quot;&quot;;CONCATENATE(&quot;/R&quot;;[.E747])); IF([.F747]=&quot;&quot;;&quot;&quot;;CONCATENATE(&quot;/G&quot;;[.B747];&quot;.&quot;;[.D747];&quot;.&quot;;[.F747])); IF([.G747]=&quot;&quot;;&quot;&quot;;CONCATENATE(&quot;/R&quot;;[.G747])); IF([.H747]=&quot;&quot;;&quot;&quot;;CONCATENATE(&quot;/G&quot;;[.B747];&quot;.&quot;;[.D747];&quot;.&quot;;[.F747];&quot;.&quot;;[.H747])); IF([.I747]=&quot;&quot;;&quot;&quot;;CONCATENATE(&quot;/R&quot;;[.I747]));IF([.J747]=&quot;&quot;;&quot;&quot;;CONCATENATE(&quot;/G&quot;;[.B747];&quot;.&quot;;[.D747];&quot;.&quot;;[.F747];&quot;.&quot;;[.H747]; &quot;.&quot;;[.J747])); IF([.K747]=&quot;&quot;;&quot;&quot;;CONCATENATE(&quot;/R&quot;;[.K747])))" table:style-name="ce1">
            <text:p>C54/G2/G2.1/R2</text:p>
          </table:table-cell>
          <table:table-cell office:value-type="string" table:style-name="ce1">
            <text:p>CRITERION.SELECTION.TECHNICAL_PROFESSIONAL_ABILITY.CERTIFICATES.QUALITY_ASSURANCE.QA_INSTITUTES_CERTIFICAT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4" table:style-name="ce8">
            <text:p>5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4/G2/G2.1/R3" table:formula="of:=CONCATENATE(IF([.A748]=&quot;&quot;;&quot;&quot;;CONCATENATE(&quot;C&quot;; [.A748]));IF([.B748]=&quot;&quot;;&quot;&quot;;CONCATENATE(&quot;/G&quot;;[.B748]));IF([.C748]=&quot;&quot;;&quot;&quot;;CONCATENATE(&quot;/R&quot;;[.C748])); IF([.D748]=&quot;&quot;;&quot;&quot;;CONCATENATE(&quot;/G&quot;;[.B748];&quot;.&quot;;[.D748])); IF([.E748]=&quot;&quot;;&quot;&quot;;CONCATENATE(&quot;/R&quot;;[.E748])); IF([.F748]=&quot;&quot;;&quot;&quot;;CONCATENATE(&quot;/G&quot;;[.B748];&quot;.&quot;;[.D748];&quot;.&quot;;[.F748])); IF([.G748]=&quot;&quot;;&quot;&quot;;CONCATENATE(&quot;/R&quot;;[.G748])); IF([.H748]=&quot;&quot;;&quot;&quot;;CONCATENATE(&quot;/G&quot;;[.B748];&quot;.&quot;;[.D748];&quot;.&quot;;[.F748];&quot;.&quot;;[.H748])); IF([.I748]=&quot;&quot;;&quot;&quot;;CONCATENATE(&quot;/R&quot;;[.I748]));IF([.J748]=&quot;&quot;;&quot;&quot;;CONCATENATE(&quot;/G&quot;;[.B748];&quot;.&quot;;[.D748];&quot;.&quot;;[.F748];&quot;.&quot;;[.H748]; &quot;.&quot;;[.J748])); IF([.K748]=&quot;&quot;;&quot;&quot;;CONCATENATE(&quot;/R&quot;;[.K748])))" table:style-name="ce7">
            <text:p>C54/G2/G2.1/R3</text:p>
          </table:table-cell>
          <table:table-cell office:value-type="string" table:style-name="ce7">
            <text:p>CRITERION.SELECTION.TECHNICAL_PROFESSIONAL_ABILITY.CERTIFICATES.QUALITY_ASSURANCE.QA_INSTITUTES_CERTIFICAT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5" table:style-name="ce9">
            <text:p>55</text:p>
          </table:table-cell>
          <table:table-cell table:number-columns-repeated="10" table:style-name="ce9"/>
          <table:table-cell office:value-type="string" office:string-value="C55" table:formula="of:=CONCATENATE(IF([.A749]=&quot;&quot;;&quot;&quot;;CONCATENATE(&quot;C&quot;; [.A749]));IF([.B749]=&quot;&quot;;&quot;&quot;;CONCATENATE(&quot;/G&quot;;[.B749]));IF([.C749]=&quot;&quot;;&quot;&quot;;CONCATENATE(&quot;/R&quot;;[.C749])); IF([.D749]=&quot;&quot;;&quot;&quot;;CONCATENATE(&quot;/G&quot;;[.B749];&quot;.&quot;;[.D749])); IF([.E749]=&quot;&quot;;&quot;&quot;;CONCATENATE(&quot;/R&quot;;[.E749])); IF([.F749]=&quot;&quot;;&quot;&quot;;CONCATENATE(&quot;/G&quot;;[.B749];&quot;.&quot;;[.D749];&quot;.&quot;;[.F749])); IF([.G749]=&quot;&quot;;&quot;&quot;;CONCATENATE(&quot;/R&quot;;[.G749])); IF([.H749]=&quot;&quot;;&quot;&quot;;CONCATENATE(&quot;/G&quot;;[.B749];&quot;.&quot;;[.D749];&quot;.&quot;;[.F749];&quot;.&quot;;[.H749])); IF([.I749]=&quot;&quot;;&quot;&quot;;CONCATENATE(&quot;/R&quot;;[.I749]));IF([.J749]=&quot;&quot;;&quot;&quot;;CONCATENATE(&quot;/G&quot;;[.B749];&quot;.&quot;;[.D749];&quot;.&quot;;[.F749];&quot;.&quot;;[.H749]; &quot;.&quot;;[.J749])); IF([.K749]=&quot;&quot;;&quot;&quot;;CONCATENATE(&quot;/R&quot;;[.K749])))" table:style-name="ce9">
            <text:p>C55</text:p>
          </table:table-cell>
          <table:table-cell office:value-type="string" table:style-name="ce9">
            <text:p>CRITERION.SELECTION.TECHNICAL_PROFESSIONAL_ABILITY.CERTIFICATES.QUALITY_ASSURANCE.QA_INDEPENDENT_CERTIFICATE</text:p>
          </table:table-cell>
          <table:table-cell office:value-type="string" table:style-name="ce9">
            <text:p>d726bac9-e153-4e75-bfca-c5385587766d</text:p>
          </table:table-cell>
          <table:table-cell office:value-type="string" table:style-name="ce9">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9"/>
          <table:table-cell table:style-name="ce10"/>
          <table:table-cell table:number-columns-repeated="16367" table:style-name="ce9"/>
        </table:table-row>
        <table:table-row table:style-name="ro1">
          <table:table-cell office:value-type="float" office:value="55" table:style-name="ce11">
            <text:p>55</text:p>
          </table:table-cell>
          <table:table-cell office:value-type="float" office:value="1" table:style-name="ce1">
            <text:p>1</text:p>
          </table:table-cell>
          <table:table-cell table:number-columns-repeated="9" table:style-name="ce1"/>
          <table:table-cell office:value-type="string" office:string-value="C55/G1" table:formula="of:=CONCATENATE(IF([.A750]=&quot;&quot;;&quot;&quot;;CONCATENATE(&quot;C&quot;; [.A750]));IF([.B750]=&quot;&quot;;&quot;&quot;;CONCATENATE(&quot;/G&quot;;[.B750]));IF([.C750]=&quot;&quot;;&quot;&quot;;CONCATENATE(&quot;/R&quot;;[.C750])); IF([.D750]=&quot;&quot;;&quot;&quot;;CONCATENATE(&quot;/G&quot;;[.B750];&quot;.&quot;;[.D750])); IF([.E750]=&quot;&quot;;&quot;&quot;;CONCATENATE(&quot;/R&quot;;[.E750])); IF([.F750]=&quot;&quot;;&quot;&quot;;CONCATENATE(&quot;/G&quot;;[.B750];&quot;.&quot;;[.D750];&quot;.&quot;;[.F750])); IF([.G750]=&quot;&quot;;&quot;&quot;;CONCATENATE(&quot;/R&quot;;[.G750])); IF([.H750]=&quot;&quot;;&quot;&quot;;CONCATENATE(&quot;/G&quot;;[.B750];&quot;.&quot;;[.D750];&quot;.&quot;;[.F750];&quot;.&quot;;[.H750])); IF([.I750]=&quot;&quot;;&quot;&quot;;CONCATENATE(&quot;/R&quot;;[.I750]));IF([.J750]=&quot;&quot;;&quot;&quot;;CONCATENATE(&quot;/G&quot;;[.B750];&quot;.&quot;;[.D750];&quot;.&quot;;[.F750];&quot;.&quot;;[.H750]; &quot;.&quot;;[.J750])); IF([.K750]=&quot;&quot;;&quot;&quot;;CONCATENATE(&quot;/R&quot;;[.K750])))" table:style-name="ce1">
            <text:p>C55/G1</text:p>
          </table:table-cell>
          <table:table-cell office:value-type="string" table:style-name="ce1">
            <text:p>CRITERION.SELECTION.TECHNICAL_PROFESSIONAL_ABILITY.CERTIFICATES.QUALITY_ASSURANCE.QA_INDEPENDENT_CERTIFICATE</text:p>
          </table:table-cell>
          <table:table-cell office:value-type="string" table:style-name="ce7">
            <text:p>4887c3d7-05fc-4e3e-b066-f338910f0c4c</text:p>
          </table:table-cell>
          <table:table-cell table:number-columns-repeated="2"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5/G1/R1" table:formula="of:=CONCATENATE(IF([.A751]=&quot;&quot;;&quot;&quot;;CONCATENATE(&quot;C&quot;; [.A751]));IF([.B751]=&quot;&quot;;&quot;&quot;;CONCATENATE(&quot;/G&quot;;[.B751]));IF([.C751]=&quot;&quot;;&quot;&quot;;CONCATENATE(&quot;/R&quot;;[.C751])); IF([.D751]=&quot;&quot;;&quot;&quot;;CONCATENATE(&quot;/G&quot;;[.B751];&quot;.&quot;;[.D751])); IF([.E751]=&quot;&quot;;&quot;&quot;;CONCATENATE(&quot;/R&quot;;[.E751])); IF([.F751]=&quot;&quot;;&quot;&quot;;CONCATENATE(&quot;/G&quot;;[.B751];&quot;.&quot;;[.D751];&quot;.&quot;;[.F751])); IF([.G751]=&quot;&quot;;&quot;&quot;;CONCATENATE(&quot;/R&quot;;[.G751])); IF([.H751]=&quot;&quot;;&quot;&quot;;CONCATENATE(&quot;/G&quot;;[.B751];&quot;.&quot;;[.D751];&quot;.&quot;;[.F751];&quot;.&quot;;[.H751])); IF([.I751]=&quot;&quot;;&quot;&quot;;CONCATENATE(&quot;/R&quot;;[.I751]));IF([.J751]=&quot;&quot;;&quot;&quot;;CONCATENATE(&quot;/G&quot;;[.B751];&quot;.&quot;;[.D751];&quot;.&quot;;[.F751];&quot;.&quot;;[.H751]; &quot;.&quot;;[.J751])); IF([.K751]=&quot;&quot;;&quot;&quot;;CONCATENATE(&quot;/R&quot;;[.K751])))" table:style-name="ce1">
            <text:p>C55/G1/R1</text:p>
          </table:table-cell>
          <table:table-cell office:value-type="string" table:style-name="ce1">
            <text:p>CRITERION.SELECTION.TECHNICAL_PROFESSIONAL_ABILITY.CERTIFICATES.QUALITY_ASSURANCE.QA_INDEPENDENT_CERTIFICATE</text:p>
          </table:table-cell>
          <table:table-cell office:value-type="string" table:style-name="ce7">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55/G1/G1.1" table:formula="of:=CONCATENATE(IF([.A752]=&quot;&quot;;&quot;&quot;;CONCATENATE(&quot;C&quot;; [.A752]));IF([.B752]=&quot;&quot;;&quot;&quot;;CONCATENATE(&quot;/G&quot;;[.B752]));IF([.C752]=&quot;&quot;;&quot;&quot;;CONCATENATE(&quot;/R&quot;;[.C752])); IF([.D752]=&quot;&quot;;&quot;&quot;;CONCATENATE(&quot;/G&quot;;[.B752];&quot;.&quot;;[.D752])); IF([.E752]=&quot;&quot;;&quot;&quot;;CONCATENATE(&quot;/R&quot;;[.E752])); IF([.F752]=&quot;&quot;;&quot;&quot;;CONCATENATE(&quot;/G&quot;;[.B752];&quot;.&quot;;[.D752];&quot;.&quot;;[.F752])); IF([.G752]=&quot;&quot;;&quot;&quot;;CONCATENATE(&quot;/R&quot;;[.G752])); IF([.H752]=&quot;&quot;;&quot;&quot;;CONCATENATE(&quot;/G&quot;;[.B752];&quot;.&quot;;[.D752];&quot;.&quot;;[.F752];&quot;.&quot;;[.H752])); IF([.I752]=&quot;&quot;;&quot;&quot;;CONCATENATE(&quot;/R&quot;;[.I752]));IF([.J752]=&quot;&quot;;&quot;&quot;;CONCATENATE(&quot;/G&quot;;[.B752];&quot;.&quot;;[.D752];&quot;.&quot;;[.F752];&quot;.&quot;;[.H752]; &quot;.&quot;;[.J752])); IF([.K752]=&quot;&quot;;&quot;&quot;;CONCATENATE(&quot;/R&quot;;[.K752])))" table:style-name="ce7">
            <text:p>C55/G1/G1.1</text:p>
          </table:table-cell>
          <table:table-cell office:value-type="string" table:style-name="ce1">
            <text:p>CRITERION.SELECTION.TECHNICAL_PROFESSIONAL_ABILITY.CERTIFICATES.QUALITY_ASSURANCE.QA_INDEPENDENT_CERTIFICATE</text:p>
          </table:table-cell>
          <table:table-cell office:value-type="string" table:style-name="ce7">
            <text:p>83f2f79e-0455-4918-89ff-d7829e8bf758</text:p>
          </table:table-cell>
          <table:table-cell table:style-name="ce1"/>
          <table:table-cell office:value-type="string" table:style-name="ce1">
            <text:p>GROUP_FULFILLED.ON_FALSE</text:p>
          </table:table-cell>
          <table:table-cell table:style-name="ce7"/>
          <table:table-cell table:number-columns-repeated="16367"/>
        </table:table-row>
        <table:table-row table:style-name="ro1">
          <table:table-cell office:value-type="float" office:value="55" table:style-name="ce11">
            <text:p>55</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55/G1/G1.1/R1" table:formula="of:=CONCATENATE(IF([.A753]=&quot;&quot;;&quot;&quot;;CONCATENATE(&quot;C&quot;; [.A753]));IF([.B753]=&quot;&quot;;&quot;&quot;;CONCATENATE(&quot;/G&quot;;[.B753]));IF([.C753]=&quot;&quot;;&quot;&quot;;CONCATENATE(&quot;/R&quot;;[.C753])); IF([.D753]=&quot;&quot;;&quot;&quot;;CONCATENATE(&quot;/G&quot;;[.B753];&quot;.&quot;;[.D753])); IF([.E753]=&quot;&quot;;&quot;&quot;;CONCATENATE(&quot;/R&quot;;[.E753])); IF([.F753]=&quot;&quot;;&quot;&quot;;CONCATENATE(&quot;/G&quot;;[.B753];&quot;.&quot;;[.D753];&quot;.&quot;;[.F753])); IF([.G753]=&quot;&quot;;&quot;&quot;;CONCATENATE(&quot;/R&quot;;[.G753])); IF([.H753]=&quot;&quot;;&quot;&quot;;CONCATENATE(&quot;/G&quot;;[.B753];&quot;.&quot;;[.D753];&quot;.&quot;;[.F753];&quot;.&quot;;[.H753])); IF([.I753]=&quot;&quot;;&quot;&quot;;CONCATENATE(&quot;/R&quot;;[.I753]));IF([.J753]=&quot;&quot;;&quot;&quot;;CONCATENATE(&quot;/G&quot;;[.B753];&quot;.&quot;;[.D753];&quot;.&quot;;[.F753];&quot;.&quot;;[.H753]; &quot;.&quot;;[.J753])); IF([.K753]=&quot;&quot;;&quot;&quot;;CONCATENATE(&quot;/R&quot;;[.K753])))" table:style-name="ce7">
            <text:p>C55/G1/G1.1/R1</text:p>
          </table:table-cell>
          <table:table-cell office:value-type="string" table:style-name="ce1">
            <text:p>CRITERION.SELECTION.TECHNICAL_PROFESSIONAL_ABILITY.CERTIFICATES.QUALITY_ASSURANCE.QA_INDEPENDENT_CERTIFICATE</text:p>
          </table:table-cell>
          <table:table-cell office:value-type="string" table:style-name="ce7">
            <text:p>b9dec4cb-2f6f-47d7-a023-e9099b19b338</text:p>
          </table:table-cell>
          <table:table-cell office:value-type="string" table:style-name="ce1">
            <text:p>If not, please explain why and specify which other means of proof concerning the quality assurance scheme can be provided:</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number-columns-repeated="9" table:style-name="ce1"/>
          <table:table-cell office:value-type="string" office:string-value="C55/G2" table:formula="of:=CONCATENATE(IF([.A754]=&quot;&quot;;&quot;&quot;;CONCATENATE(&quot;C&quot;; [.A754]));IF([.B754]=&quot;&quot;;&quot;&quot;;CONCATENATE(&quot;/G&quot;;[.B754]));IF([.C754]=&quot;&quot;;&quot;&quot;;CONCATENATE(&quot;/R&quot;;[.C754])); IF([.D754]=&quot;&quot;;&quot;&quot;;CONCATENATE(&quot;/G&quot;;[.B754];&quot;.&quot;;[.D754])); IF([.E754]=&quot;&quot;;&quot;&quot;;CONCATENATE(&quot;/R&quot;;[.E754])); IF([.F754]=&quot;&quot;;&quot;&quot;;CONCATENATE(&quot;/G&quot;;[.B754];&quot;.&quot;;[.D754];&quot;.&quot;;[.F754])); IF([.G754]=&quot;&quot;;&quot;&quot;;CONCATENATE(&quot;/R&quot;;[.G754])); IF([.H754]=&quot;&quot;;&quot;&quot;;CONCATENATE(&quot;/G&quot;;[.B754];&quot;.&quot;;[.D754];&quot;.&quot;;[.F754];&quot;.&quot;;[.H754])); IF([.I754]=&quot;&quot;;&quot;&quot;;CONCATENATE(&quot;/R&quot;;[.I754]));IF([.J754]=&quot;&quot;;&quot;&quot;;CONCATENATE(&quot;/G&quot;;[.B754];&quot;.&quot;;[.D754];&quot;.&quot;;[.F754];&quot;.&quot;;[.H754]; &quot;.&quot;;[.J754])); IF([.K754]=&quot;&quot;;&quot;&quot;;CONCATENATE(&quot;/R&quot;;[.K754])))" table:style-name="ce1">
            <text:p>C55/G2</text:p>
          </table:table-cell>
          <table:table-cell office:value-type="string" table:style-name="ce1">
            <text:p>CRITERION.SELECTION.TECHNICAL_PROFESSIONAL_ABILITY.CERTIFICATES.QUALITY_ASSURANCE.QA_INDEPENDENT_CERTIFICAT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5/G2/R1" table:formula="of:=CONCATENATE(IF([.A755]=&quot;&quot;;&quot;&quot;;CONCATENATE(&quot;C&quot;; [.A755]));IF([.B755]=&quot;&quot;;&quot;&quot;;CONCATENATE(&quot;/G&quot;;[.B755]));IF([.C755]=&quot;&quot;;&quot;&quot;;CONCATENATE(&quot;/R&quot;;[.C755])); IF([.D755]=&quot;&quot;;&quot;&quot;;CONCATENATE(&quot;/G&quot;;[.B755];&quot;.&quot;;[.D755])); IF([.E755]=&quot;&quot;;&quot;&quot;;CONCATENATE(&quot;/R&quot;;[.E755])); IF([.F755]=&quot;&quot;;&quot;&quot;;CONCATENATE(&quot;/G&quot;;[.B755];&quot;.&quot;;[.D755];&quot;.&quot;;[.F755])); IF([.G755]=&quot;&quot;;&quot;&quot;;CONCATENATE(&quot;/R&quot;;[.G755])); IF([.H755]=&quot;&quot;;&quot;&quot;;CONCATENATE(&quot;/G&quot;;[.B755];&quot;.&quot;;[.D755];&quot;.&quot;;[.F755];&quot;.&quot;;[.H755])); IF([.I755]=&quot;&quot;;&quot;&quot;;CONCATENATE(&quot;/R&quot;;[.I755]));IF([.J755]=&quot;&quot;;&quot;&quot;;CONCATENATE(&quot;/G&quot;;[.B755];&quot;.&quot;;[.D755];&quot;.&quot;;[.F755];&quot;.&quot;;[.H755]; &quot;.&quot;;[.J755])); IF([.K755]=&quot;&quot;;&quot;&quot;;CONCATENATE(&quot;/R&quot;;[.K755])))" table:style-name="ce1">
            <text:p>C55/G2/R1</text:p>
          </table:table-cell>
          <table:table-cell office:value-type="string" table:style-name="ce1">
            <text:p>CRITERION.SELECTION.TECHNICAL_PROFESSIONAL_ABILITY.CERTIFICATES.QUALITY_ASSURANCE.QA_INDEPENDENT_CERTIFICAT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5/G2/G2.1" table:formula="of:=CONCATENATE(IF([.A756]=&quot;&quot;;&quot;&quot;;CONCATENATE(&quot;C&quot;; [.A756]));IF([.B756]=&quot;&quot;;&quot;&quot;;CONCATENATE(&quot;/G&quot;;[.B756]));IF([.C756]=&quot;&quot;;&quot;&quot;;CONCATENATE(&quot;/R&quot;;[.C756])); IF([.D756]=&quot;&quot;;&quot;&quot;;CONCATENATE(&quot;/G&quot;;[.B756];&quot;.&quot;;[.D756])); IF([.E756]=&quot;&quot;;&quot;&quot;;CONCATENATE(&quot;/R&quot;;[.E756])); IF([.F756]=&quot;&quot;;&quot;&quot;;CONCATENATE(&quot;/G&quot;;[.B756];&quot;.&quot;;[.D756];&quot;.&quot;;[.F756])); IF([.G756]=&quot;&quot;;&quot;&quot;;CONCATENATE(&quot;/R&quot;;[.G756])); IF([.H756]=&quot;&quot;;&quot;&quot;;CONCATENATE(&quot;/G&quot;;[.B756];&quot;.&quot;;[.D756];&quot;.&quot;;[.F756];&quot;.&quot;;[.H756])); IF([.I756]=&quot;&quot;;&quot;&quot;;CONCATENATE(&quot;/R&quot;;[.I756]));IF([.J756]=&quot;&quot;;&quot;&quot;;CONCATENATE(&quot;/G&quot;;[.B756];&quot;.&quot;;[.D756];&quot;.&quot;;[.F756];&quot;.&quot;;[.H756]; &quot;.&quot;;[.J756])); IF([.K756]=&quot;&quot;;&quot;&quot;;CONCATENATE(&quot;/R&quot;;[.K756])))" table:style-name="ce1">
            <text:p>C55/G2/G2.1</text:p>
          </table:table-cell>
          <table:table-cell office:value-type="string" table:style-name="ce1">
            <text:p>CRITERION.SELECTION.TECHNICAL_PROFESSIONAL_ABILITY.CERTIFICATES.QUALITY_ASSURANCE.QA_INDEPENDENT_CERTIFICAT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5/G2/G2.1/R1" table:formula="of:=CONCATENATE(IF([.A757]=&quot;&quot;;&quot;&quot;;CONCATENATE(&quot;C&quot;; [.A757]));IF([.B757]=&quot;&quot;;&quot;&quot;;CONCATENATE(&quot;/G&quot;;[.B757]));IF([.C757]=&quot;&quot;;&quot;&quot;;CONCATENATE(&quot;/R&quot;;[.C757])); IF([.D757]=&quot;&quot;;&quot;&quot;;CONCATENATE(&quot;/G&quot;;[.B757];&quot;.&quot;;[.D757])); IF([.E757]=&quot;&quot;;&quot;&quot;;CONCATENATE(&quot;/R&quot;;[.E757])); IF([.F757]=&quot;&quot;;&quot;&quot;;CONCATENATE(&quot;/G&quot;;[.B757];&quot;.&quot;;[.D757];&quot;.&quot;;[.F757])); IF([.G757]=&quot;&quot;;&quot;&quot;;CONCATENATE(&quot;/R&quot;;[.G757])); IF([.H757]=&quot;&quot;;&quot;&quot;;CONCATENATE(&quot;/G&quot;;[.B757];&quot;.&quot;;[.D757];&quot;.&quot;;[.F757];&quot;.&quot;;[.H757])); IF([.I757]=&quot;&quot;;&quot;&quot;;CONCATENATE(&quot;/R&quot;;[.I757]));IF([.J757]=&quot;&quot;;&quot;&quot;;CONCATENATE(&quot;/G&quot;;[.B757];&quot;.&quot;;[.D757];&quot;.&quot;;[.F757];&quot;.&quot;;[.H757]; &quot;.&quot;;[.J757])); IF([.K757]=&quot;&quot;;&quot;&quot;;CONCATENATE(&quot;/R&quot;;[.K757])))" table:style-name="ce1">
            <text:p>C55/G2/G2.1/R1</text:p>
          </table:table-cell>
          <table:table-cell office:value-type="string" table:style-name="ce1">
            <text:p>CRITERION.SELECTION.TECHNICAL_PROFESSIONAL_ABILITY.CERTIFICATES.QUALITY_ASSURANCE.QA_INDEPENDENT_CERTIFICAT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5/G2/G2.1/R2" table:formula="of:=CONCATENATE(IF([.A758]=&quot;&quot;;&quot;&quot;;CONCATENATE(&quot;C&quot;; [.A758]));IF([.B758]=&quot;&quot;;&quot;&quot;;CONCATENATE(&quot;/G&quot;;[.B758]));IF([.C758]=&quot;&quot;;&quot;&quot;;CONCATENATE(&quot;/R&quot;;[.C758])); IF([.D758]=&quot;&quot;;&quot;&quot;;CONCATENATE(&quot;/G&quot;;[.B758];&quot;.&quot;;[.D758])); IF([.E758]=&quot;&quot;;&quot;&quot;;CONCATENATE(&quot;/R&quot;;[.E758])); IF([.F758]=&quot;&quot;;&quot;&quot;;CONCATENATE(&quot;/G&quot;;[.B758];&quot;.&quot;;[.D758];&quot;.&quot;;[.F758])); IF([.G758]=&quot;&quot;;&quot;&quot;;CONCATENATE(&quot;/R&quot;;[.G758])); IF([.H758]=&quot;&quot;;&quot;&quot;;CONCATENATE(&quot;/G&quot;;[.B758];&quot;.&quot;;[.D758];&quot;.&quot;;[.F758];&quot;.&quot;;[.H758])); IF([.I758]=&quot;&quot;;&quot;&quot;;CONCATENATE(&quot;/R&quot;;[.I758]));IF([.J758]=&quot;&quot;;&quot;&quot;;CONCATENATE(&quot;/G&quot;;[.B758];&quot;.&quot;;[.D758];&quot;.&quot;;[.F758];&quot;.&quot;;[.H758]; &quot;.&quot;;[.J758])); IF([.K758]=&quot;&quot;;&quot;&quot;;CONCATENATE(&quot;/R&quot;;[.K758])))" table:style-name="ce1">
            <text:p>C55/G2/G2.1/R2</text:p>
          </table:table-cell>
          <table:table-cell office:value-type="string" table:style-name="ce1">
            <text:p>CRITERION.SELECTION.TECHNICAL_PROFESSIONAL_ABILITY.CERTIFICATES.QUALITY_ASSURANCE.QA_INDEPENDENT_CERTIFICAT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5/G2/G2.1/R3" table:formula="of:=CONCATENATE(IF([.A759]=&quot;&quot;;&quot;&quot;;CONCATENATE(&quot;C&quot;; [.A759]));IF([.B759]=&quot;&quot;;&quot;&quot;;CONCATENATE(&quot;/G&quot;;[.B759]));IF([.C759]=&quot;&quot;;&quot;&quot;;CONCATENATE(&quot;/R&quot;;[.C759])); IF([.D759]=&quot;&quot;;&quot;&quot;;CONCATENATE(&quot;/G&quot;;[.B759];&quot;.&quot;;[.D759])); IF([.E759]=&quot;&quot;;&quot;&quot;;CONCATENATE(&quot;/R&quot;;[.E759])); IF([.F759]=&quot;&quot;;&quot;&quot;;CONCATENATE(&quot;/G&quot;;[.B759];&quot;.&quot;;[.D759];&quot;.&quot;;[.F759])); IF([.G759]=&quot;&quot;;&quot;&quot;;CONCATENATE(&quot;/R&quot;;[.G759])); IF([.H759]=&quot;&quot;;&quot;&quot;;CONCATENATE(&quot;/G&quot;;[.B759];&quot;.&quot;;[.D759];&quot;.&quot;;[.F759];&quot;.&quot;;[.H759])); IF([.I759]=&quot;&quot;;&quot;&quot;;CONCATENATE(&quot;/R&quot;;[.I759]));IF([.J759]=&quot;&quot;;&quot;&quot;;CONCATENATE(&quot;/G&quot;;[.B759];&quot;.&quot;;[.D759];&quot;.&quot;;[.F759];&quot;.&quot;;[.H759]; &quot;.&quot;;[.J759])); IF([.K759]=&quot;&quot;;&quot;&quot;;CONCATENATE(&quot;/R&quot;;[.K759])))" table:style-name="ce7">
            <text:p>C55/G2/G2.1/R3</text:p>
          </table:table-cell>
          <table:table-cell office:value-type="string" table:style-name="ce7">
            <text:p>CRITERION.SELECTION.TECHNICAL_PROFESSIONAL_ABILITY.CERTIFICATES.QUALITY_ASSURANCE.QA_INDEPENDENT_CERTIFICAT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6" table:style-name="ce9">
            <text:p>56</text:p>
          </table:table-cell>
          <table:table-cell table:number-columns-repeated="10" table:style-name="ce9"/>
          <table:table-cell office:value-type="string" office:string-value="C56" table:formula="of:=CONCATENATE(IF([.A760]=&quot;&quot;;&quot;&quot;;CONCATENATE(&quot;C&quot;; [.A760]));IF([.B760]=&quot;&quot;;&quot;&quot;;CONCATENATE(&quot;/G&quot;;[.B760]));IF([.C760]=&quot;&quot;;&quot;&quot;;CONCATENATE(&quot;/R&quot;;[.C760])); IF([.D760]=&quot;&quot;;&quot;&quot;;CONCATENATE(&quot;/G&quot;;[.B760];&quot;.&quot;;[.D760])); IF([.E760]=&quot;&quot;;&quot;&quot;;CONCATENATE(&quot;/R&quot;;[.E760])); IF([.F760]=&quot;&quot;;&quot;&quot;;CONCATENATE(&quot;/G&quot;;[.B760];&quot;.&quot;;[.D760];&quot;.&quot;;[.F760])); IF([.G760]=&quot;&quot;;&quot;&quot;;CONCATENATE(&quot;/R&quot;;[.G760])); IF([.H760]=&quot;&quot;;&quot;&quot;;CONCATENATE(&quot;/G&quot;;[.B760];&quot;.&quot;;[.D760];&quot;.&quot;;[.F760];&quot;.&quot;;[.H760])); IF([.I760]=&quot;&quot;;&quot;&quot;;CONCATENATE(&quot;/R&quot;;[.I760]));IF([.J760]=&quot;&quot;;&quot;&quot;;CONCATENATE(&quot;/G&quot;;[.B760];&quot;.&quot;;[.D760];&quot;.&quot;;[.F760];&quot;.&quot;;[.H760]; &quot;.&quot;;[.J760])); IF([.K760]=&quot;&quot;;&quot;&quot;;CONCATENATE(&quot;/R&quot;;[.K760])))" table:style-name="ce9">
            <text:p>C56</text:p>
          </table:table-cell>
          <table:table-cell office:value-type="string" table:style-name="ce9">
            <text:p>CRITERION.SELECTION.TECHNICAL_PROFESSIONAL_ABILITY.CERTIFICATES.ENVIRONMENTAL_MANAGEMENT.ENV_INDEPENDENT_CERTIFICATE</text:p>
          </table:table-cell>
          <table:table-cell office:value-type="string" table:style-name="ce9">
            <text:p>8ed65e48-fd0d-444f-97bd-4f58da632999</text:p>
          </table:table-cell>
          <table:table-cell office:value-type="string" table:style-name="ce9">
            <text:p>Will the economic operator be able to produce certificates drawn up by independent bodies attesting that the economic operator complies with the required environmental management systems or standards?</text:p>
          </table:table-cell>
          <table:table-cell table:style-name="ce9"/>
          <table:table-cell table:style-name="ce10"/>
          <table:table-cell table:number-columns-repeated="16367" table:style-name="ce9"/>
        </table:table-row>
        <table:table-row table:style-name="ro1">
          <table:table-cell office:value-type="float" office:value="56" table:style-name="ce11">
            <text:p>56</text:p>
          </table:table-cell>
          <table:table-cell office:value-type="float" office:value="1" table:style-name="ce1">
            <text:p>1</text:p>
          </table:table-cell>
          <table:table-cell table:number-columns-repeated="9" table:style-name="ce1"/>
          <table:table-cell office:value-type="string" office:string-value="C56/G1" table:formula="of:=CONCATENATE(IF([.A761]=&quot;&quot;;&quot;&quot;;CONCATENATE(&quot;C&quot;; [.A761]));IF([.B761]=&quot;&quot;;&quot;&quot;;CONCATENATE(&quot;/G&quot;;[.B761]));IF([.C761]=&quot;&quot;;&quot;&quot;;CONCATENATE(&quot;/R&quot;;[.C761])); IF([.D761]=&quot;&quot;;&quot;&quot;;CONCATENATE(&quot;/G&quot;;[.B761];&quot;.&quot;;[.D761])); IF([.E761]=&quot;&quot;;&quot;&quot;;CONCATENATE(&quot;/R&quot;;[.E761])); IF([.F761]=&quot;&quot;;&quot;&quot;;CONCATENATE(&quot;/G&quot;;[.B761];&quot;.&quot;;[.D761];&quot;.&quot;;[.F761])); IF([.G761]=&quot;&quot;;&quot;&quot;;CONCATENATE(&quot;/R&quot;;[.G761])); IF([.H761]=&quot;&quot;;&quot;&quot;;CONCATENATE(&quot;/G&quot;;[.B761];&quot;.&quot;;[.D761];&quot;.&quot;;[.F761];&quot;.&quot;;[.H761])); IF([.I761]=&quot;&quot;;&quot;&quot;;CONCATENATE(&quot;/R&quot;;[.I761]));IF([.J761]=&quot;&quot;;&quot;&quot;;CONCATENATE(&quot;/G&quot;;[.B761];&quot;.&quot;;[.D761];&quot;.&quot;;[.F761];&quot;.&quot;;[.H761]; &quot;.&quot;;[.J761])); IF([.K761]=&quot;&quot;;&quot;&quot;;CONCATENATE(&quot;/R&quot;;[.K761])))" table:style-name="ce1">
            <text:p>C56/G1</text:p>
          </table:table-cell>
          <table:table-cell office:value-type="string" table:style-name="ce1">
            <text:p>CRITERION.SELECTION.TECHNICAL_PROFESSIONAL_ABILITY.CERTIFICATES.ENVIRONMENTAL_MANAGEMENT.ENV_INDEPENDENT_CERTIFICATE</text:p>
          </table:table-cell>
          <table:table-cell office:value-type="string" table:style-name="ce7">
            <text:p>4887c3d7-05fc-4e3e-b066-f338910f0c4c</text:p>
          </table:table-cell>
          <table:table-cell table:number-columns-repeated="2"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6/G1/R1" table:formula="of:=CONCATENATE(IF([.A762]=&quot;&quot;;&quot;&quot;;CONCATENATE(&quot;C&quot;; [.A762]));IF([.B762]=&quot;&quot;;&quot;&quot;;CONCATENATE(&quot;/G&quot;;[.B762]));IF([.C762]=&quot;&quot;;&quot;&quot;;CONCATENATE(&quot;/R&quot;;[.C762])); IF([.D762]=&quot;&quot;;&quot;&quot;;CONCATENATE(&quot;/G&quot;;[.B762];&quot;.&quot;;[.D762])); IF([.E762]=&quot;&quot;;&quot;&quot;;CONCATENATE(&quot;/R&quot;;[.E762])); IF([.F762]=&quot;&quot;;&quot;&quot;;CONCATENATE(&quot;/G&quot;;[.B762];&quot;.&quot;;[.D762];&quot;.&quot;;[.F762])); IF([.G762]=&quot;&quot;;&quot;&quot;;CONCATENATE(&quot;/R&quot;;[.G762])); IF([.H762]=&quot;&quot;;&quot;&quot;;CONCATENATE(&quot;/G&quot;;[.B762];&quot;.&quot;;[.D762];&quot;.&quot;;[.F762];&quot;.&quot;;[.H762])); IF([.I762]=&quot;&quot;;&quot;&quot;;CONCATENATE(&quot;/R&quot;;[.I762]));IF([.J762]=&quot;&quot;;&quot;&quot;;CONCATENATE(&quot;/G&quot;;[.B762];&quot;.&quot;;[.D762];&quot;.&quot;;[.F762];&quot;.&quot;;[.H762]; &quot;.&quot;;[.J762])); IF([.K762]=&quot;&quot;;&quot;&quot;;CONCATENATE(&quot;/R&quot;;[.K762])))" table:style-name="ce1">
            <text:p>C56/G1/R1</text:p>
          </table:table-cell>
          <table:table-cell office:value-type="string" table:style-name="ce1">
            <text:p>CRITERION.SELECTION.TECHNICAL_PROFESSIONAL_ABILITY.CERTIFICATES.ENVIRONMENTAL_MANAGEMENT.ENV_INDEPENDENT_CERTIFICATE</text:p>
          </table:table-cell>
          <table:table-cell office:value-type="string" table:style-name="ce7">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56/G1/G1.1" table:formula="of:=CONCATENATE(IF([.A763]=&quot;&quot;;&quot;&quot;;CONCATENATE(&quot;C&quot;; [.A763]));IF([.B763]=&quot;&quot;;&quot;&quot;;CONCATENATE(&quot;/G&quot;;[.B763]));IF([.C763]=&quot;&quot;;&quot;&quot;;CONCATENATE(&quot;/R&quot;;[.C763])); IF([.D763]=&quot;&quot;;&quot;&quot;;CONCATENATE(&quot;/G&quot;;[.B763];&quot;.&quot;;[.D763])); IF([.E763]=&quot;&quot;;&quot;&quot;;CONCATENATE(&quot;/R&quot;;[.E763])); IF([.F763]=&quot;&quot;;&quot;&quot;;CONCATENATE(&quot;/G&quot;;[.B763];&quot;.&quot;;[.D763];&quot;.&quot;;[.F763])); IF([.G763]=&quot;&quot;;&quot;&quot;;CONCATENATE(&quot;/R&quot;;[.G763])); IF([.H763]=&quot;&quot;;&quot;&quot;;CONCATENATE(&quot;/G&quot;;[.B763];&quot;.&quot;;[.D763];&quot;.&quot;;[.F763];&quot;.&quot;;[.H763])); IF([.I763]=&quot;&quot;;&quot;&quot;;CONCATENATE(&quot;/R&quot;;[.I763]));IF([.J763]=&quot;&quot;;&quot;&quot;;CONCATENATE(&quot;/G&quot;;[.B763];&quot;.&quot;;[.D763];&quot;.&quot;;[.F763];&quot;.&quot;;[.H763]; &quot;.&quot;;[.J763])); IF([.K763]=&quot;&quot;;&quot;&quot;;CONCATENATE(&quot;/R&quot;;[.K763])))" table:style-name="ce7">
            <text:p>C56/G1/G1.1</text:p>
          </table:table-cell>
          <table:table-cell office:value-type="string" table:style-name="ce1">
            <text:p>CRITERION.SELECTION.TECHNICAL_PROFESSIONAL_ABILITY.CERTIFICATES.ENVIRONMENTAL_MANAGEMENT.ENV_INDEPENDENT_CERTIFICATE</text:p>
          </table:table-cell>
          <table:table-cell office:value-type="string" table:style-name="ce7">
            <text:p>83f2f79e-0455-4918-89ff-d7829e8bf758</text:p>
          </table:table-cell>
          <table:table-cell table:style-name="ce1"/>
          <table:table-cell office:value-type="string" table:style-name="ce1">
            <text:p>GROUP_FULFILLED.ON_FALSE</text:p>
          </table:table-cell>
          <table:table-cell table:style-name="ce7"/>
          <table:table-cell table:number-columns-repeated="16367"/>
        </table:table-row>
        <table:table-row table:style-name="ro1">
          <table:table-cell office:value-type="float" office:value="56" table:style-name="ce11">
            <text:p>56</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56/G1/G1.1/R1" table:formula="of:=CONCATENATE(IF([.A764]=&quot;&quot;;&quot;&quot;;CONCATENATE(&quot;C&quot;; [.A764]));IF([.B764]=&quot;&quot;;&quot;&quot;;CONCATENATE(&quot;/G&quot;;[.B764]));IF([.C764]=&quot;&quot;;&quot;&quot;;CONCATENATE(&quot;/R&quot;;[.C764])); IF([.D764]=&quot;&quot;;&quot;&quot;;CONCATENATE(&quot;/G&quot;;[.B764];&quot;.&quot;;[.D764])); IF([.E764]=&quot;&quot;;&quot;&quot;;CONCATENATE(&quot;/R&quot;;[.E764])); IF([.F764]=&quot;&quot;;&quot;&quot;;CONCATENATE(&quot;/G&quot;;[.B764];&quot;.&quot;;[.D764];&quot;.&quot;;[.F764])); IF([.G764]=&quot;&quot;;&quot;&quot;;CONCATENATE(&quot;/R&quot;;[.G764])); IF([.H764]=&quot;&quot;;&quot;&quot;;CONCATENATE(&quot;/G&quot;;[.B764];&quot;.&quot;;[.D764];&quot;.&quot;;[.F764];&quot;.&quot;;[.H764])); IF([.I764]=&quot;&quot;;&quot;&quot;;CONCATENATE(&quot;/R&quot;;[.I764]));IF([.J764]=&quot;&quot;;&quot;&quot;;CONCATENATE(&quot;/G&quot;;[.B764];&quot;.&quot;;[.D764];&quot;.&quot;;[.F764];&quot;.&quot;;[.H764]; &quot;.&quot;;[.J764])); IF([.K764]=&quot;&quot;;&quot;&quot;;CONCATENATE(&quot;/R&quot;;[.K764])))" table:style-name="ce7">
            <text:p>C56/G1/G1.1/R1</text:p>
          </table:table-cell>
          <table:table-cell office:value-type="string" table:style-name="ce1">
            <text:p>CRITERION.SELECTION.TECHNICAL_PROFESSIONAL_ABILITY.CERTIFICATES.ENVIRONMENTAL_MANAGEMENT.ENV_INDEPENDENT_CERTIFICATE</text:p>
          </table:table-cell>
          <table:table-cell office:value-type="string" table:style-name="ce7">
            <text:p>b9dec4cb-2f6f-47d7-a023-e9099b19b338</text:p>
          </table:table-cell>
          <table:table-cell office:value-type="string" table:style-name="ce1">
            <text:p>If not, please explain why and specify which other means of proof concerning the environmental management systems or standards can be provided:</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number-columns-repeated="9" table:style-name="ce1"/>
          <table:table-cell office:value-type="string" office:string-value="C56/G2" table:formula="of:=CONCATENATE(IF([.A765]=&quot;&quot;;&quot;&quot;;CONCATENATE(&quot;C&quot;; [.A765]));IF([.B765]=&quot;&quot;;&quot;&quot;;CONCATENATE(&quot;/G&quot;;[.B765]));IF([.C765]=&quot;&quot;;&quot;&quot;;CONCATENATE(&quot;/R&quot;;[.C765])); IF([.D765]=&quot;&quot;;&quot;&quot;;CONCATENATE(&quot;/G&quot;;[.B765];&quot;.&quot;;[.D765])); IF([.E765]=&quot;&quot;;&quot;&quot;;CONCATENATE(&quot;/R&quot;;[.E765])); IF([.F765]=&quot;&quot;;&quot;&quot;;CONCATENATE(&quot;/G&quot;;[.B765];&quot;.&quot;;[.D765];&quot;.&quot;;[.F765])); IF([.G765]=&quot;&quot;;&quot;&quot;;CONCATENATE(&quot;/R&quot;;[.G765])); IF([.H765]=&quot;&quot;;&quot;&quot;;CONCATENATE(&quot;/G&quot;;[.B765];&quot;.&quot;;[.D765];&quot;.&quot;;[.F765];&quot;.&quot;;[.H765])); IF([.I765]=&quot;&quot;;&quot;&quot;;CONCATENATE(&quot;/R&quot;;[.I765]));IF([.J765]=&quot;&quot;;&quot;&quot;;CONCATENATE(&quot;/G&quot;;[.B765];&quot;.&quot;;[.D765];&quot;.&quot;;[.F765];&quot;.&quot;;[.H765]; &quot;.&quot;;[.J765])); IF([.K765]=&quot;&quot;;&quot;&quot;;CONCATENATE(&quot;/R&quot;;[.K765])))" table:style-name="ce1">
            <text:p>C56/G2</text:p>
          </table:table-cell>
          <table:table-cell office:value-type="string" table:style-name="ce1">
            <text:p>CRITERION.SELECTION.TECHNICAL_PROFESSIONAL_ABILITY.CERTIFICATES.ENVIRONMENTAL_MANAGEMENT.ENV_INDEPENDENT_CERTIFICAT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6/G2/R1" table:formula="of:=CONCATENATE(IF([.A766]=&quot;&quot;;&quot;&quot;;CONCATENATE(&quot;C&quot;; [.A766]));IF([.B766]=&quot;&quot;;&quot;&quot;;CONCATENATE(&quot;/G&quot;;[.B766]));IF([.C766]=&quot;&quot;;&quot;&quot;;CONCATENATE(&quot;/R&quot;;[.C766])); IF([.D766]=&quot;&quot;;&quot;&quot;;CONCATENATE(&quot;/G&quot;;[.B766];&quot;.&quot;;[.D766])); IF([.E766]=&quot;&quot;;&quot;&quot;;CONCATENATE(&quot;/R&quot;;[.E766])); IF([.F766]=&quot;&quot;;&quot;&quot;;CONCATENATE(&quot;/G&quot;;[.B766];&quot;.&quot;;[.D766];&quot;.&quot;;[.F766])); IF([.G766]=&quot;&quot;;&quot;&quot;;CONCATENATE(&quot;/R&quot;;[.G766])); IF([.H766]=&quot;&quot;;&quot;&quot;;CONCATENATE(&quot;/G&quot;;[.B766];&quot;.&quot;;[.D766];&quot;.&quot;;[.F766];&quot;.&quot;;[.H766])); IF([.I766]=&quot;&quot;;&quot;&quot;;CONCATENATE(&quot;/R&quot;;[.I766]));IF([.J766]=&quot;&quot;;&quot;&quot;;CONCATENATE(&quot;/G&quot;;[.B766];&quot;.&quot;;[.D766];&quot;.&quot;;[.F766];&quot;.&quot;;[.H766]; &quot;.&quot;;[.J766])); IF([.K766]=&quot;&quot;;&quot;&quot;;CONCATENATE(&quot;/R&quot;;[.K766])))" table:style-name="ce1">
            <text:p>C56/G2/R1</text:p>
          </table:table-cell>
          <table:table-cell office:value-type="string" table:style-name="ce1">
            <text:p>CRITERION.SELECTION.TECHNICAL_PROFESSIONAL_ABILITY.CERTIFICATES.ENVIRONMENTAL_MANAGEMENT.ENV_INDEPENDENT_CERTIFICAT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6/G2/G2.1" table:formula="of:=CONCATENATE(IF([.A767]=&quot;&quot;;&quot;&quot;;CONCATENATE(&quot;C&quot;; [.A767]));IF([.B767]=&quot;&quot;;&quot;&quot;;CONCATENATE(&quot;/G&quot;;[.B767]));IF([.C767]=&quot;&quot;;&quot;&quot;;CONCATENATE(&quot;/R&quot;;[.C767])); IF([.D767]=&quot;&quot;;&quot;&quot;;CONCATENATE(&quot;/G&quot;;[.B767];&quot;.&quot;;[.D767])); IF([.E767]=&quot;&quot;;&quot;&quot;;CONCATENATE(&quot;/R&quot;;[.E767])); IF([.F767]=&quot;&quot;;&quot;&quot;;CONCATENATE(&quot;/G&quot;;[.B767];&quot;.&quot;;[.D767];&quot;.&quot;;[.F767])); IF([.G767]=&quot;&quot;;&quot;&quot;;CONCATENATE(&quot;/R&quot;;[.G767])); IF([.H767]=&quot;&quot;;&quot;&quot;;CONCATENATE(&quot;/G&quot;;[.B767];&quot;.&quot;;[.D767];&quot;.&quot;;[.F767];&quot;.&quot;;[.H767])); IF([.I767]=&quot;&quot;;&quot;&quot;;CONCATENATE(&quot;/R&quot;;[.I767]));IF([.J767]=&quot;&quot;;&quot;&quot;;CONCATENATE(&quot;/G&quot;;[.B767];&quot;.&quot;;[.D767];&quot;.&quot;;[.F767];&quot;.&quot;;[.H767]; &quot;.&quot;;[.J767])); IF([.K767]=&quot;&quot;;&quot;&quot;;CONCATENATE(&quot;/R&quot;;[.K767])))" table:style-name="ce1">
            <text:p>C56/G2/G2.1</text:p>
          </table:table-cell>
          <table:table-cell office:value-type="string" table:style-name="ce1">
            <text:p>CRITERION.SELECTION.TECHNICAL_PROFESSIONAL_ABILITY.CERTIFICATES.ENVIRONMENTAL_MANAGEMENT.ENV_INDEPENDENT_CERTIFICAT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6/G2/G2.1/R1" table:formula="of:=CONCATENATE(IF([.A768]=&quot;&quot;;&quot;&quot;;CONCATENATE(&quot;C&quot;; [.A768]));IF([.B768]=&quot;&quot;;&quot;&quot;;CONCATENATE(&quot;/G&quot;;[.B768]));IF([.C768]=&quot;&quot;;&quot;&quot;;CONCATENATE(&quot;/R&quot;;[.C768])); IF([.D768]=&quot;&quot;;&quot;&quot;;CONCATENATE(&quot;/G&quot;;[.B768];&quot;.&quot;;[.D768])); IF([.E768]=&quot;&quot;;&quot;&quot;;CONCATENATE(&quot;/R&quot;;[.E768])); IF([.F768]=&quot;&quot;;&quot;&quot;;CONCATENATE(&quot;/G&quot;;[.B768];&quot;.&quot;;[.D768];&quot;.&quot;;[.F768])); IF([.G768]=&quot;&quot;;&quot;&quot;;CONCATENATE(&quot;/R&quot;;[.G768])); IF([.H768]=&quot;&quot;;&quot;&quot;;CONCATENATE(&quot;/G&quot;;[.B768];&quot;.&quot;;[.D768];&quot;.&quot;;[.F768];&quot;.&quot;;[.H768])); IF([.I768]=&quot;&quot;;&quot;&quot;;CONCATENATE(&quot;/R&quot;;[.I768]));IF([.J768]=&quot;&quot;;&quot;&quot;;CONCATENATE(&quot;/G&quot;;[.B768];&quot;.&quot;;[.D768];&quot;.&quot;;[.F768];&quot;.&quot;;[.H768]; &quot;.&quot;;[.J768])); IF([.K768]=&quot;&quot;;&quot;&quot;;CONCATENATE(&quot;/R&quot;;[.K768])))" table:style-name="ce1">
            <text:p>C56/G2/G2.1/R1</text:p>
          </table:table-cell>
          <table:table-cell office:value-type="string" table:style-name="ce1">
            <text:p>CRITERION.SELECTION.TECHNICAL_PROFESSIONAL_ABILITY.CERTIFICATES.ENVIRONMENTAL_MANAGEMENT.ENV_INDEPENDENT_CERTIFICAT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6/G2/G2.1/R2" table:formula="of:=CONCATENATE(IF([.A769]=&quot;&quot;;&quot;&quot;;CONCATENATE(&quot;C&quot;; [.A769]));IF([.B769]=&quot;&quot;;&quot;&quot;;CONCATENATE(&quot;/G&quot;;[.B769]));IF([.C769]=&quot;&quot;;&quot;&quot;;CONCATENATE(&quot;/R&quot;;[.C769])); IF([.D769]=&quot;&quot;;&quot;&quot;;CONCATENATE(&quot;/G&quot;;[.B769];&quot;.&quot;;[.D769])); IF([.E769]=&quot;&quot;;&quot;&quot;;CONCATENATE(&quot;/R&quot;;[.E769])); IF([.F769]=&quot;&quot;;&quot;&quot;;CONCATENATE(&quot;/G&quot;;[.B769];&quot;.&quot;;[.D769];&quot;.&quot;;[.F769])); IF([.G769]=&quot;&quot;;&quot;&quot;;CONCATENATE(&quot;/R&quot;;[.G769])); IF([.H769]=&quot;&quot;;&quot;&quot;;CONCATENATE(&quot;/G&quot;;[.B769];&quot;.&quot;;[.D769];&quot;.&quot;;[.F769];&quot;.&quot;;[.H769])); IF([.I769]=&quot;&quot;;&quot;&quot;;CONCATENATE(&quot;/R&quot;;[.I769]));IF([.J769]=&quot;&quot;;&quot;&quot;;CONCATENATE(&quot;/G&quot;;[.B769];&quot;.&quot;;[.D769];&quot;.&quot;;[.F769];&quot;.&quot;;[.H769]; &quot;.&quot;;[.J769])); IF([.K769]=&quot;&quot;;&quot;&quot;;CONCATENATE(&quot;/R&quot;;[.K769])))" table:style-name="ce1">
            <text:p>C56/G2/G2.1/R2</text:p>
          </table:table-cell>
          <table:table-cell office:value-type="string" table:style-name="ce1">
            <text:p>CRITERION.SELECTION.TECHNICAL_PROFESSIONAL_ABILITY.CERTIFICATES.ENVIRONMENTAL_MANAGEMENT.ENV_INDEPENDENT_CERTIFICAT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6" table:style-name="ce8">
            <text:p>5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6/G2/G2.1/R3" table:formula="of:=CONCATENATE(IF([.A770]=&quot;&quot;;&quot;&quot;;CONCATENATE(&quot;C&quot;; [.A770]));IF([.B770]=&quot;&quot;;&quot;&quot;;CONCATENATE(&quot;/G&quot;;[.B770]));IF([.C770]=&quot;&quot;;&quot;&quot;;CONCATENATE(&quot;/R&quot;;[.C770])); IF([.D770]=&quot;&quot;;&quot;&quot;;CONCATENATE(&quot;/G&quot;;[.B770];&quot;.&quot;;[.D770])); IF([.E770]=&quot;&quot;;&quot;&quot;;CONCATENATE(&quot;/R&quot;;[.E770])); IF([.F770]=&quot;&quot;;&quot;&quot;;CONCATENATE(&quot;/G&quot;;[.B770];&quot;.&quot;;[.D770];&quot;.&quot;;[.F770])); IF([.G770]=&quot;&quot;;&quot;&quot;;CONCATENATE(&quot;/R&quot;;[.G770])); IF([.H770]=&quot;&quot;;&quot;&quot;;CONCATENATE(&quot;/G&quot;;[.B770];&quot;.&quot;;[.D770];&quot;.&quot;;[.F770];&quot;.&quot;;[.H770])); IF([.I770]=&quot;&quot;;&quot;&quot;;CONCATENATE(&quot;/R&quot;;[.I770]));IF([.J770]=&quot;&quot;;&quot;&quot;;CONCATENATE(&quot;/G&quot;;[.B770];&quot;.&quot;;[.D770];&quot;.&quot;;[.F770];&quot;.&quot;;[.H770]; &quot;.&quot;;[.J770])); IF([.K770]=&quot;&quot;;&quot;&quot;;CONCATENATE(&quot;/R&quot;;[.K770])))" table:style-name="ce7">
            <text:p>C56/G2/G2.1/R3</text:p>
          </table:table-cell>
          <table:table-cell office:value-type="string" table:style-name="ce7">
            <text:p>CRITERION.SELECTION.TECHNICAL_PROFESSIONAL_ABILITY.CERTIFICATES.ENVIRONMENTAL_MANAGEMENT.ENV_INDEPENDENT_CERTIFICAT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7" table:style-name="ce9">
            <text:p>57</text:p>
          </table:table-cell>
          <table:table-cell table:number-columns-repeated="10" table:style-name="ce9"/>
          <table:table-cell office:value-type="string" office:string-value="C57" table:formula="of:=CONCATENATE(IF([.A771]=&quot;&quot;;&quot;&quot;;CONCATENATE(&quot;C&quot;; [.A771]));IF([.B771]=&quot;&quot;;&quot;&quot;;CONCATENATE(&quot;/G&quot;;[.B771]));IF([.C771]=&quot;&quot;;&quot;&quot;;CONCATENATE(&quot;/R&quot;;[.C771])); IF([.D771]=&quot;&quot;;&quot;&quot;;CONCATENATE(&quot;/G&quot;;[.B771];&quot;.&quot;;[.D771])); IF([.E771]=&quot;&quot;;&quot;&quot;;CONCATENATE(&quot;/R&quot;;[.E771])); IF([.F771]=&quot;&quot;;&quot;&quot;;CONCATENATE(&quot;/G&quot;;[.B771];&quot;.&quot;;[.D771];&quot;.&quot;;[.F771])); IF([.G771]=&quot;&quot;;&quot;&quot;;CONCATENATE(&quot;/R&quot;;[.G771])); IF([.H771]=&quot;&quot;;&quot;&quot;;CONCATENATE(&quot;/G&quot;;[.B771];&quot;.&quot;;[.D771];&quot;.&quot;;[.F771];&quot;.&quot;;[.H771])); IF([.I771]=&quot;&quot;;&quot;&quot;;CONCATENATE(&quot;/R&quot;;[.I771]));IF([.J771]=&quot;&quot;;&quot;&quot;;CONCATENATE(&quot;/G&quot;;[.B771];&quot;.&quot;;[.D771];&quot;.&quot;;[.F771];&quot;.&quot;;[.H771]; &quot;.&quot;;[.J771])); IF([.K771]=&quot;&quot;;&quot;&quot;;CONCATENATE(&quot;/R&quot;;[.K771])))" table:style-name="ce9">
            <text:p>C57</text:p>
          </table:table-cell>
          <table:table-cell office:value-type="string" table:style-name="ce9">
            <text:p>CRITERION.OTHER.EO_DATA.SHELTERED_WORKSHOP</text:p>
          </table:table-cell>
          <table:table-cell office:value-type="string" table:style-name="ce9">
            <text:p>2043338f-a38a-490b-b3ec-2607cb25a017</text:p>
          </table:table-cell>
          <table:table-cell office:value-type="string" table:style-name="ce9">
            <text:p>Only in case the procurement is reserved: is the economic operator a sheltered workshop, a 'social business' or will it provide for the performance of the contract in the context of sheltered employment programmes?</text:p>
          </table:table-cell>
          <table:table-cell table:style-name="ce9"/>
          <table:table-cell table:style-name="ce10"/>
          <table:table-cell table:number-columns-repeated="16367" table:style-name="ce9"/>
        </table:table-row>
        <table:table-row table:style-name="ro1">
          <table:table-cell office:value-type="float" office:value="57" table:style-name="ce11">
            <text:p>57</text:p>
          </table:table-cell>
          <table:table-cell office:value-type="float" office:value="1" table:style-name="ce1">
            <text:p>1</text:p>
          </table:table-cell>
          <table:table-cell table:number-columns-repeated="9" table:style-name="ce1"/>
          <table:table-cell office:value-type="string" office:string-value="C57/G1" table:formula="of:=CONCATENATE(IF([.A772]=&quot;&quot;;&quot;&quot;;CONCATENATE(&quot;C&quot;; [.A772]));IF([.B772]=&quot;&quot;;&quot;&quot;;CONCATENATE(&quot;/G&quot;;[.B772]));IF([.C772]=&quot;&quot;;&quot;&quot;;CONCATENATE(&quot;/R&quot;;[.C772])); IF([.D772]=&quot;&quot;;&quot;&quot;;CONCATENATE(&quot;/G&quot;;[.B772];&quot;.&quot;;[.D772])); IF([.E772]=&quot;&quot;;&quot;&quot;;CONCATENATE(&quot;/R&quot;;[.E772])); IF([.F772]=&quot;&quot;;&quot;&quot;;CONCATENATE(&quot;/G&quot;;[.B772];&quot;.&quot;;[.D772];&quot;.&quot;;[.F772])); IF([.G772]=&quot;&quot;;&quot;&quot;;CONCATENATE(&quot;/R&quot;;[.G772])); IF([.H772]=&quot;&quot;;&quot;&quot;;CONCATENATE(&quot;/G&quot;;[.B772];&quot;.&quot;;[.D772];&quot;.&quot;;[.F772];&quot;.&quot;;[.H772])); IF([.I772]=&quot;&quot;;&quot;&quot;;CONCATENATE(&quot;/R&quot;;[.I772]));IF([.J772]=&quot;&quot;;&quot;&quot;;CONCATENATE(&quot;/G&quot;;[.B772];&quot;.&quot;;[.D772];&quot;.&quot;;[.F772];&quot;.&quot;;[.H772]; &quot;.&quot;;[.J772])); IF([.K772]=&quot;&quot;;&quot;&quot;;CONCATENATE(&quot;/R&quot;;[.K772])))" table:style-name="ce1">
            <text:p>C57/G1</text:p>
          </table:table-cell>
          <table:table-cell office:value-type="string" table:style-name="ce1">
            <text:p>CRITERION.OTHER.EO_DATA.SHELTERED_WORKSHOP</text:p>
          </table:table-cell>
          <table:table-cell office:value-type="string" table:style-name="ce1">
            <text:p>6febbe4a-e715-427c-a2b1-19cfabadaef0</text:p>
          </table:table-cell>
          <table:table-cell table:number-columns-repeated="2" table:style-name="ce1"/>
          <table:table-cell table:style-name="ce7"/>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7/G1/R1" table:formula="of:=CONCATENATE(IF([.A773]=&quot;&quot;;&quot;&quot;;CONCATENATE(&quot;C&quot;; [.A773]));IF([.B773]=&quot;&quot;;&quot;&quot;;CONCATENATE(&quot;/G&quot;;[.B773]));IF([.C773]=&quot;&quot;;&quot;&quot;;CONCATENATE(&quot;/R&quot;;[.C773])); IF([.D773]=&quot;&quot;;&quot;&quot;;CONCATENATE(&quot;/G&quot;;[.B773];&quot;.&quot;;[.D773])); IF([.E773]=&quot;&quot;;&quot;&quot;;CONCATENATE(&quot;/R&quot;;[.E773])); IF([.F773]=&quot;&quot;;&quot;&quot;;CONCATENATE(&quot;/G&quot;;[.B773];&quot;.&quot;;[.D773];&quot;.&quot;;[.F773])); IF([.G773]=&quot;&quot;;&quot;&quot;;CONCATENATE(&quot;/R&quot;;[.G773])); IF([.H773]=&quot;&quot;;&quot;&quot;;CONCATENATE(&quot;/G&quot;;[.B773];&quot;.&quot;;[.D773];&quot;.&quot;;[.F773];&quot;.&quot;;[.H773])); IF([.I773]=&quot;&quot;;&quot;&quot;;CONCATENATE(&quot;/R&quot;;[.I773]));IF([.J773]=&quot;&quot;;&quot;&quot;;CONCATENATE(&quot;/G&quot;;[.B773];&quot;.&quot;;[.D773];&quot;.&quot;;[.F773];&quot;.&quot;;[.H773]; &quot;.&quot;;[.J773])); IF([.K773]=&quot;&quot;;&quot;&quot;;CONCATENATE(&quot;/R&quot;;[.K773])))" table:style-name="ce1">
            <text:p>C57/G1/R1</text:p>
          </table:table-cell>
          <table:table-cell office:value-type="string" table:style-name="ce1">
            <text:p>CRITERION.OTHER.EO_DATA.SHELTERED_WORKSHOP</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57/G1/G1.1" table:formula="of:=CONCATENATE(IF([.A774]=&quot;&quot;;&quot;&quot;;CONCATENATE(&quot;C&quot;; [.A774]));IF([.B774]=&quot;&quot;;&quot;&quot;;CONCATENATE(&quot;/G&quot;;[.B774]));IF([.C774]=&quot;&quot;;&quot;&quot;;CONCATENATE(&quot;/R&quot;;[.C774])); IF([.D774]=&quot;&quot;;&quot;&quot;;CONCATENATE(&quot;/G&quot;;[.B774];&quot;.&quot;;[.D774])); IF([.E774]=&quot;&quot;;&quot;&quot;;CONCATENATE(&quot;/R&quot;;[.E774])); IF([.F774]=&quot;&quot;;&quot;&quot;;CONCATENATE(&quot;/G&quot;;[.B774];&quot;.&quot;;[.D774];&quot;.&quot;;[.F774])); IF([.G774]=&quot;&quot;;&quot;&quot;;CONCATENATE(&quot;/R&quot;;[.G774])); IF([.H774]=&quot;&quot;;&quot;&quot;;CONCATENATE(&quot;/G&quot;;[.B774];&quot;.&quot;;[.D774];&quot;.&quot;;[.F774];&quot;.&quot;;[.H774])); IF([.I774]=&quot;&quot;;&quot;&quot;;CONCATENATE(&quot;/R&quot;;[.I774]));IF([.J774]=&quot;&quot;;&quot;&quot;;CONCATENATE(&quot;/G&quot;;[.B774];&quot;.&quot;;[.D774];&quot;.&quot;;[.F774];&quot;.&quot;;[.H774]; &quot;.&quot;;[.J774])); IF([.K774]=&quot;&quot;;&quot;&quot;;CONCATENATE(&quot;/R&quot;;[.K774])))" table:style-name="ce1">
            <text:p>C57/G1/G1.1</text:p>
          </table:table-cell>
          <table:table-cell office:value-type="string" table:style-name="ce1">
            <text:p>CRITERION.OTHER.EO_DATA.SHELTERED_WORKSHOP</text:p>
          </table:table-cell>
          <table:table-cell office:value-type="string" table:style-name="ce1">
            <text:p>a5e33369-e2b5-45f7-9969-ddb1c3ae17c8</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7/G1/G1.1/R1" table:formula="of:=CONCATENATE(IF([.A775]=&quot;&quot;;&quot;&quot;;CONCATENATE(&quot;C&quot;; [.A775]));IF([.B775]=&quot;&quot;;&quot;&quot;;CONCATENATE(&quot;/G&quot;;[.B775]));IF([.C775]=&quot;&quot;;&quot;&quot;;CONCATENATE(&quot;/R&quot;;[.C775])); IF([.D775]=&quot;&quot;;&quot;&quot;;CONCATENATE(&quot;/G&quot;;[.B775];&quot;.&quot;;[.D775])); IF([.E775]=&quot;&quot;;&quot;&quot;;CONCATENATE(&quot;/R&quot;;[.E775])); IF([.F775]=&quot;&quot;;&quot;&quot;;CONCATENATE(&quot;/G&quot;;[.B775];&quot;.&quot;;[.D775];&quot;.&quot;;[.F775])); IF([.G775]=&quot;&quot;;&quot;&quot;;CONCATENATE(&quot;/R&quot;;[.G775])); IF([.H775]=&quot;&quot;;&quot;&quot;;CONCATENATE(&quot;/G&quot;;[.B775];&quot;.&quot;;[.D775];&quot;.&quot;;[.F775];&quot;.&quot;;[.H775])); IF([.I775]=&quot;&quot;;&quot;&quot;;CONCATENATE(&quot;/R&quot;;[.I775]));IF([.J775]=&quot;&quot;;&quot;&quot;;CONCATENATE(&quot;/G&quot;;[.B775];&quot;.&quot;;[.D775];&quot;.&quot;;[.F775];&quot;.&quot;;[.H775]; &quot;.&quot;;[.J775])); IF([.K775]=&quot;&quot;;&quot;&quot;;CONCATENATE(&quot;/R&quot;;[.K775])))" table:style-name="ce1">
            <text:p>C57/G1/G1.1/R1</text:p>
          </table:table-cell>
          <table:table-cell office:value-type="string" table:style-name="ce1">
            <text:p>CRITERION.OTHER.EO_DATA.SHELTERED_WORKSHOP</text:p>
          </table:table-cell>
          <table:table-cell office:value-type="string" table:style-name="ce12">
            <text:p>4e552658-d532-4770-943b-b90efcc9788d</text:p>
          </table:table-cell>
          <table:table-cell office:value-type="string" table:style-name="ce1">
            <text:p>What is the corresponding percentage of disabled or disadvantaged workers?</text:p>
          </table:table-cell>
          <table:table-cell table:style-name="ce1"/>
          <table:table-cell table:style-name="ce7"/>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7/G1/G1.1/R2" table:formula="of:=CONCATENATE(IF([.A776]=&quot;&quot;;&quot;&quot;;CONCATENATE(&quot;C&quot;; [.A776]));IF([.B776]=&quot;&quot;;&quot;&quot;;CONCATENATE(&quot;/G&quot;;[.B776]));IF([.C776]=&quot;&quot;;&quot;&quot;;CONCATENATE(&quot;/R&quot;;[.C776])); IF([.D776]=&quot;&quot;;&quot;&quot;;CONCATENATE(&quot;/G&quot;;[.B776];&quot;.&quot;;[.D776])); IF([.E776]=&quot;&quot;;&quot;&quot;;CONCATENATE(&quot;/R&quot;;[.E776])); IF([.F776]=&quot;&quot;;&quot;&quot;;CONCATENATE(&quot;/G&quot;;[.B776];&quot;.&quot;;[.D776];&quot;.&quot;;[.F776])); IF([.G776]=&quot;&quot;;&quot;&quot;;CONCATENATE(&quot;/R&quot;;[.G776])); IF([.H776]=&quot;&quot;;&quot;&quot;;CONCATENATE(&quot;/G&quot;;[.B776];&quot;.&quot;;[.D776];&quot;.&quot;;[.F776];&quot;.&quot;;[.H776])); IF([.I776]=&quot;&quot;;&quot;&quot;;CONCATENATE(&quot;/R&quot;;[.I776]));IF([.J776]=&quot;&quot;;&quot;&quot;;CONCATENATE(&quot;/G&quot;;[.B776];&quot;.&quot;;[.D776];&quot;.&quot;;[.F776];&quot;.&quot;;[.H776]; &quot;.&quot;;[.J776])); IF([.K776]=&quot;&quot;;&quot;&quot;;CONCATENATE(&quot;/R&quot;;[.K776])))" table:style-name="ce1">
            <text:p>C57/G1/G1.1/R2</text:p>
          </table:table-cell>
          <table:table-cell office:value-type="string" table:style-name="ce1">
            <text:p>CRITERION.OTHER.EO_DATA.SHELTERED_WORKSHOP</text:p>
          </table:table-cell>
          <table:table-cell office:value-type="string" table:style-name="ce1">
            <text:p>e01d0929-c7a9-455a-aaf9-e1f7cd966336</text:p>
          </table:table-cell>
          <table:table-cell office:value-type="string" table:style-name="ce1">
            <text:p>If required, please provide details on whether the employees concerned belong to a specific category of disabled or disadvantaged workers?</text:p>
          </table:table-cell>
          <table:table-cell table:style-name="ce1"/>
          <table:table-cell table:style-name="ce7"/>
          <table:table-cell table:number-columns-repeated="16367"/>
        </table:table-row>
        <table:table-row table:style-name="ro1">
          <table:table-cell office:value-type="float" office:value="58" table:style-name="ce9">
            <text:p>58</text:p>
          </table:table-cell>
          <table:table-cell table:number-columns-repeated="10" table:style-name="ce9"/>
          <table:table-cell office:value-type="string" office:string-value="C58" table:formula="of:=CONCATENATE(IF([.A777]=&quot;&quot;;&quot;&quot;;CONCATENATE(&quot;C&quot;; [.A777]));IF([.B777]=&quot;&quot;;&quot;&quot;;CONCATENATE(&quot;/G&quot;;[.B777]));IF([.C777]=&quot;&quot;;&quot;&quot;;CONCATENATE(&quot;/R&quot;;[.C777])); IF([.D777]=&quot;&quot;;&quot;&quot;;CONCATENATE(&quot;/G&quot;;[.B777];&quot;.&quot;;[.D777])); IF([.E777]=&quot;&quot;;&quot;&quot;;CONCATENATE(&quot;/R&quot;;[.E777])); IF([.F777]=&quot;&quot;;&quot;&quot;;CONCATENATE(&quot;/G&quot;;[.B777];&quot;.&quot;;[.D777];&quot;.&quot;;[.F777])); IF([.G777]=&quot;&quot;;&quot;&quot;;CONCATENATE(&quot;/R&quot;;[.G777])); IF([.H777]=&quot;&quot;;&quot;&quot;;CONCATENATE(&quot;/G&quot;;[.B777];&quot;.&quot;;[.D777];&quot;.&quot;;[.F777];&quot;.&quot;;[.H777])); IF([.I777]=&quot;&quot;;&quot;&quot;;CONCATENATE(&quot;/R&quot;;[.I777]));IF([.J777]=&quot;&quot;;&quot;&quot;;CONCATENATE(&quot;/G&quot;;[.B777];&quot;.&quot;;[.D777];&quot;.&quot;;[.F777];&quot;.&quot;;[.H777]; &quot;.&quot;;[.J777])); IF([.K777]=&quot;&quot;;&quot;&quot;;CONCATENATE(&quot;/R&quot;;[.K777])))" table:style-name="ce9">
            <text:p>C58</text:p>
          </table:table-cell>
          <table:table-cell office:value-type="string" table:style-name="ce9">
            <text:p>CRITERION.OTHER.EO_DATA.REGISTERED_IN_OFFICIAL_LIST</text:p>
          </table:table-cell>
          <table:table-cell office:value-type="string" table:style-name="ce9">
            <text:p>9b19e869-6c89-4cc4-bd6c-ac9ca8602165</text:p>
          </table:table-cell>
          <table:table-cell office:value-type="string" table:style-name="ce9">
            <text:p>If applicable, is the economic operator registered on an official list of approved economic operators or does it have an equivalent certificate (e.g. under a national (pre)qualification system)?</text:p>
          </table:table-cell>
          <table:table-cell table:style-name="ce9"/>
          <table:table-cell table:style-name="ce10"/>
          <table:table-cell table:number-columns-repeated="16367" table:style-name="ce9"/>
        </table:table-row>
        <table:table-row table:style-name="ro1">
          <table:table-cell office:value-type="float" office:value="58" table:style-name="ce13">
            <text:p>58</text:p>
          </table:table-cell>
          <table:table-cell office:value-type="float" office:value="1" table:style-name="ce13">
            <text:p>1</text:p>
          </table:table-cell>
          <table:table-cell table:number-columns-repeated="9" table:style-name="ce13"/>
          <table:table-cell office:value-type="string" office:string-value="C58/G1" table:formula="of:=CONCATENATE(IF([.A778]=&quot;&quot;;&quot;&quot;;CONCATENATE(&quot;C&quot;; [.A778]));IF([.B778]=&quot;&quot;;&quot;&quot;;CONCATENATE(&quot;/G&quot;;[.B778]));IF([.C778]=&quot;&quot;;&quot;&quot;;CONCATENATE(&quot;/R&quot;;[.C778])); IF([.D778]=&quot;&quot;;&quot;&quot;;CONCATENATE(&quot;/G&quot;;[.B778];&quot;.&quot;;[.D778])); IF([.E778]=&quot;&quot;;&quot;&quot;;CONCATENATE(&quot;/R&quot;;[.E778])); IF([.F778]=&quot;&quot;;&quot;&quot;;CONCATENATE(&quot;/G&quot;;[.B778];&quot;.&quot;;[.D778];&quot;.&quot;;[.F778])); IF([.G778]=&quot;&quot;;&quot;&quot;;CONCATENATE(&quot;/R&quot;;[.G778])); IF([.H778]=&quot;&quot;;&quot;&quot;;CONCATENATE(&quot;/G&quot;;[.B778];&quot;.&quot;;[.D778];&quot;.&quot;;[.F778];&quot;.&quot;;[.H778])); IF([.I778]=&quot;&quot;;&quot;&quot;;CONCATENATE(&quot;/R&quot;;[.I778]));IF([.J778]=&quot;&quot;;&quot;&quot;;CONCATENATE(&quot;/G&quot;;[.B778];&quot;.&quot;;[.D778];&quot;.&quot;;[.F778];&quot;.&quot;;[.H778]; &quot;.&quot;;[.J778])); IF([.K778]=&quot;&quot;;&quot;&quot;;CONCATENATE(&quot;/R&quot;;[.K778])))" table:style-name="ce13">
            <text:p>C58/G1</text:p>
          </table:table-cell>
          <table:table-cell office:value-type="string" table:style-name="ce13">
            <text:p>CRITERION.OTHER.EO_DATA.REGISTERED_IN_OFFICIAL_LIST</text:p>
          </table:table-cell>
          <table:table-cell office:value-type="string" table:style-name="ce13">
            <text:p>64162276-7014-408f-a9af-080426bfe1fd</text:p>
          </table:table-cell>
          <table:table-cell table:number-columns-repeated="2" table:style-name="ce13"/>
          <table:table-cell office:value-type="string" table:style-name="ce8">
            <text:p>outer (redundant) requirement group removed</text:p>
          </table:table-cell>
          <table:table-cell table:number-columns-repeated="16367" table:style-name="ce13"/>
        </table:table-row>
        <table:table-row table:style-name="ro1">
          <table:table-cell office:value-type="float" office:value="58" table:style-name="ce13">
            <text:p>58</text:p>
          </table:table-cell>
          <table:table-cell office:value-type="float" office:value="1" table:style-name="ce13">
            <text:p>1</text:p>
          </table:table-cell>
          <table:table-cell office:value-type="float" office:value="1" table:style-name="ce13">
            <text:p>1</text:p>
          </table:table-cell>
          <table:table-cell table:number-columns-repeated="8" table:style-name="ce13"/>
          <table:table-cell office:value-type="string" office:string-value="C58/G1/R1" table:formula="of:=CONCATENATE(IF([.A779]=&quot;&quot;;&quot;&quot;;CONCATENATE(&quot;C&quot;; [.A779]));IF([.B779]=&quot;&quot;;&quot;&quot;;CONCATENATE(&quot;/G&quot;;[.B779]));IF([.C779]=&quot;&quot;;&quot;&quot;;CONCATENATE(&quot;/R&quot;;[.C779])); IF([.D779]=&quot;&quot;;&quot;&quot;;CONCATENATE(&quot;/G&quot;;[.B779];&quot;.&quot;;[.D779])); IF([.E779]=&quot;&quot;;&quot;&quot;;CONCATENATE(&quot;/R&quot;;[.E779])); IF([.F779]=&quot;&quot;;&quot;&quot;;CONCATENATE(&quot;/G&quot;;[.B779];&quot;.&quot;;[.D779];&quot;.&quot;;[.F779])); IF([.G779]=&quot;&quot;;&quot;&quot;;CONCATENATE(&quot;/R&quot;;[.G779])); IF([.H779]=&quot;&quot;;&quot;&quot;;CONCATENATE(&quot;/G&quot;;[.B779];&quot;.&quot;;[.D779];&quot;.&quot;;[.F779];&quot;.&quot;;[.H779])); IF([.I779]=&quot;&quot;;&quot;&quot;;CONCATENATE(&quot;/R&quot;;[.I779]));IF([.J779]=&quot;&quot;;&quot;&quot;;CONCATENATE(&quot;/G&quot;;[.B779];&quot;.&quot;;[.D779];&quot;.&quot;;[.F779];&quot;.&quot;;[.H779]; &quot;.&quot;;[.J779])); IF([.K779]=&quot;&quot;;&quot;&quot;;CONCATENATE(&quot;/R&quot;;[.K779])))" table:style-name="ce13">
            <text:p>C58/G1/R1</text:p>
          </table:table-cell>
          <table:table-cell office:value-type="string" table:style-name="ce13">
            <text:p>CRITERION.OTHER.EO_DATA.REGISTERED_IN_OFFICIAL_LIST</text:p>
          </table:table-cell>
          <table:table-cell office:value-type="string" table:style-name="ce13">
            <text:p>67fd1dde-2a0a-486e-9469-79c78796fc22</text:p>
          </table:table-cell>
          <table:table-cell office:value-type="string" table:style-name="ce13">
            <text:p>Not applicable</text:p>
          </table:table-cell>
          <table:table-cell table:style-name="ce13"/>
          <table:table-cell office:value-type="string" table:style-name="ce8">
            <text:p>unnecessary requirement removed</text:p>
          </table:table-cell>
          <table:table-cell table:number-columns-repeated="16367" table:style-name="ce13"/>
        </table:table-row>
        <table:table-row table:style-name="ro1">
          <table:table-cell office:value-type="float" office:value="58" table:style-name="ce11">
            <text:p>58</text:p>
          </table:table-cell>
          <table:table-cell office:value-type="float" office:value="1" table:style-name="ce1">
            <text:p>1</text:p>
          </table:table-cell>
          <table:table-cell table:number-columns-repeated="9" table:style-name="ce1"/>
          <table:table-cell office:value-type="string" office:string-value="C58/G1" table:formula="of:=CONCATENATE(IF([.A780]=&quot;&quot;;&quot;&quot;;CONCATENATE(&quot;C&quot;; [.A780]));IF([.B780]=&quot;&quot;;&quot;&quot;;CONCATENATE(&quot;/G&quot;;[.B780]));IF([.C780]=&quot;&quot;;&quot;&quot;;CONCATENATE(&quot;/R&quot;;[.C780])); IF([.D780]=&quot;&quot;;&quot;&quot;;CONCATENATE(&quot;/G&quot;;[.B780];&quot;.&quot;;[.D780])); IF([.E780]=&quot;&quot;;&quot;&quot;;CONCATENATE(&quot;/R&quot;;[.E780])); IF([.F780]=&quot;&quot;;&quot;&quot;;CONCATENATE(&quot;/G&quot;;[.B780];&quot;.&quot;;[.D780];&quot;.&quot;;[.F780])); IF([.G780]=&quot;&quot;;&quot;&quot;;CONCATENATE(&quot;/R&quot;;[.G780])); IF([.H780]=&quot;&quot;;&quot;&quot;;CONCATENATE(&quot;/G&quot;;[.B780];&quot;.&quot;;[.D780];&quot;.&quot;;[.F780];&quot;.&quot;;[.H780])); IF([.I780]=&quot;&quot;;&quot;&quot;;CONCATENATE(&quot;/R&quot;;[.I780]));IF([.J780]=&quot;&quot;;&quot;&quot;;CONCATENATE(&quot;/G&quot;;[.B780];&quot;.&quot;;[.D780];&quot;.&quot;;[.F780];&quot;.&quot;;[.H780]; &quot;.&quot;;[.J780])); IF([.K780]=&quot;&quot;;&quot;&quot;;CONCATENATE(&quot;/R&quot;;[.K780])))" table:style-name="ce1">
            <text:p>C58/G1</text:p>
          </table:table-cell>
          <table:table-cell office:value-type="string" table:style-name="ce1">
            <text:p>CRITERION.OTHER.EO_DATA.REGISTERED_IN_OFFICIAL_LIST</text:p>
          </table:table-cell>
          <table:table-cell office:value-type="string" table:style-name="ce1">
            <text:p>ecb5127b-9018-4fb8-8327-a6a7a2c73195</text:p>
          </table:table-cell>
          <table:table-cell table:number-columns-repeated="2" table:style-name="ce1"/>
          <table:table-cell office:value-type="string" table:style-name="ce7">
            <text:p>changed level of element; removed PI</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office:value-type="float" office:value="1" table:style-name="ce7">
            <text:p>1</text:p>
          </table:table-cell>
          <table:table-cell table:number-columns-repeated="8" table:style-name="ce1"/>
          <table:table-cell office:value-type="string" office:string-value="C58/G1/R1" table:formula="of:=CONCATENATE(IF([.A781]=&quot;&quot;;&quot;&quot;;CONCATENATE(&quot;C&quot;; [.A781]));IF([.B781]=&quot;&quot;;&quot;&quot;;CONCATENATE(&quot;/G&quot;;[.B781]));IF([.C781]=&quot;&quot;;&quot;&quot;;CONCATENATE(&quot;/R&quot;;[.C781])); IF([.D781]=&quot;&quot;;&quot;&quot;;CONCATENATE(&quot;/G&quot;;[.B781];&quot;.&quot;;[.D781])); IF([.E781]=&quot;&quot;;&quot;&quot;;CONCATENATE(&quot;/R&quot;;[.E781])); IF([.F781]=&quot;&quot;;&quot;&quot;;CONCATENATE(&quot;/G&quot;;[.B781];&quot;.&quot;;[.D781];&quot;.&quot;;[.F781])); IF([.G781]=&quot;&quot;;&quot;&quot;;CONCATENATE(&quot;/R&quot;;[.G781])); IF([.H781]=&quot;&quot;;&quot;&quot;;CONCATENATE(&quot;/G&quot;;[.B781];&quot;.&quot;;[.D781];&quot;.&quot;;[.F781];&quot;.&quot;;[.H781])); IF([.I781]=&quot;&quot;;&quot;&quot;;CONCATENATE(&quot;/R&quot;;[.I781]));IF([.J781]=&quot;&quot;;&quot;&quot;;CONCATENATE(&quot;/G&quot;;[.B781];&quot;.&quot;;[.D781];&quot;.&quot;;[.F781];&quot;.&quot;;[.H781]; &quot;.&quot;;[.J781])); IF([.K781]=&quot;&quot;;&quot;&quot;;CONCATENATE(&quot;/R&quot;;[.K781])))" table:style-name="ce1">
            <text:p>C58/G1/R1</text:p>
          </table:table-cell>
          <table:table-cell office:value-type="string" table:style-name="ce1">
            <text:p>CRITERION.OTHER.EO_DATA.REGISTERED_IN_OFFICIAL_LIST</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 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table:number-columns-repeated="7" table:style-name="ce1"/>
          <table:table-cell office:value-type="string" office:string-value="C58/G1/G1.1" table:formula="of:=CONCATENATE(IF([.A782]=&quot;&quot;;&quot;&quot;;CONCATENATE(&quot;C&quot;; [.A782]));IF([.B782]=&quot;&quot;;&quot;&quot;;CONCATENATE(&quot;/G&quot;;[.B782]));IF([.C782]=&quot;&quot;;&quot;&quot;;CONCATENATE(&quot;/R&quot;;[.C782])); IF([.D782]=&quot;&quot;;&quot;&quot;;CONCATENATE(&quot;/G&quot;;[.B782];&quot;.&quot;;[.D782])); IF([.E782]=&quot;&quot;;&quot;&quot;;CONCATENATE(&quot;/R&quot;;[.E782])); IF([.F782]=&quot;&quot;;&quot;&quot;;CONCATENATE(&quot;/G&quot;;[.B782];&quot;.&quot;;[.D782];&quot;.&quot;;[.F782])); IF([.G782]=&quot;&quot;;&quot;&quot;;CONCATENATE(&quot;/R&quot;;[.G782])); IF([.H782]=&quot;&quot;;&quot;&quot;;CONCATENATE(&quot;/G&quot;;[.B782];&quot;.&quot;;[.D782];&quot;.&quot;;[.F782];&quot;.&quot;;[.H782])); IF([.I782]=&quot;&quot;;&quot;&quot;;CONCATENATE(&quot;/R&quot;;[.I782]));IF([.J782]=&quot;&quot;;&quot;&quot;;CONCATENATE(&quot;/G&quot;;[.B782];&quot;.&quot;;[.D782];&quot;.&quot;;[.F782];&quot;.&quot;;[.H782]; &quot;.&quot;;[.J782])); IF([.K782]=&quot;&quot;;&quot;&quot;;CONCATENATE(&quot;/R&quot;;[.K782])))" table:style-name="ce1">
            <text:p>C58/G1/G1.1</text:p>
          </table:table-cell>
          <table:table-cell office:value-type="string" table:style-name="ce1">
            <text:p>CRITERION.OTHER.EO_DATA.REGISTERED_IN_OFFICIAL_LIST</text:p>
          </table:table-cell>
          <table:table-cell office:value-type="string" table:style-name="ce1">
            <text:p>dc4acf0c-c761-40d0-b031-4ee1f224be5c</text:p>
          </table:table-cell>
          <table:table-cell table:style-name="ce1"/>
          <table:table-cell office:value-type="string" table:style-name="ce1">
            <text:p>GROUP_FULFILLED.ON_TRUE</text:p>
          </table:table-cell>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office:value-type="float" office:value="1" table:style-name="ce7">
            <text:p>1</text:p>
          </table:table-cell>
          <table:table-cell table:number-columns-repeated="6" table:style-name="ce1"/>
          <table:table-cell office:value-type="string" office:string-value="C58/G1/G1.1/R1" table:formula="of:=CONCATENATE(IF([.A783]=&quot;&quot;;&quot;&quot;;CONCATENATE(&quot;C&quot;; [.A783]));IF([.B783]=&quot;&quot;;&quot;&quot;;CONCATENATE(&quot;/G&quot;;[.B783]));IF([.C783]=&quot;&quot;;&quot;&quot;;CONCATENATE(&quot;/R&quot;;[.C783])); IF([.D783]=&quot;&quot;;&quot;&quot;;CONCATENATE(&quot;/G&quot;;[.B783];&quot;.&quot;;[.D783])); IF([.E783]=&quot;&quot;;&quot;&quot;;CONCATENATE(&quot;/R&quot;;[.E783])); IF([.F783]=&quot;&quot;;&quot;&quot;;CONCATENATE(&quot;/G&quot;;[.B783];&quot;.&quot;;[.D783];&quot;.&quot;;[.F783])); IF([.G783]=&quot;&quot;;&quot;&quot;;CONCATENATE(&quot;/R&quot;;[.G783])); IF([.H783]=&quot;&quot;;&quot;&quot;;CONCATENATE(&quot;/G&quot;;[.B783];&quot;.&quot;;[.D783];&quot;.&quot;;[.F783];&quot;.&quot;;[.H783])); IF([.I783]=&quot;&quot;;&quot;&quot;;CONCATENATE(&quot;/R&quot;;[.I783]));IF([.J783]=&quot;&quot;;&quot;&quot;;CONCATENATE(&quot;/G&quot;;[.B783];&quot;.&quot;;[.D783];&quot;.&quot;;[.F783];&quot;.&quot;;[.H783]; &quot;.&quot;;[.J783])); IF([.K783]=&quot;&quot;;&quot;&quot;;CONCATENATE(&quot;/R&quot;;[.K783])))" table:style-name="ce1">
            <text:p>C58/G1/G1.1/R1</text:p>
          </table:table-cell>
          <table:table-cell office:value-type="string" table:style-name="ce1">
            <text:p>CRITERION.OTHER.EO_DATA.REGISTERED_IN_OFFICIAL_LIST</text:p>
          </table:table-cell>
          <table:table-cell office:value-type="string" table:style-name="ce1">
            <text:p>30064ad3-fc11-4579-8528-fdd0b9a5ba75</text:p>
          </table:table-cell>
          <table:table-cell office:value-type="string" table:style-name="ce1">
            <text:p>a) Please provide the relevant registration or certification number, if applicabl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office:value-type="float" office:value="2" table:style-name="ce7">
            <text:p>2</text:p>
          </table:table-cell>
          <table:table-cell table:number-columns-repeated="6" table:style-name="ce1"/>
          <table:table-cell office:value-type="string" office:string-value="C58/G1/G1.1/R2" table:formula="of:=CONCATENATE(IF([.A784]=&quot;&quot;;&quot;&quot;;CONCATENATE(&quot;C&quot;; [.A784]));IF([.B784]=&quot;&quot;;&quot;&quot;;CONCATENATE(&quot;/G&quot;;[.B784]));IF([.C784]=&quot;&quot;;&quot;&quot;;CONCATENATE(&quot;/R&quot;;[.C784])); IF([.D784]=&quot;&quot;;&quot;&quot;;CONCATENATE(&quot;/G&quot;;[.B784];&quot;.&quot;;[.D784])); IF([.E784]=&quot;&quot;;&quot;&quot;;CONCATENATE(&quot;/R&quot;;[.E784])); IF([.F784]=&quot;&quot;;&quot;&quot;;CONCATENATE(&quot;/G&quot;;[.B784];&quot;.&quot;;[.D784];&quot;.&quot;;[.F784])); IF([.G784]=&quot;&quot;;&quot;&quot;;CONCATENATE(&quot;/R&quot;;[.G784])); IF([.H784]=&quot;&quot;;&quot;&quot;;CONCATENATE(&quot;/G&quot;;[.B784];&quot;.&quot;;[.D784];&quot;.&quot;;[.F784];&quot;.&quot;;[.H784])); IF([.I784]=&quot;&quot;;&quot;&quot;;CONCATENATE(&quot;/R&quot;;[.I784]));IF([.J784]=&quot;&quot;;&quot;&quot;;CONCATENATE(&quot;/G&quot;;[.B784];&quot;.&quot;;[.D784];&quot;.&quot;;[.F784];&quot;.&quot;;[.H784]; &quot;.&quot;;[.J784])); IF([.K784]=&quot;&quot;;&quot;&quot;;CONCATENATE(&quot;/R&quot;;[.K784])))" table:style-name="ce1">
            <text:p>C58/G1/G1.1/R2</text:p>
          </table:table-cell>
          <table:table-cell office:value-type="string" table:style-name="ce1">
            <text:p>CRITERION.OTHER.EO_DATA.REGISTERED_IN_OFFICIAL_LIST</text:p>
          </table:table-cell>
          <table:table-cell office:value-type="string" table:style-name="ce1">
            <text:p>b3403349-cbc0-4d84-879e-fc0f2d90ecbd</text:p>
          </table:table-cell>
          <table:table-cell office:value-type="string" table:style-name="ce1">
            <text:p>b) If the certificate of registration or certification is available electronically, please stat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office:value-type="float" office:value="3" table:style-name="ce7">
            <text:p>3</text:p>
          </table:table-cell>
          <table:table-cell table:number-columns-repeated="6" table:style-name="ce1"/>
          <table:table-cell office:value-type="string" office:string-value="C58/G1/G1.1/R3" table:formula="of:=CONCATENATE(IF([.A785]=&quot;&quot;;&quot;&quot;;CONCATENATE(&quot;C&quot;; [.A785]));IF([.B785]=&quot;&quot;;&quot;&quot;;CONCATENATE(&quot;/G&quot;;[.B785]));IF([.C785]=&quot;&quot;;&quot;&quot;;CONCATENATE(&quot;/R&quot;;[.C785])); IF([.D785]=&quot;&quot;;&quot;&quot;;CONCATENATE(&quot;/G&quot;;[.B785];&quot;.&quot;;[.D785])); IF([.E785]=&quot;&quot;;&quot;&quot;;CONCATENATE(&quot;/R&quot;;[.E785])); IF([.F785]=&quot;&quot;;&quot;&quot;;CONCATENATE(&quot;/G&quot;;[.B785];&quot;.&quot;;[.D785];&quot;.&quot;;[.F785])); IF([.G785]=&quot;&quot;;&quot;&quot;;CONCATENATE(&quot;/R&quot;;[.G785])); IF([.H785]=&quot;&quot;;&quot;&quot;;CONCATENATE(&quot;/G&quot;;[.B785];&quot;.&quot;;[.D785];&quot;.&quot;;[.F785];&quot;.&quot;;[.H785])); IF([.I785]=&quot;&quot;;&quot;&quot;;CONCATENATE(&quot;/R&quot;;[.I785]));IF([.J785]=&quot;&quot;;&quot;&quot;;CONCATENATE(&quot;/G&quot;;[.B785];&quot;.&quot;;[.D785];&quot;.&quot;;[.F785];&quot;.&quot;;[.H785]; &quot;.&quot;;[.J785])); IF([.K785]=&quot;&quot;;&quot;&quot;;CONCATENATE(&quot;/R&quot;;[.K785])))" table:style-name="ce1">
            <text:p>C58/G1/G1.1/R3</text:p>
          </table:table-cell>
          <table:table-cell office:value-type="string" table:style-name="ce1">
            <text:p>CRITERION.OTHER.EO_DATA.REGISTERED_IN_OFFICIAL_LIST</text:p>
          </table:table-cell>
          <table:table-cell office:value-type="string" table:style-name="ce1">
            <text:p>792ff522-6f3f-4a62-ab6e-a8b272bc290e</text:p>
          </table:table-cell>
          <table:table-cell office:value-type="string" table:style-name="ce1">
            <text:p>c) Please state the references on which the registration or certification is based, and, where applicable, the classification obtained in the official list:</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table:style-name="ce1"/>
          <table:table-cell office:value-type="float" office:value="1" table:style-name="ce7">
            <text:p>1</text:p>
          </table:table-cell>
          <table:table-cell table:number-columns-repeated="5" table:style-name="ce1"/>
          <table:table-cell office:value-type="string" office:string-value="C58/G1/G1.1/G1.1.1" table:formula="of:=CONCATENATE(IF([.A786]=&quot;&quot;;&quot;&quot;;CONCATENATE(&quot;C&quot;; [.A786]));IF([.B786]=&quot;&quot;;&quot;&quot;;CONCATENATE(&quot;/G&quot;;[.B786]));IF([.C786]=&quot;&quot;;&quot;&quot;;CONCATENATE(&quot;/R&quot;;[.C786])); IF([.D786]=&quot;&quot;;&quot;&quot;;CONCATENATE(&quot;/G&quot;;[.B786];&quot;.&quot;;[.D786])); IF([.E786]=&quot;&quot;;&quot;&quot;;CONCATENATE(&quot;/R&quot;;[.E786])); IF([.F786]=&quot;&quot;;&quot;&quot;;CONCATENATE(&quot;/G&quot;;[.B786];&quot;.&quot;;[.D786];&quot;.&quot;;[.F786])); IF([.G786]=&quot;&quot;;&quot;&quot;;CONCATENATE(&quot;/R&quot;;[.G786])); IF([.H786]=&quot;&quot;;&quot;&quot;;CONCATENATE(&quot;/G&quot;;[.B786];&quot;.&quot;;[.D786];&quot;.&quot;;[.F786];&quot;.&quot;;[.H786])); IF([.I786]=&quot;&quot;;&quot;&quot;;CONCATENATE(&quot;/R&quot;;[.I786]));IF([.J786]=&quot;&quot;;&quot;&quot;;CONCATENATE(&quot;/G&quot;;[.B786];&quot;.&quot;;[.D786];&quot;.&quot;;[.F786];&quot;.&quot;;[.H786]; &quot;.&quot;;[.J786])); IF([.K786]=&quot;&quot;;&quot;&quot;;CONCATENATE(&quot;/R&quot;;[.K786])))" table:style-name="ce1">
            <text:p>C58/G1/G1.1/G1.1.1</text:p>
          </table:table-cell>
          <table:table-cell office:value-type="string" table:style-name="ce1">
            <text:p>CRITERION.OTHER.EO_DATA.REGISTERED_IN_OFFICIAL_LIST</text:p>
          </table:table-cell>
          <table:table-cell office:value-type="string" table:style-name="ce1">
            <text:p>92e44d3b-af8e-4a29-91a8-24d27aa27fee</text:p>
          </table:table-cell>
          <table:table-cell table:number-columns-repeated="2"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table:style-name="ce1"/>
          <table:table-cell office:value-type="float" office:value="1" table:style-name="ce7">
            <text:p>1</text:p>
          </table:table-cell>
          <table:table-cell office:value-type="float" office:value="1" table:style-name="ce7">
            <text:p>1</text:p>
          </table:table-cell>
          <table:table-cell table:number-columns-repeated="4" table:style-name="ce1"/>
          <table:table-cell office:value-type="string" office:string-value="C58/G1/G1.1/G1.1.1/R1" table:formula="of:=CONCATENATE(IF([.A787]=&quot;&quot;;&quot;&quot;;CONCATENATE(&quot;C&quot;; [.A787]));IF([.B787]=&quot;&quot;;&quot;&quot;;CONCATENATE(&quot;/G&quot;;[.B787]));IF([.C787]=&quot;&quot;;&quot;&quot;;CONCATENATE(&quot;/R&quot;;[.C787])); IF([.D787]=&quot;&quot;;&quot;&quot;;CONCATENATE(&quot;/G&quot;;[.B787];&quot;.&quot;;[.D787])); IF([.E787]=&quot;&quot;;&quot;&quot;;CONCATENATE(&quot;/R&quot;;[.E787])); IF([.F787]=&quot;&quot;;&quot;&quot;;CONCATENATE(&quot;/G&quot;;[.B787];&quot;.&quot;;[.D787];&quot;.&quot;;[.F787])); IF([.G787]=&quot;&quot;;&quot;&quot;;CONCATENATE(&quot;/R&quot;;[.G787])); IF([.H787]=&quot;&quot;;&quot;&quot;;CONCATENATE(&quot;/G&quot;;[.B787];&quot;.&quot;;[.D787];&quot;.&quot;;[.F787];&quot;.&quot;;[.H787])); IF([.I787]=&quot;&quot;;&quot;&quot;;CONCATENATE(&quot;/R&quot;;[.I787]));IF([.J787]=&quot;&quot;;&quot;&quot;;CONCATENATE(&quot;/G&quot;;[.B787];&quot;.&quot;;[.D787];&quot;.&quot;;[.F787];&quot;.&quot;;[.H787]; &quot;.&quot;;[.J787])); IF([.K787]=&quot;&quot;;&quot;&quot;;CONCATENATE(&quot;/R&quot;;[.K787])))" table:style-name="ce1">
            <text:p>C58/G1/G1.1/G1.1.1/R1</text:p>
          </table:table-cell>
          <table:table-cell office:value-type="string" table:style-name="ce1">
            <text:p>CRITERION.OTHER.EO_DATA.REGISTERED_IN_OFFICIAL_LIST</text:p>
          </table:table-cell>
          <table:table-cell office:value-type="string" table:style-name="ce1">
            <text:p>d9996ef5-49f9-4cf8-a2f5-31c9f4efd894</text:p>
          </table:table-cell>
          <table:table-cell office:value-type="string" table:style-name="ce1">
            <text:p>d) Does the registration or certification cover all of the required selection criteria?</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2" table:style-name="ce7">
            <text:p>2</text:p>
          </table:table-cell>
          <table:table-cell table:number-columns-repeated="7" table:style-name="ce1"/>
          <table:table-cell office:value-type="string" office:string-value="C58/G1/G1.2" table:formula="of:=CONCATENATE(IF([.A788]=&quot;&quot;;&quot;&quot;;CONCATENATE(&quot;C&quot;; [.A788]));IF([.B788]=&quot;&quot;;&quot;&quot;;CONCATENATE(&quot;/G&quot;;[.B788]));IF([.C788]=&quot;&quot;;&quot;&quot;;CONCATENATE(&quot;/R&quot;;[.C788])); IF([.D788]=&quot;&quot;;&quot;&quot;;CONCATENATE(&quot;/G&quot;;[.B788];&quot;.&quot;;[.D788])); IF([.E788]=&quot;&quot;;&quot;&quot;;CONCATENATE(&quot;/R&quot;;[.E788])); IF([.F788]=&quot;&quot;;&quot;&quot;;CONCATENATE(&quot;/G&quot;;[.B788];&quot;.&quot;;[.D788];&quot;.&quot;;[.F788])); IF([.G788]=&quot;&quot;;&quot;&quot;;CONCATENATE(&quot;/R&quot;;[.G788])); IF([.H788]=&quot;&quot;;&quot;&quot;;CONCATENATE(&quot;/G&quot;;[.B788];&quot;.&quot;;[.D788];&quot;.&quot;;[.F788];&quot;.&quot;;[.H788])); IF([.I788]=&quot;&quot;;&quot;&quot;;CONCATENATE(&quot;/R&quot;;[.I788]));IF([.J788]=&quot;&quot;;&quot;&quot;;CONCATENATE(&quot;/G&quot;;[.B788];&quot;.&quot;;[.D788];&quot;.&quot;;[.F788];&quot;.&quot;;[.H788]; &quot;.&quot;;[.J788])); IF([.K788]=&quot;&quot;;&quot;&quot;;CONCATENATE(&quot;/R&quot;;[.K788])))" table:style-name="ce1">
            <text:p>C58/G1/G1.2</text:p>
          </table:table-cell>
          <table:table-cell office:value-type="string" table:style-name="ce1">
            <text:p>CRITERION.OTHER.EO_DATA.REGISTERED_IN_OFFICIAL_LIST</text:p>
          </table:table-cell>
          <table:table-cell office:value-type="string" table:style-name="ce1">
            <text:p>59e6f3ef-15cd-4e21-82ac-ea497ccd44e2</text:p>
          </table:table-cell>
          <table:table-cell table:style-name="ce1"/>
          <table:table-cell office:value-type="string" table:style-name="ce1">
            <text:p>GROUP_FULFILLED.ON_FALSE</text:p>
          </table:table-cell>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2" table:style-name="ce7">
            <text:p>2</text:p>
          </table:table-cell>
          <table:table-cell office:value-type="float" office:value="1" table:style-name="ce7">
            <text:p>1</text:p>
          </table:table-cell>
          <table:table-cell table:number-columns-repeated="6" table:style-name="ce1"/>
          <table:table-cell office:value-type="string" office:string-value="C58/G1/G1.2/R1" table:formula="of:=CONCATENATE(IF([.A789]=&quot;&quot;;&quot;&quot;;CONCATENATE(&quot;C&quot;; [.A789]));IF([.B789]=&quot;&quot;;&quot;&quot;;CONCATENATE(&quot;/G&quot;;[.B789]));IF([.C789]=&quot;&quot;;&quot;&quot;;CONCATENATE(&quot;/R&quot;;[.C789])); IF([.D789]=&quot;&quot;;&quot;&quot;;CONCATENATE(&quot;/G&quot;;[.B789];&quot;.&quot;;[.D789])); IF([.E789]=&quot;&quot;;&quot;&quot;;CONCATENATE(&quot;/R&quot;;[.E789])); IF([.F789]=&quot;&quot;;&quot;&quot;;CONCATENATE(&quot;/G&quot;;[.B789];&quot;.&quot;;[.D789];&quot;.&quot;;[.F789])); IF([.G789]=&quot;&quot;;&quot;&quot;;CONCATENATE(&quot;/R&quot;;[.G789])); IF([.H789]=&quot;&quot;;&quot;&quot;;CONCATENATE(&quot;/G&quot;;[.B789];&quot;.&quot;;[.D789];&quot;.&quot;;[.F789];&quot;.&quot;;[.H789])); IF([.I789]=&quot;&quot;;&quot;&quot;;CONCATENATE(&quot;/R&quot;;[.I789]));IF([.J789]=&quot;&quot;;&quot;&quot;;CONCATENATE(&quot;/G&quot;;[.B789];&quot;.&quot;;[.D789];&quot;.&quot;;[.F789];&quot;.&quot;;[.H789]; &quot;.&quot;;[.J789])); IF([.K789]=&quot;&quot;;&quot;&quot;;CONCATENATE(&quot;/R&quot;;[.K789])))" table:style-name="ce1">
            <text:p>C58/G1/G1.2/R1</text:p>
          </table:table-cell>
          <table:table-cell office:value-type="string" table:style-name="ce1">
            <text:p>CRITERION.OTHER.EO_DATA.REGISTERED_IN_OFFICIAL_LIST</text:p>
          </table:table-cell>
          <table:table-cell office:value-type="string" table:style-name="ce1">
            <text:p>0e71abd3-198e-49c5-8128-5708617bb191</text:p>
          </table:table-cell>
          <table:table-cell office:value-type="string" table:style-name="ce1">
            <text:p>e) 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2" table:style-name="ce7">
            <text:p>2</text:p>
          </table:table-cell>
          <table:table-cell office:value-type="float" office:value="2" table:style-name="ce7">
            <text:p>2</text:p>
          </table:table-cell>
          <table:table-cell table:number-columns-repeated="6" table:style-name="ce1"/>
          <table:table-cell office:value-type="string" office:string-value="C58/G1/G1.2/R2" table:formula="of:=CONCATENATE(IF([.A790]=&quot;&quot;;&quot;&quot;;CONCATENATE(&quot;C&quot;; [.A790]));IF([.B790]=&quot;&quot;;&quot;&quot;;CONCATENATE(&quot;/G&quot;;[.B790]));IF([.C790]=&quot;&quot;;&quot;&quot;;CONCATENATE(&quot;/R&quot;;[.C790])); IF([.D790]=&quot;&quot;;&quot;&quot;;CONCATENATE(&quot;/G&quot;;[.B790];&quot;.&quot;;[.D790])); IF([.E790]=&quot;&quot;;&quot;&quot;;CONCATENATE(&quot;/R&quot;;[.E790])); IF([.F790]=&quot;&quot;;&quot;&quot;;CONCATENATE(&quot;/G&quot;;[.B790];&quot;.&quot;;[.D790];&quot;.&quot;;[.F790])); IF([.G790]=&quot;&quot;;&quot;&quot;;CONCATENATE(&quot;/R&quot;;[.G790])); IF([.H790]=&quot;&quot;;&quot;&quot;;CONCATENATE(&quot;/G&quot;;[.B790];&quot;.&quot;;[.D790];&quot;.&quot;;[.F790];&quot;.&quot;;[.H790])); IF([.I790]=&quot;&quot;;&quot;&quot;;CONCATENATE(&quot;/R&quot;;[.I790]));IF([.J790]=&quot;&quot;;&quot;&quot;;CONCATENATE(&quot;/G&quot;;[.B790];&quot;.&quot;;[.D790];&quot;.&quot;;[.F790];&quot;.&quot;;[.H790]; &quot;.&quot;;[.J790])); IF([.K790]=&quot;&quot;;&quot;&quot;;CONCATENATE(&quot;/R&quot;;[.K790])))" table:style-name="ce1">
            <text:p>C58/G1/G1.2/R2</text:p>
          </table:table-cell>
          <table:table-cell office:value-type="string" table:style-name="ce1">
            <text:p>CRITERION.OTHER.EO_DATA.REGISTERED_IN_OFFICIAL_LIST</text:p>
          </table:table-cell>
          <table:table-cell office:value-type="string" table:style-name="ce1">
            <text:p>caa72cea-5443-49fb-84ba-ab6c64427f77</text:p>
          </table:table-cell>
          <table:table-cell office:value-type="string" table:style-name="ce1">
            <text:p>If the relevant documentation is available electronically, please indicat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9" table:style-name="ce9">
            <text:p>59</text:p>
          </table:table-cell>
          <table:table-cell table:number-columns-repeated="10" table:style-name="ce9"/>
          <table:table-cell office:value-type="string" office:string-value="C59" table:formula="of:=CONCATENATE(IF([.A791]=&quot;&quot;;&quot;&quot;;CONCATENATE(&quot;C&quot;; [.A791]));IF([.B791]=&quot;&quot;;&quot;&quot;;CONCATENATE(&quot;/G&quot;;[.B791]));IF([.C791]=&quot;&quot;;&quot;&quot;;CONCATENATE(&quot;/R&quot;;[.C791])); IF([.D791]=&quot;&quot;;&quot;&quot;;CONCATENATE(&quot;/G&quot;;[.B791];&quot;.&quot;;[.D791])); IF([.E791]=&quot;&quot;;&quot;&quot;;CONCATENATE(&quot;/R&quot;;[.E791])); IF([.F791]=&quot;&quot;;&quot;&quot;;CONCATENATE(&quot;/G&quot;;[.B791];&quot;.&quot;;[.D791];&quot;.&quot;;[.F791])); IF([.G791]=&quot;&quot;;&quot;&quot;;CONCATENATE(&quot;/R&quot;;[.G791])); IF([.H791]=&quot;&quot;;&quot;&quot;;CONCATENATE(&quot;/G&quot;;[.B791];&quot;.&quot;;[.D791];&quot;.&quot;;[.F791];&quot;.&quot;;[.H791])); IF([.I791]=&quot;&quot;;&quot;&quot;;CONCATENATE(&quot;/R&quot;;[.I791]));IF([.J791]=&quot;&quot;;&quot;&quot;;CONCATENATE(&quot;/G&quot;;[.B791];&quot;.&quot;;[.D791];&quot;.&quot;;[.F791];&quot;.&quot;;[.H791]; &quot;.&quot;;[.J791])); IF([.K791]=&quot;&quot;;&quot;&quot;;CONCATENATE(&quot;/R&quot;;[.K791])))" table:style-name="ce9">
            <text:p>C59</text:p>
          </table:table-cell>
          <table:table-cell office:value-type="string" table:style-name="ce9">
            <text:p>CRITERION.OTHER.EO_DATA.TOGETHER_WITH_OTHERS</text:p>
          </table:table-cell>
          <table:table-cell office:value-type="string" table:style-name="ce9">
            <text:p>ee51100f-8e3e-40c9-8f8b-57d5a15be1f2</text:p>
          </table:table-cell>
          <table:table-cell office:value-type="string" table:style-name="ce9">
            <text:p>Is the economic operator participating in the procurement procedure together with others?</text:p>
          </table:table-cell>
          <table:table-cell table:style-name="ce9"/>
          <table:table-cell table:style-name="ce10"/>
          <table:table-cell table:number-columns-repeated="16367" table:style-name="ce9"/>
        </table:table-row>
        <table:table-row table:style-name="ro1">
          <table:table-cell office:value-type="float" office:value="59" table:style-name="ce11">
            <text:p>59</text:p>
          </table:table-cell>
          <table:table-cell office:value-type="float" office:value="1" table:style-name="ce1">
            <text:p>1</text:p>
          </table:table-cell>
          <table:table-cell table:number-columns-repeated="9" table:style-name="ce1"/>
          <table:table-cell office:value-type="string" office:string-value="C59/G1" table:formula="of:=CONCATENATE(IF([.A792]=&quot;&quot;;&quot;&quot;;CONCATENATE(&quot;C&quot;; [.A792]));IF([.B792]=&quot;&quot;;&quot;&quot;;CONCATENATE(&quot;/G&quot;;[.B792]));IF([.C792]=&quot;&quot;;&quot;&quot;;CONCATENATE(&quot;/R&quot;;[.C792])); IF([.D792]=&quot;&quot;;&quot;&quot;;CONCATENATE(&quot;/G&quot;;[.B792];&quot;.&quot;;[.D792])); IF([.E792]=&quot;&quot;;&quot;&quot;;CONCATENATE(&quot;/R&quot;;[.E792])); IF([.F792]=&quot;&quot;;&quot;&quot;;CONCATENATE(&quot;/G&quot;;[.B792];&quot;.&quot;;[.D792];&quot;.&quot;;[.F792])); IF([.G792]=&quot;&quot;;&quot;&quot;;CONCATENATE(&quot;/R&quot;;[.G792])); IF([.H792]=&quot;&quot;;&quot;&quot;;CONCATENATE(&quot;/G&quot;;[.B792];&quot;.&quot;;[.D792];&quot;.&quot;;[.F792];&quot;.&quot;;[.H792])); IF([.I792]=&quot;&quot;;&quot;&quot;;CONCATENATE(&quot;/R&quot;;[.I792]));IF([.J792]=&quot;&quot;;&quot;&quot;;CONCATENATE(&quot;/G&quot;;[.B792];&quot;.&quot;;[.D792];&quot;.&quot;;[.F792];&quot;.&quot;;[.H792]; &quot;.&quot;;[.J792])); IF([.K792]=&quot;&quot;;&quot;&quot;;CONCATENATE(&quot;/R&quot;;[.K792])))" table:style-name="ce1">
            <text:p>C59/G1</text:p>
          </table:table-cell>
          <table:table-cell office:value-type="string" table:style-name="ce1">
            <text:p>CRITERION.OTHER.EO_DATA.TOGETHER_WITH_OTHERS</text:p>
          </table:table-cell>
          <table:table-cell office:value-type="string" table:style-name="ce1">
            <text:p>d939f2c6-ba25-4dc4-889c-11d1853add19</text:p>
          </table:table-cell>
          <table:table-cell table:number-columns-repeated="2" table:style-name="ce1"/>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9/G1/R1" table:formula="of:=CONCATENATE(IF([.A793]=&quot;&quot;;&quot;&quot;;CONCATENATE(&quot;C&quot;; [.A793]));IF([.B793]=&quot;&quot;;&quot;&quot;;CONCATENATE(&quot;/G&quot;;[.B793]));IF([.C793]=&quot;&quot;;&quot;&quot;;CONCATENATE(&quot;/R&quot;;[.C793])); IF([.D793]=&quot;&quot;;&quot;&quot;;CONCATENATE(&quot;/G&quot;;[.B793];&quot;.&quot;;[.D793])); IF([.E793]=&quot;&quot;;&quot;&quot;;CONCATENATE(&quot;/R&quot;;[.E793])); IF([.F793]=&quot;&quot;;&quot;&quot;;CONCATENATE(&quot;/G&quot;;[.B793];&quot;.&quot;;[.D793];&quot;.&quot;;[.F793])); IF([.G793]=&quot;&quot;;&quot;&quot;;CONCATENATE(&quot;/R&quot;;[.G793])); IF([.H793]=&quot;&quot;;&quot;&quot;;CONCATENATE(&quot;/G&quot;;[.B793];&quot;.&quot;;[.D793];&quot;.&quot;;[.F793];&quot;.&quot;;[.H793])); IF([.I793]=&quot;&quot;;&quot;&quot;;CONCATENATE(&quot;/R&quot;;[.I793]));IF([.J793]=&quot;&quot;;&quot;&quot;;CONCATENATE(&quot;/G&quot;;[.B793];&quot;.&quot;;[.D793];&quot;.&quot;;[.F793];&quot;.&quot;;[.H793]; &quot;.&quot;;[.J793])); IF([.K793]=&quot;&quot;;&quot;&quot;;CONCATENATE(&quot;/R&quot;;[.K793])))" table:style-name="ce1">
            <text:p>C59/G1/R1</text:p>
          </table:table-cell>
          <table:table-cell office:value-type="string" table:style-name="ce1">
            <text:p>CRITERION.OTHER.EO_DATA.TOGETHER_WITH_OTHERS</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59/G1/G1.1" table:formula="of:=CONCATENATE(IF([.A794]=&quot;&quot;;&quot;&quot;;CONCATENATE(&quot;C&quot;; [.A794]));IF([.B794]=&quot;&quot;;&quot;&quot;;CONCATENATE(&quot;/G&quot;;[.B794]));IF([.C794]=&quot;&quot;;&quot;&quot;;CONCATENATE(&quot;/R&quot;;[.C794])); IF([.D794]=&quot;&quot;;&quot;&quot;;CONCATENATE(&quot;/G&quot;;[.B794];&quot;.&quot;;[.D794])); IF([.E794]=&quot;&quot;;&quot;&quot;;CONCATENATE(&quot;/R&quot;;[.E794])); IF([.F794]=&quot;&quot;;&quot;&quot;;CONCATENATE(&quot;/G&quot;;[.B794];&quot;.&quot;;[.D794];&quot;.&quot;;[.F794])); IF([.G794]=&quot;&quot;;&quot;&quot;;CONCATENATE(&quot;/R&quot;;[.G794])); IF([.H794]=&quot;&quot;;&quot;&quot;;CONCATENATE(&quot;/G&quot;;[.B794];&quot;.&quot;;[.D794];&quot;.&quot;;[.F794];&quot;.&quot;;[.H794])); IF([.I794]=&quot;&quot;;&quot;&quot;;CONCATENATE(&quot;/R&quot;;[.I794]));IF([.J794]=&quot;&quot;;&quot;&quot;;CONCATENATE(&quot;/G&quot;;[.B794];&quot;.&quot;;[.D794];&quot;.&quot;;[.F794];&quot;.&quot;;[.H794]; &quot;.&quot;;[.J794])); IF([.K794]=&quot;&quot;;&quot;&quot;;CONCATENATE(&quot;/R&quot;;[.K794])))" table:style-name="ce1">
            <text:p>C59/G1/G1.1</text:p>
          </table:table-cell>
          <table:table-cell office:value-type="string" table:style-name="ce1">
            <text:p>CRITERION.OTHER.EO_DATA.TOGETHER_WITH_OTHERS</text:p>
          </table:table-cell>
          <table:table-cell office:value-type="string" table:style-name="ce1">
            <text:p>f5663c5a-d311-4ae4-be14-1575754be5f2</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9/G1/G1.1/R1" table:formula="of:=CONCATENATE(IF([.A795]=&quot;&quot;;&quot;&quot;;CONCATENATE(&quot;C&quot;; [.A795]));IF([.B795]=&quot;&quot;;&quot;&quot;;CONCATENATE(&quot;/G&quot;;[.B795]));IF([.C795]=&quot;&quot;;&quot;&quot;;CONCATENATE(&quot;/R&quot;;[.C795])); IF([.D795]=&quot;&quot;;&quot;&quot;;CONCATENATE(&quot;/G&quot;;[.B795];&quot;.&quot;;[.D795])); IF([.E795]=&quot;&quot;;&quot;&quot;;CONCATENATE(&quot;/R&quot;;[.E795])); IF([.F795]=&quot;&quot;;&quot;&quot;;CONCATENATE(&quot;/G&quot;;[.B795];&quot;.&quot;;[.D795];&quot;.&quot;;[.F795])); IF([.G795]=&quot;&quot;;&quot;&quot;;CONCATENATE(&quot;/R&quot;;[.G795])); IF([.H795]=&quot;&quot;;&quot;&quot;;CONCATENATE(&quot;/G&quot;;[.B795];&quot;.&quot;;[.D795];&quot;.&quot;;[.F795];&quot;.&quot;;[.H795])); IF([.I795]=&quot;&quot;;&quot;&quot;;CONCATENATE(&quot;/R&quot;;[.I795]));IF([.J795]=&quot;&quot;;&quot;&quot;;CONCATENATE(&quot;/G&quot;;[.B795];&quot;.&quot;;[.D795];&quot;.&quot;;[.F795];&quot;.&quot;;[.H795]; &quot;.&quot;;[.J795])); IF([.K795]=&quot;&quot;;&quot;&quot;;CONCATENATE(&quot;/R&quot;;[.K795])))" table:style-name="ce1">
            <text:p>C59/G1/G1.1/R1</text:p>
          </table:table-cell>
          <table:table-cell office:value-type="string" table:style-name="ce1">
            <text:p>CRITERION.OTHER.EO_DATA.TOGETHER_WITH_OTHERS</text:p>
          </table:table-cell>
          <table:table-cell office:value-type="string" table:style-name="ce1">
            <text:p>907fd62b-02f1-452c-81a8-785bedb0c536</text:p>
          </table:table-cell>
          <table:table-cell office:value-type="string" table:style-name="ce1">
            <text:p>a) Please indicate the role of the economic operator in the group (leader, responsible for specific tasks...):</text:p>
          </table:table-cell>
          <table:table-cell table:style-name="ce1"/>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9/G1/G1.1/R2" table:formula="of:=CONCATENATE(IF([.A796]=&quot;&quot;;&quot;&quot;;CONCATENATE(&quot;C&quot;; [.A796]));IF([.B796]=&quot;&quot;;&quot;&quot;;CONCATENATE(&quot;/G&quot;;[.B796]));IF([.C796]=&quot;&quot;;&quot;&quot;;CONCATENATE(&quot;/R&quot;;[.C796])); IF([.D796]=&quot;&quot;;&quot;&quot;;CONCATENATE(&quot;/G&quot;;[.B796];&quot;.&quot;;[.D796])); IF([.E796]=&quot;&quot;;&quot;&quot;;CONCATENATE(&quot;/R&quot;;[.E796])); IF([.F796]=&quot;&quot;;&quot;&quot;;CONCATENATE(&quot;/G&quot;;[.B796];&quot;.&quot;;[.D796];&quot;.&quot;;[.F796])); IF([.G796]=&quot;&quot;;&quot;&quot;;CONCATENATE(&quot;/R&quot;;[.G796])); IF([.H796]=&quot;&quot;;&quot;&quot;;CONCATENATE(&quot;/G&quot;;[.B796];&quot;.&quot;;[.D796];&quot;.&quot;;[.F796];&quot;.&quot;;[.H796])); IF([.I796]=&quot;&quot;;&quot;&quot;;CONCATENATE(&quot;/R&quot;;[.I796]));IF([.J796]=&quot;&quot;;&quot;&quot;;CONCATENATE(&quot;/G&quot;;[.B796];&quot;.&quot;;[.D796];&quot;.&quot;;[.F796];&quot;.&quot;;[.H796]; &quot;.&quot;;[.J796])); IF([.K796]=&quot;&quot;;&quot;&quot;;CONCATENATE(&quot;/R&quot;;[.K796])))" table:style-name="ce1">
            <text:p>C59/G1/G1.1/R2</text:p>
          </table:table-cell>
          <table:table-cell office:value-type="string" table:style-name="ce1">
            <text:p>CRITERION.OTHER.EO_DATA.TOGETHER_WITH_OTHERS</text:p>
          </table:table-cell>
          <table:table-cell office:value-type="string" table:style-name="ce1">
            <text:p>7c267f95-a3a7-49ef-abd9-e121dcd641a9</text:p>
          </table:table-cell>
          <table:table-cell office:value-type="string" table:style-name="ce1">
            <text:p>b) Please identify the other economic operators participating in the procurement procedure together:</text:p>
          </table:table-cell>
          <table:table-cell table:style-name="ce1"/>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59/G1/G1.1/R3" table:formula="of:=CONCATENATE(IF([.A797]=&quot;&quot;;&quot;&quot;;CONCATENATE(&quot;C&quot;; [.A797]));IF([.B797]=&quot;&quot;;&quot;&quot;;CONCATENATE(&quot;/G&quot;;[.B797]));IF([.C797]=&quot;&quot;;&quot;&quot;;CONCATENATE(&quot;/R&quot;;[.C797])); IF([.D797]=&quot;&quot;;&quot;&quot;;CONCATENATE(&quot;/G&quot;;[.B797];&quot;.&quot;;[.D797])); IF([.E797]=&quot;&quot;;&quot;&quot;;CONCATENATE(&quot;/R&quot;;[.E797])); IF([.F797]=&quot;&quot;;&quot;&quot;;CONCATENATE(&quot;/G&quot;;[.B797];&quot;.&quot;;[.D797];&quot;.&quot;;[.F797])); IF([.G797]=&quot;&quot;;&quot;&quot;;CONCATENATE(&quot;/R&quot;;[.G797])); IF([.H797]=&quot;&quot;;&quot;&quot;;CONCATENATE(&quot;/G&quot;;[.B797];&quot;.&quot;;[.D797];&quot;.&quot;;[.F797];&quot;.&quot;;[.H797])); IF([.I797]=&quot;&quot;;&quot;&quot;;CONCATENATE(&quot;/R&quot;;[.I797]));IF([.J797]=&quot;&quot;;&quot;&quot;;CONCATENATE(&quot;/G&quot;;[.B797];&quot;.&quot;;[.D797];&quot;.&quot;;[.F797];&quot;.&quot;;[.H797]; &quot;.&quot;;[.J797])); IF([.K797]=&quot;&quot;;&quot;&quot;;CONCATENATE(&quot;/R&quot;;[.K797])))" table:style-name="ce1">
            <text:p>C59/G1/G1.1/R3</text:p>
          </table:table-cell>
          <table:table-cell office:value-type="string" table:style-name="ce1">
            <text:p>CRITERION.OTHER.EO_DATA.TOGETHER_WITH_OTHERS</text:p>
          </table:table-cell>
          <table:table-cell office:value-type="string" table:style-name="ce1">
            <text:p>96f38793-4469-4153-aba6-c613282cdbdc</text:p>
          </table:table-cell>
          <table:table-cell office:value-type="string" table:style-name="ce1">
            <text:p>c) Where applicable, name of the participating group:</text:p>
          </table:table-cell>
          <table:table-cell table:style-name="ce1"/>
          <table:table-cell table:style-name="ce7"/>
          <table:table-cell table:number-columns-repeated="16367"/>
        </table:table-row>
        <table:table-row table:style-name="ro1">
          <table:table-cell office:value-type="float" office:value="60" table:style-name="ce9">
            <text:p>60</text:p>
          </table:table-cell>
          <table:table-cell table:number-columns-repeated="10" table:style-name="ce9"/>
          <table:table-cell office:value-type="string" office:string-value="C60" table:formula="of:=CONCATENATE(IF([.A798]=&quot;&quot;;&quot;&quot;;CONCATENATE(&quot;C&quot;; [.A798]));IF([.B798]=&quot;&quot;;&quot;&quot;;CONCATENATE(&quot;/G&quot;;[.B798]));IF([.C798]=&quot;&quot;;&quot;&quot;;CONCATENATE(&quot;/R&quot;;[.C798])); IF([.D798]=&quot;&quot;;&quot;&quot;;CONCATENATE(&quot;/G&quot;;[.B798];&quot;.&quot;;[.D798])); IF([.E798]=&quot;&quot;;&quot;&quot;;CONCATENATE(&quot;/R&quot;;[.E798])); IF([.F798]=&quot;&quot;;&quot;&quot;;CONCATENATE(&quot;/G&quot;;[.B798];&quot;.&quot;;[.D798];&quot;.&quot;;[.F798])); IF([.G798]=&quot;&quot;;&quot;&quot;;CONCATENATE(&quot;/R&quot;;[.G798])); IF([.H798]=&quot;&quot;;&quot;&quot;;CONCATENATE(&quot;/G&quot;;[.B798];&quot;.&quot;;[.D798];&quot;.&quot;;[.F798];&quot;.&quot;;[.H798])); IF([.I798]=&quot;&quot;;&quot;&quot;;CONCATENATE(&quot;/R&quot;;[.I798]));IF([.J798]=&quot;&quot;;&quot;&quot;;CONCATENATE(&quot;/G&quot;;[.B798];&quot;.&quot;;[.D798];&quot;.&quot;;[.F798];&quot;.&quot;;[.H798]; &quot;.&quot;;[.J798])); IF([.K798]=&quot;&quot;;&quot;&quot;;CONCATENATE(&quot;/R&quot;;[.K798])))" table:style-name="ce9">
            <text:p>C60</text:p>
          </table:table-cell>
          <table:table-cell office:value-type="string" table:style-name="ce9">
            <text:p>CRITERION.OTHER.EO_DATA.RELIES_ON_OTHER_CAPACITIES</text:p>
          </table:table-cell>
          <table:table-cell office:value-type="string" table:style-name="ce9">
            <text:p>0d62c6ed-f074-4fcf-8e9f-f691351d52ad</text:p>
          </table:table-cell>
          <table:table-cell office:value-type="string" table:style-name="ce9">
            <text:p>Does the economic operator rely on the capacities of other entities in order to meet the selection criteria set out under Part IV and the criteria and rules (if any) set out under Part V below?</text:p>
          </table:table-cell>
          <table:table-cell table:style-name="ce9"/>
          <table:table-cell table:style-name="ce10"/>
          <table:table-cell table:number-columns-repeated="16367" table:style-name="ce9"/>
        </table:table-row>
        <table:table-row table:style-name="ro1">
          <table:table-cell office:value-type="float" office:value="60" table:style-name="ce11">
            <text:p>60</text:p>
          </table:table-cell>
          <table:table-cell office:value-type="float" office:value="1" table:style-name="ce1">
            <text:p>1</text:p>
          </table:table-cell>
          <table:table-cell table:number-columns-repeated="9" table:style-name="ce1"/>
          <table:table-cell office:value-type="string" office:string-value="C60/G1" table:formula="of:=CONCATENATE(IF([.A799]=&quot;&quot;;&quot;&quot;;CONCATENATE(&quot;C&quot;; [.A799]));IF([.B799]=&quot;&quot;;&quot;&quot;;CONCATENATE(&quot;/G&quot;;[.B799]));IF([.C799]=&quot;&quot;;&quot;&quot;;CONCATENATE(&quot;/R&quot;;[.C799])); IF([.D799]=&quot;&quot;;&quot;&quot;;CONCATENATE(&quot;/G&quot;;[.B799];&quot;.&quot;;[.D799])); IF([.E799]=&quot;&quot;;&quot;&quot;;CONCATENATE(&quot;/R&quot;;[.E799])); IF([.F799]=&quot;&quot;;&quot;&quot;;CONCATENATE(&quot;/G&quot;;[.B799];&quot;.&quot;;[.D799];&quot;.&quot;;[.F799])); IF([.G799]=&quot;&quot;;&quot;&quot;;CONCATENATE(&quot;/R&quot;;[.G799])); IF([.H799]=&quot;&quot;;&quot;&quot;;CONCATENATE(&quot;/G&quot;;[.B799];&quot;.&quot;;[.D799];&quot;.&quot;;[.F799];&quot;.&quot;;[.H799])); IF([.I799]=&quot;&quot;;&quot;&quot;;CONCATENATE(&quot;/R&quot;;[.I799]));IF([.J799]=&quot;&quot;;&quot;&quot;;CONCATENATE(&quot;/G&quot;;[.B799];&quot;.&quot;;[.D799];&quot;.&quot;;[.F799];&quot;.&quot;;[.H799]; &quot;.&quot;;[.J799])); IF([.K799]=&quot;&quot;;&quot;&quot;;CONCATENATE(&quot;/R&quot;;[.K799])))" table:style-name="ce1">
            <text:p>C60/G1</text:p>
          </table:table-cell>
          <table:table-cell office:value-type="string" table:style-name="ce1">
            <text:p>CRITERION.OTHER.EO_DATA.RELIES_ON_OTHER_CAPACITIES</text:p>
          </table:table-cell>
          <table:table-cell office:value-type="string" table:style-name="ce1">
            <text:p>e688f7d6-dcef-4726-bc61-052e63ead60f</text:p>
          </table:table-cell>
          <table:table-cell table:number-columns-repeated="2" table:style-name="ce1"/>
          <table:table-cell table:style-name="ce7"/>
          <table:table-cell table:number-columns-repeated="16367"/>
        </table:table-row>
        <table:table-row table:style-name="ro1">
          <table:table-cell office:value-type="float" office:value="60" table:style-name="ce11">
            <text:p>6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0/G1/R1" table:formula="of:=CONCATENATE(IF([.A800]=&quot;&quot;;&quot;&quot;;CONCATENATE(&quot;C&quot;; [.A800]));IF([.B800]=&quot;&quot;;&quot;&quot;;CONCATENATE(&quot;/G&quot;;[.B800]));IF([.C800]=&quot;&quot;;&quot;&quot;;CONCATENATE(&quot;/R&quot;;[.C800])); IF([.D800]=&quot;&quot;;&quot;&quot;;CONCATENATE(&quot;/G&quot;;[.B800];&quot;.&quot;;[.D800])); IF([.E800]=&quot;&quot;;&quot;&quot;;CONCATENATE(&quot;/R&quot;;[.E800])); IF([.F800]=&quot;&quot;;&quot;&quot;;CONCATENATE(&quot;/G&quot;;[.B800];&quot;.&quot;;[.D800];&quot;.&quot;;[.F800])); IF([.G800]=&quot;&quot;;&quot;&quot;;CONCATENATE(&quot;/R&quot;;[.G800])); IF([.H800]=&quot;&quot;;&quot;&quot;;CONCATENATE(&quot;/G&quot;;[.B800];&quot;.&quot;;[.D800];&quot;.&quot;;[.F800];&quot;.&quot;;[.H800])); IF([.I800]=&quot;&quot;;&quot;&quot;;CONCATENATE(&quot;/R&quot;;[.I800]));IF([.J800]=&quot;&quot;;&quot;&quot;;CONCATENATE(&quot;/G&quot;;[.B800];&quot;.&quot;;[.D800];&quot;.&quot;;[.F800];&quot;.&quot;;[.H800]; &quot;.&quot;;[.J800])); IF([.K800]=&quot;&quot;;&quot;&quot;;CONCATENATE(&quot;/R&quot;;[.K800])))" table:style-name="ce1">
            <text:p>C60/G1/R1</text:p>
          </table:table-cell>
          <table:table-cell office:value-type="string" table:style-name="ce1">
            <text:p>CRITERION.OTHER.EO_DATA.RELIES_ON_OTHER_CAPACITIES</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61" table:style-name="ce9">
            <text:p>61</text:p>
          </table:table-cell>
          <table:table-cell table:number-columns-repeated="10" table:style-name="ce9"/>
          <table:table-cell office:value-type="string" office:string-value="C61" table:formula="of:=CONCATENATE(IF([.A801]=&quot;&quot;;&quot;&quot;;CONCATENATE(&quot;C&quot;; [.A801]));IF([.B801]=&quot;&quot;;&quot;&quot;;CONCATENATE(&quot;/G&quot;;[.B801]));IF([.C801]=&quot;&quot;;&quot;&quot;;CONCATENATE(&quot;/R&quot;;[.C801])); IF([.D801]=&quot;&quot;;&quot;&quot;;CONCATENATE(&quot;/G&quot;;[.B801];&quot;.&quot;;[.D801])); IF([.E801]=&quot;&quot;;&quot;&quot;;CONCATENATE(&quot;/R&quot;;[.E801])); IF([.F801]=&quot;&quot;;&quot;&quot;;CONCATENATE(&quot;/G&quot;;[.B801];&quot;.&quot;;[.D801];&quot;.&quot;;[.F801])); IF([.G801]=&quot;&quot;;&quot;&quot;;CONCATENATE(&quot;/R&quot;;[.G801])); IF([.H801]=&quot;&quot;;&quot;&quot;;CONCATENATE(&quot;/G&quot;;[.B801];&quot;.&quot;;[.D801];&quot;.&quot;;[.F801];&quot;.&quot;;[.H801])); IF([.I801]=&quot;&quot;;&quot;&quot;;CONCATENATE(&quot;/R&quot;;[.I801]));IF([.J801]=&quot;&quot;;&quot;&quot;;CONCATENATE(&quot;/G&quot;;[.B801];&quot;.&quot;;[.D801];&quot;.&quot;;[.F801];&quot;.&quot;;[.H801]; &quot;.&quot;;[.J801])); IF([.K801]=&quot;&quot;;&quot;&quot;;CONCATENATE(&quot;/R&quot;;[.K801])))" table:style-name="ce9">
            <text:p>C61</text:p>
          </table:table-cell>
          <table:table-cell office:value-type="string" table:style-name="ce9">
            <text:p>CRITERION.OTHER.EO_DATA.SUBCONTRACTS_WITH_THIRD_PARTIES</text:p>
          </table:table-cell>
          <table:table-cell office:value-type="string" table:style-name="ce9">
            <text:p>72c0c4b1-ca50-4667-9487-461f3eed4ed7</text:p>
          </table:table-cell>
          <table:table-cell office:value-type="string" table:style-name="ce9">
            <text:p>Does the economic operator intend to subcontract any share of the contract to third parties?</text:p>
          </table:table-cell>
          <table:table-cell table:style-name="ce9"/>
          <table:table-cell table:style-name="ce10"/>
          <table:table-cell table:number-columns-repeated="16367" table:style-name="ce9"/>
        </table:table-row>
        <table:table-row table:style-name="ro1">
          <table:table-cell office:value-type="float" office:value="61" table:style-name="ce11">
            <text:p>61</text:p>
          </table:table-cell>
          <table:table-cell office:value-type="float" office:value="1" table:style-name="ce1">
            <text:p>1</text:p>
          </table:table-cell>
          <table:table-cell table:number-columns-repeated="9" table:style-name="ce1"/>
          <table:table-cell office:value-type="string" office:string-value="C61/G1" table:formula="of:=CONCATENATE(IF([.A802]=&quot;&quot;;&quot;&quot;;CONCATENATE(&quot;C&quot;; [.A802]));IF([.B802]=&quot;&quot;;&quot;&quot;;CONCATENATE(&quot;/G&quot;;[.B802]));IF([.C802]=&quot;&quot;;&quot;&quot;;CONCATENATE(&quot;/R&quot;;[.C802])); IF([.D802]=&quot;&quot;;&quot;&quot;;CONCATENATE(&quot;/G&quot;;[.B802];&quot;.&quot;;[.D802])); IF([.E802]=&quot;&quot;;&quot;&quot;;CONCATENATE(&quot;/R&quot;;[.E802])); IF([.F802]=&quot;&quot;;&quot;&quot;;CONCATENATE(&quot;/G&quot;;[.B802];&quot;.&quot;;[.D802];&quot;.&quot;;[.F802])); IF([.G802]=&quot;&quot;;&quot;&quot;;CONCATENATE(&quot;/R&quot;;[.G802])); IF([.H802]=&quot;&quot;;&quot;&quot;;CONCATENATE(&quot;/G&quot;;[.B802];&quot;.&quot;;[.D802];&quot;.&quot;;[.F802];&quot;.&quot;;[.H802])); IF([.I802]=&quot;&quot;;&quot;&quot;;CONCATENATE(&quot;/R&quot;;[.I802]));IF([.J802]=&quot;&quot;;&quot;&quot;;CONCATENATE(&quot;/G&quot;;[.B802];&quot;.&quot;;[.D802];&quot;.&quot;;[.F802];&quot;.&quot;;[.H802]; &quot;.&quot;;[.J802])); IF([.K802]=&quot;&quot;;&quot;&quot;;CONCATENATE(&quot;/R&quot;;[.K802])))" table:style-name="ce1">
            <text:p>C61/G1</text:p>
          </table:table-cell>
          <table:table-cell office:value-type="string" table:style-name="ce1">
            <text:p>CRITERION.OTHER.EO_DATA.SUBCONTRACTS_WITH_THIRD_PARTIES</text:p>
          </table:table-cell>
          <table:table-cell office:value-type="string" table:style-name="ce1">
            <text:p>d5fe5a71-7fd3-4910-b6f4-5cd2a4d23524</text:p>
          </table:table-cell>
          <table:table-cell table:number-columns-repeated="2" table:style-name="ce1"/>
          <table:table-cell table:style-name="ce7"/>
          <table:table-cell table:number-columns-repeated="16367"/>
        </table:table-row>
        <table:table-row table:style-name="ro1">
          <table:table-cell office:value-type="float" office:value="61" table:style-name="ce11">
            <text:p>6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1/G1/R1" table:formula="of:=CONCATENATE(IF([.A803]=&quot;&quot;;&quot;&quot;;CONCATENATE(&quot;C&quot;; [.A803]));IF([.B803]=&quot;&quot;;&quot;&quot;;CONCATENATE(&quot;/G&quot;;[.B803]));IF([.C803]=&quot;&quot;;&quot;&quot;;CONCATENATE(&quot;/R&quot;;[.C803])); IF([.D803]=&quot;&quot;;&quot;&quot;;CONCATENATE(&quot;/G&quot;;[.B803];&quot;.&quot;;[.D803])); IF([.E803]=&quot;&quot;;&quot;&quot;;CONCATENATE(&quot;/R&quot;;[.E803])); IF([.F803]=&quot;&quot;;&quot;&quot;;CONCATENATE(&quot;/G&quot;;[.B803];&quot;.&quot;;[.D803];&quot;.&quot;;[.F803])); IF([.G803]=&quot;&quot;;&quot;&quot;;CONCATENATE(&quot;/R&quot;;[.G803])); IF([.H803]=&quot;&quot;;&quot;&quot;;CONCATENATE(&quot;/G&quot;;[.B803];&quot;.&quot;;[.D803];&quot;.&quot;;[.F803];&quot;.&quot;;[.H803])); IF([.I803]=&quot;&quot;;&quot;&quot;;CONCATENATE(&quot;/R&quot;;[.I803]));IF([.J803]=&quot;&quot;;&quot;&quot;;CONCATENATE(&quot;/G&quot;;[.B803];&quot;.&quot;;[.D803];&quot;.&quot;;[.F803];&quot;.&quot;;[.H803]; &quot;.&quot;;[.J803])); IF([.K803]=&quot;&quot;;&quot;&quot;;CONCATENATE(&quot;/R&quot;;[.K803])))" table:style-name="ce1">
            <text:p>C61/G1/R1</text:p>
          </table:table-cell>
          <table:table-cell office:value-type="string" table:style-name="ce1">
            <text:p>CRITERION.OTHER.EO_DATA.SUBCONTRACTS_WITH_THIRD_PARTIES</text:p>
          </table:table-cell>
          <table:table-cell office:value-type="string" table:style-name="ce1">
            <text:p>7f18c64e-ae09-4646-9400-f3666d50af51</text:p>
          </table:table-cell>
          <table:table-cell office:value-type="string" table:style-name="ce7">
            <text:p>Your answer</text:p>
          </table:table-cell>
          <table:table-cell table:style-name="ce1"/>
          <table:table-cell table:style-name="ce7"/>
          <table:table-cell table:number-columns-repeated="16367"/>
        </table:table-row>
        <table:table-row table:style-name="ro1">
          <table:table-cell office:value-type="float" office:value="61" table:style-name="ce11">
            <text:p>6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61/G1/G1.1" table:formula="of:=CONCATENATE(IF([.A804]=&quot;&quot;;&quot;&quot;;CONCATENATE(&quot;C&quot;; [.A804]));IF([.B804]=&quot;&quot;;&quot;&quot;;CONCATENATE(&quot;/G&quot;;[.B804]));IF([.C804]=&quot;&quot;;&quot;&quot;;CONCATENATE(&quot;/R&quot;;[.C804])); IF([.D804]=&quot;&quot;;&quot;&quot;;CONCATENATE(&quot;/G&quot;;[.B804];&quot;.&quot;;[.D804])); IF([.E804]=&quot;&quot;;&quot;&quot;;CONCATENATE(&quot;/R&quot;;[.E804])); IF([.F804]=&quot;&quot;;&quot;&quot;;CONCATENATE(&quot;/G&quot;;[.B804];&quot;.&quot;;[.D804];&quot;.&quot;;[.F804])); IF([.G804]=&quot;&quot;;&quot;&quot;;CONCATENATE(&quot;/R&quot;;[.G804])); IF([.H804]=&quot;&quot;;&quot;&quot;;CONCATENATE(&quot;/G&quot;;[.B804];&quot;.&quot;;[.D804];&quot;.&quot;;[.F804];&quot;.&quot;;[.H804])); IF([.I804]=&quot;&quot;;&quot;&quot;;CONCATENATE(&quot;/R&quot;;[.I804]));IF([.J804]=&quot;&quot;;&quot;&quot;;CONCATENATE(&quot;/G&quot;;[.B804];&quot;.&quot;;[.D804];&quot;.&quot;;[.F804];&quot;.&quot;;[.H804]; &quot;.&quot;;[.J804])); IF([.K804]=&quot;&quot;;&quot;&quot;;CONCATENATE(&quot;/R&quot;;[.K804])))" table:style-name="ce1">
            <text:p>C61/G1/G1.1</text:p>
          </table:table-cell>
          <table:table-cell office:value-type="string" table:style-name="ce1">
            <text:p>CRITERION.OTHER.EO_DATA.SUBCONTRACTS_WITH_THIRD_PARTIES</text:p>
          </table:table-cell>
          <table:table-cell office:value-type="string" table:style-name="ce1">
            <text:p>b638edf6-4f00-4e24-92c4-cf96846f2c17</text:p>
          </table:table-cell>
          <table:table-cell table:style-name="ce1"/>
          <table:table-cell office:value-type="string" table:style-name="ce1">
            <text:p>GROUP_FULFILLED.ON_TRUE</text:p>
          </table:table-cell>
          <table:table-cell office:value-type="string" table:style-name="ce7">
            <text:p>description added</text:p>
          </table:table-cell>
          <table:table-cell table:number-columns-repeated="16367"/>
        </table:table-row>
        <table:table-row table:style-name="ro1">
          <table:table-cell office:value-type="float" office:value="61" table:style-name="ce11">
            <text:p>6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1/G1/G1.1/R1" table:formula="of:=CONCATENATE(IF([.A805]=&quot;&quot;;&quot;&quot;;CONCATENATE(&quot;C&quot;; [.A805]));IF([.B805]=&quot;&quot;;&quot;&quot;;CONCATENATE(&quot;/G&quot;;[.B805]));IF([.C805]=&quot;&quot;;&quot;&quot;;CONCATENATE(&quot;/R&quot;;[.C805])); IF([.D805]=&quot;&quot;;&quot;&quot;;CONCATENATE(&quot;/G&quot;;[.B805];&quot;.&quot;;[.D805])); IF([.E805]=&quot;&quot;;&quot;&quot;;CONCATENATE(&quot;/R&quot;;[.E805])); IF([.F805]=&quot;&quot;;&quot;&quot;;CONCATENATE(&quot;/G&quot;;[.B805];&quot;.&quot;;[.D805];&quot;.&quot;;[.F805])); IF([.G805]=&quot;&quot;;&quot;&quot;;CONCATENATE(&quot;/R&quot;;[.G805])); IF([.H805]=&quot;&quot;;&quot;&quot;;CONCATENATE(&quot;/G&quot;;[.B805];&quot;.&quot;;[.D805];&quot;.&quot;;[.F805];&quot;.&quot;;[.H805])); IF([.I805]=&quot;&quot;;&quot;&quot;;CONCATENATE(&quot;/R&quot;;[.I805]));IF([.J805]=&quot;&quot;;&quot;&quot;;CONCATENATE(&quot;/G&quot;;[.B805];&quot;.&quot;;[.D805];&quot;.&quot;;[.F805];&quot;.&quot;;[.H805]; &quot;.&quot;;[.J805])); IF([.K805]=&quot;&quot;;&quot;&quot;;CONCATENATE(&quot;/R&quot;;[.K805])))" table:style-name="ce1">
            <text:p>C61/G1/G1.1/R1</text:p>
          </table:table-cell>
          <table:table-cell office:value-type="string" table:style-name="ce1">
            <text:p>CRITERION.OTHER.EO_DATA.SUBCONTRACTS_WITH_THIRD_PARTIES</text:p>
          </table:table-cell>
          <table:table-cell office:value-type="string" table:style-name="ce1">
            <text:p>999c7fe2-61cd-4e86-b76f-e280304dc8c9</text:p>
          </table:table-cell>
          <table:table-cell office:value-type="string" table:style-name="ce1">
            <text:p>If yes and in so far as known, please list the proposed subcontractors:</text:p>
          </table:table-cell>
          <table:table-cell table:style-name="ce1"/>
          <table:table-cell table:style-name="ce7"/>
          <table:table-cell table:number-columns-repeated="16367"/>
        </table:table-row>
        <table:table-row table:style-name="ro1">
          <table:table-cell office:value-type="float" office:value="62" table:style-name="ce9">
            <text:p>62</text:p>
          </table:table-cell>
          <table:table-cell table:number-columns-repeated="10" table:style-name="ce9"/>
          <table:table-cell office:value-type="string" office:string-value="C62" table:formula="of:=CONCATENATE(IF([.A806]=&quot;&quot;;&quot;&quot;;CONCATENATE(&quot;C&quot;; [.A806]));IF([.B806]=&quot;&quot;;&quot;&quot;;CONCATENATE(&quot;/G&quot;;[.B806]));IF([.C806]=&quot;&quot;;&quot;&quot;;CONCATENATE(&quot;/R&quot;;[.C806])); IF([.D806]=&quot;&quot;;&quot;&quot;;CONCATENATE(&quot;/G&quot;;[.B806];&quot;.&quot;;[.D806])); IF([.E806]=&quot;&quot;;&quot;&quot;;CONCATENATE(&quot;/R&quot;;[.E806])); IF([.F806]=&quot;&quot;;&quot;&quot;;CONCATENATE(&quot;/G&quot;;[.B806];&quot;.&quot;;[.D806];&quot;.&quot;;[.F806])); IF([.G806]=&quot;&quot;;&quot;&quot;;CONCATENATE(&quot;/R&quot;;[.G806])); IF([.H806]=&quot;&quot;;&quot;&quot;;CONCATENATE(&quot;/G&quot;;[.B806];&quot;.&quot;;[.D806];&quot;.&quot;;[.F806];&quot;.&quot;;[.H806])); IF([.I806]=&quot;&quot;;&quot;&quot;;CONCATENATE(&quot;/R&quot;;[.I806]));IF([.J806]=&quot;&quot;;&quot;&quot;;CONCATENATE(&quot;/G&quot;;[.B806];&quot;.&quot;;[.D806];&quot;.&quot;;[.F806];&quot;.&quot;;[.H806]; &quot;.&quot;;[.J806])); IF([.K806]=&quot;&quot;;&quot;&quot;;CONCATENATE(&quot;/R&quot;;[.K806])))" table:style-name="ce9">
            <text:p>C62</text:p>
          </table:table-cell>
          <table:table-cell office:value-type="string" table:style-name="ce9">
            <text:p>CRITERION.OTHER.EO_DATA.MEETS_THE_OBJECTIVE</text:p>
          </table:table-cell>
          <table:table-cell office:value-type="string" table:style-name="ce9">
            <text:p>9c70375e-1264-407e-8b50-b9736bc08901</text:p>
          </table:table-cell>
          <table:table-cell office:value-type="string" table:style-name="ce9">
            <text:p>If some of these certificates or forms of documentary evidence are available electronically, please indicate for each:</text:p>
          </table:table-cell>
          <table:table-cell table:style-name="ce9"/>
          <table:table-cell table:style-name="ce10"/>
          <table:table-cell table:number-columns-repeated="16367" table:style-name="ce9"/>
        </table:table-row>
        <table:table-row table:style-name="ro1">
          <table:table-cell office:value-type="float" office:value="62" table:style-name="ce11">
            <text:p>62</text:p>
          </table:table-cell>
          <table:table-cell office:value-type="float" office:value="1" table:style-name="ce1">
            <text:p>1</text:p>
          </table:table-cell>
          <table:table-cell table:number-columns-repeated="9" table:style-name="ce1"/>
          <table:table-cell office:value-type="string" office:string-value="C62/G1" table:formula="of:=CONCATENATE(IF([.A807]=&quot;&quot;;&quot;&quot;;CONCATENATE(&quot;C&quot;; [.A807]));IF([.B807]=&quot;&quot;;&quot;&quot;;CONCATENATE(&quot;/G&quot;;[.B807]));IF([.C807]=&quot;&quot;;&quot;&quot;;CONCATENATE(&quot;/R&quot;;[.C807])); IF([.D807]=&quot;&quot;;&quot;&quot;;CONCATENATE(&quot;/G&quot;;[.B807];&quot;.&quot;;[.D807])); IF([.E807]=&quot;&quot;;&quot;&quot;;CONCATENATE(&quot;/R&quot;;[.E807])); IF([.F807]=&quot;&quot;;&quot;&quot;;CONCATENATE(&quot;/G&quot;;[.B807];&quot;.&quot;;[.D807];&quot;.&quot;;[.F807])); IF([.G807]=&quot;&quot;;&quot;&quot;;CONCATENATE(&quot;/R&quot;;[.G807])); IF([.H807]=&quot;&quot;;&quot;&quot;;CONCATENATE(&quot;/G&quot;;[.B807];&quot;.&quot;;[.D807];&quot;.&quot;;[.F807];&quot;.&quot;;[.H807])); IF([.I807]=&quot;&quot;;&quot;&quot;;CONCATENATE(&quot;/R&quot;;[.I807]));IF([.J807]=&quot;&quot;;&quot;&quot;;CONCATENATE(&quot;/G&quot;;[.B807];&quot;.&quot;;[.D807];&quot;.&quot;;[.F807];&quot;.&quot;;[.H807]; &quot;.&quot;;[.J807])); IF([.K807]=&quot;&quot;;&quot;&quot;;CONCATENATE(&quot;/R&quot;;[.K807])))" table:style-name="ce1">
            <text:p>C62/G1</text:p>
          </table:table-cell>
          <table:table-cell office:value-type="string" table:style-name="ce1">
            <text:p>CRITERION.OTHER.EO_DATA.MEETS_THE_OBJECTIVE</text:p>
          </table:table-cell>
          <table:table-cell office:value-type="string" table:style-name="ce1">
            <text:p>3e5c2859-68a7-4312-92e4-01ae79c00cb8</text:p>
          </table:table-cell>
          <table:table-cell table:number-columns-repeated="2"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2/G1/R1" table:formula="of:=CONCATENATE(IF([.A808]=&quot;&quot;;&quot;&quot;;CONCATENATE(&quot;C&quot;; [.A808]));IF([.B808]=&quot;&quot;;&quot;&quot;;CONCATENATE(&quot;/G&quot;;[.B808]));IF([.C808]=&quot;&quot;;&quot;&quot;;CONCATENATE(&quot;/R&quot;;[.C808])); IF([.D808]=&quot;&quot;;&quot;&quot;;CONCATENATE(&quot;/G&quot;;[.B808];&quot;.&quot;;[.D808])); IF([.E808]=&quot;&quot;;&quot;&quot;;CONCATENATE(&quot;/R&quot;;[.E808])); IF([.F808]=&quot;&quot;;&quot;&quot;;CONCATENATE(&quot;/G&quot;;[.B808];&quot;.&quot;;[.D808];&quot;.&quot;;[.F808])); IF([.G808]=&quot;&quot;;&quot;&quot;;CONCATENATE(&quot;/R&quot;;[.G808])); IF([.H808]=&quot;&quot;;&quot;&quot;;CONCATENATE(&quot;/G&quot;;[.B808];&quot;.&quot;;[.D808];&quot;.&quot;;[.F808];&quot;.&quot;;[.H808])); IF([.I808]=&quot;&quot;;&quot;&quot;;CONCATENATE(&quot;/R&quot;;[.I808]));IF([.J808]=&quot;&quot;;&quot;&quot;;CONCATENATE(&quot;/G&quot;;[.B808];&quot;.&quot;;[.D808];&quot;.&quot;;[.F808];&quot;.&quot;;[.H808]; &quot;.&quot;;[.J808])); IF([.K808]=&quot;&quot;;&quot;&quot;;CONCATENATE(&quot;/R&quot;;[.K808])))" table:style-name="ce1">
            <text:p>C62/G1/R1</text:p>
          </table:table-cell>
          <table:table-cell office:value-type="string" table:style-name="ce1">
            <text:p>CRITERION.OTHER.EO_DATA.MEETS_THE_OBJECTIVE</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62" table:style-name="ce11">
            <text:p>6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62/G1/G1.1" table:formula="of:=CONCATENATE(IF([.A809]=&quot;&quot;;&quot;&quot;;CONCATENATE(&quot;C&quot;; [.A809]));IF([.B809]=&quot;&quot;;&quot;&quot;;CONCATENATE(&quot;/G&quot;;[.B809]));IF([.C809]=&quot;&quot;;&quot;&quot;;CONCATENATE(&quot;/R&quot;;[.C809])); IF([.D809]=&quot;&quot;;&quot;&quot;;CONCATENATE(&quot;/G&quot;;[.B809];&quot;.&quot;;[.D809])); IF([.E809]=&quot;&quot;;&quot;&quot;;CONCATENATE(&quot;/R&quot;;[.E809])); IF([.F809]=&quot;&quot;;&quot;&quot;;CONCATENATE(&quot;/G&quot;;[.B809];&quot;.&quot;;[.D809];&quot;.&quot;;[.F809])); IF([.G809]=&quot;&quot;;&quot;&quot;;CONCATENATE(&quot;/R&quot;;[.G809])); IF([.H809]=&quot;&quot;;&quot;&quot;;CONCATENATE(&quot;/G&quot;;[.B809];&quot;.&quot;;[.D809];&quot;.&quot;;[.F809];&quot;.&quot;;[.H809])); IF([.I809]=&quot;&quot;;&quot;&quot;;CONCATENATE(&quot;/R&quot;;[.I809]));IF([.J809]=&quot;&quot;;&quot;&quot;;CONCATENATE(&quot;/G&quot;;[.B809];&quot;.&quot;;[.D809];&quot;.&quot;;[.F809];&quot;.&quot;;[.H809]; &quot;.&quot;;[.J809])); IF([.K809]=&quot;&quot;;&quot;&quot;;CONCATENATE(&quot;/R&quot;;[.K809])))" table:style-name="ce1">
            <text:p>C62/G1/G1.1</text:p>
          </table:table-cell>
          <table:table-cell office:value-type="string" table:style-name="ce1">
            <text:p>CRITERION.OTHER.EO_DATA.MEETS_THE_OBJECTIVE</text:p>
          </table:table-cell>
          <table:table-cell office:value-type="string" table:style-name="ce12">
            <text:p>6066950e-3049-4b4e-86e7-2454f1fb378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2" table:style-name="ce11">
            <text:p>6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2/G1/G1.1/R1" table:formula="of:=CONCATENATE(IF([.A810]=&quot;&quot;;&quot;&quot;;CONCATENATE(&quot;C&quot;; [.A810]));IF([.B810]=&quot;&quot;;&quot;&quot;;CONCATENATE(&quot;/G&quot;;[.B810]));IF([.C810]=&quot;&quot;;&quot;&quot;;CONCATENATE(&quot;/R&quot;;[.C810])); IF([.D810]=&quot;&quot;;&quot;&quot;;CONCATENATE(&quot;/G&quot;;[.B810];&quot;.&quot;;[.D810])); IF([.E810]=&quot;&quot;;&quot;&quot;;CONCATENATE(&quot;/R&quot;;[.E810])); IF([.F810]=&quot;&quot;;&quot;&quot;;CONCATENATE(&quot;/G&quot;;[.B810];&quot;.&quot;;[.D810];&quot;.&quot;;[.F810])); IF([.G810]=&quot;&quot;;&quot;&quot;;CONCATENATE(&quot;/R&quot;;[.G810])); IF([.H810]=&quot;&quot;;&quot;&quot;;CONCATENATE(&quot;/G&quot;;[.B810];&quot;.&quot;;[.D810];&quot;.&quot;;[.F810];&quot;.&quot;;[.H810])); IF([.I810]=&quot;&quot;;&quot;&quot;;CONCATENATE(&quot;/R&quot;;[.I810]));IF([.J810]=&quot;&quot;;&quot;&quot;;CONCATENATE(&quot;/G&quot;;[.B810];&quot;.&quot;;[.D810];&quot;.&quot;;[.F810];&quot;.&quot;;[.H810]; &quot;.&quot;;[.J810])); IF([.K810]=&quot;&quot;;&quot;&quot;;CONCATENATE(&quot;/R&quot;;[.K810])))" table:style-name="ce1">
            <text:p>C62/G1/G1.1/R1</text:p>
          </table:table-cell>
          <table:table-cell office:value-type="string" table:style-name="ce1">
            <text:p>CRITERION.OTHER.EO_DATA.MEETS_THE_OBJECTIVE</text:p>
          </table:table-cell>
          <table:table-cell office:value-type="string" table:style-name="ce1">
            <text:p>323f19b5-3308-4873-b2d1-767963cc81e9</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number-columns-repeated="9" table:style-name="ce1"/>
          <table:table-cell office:value-type="string" office:string-value="C62/G2" table:formula="of:=CONCATENATE(IF([.A811]=&quot;&quot;;&quot;&quot;;CONCATENATE(&quot;C&quot;; [.A811]));IF([.B811]=&quot;&quot;;&quot;&quot;;CONCATENATE(&quot;/G&quot;;[.B811]));IF([.C811]=&quot;&quot;;&quot;&quot;;CONCATENATE(&quot;/R&quot;;[.C811])); IF([.D811]=&quot;&quot;;&quot;&quot;;CONCATENATE(&quot;/G&quot;;[.B811];&quot;.&quot;;[.D811])); IF([.E811]=&quot;&quot;;&quot;&quot;;CONCATENATE(&quot;/R&quot;;[.E811])); IF([.F811]=&quot;&quot;;&quot;&quot;;CONCATENATE(&quot;/G&quot;;[.B811];&quot;.&quot;;[.D811];&quot;.&quot;;[.F811])); IF([.G811]=&quot;&quot;;&quot;&quot;;CONCATENATE(&quot;/R&quot;;[.G811])); IF([.H811]=&quot;&quot;;&quot;&quot;;CONCATENATE(&quot;/G&quot;;[.B811];&quot;.&quot;;[.D811];&quot;.&quot;;[.F811];&quot;.&quot;;[.H811])); IF([.I811]=&quot;&quot;;&quot;&quot;;CONCATENATE(&quot;/R&quot;;[.I811]));IF([.J811]=&quot;&quot;;&quot;&quot;;CONCATENATE(&quot;/G&quot;;[.B811];&quot;.&quot;;[.D811];&quot;.&quot;;[.F811];&quot;.&quot;;[.H811]; &quot;.&quot;;[.J811])); IF([.K811]=&quot;&quot;;&quot;&quot;;CONCATENATE(&quot;/R&quot;;[.K811])))" table:style-name="ce1">
            <text:p>C62/G2</text:p>
          </table:table-cell>
          <table:table-cell office:value-type="string" table:style-name="ce1">
            <text:p>CRITERION.OTHER.EO_DATA.MEETS_THE_OBJECTIV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62/G2/R1" table:formula="of:=CONCATENATE(IF([.A812]=&quot;&quot;;&quot;&quot;;CONCATENATE(&quot;C&quot;; [.A812]));IF([.B812]=&quot;&quot;;&quot;&quot;;CONCATENATE(&quot;/G&quot;;[.B812]));IF([.C812]=&quot;&quot;;&quot;&quot;;CONCATENATE(&quot;/R&quot;;[.C812])); IF([.D812]=&quot;&quot;;&quot;&quot;;CONCATENATE(&quot;/G&quot;;[.B812];&quot;.&quot;;[.D812])); IF([.E812]=&quot;&quot;;&quot;&quot;;CONCATENATE(&quot;/R&quot;;[.E812])); IF([.F812]=&quot;&quot;;&quot;&quot;;CONCATENATE(&quot;/G&quot;;[.B812];&quot;.&quot;;[.D812];&quot;.&quot;;[.F812])); IF([.G812]=&quot;&quot;;&quot;&quot;;CONCATENATE(&quot;/R&quot;;[.G812])); IF([.H812]=&quot;&quot;;&quot;&quot;;CONCATENATE(&quot;/G&quot;;[.B812];&quot;.&quot;;[.D812];&quot;.&quot;;[.F812];&quot;.&quot;;[.H812])); IF([.I812]=&quot;&quot;;&quot;&quot;;CONCATENATE(&quot;/R&quot;;[.I812]));IF([.J812]=&quot;&quot;;&quot;&quot;;CONCATENATE(&quot;/G&quot;;[.B812];&quot;.&quot;;[.D812];&quot;.&quot;;[.F812];&quot;.&quot;;[.H812]; &quot;.&quot;;[.J812])); IF([.K812]=&quot;&quot;;&quot;&quot;;CONCATENATE(&quot;/R&quot;;[.K812])))" table:style-name="ce1">
            <text:p>C62/G2/R1</text:p>
          </table:table-cell>
          <table:table-cell office:value-type="string" table:style-name="ce1">
            <text:p>CRITERION.OTHER.EO_DATA.MEETS_THE_OBJECTIV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62/G2/G2.1" table:formula="of:=CONCATENATE(IF([.A813]=&quot;&quot;;&quot;&quot;;CONCATENATE(&quot;C&quot;; [.A813]));IF([.B813]=&quot;&quot;;&quot;&quot;;CONCATENATE(&quot;/G&quot;;[.B813]));IF([.C813]=&quot;&quot;;&quot;&quot;;CONCATENATE(&quot;/R&quot;;[.C813])); IF([.D813]=&quot;&quot;;&quot;&quot;;CONCATENATE(&quot;/G&quot;;[.B813];&quot;.&quot;;[.D813])); IF([.E813]=&quot;&quot;;&quot;&quot;;CONCATENATE(&quot;/R&quot;;[.E813])); IF([.F813]=&quot;&quot;;&quot;&quot;;CONCATENATE(&quot;/G&quot;;[.B813];&quot;.&quot;;[.D813];&quot;.&quot;;[.F813])); IF([.G813]=&quot;&quot;;&quot;&quot;;CONCATENATE(&quot;/R&quot;;[.G813])); IF([.H813]=&quot;&quot;;&quot;&quot;;CONCATENATE(&quot;/G&quot;;[.B813];&quot;.&quot;;[.D813];&quot;.&quot;;[.F813];&quot;.&quot;;[.H813])); IF([.I813]=&quot;&quot;;&quot;&quot;;CONCATENATE(&quot;/R&quot;;[.I813]));IF([.J813]=&quot;&quot;;&quot;&quot;;CONCATENATE(&quot;/G&quot;;[.B813];&quot;.&quot;;[.D813];&quot;.&quot;;[.F813];&quot;.&quot;;[.H813]; &quot;.&quot;;[.J813])); IF([.K813]=&quot;&quot;;&quot;&quot;;CONCATENATE(&quot;/R&quot;;[.K813])))" table:style-name="ce1">
            <text:p>C62/G2/G2.1</text:p>
          </table:table-cell>
          <table:table-cell office:value-type="string" table:style-name="ce1">
            <text:p>CRITERION.OTHER.EO_DATA.MEETS_THE_OBJECTIV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2/G2/G2.1/R1" table:formula="of:=CONCATENATE(IF([.A814]=&quot;&quot;;&quot;&quot;;CONCATENATE(&quot;C&quot;; [.A814]));IF([.B814]=&quot;&quot;;&quot;&quot;;CONCATENATE(&quot;/G&quot;;[.B814]));IF([.C814]=&quot;&quot;;&quot;&quot;;CONCATENATE(&quot;/R&quot;;[.C814])); IF([.D814]=&quot;&quot;;&quot;&quot;;CONCATENATE(&quot;/G&quot;;[.B814];&quot;.&quot;;[.D814])); IF([.E814]=&quot;&quot;;&quot;&quot;;CONCATENATE(&quot;/R&quot;;[.E814])); IF([.F814]=&quot;&quot;;&quot;&quot;;CONCATENATE(&quot;/G&quot;;[.B814];&quot;.&quot;;[.D814];&quot;.&quot;;[.F814])); IF([.G814]=&quot;&quot;;&quot;&quot;;CONCATENATE(&quot;/R&quot;;[.G814])); IF([.H814]=&quot;&quot;;&quot;&quot;;CONCATENATE(&quot;/G&quot;;[.B814];&quot;.&quot;;[.D814];&quot;.&quot;;[.F814];&quot;.&quot;;[.H814])); IF([.I814]=&quot;&quot;;&quot;&quot;;CONCATENATE(&quot;/R&quot;;[.I814]));IF([.J814]=&quot;&quot;;&quot;&quot;;CONCATENATE(&quot;/G&quot;;[.B814];&quot;.&quot;;[.D814];&quot;.&quot;;[.F814];&quot;.&quot;;[.H814]; &quot;.&quot;;[.J814])); IF([.K814]=&quot;&quot;;&quot;&quot;;CONCATENATE(&quot;/R&quot;;[.K814])))" table:style-name="ce1">
            <text:p>C62/G2/G2.1/R1</text:p>
          </table:table-cell>
          <table:table-cell office:value-type="string" table:style-name="ce1">
            <text:p>CRITERION.OTHER.EO_DATA.MEETS_THE_OBJECTIV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62/G2/G2.1/R2" table:formula="of:=CONCATENATE(IF([.A815]=&quot;&quot;;&quot;&quot;;CONCATENATE(&quot;C&quot;; [.A815]));IF([.B815]=&quot;&quot;;&quot;&quot;;CONCATENATE(&quot;/G&quot;;[.B815]));IF([.C815]=&quot;&quot;;&quot;&quot;;CONCATENATE(&quot;/R&quot;;[.C815])); IF([.D815]=&quot;&quot;;&quot;&quot;;CONCATENATE(&quot;/G&quot;;[.B815];&quot;.&quot;;[.D815])); IF([.E815]=&quot;&quot;;&quot;&quot;;CONCATENATE(&quot;/R&quot;;[.E815])); IF([.F815]=&quot;&quot;;&quot;&quot;;CONCATENATE(&quot;/G&quot;;[.B815];&quot;.&quot;;[.D815];&quot;.&quot;;[.F815])); IF([.G815]=&quot;&quot;;&quot;&quot;;CONCATENATE(&quot;/R&quot;;[.G815])); IF([.H815]=&quot;&quot;;&quot;&quot;;CONCATENATE(&quot;/G&quot;;[.B815];&quot;.&quot;;[.D815];&quot;.&quot;;[.F815];&quot;.&quot;;[.H815])); IF([.I815]=&quot;&quot;;&quot;&quot;;CONCATENATE(&quot;/R&quot;;[.I815]));IF([.J815]=&quot;&quot;;&quot;&quot;;CONCATENATE(&quot;/G&quot;;[.B815];&quot;.&quot;;[.D815];&quot;.&quot;;[.F815];&quot;.&quot;;[.H815]; &quot;.&quot;;[.J815])); IF([.K815]=&quot;&quot;;&quot;&quot;;CONCATENATE(&quot;/R&quot;;[.K815])))" table:style-name="ce1">
            <text:p>C62/G2/G2.1/R2</text:p>
          </table:table-cell>
          <table:table-cell office:value-type="string" table:style-name="ce1">
            <text:p>CRITERION.OTHER.EO_DATA.MEETS_THE_OBJECTIV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62" table:style-name="ce8">
            <text:p>6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62/G2/G2.1/R3" table:formula="of:=CONCATENATE(IF([.A816]=&quot;&quot;;&quot;&quot;;CONCATENATE(&quot;C&quot;; [.A816]));IF([.B816]=&quot;&quot;;&quot;&quot;;CONCATENATE(&quot;/G&quot;;[.B816]));IF([.C816]=&quot;&quot;;&quot;&quot;;CONCATENATE(&quot;/R&quot;;[.C816])); IF([.D816]=&quot;&quot;;&quot;&quot;;CONCATENATE(&quot;/G&quot;;[.B816];&quot;.&quot;;[.D816])); IF([.E816]=&quot;&quot;;&quot;&quot;;CONCATENATE(&quot;/R&quot;;[.E816])); IF([.F816]=&quot;&quot;;&quot;&quot;;CONCATENATE(&quot;/G&quot;;[.B816];&quot;.&quot;;[.D816];&quot;.&quot;;[.F816])); IF([.G816]=&quot;&quot;;&quot;&quot;;CONCATENATE(&quot;/R&quot;;[.G816])); IF([.H816]=&quot;&quot;;&quot;&quot;;CONCATENATE(&quot;/G&quot;;[.B816];&quot;.&quot;;[.D816];&quot;.&quot;;[.F816];&quot;.&quot;;[.H816])); IF([.I816]=&quot;&quot;;&quot;&quot;;CONCATENATE(&quot;/R&quot;;[.I816]));IF([.J816]=&quot;&quot;;&quot;&quot;;CONCATENATE(&quot;/G&quot;;[.B816];&quot;.&quot;;[.D816];&quot;.&quot;;[.F816];&quot;.&quot;;[.H816]; &quot;.&quot;;[.J816])); IF([.K816]=&quot;&quot;;&quot;&quot;;CONCATENATE(&quot;/R&quot;;[.K816])))" table:style-name="ce7">
            <text:p>C62/G2/G2.1/R3</text:p>
          </table:table-cell>
          <table:table-cell office:value-type="string" table:style-name="ce7">
            <text:p>CRITERION.OTHER.EO_DATA.MEETS_THE_OBJECTIV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table:number-columns-repeated="11"/>
          <table:table-cell office:value-type="string" office:string-value="" table:formula="of:=CONCATENATE(IF([.A817]=&quot;&quot;;&quot;&quot;;CONCATENATE(&quot;C&quot;; [.A817]));IF([.B817]=&quot;&quot;;&quot;&quot;;CONCATENATE(&quot;/G&quot;;[.B817]));IF([.C817]=&quot;&quot;;&quot;&quot;;CONCATENATE(&quot;/R&quot;;[.C817])); IF([.D817]=&quot;&quot;;&quot;&quot;;CONCATENATE(&quot;/G&quot;;[.B817];&quot;.&quot;;[.D817])); IF([.E817]=&quot;&quot;;&quot;&quot;;CONCATENATE(&quot;/R&quot;;[.E817])); IF([.F817]=&quot;&quot;;&quot;&quot;;CONCATENATE(&quot;/G&quot;;[.B817];&quot;.&quot;;[.D817];&quot;.&quot;;[.F817])); IF([.G817]=&quot;&quot;;&quot;&quot;;CONCATENATE(&quot;/R&quot;;[.G817])); IF([.H817]=&quot;&quot;;&quot;&quot;;CONCATENATE(&quot;/G&quot;;[.B817];&quot;.&quot;;[.D817];&quot;.&quot;;[.F817];&quot;.&quot;;[.H817])); IF([.I817]=&quot;&quot;;&quot;&quot;;CONCATENATE(&quot;/R&quot;;[.I817]));IF([.J817]=&quot;&quot;;&quot;&quot;;CONCATENATE(&quot;/G&quot;;[.B817];&quot;.&quot;;[.D817];&quot;.&quot;;[.F817];&quot;.&quot;;[.H817]; &quot;.&quot;;[.J817])); IF([.K817]=&quot;&quot;;&quot;&quot;;CONCATENATE(&quot;/R&quot;;[.K817])))" table:style-name="ce1"/>
          <table:table-cell table:number-columns-repeated="16372"/>
        </table:table-row>
        <table:table-row table:style-name="ro1">
          <table:table-cell table:number-columns-repeated="11"/>
          <table:table-cell office:value-type="string" office:string-value="" table:formula="of:=CONCATENATE(IF([.A818]=&quot;&quot;;&quot;&quot;;CONCATENATE(&quot;C&quot;; [.A818]));IF([.B818]=&quot;&quot;;&quot;&quot;;CONCATENATE(&quot;/G&quot;;[.B818]));IF([.C818]=&quot;&quot;;&quot;&quot;;CONCATENATE(&quot;/R&quot;;[.C818])); IF([.D818]=&quot;&quot;;&quot;&quot;;CONCATENATE(&quot;/G&quot;;[.B818];&quot;.&quot;;[.D818])); IF([.E818]=&quot;&quot;;&quot;&quot;;CONCATENATE(&quot;/R&quot;;[.E818])); IF([.F818]=&quot;&quot;;&quot;&quot;;CONCATENATE(&quot;/G&quot;;[.B818];&quot;.&quot;;[.D818];&quot;.&quot;;[.F818])); IF([.G818]=&quot;&quot;;&quot;&quot;;CONCATENATE(&quot;/R&quot;;[.G818])); IF([.H818]=&quot;&quot;;&quot;&quot;;CONCATENATE(&quot;/G&quot;;[.B818];&quot;.&quot;;[.D818];&quot;.&quot;;[.F818];&quot;.&quot;;[.H818])); IF([.I818]=&quot;&quot;;&quot;&quot;;CONCATENATE(&quot;/R&quot;;[.I818]));IF([.J818]=&quot;&quot;;&quot;&quot;;CONCATENATE(&quot;/G&quot;;[.B818];&quot;.&quot;;[.D818];&quot;.&quot;;[.F818];&quot;.&quot;;[.H818]; &quot;.&quot;;[.J818])); IF([.K818]=&quot;&quot;;&quot;&quot;;CONCATENATE(&quot;/R&quot;;[.K818])))" table:style-name="ce1"/>
          <table:table-cell table:number-columns-repeated="16372"/>
        </table:table-row>
        <table:table-row table:style-name="ro1">
          <table:table-cell table:number-columns-repeated="11"/>
          <table:table-cell office:value-type="string" office:string-value="" table:formula="of:=CONCATENATE(IF([.A819]=&quot;&quot;;&quot;&quot;;CONCATENATE(&quot;C&quot;; [.A819]));IF([.B819]=&quot;&quot;;&quot;&quot;;CONCATENATE(&quot;/G&quot;;[.B819]));IF([.C819]=&quot;&quot;;&quot;&quot;;CONCATENATE(&quot;/R&quot;;[.C819])); IF([.D819]=&quot;&quot;;&quot;&quot;;CONCATENATE(&quot;/G&quot;;[.B819];&quot;.&quot;;[.D819])); IF([.E819]=&quot;&quot;;&quot;&quot;;CONCATENATE(&quot;/R&quot;;[.E819])); IF([.F819]=&quot;&quot;;&quot;&quot;;CONCATENATE(&quot;/G&quot;;[.B819];&quot;.&quot;;[.D819];&quot;.&quot;;[.F819])); IF([.G819]=&quot;&quot;;&quot;&quot;;CONCATENATE(&quot;/R&quot;;[.G819])); IF([.H819]=&quot;&quot;;&quot;&quot;;CONCATENATE(&quot;/G&quot;;[.B819];&quot;.&quot;;[.D819];&quot;.&quot;;[.F819];&quot;.&quot;;[.H819])); IF([.I819]=&quot;&quot;;&quot;&quot;;CONCATENATE(&quot;/R&quot;;[.I819]));IF([.J819]=&quot;&quot;;&quot;&quot;;CONCATENATE(&quot;/G&quot;;[.B819];&quot;.&quot;;[.D819];&quot;.&quot;;[.F819];&quot;.&quot;;[.H819]; &quot;.&quot;;[.J819])); IF([.K819]=&quot;&quot;;&quot;&quot;;CONCATENATE(&quot;/R&quot;;[.K819])))" table:style-name="ce1"/>
          <table:table-cell table:number-columns-repeated="16372"/>
        </table:table-row>
        <table:table-row table:style-name="ro1">
          <table:table-cell table:number-columns-repeated="11"/>
          <table:table-cell office:value-type="string" office:string-value="" table:formula="of:=CONCATENATE(IF([.A820]=&quot;&quot;;&quot;&quot;;CONCATENATE(&quot;C&quot;; [.A820]));IF([.B820]=&quot;&quot;;&quot;&quot;;CONCATENATE(&quot;/G&quot;;[.B820]));IF([.C820]=&quot;&quot;;&quot;&quot;;CONCATENATE(&quot;/R&quot;;[.C820])); IF([.D820]=&quot;&quot;;&quot;&quot;;CONCATENATE(&quot;/G&quot;;[.B820];&quot;.&quot;;[.D820])); IF([.E820]=&quot;&quot;;&quot;&quot;;CONCATENATE(&quot;/R&quot;;[.E820])); IF([.F820]=&quot;&quot;;&quot;&quot;;CONCATENATE(&quot;/G&quot;;[.B820];&quot;.&quot;;[.D820];&quot;.&quot;;[.F820])); IF([.G820]=&quot;&quot;;&quot;&quot;;CONCATENATE(&quot;/R&quot;;[.G820])); IF([.H820]=&quot;&quot;;&quot;&quot;;CONCATENATE(&quot;/G&quot;;[.B820];&quot;.&quot;;[.D820];&quot;.&quot;;[.F820];&quot;.&quot;;[.H820])); IF([.I820]=&quot;&quot;;&quot;&quot;;CONCATENATE(&quot;/R&quot;;[.I820]));IF([.J820]=&quot;&quot;;&quot;&quot;;CONCATENATE(&quot;/G&quot;;[.B820];&quot;.&quot;;[.D820];&quot;.&quot;;[.F820];&quot;.&quot;;[.H820]; &quot;.&quot;;[.J820])); IF([.K820]=&quot;&quot;;&quot;&quot;;CONCATENATE(&quot;/R&quot;;[.K820])))" table:style-name="ce1"/>
          <table:table-cell table:number-columns-repeated="16372"/>
        </table:table-row>
        <table:table-row table:style-name="ro1">
          <table:table-cell table:number-columns-repeated="11"/>
          <table:table-cell office:value-type="string" office:string-value="" table:formula="of:=CONCATENATE(IF([.A821]=&quot;&quot;;&quot;&quot;;CONCATENATE(&quot;C&quot;; [.A821]));IF([.B821]=&quot;&quot;;&quot;&quot;;CONCATENATE(&quot;/G&quot;;[.B821]));IF([.C821]=&quot;&quot;;&quot;&quot;;CONCATENATE(&quot;/R&quot;;[.C821])); IF([.D821]=&quot;&quot;;&quot;&quot;;CONCATENATE(&quot;/G&quot;;[.B821];&quot;.&quot;;[.D821])); IF([.E821]=&quot;&quot;;&quot;&quot;;CONCATENATE(&quot;/R&quot;;[.E821])); IF([.F821]=&quot;&quot;;&quot;&quot;;CONCATENATE(&quot;/G&quot;;[.B821];&quot;.&quot;;[.D821];&quot;.&quot;;[.F821])); IF([.G821]=&quot;&quot;;&quot;&quot;;CONCATENATE(&quot;/R&quot;;[.G821])); IF([.H821]=&quot;&quot;;&quot;&quot;;CONCATENATE(&quot;/G&quot;;[.B821];&quot;.&quot;;[.D821];&quot;.&quot;;[.F821];&quot;.&quot;;[.H821])); IF([.I821]=&quot;&quot;;&quot;&quot;;CONCATENATE(&quot;/R&quot;;[.I821]));IF([.J821]=&quot;&quot;;&quot;&quot;;CONCATENATE(&quot;/G&quot;;[.B821];&quot;.&quot;;[.D821];&quot;.&quot;;[.F821];&quot;.&quot;;[.H821]; &quot;.&quot;;[.J821])); IF([.K821]=&quot;&quot;;&quot;&quot;;CONCATENATE(&quot;/R&quot;;[.K821])))" table:style-name="ce1"/>
          <table:table-cell table:number-columns-repeated="16372"/>
        </table:table-row>
        <table:table-row table:style-name="ro1">
          <table:table-cell table:number-columns-repeated="11"/>
          <table:table-cell office:value-type="string" office:string-value="" table:formula="of:=CONCATENATE(IF([.A822]=&quot;&quot;;&quot;&quot;;CONCATENATE(&quot;C&quot;; [.A822]));IF([.B822]=&quot;&quot;;&quot;&quot;;CONCATENATE(&quot;/G&quot;;[.B822]));IF([.C822]=&quot;&quot;;&quot;&quot;;CONCATENATE(&quot;/R&quot;;[.C822])); IF([.D822]=&quot;&quot;;&quot;&quot;;CONCATENATE(&quot;/G&quot;;[.B822];&quot;.&quot;;[.D822])); IF([.E822]=&quot;&quot;;&quot;&quot;;CONCATENATE(&quot;/R&quot;;[.E822])); IF([.F822]=&quot;&quot;;&quot;&quot;;CONCATENATE(&quot;/G&quot;;[.B822];&quot;.&quot;;[.D822];&quot;.&quot;;[.F822])); IF([.G822]=&quot;&quot;;&quot;&quot;;CONCATENATE(&quot;/R&quot;;[.G822])); IF([.H822]=&quot;&quot;;&quot;&quot;;CONCATENATE(&quot;/G&quot;;[.B822];&quot;.&quot;;[.D822];&quot;.&quot;;[.F822];&quot;.&quot;;[.H822])); IF([.I822]=&quot;&quot;;&quot;&quot;;CONCATENATE(&quot;/R&quot;;[.I822]));IF([.J822]=&quot;&quot;;&quot;&quot;;CONCATENATE(&quot;/G&quot;;[.B822];&quot;.&quot;;[.D822];&quot;.&quot;;[.F822];&quot;.&quot;;[.H822]; &quot;.&quot;;[.J822])); IF([.K822]=&quot;&quot;;&quot;&quot;;CONCATENATE(&quot;/R&quot;;[.K822])))" table:style-name="ce1"/>
          <table:table-cell table:number-columns-repeated="16372"/>
        </table:table-row>
        <table:table-row table:style-name="ro1">
          <table:table-cell table:number-columns-repeated="11"/>
          <table:table-cell office:value-type="string" office:string-value="" table:formula="of:=CONCATENATE(IF([.A823]=&quot;&quot;;&quot;&quot;;CONCATENATE(&quot;C&quot;; [.A823]));IF([.B823]=&quot;&quot;;&quot;&quot;;CONCATENATE(&quot;/G&quot;;[.B823]));IF([.C823]=&quot;&quot;;&quot;&quot;;CONCATENATE(&quot;/R&quot;;[.C823])); IF([.D823]=&quot;&quot;;&quot;&quot;;CONCATENATE(&quot;/G&quot;;[.B823];&quot;.&quot;;[.D823])); IF([.E823]=&quot;&quot;;&quot;&quot;;CONCATENATE(&quot;/R&quot;;[.E823])); IF([.F823]=&quot;&quot;;&quot;&quot;;CONCATENATE(&quot;/G&quot;;[.B823];&quot;.&quot;;[.D823];&quot;.&quot;;[.F823])); IF([.G823]=&quot;&quot;;&quot;&quot;;CONCATENATE(&quot;/R&quot;;[.G823])); IF([.H823]=&quot;&quot;;&quot;&quot;;CONCATENATE(&quot;/G&quot;;[.B823];&quot;.&quot;;[.D823];&quot;.&quot;;[.F823];&quot;.&quot;;[.H823])); IF([.I823]=&quot;&quot;;&quot;&quot;;CONCATENATE(&quot;/R&quot;;[.I823]));IF([.J823]=&quot;&quot;;&quot;&quot;;CONCATENATE(&quot;/G&quot;;[.B823];&quot;.&quot;;[.D823];&quot;.&quot;;[.F823];&quot;.&quot;;[.H823]; &quot;.&quot;;[.J823])); IF([.K823]=&quot;&quot;;&quot;&quot;;CONCATENATE(&quot;/R&quot;;[.K823])))" table:style-name="ce1"/>
          <table:table-cell table:number-columns-repeated="16372"/>
        </table:table-row>
        <table:table-row table:number-rows-repeated="104775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Hiperv_237_nculo_1" style:display-name="Hipervínculo" style:family="table-cell" style:data-style-name="N0">
      <style:text-properties fo:color="#0000FF" style:text-underline-style="solid" style:text-underline-type="single"/>
    </style:style>
    <style:style style:name="Hiperv_237_nculo_2" style:display-name="Hipervínculo" style:family="table-cell" style:data-style-name="N0">
      <style:text-properties fo:color="#0000FF" style:text-underline-style="solid" style:text-underline-type="single"/>
    </style:style>
    <style:style style:name="Hiperv_237_nculo_3" style:display-name="Hipervínculo" style:family="table-cell" style:data-style-name="N0">
      <style:text-properties fo:color="#0000FF" style:text-underline-style="solid" style:text-underline-type="single"/>
    </style:style>
    <style:style style:name="Hiperv_237_nculo_4" style:display-name="Hipervínculo" style:family="table-cell" style:data-style-name="N0">
      <style:text-properties fo:color="#0000FF" style:text-underline-style="solid" style:text-underline-type="single"/>
    </style:style>
    <style:style style:name="Hiperv_237_nculo_5" style:display-name="Hipervínculo" style:family="table-cell" style:data-style-name="N0">
      <style:text-properties fo:color="#0000FF" style:text-underline-style="solid" style:text-underline-type="single"/>
    </style:style>
    <style:style style:name="Hiperv_237_nculo_6" style:display-name="Hipervínculo" style:family="table-cell" style:data-style-name="N0">
      <style:text-properties fo:color="#0000FF" style:text-underline-style="solid" style:text-underline-type="single"/>
    </style:style>
    <style:style style:name="Hiperv_237_nculo_7" style:display-name="Hipervínculo" style:family="table-cell" style:data-style-name="N0">
      <style:text-properties fo:color="#0000FF" style:text-underline-style="solid" style:text-underline-type="single"/>
    </style:style>
    <style:style style:name="Hiperv_237_nculo_8" style:display-name="Hipervínculo" style:family="table-cell" style:data-style-name="N0">
      <style:text-properties fo:color="#0000FF" style:text-underline-style="solid" style:text-underline-type="single"/>
    </style:style>
    <style:style style:name="Hiperv_237_nculo_9" style:display-name="Hipervínculo" style:family="table-cell" style:data-style-name="N0">
      <style:text-properties fo:color="#0000FF" style:text-underline-style="solid" style:text-underline-type="single"/>
    </style:style>
    <style:style style:name="Hiperv_237_nculo_10" style:display-name="Hipervínculo" style:family="table-cell" style:data-style-name="N0">
      <style:text-properties fo:color="#0000FF" style:text-underline-style="solid" style:text-underline-type="single"/>
    </style:style>
    <style:style style:name="Hiperv_237_nculo_11" style:display-name="Hipervínculo" style:family="table-cell" style:data-style-name="N0">
      <style:text-properties fo:color="#0000FF" style:text-underline-style="solid" style:text-underline-type="single"/>
    </style:style>
    <style:style style:name="Hiperv_237_nculo_12" style:display-name="Hipervínculo" style:family="table-cell" style:data-style-name="N0">
      <style:text-properties fo:color="#0000FF" style:text-underline-style="solid" style:text-underline-type="single"/>
    </style:style>
    <style:style style:name="Hiperv_237_nculo_13" style:display-name="Hipervínculo" style:family="table-cell" style:data-style-name="N0">
      <style:text-properties fo:color="#0000FF" style:text-underline-style="solid" style:text-underline-type="single"/>
    </style:style>
    <style:style style:name="Hiperv_237_nculo_14" style:display-name="Hipervínculo" style:family="table-cell" style:data-style-name="N0">
      <style:text-properties fo:color="#0000FF" style:text-underline-style="solid" style:text-underline-type="single"/>
    </style:style>
    <style:style style:name="Hiperv_237_nculo_15" style:display-name="Hipervínculo" style:family="table-cell" style:data-style-name="N0">
      <style:text-properties fo:color="#0000FF" style:text-underline-style="solid" style:text-underline-type="single"/>
    </style:style>
    <style:style style:name="Hiperv_237_nculo_16" style:display-name="Hipervínculo" style:family="table-cell" style:data-style-name="N0">
      <style:text-properties fo:color="#0000FF" style:text-underline-style="solid" style:text-underline-type="single"/>
    </style:style>
    <style:style style:name="Hiperv_237_nculo_17" style:display-name="Hipervínculo" style:family="table-cell" style:data-style-name="N0">
      <style:text-properties fo:color="#0000FF" style:text-underline-style="solid" style:text-underline-type="single"/>
    </style:style>
    <style:style style:name="Hiperv_237_nculo_18" style:display-name="Hipervínculo" style:family="table-cell" style:data-style-name="N0">
      <style:text-properties fo:color="#0000FF" style:text-underline-style="solid" style:text-underline-type="single"/>
    </style:style>
    <style:style style:name="Hiperv_237_nculo_19" style:display-name="Hipervínculo" style:family="table-cell" style:data-style-name="N0">
      <style:text-properties fo:color="#0000FF" style:text-underline-style="solid" style:text-underline-type="single"/>
    </style:style>
    <style:style style:name="Hiperv_237_nculo_20" style:display-name="Hipervínculo" style:family="table-cell" style:data-style-name="N0">
      <style:text-properties fo:color="#0000FF" style:text-underline-style="solid" style:text-underline-type="single"/>
    </style:style>
    <style:style style:name="Hiperv_237_nculo_21" style:display-name="Hipervínculo" style:family="table-cell" style:data-style-name="N0">
      <style:text-properties fo:color="#0000FF" style:text-underline-style="solid" style:text-underline-type="single"/>
    </style:style>
    <style:style style:name="Hiperv_237_nculo_22" style:display-name="Hipervínculo" style:family="table-cell" style:data-style-name="N0">
      <style:text-properties fo:color="#0000FF" style:text-underline-style="solid" style:text-underline-type="single"/>
    </style:style>
    <style:style style:name="Hiperv_237_nculo_23" style:display-name="Hipervínculo" style:family="table-cell" style:data-style-name="N0">
      <style:text-properties fo:color="#0000FF" style:text-underline-style="solid" style:text-underline-type="single"/>
    </style:style>
    <style:style style:name="Hiperv_237_nculo_24" style:display-name="Hipervínculo" style:family="table-cell" style:data-style-name="N0">
      <style:text-properties fo:color="#0000FF" style:text-underline-style="solid" style:text-underline-type="single"/>
    </style:style>
    <style:style style:name="Hiperv_237_nculo_25" style:display-name="Hipervínculo" style:family="table-cell" style:data-style-name="N0">
      <style:text-properties fo:color="#0000FF" style:text-underline-style="solid" style:text-underline-type="single"/>
    </style:style>
    <style:style style:name="Hiperv_237_nculo_26" style:display-name="Hipervínculo" style:family="table-cell" style:data-style-name="N0">
      <style:text-properties fo:color="#0000FF"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Hiperv_237_nculo_32_visitado_1" style:display-name="Hipervínculo visitado" style:family="table-cell" style:data-style-name="N0">
      <style:text-properties fo:color="#800080" style:text-underline-style="solid" style:text-underline-type="single"/>
    </style:style>
    <style:style style:name="Hiperv_237_nculo_32_visitado_2" style:display-name="Hipervínculo visitado" style:family="table-cell" style:data-style-name="N0">
      <style:text-properties fo:color="#800080" style:text-underline-style="solid" style:text-underline-type="single"/>
    </style:style>
    <style:style style:name="Hiperv_237_nculo_32_visitado_3" style:display-name="Hipervínculo visitado" style:family="table-cell" style:data-style-name="N0">
      <style:text-properties fo:color="#800080" style:text-underline-style="solid" style:text-underline-type="single"/>
    </style:style>
    <style:style style:name="Hiperv_237_nculo_32_visitado_4" style:display-name="Hipervínculo visitado" style:family="table-cell" style:data-style-name="N0">
      <style:text-properties fo:color="#800080" style:text-underline-style="solid" style:text-underline-type="single"/>
    </style:style>
    <style:style style:name="Hiperv_237_nculo_32_visitado_5" style:display-name="Hipervínculo visitado" style:family="table-cell" style:data-style-name="N0">
      <style:text-properties fo:color="#800080" style:text-underline-style="solid" style:text-underline-type="single"/>
    </style:style>
    <style:style style:name="Hiperv_237_nculo_32_visitado_6" style:display-name="Hipervínculo visitado" style:family="table-cell" style:data-style-name="N0">
      <style:text-properties fo:color="#800080" style:text-underline-style="solid" style:text-underline-type="single"/>
    </style:style>
    <style:style style:name="Hiperv_237_nculo_32_visitado_7" style:display-name="Hipervínculo visitado" style:family="table-cell" style:data-style-name="N0">
      <style:text-properties fo:color="#800080" style:text-underline-style="solid" style:text-underline-type="single"/>
    </style:style>
    <style:style style:name="Hiperv_237_nculo_32_visitado_8" style:display-name="Hipervínculo visitado" style:family="table-cell" style:data-style-name="N0">
      <style:text-properties fo:color="#800080" style:text-underline-style="solid" style:text-underline-type="single"/>
    </style:style>
    <style:style style:name="Hiperv_237_nculo_32_visitado_9" style:display-name="Hipervínculo visitado" style:family="table-cell" style:data-style-name="N0">
      <style:text-properties fo:color="#800080" style:text-underline-style="solid" style:text-underline-type="single"/>
    </style:style>
    <style:style style:name="Hiperv_237_nculo_32_visitado_10" style:display-name="Hipervínculo visitado" style:family="table-cell" style:data-style-name="N0">
      <style:text-properties fo:color="#800080" style:text-underline-style="solid" style:text-underline-type="single"/>
    </style:style>
    <style:style style:name="Hiperv_237_nculo_32_visitado_11" style:display-name="Hipervínculo visitado" style:family="table-cell" style:data-style-name="N0">
      <style:text-properties fo:color="#800080" style:text-underline-style="solid" style:text-underline-type="single"/>
    </style:style>
    <style:style style:name="Hiperv_237_nculo_32_visitado_12" style:display-name="Hipervínculo visitado" style:family="table-cell" style:data-style-name="N0">
      <style:text-properties fo:color="#800080" style:text-underline-style="solid" style:text-underline-type="single"/>
    </style:style>
    <style:style style:name="Hiperv_237_nculo_32_visitado_13" style:display-name="Hipervínculo visitado" style:family="table-cell" style:data-style-name="N0">
      <style:text-properties fo:color="#800080" style:text-underline-style="solid" style:text-underline-type="single"/>
    </style:style>
    <style:style style:name="Hiperv_237_nculo_32_visitado_14" style:display-name="Hipervínculo visitado" style:family="table-cell" style:data-style-name="N0">
      <style:text-properties fo:color="#800080" style:text-underline-style="solid" style:text-underline-type="single"/>
    </style:style>
    <style:style style:name="Hiperv_237_nculo_32_visitado_15" style:display-name="Hipervínculo visitado" style:family="table-cell" style:data-style-name="N0">
      <style:text-properties fo:color="#800080" style:text-underline-style="solid" style:text-underline-type="single"/>
    </style:style>
    <style:style style:name="Hiperv_237_nculo_32_visitado_16" style:display-name="Hipervínculo visitado" style:family="table-cell" style:data-style-name="N0">
      <style:text-properties fo:color="#800080" style:text-underline-style="solid" style:text-underline-type="single"/>
    </style:style>
    <style:style style:name="Hiperv_237_nculo_32_visitado_17" style:display-name="Hipervínculo visitado" style:family="table-cell" style:data-style-name="N0">
      <style:text-properties fo:color="#800080" style:text-underline-style="solid" style:text-underline-type="single"/>
    </style:style>
    <style:style style:name="Hiperv_237_nculo_32_visitado_18" style:display-name="Hipervínculo visitado" style:family="table-cell" style:data-style-name="N0">
      <style:text-properties fo:color="#800080" style:text-underline-style="solid" style:text-underline-type="single"/>
    </style:style>
    <style:style style:name="Hiperv_237_nculo_32_visitado_19" style:display-name="Hipervínculo visitado" style:family="table-cell" style:data-style-name="N0">
      <style:text-properties fo:color="#800080" style:text-underline-style="solid" style:text-underline-type="single"/>
    </style:style>
    <style:style style:name="Hiperv_237_nculo_32_visitado_20" style:display-name="Hipervínculo visitado" style:family="table-cell" style:data-style-name="N0">
      <style:text-properties fo:color="#800080" style:text-underline-style="solid" style:text-underline-type="single"/>
    </style:style>
    <style:style style:name="Hiperv_237_nculo_32_visitado_21" style:display-name="Hipervínculo visitado" style:family="table-cell" style:data-style-name="N0">
      <style:text-properties fo:color="#800080" style:text-underline-style="solid" style:text-underline-type="single"/>
    </style:style>
    <style:style style:name="Hiperv_237_nculo_32_visitado_22" style:display-name="Hipervínculo visitado" style:family="table-cell" style:data-style-name="N0">
      <style:text-properties fo:color="#800080" style:text-underline-style="solid" style:text-underline-type="single"/>
    </style:style>
    <style:style style:name="Hiperv_237_nculo_32_visitado_23" style:display-name="Hipervínculo visitado" style:family="table-cell" style:data-style-name="N0">
      <style:text-properties fo:color="#800080" style:text-underline-style="solid" style:text-underline-type="single"/>
    </style:style>
    <style:style style:name="Hiperv_237_nculo_32_visitado_24" style:display-name="Hipervínculo visitado" style:family="table-cell" style:data-style-name="N0">
      <style:text-properties fo:color="#800080" style:text-underline-style="solid" style:text-underline-type="single"/>
    </style:style>
    <style:style style:name="Hiperv_237_nculo_32_visitado_25" style:display-name="Hipervínculo visitado" style:family="table-cell" style:data-style-name="N0">
      <style:text-properties fo:color="#800080" style:text-underline-style="solid" style:text-underline-type="single"/>
    </style:style>
    <style:style style:name="Hiperv_237_nculo_32_visitado_26"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4T14:56:47Z</dc:date>
    <meta:editing-duration>PT0S</meta:editing-duration>
  </office:meta>
</office:document-meta>
</file>